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0.7055in"/>
    </style:style>
    <style:style style:name="co3" style:family="table-column">
      <style:table-column-properties fo:break-before="auto" style:column-width="0.298in"/>
    </style:style>
    <style:style style:name="co4" style:family="table-column">
      <style:table-column-properties fo:break-before="auto" style:column-width="0.8929in"/>
    </style:style>
    <style:style style:name="co5" style:family="table-column">
      <style:table-column-properties fo:break-before="auto" style:column-width="0.8811in"/>
    </style:style>
    <style:style style:name="co6" style:family="table-column">
      <style:table-column-properties fo:break-before="auto" style:column-width="0.9366in"/>
    </style:style>
    <style:style style:name="co7" style:family="table-column">
      <style:table-column-properties fo:break-before="auto" style:column-width="0.2862in"/>
    </style:style>
    <style:style style:name="co8" style:family="table-column">
      <style:table-column-properties fo:break-before="auto" style:column-width="7.4189in"/>
    </style:style>
    <style:style style:name="co9" style:family="table-column">
      <style:table-column-properties fo:break-before="auto" style:column-width="2.6346in"/>
    </style:style>
    <style:style style:name="co10" style:family="table-column">
      <style:table-column-properties fo:break-before="auto" style:column-width="0.739in"/>
    </style:style>
    <style:style style:name="co11" style:family="table-column">
      <style:table-column-properties fo:break-before="auto" style:column-width="0.1543in"/>
    </style:style>
    <style:style style:name="co12" style:family="table-column">
      <style:table-column-properties fo:break-before="auto" style:column-width="2.4693in"/>
    </style:style>
    <style:style style:name="co13" style:family="table-column">
      <style:table-column-properties fo:break-before="auto" style:column-width="0.3193in"/>
    </style:style>
    <style:style style:name="co14" style:family="table-column">
      <style:table-column-properties fo:break-before="auto" style:column-width="0.2425in"/>
    </style:style>
    <style:style style:name="co15" style:family="table-column">
      <style:table-column-properties fo:break-before="auto" style:column-width="8.9283in"/>
    </style:style>
    <style:style style:name="co16" style:family="table-column">
      <style:table-column-properties fo:break-before="auto" style:column-width="0.2091in"/>
    </style:style>
    <style:style style:name="co17" style:family="table-column">
      <style:table-column-properties fo:break-before="auto" style:column-width="6.702in"/>
    </style:style>
    <style:style style:name="co18" style:family="table-column">
      <style:table-column-properties fo:break-before="auto" style:column-width="0.3862in"/>
    </style:style>
    <style:style style:name="co19" style:family="table-column">
      <style:table-column-properties fo:break-before="auto" style:column-width="4.0453in"/>
    </style:style>
    <style:style style:name="co20" style:family="table-column">
      <style:table-column-properties fo:break-before="auto" style:column-width="6.5917in"/>
    </style:style>
    <style:style style:name="co21" style:family="table-column">
      <style:table-column-properties fo:break-before="auto" style:column-width="0.8709in"/>
    </style:style>
    <style:style style:name="co22" style:family="table-column">
      <style:table-column-properties fo:break-before="auto" style:column-width="0.2638in"/>
    </style:style>
    <style:style style:name="co23" style:family="table-column">
      <style:table-column-properties fo:break-before="auto" style:column-width="6.5701in"/>
    </style:style>
    <style:style style:name="co24" style:family="table-column">
      <style:table-column-properties fo:break-before="auto" style:column-width="7.03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PageStyle_5f_Australia_20_series">
      <style:table-properties table:display="true" style:writing-mode="lr-tb"/>
    </style:style>
    <style:style style:name="ta2" style:family="table" style:master-page-name="PageStyle_5f_Victoria_20_series">
      <style:table-properties table:display="true" style:writing-mode="lr-tb"/>
    </style:style>
    <style:style style:name="ta3" style:family="table" style:master-page-name="PageStyle_5f_monthly_20_1976-92">
      <style:table-properties table:display="true" style:writing-mode="lr-tb"/>
    </style:style>
    <style:style style:name="ta4" style:family="table" style:master-page-name="PageStyle_5f_source_20_book_20_revised">
      <style:table-properties table:display="true" style:writing-mode="lr-tb"/>
    </style:style>
    <style:style style:name="ta5" style:family="table" style:master-page-name="PageStyle_5f_source_20_book_20_prisoners">
      <style:table-properties table:display="true" style:writing-mode="lr-tb"/>
    </style:style>
    <style:style style:name="ta6" style:family="table" style:master-page-name="PageStyle_5f_capital_20_territory_20_1977-88">
      <style:table-properties table:display="true" style:writing-mode="lr-tb"/>
    </style:style>
    <style:style style:name="ta7" style:family="table" style:master-page-name="PageStyle_5f_Australia_20_ABS">
      <style:table-properties table:display="true" style:writing-mode="lr-tb"/>
    </style:style>
    <style:style style:name="ta8" style:family="table" style:master-page-name="PageStyle_5f_Victoria_20_ABS">
      <style:table-properties table:display="true" style:writing-mode="lr-tb"/>
    </style:style>
    <style:style style:name="ta9" style:family="table" style:master-page-name="PageStyle_5f_Victoria_20_alt_20_stats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number:number-style style:name="N8002" number:language="en" number:country="US">
      <number:number number:decimal-places="2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" style:family="table-cell" style:parent-style-name="Excel_20_Built-in_20_Normal" style:data-style-name="N8003"/>
    <style:style style:name="ce4" style:family="table-cell" style:parent-style-name="Excel_20_Built-in_20_Normal" style:data-style-name="N8003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6" style:family="table-cell" style:parent-style-name="Excel_20_Built-in_20_Normal" style:data-style-name="N116"/>
    <style:style style:name="ce7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20_Built-in_20_Normal" style:data-style-name="N8001"/>
    <style:style style:name="ce9" style:family="table-cell" style:parent-style-name="Excel_20_Built-in_20_Normal" style:data-style-name="N8002"/>
    <style:style style:name="ce10" style:family="table-cell" style:parent-style-name="Excel_20_Built-in_20_Percent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 style:data-style-name="N118"/>
    <style:style style:name="ce12" style:family="table-cell" style:parent-style-name="Excel_20_Built-in_20_Normal" style:data-style-name="N118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3" style:family="table-cell" style:parent-style-name="Excel_20_Built-in_20_Normal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4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18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ustralia serie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3" table:default-cell-style-name="ce3"/>
        <table:table-column table:style-name="co2" table:number-columns-repeated="2" table:default-cell-style-name="ce6"/>
        <table:table-column table:style-name="co1" table:default-cell-style-name="Excel_20_Built-in_20_Normal"/>
        <table:table-column table:style-name="co3" table:default-cell-style-name="Excel_20_Built-in_20_Normal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1" table:number-columns-repeated="1010" table:default-cell-style-name="Excel_20_Built-in_20_Normal"/>
        <table:table-row table:style-name="ro1">
          <table:table-cell table:style-name="ce1" office:value-type="string" table:number-columns-spanned="5" table:number-rows-spanned="1">
            <text:p>Prisoners in Australia from 1858, yearly by sex</text:p>
          </table:table-cell>
          <table:covered-table-cell table:number-columns-repeated="4" table:style-name="ce2"/>
          <table:table-cell table:number-columns-repeated="8"/>
          <table:table-cell office:value-type="string">
            <text:p>Repository: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>
            <text:p>http://acrosswalls.org/datasets/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>
            <text:p>Version: 1.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table:number-columns-spanned="6" table:number-rows-spanned="1">
            <text:p>prisoners</text:p>
          </table:table-cell>
          <table:covered-table-cell table:number-columns-repeated="5" table:style-name="ce5"/>
          <table:table-cell table:style-name="ce5"/>
          <table:table-cell table:number-columns-repeated="1016"/>
        </table:table-row>
        <table:table-row table:style-name="ro1">
          <table:table-cell/>
          <table:table-cell table:style-name="ce4" office:value-type="string" table:number-columns-spanned="3" table:number-rows-spanned="1">
            <text:p>average daily number in prison</text:p>
          </table:table-cell>
          <table:covered-table-cell table:number-columns-repeated="2" table:style-name="ce5"/>
          <table:table-cell table:number-columns-repeated="4"/>
          <table:table-cell table:style-name="ce4" office:value-type="string" table:number-columns-spanned="4" table:number-rows-spanned="1">
            <text:p>overall Australian population</text:p>
          </table:table-cell>
          <table:covered-table-cell table:number-columns-repeated="3" table:style-name="ce5"/>
          <table:table-cell table:number-columns-repeated="1012"/>
        </table:table-row>
        <table:table-row table:style-name="ro1"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sex ratio</text:p>
          </table:table-cell>
          <table:table-cell office:value-type="string">
            <text:p>adj. sex ratio</text:p>
          </table:table-cell>
          <table:table-cell office:value-type="string">
            <text:p>prevalence</text:p>
          </table:table-cell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table:style-name="ce3" office:value-type="string">
            <text:p>sex ratio</text:p>
          </table:table-cell>
          <table:table-cell/>
          <table:table-cell table:style-name="ce3" office:value-type="string">
            <text:p>sources and notes</text:p>
          </table:table-cell>
          <table:table-cell table:number-columns-repeated="1010"/>
        </table:table-row>
        <table:table-row table:style-name="ro1">
          <table:table-cell office:value-type="float" office:value="1858">
            <text:p>1858</text:p>
          </table:table-cell>
          <table:table-cell table:formula="of:=[$'source book revised'.B8]" office:value-type="float" office:value="2577">
            <text:p>2,577</text:p>
          </table:table-cell>
          <table:table-cell table:formula="of:=[$'source book revised'.C8]" office:value-type="float" office:value="426">
            <text:p>426</text:p>
          </table:table-cell>
          <table:table-cell table:formula="of:=[$'source book revised'.D8]" office:value-type="float" office:value="3003">
            <text:p>3,003</text:p>
          </table:table-cell>
          <table:table-cell table:formula="of:=[$'source book revised'.E8]" office:value-type="float" office:value="6.04929577464789">
            <text:p>6.0</text:p>
          </table:table-cell>
          <table:table-cell table:formula="of:=[.E7]/[.L7]" office:value-type="float" office:value="4.13163471685038">
            <text:p>4.1</text:p>
          </table:table-cell>
          <table:table-cell table:style-name="ce8" table:formula="of:=[.D7]*100000/[.K7]" office:value-type="float" office:value="285.774646278934">
            <text:p>286</text:p>
          </table:table-cell>
          <table:table-cell table:style-name="ce8"/>
          <table:table-cell office:value-type="float" office:value="624380">
            <text:p>624,380</text:p>
          </table:table-cell>
          <table:table-cell office:value-type="float" office:value="426448">
            <text:p>426,448</text:p>
          </table:table-cell>
          <table:table-cell table:formula="of:=[.I7]+[.J7]" office:value-type="float" office:value="1050828">
            <text:p>1,050,828</text:p>
          </table:table-cell>
          <table:table-cell table:style-name="ce9" table:formula="of:=[.I7]/[.J7]" office:value-type="float" office:value="1.4641409972611">
            <text:p>1.46</text:p>
          </table:table-cell>
          <table:table-cell/>
          <table:table-cell office:value-type="string">
            <text:p>prisoner statistical sources:</text:p>
          </table:table-cell>
          <table:table-cell table:number-columns-repeated="1010"/>
        </table:table-row>
        <table:table-row table:style-name="ro1">
          <table:table-cell office:value-type="float" office:value="1859">
            <text:p>1859</text:p>
          </table:table-cell>
          <table:table-cell table:formula="of:=[$'source book revised'.B9]" office:value-type="float" office:value="2622">
            <text:p>2,622</text:p>
          </table:table-cell>
          <table:table-cell table:formula="of:=[$'source book revised'.C9]" office:value-type="float" office:value="393">
            <text:p>393</text:p>
          </table:table-cell>
          <table:table-cell table:formula="of:=[$'source book revised'.D9]" office:value-type="float" office:value="3015">
            <text:p>3,015</text:p>
          </table:table-cell>
          <table:table-cell table:formula="of:=[$'source book revised'.E9]" office:value-type="float" office:value="6.67175572519084">
            <text:p>6.7</text:p>
          </table:table-cell>
          <table:table-cell table:formula="of:=[.E8]/[.L8]" office:value-type="float" office:value="4.68954717254361">
            <text:p>4.7</text:p>
          </table:table-cell>
          <table:table-cell table:style-name="ce8" table:formula="of:=[.D8]*100000/[.K8]" office:value-type="float" office:value="274.764081089579">
            <text:p>275</text:p>
          </table:table-cell>
          <table:table-cell table:style-name="ce8"/>
          <table:table-cell office:value-type="float" office:value="644376">
            <text:p>644,376</text:p>
          </table:table-cell>
          <table:table-cell office:value-type="float" office:value="452929">
            <text:p>452,929</text:p>
          </table:table-cell>
          <table:table-cell table:formula="of:=[.I8]+[.J8]" office:value-type="float" office:value="1097305">
            <text:p>1,097,305</text:p>
          </table:table-cell>
          <table:table-cell table:style-name="ce9" table:formula="of:=[.I8]/[.J8]" office:value-type="float" office:value="1.42268655793734">
            <text:p>1.42</text:p>
          </table:table-cell>
          <table:table-cell/>
          <table:table-cell office:value-type="string">
            <text:p>1858-1983, see sheet "source book revised"</text:p>
          </table:table-cell>
          <table:table-cell table:number-columns-repeated="1010"/>
        </table:table-row>
        <table:table-row table:style-name="ro1">
          <table:table-cell office:value-type="float" office:value="1860">
            <text:p>1860</text:p>
          </table:table-cell>
          <table:table-cell table:formula="of:=[$'source book revised'.B10]" office:value-type="float" office:value="3087">
            <text:p>3,087</text:p>
          </table:table-cell>
          <table:table-cell table:formula="of:=[$'source book revised'.C10]" office:value-type="float" office:value="478">
            <text:p>478</text:p>
          </table:table-cell>
          <table:table-cell table:formula="of:=[$'source book revised'.D10]" office:value-type="float" office:value="3565">
            <text:p>3,565</text:p>
          </table:table-cell>
          <table:table-cell table:formula="of:=[$'source book revised'.E10]" office:value-type="float" office:value="6.4581589958159">
            <text:p>6.5</text:p>
          </table:table-cell>
          <table:table-cell table:formula="of:=[.E9]/[.L9]" office:value-type="float" office:value="4.60796831246123">
            <text:p>4.6</text:p>
          </table:table-cell>
          <table:table-cell table:style-name="ce8" table:formula="of:=[.D9]*100000/[.K9]" office:value-type="float" office:value="311.194717109599">
            <text:p>311</text:p>
          </table:table-cell>
          <table:table-cell table:style-name="ce8"/>
          <table:table-cell office:value-type="float" office:value="668560">
            <text:p>668,560</text:p>
          </table:table-cell>
          <table:table-cell office:value-type="float" office:value="477025">
            <text:p>477,025</text:p>
          </table:table-cell>
          <table:table-cell table:formula="of:=[.I9]+[.J9]" office:value-type="float" office:value="1145585">
            <text:p>1,145,585</text:p>
          </table:table-cell>
          <table:table-cell table:style-name="ce9" table:formula="of:=[.I9]/[.J9]" office:value-type="float" office:value="1.40151983648656">
            <text:p>1.40</text:p>
          </table:table-cell>
          <table:table-cell/>
          <table:table-cell office:value-type="string">
            <text:p>1984-91, calculated from monthly figures, see sheet "monthly 1976-92"</text:p>
          </table:table-cell>
          <table:table-cell table:number-columns-repeated="1010"/>
        </table:table-row>
        <table:table-row table:style-name="ro1">
          <table:table-cell office:value-type="float" office:value="1861">
            <text:p>1861</text:p>
          </table:table-cell>
          <table:table-cell table:formula="of:=[$'source book revised'.B11]" office:value-type="float" office:value="2876">
            <text:p>2,876</text:p>
          </table:table-cell>
          <table:table-cell table:formula="of:=[$'source book revised'.C11]" office:value-type="float" office:value="413">
            <text:p>413</text:p>
          </table:table-cell>
          <table:table-cell table:formula="of:=[$'source book revised'.D11]" office:value-type="float" office:value="3289">
            <text:p>3,289</text:p>
          </table:table-cell>
          <table:table-cell table:formula="of:=[$'source book revised'.E11]" office:value-type="float" office:value="6.9636803874092">
            <text:p>7.0</text:p>
          </table:table-cell>
          <table:table-cell table:formula="of:=[.E10]/[.L10]" office:value-type="float" office:value="5.18891059082218">
            <text:p>5.2</text:p>
          </table:table-cell>
          <table:table-cell table:style-name="ce8" table:formula="of:=[.D10]*100000/[.K10]" office:value-type="float" office:value="281.556548008858">
            <text:p>282</text:p>
          </table:table-cell>
          <table:table-cell table:style-name="ce8"/>
          <table:table-cell office:value-type="float" office:value="669373">
            <text:p>669,373</text:p>
          </table:table-cell>
          <table:table-cell office:value-type="float" office:value="498776">
            <text:p>498,776</text:p>
          </table:table-cell>
          <table:table-cell table:formula="of:=[.I10]+[.J10]" office:value-type="float" office:value="1168149">
            <text:p>1,168,149</text:p>
          </table:table-cell>
          <table:table-cell table:style-name="ce9" table:formula="of:=[.I10]/[.J10]" office:value-type="float" office:value="1.3420312926043">
            <text:p>1.34</text:p>
          </table:table-cell>
          <table:table-cell/>
          <table:table-cell office:value-type="string">
            <text:p>1992-2011, see sheet "Australia ABS"</text:p>
          </table:table-cell>
          <table:table-cell table:number-columns-repeated="1010"/>
        </table:table-row>
        <table:table-row table:style-name="ro1">
          <table:table-cell office:value-type="float" office:value="1862">
            <text:p>1862</text:p>
          </table:table-cell>
          <table:table-cell table:formula="of:=[$'source book revised'.B12]" office:value-type="float" office:value="2940">
            <text:p>2,940</text:p>
          </table:table-cell>
          <table:table-cell table:formula="of:=[$'source book revised'.C12]" office:value-type="float" office:value="377">
            <text:p>377</text:p>
          </table:table-cell>
          <table:table-cell table:formula="of:=[$'source book revised'.D12]" office:value-type="float" office:value="3317">
            <text:p>3,317</text:p>
          </table:table-cell>
          <table:table-cell table:formula="of:=[$'source book revised'.E12]" office:value-type="float" office:value="7.79840848806366">
            <text:p>7.8</text:p>
          </table:table-cell>
          <table:table-cell table:formula="of:=[.E11]/[.L11]" office:value-type="float" office:value="5.96892797883726">
            <text:p>6.0</text:p>
          </table:table-cell>
          <table:table-cell table:style-name="ce8" table:formula="of:=[.D11]*100000/[.K11]" office:value-type="float" office:value="274.832258695288">
            <text:p>275</text:p>
          </table:table-cell>
          <table:table-cell table:style-name="ce8"/>
          <table:table-cell office:value-type="float" office:value="683650">
            <text:p>683,650</text:p>
          </table:table-cell>
          <table:table-cell office:value-type="float" office:value="523268">
            <text:p>523,268</text:p>
          </table:table-cell>
          <table:table-cell table:formula="of:=[.I11]+[.J11]" office:value-type="float" office:value="1206918">
            <text:p>1,206,918</text:p>
          </table:table-cell>
          <table:table-cell table:style-name="ce9" table:formula="of:=[.I11]/[.J11]" office:value-type="float" office:value="1.30650068416184">
            <text:p>1.31</text:p>
          </table:table-cell>
          <table:table-cell table:number-columns-repeated="1012"/>
        </table:table-row>
        <table:table-row table:style-name="ro1">
          <table:table-cell office:value-type="float" office:value="1863">
            <text:p>1863</text:p>
          </table:table-cell>
          <table:table-cell table:formula="of:=[$'source book revised'.B13]" office:value-type="float" office:value="2956">
            <text:p>2,956</text:p>
          </table:table-cell>
          <table:table-cell table:formula="of:=[$'source book revised'.C13]" office:value-type="float" office:value="546">
            <text:p>546</text:p>
          </table:table-cell>
          <table:table-cell table:formula="of:=[$'source book revised'.D13]" office:value-type="float" office:value="3502">
            <text:p>3,502</text:p>
          </table:table-cell>
          <table:table-cell table:formula="of:=[$'source book revised'.E13]" office:value-type="float" office:value="5.41391941391941">
            <text:p>5.4</text:p>
          </table:table-cell>
          <table:table-cell table:formula="of:=[.E12]/[.L12]" office:value-type="float" office:value="4.26675972059418">
            <text:p>4.3</text:p>
          </table:table-cell>
          <table:table-cell table:style-name="ce8" table:formula="of:=[.D12]*100000/[.K12]" office:value-type="float" office:value="278.092769587991">
            <text:p>278</text:p>
          </table:table-cell>
          <table:table-cell table:style-name="ce8"/>
          <table:table-cell office:value-type="float" office:value="704259">
            <text:p>704,259</text:p>
          </table:table-cell>
          <table:table-cell office:value-type="float" office:value="555033">
            <text:p>555,033</text:p>
          </table:table-cell>
          <table:table-cell table:formula="of:=[.I12]+[.J12]" office:value-type="float" office:value="1259292">
            <text:p>1,259,292</text:p>
          </table:table-cell>
          <table:table-cell table:style-name="ce9" table:formula="of:=[.I12]/[.J12]" office:value-type="float" office:value="1.26885968942387">
            <text:p>1.27</text:p>
          </table:table-cell>
          <table:table-cell/>
          <table:table-cell office:value-type="string">
            <text:p>sizeable inconsistencies occur for overlapping sources for 1977, 1978, 1992</text:p>
          </table:table-cell>
          <table:table-cell table:number-columns-repeated="1010"/>
        </table:table-row>
        <table:table-row table:style-name="ro1">
          <table:table-cell office:value-type="float" office:value="1864">
            <text:p>1864</text:p>
          </table:table-cell>
          <table:table-cell table:formula="of:=[$'source book revised'.B14]" office:value-type="float" office:value="3023">
            <text:p>3,023</text:p>
          </table:table-cell>
          <table:table-cell table:formula="of:=[$'source book revised'.C14]" office:value-type="float" office:value="443">
            <text:p>443</text:p>
          </table:table-cell>
          <table:table-cell table:formula="of:=[$'source book revised'.D14]" office:value-type="float" office:value="3466">
            <text:p>3,466</text:p>
          </table:table-cell>
          <table:table-cell table:formula="of:=[$'source book revised'.E14]" office:value-type="float" office:value="6.82392776523702">
            <text:p>6.8</text:p>
          </table:table-cell>
          <table:table-cell table:formula="of:=[.E13]/[.L13]" office:value-type="float" office:value="5.38913279219369">
            <text:p>5.4</text:p>
          </table:table-cell>
          <table:table-cell table:style-name="ce8" table:formula="of:=[.D13]*100000/[.K13]" office:value-type="float" office:value="261.548782319121">
            <text:p>262</text:p>
          </table:table-cell>
          <table:table-cell table:style-name="ce8"/>
          <table:table-cell office:value-type="float" office:value="740433">
            <text:p>740,433</text:p>
          </table:table-cell>
          <table:table-cell office:value-type="float" office:value="584750">
            <text:p>584,750</text:p>
          </table:table-cell>
          <table:table-cell table:formula="of:=[.I13]+[.J13]" office:value-type="float" office:value="1325183">
            <text:p>1,325,183</text:p>
          </table:table-cell>
          <table:table-cell table:style-name="ce9" table:formula="of:=[.I13]/[.J13]" office:value-type="float" office:value="1.26623856348867">
            <text:p>1.27</text:p>
          </table:table-cell>
          <table:table-cell/>
          <table:table-cell office:value-type="string">
            <text:p>sex ratios show smaller inconsistencies; general trends consistent</text:p>
          </table:table-cell>
          <table:table-cell table:number-columns-repeated="1010"/>
        </table:table-row>
        <table:table-row table:style-name="ro1">
          <table:table-cell office:value-type="float" office:value="1865">
            <text:p>1865</text:p>
          </table:table-cell>
          <table:table-cell table:formula="of:=[$'source book revised'.B15]" office:value-type="float" office:value="3585">
            <text:p>3,585</text:p>
          </table:table-cell>
          <table:table-cell table:formula="of:=[$'source book revised'.C15]" office:value-type="float" office:value="529">
            <text:p>529</text:p>
          </table:table-cell>
          <table:table-cell table:formula="of:=[$'source book revised'.D15]" office:value-type="float" office:value="4114">
            <text:p>4,114</text:p>
          </table:table-cell>
          <table:table-cell table:formula="of:=[$'source book revised'.E15]" office:value-type="float" office:value="6.77693761814745">
            <text:p>6.8</text:p>
          </table:table-cell>
          <table:table-cell table:formula="of:=[.E14]/[.L14]" office:value-type="float" office:value="5.40527201091549">
            <text:p>5.4</text:p>
          </table:table-cell>
          <table:table-cell table:style-name="ce8" table:formula="of:=[.D14]*100000/[.K14]" office:value-type="float" office:value="295.962067360506">
            <text:p>296</text:p>
          </table:table-cell>
          <table:table-cell table:style-name="ce8"/>
          <table:table-cell office:value-type="float" office:value="773278">
            <text:p>773,278</text:p>
          </table:table-cell>
          <table:table-cell office:value-type="float" office:value="616765">
            <text:p>616,765</text:p>
          </table:table-cell>
          <table:table-cell table:formula="of:=[.I14]+[.J14]" office:value-type="float" office:value="1390043">
            <text:p>1,390,043</text:p>
          </table:table-cell>
          <table:table-cell table:style-name="ce9" table:formula="of:=[.I14]/[.J14]" office:value-type="float" office:value="1.25376439973085">
            <text:p>1.25</text:p>
          </table:table-cell>
          <table:table-cell table:number-columns-repeated="1012"/>
        </table:table-row>
        <table:table-row table:style-name="ro1">
          <table:table-cell office:value-type="float" office:value="1866">
            <text:p>1866</text:p>
          </table:table-cell>
          <table:table-cell table:formula="of:=[$'source book revised'.B16]" office:value-type="float" office:value="3772.5">
            <text:p>3,773</text:p>
          </table:table-cell>
          <table:table-cell table:formula="of:=[$'source book revised'.C16]" office:value-type="float" office:value="547">
            <text:p>547</text:p>
          </table:table-cell>
          <table:table-cell table:formula="of:=[$'source book revised'.D16]" office:value-type="float" office:value="4319.5">
            <text:p>4,320</text:p>
          </table:table-cell>
          <table:table-cell table:formula="of:=[$'source book revised'.E16]" office:value-type="float" office:value="6.89670932358318">
            <text:p>6.9</text:p>
          </table:table-cell>
          <table:table-cell table:formula="of:=[.E15]/[.L15]" office:value-type="float" office:value="5.54138820658557">
            <text:p>5.5</text:p>
          </table:table-cell>
          <table:table-cell table:style-name="ce8" table:formula="of:=[.D15]*100000/[.K15]" office:value-type="float" office:value="299.1436713748">
            <text:p>299</text:p>
          </table:table-cell>
          <table:table-cell table:style-name="ce8"/>
          <table:table-cell office:value-type="float" office:value="800648">
            <text:p>800,648</text:p>
          </table:table-cell>
          <table:table-cell office:value-type="float" office:value="643307">
            <text:p>643,307</text:p>
          </table:table-cell>
          <table:table-cell table:formula="of:=[.I15]+[.J15]" office:value-type="float" office:value="1443955">
            <text:p>1,443,955</text:p>
          </table:table-cell>
          <table:table-cell table:style-name="ce9" table:formula="of:=[.I15]/[.J15]" office:value-type="float" office:value="1.24458151395834">
            <text:p>1.24</text:p>
          </table:table-cell>
          <table:table-cell/>
          <table:table-cell office:value-type="string">
            <text:p>for population figures, see</text:p>
          </table:table-cell>
          <table:table-cell table:number-columns-repeated="1010"/>
        </table:table-row>
        <table:table-row table:style-name="ro1">
          <table:table-cell office:value-type="float" office:value="1867">
            <text:p>1867</text:p>
          </table:table-cell>
          <table:table-cell table:formula="of:=[$'source book revised'.B17]" office:value-type="float" office:value="3673">
            <text:p>3,673</text:p>
          </table:table-cell>
          <table:table-cell table:formula="of:=[$'source book revised'.C17]" office:value-type="float" office:value="535">
            <text:p>535</text:p>
          </table:table-cell>
          <table:table-cell table:formula="of:=[$'source book revised'.D17]" office:value-type="float" office:value="4208">
            <text:p>4,208</text:p>
          </table:table-cell>
          <table:table-cell table:formula="of:=[$'source book revised'.E17]" office:value-type="float" office:value="6.86542056074766">
            <text:p>6.9</text:p>
          </table:table-cell>
          <table:table-cell table:formula="of:=[.E16]/[.L16]" office:value-type="float" office:value="5.5712840872792">
            <text:p>5.6</text:p>
          </table:table-cell>
          <table:table-cell table:style-name="ce8" table:formula="of:=[.D16]*100000/[.K16]" office:value-type="float" office:value="283.586998129188">
            <text:p>284</text:p>
          </table:table-cell>
          <table:table-cell table:style-name="ce8"/>
          <table:table-cell office:value-type="float" office:value="819127">
            <text:p>819,127</text:p>
          </table:table-cell>
          <table:table-cell office:value-type="float" office:value="664721">
            <text:p>664,721</text:p>
          </table:table-cell>
          <table:table-cell table:formula="of:=[.I16]+[.J16]" office:value-type="float" office:value="1483848">
            <text:p>1,483,848</text:p>
          </table:table-cell>
          <table:table-cell table:style-name="ce9" table:formula="of:=[.I16]/[.J16]" office:value-type="float" office:value="1.23228692940346">
            <text:p>1.23</text:p>
          </table:table-cell>
          <table:table-cell/>
          <table:table-cell office:value-type="string">
            <text:p>population-australia</text:p>
          </table:table-cell>
          <table:table-cell table:number-columns-repeated="1010"/>
        </table:table-row>
        <table:table-row table:style-name="ro1">
          <table:table-cell office:value-type="float" office:value="1868">
            <text:p>1868</text:p>
          </table:table-cell>
          <table:table-cell table:formula="of:=[$'source book revised'.B18]" office:value-type="float" office:value="4097">
            <text:p>4,097</text:p>
          </table:table-cell>
          <table:table-cell table:formula="of:=[$'source book revised'.C18]" office:value-type="float" office:value="713">
            <text:p>713</text:p>
          </table:table-cell>
          <table:table-cell table:formula="of:=[$'source book revised'.D18]" office:value-type="float" office:value="4810">
            <text:p>4,810</text:p>
          </table:table-cell>
          <table:table-cell table:formula="of:=[$'source book revised'.E18]" office:value-type="float" office:value="5.74614305750351">
            <text:p>5.7</text:p>
          </table:table-cell>
          <table:table-cell table:formula="of:=[.E17]/[.L17]" office:value-type="float" office:value="4.67040904413842">
            <text:p>4.7</text:p>
          </table:table-cell>
          <table:table-cell table:style-name="ce8" table:formula="of:=[.D17]*100000/[.K17]" office:value-type="float" office:value="312.428550643304">
            <text:p>312</text:p>
          </table:table-cell>
          <table:table-cell table:style-name="ce8"/>
          <table:table-cell office:value-type="float" office:value="849272">
            <text:p>849,272</text:p>
          </table:table-cell>
          <table:table-cell office:value-type="float" office:value="690280">
            <text:p>690,280</text:p>
          </table:table-cell>
          <table:table-cell table:formula="of:=[.I17]+[.J17]" office:value-type="float" office:value="1539552">
            <text:p>1,539,552</text:p>
          </table:table-cell>
          <table:table-cell table:style-name="ce9" table:formula="of:=[.I17]/[.J17]" office:value-type="float" office:value="1.23032972127253">
            <text:p>1.23</text:p>
          </table:table-cell>
          <table:table-cell table:number-columns-repeated="1012"/>
        </table:table-row>
        <table:table-row table:style-name="ro1">
          <table:table-cell office:value-type="float" office:value="1869">
            <text:p>1869</text:p>
          </table:table-cell>
          <table:table-cell table:formula="of:=[$'source book revised'.B19]" office:value-type="float" office:value="3800">
            <text:p>3,800</text:p>
          </table:table-cell>
          <table:table-cell table:formula="of:=[$'source book revised'.C19]" office:value-type="float" office:value="596">
            <text:p>596</text:p>
          </table:table-cell>
          <table:table-cell table:formula="of:=[$'source book revised'.D19]" office:value-type="float" office:value="4396">
            <text:p>4,396</text:p>
          </table:table-cell>
          <table:table-cell table:formula="of:=[$'source book revised'.E19]" office:value-type="float" office:value="6.3758389261745">
            <text:p>6.4</text:p>
          </table:table-cell>
          <table:table-cell table:formula="of:=[.E18]/[.L18]" office:value-type="float" office:value="5.22384589781485">
            <text:p>5.2</text:p>
          </table:table-cell>
          <table:table-cell table:style-name="ce8" table:formula="of:=[.D18]*100000/[.K18]" office:value-type="float" office:value="276.103424473843">
            <text:p>276</text:p>
          </table:table-cell>
          <table:table-cell table:style-name="ce8"/>
          <table:table-cell office:value-type="float" office:value="875139">
            <text:p>875,139</text:p>
          </table:table-cell>
          <table:table-cell office:value-type="float" office:value="717018">
            <text:p>717,018</text:p>
          </table:table-cell>
          <table:table-cell table:formula="of:=[.I18]+[.J18]" office:value-type="float" office:value="1592157">
            <text:p>1,592,157</text:p>
          </table:table-cell>
          <table:table-cell table:style-name="ce9" table:formula="of:=[.I18]/[.J18]" office:value-type="float" office:value="1.22052584453947">
            <text:p>1.22</text:p>
          </table:table-cell>
          <table:table-cell/>
          <table:table-cell office:value-type="string">
            <text:p>adj. sex ratio is prisoner sex ratio adjusted for population sex ratio (equal prison hazard per person of given sex)</text:p>
          </table:table-cell>
          <table:table-cell table:number-columns-repeated="1010"/>
        </table:table-row>
        <table:table-row table:style-name="ro1">
          <table:table-cell office:value-type="float" office:value="1870">
            <text:p>1870</text:p>
          </table:table-cell>
          <table:table-cell table:formula="of:=[$'source book revised'.B20]" office:value-type="float" office:value="3666">
            <text:p>3,666</text:p>
          </table:table-cell>
          <table:table-cell table:formula="of:=[$'source book revised'.C20]" office:value-type="float" office:value="631">
            <text:p>631</text:p>
          </table:table-cell>
          <table:table-cell table:formula="of:=[$'source book revised'.D20]" office:value-type="float" office:value="4297">
            <text:p>4,297</text:p>
          </table:table-cell>
          <table:table-cell table:formula="of:=[$'source book revised'.E20]" office:value-type="float" office:value="5.80982567353407">
            <text:p>5.8</text:p>
          </table:table-cell>
          <table:table-cell table:formula="of:=[.E19]/[.L19]" office:value-type="float" office:value="4.79764109357996">
            <text:p>4.8</text:p>
          </table:table-cell>
          <table:table-cell table:style-name="ce8" table:formula="of:=[.D19]*100000/[.K19]" office:value-type="float" office:value="260.778901730596">
            <text:p>261</text:p>
          </table:table-cell>
          <table:table-cell table:style-name="ce8"/>
          <table:table-cell office:value-type="float" office:value="902494">
            <text:p>902,494</text:p>
          </table:table-cell>
          <table:table-cell office:value-type="float" office:value="745262">
            <text:p>745,262</text:p>
          </table:table-cell>
          <table:table-cell table:formula="of:=[.I19]+[.J19]" office:value-type="float" office:value="1647756">
            <text:p>1,647,756</text:p>
          </table:table-cell>
          <table:table-cell table:style-name="ce9" table:formula="of:=[.I19]/[.J19]" office:value-type="float" office:value="1.21097546902968">
            <text:p>1.21</text:p>
          </table:table-cell>
          <table:table-cell table:number-columns-repeated="1012"/>
        </table:table-row>
        <table:table-row table:style-name="ro1">
          <table:table-cell office:value-type="float" office:value="1871">
            <text:p>1871</text:p>
          </table:table-cell>
          <table:table-cell table:formula="of:=[$'source book revised'.B21]" office:value-type="float" office:value="3582">
            <text:p>3,582</text:p>
          </table:table-cell>
          <table:table-cell table:formula="of:=[$'source book revised'.C21]" office:value-type="float" office:value="592">
            <text:p>592</text:p>
          </table:table-cell>
          <table:table-cell table:formula="of:=[$'source book revised'.D21]" office:value-type="float" office:value="4174">
            <text:p>4,174</text:p>
          </table:table-cell>
          <table:table-cell table:formula="of:=[$'source book revised'.E21]" office:value-type="float" office:value="6.05067567567568">
            <text:p>6.1</text:p>
          </table:table-cell>
          <table:table-cell table:formula="of:=[.E20]/[.L20]" office:value-type="float" office:value="5.02836644499445">
            <text:p>5.0</text:p>
          </table:table-cell>
          <table:table-cell table:style-name="ce8" table:formula="of:=[.D20]*100000/[.K20]" office:value-type="float" office:value="245.401225712687">
            <text:p>245</text:p>
          </table:table-cell>
          <table:table-cell table:style-name="ce8"/>
          <table:table-cell office:value-type="float" office:value="928918">
            <text:p>928,918</text:p>
          </table:table-cell>
          <table:table-cell office:value-type="float" office:value="771970">
            <text:p>771,970</text:p>
          </table:table-cell>
          <table:table-cell table:formula="of:=[.I20]+[.J20]" office:value-type="float" office:value="1700888">
            <text:p>1,700,888</text:p>
          </table:table-cell>
          <table:table-cell table:style-name="ce9" table:formula="of:=[.I20]/[.J20]" office:value-type="float" office:value="1.20330841872093">
            <text:p>1.20</text:p>
          </table:table-cell>
          <table:table-cell table:number-columns-repeated="1012"/>
        </table:table-row>
        <table:table-row table:style-name="ro1">
          <table:table-cell office:value-type="float" office:value="1872">
            <text:p>1872</text:p>
          </table:table-cell>
          <table:table-cell table:formula="of:=[$'source book revised'.B22]" office:value-type="float" office:value="3489">
            <text:p>3,489</text:p>
          </table:table-cell>
          <table:table-cell table:formula="of:=[$'source book revised'.C22]" office:value-type="float" office:value="575">
            <text:p>575</text:p>
          </table:table-cell>
          <table:table-cell table:formula="of:=[$'source book revised'.D22]" office:value-type="float" office:value="4064">
            <text:p>4,064</text:p>
          </table:table-cell>
          <table:table-cell table:formula="of:=[$'source book revised'.E22]" office:value-type="float" office:value="6.06782608695652">
            <text:p>6.1</text:p>
          </table:table-cell>
          <table:table-cell table:formula="of:=[.E21]/[.L21]" office:value-type="float" office:value="5.09435137163523">
            <text:p>5.1</text:p>
          </table:table-cell>
          <table:table-cell table:style-name="ce8" table:formula="of:=[.D21]*100000/[.K21]" office:value-type="float" office:value="233.181684909806">
            <text:p>233</text:p>
          </table:table-cell>
          <table:table-cell table:style-name="ce8"/>
          <table:table-cell office:value-type="float" office:value="947422">
            <text:p>947,422</text:p>
          </table:table-cell>
          <table:table-cell office:value-type="float" office:value="795425">
            <text:p>795,425</text:p>
          </table:table-cell>
          <table:table-cell table:formula="of:=[.I21]+[.J21]" office:value-type="float" office:value="1742847">
            <text:p>1,742,847</text:p>
          </table:table-cell>
          <table:table-cell table:style-name="ce9" table:formula="of:=[.I21]/[.J21]" office:value-type="float" office:value="1.19108904045007">
            <text:p>1.19</text:p>
          </table:table-cell>
          <table:table-cell table:number-columns-repeated="1012"/>
        </table:table-row>
        <table:table-row table:style-name="ro1">
          <table:table-cell office:value-type="float" office:value="1873">
            <text:p>1873</text:p>
          </table:table-cell>
          <table:table-cell table:formula="of:=[$'source book revised'.B23]" office:value-type="float" office:value="3476">
            <text:p>3,476</text:p>
          </table:table-cell>
          <table:table-cell table:formula="of:=[$'source book revised'.C23]" office:value-type="float" office:value="715">
            <text:p>715</text:p>
          </table:table-cell>
          <table:table-cell table:formula="of:=[$'source book revised'.D23]" office:value-type="float" office:value="4191">
            <text:p>4,191</text:p>
          </table:table-cell>
          <table:table-cell table:formula="of:=[$'source book revised'.E23]" office:value-type="float" office:value="4.86153846153846">
            <text:p>4.9</text:p>
          </table:table-cell>
          <table:table-cell table:formula="of:=[.E22]/[.L22]" office:value-type="float" office:value="4.10553444471054">
            <text:p>4.1</text:p>
          </table:table-cell>
          <table:table-cell table:style-name="ce8" table:formula="of:=[.D22]*100000/[.K22]" office:value-type="float" office:value="233.544346120411">
            <text:p>234</text:p>
          </table:table-cell>
          <table:table-cell table:style-name="ce8"/>
          <table:table-cell office:value-type="float" office:value="972907">
            <text:p>972,907</text:p>
          </table:table-cell>
          <table:table-cell office:value-type="float" office:value="821613">
            <text:p>821,613</text:p>
          </table:table-cell>
          <table:table-cell table:formula="of:=[.I22]+[.J22]" office:value-type="float" office:value="1794520">
            <text:p>1,794,520</text:p>
          </table:table-cell>
          <table:table-cell table:style-name="ce9" table:formula="of:=[.I22]/[.J22]" office:value-type="float" office:value="1.18414265597063">
            <text:p>1.18</text:p>
          </table:table-cell>
          <table:table-cell table:number-columns-repeated="1012"/>
        </table:table-row>
        <table:table-row table:style-name="ro1">
          <table:table-cell office:value-type="float" office:value="1874">
            <text:p>1874</text:p>
          </table:table-cell>
          <table:table-cell table:formula="of:=[$'source book revised'.B24]" office:value-type="float" office:value="3363">
            <text:p>3,363</text:p>
          </table:table-cell>
          <table:table-cell table:formula="of:=[$'source book revised'.C24]" office:value-type="float" office:value="724">
            <text:p>724</text:p>
          </table:table-cell>
          <table:table-cell table:formula="of:=[$'source book revised'.D24]" office:value-type="float" office:value="4087">
            <text:p>4,087</text:p>
          </table:table-cell>
          <table:table-cell table:formula="of:=[$'source book revised'.E24]" office:value-type="float" office:value="4.64502762430939">
            <text:p>4.6</text:p>
          </table:table-cell>
          <table:table-cell table:formula="of:=[.E23]/[.L23]" office:value-type="float" office:value="3.93604444887519">
            <text:p>3.9</text:p>
          </table:table-cell>
          <table:table-cell table:style-name="ce8" table:formula="of:=[.D23]*100000/[.K23]" office:value-type="float" office:value="220.991547492365">
            <text:p>221</text:p>
          </table:table-cell>
          <table:table-cell table:style-name="ce8"/>
          <table:table-cell office:value-type="float" office:value="1001096">
            <text:p>1,001,096</text:p>
          </table:table-cell>
          <table:table-cell office:value-type="float" office:value="848296">
            <text:p>848,296</text:p>
          </table:table-cell>
          <table:table-cell table:formula="of:=[.I23]+[.J23]" office:value-type="float" office:value="1849392">
            <text:p>1,849,392</text:p>
          </table:table-cell>
          <table:table-cell table:style-name="ce9" table:formula="of:=[.I23]/[.J23]" office:value-type="float" office:value="1.18012580514349">
            <text:p>1.18</text:p>
          </table:table-cell>
          <table:table-cell/>
          <table:table-cell>
            <draw:frame table:end-cell-address="'Australia series'.O47" table:end-x="0.6335in" table:end-y="0.1677in" draw:z-index="0" draw:name="Chart 2" draw:style-name="gr1" draw:text-style-name="P1" svg:width="6.3803in" svg:height="4.3406in" svg:x="1.6441in" svg:y="0.0945in">
              <draw:object draw:notify-on-update-of-ranges="'Australia series'.A9:'Australia series'.A159 'Australia series'.F9:'Australia series'.F15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0"/>
        </table:table-row>
        <table:table-row table:style-name="ro1">
          <table:table-cell office:value-type="float" office:value="1875">
            <text:p>1875</text:p>
          </table:table-cell>
          <table:table-cell table:formula="of:=[$'source book revised'.B25]" office:value-type="float" office:value="3479">
            <text:p>3,479</text:p>
          </table:table-cell>
          <table:table-cell table:formula="of:=[$'source book revised'.C25]" office:value-type="float" office:value="725">
            <text:p>725</text:p>
          </table:table-cell>
          <table:table-cell table:formula="of:=[$'source book revised'.D25]" office:value-type="float" office:value="4204">
            <text:p>4,204</text:p>
          </table:table-cell>
          <table:table-cell table:formula="of:=[$'source book revised'.E25]" office:value-type="float" office:value="4.79862068965517">
            <text:p>4.8</text:p>
          </table:table-cell>
          <table:table-cell table:formula="of:=[.E24]/[.L24]" office:value-type="float" office:value="4.05791755370894">
            <text:p>4.1</text:p>
          </table:table-cell>
          <table:table-cell table:style-name="ce8" table:formula="of:=[.D24]*100000/[.K24]" office:value-type="float" office:value="221.470290898382">
            <text:p>221</text:p>
          </table:table-cell>
          <table:table-cell table:style-name="ce8"/>
          <table:table-cell office:value-type="float" office:value="1028489">
            <text:p>1,028,489</text:p>
          </table:table-cell>
          <table:table-cell office:value-type="float" office:value="869734">
            <text:p>869,734</text:p>
          </table:table-cell>
          <table:table-cell table:formula="of:=[.I24]+[.J24]" office:value-type="float" office:value="1898223">
            <text:p>1,898,223</text:p>
          </table:table-cell>
          <table:table-cell table:style-name="ce9" table:formula="of:=[.I24]/[.J24]" office:value-type="float" office:value="1.18253282037956">
            <text:p>1.18</text:p>
          </table:table-cell>
          <table:table-cell table:number-columns-repeated="1012"/>
        </table:table-row>
        <table:table-row table:style-name="ro1">
          <table:table-cell office:value-type="float" office:value="1876">
            <text:p>1876</text:p>
          </table:table-cell>
          <table:table-cell table:formula="of:=[$'source book revised'.B26]" office:value-type="float" office:value="3570">
            <text:p>3,570</text:p>
          </table:table-cell>
          <table:table-cell table:formula="of:=[$'source book revised'.C26]" office:value-type="float" office:value="725">
            <text:p>725</text:p>
          </table:table-cell>
          <table:table-cell table:formula="of:=[$'source book revised'.D26]" office:value-type="float" office:value="4295">
            <text:p>4,295</text:p>
          </table:table-cell>
          <table:table-cell table:formula="of:=[$'source book revised'.E26]" office:value-type="float" office:value="4.92413793103448">
            <text:p>4.9</text:p>
          </table:table-cell>
          <table:table-cell table:formula="of:=[.E25]/[.L25]" office:value-type="float" office:value="4.16207454330146">
            <text:p>4.2</text:p>
          </table:table-cell>
          <table:table-cell table:style-name="ce8" table:formula="of:=[.D25]*100000/[.K25]" office:value-type="float" office:value="219.280443605103">
            <text:p>219</text:p>
          </table:table-cell>
          <table:table-cell table:style-name="ce8"/>
          <table:table-cell office:value-type="float" office:value="1061477">
            <text:p>1,061,477</text:p>
          </table:table-cell>
          <table:table-cell office:value-type="float" office:value="897202">
            <text:p>897,202</text:p>
          </table:table-cell>
          <table:table-cell table:formula="of:=[.I25]+[.J25]" office:value-type="float" office:value="1958679">
            <text:p>1,958,679</text:p>
          </table:table-cell>
          <table:table-cell table:style-name="ce9" table:formula="of:=[.I25]/[.J25]" office:value-type="float" office:value="1.1830970060254">
            <text:p>1.18</text:p>
          </table:table-cell>
          <table:table-cell table:number-columns-repeated="1012"/>
        </table:table-row>
        <table:table-row table:style-name="ro1">
          <table:table-cell office:value-type="float" office:value="1877">
            <text:p>1877</text:p>
          </table:table-cell>
          <table:table-cell table:formula="of:=[$'source book revised'.B27]" office:value-type="float" office:value="3480.5">
            <text:p>3,481</text:p>
          </table:table-cell>
          <table:table-cell table:formula="of:=[$'source book revised'.C27]" office:value-type="float" office:value="709">
            <text:p>709</text:p>
          </table:table-cell>
          <table:table-cell table:formula="of:=[$'source book revised'.D27]" office:value-type="float" office:value="4189.5">
            <text:p>4,190</text:p>
          </table:table-cell>
          <table:table-cell table:formula="of:=[$'source book revised'.E27]" office:value-type="float" office:value="4.90902679830748">
            <text:p>4.9</text:p>
          </table:table-cell>
          <table:table-cell table:formula="of:=[.E26]/[.L26]" office:value-type="float" office:value="4.13616034980133">
            <text:p>4.1</text:p>
          </table:table-cell>
          <table:table-cell table:style-name="ce8" table:formula="of:=[.D26]*100000/[.K26]" office:value-type="float" office:value="206.264493163904">
            <text:p>206</text:p>
          </table:table-cell>
          <table:table-cell table:style-name="ce8"/>
          <table:table-cell office:value-type="float" office:value="1102340">
            <text:p>1,102,340</text:p>
          </table:table-cell>
          <table:table-cell office:value-type="float" office:value="928790">
            <text:p>928,790</text:p>
          </table:table-cell>
          <table:table-cell table:formula="of:=[.I26]+[.J26]" office:value-type="float" office:value="2031130">
            <text:p>2,031,130</text:p>
          </table:table-cell>
          <table:table-cell table:style-name="ce9" table:formula="of:=[.I26]/[.J26]" office:value-type="float" office:value="1.18685601696831">
            <text:p>1.19</text:p>
          </table:table-cell>
          <table:table-cell table:number-columns-repeated="1012"/>
        </table:table-row>
        <table:table-row table:style-name="ro1">
          <table:table-cell office:value-type="float" office:value="1878">
            <text:p>1878</text:p>
          </table:table-cell>
          <table:table-cell table:formula="of:=[$'source book revised'.B28]" office:value-type="float" office:value="3732">
            <text:p>3,732</text:p>
          </table:table-cell>
          <table:table-cell table:formula="of:=[$'source book revised'.C28]" office:value-type="float" office:value="743">
            <text:p>743</text:p>
          </table:table-cell>
          <table:table-cell table:formula="of:=[$'source book revised'.D28]" office:value-type="float" office:value="4475">
            <text:p>4,475</text:p>
          </table:table-cell>
          <table:table-cell table:formula="of:=[$'source book revised'.E28]" office:value-type="float" office:value="5.0228802153432">
            <text:p>5.0</text:p>
          </table:table-cell>
          <table:table-cell table:formula="of:=[.E27]/[.L27]" office:value-type="float" office:value="4.2557174228252">
            <text:p>4.3</text:p>
          </table:table-cell>
          <table:table-cell table:style-name="ce8" table:formula="of:=[.D27]*100000/[.K27]" office:value-type="float" office:value="213.893365912041">
            <text:p>214</text:p>
          </table:table-cell>
          <table:table-cell table:style-name="ce8"/>
          <table:table-cell office:value-type="float" office:value="1132573">
            <text:p>1,132,573</text:p>
          </table:table-cell>
          <table:table-cell office:value-type="float" office:value="959591">
            <text:p>959,591</text:p>
          </table:table-cell>
          <table:table-cell table:formula="of:=[.I27]+[.J27]" office:value-type="float" office:value="2092164">
            <text:p>2,092,164</text:p>
          </table:table-cell>
          <table:table-cell table:style-name="ce9" table:formula="of:=[.I27]/[.J27]" office:value-type="float" office:value="1.18026638432415">
            <text:p>1.18</text:p>
          </table:table-cell>
          <table:table-cell table:number-columns-repeated="1012"/>
        </table:table-row>
        <table:table-row table:style-name="ro1">
          <table:table-cell office:value-type="float" office:value="1879">
            <text:p>1879</text:p>
          </table:table-cell>
          <table:table-cell table:formula="of:=[$'source book revised'.B29]" office:value-type="float" office:value="3983">
            <text:p>3,983</text:p>
          </table:table-cell>
          <table:table-cell table:formula="of:=[$'source book revised'.C29]" office:value-type="float" office:value="797">
            <text:p>797</text:p>
          </table:table-cell>
          <table:table-cell table:formula="of:=[$'source book revised'.D29]" office:value-type="float" office:value="4780">
            <text:p>4,780</text:p>
          </table:table-cell>
          <table:table-cell table:formula="of:=[$'source book revised'.E29]" office:value-type="float" office:value="4.99749058971142">
            <text:p>5.0</text:p>
          </table:table-cell>
          <table:table-cell table:formula="of:=[.E28]/[.L28]" office:value-type="float" office:value="4.24828667243466">
            <text:p>4.2</text:p>
          </table:table-cell>
          <table:table-cell table:style-name="ce8" table:formula="of:=[.D28]*100000/[.K28]" office:value-type="float" office:value="221.056511386029">
            <text:p>221</text:p>
          </table:table-cell>
          <table:table-cell table:style-name="ce8"/>
          <table:table-cell office:value-type="float" office:value="1168781">
            <text:p>1,168,781</text:p>
          </table:table-cell>
          <table:table-cell office:value-type="float" office:value="993562">
            <text:p>993,562</text:p>
          </table:table-cell>
          <table:table-cell table:formula="of:=[.I28]+[.J28]" office:value-type="float" office:value="2162343">
            <text:p>2,162,343</text:p>
          </table:table-cell>
          <table:table-cell table:style-name="ce9" table:formula="of:=[.I28]/[.J28]" office:value-type="float" office:value="1.17635436943039">
            <text:p>1.18</text:p>
          </table:table-cell>
          <table:table-cell table:number-columns-repeated="1012"/>
        </table:table-row>
        <table:table-row table:style-name="ro1">
          <table:table-cell office:value-type="float" office:value="1880">
            <text:p>1880</text:p>
          </table:table-cell>
          <table:table-cell table:formula="of:=[$'source book revised'.B30]" office:value-type="float" office:value="4079">
            <text:p>4,079</text:p>
          </table:table-cell>
          <table:table-cell table:formula="of:=[$'source book revised'.C30]" office:value-type="float" office:value="835">
            <text:p>835</text:p>
          </table:table-cell>
          <table:table-cell table:formula="of:=[$'source book revised'.D30]" office:value-type="float" office:value="4914">
            <text:p>4,914</text:p>
          </table:table-cell>
          <table:table-cell table:formula="of:=[$'source book revised'.E30]" office:value-type="float" office:value="4.88502994011976">
            <text:p>4.9</text:p>
          </table:table-cell>
          <table:table-cell table:formula="of:=[.E29]/[.L29]" office:value-type="float" office:value="4.16517267048119">
            <text:p>4.2</text:p>
          </table:table-cell>
          <table:table-cell table:style-name="ce8" table:formula="of:=[.D29]*100000/[.K29]" office:value-type="float" office:value="220.207561535108">
            <text:p>220</text:p>
          </table:table-cell>
          <table:table-cell table:style-name="ce8"/>
          <table:table-cell office:value-type="float" office:value="1204514">
            <text:p>1,204,514</text:p>
          </table:table-cell>
          <table:table-cell office:value-type="float" office:value="1027017">
            <text:p>1,027,017</text:p>
          </table:table-cell>
          <table:table-cell table:formula="of:=[.I29]+[.J29]" office:value-type="float" office:value="2231531">
            <text:p>2,231,531</text:p>
          </table:table-cell>
          <table:table-cell table:style-name="ce9" table:formula="of:=[.I29]/[.J29]" office:value-type="float" office:value="1.17282771366005">
            <text:p>1.17</text:p>
          </table:table-cell>
          <table:table-cell table:number-columns-repeated="1012"/>
        </table:table-row>
        <table:table-row table:style-name="ro1">
          <table:table-cell office:value-type="float" office:value="1881">
            <text:p>1881</text:p>
          </table:table-cell>
          <table:table-cell table:formula="of:=[$'source book revised'.B31]" office:value-type="float" office:value="4108">
            <text:p>4,108</text:p>
          </table:table-cell>
          <table:table-cell table:formula="of:=[$'source book revised'.C31]" office:value-type="float" office:value="768">
            <text:p>768</text:p>
          </table:table-cell>
          <table:table-cell table:formula="of:=[$'source book revised'.D31]" office:value-type="float" office:value="4876">
            <text:p>4,876</text:p>
          </table:table-cell>
          <table:table-cell table:formula="of:=[$'source book revised'.E31]" office:value-type="float" office:value="5.34895833333333">
            <text:p>5.3</text:p>
          </table:table-cell>
          <table:table-cell table:formula="of:=[.E30]/[.L30]" office:value-type="float" office:value="4.54522850947042">
            <text:p>4.5</text:p>
          </table:table-cell>
          <table:table-cell table:style-name="ce8" table:formula="of:=[.D30]*100000/[.K30]" office:value-type="float" office:value="211.380929590556">
            <text:p>211</text:p>
          </table:table-cell>
          <table:table-cell table:style-name="ce8"/>
          <table:table-cell office:value-type="float" office:value="1247059">
            <text:p>1,247,059</text:p>
          </table:table-cell>
          <table:table-cell office:value-type="float" office:value="1059677">
            <text:p>1,059,677</text:p>
          </table:table-cell>
          <table:table-cell table:formula="of:=[.I30]+[.J30]" office:value-type="float" office:value="2306736">
            <text:p>2,306,736</text:p>
          </table:table-cell>
          <table:table-cell table:style-name="ce9" table:formula="of:=[.I30]/[.J30]" office:value-type="float" office:value="1.17682935460522">
            <text:p>1.18</text:p>
          </table:table-cell>
          <table:table-cell table:number-columns-repeated="1012"/>
        </table:table-row>
        <table:table-row table:style-name="ro1">
          <table:table-cell office:value-type="float" office:value="1882">
            <text:p>1882</text:p>
          </table:table-cell>
          <table:table-cell table:formula="of:=[$'source book revised'.B32]" office:value-type="float" office:value="3919">
            <text:p>3,919</text:p>
          </table:table-cell>
          <table:table-cell table:formula="of:=[$'source book revised'.C32]" office:value-type="float" office:value="741">
            <text:p>741</text:p>
          </table:table-cell>
          <table:table-cell table:formula="of:=[$'source book revised'.D32]" office:value-type="float" office:value="4660">
            <text:p>4,660</text:p>
          </table:table-cell>
          <table:table-cell table:formula="of:=[$'source book revised'.E32]" office:value-type="float" office:value="5.28879892037787">
            <text:p>5.3</text:p>
          </table:table-cell>
          <table:table-cell table:formula="of:=[.E31]/[.L31]" office:value-type="float" office:value="4.50278479622307">
            <text:p>4.5</text:p>
          </table:table-cell>
          <table:table-cell table:style-name="ce8" table:formula="of:=[.D31]*100000/[.K31]" office:value-type="float" office:value="195.135677920607">
            <text:p>195</text:p>
          </table:table-cell>
          <table:table-cell table:style-name="ce8"/>
          <table:table-cell office:value-type="float" office:value="1289892">
            <text:p>1,289,892</text:p>
          </table:table-cell>
          <table:table-cell office:value-type="float" office:value="1098190">
            <text:p>1,098,190</text:p>
          </table:table-cell>
          <table:table-cell table:formula="of:=[.I31]+[.J31]" office:value-type="float" office:value="2388082">
            <text:p>2,388,082</text:p>
          </table:table-cell>
          <table:table-cell table:style-name="ce9" table:formula="of:=[.I31]/[.J31]" office:value-type="float" office:value="1.17456177892714">
            <text:p>1.17</text:p>
          </table:table-cell>
          <table:table-cell table:number-columns-repeated="1012"/>
        </table:table-row>
        <table:table-row table:style-name="ro1">
          <table:table-cell office:value-type="float" office:value="1883">
            <text:p>1883</text:p>
          </table:table-cell>
          <table:table-cell table:formula="of:=[$'source book revised'.B33]" office:value-type="float" office:value="4063">
            <text:p>4,063</text:p>
          </table:table-cell>
          <table:table-cell table:formula="of:=[$'source book revised'.C33]" office:value-type="float" office:value="837">
            <text:p>837</text:p>
          </table:table-cell>
          <table:table-cell table:formula="of:=[$'source book revised'.D33]" office:value-type="float" office:value="4900">
            <text:p>4,900</text:p>
          </table:table-cell>
          <table:table-cell table:formula="of:=[$'source book revised'.E33]" office:value-type="float" office:value="4.85424133811231">
            <text:p>4.9</text:p>
          </table:table-cell>
          <table:table-cell table:formula="of:=[.E32]/[.L32]" office:value-type="float" office:value="4.10644908307267">
            <text:p>4.1</text:p>
          </table:table-cell>
          <table:table-cell table:style-name="ce8" table:formula="of:=[.D32]*100000/[.K32]" office:value-type="float" office:value="195.55132703525">
            <text:p>196</text:p>
          </table:table-cell>
          <table:table-cell table:style-name="ce8"/>
          <table:table-cell office:value-type="float" office:value="1357423">
            <text:p>1,357,423</text:p>
          </table:table-cell>
          <table:table-cell office:value-type="float" office:value="1148313">
            <text:p>1,148,313</text:p>
          </table:table-cell>
          <table:table-cell table:formula="of:=[.I32]+[.J32]" office:value-type="float" office:value="2505736">
            <text:p>2,505,736</text:p>
          </table:table-cell>
          <table:table-cell table:style-name="ce9" table:formula="of:=[.I32]/[.J32]" office:value-type="float" office:value="1.18210191820523">
            <text:p>1.18</text:p>
          </table:table-cell>
          <table:table-cell table:number-columns-repeated="1012"/>
        </table:table-row>
        <table:table-row table:style-name="ro1">
          <table:table-cell office:value-type="float" office:value="1884">
            <text:p>1884</text:p>
          </table:table-cell>
          <table:table-cell table:formula="of:=[$'source book revised'.B34]" office:value-type="float" office:value="4362">
            <text:p>4,362</text:p>
          </table:table-cell>
          <table:table-cell table:formula="of:=[$'source book revised'.C34]" office:value-type="float" office:value="852">
            <text:p>852</text:p>
          </table:table-cell>
          <table:table-cell table:formula="of:=[$'source book revised'.D34]" office:value-type="float" office:value="5214">
            <text:p>5,214</text:p>
          </table:table-cell>
          <table:table-cell table:formula="of:=[$'source book revised'.E34]" office:value-type="float" office:value="5.11971830985916">
            <text:p>5.1</text:p>
          </table:table-cell>
          <table:table-cell table:formula="of:=[.E33]/[.L33]" office:value-type="float" office:value="4.32830986653635">
            <text:p>4.3</text:p>
          </table:table-cell>
          <table:table-cell table:style-name="ce8" table:formula="of:=[.D33]*100000/[.K33]" office:value-type="float" office:value="200.097861439714">
            <text:p>200</text:p>
          </table:table-cell>
          <table:table-cell table:style-name="ce8"/>
          <table:table-cell office:value-type="float" office:value="1411996">
            <text:p>1,411,996</text:p>
          </table:table-cell>
          <table:table-cell office:value-type="float" office:value="1193729">
            <text:p>1,193,729</text:p>
          </table:table-cell>
          <table:table-cell table:formula="of:=[.I33]+[.J33]" office:value-type="float" office:value="2605725">
            <text:p>2,605,725</text:p>
          </table:table-cell>
          <table:table-cell table:style-name="ce9" table:formula="of:=[.I33]/[.J33]" office:value-type="float" office:value="1.18284468250332">
            <text:p>1.18</text:p>
          </table:table-cell>
          <table:table-cell table:number-columns-repeated="1012"/>
        </table:table-row>
        <table:table-row table:style-name="ro1">
          <table:table-cell office:value-type="float" office:value="1885">
            <text:p>1885</text:p>
          </table:table-cell>
          <table:table-cell table:formula="of:=[$'source book revised'.B35]" office:value-type="float" office:value="4421">
            <text:p>4,421</text:p>
          </table:table-cell>
          <table:table-cell table:formula="of:=[$'source book revised'.C35]" office:value-type="float" office:value="809">
            <text:p>809</text:p>
          </table:table-cell>
          <table:table-cell table:formula="of:=[$'source book revised'.D35]" office:value-type="float" office:value="5230">
            <text:p>5,230</text:p>
          </table:table-cell>
          <table:table-cell table:formula="of:=[$'source book revised'.E35]" office:value-type="float" office:value="5.46477132262052">
            <text:p>5.5</text:p>
          </table:table-cell>
          <table:table-cell table:formula="of:=[.E34]/[.L34]" office:value-type="float" office:value="4.61807255011848">
            <text:p>4.6</text:p>
          </table:table-cell>
          <table:table-cell table:style-name="ce8" table:formula="of:=[.D34]*100000/[.K34]" office:value-type="float" office:value="194.097794113827">
            <text:p>194</text:p>
          </table:table-cell>
          <table:table-cell table:style-name="ce8"/>
          <table:table-cell office:value-type="float" office:value="1460394">
            <text:p>1,460,394</text:p>
          </table:table-cell>
          <table:table-cell office:value-type="float" office:value="1234124">
            <text:p>1,234,124</text:p>
          </table:table-cell>
          <table:table-cell table:formula="of:=[.I34]+[.J34]" office:value-type="float" office:value="2694518">
            <text:p>2,694,518</text:p>
          </table:table-cell>
          <table:table-cell table:style-name="ce9" table:formula="of:=[.I34]/[.J34]" office:value-type="float" office:value="1.18334462339279">
            <text:p>1.18</text:p>
          </table:table-cell>
          <table:table-cell table:number-columns-repeated="1012"/>
        </table:table-row>
        <table:table-row table:style-name="ro1">
          <table:table-cell office:value-type="float" office:value="1886">
            <text:p>1886</text:p>
          </table:table-cell>
          <table:table-cell table:formula="of:=[$'source book revised'.B36]" office:value-type="float" office:value="4546">
            <text:p>4,546</text:p>
          </table:table-cell>
          <table:table-cell table:formula="of:=[$'source book revised'.C36]" office:value-type="float" office:value="889">
            <text:p>889</text:p>
          </table:table-cell>
          <table:table-cell table:formula="of:=[$'source book revised'.D36]" office:value-type="float" office:value="5435">
            <text:p>5,435</text:p>
          </table:table-cell>
          <table:table-cell table:formula="of:=[$'source book revised'.E36]" office:value-type="float" office:value="5.11361079865017">
            <text:p>5.1</text:p>
          </table:table-cell>
          <table:table-cell table:formula="of:=[.E35]/[.L35]" office:value-type="float" office:value="4.32215136695951">
            <text:p>4.3</text:p>
          </table:table-cell>
          <table:table-cell table:style-name="ce8" table:formula="of:=[.D35]*100000/[.K35]" office:value-type="float" office:value="194.939115152167">
            <text:p>195</text:p>
          </table:table-cell>
          <table:table-cell table:style-name="ce8"/>
          <table:table-cell office:value-type="float" office:value="1510954">
            <text:p>1,510,954</text:p>
          </table:table-cell>
          <table:table-cell office:value-type="float" office:value="1277096">
            <text:p>1,277,096</text:p>
          </table:table-cell>
          <table:table-cell table:formula="of:=[.I35]+[.J35]" office:value-type="float" office:value="2788050">
            <text:p>2,788,050</text:p>
          </table:table-cell>
          <table:table-cell table:style-name="ce9" table:formula="of:=[.I35]/[.J35]" office:value-type="float" office:value="1.18311700921466">
            <text:p>1.18</text:p>
          </table:table-cell>
          <table:table-cell table:number-columns-repeated="1012"/>
        </table:table-row>
        <table:table-row table:style-name="ro1">
          <table:table-cell office:value-type="float" office:value="1887">
            <text:p>1887</text:p>
          </table:table-cell>
          <table:table-cell table:formula="of:=[$'source book revised'.B37]" office:value-type="float" office:value="4553">
            <text:p>4,553</text:p>
          </table:table-cell>
          <table:table-cell table:formula="of:=[$'source book revised'.C37]" office:value-type="float" office:value="839">
            <text:p>839</text:p>
          </table:table-cell>
          <table:table-cell table:formula="of:=[$'source book revised'.D37]" office:value-type="float" office:value="5392">
            <text:p>5,392</text:p>
          </table:table-cell>
          <table:table-cell table:formula="of:=[$'source book revised'.E37]" office:value-type="float" office:value="5.42669845053635">
            <text:p>5.4</text:p>
          </table:table-cell>
          <table:table-cell table:formula="of:=[.E36]/[.L36]" office:value-type="float" office:value="4.60222989281824">
            <text:p>4.6</text:p>
          </table:table-cell>
          <table:table-cell table:style-name="ce8" table:formula="of:=[.D36]*100000/[.K36]" office:value-type="float" office:value="187.133723565453">
            <text:p>187</text:p>
          </table:table-cell>
          <table:table-cell table:style-name="ce8"/>
          <table:table-cell office:value-type="float" office:value="1559118">
            <text:p>1,559,118</text:p>
          </table:table-cell>
          <table:table-cell office:value-type="float" office:value="1322244">
            <text:p>1,322,244</text:p>
          </table:table-cell>
          <table:table-cell table:formula="of:=[.I36]+[.J36]" office:value-type="float" office:value="2881362">
            <text:p>2,881,362</text:p>
          </table:table-cell>
          <table:table-cell table:style-name="ce9" table:formula="of:=[.I36]/[.J36]" office:value-type="float" office:value="1.17914545273036">
            <text:p>1.18</text:p>
          </table:table-cell>
          <table:table-cell table:number-columns-repeated="1012"/>
        </table:table-row>
        <table:table-row table:style-name="ro1">
          <table:table-cell office:value-type="float" office:value="1888">
            <text:p>1888</text:p>
          </table:table-cell>
          <table:table-cell table:formula="of:=[$'source book revised'.B38]" office:value-type="float" office:value="4555">
            <text:p>4,555</text:p>
          </table:table-cell>
          <table:table-cell table:formula="of:=[$'source book revised'.C38]" office:value-type="float" office:value="797">
            <text:p>797</text:p>
          </table:table-cell>
          <table:table-cell table:formula="of:=[$'source book revised'.D38]" office:value-type="float" office:value="5352">
            <text:p>5,352</text:p>
          </table:table-cell>
          <table:table-cell table:formula="of:=[$'source book revised'.E38]" office:value-type="float" office:value="5.71518193224592">
            <text:p>5.7</text:p>
          </table:table-cell>
          <table:table-cell table:formula="of:=[.E37]/[.L37]" office:value-type="float" office:value="4.86558096224293">
            <text:p>4.9</text:p>
          </table:table-cell>
          <table:table-cell table:style-name="ce8" table:formula="of:=[.D37]*100000/[.K37]" office:value-type="float" office:value="179.496303590228">
            <text:p>179</text:p>
          </table:table-cell>
          <table:table-cell table:style-name="ce8"/>
          <table:table-cell office:value-type="float" office:value="1610548">
            <text:p>1,610,548</text:p>
          </table:table-cell>
          <table:table-cell office:value-type="float" office:value="1371129">
            <text:p>1,371,129</text:p>
          </table:table-cell>
          <table:table-cell table:formula="of:=[.I37]+[.J37]" office:value-type="float" office:value="2981677">
            <text:p>2,981,677</text:p>
          </table:table-cell>
          <table:table-cell table:style-name="ce9" table:formula="of:=[.I37]/[.J37]" office:value-type="float" office:value="1.17461449652075">
            <text:p>1.17</text:p>
          </table:table-cell>
          <table:table-cell table:number-columns-repeated="1012"/>
        </table:table-row>
        <table:table-row table:style-name="ro1">
          <table:table-cell office:value-type="float" office:value="1889">
            <text:p>1889</text:p>
          </table:table-cell>
          <table:table-cell table:formula="of:=[$'source book revised'.B39]" office:value-type="float" office:value="4729">
            <text:p>4,729</text:p>
          </table:table-cell>
          <table:table-cell table:formula="of:=[$'source book revised'.C39]" office:value-type="float" office:value="814">
            <text:p>814</text:p>
          </table:table-cell>
          <table:table-cell table:formula="of:=[$'source book revised'.D39]" office:value-type="float" office:value="5543">
            <text:p>5,543</text:p>
          </table:table-cell>
          <table:table-cell table:formula="of:=[$'source book revised'.E39]" office:value-type="float" office:value="5.80958230958231">
            <text:p>5.8</text:p>
          </table:table-cell>
          <table:table-cell table:formula="of:=[.E38]/[.L38]" office:value-type="float" office:value="4.97919759180761">
            <text:p>5.0</text:p>
          </table:table-cell>
          <table:table-cell table:style-name="ce8" table:formula="of:=[.D38]*100000/[.K38]" office:value-type="float" office:value="180.997277693841">
            <text:p>181</text:p>
          </table:table-cell>
          <table:table-cell table:style-name="ce8"/>
          <table:table-cell office:value-type="float" office:value="1649094">
            <text:p>1,649,094</text:p>
          </table:table-cell>
          <table:table-cell office:value-type="float" office:value="1413383">
            <text:p>1,413,383</text:p>
          </table:table-cell>
          <table:table-cell table:formula="of:=[.I38]+[.J38]" office:value-type="float" office:value="3062477">
            <text:p>3,062,477</text:p>
          </table:table-cell>
          <table:table-cell table:style-name="ce9" table:formula="of:=[.I38]/[.J38]" office:value-type="float" office:value="1.16677079036609">
            <text:p>1.17</text:p>
          </table:table-cell>
          <table:table-cell table:number-columns-repeated="1012"/>
        </table:table-row>
        <table:table-row table:style-name="ro1">
          <table:table-cell office:value-type="float" office:value="1890">
            <text:p>1890</text:p>
          </table:table-cell>
          <table:table-cell table:formula="of:=[$'source book revised'.B40]" office:value-type="float" office:value="4845">
            <text:p>4,845</text:p>
          </table:table-cell>
          <table:table-cell table:formula="of:=[$'source book revised'.C40]" office:value-type="float" office:value="751">
            <text:p>751</text:p>
          </table:table-cell>
          <table:table-cell table:formula="of:=[$'source book revised'.D40]" office:value-type="float" office:value="5596">
            <text:p>5,596</text:p>
          </table:table-cell>
          <table:table-cell table:formula="of:=[$'source book revised'.E40]" office:value-type="float" office:value="6.45139813581891">
            <text:p>6.5</text:p>
          </table:table-cell>
          <table:table-cell table:formula="of:=[.E39]/[.L39]" office:value-type="float" office:value="5.55845150203838">
            <text:p>5.6</text:p>
          </table:table-cell>
          <table:table-cell table:style-name="ce8" table:formula="of:=[.D39]*100000/[.K39]" office:value-type="float" office:value="177.574408468738">
            <text:p>178</text:p>
          </table:table-cell>
          <table:table-cell table:style-name="ce8"/>
          <table:table-cell office:value-type="float" office:value="1692831">
            <text:p>1,692,831</text:p>
          </table:table-cell>
          <table:table-cell office:value-type="float" office:value="1458524">
            <text:p>1,458,524</text:p>
          </table:table-cell>
          <table:table-cell table:formula="of:=[.I39]+[.J39]" office:value-type="float" office:value="3151355">
            <text:p>3,151,355</text:p>
          </table:table-cell>
          <table:table-cell table:style-name="ce9" table:formula="of:=[.I39]/[.J39]" office:value-type="float" office:value="1.16064665374036">
            <text:p>1.16</text:p>
          </table:table-cell>
          <table:table-cell table:number-columns-repeated="1012"/>
        </table:table-row>
        <table:table-row table:style-name="ro1">
          <table:table-cell office:value-type="float" office:value="1891">
            <text:p>1891</text:p>
          </table:table-cell>
          <table:table-cell table:formula="of:=[$'source book revised'.B41]" office:value-type="float" office:value="5058">
            <text:p>5,058</text:p>
          </table:table-cell>
          <table:table-cell table:formula="of:=[$'source book revised'.C41]" office:value-type="float" office:value="791">
            <text:p>791</text:p>
          </table:table-cell>
          <table:table-cell table:formula="of:=[$'source book revised'.D41]" office:value-type="float" office:value="5849">
            <text:p>5,849</text:p>
          </table:table-cell>
          <table:table-cell table:formula="of:=[$'source book revised'.E41]" office:value-type="float" office:value="6.39443742098609">
            <text:p>6.4</text:p>
          </table:table-cell>
          <table:table-cell table:formula="of:=[.E40]/[.L40]" office:value-type="float" office:value="5.53926803327044">
            <text:p>5.5</text:p>
          </table:table-cell>
          <table:table-cell table:style-name="ce8" table:formula="of:=[.D40]*100000/[.K40]" office:value-type="float" office:value="180.469826302806">
            <text:p>180</text:p>
          </table:table-cell>
          <table:table-cell table:style-name="ce8"/>
          <table:table-cell office:value-type="float" office:value="1736617">
            <text:p>1,736,617</text:p>
          </table:table-cell>
          <table:table-cell office:value-type="float" office:value="1504368">
            <text:p>1,504,368</text:p>
          </table:table-cell>
          <table:table-cell table:formula="of:=[.I40]+[.J40]" office:value-type="float" office:value="3240985">
            <text:p>3,240,985</text:p>
          </table:table-cell>
          <table:table-cell table:style-name="ce9" table:formula="of:=[.I40]/[.J40]" office:value-type="float" office:value="1.15438310307053">
            <text:p>1.15</text:p>
          </table:table-cell>
          <table:table-cell table:number-columns-repeated="1012"/>
        </table:table-row>
        <table:table-row table:style-name="ro1">
          <table:table-cell office:value-type="float" office:value="1892">
            <text:p>1892</text:p>
          </table:table-cell>
          <table:table-cell table:formula="of:=[$'source book revised'.B42]" office:value-type="float" office:value="5076">
            <text:p>5,076</text:p>
          </table:table-cell>
          <table:table-cell table:formula="of:=[$'source book revised'.C42]" office:value-type="float" office:value="717">
            <text:p>717</text:p>
          </table:table-cell>
          <table:table-cell table:formula="of:=[$'source book revised'.D42]" office:value-type="float" office:value="5793">
            <text:p>5,793</text:p>
          </table:table-cell>
          <table:table-cell table:formula="of:=[$'source book revised'.E42]" office:value-type="float" office:value="7.07949790794979">
            <text:p>7.1</text:p>
          </table:table-cell>
          <table:table-cell table:formula="of:=[.E41]/[.L41]" office:value-type="float" office:value="6.16673389088942">
            <text:p>6.2</text:p>
          </table:table-cell>
          <table:table-cell table:style-name="ce8" table:formula="of:=[.D41]*100000/[.K41]" office:value-type="float" office:value="175.239952894242">
            <text:p>175</text:p>
          </table:table-cell>
          <table:table-cell table:style-name="ce8"/>
          <table:table-cell office:value-type="float" office:value="1766772">
            <text:p>1,766,772</text:p>
          </table:table-cell>
          <table:table-cell office:value-type="float" office:value="1538981">
            <text:p>1,538,981</text:p>
          </table:table-cell>
          <table:table-cell table:formula="of:=[.I41]+[.J41]" office:value-type="float" office:value="3305753">
            <text:p>3,305,753</text:p>
          </table:table-cell>
          <table:table-cell table:style-name="ce9" table:formula="of:=[.I41]/[.J41]" office:value-type="float" office:value="1.14801417301448">
            <text:p>1.15</text:p>
          </table:table-cell>
          <table:table-cell table:number-columns-repeated="1012"/>
        </table:table-row>
        <table:table-row table:style-name="ro1">
          <table:table-cell office:value-type="float" office:value="1893">
            <text:p>1893</text:p>
          </table:table-cell>
          <table:table-cell table:formula="of:=[$'source book revised'.B43]" office:value-type="float" office:value="4904">
            <text:p>4,904</text:p>
          </table:table-cell>
          <table:table-cell table:formula="of:=[$'source book revised'.C43]" office:value-type="float" office:value="630">
            <text:p>630</text:p>
          </table:table-cell>
          <table:table-cell table:formula="of:=[$'source book revised'.D43]" office:value-type="float" office:value="5534">
            <text:p>5,534</text:p>
          </table:table-cell>
          <table:table-cell table:formula="of:=[$'source book revised'.E43]" office:value-type="float" office:value="7.78412698412698">
            <text:p>7.8</text:p>
          </table:table-cell>
          <table:table-cell table:formula="of:=[.E42]/[.L42]" office:value-type="float" office:value="6.82085041995859">
            <text:p>6.8</text:p>
          </table:table-cell>
          <table:table-cell table:style-name="ce8" table:formula="of:=[.D42]*100000/[.K42]" office:value-type="float" office:value="164.609543129693">
            <text:p>165</text:p>
          </table:table-cell>
          <table:table-cell table:style-name="ce8"/>
          <table:table-cell office:value-type="float" office:value="1791815">
            <text:p>1,791,815</text:p>
          </table:table-cell>
          <table:table-cell office:value-type="float" office:value="1570080">
            <text:p>1,570,080</text:p>
          </table:table-cell>
          <table:table-cell table:formula="of:=[.I42]+[.J42]" office:value-type="float" office:value="3361895">
            <text:p>3,361,895</text:p>
          </table:table-cell>
          <table:table-cell table:style-name="ce9" table:formula="of:=[.I42]/[.J42]" office:value-type="float" office:value="1.14122528788342">
            <text:p>1.14</text:p>
          </table:table-cell>
          <table:table-cell table:number-columns-repeated="1012"/>
        </table:table-row>
        <table:table-row table:style-name="ro1">
          <table:table-cell office:value-type="float" office:value="1894">
            <text:p>1894</text:p>
          </table:table-cell>
          <table:table-cell table:formula="of:=[$'source book revised'.B44]" office:value-type="float" office:value="4810">
            <text:p>4,810</text:p>
          </table:table-cell>
          <table:table-cell table:formula="of:=[$'source book revised'.C44]" office:value-type="float" office:value="693">
            <text:p>693</text:p>
          </table:table-cell>
          <table:table-cell table:formula="of:=[$'source book revised'.D44]" office:value-type="float" office:value="5503">
            <text:p>5,503</text:p>
          </table:table-cell>
          <table:table-cell table:formula="of:=[$'source book revised'.E44]" office:value-type="float" office:value="6.94083694083694">
            <text:p>6.9</text:p>
          </table:table-cell>
          <table:table-cell table:formula="of:=[.E43]/[.L43]" office:value-type="float" office:value="6.09740488860681">
            <text:p>6.1</text:p>
          </table:table-cell>
          <table:table-cell table:style-name="ce8" table:formula="of:=[.D43]*100000/[.K43]" office:value-type="float" office:value="160.589011194248">
            <text:p>161</text:p>
          </table:table-cell>
          <table:table-cell table:style-name="ce8"/>
          <table:table-cell office:value-type="float" office:value="1824217">
            <text:p>1,824,217</text:p>
          </table:table-cell>
          <table:table-cell office:value-type="float" office:value="1602543">
            <text:p>1,602,543</text:p>
          </table:table-cell>
          <table:table-cell table:formula="of:=[.I43]+[.J43]" office:value-type="float" office:value="3426760">
            <text:p>3,426,760</text:p>
          </table:table-cell>
          <table:table-cell table:style-name="ce9" table:formula="of:=[.I43]/[.J43]" office:value-type="float" office:value="1.138326397482">
            <text:p>1.14</text:p>
          </table:table-cell>
          <table:table-cell table:number-columns-repeated="1012"/>
        </table:table-row>
        <table:table-row table:style-name="ro1">
          <table:table-cell office:value-type="float" office:value="1895">
            <text:p>1895</text:p>
          </table:table-cell>
          <table:table-cell table:formula="of:=[$'source book revised'.B45]" office:value-type="float" office:value="4825">
            <text:p>4,825</text:p>
          </table:table-cell>
          <table:table-cell table:formula="of:=[$'source book revised'.C45]" office:value-type="float" office:value="541">
            <text:p>541</text:p>
          </table:table-cell>
          <table:table-cell table:formula="of:=[$'source book revised'.D45]" office:value-type="float" office:value="5366">
            <text:p>5,366</text:p>
          </table:table-cell>
          <table:table-cell table:formula="of:=[$'source book revised'.E45]" office:value-type="float" office:value="8.91866913123845">
            <text:p>8.9</text:p>
          </table:table-cell>
          <table:table-cell table:formula="of:=[.E44]/[.L44]" office:value-type="float" office:value="7.86384658558772">
            <text:p>7.9</text:p>
          </table:table-cell>
          <table:table-cell table:style-name="ce8" table:formula="of:=[.D44]*100000/[.K44]" office:value-type="float" office:value="153.682200903248">
            <text:p>154</text:p>
          </table:table-cell>
          <table:table-cell table:style-name="ce8"/>
          <table:table-cell office:value-type="float" office:value="1855539">
            <text:p>1,855,539</text:p>
          </table:table-cell>
          <table:table-cell office:value-type="float" office:value="1636082">
            <text:p>1,636,082</text:p>
          </table:table-cell>
          <table:table-cell table:formula="of:=[.I44]+[.J44]" office:value-type="float" office:value="3491621">
            <text:p>3,491,621</text:p>
          </table:table-cell>
          <table:table-cell table:style-name="ce9" table:formula="of:=[.I44]/[.J44]" office:value-type="float" office:value="1.13413569735502">
            <text:p>1.13</text:p>
          </table:table-cell>
          <table:table-cell table:number-columns-repeated="1012"/>
        </table:table-row>
        <table:table-row table:style-name="ro1">
          <table:table-cell office:value-type="float" office:value="1896">
            <text:p>1896</text:p>
          </table:table-cell>
          <table:table-cell table:formula="of:=[$'source book revised'.B46]" office:value-type="float" office:value="4732">
            <text:p>4,732</text:p>
          </table:table-cell>
          <table:table-cell table:formula="of:=[$'source book revised'.C46]" office:value-type="float" office:value="515">
            <text:p>515</text:p>
          </table:table-cell>
          <table:table-cell table:formula="of:=[$'source book revised'.D46]" office:value-type="float" office:value="5247">
            <text:p>5,247</text:p>
          </table:table-cell>
          <table:table-cell table:formula="of:=[$'source book revised'.E46]" office:value-type="float" office:value="9.18834951456311">
            <text:p>9.2</text:p>
          </table:table-cell>
          <table:table-cell table:formula="of:=[.E45]/[.L45]" office:value-type="float" office:value="8.11111851726393">
            <text:p>8.1</text:p>
          </table:table-cell>
          <table:table-cell table:style-name="ce8" table:formula="of:=[.D45]*100000/[.K45]" office:value-type="float" office:value="147.673945385126">
            <text:p>148</text:p>
          </table:table-cell>
          <table:table-cell table:style-name="ce8"/>
          <table:table-cell office:value-type="float" office:value="1887174">
            <text:p>1,887,174</text:p>
          </table:table-cell>
          <table:table-cell office:value-type="float" office:value="1665924">
            <text:p>1,665,924</text:p>
          </table:table-cell>
          <table:table-cell table:formula="of:=[.I45]+[.J45]" office:value-type="float" office:value="3553098">
            <text:p>3,553,098</text:p>
          </table:table-cell>
          <table:table-cell table:style-name="ce9" table:formula="of:=[.I45]/[.J45]" office:value-type="float" office:value="1.13280917977051">
            <text:p>1.13</text:p>
          </table:table-cell>
          <table:table-cell table:number-columns-repeated="1012"/>
        </table:table-row>
        <table:table-row table:style-name="ro1">
          <table:table-cell office:value-type="float" office:value="1897">
            <text:p>1897</text:p>
          </table:table-cell>
          <table:table-cell table:formula="of:=[$'source book revised'.B47]" office:value-type="float" office:value="4548">
            <text:p>4,548</text:p>
          </table:table-cell>
          <table:table-cell table:formula="of:=[$'source book revised'.C47]" office:value-type="float" office:value="505">
            <text:p>505</text:p>
          </table:table-cell>
          <table:table-cell table:formula="of:=[$'source book revised'.D47]" office:value-type="float" office:value="5053">
            <text:p>5,053</text:p>
          </table:table-cell>
          <table:table-cell table:formula="of:=[$'source book revised'.E47]" office:value-type="float" office:value="9.00594059405941">
            <text:p>9.0</text:p>
          </table:table-cell>
          <table:table-cell table:formula="of:=[.E46]/[.L46]" office:value-type="float" office:value="7.98608989429395">
            <text:p>8.0</text:p>
          </table:table-cell>
          <table:table-cell table:style-name="ce8" table:formula="of:=[.D46]*100000/[.K46]" office:value-type="float" office:value="139.67117430758">
            <text:p>140</text:p>
          </table:table-cell>
          <table:table-cell table:style-name="ce8"/>
          <table:table-cell office:value-type="float" office:value="1917460">
            <text:p>1,917,460</text:p>
          </table:table-cell>
          <table:table-cell office:value-type="float" office:value="1700323">
            <text:p>1,700,323</text:p>
          </table:table-cell>
          <table:table-cell table:formula="of:=[.I46]+[.J46]" office:value-type="float" office:value="3617783">
            <text:p>3,617,783</text:p>
          </table:table-cell>
          <table:table-cell table:style-name="ce9" table:formula="of:=[.I46]/[.J46]" office:value-type="float" office:value="1.12770338341597">
            <text:p>1.13</text:p>
          </table:table-cell>
          <table:table-cell table:number-columns-repeated="1012"/>
        </table:table-row>
        <table:table-row table:style-name="ro1">
          <table:table-cell office:value-type="float" office:value="1898">
            <text:p>1898</text:p>
          </table:table-cell>
          <table:table-cell table:formula="of:=[$'source book revised'.B48]" office:value-type="float" office:value="4600">
            <text:p>4,600</text:p>
          </table:table-cell>
          <table:table-cell table:formula="of:=[$'source book revised'.C48]" office:value-type="float" office:value="529">
            <text:p>529</text:p>
          </table:table-cell>
          <table:table-cell table:formula="of:=[$'source book revised'.D48]" office:value-type="float" office:value="5129">
            <text:p>5,129</text:p>
          </table:table-cell>
          <table:table-cell table:formula="of:=[$'source book revised'.E48]" office:value-type="float" office:value="8.69565217391304">
            <text:p>8.7</text:p>
          </table:table-cell>
          <table:table-cell table:formula="of:=[.E47]/[.L47]" office:value-type="float" office:value="7.75078156367126">
            <text:p>7.8</text:p>
          </table:table-cell>
          <table:table-cell table:style-name="ce8" table:formula="of:=[.D47]*100000/[.K47]" office:value-type="float" office:value="139.956313110296">
            <text:p>140</text:p>
          </table:table-cell>
          <table:table-cell table:style-name="ce8"/>
          <table:table-cell office:value-type="float" office:value="1937629">
            <text:p>1,937,629</text:p>
          </table:table-cell>
          <table:table-cell office:value-type="float" office:value="1727086">
            <text:p>1,727,086</text:p>
          </table:table-cell>
          <table:table-cell table:formula="of:=[.I47]+[.J47]" office:value-type="float" office:value="3664715">
            <text:p>3,664,715</text:p>
          </table:table-cell>
          <table:table-cell table:style-name="ce9" table:formula="of:=[.I47]/[.J47]" office:value-type="float" office:value="1.12190649452314">
            <text:p>1.12</text:p>
          </table:table-cell>
          <table:table-cell table:number-columns-repeated="1012"/>
        </table:table-row>
        <table:table-row table:style-name="ro1">
          <table:table-cell office:value-type="float" office:value="1899">
            <text:p>1899</text:p>
          </table:table-cell>
          <table:table-cell table:formula="of:=[$'source book revised'.B49]" office:value-type="float" office:value="4230">
            <text:p>4,230</text:p>
          </table:table-cell>
          <table:table-cell table:formula="of:=[$'source book revised'.C49]" office:value-type="float" office:value="486">
            <text:p>486</text:p>
          </table:table-cell>
          <table:table-cell table:formula="of:=[$'source book revised'.D49]" office:value-type="float" office:value="4716">
            <text:p>4,716</text:p>
          </table:table-cell>
          <table:table-cell table:formula="of:=[$'source book revised'.E49]" office:value-type="float" office:value="8.7037037037037">
            <text:p>8.7</text:p>
          </table:table-cell>
          <table:table-cell table:formula="of:=[.E48]/[.L48]" office:value-type="float" office:value="7.80555450630701">
            <text:p>7.8</text:p>
          </table:table-cell>
          <table:table-cell table:style-name="ce8" table:formula="of:=[.D48]*100000/[.K48]" office:value-type="float" office:value="126.911066451237">
            <text:p>127</text:p>
          </table:table-cell>
          <table:table-cell table:style-name="ce8"/>
          <table:table-cell office:value-type="float" office:value="1959074">
            <text:p>1,959,074</text:p>
          </table:table-cell>
          <table:table-cell office:value-type="float" office:value="1756914">
            <text:p>1,756,914</text:p>
          </table:table-cell>
          <table:table-cell table:formula="of:=[.I48]+[.J48]" office:value-type="float" office:value="3715988">
            <text:p>3,715,988</text:p>
          </table:table-cell>
          <table:table-cell table:style-name="ce9" table:formula="of:=[.I48]/[.J48]" office:value-type="float" office:value="1.11506539306989">
            <text:p>1.12</text:p>
          </table:table-cell>
          <table:table-cell table:number-columns-repeated="1012"/>
        </table:table-row>
        <table:table-row table:style-name="ro1">
          <table:table-cell office:value-type="float" office:value="1900">
            <text:p>1900</text:p>
          </table:table-cell>
          <table:table-cell table:formula="of:=[$'source book revised'.B50]" office:value-type="float" office:value="4279.39215241551">
            <text:p>4,279</text:p>
          </table:table-cell>
          <table:table-cell table:formula="of:=[$'source book revised'.C50]" office:value-type="float" office:value="475.607847584486">
            <text:p>476</text:p>
          </table:table-cell>
          <table:table-cell table:formula="of:=[$'source book revised'.D50]" office:value-type="float" office:value="4755">
            <text:p>4,755</text:p>
          </table:table-cell>
          <table:table-cell table:formula="of:=[$'source book revised'.E50]" office:value-type="float" office:value="8.99773242630386">
            <text:p>9.0</text:p>
          </table:table-cell>
          <table:table-cell table:formula="of:=[.E49]/[.L49]" office:value-type="float" office:value="8.13916687137997">
            <text:p>8.1</text:p>
          </table:table-cell>
          <table:table-cell table:style-name="ce8" table:formula="of:=[.D49]*100000/[.K49]" office:value-type="float" office:value="126.283450175403">
            <text:p>126</text:p>
          </table:table-cell>
          <table:table-cell table:style-name="ce8"/>
          <table:table-cell office:value-type="float" office:value="1976992">
            <text:p>1,976,992</text:p>
          </table:table-cell>
          <table:table-cell office:value-type="float" office:value="1788347">
            <text:p>1,788,347</text:p>
          </table:table-cell>
          <table:table-cell table:formula="of:=[.I49]+[.J49]" office:value-type="float" office:value="3765339">
            <text:p>3,765,339</text:p>
          </table:table-cell>
          <table:table-cell table:style-name="ce9" table:formula="of:=[.I49]/[.J49]" office:value-type="float" office:value="1.10548568035174">
            <text:p>1.11</text:p>
          </table:table-cell>
          <table:table-cell table:number-columns-repeated="1012"/>
        </table:table-row>
        <table:table-row table:style-name="ro1">
          <table:table-cell office:value-type="float" office:value="1901">
            <text:p>1901</text:p>
          </table:table-cell>
          <table:table-cell table:formula="of:=[$'source book revised'.B51]" office:value-type="float" office:value="4006.78694817658">
            <text:p>4,007</text:p>
          </table:table-cell>
          <table:table-cell table:formula="of:=[$'source book revised'.C51]" office:value-type="float" office:value="492.213051823417">
            <text:p>492</text:p>
          </table:table-cell>
          <table:table-cell table:formula="of:=[$'source book revised'.D51]" office:value-type="float" office:value="4499">
            <text:p>4,499</text:p>
          </table:table-cell>
          <table:table-cell table:formula="of:=[$'source book revised'.E51]" office:value-type="float" office:value="8.14035087719298">
            <text:p>8.1</text:p>
          </table:table-cell>
          <table:table-cell table:formula="of:=[.E50]/[.L50]" office:value-type="float" office:value="7.3901632869266">
            <text:p>7.4</text:p>
          </table:table-cell>
          <table:table-cell table:style-name="ce8" table:formula="of:=[.D50]*100000/[.K50]" office:value-type="float" office:value="117.623590392775">
            <text:p>118</text:p>
          </table:table-cell>
          <table:table-cell table:style-name="ce8"/>
          <table:table-cell office:value-type="float" office:value="2004836">
            <text:p>2,004,836</text:p>
          </table:table-cell>
          <table:table-cell office:value-type="float" office:value="1820077">
            <text:p>1,820,077</text:p>
          </table:table-cell>
          <table:table-cell table:formula="of:=[.I50]+[.J50]" office:value-type="float" office:value="3824913">
            <text:p>3,824,913</text:p>
          </table:table-cell>
          <table:table-cell table:style-name="ce9" table:formula="of:=[.I50]/[.J50]" office:value-type="float" office:value="1.10151163934273">
            <text:p>1.10</text:p>
          </table:table-cell>
          <table:table-cell table:number-columns-repeated="1012"/>
        </table:table-row>
        <table:table-row table:style-name="ro1">
          <table:table-cell office:value-type="float" office:value="1902">
            <text:p>1902</text:p>
          </table:table-cell>
          <table:table-cell table:formula="of:=[$'source book revised'.B52]" office:value-type="float" office:value="3908.35978314441">
            <text:p>3,908</text:p>
          </table:table-cell>
          <table:table-cell table:formula="of:=[$'source book revised'.C52]" office:value-type="float" office:value="465.640216855594">
            <text:p>466</text:p>
          </table:table-cell>
          <table:table-cell table:formula="of:=[$'source book revised'.D52]" office:value-type="float" office:value="4374">
            <text:p>4,374</text:p>
          </table:table-cell>
          <table:table-cell table:formula="of:=[$'source book revised'.E52]" office:value-type="float" office:value="8.39351851851852">
            <text:p>8.4</text:p>
          </table:table-cell>
          <table:table-cell table:formula="of:=[.E51]/[.L51]" office:value-type="float" office:value="7.64564572449638">
            <text:p>7.6</text:p>
          </table:table-cell>
          <table:table-cell table:style-name="ce8" table:formula="of:=[.D51]*100000/[.K51]" office:value-type="float" office:value="112.868156884158">
            <text:p>113</text:p>
          </table:table-cell>
          <table:table-cell table:style-name="ce8"/>
          <table:table-cell office:value-type="float" office:value="2028008">
            <text:p>2,028,008</text:p>
          </table:table-cell>
          <table:table-cell office:value-type="float" office:value="1847310">
            <text:p>1,847,310</text:p>
          </table:table-cell>
          <table:table-cell table:formula="of:=[.I51]+[.J51]" office:value-type="float" office:value="3875318">
            <text:p>3,875,318</text:p>
          </table:table-cell>
          <table:table-cell table:style-name="ce9" table:formula="of:=[.I51]/[.J51]" office:value-type="float" office:value="1.09781682554634">
            <text:p>1.10</text:p>
          </table:table-cell>
          <table:table-cell table:number-columns-repeated="1012"/>
        </table:table-row>
        <table:table-row table:style-name="ro1">
          <table:table-cell office:value-type="float" office:value="1903">
            <text:p>1903</text:p>
          </table:table-cell>
          <table:table-cell table:formula="of:=[$'source book revised'.B53]" office:value-type="float" office:value="4118.00328947368">
            <text:p>4,118</text:p>
          </table:table-cell>
          <table:table-cell table:formula="of:=[$'source book revised'.C53]" office:value-type="float" office:value="438.996710526316">
            <text:p>439</text:p>
          </table:table-cell>
          <table:table-cell table:formula="of:=[$'source book revised'.D53]" office:value-type="float" office:value="4557">
            <text:p>4,557</text:p>
          </table:table-cell>
          <table:table-cell table:formula="of:=[$'source book revised'.E53]" office:value-type="float" office:value="9.38048780487805">
            <text:p>9.4</text:p>
          </table:table-cell>
          <table:table-cell table:formula="of:=[.E52]/[.L52]" office:value-type="float" office:value="8.58379416875458">
            <text:p>8.6</text:p>
          </table:table-cell>
          <table:table-cell table:style-name="ce8" table:formula="of:=[.D52]*100000/[.K52]" office:value-type="float" office:value="116.351154268813">
            <text:p>116</text:p>
          </table:table-cell>
          <table:table-cell table:style-name="ce8"/>
          <table:table-cell office:value-type="float" office:value="2045144">
            <text:p>2,045,144</text:p>
          </table:table-cell>
          <table:table-cell office:value-type="float" office:value="1871448">
            <text:p>1,871,448</text:p>
          </table:table-cell>
          <table:table-cell table:formula="of:=[.I52]+[.J52]" office:value-type="float" office:value="3916592">
            <text:p>3,916,592</text:p>
          </table:table-cell>
          <table:table-cell table:style-name="ce9" table:formula="of:=[.I52]/[.J52]" office:value-type="float" office:value="1.09281369292655">
            <text:p>1.09</text:p>
          </table:table-cell>
          <table:table-cell table:number-columns-repeated="1012"/>
        </table:table-row>
        <table:table-row table:style-name="ro1">
          <table:table-cell office:value-type="float" office:value="1904">
            <text:p>1904</text:p>
          </table:table-cell>
          <table:table-cell table:formula="of:=[$'source book revised'.B54]" office:value-type="float" office:value="4171.83093358105">
            <text:p>4,172</text:p>
          </table:table-cell>
          <table:table-cell table:formula="of:=[$'source book revised'.C54]" office:value-type="float" office:value="420.16906641895">
            <text:p>420</text:p>
          </table:table-cell>
          <table:table-cell table:formula="of:=[$'source book revised'.D54]" office:value-type="float" office:value="4592">
            <text:p>4,592</text:p>
          </table:table-cell>
          <table:table-cell table:formula="of:=[$'source book revised'.E54]" office:value-type="float" office:value="9.92893401015228">
            <text:p>9.9</text:p>
          </table:table-cell>
          <table:table-cell table:formula="of:=[.E53]/[.L53]" office:value-type="float" office:value="9.10782627611343">
            <text:p>9.1</text:p>
          </table:table-cell>
          <table:table-cell table:style-name="ce8" table:formula="of:=[.D53]*100000/[.K53]" office:value-type="float" office:value="115.54672068241">
            <text:p>116</text:p>
          </table:table-cell>
          <table:table-cell table:style-name="ce8"/>
          <table:table-cell office:value-type="float" office:value="2072783">
            <text:p>2,072,783</text:p>
          </table:table-cell>
          <table:table-cell office:value-type="float" office:value="1901367">
            <text:p>1,901,367</text:p>
          </table:table-cell>
          <table:table-cell table:formula="of:=[.I53]+[.J53]" office:value-type="float" office:value="3974150">
            <text:p>3,974,150</text:p>
          </table:table-cell>
          <table:table-cell table:style-name="ce9" table:formula="of:=[.I53]/[.J53]" office:value-type="float" office:value="1.09015408387755">
            <text:p>1.09</text:p>
          </table:table-cell>
          <table:table-cell table:number-columns-repeated="1012"/>
        </table:table-row>
        <table:table-row table:style-name="ro1">
          <table:table-cell office:value-type="float" office:value="1905">
            <text:p>1905</text:p>
          </table:table-cell>
          <table:table-cell table:formula="of:=[$'source book revised'.B55]" office:value-type="float" office:value="4079.96370582617">
            <text:p>4,080</text:p>
          </table:table-cell>
          <table:table-cell table:formula="of:=[$'source book revised'.C55]" office:value-type="float" office:value="379.03629417383">
            <text:p>379</text:p>
          </table:table-cell>
          <table:table-cell table:formula="of:=[$'source book revised'.D55]" office:value-type="float" office:value="4459">
            <text:p>4,459</text:p>
          </table:table-cell>
          <table:table-cell table:formula="of:=[$'source book revised'.E55]" office:value-type="float" office:value="10.7640449438202">
            <text:p>10.8</text:p>
          </table:table-cell>
          <table:table-cell table:formula="of:=[.E54]/[.L54]" office:value-type="float" office:value="9.90676768927623">
            <text:p>9.9</text:p>
          </table:table-cell>
          <table:table-cell table:style-name="ce8" table:formula="of:=[.D54]*100000/[.K54]" office:value-type="float" office:value="110.563486972527">
            <text:p>111</text:p>
          </table:table-cell>
          <table:table-cell table:style-name="ce8"/>
          <table:table-cell office:value-type="float" office:value="2100118">
            <text:p>2,100,118</text:p>
          </table:table-cell>
          <table:table-cell office:value-type="float" office:value="1932859">
            <text:p>1,932,859</text:p>
          </table:table-cell>
          <table:table-cell table:formula="of:=[.I54]+[.J54]" office:value-type="float" office:value="4032977">
            <text:p>4,032,977</text:p>
          </table:table-cell>
          <table:table-cell table:style-name="ce9" table:formula="of:=[.I54]/[.J54]" office:value-type="float" office:value="1.08653450665568">
            <text:p>1.09</text:p>
          </table:table-cell>
          <table:table-cell table:number-columns-repeated="1012"/>
        </table:table-row>
        <table:table-row table:style-name="ro1">
          <table:table-cell office:value-type="float" office:value="1906">
            <text:p>1906</text:p>
          </table:table-cell>
          <table:table-cell table:formula="of:=[$'source book revised'.B56]" office:value-type="float" office:value="3820.26275314022">
            <text:p>3,820</text:p>
          </table:table-cell>
          <table:table-cell table:formula="of:=[$'source book revised'.C56]" office:value-type="float" office:value="336.73724685978">
            <text:p>337</text:p>
          </table:table-cell>
          <table:table-cell table:formula="of:=[$'source book revised'.D56]" office:value-type="float" office:value="4157">
            <text:p>4,157</text:p>
          </table:table-cell>
          <table:table-cell table:formula="of:=[$'source book revised'.E56]" office:value-type="float" office:value="11.3449367088608">
            <text:p>11.3</text:p>
          </table:table-cell>
          <table:table-cell table:formula="of:=[.E55]/[.L55]" office:value-type="float" office:value="10.4808890284228">
            <text:p>10.5</text:p>
          </table:table-cell>
          <table:table-cell table:style-name="ce8" table:formula="of:=[.D55]*100000/[.K55]" office:value-type="float" office:value="101.601252357029">
            <text:p>102</text:p>
          </table:table-cell>
          <table:table-cell table:style-name="ce8"/>
          <table:table-cell office:value-type="float" office:value="2126730">
            <text:p>2,126,730</text:p>
          </table:table-cell>
          <table:table-cell office:value-type="float" office:value="1964755">
            <text:p>1,964,755</text:p>
          </table:table-cell>
          <table:table-cell table:formula="of:=[.I55]+[.J55]" office:value-type="float" office:value="4091485">
            <text:p>4,091,485</text:p>
          </table:table-cell>
          <table:table-cell table:style-name="ce9" table:formula="of:=[.I55]/[.J55]" office:value-type="float" office:value="1.08244030426185">
            <text:p>1.08</text:p>
          </table:table-cell>
          <table:table-cell table:number-columns-repeated="1012"/>
        </table:table-row>
        <table:table-row table:style-name="ro1">
          <table:table-cell office:value-type="float" office:value="1907">
            <text:p>1907</text:p>
          </table:table-cell>
          <table:table-cell table:formula="of:=[$'source book revised'.B57]" office:value-type="float" office:value="3635.07902735562">
            <text:p>3,635</text:p>
          </table:table-cell>
          <table:table-cell table:formula="of:=[$'source book revised'.C57]" office:value-type="float" office:value="311.920972644377">
            <text:p>312</text:p>
          </table:table-cell>
          <table:table-cell table:formula="of:=[$'source book revised'.D57]" office:value-type="float" office:value="3947">
            <text:p>3,947</text:p>
          </table:table-cell>
          <table:table-cell table:formula="of:=[$'source book revised'.E57]" office:value-type="float" office:value="11.6538461538462">
            <text:p>11.7</text:p>
          </table:table-cell>
          <table:table-cell table:formula="of:=[.E56]/[.L56]" office:value-type="float" office:value="10.7976750262768">
            <text:p>10.8</text:p>
          </table:table-cell>
          <table:table-cell table:style-name="ce8" table:formula="of:=[.D56]*100000/[.K56]" office:value-type="float" office:value="94.8405491765188">
            <text:p>95</text:p>
          </table:table-cell>
          <table:table-cell table:style-name="ce8"/>
          <table:table-cell office:value-type="float" office:value="2160213">
            <text:p>2,160,213</text:p>
          </table:table-cell>
          <table:table-cell office:value-type="float" office:value="2001509">
            <text:p>2,001,509</text:p>
          </table:table-cell>
          <table:table-cell table:formula="of:=[.I56]+[.J56]" office:value-type="float" office:value="4161722">
            <text:p>4,161,722</text:p>
          </table:table-cell>
          <table:table-cell table:style-name="ce9" table:formula="of:=[.I56]/[.J56]" office:value-type="float" office:value="1.07929217405468">
            <text:p>1.08</text:p>
          </table:table-cell>
          <table:table-cell table:number-columns-repeated="1012"/>
        </table:table-row>
        <table:table-row table:style-name="ro1">
          <table:table-cell office:value-type="float" office:value="1908">
            <text:p>1908</text:p>
          </table:table-cell>
          <table:table-cell table:formula="of:=[$'source book revised'.B58]" office:value-type="float" office:value="3603">
            <text:p>3,603</text:p>
          </table:table-cell>
          <table:table-cell table:formula="of:=[$'source book revised'.C58]" office:value-type="float" office:value="325">
            <text:p>325</text:p>
          </table:table-cell>
          <table:table-cell table:formula="of:=[$'source book revised'.D58]" office:value-type="float" office:value="3928">
            <text:p>3,928</text:p>
          </table:table-cell>
          <table:table-cell table:formula="of:=[$'source book revised'.E58]" office:value-type="float" office:value="11.0861538461538">
            <text:p>11.1</text:p>
          </table:table-cell>
          <table:table-cell table:formula="of:=[.E57]/[.L57]" office:value-type="float" office:value="10.299484875281">
            <text:p>10.3</text:p>
          </table:table-cell>
          <table:table-cell table:style-name="ce8" table:formula="of:=[.D57]*100000/[.K57]" office:value-type="float" office:value="92.810538438165">
            <text:p>93</text:p>
          </table:table-cell>
          <table:table-cell table:style-name="ce8"/>
          <table:table-cell office:value-type="float" office:value="2193981">
            <text:p>2,193,981</text:p>
          </table:table-cell>
          <table:table-cell office:value-type="float" office:value="2038297">
            <text:p>2,038,297</text:p>
          </table:table-cell>
          <table:table-cell table:formula="of:=[.I57]+[.J57]" office:value-type="float" office:value="4232278">
            <text:p>4,232,278</text:p>
          </table:table-cell>
          <table:table-cell table:style-name="ce9" table:formula="of:=[.I57]/[.J57]" office:value-type="float" office:value="1.07637944813734">
            <text:p>1.08</text:p>
          </table:table-cell>
          <table:table-cell table:number-columns-repeated="1012"/>
        </table:table-row>
        <table:table-row table:style-name="ro1">
          <table:table-cell office:value-type="float" office:value="1909">
            <text:p>1909</text:p>
          </table:table-cell>
          <table:table-cell table:formula="of:=[$'source book revised'.B59]" office:value-type="float" office:value="3578.09070121951">
            <text:p>3,578</text:p>
          </table:table-cell>
          <table:table-cell table:formula="of:=[$'source book revised'.C59]" office:value-type="float" office:value="356.909298780488">
            <text:p>357</text:p>
          </table:table-cell>
          <table:table-cell table:formula="of:=[$'source book revised'.D59]" office:value-type="float" office:value="3935">
            <text:p>3,935</text:p>
          </table:table-cell>
          <table:table-cell table:formula="of:=[$'source book revised'.E59]" office:value-type="float" office:value="10.0252100840336">
            <text:p>10.0</text:p>
          </table:table-cell>
          <table:table-cell table:formula="of:=[.E58]/[.L58]" office:value-type="float" office:value="9.30772961842935">
            <text:p>9.3</text:p>
          </table:table-cell>
          <table:table-cell table:style-name="ce8" table:formula="of:=[.D58]*100000/[.K58]" office:value-type="float" office:value="91.0045421326747">
            <text:p>91</text:p>
          </table:table-cell>
          <table:table-cell table:style-name="ce8"/>
          <table:table-cell office:value-type="float" office:value="2242215">
            <text:p>2,242,215</text:p>
          </table:table-cell>
          <table:table-cell office:value-type="float" office:value="2081745">
            <text:p>2,081,745</text:p>
          </table:table-cell>
          <table:table-cell table:formula="of:=[.I58]+[.J58]" office:value-type="float" office:value="4323960">
            <text:p>4,323,960</text:p>
          </table:table-cell>
          <table:table-cell table:style-name="ce9" table:formula="of:=[.I58]/[.J58]" office:value-type="float" office:value="1.07708436912302">
            <text:p>1.08</text:p>
          </table:table-cell>
          <table:table-cell table:number-columns-repeated="1012"/>
        </table:table-row>
        <table:table-row table:style-name="ro1">
          <table:table-cell office:value-type="float" office:value="1910">
            <text:p>1910</text:p>
          </table:table-cell>
          <table:table-cell table:formula="of:=[$'source book revised'.B60]" office:value-type="float" office:value="3268">
            <text:p>3,268</text:p>
          </table:table-cell>
          <table:table-cell table:formula="of:=[$'source book revised'.C60]" office:value-type="float" office:value="335">
            <text:p>335</text:p>
          </table:table-cell>
          <table:table-cell table:formula="of:=[$'source book revised'.D60]" office:value-type="float" office:value="3603">
            <text:p>3,603</text:p>
          </table:table-cell>
          <table:table-cell table:formula="of:=[$'source book revised'.E60]" office:value-type="float" office:value="9.75522388059702">
            <text:p>9.8</text:p>
          </table:table-cell>
          <table:table-cell table:formula="of:=[.E59]/[.L59]" office:value-type="float" office:value="9.04350667088993">
            <text:p>9.0</text:p>
          </table:table-cell>
          <table:table-cell table:style-name="ce8" table:formula="of:=[.D59]*100000/[.K59]" office:value-type="float" office:value="81.4222015722643">
            <text:p>81</text:p>
          </table:table-cell>
          <table:table-cell table:style-name="ce8"/>
          <table:table-cell office:value-type="float" office:value="2296308">
            <text:p>2,296,308</text:p>
          </table:table-cell>
          <table:table-cell office:value-type="float" office:value="2128775">
            <text:p>2,128,775</text:p>
          </table:table-cell>
          <table:table-cell table:formula="of:=[.I59]+[.J59]" office:value-type="float" office:value="4425083">
            <text:p>4,425,083</text:p>
          </table:table-cell>
          <table:table-cell table:style-name="ce9" table:formula="of:=[.I59]/[.J59]" office:value-type="float" office:value="1.07869925191718">
            <text:p>1.08</text:p>
          </table:table-cell>
          <table:table-cell table:number-columns-repeated="1012"/>
        </table:table-row>
        <table:table-row table:style-name="ro1">
          <table:table-cell office:value-type="float" office:value="1911">
            <text:p>1911</text:p>
          </table:table-cell>
          <table:table-cell table:formula="of:=[$'source book revised'.B61]" office:value-type="float" office:value="2987">
            <text:p>2,987</text:p>
          </table:table-cell>
          <table:table-cell table:formula="of:=[$'source book revised'.C61]" office:value-type="float" office:value="304">
            <text:p>304</text:p>
          </table:table-cell>
          <table:table-cell table:formula="of:=[$'source book revised'.D61]" office:value-type="float" office:value="3291">
            <text:p>3,291</text:p>
          </table:table-cell>
          <table:table-cell table:formula="of:=[$'source book revised'.E61]" office:value-type="float" office:value="9.82565789473684">
            <text:p>9.8</text:p>
          </table:table-cell>
          <table:table-cell table:formula="of:=[.E60]/[.L60]" office:value-type="float" office:value="9.03919511695003">
            <text:p>9.0</text:p>
          </table:table-cell>
          <table:table-cell table:style-name="ce8" table:formula="of:=[.D60]*100000/[.K60]" office:value-type="float" office:value="71.9535194694286">
            <text:p>72</text:p>
          </table:table-cell>
          <table:table-cell table:style-name="ce8"/>
          <table:table-cell office:value-type="float" office:value="2382232">
            <text:p>2,382,232</text:p>
          </table:table-cell>
          <table:table-cell office:value-type="float" office:value="2191554">
            <text:p>2,191,554</text:p>
          </table:table-cell>
          <table:table-cell table:formula="of:=[.I60]+[.J60]" office:value-type="float" office:value="4573786">
            <text:p>4,573,786</text:p>
          </table:table-cell>
          <table:table-cell table:style-name="ce9" table:formula="of:=[.I60]/[.J60]" office:value-type="float" office:value="1.08700584151702">
            <text:p>1.09</text:p>
          </table:table-cell>
          <table:table-cell table:number-columns-repeated="1012"/>
        </table:table-row>
        <table:table-row table:style-name="ro1">
          <table:table-cell office:value-type="float" office:value="1912">
            <text:p>1912</text:p>
          </table:table-cell>
          <table:table-cell table:formula="of:=[$'source book revised'.B62]" office:value-type="float" office:value="3059.09920518104">
            <text:p>3,059</text:p>
          </table:table-cell>
          <table:table-cell table:formula="of:=[$'source book revised'.C62]" office:value-type="float" office:value="336.900794818958">
            <text:p>337</text:p>
          </table:table-cell>
          <table:table-cell table:formula="of:=[$'source book revised'.D62]" office:value-type="float" office:value="3396">
            <text:p>3,396</text:p>
          </table:table-cell>
          <table:table-cell table:formula="of:=[$'source book revised'.E62]" office:value-type="float" office:value="9.08011869436202">
            <text:p>9.1</text:p>
          </table:table-cell>
          <table:table-cell table:formula="of:=[.E61]/[.L61]" office:value-type="float" office:value="8.31116117609114">
            <text:p>8.3</text:p>
          </table:table-cell>
          <table:table-cell table:style-name="ce8" table:formula="of:=[.D61]*100000/[.K61]" office:value-type="float" office:value="71.5461144834743">
            <text:p>72</text:p>
          </table:table-cell>
          <table:table-cell table:style-name="ce8"/>
          <table:table-cell office:value-type="float" office:value="2478230">
            <text:p>2,478,230</text:p>
          </table:table-cell>
          <table:table-cell office:value-type="float" office:value="2268359">
            <text:p>2,268,359</text:p>
          </table:table-cell>
          <table:table-cell table:formula="of:=[.I61]+[.J61]" office:value-type="float" office:value="4746589">
            <text:p>4,746,589</text:p>
          </table:table-cell>
          <table:table-cell table:style-name="ce9" table:formula="of:=[.I61]/[.J61]" office:value-type="float" office:value="1.09252106919584">
            <text:p>1.09</text:p>
          </table:table-cell>
          <table:table-cell table:number-columns-repeated="1012"/>
        </table:table-row>
        <table:table-row table:style-name="ro1">
          <table:table-cell office:value-type="float" office:value="1913">
            <text:p>1913</text:p>
          </table:table-cell>
          <table:table-cell table:formula="of:=[$'source book revised'.B63]" office:value-type="float" office:value="3215.09865470852">
            <text:p>3,215</text:p>
          </table:table-cell>
          <table:table-cell table:formula="of:=[$'source book revised'.C63]" office:value-type="float" office:value="351.90134529148">
            <text:p>352</text:p>
          </table:table-cell>
          <table:table-cell table:formula="of:=[$'source book revised'.D63]" office:value-type="float" office:value="3567">
            <text:p>3,567</text:p>
          </table:table-cell>
          <table:table-cell table:formula="of:=[$'source book revised'.E63]" office:value-type="float" office:value="9.13636363636364">
            <text:p>9.1</text:p>
          </table:table-cell>
          <table:table-cell table:formula="of:=[.E62]/[.L62]" office:value-type="float" office:value="8.36352082947196">
            <text:p>8.4</text:p>
          </table:table-cell>
          <table:table-cell table:style-name="ce8" table:formula="of:=[.D62]*100000/[.K62]" office:value-type="float" office:value="72.8890229376667">
            <text:p>73</text:p>
          </table:table-cell>
          <table:table-cell table:style-name="ce8"/>
          <table:table-cell office:value-type="float" office:value="2554931">
            <text:p>2,554,931</text:p>
          </table:table-cell>
          <table:table-cell office:value-type="float" office:value="2338810">
            <text:p>2,338,810</text:p>
          </table:table-cell>
          <table:table-cell table:formula="of:=[.I62]+[.J62]" office:value-type="float" office:value="4893741">
            <text:p>4,893,741</text:p>
          </table:table-cell>
          <table:table-cell table:style-name="ce9" table:formula="of:=[.I62]/[.J62]" office:value-type="float" office:value="1.092406394705">
            <text:p>1.09</text:p>
          </table:table-cell>
          <table:table-cell table:number-columns-repeated="1012"/>
        </table:table-row>
        <table:table-row table:style-name="ro1">
          <table:table-cell office:value-type="float" office:value="1914">
            <text:p>1914</text:p>
          </table:table-cell>
          <table:table-cell table:formula="of:=[$'source book revised'.B64]" office:value-type="float" office:value="3356">
            <text:p>3,356</text:p>
          </table:table-cell>
          <table:table-cell table:formula="of:=[$'source book revised'.C64]" office:value-type="float" office:value="332">
            <text:p>332</text:p>
          </table:table-cell>
          <table:table-cell table:formula="of:=[$'source book revised'.D64]" office:value-type="float" office:value="3688">
            <text:p>3,688</text:p>
          </table:table-cell>
          <table:table-cell table:formula="of:=[$'source book revised'.E64]" office:value-type="float" office:value="10.1084337349398">
            <text:p>10.1</text:p>
          </table:table-cell>
          <table:table-cell table:formula="of:=[.E63]/[.L63]" office:value-type="float" office:value="9.38929919624494">
            <text:p>9.4</text:p>
          </table:table-cell>
          <table:table-cell table:style-name="ce8" table:formula="of:=[.D63]*100000/[.K63]" office:value-type="float" office:value="74.1786942216648">
            <text:p>74</text:p>
          </table:table-cell>
          <table:table-cell table:style-name="ce8"/>
          <table:table-cell office:value-type="float" office:value="2577576">
            <text:p>2,577,576</text:p>
          </table:table-cell>
          <table:table-cell office:value-type="float" office:value="2394202">
            <text:p>2,394,202</text:p>
          </table:table-cell>
          <table:table-cell table:formula="of:=[.I63]+[.J63]" office:value-type="float" office:value="4971778">
            <text:p>4,971,778</text:p>
          </table:table-cell>
          <table:table-cell table:style-name="ce9" table:formula="of:=[.I63]/[.J63]" office:value-type="float" office:value="1.07659086409584">
            <text:p>1.08</text:p>
          </table:table-cell>
          <table:table-cell table:number-columns-repeated="1012"/>
        </table:table-row>
        <table:table-row table:style-name="ro1">
          <table:table-cell office:value-type="float" office:value="1915">
            <text:p>1915</text:p>
          </table:table-cell>
          <table:table-cell table:formula="of:=[$'source book revised'.B65]" office:value-type="float" office:value="3426.09290629963">
            <text:p>3,426</text:p>
          </table:table-cell>
          <table:table-cell table:formula="of:=[$'source book revised'.C65]" office:value-type="float" office:value="350.907093700371">
            <text:p>351</text:p>
          </table:table-cell>
          <table:table-cell table:formula="of:=[$'source book revised'.D65]" office:value-type="float" office:value="3777">
            <text:p>3,777</text:p>
          </table:table-cell>
          <table:table-cell table:formula="of:=[$'source book revised'.E65]" office:value-type="float" office:value="9.76353276353276">
            <text:p>9.8</text:p>
          </table:table-cell>
          <table:table-cell table:formula="of:=[.E64]/[.L64]" office:value-type="float" office:value="9.42871313274062">
            <text:p>9.4</text:p>
          </table:table-cell>
          <table:table-cell table:style-name="ce8" table:formula="of:=[.D64]*100000/[.K64]" office:value-type="float" office:value="76.0042797432396">
            <text:p>76</text:p>
          </table:table-cell>
          <table:table-cell table:style-name="ce8"/>
          <table:table-cell office:value-type="float" office:value="2528076">
            <text:p>2,528,076</text:p>
          </table:table-cell>
          <table:table-cell office:value-type="float" office:value="2441381">
            <text:p>2,441,381</text:p>
          </table:table-cell>
          <table:table-cell table:formula="of:=[.I64]+[.J64]" office:value-type="float" office:value="4969457">
            <text:p>4,969,457</text:p>
          </table:table-cell>
          <table:table-cell table:style-name="ce9" table:formula="of:=[.I64]/[.J64]" office:value-type="float" office:value="1.03551063926524">
            <text:p>1.04</text:p>
          </table:table-cell>
          <table:table-cell table:number-columns-repeated="1012"/>
        </table:table-row>
        <table:table-row table:style-name="ro1">
          <table:table-cell office:value-type="float" office:value="1916">
            <text:p>1916</text:p>
          </table:table-cell>
          <table:table-cell table:formula="of:=[$'source book revised'.B66]" office:value-type="float" office:value="3116">
            <text:p>3,116</text:p>
          </table:table-cell>
          <table:table-cell table:formula="of:=[$'source book revised'.C66]" office:value-type="float" office:value="392">
            <text:p>392</text:p>
          </table:table-cell>
          <table:table-cell table:formula="of:=[$'source book revised'.D66]" office:value-type="float" office:value="3508">
            <text:p>3,508</text:p>
          </table:table-cell>
          <table:table-cell table:formula="of:=[$'source book revised'.E66]" office:value-type="float" office:value="7.94897959183674">
            <text:p>7.9</text:p>
          </table:table-cell>
          <table:table-cell table:formula="of:=[.E65]/[.L65]" office:value-type="float" office:value="8.09006134602552">
            <text:p>8.1</text:p>
          </table:table-cell>
          <table:table-cell table:style-name="ce8" table:formula="of:=[.D65]*100000/[.K65]" office:value-type="float" office:value="71.3305485681124">
            <text:p>71</text:p>
          </table:table-cell>
          <table:table-cell table:style-name="ce8"/>
          <table:table-cell office:value-type="float" office:value="2437345">
            <text:p>2,437,345</text:p>
          </table:table-cell>
          <table:table-cell office:value-type="float" office:value="2480604">
            <text:p>2,480,604</text:p>
          </table:table-cell>
          <table:table-cell table:formula="of:=[.I65]+[.J65]" office:value-type="float" office:value="4917949">
            <text:p>4,917,949</text:p>
          </table:table-cell>
          <table:table-cell table:style-name="ce9" table:formula="of:=[.I65]/[.J65]" office:value-type="float" office:value="0.982561102054177">
            <text:p>0.98</text:p>
          </table:table-cell>
          <table:table-cell table:number-columns-repeated="1012"/>
        </table:table-row>
        <table:table-row table:style-name="ro1">
          <table:table-cell office:value-type="float" office:value="1917">
            <text:p>1917</text:p>
          </table:table-cell>
          <table:table-cell table:formula="of:=[$'source book revised'.B67]" office:value-type="float" office:value="2735">
            <text:p>2,735</text:p>
          </table:table-cell>
          <table:table-cell table:formula="of:=[$'source book revised'.C67]" office:value-type="float" office:value="333">
            <text:p>333</text:p>
          </table:table-cell>
          <table:table-cell table:formula="of:=[$'source book revised'.D67]" office:value-type="float" office:value="3068">
            <text:p>3,068</text:p>
          </table:table-cell>
          <table:table-cell table:formula="of:=[$'source book revised'.E67]" office:value-type="float" office:value="8.21321321321321">
            <text:p>8.2</text:p>
          </table:table-cell>
          <table:table-cell table:formula="of:=[.E66]/[.L66]" office:value-type="float" office:value="8.42762750061642">
            <text:p>8.4</text:p>
          </table:table-cell>
          <table:table-cell table:style-name="ce8" table:formula="of:=[.D66]*100000/[.K66]" office:value-type="float" office:value="61.5809153758192">
            <text:p>62</text:p>
          </table:table-cell>
          <table:table-cell table:style-name="ce8"/>
          <table:table-cell office:value-type="float" office:value="2458935">
            <text:p>2,458,935</text:p>
          </table:table-cell>
          <table:table-cell office:value-type="float" office:value="2523128">
            <text:p>2,523,128</text:p>
          </table:table-cell>
          <table:table-cell table:formula="of:=[.I66]+[.J66]" office:value-type="float" office:value="4982063">
            <text:p>4,982,063</text:p>
          </table:table-cell>
          <table:table-cell table:style-name="ce9" table:formula="of:=[.I66]/[.J66]" office:value-type="float" office:value="0.974558167481">
            <text:p>0.97</text:p>
          </table:table-cell>
          <table:table-cell table:number-columns-repeated="1012"/>
        </table:table-row>
        <table:table-row table:style-name="ro1">
          <table:table-cell office:value-type="float" office:value="1918">
            <text:p>1918</text:p>
          </table:table-cell>
          <table:table-cell table:formula="of:=[$'source book revised'.B68]" office:value-type="float" office:value="2491.10488505747">
            <text:p>2,491</text:p>
          </table:table-cell>
          <table:table-cell table:formula="of:=[$'source book revised'.C68]" office:value-type="float" office:value="291.895114942529">
            <text:p>292</text:p>
          </table:table-cell>
          <table:table-cell table:formula="of:=[$'source book revised'.D68]" office:value-type="float" office:value="2783">
            <text:p>2,783</text:p>
          </table:table-cell>
          <table:table-cell table:formula="of:=[$'source book revised'.E68]" office:value-type="float" office:value="8.53424657534247">
            <text:p>8.5</text:p>
          </table:table-cell>
          <table:table-cell table:formula="of:=[.E67]/[.L67]" office:value-type="float" office:value="8.69654643248795">
            <text:p>8.7</text:p>
          </table:table-cell>
          <table:table-cell table:style-name="ce8" table:formula="of:=[.D67]*100000/[.K67]" office:value-type="float" office:value="54.7736311906209">
            <text:p>55</text:p>
          </table:table-cell>
          <table:table-cell table:style-name="ce8"/>
          <table:table-cell office:value-type="float" office:value="2516527">
            <text:p>2,516,527</text:p>
          </table:table-cell>
          <table:table-cell office:value-type="float" office:value="2564385">
            <text:p>2,564,385</text:p>
          </table:table-cell>
          <table:table-cell table:formula="of:=[.I67]+[.J67]" office:value-type="float" office:value="5080912">
            <text:p>5,080,912</text:p>
          </table:table-cell>
          <table:table-cell table:style-name="ce9" table:formula="of:=[.I67]/[.J67]" office:value-type="float" office:value="0.98133743568146">
            <text:p>0.98</text:p>
          </table:table-cell>
          <table:table-cell table:number-columns-repeated="1012"/>
        </table:table-row>
        <table:table-row table:style-name="ro1">
          <table:table-cell office:value-type="float" office:value="1919">
            <text:p>1919</text:p>
          </table:table-cell>
          <table:table-cell table:formula="of:=[$'source book revised'.B69]" office:value-type="float" office:value="2345">
            <text:p>2,345</text:p>
          </table:table-cell>
          <table:table-cell table:formula="of:=[$'source book revised'.C69]" office:value-type="float" office:value="200">
            <text:p>200</text:p>
          </table:table-cell>
          <table:table-cell table:formula="of:=[$'source book revised'.D69]" office:value-type="float" office:value="2545">
            <text:p>2,545</text:p>
          </table:table-cell>
          <table:table-cell table:formula="of:=[$'source book revised'.E69]" office:value-type="float" office:value="11.725">
            <text:p>11.7</text:p>
          </table:table-cell>
          <table:table-cell table:formula="of:=[.E68]/[.L68]" office:value-type="float" office:value="11.3201053002952">
            <text:p>11.3</text:p>
          </table:table-cell>
          <table:table-cell table:style-name="ce8" table:formula="of:=[.D68]*100000/[.K68]" office:value-type="float" office:value="47.9865087203459">
            <text:p>48</text:p>
          </table:table-cell>
          <table:table-cell table:style-name="ce8"/>
          <table:table-cell office:value-type="float" office:value="2698378">
            <text:p>2,698,378</text:p>
          </table:table-cell>
          <table:table-cell office:value-type="float" office:value="2605196">
            <text:p>2,605,196</text:p>
          </table:table-cell>
          <table:table-cell table:formula="of:=[.I68]+[.J68]" office:value-type="float" office:value="5303574">
            <text:p>5,303,574</text:p>
          </table:table-cell>
          <table:table-cell table:style-name="ce9" table:formula="of:=[.I68]/[.J68]" office:value-type="float" office:value="1.03576775029595">
            <text:p>1.04</text:p>
          </table:table-cell>
          <table:table-cell table:number-columns-repeated="1012"/>
        </table:table-row>
        <table:table-row table:style-name="ro1">
          <table:table-cell office:value-type="float" office:value="1920">
            <text:p>1920</text:p>
          </table:table-cell>
          <table:table-cell table:formula="of:=[$'source book revised'.B70]" office:value-type="float" office:value="2618">
            <text:p>2,618</text:p>
          </table:table-cell>
          <table:table-cell table:formula="of:=[$'source book revised'.C70]" office:value-type="float" office:value="175">
            <text:p>175</text:p>
          </table:table-cell>
          <table:table-cell table:formula="of:=[$'source book revised'.D70]" office:value-type="float" office:value="2793">
            <text:p>2,793</text:p>
          </table:table-cell>
          <table:table-cell table:formula="of:=[$'source book revised'.E70]" office:value-type="float" office:value="14.96">
            <text:p>15.0</text:p>
          </table:table-cell>
          <table:table-cell table:formula="of:=[.E69]/[.L69]" office:value-type="float" office:value="14.4589484869518">
            <text:p>14.5</text:p>
          </table:table-cell>
          <table:table-cell table:style-name="ce8" table:formula="of:=[.D69]*100000/[.K69]" office:value-type="float" office:value="51.6142433135716">
            <text:p>52</text:p>
          </table:table-cell>
          <table:table-cell table:style-name="ce8"/>
          <table:table-cell office:value-type="float" office:value="2751730">
            <text:p>2,751,730</text:p>
          </table:table-cell>
          <table:table-cell office:value-type="float" office:value="2659567">
            <text:p>2,659,567</text:p>
          </table:table-cell>
          <table:table-cell table:formula="of:=[.I69]+[.J69]" office:value-type="float" office:value="5411297">
            <text:p>5,411,297</text:p>
          </table:table-cell>
          <table:table-cell table:style-name="ce9" table:formula="of:=[.I69]/[.J69]" office:value-type="float" office:value="1.03465338530671">
            <text:p>1.03</text:p>
          </table:table-cell>
          <table:table-cell table:number-columns-repeated="1012"/>
        </table:table-row>
        <table:table-row table:style-name="ro1">
          <table:table-cell office:value-type="float" office:value="1921">
            <text:p>1921</text:p>
          </table:table-cell>
          <table:table-cell table:formula="of:=[$'source book revised'.B71]" office:value-type="float" office:value="2850.12922269597">
            <text:p>2,850</text:p>
          </table:table-cell>
          <table:table-cell table:formula="of:=[$'source book revised'.C71]" office:value-type="float" office:value="196.870777304034">
            <text:p>197</text:p>
          </table:table-cell>
          <table:table-cell table:formula="of:=[$'source book revised'.D71]" office:value-type="float" office:value="3047">
            <text:p>3,047</text:p>
          </table:table-cell>
          <table:table-cell table:formula="of:=[$'source book revised'.E71]" office:value-type="float" office:value="14.4771573604061">
            <text:p>14.5</text:p>
          </table:table-cell>
          <table:table-cell table:formula="of:=[.E70]/[.L70]" office:value-type="float" office:value="14.0226554549092">
            <text:p>14.0</text:p>
          </table:table-cell>
          <table:table-cell table:style-name="ce8" table:formula="of:=[.D70]*100000/[.K70]" office:value-type="float" office:value="55.2899829865809">
            <text:p>55</text:p>
          </table:table-cell>
          <table:table-cell table:style-name="ce8"/>
          <table:table-cell office:value-type="float" office:value="2799415">
            <text:p>2,799,415</text:p>
          </table:table-cell>
          <table:table-cell office:value-type="float" office:value="2711529">
            <text:p>2,711,529</text:p>
          </table:table-cell>
          <table:table-cell table:formula="of:=[.I70]+[.J70]" office:value-type="float" office:value="5510944">
            <text:p>5,510,944</text:p>
          </table:table-cell>
          <table:table-cell table:style-name="ce9" table:formula="of:=[.I70]/[.J70]" office:value-type="float" office:value="1.03241197125312">
            <text:p>1.03</text:p>
          </table:table-cell>
          <table:table-cell table:number-columns-repeated="1012"/>
        </table:table-row>
        <table:table-row table:style-name="ro1">
          <table:table-cell office:value-type="float" office:value="1922">
            <text:p>1922</text:p>
          </table:table-cell>
          <table:table-cell table:formula="of:=[$'source book revised'.B72]" office:value-type="float" office:value="3041.05674418605">
            <text:p>3,041</text:p>
          </table:table-cell>
          <table:table-cell table:formula="of:=[$'source book revised'.C72]" office:value-type="float" office:value="182.943255813954">
            <text:p>183</text:p>
          </table:table-cell>
          <table:table-cell table:formula="of:=[$'source book revised'.D72]" office:value-type="float" office:value="3224">
            <text:p>3,224</text:p>
          </table:table-cell>
          <table:table-cell table:formula="of:=[$'source book revised'.E72]" office:value-type="float" office:value="16.6229508196721">
            <text:p>16.6</text:p>
          </table:table-cell>
          <table:table-cell table:formula="of:=[.E71]/[.L71]" office:value-type="float" office:value="16.0527975033344">
            <text:p>16.1</text:p>
          </table:table-cell>
          <table:table-cell table:style-name="ce8" table:formula="of:=[.D71]*100000/[.K71]" office:value-type="float" office:value="57.1906410283246">
            <text:p>57</text:p>
          </table:table-cell>
          <table:table-cell table:style-name="ce8"/>
          <table:table-cell office:value-type="float" office:value="2867825">
            <text:p>2,867,825</text:p>
          </table:table-cell>
          <table:table-cell office:value-type="float" office:value="2769461">
            <text:p>2,769,461</text:p>
          </table:table-cell>
          <table:table-cell table:formula="of:=[.I71]+[.J71]" office:value-type="float" office:value="5637286">
            <text:p>5,637,286</text:p>
          </table:table-cell>
          <table:table-cell table:style-name="ce9" table:formula="of:=[.I71]/[.J71]" office:value-type="float" office:value="1.03551738045779">
            <text:p>1.04</text:p>
          </table:table-cell>
          <table:table-cell table:number-columns-repeated="1012"/>
        </table:table-row>
        <table:table-row table:style-name="ro1">
          <table:table-cell office:value-type="float" office:value="1923">
            <text:p>1923</text:p>
          </table:table-cell>
          <table:table-cell table:formula="of:=[$'source book revised'.B73]" office:value-type="float" office:value="2999">
            <text:p>2,999</text:p>
          </table:table-cell>
          <table:table-cell table:formula="of:=[$'source book revised'.C73]" office:value-type="float" office:value="181">
            <text:p>181</text:p>
          </table:table-cell>
          <table:table-cell table:formula="of:=[$'source book revised'.D73]" office:value-type="float" office:value="3180">
            <text:p>3,180</text:p>
          </table:table-cell>
          <table:table-cell table:formula="of:=[$'source book revised'.E73]" office:value-type="float" office:value="16.5690607734807">
            <text:p>16.6</text:p>
          </table:table-cell>
          <table:table-cell table:formula="of:=[.E72]/[.L72]" office:value-type="float" office:value="15.9552227590599">
            <text:p>16.0</text:p>
          </table:table-cell>
          <table:table-cell table:style-name="ce8" table:formula="of:=[.D72]*100000/[.K72]" office:value-type="float" office:value="55.246833470408">
            <text:p>55</text:p>
          </table:table-cell>
          <table:table-cell table:style-name="ce8"/>
          <table:table-cell office:value-type="float" office:value="2932310">
            <text:p>2,932,310</text:p>
          </table:table-cell>
          <table:table-cell office:value-type="float" office:value="2823676">
            <text:p>2,823,676</text:p>
          </table:table-cell>
          <table:table-cell table:formula="of:=[.I72]+[.J72]" office:value-type="float" office:value="5755986">
            <text:p>5,755,986</text:p>
          </table:table-cell>
          <table:table-cell table:style-name="ce9" table:formula="of:=[.I72]/[.J72]" office:value-type="float" office:value="1.03847254430041">
            <text:p>1.04</text:p>
          </table:table-cell>
          <table:table-cell table:number-columns-repeated="1012"/>
        </table:table-row>
        <table:table-row table:style-name="ro1">
          <table:table-cell office:value-type="float" office:value="1924">
            <text:p>1924</text:p>
          </table:table-cell>
          <table:table-cell table:formula="of:=[$'source book revised'.B74]" office:value-type="float" office:value="2977.94990427569">
            <text:p>2,978</text:p>
          </table:table-cell>
          <table:table-cell table:formula="of:=[$'source book revised'.C74]" office:value-type="float" office:value="157.050095724314">
            <text:p>157</text:p>
          </table:table-cell>
          <table:table-cell table:formula="of:=[$'source book revised'.D74]" office:value-type="float" office:value="3135">
            <text:p>3,135</text:p>
          </table:table-cell>
          <table:table-cell table:formula="of:=[$'source book revised'.E74]" office:value-type="float" office:value="18.9617834394904">
            <text:p>19.0</text:p>
          </table:table-cell>
          <table:table-cell table:formula="of:=[.E73]/[.L73]" office:value-type="float" office:value="18.2213326951549">
            <text:p>18.2</text:p>
          </table:table-cell>
          <table:table-cell table:style-name="ce8" table:formula="of:=[.D73]*100000/[.K73]" office:value-type="float" office:value="53.2981797694051">
            <text:p>53</text:p>
          </table:table-cell>
          <table:table-cell table:style-name="ce8"/>
          <table:table-cell office:value-type="float" office:value="2999567">
            <text:p>2,999,567</text:p>
          </table:table-cell>
          <table:table-cell office:value-type="float" office:value="2882435">
            <text:p>2,882,435</text:p>
          </table:table-cell>
          <table:table-cell table:formula="of:=[.I73]+[.J73]" office:value-type="float" office:value="5882002">
            <text:p>5,882,002</text:p>
          </table:table-cell>
          <table:table-cell table:style-name="ce9" table:formula="of:=[.I73]/[.J73]" office:value-type="float" office:value="1.04063647575748">
            <text:p>1.04</text:p>
          </table:table-cell>
          <table:table-cell table:number-columns-repeated="1012"/>
        </table:table-row>
        <table:table-row table:style-name="ro1">
          <table:table-cell office:value-type="float" office:value="1925">
            <text:p>1925</text:p>
          </table:table-cell>
          <table:table-cell table:formula="of:=[$'source book revised'.B75]" office:value-type="float" office:value="3155.49192811453">
            <text:p>3,155</text:p>
          </table:table-cell>
          <table:table-cell table:formula="of:=[$'source book revised'.C75]" office:value-type="float" office:value="139.508071885471">
            <text:p>140</text:p>
          </table:table-cell>
          <table:table-cell table:formula="of:=[$'source book revised'.D75]" office:value-type="float" office:value="3295">
            <text:p>3,295</text:p>
          </table:table-cell>
          <table:table-cell table:formula="of:=[$'source book revised'.E75]" office:value-type="float" office:value="22.6187050359712">
            <text:p>22.6</text:p>
          </table:table-cell>
          <table:table-cell table:formula="of:=[.E74]/[.L74]" office:value-type="float" office:value="21.6996008096777">
            <text:p>21.7</text:p>
          </table:table-cell>
          <table:table-cell table:style-name="ce8" table:formula="of:=[.D74]*100000/[.K74]" office:value-type="float" office:value="54.888975178689">
            <text:p>55</text:p>
          </table:table-cell>
          <table:table-cell table:style-name="ce8"/>
          <table:table-cell office:value-type="float" office:value="3063761">
            <text:p>3,063,761</text:p>
          </table:table-cell>
          <table:table-cell office:value-type="float" office:value="2939266">
            <text:p>2,939,266</text:p>
          </table:table-cell>
          <table:table-cell table:formula="of:=[.I74]+[.J74]" office:value-type="float" office:value="6003027">
            <text:p>6,003,027</text:p>
          </table:table-cell>
          <table:table-cell table:style-name="ce9" table:formula="of:=[.I74]/[.J74]" office:value-type="float" office:value="1.04235581264166">
            <text:p>1.04</text:p>
          </table:table-cell>
          <table:table-cell table:number-columns-repeated="1012"/>
        </table:table-row>
        <table:table-row table:style-name="ro1">
          <table:table-cell office:value-type="float" office:value="1926">
            <text:p>1926</text:p>
          </table:table-cell>
          <table:table-cell table:formula="of:=[$'source book revised'.B76]" office:value-type="float" office:value="3279.50704225352">
            <text:p>3,280</text:p>
          </table:table-cell>
          <table:table-cell table:formula="of:=[$'source book revised'.C76]" office:value-type="float" office:value="140.492957746479">
            <text:p>140</text:p>
          </table:table-cell>
          <table:table-cell table:formula="of:=[$'source book revised'.D76]" office:value-type="float" office:value="3420">
            <text:p>3,420</text:p>
          </table:table-cell>
          <table:table-cell table:formula="of:=[$'source book revised'.E76]" office:value-type="float" office:value="23.3428571428571">
            <text:p>23.3</text:p>
          </table:table-cell>
          <table:table-cell table:formula="of:=[.E75]/[.L75]" office:value-type="float" office:value="22.3754595270183">
            <text:p>22.4</text:p>
          </table:table-cell>
          <table:table-cell table:style-name="ce8" table:formula="of:=[.D75]*100000/[.K75]" office:value-type="float" office:value="55.8456700010777">
            <text:p>56</text:p>
          </table:table-cell>
          <table:table-cell table:style-name="ce8"/>
          <table:table-cell office:value-type="float" office:value="3126802">
            <text:p>3,126,802</text:p>
          </table:table-cell>
          <table:table-cell office:value-type="float" office:value="2997218">
            <text:p>2,997,218</text:p>
          </table:table-cell>
          <table:table-cell table:formula="of:=[.I75]+[.J75]" office:value-type="float" office:value="6124020">
            <text:p>6,124,020</text:p>
          </table:table-cell>
          <table:table-cell table:style-name="ce9" table:formula="of:=[.I75]/[.J75]" office:value-type="float" office:value="1.0432347597005">
            <text:p>1.04</text:p>
          </table:table-cell>
          <table:table-cell table:number-columns-repeated="1012"/>
        </table:table-row>
        <table:table-row table:style-name="ro1">
          <table:table-cell office:value-type="float" office:value="1927">
            <text:p>1927</text:p>
          </table:table-cell>
          <table:table-cell table:formula="of:=[$'source book revised'.B77]" office:value-type="float" office:value="3541.4061971831">
            <text:p>3,541</text:p>
          </table:table-cell>
          <table:table-cell table:formula="of:=[$'source book revised'.C77]" office:value-type="float" office:value="160.593802816901">
            <text:p>161</text:p>
          </table:table-cell>
          <table:table-cell table:formula="of:=[$'source book revised'.D77]" office:value-type="float" office:value="3702">
            <text:p>3,702</text:p>
          </table:table-cell>
          <table:table-cell table:formula="of:=[$'source book revised'.E77]" office:value-type="float" office:value="22.0519480519481">
            <text:p>22.1</text:p>
          </table:table-cell>
          <table:table-cell table:formula="of:=[.E76]/[.L76]" office:value-type="float" office:value="21.0945955828226">
            <text:p>21.1</text:p>
          </table:table-cell>
          <table:table-cell table:style-name="ce8" table:formula="of:=[.D76]*100000/[.K76]" office:value-type="float" office:value="59.2223728110758">
            <text:p>59</text:p>
          </table:table-cell>
          <table:table-cell table:style-name="ce8"/>
          <table:table-cell office:value-type="float" office:value="3194858">
            <text:p>3,194,858</text:p>
          </table:table-cell>
          <table:table-cell office:value-type="float" office:value="3056158">
            <text:p>3,056,158</text:p>
          </table:table-cell>
          <table:table-cell table:formula="of:=[.I76]+[.J76]" office:value-type="float" office:value="6251016">
            <text:p>6,251,016</text:p>
          </table:table-cell>
          <table:table-cell table:style-name="ce9" table:formula="of:=[.I76]/[.J76]" office:value-type="float" office:value="1.04538377924178">
            <text:p>1.05</text:p>
          </table:table-cell>
          <table:table-cell table:number-columns-repeated="1012"/>
        </table:table-row>
        <table:table-row table:style-name="ro1">
          <table:table-cell office:value-type="float" office:value="1928">
            <text:p>1928</text:p>
          </table:table-cell>
          <table:table-cell table:formula="of:=[$'source book revised'.B78]" office:value-type="float" office:value="3848.1779060614">
            <text:p>3,848</text:p>
          </table:table-cell>
          <table:table-cell table:formula="of:=[$'source book revised'.C78]" office:value-type="float" office:value="134.822093938599">
            <text:p>135</text:p>
          </table:table-cell>
          <table:table-cell table:formula="of:=[$'source book revised'.D78]" office:value-type="float" office:value="3983">
            <text:p>3,983</text:p>
          </table:table-cell>
          <table:table-cell table:formula="of:=[$'source book revised'.E78]" office:value-type="float" office:value="28.5426356589147">
            <text:p>28.5</text:p>
          </table:table-cell>
          <table:table-cell table:formula="of:=[.E77]/[.L77]" office:value-type="float" office:value="27.3203555867">
            <text:p>27.3</text:p>
          </table:table-cell>
          <table:table-cell table:style-name="ce8" table:formula="of:=[.D77]*100000/[.K77]" office:value-type="float" office:value="62.6674659403975">
            <text:p>63</text:p>
          </table:table-cell>
          <table:table-cell table:style-name="ce8"/>
          <table:table-cell office:value-type="float" office:value="3247417">
            <text:p>3,247,417</text:p>
          </table:table-cell>
          <table:table-cell office:value-type="float" office:value="3108353">
            <text:p>3,108,353</text:p>
          </table:table-cell>
          <table:table-cell table:formula="of:=[.I77]+[.J77]" office:value-type="float" office:value="6355770">
            <text:p>6,355,770</text:p>
          </table:table-cell>
          <table:table-cell table:style-name="ce9" table:formula="of:=[.I77]/[.J77]" office:value-type="float" office:value="1.04473880540595">
            <text:p>1.04</text:p>
          </table:table-cell>
          <table:table-cell table:number-columns-repeated="1012"/>
        </table:table-row>
        <table:table-row table:style-name="ro1">
          <table:table-cell office:value-type="float" office:value="1929">
            <text:p>1929</text:p>
          </table:table-cell>
          <table:table-cell table:formula="of:=[$'source book revised'.B79]" office:value-type="float" office:value="4150.7412291029">
            <text:p>4,151</text:p>
          </table:table-cell>
          <table:table-cell table:formula="of:=[$'source book revised'.C79]" office:value-type="float" office:value="176.258770897104">
            <text:p>176</text:p>
          </table:table-cell>
          <table:table-cell table:formula="of:=[$'source book revised'.D79]" office:value-type="float" office:value="4327">
            <text:p>4,327</text:p>
          </table:table-cell>
          <table:table-cell table:formula="of:=[$'source book revised'.E79]" office:value-type="float" office:value="23.5491329479769">
            <text:p>23.5</text:p>
          </table:table-cell>
          <table:table-cell table:formula="of:=[.E78]/[.L78]" office:value-type="float" office:value="22.6027705805438">
            <text:p>22.6</text:p>
          </table:table-cell>
          <table:table-cell table:style-name="ce8" table:formula="of:=[.D78]*100000/[.K78]" office:value-type="float" office:value="67.2289745538254">
            <text:p>67</text:p>
          </table:table-cell>
          <table:table-cell table:style-name="ce8"/>
          <table:table-cell office:value-type="float" office:value="3284095">
            <text:p>3,284,095</text:p>
          </table:table-cell>
          <table:table-cell office:value-type="float" office:value="3152118">
            <text:p>3,152,118</text:p>
          </table:table-cell>
          <table:table-cell table:formula="of:=[.I78]+[.J78]" office:value-type="float" office:value="6436213">
            <text:p>6,436,213</text:p>
          </table:table-cell>
          <table:table-cell table:style-name="ce9" table:formula="of:=[.I78]/[.J78]" office:value-type="float" office:value="1.04186930819214">
            <text:p>1.04</text:p>
          </table:table-cell>
          <table:table-cell table:number-columns-repeated="1012"/>
        </table:table-row>
        <table:table-row table:style-name="ro1">
          <table:table-cell office:value-type="float" office:value="1930">
            <text:p>1930</text:p>
          </table:table-cell>
          <table:table-cell table:formula="of:=[$'source book revised'.B80]" office:value-type="float" office:value="4440.38436050364">
            <text:p>4,440</text:p>
          </table:table-cell>
          <table:table-cell table:formula="of:=[$'source book revised'.C80]" office:value-type="float" office:value="179.615639496355">
            <text:p>180</text:p>
          </table:table-cell>
          <table:table-cell table:formula="of:=[$'source book revised'.D80]" office:value-type="float" office:value="4620">
            <text:p>4,620</text:p>
          </table:table-cell>
          <table:table-cell table:formula="of:=[$'source book revised'.E80]" office:value-type="float" office:value="24.7215909090909">
            <text:p>24.7</text:p>
          </table:table-cell>
          <table:table-cell table:formula="of:=[.E79]/[.L79]" office:value-type="float" office:value="23.8057029953684">
            <text:p>23.8</text:p>
          </table:table-cell>
          <table:table-cell table:style-name="ce8" table:formula="of:=[.D79]*100000/[.K79]" office:value-type="float" office:value="71.0687119072858">
            <text:p>71</text:p>
          </table:table-cell>
          <table:table-cell table:style-name="ce8"/>
          <table:table-cell office:value-type="float" office:value="3311722">
            <text:p>3,311,722</text:p>
          </table:table-cell>
          <table:table-cell office:value-type="float" office:value="3189029">
            <text:p>3,189,029</text:p>
          </table:table-cell>
          <table:table-cell table:formula="of:=[.I79]+[.J79]" office:value-type="float" office:value="6500751">
            <text:p>6,500,751</text:p>
          </table:table-cell>
          <table:table-cell table:style-name="ce9" table:formula="of:=[.I79]/[.J79]" office:value-type="float" office:value="1.03847346637487">
            <text:p>1.04</text:p>
          </table:table-cell>
          <table:table-cell table:number-columns-repeated="1012"/>
        </table:table-row>
        <table:table-row table:style-name="ro1">
          <table:table-cell office:value-type="float" office:value="1931">
            <text:p>1931</text:p>
          </table:table-cell>
          <table:table-cell table:formula="of:=[$'source book revised'.B81]" office:value-type="float" office:value="4275.12003454231">
            <text:p>4,275</text:p>
          </table:table-cell>
          <table:table-cell table:formula="of:=[$'source book revised'.C81]" office:value-type="float" office:value="162.879965457686">
            <text:p>163</text:p>
          </table:table-cell>
          <table:table-cell table:formula="of:=[$'source book revised'.D81]" office:value-type="float" office:value="4438">
            <text:p>4,438</text:p>
          </table:table-cell>
          <table:table-cell table:formula="of:=[$'source book revised'.E81]" office:value-type="float" office:value="26.2470588235294">
            <text:p>26.2</text:p>
          </table:table-cell>
          <table:table-cell table:formula="of:=[.E80]/[.L80]" office:value-type="float" office:value="25.3606415024981">
            <text:p>25.4</text:p>
          </table:table-cell>
          <table:table-cell table:style-name="ce8" table:formula="of:=[.D80]*100000/[.K80]" office:value-type="float" office:value="67.7287784432636">
            <text:p>68</text:p>
          </table:table-cell>
          <table:table-cell table:style-name="ce8"/>
          <table:table-cell office:value-type="float" office:value="3332577">
            <text:p>3,332,577</text:p>
          </table:table-cell>
          <table:table-cell office:value-type="float" office:value="3220029">
            <text:p>3,220,029</text:p>
          </table:table-cell>
          <table:table-cell table:formula="of:=[.I80]+[.J80]" office:value-type="float" office:value="6552606">
            <text:p>6,552,606</text:p>
          </table:table-cell>
          <table:table-cell table:style-name="ce9" table:formula="of:=[.I80]/[.J80]" office:value-type="float" office:value="1.03495248024164">
            <text:p>1.03</text:p>
          </table:table-cell>
          <table:table-cell table:number-columns-repeated="1012"/>
        </table:table-row>
        <table:table-row table:style-name="ro1">
          <table:table-cell office:value-type="float" office:value="1932">
            <text:p>1932</text:p>
          </table:table-cell>
          <table:table-cell table:formula="of:=[$'source book revised'.B82]" office:value-type="float" office:value="4329.77367718986">
            <text:p>4,330</text:p>
          </table:table-cell>
          <table:table-cell table:formula="of:=[$'source book revised'.C82]" office:value-type="float" office:value="144.226322810138">
            <text:p>144</text:p>
          </table:table-cell>
          <table:table-cell table:formula="of:=[$'source book revised'.D82]" office:value-type="float" office:value="4474">
            <text:p>4,474</text:p>
          </table:table-cell>
          <table:table-cell table:formula="of:=[$'source book revised'.E82]" office:value-type="float" office:value="30.0206896551724">
            <text:p>30.0</text:p>
          </table:table-cell>
          <table:table-cell table:formula="of:=[.E81]/[.L81]" office:value-type="float" office:value="29.0620842776455">
            <text:p>29.1</text:p>
          </table:table-cell>
          <table:table-cell table:style-name="ce8" table:formula="of:=[.D81]*100000/[.K81]" office:value-type="float" office:value="67.7490257481126">
            <text:p>68</text:p>
          </table:table-cell>
          <table:table-cell table:style-name="ce8"/>
          <table:table-cell office:value-type="float" office:value="3355465">
            <text:p>3,355,465</text:p>
          </table:table-cell>
          <table:table-cell office:value-type="float" office:value="3248320">
            <text:p>3,248,320</text:p>
          </table:table-cell>
          <table:table-cell table:formula="of:=[.I81]+[.J81]" office:value-type="float" office:value="6603785">
            <text:p>6,603,785</text:p>
          </table:table-cell>
          <table:table-cell table:style-name="ce9" table:formula="of:=[.I81]/[.J81]" office:value-type="float" office:value="1.03298474288247">
            <text:p>1.03</text:p>
          </table:table-cell>
          <table:table-cell table:number-columns-repeated="1012"/>
        </table:table-row>
        <table:table-row table:style-name="ro1">
          <table:table-cell office:value-type="float" office:value="1933">
            <text:p>1933</text:p>
          </table:table-cell>
          <table:table-cell table:formula="of:=[$'source book revised'.B83]" office:value-type="float" office:value="4215.86522040157">
            <text:p>4,216</text:p>
          </table:table-cell>
          <table:table-cell table:formula="of:=[$'source book revised'.C83]" office:value-type="float" office:value="150.134779598431">
            <text:p>150</text:p>
          </table:table-cell>
          <table:table-cell table:formula="of:=[$'source book revised'.D83]" office:value-type="float" office:value="4366">
            <text:p>4,366</text:p>
          </table:table-cell>
          <table:table-cell table:formula="of:=[$'source book revised'.E83]" office:value-type="float" office:value="28.0805369127517">
            <text:p>28.1</text:p>
          </table:table-cell>
          <table:table-cell table:formula="of:=[.E82]/[.L82]" office:value-type="float" office:value="27.2378587850999">
            <text:p>27.2</text:p>
          </table:table-cell>
          <table:table-cell table:style-name="ce8" table:formula="of:=[.D82]*100000/[.K82]" office:value-type="float" office:value="65.588103405669">
            <text:p>66</text:p>
          </table:table-cell>
          <table:table-cell table:style-name="ce8"/>
          <table:table-cell office:value-type="float" office:value="3379049">
            <text:p>3,379,049</text:p>
          </table:table-cell>
          <table:table-cell office:value-type="float" office:value="3277646">
            <text:p>3,277,646</text:p>
          </table:table-cell>
          <table:table-cell table:formula="of:=[.I82]+[.J82]" office:value-type="float" office:value="6656695">
            <text:p>6,656,695</text:p>
          </table:table-cell>
          <table:table-cell table:style-name="ce9" table:formula="of:=[.I82]/[.J82]" office:value-type="float" office:value="1.03093775227709">
            <text:p>1.03</text:p>
          </table:table-cell>
          <table:table-cell table:number-columns-repeated="1012"/>
        </table:table-row>
        <table:table-row table:style-name="ro1">
          <table:table-cell office:value-type="float" office:value="1934">
            <text:p>1934</text:p>
          </table:table-cell>
          <table:table-cell table:formula="of:=[$'source book revised'.B84]" office:value-type="float" office:value="3849.43211052882">
            <text:p>3,849</text:p>
          </table:table-cell>
          <table:table-cell table:formula="of:=[$'source book revised'.C84]" office:value-type="float" office:value="148.567889471177">
            <text:p>149</text:p>
          </table:table-cell>
          <table:table-cell table:formula="of:=[$'source book revised'.D84]" office:value-type="float" office:value="3998">
            <text:p>3,998</text:p>
          </table:table-cell>
          <table:table-cell table:formula="of:=[$'source book revised'.E84]" office:value-type="float" office:value="25.9102564102564">
            <text:p>25.9</text:p>
          </table:table-cell>
          <table:table-cell table:formula="of:=[.E83]/[.L83]" office:value-type="float" office:value="25.1753950123965">
            <text:p>25.2</text:p>
          </table:table-cell>
          <table:table-cell table:style-name="ce8" table:formula="of:=[.D83]*100000/[.K83]" office:value-type="float" office:value="59.607168186888">
            <text:p>60</text:p>
          </table:table-cell>
          <table:table-cell table:style-name="ce8"/>
          <table:table-cell office:value-type="float" office:value="3401865">
            <text:p>3,401,865</text:p>
          </table:table-cell>
          <table:table-cell office:value-type="float" office:value="3305382">
            <text:p>3,305,382</text:p>
          </table:table-cell>
          <table:table-cell table:formula="of:=[.I83]+[.J83]" office:value-type="float" office:value="6707247">
            <text:p>6,707,247</text:p>
          </table:table-cell>
          <table:table-cell table:style-name="ce9" table:formula="of:=[.I83]/[.J83]" office:value-type="float" office:value="1.02918966703395">
            <text:p>1.03</text:p>
          </table:table-cell>
          <table:table-cell table:number-columns-repeated="1012"/>
        </table:table-row>
        <table:table-row table:style-name="ro1">
          <table:table-cell office:value-type="float" office:value="1935">
            <text:p>1935</text:p>
          </table:table-cell>
          <table:table-cell table:formula="of:=[$'source book revised'.B85]" office:value-type="float" office:value="3650.1405109489">
            <text:p>3,650</text:p>
          </table:table-cell>
          <table:table-cell table:formula="of:=[$'source book revised'.C85]" office:value-type="float" office:value="116.859489051095">
            <text:p>117</text:p>
          </table:table-cell>
          <table:table-cell table:formula="of:=[$'source book revised'.D85]" office:value-type="float" office:value="3767">
            <text:p>3,767</text:p>
          </table:table-cell>
          <table:table-cell table:formula="of:=[$'source book revised'.E85]" office:value-type="float" office:value="31.2352941176471">
            <text:p>31.2</text:p>
          </table:table-cell>
          <table:table-cell table:formula="of:=[.E84]/[.L84]" office:value-type="float" office:value="30.410264456173">
            <text:p>30.4</text:p>
          </table:table-cell>
          <table:table-cell table:style-name="ce8" table:formula="of:=[.D84]*100000/[.K84]" office:value-type="float" office:value="55.7606345610541">
            <text:p>56</text:p>
          </table:table-cell>
          <table:table-cell table:style-name="ce8"/>
          <table:table-cell office:value-type="float" office:value="3423038">
            <text:p>3,423,038</text:p>
          </table:table-cell>
          <table:table-cell office:value-type="float" office:value="3332624">
            <text:p>3,332,624</text:p>
          </table:table-cell>
          <table:table-cell table:formula="of:=[.I84]+[.J84]" office:value-type="float" office:value="6755662">
            <text:p>6,755,662</text:p>
          </table:table-cell>
          <table:table-cell table:style-name="ce9" table:formula="of:=[.I84]/[.J84]" office:value-type="float" office:value="1.02712997325831">
            <text:p>1.03</text:p>
          </table:table-cell>
          <table:table-cell table:number-columns-repeated="1012"/>
        </table:table-row>
        <table:table-row table:style-name="ro1">
          <table:table-cell office:value-type="float" office:value="1936">
            <text:p>1936</text:p>
          </table:table-cell>
          <table:table-cell table:formula="of:=[$'source book revised'.B86]" office:value-type="float" office:value="3431.69571155422">
            <text:p>3,432</text:p>
          </table:table-cell>
          <table:table-cell table:formula="of:=[$'source book revised'.C86]" office:value-type="float" office:value="106.30428844578">
            <text:p>106</text:p>
          </table:table-cell>
          <table:table-cell table:formula="of:=[$'source book revised'.D86]" office:value-type="float" office:value="3538">
            <text:p>3,538</text:p>
          </table:table-cell>
          <table:table-cell table:formula="of:=[$'source book revised'.E86]" office:value-type="float" office:value="32.2818181818182">
            <text:p>32.3</text:p>
          </table:table-cell>
          <table:table-cell table:formula="of:=[.E85]/[.L85]" office:value-type="float" office:value="31.4800311224188">
            <text:p>31.5</text:p>
          </table:table-cell>
          <table:table-cell table:style-name="ce8" table:formula="of:=[.D85]*100000/[.K85]" office:value-type="float" office:value="51.9498597221637">
            <text:p>52</text:p>
          </table:table-cell>
          <table:table-cell table:style-name="ce8"/>
          <table:table-cell office:value-type="float" office:value="3448026">
            <text:p>3,448,026</text:p>
          </table:table-cell>
          <table:table-cell office:value-type="float" office:value="3362387">
            <text:p>3,362,387</text:p>
          </table:table-cell>
          <table:table-cell table:formula="of:=[.I85]+[.J85]" office:value-type="float" office:value="6810413">
            <text:p>6,810,413</text:p>
          </table:table-cell>
          <table:table-cell table:style-name="ce9" table:formula="of:=[.I85]/[.J85]" office:value-type="float" office:value="1.02546970351717">
            <text:p>1.03</text:p>
          </table:table-cell>
          <table:table-cell table:number-columns-repeated="1012"/>
        </table:table-row>
        <table:table-row table:style-name="ro1">
          <table:table-cell office:value-type="float" office:value="1937">
            <text:p>1937</text:p>
          </table:table-cell>
          <table:table-cell table:formula="of:=[$'source book revised'.B87]" office:value-type="float" office:value="3211.57016769638">
            <text:p>3,212</text:p>
          </table:table-cell>
          <table:table-cell table:formula="of:=[$'source book revised'.C87]" office:value-type="float" office:value="109.429832303619">
            <text:p>109</text:p>
          </table:table-cell>
          <table:table-cell table:formula="of:=[$'source book revised'.D87]" office:value-type="float" office:value="3321">
            <text:p>3,321</text:p>
          </table:table-cell>
          <table:table-cell table:formula="of:=[$'source book revised'.E87]" office:value-type="float" office:value="29.3482142857143">
            <text:p>29.3</text:p>
          </table:table-cell>
          <table:table-cell table:formula="of:=[.E86]/[.L86]" office:value-type="float" office:value="28.6637040888301">
            <text:p>28.7</text:p>
          </table:table-cell>
          <table:table-cell table:style-name="ce8" table:formula="of:=[.D86]*100000/[.K86]" office:value-type="float" office:value="48.330115206421">
            <text:p>48</text:p>
          </table:table-cell>
          <table:table-cell table:style-name="ce8"/>
          <table:table-cell office:value-type="float" office:value="3476286">
            <text:p>3,476,286</text:p>
          </table:table-cell>
          <table:table-cell office:value-type="float" office:value="3395206">
            <text:p>3,395,206</text:p>
          </table:table-cell>
          <table:table-cell table:formula="of:=[.I86]+[.J86]" office:value-type="float" office:value="6871492">
            <text:p>6,871,492</text:p>
          </table:table-cell>
          <table:table-cell table:style-name="ce9" table:formula="of:=[.I86]/[.J86]" office:value-type="float" office:value="1.02388073065375">
            <text:p>1.02</text:p>
          </table:table-cell>
          <table:table-cell table:number-columns-repeated="1012"/>
        </table:table-row>
        <table:table-row table:style-name="ro1">
          <table:table-cell office:value-type="float" office:value="1938">
            <text:p>1938</text:p>
          </table:table-cell>
          <table:table-cell table:formula="of:=[$'source book revised'.B88]" office:value-type="float" office:value="3312.39795918367">
            <text:p>3,312</text:p>
          </table:table-cell>
          <table:table-cell table:formula="of:=[$'source book revised'.C88]" office:value-type="float" office:value="104.602040816327">
            <text:p>105</text:p>
          </table:table-cell>
          <table:table-cell table:formula="of:=[$'source book revised'.D88]" office:value-type="float" office:value="3417">
            <text:p>3,417</text:p>
          </table:table-cell>
          <table:table-cell table:formula="of:=[$'source book revised'.E88]" office:value-type="float" office:value="31.6666666666667">
            <text:p>31.7</text:p>
          </table:table-cell>
          <table:table-cell table:formula="of:=[.E87]/[.L87]" office:value-type="float" office:value="30.9518438785592">
            <text:p>31.0</text:p>
          </table:table-cell>
          <table:table-cell table:style-name="ce8" table:formula="of:=[.D87]*100000/[.K87]" office:value-type="float" office:value="49.2653522415014">
            <text:p>49</text:p>
          </table:table-cell>
          <table:table-cell table:style-name="ce8"/>
          <table:table-cell office:value-type="float" office:value="3507543">
            <text:p>3,507,543</text:p>
          </table:table-cell>
          <table:table-cell office:value-type="float" office:value="3428366">
            <text:p>3,428,366</text:p>
          </table:table-cell>
          <table:table-cell table:formula="of:=[.I87]+[.J87]" office:value-type="float" office:value="6935909">
            <text:p>6,935,909</text:p>
          </table:table-cell>
          <table:table-cell table:style-name="ce9" table:formula="of:=[.I87]/[.J87]" office:value-type="float" office:value="1.02309467542264">
            <text:p>1.02</text:p>
          </table:table-cell>
          <table:table-cell table:number-columns-repeated="1012"/>
        </table:table-row>
        <table:table-row table:style-name="ro1">
          <table:table-cell office:value-type="float" office:value="1939">
            <text:p>1939</text:p>
          </table:table-cell>
          <table:table-cell table:formula="of:=[$'source book revised'.B89]" office:value-type="float" office:value="3580.87535250987">
            <text:p>3,581</text:p>
          </table:table-cell>
          <table:table-cell table:formula="of:=[$'source book revised'.C89]" office:value-type="float" office:value="107.12464749013">
            <text:p>107</text:p>
          </table:table-cell>
          <table:table-cell table:formula="of:=[$'source book revised'.D89]" office:value-type="float" office:value="3688">
            <text:p>3,688</text:p>
          </table:table-cell>
          <table:table-cell table:formula="of:=[$'source book revised'.E89]" office:value-type="float" office:value="33.4271844660194">
            <text:p>33.4</text:p>
          </table:table-cell>
          <table:table-cell table:formula="of:=[.E88]/[.L88]" office:value-type="float" office:value="32.7431979929433">
            <text:p>32.7</text:p>
          </table:table-cell>
          <table:table-cell table:style-name="ce8" table:formula="of:=[.D88]*100000/[.K88]" office:value-type="float" office:value="52.648769891756">
            <text:p>53</text:p>
          </table:table-cell>
          <table:table-cell table:style-name="ce8"/>
          <table:table-cell office:value-type="float" office:value="3538660">
            <text:p>3,538,660</text:p>
          </table:table-cell>
          <table:table-cell office:value-type="float" office:value="3466252">
            <text:p>3,466,252</text:p>
          </table:table-cell>
          <table:table-cell table:formula="of:=[.I88]+[.J88]" office:value-type="float" office:value="7004912">
            <text:p>7,004,912</text:p>
          </table:table-cell>
          <table:table-cell table:style-name="ce9" table:formula="of:=[.I88]/[.J88]" office:value-type="float" office:value="1.02088942177314">
            <text:p>1.02</text:p>
          </table:table-cell>
          <table:table-cell table:number-columns-repeated="1012"/>
        </table:table-row>
        <table:table-row table:style-name="ro1">
          <table:table-cell office:value-type="float" office:value="1940">
            <text:p>1940</text:p>
          </table:table-cell>
          <table:table-cell table:formula="of:=[$'source book revised'.B90]" office:value-type="float" office:value="3457.80621876735">
            <text:p>3,458</text:p>
          </table:table-cell>
          <table:table-cell table:formula="of:=[$'source book revised'.C90]" office:value-type="float" office:value="120.193781232649">
            <text:p>120</text:p>
          </table:table-cell>
          <table:table-cell table:formula="of:=[$'source book revised'.D90]" office:value-type="float" office:value="3578">
            <text:p>3,578</text:p>
          </table:table-cell>
          <table:table-cell table:formula="of:=[$'source book revised'.E90]" office:value-type="float" office:value="28.7685950413223">
            <text:p>28.8</text:p>
          </table:table-cell>
          <table:table-cell table:formula="of:=[.E89]/[.L89]" office:value-type="float" office:value="28.2575215516477">
            <text:p>28.3</text:p>
          </table:table-cell>
          <table:table-cell table:style-name="ce8" table:formula="of:=[.D89]*100000/[.K89]" office:value-type="float" office:value="50.5539600649148">
            <text:p>51</text:p>
          </table:table-cell>
          <table:table-cell table:style-name="ce8"/>
          <table:table-cell office:value-type="float" office:value="3570508">
            <text:p>3,570,508</text:p>
          </table:table-cell>
          <table:table-cell office:value-type="float" office:value="3507078">
            <text:p>3,507,078</text:p>
          </table:table-cell>
          <table:table-cell table:formula="of:=[.I89]+[.J89]" office:value-type="float" office:value="7077586">
            <text:p>7,077,586</text:p>
          </table:table-cell>
          <table:table-cell table:style-name="ce9" table:formula="of:=[.I89]/[.J89]" office:value-type="float" office:value="1.01808628151413">
            <text:p>1.02</text:p>
          </table:table-cell>
          <table:table-cell table:number-columns-repeated="1012"/>
        </table:table-row>
        <table:table-row table:style-name="ro1">
          <table:table-cell office:value-type="float" office:value="1941">
            <text:p>1941</text:p>
          </table:table-cell>
          <table:table-cell table:formula="of:=[$'source book revised'.B91]" office:value-type="float" office:value="3305.47152084557">
            <text:p>3,305</text:p>
          </table:table-cell>
          <table:table-cell table:formula="of:=[$'source book revised'.C91]" office:value-type="float" office:value="138.528479154433">
            <text:p>139</text:p>
          </table:table-cell>
          <table:table-cell table:formula="of:=[$'source book revised'.D91]" office:value-type="float" office:value="3444">
            <text:p>3,444</text:p>
          </table:table-cell>
          <table:table-cell table:formula="of:=[$'source book revised'.E91]" office:value-type="float" office:value="23.8613138686131">
            <text:p>23.9</text:p>
          </table:table-cell>
          <table:table-cell table:formula="of:=[.E90]/[.L90]" office:value-type="float" office:value="23.5053147918482">
            <text:p>23.5</text:p>
          </table:table-cell>
          <table:table-cell table:style-name="ce8" table:formula="of:=[.D90]*100000/[.K90]" office:value-type="float" office:value="48.2109995551261">
            <text:p>48</text:p>
          </table:table-cell>
          <table:table-cell table:style-name="ce8"/>
          <table:table-cell office:value-type="float" office:value="3598644">
            <text:p>3,598,644</text:p>
          </table:table-cell>
          <table:table-cell office:value-type="float" office:value="3544954">
            <text:p>3,544,954</text:p>
          </table:table-cell>
          <table:table-cell table:formula="of:=[.I90]+[.J90]" office:value-type="float" office:value="7143598">
            <text:p>7,143,598</text:p>
          </table:table-cell>
          <table:table-cell table:style-name="ce9" table:formula="of:=[.I90]/[.J90]" office:value-type="float" office:value="1.01514547156324">
            <text:p>1.02</text:p>
          </table:table-cell>
          <table:table-cell table:number-columns-repeated="1012"/>
        </table:table-row>
        <table:table-row table:style-name="ro1">
          <table:table-cell office:value-type="float" office:value="1942">
            <text:p>1942</text:p>
          </table:table-cell>
          <table:table-cell table:formula="of:=[$'source book revised'.B92]" office:value-type="float" office:value="3571.25520324068">
            <text:p>3,571</text:p>
          </table:table-cell>
          <table:table-cell table:formula="of:=[$'source book revised'.C92]" office:value-type="float" office:value="200.744796759324">
            <text:p>201</text:p>
          </table:table-cell>
          <table:table-cell table:formula="of:=[$'source book revised'.D92]" office:value-type="float" office:value="3772">
            <text:p>3,772</text:p>
          </table:table-cell>
          <table:table-cell table:formula="of:=[$'source book revised'.E92]" office:value-type="float" office:value="17.7900262467192">
            <text:p>17.8</text:p>
          </table:table-cell>
          <table:table-cell table:formula="of:=[.E91]/[.L91]" office:value-type="float" office:value="17.6017803220437">
            <text:p>17.6</text:p>
          </table:table-cell>
          <table:table-cell table:style-name="ce8" table:formula="of:=[.D91]*100000/[.K91]" office:value-type="float" office:value="52.3809153495523">
            <text:p>52</text:p>
          </table:table-cell>
          <table:table-cell table:style-name="ce8"/>
          <table:table-cell office:value-type="float" office:value="3619699">
            <text:p>3,619,699</text:p>
          </table:table-cell>
          <table:table-cell office:value-type="float" office:value="3581397">
            <text:p>3,581,397</text:p>
          </table:table-cell>
          <table:table-cell table:formula="of:=[.I91]+[.J91]" office:value-type="float" office:value="7201096">
            <text:p>7,201,096</text:p>
          </table:table-cell>
          <table:table-cell table:style-name="ce9" table:formula="of:=[.I91]/[.J91]" office:value-type="float" office:value="1.01069470935504">
            <text:p>1.01</text:p>
          </table:table-cell>
          <table:table-cell table:number-columns-repeated="1012"/>
        </table:table-row>
        <table:table-row table:style-name="ro1">
          <table:table-cell office:value-type="float" office:value="1943">
            <text:p>1943</text:p>
          </table:table-cell>
          <table:table-cell table:formula="of:=[$'source book revised'.B93]" office:value-type="float" office:value="3496.50500790722">
            <text:p>3,497</text:p>
          </table:table-cell>
          <table:table-cell table:formula="of:=[$'source book revised'.C93]" office:value-type="float" office:value="261.494992092778">
            <text:p>261</text:p>
          </table:table-cell>
          <table:table-cell table:formula="of:=[$'source book revised'.D93]" office:value-type="float" office:value="3758">
            <text:p>3,758</text:p>
          </table:table-cell>
          <table:table-cell table:formula="of:=[$'source book revised'.E93]" office:value-type="float" office:value="13.3712121212121">
            <text:p>13.4</text:p>
          </table:table-cell>
          <table:table-cell table:formula="of:=[.E92]/[.L92]" office:value-type="float" office:value="13.2734980371627">
            <text:p>13.3</text:p>
          </table:table-cell>
          <table:table-cell table:style-name="ce8" table:formula="of:=[.D92]*100000/[.K92]" office:value-type="float" office:value="51.6943162938339">
            <text:p>52</text:p>
          </table:table-cell>
          <table:table-cell table:style-name="ce8"/>
          <table:table-cell office:value-type="float" office:value="3648159">
            <text:p>3,648,159</text:p>
          </table:table-cell>
          <table:table-cell office:value-type="float" office:value="3621499">
            <text:p>3,621,499</text:p>
          </table:table-cell>
          <table:table-cell table:formula="of:=[.I92]+[.J92]" office:value-type="float" office:value="7269658">
            <text:p>7,269,658</text:p>
          </table:table-cell>
          <table:table-cell table:style-name="ce9" table:formula="of:=[.I92]/[.J92]" office:value-type="float" office:value="1.00736159253392">
            <text:p>1.01</text:p>
          </table:table-cell>
          <table:table-cell table:number-columns-repeated="1012"/>
        </table:table-row>
        <table:table-row table:style-name="ro1">
          <table:table-cell office:value-type="float" office:value="1944">
            <text:p>1944</text:p>
          </table:table-cell>
          <table:table-cell table:formula="of:=[$'source book revised'.B94]" office:value-type="float" office:value="3747.69654922608">
            <text:p>3,748</text:p>
          </table:table-cell>
          <table:table-cell table:formula="of:=[$'source book revised'.C94]" office:value-type="float" office:value="208.303450773916">
            <text:p>208</text:p>
          </table:table-cell>
          <table:table-cell table:formula="of:=[$'source book revised'.D94]" office:value-type="float" office:value="3956">
            <text:p>3,956</text:p>
          </table:table-cell>
          <table:table-cell table:formula="of:=[$'source book revised'.E94]" office:value-type="float" office:value="17.9915240736635">
            <text:p>18.0</text:p>
          </table:table-cell>
          <table:table-cell table:formula="of:=[.E93]/[.L93]" office:value-type="float" office:value="17.9008237669802">
            <text:p>17.9</text:p>
          </table:table-cell>
          <table:table-cell table:style-name="ce8" table:formula="of:=[.D93]*100000/[.K93]" office:value-type="float" office:value="53.8449309543565">
            <text:p>54</text:p>
          </table:table-cell>
          <table:table-cell table:style-name="ce8"/>
          <table:table-cell office:value-type="float" office:value="3682795">
            <text:p>3,682,795</text:p>
          </table:table-cell>
          <table:table-cell office:value-type="float" office:value="3664229">
            <text:p>3,664,229</text:p>
          </table:table-cell>
          <table:table-cell table:formula="of:=[.I93]+[.J93]" office:value-type="float" office:value="7347024">
            <text:p>7,347,024</text:p>
          </table:table-cell>
          <table:table-cell table:style-name="ce9" table:formula="of:=[.I93]/[.J93]" office:value-type="float" office:value="1.00506682306155">
            <text:p>1.01</text:p>
          </table:table-cell>
          <table:table-cell table:number-columns-repeated="1012"/>
        </table:table-row>
        <table:table-row table:style-name="ro1">
          <table:table-cell office:value-type="float" office:value="1945">
            <text:p>1945</text:p>
          </table:table-cell>
          <table:table-cell table:formula="of:=[$'source book revised'.B95]" office:value-type="float" office:value="4064.22029383681">
            <text:p>4,064</text:p>
          </table:table-cell>
          <table:table-cell table:formula="of:=[$'source book revised'.C95]" office:value-type="float" office:value="206.779706163189">
            <text:p>207</text:p>
          </table:table-cell>
          <table:table-cell table:formula="of:=[$'source book revised'.D95]" office:value-type="float" office:value="4271">
            <text:p>4,271</text:p>
          </table:table-cell>
          <table:table-cell table:formula="of:=[$'source book revised'.E95]" office:value-type="float" office:value="19.6548315560007">
            <text:p>19.7</text:p>
          </table:table-cell>
          <table:table-cell table:formula="of:=[.E94]/[.L94]" office:value-type="float" office:value="19.5833544675966">
            <text:p>19.6</text:p>
          </table:table-cell>
          <table:table-cell table:style-name="ce8" table:formula="of:=[.D94]*100000/[.K94]" office:value-type="float" office:value="57.4816522361386">
            <text:p>57</text:p>
          </table:table-cell>
          <table:table-cell table:style-name="ce8"/>
          <table:table-cell office:value-type="float" office:value="3721866">
            <text:p>3,721,866</text:p>
          </table:table-cell>
          <table:table-cell office:value-type="float" office:value="3708331">
            <text:p>3,708,331</text:p>
          </table:table-cell>
          <table:table-cell table:formula="of:=[.I94]+[.J94]" office:value-type="float" office:value="7430197">
            <text:p>7,430,197</text:p>
          </table:table-cell>
          <table:table-cell table:style-name="ce9" table:formula="of:=[.I94]/[.J94]" office:value-type="float" office:value="1.00364988993701">
            <text:p>1.00</text:p>
          </table:table-cell>
          <table:table-cell table:number-columns-repeated="1012"/>
        </table:table-row>
        <table:table-row table:style-name="ro1">
          <table:table-cell office:value-type="float" office:value="1946">
            <text:p>1946</text:p>
          </table:table-cell>
          <table:table-cell table:formula="of:=[$'source book revised'.B96]" office:value-type="float" office:value="3693.01470727975">
            <text:p>3,693</text:p>
          </table:table-cell>
          <table:table-cell table:formula="of:=[$'source book revised'.C96]" office:value-type="float" office:value="165.985292720251">
            <text:p>166</text:p>
          </table:table-cell>
          <table:table-cell table:formula="of:=[$'source book revised'.D96]" office:value-type="float" office:value="3859">
            <text:p>3,859</text:p>
          </table:table-cell>
          <table:table-cell table:formula="of:=[$'source book revised'.E96]" office:value-type="float" office:value="22.2490477725873">
            <text:p>22.2</text:p>
          </table:table-cell>
          <table:table-cell table:formula="of:=[.E95]/[.L95]" office:value-type="float" office:value="22.1581008989392">
            <text:p>22.2</text:p>
          </table:table-cell>
          <table:table-cell table:style-name="ce8" table:formula="of:=[.D95]*100000/[.K95]" office:value-type="float" office:value="51.3302707202905">
            <text:p>51</text:p>
          </table:table-cell>
          <table:table-cell table:style-name="ce8"/>
          <table:table-cell office:value-type="float" office:value="3766689">
            <text:p>3,766,689</text:p>
          </table:table-cell>
          <table:table-cell office:value-type="float" office:value="3751292">
            <text:p>3,751,292</text:p>
          </table:table-cell>
          <table:table-cell table:formula="of:=[.I95]+[.J95]" office:value-type="float" office:value="7517981">
            <text:p>7,517,981</text:p>
          </table:table-cell>
          <table:table-cell table:style-name="ce9" table:formula="of:=[.I95]/[.J95]" office:value-type="float" office:value="1.00410445254595">
            <text:p>1.00</text:p>
          </table:table-cell>
          <table:table-cell table:number-columns-repeated="1012"/>
        </table:table-row>
        <table:table-row table:style-name="ro1">
          <table:table-cell office:value-type="float" office:value="1947">
            <text:p>1947</text:p>
          </table:table-cell>
          <table:table-cell table:formula="of:=[$'source book revised'.B97]" office:value-type="float" office:value="3796.48012627128">
            <text:p>3,796</text:p>
          </table:table-cell>
          <table:table-cell table:formula="of:=[$'source book revised'.C97]" office:value-type="float" office:value="166.519873728717">
            <text:p>167</text:p>
          </table:table-cell>
          <table:table-cell table:formula="of:=[$'source book revised'.D97]" office:value-type="float" office:value="3963">
            <text:p>3,963</text:p>
          </table:table-cell>
          <table:table-cell table:formula="of:=[$'source book revised'.E97]" office:value-type="float" office:value="22.7989611165347">
            <text:p>22.8</text:p>
          </table:table-cell>
          <table:table-cell table:formula="of:=[.E96]/[.L96]" office:value-type="float" office:value="22.686046034256">
            <text:p>22.7</text:p>
          </table:table-cell>
          <table:table-cell table:style-name="ce8" table:formula="of:=[.D96]*100000/[.K96]" office:value-type="float" office:value="51.8855616346924">
            <text:p>52</text:p>
          </table:table-cell>
          <table:table-cell table:style-name="ce8"/>
          <table:table-cell office:value-type="float" office:value="3828462">
            <text:p>3,828,462</text:p>
          </table:table-cell>
          <table:table-cell office:value-type="float" office:value="3809501">
            <text:p>3,809,501</text:p>
          </table:table-cell>
          <table:table-cell table:formula="of:=[.I96]+[.J96]" office:value-type="float" office:value="7637963">
            <text:p>7,637,963</text:p>
          </table:table-cell>
          <table:table-cell table:style-name="ce9" table:formula="of:=[.I96]/[.J96]" office:value-type="float" office:value="1.00497729230154">
            <text:p>1.00</text:p>
          </table:table-cell>
          <table:table-cell table:number-columns-repeated="1012"/>
        </table:table-row>
        <table:table-row table:style-name="ro1">
          <table:table-cell office:value-type="float" office:value="1948">
            <text:p>1948</text:p>
          </table:table-cell>
          <table:table-cell table:formula="of:=[$'source book revised'.B98]" office:value-type="float" office:value="3791.53445841317">
            <text:p>3,792</text:p>
          </table:table-cell>
          <table:table-cell table:formula="of:=[$'source book revised'.C98]" office:value-type="float" office:value="159.465541586834">
            <text:p>159</text:p>
          </table:table-cell>
          <table:table-cell table:formula="of:=[$'source book revised'.D98]" office:value-type="float" office:value="3951">
            <text:p>3,951</text:p>
          </table:table-cell>
          <table:table-cell table:formula="of:=[$'source book revised'.E98]" office:value-type="float" office:value="23.7765125975418">
            <text:p>23.8</text:p>
          </table:table-cell>
          <table:table-cell table:formula="of:=[.E97]/[.L97]" office:value-type="float" office:value="23.6262162252098">
            <text:p>23.6</text:p>
          </table:table-cell>
          <table:table-cell table:style-name="ce8" table:formula="of:=[.D97]*100000/[.K97]" office:value-type="float" office:value="50.7028263842058">
            <text:p>51</text:p>
          </table:table-cell>
          <table:table-cell table:style-name="ce8"/>
          <table:table-cell office:value-type="float" office:value="3908586">
            <text:p>3,908,586</text:p>
          </table:table-cell>
          <table:table-cell office:value-type="float" office:value="3883879">
            <text:p>3,883,879</text:p>
          </table:table-cell>
          <table:table-cell table:formula="of:=[.I97]+[.J97]" office:value-type="float" office:value="7792465">
            <text:p>7,792,465</text:p>
          </table:table-cell>
          <table:table-cell table:style-name="ce9" table:formula="of:=[.I97]/[.J97]" office:value-type="float" office:value="1.00636142372098">
            <text:p>1.01</text:p>
          </table:table-cell>
          <table:table-cell table:number-columns-repeated="1012"/>
        </table:table-row>
        <table:table-row table:style-name="ro1">
          <table:table-cell office:value-type="float" office:value="1949">
            <text:p>1949</text:p>
          </table:table-cell>
          <table:table-cell table:formula="of:=[$'source book revised'.B99]" office:value-type="float" office:value="3961.97513995823">
            <text:p>3,962</text:p>
          </table:table-cell>
          <table:table-cell table:formula="of:=[$'source book revised'.C99]" office:value-type="float" office:value="165.02486004177">
            <text:p>165</text:p>
          </table:table-cell>
          <table:table-cell table:formula="of:=[$'source book revised'.D99]" office:value-type="float" office:value="4127">
            <text:p>4,127</text:p>
          </table:table-cell>
          <table:table-cell table:formula="of:=[$'source book revised'.E99]" office:value-type="float" office:value="24.0083532805627">
            <text:p>24.0</text:p>
          </table:table-cell>
          <table:table-cell table:formula="of:=[.E98]/[.L98]" office:value-type="float" office:value="23.7180761346298">
            <text:p>23.7</text:p>
          </table:table-cell>
          <table:table-cell table:style-name="ce8" table:formula="of:=[.D98]*100000/[.K98]" office:value-type="float" office:value="51.2953090955644">
            <text:p>51</text:p>
          </table:table-cell>
          <table:table-cell table:style-name="ce8"/>
          <table:table-cell office:value-type="float" office:value="4047252">
            <text:p>4,047,252</text:p>
          </table:table-cell>
          <table:table-cell office:value-type="float" office:value="3998318">
            <text:p>3,998,318</text:p>
          </table:table-cell>
          <table:table-cell table:formula="of:=[.I98]+[.J98]" office:value-type="float" office:value="8045570">
            <text:p>8,045,570</text:p>
          </table:table-cell>
          <table:table-cell table:style-name="ce9" table:formula="of:=[.I98]/[.J98]" office:value-type="float" office:value="1.01223864635079">
            <text:p>1.01</text:p>
          </table:table-cell>
          <table:table-cell table:number-columns-repeated="1012"/>
        </table:table-row>
        <table:table-row table:style-name="ro1">
          <table:table-cell office:value-type="float" office:value="1950">
            <text:p>1950</text:p>
          </table:table-cell>
          <table:table-cell table:formula="of:=[$'source book revised'.B100]" office:value-type="float" office:value="4159.97706662011">
            <text:p>4,160</text:p>
          </table:table-cell>
          <table:table-cell table:formula="of:=[$'source book revised'.C100]" office:value-type="float" office:value="178.022933379886">
            <text:p>178</text:p>
          </table:table-cell>
          <table:table-cell table:formula="of:=[$'source book revised'.D100]" office:value-type="float" office:value="4338">
            <text:p>4,338</text:p>
          </table:table-cell>
          <table:table-cell table:formula="of:=[$'source book revised'.E100]" office:value-type="float" office:value="23.3676470083946">
            <text:p>23.4</text:p>
          </table:table-cell>
          <table:table-cell table:formula="of:=[.E99]/[.L99]" office:value-type="float" office:value="22.9472356960056">
            <text:p>22.9</text:p>
          </table:table-cell>
          <table:table-cell table:style-name="ce8" table:formula="of:=[.D99]*100000/[.K99]" office:value-type="float" office:value="52.2179948410354">
            <text:p>52</text:p>
          </table:table-cell>
          <table:table-cell table:style-name="ce8"/>
          <table:table-cell office:value-type="float" office:value="4191445">
            <text:p>4,191,445</text:p>
          </table:table-cell>
          <table:table-cell office:value-type="float" office:value="4116036">
            <text:p>4,116,036</text:p>
          </table:table-cell>
          <table:table-cell table:formula="of:=[.I99]+[.J99]" office:value-type="float" office:value="8307481">
            <text:p>8,307,481</text:p>
          </table:table-cell>
          <table:table-cell table:style-name="ce9" table:formula="of:=[.I99]/[.J99]" office:value-type="float" office:value="1.0183207824227">
            <text:p>1.02</text:p>
          </table:table-cell>
          <table:table-cell table:number-columns-repeated="1012"/>
        </table:table-row>
        <table:table-row table:style-name="ro1">
          <table:table-cell office:value-type="float" office:value="1951">
            <text:p>1951</text:p>
          </table:table-cell>
          <table:table-cell table:formula="of:=[$'source book revised'.B101]" office:value-type="float" office:value="4398.72543901935">
            <text:p>4,399</text:p>
          </table:table-cell>
          <table:table-cell table:formula="of:=[$'source book revised'.C101]" office:value-type="float" office:value="178.274560980652">
            <text:p>178</text:p>
          </table:table-cell>
          <table:table-cell table:formula="of:=[$'source book revised'.D101]" office:value-type="float" office:value="4577">
            <text:p>4,577</text:p>
          </table:table-cell>
          <table:table-cell table:formula="of:=[$'source book revised'.E101]" office:value-type="float" office:value="24.6738817631796">
            <text:p>24.7</text:p>
          </table:table-cell>
          <table:table-cell table:formula="of:=[.E100]/[.L100]" office:value-type="float" office:value="24.1361018309499">
            <text:p>24.1</text:p>
          </table:table-cell>
          <table:table-cell table:style-name="ce8" table:formula="of:=[.D100]*100000/[.K100]" office:value-type="float" office:value="53.670847958356">
            <text:p>54</text:p>
          </table:table-cell>
          <table:table-cell table:style-name="ce8"/>
          <table:table-cell office:value-type="float" office:value="4310933">
            <text:p>4,310,933</text:p>
          </table:table-cell>
          <table:table-cell office:value-type="float" office:value="4216974">
            <text:p>4,216,974</text:p>
          </table:table-cell>
          <table:table-cell table:formula="of:=[.I100]+[.J100]" office:value-type="float" office:value="8527907">
            <text:p>8,527,907</text:p>
          </table:table-cell>
          <table:table-cell table:style-name="ce9" table:formula="of:=[.I100]/[.J100]" office:value-type="float" office:value="1.02228114282896">
            <text:p>1.02</text:p>
          </table:table-cell>
          <table:table-cell table:number-columns-repeated="1012"/>
        </table:table-row>
        <table:table-row table:style-name="ro1">
          <table:table-cell office:value-type="float" office:value="1952">
            <text:p>1952</text:p>
          </table:table-cell>
          <table:table-cell table:formula="of:=[$'source book revised'.B102]" office:value-type="float" office:value="5053.30009547889">
            <text:p>5,053</text:p>
          </table:table-cell>
          <table:table-cell table:formula="of:=[$'source book revised'.C102]" office:value-type="float" office:value="190.69990452111">
            <text:p>191</text:p>
          </table:table-cell>
          <table:table-cell table:formula="of:=[$'source book revised'.D102]" office:value-type="float" office:value="5244">
            <text:p>5,244</text:p>
          </table:table-cell>
          <table:table-cell table:formula="of:=[$'source book revised'.E102]" office:value-type="float" office:value="26.4987028083147">
            <text:p>26.5</text:p>
          </table:table-cell>
          <table:table-cell table:formula="of:=[.E101]/[.L101]" office:value-type="float" office:value="25.8311528843304">
            <text:p>25.8</text:p>
          </table:table-cell>
          <table:table-cell table:style-name="ce8" table:formula="of:=[.D101]*100000/[.K101]" office:value-type="float" office:value="60.0029589559851">
            <text:p>60</text:p>
          </table:table-cell>
          <table:table-cell table:style-name="ce8"/>
          <table:table-cell office:value-type="float" office:value="4425528">
            <text:p>4,425,528</text:p>
          </table:table-cell>
          <table:table-cell office:value-type="float" office:value="4314041">
            <text:p>4,314,041</text:p>
          </table:table-cell>
          <table:table-cell table:formula="of:=[.I101]+[.J101]" office:value-type="float" office:value="8739569">
            <text:p>8,739,569</text:p>
          </table:table-cell>
          <table:table-cell table:style-name="ce9" table:formula="of:=[.I101]/[.J101]" office:value-type="float" office:value="1.02584282346876">
            <text:p>1.03</text:p>
          </table:table-cell>
          <table:table-cell table:number-columns-repeated="1012"/>
        </table:table-row>
        <table:table-row table:style-name="ro1">
          <table:table-cell office:value-type="float" office:value="1953">
            <text:p>1953</text:p>
          </table:table-cell>
          <table:table-cell table:formula="of:=[$'source book revised'.B103]" office:value-type="float" office:value="5068.62512520434">
            <text:p>5,069</text:p>
          </table:table-cell>
          <table:table-cell table:formula="of:=[$'source book revised'.C103]" office:value-type="float" office:value="186.37487479566">
            <text:p>186</text:p>
          </table:table-cell>
          <table:table-cell table:formula="of:=[$'source book revised'.D103]" office:value-type="float" office:value="5255">
            <text:p>5,255</text:p>
          </table:table-cell>
          <table:table-cell table:formula="of:=[$'source book revised'.E103]" office:value-type="float" office:value="27.1958606585869">
            <text:p>27.2</text:p>
          </table:table-cell>
          <table:table-cell table:formula="of:=[.E102]/[.L102]" office:value-type="float" office:value="26.5685767008549">
            <text:p>26.6</text:p>
          </table:table-cell>
          <table:table-cell table:style-name="ce8" table:formula="of:=[.D102]*100000/[.K102]" office:value-type="float" office:value="59.0271295651672">
            <text:p>59</text:p>
          </table:table-cell>
          <table:table-cell table:style-name="ce8"/>
          <table:table-cell office:value-type="float" office:value="4503278">
            <text:p>4,503,278</text:p>
          </table:table-cell>
          <table:table-cell office:value-type="float" office:value="4399408">
            <text:p>4,399,408</text:p>
          </table:table-cell>
          <table:table-cell table:formula="of:=[.I102]+[.J102]" office:value-type="float" office:value="8902686">
            <text:p>8,902,686</text:p>
          </table:table-cell>
          <table:table-cell table:style-name="ce9" table:formula="of:=[.I102]/[.J102]" office:value-type="float" office:value="1.0236099947993">
            <text:p>1.02</text:p>
          </table:table-cell>
          <table:table-cell table:number-columns-repeated="1012"/>
        </table:table-row>
        <table:table-row table:style-name="ro1">
          <table:table-cell office:value-type="float" office:value="1954">
            <text:p>1954</text:p>
          </table:table-cell>
          <table:table-cell table:formula="of:=[$'source book revised'.B104]" office:value-type="float" office:value="5129.8969834066">
            <text:p>5,130</text:p>
          </table:table-cell>
          <table:table-cell table:formula="of:=[$'source book revised'.C104]" office:value-type="float" office:value="179.103016593402">
            <text:p>179</text:p>
          </table:table-cell>
          <table:table-cell table:formula="of:=[$'source book revised'.D104]" office:value-type="float" office:value="5309">
            <text:p>5,309</text:p>
          </table:table-cell>
          <table:table-cell table:formula="of:=[$'source book revised'.E104]" office:value-type="float" office:value="28.642158468232">
            <text:p>28.6</text:p>
          </table:table-cell>
          <table:table-cell table:formula="of:=[.E103]/[.L103]" office:value-type="float" office:value="27.9855588888725">
            <text:p>28.0</text:p>
          </table:table-cell>
          <table:table-cell table:style-name="ce8" table:formula="of:=[.D103]*100000/[.K103]" office:value-type="float" office:value="58.4052516981418">
            <text:p>58</text:p>
          </table:table-cell>
          <table:table-cell table:style-name="ce8"/>
          <table:table-cell office:value-type="float" office:value="4597667">
            <text:p>4,597,667</text:p>
          </table:table-cell>
          <table:table-cell office:value-type="float" office:value="4492269">
            <text:p>4,492,269</text:p>
          </table:table-cell>
          <table:table-cell table:formula="of:=[.I103]+[.J103]" office:value-type="float" office:value="9089936">
            <text:p>9,089,936</text:p>
          </table:table-cell>
          <table:table-cell table:style-name="ce9" table:formula="of:=[.I103]/[.J103]" office:value-type="float" office:value="1.02346208564091">
            <text:p>1.02</text:p>
          </table:table-cell>
          <table:table-cell table:number-columns-repeated="1012"/>
        </table:table-row>
        <table:table-row table:style-name="ro1">
          <table:table-cell office:value-type="float" office:value="1955">
            <text:p>1955</text:p>
          </table:table-cell>
          <table:table-cell table:formula="of:=[$'source book revised'.B105]" office:value-type="float" office:value="5595.55923682697">
            <text:p>5,596</text:p>
          </table:table-cell>
          <table:table-cell table:formula="of:=[$'source book revised'.C105]" office:value-type="float" office:value="191.440763173027">
            <text:p>191</text:p>
          </table:table-cell>
          <table:table-cell table:formula="of:=[$'source book revised'.D105]" office:value-type="float" office:value="5787">
            <text:p>5,787</text:p>
          </table:table-cell>
          <table:table-cell table:formula="of:=[$'source book revised'.E105]" office:value-type="float" office:value="29.2286718047067">
            <text:p>29.2</text:p>
          </table:table-cell>
          <table:table-cell table:formula="of:=[.E104]/[.L104]" office:value-type="float" office:value="28.5105821433916">
            <text:p>28.5</text:p>
          </table:table-cell>
          <table:table-cell table:style-name="ce8" table:formula="of:=[.D104]*100000/[.K104]" office:value-type="float" office:value="62.146786478483">
            <text:p>62</text:p>
          </table:table-cell>
          <table:table-cell table:style-name="ce8"/>
          <table:table-cell office:value-type="float" office:value="4713817">
            <text:p>4,713,817</text:p>
          </table:table-cell>
          <table:table-cell office:value-type="float" office:value="4598008">
            <text:p>4,598,008</text:p>
          </table:table-cell>
          <table:table-cell table:formula="of:=[.I104]+[.J104]" office:value-type="float" office:value="9311825">
            <text:p>9,311,825</text:p>
          </table:table-cell>
          <table:table-cell table:style-name="ce9" table:formula="of:=[.I104]/[.J104]" office:value-type="float" office:value="1.02518677653453">
            <text:p>1.03</text:p>
          </table:table-cell>
          <table:table-cell table:number-columns-repeated="1012"/>
        </table:table-row>
        <table:table-row table:style-name="ro1">
          <table:table-cell office:value-type="float" office:value="1956">
            <text:p>1956</text:p>
          </table:table-cell>
          <table:table-cell table:formula="of:=[$'source book revised'.B106]" office:value-type="float" office:value="6530.44757721882">
            <text:p>6,530</text:p>
          </table:table-cell>
          <table:table-cell table:formula="of:=[$'source book revised'.C106]" office:value-type="float" office:value="221.552422781178">
            <text:p>222</text:p>
          </table:table-cell>
          <table:table-cell table:formula="of:=[$'source book revised'.D106]" office:value-type="float" office:value="6752">
            <text:p>6,752</text:p>
          </table:table-cell>
          <table:table-cell table:formula="of:=[$'source book revised'.E106]" office:value-type="float" office:value="29.4758572045442">
            <text:p>29.5</text:p>
          </table:table-cell>
          <table:table-cell table:formula="of:=[.E105]/[.L105]" office:value-type="float" office:value="28.7017265558266">
            <text:p>28.7</text:p>
          </table:table-cell>
          <table:table-cell table:style-name="ce8" table:formula="of:=[.D105]*100000/[.K105]" office:value-type="float" office:value="70.84347275291">
            <text:p>71</text:p>
          </table:table-cell>
          <table:table-cell table:style-name="ce8"/>
          <table:table-cell office:value-type="float" office:value="4828846">
            <text:p>4,828,846</text:p>
          </table:table-cell>
          <table:table-cell office:value-type="float" office:value="4702025">
            <text:p>4,702,025</text:p>
          </table:table-cell>
          <table:table-cell table:formula="of:=[.I105]+[.J105]" office:value-type="float" office:value="9530871">
            <text:p>9,530,871</text:p>
          </table:table-cell>
          <table:table-cell table:style-name="ce9" table:formula="of:=[.I105]/[.J105]" office:value-type="float" office:value="1.02697157075941">
            <text:p>1.03</text:p>
          </table:table-cell>
          <table:table-cell table:number-columns-repeated="1012"/>
        </table:table-row>
        <table:table-row table:style-name="ro1">
          <table:table-cell office:value-type="float" office:value="1957">
            <text:p>1957</text:p>
          </table:table-cell>
          <table:table-cell table:formula="of:=[$'source book revised'.B107]" office:value-type="float" office:value="6967.57674004611">
            <text:p>6,968</text:p>
          </table:table-cell>
          <table:table-cell table:formula="of:=[$'source book revised'.C107]" office:value-type="float" office:value="219.423259953889">
            <text:p>219</text:p>
          </table:table-cell>
          <table:table-cell table:formula="of:=[$'source book revised'.D107]" office:value-type="float" office:value="7187">
            <text:p>7,187</text:p>
          </table:table-cell>
          <table:table-cell table:formula="of:=[$'source book revised'.E107]" office:value-type="float" office:value="31.7540480508326">
            <text:p>31.8</text:p>
          </table:table-cell>
          <table:table-cell table:formula="of:=[.E106]/[.L106]" office:value-type="float" office:value="31.0054175262467">
            <text:p>31.0</text:p>
          </table:table-cell>
          <table:table-cell table:style-name="ce8" table:formula="of:=[.D106]*100000/[.K106]" office:value-type="float" office:value="73.7575516310558">
            <text:p>74</text:p>
          </table:table-cell>
          <table:table-cell table:style-name="ce8"/>
          <table:table-cell office:value-type="float" office:value="4930160">
            <text:p>4,930,160</text:p>
          </table:table-cell>
          <table:table-cell office:value-type="float" office:value="4813927">
            <text:p>4,813,927</text:p>
          </table:table-cell>
          <table:table-cell table:formula="of:=[.I106]+[.J106]" office:value-type="float" office:value="9744087">
            <text:p>9,744,087</text:p>
          </table:table-cell>
          <table:table-cell table:style-name="ce9" table:formula="of:=[.I106]/[.J106]" office:value-type="float" office:value="1.02414515218033">
            <text:p>1.02</text:p>
          </table:table-cell>
          <table:table-cell table:number-columns-repeated="1012"/>
        </table:table-row>
        <table:table-row table:style-name="ro1">
          <table:table-cell office:value-type="float" office:value="1958">
            <text:p>1958</text:p>
          </table:table-cell>
          <table:table-cell table:formula="of:=[$'source book revised'.B108]" office:value-type="float" office:value="6971.50872012107">
            <text:p>6,972</text:p>
          </table:table-cell>
          <table:table-cell table:formula="of:=[$'source book revised'.C108]" office:value-type="float" office:value="212.491279878932">
            <text:p>212</text:p>
          </table:table-cell>
          <table:table-cell table:formula="of:=[$'source book revised'.D108]" office:value-type="float" office:value="7184">
            <text:p>7,184</text:p>
          </table:table-cell>
          <table:table-cell table:formula="of:=[$'source book revised'.E108]" office:value-type="float" office:value="32.8084461823239">
            <text:p>32.8</text:p>
          </table:table-cell>
          <table:table-cell table:formula="of:=[.E107]/[.L107]" office:value-type="float" office:value="32.1241425569078">
            <text:p>32.1</text:p>
          </table:table-cell>
          <table:table-cell table:style-name="ce8" table:formula="of:=[.D107]*100000/[.K107]" office:value-type="float" office:value="72.2201814793436">
            <text:p>72</text:p>
          </table:table-cell>
          <table:table-cell table:style-name="ce8"/>
          <table:table-cell office:value-type="float" office:value="5026095">
            <text:p>5,026,095</text:p>
          </table:table-cell>
          <table:table-cell office:value-type="float" office:value="4921263">
            <text:p>4,921,263</text:p>
          </table:table-cell>
          <table:table-cell table:formula="of:=[.I107]+[.J107]" office:value-type="float" office:value="9947358">
            <text:p>9,947,358</text:p>
          </table:table-cell>
          <table:table-cell table:style-name="ce9" table:formula="of:=[.I107]/[.J107]" office:value-type="float" office:value="1.02130184873273">
            <text:p>1.02</text:p>
          </table:table-cell>
          <table:table-cell table:number-columns-repeated="1012"/>
        </table:table-row>
        <table:table-row table:style-name="ro1">
          <table:table-cell office:value-type="float" office:value="1959">
            <text:p>1959</text:p>
          </table:table-cell>
          <table:table-cell table:formula="of:=[$'source book revised'.B109]" office:value-type="float" office:value="6889.06060606061">
            <text:p>6,889</text:p>
          </table:table-cell>
          <table:table-cell table:formula="of:=[$'source book revised'.C109]" office:value-type="float" office:value="198.939393939394">
            <text:p>199</text:p>
          </table:table-cell>
          <table:table-cell table:formula="of:=[$'source book revised'.D109]" office:value-type="float" office:value="7088">
            <text:p>7,088</text:p>
          </table:table-cell>
          <table:table-cell table:formula="of:=[$'source book revised'.E109]" office:value-type="float" office:value="34.628941355674">
            <text:p>34.6</text:p>
          </table:table-cell>
          <table:table-cell table:formula="of:=[.E108]/[.L108]" office:value-type="float" office:value="33.9288681735585">
            <text:p>33.9</text:p>
          </table:table-cell>
          <table:table-cell table:style-name="ce8" table:formula="of:=[.D108]*100000/[.K108]" office:value-type="float" office:value="69.7571333754815">
            <text:p>70</text:p>
          </table:table-cell>
          <table:table-cell table:style-name="ce8"/>
          <table:table-cell office:value-type="float" office:value="5132363">
            <text:p>5,132,363</text:p>
          </table:table-cell>
          <table:table-cell office:value-type="float" office:value="5028605">
            <text:p>5,028,605</text:p>
          </table:table-cell>
          <table:table-cell table:formula="of:=[.I108]+[.J108]" office:value-type="float" office:value="10160968">
            <text:p>10,160,968</text:p>
          </table:table-cell>
          <table:table-cell table:style-name="ce9" table:formula="of:=[.I108]/[.J108]" office:value-type="float" office:value="1.02063355542939">
            <text:p>1.02</text:p>
          </table:table-cell>
          <table:table-cell table:number-columns-repeated="1012"/>
        </table:table-row>
        <table:table-row table:style-name="ro1">
          <table:table-cell office:value-type="float" office:value="1960">
            <text:p>1960</text:p>
          </table:table-cell>
          <table:table-cell table:formula="of:=[$'source book revised'.B110]" office:value-type="float" office:value="7244.37908847185">
            <text:p>7,244</text:p>
          </table:table-cell>
          <table:table-cell table:formula="of:=[$'source book revised'.C110]" office:value-type="float" office:value="201.62091152815">
            <text:p>202</text:p>
          </table:table-cell>
          <table:table-cell table:formula="of:=[$'source book revised'.D110]" office:value-type="float" office:value="7446">
            <text:p>7,446</text:p>
          </table:table-cell>
          <table:table-cell table:formula="of:=[$'source book revised'.E110]" office:value-type="float" office:value="35.9306930693069">
            <text:p>35.9</text:p>
          </table:table-cell>
          <table:table-cell table:formula="of:=[.E109]/[.L109]" office:value-type="float" office:value="35.1493943234995">
            <text:p>35.1</text:p>
          </table:table-cell>
          <table:table-cell table:style-name="ce8" table:formula="of:=[.D109]*100000/[.K109]" office:value-type="float" office:value="71.6518218000139">
            <text:p>72</text:p>
          </table:table-cell>
          <table:table-cell table:style-name="ce8"/>
          <table:table-cell office:value-type="float" office:value="5253073">
            <text:p>5,253,073</text:p>
          </table:table-cell>
          <table:table-cell office:value-type="float" office:value="5138847">
            <text:p>5,138,847</text:p>
          </table:table-cell>
          <table:table-cell table:formula="of:=[.I109]+[.J109]" office:value-type="float" office:value="10391920">
            <text:p>10,391,920</text:p>
          </table:table-cell>
          <table:table-cell table:style-name="ce9" table:formula="of:=[.I109]/[.J109]" office:value-type="float" office:value="1.02222794334994">
            <text:p>1.02</text:p>
          </table:table-cell>
          <table:table-cell table:number-columns-repeated="1012"/>
        </table:table-row>
        <table:table-row table:style-name="ro1">
          <table:table-cell office:value-type="float" office:value="1961">
            <text:p>1961</text:p>
          </table:table-cell>
          <table:table-cell table:formula="of:=[$'source book revised'.B111]" office:value-type="float" office:value="7709.8022402472">
            <text:p>7,710</text:p>
          </table:table-cell>
          <table:table-cell table:formula="of:=[$'source book revised'.C111]" office:value-type="float" office:value="213.1977597528">
            <text:p>213</text:p>
          </table:table-cell>
          <table:table-cell table:formula="of:=[$'source book revised'.D111]" office:value-type="float" office:value="7923">
            <text:p>7,923</text:p>
          </table:table-cell>
          <table:table-cell table:formula="of:=[$'source book revised'.E111]" office:value-type="float" office:value="36.1626794258373">
            <text:p>36.2</text:p>
          </table:table-cell>
          <table:table-cell table:formula="of:=[.E110]/[.L110]" office:value-type="float" office:value="35.4497349150904">
            <text:p>35.4</text:p>
          </table:table-cell>
          <table:table-cell table:style-name="ce8" table:formula="of:=[.D110]*100000/[.K110]" office:value-type="float" office:value="74.4457162658863">
            <text:p>74</text:p>
          </table:table-cell>
          <table:table-cell table:style-name="ce8"/>
          <table:table-cell office:value-type="float" office:value="5374304">
            <text:p>5,374,304</text:p>
          </table:table-cell>
          <table:table-cell office:value-type="float" office:value="5268350">
            <text:p>5,268,350</text:p>
          </table:table-cell>
          <table:table-cell table:formula="of:=[.I110]+[.J110]" office:value-type="float" office:value="10642654">
            <text:p>10,642,654</text:p>
          </table:table-cell>
          <table:table-cell table:style-name="ce9" table:formula="of:=[.I110]/[.J110]" office:value-type="float" office:value="1.02011142008409">
            <text:p>1.02</text:p>
          </table:table-cell>
          <table:table-cell table:number-columns-repeated="1012"/>
        </table:table-row>
        <table:table-row table:style-name="ro1">
          <table:table-cell office:value-type="float" office:value="1962">
            <text:p>1962</text:p>
          </table:table-cell>
          <table:table-cell table:formula="of:=[$'source book revised'.B112]" office:value-type="float" office:value="7678.01926926927">
            <text:p>7,678</text:p>
          </table:table-cell>
          <table:table-cell table:formula="of:=[$'source book revised'.C112]" office:value-type="float" office:value="186.980730730731">
            <text:p>187</text:p>
          </table:table-cell>
          <table:table-cell table:formula="of:=[$'source book revised'.D112]" office:value-type="float" office:value="7865">
            <text:p>7,865</text:p>
          </table:table-cell>
          <table:table-cell table:formula="of:=[$'source book revised'.E112]" office:value-type="float" office:value="41.0631578947368">
            <text:p>41.1</text:p>
          </table:table-cell>
          <table:table-cell table:formula="of:=[.E111]/[.L111]" office:value-type="float" office:value="40.3573496797291">
            <text:p>40.4</text:p>
          </table:table-cell>
          <table:table-cell table:style-name="ce8" table:formula="of:=[.D111]*100000/[.K111]" office:value-type="float" office:value="72.514818516108">
            <text:p>73</text:p>
          </table:table-cell>
          <table:table-cell table:style-name="ce8"/>
          <table:table-cell office:value-type="float" office:value="5470040">
            <text:p>5,470,040</text:p>
          </table:table-cell>
          <table:table-cell office:value-type="float" office:value="5376019">
            <text:p>5,376,019</text:p>
          </table:table-cell>
          <table:table-cell table:formula="of:=[.I111]+[.J111]" office:value-type="float" office:value="10846059">
            <text:p>10,846,059</text:p>
          </table:table-cell>
          <table:table-cell table:style-name="ce9" table:formula="of:=[.I111]/[.J111]" office:value-type="float" office:value="1.01748896348767">
            <text:p>1.02</text:p>
          </table:table-cell>
          <table:table-cell table:number-columns-repeated="1012"/>
        </table:table-row>
        <table:table-row table:style-name="ro1">
          <table:table-cell office:value-type="float" office:value="1963">
            <text:p>1963</text:p>
          </table:table-cell>
          <table:table-cell table:formula="of:=[$'source book revised'.B113]" office:value-type="float" office:value="8021.67021145048">
            <text:p>8,022</text:p>
          </table:table-cell>
          <table:table-cell table:formula="of:=[$'source book revised'.C113]" office:value-type="float" office:value="201.329788549524">
            <text:p>201</text:p>
          </table:table-cell>
          <table:table-cell table:formula="of:=[$'source book revised'.D113]" office:value-type="float" office:value="8223">
            <text:p>8,223</text:p>
          </table:table-cell>
          <table:table-cell table:formula="of:=[$'source book revised'.E113]" office:value-type="float" office:value="39.8434343434343">
            <text:p>39.8</text:p>
          </table:table-cell>
          <table:table-cell table:formula="of:=[.E112]/[.L112]" office:value-type="float" office:value="39.2159639317187">
            <text:p>39.2</text:p>
          </table:table-cell>
          <table:table-cell table:style-name="ce8" table:formula="of:=[.D112]*100000/[.K112]" office:value-type="float" office:value="74.3793893382487">
            <text:p>74</text:p>
          </table:table-cell>
          <table:table-cell table:style-name="ce8"/>
          <table:table-cell office:value-type="float" office:value="5571613">
            <text:p>5,571,613</text:p>
          </table:table-cell>
          <table:table-cell office:value-type="float" office:value="5483869">
            <text:p>5,483,869</text:p>
          </table:table-cell>
          <table:table-cell table:formula="of:=[.I112]+[.J112]" office:value-type="float" office:value="11055482">
            <text:p>11,055,482</text:p>
          </table:table-cell>
          <table:table-cell table:style-name="ce9" table:formula="of:=[.I112]/[.J112]" office:value-type="float" office:value="1.0160003822119">
            <text:p>1.02</text:p>
          </table:table-cell>
          <table:table-cell table:number-columns-repeated="1012"/>
        </table:table-row>
        <table:table-row table:style-name="ro1">
          <table:table-cell office:value-type="float" office:value="1964">
            <text:p>1964</text:p>
          </table:table-cell>
          <table:table-cell table:formula="of:=[$'source book revised'.B114]" office:value-type="float" office:value="7791.41812865497">
            <text:p>7,791</text:p>
          </table:table-cell>
          <table:table-cell table:formula="of:=[$'source book revised'.C114]" office:value-type="float" office:value="212.581871345029">
            <text:p>213</text:p>
          </table:table-cell>
          <table:table-cell table:formula="of:=[$'source book revised'.D114]" office:value-type="float" office:value="8004">
            <text:p>8,004</text:p>
          </table:table-cell>
          <table:table-cell table:formula="of:=[$'source book revised'.E114]" office:value-type="float" office:value="36.651376146789">
            <text:p>36.7</text:p>
          </table:table-cell>
          <table:table-cell table:formula="of:=[.E113]/[.L113]" office:value-type="float" office:value="36.0999894924933">
            <text:p>36.1</text:p>
          </table:table-cell>
          <table:table-cell table:style-name="ce8" table:formula="of:=[.D113]*100000/[.K113]" office:value-type="float" office:value="70.9547482635634">
            <text:p>71</text:p>
          </table:table-cell>
          <table:table-cell table:style-name="ce8"/>
          <table:table-cell office:value-type="float" office:value="5682962">
            <text:p>5,682,962</text:p>
          </table:table-cell>
          <table:table-cell office:value-type="float" office:value="5597467">
            <text:p>5,597,467</text:p>
          </table:table-cell>
          <table:table-cell table:formula="of:=[.I113]+[.J113]" office:value-type="float" office:value="11280429">
            <text:p>11,280,429</text:p>
          </table:table-cell>
          <table:table-cell table:style-name="ce9" table:formula="of:=[.I113]/[.J113]" office:value-type="float" office:value="1.01527387298576">
            <text:p>1.02</text:p>
          </table:table-cell>
          <table:table-cell table:number-columns-repeated="1012"/>
        </table:table-row>
        <table:table-row table:style-name="ro1">
          <table:table-cell office:value-type="float" office:value="1965">
            <text:p>1965</text:p>
          </table:table-cell>
          <table:table-cell table:formula="of:=[$'source book revised'.B115]" office:value-type="float" office:value="8017.07998006727">
            <text:p>8,017</text:p>
          </table:table-cell>
          <table:table-cell table:formula="of:=[$'source book revised'.C115]" office:value-type="float" office:value="225.920019932727">
            <text:p>226</text:p>
          </table:table-cell>
          <table:table-cell table:formula="of:=[$'source book revised'.D115]" office:value-type="float" office:value="8243">
            <text:p>8,243</text:p>
          </table:table-cell>
          <table:table-cell table:formula="of:=[$'source book revised'.E115]" office:value-type="float" office:value="35.4863636363636">
            <text:p>35.5</text:p>
          </table:table-cell>
          <table:table-cell table:formula="of:=[.E114]/[.L114]" office:value-type="float" office:value="34.9850269329544">
            <text:p>35.0</text:p>
          </table:table-cell>
          <table:table-cell table:style-name="ce8" table:formula="of:=[.D114]*100000/[.K114]" office:value-type="float" office:value="71.6445692321385">
            <text:p>72</text:p>
          </table:table-cell>
          <table:table-cell table:style-name="ce8"/>
          <table:table-cell office:value-type="float" office:value="5793629">
            <text:p>5,793,629</text:p>
          </table:table-cell>
          <table:table-cell office:value-type="float" office:value="5711779">
            <text:p>5,711,779</text:p>
          </table:table-cell>
          <table:table-cell table:formula="of:=[.I114]+[.J114]" office:value-type="float" office:value="11505408">
            <text:p>11,505,408</text:p>
          </table:table-cell>
          <table:table-cell table:style-name="ce9" table:formula="of:=[.I114]/[.J114]" office:value-type="float" office:value="1.01433003622864">
            <text:p>1.01</text:p>
          </table:table-cell>
          <table:table-cell table:number-columns-repeated="1012"/>
        </table:table-row>
        <table:table-row table:style-name="ro1">
          <table:table-cell office:value-type="float" office:value="1966">
            <text:p>1966</text:p>
          </table:table-cell>
          <table:table-cell table:formula="of:=[$'source book revised'.B116]" office:value-type="float" office:value="8612.90484945989">
            <text:p>8,613</text:p>
          </table:table-cell>
          <table:table-cell table:formula="of:=[$'source book revised'.C116]" office:value-type="float" office:value="240.095150540106">
            <text:p>240</text:p>
          </table:table-cell>
          <table:table-cell table:formula="of:=[$'source book revised'.D116]" office:value-type="float" office:value="8853">
            <text:p>8,853</text:p>
          </table:table-cell>
          <table:table-cell table:formula="of:=[$'source book revised'.E116]" office:value-type="float" office:value="35.8728813559322">
            <text:p>35.9</text:p>
          </table:table-cell>
          <table:table-cell table:formula="of:=[.E115]/[.L115]" office:value-type="float" office:value="35.4073703091348">
            <text:p>35.4</text:p>
          </table:table-cell>
          <table:table-cell table:style-name="ce8" table:formula="of:=[.D115]*100000/[.K115]" office:value-type="float" office:value="75.635358799772">
            <text:p>76</text:p>
          </table:table-cell>
          <table:table-cell table:style-name="ce8"/>
          <table:table-cell office:value-type="float" office:value="5890642">
            <text:p>5,890,642</text:p>
          </table:table-cell>
          <table:table-cell office:value-type="float" office:value="5814201">
            <text:p>5,814,201</text:p>
          </table:table-cell>
          <table:table-cell table:formula="of:=[.I115]+[.J115]" office:value-type="float" office:value="11704843">
            <text:p>11,704,843</text:p>
          </table:table-cell>
          <table:table-cell table:style-name="ce9" table:formula="of:=[.I115]/[.J115]" office:value-type="float" office:value="1.01314729229347">
            <text:p>1.01</text:p>
          </table:table-cell>
          <table:table-cell table:number-columns-repeated="1012"/>
        </table:table-row>
        <table:table-row table:style-name="ro1">
          <table:table-cell office:value-type="float" office:value="1967">
            <text:p>1967</text:p>
          </table:table-cell>
          <table:table-cell table:formula="of:=[$'source book revised'.B117]" office:value-type="float" office:value="9193.44235092603">
            <text:p>9,193</text:p>
          </table:table-cell>
          <table:table-cell table:formula="of:=[$'source book revised'.C117]" office:value-type="float" office:value="271.557649073975">
            <text:p>272</text:p>
          </table:table-cell>
          <table:table-cell table:formula="of:=[$'source book revised'.D117]" office:value-type="float" office:value="9465">
            <text:p>9,465</text:p>
          </table:table-cell>
          <table:table-cell table:formula="of:=[$'source book revised'.E117]" office:value-type="float" office:value="33.8544776119403">
            <text:p>33.9</text:p>
          </table:table-cell>
          <table:table-cell table:formula="of:=[.E116]/[.L116]" office:value-type="float" office:value="33.4459660416054">
            <text:p>33.4</text:p>
          </table:table-cell>
          <table:table-cell table:style-name="ce8" table:formula="of:=[.D116]*100000/[.K116]" office:value-type="float" office:value="79.456002151734">
            <text:p>79</text:p>
          </table:table-cell>
          <table:table-cell table:style-name="ce8"/>
          <table:table-cell office:value-type="float" office:value="5992280">
            <text:p>5,992,280</text:p>
          </table:table-cell>
          <table:table-cell office:value-type="float" office:value="5919973">
            <text:p>5,919,973</text:p>
          </table:table-cell>
          <table:table-cell table:formula="of:=[.I116]+[.J116]" office:value-type="float" office:value="11912253">
            <text:p>11,912,253</text:p>
          </table:table-cell>
          <table:table-cell table:style-name="ce9" table:formula="of:=[.I116]/[.J116]" office:value-type="float" office:value="1.01221407597636">
            <text:p>1.01</text:p>
          </table:table-cell>
          <table:table-cell table:number-columns-repeated="1012"/>
        </table:table-row>
        <table:table-row table:style-name="ro1">
          <table:table-cell office:value-type="float" office:value="1968">
            <text:p>1968</text:p>
          </table:table-cell>
          <table:table-cell table:formula="of:=[$'source book revised'.B118]" office:value-type="float" office:value="9673.87553041018">
            <text:p>9,674</text:p>
          </table:table-cell>
          <table:table-cell table:formula="of:=[$'source book revised'.C118]" office:value-type="float" office:value="266.124469589816">
            <text:p>266</text:p>
          </table:table-cell>
          <table:table-cell table:formula="of:=[$'source book revised'.D118]" office:value-type="float" office:value="9940">
            <text:p>9,940</text:p>
          </table:table-cell>
          <table:table-cell table:formula="of:=[$'source book revised'.E118]" office:value-type="float" office:value="36.3509433962264">
            <text:p>36.4</text:p>
          </table:table-cell>
          <table:table-cell table:formula="of:=[.E117]/[.L117]" office:value-type="float" office:value="35.9296708609099">
            <text:p>35.9</text:p>
          </table:table-cell>
          <table:table-cell table:style-name="ce8" table:formula="of:=[.D117]*100000/[.K117]" office:value-type="float" office:value="81.8404585305175">
            <text:p>82</text:p>
          </table:table-cell>
          <table:table-cell table:style-name="ce8"/>
          <table:table-cell office:value-type="float" office:value="6108185">
            <text:p>6,108,185</text:p>
          </table:table-cell>
          <table:table-cell office:value-type="float" office:value="6037397">
            <text:p>6,037,397</text:p>
          </table:table-cell>
          <table:table-cell table:formula="of:=[.I117]+[.J117]" office:value-type="float" office:value="12145582">
            <text:p>12,145,582</text:p>
          </table:table-cell>
          <table:table-cell table:style-name="ce9" table:formula="of:=[.I117]/[.J117]" office:value-type="float" office:value="1.01172492052452">
            <text:p>1.01</text:p>
          </table:table-cell>
          <table:table-cell table:number-columns-repeated="1012"/>
        </table:table-row>
        <table:table-row table:style-name="ro1">
          <table:table-cell office:value-type="float" office:value="1969">
            <text:p>1969</text:p>
          </table:table-cell>
          <table:table-cell table:formula="of:=[$'source book revised'.B119]" office:value-type="float" office:value="9535">
            <text:p>9,535</text:p>
          </table:table-cell>
          <table:table-cell table:formula="of:=[$'source book revised'.C119]" office:value-type="float" office:value="267">
            <text:p>267</text:p>
          </table:table-cell>
          <table:table-cell table:formula="of:=[$'source book revised'.D119]" office:value-type="float" office:value="9802">
            <text:p>9,802</text:p>
          </table:table-cell>
          <table:table-cell table:formula="of:=[$'source book revised'.E119]" office:value-type="float" office:value="35.7116104868914">
            <text:p>35.7</text:p>
          </table:table-cell>
          <table:table-cell table:formula="of:=[.E118]/[.L118]" office:value-type="float" office:value="35.3139897178967">
            <text:p>35.3</text:p>
          </table:table-cell>
          <table:table-cell table:style-name="ce8" table:formula="of:=[.D118]*100000/[.K118]" office:value-type="float" office:value="79.0024064220042">
            <text:p>79</text:p>
          </table:table-cell>
          <table:table-cell table:style-name="ce8"/>
          <table:table-cell office:value-type="float" office:value="6238338">
            <text:p>6,238,338</text:p>
          </table:table-cell>
          <table:table-cell office:value-type="float" office:value="6168879">
            <text:p>6,168,879</text:p>
          </table:table-cell>
          <table:table-cell table:formula="of:=[.I118]+[.J118]" office:value-type="float" office:value="12407217">
            <text:p>12,407,217</text:p>
          </table:table-cell>
          <table:table-cell table:style-name="ce9" table:formula="of:=[.I118]/[.J118]" office:value-type="float" office:value="1.01125958217044">
            <text:p>1.01</text:p>
          </table:table-cell>
          <table:table-cell table:number-columns-repeated="1012"/>
        </table:table-row>
        <table:table-row table:style-name="ro1">
          <table:table-cell office:value-type="float" office:value="1970">
            <text:p>1970</text:p>
          </table:table-cell>
          <table:table-cell table:formula="of:=[$'source book revised'.B120]" office:value-type="float" office:value="9923.3752728716">
            <text:p>9,923</text:p>
          </table:table-cell>
          <table:table-cell table:formula="of:=[$'source book revised'.C120]" office:value-type="float" office:value="284.624727128398">
            <text:p>285</text:p>
          </table:table-cell>
          <table:table-cell table:formula="of:=[$'source book revised'.D120]" office:value-type="float" office:value="10208">
            <text:p>10,208</text:p>
          </table:table-cell>
          <table:table-cell table:formula="of:=[$'source book revised'.E120]" office:value-type="float" office:value="34.864768683274">
            <text:p>34.9</text:p>
          </table:table-cell>
          <table:table-cell table:formula="of:=[.E119]/[.L119]" office:value-type="float" office:value="34.5016805682687">
            <text:p>34.5</text:p>
          </table:table-cell>
          <table:table-cell table:style-name="ce8" table:formula="of:=[.D119]*100000/[.K119]" office:value-type="float" office:value="80.6098234220023">
            <text:p>81</text:p>
          </table:table-cell>
          <table:table-cell table:style-name="ce8"/>
          <table:table-cell office:value-type="float" office:value="6364877">
            <text:p>6,364,877</text:p>
          </table:table-cell>
          <table:table-cell office:value-type="float" office:value="6298592">
            <text:p>6,298,592</text:p>
          </table:table-cell>
          <table:table-cell table:formula="of:=[.I119]+[.J119]" office:value-type="float" office:value="12663469">
            <text:p>12,663,469</text:p>
          </table:table-cell>
          <table:table-cell table:style-name="ce9" table:formula="of:=[.I119]/[.J119]" office:value-type="float" office:value="1.01052378055286">
            <text:p>1.01</text:p>
          </table:table-cell>
          <table:table-cell table:number-columns-repeated="1012"/>
        </table:table-row>
        <table:table-row table:style-name="ro1">
          <table:table-cell office:value-type="float" office:value="1971">
            <text:p>1971</text:p>
          </table:table-cell>
          <table:table-cell table:formula="of:=[$'source book revised'.B121]" office:value-type="float" office:value="10252.4254989343">
            <text:p>10,252</text:p>
          </table:table-cell>
          <table:table-cell table:formula="of:=[$'source book revised'.C121]" office:value-type="float" office:value="279.574501065685">
            <text:p>280</text:p>
          </table:table-cell>
          <table:table-cell table:formula="of:=[$'source book revised'.D121]" office:value-type="float" office:value="10532">
            <text:p>10,532</text:p>
          </table:table-cell>
          <table:table-cell table:formula="of:=[$'source book revised'.E121]" office:value-type="float" office:value="36.6715328467153">
            <text:p>36.7</text:p>
          </table:table-cell>
          <table:table-cell table:formula="of:=[.E120]/[.L120]" office:value-type="float" office:value="36.2994677556559">
            <text:p>36.3</text:p>
          </table:table-cell>
          <table:table-cell table:style-name="ce8" table:formula="of:=[.D120]*100000/[.K120]" office:value-type="float" office:value="79.7976721385503">
            <text:p>80</text:p>
          </table:table-cell>
          <table:table-cell table:style-name="ce8"/>
          <table:table-cell office:value-type="float" office:value="6632838">
            <text:p>6,632,838</text:p>
          </table:table-cell>
          <table:table-cell office:value-type="float" office:value="6565542">
            <text:p>6,565,542</text:p>
          </table:table-cell>
          <table:table-cell table:formula="of:=[.I120]+[.J120]" office:value-type="float" office:value="13198380">
            <text:p>13,198,380</text:p>
          </table:table-cell>
          <table:table-cell table:style-name="ce9" table:formula="of:=[.I120]/[.J120]" office:value-type="float" office:value="1.01024987731401">
            <text:p>1.01</text:p>
          </table:table-cell>
          <table:table-cell table:number-columns-repeated="1012"/>
        </table:table-row>
        <table:table-row table:style-name="ro1">
          <table:table-cell office:value-type="float" office:value="1972">
            <text:p>1972</text:p>
          </table:table-cell>
          <table:table-cell table:formula="of:=[$'source book revised'.B122]" office:value-type="float" office:value="10064.1538461538">
            <text:p>10,064</text:p>
          </table:table-cell>
          <table:table-cell table:formula="of:=[$'source book revised'.C122]" office:value-type="float" office:value="264.846153846154">
            <text:p>265</text:p>
          </table:table-cell>
          <table:table-cell table:formula="of:=[$'source book revised'.D122]" office:value-type="float" office:value="10329">
            <text:p>10,329</text:p>
          </table:table-cell>
          <table:table-cell table:formula="of:=[$'source book revised'.E122]" office:value-type="float" office:value="38">
            <text:p>38.0</text:p>
          </table:table-cell>
          <table:table-cell table:formula="of:=[.E121]/[.L121]" office:value-type="float" office:value="37.6498259492473">
            <text:p>37.6</text:p>
          </table:table-cell>
          <table:table-cell table:style-name="ce8" table:formula="of:=[.D121]*100000/[.K121]" office:value-type="float" office:value="77.0286983171664">
            <text:p>77</text:p>
          </table:table-cell>
          <table:table-cell table:style-name="ce8"/>
          <table:table-cell office:value-type="float" office:value="6735679">
            <text:p>6,735,679</text:p>
          </table:table-cell>
          <table:table-cell office:value-type="float" office:value="6673609">
            <text:p>6,673,609</text:p>
          </table:table-cell>
          <table:table-cell table:formula="of:=[.I121]+[.J121]" office:value-type="float" office:value="13409288">
            <text:p>13,409,288</text:p>
          </table:table-cell>
          <table:table-cell table:style-name="ce9" table:formula="of:=[.I121]/[.J121]" office:value-type="float" office:value="1.00930081459672">
            <text:p>1.01</text:p>
          </table:table-cell>
          <table:table-cell table:number-columns-repeated="1012"/>
        </table:table-row>
        <table:table-row table:style-name="ro1">
          <table:table-cell office:value-type="float" office:value="1973">
            <text:p>1973</text:p>
          </table:table-cell>
          <table:table-cell table:formula="of:=[$'source book revised'.B123]" office:value-type="float" office:value="8718.29535123967">
            <text:p>8,718</text:p>
          </table:table-cell>
          <table:table-cell table:formula="of:=[$'source book revised'.C123]" office:value-type="float" office:value="220.704648760331">
            <text:p>221</text:p>
          </table:table-cell>
          <table:table-cell table:formula="of:=[$'source book revised'.D123]" office:value-type="float" office:value="8939">
            <text:p>8,939</text:p>
          </table:table-cell>
          <table:table-cell table:formula="of:=[$'source book revised'.E123]" office:value-type="float" office:value="39.5020920502092">
            <text:p>39.5</text:p>
          </table:table-cell>
          <table:table-cell table:formula="of:=[.E122]/[.L122]" office:value-type="float" office:value="39.174817322057">
            <text:p>39.2</text:p>
          </table:table-cell>
          <table:table-cell table:style-name="ce8" table:formula="of:=[.D122]*100000/[.K122]" office:value-type="float" office:value="65.6586905692996">
            <text:p>66</text:p>
          </table:table-cell>
          <table:table-cell table:style-name="ce8"/>
          <table:table-cell office:value-type="float" office:value="6835488">
            <text:p>6,835,488</text:p>
          </table:table-cell>
          <table:table-cell office:value-type="float" office:value="6778856">
            <text:p>6,778,856</text:p>
          </table:table-cell>
          <table:table-cell table:formula="of:=[.I122]+[.J122]" office:value-type="float" office:value="13614344">
            <text:p>13,614,344</text:p>
          </table:table-cell>
          <table:table-cell table:style-name="ce9" table:formula="of:=[.I122]/[.J122]" office:value-type="float" office:value="1.00835421197913">
            <text:p>1.01</text:p>
          </table:table-cell>
          <table:table-cell table:number-columns-repeated="1012"/>
        </table:table-row>
        <table:table-row table:style-name="ro1">
          <table:table-cell office:value-type="float" office:value="1974">
            <text:p>1974</text:p>
          </table:table-cell>
          <table:table-cell table:formula="of:=[$'source book revised'.B124]" office:value-type="float" office:value="8427.25344448304">
            <text:p>8,427</text:p>
          </table:table-cell>
          <table:table-cell table:formula="of:=[$'source book revised'.C124]" office:value-type="float" office:value="198.746555516962">
            <text:p>199</text:p>
          </table:table-cell>
          <table:table-cell table:formula="of:=[$'source book revised'.D124]" office:value-type="float" office:value="8626">
            <text:p>8,626</text:p>
          </table:table-cell>
          <table:table-cell table:formula="of:=[$'source book revised'.E124]" office:value-type="float" office:value="42.4020100502513">
            <text:p>42.4</text:p>
          </table:table-cell>
          <table:table-cell table:formula="of:=[.E123]/[.L123]" office:value-type="float" office:value="42.0849878452728">
            <text:p>42.1</text:p>
          </table:table-cell>
          <table:table-cell table:style-name="ce8" table:formula="of:=[.D123]*100000/[.K123]" office:value-type="float" office:value="62.3627365514896">
            <text:p>62</text:p>
          </table:table-cell>
          <table:table-cell table:style-name="ce8"/>
          <table:table-cell office:value-type="float" office:value="6941940">
            <text:p>6,941,940</text:p>
          </table:table-cell>
          <table:table-cell office:value-type="float" office:value="6890038">
            <text:p>6,890,038</text:p>
          </table:table-cell>
          <table:table-cell table:formula="of:=[.I123]+[.J123]" office:value-type="float" office:value="13831978">
            <text:p>13,831,978</text:p>
          </table:table-cell>
          <table:table-cell table:style-name="ce9" table:formula="of:=[.I123]/[.J123]" office:value-type="float" office:value="1.00753290475321">
            <text:p>1.01</text:p>
          </table:table-cell>
          <table:table-cell table:number-columns-repeated="1012"/>
        </table:table-row>
        <table:table-row table:style-name="ro1">
          <table:table-cell office:value-type="float" office:value="1975">
            <text:p>1975</text:p>
          </table:table-cell>
          <table:table-cell table:formula="of:=[$'source book revised'.B125]" office:value-type="float" office:value="8503.79919345273">
            <text:p>8,504</text:p>
          </table:table-cell>
          <table:table-cell table:formula="of:=[$'source book revised'.C125]" office:value-type="float" office:value="179.200806547266">
            <text:p>179</text:p>
          </table:table-cell>
          <table:table-cell table:formula="of:=[$'source book revised'.D125]" office:value-type="float" office:value="8683">
            <text:p>8,683</text:p>
          </table:table-cell>
          <table:table-cell table:formula="of:=[$'source book revised'.E125]" office:value-type="float" office:value="47.4540229885058">
            <text:p>47.5</text:p>
          </table:table-cell>
          <table:table-cell table:formula="of:=[.E124]/[.L124]" office:value-type="float" office:value="47.2128775223173">
            <text:p>47.2</text:p>
          </table:table-cell>
          <table:table-cell table:style-name="ce8" table:formula="of:=[.D124]*100000/[.K124]" office:value-type="float" office:value="62.1595960334976">
            <text:p>62</text:p>
          </table:table-cell>
          <table:table-cell table:style-name="ce8"/>
          <table:table-cell office:value-type="float" office:value="7002232">
            <text:p>7,002,232</text:p>
          </table:table-cell>
          <table:table-cell office:value-type="float" office:value="6966649">
            <text:p>6,966,649</text:p>
          </table:table-cell>
          <table:table-cell table:formula="of:=[.I124]+[.J124]" office:value-type="float" office:value="13968881">
            <text:p>13,968,881</text:p>
          </table:table-cell>
          <table:table-cell table:style-name="ce9" table:formula="of:=[.I124]/[.J124]" office:value-type="float" office:value="1.00510762060784">
            <text:p>1.01</text:p>
          </table:table-cell>
          <table:table-cell table:number-columns-repeated="1012"/>
        </table:table-row>
        <table:table-row table:style-name="ro1">
          <table:table-cell office:value-type="float" office:value="1976">
            <text:p>1976</text:p>
          </table:table-cell>
          <table:table-cell table:formula="of:=[$'source book revised'.B126]" office:value-type="float" office:value="8573.41197822142">
            <text:p>8,573</text:p>
          </table:table-cell>
          <table:table-cell table:formula="of:=[$'source book revised'.C126]" office:value-type="float" office:value="226.588021778584">
            <text:p>227</text:p>
          </table:table-cell>
          <table:table-cell table:formula="of:=[$'source book revised'.D126]" office:value-type="float" office:value="8800">
            <text:p>8,800</text:p>
          </table:table-cell>
          <table:table-cell table:formula="of:=[$'source book revised'.E126]" office:value-type="float" office:value="37.8370044052863">
            <text:p>37.8</text:p>
          </table:table-cell>
          <table:table-cell table:formula="of:=[.E125]/[.L125]" office:value-type="float" office:value="37.7221350353984">
            <text:p>37.7</text:p>
          </table:table-cell>
          <table:table-cell table:style-name="ce8" table:formula="of:=[.D125]*100000/[.K125]" office:value-type="float" office:value="62.366642577551">
            <text:p>62</text:p>
          </table:table-cell>
          <table:table-cell table:style-name="ce8"/>
          <table:table-cell office:value-type="float" office:value="7065779">
            <text:p>7,065,779</text:p>
          </table:table-cell>
          <table:table-cell office:value-type="float" office:value="7044328">
            <text:p>7,044,328</text:p>
          </table:table-cell>
          <table:table-cell table:formula="of:=[.I125]+[.J125]" office:value-type="float" office:value="14110107">
            <text:p>14,110,107</text:p>
          </table:table-cell>
          <table:table-cell table:style-name="ce9" table:formula="of:=[.I125]/[.J125]" office:value-type="float" office:value="1.00304514497337">
            <text:p>1.00</text:p>
          </table:table-cell>
          <table:table-cell table:number-columns-repeated="1012"/>
        </table:table-row>
        <table:table-row table:style-name="ro1">
          <table:table-cell office:value-type="float" office:value="1977">
            <text:p>1977</text:p>
          </table:table-cell>
          <table:table-cell table:formula="of:=[$'source book revised'.B127]" office:value-type="float" office:value="8943.32180138184">
            <text:p>8,943</text:p>
          </table:table-cell>
          <table:table-cell table:formula="of:=[$'source book revised'.C127]" office:value-type="float" office:value="224.678198618164">
            <text:p>225</text:p>
          </table:table-cell>
          <table:table-cell table:formula="of:=[$'source book revised'.D127]" office:value-type="float" office:value="9168">
            <text:p>9,168</text:p>
          </table:table-cell>
          <table:table-cell table:formula="of:=[$'source book revised'.E127]" office:value-type="float" office:value="39.805027173913">
            <text:p>39.8</text:p>
          </table:table-cell>
          <table:table-cell table:formula="of:=[.E126]/[.L126]" office:value-type="float" office:value="39.7533253664161">
            <text:p>39.8</text:p>
          </table:table-cell>
          <table:table-cell table:style-name="ce8" table:formula="of:=[.D126]*100000/[.K126]" office:value-type="float" office:value="64.194789172843">
            <text:p>64</text:p>
          </table:table-cell>
          <table:table-cell table:style-name="ce8"/>
          <table:table-cell office:value-type="float" office:value="7145407">
            <text:p>7,145,407</text:p>
          </table:table-cell>
          <table:table-cell office:value-type="float" office:value="7136126">
            <text:p>7,136,126</text:p>
          </table:table-cell>
          <table:table-cell table:formula="of:=[.I126]+[.J126]" office:value-type="float" office:value="14281533">
            <text:p>14,281,533</text:p>
          </table:table-cell>
          <table:table-cell table:style-name="ce9" table:formula="of:=[.I126]/[.J126]" office:value-type="float" office:value="1.001300565601">
            <text:p>1.00</text:p>
          </table:table-cell>
          <table:table-cell table:number-columns-repeated="1012"/>
        </table:table-row>
        <table:table-row table:style-name="ro1">
          <table:table-cell office:value-type="float" office:value="1978">
            <text:p>1978</text:p>
          </table:table-cell>
          <table:table-cell table:formula="of:=[$'source book revised'.B128]" office:value-type="float" office:value="9452.71860506489">
            <text:p>9,453</text:p>
          </table:table-cell>
          <table:table-cell table:formula="of:=[$'source book revised'.C128]" office:value-type="float" office:value="309.281394935112">
            <text:p>309</text:p>
          </table:table-cell>
          <table:table-cell table:formula="of:=[$'source book revised'.D128]" office:value-type="float" office:value="9762">
            <text:p>9,762</text:p>
          </table:table-cell>
          <table:table-cell table:formula="of:=[$'source book revised'.E128]" office:value-type="float" office:value="30.563489300894">
            <text:p>30.6</text:p>
          </table:table-cell>
          <table:table-cell table:formula="of:=[.E127]/[.L127]" office:value-type="float" office:value="30.5790897186073">
            <text:p>30.6</text:p>
          </table:table-cell>
          <table:table-cell table:style-name="ce8" table:formula="of:=[.D127]*100000/[.K127]" office:value-type="float" office:value="67.6468366684383">
            <text:p>68</text:p>
          </table:table-cell>
          <table:table-cell table:style-name="ce8"/>
          <table:table-cell office:value-type="float" office:value="7213574">
            <text:p>7,213,574</text:p>
          </table:table-cell>
          <table:table-cell office:value-type="float" office:value="7217256">
            <text:p>7,217,256</text:p>
          </table:table-cell>
          <table:table-cell table:formula="of:=[.I127]+[.J127]" office:value-type="float" office:value="14430830">
            <text:p>14,430,830</text:p>
          </table:table-cell>
          <table:table-cell table:style-name="ce9" table:formula="of:=[.I127]/[.J127]" office:value-type="float" office:value="0.999489833809415">
            <text:p>1.00</text:p>
          </table:table-cell>
          <table:table-cell table:number-columns-repeated="1012"/>
        </table:table-row>
        <table:table-row table:style-name="ro1">
          <table:table-cell office:value-type="float" office:value="1979">
            <text:p>1979</text:p>
          </table:table-cell>
          <table:table-cell table:formula="of:=[$'source book revised'.B129]" office:value-type="float" office:value="9663.81325628322">
            <text:p>9,664</text:p>
          </table:table-cell>
          <table:table-cell table:formula="of:=[$'source book revised'.C129]" office:value-type="float" office:value="337.186743716779">
            <text:p>337</text:p>
          </table:table-cell>
          <table:table-cell table:formula="of:=[$'source book revised'.D129]" office:value-type="float" office:value="10001">
            <text:p>10,001</text:p>
          </table:table-cell>
          <table:table-cell table:formula="of:=[$'source book revised'.E129]" office:value-type="float" office:value="28.6601221322045">
            <text:p>28.7</text:p>
          </table:table-cell>
          <table:table-cell table:formula="of:=[.E128]/[.L128]" office:value-type="float" office:value="28.7222063360785">
            <text:p>28.7</text:p>
          </table:table-cell>
          <table:table-cell table:style-name="ce8" table:formula="of:=[.D128]*100000/[.K128]" office:value-type="float" office:value="68.4883616694999">
            <text:p>68</text:p>
          </table:table-cell>
          <table:table-cell table:style-name="ce8"/>
          <table:table-cell office:value-type="float" office:value="7293341">
            <text:p>7,293,341</text:p>
          </table:table-cell>
          <table:table-cell office:value-type="float" office:value="7309140">
            <text:p>7,309,140</text:p>
          </table:table-cell>
          <table:table-cell table:formula="of:=[.I128]+[.J128]" office:value-type="float" office:value="14602481">
            <text:p>14,602,481</text:p>
          </table:table-cell>
          <table:table-cell table:style-name="ce9" table:formula="of:=[.I128]/[.J128]" office:value-type="float" office:value="0.997838459791439">
            <text:p>1.00</text:p>
          </table:table-cell>
          <table:table-cell table:number-columns-repeated="1012"/>
        </table:table-row>
        <table:table-row table:style-name="ro1">
          <table:table-cell office:value-type="float" office:value="1980">
            <text:p>1980</text:p>
          </table:table-cell>
          <table:table-cell table:formula="of:=[$'source book revised'.B130]" office:value-type="float" office:value="9430.30088764325">
            <text:p>9,430</text:p>
          </table:table-cell>
          <table:table-cell table:formula="of:=[$'source book revised'.C130]" office:value-type="float" office:value="321.699112356751">
            <text:p>322</text:p>
          </table:table-cell>
          <table:table-cell table:formula="of:=[$'source book revised'.D130]" office:value-type="float" office:value="9752">
            <text:p>9,752</text:p>
          </table:table-cell>
          <table:table-cell table:formula="of:=[$'source book revised'.E130]" office:value-type="float" office:value="29.3140407462033">
            <text:p>29.3</text:p>
          </table:table-cell>
          <table:table-cell table:formula="of:=[.E129]/[.L129]" office:value-type="float" office:value="29.4112700123429">
            <text:p>29.4</text:p>
          </table:table-cell>
          <table:table-cell table:style-name="ce8" table:formula="of:=[.D129]*100000/[.K129]" office:value-type="float" office:value="65.8590958421381">
            <text:p>66</text:p>
          </table:table-cell>
          <table:table-cell table:style-name="ce8"/>
          <table:table-cell office:value-type="float" office:value="7391427">
            <text:p>7,391,427</text:p>
          </table:table-cell>
          <table:table-cell office:value-type="float" office:value="7415943">
            <text:p>7,415,943</text:p>
          </table:table-cell>
          <table:table-cell table:formula="of:=[.I129]+[.J129]" office:value-type="float" office:value="14807370">
            <text:p>14,807,370</text:p>
          </table:table-cell>
          <table:table-cell table:style-name="ce9" table:formula="of:=[.I129]/[.J129]" office:value-type="float" office:value="0.996694149348235">
            <text:p>1.00</text:p>
          </table:table-cell>
          <table:table-cell table:number-columns-repeated="1012"/>
        </table:table-row>
        <table:table-row table:style-name="ro1">
          <table:table-cell office:value-type="float" office:value="1981">
            <text:p>1981</text:p>
          </table:table-cell>
          <table:table-cell table:formula="of:=[$'source book revised'.B131]" office:value-type="float" office:value="9430.75920496687">
            <text:p>9,431</text:p>
          </table:table-cell>
          <table:table-cell table:formula="of:=[$'source book revised'.C131]" office:value-type="float" office:value="323.240795033124">
            <text:p>323</text:p>
          </table:table-cell>
          <table:table-cell table:formula="of:=[$'source book revised'.D131]" office:value-type="float" office:value="9754">
            <text:p>9,754</text:p>
          </table:table-cell>
          <table:table-cell table:formula="of:=[$'source book revised'.E131]" office:value-type="float" office:value="29.1756466073549">
            <text:p>29.2</text:p>
          </table:table-cell>
          <table:table-cell table:formula="of:=[.E130]/[.L130]" office:value-type="float" office:value="29.2744176734519">
            <text:p>29.3</text:p>
          </table:table-cell>
          <table:table-cell table:style-name="ce8" table:formula="of:=[.D130]*100000/[.K130]" office:value-type="float" office:value="64.7929068174507">
            <text:p>65</text:p>
          </table:table-cell>
          <table:table-cell table:style-name="ce8"/>
          <table:table-cell office:value-type="float" office:value="7514339">
            <text:p>7,514,339</text:p>
          </table:table-cell>
          <table:table-cell office:value-type="float" office:value="7539778">
            <text:p>7,539,778</text:p>
          </table:table-cell>
          <table:table-cell table:formula="of:=[.I130]+[.J130]" office:value-type="float" office:value="15054117">
            <text:p>15,054,117</text:p>
          </table:table-cell>
          <table:table-cell table:style-name="ce9" table:formula="of:=[.I130]/[.J130]" office:value-type="float" office:value="0.996626027981195">
            <text:p>1.00</text:p>
          </table:table-cell>
          <table:table-cell table:number-columns-repeated="1012"/>
        </table:table-row>
        <table:table-row table:style-name="ro1">
          <table:table-cell office:value-type="float" office:value="1982">
            <text:p>1982</text:p>
          </table:table-cell>
          <table:table-cell table:formula="of:=[$'source book revised'.B132]" office:value-type="float" office:value="9389.97819442838">
            <text:p>9,390</text:p>
          </table:table-cell>
          <table:table-cell table:formula="of:=[$'source book revised'.C132]" office:value-type="float" office:value="355.021805571622">
            <text:p>355</text:p>
          </table:table-cell>
          <table:table-cell table:formula="of:=[$'source book revised'.D132]" office:value-type="float" office:value="9745">
            <text:p>9,745</text:p>
          </table:table-cell>
          <table:table-cell table:formula="of:=[$'source book revised'.E132]" office:value-type="float" office:value="26.4490181928672">
            <text:p>26.4</text:p>
          </table:table-cell>
          <table:table-cell table:formula="of:=[.E131]/[.L131]" office:value-type="float" office:value="26.5270951941978">
            <text:p>26.5</text:p>
          </table:table-cell>
          <table:table-cell table:style-name="ce8" table:formula="of:=[.D131]*100000/[.K131]" office:value-type="float" office:value="63.7390900360268">
            <text:p>64</text:p>
          </table:table-cell>
          <table:table-cell table:style-name="ce8"/>
          <table:table-cell office:value-type="float" office:value="7633179">
            <text:p>7,633,179</text:p>
          </table:table-cell>
          <table:table-cell office:value-type="float" office:value="7655712">
            <text:p>7,655,712</text:p>
          </table:table-cell>
          <table:table-cell table:formula="of:=[.I131]+[.J131]" office:value-type="float" office:value="15288891">
            <text:p>15,288,891</text:p>
          </table:table-cell>
          <table:table-cell table:style-name="ce9" table:formula="of:=[.I131]/[.J131]" office:value-type="float" office:value="0.99705670746235">
            <text:p>1.00</text:p>
          </table:table-cell>
          <table:table-cell table:number-columns-repeated="1012"/>
        </table:table-row>
        <table:table-row table:style-name="ro1">
          <table:table-cell office:value-type="float" office:value="1983">
            <text:p>1983</text:p>
          </table:table-cell>
          <table:table-cell table:formula="of:=[$'source book revised'.B133]" office:value-type="float" office:value="9615.97582664284">
            <text:p>9,616</text:p>
          </table:table-cell>
          <table:table-cell table:formula="of:=[$'source book revised'.C133]" office:value-type="float" office:value="388.024173357159">
            <text:p>388</text:p>
          </table:table-cell>
          <table:table-cell table:formula="of:=[$'source book revised'.D133]" office:value-type="float" office:value="10004">
            <text:p>10,004</text:p>
          </table:table-cell>
          <table:table-cell table:formula="of:=[$'source book revised'.E133]" office:value-type="float" office:value="24.7818988787375">
            <text:p>24.8</text:p>
          </table:table-cell>
          <table:table-cell table:formula="of:=[.E132]/[.L132]" office:value-type="float" office:value="24.8545607629941">
            <text:p>24.9</text:p>
          </table:table-cell>
          <table:table-cell table:style-name="ce8" table:formula="of:=[.D132]*100000/[.K132]" office:value-type="float" office:value="64.6107313232102">
            <text:p>65</text:p>
          </table:table-cell>
          <table:table-cell table:style-name="ce8"/>
          <table:table-cell office:value-type="float" office:value="7730415">
            <text:p>7,730,415</text:p>
          </table:table-cell>
          <table:table-cell office:value-type="float" office:value="7753081">
            <text:p>7,753,081</text:p>
          </table:table-cell>
          <table:table-cell table:formula="of:=[.I132]+[.J132]" office:value-type="float" office:value="15483496">
            <text:p>15,483,496</text:p>
          </table:table-cell>
          <table:table-cell table:style-name="ce9" table:formula="of:=[.I132]/[.J132]" office:value-type="float" office:value="0.997076517064635">
            <text:p>1.00</text:p>
          </table:table-cell>
          <table:table-cell table:number-columns-repeated="1012"/>
        </table:table-row>
        <table:table-row table:style-name="ro1">
          <table:table-cell office:value-type="float" office:value="1984">
            <text:p>1984</text:p>
          </table:table-cell>
          <table:table-cell table:formula="of:=[$'monthly 1976-92'.B103]" office:value-type="float" office:value="9318.72602739726">
            <text:p>9,319</text:p>
          </table:table-cell>
          <table:table-cell table:formula="of:=[$'monthly 1976-92'.C103]" office:value-type="float" office:value="389.4">
            <text:p>389</text:p>
          </table:table-cell>
          <table:table-cell table:formula="of:=[.B133]+[.C133]" office:value-type="float" office:value="9708.12602739726">
            <text:p>9,708</text:p>
          </table:table-cell>
          <table:table-cell table:formula="of:=[.B133]/[.C133]" office:value-type="float" office:value="23.9309862028692">
            <text:p>23.9</text:p>
          </table:table-cell>
          <table:table-cell table:formula="of:=[.E133]/[.L133]" office:value-type="float" office:value="24.0060414503781">
            <text:p>24.0</text:p>
          </table:table-cell>
          <table:table-cell table:style-name="ce8" table:formula="of:=[.D133]*100000/[.K133]" office:value-type="float" office:value="61.9248032114066">
            <text:p>62</text:p>
          </table:table-cell>
          <table:table-cell table:style-name="ce8"/>
          <table:table-cell office:value-type="float" office:value="7826368">
            <text:p>7,826,368</text:p>
          </table:table-cell>
          <table:table-cell office:value-type="float" office:value="7850914">
            <text:p>7,850,914</text:p>
          </table:table-cell>
          <table:table-cell table:formula="of:=[.I133]+[.J133]" office:value-type="float" office:value="15677282">
            <text:p>15,677,282</text:p>
          </table:table-cell>
          <table:table-cell table:style-name="ce9" table:formula="of:=[.I133]/[.J133]" office:value-type="float" office:value="0.996873485049002">
            <text:p>1.00</text:p>
          </table:table-cell>
          <table:table-cell table:number-columns-repeated="1012"/>
        </table:table-row>
        <table:table-row table:style-name="ro1">
          <table:table-cell office:value-type="float" office:value="1985">
            <text:p>1985</text:p>
          </table:table-cell>
          <table:table-cell table:formula="of:=[$'monthly 1976-92'.B104]" office:value-type="float" office:value="10012.5479452055">
            <text:p>10,013</text:p>
          </table:table-cell>
          <table:table-cell table:formula="of:=[$'monthly 1976-92'.C104]" office:value-type="float" office:value="493.101369863014">
            <text:p>493</text:p>
          </table:table-cell>
          <table:table-cell table:formula="of:=[.B134]+[.C134]" office:value-type="float" office:value="10505.6493150685">
            <text:p>10,506</text:p>
          </table:table-cell>
          <table:table-cell table:formula="of:=[.B134]/[.C134]" office:value-type="float" office:value="20.305252747497">
            <text:p>20.3</text:p>
          </table:table-cell>
          <table:table-cell table:formula="of:=[.E134]/[.L134]" office:value-type="float" office:value="20.3576779302794">
            <text:p>20.4</text:p>
          </table:table-cell>
          <table:table-cell table:style-name="ce8" table:formula="of:=[.D134]*100000/[.K134]" office:value-type="float" office:value="66.0709141741778">
            <text:p>66</text:p>
          </table:table-cell>
          <table:table-cell table:style-name="ce8"/>
          <table:table-cell office:value-type="float" office:value="7940033">
            <text:p>7,940,033</text:p>
          </table:table-cell>
          <table:table-cell office:value-type="float" office:value="7960533">
            <text:p>7,960,533</text:p>
          </table:table-cell>
          <table:table-cell table:formula="of:=[.I134]+[.J134]" office:value-type="float" office:value="15900566">
            <text:p>15,900,566</text:p>
          </table:table-cell>
          <table:table-cell table:style-name="ce9" table:formula="of:=[.I134]/[.J134]" office:value-type="float" office:value="0.99742479555075">
            <text:p>1.00</text:p>
          </table:table-cell>
          <table:table-cell table:number-columns-repeated="1012"/>
        </table:table-row>
        <table:table-row table:style-name="ro1">
          <table:table-cell office:value-type="float" office:value="1986">
            <text:p>1986</text:p>
          </table:table-cell>
          <table:table-cell table:formula="of:=[$'monthly 1976-92'.B105]" office:value-type="float" office:value="10561.4273972603">
            <text:p>10,561</text:p>
          </table:table-cell>
          <table:table-cell table:formula="of:=[$'monthly 1976-92'.C105]" office:value-type="float" office:value="524.265753424658">
            <text:p>524</text:p>
          </table:table-cell>
          <table:table-cell table:formula="of:=[.B135]+[.C135]" office:value-type="float" office:value="11085.6931506849">
            <text:p>11,086</text:p>
          </table:table-cell>
          <table:table-cell table:formula="of:=[.B135]/[.C135]" office:value-type="float" office:value="20.1451789064419">
            <text:p>20.1</text:p>
          </table:table-cell>
          <table:table-cell table:formula="of:=[.E135]/[.L135]" office:value-type="float" office:value="20.2055070331433">
            <text:p>20.2</text:p>
          </table:table-cell>
          <table:table-cell table:style-name="ce8" table:formula="of:=[.D135]*100000/[.K135]" office:value-type="float" office:value="68.6898309944515">
            <text:p>69</text:p>
          </table:table-cell>
          <table:table-cell table:style-name="ce8"/>
          <table:table-cell office:value-type="float" office:value="8057320">
            <text:p>8,057,320</text:p>
          </table:table-cell>
          <table:table-cell office:value-type="float" office:value="8081449">
            <text:p>8,081,449</text:p>
          </table:table-cell>
          <table:table-cell table:formula="of:=[.I135]+[.J135]" office:value-type="float" office:value="16138769">
            <text:p>16,138,769</text:p>
          </table:table-cell>
          <table:table-cell table:style-name="ce9" table:formula="of:=[.I135]/[.J135]" office:value-type="float" office:value="0.9970142730592">
            <text:p>1.00</text:p>
          </table:table-cell>
          <table:table-cell table:number-columns-repeated="1012"/>
        </table:table-row>
        <table:table-row table:style-name="ro1">
          <table:table-cell office:value-type="float" office:value="1987">
            <text:p>1987</text:p>
          </table:table-cell>
          <table:table-cell table:formula="of:=[$'monthly 1976-92'.B106]" office:value-type="float" office:value="11034.8754578755">
            <text:p>11,035</text:p>
          </table:table-cell>
          <table:table-cell table:formula="of:=[$'monthly 1976-92'.C106]" office:value-type="float" office:value="533.501831501831">
            <text:p>534</text:p>
          </table:table-cell>
          <table:table-cell table:formula="of:=[.B136]+[.C136]" office:value-type="float" office:value="11568.3772893773">
            <text:p>11,568</text:p>
          </table:table-cell>
          <table:table-cell table:formula="of:=[.B136]/[.C136]" office:value-type="float" office:value="20.6838567485547">
            <text:p>20.7</text:p>
          </table:table-cell>
          <table:table-cell table:formula="of:=[.E136]/[.L136]" office:value-type="float" office:value="20.7626029542987">
            <text:p>20.8</text:p>
          </table:table-cell>
          <table:table-cell table:style-name="ce8" table:formula="of:=[.D136]*100000/[.K136]" office:value-type="float" office:value="70.5619433165831">
            <text:p>71</text:p>
          </table:table-cell>
          <table:table-cell table:style-name="ce8"/>
          <table:table-cell office:value-type="float" office:value="8181746">
            <text:p>8,181,746</text:p>
          </table:table-cell>
          <table:table-cell office:value-type="float" office:value="8212895">
            <text:p>8,212,895</text:p>
          </table:table-cell>
          <table:table-cell table:formula="of:=[.I136]+[.J136]" office:value-type="float" office:value="16394641">
            <text:p>16,394,641</text:p>
          </table:table-cell>
          <table:table-cell table:style-name="ce9" table:formula="of:=[.I136]/[.J136]" office:value-type="float" office:value="0.996207305706453">
            <text:p>1.00</text:p>
          </table:table-cell>
          <table:table-cell table:number-columns-repeated="1012"/>
        </table:table-row>
        <table:table-row table:style-name="ro1">
          <table:table-cell office:value-type="float" office:value="1988">
            <text:p>1988</text:p>
          </table:table-cell>
          <table:table-cell table:formula="of:=[$'monthly 1976-92'.B107]" office:value-type="float" office:value="11116.4465753425">
            <text:p>11,116</text:p>
          </table:table-cell>
          <table:table-cell table:formula="of:=[$'monthly 1976-92'.C107]" office:value-type="float" office:value="594.534246575342">
            <text:p>595</text:p>
          </table:table-cell>
          <table:table-cell table:formula="of:=[.B137]+[.C137]" office:value-type="float" office:value="11710.9808219178">
            <text:p>11,711</text:p>
          </table:table-cell>
          <table:table-cell table:formula="of:=[.B137]/[.C137]" office:value-type="float" office:value="18.6977396834174">
            <text:p>18.7</text:p>
          </table:table-cell>
          <table:table-cell table:formula="of:=[.E137]/[.L137]" office:value-type="float" office:value="18.780718788254">
            <text:p>18.8</text:p>
          </table:table-cell>
          <table:table-cell table:style-name="ce8" table:formula="of:=[.D137]*100000/[.K137]" office:value-type="float" office:value="70.1799201437244">
            <text:p>70</text:p>
          </table:table-cell>
          <table:table-cell table:style-name="ce8"/>
          <table:table-cell office:value-type="float" office:value="8325068">
            <text:p>8,325,068</text:p>
          </table:table-cell>
          <table:table-cell office:value-type="float" office:value="8362014">
            <text:p>8,362,014</text:p>
          </table:table-cell>
          <table:table-cell table:formula="of:=[.I137]+[.J137]" office:value-type="float" office:value="16687082">
            <text:p>16,687,082</text:p>
          </table:table-cell>
          <table:table-cell table:style-name="ce9" table:formula="of:=[.I137]/[.J137]" office:value-type="float" office:value="0.995581686421477">
            <text:p>1.00</text:p>
          </table:table-cell>
          <table:table-cell table:number-columns-repeated="1012"/>
        </table:table-row>
        <table:table-row table:style-name="ro1">
          <table:table-cell office:value-type="float" office:value="1989">
            <text:p>1989</text:p>
          </table:table-cell>
          <table:table-cell table:formula="of:=[$'monthly 1976-92'.B108]" office:value-type="float" office:value="11754.8476512414">
            <text:p>11,755</text:p>
          </table:table-cell>
          <table:table-cell table:formula="of:=[$'monthly 1976-92'.C108]" office:value-type="float" office:value="643.815878378378">
            <text:p>644</text:p>
          </table:table-cell>
          <table:table-cell table:formula="of:=[.B138]+[.C138]" office:value-type="float" office:value="12398.6635296198">
            <text:p>12,399</text:p>
          </table:table-cell>
          <table:table-cell table:formula="of:=[.B138]/[.C138]" office:value-type="float" office:value="18.2580890686466">
            <text:p>18.3</text:p>
          </table:table-cell>
          <table:table-cell table:formula="of:=[.E138]/[.L138]" office:value-type="float" office:value="18.3519252453015">
            <text:p>18.4</text:p>
          </table:table-cell>
          <table:table-cell table:style-name="ce8" table:formula="of:=[.D138]*100000/[.K138]" office:value-type="float" office:value="73.2057997855889">
            <text:p>73</text:p>
          </table:table-cell>
          <table:table-cell table:style-name="ce8"/>
          <table:table-cell office:value-type="float" office:value="8446656">
            <text:p>8,446,656</text:p>
          </table:table-cell>
          <table:table-cell office:value-type="float" office:value="8490067">
            <text:p>8,490,067</text:p>
          </table:table-cell>
          <table:table-cell table:formula="of:=[.I138]+[.J138]" office:value-type="float" office:value="16936723">
            <text:p>16,936,723</text:p>
          </table:table-cell>
          <table:table-cell table:style-name="ce9" table:formula="of:=[.I138]/[.J138]" office:value-type="float" office:value="0.994886848360561">
            <text:p>0.99</text:p>
          </table:table-cell>
          <table:table-cell table:number-columns-repeated="1012"/>
        </table:table-row>
        <table:table-row table:style-name="ro1">
          <table:table-cell office:value-type="float" office:value="1990">
            <text:p>1990</text:p>
          </table:table-cell>
          <table:table-cell table:formula="of:=[$'monthly 1976-92'.B109]" office:value-type="float" office:value="12573.9397260274">
            <text:p>12,574</text:p>
          </table:table-cell>
          <table:table-cell table:formula="of:=[$'monthly 1976-92'.C109]" office:value-type="float" office:value="709">
            <text:p>709</text:p>
          </table:table-cell>
          <table:table-cell table:formula="of:=[.B139]+[.C139]" office:value-type="float" office:value="13282.9397260274">
            <text:p>13,283</text:p>
          </table:table-cell>
          <table:table-cell table:formula="of:=[.B139]/[.C139]" office:value-type="float" office:value="17.7347527870626">
            <text:p>17.7</text:p>
          </table:table-cell>
          <table:table-cell table:formula="of:=[.E139]/[.L139]" office:value-type="float" office:value="17.8356481320412">
            <text:p>17.8</text:p>
          </table:table-cell>
          <table:table-cell table:style-name="ce8" table:formula="of:=[.D139]*100000/[.K139]" office:value-type="float" office:value="77.362371617528">
            <text:p>77</text:p>
          </table:table-cell>
          <table:table-cell table:style-name="ce8"/>
          <table:table-cell office:value-type="float" office:value="8560533">
            <text:p>8,560,533</text:p>
          </table:table-cell>
          <table:table-cell office:value-type="float" office:value="8609235">
            <text:p>8,609,235</text:p>
          </table:table-cell>
          <table:table-cell table:formula="of:=[.I139]+[.J139]" office:value-type="float" office:value="17169768">
            <text:p>17,169,768</text:p>
          </table:table-cell>
          <table:table-cell table:style-name="ce9" table:formula="of:=[.I139]/[.J139]" office:value-type="float" office:value="0.994343051386099">
            <text:p>0.99</text:p>
          </table:table-cell>
          <table:table-cell table:number-columns-repeated="1012"/>
        </table:table-row>
        <table:table-row table:style-name="ro1">
          <table:table-cell office:value-type="float" office:value="1991">
            <text:p>1991</text:p>
          </table:table-cell>
          <table:table-cell table:formula="of:=[$'monthly 1976-92'.B110]" office:value-type="float" office:value="13303.8155817808">
            <text:p>13,304</text:p>
          </table:table-cell>
          <table:table-cell table:formula="of:=[$'monthly 1976-92'.C110]" office:value-type="float" office:value="680.969976905312">
            <text:p>681</text:p>
          </table:table-cell>
          <table:table-cell table:formula="of:=[.B140]+[.C140]" office:value-type="float" office:value="13984.7855586862">
            <text:p>13,985</text:p>
          </table:table-cell>
          <table:table-cell table:formula="of:=[.B140]/[.C140]" office:value-type="float" office:value="19.5365670043787">
            <text:p>19.5</text:p>
          </table:table-cell>
          <table:table-cell table:formula="of:=[.E140]/[.L140]" office:value-type="float" office:value="19.6715639362145">
            <text:p>19.7</text:p>
          </table:table-cell>
          <table:table-cell table:style-name="ce8" table:formula="of:=[.D140]*100000/[.K140]" office:value-type="float" office:value="80.4323175893087">
            <text:p>80</text:p>
          </table:table-cell>
          <table:table-cell table:style-name="ce8"/>
          <table:table-cell office:value-type="float" office:value="8663579">
            <text:p>8,663,579</text:p>
          </table:table-cell>
          <table:table-cell office:value-type="float" office:value="8723444">
            <text:p>8,723,444</text:p>
          </table:table-cell>
          <table:table-cell table:formula="of:=[.I140]+[.J140]" office:value-type="float" office:value="17387023">
            <text:p>17,387,023</text:p>
          </table:table-cell>
          <table:table-cell table:style-name="ce9" table:formula="of:=[.I140]/[.J140]" office:value-type="float" office:value="0.993137458095679">
            <text:p>0.99</text:p>
          </table:table-cell>
          <table:table-cell table:number-columns-repeated="1012"/>
        </table:table-row>
        <table:table-row table:style-name="ro1">
          <table:table-cell office:value-type="float" office:value="1992">
            <text:p>1992</text:p>
          </table:table-cell>
          <table:table-cell table:formula="of:=[.D141]-[.C141]" office:value-type="float" office:value="14796.609">
            <text:p>14,797</text:p>
          </table:table-cell>
          <table:table-cell table:formula="of:=[$'Australia ABS'.B12]*[$'Australia ABS'.D12]/100" office:value-type="float" office:value="762.391">
            <text:p>762</text:p>
          </table:table-cell>
          <table:table-cell table:formula="of:=[$'Australia ABS'.B12]" office:value-type="float" office:value="15559">
            <text:p>15,559</text:p>
          </table:table-cell>
          <table:table-cell table:formula="of:=[.B141]/[.C141]" office:value-type="float" office:value="19.4081632653061">
            <text:p>19.4</text:p>
          </table:table-cell>
          <table:table-cell table:formula="of:=[.E141]/[.L141]" office:value-type="float" office:value="19.5585709669546">
            <text:p>19.6</text:p>
          </table:table-cell>
          <table:table-cell table:style-name="ce8" table:formula="of:=[.D141]*100000/[.K141]" office:value-type="float" office:value="88.4975181562393">
            <text:p>88</text:p>
          </table:table-cell>
          <table:table-cell table:style-name="ce8"/>
          <table:table-cell office:value-type="float" office:value="8756711">
            <text:p>8,756,711</text:p>
          </table:table-cell>
          <table:table-cell office:value-type="float" office:value="8824573">
            <text:p>8,824,573</text:p>
          </table:table-cell>
          <table:table-cell table:formula="of:=[.I141]+[.J141]" office:value-type="float" office:value="17581284">
            <text:p>17,581,284</text:p>
          </table:table-cell>
          <table:table-cell table:style-name="ce9" table:formula="of:=[.I141]/[.J141]" office:value-type="float" office:value="0.99230988286912">
            <text:p>0.99</text:p>
          </table:table-cell>
          <table:table-cell table:number-columns-repeated="1012"/>
        </table:table-row>
        <table:table-row table:style-name="ro1">
          <table:table-cell office:value-type="float" office:value="1993">
            <text:p>1993</text:p>
          </table:table-cell>
          <table:table-cell table:formula="of:=[.D142]-[.C142]" office:value-type="float" office:value="15104.432">
            <text:p>15,104</text:p>
          </table:table-cell>
          <table:table-cell table:formula="of:=[$'Australia ABS'.B13]*[$'Australia ABS'.D13]/100" office:value-type="float" office:value="761.568">
            <text:p>762</text:p>
          </table:table-cell>
          <table:table-cell table:formula="of:=[$'Australia ABS'.B13]" office:value-type="float" office:value="15866">
            <text:p>15,866</text:p>
          </table:table-cell>
          <table:table-cell table:formula="of:=[.B142]/[.C142]" office:value-type="float" office:value="19.8333333333333">
            <text:p>19.8</text:p>
          </table:table-cell>
          <table:table-cell table:formula="of:=[.E142]/[.L142]" office:value-type="float" office:value="20.0051074578966">
            <text:p>20.0</text:p>
          </table:table-cell>
          <table:table-cell table:style-name="ce8" table:formula="of:=[.D142]*100000/[.K142]" office:value-type="float" office:value="89.3355906157427">
            <text:p>89</text:p>
          </table:table-cell>
          <table:table-cell table:style-name="ce8"/>
          <table:table-cell office:value-type="float" office:value="8841711">
            <text:p>8,841,711</text:p>
          </table:table-cell>
          <table:table-cell office:value-type="float" office:value="8918288">
            <text:p>8,918,288</text:p>
          </table:table-cell>
          <table:table-cell table:formula="of:=[.I142]+[.J142]" office:value-type="float" office:value="17759999">
            <text:p>17,759,999</text:p>
          </table:table-cell>
          <table:table-cell table:style-name="ce9" table:formula="of:=[.I142]/[.J142]" office:value-type="float" office:value="0.991413486534635">
            <text:p>0.99</text:p>
          </table:table-cell>
          <table:table-cell table:number-columns-repeated="1012"/>
        </table:table-row>
        <table:table-row table:style-name="ro1">
          <table:table-cell office:value-type="float" office:value="1994">
            <text:p>1994</text:p>
          </table:table-cell>
          <table:table-cell table:formula="of:=[.D143]-[.C143]" office:value-type="float" office:value="16113.744">
            <text:p>16,114</text:p>
          </table:table-cell>
          <table:table-cell table:formula="of:=[$'Australia ABS'.B14]*[$'Australia ABS'.D14]/100" office:value-type="float" office:value="830.256">
            <text:p>830</text:p>
          </table:table-cell>
          <table:table-cell table:formula="of:=[$'Australia ABS'.B14]" office:value-type="float" office:value="16944">
            <text:p>16,944</text:p>
          </table:table-cell>
          <table:table-cell table:formula="of:=[.B143]/[.C143]" office:value-type="float" office:value="19.4081632653061">
            <text:p>19.4</text:p>
          </table:table-cell>
          <table:table-cell table:formula="of:=[.E143]/[.L143]" office:value-type="float" office:value="19.5861560179033">
            <text:p>19.6</text:p>
          </table:table-cell>
          <table:table-cell table:style-name="ce8" table:formula="of:=[.D143]*100000/[.K143]" office:value-type="float" office:value="94.38775552836">
            <text:p>94</text:p>
          </table:table-cell>
          <table:table-cell table:style-name="ce8"/>
          <table:table-cell office:value-type="float" office:value="8934770">
            <text:p>8,934,770</text:p>
          </table:table-cell>
          <table:table-cell office:value-type="float" office:value="9016711">
            <text:p>9,016,711</text:p>
          </table:table-cell>
          <table:table-cell table:formula="of:=[.I143]+[.J143]" office:value-type="float" office:value="17951481">
            <text:p>17,951,481</text:p>
          </table:table-cell>
          <table:table-cell table:style-name="ce9" table:formula="of:=[.I143]/[.J143]" office:value-type="float" office:value="0.990912318249969">
            <text:p>0.99</text:p>
          </table:table-cell>
          <table:table-cell table:number-columns-repeated="1012"/>
        </table:table-row>
        <table:table-row table:style-name="ro1">
          <table:table-cell office:value-type="float" office:value="1995">
            <text:p>1995</text:p>
          </table:table-cell>
          <table:table-cell table:formula="of:=[.D144]-[.C144]" office:value-type="float" office:value="16591.456">
            <text:p>16,591</text:p>
          </table:table-cell>
          <table:table-cell table:formula="of:=[$'Australia ABS'.B15]*[$'Australia ABS'.D15]/100" office:value-type="float" office:value="836.544">
            <text:p>837</text:p>
          </table:table-cell>
          <table:table-cell table:formula="of:=[$'Australia ABS'.B15]" office:value-type="float" office:value="17428">
            <text:p>17,428</text:p>
          </table:table-cell>
          <table:table-cell table:formula="of:=[.B144]/[.C144]" office:value-type="float" office:value="19.8333333333333">
            <text:p>19.8</text:p>
          </table:table-cell>
          <table:table-cell table:formula="of:=[.E144]/[.L144]" office:value-type="float" office:value="20.0318039902208">
            <text:p>20.0</text:p>
          </table:table-cell>
          <table:table-cell table:style-name="ce8" table:formula="of:=[.D144]*100000/[.K144]" office:value-type="float" office:value="95.7790079101766">
            <text:p>96</text:p>
          </table:table-cell>
          <table:table-cell table:style-name="ce8"/>
          <table:table-cell office:value-type="float" office:value="9052732">
            <text:p>9,052,732</text:p>
          </table:table-cell>
          <table:table-cell office:value-type="float" office:value="9143322">
            <text:p>9,143,322</text:p>
          </table:table-cell>
          <table:table-cell table:formula="of:=[.I144]+[.J144]" office:value-type="float" office:value="18196054">
            <text:p>18,196,054</text:p>
          </table:table-cell>
          <table:table-cell table:style-name="ce9" table:formula="of:=[.I144]/[.J144]" office:value-type="float" office:value="0.990092222498562">
            <text:p>0.99</text:p>
          </table:table-cell>
          <table:table-cell table:number-columns-repeated="1012"/>
        </table:table-row>
        <table:table-row table:style-name="ro1">
          <table:table-cell office:value-type="float" office:value="1996">
            <text:p>1996</text:p>
          </table:table-cell>
          <table:table-cell table:formula="of:=[.D145]-[.C145]" office:value-type="float" office:value="17228.771">
            <text:p>17,229</text:p>
          </table:table-cell>
          <table:table-cell table:formula="of:=[$'Australia ABS'.B16]*[$'Australia ABS'.D16]/100" office:value-type="float" office:value="964.229">
            <text:p>964</text:p>
          </table:table-cell>
          <table:table-cell table:formula="of:=[$'Australia ABS'.B16]" office:value-type="float" office:value="18193">
            <text:p>18,193</text:p>
          </table:table-cell>
          <table:table-cell table:formula="of:=[.B145]/[.C145]" office:value-type="float" office:value="17.8679245283019">
            <text:p>17.9</text:p>
          </table:table-cell>
          <table:table-cell table:formula="of:=[.E145]/[.L145]" office:value-type="float" office:value="18.0736425232869">
            <text:p>18.1</text:p>
          </table:table-cell>
          <table:table-cell table:style-name="ce8" table:formula="of:=[.D145]*100000/[.K145]" office:value-type="float" office:value="98.7659280620532">
            <text:p>99</text:p>
          </table:table-cell>
          <table:table-cell table:style-name="ce8"/>
          <table:table-cell office:value-type="float" office:value="9157444">
            <text:p>9,157,444</text:p>
          </table:table-cell>
          <table:table-cell office:value-type="float" office:value="9262876">
            <text:p>9,262,876</text:p>
          </table:table-cell>
          <table:table-cell table:formula="of:=[.I145]+[.J145]" office:value-type="float" office:value="18420320">
            <text:p>18,420,320</text:p>
          </table:table-cell>
          <table:table-cell table:style-name="ce9" table:formula="of:=[.I145]/[.J145]" office:value-type="float" office:value="0.98861778998229">
            <text:p>0.99</text:p>
          </table:table-cell>
          <table:table-cell table:number-columns-repeated="1012"/>
        </table:table-row>
        <table:table-row table:style-name="ro1">
          <table:table-cell office:value-type="float" office:value="1997">
            <text:p>1997</text:p>
          </table:table-cell>
          <table:table-cell table:formula="of:=[.D146]-[.C146]" office:value-type="float" office:value="18037.704">
            <text:p>18,038</text:p>
          </table:table-cell>
          <table:table-cell table:formula="of:=[$'Australia ABS'.B17]*[$'Australia ABS'.D17]/100" office:value-type="float" office:value="1090.296">
            <text:p>1,090</text:p>
          </table:table-cell>
          <table:table-cell table:formula="of:=[$'Australia ABS'.B17]" office:value-type="float" office:value="19128">
            <text:p>19,128</text:p>
          </table:table-cell>
          <table:table-cell table:formula="of:=[.B146]/[.C146]" office:value-type="float" office:value="16.5438596491228">
            <text:p>16.5</text:p>
          </table:table-cell>
          <table:table-cell table:formula="of:=[.E146]/[.L146]" office:value-type="float" office:value="16.756089368453">
            <text:p>16.8</text:p>
          </table:table-cell>
          <table:table-cell table:style-name="ce8" table:formula="of:=[.D146]*100000/[.K146]" office:value-type="float" office:value="102.78833786561">
            <text:p>103</text:p>
          </table:table-cell>
          <table:table-cell table:style-name="ce8"/>
          <table:table-cell office:value-type="float" office:value="9245257">
            <text:p>9,245,257</text:p>
          </table:table-cell>
          <table:table-cell office:value-type="float" office:value="9363858">
            <text:p>9,363,858</text:p>
          </table:table-cell>
          <table:table-cell table:formula="of:=[.I146]+[.J146]" office:value-type="float" office:value="18609115">
            <text:p>18,609,115</text:p>
          </table:table-cell>
          <table:table-cell table:style-name="ce9" table:formula="of:=[.I146]/[.J146]" office:value-type="float" office:value="0.987334173585289">
            <text:p>0.99</text:p>
          </table:table-cell>
          <table:table-cell table:number-columns-repeated="1012"/>
        </table:table-row>
        <table:table-row table:style-name="ro1">
          <table:table-cell office:value-type="float" office:value="1998">
            <text:p>1998</text:p>
          </table:table-cell>
          <table:table-cell table:formula="of:=[.D147]-[.C147]" office:value-type="float" office:value="18771.358">
            <text:p>18,771</text:p>
          </table:table-cell>
          <table:table-cell table:formula="of:=[$'Australia ABS'.B18]*[$'Australia ABS'.D18]/100" office:value-type="float" office:value="1134.642">
            <text:p>1,135</text:p>
          </table:table-cell>
          <table:table-cell table:formula="of:=[$'Australia ABS'.B18]" office:value-type="float" office:value="19906">
            <text:p>19,906</text:p>
          </table:table-cell>
          <table:table-cell table:formula="of:=[.B147]/[.C147]" office:value-type="float" office:value="16.5438596491228">
            <text:p>16.5</text:p>
          </table:table-cell>
          <table:table-cell table:formula="of:=[.E147]/[.L147]" office:value-type="float" office:value="16.7730940697783">
            <text:p>16.8</text:p>
          </table:table-cell>
          <table:table-cell table:style-name="ce8" table:formula="of:=[.D147]*100000/[.K147]" office:value-type="float" office:value="105.802636253449">
            <text:p>106</text:p>
          </table:table-cell>
          <table:table-cell table:style-name="ce8"/>
          <table:table-cell office:value-type="float" office:value="9342413">
            <text:p>9,342,413</text:p>
          </table:table-cell>
          <table:table-cell office:value-type="float" office:value="9471863">
            <text:p>9,471,863</text:p>
          </table:table-cell>
          <table:table-cell table:formula="of:=[.I147]+[.J147]" office:value-type="float" office:value="18814276">
            <text:p>18,814,276</text:p>
          </table:table-cell>
          <table:table-cell table:style-name="ce9" table:formula="of:=[.I147]/[.J147]" office:value-type="float" office:value="0.986333206044049">
            <text:p>0.99</text:p>
          </table:table-cell>
          <table:table-cell table:number-columns-repeated="1012"/>
        </table:table-row>
        <table:table-row table:style-name="ro1">
          <table:table-cell office:value-type="float" office:value="1999">
            <text:p>1999</text:p>
          </table:table-cell>
          <table:table-cell table:formula="of:=[.D148]-[.C148]" office:value-type="float" office:value="20181.106">
            <text:p>20,181</text:p>
          </table:table-cell>
          <table:table-cell table:formula="of:=[$'Australia ABS'.B19]*[$'Australia ABS'.D19]/100" office:value-type="float" office:value="1356.894">
            <text:p>1,357</text:p>
          </table:table-cell>
          <table:table-cell table:formula="of:=[$'Australia ABS'.B19]" office:value-type="float" office:value="21538">
            <text:p>21,538</text:p>
          </table:table-cell>
          <table:table-cell table:formula="of:=[.B148]/[.C148]" office:value-type="float" office:value="14.8730158730159">
            <text:p>14.9</text:p>
          </table:table-cell>
          <table:table-cell table:formula="of:=[.E148]/[.L148]" office:value-type="float" office:value="15.0931288652729">
            <text:p>15.1</text:p>
          </table:table-cell>
          <table:table-cell table:style-name="ce8" table:formula="of:=[.D148]*100000/[.K148]" office:value-type="float" office:value="113.129622974442">
            <text:p>113</text:p>
          </table:table-cell>
          <table:table-cell table:style-name="ce8"/>
          <table:table-cell office:value-type="float" office:value="9449247">
            <text:p>9,449,247</text:p>
          </table:table-cell>
          <table:table-cell office:value-type="float" office:value="9589091">
            <text:p>9,589,091</text:p>
          </table:table-cell>
          <table:table-cell table:formula="of:=[.I148]+[.J148]" office:value-type="float" office:value="19038338">
            <text:p>19,038,338</text:p>
          </table:table-cell>
          <table:table-cell table:style-name="ce9" table:formula="of:=[.I148]/[.J148]" office:value-type="float" office:value="0.985416344468939">
            <text:p>0.99</text:p>
          </table:table-cell>
          <table:table-cell table:number-columns-repeated="1012"/>
        </table:table-row>
        <table:table-row table:style-name="ro1">
          <table:table-cell office:value-type="float" office:value="2000">
            <text:p>2000</text:p>
          </table:table-cell>
          <table:table-cell table:formula="of:=[.D149]-[.C149]" office:value-type="float" office:value="20324.304">
            <text:p>20,324</text:p>
          </table:table-cell>
          <table:table-cell table:formula="of:=[$'Australia ABS'.B20]*[$'Australia ABS'.D20]/100" office:value-type="float" office:value="1389.696">
            <text:p>1,390</text:p>
          </table:table-cell>
          <table:table-cell table:formula="of:=[$'Australia ABS'.B20]" office:value-type="float" office:value="21714">
            <text:p>21,714</text:p>
          </table:table-cell>
          <table:table-cell table:formula="of:=[.B149]/[.C149]" office:value-type="float" office:value="14.625">
            <text:p>14.6</text:p>
          </table:table-cell>
          <table:table-cell table:formula="of:=[.E149]/[.L149]" office:value-type="float" office:value="14.8514280535465">
            <text:p>14.9</text:p>
          </table:table-cell>
          <table:table-cell table:style-name="ce8" table:formula="of:=[.D149]*100000/[.K149]" office:value-type="float" office:value="112.667467940569">
            <text:p>113</text:p>
          </table:table-cell>
          <table:table-cell table:style-name="ce8"/>
          <table:table-cell office:value-type="float" office:value="9562299">
            <text:p>9,562,299</text:p>
          </table:table-cell>
          <table:table-cell office:value-type="float" office:value="9710345">
            <text:p>9,710,345</text:p>
          </table:table-cell>
          <table:table-cell table:formula="of:=[.I149]+[.J149]" office:value-type="float" office:value="19272644">
            <text:p>19,272,644</text:p>
          </table:table-cell>
          <table:table-cell table:style-name="ce9" table:formula="of:=[.I149]/[.J149]" office:value-type="float" office:value="0.98475378578207">
            <text:p>0.98</text:p>
          </table:table-cell>
          <table:table-cell table:number-columns-repeated="1012"/>
        </table:table-row>
        <table:table-row table:style-name="ro1">
          <table:table-cell office:value-type="float" office:value="2001">
            <text:p>2001</text:p>
          </table:table-cell>
          <table:table-cell table:formula="of:=[$'Australia ABS'.B35]" office:value-type="float" office:value="20953">
            <text:p>20,953</text:p>
          </table:table-cell>
          <table:table-cell table:formula="of:=[$'Australia ABS'.C35]" office:value-type="float" office:value="1505">
            <text:p>1,505</text:p>
          </table:table-cell>
          <table:table-cell table:formula="of:=[.B150]+[.C150]" office:value-type="float" office:value="22458">
            <text:p>22,458</text:p>
          </table:table-cell>
          <table:table-cell table:formula="of:=[.B150]/[.C150]" office:value-type="float" office:value="13.9222591362126">
            <text:p>13.9</text:p>
          </table:table-cell>
          <table:table-cell table:formula="of:=[.E150]/[.L150]" office:value-type="float" office:value="14.1385897151611">
            <text:p>14.1</text:p>
          </table:table-cell>
          <table:table-cell table:style-name="ce8" table:formula="of:=[.D150]*100000/[.K150]" office:value-type="float" office:value="114.968937193112">
            <text:p>115</text:p>
          </table:table-cell>
          <table:table-cell table:style-name="ce8"/>
          <table:table-cell office:value-type="float" office:value="9691689">
            <text:p>9,691,689</text:p>
          </table:table-cell>
          <table:table-cell office:value-type="float" office:value="9842283">
            <text:p>9,842,283</text:p>
          </table:table-cell>
          <table:table-cell table:formula="of:=[.I150]+[.J150]" office:value-type="float" office:value="19533972">
            <text:p>19,533,972</text:p>
          </table:table-cell>
          <table:table-cell table:style-name="ce9" table:formula="of:=[.I150]/[.J150]" office:value-type="float" office:value="0.984699281660566">
            <text:p>0.98</text:p>
          </table:table-cell>
          <table:table-cell table:number-columns-repeated="1012"/>
        </table:table-row>
        <table:table-row table:style-name="ro1">
          <table:table-cell office:value-type="float" office:value="2002">
            <text:p>2002</text:p>
          </table:table-cell>
          <table:table-cell table:formula="of:=[$'Australia ABS'.B36]" office:value-type="float" office:value="21008">
            <text:p>21,008</text:p>
          </table:table-cell>
          <table:table-cell table:formula="of:=[$'Australia ABS'.C36]" office:value-type="float" office:value="1484">
            <text:p>1,484</text:p>
          </table:table-cell>
          <table:table-cell table:formula="of:=[.B151]+[.C151]" office:value-type="float" office:value="22492">
            <text:p>22,492</text:p>
          </table:table-cell>
          <table:table-cell table:formula="of:=[.B151]/[.C151]" office:value-type="float" office:value="14.1563342318059">
            <text:p>14.2</text:p>
          </table:table-cell>
          <table:table-cell table:formula="of:=[.E151]/[.L151]" office:value-type="float" office:value="14.3699738971243">
            <text:p>14.4</text:p>
          </table:table-cell>
          <table:table-cell table:style-name="ce8" table:formula="of:=[.D151]*100000/[.K151]" office:value-type="float" office:value="113.762794457711">
            <text:p>114</text:p>
          </table:table-cell>
          <table:table-cell table:style-name="ce8"/>
          <table:table-cell office:value-type="float" office:value="9811447">
            <text:p>9,811,447</text:p>
          </table:table-cell>
          <table:table-cell office:value-type="float" office:value="9959516">
            <text:p>9,959,516</text:p>
          </table:table-cell>
          <table:table-cell table:formula="of:=[.I151]+[.J151]" office:value-type="float" office:value="19770963">
            <text:p>19,770,963</text:p>
          </table:table-cell>
          <table:table-cell table:style-name="ce9" table:formula="of:=[.I151]/[.J151]" office:value-type="float" office:value="0.98513291208127">
            <text:p>0.99</text:p>
          </table:table-cell>
          <table:table-cell table:number-columns-repeated="1012"/>
        </table:table-row>
        <table:table-row table:style-name="ro1">
          <table:table-cell office:value-type="float" office:value="2003">
            <text:p>2003</text:p>
          </table:table-cell>
          <table:table-cell table:formula="of:=[$'Australia ABS'.B37]" office:value-type="float" office:value="21953">
            <text:p>21,953</text:p>
          </table:table-cell>
          <table:table-cell table:formula="of:=[$'Australia ABS'.C37]" office:value-type="float" office:value="1602">
            <text:p>1,602</text:p>
          </table:table-cell>
          <table:table-cell table:formula="of:=[.B152]+[.C152]" office:value-type="float" office:value="23555">
            <text:p>23,555</text:p>
          </table:table-cell>
          <table:table-cell table:formula="of:=[.B152]/[.C152]" office:value-type="float" office:value="13.7034956304619">
            <text:p>13.7</text:p>
          </table:table-cell>
          <table:table-cell table:formula="of:=[.E152]/[.L152]" office:value-type="float" office:value="13.9023827275447">
            <text:p>13.9</text:p>
          </table:table-cell>
          <table:table-cell table:style-name="ce8" table:formula="of:=[.D152]*100000/[.K152]" office:value-type="float" office:value="117.705071417071">
            <text:p>118</text:p>
          </table:table-cell>
          <table:table-cell table:style-name="ce8"/>
          <table:table-cell office:value-type="float" office:value="9933853">
            <text:p>9,933,853</text:p>
          </table:table-cell>
          <table:table-cell office:value-type="float" office:value="10078029">
            <text:p>10,078,029</text:p>
          </table:table-cell>
          <table:table-cell table:formula="of:=[.I152]+[.J152]" office:value-type="float" office:value="20011882">
            <text:p>20,011,882</text:p>
          </table:table-cell>
          <table:table-cell table:style-name="ce9" table:formula="of:=[.I152]/[.J152]" office:value-type="float" office:value="0.985694028068385">
            <text:p>0.99</text:p>
          </table:table-cell>
          <table:table-cell table:number-columns-repeated="1012"/>
        </table:table-row>
        <table:table-row table:style-name="ro1">
          <table:table-cell office:value-type="float" office:value="2004">
            <text:p>2004</text:p>
          </table:table-cell>
          <table:table-cell table:formula="of:=[$'Australia ABS'.B38]" office:value-type="float" office:value="22499">
            <text:p>22,499</text:p>
          </table:table-cell>
          <table:table-cell table:formula="of:=[$'Australia ABS'.C38]" office:value-type="float" office:value="1672">
            <text:p>1,672</text:p>
          </table:table-cell>
          <table:table-cell table:formula="of:=[.B153]+[.C153]" office:value-type="float" office:value="24171">
            <text:p>24,171</text:p>
          </table:table-cell>
          <table:table-cell table:formula="of:=[.B153]/[.C153]" office:value-type="float" office:value="13.4563397129187">
            <text:p>13.5</text:p>
          </table:table-cell>
          <table:table-cell table:formula="of:=[.E153]/[.L153]" office:value-type="float" office:value="13.6460336781484">
            <text:p>13.6</text:p>
          </table:table-cell>
          <table:table-cell table:style-name="ce8" table:formula="of:=[.D153]*100000/[.K153]" office:value-type="float" office:value="119.350397281629">
            <text:p>119</text:p>
          </table:table-cell>
          <table:table-cell table:style-name="ce8"/>
          <table:table-cell office:value-type="float" office:value="10055192">
            <text:p>10,055,192</text:p>
          </table:table-cell>
          <table:table-cell office:value-type="float" office:value="10196940">
            <text:p>10,196,940</text:p>
          </table:table-cell>
          <table:table-cell table:formula="of:=[.I153]+[.J153]" office:value-type="float" office:value="20252132">
            <text:p>20,252,132</text:p>
          </table:table-cell>
          <table:table-cell table:style-name="ce9" table:formula="of:=[.I153]/[.J153]" office:value-type="float" office:value="0.986098966944985">
            <text:p>0.99</text:p>
          </table:table-cell>
          <table:table-cell table:number-columns-repeated="1012"/>
        </table:table-row>
        <table:table-row table:style-name="ro1">
          <table:table-cell office:value-type="float" office:value="2005">
            <text:p>2005</text:p>
          </table:table-cell>
          <table:table-cell table:formula="of:=[$'Australia ABS'.B39]" office:value-type="float" office:value="23619">
            <text:p>23,619</text:p>
          </table:table-cell>
          <table:table-cell table:formula="of:=[$'Australia ABS'.C39]" office:value-type="float" office:value="1734">
            <text:p>1,734</text:p>
          </table:table-cell>
          <table:table-cell table:formula="of:=[.B154]+[.C154]" office:value-type="float" office:value="25353">
            <text:p>25,353</text:p>
          </table:table-cell>
          <table:table-cell table:formula="of:=[.B154]/[.C154]" office:value-type="float" office:value="13.621107266436">
            <text:p>13.6</text:p>
          </table:table-cell>
          <table:table-cell table:formula="of:=[.E154]/[.L154]" office:value-type="float" office:value="13.8049698114332">
            <text:p>13.8</text:p>
          </table:table-cell>
          <table:table-cell table:style-name="ce8" table:formula="of:=[.D154]*100000/[.K154]" office:value-type="float" office:value="123.407909944206">
            <text:p>123</text:p>
          </table:table-cell>
          <table:table-cell table:style-name="ce8"/>
          <table:table-cell office:value-type="float" office:value="10203169">
            <text:p>10,203,169</text:p>
          </table:table-cell>
          <table:table-cell office:value-type="float" office:value="10340895">
            <text:p>10,340,895</text:p>
          </table:table-cell>
          <table:table-cell table:formula="of:=[.I154]+[.J154]" office:value-type="float" office:value="20544064">
            <text:p>20,544,064</text:p>
          </table:table-cell>
          <table:table-cell table:style-name="ce9" table:formula="of:=[.I154]/[.J154]" office:value-type="float" office:value="0.986681423609852">
            <text:p>0.99</text:p>
          </table:table-cell>
          <table:table-cell table:number-columns-repeated="1012"/>
        </table:table-row>
        <table:table-row table:style-name="ro1">
          <table:table-cell office:value-type="float" office:value="2006">
            <text:p>2006</text:p>
          </table:table-cell>
          <table:table-cell table:formula="of:=[$'Australia ABS'.B40]" office:value-type="float" office:value="23963">
            <text:p>23,963</text:p>
          </table:table-cell>
          <table:table-cell table:formula="of:=[$'Australia ABS'.C40]" office:value-type="float" office:value="1827">
            <text:p>1,827</text:p>
          </table:table-cell>
          <table:table-cell table:formula="of:=[.B155]+[.C155]" office:value-type="float" office:value="25790">
            <text:p>25,790</text:p>
          </table:table-cell>
          <table:table-cell table:formula="of:=[.B155]/[.C155]" office:value-type="float" office:value="13.1160372194855">
            <text:p>13.1</text:p>
          </table:table-cell>
          <table:table-cell table:formula="of:=[.E155]/[.L155]" office:value-type="float" office:value="13.281373368819">
            <text:p>13.3</text:p>
          </table:table-cell>
          <table:table-cell table:style-name="ce8" table:formula="of:=[.D155]*100000/[.K155]" office:value-type="float" office:value="123.552823479042">
            <text:p>124</text:p>
          </table:table-cell>
          <table:table-cell table:style-name="ce8"/>
          <table:table-cell office:value-type="float" office:value="10371462">
            <text:p>10,371,462</text:p>
          </table:table-cell>
          <table:table-cell office:value-type="float" office:value="10502201">
            <text:p>10,502,201</text:p>
          </table:table-cell>
          <table:table-cell table:formula="of:=[.I155]+[.J155]" office:value-type="float" office:value="20873663">
            <text:p>20,873,663</text:p>
          </table:table-cell>
          <table:table-cell table:style-name="ce9" table:formula="of:=[.I155]/[.J155]" office:value-type="float" office:value="0.987551276156303">
            <text:p>0.99</text:p>
          </table:table-cell>
          <table:table-cell table:number-columns-repeated="1012"/>
        </table:table-row>
        <table:table-row table:style-name="ro1">
          <table:table-cell office:value-type="float" office:value="2007">
            <text:p>2007</text:p>
          </table:table-cell>
          <table:table-cell table:formula="of:=[$'Australia ABS'.B41]" office:value-type="float" office:value="25240">
            <text:p>25,240</text:p>
          </table:table-cell>
          <table:table-cell table:formula="of:=[$'Australia ABS'.C41]" office:value-type="float" office:value="1984">
            <text:p>1,984</text:p>
          </table:table-cell>
          <table:table-cell table:formula="of:=[.B156]+[.C156]" office:value-type="float" office:value="27224">
            <text:p>27,224</text:p>
          </table:table-cell>
          <table:table-cell table:formula="of:=[.B156]/[.C156]" office:value-type="float" office:value="12.7217741935484">
            <text:p>12.7</text:p>
          </table:table-cell>
          <table:table-cell table:formula="of:=[.E156]/[.L156]" office:value-type="float" office:value="12.8633793489664">
            <text:p>12.9</text:p>
          </table:table-cell>
          <table:table-cell table:style-name="ce8" table:formula="of:=[.D156]*100000/[.K156]" office:value-type="float" office:value="128.032982319606">
            <text:p>128</text:p>
          </table:table-cell>
          <table:table-cell table:style-name="ce8"/>
          <table:table-cell office:value-type="float" office:value="10572793">
            <text:p>10,572,793</text:p>
          </table:table-cell>
          <table:table-cell office:value-type="float" office:value="10690478">
            <text:p>10,690,478</text:p>
          </table:table-cell>
          <table:table-cell table:formula="of:=[.I156]+[.J156]" office:value-type="float" office:value="21263271">
            <text:p>21,263,271</text:p>
          </table:table-cell>
          <table:table-cell table:style-name="ce9" table:formula="of:=[.I156]/[.J156]" office:value-type="float" office:value="0.988991605426811">
            <text:p>0.99</text:p>
          </table:table-cell>
          <table:table-cell table:number-columns-repeated="1012"/>
        </table:table-row>
        <table:table-row table:style-name="ro1">
          <table:table-cell office:value-type="float" office:value="2008">
            <text:p>2008</text:p>
          </table:table-cell>
          <table:table-cell table:formula="of:=[$'Australia ABS'.B42]" office:value-type="float" office:value="25658">
            <text:p>25,658</text:p>
          </table:table-cell>
          <table:table-cell table:formula="of:=[$'Australia ABS'.C42]" office:value-type="float" office:value="1957">
            <text:p>1,957</text:p>
          </table:table-cell>
          <table:table-cell table:formula="of:=[.B157]+[.C157]" office:value-type="float" office:value="27615">
            <text:p>27,615</text:p>
          </table:table-cell>
          <table:table-cell table:formula="of:=[.B157]/[.C157]" office:value-type="float" office:value="13.1108840061318">
            <text:p>13.1</text:p>
          </table:table-cell>
          <table:table-cell table:formula="of:=[.E157]/[.L157]" office:value-type="float" office:value="13.2287156938491">
            <text:p>13.2</text:p>
          </table:table-cell>
          <table:table-cell table:style-name="ce8" table:formula="of:=[.D157]*100000/[.K157]" office:value-type="float" office:value="127.078953465818">
            <text:p>127</text:p>
          </table:table-cell>
          <table:table-cell table:style-name="ce8"/>
          <table:table-cell office:value-type="float" office:value="10816686">
            <text:p>10,816,686</text:p>
          </table:table-cell>
          <table:table-cell office:value-type="float" office:value="10913899">
            <text:p>10,913,899</text:p>
          </table:table-cell>
          <table:table-cell table:formula="of:=[.I157]+[.J157]" office:value-type="float" office:value="21730585">
            <text:p>21,730,585</text:p>
          </table:table-cell>
          <table:table-cell table:style-name="ce9" table:formula="of:=[.I157]/[.J157]" office:value-type="float" office:value="0.991092734136535">
            <text:p>0.99</text:p>
          </table:table-cell>
          <table:table-cell table:number-columns-repeated="1012"/>
        </table:table-row>
        <table:table-row table:style-name="ro1">
          <table:table-cell office:value-type="float" office:value="2009">
            <text:p>2009</text:p>
          </table:table-cell>
          <table:table-cell table:formula="of:=[$'Australia ABS'.B43]" office:value-type="float" office:value="27192">
            <text:p>27,192</text:p>
          </table:table-cell>
          <table:table-cell table:formula="of:=[$'Australia ABS'.C43]" office:value-type="float" office:value="2125">
            <text:p>2,125</text:p>
          </table:table-cell>
          <table:table-cell table:formula="of:=[.B158]+[.C158]" office:value-type="float" office:value="29317">
            <text:p>29,317</text:p>
          </table:table-cell>
          <table:table-cell table:formula="of:=[.B158]/[.C158]" office:value-type="float" office:value="12.7962352941176">
            <text:p>12.8</text:p>
          </table:table-cell>
          <table:table-cell table:formula="of:=[.E158]/[.L158]" office:value-type="float" office:value="12.905963795071">
            <text:p>12.9</text:p>
          </table:table-cell>
          <table:table-cell table:style-name="ce8" table:formula="of:=[.D158]*100000/[.K158]" office:value-type="float" office:value="132.469231076142">
            <text:p>132</text:p>
          </table:table-cell>
          <table:table-cell table:style-name="ce8"/>
          <table:table-cell office:value-type="float" office:value="11018347">
            <text:p>11,018,347</text:p>
          </table:table-cell>
          <table:table-cell office:value-type="float" office:value="11112830">
            <text:p>11,112,830</text:p>
          </table:table-cell>
          <table:table-cell table:formula="of:=[.I158]+[.J158]" office:value-type="float" office:value="22131177">
            <text:p>22,131,177</text:p>
          </table:table-cell>
          <table:table-cell table:style-name="ce9" table:formula="of:=[.I158]/[.J158]" office:value-type="float" office:value="0.991497845283335">
            <text:p>0.99</text:p>
          </table:table-cell>
          <table:table-cell table:number-columns-repeated="1012"/>
        </table:table-row>
        <table:table-row table:style-name="ro1">
          <table:table-cell office:value-type="float" office:value="2010">
            <text:p>2010</text:p>
          </table:table-cell>
          <table:table-cell table:formula="of:=[$'Australia ABS'.B44]" office:value-type="float" office:value="27472">
            <text:p>27,472</text:p>
          </table:table-cell>
          <table:table-cell table:formula="of:=[$'Australia ABS'.C44]" office:value-type="float" office:value="2228">
            <text:p>2,228</text:p>
          </table:table-cell>
          <table:table-cell table:formula="of:=[.B159]+[.C159]" office:value-type="float" office:value="29700">
            <text:p>29,700</text:p>
          </table:table-cell>
          <table:table-cell table:formula="of:=[.B159]/[.C159]" office:value-type="float" office:value="12.3303411131059">
            <text:p>12.3</text:p>
          </table:table-cell>
          <table:table-cell table:formula="of:=[.E159]/[.L159]" office:value-type="float" office:value="12.4403268026638">
            <text:p>12.4</text:p>
          </table:table-cell>
          <table:table-cell table:style-name="ce8" table:formula="of:=[.D159]*100000/[.K159]" office:value-type="float" office:value="132.317290983009">
            <text:p>132</text:p>
          </table:table-cell>
          <table:table-cell table:style-name="ce8"/>
          <table:table-cell office:value-type="float" office:value="11173191">
            <text:p>11,173,191</text:p>
          </table:table-cell>
          <table:table-cell office:value-type="float" office:value="11272855">
            <text:p>11,272,855</text:p>
          </table:table-cell>
          <table:table-cell table:formula="of:=[.I159]+[.J159]" office:value-type="float" office:value="22446046">
            <text:p>22,446,046</text:p>
          </table:table-cell>
          <table:table-cell table:style-name="ce9" table:formula="of:=[.I159]/[.J159]" office:value-type="float" office:value="0.991158938884604">
            <text:p>0.99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table:formula="of:=[$'Australia ABS'.B45]" office:value-type="float" office:value="27078">
            <text:p>27,078</text:p>
          </table:table-cell>
          <table:table-cell table:formula="of:=[$'Australia ABS'.C45]" office:value-type="float" office:value="2028">
            <text:p>2,028</text:p>
          </table:table-cell>
          <table:table-cell table:formula="of:=[.B160]+[.C160]" office:value-type="float" office:value="29106">
            <text:p>29,106</text:p>
          </table:table-cell>
          <table:table-cell table:formula="of:=[.B160]/[.C160]" office:value-type="float" office:value="13.3520710059172">
            <text:p>13.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x ratio sums across periods</text:p>
          </table:table-cell>
          <table:table-cell table:number-columns-repeated="1023"/>
        </table:table-row>
        <table:table-row table:style-name="ro1">
          <table:table-cell office:value-type="string">
            <text:p>1858-1890</text:p>
          </table:table-cell>
          <table:table-cell table:number-columns-repeated="3"/>
          <table:table-cell table:formula="of:=SUM([.B7:.B39])/SUM([.C7:.C39])" office:value-type="float" office:value="5.62609769484083">
            <text:p>5.6</text:p>
          </table:table-cell>
          <table:table-cell table:formula="of:=[.E163]/[.L163]" office:value-type="float" office:value="4.66295240319437">
            <text:p>4.7</text:p>
          </table:table-cell>
          <table:table-cell table:number-columns-repeated="5"/>
          <table:table-cell table:formula="of:=SUM([.I7:.I39])/SUM([.J7:.J39])" office:value-type="float" office:value="1.20655267486468">
            <text:p>1.2065526749</text:p>
          </table:table-cell>
          <table:table-cell table:number-columns-repeated="1012"/>
        </table:table-row>
        <table:table-row table:style-name="ro1">
          <table:table-cell office:value-type="string">
            <text:p>1974-78</text:p>
          </table:table-cell>
          <table:table-cell table:number-columns-repeated="3"/>
          <table:table-cell table:formula="of:=SUM([.B123:.B127])/SUM([.C123:.C127])" office:value-type="float" office:value="38.5601218224178">
            <text:p>38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7" table:formula="of:=14/40" office:value-type="percentage" office:value="0.35">
            <text:p>35%</text:p>
          </table:table-cell>
          <table:table-cell table:number-columns-repeated="1019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ctoria series" table:style-name="ta2" table:print="false">
        <table:table-column table:style-name="co1" table:default-cell-style-name="Excel_20_Built-in_20_Normal"/>
        <table:table-column table:style-name="co2" table:number-columns-repeated="3" table:default-cell-style-name="ce3"/>
        <table:table-column table:style-name="co2" table:number-columns-repeated="2" table:default-cell-style-name="ce6"/>
        <table:table-column table:style-name="co1" table:default-cell-style-name="Excel_20_Built-in_20_Normal"/>
        <table:table-column table:style-name="co3" table:default-cell-style-name="Excel_20_Built-in_20_Normal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default-cell-style-name="Excel_20_Built-in_20_Normal"/>
        <table:table-column table:style-name="co7" table:default-cell-style-name="Excel_20_Built-in_20_Normal"/>
        <table:table-column table:style-name="co9" table:default-cell-style-name="Excel_20_Built-in_20_Normal"/>
        <table:table-column table:style-name="co1" table:number-columns-repeated="1010" table:default-cell-style-name="Excel_20_Built-in_20_Normal"/>
        <table:table-row table:style-name="ro1">
          <table:table-cell table:style-name="ce1" office:value-type="string" table:number-columns-spanned="7" table:number-rows-spanned="1">
            <text:p>Prisoners in Victoria, state of Austrialia, from 1856, yearly, by sex</text:p>
          </table:table-cell>
          <table:covered-table-cell table:number-columns-repeated="6" table:style-name="ce2"/>
          <table:table-cell table:number-columns-repeated="6"/>
          <table:table-cell office:value-type="string">
            <text:p>Repository: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>
            <text:p>http://acrosswalls.org/datasets/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>
            <text:p>Version: 1.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table:number-columns-spanned="6" table:number-rows-spanned="1">
            <text:p>prisoners</text:p>
          </table:table-cell>
          <table:covered-table-cell table:number-columns-repeated="5" table:style-name="ce5"/>
          <table:table-cell table:style-name="ce5"/>
          <table:table-cell table:number-columns-repeated="1016"/>
        </table:table-row>
        <table:table-row table:style-name="ro1">
          <table:table-cell/>
          <table:table-cell table:style-name="ce4" office:value-type="string" table:number-columns-spanned="3" table:number-rows-spanned="1">
            <text:p>average daily number in prison</text:p>
          </table:table-cell>
          <table:covered-table-cell table:number-columns-repeated="2" table:style-name="ce5"/>
          <table:table-cell table:number-columns-repeated="4"/>
          <table:table-cell table:style-name="ce4" office:value-type="string" table:number-columns-spanned="4" table:number-rows-spanned="1">
            <text:p>overall Victoria population</text:p>
          </table:table-cell>
          <table:covered-table-cell table:number-columns-repeated="3" table:style-name="ce5"/>
          <table:table-cell table:number-columns-repeated="1012"/>
        </table:table-row>
        <table:table-row table:style-name="ro1"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sex ratio</text:p>
          </table:table-cell>
          <table:table-cell office:value-type="string">
            <text:p>adj. sex ratio</text:p>
          </table:table-cell>
          <table:table-cell office:value-type="string">
            <text:p>prevalence</text:p>
          </table:table-cell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table:style-name="ce3" office:value-type="string">
            <text:p>sex ratio</text:p>
          </table:table-cell>
          <table:table-cell/>
          <table:table-cell table:style-name="ce3" office:value-type="string">
            <text:p>sources and notes</text:p>
          </table:table-cell>
          <table:table-cell table:number-columns-repeated="1010"/>
        </table:table-row>
        <table:table-row table:style-name="ro1">
          <table:table-cell office:value-type="float" office:value="1856">
            <text:p>1856</text:p>
          </table:table-cell>
          <table:table-cell table:formula="of:=[$'source book revised'.T6]" office:value-type="float" office:value="1785">
            <text:p>1,785</text:p>
          </table:table-cell>
          <table:table-cell table:formula="of:=[$'source book revised'.U6]" office:value-type="float" office:value="125">
            <text:p>125</text:p>
          </table:table-cell>
          <table:table-cell table:formula="of:=[.B7]+[.C7]" office:value-type="float" office:value="1910">
            <text:p>1,910</text:p>
          </table:table-cell>
          <table:table-cell table:formula="of:=[.B7]/[.C7]" office:value-type="float" office:value="14.28">
            <text:p>14.3</text:p>
          </table:table-cell>
          <table:table-cell table:formula="of:=[.E7]/[.L7]" office:value-type="float" office:value="7.89905589439385">
            <text:p>7.9</text:p>
          </table:table-cell>
          <table:table-cell table:style-name="ce8" table:formula="of:=[.D7]*100000/[.K7]" office:value-type="float" office:value="489.261854994057">
            <text:p>489</text:p>
          </table:table-cell>
          <table:table-cell/>
          <table:table-cell office:value-type="float" office:value="251349">
            <text:p>251,349</text:p>
          </table:table-cell>
          <table:table-cell office:value-type="float" office:value="139035">
            <text:p>139,035</text:p>
          </table:table-cell>
          <table:table-cell table:formula="of:=[.I7]+[.J7]" office:value-type="float" office:value="390384">
            <text:p>390,384</text:p>
          </table:table-cell>
          <table:table-cell table:style-name="ce9" table:formula="of:=[.I7]/[.J7]" office:value-type="float" office:value="1.80781098284605">
            <text:p>1.81</text:p>
          </table:table-cell>
          <table:table-cell/>
          <table:table-cell office:value-type="string">
            <text:p>prisoner statistical sources:</text:p>
          </table:table-cell>
          <table:table-cell table:number-columns-repeated="1010"/>
        </table:table-row>
        <table:table-row table:style-name="ro1">
          <table:table-cell office:value-type="float" office:value="1857">
            <text:p>1857</text:p>
          </table:table-cell>
          <table:table-cell table:formula="of:=[$'source book revised'.T7]" office:value-type="float" office:value="1726">
            <text:p>1,726</text:p>
          </table:table-cell>
          <table:table-cell table:formula="of:=[$'source book revised'.U7]" office:value-type="float" office:value="236">
            <text:p>236</text:p>
          </table:table-cell>
          <table:table-cell table:formula="of:=[$'source book revised'.V7]" office:value-type="float" office:value="1962">
            <text:p>1,962</text:p>
          </table:table-cell>
          <table:table-cell table:formula="of:=[.B8]/[.C8]" office:value-type="float" office:value="7.3135593220339">
            <text:p>7.3</text:p>
          </table:table-cell>
          <table:table-cell table:formula="of:=[.E8]/[.L8]" office:value-type="float" office:value="4.13939886244403">
            <text:p>4.1</text:p>
          </table:table-cell>
          <table:table-cell table:style-name="ce8" table:formula="of:=[.D8]*100000/[.K8]" office:value-type="float" office:value="429.771182987895">
            <text:p>430</text:p>
          </table:table-cell>
          <table:table-cell/>
          <table:table-cell office:value-type="float" office:value="291523">
            <text:p>291,523</text:p>
          </table:table-cell>
          <table:table-cell office:value-type="float" office:value="164999">
            <text:p>164,999</text:p>
          </table:table-cell>
          <table:table-cell table:formula="of:=[.I8]+[.J8]" office:value-type="float" office:value="456522">
            <text:p>456,522</text:p>
          </table:table-cell>
          <table:table-cell table:style-name="ce9" table:formula="of:=[.I8]/[.J8]" office:value-type="float" office:value="1.76681676858648">
            <text:p>1.77</text:p>
          </table:table-cell>
          <table:table-cell/>
          <table:table-cell office:value-type="string">
            <text:p>1856-1987, see sheet "source book revised"</text:p>
          </table:table-cell>
          <table:table-cell table:number-columns-repeated="1010"/>
        </table:table-row>
        <table:table-row table:style-name="ro1">
          <table:table-cell office:value-type="float" office:value="1858">
            <text:p>1858</text:p>
          </table:table-cell>
          <table:table-cell table:formula="of:=[$'source book revised'.T8]" office:value-type="float" office:value="1673">
            <text:p>1,673</text:p>
          </table:table-cell>
          <table:table-cell table:formula="of:=[$'source book revised'.U8]" office:value-type="float" office:value="198">
            <text:p>198</text:p>
          </table:table-cell>
          <table:table-cell table:formula="of:=[$'source book revised'.V8]" office:value-type="float" office:value="1871">
            <text:p>1,871</text:p>
          </table:table-cell>
          <table:table-cell table:formula="of:=[.B9]/[.C9]" office:value-type="float" office:value="8.44949494949495">
            <text:p>8.4</text:p>
          </table:table-cell>
          <table:table-cell table:formula="of:=[.E9]/[.L9]" office:value-type="float" office:value="4.86227688429338">
            <text:p>4.9</text:p>
          </table:table-cell>
          <table:table-cell table:style-name="ce8" table:formula="of:=[.D9]*100000/[.K9]" office:value-type="float" office:value="377.106738742225">
            <text:p>377</text:p>
          </table:table-cell>
          <table:table-cell table:style-name="ce8"/>
          <table:table-cell office:value-type="float" office:value="314923">
            <text:p>314,923</text:p>
          </table:table-cell>
          <table:table-cell office:value-type="float" office:value="181223">
            <text:p>181,223</text:p>
          </table:table-cell>
          <table:table-cell table:formula="of:=[.I9]+[.J9]" office:value-type="float" office:value="496146">
            <text:p>496,146</text:p>
          </table:table-cell>
          <table:table-cell table:style-name="ce9" table:formula="of:=[.I9]/[.J9]" office:value-type="float" office:value="1.73776507396964">
            <text:p>1.74</text:p>
          </table:table-cell>
          <table:table-cell/>
          <table:table-cell office:value-type="string">
            <text:p>1988-91, calculated from monthly figures, see sheet "monthly 1976-92"</text:p>
          </table:table-cell>
          <table:table-cell table:number-columns-repeated="1010"/>
        </table:table-row>
        <table:table-row table:style-name="ro1">
          <table:table-cell office:value-type="float" office:value="1859">
            <text:p>1859</text:p>
          </table:table-cell>
          <table:table-cell table:formula="of:=[$'source book revised'.T9]" office:value-type="float" office:value="1678">
            <text:p>1,678</text:p>
          </table:table-cell>
          <table:table-cell table:formula="of:=[$'source book revised'.U9]" office:value-type="float" office:value="191">
            <text:p>191</text:p>
          </table:table-cell>
          <table:table-cell table:formula="of:=[$'source book revised'.V9]" office:value-type="float" office:value="1869">
            <text:p>1,869</text:p>
          </table:table-cell>
          <table:table-cell table:formula="of:=[.B10]/[.C10]" office:value-type="float" office:value="8.78534031413613">
            <text:p>8.8</text:p>
          </table:table-cell>
          <table:table-cell table:formula="of:=[.E10]/[.L10]" office:value-type="float" office:value="5.28896615599242">
            <text:p>5.3</text:p>
          </table:table-cell>
          <table:table-cell table:style-name="ce8" table:formula="of:=[.D10]*100000/[.K10]" office:value-type="float" office:value="358.683636810268">
            <text:p>359</text:p>
          </table:table-cell>
          <table:table-cell table:style-name="ce8"/>
          <table:table-cell office:value-type="float" office:value="325259">
            <text:p>325,259</text:p>
          </table:table-cell>
          <table:table-cell office:value-type="float" office:value="195813">
            <text:p>195,813</text:p>
          </table:table-cell>
          <table:table-cell table:formula="of:=[.I10]+[.J10]" office:value-type="float" office:value="521072">
            <text:p>521,072</text:p>
          </table:table-cell>
          <table:table-cell table:style-name="ce9" table:formula="of:=[.I10]/[.J10]" office:value-type="float" office:value="1.6610694897683">
            <text:p>1.66</text:p>
          </table:table-cell>
          <table:table-cell/>
          <table:table-cell office:value-type="string">
            <text:p>1992-2011, see sheet "Victoria ABS"</text:p>
          </table:table-cell>
          <table:table-cell table:number-columns-repeated="1010"/>
        </table:table-row>
        <table:table-row table:style-name="ro1">
          <table:table-cell office:value-type="float" office:value="1860">
            <text:p>1860</text:p>
          </table:table-cell>
          <table:table-cell table:formula="of:=[$'source book revised'.T10]" office:value-type="float" office:value="1625">
            <text:p>1,625</text:p>
          </table:table-cell>
          <table:table-cell table:formula="of:=[$'source book revised'.U10]" office:value-type="float" office:value="213">
            <text:p>213</text:p>
          </table:table-cell>
          <table:table-cell table:formula="of:=[$'source book revised'.V10]" office:value-type="float" office:value="1838">
            <text:p>1,838</text:p>
          </table:table-cell>
          <table:table-cell table:formula="of:=[.B11]/[.C11]" office:value-type="float" office:value="7.62910798122066">
            <text:p>7.6</text:p>
          </table:table-cell>
          <table:table-cell table:formula="of:=[.E11]/[.L11]" office:value-type="float" office:value="4.80268263816499">
            <text:p>4.8</text:p>
          </table:table-cell>
          <table:table-cell table:style-name="ce8" table:formula="of:=[.D11]*100000/[.K11]" office:value-type="float" office:value="341.487159859838">
            <text:p>341</text:p>
          </table:table-cell>
          <table:table-cell table:style-name="ce8"/>
          <table:table-cell office:value-type="float" office:value="330302">
            <text:p>330,302</text:p>
          </table:table-cell>
          <table:table-cell office:value-type="float" office:value="207932">
            <text:p>207,932</text:p>
          </table:table-cell>
          <table:table-cell table:formula="of:=[.I11]+[.J11]" office:value-type="float" office:value="538234">
            <text:p>538,234</text:p>
          </table:table-cell>
          <table:table-cell table:style-name="ce9" table:formula="of:=[.I11]/[.J11]" office:value-type="float" office:value="1.5885097050959">
            <text:p>1.59</text:p>
          </table:table-cell>
          <table:table-cell table:number-columns-repeated="1012"/>
        </table:table-row>
        <table:table-row table:style-name="ro1">
          <table:table-cell office:value-type="float" office:value="1861">
            <text:p>1861</text:p>
          </table:table-cell>
          <table:table-cell table:formula="of:=[$'source book revised'.T11]" office:value-type="float" office:value="1605">
            <text:p>1,605</text:p>
          </table:table-cell>
          <table:table-cell table:formula="of:=[$'source book revised'.U11]" office:value-type="float" office:value="194">
            <text:p>194</text:p>
          </table:table-cell>
          <table:table-cell table:formula="of:=[$'source book revised'.V11]" office:value-type="float" office:value="1799">
            <text:p>1,799</text:p>
          </table:table-cell>
          <table:table-cell table:formula="of:=[.B12]/[.C12]" office:value-type="float" office:value="8.27319587628866">
            <text:p>8.3</text:p>
          </table:table-cell>
          <table:table-cell table:formula="of:=[.E12]/[.L12]" office:value-type="float" office:value="5.64310295373637">
            <text:p>5.6</text:p>
          </table:table-cell>
          <table:table-cell table:style-name="ce8" table:formula="of:=[.D12]*100000/[.K12]" office:value-type="float" office:value="333.293809887284">
            <text:p>333</text:p>
          </table:table-cell>
          <table:table-cell table:style-name="ce8"/>
          <table:table-cell office:value-type="float" office:value="320888">
            <text:p>320,888</text:p>
          </table:table-cell>
          <table:table-cell office:value-type="float" office:value="218876">
            <text:p>218,876</text:p>
          </table:table-cell>
          <table:table-cell table:formula="of:=[.I12]+[.J12]" office:value-type="float" office:value="539764">
            <text:p>539,764</text:p>
          </table:table-cell>
          <table:table-cell table:style-name="ce9" table:formula="of:=[.I12]/[.J12]" office:value-type="float" office:value="1.46607211389097">
            <text:p>1.47</text:p>
          </table:table-cell>
          <table:table-cell/>
          <table:table-cell office:value-type="string">
            <text:p>for population figures, see</text:p>
          </table:table-cell>
          <table:table-cell table:number-columns-repeated="1010"/>
        </table:table-row>
        <table:table-row table:style-name="ro1">
          <table:table-cell office:value-type="float" office:value="1862">
            <text:p>1862</text:p>
          </table:table-cell>
          <table:table-cell table:formula="of:=[$'source book revised'.T12]" office:value-type="float" office:value="1609">
            <text:p>1,609</text:p>
          </table:table-cell>
          <table:table-cell table:formula="of:=[$'source book revised'.U12]" office:value-type="float" office:value="204">
            <text:p>204</text:p>
          </table:table-cell>
          <table:table-cell table:formula="of:=[$'source book revised'.V12]" office:value-type="float" office:value="1813">
            <text:p>1,813</text:p>
          </table:table-cell>
          <table:table-cell table:formula="of:=[.B13]/[.C13]" office:value-type="float" office:value="7.88725490196079">
            <text:p>7.9</text:p>
          </table:table-cell>
          <table:table-cell table:formula="of:=[.E13]/[.L13]" office:value-type="float" office:value="5.60627501718967">
            <text:p>5.6</text:p>
          </table:table-cell>
          <table:table-cell table:style-name="ce8" table:formula="of:=[.D13]*100000/[.K13]" office:value-type="float" office:value="328.806575406066">
            <text:p>329</text:p>
          </table:table-cell>
          <table:table-cell table:style-name="ce8"/>
          <table:table-cell office:value-type="float" office:value="322298">
            <text:p>322,298</text:p>
          </table:table-cell>
          <table:table-cell office:value-type="float" office:value="229090">
            <text:p>229,090</text:p>
          </table:table-cell>
          <table:table-cell table:formula="of:=[.I13]+[.J13]" office:value-type="float" office:value="551388">
            <text:p>551,388</text:p>
          </table:table-cell>
          <table:table-cell table:style-name="ce9" table:formula="of:=[.I13]/[.J13]" office:value-type="float" office:value="1.40686193199179">
            <text:p>1.41</text:p>
          </table:table-cell>
          <table:table-cell/>
          <table:table-cell office:value-type="string">
            <text:p>population-australia</text:p>
          </table:table-cell>
          <table:table-cell table:number-columns-repeated="1010"/>
        </table:table-row>
        <table:table-row table:style-name="ro1">
          <table:table-cell office:value-type="float" office:value="1863">
            <text:p>1863</text:p>
          </table:table-cell>
          <table:table-cell table:formula="of:=[$'source book revised'.T13]" office:value-type="float" office:value="1555">
            <text:p>1,555</text:p>
          </table:table-cell>
          <table:table-cell table:formula="of:=[$'source book revised'.U13]" office:value-type="float" office:value="305">
            <text:p>305</text:p>
          </table:table-cell>
          <table:table-cell table:formula="of:=[$'source book revised'.V13]" office:value-type="float" office:value="1860">
            <text:p>1,860</text:p>
          </table:table-cell>
          <table:table-cell table:formula="of:=[.B14]/[.C14]" office:value-type="float" office:value="5.0983606557377">
            <text:p>5.1</text:p>
          </table:table-cell>
          <table:table-cell table:formula="of:=[.E14]/[.L14]" office:value-type="float" office:value="3.81791037030347">
            <text:p>3.8</text:p>
          </table:table-cell>
          <table:table-cell table:style-name="ce8" table:formula="of:=[.D14]*100000/[.K14]" office:value-type="float" office:value="327.518990818903">
            <text:p>328</text:p>
          </table:table-cell>
          <table:table-cell table:style-name="ce8"/>
          <table:table-cell office:value-type="float" office:value="324731">
            <text:p>324,731</text:p>
          </table:table-cell>
          <table:table-cell office:value-type="float" office:value="243175">
            <text:p>243,175</text:p>
          </table:table-cell>
          <table:table-cell table:formula="of:=[.I14]+[.J14]" office:value-type="float" office:value="567906">
            <text:p>567,906</text:p>
          </table:table-cell>
          <table:table-cell table:style-name="ce9" table:formula="of:=[.I14]/[.J14]" office:value-type="float" office:value="1.33537987046366">
            <text:p>1.34</text:p>
          </table:table-cell>
          <table:table-cell table:number-columns-repeated="1012"/>
        </table:table-row>
        <table:table-row table:style-name="ro1">
          <table:table-cell office:value-type="float" office:value="1864">
            <text:p>1864</text:p>
          </table:table-cell>
          <table:table-cell table:formula="of:=[$'source book revised'.T14]" office:value-type="float" office:value="1490">
            <text:p>1,490</text:p>
          </table:table-cell>
          <table:table-cell table:formula="of:=[$'source book revised'.U14]" office:value-type="float" office:value="229">
            <text:p>229</text:p>
          </table:table-cell>
          <table:table-cell table:formula="of:=[$'source book revised'.V14]" office:value-type="float" office:value="1719">
            <text:p>1,719</text:p>
          </table:table-cell>
          <table:table-cell table:formula="of:=[.B15]/[.C15]" office:value-type="float" office:value="6.50655021834061">
            <text:p>6.5</text:p>
          </table:table-cell>
          <table:table-cell table:formula="of:=[.E15]/[.L15]" office:value-type="float" office:value="4.90040884439822">
            <text:p>4.9</text:p>
          </table:table-cell>
          <table:table-cell table:style-name="ce8" table:formula="of:=[.D15]*100000/[.K15]" office:value-type="float" office:value="287.456751889205">
            <text:p>287</text:p>
          </table:table-cell>
          <table:table-cell table:style-name="ce8"/>
          <table:table-cell office:value-type="float" office:value="341102">
            <text:p>341,102</text:p>
          </table:table-cell>
          <table:table-cell office:value-type="float" office:value="256901">
            <text:p>256,901</text:p>
          </table:table-cell>
          <table:table-cell table:formula="of:=[.I15]+[.J15]" office:value-type="float" office:value="598003">
            <text:p>598,003</text:p>
          </table:table-cell>
          <table:table-cell table:style-name="ce9" table:formula="of:=[.I15]/[.J15]" office:value-type="float" office:value="1.32775660663057">
            <text:p>1.33</text:p>
          </table:table-cell>
          <table:table-cell/>
          <table:table-cell office:value-type="string">
            <text:p>adj. sex ratio is prisoner sex ratio adjusted for population sex ratio (equal prison hazard per person of given sex)</text:p>
          </table:table-cell>
          <table:table-cell table:number-columns-repeated="1010"/>
        </table:table-row>
        <table:table-row table:style-name="ro1">
          <table:table-cell office:value-type="float" office:value="1865">
            <text:p>1865</text:p>
          </table:table-cell>
          <table:table-cell table:formula="of:=[$'source book revised'.T15]" office:value-type="float" office:value="1666">
            <text:p>1,666</text:p>
          </table:table-cell>
          <table:table-cell table:formula="of:=[$'source book revised'.U15]" office:value-type="float" office:value="232">
            <text:p>232</text:p>
          </table:table-cell>
          <table:table-cell table:formula="of:=[$'source book revised'.V15]" office:value-type="float" office:value="1898">
            <text:p>1,898</text:p>
          </table:table-cell>
          <table:table-cell table:formula="of:=[.B16]/[.C16]" office:value-type="float" office:value="7.18103448275862">
            <text:p>7.2</text:p>
          </table:table-cell>
          <table:table-cell table:formula="of:=[.E16]/[.L16]" office:value-type="float" office:value="5.54096781176081">
            <text:p>5.5</text:p>
          </table:table-cell>
          <table:table-cell table:style-name="ce8" table:formula="of:=[.D16]*100000/[.K16]" office:value-type="float" office:value="307.223640357338">
            <text:p>307</text:p>
          </table:table-cell>
          <table:table-cell table:style-name="ce8"/>
          <table:table-cell office:value-type="float" office:value="348717">
            <text:p>348,717</text:p>
          </table:table-cell>
          <table:table-cell office:value-type="float" office:value="269074">
            <text:p>269,074</text:p>
          </table:table-cell>
          <table:table-cell table:formula="of:=[.I16]+[.J16]" office:value-type="float" office:value="617791">
            <text:p>617,791</text:p>
          </table:table-cell>
          <table:table-cell table:style-name="ce9" table:formula="of:=[.I16]/[.J16]" office:value-type="float" office:value="1.29598920742993">
            <text:p>1.30</text:p>
          </table:table-cell>
          <table:table-cell table:number-columns-repeated="1012"/>
        </table:table-row>
        <table:table-row table:style-name="ro1">
          <table:table-cell office:value-type="float" office:value="1866">
            <text:p>1866</text:p>
          </table:table-cell>
          <table:table-cell table:formula="of:=[$'source book revised'.T16]" office:value-type="float" office:value="1655">
            <text:p>1,655</text:p>
          </table:table-cell>
          <table:table-cell table:formula="of:=[$'source book revised'.U16]" office:value-type="float" office:value="253">
            <text:p>253</text:p>
          </table:table-cell>
          <table:table-cell table:formula="of:=[$'source book revised'.V16]" office:value-type="float" office:value="1908">
            <text:p>1,908</text:p>
          </table:table-cell>
          <table:table-cell table:formula="of:=[.B17]/[.C17]" office:value-type="float" office:value="6.54150197628459">
            <text:p>6.5</text:p>
          </table:table-cell>
          <table:table-cell table:formula="of:=[.E17]/[.L17]" office:value-type="float" office:value="5.14173115280904">
            <text:p>5.1</text:p>
          </table:table-cell>
          <table:table-cell table:style-name="ce8" table:formula="of:=[.D17]*100000/[.K17]" office:value-type="float" office:value="301.135413082661">
            <text:p>301</text:p>
          </table:table-cell>
          <table:table-cell table:style-name="ce8"/>
          <table:table-cell office:value-type="float" office:value="354757">
            <text:p>354,757</text:p>
          </table:table-cell>
          <table:table-cell office:value-type="float" office:value="278845">
            <text:p>278,845</text:p>
          </table:table-cell>
          <table:table-cell table:formula="of:=[.I17]+[.J17]" office:value-type="float" office:value="633602">
            <text:p>633,602</text:p>
          </table:table-cell>
          <table:table-cell table:style-name="ce9" table:formula="of:=[.I17]/[.J17]" office:value-type="float" office:value="1.27223726443006">
            <text:p>1.27</text:p>
          </table:table-cell>
          <table:table-cell table:number-columns-repeated="1012"/>
        </table:table-row>
        <table:table-row table:style-name="ro1">
          <table:table-cell office:value-type="float" office:value="1867">
            <text:p>1867</text:p>
          </table:table-cell>
          <table:table-cell table:formula="of:=[$'source book revised'.T17]" office:value-type="float" office:value="1544">
            <text:p>1,544</text:p>
          </table:table-cell>
          <table:table-cell table:formula="of:=[$'source book revised'.U17]" office:value-type="float" office:value="236">
            <text:p>236</text:p>
          </table:table-cell>
          <table:table-cell table:formula="of:=[$'source book revised'.V17]" office:value-type="float" office:value="1780">
            <text:p>1,780</text:p>
          </table:table-cell>
          <table:table-cell table:formula="of:=[.B18]/[.C18]" office:value-type="float" office:value="6.54237288135593">
            <text:p>6.5</text:p>
          </table:table-cell>
          <table:table-cell table:formula="of:=[.E18]/[.L18]" office:value-type="float" office:value="5.23572233271306">
            <text:p>5.2</text:p>
          </table:table-cell>
          <table:table-cell table:style-name="ce8" table:formula="of:=[.D18]*100000/[.K18]" office:value-type="float" office:value="274.563397922573">
            <text:p>275</text:p>
          </table:table-cell>
          <table:table-cell table:style-name="ce8"/>
          <table:table-cell office:value-type="float" office:value="360112">
            <text:p>360,112</text:p>
          </table:table-cell>
          <table:table-cell office:value-type="float" office:value="288190">
            <text:p>288,190</text:p>
          </table:table-cell>
          <table:table-cell table:formula="of:=[.I18]+[.J18]" office:value-type="float" office:value="648302">
            <text:p>648,302</text:p>
          </table:table-cell>
          <table:table-cell table:style-name="ce9" table:formula="of:=[.I18]/[.J18]" office:value-type="float" office:value="1.2495645234047">
            <text:p>1.25</text:p>
          </table:table-cell>
          <table:table-cell table:number-columns-repeated="1012"/>
        </table:table-row>
        <table:table-row table:style-name="ro1">
          <table:table-cell office:value-type="float" office:value="1868">
            <text:p>1868</text:p>
          </table:table-cell>
          <table:table-cell table:formula="of:=[$'source book revised'.T18]" office:value-type="float" office:value="1451">
            <text:p>1,451</text:p>
          </table:table-cell>
          <table:table-cell table:formula="of:=[$'source book revised'.U18]" office:value-type="float" office:value="274">
            <text:p>274</text:p>
          </table:table-cell>
          <table:table-cell table:formula="of:=[$'source book revised'.V18]" office:value-type="float" office:value="1725">
            <text:p>1,725</text:p>
          </table:table-cell>
          <table:table-cell table:formula="of:=[.B19]/[.C19]" office:value-type="float" office:value="5.2956204379562">
            <text:p>5.3</text:p>
          </table:table-cell>
          <table:table-cell table:formula="of:=[.E19]/[.L19]" office:value-type="float" office:value="4.28509322185232">
            <text:p>4.3</text:p>
          </table:table-cell>
          <table:table-cell table:style-name="ce8" table:formula="of:=[.D19]*100000/[.K19]" office:value-type="float" office:value="256.954912977936">
            <text:p>257</text:p>
          </table:table-cell>
          <table:table-cell table:style-name="ce8"/>
          <table:table-cell office:value-type="float" office:value="371066">
            <text:p>371,066</text:p>
          </table:table-cell>
          <table:table-cell office:value-type="float" office:value="300258">
            <text:p>300,258</text:p>
          </table:table-cell>
          <table:table-cell table:formula="of:=[.I19]+[.J19]" office:value-type="float" office:value="671324">
            <text:p>671,324</text:p>
          </table:table-cell>
          <table:table-cell table:style-name="ce9" table:formula="of:=[.I19]/[.J19]" office:value-type="float" office:value="1.23582385814866">
            <text:p>1.24</text:p>
          </table:table-cell>
          <table:table-cell table:number-columns-repeated="1012"/>
        </table:table-row>
        <table:table-row table:style-name="ro1">
          <table:table-cell office:value-type="float" office:value="1869">
            <text:p>1869</text:p>
          </table:table-cell>
          <table:table-cell table:formula="of:=[$'source book revised'.T19]" office:value-type="float" office:value="1320">
            <text:p>1,320</text:p>
          </table:table-cell>
          <table:table-cell table:formula="of:=[$'source book revised'.U19]" office:value-type="float" office:value="202">
            <text:p>202</text:p>
          </table:table-cell>
          <table:table-cell table:formula="of:=[$'source book revised'.V19]" office:value-type="float" office:value="1522">
            <text:p>1,522</text:p>
          </table:table-cell>
          <table:table-cell table:formula="of:=[.B20]/[.C20]" office:value-type="float" office:value="6.53465346534653">
            <text:p>6.5</text:p>
          </table:table-cell>
          <table:table-cell table:formula="of:=[.E20]/[.L20]" office:value-type="float" office:value="5.33272619613362">
            <text:p>5.3</text:p>
          </table:table-cell>
          <table:table-cell table:style-name="ce8" table:formula="of:=[.D20]*100000/[.K20]" office:value-type="float" office:value="218.439007867823">
            <text:p>218</text:p>
          </table:table-cell>
          <table:table-cell table:style-name="ce8"/>
          <table:table-cell office:value-type="float" office:value="383665">
            <text:p>383,665</text:p>
          </table:table-cell>
          <table:table-cell office:value-type="float" office:value="313097">
            <text:p>313,097</text:p>
          </table:table-cell>
          <table:table-cell table:formula="of:=[.I20]+[.J20]" office:value-type="float" office:value="696762">
            <text:p>696,762</text:p>
          </table:table-cell>
          <table:table-cell table:style-name="ce9" table:formula="of:=[.I20]/[.J20]" office:value-type="float" office:value="1.22538702063578">
            <text:p>1.23</text:p>
          </table:table-cell>
          <table:table-cell table:number-columns-repeated="1012"/>
        </table:table-row>
        <table:table-row table:style-name="ro1">
          <table:table-cell office:value-type="float" office:value="1870">
            <text:p>1870</text:p>
          </table:table-cell>
          <table:table-cell table:formula="of:=[$'source book revised'.T20]" office:value-type="float" office:value="1430">
            <text:p>1,430</text:p>
          </table:table-cell>
          <table:table-cell table:formula="of:=[$'source book revised'.U20]" office:value-type="float" office:value="296">
            <text:p>296</text:p>
          </table:table-cell>
          <table:table-cell table:formula="of:=[$'source book revised'.V20]" office:value-type="float" office:value="1726">
            <text:p>1,726</text:p>
          </table:table-cell>
          <table:table-cell table:formula="of:=[.B21]/[.C21]" office:value-type="float" office:value="4.83108108108108">
            <text:p>4.8</text:p>
          </table:table-cell>
          <table:table-cell table:formula="of:=[.E21]/[.L21]" office:value-type="float" office:value="3.97323976986578">
            <text:p>4.0</text:p>
          </table:table-cell>
          <table:table-cell table:style-name="ce8" table:formula="of:=[.D21]*100000/[.K21]" office:value-type="float" office:value="238.422488517457">
            <text:p>238</text:p>
          </table:table-cell>
          <table:table-cell table:style-name="ce8"/>
          <table:table-cell office:value-type="float" office:value="397230">
            <text:p>397,230</text:p>
          </table:table-cell>
          <table:table-cell office:value-type="float" office:value="326695">
            <text:p>326,695</text:p>
          </table:table-cell>
          <table:table-cell table:formula="of:=[.I21]+[.J21]" office:value-type="float" office:value="723925">
            <text:p>723,925</text:p>
          </table:table-cell>
          <table:table-cell table:style-name="ce9" table:formula="of:=[.I21]/[.J21]" office:value-type="float" office:value="1.21590474295597">
            <text:p>1.22</text:p>
          </table:table-cell>
          <table:table-cell table:number-columns-repeated="1012"/>
        </table:table-row>
        <table:table-row table:style-name="ro1">
          <table:table-cell office:value-type="float" office:value="1871">
            <text:p>1871</text:p>
          </table:table-cell>
          <table:table-cell table:formula="of:=[$'source book revised'.T21]" office:value-type="float" office:value="1370">
            <text:p>1,370</text:p>
          </table:table-cell>
          <table:table-cell table:formula="of:=[$'source book revised'.U21]" office:value-type="float" office:value="253">
            <text:p>253</text:p>
          </table:table-cell>
          <table:table-cell table:formula="of:=[$'source book revised'.V21]" office:value-type="float" office:value="1623">
            <text:p>1,623</text:p>
          </table:table-cell>
          <table:table-cell table:formula="of:=[.B22]/[.C22]" office:value-type="float" office:value="5.41501976284585">
            <text:p>5.4</text:p>
          </table:table-cell>
          <table:table-cell table:formula="of:=[.E22]/[.L22]" office:value-type="float" office:value="4.50098576664742">
            <text:p>4.5</text:p>
          </table:table-cell>
          <table:table-cell table:style-name="ce8" table:formula="of:=[.D22]*100000/[.K22]" office:value-type="float" office:value="217.429164712975">
            <text:p>217</text:p>
          </table:table-cell>
          <table:table-cell table:style-name="ce8"/>
          <table:table-cell office:value-type="float" office:value="407628">
            <text:p>407,628</text:p>
          </table:table-cell>
          <table:table-cell office:value-type="float" office:value="338822">
            <text:p>338,822</text:p>
          </table:table-cell>
          <table:table-cell table:formula="of:=[.I22]+[.J22]" office:value-type="float" office:value="746450">
            <text:p>746,450</text:p>
          </table:table-cell>
          <table:table-cell table:style-name="ce9" table:formula="of:=[.I22]/[.J22]" office:value-type="float" office:value="1.20307418054318">
            <text:p>1.20</text:p>
          </table:table-cell>
          <table:table-cell table:number-columns-repeated="1012"/>
        </table:table-row>
        <table:table-row table:style-name="ro1">
          <table:table-cell office:value-type="float" office:value="1872">
            <text:p>1872</text:p>
          </table:table-cell>
          <table:table-cell table:formula="of:=[$'source book revised'.T22]" office:value-type="float" office:value="1360">
            <text:p>1,360</text:p>
          </table:table-cell>
          <table:table-cell table:formula="of:=[$'source book revised'.U22]" office:value-type="float" office:value="221">
            <text:p>221</text:p>
          </table:table-cell>
          <table:table-cell table:formula="of:=[$'source book revised'.V22]" office:value-type="float" office:value="1581">
            <text:p>1,581</text:p>
          </table:table-cell>
          <table:table-cell table:formula="of:=[.B23]/[.C23]" office:value-type="float" office:value="6.15384615384615">
            <text:p>6.2</text:p>
          </table:table-cell>
          <table:table-cell table:formula="of:=[.E23]/[.L23]" office:value-type="float" office:value="5.21621731381674">
            <text:p>5.2</text:p>
          </table:table-cell>
          <table:table-cell table:style-name="ce8" table:formula="of:=[.D23]*100000/[.K23]" office:value-type="float" office:value="208.183000890144">
            <text:p>208</text:p>
          </table:table-cell>
          <table:table-cell table:style-name="ce8"/>
          <table:table-cell office:value-type="float" office:value="411027">
            <text:p>411,027</text:p>
          </table:table-cell>
          <table:table-cell office:value-type="float" office:value="348401">
            <text:p>348,401</text:p>
          </table:table-cell>
          <table:table-cell table:formula="of:=[.I23]+[.J23]" office:value-type="float" office:value="759428">
            <text:p>759,428</text:p>
          </table:table-cell>
          <table:table-cell table:style-name="ce9" table:formula="of:=[.I23]/[.J23]" office:value-type="float" office:value="1.17975264135292">
            <text:p>1.18</text:p>
          </table:table-cell>
          <table:table-cell table:number-columns-repeated="1012"/>
        </table:table-row>
        <table:table-row table:style-name="ro1">
          <table:table-cell office:value-type="float" office:value="1873">
            <text:p>1873</text:p>
          </table:table-cell>
          <table:table-cell table:formula="of:=[$'source book revised'.T23]" office:value-type="float" office:value="1338">
            <text:p>1,338</text:p>
          </table:table-cell>
          <table:table-cell table:formula="of:=[$'source book revised'.U23]" office:value-type="float" office:value="258">
            <text:p>258</text:p>
          </table:table-cell>
          <table:table-cell table:formula="of:=[$'source book revised'.V23]" office:value-type="float" office:value="1596">
            <text:p>1,596</text:p>
          </table:table-cell>
          <table:table-cell table:formula="of:=[.B24]/[.C24]" office:value-type="float" office:value="5.18604651162791">
            <text:p>5.2</text:p>
          </table:table-cell>
          <table:table-cell table:formula="of:=[.E24]/[.L24]" office:value-type="float" office:value="4.44309926928411">
            <text:p>4.4</text:p>
          </table:table-cell>
          <table:table-cell table:style-name="ce8" table:formula="of:=[.D24]*100000/[.K24]" office:value-type="float" office:value="206.252713851498">
            <text:p>206</text:p>
          </table:table-cell>
          <table:table-cell table:style-name="ce8"/>
          <table:table-cell office:value-type="float" office:value="416756">
            <text:p>416,756</text:p>
          </table:table-cell>
          <table:table-cell office:value-type="float" office:value="357052">
            <text:p>357,052</text:p>
          </table:table-cell>
          <table:table-cell table:formula="of:=[.I24]+[.J24]" office:value-type="float" office:value="773808">
            <text:p>773,808</text:p>
          </table:table-cell>
          <table:table-cell table:style-name="ce9" table:formula="of:=[.I24]/[.J24]" office:value-type="float" office:value="1.16721373917525">
            <text:p>1.17</text:p>
          </table:table-cell>
          <table:table-cell table:number-columns-repeated="1012"/>
        </table:table-row>
        <table:table-row table:style-name="ro1">
          <table:table-cell office:value-type="float" office:value="1874">
            <text:p>1874</text:p>
          </table:table-cell>
          <table:table-cell table:formula="of:=[$'source book revised'.T24]" office:value-type="float" office:value="1356">
            <text:p>1,356</text:p>
          </table:table-cell>
          <table:table-cell table:formula="of:=[$'source book revised'.U24]" office:value-type="float" office:value="295">
            <text:p>295</text:p>
          </table:table-cell>
          <table:table-cell table:formula="of:=[$'source book revised'.V24]" office:value-type="float" office:value="1651">
            <text:p>1,651</text:p>
          </table:table-cell>
          <table:table-cell table:formula="of:=[.B25]/[.C25]" office:value-type="float" office:value="4.59661016949153">
            <text:p>4.6</text:p>
          </table:table-cell>
          <table:table-cell table:formula="of:=[.E25]/[.L25]" office:value-type="float" office:value="3.98226791275102">
            <text:p>4.0</text:p>
          </table:table-cell>
          <table:table-cell table:style-name="ce8" table:formula="of:=[.D25]*100000/[.K25]" office:value-type="float" office:value="210.02203259603">
            <text:p>210</text:p>
          </table:table-cell>
          <table:table-cell table:style-name="ce8"/>
          <table:table-cell office:value-type="float" office:value="421201">
            <text:p>421,201</text:p>
          </table:table-cell>
          <table:table-cell office:value-type="float" office:value="364907">
            <text:p>364,907</text:p>
          </table:table-cell>
          <table:table-cell table:formula="of:=[.I25]+[.J25]" office:value-type="float" office:value="786108">
            <text:p>786,108</text:p>
          </table:table-cell>
          <table:table-cell table:style-name="ce9" table:formula="of:=[.I25]/[.J25]" office:value-type="float" office:value="1.15426944399532">
            <text:p>1.15</text:p>
          </table:table-cell>
          <table:table-cell table:number-columns-repeated="1012"/>
        </table:table-row>
        <table:table-row table:style-name="ro1">
          <table:table-cell office:value-type="float" office:value="1875">
            <text:p>1875</text:p>
          </table:table-cell>
          <table:table-cell table:formula="of:=[$'source book revised'.T25]" office:value-type="float" office:value="1385">
            <text:p>1,385</text:p>
          </table:table-cell>
          <table:table-cell table:formula="of:=[$'source book revised'.U25]" office:value-type="float" office:value="304">
            <text:p>304</text:p>
          </table:table-cell>
          <table:table-cell table:formula="of:=[$'source book revised'.V25]" office:value-type="float" office:value="1689">
            <text:p>1,689</text:p>
          </table:table-cell>
          <table:table-cell table:formula="of:=[.B26]/[.C26]" office:value-type="float" office:value="4.55592105263158">
            <text:p>4.6</text:p>
          </table:table-cell>
          <table:table-cell table:formula="of:=[.E26]/[.L26]" office:value-type="float" office:value="3.98030607226473">
            <text:p>4.0</text:p>
          </table:table-cell>
          <table:table-cell table:style-name="ce8" table:formula="of:=[.D26]*100000/[.K26]" office:value-type="float" office:value="212.470469246503">
            <text:p>212</text:p>
          </table:table-cell>
          <table:table-cell table:style-name="ce8"/>
          <table:table-cell office:value-type="float" office:value="424269">
            <text:p>424,269</text:p>
          </table:table-cell>
          <table:table-cell office:value-type="float" office:value="370665">
            <text:p>370,665</text:p>
          </table:table-cell>
          <table:table-cell table:formula="of:=[.I26]+[.J26]" office:value-type="float" office:value="794934">
            <text:p>794,934</text:p>
          </table:table-cell>
          <table:table-cell table:style-name="ce9" table:formula="of:=[.I26]/[.J26]" office:value-type="float" office:value="1.14461575816438">
            <text:p>1.14</text:p>
          </table:table-cell>
          <table:table-cell table:number-columns-repeated="1012"/>
        </table:table-row>
        <table:table-row table:style-name="ro1">
          <table:table-cell office:value-type="float" office:value="1876">
            <text:p>1876</text:p>
          </table:table-cell>
          <table:table-cell table:formula="of:=[$'source book revised'.T26]" office:value-type="float" office:value="1284">
            <text:p>1,284</text:p>
          </table:table-cell>
          <table:table-cell table:formula="of:=[$'source book revised'.U26]" office:value-type="float" office:value="322">
            <text:p>322</text:p>
          </table:table-cell>
          <table:table-cell table:formula="of:=[$'source book revised'.V26]" office:value-type="float" office:value="1606">
            <text:p>1,606</text:p>
          </table:table-cell>
          <table:table-cell table:formula="of:=[.B27]/[.C27]" office:value-type="float" office:value="3.98757763975155">
            <text:p>4.0</text:p>
          </table:table-cell>
          <table:table-cell table:formula="of:=[.E27]/[.L27]" office:value-type="float" office:value="3.51211466793183">
            <text:p>3.5</text:p>
          </table:table-cell>
          <table:table-cell table:style-name="ce8" table:formula="of:=[.D27]*100000/[.K27]" office:value-type="float" office:value="199.398081010747">
            <text:p>199</text:p>
          </table:table-cell>
          <table:table-cell table:style-name="ce8"/>
          <table:table-cell office:value-type="float" office:value="428243">
            <text:p>428,243</text:p>
          </table:table-cell>
          <table:table-cell office:value-type="float" office:value="377181">
            <text:p>377,181</text:p>
          </table:table-cell>
          <table:table-cell table:formula="of:=[.I27]+[.J27]" office:value-type="float" office:value="805424">
            <text:p>805,424</text:p>
          </table:table-cell>
          <table:table-cell table:style-name="ce9" table:formula="of:=[.I27]/[.J27]" office:value-type="float" office:value="1.13537797503056">
            <text:p>1.14</text:p>
          </table:table-cell>
          <table:table-cell table:number-columns-repeated="1012"/>
        </table:table-row>
        <table:table-row table:style-name="ro1">
          <table:table-cell office:value-type="float" office:value="1877">
            <text:p>1877</text:p>
          </table:table-cell>
          <table:table-cell table:formula="of:=[$'source book revised'.T27]" office:value-type="float" office:value="1239.5">
            <text:p>1,240</text:p>
          </table:table-cell>
          <table:table-cell table:formula="of:=[$'source book revised'.U27]" office:value-type="float" office:value="318">
            <text:p>318</text:p>
          </table:table-cell>
          <table:table-cell table:formula="of:=[$'source book revised'.V27]" office:value-type="float" office:value="1557.5">
            <text:p>1,558</text:p>
          </table:table-cell>
          <table:table-cell table:formula="of:=[.B28]/[.C28]" office:value-type="float" office:value="3.89779874213836">
            <text:p>3.9</text:p>
          </table:table-cell>
          <table:table-cell table:formula="of:=[.E28]/[.L28]" office:value-type="float" office:value="3.4609220127497">
            <text:p>3.5</text:p>
          </table:table-cell>
          <table:table-cell table:style-name="ce8" table:formula="of:=[.D28]*100000/[.K28]" office:value-type="float" office:value="190.186034300647">
            <text:p>190</text:p>
          </table:table-cell>
          <table:table-cell table:style-name="ce8"/>
          <table:table-cell office:value-type="float" office:value="433777">
            <text:p>433,777</text:p>
          </table:table-cell>
          <table:table-cell office:value-type="float" office:value="385158">
            <text:p>385,158</text:p>
          </table:table-cell>
          <table:table-cell table:formula="of:=[.I28]+[.J28]" office:value-type="float" office:value="818935">
            <text:p>818,935</text:p>
          </table:table-cell>
          <table:table-cell table:style-name="ce9" table:formula="of:=[.I28]/[.J28]" office:value-type="float" office:value="1.12623131286381">
            <text:p>1.13</text:p>
          </table:table-cell>
          <table:table-cell table:number-columns-repeated="1012"/>
        </table:table-row>
        <table:table-row table:style-name="ro1">
          <table:table-cell office:value-type="float" office:value="1878">
            <text:p>1878</text:p>
          </table:table-cell>
          <table:table-cell table:formula="of:=[$'source book revised'.T28]" office:value-type="float" office:value="1195">
            <text:p>1,195</text:p>
          </table:table-cell>
          <table:table-cell table:formula="of:=[$'source book revised'.U28]" office:value-type="float" office:value="278">
            <text:p>278</text:p>
          </table:table-cell>
          <table:table-cell table:formula="of:=[$'source book revised'.V28]" office:value-type="float" office:value="1473">
            <text:p>1,473</text:p>
          </table:table-cell>
          <table:table-cell table:formula="of:=[.B29]/[.C29]" office:value-type="float" office:value="4.29856115107914">
            <text:p>4.3</text:p>
          </table:table-cell>
          <table:table-cell table:formula="of:=[.E29]/[.L29]" office:value-type="float" office:value="3.84487772697494">
            <text:p>3.8</text:p>
          </table:table-cell>
          <table:table-cell table:style-name="ce8" table:formula="of:=[.D29]*100000/[.K29]" office:value-type="float" office:value="177.487414419256">
            <text:p>177</text:p>
          </table:table-cell>
          <table:table-cell table:style-name="ce8"/>
          <table:table-cell office:value-type="float" office:value="438077">
            <text:p>438,077</text:p>
          </table:table-cell>
          <table:table-cell office:value-type="float" office:value="391841">
            <text:p>391,841</text:p>
          </table:table-cell>
          <table:table-cell table:formula="of:=[.I29]+[.J29]" office:value-type="float" office:value="829918">
            <text:p>829,918</text:p>
          </table:table-cell>
          <table:table-cell table:style-name="ce9" table:formula="of:=[.I29]/[.J29]" office:value-type="float" office:value="1.11799684055523">
            <text:p>1.12</text:p>
          </table:table-cell>
          <table:table-cell table:number-columns-repeated="1012"/>
        </table:table-row>
        <table:table-row table:style-name="ro1">
          <table:table-cell office:value-type="float" office:value="1879">
            <text:p>1879</text:p>
          </table:table-cell>
          <table:table-cell table:formula="of:=[$'source book revised'.T29]" office:value-type="float" office:value="1229">
            <text:p>1,229</text:p>
          </table:table-cell>
          <table:table-cell table:formula="of:=[$'source book revised'.U29]" office:value-type="float" office:value="312">
            <text:p>312</text:p>
          </table:table-cell>
          <table:table-cell table:formula="of:=[$'source book revised'.V29]" office:value-type="float" office:value="1541">
            <text:p>1,541</text:p>
          </table:table-cell>
          <table:table-cell table:formula="of:=[.B30]/[.C30]" office:value-type="float" office:value="3.93910256410256">
            <text:p>3.9</text:p>
          </table:table-cell>
          <table:table-cell table:formula="of:=[.E30]/[.L30]" office:value-type="float" office:value="3.55078821281648">
            <text:p>3.6</text:p>
          </table:table-cell>
          <table:table-cell table:style-name="ce8" table:formula="of:=[.D30]*100000/[.K30]" office:value-type="float" office:value="183.069460663826">
            <text:p>183</text:p>
          </table:table-cell>
          <table:table-cell table:style-name="ce8"/>
          <table:table-cell office:value-type="float" office:value="442699">
            <text:p>442,699</text:p>
          </table:table-cell>
          <table:table-cell office:value-type="float" office:value="399058">
            <text:p>399,058</text:p>
          </table:table-cell>
          <table:table-cell table:formula="of:=[.I30]+[.J30]" office:value-type="float" office:value="841757">
            <text:p>841,757</text:p>
          </table:table-cell>
          <table:table-cell table:style-name="ce9" table:formula="of:=[.I30]/[.J30]" office:value-type="float" office:value="1.10936004290103">
            <text:p>1.11</text:p>
          </table:table-cell>
          <table:table-cell table:number-columns-repeated="1012"/>
        </table:table-row>
        <table:table-row table:style-name="ro1">
          <table:table-cell office:value-type="float" office:value="1880">
            <text:p>1880</text:p>
          </table:table-cell>
          <table:table-cell table:formula="of:=[$'source book revised'.T30]" office:value-type="float" office:value="1263">
            <text:p>1,263</text:p>
          </table:table-cell>
          <table:table-cell table:formula="of:=[$'source book revised'.U30]" office:value-type="float" office:value="316">
            <text:p>316</text:p>
          </table:table-cell>
          <table:table-cell table:formula="of:=[$'source book revised'.V30]" office:value-type="float" office:value="1579">
            <text:p>1,579</text:p>
          </table:table-cell>
          <table:table-cell table:formula="of:=[.B31]/[.C31]" office:value-type="float" office:value="3.99683544303797">
            <text:p>4.0</text:p>
          </table:table-cell>
          <table:table-cell table:formula="of:=[.E31]/[.L31]" office:value-type="float" office:value="3.61972645480785">
            <text:p>3.6</text:p>
          </table:table-cell>
          <table:table-cell table:style-name="ce8" table:formula="of:=[.D31]*100000/[.K31]" office:value-type="float" office:value="183.902958869329">
            <text:p>184</text:p>
          </table:table-cell>
          <table:table-cell table:style-name="ce8"/>
          <table:table-cell office:value-type="float" office:value="450558">
            <text:p>450,558</text:p>
          </table:table-cell>
          <table:table-cell office:value-type="float" office:value="408047">
            <text:p>408,047</text:p>
          </table:table-cell>
          <table:table-cell table:formula="of:=[.I31]+[.J31]" office:value-type="float" office:value="858605">
            <text:p>858,605</text:p>
          </table:table-cell>
          <table:table-cell table:style-name="ce9" table:formula="of:=[.I31]/[.J31]" office:value-type="float" office:value="1.10418162613621">
            <text:p>1.10</text:p>
          </table:table-cell>
          <table:table-cell table:number-columns-repeated="1012"/>
        </table:table-row>
        <table:table-row table:style-name="ro1">
          <table:table-cell office:value-type="float" office:value="1881">
            <text:p>1881</text:p>
          </table:table-cell>
          <table:table-cell table:formula="of:=[$'source book revised'.T31]" office:value-type="float" office:value="1273">
            <text:p>1,273</text:p>
          </table:table-cell>
          <table:table-cell table:formula="of:=[$'source book revised'.U31]" office:value-type="float" office:value="304">
            <text:p>304</text:p>
          </table:table-cell>
          <table:table-cell table:formula="of:=[$'source book revised'.V31]" office:value-type="float" office:value="1577">
            <text:p>1,577</text:p>
          </table:table-cell>
          <table:table-cell table:formula="of:=[.B32]/[.C32]" office:value-type="float" office:value="4.1875">
            <text:p>4.2</text:p>
          </table:table-cell>
          <table:table-cell table:formula="of:=[.E32]/[.L32]" office:value-type="float" office:value="3.80697867653162">
            <text:p>3.8</text:p>
          </table:table-cell>
          <table:table-cell table:style-name="ce8" table:formula="of:=[.D32]*100000/[.K32]" office:value-type="float" office:value="180.442008547253">
            <text:p>180</text:p>
          </table:table-cell>
          <table:table-cell table:style-name="ce8"/>
          <table:table-cell office:value-type="float" office:value="457782">
            <text:p>457,782</text:p>
          </table:table-cell>
          <table:table-cell office:value-type="float" office:value="416183">
            <text:p>416,183</text:p>
          </table:table-cell>
          <table:table-cell table:formula="of:=[.I32]+[.J32]" office:value-type="float" office:value="873965">
            <text:p>873,965</text:p>
          </table:table-cell>
          <table:table-cell table:style-name="ce9" table:formula="of:=[.I32]/[.J32]" office:value-type="float" office:value="1.09995362616926">
            <text:p>1.10</text:p>
          </table:table-cell>
          <table:table-cell table:number-columns-repeated="1012"/>
        </table:table-row>
        <table:table-row table:style-name="ro1">
          <table:table-cell office:value-type="float" office:value="1882">
            <text:p>1882</text:p>
          </table:table-cell>
          <table:table-cell table:formula="of:=[$'source book revised'.T32]" office:value-type="float" office:value="1179">
            <text:p>1,179</text:p>
          </table:table-cell>
          <table:table-cell table:formula="of:=[$'source book revised'.U32]" office:value-type="float" office:value="296">
            <text:p>296</text:p>
          </table:table-cell>
          <table:table-cell table:formula="of:=[$'source book revised'.V32]" office:value-type="float" office:value="1475">
            <text:p>1,475</text:p>
          </table:table-cell>
          <table:table-cell table:formula="of:=[.B33]/[.C33]" office:value-type="float" office:value="3.98310810810811">
            <text:p>4.0</text:p>
          </table:table-cell>
          <table:table-cell table:formula="of:=[.E33]/[.L33]" office:value-type="float" office:value="3.63486731142953">
            <text:p>3.6</text:p>
          </table:table-cell>
          <table:table-cell table:style-name="ce8" table:formula="of:=[.D33]*100000/[.K33]" office:value-type="float" office:value="165.217050399601">
            <text:p>165</text:p>
          </table:table-cell>
          <table:table-cell table:style-name="ce8"/>
          <table:table-cell office:value-type="float" office:value="466788">
            <text:p>466,788</text:p>
          </table:table-cell>
          <table:table-cell office:value-type="float" office:value="425977">
            <text:p>425,977</text:p>
          </table:table-cell>
          <table:table-cell table:formula="of:=[.I33]+[.J33]" office:value-type="float" office:value="892765">
            <text:p>892,765</text:p>
          </table:table-cell>
          <table:table-cell table:style-name="ce9" table:formula="of:=[.I33]/[.J33]" office:value-type="float" office:value="1.09580564208866">
            <text:p>1.10</text:p>
          </table:table-cell>
          <table:table-cell table:number-columns-repeated="1012"/>
        </table:table-row>
        <table:table-row table:style-name="ro1">
          <table:table-cell office:value-type="float" office:value="1883">
            <text:p>1883</text:p>
          </table:table-cell>
          <table:table-cell table:formula="of:=[$'source book revised'.T33]" office:value-type="float" office:value="1110">
            <text:p>1,110</text:p>
          </table:table-cell>
          <table:table-cell table:formula="of:=[$'source book revised'.U33]" office:value-type="float" office:value="319">
            <text:p>319</text:p>
          </table:table-cell>
          <table:table-cell table:formula="of:=[$'source book revised'.V33]" office:value-type="float" office:value="1429">
            <text:p>1,429</text:p>
          </table:table-cell>
          <table:table-cell table:formula="of:=[.B34]/[.C34]" office:value-type="float" office:value="3.47962382445141">
            <text:p>3.5</text:p>
          </table:table-cell>
          <table:table-cell table:formula="of:=[.E34]/[.L34]" office:value-type="float" office:value="3.1671962619515">
            <text:p>3.2</text:p>
          </table:table-cell>
          <table:table-cell table:style-name="ce8" table:formula="of:=[.D34]*100000/[.K34]" office:value-type="float" office:value="156.610806255226">
            <text:p>157</text:p>
          </table:table-cell>
          <table:table-cell table:style-name="ce8"/>
          <table:table-cell office:value-type="float" office:value="477671">
            <text:p>477,671</text:p>
          </table:table-cell>
          <table:table-cell office:value-type="float" office:value="434782">
            <text:p>434,782</text:p>
          </table:table-cell>
          <table:table-cell table:formula="of:=[.I34]+[.J34]" office:value-type="float" office:value="912453">
            <text:p>912,453</text:p>
          </table:table-cell>
          <table:table-cell table:style-name="ce9" table:formula="of:=[.I34]/[.J34]" office:value-type="float" office:value="1.09864483810277">
            <text:p>1.10</text:p>
          </table:table-cell>
          <table:table-cell table:number-columns-repeated="1012"/>
        </table:table-row>
        <table:table-row table:style-name="ro1">
          <table:table-cell office:value-type="float" office:value="1884">
            <text:p>1884</text:p>
          </table:table-cell>
          <table:table-cell table:formula="of:=[$'source book revised'.T34]" office:value-type="float" office:value="1104">
            <text:p>1,104</text:p>
          </table:table-cell>
          <table:table-cell table:formula="of:=[$'source book revised'.U34]" office:value-type="float" office:value="328">
            <text:p>328</text:p>
          </table:table-cell>
          <table:table-cell table:formula="of:=[$'source book revised'.V34]" office:value-type="float" office:value="1432">
            <text:p>1,432</text:p>
          </table:table-cell>
          <table:table-cell table:formula="of:=[.B35]/[.C35]" office:value-type="float" office:value="3.36585365853659">
            <text:p>3.4</text:p>
          </table:table-cell>
          <table:table-cell table:formula="of:=[.E35]/[.L35]" office:value-type="float" office:value="3.05859437380584">
            <text:p>3.1</text:p>
          </table:table-cell>
          <table:table-cell table:style-name="ce8" table:formula="of:=[.D35]*100000/[.K35]" office:value-type="float" office:value="153.0279115644">
            <text:p>153</text:p>
          </table:table-cell>
          <table:table-cell table:style-name="ce8"/>
          <table:table-cell office:value-type="float" office:value="490266">
            <text:p>490,266</text:p>
          </table:table-cell>
          <table:table-cell office:value-type="float" office:value="445511">
            <text:p>445,511</text:p>
          </table:table-cell>
          <table:table-cell table:formula="of:=[.I35]+[.J35]" office:value-type="float" office:value="935777">
            <text:p>935,777</text:p>
          </table:table-cell>
          <table:table-cell table:style-name="ce9" table:formula="of:=[.I35]/[.J35]" office:value-type="float" office:value="1.10045767669036">
            <text:p>1.10</text:p>
          </table:table-cell>
          <table:table-cell table:number-columns-repeated="1012"/>
        </table:table-row>
        <table:table-row table:style-name="ro1">
          <table:table-cell office:value-type="float" office:value="1885">
            <text:p>1885</text:p>
          </table:table-cell>
          <table:table-cell table:formula="of:=[$'source book revised'.T35]" office:value-type="float" office:value="1103">
            <text:p>1,103</text:p>
          </table:table-cell>
          <table:table-cell table:formula="of:=[$'source book revised'.U35]" office:value-type="float" office:value="331">
            <text:p>331</text:p>
          </table:table-cell>
          <table:table-cell table:formula="of:=[$'source book revised'.V35]" office:value-type="float" office:value="1434">
            <text:p>1,434</text:p>
          </table:table-cell>
          <table:table-cell table:formula="of:=[.B36]/[.C36]" office:value-type="float" office:value="3.33232628398792">
            <text:p>3.3</text:p>
          </table:table-cell>
          <table:table-cell table:formula="of:=[.E36]/[.L36]" office:value-type="float" office:value="3.0126696111878">
            <text:p>3.0</text:p>
          </table:table-cell>
          <table:table-cell table:style-name="ce8" table:formula="of:=[.D36]*100000/[.K36]" office:value-type="float" office:value="149.400211285654">
            <text:p>149</text:p>
          </table:table-cell>
          <table:table-cell table:style-name="ce8"/>
          <table:table-cell office:value-type="float" office:value="504097">
            <text:p>504,097</text:p>
          </table:table-cell>
          <table:table-cell office:value-type="float" office:value="455741">
            <text:p>455,741</text:p>
          </table:table-cell>
          <table:table-cell table:formula="of:=[.I36]+[.J36]" office:value-type="float" office:value="959838">
            <text:p>959,838</text:p>
          </table:table-cell>
          <table:table-cell table:style-name="ce9" table:formula="of:=[.I36]/[.J36]" office:value-type="float" office:value="1.10610412493061">
            <text:p>1.11</text:p>
          </table:table-cell>
          <table:table-cell table:number-columns-repeated="1012"/>
        </table:table-row>
        <table:table-row table:style-name="ro1">
          <table:table-cell office:value-type="float" office:value="1886">
            <text:p>1886</text:p>
          </table:table-cell>
          <table:table-cell table:formula="of:=[$'source book revised'.T36]" office:value-type="float" office:value="1159">
            <text:p>1,159</text:p>
          </table:table-cell>
          <table:table-cell table:formula="of:=[$'source book revised'.U36]" office:value-type="float" office:value="337">
            <text:p>337</text:p>
          </table:table-cell>
          <table:table-cell table:formula="of:=[$'source book revised'.V36]" office:value-type="float" office:value="1496">
            <text:p>1,496</text:p>
          </table:table-cell>
          <table:table-cell table:formula="of:=[.B37]/[.C37]" office:value-type="float" office:value="3.43916913946588">
            <text:p>3.4</text:p>
          </table:table-cell>
          <table:table-cell table:formula="of:=[.E37]/[.L37]" office:value-type="float" office:value="3.08458672038059">
            <text:p>3.1</text:p>
          </table:table-cell>
          <table:table-cell table:style-name="ce8" table:formula="of:=[.D37]*100000/[.K37]" office:value-type="float" office:value="150.545879762548">
            <text:p>151</text:p>
          </table:table-cell>
          <table:table-cell table:style-name="ce8"/>
          <table:table-cell office:value-type="float" office:value="523864">
            <text:p>523,864</text:p>
          </table:table-cell>
          <table:table-cell office:value-type="float" office:value="469853">
            <text:p>469,853</text:p>
          </table:table-cell>
          <table:table-cell table:formula="of:=[.I37]+[.J37]" office:value-type="float" office:value="993717">
            <text:p>993,717</text:p>
          </table:table-cell>
          <table:table-cell table:style-name="ce9" table:formula="of:=[.I37]/[.J37]" office:value-type="float" office:value="1.11495297465377">
            <text:p>1.11</text:p>
          </table:table-cell>
          <table:table-cell table:number-columns-repeated="1012"/>
        </table:table-row>
        <table:table-row table:style-name="ro1">
          <table:table-cell office:value-type="float" office:value="1887">
            <text:p>1887</text:p>
          </table:table-cell>
          <table:table-cell table:formula="of:=[$'source book revised'.T37]" office:value-type="float" office:value="1273">
            <text:p>1,273</text:p>
          </table:table-cell>
          <table:table-cell table:formula="of:=[$'source book revised'.U37]" office:value-type="float" office:value="350">
            <text:p>350</text:p>
          </table:table-cell>
          <table:table-cell table:formula="of:=[$'source book revised'.V37]" office:value-type="float" office:value="1623">
            <text:p>1,623</text:p>
          </table:table-cell>
          <table:table-cell table:formula="of:=[.B38]/[.C38]" office:value-type="float" office:value="3.63714285714286">
            <text:p>3.6</text:p>
          </table:table-cell>
          <table:table-cell table:formula="of:=[.E38]/[.L38]" office:value-type="float" office:value="3.25438050611955">
            <text:p>3.3</text:p>
          </table:table-cell>
          <table:table-cell table:style-name="ce8" table:formula="of:=[.D38]*100000/[.K38]" office:value-type="float" office:value="158.267965315619">
            <text:p>158</text:p>
          </table:table-cell>
          <table:table-cell table:style-name="ce8"/>
          <table:table-cell office:value-type="float" office:value="541216">
            <text:p>541,216</text:p>
          </table:table-cell>
          <table:table-cell office:value-type="float" office:value="484260">
            <text:p>484,260</text:p>
          </table:table-cell>
          <table:table-cell table:formula="of:=[.I38]+[.J38]" office:value-type="float" office:value="1025476">
            <text:p>1,025,476</text:p>
          </table:table-cell>
          <table:table-cell table:style-name="ce9" table:formula="of:=[.I38]/[.J38]" office:value-type="float" office:value="1.11761450460496">
            <text:p>1.12</text:p>
          </table:table-cell>
          <table:table-cell table:number-columns-repeated="1012"/>
        </table:table-row>
        <table:table-row table:style-name="ro1">
          <table:table-cell office:value-type="float" office:value="1888">
            <text:p>1888</text:p>
          </table:table-cell>
          <table:table-cell table:formula="of:=[$'source book revised'.T38]" office:value-type="float" office:value="1290">
            <text:p>1,290</text:p>
          </table:table-cell>
          <table:table-cell table:formula="of:=[$'source book revised'.U38]" office:value-type="float" office:value="332">
            <text:p>332</text:p>
          </table:table-cell>
          <table:table-cell table:formula="of:=[$'source book revised'.V38]" office:value-type="float" office:value="1622">
            <text:p>1,622</text:p>
          </table:table-cell>
          <table:table-cell table:formula="of:=[.B39]/[.C39]" office:value-type="float" office:value="3.8855421686747">
            <text:p>3.9</text:p>
          </table:table-cell>
          <table:table-cell table:formula="of:=[.E39]/[.L39]" office:value-type="float" office:value="3.45190226716025">
            <text:p>3.5</text:p>
          </table:table-cell>
          <table:table-cell table:style-name="ce8" table:formula="of:=[.D39]*100000/[.K39]" office:value-type="float" office:value="150.313647682232">
            <text:p>150</text:p>
          </table:table-cell>
          <table:table-cell table:style-name="ce8"/>
          <table:table-cell office:value-type="float" office:value="571425">
            <text:p>571,425</text:p>
          </table:table-cell>
          <table:table-cell office:value-type="float" office:value="507652">
            <text:p>507,652</text:p>
          </table:table-cell>
          <table:table-cell table:formula="of:=[.I39]+[.J39]" office:value-type="float" office:value="1079077">
            <text:p>1,079,077</text:p>
          </table:table-cell>
          <table:table-cell table:style-name="ce9" table:formula="of:=[.I39]/[.J39]" office:value-type="float" office:value="1.12562345858974">
            <text:p>1.13</text:p>
          </table:table-cell>
          <table:table-cell table:number-columns-repeated="1012"/>
        </table:table-row>
        <table:table-row table:style-name="ro1">
          <table:table-cell office:value-type="float" office:value="1889">
            <text:p>1889</text:p>
          </table:table-cell>
          <table:table-cell table:formula="of:=[$'source book revised'.T39]" office:value-type="float" office:value="1427">
            <text:p>1,427</text:p>
          </table:table-cell>
          <table:table-cell table:formula="of:=[$'source book revised'.U39]" office:value-type="float" office:value="354">
            <text:p>354</text:p>
          </table:table-cell>
          <table:table-cell table:formula="of:=[$'source book revised'.V39]" office:value-type="float" office:value="1781">
            <text:p>1,781</text:p>
          </table:table-cell>
          <table:table-cell table:formula="of:=[.B40]/[.C40]" office:value-type="float" office:value="4.03107344632768">
            <text:p>4.0</text:p>
          </table:table-cell>
          <table:table-cell table:formula="of:=[.E40]/[.L40]" office:value-type="float" office:value="3.61316933801482">
            <text:p>3.6</text:p>
          </table:table-cell>
          <table:table-cell table:style-name="ce8" table:formula="of:=[.D40]*100000/[.K40]" office:value-type="float" office:value="161.185514481356">
            <text:p>161</text:p>
          </table:table-cell>
          <table:table-cell table:style-name="ce8"/>
          <table:table-cell office:value-type="float" office:value="582672">
            <text:p>582,672</text:p>
          </table:table-cell>
          <table:table-cell office:value-type="float" office:value="522266">
            <text:p>522,266</text:p>
          </table:table-cell>
          <table:table-cell table:formula="of:=[.I40]+[.J40]" office:value-type="float" office:value="1104938">
            <text:p>1,104,938</text:p>
          </table:table-cell>
          <table:table-cell table:style-name="ce9" table:formula="of:=[.I40]/[.J40]" office:value-type="float" office:value="1.11566136796192">
            <text:p>1.12</text:p>
          </table:table-cell>
          <table:table-cell table:number-columns-repeated="1012"/>
        </table:table-row>
        <table:table-row table:style-name="ro1">
          <table:table-cell office:value-type="float" office:value="1890">
            <text:p>1890</text:p>
          </table:table-cell>
          <table:table-cell table:formula="of:=[$'source book revised'.T40]" office:value-type="float" office:value="1504">
            <text:p>1,504</text:p>
          </table:table-cell>
          <table:table-cell table:formula="of:=[$'source book revised'.U40]" office:value-type="float" office:value="339">
            <text:p>339</text:p>
          </table:table-cell>
          <table:table-cell table:formula="of:=[$'source book revised'.V40]" office:value-type="float" office:value="1843">
            <text:p>1,843</text:p>
          </table:table-cell>
          <table:table-cell table:formula="of:=[.B41]/[.C41]" office:value-type="float" office:value="4.43657817109145">
            <text:p>4.4</text:p>
          </table:table-cell>
          <table:table-cell table:formula="of:=[.E41]/[.L41]" office:value-type="float" office:value="4.00962236450047">
            <text:p>4.0</text:p>
          </table:table-cell>
          <table:table-cell table:style-name="ce8" table:formula="of:=[.D41]*100000/[.K41]" office:value-type="float" office:value="162.561037568094">
            <text:p>163</text:p>
          </table:table-cell>
          <table:table-cell table:style-name="ce8"/>
          <table:table-cell office:value-type="float" office:value="595519">
            <text:p>595,519</text:p>
          </table:table-cell>
          <table:table-cell office:value-type="float" office:value="538209">
            <text:p>538,209</text:p>
          </table:table-cell>
          <table:table-cell table:formula="of:=[.I41]+[.J41]" office:value-type="float" office:value="1133728">
            <text:p>1,133,728</text:p>
          </table:table-cell>
          <table:table-cell table:style-name="ce9" table:formula="of:=[.I41]/[.J41]" office:value-type="float" office:value="1.10648279757492">
            <text:p>1.11</text:p>
          </table:table-cell>
          <table:table-cell table:number-columns-repeated="1012"/>
        </table:table-row>
        <table:table-row table:style-name="ro1">
          <table:table-cell office:value-type="float" office:value="1891">
            <text:p>1891</text:p>
          </table:table-cell>
          <table:table-cell table:formula="of:=[$'source book revised'.T41]" office:value-type="float" office:value="1536">
            <text:p>1,536</text:p>
          </table:table-cell>
          <table:table-cell table:formula="of:=[$'source book revised'.U41]" office:value-type="float" office:value="350">
            <text:p>350</text:p>
          </table:table-cell>
          <table:table-cell table:formula="of:=[$'source book revised'.V41]" office:value-type="float" office:value="1886">
            <text:p>1,886</text:p>
          </table:table-cell>
          <table:table-cell table:formula="of:=[.B42]/[.C42]" office:value-type="float" office:value="4.38857142857143">
            <text:p>4.4</text:p>
          </table:table-cell>
          <table:table-cell table:formula="of:=[.E42]/[.L42]" office:value-type="float" office:value="3.99474021294465">
            <text:p>4.0</text:p>
          </table:table-cell>
          <table:table-cell table:style-name="ce8" table:formula="of:=[.D42]*100000/[.K42]" office:value-type="float" office:value="162.814708919069">
            <text:p>163</text:p>
          </table:table-cell>
          <table:table-cell table:style-name="ce8"/>
          <table:table-cell office:value-type="float" office:value="606395">
            <text:p>606,395</text:p>
          </table:table-cell>
          <table:table-cell office:value-type="float" office:value="551977">
            <text:p>551,977</text:p>
          </table:table-cell>
          <table:table-cell table:formula="of:=[.I42]+[.J42]" office:value-type="float" office:value="1158372">
            <text:p>1,158,372</text:p>
          </table:table-cell>
          <table:table-cell table:style-name="ce9" table:formula="of:=[.I42]/[.J42]" office:value-type="float" office:value="1.09858744114338">
            <text:p>1.10</text:p>
          </table:table-cell>
          <table:table-cell table:number-columns-repeated="1012"/>
        </table:table-row>
        <table:table-row table:style-name="ro1">
          <table:table-cell office:value-type="float" office:value="1892">
            <text:p>1892</text:p>
          </table:table-cell>
          <table:table-cell table:formula="of:=[$'source book revised'.T42]" office:value-type="float" office:value="1475">
            <text:p>1,475</text:p>
          </table:table-cell>
          <table:table-cell table:formula="of:=[$'source book revised'.U42]" office:value-type="float" office:value="331">
            <text:p>331</text:p>
          </table:table-cell>
          <table:table-cell table:formula="of:=[$'source book revised'.V42]" office:value-type="float" office:value="1806">
            <text:p>1,806</text:p>
          </table:table-cell>
          <table:table-cell table:formula="of:=[.B43]/[.C43]" office:value-type="float" office:value="4.45619335347432">
            <text:p>4.5</text:p>
          </table:table-cell>
          <table:table-cell table:formula="of:=[.E43]/[.L43]" office:value-type="float" office:value="4.10049062968402">
            <text:p>4.1</text:p>
          </table:table-cell>
          <table:table-cell table:style-name="ce8" table:formula="of:=[.D43]*100000/[.K43]" office:value-type="float" office:value="154.52446081145">
            <text:p>155</text:p>
          </table:table-cell>
          <table:table-cell table:style-name="ce8"/>
          <table:table-cell office:value-type="float" office:value="608666">
            <text:p>608,666</text:p>
          </table:table-cell>
          <table:table-cell office:value-type="float" office:value="560081">
            <text:p>560,081</text:p>
          </table:table-cell>
          <table:table-cell table:formula="of:=[.I43]+[.J43]" office:value-type="float" office:value="1168747">
            <text:p>1,168,747</text:p>
          </table:table-cell>
          <table:table-cell table:style-name="ce9" table:formula="of:=[.I43]/[.J43]" office:value-type="float" office:value="1.08674638132699">
            <text:p>1.09</text:p>
          </table:table-cell>
          <table:table-cell table:number-columns-repeated="1012"/>
        </table:table-row>
        <table:table-row table:style-name="ro1">
          <table:table-cell office:value-type="float" office:value="1893">
            <text:p>1893</text:p>
          </table:table-cell>
          <table:table-cell table:formula="of:=[$'source book revised'.T43]" office:value-type="float" office:value="1397">
            <text:p>1,397</text:p>
          </table:table-cell>
          <table:table-cell table:formula="of:=[$'source book revised'.U43]" office:value-type="float" office:value="300">
            <text:p>300</text:p>
          </table:table-cell>
          <table:table-cell table:formula="of:=[$'source book revised'.V43]" office:value-type="float" office:value="1697">
            <text:p>1,697</text:p>
          </table:table-cell>
          <table:table-cell table:formula="of:=[.B44]/[.C44]" office:value-type="float" office:value="4.65666666666667">
            <text:p>4.7</text:p>
          </table:table-cell>
          <table:table-cell table:formula="of:=[.E44]/[.L44]" office:value-type="float" office:value="4.32943937653815">
            <text:p>4.3</text:p>
          </table:table-cell>
          <table:table-cell table:style-name="ce8" table:formula="of:=[.D44]*100000/[.K44]" office:value-type="float" office:value="144.281864016256">
            <text:p>144</text:p>
          </table:table-cell>
          <table:table-cell table:style-name="ce8"/>
          <table:table-cell office:value-type="float" office:value="609500">
            <text:p>609,500</text:p>
          </table:table-cell>
          <table:table-cell office:value-type="float" office:value="566670">
            <text:p>566,670</text:p>
          </table:table-cell>
          <table:table-cell table:formula="of:=[.I44]+[.J44]" office:value-type="float" office:value="1176170">
            <text:p>1,176,170</text:p>
          </table:table-cell>
          <table:table-cell table:style-name="ce9" table:formula="of:=[.I44]/[.J44]" office:value-type="float" office:value="1.07558190834172">
            <text:p>1.08</text:p>
          </table:table-cell>
          <table:table-cell table:number-columns-repeated="1012"/>
        </table:table-row>
        <table:table-row table:style-name="ro1">
          <table:table-cell office:value-type="float" office:value="1894">
            <text:p>1894</text:p>
          </table:table-cell>
          <table:table-cell table:formula="of:=[$'source book revised'.T44]" office:value-type="float" office:value="1275">
            <text:p>1,275</text:p>
          </table:table-cell>
          <table:table-cell table:formula="of:=[$'source book revised'.U44]" office:value-type="float" office:value="329">
            <text:p>329</text:p>
          </table:table-cell>
          <table:table-cell table:formula="of:=[$'source book revised'.V44]" office:value-type="float" office:value="1604">
            <text:p>1,604</text:p>
          </table:table-cell>
          <table:table-cell table:formula="of:=[.B45]/[.C45]" office:value-type="float" office:value="3.87537993920973">
            <text:p>3.9</text:p>
          </table:table-cell>
          <table:table-cell table:formula="of:=[.E45]/[.L45]" office:value-type="float" office:value="3.64260110712839">
            <text:p>3.6</text:p>
          </table:table-cell>
          <table:table-cell table:style-name="ce8" table:formula="of:=[.D45]*100000/[.K45]" office:value-type="float" office:value="135.68440686712">
            <text:p>136</text:p>
          </table:table-cell>
          <table:table-cell table:style-name="ce8"/>
          <table:table-cell office:value-type="float" office:value="609379">
            <text:p>609,379</text:p>
          </table:table-cell>
          <table:table-cell office:value-type="float" office:value="572776">
            <text:p>572,776</text:p>
          </table:table-cell>
          <table:table-cell table:formula="of:=[.I45]+[.J45]" office:value-type="float" office:value="1182155">
            <text:p>1,182,155</text:p>
          </table:table-cell>
          <table:table-cell table:style-name="ce9" table:formula="of:=[.I45]/[.J45]" office:value-type="float" office:value="1.06390456304035">
            <text:p>1.06</text:p>
          </table:table-cell>
          <table:table-cell table:number-columns-repeated="1012"/>
        </table:table-row>
        <table:table-row table:style-name="ro1">
          <table:table-cell office:value-type="float" office:value="1895">
            <text:p>1895</text:p>
          </table:table-cell>
          <table:table-cell table:formula="of:=[$'source book revised'.T45]" office:value-type="float" office:value="1197">
            <text:p>1,197</text:p>
          </table:table-cell>
          <table:table-cell table:formula="of:=[$'source book revised'.U45]" office:value-type="float" office:value="216">
            <text:p>216</text:p>
          </table:table-cell>
          <table:table-cell table:formula="of:=[$'source book revised'.V45]" office:value-type="float" office:value="1413">
            <text:p>1,413</text:p>
          </table:table-cell>
          <table:table-cell table:formula="of:=[.B46]/[.C46]" office:value-type="float" office:value="5.54166666666667">
            <text:p>5.5</text:p>
          </table:table-cell>
          <table:table-cell table:formula="of:=[.E46]/[.L46]" office:value-type="float" office:value="5.26646706956194">
            <text:p>5.3</text:p>
          </table:table-cell>
          <table:table-cell table:style-name="ce8" table:formula="of:=[.D46]*100000/[.K46]" office:value-type="float" office:value="119.172522679046">
            <text:p>119</text:p>
          </table:table-cell>
          <table:table-cell table:style-name="ce8"/>
          <table:table-cell office:value-type="float" office:value="607933">
            <text:p>607,933</text:p>
          </table:table-cell>
          <table:table-cell office:value-type="float" office:value="577743">
            <text:p>577,743</text:p>
          </table:table-cell>
          <table:table-cell table:formula="of:=[.I46]+[.J46]" office:value-type="float" office:value="1185676">
            <text:p>1,185,676</text:p>
          </table:table-cell>
          <table:table-cell table:style-name="ce9" table:formula="of:=[.I46]/[.J46]" office:value-type="float" office:value="1.05225506843008">
            <text:p>1.05</text:p>
          </table:table-cell>
          <table:table-cell table:number-columns-repeated="1012"/>
        </table:table-row>
        <table:table-row table:style-name="ro1">
          <table:table-cell office:value-type="float" office:value="1896">
            <text:p>1896</text:p>
          </table:table-cell>
          <table:table-cell table:formula="of:=[$'source book revised'.T46]" office:value-type="float" office:value="1139">
            <text:p>1,139</text:p>
          </table:table-cell>
          <table:table-cell table:formula="of:=[$'source book revised'.U46]" office:value-type="float" office:value="193">
            <text:p>193</text:p>
          </table:table-cell>
          <table:table-cell table:formula="of:=[$'source book revised'.V46]" office:value-type="float" office:value="1332">
            <text:p>1,332</text:p>
          </table:table-cell>
          <table:table-cell table:formula="of:=[.B47]/[.C47]" office:value-type="float" office:value="5.90155440414508">
            <text:p>5.9</text:p>
          </table:table-cell>
          <table:table-cell table:formula="of:=[.E47]/[.L47]" office:value-type="float" office:value="5.71309748523981">
            <text:p>5.7</text:p>
          </table:table-cell>
          <table:table-cell table:style-name="ce8" table:formula="of:=[.D47]*100000/[.K47]" office:value-type="float" office:value="112.895707081409">
            <text:p>113</text:p>
          </table:table-cell>
          <table:table-cell table:style-name="ce8"/>
          <table:table-cell office:value-type="float" office:value="599497">
            <text:p>599,497</text:p>
          </table:table-cell>
          <table:table-cell office:value-type="float" office:value="580353">
            <text:p>580,353</text:p>
          </table:table-cell>
          <table:table-cell table:formula="of:=[.I47]+[.J47]" office:value-type="float" office:value="1179850">
            <text:p>1,179,850</text:p>
          </table:table-cell>
          <table:table-cell table:style-name="ce9" table:formula="of:=[.I47]/[.J47]" office:value-type="float" office:value="1.03298682009053">
            <text:p>1.03</text:p>
          </table:table-cell>
          <table:table-cell table:number-columns-repeated="1012"/>
        </table:table-row>
        <table:table-row table:style-name="ro1">
          <table:table-cell office:value-type="float" office:value="1897">
            <text:p>1897</text:p>
          </table:table-cell>
          <table:table-cell table:formula="of:=[$'source book revised'.T47]" office:value-type="float" office:value="1076">
            <text:p>1,076</text:p>
          </table:table-cell>
          <table:table-cell table:formula="of:=[$'source book revised'.U47]" office:value-type="float" office:value="181">
            <text:p>181</text:p>
          </table:table-cell>
          <table:table-cell table:formula="of:=[$'source book revised'.V47]" office:value-type="float" office:value="1257">
            <text:p>1,257</text:p>
          </table:table-cell>
          <table:table-cell table:formula="of:=[.B48]/[.C48]" office:value-type="float" office:value="5.94475138121547">
            <text:p>5.9</text:p>
          </table:table-cell>
          <table:table-cell table:formula="of:=[.E48]/[.L48]" office:value-type="float" office:value="5.77486196828879">
            <text:p>5.8</text:p>
          </table:table-cell>
          <table:table-cell table:style-name="ce8" table:formula="of:=[.D48]*100000/[.K48]" office:value-type="float" office:value="106.335641642966">
            <text:p>106</text:p>
          </table:table-cell>
          <table:table-cell table:style-name="ce8"/>
          <table:table-cell office:value-type="float" office:value="599621">
            <text:p>599,621</text:p>
          </table:table-cell>
          <table:table-cell office:value-type="float" office:value="582485">
            <text:p>582,485</text:p>
          </table:table-cell>
          <table:table-cell table:formula="of:=[.I48]+[.J48]" office:value-type="float" office:value="1182106">
            <text:p>1,182,106</text:p>
          </table:table-cell>
          <table:table-cell table:style-name="ce9" table:formula="of:=[.I48]/[.J48]" office:value-type="float" office:value="1.02941878331631">
            <text:p>1.03</text:p>
          </table:table-cell>
          <table:table-cell table:number-columns-repeated="1012"/>
        </table:table-row>
        <table:table-row table:style-name="ro1">
          <table:table-cell office:value-type="float" office:value="1898">
            <text:p>1898</text:p>
          </table:table-cell>
          <table:table-cell table:formula="of:=[$'source book revised'.T48]" office:value-type="float" office:value="1057">
            <text:p>1,057</text:p>
          </table:table-cell>
          <table:table-cell table:formula="of:=[$'source book revised'.U48]" office:value-type="float" office:value="222">
            <text:p>222</text:p>
          </table:table-cell>
          <table:table-cell table:formula="of:=[$'source book revised'.V48]" office:value-type="float" office:value="1279">
            <text:p>1,279</text:p>
          </table:table-cell>
          <table:table-cell table:formula="of:=[.B49]/[.C49]" office:value-type="float" office:value="4.76126126126126">
            <text:p>4.8</text:p>
          </table:table-cell>
          <table:table-cell table:formula="of:=[.E49]/[.L49]" office:value-type="float" office:value="4.64680771252792">
            <text:p>4.6</text:p>
          </table:table-cell>
          <table:table-cell table:style-name="ce8" table:formula="of:=[.D49]*100000/[.K49]" office:value-type="float" office:value="108.18071169206">
            <text:p>108</text:p>
          </table:table-cell>
          <table:table-cell table:style-name="ce8"/>
          <table:table-cell office:value-type="float" office:value="598332">
            <text:p>598,332</text:p>
          </table:table-cell>
          <table:table-cell office:value-type="float" office:value="583949">
            <text:p>583,949</text:p>
          </table:table-cell>
          <table:table-cell table:formula="of:=[.I49]+[.J49]" office:value-type="float" office:value="1182281">
            <text:p>1,182,281</text:p>
          </table:table-cell>
          <table:table-cell table:style-name="ce9" table:formula="of:=[.I49]/[.J49]" office:value-type="float" office:value="1.02463057561534">
            <text:p>1.02</text:p>
          </table:table-cell>
          <table:table-cell table:number-columns-repeated="1012"/>
        </table:table-row>
        <table:table-row table:style-name="ro1">
          <table:table-cell office:value-type="float" office:value="1899">
            <text:p>1899</text:p>
          </table:table-cell>
          <table:table-cell table:formula="of:=[$'source book revised'.T49]" office:value-type="float" office:value="984">
            <text:p>984</text:p>
          </table:table-cell>
          <table:table-cell table:formula="of:=[$'source book revised'.U49]" office:value-type="float" office:value="213">
            <text:p>213</text:p>
          </table:table-cell>
          <table:table-cell table:formula="of:=[$'source book revised'.V49]" office:value-type="float" office:value="1197">
            <text:p>1,197</text:p>
          </table:table-cell>
          <table:table-cell table:formula="of:=[.B50]/[.C50]" office:value-type="float" office:value="4.61971830985916">
            <text:p>4.6</text:p>
          </table:table-cell>
          <table:table-cell table:formula="of:=[.E50]/[.L50]" office:value-type="float" office:value="4.53507501705774">
            <text:p>4.5</text:p>
          </table:table-cell>
          <table:table-cell table:style-name="ce8" table:formula="of:=[.D50]*100000/[.K50]" office:value-type="float" office:value="100.711712932074">
            <text:p>101</text:p>
          </table:table-cell>
          <table:table-cell table:style-name="ce8"/>
          <table:table-cell office:value-type="float" office:value="599765">
            <text:p>599,765</text:p>
          </table:table-cell>
          <table:table-cell office:value-type="float" office:value="588776">
            <text:p>588,776</text:p>
          </table:table-cell>
          <table:table-cell table:formula="of:=[.I50]+[.J50]" office:value-type="float" office:value="1188541">
            <text:p>1,188,541</text:p>
          </table:table-cell>
          <table:table-cell table:style-name="ce9" table:formula="of:=[.I50]/[.J50]" office:value-type="float" office:value="1.01866414391891">
            <text:p>1.02</text:p>
          </table:table-cell>
          <table:table-cell table:number-columns-repeated="1012"/>
        </table:table-row>
        <table:table-row table:style-name="ro1">
          <table:table-cell office:value-type="float" office:value="1900">
            <text:p>1900</text:p>
          </table:table-cell>
          <table:table-cell table:formula="of:=[$'source book revised'.T50]" office:value-type="float" office:value="981">
            <text:p>981</text:p>
          </table:table-cell>
          <table:table-cell table:formula="of:=[$'source book revised'.U50]" office:value-type="float" office:value="204">
            <text:p>204</text:p>
          </table:table-cell>
          <table:table-cell table:formula="of:=[$'source book revised'.V50]" office:value-type="float" office:value="1185">
            <text:p>1,185</text:p>
          </table:table-cell>
          <table:table-cell table:formula="of:=[.B51]/[.C51]" office:value-type="float" office:value="4.80882352941176">
            <text:p>4.8</text:p>
          </table:table-cell>
          <table:table-cell table:formula="of:=[.E51]/[.L51]" office:value-type="float" office:value="4.75022485027332">
            <text:p>4.8</text:p>
          </table:table-cell>
          <table:table-cell table:style-name="ce8" table:formula="of:=[.D51]*100000/[.K51]" office:value-type="float" office:value="99.0626251344869">
            <text:p>99</text:p>
          </table:table-cell>
          <table:table-cell table:style-name="ce8"/>
          <table:table-cell office:value-type="float" office:value="601773">
            <text:p>601,773</text:p>
          </table:table-cell>
          <table:table-cell office:value-type="float" office:value="594440">
            <text:p>594,440</text:p>
          </table:table-cell>
          <table:table-cell table:formula="of:=[.I51]+[.J51]" office:value-type="float" office:value="1196213">
            <text:p>1,196,213</text:p>
          </table:table-cell>
          <table:table-cell table:style-name="ce9" table:formula="of:=[.I51]/[.J51]" office:value-type="float" office:value="1.01233598008209">
            <text:p>1.01</text:p>
          </table:table-cell>
          <table:table-cell table:number-columns-repeated="1012"/>
        </table:table-row>
        <table:table-row table:style-name="ro1">
          <table:table-cell office:value-type="float" office:value="1901">
            <text:p>1901</text:p>
          </table:table-cell>
          <table:table-cell table:formula="of:=[$'source book revised'.T51]" office:value-type="float" office:value="951">
            <text:p>951</text:p>
          </table:table-cell>
          <table:table-cell table:formula="of:=[$'source book revised'.U51]" office:value-type="float" office:value="200">
            <text:p>200</text:p>
          </table:table-cell>
          <table:table-cell table:formula="of:=[$'source book revised'.V51]" office:value-type="float" office:value="1151">
            <text:p>1,151</text:p>
          </table:table-cell>
          <table:table-cell table:formula="of:=[.B52]/[.C52]" office:value-type="float" office:value="4.755">
            <text:p>4.8</text:p>
          </table:table-cell>
          <table:table-cell table:formula="of:=[.E52]/[.L52]" office:value-type="float" office:value="4.7005129873972">
            <text:p>4.7</text:p>
          </table:table-cell>
          <table:table-cell table:style-name="ce8" table:formula="of:=[.D52]*100000/[.K52]" office:value-type="float" office:value="95.1318290767832">
            <text:p>95</text:p>
          </table:table-cell>
          <table:table-cell table:style-name="ce8"/>
          <table:table-cell office:value-type="float" office:value="608436">
            <text:p>608,436</text:p>
          </table:table-cell>
          <table:table-cell office:value-type="float" office:value="601464">
            <text:p>601,464</text:p>
          </table:table-cell>
          <table:table-cell table:formula="of:=[.I52]+[.J52]" office:value-type="float" office:value="1209900">
            <text:p>1,209,900</text:p>
          </table:table-cell>
          <table:table-cell table:style-name="ce9" table:formula="of:=[.I52]/[.J52]" office:value-type="float" office:value="1.01159171621244">
            <text:p>1.01</text:p>
          </table:table-cell>
          <table:table-cell table:number-columns-repeated="1012"/>
        </table:table-row>
        <table:table-row table:style-name="ro1">
          <table:table-cell office:value-type="float" office:value="1902">
            <text:p>1902</text:p>
          </table:table-cell>
          <table:table-cell table:formula="of:=[$'source book revised'.T52]" office:value-type="float" office:value="943">
            <text:p>943</text:p>
          </table:table-cell>
          <table:table-cell table:formula="of:=[$'source book revised'.U52]" office:value-type="float" office:value="170">
            <text:p>170</text:p>
          </table:table-cell>
          <table:table-cell table:formula="of:=[$'source book revised'.V52]" office:value-type="float" office:value="1113">
            <text:p>1,113</text:p>
          </table:table-cell>
          <table:table-cell table:formula="of:=[.B53]/[.C53]" office:value-type="float" office:value="5.54705882352941">
            <text:p>5.5</text:p>
          </table:table-cell>
          <table:table-cell table:formula="of:=[.E53]/[.L53]" office:value-type="float" office:value="5.54334131251116">
            <text:p>5.5</text:p>
          </table:table-cell>
          <table:table-cell table:style-name="ce8" table:formula="of:=[.D53]*100000/[.K53]" office:value-type="float" office:value="92.1181462816299">
            <text:p>92</text:p>
          </table:table-cell>
          <table:table-cell table:style-name="ce8"/>
          <table:table-cell office:value-type="float" office:value="604318">
            <text:p>604,318</text:p>
          </table:table-cell>
          <table:table-cell office:value-type="float" office:value="603913">
            <text:p>603,913</text:p>
          </table:table-cell>
          <table:table-cell table:formula="of:=[.I53]+[.J53]" office:value-type="float" office:value="1208231">
            <text:p>1,208,231</text:p>
          </table:table-cell>
          <table:table-cell table:style-name="ce9" table:formula="of:=[.I53]/[.J53]" office:value-type="float" office:value="1.00067062639817">
            <text:p>1.00</text:p>
          </table:table-cell>
          <table:table-cell table:number-columns-repeated="1012"/>
        </table:table-row>
        <table:table-row table:style-name="ro1">
          <table:table-cell office:value-type="float" office:value="1903">
            <text:p>1903</text:p>
          </table:table-cell>
          <table:table-cell table:formula="of:=[$'source book revised'.T53]" office:value-type="float" office:value="907">
            <text:p>907</text:p>
          </table:table-cell>
          <table:table-cell table:formula="of:=[$'source book revised'.U53]" office:value-type="float" office:value="141">
            <text:p>141</text:p>
          </table:table-cell>
          <table:table-cell table:formula="of:=[$'source book revised'.V53]" office:value-type="float" office:value="1048">
            <text:p>1,048</text:p>
          </table:table-cell>
          <table:table-cell table:formula="of:=[.B54]/[.C54]" office:value-type="float" office:value="6.43262411347518">
            <text:p>6.4</text:p>
          </table:table-cell>
          <table:table-cell table:formula="of:=[.E54]/[.L54]" office:value-type="float" office:value="6.48453971637116">
            <text:p>6.5</text:p>
          </table:table-cell>
          <table:table-cell table:style-name="ce8" table:formula="of:=[.D54]*100000/[.K54]" office:value-type="float" office:value="86.9895795116299">
            <text:p>87</text:p>
          </table:table-cell>
          <table:table-cell table:style-name="ce8"/>
          <table:table-cell office:value-type="float" office:value="599950">
            <text:p>599,950</text:p>
          </table:table-cell>
          <table:table-cell office:value-type="float" office:value="604792">
            <text:p>604,792</text:p>
          </table:table-cell>
          <table:table-cell table:formula="of:=[.I54]+[.J54]" office:value-type="float" office:value="1204742">
            <text:p>1,204,742</text:p>
          </table:table-cell>
          <table:table-cell table:style-name="ce9" table:formula="of:=[.I54]/[.J54]" office:value-type="float" office:value="0.991993941718806">
            <text:p>0.99</text:p>
          </table:table-cell>
          <table:table-cell table:number-columns-repeated="1012"/>
        </table:table-row>
        <table:table-row table:style-name="ro1">
          <table:table-cell office:value-type="float" office:value="1904">
            <text:p>1904</text:p>
          </table:table-cell>
          <table:table-cell table:formula="of:=[$'source book revised'.T54]" office:value-type="float" office:value="890">
            <text:p>890</text:p>
          </table:table-cell>
          <table:table-cell table:formula="of:=[$'source book revised'.U54]" office:value-type="float" office:value="137">
            <text:p>137</text:p>
          </table:table-cell>
          <table:table-cell table:formula="of:=[$'source book revised'.V54]" office:value-type="float" office:value="1027">
            <text:p>1,027</text:p>
          </table:table-cell>
          <table:table-cell table:formula="of:=[.B55]/[.C55]" office:value-type="float" office:value="6.4963503649635">
            <text:p>6.5</text:p>
          </table:table-cell>
          <table:table-cell table:formula="of:=[.E55]/[.L55]" office:value-type="float" office:value="6.60912014675708">
            <text:p>6.6</text:p>
          </table:table-cell>
          <table:table-cell table:style-name="ce8" table:formula="of:=[.D55]*100000/[.K55]" office:value-type="float" office:value="85.1852343381928">
            <text:p>85</text:p>
          </table:table-cell>
          <table:table-cell table:style-name="ce8"/>
          <table:table-cell office:value-type="float" office:value="597617">
            <text:p>597,617</text:p>
          </table:table-cell>
          <table:table-cell office:value-type="float" office:value="607991">
            <text:p>607,991</text:p>
          </table:table-cell>
          <table:table-cell table:formula="of:=[.I55]+[.J55]" office:value-type="float" office:value="1205608">
            <text:p>1,205,608</text:p>
          </table:table-cell>
          <table:table-cell table:style-name="ce9" table:formula="of:=[.I55]/[.J55]" office:value-type="float" office:value="0.98293724742636">
            <text:p>0.98</text:p>
          </table:table-cell>
          <table:table-cell table:number-columns-repeated="1012"/>
        </table:table-row>
        <table:table-row table:style-name="ro1">
          <table:table-cell office:value-type="float" office:value="1905">
            <text:p>1905</text:p>
          </table:table-cell>
          <table:table-cell table:formula="of:=[$'source book revised'.T55]" office:value-type="float" office:value="922">
            <text:p>922</text:p>
          </table:table-cell>
          <table:table-cell table:formula="of:=[$'source book revised'.U55]" office:value-type="float" office:value="121">
            <text:p>121</text:p>
          </table:table-cell>
          <table:table-cell table:formula="of:=[$'source book revised'.V55]" office:value-type="float" office:value="1043">
            <text:p>1,043</text:p>
          </table:table-cell>
          <table:table-cell table:formula="of:=[.B56]/[.C56]" office:value-type="float" office:value="7.6198347107438">
            <text:p>7.6</text:p>
          </table:table-cell>
          <table:table-cell table:formula="of:=[.E56]/[.L56]" office:value-type="float" office:value="7.80013464464015">
            <text:p>7.8</text:p>
          </table:table-cell>
          <table:table-cell table:style-name="ce8" table:formula="of:=[.D56]*100000/[.K56]" office:value-type="float" office:value="86.1683662130779">
            <text:p>86</text:p>
          </table:table-cell>
          <table:table-cell table:style-name="ce8"/>
          <table:table-cell office:value-type="float" office:value="598134">
            <text:p>598,134</text:p>
          </table:table-cell>
          <table:table-cell office:value-type="float" office:value="612287">
            <text:p>612,287</text:p>
          </table:table-cell>
          <table:table-cell table:formula="of:=[.I56]+[.J56]" office:value-type="float" office:value="1210421">
            <text:p>1,210,421</text:p>
          </table:table-cell>
          <table:table-cell table:style-name="ce9" table:formula="of:=[.I56]/[.J56]" office:value-type="float" office:value="0.97688502287326">
            <text:p>0.98</text:p>
          </table:table-cell>
          <table:table-cell table:number-columns-repeated="1012"/>
        </table:table-row>
        <table:table-row table:style-name="ro1">
          <table:table-cell office:value-type="float" office:value="1906">
            <text:p>1906</text:p>
          </table:table-cell>
          <table:table-cell table:formula="of:=[$'source book revised'.T56]" office:value-type="float" office:value="902">
            <text:p>902</text:p>
          </table:table-cell>
          <table:table-cell table:formula="of:=[$'source book revised'.U56]" office:value-type="float" office:value="115">
            <text:p>115</text:p>
          </table:table-cell>
          <table:table-cell table:formula="of:=[$'source book revised'.V56]" office:value-type="float" office:value="1017">
            <text:p>1,017</text:p>
          </table:table-cell>
          <table:table-cell table:formula="of:=[.B57]/[.C57]" office:value-type="float" office:value="7.84347826086957">
            <text:p>7.8</text:p>
          </table:table-cell>
          <table:table-cell table:formula="of:=[.E57]/[.L57]" office:value-type="float" office:value="8.08001384691174">
            <text:p>8.1</text:p>
          </table:table-cell>
          <table:table-cell table:style-name="ce8" table:formula="of:=[.D57]*100000/[.K57]" office:value-type="float" office:value="83.3721364909266">
            <text:p>83</text:p>
          </table:table-cell>
          <table:table-cell table:style-name="ce8"/>
          <table:table-cell office:value-type="float" office:value="600856">
            <text:p>600,856</text:p>
          </table:table-cell>
          <table:table-cell office:value-type="float" office:value="618976">
            <text:p>618,976</text:p>
          </table:table-cell>
          <table:table-cell table:formula="of:=[.I57]+[.J57]" office:value-type="float" office:value="1219832">
            <text:p>1,219,832</text:p>
          </table:table-cell>
          <table:table-cell table:style-name="ce9" table:formula="of:=[.I57]/[.J57]" office:value-type="float" office:value="0.970725843974564">
            <text:p>0.97</text:p>
          </table:table-cell>
          <table:table-cell table:number-columns-repeated="1012"/>
        </table:table-row>
        <table:table-row table:style-name="ro1">
          <table:table-cell office:value-type="float" office:value="1907">
            <text:p>1907</text:p>
          </table:table-cell>
          <table:table-cell table:formula="of:=[$'source book revised'.T57]" office:value-type="float" office:value="832">
            <text:p>832</text:p>
          </table:table-cell>
          <table:table-cell table:formula="of:=[$'source book revised'.U57]" office:value-type="float" office:value="88">
            <text:p>88</text:p>
          </table:table-cell>
          <table:table-cell table:formula="of:=[$'source book revised'.V57]" office:value-type="float" office:value="920">
            <text:p>920</text:p>
          </table:table-cell>
          <table:table-cell table:formula="of:=[.B58]/[.C58]" office:value-type="float" office:value="9.45454545454546">
            <text:p>9.5</text:p>
          </table:table-cell>
          <table:table-cell table:formula="of:=[.E58]/[.L58]" office:value-type="float" office:value="9.78631099905831">
            <text:p>9.8</text:p>
          </table:table-cell>
          <table:table-cell table:style-name="ce8" table:formula="of:=[.D58]*100000/[.K58]" office:value-type="float" office:value="74.6264419329222">
            <text:p>75</text:p>
          </table:table-cell>
          <table:table-cell table:style-name="ce8"/>
          <table:table-cell office:value-type="float" office:value="605775">
            <text:p>605,775</text:p>
          </table:table-cell>
          <table:table-cell office:value-type="float" office:value="627032">
            <text:p>627,032</text:p>
          </table:table-cell>
          <table:table-cell table:formula="of:=[.I58]+[.J58]" office:value-type="float" office:value="1232807">
            <text:p>1,232,807</text:p>
          </table:table-cell>
          <table:table-cell table:style-name="ce9" table:formula="of:=[.I58]/[.J58]" office:value-type="float" office:value="0.96609901886985">
            <text:p>0.97</text:p>
          </table:table-cell>
          <table:table-cell table:number-columns-repeated="1012"/>
        </table:table-row>
        <table:table-row table:style-name="ro1">
          <table:table-cell office:value-type="float" office:value="1908">
            <text:p>1908</text:p>
          </table:table-cell>
          <table:table-cell table:formula="of:=[$'source book revised'.T58]" office:value-type="float" office:value="799">
            <text:p>799</text:p>
          </table:table-cell>
          <table:table-cell table:formula="of:=[$'source book revised'.U58]" office:value-type="float" office:value="98">
            <text:p>98</text:p>
          </table:table-cell>
          <table:table-cell table:formula="of:=[$'source book revised'.V58]" office:value-type="float" office:value="897">
            <text:p>897</text:p>
          </table:table-cell>
          <table:table-cell table:formula="of:=[.B59]/[.C59]" office:value-type="float" office:value="8.1530612244898">
            <text:p>8.2</text:p>
          </table:table-cell>
          <table:table-cell table:formula="of:=[.E59]/[.L59]" office:value-type="float" office:value="8.42585215216837">
            <text:p>8.4</text:p>
          </table:table-cell>
          <table:table-cell table:style-name="ce8" table:formula="of:=[.D59]*100000/[.K59]" office:value-type="float" office:value="71.7342330634836">
            <text:p>72</text:p>
          </table:table-cell>
          <table:table-cell table:style-name="ce8"/>
          <table:table-cell office:value-type="float" office:value="614937">
            <text:p>614,937</text:p>
          </table:table-cell>
          <table:table-cell office:value-type="float" office:value="635512">
            <text:p>635,512</text:p>
          </table:table-cell>
          <table:table-cell table:formula="of:=[.I59]+[.J59]" office:value-type="float" office:value="1250449">
            <text:p>1,250,449</text:p>
          </table:table-cell>
          <table:table-cell table:style-name="ce9" table:formula="of:=[.I59]/[.J59]" office:value-type="float" office:value="0.967624529513211">
            <text:p>0.97</text:p>
          </table:table-cell>
          <table:table-cell table:number-columns-repeated="1012"/>
        </table:table-row>
        <table:table-row table:style-name="ro1">
          <table:table-cell office:value-type="float" office:value="1909">
            <text:p>1909</text:p>
          </table:table-cell>
          <table:table-cell table:formula="of:=[$'source book revised'.T59]" office:value-type="float" office:value="769">
            <text:p>769</text:p>
          </table:table-cell>
          <table:table-cell table:formula="of:=[$'source book revised'.U59]" office:value-type="float" office:value="115">
            <text:p>115</text:p>
          </table:table-cell>
          <table:table-cell table:formula="of:=[$'source book revised'.V59]" office:value-type="float" office:value="884">
            <text:p>884</text:p>
          </table:table-cell>
          <table:table-cell table:formula="of:=[.B60]/[.C60]" office:value-type="float" office:value="6.68695652173913">
            <text:p>6.7</text:p>
          </table:table-cell>
          <table:table-cell table:formula="of:=[.E60]/[.L60]" office:value-type="float" office:value="6.84570022233808">
            <text:p>6.8</text:p>
          </table:table-cell>
          <table:table-cell table:style-name="ce8" table:formula="of:=[.D60]*100000/[.K60]" office:value-type="float" office:value="69.2235529223459">
            <text:p>69</text:p>
          </table:table-cell>
          <table:table-cell table:style-name="ce8"/>
          <table:table-cell office:value-type="float" office:value="631021">
            <text:p>631,021</text:p>
          </table:table-cell>
          <table:table-cell office:value-type="float" office:value="646001">
            <text:p>646,001</text:p>
          </table:table-cell>
          <table:table-cell table:formula="of:=[.I60]+[.J60]" office:value-type="float" office:value="1277022">
            <text:p>1,277,022</text:p>
          </table:table-cell>
          <table:table-cell table:style-name="ce9" table:formula="of:=[.I60]/[.J60]" office:value-type="float" office:value="0.97681118140684">
            <text:p>0.98</text:p>
          </table:table-cell>
          <table:table-cell table:number-columns-repeated="1012"/>
        </table:table-row>
        <table:table-row table:style-name="ro1">
          <table:table-cell office:value-type="float" office:value="1910">
            <text:p>1910</text:p>
          </table:table-cell>
          <table:table-cell table:formula="of:=[$'source book revised'.T60]" office:value-type="float" office:value="765">
            <text:p>765</text:p>
          </table:table-cell>
          <table:table-cell table:formula="of:=[$'source book revised'.U60]" office:value-type="float" office:value="111">
            <text:p>111</text:p>
          </table:table-cell>
          <table:table-cell table:formula="of:=[$'source book revised'.V60]" office:value-type="float" office:value="876">
            <text:p>876</text:p>
          </table:table-cell>
          <table:table-cell table:formula="of:=[.B61]/[.C61]" office:value-type="float" office:value="6.89189189189189">
            <text:p>6.9</text:p>
          </table:table-cell>
          <table:table-cell table:formula="of:=[.E61]/[.L61]" office:value-type="float" office:value="6.98191007512845">
            <text:p>7.0</text:p>
          </table:table-cell>
          <table:table-cell table:style-name="ce8" table:formula="of:=[.D61]*100000/[.K61]" office:value-type="float" office:value="67.3117116231036">
            <text:p>67</text:p>
          </table:table-cell>
          <table:table-cell table:style-name="ce8"/>
          <table:table-cell office:value-type="float" office:value="646482">
            <text:p>646,482</text:p>
          </table:table-cell>
          <table:table-cell office:value-type="float" office:value="654926">
            <text:p>654,926</text:p>
          </table:table-cell>
          <table:table-cell table:formula="of:=[.I61]+[.J61]" office:value-type="float" office:value="1301408">
            <text:p>1,301,408</text:p>
          </table:table-cell>
          <table:table-cell table:style-name="ce9" table:formula="of:=[.I61]/[.J61]" office:value-type="float" office:value="0.987106940326083">
            <text:p>0.99</text:p>
          </table:table-cell>
          <table:table-cell table:number-columns-repeated="1012"/>
        </table:table-row>
        <table:table-row table:style-name="ro1">
          <table:table-cell office:value-type="float" office:value="1911">
            <text:p>1911</text:p>
          </table:table-cell>
          <table:table-cell table:formula="of:=[$'source book revised'.T61]" office:value-type="float" office:value="713">
            <text:p>713</text:p>
          </table:table-cell>
          <table:table-cell table:formula="of:=[$'source book revised'.U61]" office:value-type="float" office:value="100">
            <text:p>100</text:p>
          </table:table-cell>
          <table:table-cell table:formula="of:=[$'source book revised'.V61]" office:value-type="float" office:value="813">
            <text:p>813</text:p>
          </table:table-cell>
          <table:table-cell table:formula="of:=[.B62]/[.C62]" office:value-type="float" office:value="7.13">
            <text:p>7.1</text:p>
          </table:table-cell>
          <table:table-cell table:formula="of:=[.E62]/[.L62]" office:value-type="float" office:value="7.15406097024901">
            <text:p>7.2</text:p>
          </table:table-cell>
          <table:table-cell table:style-name="ce8" table:formula="of:=[.D62]*100000/[.K62]" office:value-type="float" office:value="60.676486853801">
            <text:p>61</text:p>
          </table:table-cell>
          <table:table-cell table:style-name="ce8"/>
          <table:table-cell office:value-type="float" office:value="668818">
            <text:p>668,818</text:p>
          </table:table-cell>
          <table:table-cell office:value-type="float" office:value="671075">
            <text:p>671,075</text:p>
          </table:table-cell>
          <table:table-cell table:formula="of:=[.I62]+[.J62]" office:value-type="float" office:value="1339893">
            <text:p>1,339,893</text:p>
          </table:table-cell>
          <table:table-cell table:style-name="ce9" table:formula="of:=[.I62]/[.J62]" office:value-type="float" office:value="0.996636739559662">
            <text:p>1.00</text:p>
          </table:table-cell>
          <table:table-cell table:number-columns-repeated="1012"/>
        </table:table-row>
        <table:table-row table:style-name="ro1">
          <table:table-cell office:value-type="float" office:value="1912">
            <text:p>1912</text:p>
          </table:table-cell>
          <table:table-cell table:formula="of:=[$'source book revised'.T62]" office:value-type="float" office:value="726">
            <text:p>726</text:p>
          </table:table-cell>
          <table:table-cell table:formula="of:=[$'source book revised'.U62]" office:value-type="float" office:value="112">
            <text:p>112</text:p>
          </table:table-cell>
          <table:table-cell table:formula="of:=[$'source book revised'.V62]" office:value-type="float" office:value="838">
            <text:p>838</text:p>
          </table:table-cell>
          <table:table-cell table:formula="of:=[.B63]/[.C63]" office:value-type="float" office:value="6.48214285714286">
            <text:p>6.5</text:p>
          </table:table-cell>
          <table:table-cell table:formula="of:=[.E63]/[.L63]" office:value-type="float" office:value="6.50507275082436">
            <text:p>6.5</text:p>
          </table:table-cell>
          <table:table-cell table:style-name="ce8" table:formula="of:=[.D63]*100000/[.K63]" office:value-type="float" office:value="60.6125045477461">
            <text:p>61</text:p>
          </table:table-cell>
          <table:table-cell table:style-name="ce8"/>
          <table:table-cell office:value-type="float" office:value="690056">
            <text:p>690,056</text:p>
          </table:table-cell>
          <table:table-cell office:value-type="float" office:value="692497">
            <text:p>692,497</text:p>
          </table:table-cell>
          <table:table-cell table:formula="of:=[.I63]+[.J63]" office:value-type="float" office:value="1382553">
            <text:p>1,382,553</text:p>
          </table:table-cell>
          <table:table-cell table:style-name="ce9" table:formula="of:=[.I63]/[.J63]" office:value-type="float" office:value="0.996475074982274">
            <text:p>1.00</text:p>
          </table:table-cell>
          <table:table-cell table:number-columns-repeated="1012"/>
        </table:table-row>
        <table:table-row table:style-name="ro1">
          <table:table-cell office:value-type="float" office:value="1913">
            <text:p>1913</text:p>
          </table:table-cell>
          <table:table-cell table:formula="of:=[$'source book revised'.T63]" office:value-type="float" office:value="776">
            <text:p>776</text:p>
          </table:table-cell>
          <table:table-cell table:formula="of:=[$'source book revised'.U63]" office:value-type="float" office:value="127">
            <text:p>127</text:p>
          </table:table-cell>
          <table:table-cell table:formula="of:=[$'source book revised'.V63]" office:value-type="float" office:value="903">
            <text:p>903</text:p>
          </table:table-cell>
          <table:table-cell table:formula="of:=[.B64]/[.C64]" office:value-type="float" office:value="6.11023622047244">
            <text:p>6.1</text:p>
          </table:table-cell>
          <table:table-cell table:formula="of:=[.E64]/[.L64]" office:value-type="float" office:value="6.11479658811201">
            <text:p>6.1</text:p>
          </table:table-cell>
          <table:table-cell table:style-name="ce8" table:formula="of:=[.D64]*100000/[.K64]" office:value-type="float" office:value="63.7974984032963">
            <text:p>64</text:p>
          </table:table-cell>
          <table:table-cell table:style-name="ce8"/>
          <table:table-cell office:value-type="float" office:value="707444">
            <text:p>707,444</text:p>
          </table:table-cell>
          <table:table-cell office:value-type="float" office:value="707972">
            <text:p>707,972</text:p>
          </table:table-cell>
          <table:table-cell table:formula="of:=[.I64]+[.J64]" office:value-type="float" office:value="1415416">
            <text:p>1,415,416</text:p>
          </table:table-cell>
          <table:table-cell table:style-name="ce9" table:formula="of:=[.I64]/[.J64]" office:value-type="float" office:value="0.999254207793529">
            <text:p>1.00</text:p>
          </table:table-cell>
          <table:table-cell table:number-columns-repeated="1012"/>
        </table:table-row>
        <table:table-row table:style-name="ro1">
          <table:table-cell office:value-type="float" office:value="1914">
            <text:p>1914</text:p>
          </table:table-cell>
          <table:table-cell table:formula="of:=[$'source book revised'.T64]" office:value-type="float" office:value="774">
            <text:p>774</text:p>
          </table:table-cell>
          <table:table-cell table:formula="of:=[$'source book revised'.U64]" office:value-type="float" office:value="103">
            <text:p>103</text:p>
          </table:table-cell>
          <table:table-cell table:formula="of:=[$'source book revised'.V64]" office:value-type="float" office:value="877">
            <text:p>877</text:p>
          </table:table-cell>
          <table:table-cell table:formula="of:=[.B65]/[.C65]" office:value-type="float" office:value="7.51456310679612">
            <text:p>7.5</text:p>
          </table:table-cell>
          <table:table-cell table:formula="of:=[.E65]/[.L65]" office:value-type="float" office:value="7.60488868060609">
            <text:p>7.6</text:p>
          </table:table-cell>
          <table:table-cell table:style-name="ce8" table:formula="of:=[.D65]*100000/[.K65]" office:value-type="float" office:value="61.1069769256711">
            <text:p>61</text:p>
          </table:table-cell>
          <table:table-cell table:style-name="ce8"/>
          <table:table-cell office:value-type="float" office:value="713307">
            <text:p>713,307</text:p>
          </table:table-cell>
          <table:table-cell office:value-type="float" office:value="721881">
            <text:p>721,881</text:p>
          </table:table-cell>
          <table:table-cell table:formula="of:=[.I65]+[.J65]" office:value-type="float" office:value="1435188">
            <text:p>1,435,188</text:p>
          </table:table-cell>
          <table:table-cell table:style-name="ce9" table:formula="of:=[.I65]/[.J65]" office:value-type="float" office:value="0.988122696123045">
            <text:p>0.99</text:p>
          </table:table-cell>
          <table:table-cell table:number-columns-repeated="1012"/>
        </table:table-row>
        <table:table-row table:style-name="ro1">
          <table:table-cell office:value-type="float" office:value="1915">
            <text:p>1915</text:p>
          </table:table-cell>
          <table:table-cell table:formula="of:=[$'source book revised'.T65]" office:value-type="float" office:value="792">
            <text:p>792</text:p>
          </table:table-cell>
          <table:table-cell table:formula="of:=[$'source book revised'.U65]" office:value-type="float" office:value="104">
            <text:p>104</text:p>
          </table:table-cell>
          <table:table-cell table:formula="of:=[$'source book revised'.V65]" office:value-type="float" office:value="896">
            <text:p>896</text:p>
          </table:table-cell>
          <table:table-cell table:formula="of:=[.B66]/[.C66]" office:value-type="float" office:value="7.61538461538462">
            <text:p>7.6</text:p>
          </table:table-cell>
          <table:table-cell table:formula="of:=[.E66]/[.L66]" office:value-type="float" office:value="8.01057372353522">
            <text:p>8.0</text:p>
          </table:table-cell>
          <table:table-cell table:style-name="ce8" table:formula="of:=[.D66]*100000/[.K66]" office:value-type="float" office:value="62.9016915360017">
            <text:p>63</text:p>
          </table:table-cell>
          <table:table-cell table:style-name="ce8"/>
          <table:table-cell office:value-type="float" office:value="694210">
            <text:p>694,210</text:p>
          </table:table-cell>
          <table:table-cell office:value-type="float" office:value="730235">
            <text:p>730,235</text:p>
          </table:table-cell>
          <table:table-cell table:formula="of:=[.I66]+[.J66]" office:value-type="float" office:value="1424445">
            <text:p>1,424,445</text:p>
          </table:table-cell>
          <table:table-cell table:style-name="ce9" table:formula="of:=[.I66]/[.J66]" office:value-type="float" office:value="0.950666566242374">
            <text:p>0.95</text:p>
          </table:table-cell>
          <table:table-cell table:number-columns-repeated="1012"/>
        </table:table-row>
        <table:table-row table:style-name="ro1">
          <table:table-cell office:value-type="float" office:value="1916">
            <text:p>1916</text:p>
          </table:table-cell>
          <table:table-cell table:formula="of:=[$'source book revised'.T66]" office:value-type="float" office:value="752">
            <text:p>752</text:p>
          </table:table-cell>
          <table:table-cell table:formula="of:=[$'source book revised'.U66]" office:value-type="float" office:value="101">
            <text:p>101</text:p>
          </table:table-cell>
          <table:table-cell table:formula="of:=[$'source book revised'.V66]" office:value-type="float" office:value="853">
            <text:p>853</text:p>
          </table:table-cell>
          <table:table-cell table:formula="of:=[.B67]/[.C67]" office:value-type="float" office:value="7.44554455445545">
            <text:p>7.4</text:p>
          </table:table-cell>
          <table:table-cell table:formula="of:=[.E67]/[.L67]" office:value-type="float" office:value="8.25210563503198">
            <text:p>8.3</text:p>
          </table:table-cell>
          <table:table-cell table:style-name="ce8" table:formula="of:=[.D67]*100000/[.K67]" office:value-type="float" office:value="60.7263094421936">
            <text:p>61</text:p>
          </table:table-cell>
          <table:table-cell table:style-name="ce8"/>
          <table:table-cell office:value-type="float" office:value="666245">
            <text:p>666,245</text:p>
          </table:table-cell>
          <table:table-cell office:value-type="float" office:value="738418">
            <text:p>738,418</text:p>
          </table:table-cell>
          <table:table-cell table:formula="of:=[.I67]+[.J67]" office:value-type="float" office:value="1404663">
            <text:p>1,404,663</text:p>
          </table:table-cell>
          <table:table-cell table:style-name="ce9" table:formula="of:=[.I67]/[.J67]" office:value-type="float" office:value="0.902259966577196">
            <text:p>0.90</text:p>
          </table:table-cell>
          <table:table-cell table:number-columns-repeated="1012"/>
        </table:table-row>
        <table:table-row table:style-name="ro1">
          <table:table-cell office:value-type="float" office:value="1917">
            <text:p>1917</text:p>
          </table:table-cell>
          <table:table-cell table:formula="of:=[$'source book revised'.T67]" office:value-type="float" office:value="669">
            <text:p>669</text:p>
          </table:table-cell>
          <table:table-cell table:formula="of:=[$'source book revised'.U67]" office:value-type="float" office:value="85">
            <text:p>85</text:p>
          </table:table-cell>
          <table:table-cell table:formula="of:=[$'source book revised'.V67]" office:value-type="float" office:value="754">
            <text:p>754</text:p>
          </table:table-cell>
          <table:table-cell table:formula="of:=[.B68]/[.C68]" office:value-type="float" office:value="7.87058823529412">
            <text:p>7.9</text:p>
          </table:table-cell>
          <table:table-cell table:formula="of:=[.E68]/[.L68]" office:value-type="float" office:value="8.74915734412082">
            <text:p>8.7</text:p>
          </table:table-cell>
          <table:table-cell table:style-name="ce8" table:formula="of:=[.D68]*100000/[.K68]" office:value-type="float" office:value="53.208756157114">
            <text:p>53</text:p>
          </table:table-cell>
          <table:table-cell table:style-name="ce8"/>
          <table:table-cell office:value-type="float" office:value="671075">
            <text:p>671,075</text:p>
          </table:table-cell>
          <table:table-cell office:value-type="float" office:value="745985">
            <text:p>745,985</text:p>
          </table:table-cell>
          <table:table-cell table:formula="of:=[.I68]+[.J68]" office:value-type="float" office:value="1417060">
            <text:p>1,417,060</text:p>
          </table:table-cell>
          <table:table-cell table:style-name="ce9" table:formula="of:=[.I68]/[.J68]" office:value-type="float" office:value="0.89958243128213">
            <text:p>0.90</text:p>
          </table:table-cell>
          <table:table-cell table:number-columns-repeated="1012"/>
        </table:table-row>
        <table:table-row table:style-name="ro1">
          <table:table-cell office:value-type="float" office:value="1918">
            <text:p>1918</text:p>
          </table:table-cell>
          <table:table-cell table:formula="of:=[$'source book revised'.T68]" office:value-type="float" office:value="566">
            <text:p>566</text:p>
          </table:table-cell>
          <table:table-cell table:formula="of:=[$'source book revised'.U68]" office:value-type="float" office:value="86">
            <text:p>86</text:p>
          </table:table-cell>
          <table:table-cell table:formula="of:=[$'source book revised'.V68]" office:value-type="float" office:value="652">
            <text:p>652</text:p>
          </table:table-cell>
          <table:table-cell table:formula="of:=[.B69]/[.C69]" office:value-type="float" office:value="6.58139534883721">
            <text:p>6.6</text:p>
          </table:table-cell>
          <table:table-cell table:formula="of:=[.E69]/[.L69]" office:value-type="float" office:value="7.24275419765364">
            <text:p>7.2</text:p>
          </table:table-cell>
          <table:table-cell table:style-name="ce8" table:formula="of:=[.D69]*100000/[.K69]" office:value-type="float" office:value="45.3645690191999">
            <text:p>45</text:p>
          </table:table-cell>
          <table:table-cell table:style-name="ce8"/>
          <table:table-cell office:value-type="float" office:value="684243">
            <text:p>684,243</text:p>
          </table:table-cell>
          <table:table-cell office:value-type="float" office:value="753002">
            <text:p>753,002</text:p>
          </table:table-cell>
          <table:table-cell table:formula="of:=[.I69]+[.J69]" office:value-type="float" office:value="1437245">
            <text:p>1,437,245</text:p>
          </table:table-cell>
          <table:table-cell table:style-name="ce9" table:formula="of:=[.I69]/[.J69]" office:value-type="float" office:value="0.908686829517053">
            <text:p>0.91</text:p>
          </table:table-cell>
          <table:table-cell table:number-columns-repeated="1012"/>
        </table:table-row>
        <table:table-row table:style-name="ro1">
          <table:table-cell office:value-type="float" office:value="1919">
            <text:p>1919</text:p>
          </table:table-cell>
          <table:table-cell table:formula="of:=[$'source book revised'.T69]" office:value-type="float" office:value="576">
            <text:p>576</text:p>
          </table:table-cell>
          <table:table-cell table:formula="of:=[$'source book revised'.U69]" office:value-type="float" office:value="59">
            <text:p>59</text:p>
          </table:table-cell>
          <table:table-cell table:formula="of:=[$'source book revised'.V69]" office:value-type="float" office:value="635">
            <text:p>635</text:p>
          </table:table-cell>
          <table:table-cell table:formula="of:=[.B70]/[.C70]" office:value-type="float" office:value="9.76271186440678">
            <text:p>9.8</text:p>
          </table:table-cell>
          <table:table-cell table:formula="of:=[.E70]/[.L70]" office:value-type="float" office:value="10.0677883641455">
            <text:p>10.1</text:p>
          </table:table-cell>
          <table:table-cell table:style-name="ce8" table:formula="of:=[.D70]*100000/[.K70]" office:value-type="float" office:value="42.2478518464307">
            <text:p>42</text:p>
          </table:table-cell>
          <table:table-cell table:style-name="ce8"/>
          <table:table-cell office:value-type="float" office:value="739956">
            <text:p>739,956</text:p>
          </table:table-cell>
          <table:table-cell office:value-type="float" office:value="763079">
            <text:p>763,079</text:p>
          </table:table-cell>
          <table:table-cell table:formula="of:=[.I70]+[.J70]" office:value-type="float" office:value="1503035">
            <text:p>1,503,035</text:p>
          </table:table-cell>
          <table:table-cell table:style-name="ce9" table:formula="of:=[.I70]/[.J70]" office:value-type="float" office:value="0.969697763927457">
            <text:p>0.97</text:p>
          </table:table-cell>
          <table:table-cell table:number-columns-repeated="1012"/>
        </table:table-row>
        <table:table-row table:style-name="ro1">
          <table:table-cell office:value-type="float" office:value="1920">
            <text:p>1920</text:p>
          </table:table-cell>
          <table:table-cell table:formula="of:=[$'source book revised'.T70]" office:value-type="float" office:value="706">
            <text:p>706</text:p>
          </table:table-cell>
          <table:table-cell table:formula="of:=[$'source book revised'.U70]" office:value-type="float" office:value="50">
            <text:p>50</text:p>
          </table:table-cell>
          <table:table-cell table:formula="of:=[$'source book revised'.V70]" office:value-type="float" office:value="756">
            <text:p>756</text:p>
          </table:table-cell>
          <table:table-cell table:formula="of:=[.B71]/[.C71]" office:value-type="float" office:value="14.12">
            <text:p>14.1</text:p>
          </table:table-cell>
          <table:table-cell table:formula="of:=[.E71]/[.L71]" office:value-type="float" office:value="14.5003093911805">
            <text:p>14.5</text:p>
          </table:table-cell>
          <table:table-cell table:style-name="ce8" table:formula="of:=[.D71]*100000/[.K71]" office:value-type="float" office:value="49.4793865341457">
            <text:p>49</text:p>
          </table:table-cell>
          <table:table-cell table:style-name="ce8"/>
          <table:table-cell office:value-type="float" office:value="753803">
            <text:p>753,803</text:p>
          </table:table-cell>
          <table:table-cell office:value-type="float" office:value="774106">
            <text:p>774,106</text:p>
          </table:table-cell>
          <table:table-cell table:formula="of:=[.I71]+[.J71]" office:value-type="float" office:value="1527909">
            <text:p>1,527,909</text:p>
          </table:table-cell>
          <table:table-cell table:style-name="ce9" table:formula="of:=[.I71]/[.J71]" office:value-type="float" office:value="0.973772325753837">
            <text:p>0.97</text:p>
          </table:table-cell>
          <table:table-cell table:number-columns-repeated="1012"/>
        </table:table-row>
        <table:table-row table:style-name="ro1">
          <table:table-cell office:value-type="float" office:value="1921">
            <text:p>1921</text:p>
          </table:table-cell>
          <table:table-cell table:formula="of:=[$'source book revised'.T71]" office:value-type="float" office:value="741">
            <text:p>741</text:p>
          </table:table-cell>
          <table:table-cell table:formula="of:=[$'source book revised'.U71]" office:value-type="float" office:value="54">
            <text:p>54</text:p>
          </table:table-cell>
          <table:table-cell table:formula="of:=[$'source book revised'.V71]" office:value-type="float" office:value="795">
            <text:p>795</text:p>
          </table:table-cell>
          <table:table-cell table:formula="of:=[.B72]/[.C72]" office:value-type="float" office:value="13.7222222222222">
            <text:p>13.7</text:p>
          </table:table-cell>
          <table:table-cell table:formula="of:=[.E72]/[.L72]" office:value-type="float" office:value="14.0828916799293">
            <text:p>14.1</text:p>
          </table:table-cell>
          <table:table-cell table:style-name="ce8" table:formula="of:=[.D72]*100000/[.K72]" office:value-type="float" office:value="51.2662770429611">
            <text:p>51</text:p>
          </table:table-cell>
          <table:table-cell table:style-name="ce8"/>
          <table:table-cell office:value-type="float" office:value="765306">
            <text:p>765,306</text:p>
          </table:table-cell>
          <table:table-cell office:value-type="float" office:value="785421">
            <text:p>785,421</text:p>
          </table:table-cell>
          <table:table-cell table:formula="of:=[.I72]+[.J72]" office:value-type="float" office:value="1550727">
            <text:p>1,550,727</text:p>
          </table:table-cell>
          <table:table-cell table:style-name="ce9" table:formula="of:=[.I72]/[.J72]" office:value-type="float" office:value="0.974389531219562">
            <text:p>0.97</text:p>
          </table:table-cell>
          <table:table-cell table:number-columns-repeated="1012"/>
        </table:table-row>
        <table:table-row table:style-name="ro1">
          <table:table-cell office:value-type="float" office:value="1922">
            <text:p>1922</text:p>
          </table:table-cell>
          <table:table-cell table:formula="of:=[$'source book revised'.T72]" office:value-type="float" office:value="752">
            <text:p>752</text:p>
          </table:table-cell>
          <table:table-cell table:formula="of:=[$'source book revised'.U72]" office:value-type="float" office:value="54">
            <text:p>54</text:p>
          </table:table-cell>
          <table:table-cell table:formula="of:=[$'source book revised'.V72]" office:value-type="float" office:value="806">
            <text:p>806</text:p>
          </table:table-cell>
          <table:table-cell table:formula="of:=[.B73]/[.C73]" office:value-type="float" office:value="13.9259259259259">
            <text:p>13.9</text:p>
          </table:table-cell>
          <table:table-cell table:formula="of:=[.E73]/[.L73]" office:value-type="float" office:value="14.1241654590601">
            <text:p>14.1</text:p>
          </table:table-cell>
          <table:table-cell table:style-name="ce8" table:formula="of:=[.D73]*100000/[.K73]" office:value-type="float" office:value="50.6831217030032">
            <text:p>51</text:p>
          </table:table-cell>
          <table:table-cell table:style-name="ce8"/>
          <table:table-cell office:value-type="float" office:value="789517">
            <text:p>789,517</text:p>
          </table:table-cell>
          <table:table-cell office:value-type="float" office:value="800756">
            <text:p>800,756</text:p>
          </table:table-cell>
          <table:table-cell table:formula="of:=[.I73]+[.J73]" office:value-type="float" office:value="1590273">
            <text:p>1,590,273</text:p>
          </table:table-cell>
          <table:table-cell table:style-name="ce9" table:formula="of:=[.I73]/[.J73]" office:value-type="float" office:value="0.98596451353471">
            <text:p>0.99</text:p>
          </table:table-cell>
          <table:table-cell table:number-columns-repeated="1012"/>
        </table:table-row>
        <table:table-row table:style-name="ro1">
          <table:table-cell office:value-type="float" office:value="1923">
            <text:p>1923</text:p>
          </table:table-cell>
          <table:table-cell table:formula="of:=[$'source book revised'.T73]" office:value-type="float" office:value="735">
            <text:p>735</text:p>
          </table:table-cell>
          <table:table-cell table:formula="of:=[$'source book revised'.U73]" office:value-type="float" office:value="60">
            <text:p>60</text:p>
          </table:table-cell>
          <table:table-cell table:formula="of:=[$'source book revised'.V73]" office:value-type="float" office:value="795">
            <text:p>795</text:p>
          </table:table-cell>
          <table:table-cell table:formula="of:=[.B74]/[.C74]" office:value-type="float" office:value="12.25">
            <text:p>12.3</text:p>
          </table:table-cell>
          <table:table-cell table:formula="of:=[.E74]/[.L74]" office:value-type="float" office:value="12.3968846393789">
            <text:p>12.4</text:p>
          </table:table-cell>
          <table:table-cell table:style-name="ce8" table:formula="of:=[.D74]*100000/[.K74]" office:value-type="float" office:value="48.909382296034">
            <text:p>49</text:p>
          </table:table-cell>
          <table:table-cell table:style-name="ce8"/>
          <table:table-cell office:value-type="float" office:value="807884">
            <text:p>807,884</text:p>
          </table:table-cell>
          <table:table-cell office:value-type="float" office:value="817571">
            <text:p>817,571</text:p>
          </table:table-cell>
          <table:table-cell table:formula="of:=[.I74]+[.J74]" office:value-type="float" office:value="1625455">
            <text:p>1,625,455</text:p>
          </table:table-cell>
          <table:table-cell table:style-name="ce9" table:formula="of:=[.I74]/[.J74]" office:value-type="float" office:value="0.988151487760696">
            <text:p>0.99</text:p>
          </table:table-cell>
          <table:table-cell table:number-columns-repeated="1012"/>
        </table:table-row>
        <table:table-row table:style-name="ro1">
          <table:table-cell office:value-type="float" office:value="1924">
            <text:p>1924</text:p>
          </table:table-cell>
          <table:table-cell table:formula="of:=[$'source book revised'.T74]" office:value-type="float" office:value="734">
            <text:p>734</text:p>
          </table:table-cell>
          <table:table-cell table:formula="of:=[$'source book revised'.U74]" office:value-type="float" office:value="48">
            <text:p>48</text:p>
          </table:table-cell>
          <table:table-cell table:formula="of:=[$'source book revised'.V74]" office:value-type="float" office:value="782">
            <text:p>782</text:p>
          </table:table-cell>
          <table:table-cell table:formula="of:=[.B75]/[.C75]" office:value-type="float" office:value="15.2916666666667">
            <text:p>15.3</text:p>
          </table:table-cell>
          <table:table-cell table:formula="of:=[.E75]/[.L75]" office:value-type="float" office:value="15.390035423167">
            <text:p>15.4</text:p>
          </table:table-cell>
          <table:table-cell table:style-name="ce8" table:formula="of:=[.D75]*100000/[.K75]" office:value-type="float" office:value="47.1894232933511">
            <text:p>47</text:p>
          </table:table-cell>
          <table:table-cell table:style-name="ce8"/>
          <table:table-cell office:value-type="float" office:value="825919">
            <text:p>825,919</text:p>
          </table:table-cell>
          <table:table-cell office:value-type="float" office:value="831232">
            <text:p>831,232</text:p>
          </table:table-cell>
          <table:table-cell table:formula="of:=[.I75]+[.J75]" office:value-type="float" office:value="1657151">
            <text:p>1,657,151</text:p>
          </table:table-cell>
          <table:table-cell table:style-name="ce9" table:formula="of:=[.I75]/[.J75]" office:value-type="float" office:value="0.993608282645519">
            <text:p>0.99</text:p>
          </table:table-cell>
          <table:table-cell table:number-columns-repeated="1012"/>
        </table:table-row>
        <table:table-row table:style-name="ro1">
          <table:table-cell office:value-type="float" office:value="1925">
            <text:p>1925</text:p>
          </table:table-cell>
          <table:table-cell table:formula="of:=[$'source book revised'.T75]" office:value-type="float" office:value="850">
            <text:p>850</text:p>
          </table:table-cell>
          <table:table-cell table:formula="of:=[$'source book revised'.U75]" office:value-type="float" office:value="45">
            <text:p>45</text:p>
          </table:table-cell>
          <table:table-cell table:formula="of:=[$'source book revised'.V75]" office:value-type="float" office:value="895">
            <text:p>895</text:p>
          </table:table-cell>
          <table:table-cell table:formula="of:=[.B76]/[.C76]" office:value-type="float" office:value="18.8888888888889">
            <text:p>18.9</text:p>
          </table:table-cell>
          <table:table-cell table:formula="of:=[.E76]/[.L76]" office:value-type="float" office:value="18.9431866069945">
            <text:p>18.9</text:p>
          </table:table-cell>
          <table:table-cell table:style-name="ce8" table:formula="of:=[.D76]*100000/[.K76]" office:value-type="float" office:value="53.145658890378">
            <text:p>53</text:p>
          </table:table-cell>
          <table:table-cell table:style-name="ce8"/>
          <table:table-cell office:value-type="float" office:value="840817">
            <text:p>840,817</text:p>
          </table:table-cell>
          <table:table-cell office:value-type="float" office:value="843234">
            <text:p>843,234</text:p>
          </table:table-cell>
          <table:table-cell table:formula="of:=[.I76]+[.J76]" office:value-type="float" office:value="1684051">
            <text:p>1,684,051</text:p>
          </table:table-cell>
          <table:table-cell table:style-name="ce9" table:formula="of:=[.I76]/[.J76]" office:value-type="float" office:value="0.997133654477879">
            <text:p>1.00</text:p>
          </table:table-cell>
          <table:table-cell table:number-columns-repeated="1012"/>
        </table:table-row>
        <table:table-row table:style-name="ro1">
          <table:table-cell office:value-type="float" office:value="1926">
            <text:p>1926</text:p>
          </table:table-cell>
          <table:table-cell table:formula="of:=[$'source book revised'.T76]" office:value-type="float" office:value="932">
            <text:p>932</text:p>
          </table:table-cell>
          <table:table-cell table:formula="of:=[$'source book revised'.U76]" office:value-type="float" office:value="47">
            <text:p>47</text:p>
          </table:table-cell>
          <table:table-cell table:formula="of:=[$'source book revised'.V76]" office:value-type="float" office:value="979">
            <text:p>979</text:p>
          </table:table-cell>
          <table:table-cell table:formula="of:=[.B77]/[.C77]" office:value-type="float" office:value="19.8297872340426">
            <text:p>19.8</text:p>
          </table:table-cell>
          <table:table-cell table:formula="of:=[.E77]/[.L77]" office:value-type="float" office:value="19.8742458844226">
            <text:p>19.9</text:p>
          </table:table-cell>
          <table:table-cell table:style-name="ce8" table:formula="of:=[.D77]*100000/[.K77]" office:value-type="float" office:value="57.1850136712487">
            <text:p>57</text:p>
          </table:table-cell>
          <table:table-cell table:style-name="ce8"/>
          <table:table-cell office:value-type="float" office:value="855035">
            <text:p>855,035</text:p>
          </table:table-cell>
          <table:table-cell office:value-type="float" office:value="856952">
            <text:p>856,952</text:p>
          </table:table-cell>
          <table:table-cell table:formula="of:=[.I77]+[.J77]" office:value-type="float" office:value="1711987">
            <text:p>1,711,987</text:p>
          </table:table-cell>
          <table:table-cell table:style-name="ce9" table:formula="of:=[.I77]/[.J77]" office:value-type="float" office:value="0.997763001895089">
            <text:p>1.00</text:p>
          </table:table-cell>
          <table:table-cell table:number-columns-repeated="1012"/>
        </table:table-row>
        <table:table-row table:style-name="ro1">
          <table:table-cell office:value-type="float" office:value="1927">
            <text:p>1927</text:p>
          </table:table-cell>
          <table:table-cell table:formula="of:=[$'source book revised'.T77]" office:value-type="float" office:value="949">
            <text:p>949</text:p>
          </table:table-cell>
          <table:table-cell table:formula="of:=[$'source book revised'.U77]" office:value-type="float" office:value="50">
            <text:p>50</text:p>
          </table:table-cell>
          <table:table-cell table:formula="of:=[$'source book revised'.V77]" office:value-type="float" office:value="999">
            <text:p>999</text:p>
          </table:table-cell>
          <table:table-cell table:formula="of:=[.B78]/[.C78]" office:value-type="float" office:value="18.98">
            <text:p>19.0</text:p>
          </table:table-cell>
          <table:table-cell table:formula="of:=[.E78]/[.L78]" office:value-type="float" office:value="18.9886320484933">
            <text:p>19.0</text:p>
          </table:table-cell>
          <table:table-cell table:style-name="ce8" table:formula="of:=[.D78]*100000/[.K78]" office:value-type="float" office:value="57.3534072172288">
            <text:p>57</text:p>
          </table:table-cell>
          <table:table-cell table:style-name="ce8"/>
          <table:table-cell office:value-type="float" office:value="870718">
            <text:p>870,718</text:p>
          </table:table-cell>
          <table:table-cell office:value-type="float" office:value="871114">
            <text:p>871,114</text:p>
          </table:table-cell>
          <table:table-cell table:formula="of:=[.I78]+[.J78]" office:value-type="float" office:value="1741832">
            <text:p>1,741,832</text:p>
          </table:table-cell>
          <table:table-cell table:style-name="ce9" table:formula="of:=[.I78]/[.J78]" office:value-type="float" office:value="0.999545409670835">
            <text:p>1.00</text:p>
          </table:table-cell>
          <table:table-cell table:number-columns-repeated="1012"/>
        </table:table-row>
        <table:table-row table:style-name="ro1">
          <table:table-cell office:value-type="float" office:value="1928">
            <text:p>1928</text:p>
          </table:table-cell>
          <table:table-cell table:formula="of:=[$'source book revised'.T78]" office:value-type="float" office:value="1008">
            <text:p>1,008</text:p>
          </table:table-cell>
          <table:table-cell table:formula="of:=[$'source book revised'.U78]" office:value-type="float" office:value="36">
            <text:p>36</text:p>
          </table:table-cell>
          <table:table-cell table:formula="of:=[$'source book revised'.V78]" office:value-type="float" office:value="1044">
            <text:p>1,044</text:p>
          </table:table-cell>
          <table:table-cell table:formula="of:=[.B79]/[.C79]" office:value-type="float" office:value="28">
            <text:p>28.0</text:p>
          </table:table-cell>
          <table:table-cell table:formula="of:=[.E79]/[.L79]" office:value-type="float" office:value="28.088825416895">
            <text:p>28.1</text:p>
          </table:table-cell>
          <table:table-cell table:style-name="ce8" table:formula="of:=[.D79]*100000/[.K79]" office:value-type="float" office:value="59.2593938059175">
            <text:p>59</text:p>
          </table:table-cell>
          <table:table-cell table:style-name="ce8"/>
          <table:table-cell office:value-type="float" office:value="879478">
            <text:p>879,478</text:p>
          </table:table-cell>
          <table:table-cell office:value-type="float" office:value="882268">
            <text:p>882,268</text:p>
          </table:table-cell>
          <table:table-cell table:formula="of:=[.I79]+[.J79]" office:value-type="float" office:value="1761746">
            <text:p>1,761,746</text:p>
          </table:table-cell>
          <table:table-cell table:style-name="ce9" table:formula="of:=[.I79]/[.J79]" office:value-type="float" office:value="0.996837695575494">
            <text:p>1.00</text:p>
          </table:table-cell>
          <table:table-cell table:number-columns-repeated="1012"/>
        </table:table-row>
        <table:table-row table:style-name="ro1">
          <table:table-cell office:value-type="float" office:value="1929">
            <text:p>1929</text:p>
          </table:table-cell>
          <table:table-cell table:formula="of:=[$'source book revised'.T79]" office:value-type="float" office:value="1128">
            <text:p>1,128</text:p>
          </table:table-cell>
          <table:table-cell table:formula="of:=[$'source book revised'.U79]" office:value-type="float" office:value="57">
            <text:p>57</text:p>
          </table:table-cell>
          <table:table-cell table:formula="of:=[$'source book revised'.V79]" office:value-type="float" office:value="1185">
            <text:p>1,185</text:p>
          </table:table-cell>
          <table:table-cell table:formula="of:=[.B80]/[.C80]" office:value-type="float" office:value="19.7894736842105">
            <text:p>19.8</text:p>
          </table:table-cell>
          <table:table-cell table:formula="of:=[.E80]/[.L80]" office:value-type="float" office:value="19.9083482198624">
            <text:p>19.9</text:p>
          </table:table-cell>
          <table:table-cell table:style-name="ce8" table:formula="of:=[.D80]*100000/[.K80]" office:value-type="float" office:value="66.6378371326273">
            <text:p>67</text:p>
          </table:table-cell>
          <table:table-cell table:style-name="ce8"/>
          <table:table-cell office:value-type="float" office:value="886472">
            <text:p>886,472</text:p>
          </table:table-cell>
          <table:table-cell office:value-type="float" office:value="891797">
            <text:p>891,797</text:p>
          </table:table-cell>
          <table:table-cell table:formula="of:=[.I80]+[.J80]" office:value-type="float" office:value="1778269">
            <text:p>1,778,269</text:p>
          </table:table-cell>
          <table:table-cell table:style-name="ce9" table:formula="of:=[.I80]/[.J80]" office:value-type="float" office:value="0.994028910166776">
            <text:p>0.99</text:p>
          </table:table-cell>
          <table:table-cell table:number-columns-repeated="1012"/>
        </table:table-row>
        <table:table-row table:style-name="ro1">
          <table:table-cell office:value-type="float" office:value="1930">
            <text:p>1930</text:p>
          </table:table-cell>
          <table:table-cell table:formula="of:=[$'source book revised'.T80]" office:value-type="float" office:value="1245">
            <text:p>1,245</text:p>
          </table:table-cell>
          <table:table-cell table:formula="of:=[$'source book revised'.U80]" office:value-type="float" office:value="56">
            <text:p>56</text:p>
          </table:table-cell>
          <table:table-cell table:formula="of:=[$'source book revised'.V80]" office:value-type="float" office:value="1301">
            <text:p>1,301</text:p>
          </table:table-cell>
          <table:table-cell table:formula="of:=[.B81]/[.C81]" office:value-type="float" office:value="22.2321428571429">
            <text:p>22.2</text:p>
          </table:table-cell>
          <table:table-cell table:formula="of:=[.E81]/[.L81]" office:value-type="float" office:value="22.4254859848496">
            <text:p>22.4</text:p>
          </table:table-cell>
          <table:table-cell table:style-name="ce8" table:formula="of:=[.D81]*100000/[.K81]" office:value-type="float" office:value="72.5759439474954">
            <text:p>73</text:p>
          </table:table-cell>
          <table:table-cell table:style-name="ce8"/>
          <table:table-cell office:value-type="float" office:value="892422">
            <text:p>892,422</text:p>
          </table:table-cell>
          <table:table-cell office:value-type="float" office:value="900183">
            <text:p>900,183</text:p>
          </table:table-cell>
          <table:table-cell table:formula="of:=[.I81]+[.J81]" office:value-type="float" office:value="1792605">
            <text:p>1,792,605</text:p>
          </table:table-cell>
          <table:table-cell table:style-name="ce9" table:formula="of:=[.I81]/[.J81]" office:value-type="float" office:value="0.991378419721323">
            <text:p>0.99</text:p>
          </table:table-cell>
          <table:table-cell table:number-columns-repeated="1012"/>
        </table:table-row>
        <table:table-row table:style-name="ro1">
          <table:table-cell office:value-type="float" office:value="1931">
            <text:p>1931</text:p>
          </table:table-cell>
          <table:table-cell table:formula="of:=[$'source book revised'.T81]" office:value-type="float" office:value="1391">
            <text:p>1,391</text:p>
          </table:table-cell>
          <table:table-cell table:formula="of:=[$'source book revised'.U81]" office:value-type="float" office:value="50">
            <text:p>50</text:p>
          </table:table-cell>
          <table:table-cell table:formula="of:=[$'source book revised'.V81]" office:value-type="float" office:value="1441">
            <text:p>1,441</text:p>
          </table:table-cell>
          <table:table-cell table:formula="of:=[.B82]/[.C82]" office:value-type="float" office:value="27.82">
            <text:p>27.8</text:p>
          </table:table-cell>
          <table:table-cell table:formula="of:=[.E82]/[.L82]" office:value-type="float" office:value="28.1524388657663">
            <text:p>28.2</text:p>
          </table:table-cell>
          <table:table-cell table:style-name="ce8" table:formula="of:=[.D82]*100000/[.K82]" office:value-type="float" office:value="79.8970929877964">
            <text:p>80</text:p>
          </table:table-cell>
          <table:table-cell table:style-name="ce8"/>
          <table:table-cell office:value-type="float" office:value="896429">
            <text:p>896,429</text:p>
          </table:table-cell>
          <table:table-cell office:value-type="float" office:value="907141">
            <text:p>907,141</text:p>
          </table:table-cell>
          <table:table-cell table:formula="of:=[.I82]+[.J82]" office:value-type="float" office:value="1803570">
            <text:p>1,803,570</text:p>
          </table:table-cell>
          <table:table-cell table:style-name="ce9" table:formula="of:=[.I82]/[.J82]" office:value-type="float" office:value="0.988191471888053">
            <text:p>0.99</text:p>
          </table:table-cell>
          <table:table-cell table:number-columns-repeated="1012"/>
        </table:table-row>
        <table:table-row table:style-name="ro1">
          <table:table-cell office:value-type="float" office:value="1932">
            <text:p>1932</text:p>
          </table:table-cell>
          <table:table-cell table:formula="of:=[$'source book revised'.T82]" office:value-type="float" office:value="1436">
            <text:p>1,436</text:p>
          </table:table-cell>
          <table:table-cell table:formula="of:=[$'source book revised'.U82]" office:value-type="float" office:value="62">
            <text:p>62</text:p>
          </table:table-cell>
          <table:table-cell table:formula="of:=[$'source book revised'.V82]" office:value-type="float" office:value="1498">
            <text:p>1,498</text:p>
          </table:table-cell>
          <table:table-cell table:formula="of:=[.B83]/[.C83]" office:value-type="float" office:value="23.1612903225806">
            <text:p>23.2</text:p>
          </table:table-cell>
          <table:table-cell table:formula="of:=[.E83]/[.L83]" office:value-type="float" office:value="23.4714488642112">
            <text:p>23.5</text:p>
          </table:table-cell>
          <table:table-cell table:style-name="ce8" table:formula="of:=[.D83]*100000/[.K83]" office:value-type="float" office:value="82.6078492897545">
            <text:p>83</text:p>
          </table:table-cell>
          <table:table-cell table:style-name="ce8"/>
          <table:table-cell office:value-type="float" office:value="900663">
            <text:p>900,663</text:p>
          </table:table-cell>
          <table:table-cell office:value-type="float" office:value="912724">
            <text:p>912,724</text:p>
          </table:table-cell>
          <table:table-cell table:formula="of:=[.I83]+[.J83]" office:value-type="float" office:value="1813387">
            <text:p>1,813,387</text:p>
          </table:table-cell>
          <table:table-cell table:style-name="ce9" table:formula="of:=[.I83]/[.J83]" office:value-type="float" office:value="0.986785709590194">
            <text:p>0.99</text:p>
          </table:table-cell>
          <table:table-cell table:number-columns-repeated="1012"/>
        </table:table-row>
        <table:table-row table:style-name="ro1">
          <table:table-cell office:value-type="float" office:value="1933">
            <text:p>1933</text:p>
          </table:table-cell>
          <table:table-cell table:formula="of:=[$'source book revised'.T83]" office:value-type="float" office:value="1393">
            <text:p>1,393</text:p>
          </table:table-cell>
          <table:table-cell table:formula="of:=[$'source book revised'.U83]" office:value-type="float" office:value="65">
            <text:p>65</text:p>
          </table:table-cell>
          <table:table-cell table:formula="of:=[$'source book revised'.V83]" office:value-type="float" office:value="1458">
            <text:p>1,458</text:p>
          </table:table-cell>
          <table:table-cell table:formula="of:=[.B84]/[.C84]" office:value-type="float" office:value="21.4307692307692">
            <text:p>21.4</text:p>
          </table:table-cell>
          <table:table-cell table:formula="of:=[.E84]/[.L84]" office:value-type="float" office:value="21.7737352426414">
            <text:p>21.8</text:p>
          </table:table-cell>
          <table:table-cell table:style-name="ce8" table:formula="of:=[.D84]*100000/[.K84]" office:value-type="float" office:value="79.9247019406134">
            <text:p>80</text:p>
          </table:table-cell>
          <table:table-cell table:style-name="ce8"/>
          <table:table-cell office:value-type="float" office:value="904868">
            <text:p>904,868</text:p>
          </table:table-cell>
          <table:table-cell office:value-type="float" office:value="919349">
            <text:p>919,349</text:p>
          </table:table-cell>
          <table:table-cell table:formula="of:=[.I84]+[.J84]" office:value-type="float" office:value="1824217">
            <text:p>1,824,217</text:p>
          </table:table-cell>
          <table:table-cell table:style-name="ce9" table:formula="of:=[.I84]/[.J84]" office:value-type="float" office:value="0.984248636807132">
            <text:p>0.98</text:p>
          </table:table-cell>
          <table:table-cell table:number-columns-repeated="1012"/>
        </table:table-row>
        <table:table-row table:style-name="ro1">
          <table:table-cell office:value-type="float" office:value="1934">
            <text:p>1934</text:p>
          </table:table-cell>
          <table:table-cell table:formula="of:=[$'source book revised'.T84]" office:value-type="float" office:value="1320">
            <text:p>1,320</text:p>
          </table:table-cell>
          <table:table-cell table:formula="of:=[$'source book revised'.U84]" office:value-type="float" office:value="55">
            <text:p>55</text:p>
          </table:table-cell>
          <table:table-cell table:formula="of:=[$'source book revised'.V84]" office:value-type="float" office:value="1375">
            <text:p>1,375</text:p>
          </table:table-cell>
          <table:table-cell table:formula="of:=[.B85]/[.C85]" office:value-type="float" office:value="24">
            <text:p>24.0</text:p>
          </table:table-cell>
          <table:table-cell table:formula="of:=[.E85]/[.L85]" office:value-type="float" office:value="24.449713455396">
            <text:p>24.4</text:p>
          </table:table-cell>
          <table:table-cell table:style-name="ce8" table:formula="of:=[.D85]*100000/[.K85]" office:value-type="float" office:value="74.8641555867716">
            <text:p>75</text:p>
          </table:table-cell>
          <table:table-cell table:style-name="ce8"/>
          <table:table-cell office:value-type="float" office:value="909806">
            <text:p>909,806</text:p>
          </table:table-cell>
          <table:table-cell office:value-type="float" office:value="926854">
            <text:p>926,854</text:p>
          </table:table-cell>
          <table:table-cell table:formula="of:=[.I85]+[.J85]" office:value-type="float" office:value="1836660">
            <text:p>1,836,660</text:p>
          </table:table-cell>
          <table:table-cell table:style-name="ce9" table:formula="of:=[.I85]/[.J85]" office:value-type="float" office:value="0.98160659607662">
            <text:p>0.98</text:p>
          </table:table-cell>
          <table:table-cell table:number-columns-repeated="1012"/>
        </table:table-row>
        <table:table-row table:style-name="ro1">
          <table:table-cell office:value-type="float" office:value="1935">
            <text:p>1935</text:p>
          </table:table-cell>
          <table:table-cell table:formula="of:=[$'source book revised'.T85]" office:value-type="float" office:value="1220">
            <text:p>1,220</text:p>
          </table:table-cell>
          <table:table-cell table:formula="of:=[$'source book revised'.U85]" office:value-type="float" office:value="44">
            <text:p>44</text:p>
          </table:table-cell>
          <table:table-cell table:formula="of:=[$'source book revised'.V85]" office:value-type="float" office:value="1264">
            <text:p>1,264</text:p>
          </table:table-cell>
          <table:table-cell table:formula="of:=[.B86]/[.C86]" office:value-type="float" office:value="27.7272727272727">
            <text:p>27.7</text:p>
          </table:table-cell>
          <table:table-cell table:formula="of:=[.E86]/[.L86]" office:value-type="float" office:value="28.3396693398176">
            <text:p>28.3</text:p>
          </table:table-cell>
          <table:table-cell table:style-name="ce8" table:formula="of:=[.D86]*100000/[.K86]" office:value-type="float" office:value="68.6361550720978">
            <text:p>69</text:p>
          </table:table-cell>
          <table:table-cell table:style-name="ce8"/>
          <table:table-cell office:value-type="float" office:value="910740">
            <text:p>910,740</text:p>
          </table:table-cell>
          <table:table-cell office:value-type="float" office:value="930855">
            <text:p>930,855</text:p>
          </table:table-cell>
          <table:table-cell table:formula="of:=[.I86]+[.J86]" office:value-type="float" office:value="1841595">
            <text:p>1,841,595</text:p>
          </table:table-cell>
          <table:table-cell table:style-name="ce9" table:formula="of:=[.I86]/[.J86]" office:value-type="float" office:value="0.978390834233044">
            <text:p>0.98</text:p>
          </table:table-cell>
          <table:table-cell table:number-columns-repeated="1012"/>
        </table:table-row>
        <table:table-row table:style-name="ro1">
          <table:table-cell office:value-type="float" office:value="1936">
            <text:p>1936</text:p>
          </table:table-cell>
          <table:table-cell table:formula="of:=[$'source book revised'.T86]" office:value-type="float" office:value="1179">
            <text:p>1,179</text:p>
          </table:table-cell>
          <table:table-cell table:formula="of:=[$'source book revised'.U86]" office:value-type="float" office:value="43">
            <text:p>43</text:p>
          </table:table-cell>
          <table:table-cell table:formula="of:=[$'source book revised'.V86]" office:value-type="float" office:value="1222">
            <text:p>1,222</text:p>
          </table:table-cell>
          <table:table-cell table:formula="of:=[.B87]/[.C87]" office:value-type="float" office:value="27.4186046511628">
            <text:p>27.4</text:p>
          </table:table-cell>
          <table:table-cell table:formula="of:=[.E87]/[.L87]" office:value-type="float" office:value="28.0692707272987">
            <text:p>28.1</text:p>
          </table:table-cell>
          <table:table-cell table:style-name="ce8" table:formula="of:=[.D87]*100000/[.K87]" office:value-type="float" office:value="66.068089058919">
            <text:p>66</text:p>
          </table:table-cell>
          <table:table-cell table:style-name="ce8"/>
          <table:table-cell office:value-type="float" office:value="913959">
            <text:p>913,959</text:p>
          </table:table-cell>
          <table:table-cell office:value-type="float" office:value="935648">
            <text:p>935,648</text:p>
          </table:table-cell>
          <table:table-cell table:formula="of:=[.I87]+[.J87]" office:value-type="float" office:value="1849607">
            <text:p>1,849,607</text:p>
          </table:table-cell>
          <table:table-cell table:style-name="ce9" table:formula="of:=[.I87]/[.J87]" office:value-type="float" office:value="0.976819273914976">
            <text:p>0.98</text:p>
          </table:table-cell>
          <table:table-cell table:number-columns-repeated="1012"/>
        </table:table-row>
        <table:table-row table:style-name="ro1">
          <table:table-cell office:value-type="float" office:value="1937">
            <text:p>1937</text:p>
          </table:table-cell>
          <table:table-cell table:formula="of:=[$'source book revised'.T87]" office:value-type="float" office:value="1072">
            <text:p>1,072</text:p>
          </table:table-cell>
          <table:table-cell table:formula="of:=[$'source book revised'.U87]" office:value-type="float" office:value="41">
            <text:p>41</text:p>
          </table:table-cell>
          <table:table-cell table:formula="of:=[$'source book revised'.V87]" office:value-type="float" office:value="1113">
            <text:p>1,113</text:p>
          </table:table-cell>
          <table:table-cell table:formula="of:=[.B88]/[.C88]" office:value-type="float" office:value="26.1463414634146">
            <text:p>26.1</text:p>
          </table:table-cell>
          <table:table-cell table:formula="of:=[.E88]/[.L88]" office:value-type="float" office:value="26.8033831530825">
            <text:p>26.8</text:p>
          </table:table-cell>
          <table:table-cell table:style-name="ce8" table:formula="of:=[.D88]*100000/[.K88]" office:value-type="float" office:value="59.9356701244109">
            <text:p>60</text:p>
          </table:table-cell>
          <table:table-cell table:style-name="ce8"/>
          <table:table-cell office:value-type="float" office:value="916974">
            <text:p>916,974</text:p>
          </table:table-cell>
          <table:table-cell office:value-type="float" office:value="940017">
            <text:p>940,017</text:p>
          </table:table-cell>
          <table:table-cell table:formula="of:=[.I88]+[.J88]" office:value-type="float" office:value="1856991">
            <text:p>1,856,991</text:p>
          </table:table-cell>
          <table:table-cell table:style-name="ce9" table:formula="of:=[.I88]/[.J88]" office:value-type="float" office:value="0.975486613539968">
            <text:p>0.98</text:p>
          </table:table-cell>
          <table:table-cell table:number-columns-repeated="1012"/>
        </table:table-row>
        <table:table-row table:style-name="ro1">
          <table:table-cell office:value-type="float" office:value="1938">
            <text:p>1938</text:p>
          </table:table-cell>
          <table:table-cell table:formula="of:=[$'source book revised'.T88]" office:value-type="float" office:value="1084">
            <text:p>1,084</text:p>
          </table:table-cell>
          <table:table-cell table:formula="of:=[$'source book revised'.U88]" office:value-type="float" office:value="45">
            <text:p>45</text:p>
          </table:table-cell>
          <table:table-cell table:formula="of:=[$'source book revised'.V88]" office:value-type="float" office:value="1129">
            <text:p>1,129</text:p>
          </table:table-cell>
          <table:table-cell table:formula="of:=[.B89]/[.C89]" office:value-type="float" office:value="24.0888888888889">
            <text:p>24.1</text:p>
          </table:table-cell>
          <table:table-cell table:formula="of:=[.E89]/[.L89]" office:value-type="float" office:value="24.6892901728243">
            <text:p>24.7</text:p>
          </table:table-cell>
          <table:table-cell table:style-name="ce8" table:formula="of:=[.D89]*100000/[.K89]" office:value-type="float" office:value="60.3388703644222">
            <text:p>60</text:p>
          </table:table-cell>
          <table:table-cell table:style-name="ce8"/>
          <table:table-cell office:value-type="float" office:value="924034">
            <text:p>924,034</text:p>
          </table:table-cell>
          <table:table-cell office:value-type="float" office:value="947065">
            <text:p>947,065</text:p>
          </table:table-cell>
          <table:table-cell table:formula="of:=[.I89]+[.J89]" office:value-type="float" office:value="1871099">
            <text:p>1,871,099</text:p>
          </table:table-cell>
          <table:table-cell table:style-name="ce9" table:formula="of:=[.I89]/[.J89]" office:value-type="float" office:value="0.975681711392565">
            <text:p>0.98</text:p>
          </table:table-cell>
          <table:table-cell table:number-columns-repeated="1012"/>
        </table:table-row>
        <table:table-row table:style-name="ro1">
          <table:table-cell office:value-type="float" office:value="1939">
            <text:p>1939</text:p>
          </table:table-cell>
          <table:table-cell table:formula="of:=[$'source book revised'.T89]" office:value-type="float" office:value="1193">
            <text:p>1,193</text:p>
          </table:table-cell>
          <table:table-cell table:formula="of:=[$'source book revised'.U89]" office:value-type="float" office:value="49">
            <text:p>49</text:p>
          </table:table-cell>
          <table:table-cell table:formula="of:=[$'source book revised'.V89]" office:value-type="float" office:value="1242">
            <text:p>1,242</text:p>
          </table:table-cell>
          <table:table-cell table:formula="of:=[.B90]/[.C90]" office:value-type="float" office:value="24.3469387755102">
            <text:p>24.3</text:p>
          </table:table-cell>
          <table:table-cell table:formula="of:=[.E90]/[.L90]" office:value-type="float" office:value="24.9806606705643">
            <text:p>25.0</text:p>
          </table:table-cell>
          <table:table-cell table:style-name="ce8" table:formula="of:=[.D90]*100000/[.K90]" office:value-type="float" office:value="65.9539182840511">
            <text:p>66</text:p>
          </table:table-cell>
          <table:table-cell table:style-name="ce8"/>
          <table:table-cell office:value-type="float" office:value="929470">
            <text:p>929,470</text:p>
          </table:table-cell>
          <table:table-cell office:value-type="float" office:value="953663">
            <text:p>953,663</text:p>
          </table:table-cell>
          <table:table-cell table:formula="of:=[.I90]+[.J90]" office:value-type="float" office:value="1883133">
            <text:p>1,883,133</text:p>
          </table:table-cell>
          <table:table-cell table:style-name="ce9" table:formula="of:=[.I90]/[.J90]" office:value-type="float" office:value="0.974631499806535">
            <text:p>0.97</text:p>
          </table:table-cell>
          <table:table-cell table:number-columns-repeated="1012"/>
        </table:table-row>
        <table:table-row table:style-name="ro1">
          <table:table-cell office:value-type="float" office:value="1940">
            <text:p>1940</text:p>
          </table:table-cell>
          <table:table-cell table:formula="of:=[$'source book revised'.T90]" office:value-type="float" office:value="1128">
            <text:p>1,128</text:p>
          </table:table-cell>
          <table:table-cell table:formula="of:=[$'source book revised'.U90]" office:value-type="float" office:value="53">
            <text:p>53</text:p>
          </table:table-cell>
          <table:table-cell table:formula="of:=[$'source book revised'.V90]" office:value-type="float" office:value="1181">
            <text:p>1,181</text:p>
          </table:table-cell>
          <table:table-cell table:formula="of:=[.B91]/[.C91]" office:value-type="float" office:value="21.2830188679245">
            <text:p>21.3</text:p>
          </table:table-cell>
          <table:table-cell table:formula="of:=[.E91]/[.L91]" office:value-type="float" office:value="21.7514517224836">
            <text:p>21.8</text:p>
          </table:table-cell>
          <table:table-cell table:style-name="ce8" table:formula="of:=[.D91]*100000/[.K91]" office:value-type="float" office:value="61.6736591331848">
            <text:p>62</text:p>
          </table:table-cell>
          <table:table-cell table:style-name="ce8"/>
          <table:table-cell office:value-type="float" office:value="947037">
            <text:p>947,037</text:p>
          </table:table-cell>
          <table:table-cell office:value-type="float" office:value="967881">
            <text:p>967,881</text:p>
          </table:table-cell>
          <table:table-cell table:formula="of:=[.I91]+[.J91]" office:value-type="float" office:value="1914918">
            <text:p>1,914,918</text:p>
          </table:table-cell>
          <table:table-cell table:style-name="ce9" table:formula="of:=[.I91]/[.J91]" office:value-type="float" office:value="0.978464294680854">
            <text:p>0.98</text:p>
          </table:table-cell>
          <table:table-cell table:number-columns-repeated="1012"/>
        </table:table-row>
        <table:table-row table:style-name="ro1">
          <table:table-cell office:value-type="float" office:value="1941">
            <text:p>1941</text:p>
          </table:table-cell>
          <table:table-cell table:formula="of:=[$'source book revised'.T91]" office:value-type="float" office:value="1023">
            <text:p>1,023</text:p>
          </table:table-cell>
          <table:table-cell table:formula="of:=[$'source book revised'.U91]" office:value-type="float" office:value="50">
            <text:p>50</text:p>
          </table:table-cell>
          <table:table-cell table:formula="of:=[$'source book revised'.V91]" office:value-type="float" office:value="1073">
            <text:p>1,073</text:p>
          </table:table-cell>
          <table:table-cell table:formula="of:=[.B92]/[.C92]" office:value-type="float" office:value="20.46">
            <text:p>20.5</text:p>
          </table:table-cell>
          <table:table-cell table:formula="of:=[.E92]/[.L92]" office:value-type="float" office:value="20.8245439494764">
            <text:p>20.8</text:p>
          </table:table-cell>
          <table:table-cell table:style-name="ce8" table:formula="of:=[.D92]*100000/[.K92]" office:value-type="float" office:value="55.1267066545076">
            <text:p>55</text:p>
          </table:table-cell>
          <table:table-cell table:style-name="ce8"/>
          <table:table-cell office:value-type="float" office:value="964619">
            <text:p>964,619</text:p>
          </table:table-cell>
          <table:table-cell office:value-type="float" office:value="981806">
            <text:p>981,806</text:p>
          </table:table-cell>
          <table:table-cell table:formula="of:=[.I92]+[.J92]" office:value-type="float" office:value="1946425">
            <text:p>1,946,425</text:p>
          </table:table-cell>
          <table:table-cell table:style-name="ce9" table:formula="of:=[.I92]/[.J92]" office:value-type="float" office:value="0.982494505024414">
            <text:p>0.98</text:p>
          </table:table-cell>
          <table:table-cell table:number-columns-repeated="1012"/>
        </table:table-row>
        <table:table-row table:style-name="ro1">
          <table:table-cell office:value-type="float" office:value="1942">
            <text:p>1942</text:p>
          </table:table-cell>
          <table:table-cell table:formula="of:=[$'source book revised'.T92]" office:value-type="float" office:value="1077">
            <text:p>1,077</text:p>
          </table:table-cell>
          <table:table-cell table:formula="of:=[$'source book revised'.U92]" office:value-type="float" office:value="52">
            <text:p>52</text:p>
          </table:table-cell>
          <table:table-cell table:formula="of:=[$'source book revised'.V92]" office:value-type="float" office:value="1129">
            <text:p>1,129</text:p>
          </table:table-cell>
          <table:table-cell table:formula="of:=[.B93]/[.C93]" office:value-type="float" office:value="20.7115384615385">
            <text:p>20.7</text:p>
          </table:table-cell>
          <table:table-cell table:formula="of:=[.E93]/[.L93]" office:value-type="float" office:value="21.1617294639073">
            <text:p>21.2</text:p>
          </table:table-cell>
          <table:table-cell table:style-name="ce8" table:formula="of:=[.D93]*100000/[.K93]" office:value-type="float" office:value="57.5269622604784">
            <text:p>58</text:p>
          </table:table-cell>
          <table:table-cell table:style-name="ce8"/>
          <table:table-cell office:value-type="float" office:value="970729">
            <text:p>970,729</text:p>
          </table:table-cell>
          <table:table-cell office:value-type="float" office:value="991829">
            <text:p>991,829</text:p>
          </table:table-cell>
          <table:table-cell table:formula="of:=[.I93]+[.J93]" office:value-type="float" office:value="1962558">
            <text:p>1,962,558</text:p>
          </table:table-cell>
          <table:table-cell table:style-name="ce9" table:formula="of:=[.I93]/[.J93]" office:value-type="float" office:value="0.978726171547716">
            <text:p>0.98</text:p>
          </table:table-cell>
          <table:table-cell table:number-columns-repeated="1012"/>
        </table:table-row>
        <table:table-row table:style-name="ro1">
          <table:table-cell office:value-type="float" office:value="1943">
            <text:p>1943</text:p>
          </table:table-cell>
          <table:table-cell table:formula="of:=[$'source book revised'.T93]" office:value-type="float" office:value="1120">
            <text:p>1,120</text:p>
          </table:table-cell>
          <table:table-cell table:formula="of:=[$'source book revised'.U93]" office:value-type="float" office:value="71">
            <text:p>71</text:p>
          </table:table-cell>
          <table:table-cell table:formula="of:=[$'source book revised'.V93]" office:value-type="float" office:value="1191">
            <text:p>1,191</text:p>
          </table:table-cell>
          <table:table-cell table:formula="of:=[.B94]/[.C94]" office:value-type="float" office:value="15.7746478873239">
            <text:p>15.8</text:p>
          </table:table-cell>
          <table:table-cell table:formula="of:=[.E94]/[.L94]" office:value-type="float" office:value="16.1372775476337">
            <text:p>16.1</text:p>
          </table:table-cell>
          <table:table-cell table:style-name="ce8" table:formula="of:=[.D94]*100000/[.K94]" office:value-type="float" office:value="60.1024618291334">
            <text:p>60</text:p>
          </table:table-cell>
          <table:table-cell table:style-name="ce8"/>
          <table:table-cell office:value-type="float" office:value="979549">
            <text:p>979,549</text:p>
          </table:table-cell>
          <table:table-cell office:value-type="float" office:value="1002067">
            <text:p>1,002,067</text:p>
          </table:table-cell>
          <table:table-cell table:formula="of:=[.I94]+[.J94]" office:value-type="float" office:value="1981616">
            <text:p>1,981,616</text:p>
          </table:table-cell>
          <table:table-cell table:style-name="ce9" table:formula="of:=[.I94]/[.J94]" office:value-type="float" office:value="0.977528448696544">
            <text:p>0.98</text:p>
          </table:table-cell>
          <table:table-cell table:number-columns-repeated="1012"/>
        </table:table-row>
        <table:table-row table:style-name="ro1">
          <table:table-cell office:value-type="float" office:value="1944">
            <text:p>1944</text:p>
          </table:table-cell>
          <table:table-cell table:formula="of:=[$'source book revised'.T94]" office:value-type="float" office:value="1152">
            <text:p>1,152</text:p>
          </table:table-cell>
          <table:table-cell table:formula="of:=[$'source book revised'.U94]" office:value-type="float" office:value="67">
            <text:p>67</text:p>
          </table:table-cell>
          <table:table-cell table:formula="of:=[$'source book revised'.V94]" office:value-type="float" office:value="1219">
            <text:p>1,219</text:p>
          </table:table-cell>
          <table:table-cell table:formula="of:=[.B95]/[.C95]" office:value-type="float" office:value="17.1940298507463">
            <text:p>17.2</text:p>
          </table:table-cell>
          <table:table-cell table:formula="of:=[.E95]/[.L95]" office:value-type="float" office:value="17.6152351389516">
            <text:p>17.6</text:p>
          </table:table-cell>
          <table:table-cell table:style-name="ce8" table:formula="of:=[.D95]*100000/[.K95]" office:value-type="float" office:value="61.0124157012624">
            <text:p>61</text:p>
          </table:table-cell>
          <table:table-cell table:style-name="ce8"/>
          <table:table-cell office:value-type="float" office:value="986889">
            <text:p>986,889</text:p>
          </table:table-cell>
          <table:table-cell office:value-type="float" office:value="1011065">
            <text:p>1,011,065</text:p>
          </table:table-cell>
          <table:table-cell table:formula="of:=[.I95]+[.J95]" office:value-type="float" office:value="1997954">
            <text:p>1,997,954</text:p>
          </table:table-cell>
          <table:table-cell table:style-name="ce9" table:formula="of:=[.I95]/[.J95]" office:value-type="float" office:value="0.976088579863807">
            <text:p>0.98</text:p>
          </table:table-cell>
          <table:table-cell table:number-columns-repeated="1012"/>
        </table:table-row>
        <table:table-row table:style-name="ro1">
          <table:table-cell office:value-type="float" office:value="1945">
            <text:p>1945</text:p>
          </table:table-cell>
          <table:table-cell table:formula="of:=[$'source book revised'.T95]" office:value-type="float" office:value="1067">
            <text:p>1,067</text:p>
          </table:table-cell>
          <table:table-cell table:formula="of:=[$'source book revised'.U95]" office:value-type="float" office:value="44">
            <text:p>44</text:p>
          </table:table-cell>
          <table:table-cell table:formula="of:=[$'source book revised'.V95]" office:value-type="float" office:value="1111">
            <text:p>1,111</text:p>
          </table:table-cell>
          <table:table-cell table:formula="of:=[.B96]/[.C96]" office:value-type="float" office:value="24.25">
            <text:p>24.3</text:p>
          </table:table-cell>
          <table:table-cell table:formula="of:=[.E96]/[.L96]" office:value-type="float" office:value="24.8725680650272">
            <text:p>24.9</text:p>
          </table:table-cell>
          <table:table-cell table:style-name="ce8" table:formula="of:=[.D96]*100000/[.K96]" office:value-type="float" office:value="55.1335487395955">
            <text:p>55</text:p>
          </table:table-cell>
          <table:table-cell table:style-name="ce8"/>
          <table:table-cell office:value-type="float" office:value="994784">
            <text:p>994,784</text:p>
          </table:table-cell>
          <table:table-cell office:value-type="float" office:value="1020323">
            <text:p>1,020,323</text:p>
          </table:table-cell>
          <table:table-cell table:formula="of:=[.I96]+[.J96]" office:value-type="float" office:value="2015107">
            <text:p>2,015,107</text:p>
          </table:table-cell>
          <table:table-cell table:style-name="ce9" table:formula="of:=[.I96]/[.J96]" office:value-type="float" office:value="0.974969690970408">
            <text:p>0.97</text:p>
          </table:table-cell>
          <table:table-cell table:number-columns-repeated="1012"/>
        </table:table-row>
        <table:table-row table:style-name="ro1">
          <table:table-cell office:value-type="float" office:value="1946">
            <text:p>1946</text:p>
          </table:table-cell>
          <table:table-cell table:formula="of:=[$'source book revised'.T96]" office:value-type="float" office:value="1013">
            <text:p>1,013</text:p>
          </table:table-cell>
          <table:table-cell table:formula="of:=[$'source book revised'.U96]" office:value-type="float" office:value="41">
            <text:p>41</text:p>
          </table:table-cell>
          <table:table-cell table:formula="of:=[$'source book revised'.V96]" office:value-type="float" office:value="1054">
            <text:p>1,054</text:p>
          </table:table-cell>
          <table:table-cell table:formula="of:=[.B97]/[.C97]" office:value-type="float" office:value="24.7073170731707">
            <text:p>24.7</text:p>
          </table:table-cell>
          <table:table-cell table:formula="of:=[.E97]/[.L97]" office:value-type="float" office:value="25.3696600968514">
            <text:p>25.4</text:p>
          </table:table-cell>
          <table:table-cell table:style-name="ce8" table:formula="of:=[.D97]*100000/[.K97]" office:value-type="float" office:value="51.6725178194197">
            <text:p>52</text:p>
          </table:table-cell>
          <table:table-cell table:style-name="ce8"/>
          <table:table-cell office:value-type="float" office:value="1006395">
            <text:p>1,006,395</text:p>
          </table:table-cell>
          <table:table-cell office:value-type="float" office:value="1033374">
            <text:p>1,033,374</text:p>
          </table:table-cell>
          <table:table-cell table:formula="of:=[.I97]+[.J97]" office:value-type="float" office:value="2039769">
            <text:p>2,039,769</text:p>
          </table:table-cell>
          <table:table-cell table:style-name="ce9" table:formula="of:=[.I97]/[.J97]" office:value-type="float" office:value="0.973892317786203">
            <text:p>0.97</text:p>
          </table:table-cell>
          <table:table-cell table:number-columns-repeated="1012"/>
        </table:table-row>
        <table:table-row table:style-name="ro1">
          <table:table-cell office:value-type="float" office:value="1947">
            <text:p>1947</text:p>
          </table:table-cell>
          <table:table-cell table:formula="of:=[$'source book revised'.T97]" office:value-type="float" office:value="982">
            <text:p>982</text:p>
          </table:table-cell>
          <table:table-cell table:formula="of:=[$'source book revised'.U97]" office:value-type="float" office:value="40">
            <text:p>40</text:p>
          </table:table-cell>
          <table:table-cell table:formula="of:=[$'source book revised'.V97]" office:value-type="float" office:value="1022">
            <text:p>1,022</text:p>
          </table:table-cell>
          <table:table-cell table:formula="of:=[.B98]/[.C98]" office:value-type="float" office:value="24.55">
            <text:p>24.6</text:p>
          </table:table-cell>
          <table:table-cell table:formula="of:=[.E98]/[.L98]" office:value-type="float" office:value="25.2565413524221">
            <text:p>25.3</text:p>
          </table:table-cell>
          <table:table-cell table:style-name="ce8" table:formula="of:=[.D98]*100000/[.K98]" office:value-type="float" office:value="49.5464944400786">
            <text:p>50</text:p>
          </table:table-cell>
          <table:table-cell table:style-name="ce8"/>
          <table:table-cell office:value-type="float" office:value="1016724">
            <text:p>1,016,724</text:p>
          </table:table-cell>
          <table:table-cell office:value-type="float" office:value="1045985">
            <text:p>1,045,985</text:p>
          </table:table-cell>
          <table:table-cell table:formula="of:=[.I98]+[.J98]" office:value-type="float" office:value="2062709">
            <text:p>2,062,709</text:p>
          </table:table-cell>
          <table:table-cell table:style-name="ce9" table:formula="of:=[.I98]/[.J98]" office:value-type="float" office:value="0.972025411454275">
            <text:p>0.97</text:p>
          </table:table-cell>
          <table:table-cell table:number-columns-repeated="1012"/>
        </table:table-row>
        <table:table-row table:style-name="ro1">
          <table:table-cell office:value-type="float" office:value="1948">
            <text:p>1948</text:p>
          </table:table-cell>
          <table:table-cell table:formula="of:=[$'source book revised'.T98]" office:value-type="float" office:value="872">
            <text:p>872</text:p>
          </table:table-cell>
          <table:table-cell table:formula="of:=[$'source book revised'.U98]" office:value-type="float" office:value="40">
            <text:p>40</text:p>
          </table:table-cell>
          <table:table-cell table:formula="of:=[$'source book revised'.V98]" office:value-type="float" office:value="912">
            <text:p>912</text:p>
          </table:table-cell>
          <table:table-cell table:formula="of:=[.B99]/[.C99]" office:value-type="float" office:value="21.8">
            <text:p>21.8</text:p>
          </table:table-cell>
          <table:table-cell table:formula="of:=[.E99]/[.L99]" office:value-type="float" office:value="22.4304990101411">
            <text:p>22.4</text:p>
          </table:table-cell>
          <table:table-cell table:style-name="ce8" table:formula="of:=[.D99]*100000/[.K99]" office:value-type="float" office:value="43.2611918173733">
            <text:p>43</text:p>
          </table:table-cell>
          <table:table-cell table:style-name="ce8"/>
          <table:table-cell office:value-type="float" office:value="1039037">
            <text:p>1,039,037</text:p>
          </table:table-cell>
          <table:table-cell office:value-type="float" office:value="1069088">
            <text:p>1,069,088</text:p>
          </table:table-cell>
          <table:table-cell table:formula="of:=[.I99]+[.J99]" office:value-type="float" office:value="2108125">
            <text:p>2,108,125</text:p>
          </table:table-cell>
          <table:table-cell table:style-name="ce9" table:formula="of:=[.I99]/[.J99]" office:value-type="float" office:value="0.971890994941483">
            <text:p>0.97</text:p>
          </table:table-cell>
          <table:table-cell table:number-columns-repeated="1012"/>
        </table:table-row>
        <table:table-row table:style-name="ro1">
          <table:table-cell office:value-type="float" office:value="1949">
            <text:p>1949</text:p>
          </table:table-cell>
          <table:table-cell table:formula="of:=[$'source book revised'.T99]" office:value-type="float" office:value="980">
            <text:p>980</text:p>
          </table:table-cell>
          <table:table-cell table:formula="of:=[$'source book revised'.U99]" office:value-type="float" office:value="44">
            <text:p>44</text:p>
          </table:table-cell>
          <table:table-cell table:formula="of:=[$'source book revised'.V99]" office:value-type="float" office:value="1024">
            <text:p>1,024</text:p>
          </table:table-cell>
          <table:table-cell table:formula="of:=[.B100]/[.C100]" office:value-type="float" office:value="22.2727272727273">
            <text:p>22.3</text:p>
          </table:table-cell>
          <table:table-cell table:formula="of:=[.E100]/[.L100]" office:value-type="float" office:value="22.7998700352326">
            <text:p>22.8</text:p>
          </table:table-cell>
          <table:table-cell table:style-name="ce8" table:formula="of:=[.D100]*100000/[.K100]" office:value-type="float" office:value="47.2132211773428">
            <text:p>47</text:p>
          </table:table-cell>
          <table:table-cell table:style-name="ce8"/>
          <table:table-cell office:value-type="float" office:value="1071759">
            <text:p>1,071,759</text:p>
          </table:table-cell>
          <table:table-cell office:value-type="float" office:value="1097125">
            <text:p>1,097,125</text:p>
          </table:table-cell>
          <table:table-cell table:formula="of:=[.I100]+[.J100]" office:value-type="float" office:value="2168884">
            <text:p>2,168,884</text:p>
          </table:table-cell>
          <table:table-cell table:style-name="ce9" table:formula="of:=[.I100]/[.J100]" office:value-type="float" office:value="0.976879571607611">
            <text:p>0.98</text:p>
          </table:table-cell>
          <table:table-cell table:number-columns-repeated="1012"/>
        </table:table-row>
        <table:table-row table:style-name="ro1">
          <table:table-cell office:value-type="float" office:value="1950">
            <text:p>1950</text:p>
          </table:table-cell>
          <table:table-cell table:formula="of:=[$'source book revised'.T100]" office:value-type="float" office:value="1030">
            <text:p>1,030</text:p>
          </table:table-cell>
          <table:table-cell table:formula="of:=[$'source book revised'.U100]" office:value-type="float" office:value="51">
            <text:p>51</text:p>
          </table:table-cell>
          <table:table-cell table:formula="of:=[$'source book revised'.V100]" office:value-type="float" office:value="1081">
            <text:p>1,081</text:p>
          </table:table-cell>
          <table:table-cell table:formula="of:=[.B101]/[.C101]" office:value-type="float" office:value="20.1960784313725">
            <text:p>20.2</text:p>
          </table:table-cell>
          <table:table-cell table:formula="of:=[.E101]/[.L101]" office:value-type="float" office:value="20.344455223949">
            <text:p>20.3</text:p>
          </table:table-cell>
          <table:table-cell table:style-name="ce8" table:formula="of:=[.D101]*100000/[.K101]" office:value-type="float" office:value="48.3197165004904">
            <text:p>48</text:p>
          </table:table-cell>
          <table:table-cell table:style-name="ce8"/>
          <table:table-cell office:value-type="float" office:value="1114497">
            <text:p>1,114,497</text:p>
          </table:table-cell>
          <table:table-cell office:value-type="float" office:value="1122685">
            <text:p>1,122,685</text:p>
          </table:table-cell>
          <table:table-cell table:formula="of:=[.I101]+[.J101]" office:value-type="float" office:value="2237182">
            <text:p>2,237,182</text:p>
          </table:table-cell>
          <table:table-cell table:style-name="ce9" table:formula="of:=[.I101]/[.J101]" office:value-type="float" office:value="0.992706769931014">
            <text:p>0.99</text:p>
          </table:table-cell>
          <table:table-cell table:number-columns-repeated="1012"/>
        </table:table-row>
        <table:table-row table:style-name="ro1">
          <table:table-cell office:value-type="float" office:value="1951">
            <text:p>1951</text:p>
          </table:table-cell>
          <table:table-cell table:formula="of:=[$'source book revised'.T101]" office:value-type="float" office:value="1050">
            <text:p>1,050</text:p>
          </table:table-cell>
          <table:table-cell table:formula="of:=[$'source book revised'.U101]" office:value-type="float" office:value="52">
            <text:p>52</text:p>
          </table:table-cell>
          <table:table-cell table:formula="of:=[$'source book revised'.V101]" office:value-type="float" office:value="1102">
            <text:p>1,102</text:p>
          </table:table-cell>
          <table:table-cell table:formula="of:=[.B102]/[.C102]" office:value-type="float" office:value="20.1923076923077">
            <text:p>20.2</text:p>
          </table:table-cell>
          <table:table-cell table:formula="of:=[.E102]/[.L102]" office:value-type="float" office:value="20.1838796646207">
            <text:p>20.2</text:p>
          </table:table-cell>
          <table:table-cell table:style-name="ce8" table:formula="of:=[.D102]*100000/[.K102]" office:value-type="float" office:value="47.9226696840844">
            <text:p>48</text:p>
          </table:table-cell>
          <table:table-cell table:style-name="ce8"/>
          <table:table-cell office:value-type="float" office:value="1150009">
            <text:p>1,150,009</text:p>
          </table:table-cell>
          <table:table-cell office:value-type="float" office:value="1149529">
            <text:p>1,149,529</text:p>
          </table:table-cell>
          <table:table-cell table:formula="of:=[.I102]+[.J102]" office:value-type="float" office:value="2299538">
            <text:p>2,299,538</text:p>
          </table:table-cell>
          <table:table-cell table:style-name="ce9" table:formula="of:=[.I102]/[.J102]" office:value-type="float" office:value="1.00041756232335">
            <text:p>1.00</text:p>
          </table:table-cell>
          <table:table-cell table:number-columns-repeated="1012"/>
        </table:table-row>
        <table:table-row table:style-name="ro1">
          <table:table-cell office:value-type="float" office:value="1952">
            <text:p>1952</text:p>
          </table:table-cell>
          <table:table-cell table:formula="of:=[$'source book revised'.T102]" office:value-type="float" office:value="1258">
            <text:p>1,258</text:p>
          </table:table-cell>
          <table:table-cell table:formula="of:=[$'source book revised'.U102]" office:value-type="float" office:value="53">
            <text:p>53</text:p>
          </table:table-cell>
          <table:table-cell table:formula="of:=[$'source book revised'.V102]" office:value-type="float" office:value="1311">
            <text:p>1,311</text:p>
          </table:table-cell>
          <table:table-cell table:formula="of:=[.B103]/[.C103]" office:value-type="float" office:value="23.7358490566038">
            <text:p>23.7</text:p>
          </table:table-cell>
          <table:table-cell table:formula="of:=[.E103]/[.L103]" office:value-type="float" office:value="23.5002393271134">
            <text:p>23.5</text:p>
          </table:table-cell>
          <table:table-cell table:style-name="ce8" table:formula="of:=[.D103]*100000/[.K103]" office:value-type="float" office:value="55.3931413065936">
            <text:p>55</text:p>
          </table:table-cell>
          <table:table-cell table:style-name="ce8"/>
          <table:table-cell office:value-type="float" office:value="1189262">
            <text:p>1,189,262</text:p>
          </table:table-cell>
          <table:table-cell office:value-type="float" office:value="1177457">
            <text:p>1,177,457</text:p>
          </table:table-cell>
          <table:table-cell table:formula="of:=[.I103]+[.J103]" office:value-type="float" office:value="2366719">
            <text:p>2,366,719</text:p>
          </table:table-cell>
          <table:table-cell table:style-name="ce9" table:formula="of:=[.I103]/[.J103]" office:value-type="float" office:value="1.01002584383124">
            <text:p>1.01</text:p>
          </table:table-cell>
          <table:table-cell table:number-columns-repeated="1012"/>
        </table:table-row>
        <table:table-row table:style-name="ro1">
          <table:table-cell office:value-type="float" office:value="1953">
            <text:p>1953</text:p>
          </table:table-cell>
          <table:table-cell table:formula="of:=[$'source book revised'.T103]" office:value-type="float" office:value="1263">
            <text:p>1,263</text:p>
          </table:table-cell>
          <table:table-cell table:formula="of:=[$'source book revised'.U103]" office:value-type="float" office:value="48">
            <text:p>48</text:p>
          </table:table-cell>
          <table:table-cell table:formula="of:=[$'source book revised'.V103]" office:value-type="float" office:value="1311">
            <text:p>1,311</text:p>
          </table:table-cell>
          <table:table-cell table:formula="of:=[.B104]/[.C104]" office:value-type="float" office:value="26.3125">
            <text:p>26.3</text:p>
          </table:table-cell>
          <table:table-cell table:formula="of:=[.E104]/[.L104]" office:value-type="float" office:value="26.1369834723529">
            <text:p>26.1</text:p>
          </table:table-cell>
          <table:table-cell table:style-name="ce8" table:formula="of:=[.D104]*100000/[.K104]" office:value-type="float" office:value="54.2624589461659">
            <text:p>54</text:p>
          </table:table-cell>
          <table:table-cell table:style-name="ce8"/>
          <table:table-cell office:value-type="float" office:value="1212060">
            <text:p>1,212,060</text:p>
          </table:table-cell>
          <table:table-cell office:value-type="float" office:value="1203975">
            <text:p>1,203,975</text:p>
          </table:table-cell>
          <table:table-cell table:formula="of:=[.I104]+[.J104]" office:value-type="float" office:value="2416035">
            <text:p>2,416,035</text:p>
          </table:table-cell>
          <table:table-cell table:style-name="ce9" table:formula="of:=[.I104]/[.J104]" office:value-type="float" office:value="1.00671525571544">
            <text:p>1.01</text:p>
          </table:table-cell>
          <table:table-cell table:number-columns-repeated="1012"/>
        </table:table-row>
        <table:table-row table:style-name="ro1">
          <table:table-cell office:value-type="float" office:value="1954">
            <text:p>1954</text:p>
          </table:table-cell>
          <table:table-cell table:formula="of:=[$'source book revised'.T104]" office:value-type="float" office:value="1201">
            <text:p>1,201</text:p>
          </table:table-cell>
          <table:table-cell table:formula="of:=[$'source book revised'.U104]" office:value-type="float" office:value="39">
            <text:p>39</text:p>
          </table:table-cell>
          <table:table-cell table:formula="of:=[$'source book revised'.V104]" office:value-type="float" office:value="1240">
            <text:p>1,240</text:p>
          </table:table-cell>
          <table:table-cell table:formula="of:=[.B105]/[.C105]" office:value-type="float" office:value="30.7948717948718">
            <text:p>30.8</text:p>
          </table:table-cell>
          <table:table-cell table:formula="of:=[.E105]/[.L105]" office:value-type="float" office:value="30.5105594477318">
            <text:p>30.5</text:p>
          </table:table-cell>
          <table:table-cell table:style-name="ce8" table:formula="of:=[.D105]*100000/[.K105]" office:value-type="float" office:value="50.0406378405689">
            <text:p>50</text:p>
          </table:table-cell>
          <table:table-cell table:style-name="ce8"/>
          <table:table-cell office:value-type="float" office:value="1244739">
            <text:p>1,244,739</text:p>
          </table:table-cell>
          <table:table-cell office:value-type="float" office:value="1233247">
            <text:p>1,233,247</text:p>
          </table:table-cell>
          <table:table-cell table:formula="of:=[.I105]+[.J105]" office:value-type="float" office:value="2477986">
            <text:p>2,477,986</text:p>
          </table:table-cell>
          <table:table-cell table:style-name="ce9" table:formula="of:=[.I105]/[.J105]" office:value-type="float" office:value="1.00931849013215">
            <text:p>1.01</text:p>
          </table:table-cell>
          <table:table-cell table:number-columns-repeated="1012"/>
        </table:table-row>
        <table:table-row table:style-name="ro1">
          <table:table-cell office:value-type="float" office:value="1955">
            <text:p>1955</text:p>
          </table:table-cell>
          <table:table-cell table:formula="of:=[$'source book revised'.T105]" office:value-type="float" office:value="1290">
            <text:p>1,290</text:p>
          </table:table-cell>
          <table:table-cell table:formula="of:=[$'source book revised'.U105]" office:value-type="float" office:value="45">
            <text:p>45</text:p>
          </table:table-cell>
          <table:table-cell table:formula="of:=[$'source book revised'.V105]" office:value-type="float" office:value="1335">
            <text:p>1,335</text:p>
          </table:table-cell>
          <table:table-cell table:formula="of:=[.B106]/[.C106]" office:value-type="float" office:value="28.6666666666667">
            <text:p>28.7</text:p>
          </table:table-cell>
          <table:table-cell table:formula="of:=[.E106]/[.L106]" office:value-type="float" office:value="28.2764358800137">
            <text:p>28.3</text:p>
          </table:table-cell>
          <table:table-cell table:style-name="ce8" table:formula="of:=[.D106]*100000/[.K106]" office:value-type="float" office:value="52.4283557682188">
            <text:p>52</text:p>
          </table:table-cell>
          <table:table-cell table:style-name="ce8"/>
          <table:table-cell office:value-type="float" office:value="1281891">
            <text:p>1,281,891</text:p>
          </table:table-cell>
          <table:table-cell office:value-type="float" office:value="1264441">
            <text:p>1,264,441</text:p>
          </table:table-cell>
          <table:table-cell table:formula="of:=[.I106]+[.J106]" office:value-type="float" office:value="2546332">
            <text:p>2,546,332</text:p>
          </table:table-cell>
          <table:table-cell table:style-name="ce9" table:formula="of:=[.I106]/[.J106]" office:value-type="float" office:value="1.01380056483458">
            <text:p>1.01</text:p>
          </table:table-cell>
          <table:table-cell table:number-columns-repeated="1012"/>
        </table:table-row>
        <table:table-row table:style-name="ro1">
          <table:table-cell office:value-type="float" office:value="1956">
            <text:p>1956</text:p>
          </table:table-cell>
          <table:table-cell table:formula="of:=[$'source book revised'.T106]" office:value-type="float" office:value="1340">
            <text:p>1,340</text:p>
          </table:table-cell>
          <table:table-cell table:formula="of:=[$'source book revised'.U106]" office:value-type="float" office:value="40">
            <text:p>40</text:p>
          </table:table-cell>
          <table:table-cell table:formula="of:=[$'source book revised'.V106]" office:value-type="float" office:value="1380">
            <text:p>1,380</text:p>
          </table:table-cell>
          <table:table-cell table:formula="of:=[.B107]/[.C107]" office:value-type="float" office:value="33.5">
            <text:p>33.5</text:p>
          </table:table-cell>
          <table:table-cell table:formula="of:=[.E107]/[.L107]" office:value-type="float" office:value="32.9724577379125">
            <text:p>33.0</text:p>
          </table:table-cell>
          <table:table-cell table:style-name="ce8" table:formula="of:=[.D107]*100000/[.K107]" office:value-type="float" office:value="52.7097389263714">
            <text:p>53</text:p>
          </table:table-cell>
          <table:table-cell table:style-name="ce8"/>
          <table:table-cell office:value-type="float" office:value="1319445">
            <text:p>1,319,445</text:p>
          </table:table-cell>
          <table:table-cell office:value-type="float" office:value="1298667">
            <text:p>1,298,667</text:p>
          </table:table-cell>
          <table:table-cell table:formula="of:=[.I107]+[.J107]" office:value-type="float" office:value="2618112">
            <text:p>2,618,112</text:p>
          </table:table-cell>
          <table:table-cell table:style-name="ce9" table:formula="of:=[.I107]/[.J107]" office:value-type="float" office:value="1.01599948254633">
            <text:p>1.02</text:p>
          </table:table-cell>
          <table:table-cell table:number-columns-repeated="1012"/>
        </table:table-row>
        <table:table-row table:style-name="ro1">
          <table:table-cell office:value-type="float" office:value="1957">
            <text:p>1957</text:p>
          </table:table-cell>
          <table:table-cell table:formula="of:=[$'source book revised'.T107]" office:value-type="float" office:value="1537">
            <text:p>1,537</text:p>
          </table:table-cell>
          <table:table-cell table:formula="of:=[$'source book revised'.U107]" office:value-type="float" office:value="46">
            <text:p>46</text:p>
          </table:table-cell>
          <table:table-cell table:formula="of:=[$'source book revised'.V107]" office:value-type="float" office:value="1583">
            <text:p>1,583</text:p>
          </table:table-cell>
          <table:table-cell table:formula="of:=[.B108]/[.C108]" office:value-type="float" office:value="33.4130434782609">
            <text:p>33.4</text:p>
          </table:table-cell>
          <table:table-cell table:formula="of:=[.E108]/[.L108]" office:value-type="float" office:value="33.0129099721905">
            <text:p>33.0</text:p>
          </table:table-cell>
          <table:table-cell table:style-name="ce8" table:formula="of:=[.D108]*100000/[.K108]" office:value-type="float" office:value="59.0549345191574">
            <text:p>59</text:p>
          </table:table-cell>
          <table:table-cell table:style-name="ce8"/>
          <table:table-cell office:value-type="float" office:value="1348351">
            <text:p>1,348,351</text:p>
          </table:table-cell>
          <table:table-cell office:value-type="float" office:value="1332204">
            <text:p>1,332,204</text:p>
          </table:table-cell>
          <table:table-cell table:formula="of:=[.I108]+[.J108]" office:value-type="float" office:value="2680555">
            <text:p>2,680,555</text:p>
          </table:table-cell>
          <table:table-cell table:style-name="ce9" table:formula="of:=[.I108]/[.J108]" office:value-type="float" office:value="1.01212051607712">
            <text:p>1.01</text:p>
          </table:table-cell>
          <table:table-cell table:number-columns-repeated="1012"/>
        </table:table-row>
        <table:table-row table:style-name="ro1">
          <table:table-cell office:value-type="float" office:value="1958">
            <text:p>1958</text:p>
          </table:table-cell>
          <table:table-cell table:formula="of:=[$'source book revised'.T108]" office:value-type="float" office:value="1493">
            <text:p>1,493</text:p>
          </table:table-cell>
          <table:table-cell table:formula="of:=[$'source book revised'.U108]" office:value-type="float" office:value="40">
            <text:p>40</text:p>
          </table:table-cell>
          <table:table-cell table:formula="of:=[$'source book revised'.V108]" office:value-type="float" office:value="1533">
            <text:p>1,533</text:p>
          </table:table-cell>
          <table:table-cell table:formula="of:=[.B109]/[.C109]" office:value-type="float" office:value="37.325">
            <text:p>37.3</text:p>
          </table:table-cell>
          <table:table-cell table:formula="of:=[.E109]/[.L109]" office:value-type="float" office:value="36.9314509402061">
            <text:p>36.9</text:p>
          </table:table-cell>
          <table:table-cell table:style-name="ce8" table:formula="of:=[.D109]*100000/[.K109]" office:value-type="float" office:value="55.8436378141205">
            <text:p>56</text:p>
          </table:table-cell>
          <table:table-cell table:style-name="ce8"/>
          <table:table-cell office:value-type="float" office:value="1379857">
            <text:p>1,379,857</text:p>
          </table:table-cell>
          <table:table-cell office:value-type="float" office:value="1365308">
            <text:p>1,365,308</text:p>
          </table:table-cell>
          <table:table-cell table:formula="of:=[.I109]+[.J109]" office:value-type="float" office:value="2745165">
            <text:p>2,745,165</text:p>
          </table:table-cell>
          <table:table-cell table:style-name="ce9" table:formula="of:=[.I109]/[.J109]" office:value-type="float" office:value="1.0106562035819">
            <text:p>1.01</text:p>
          </table:table-cell>
          <table:table-cell table:number-columns-repeated="1012"/>
        </table:table-row>
        <table:table-row table:style-name="ro1">
          <table:table-cell office:value-type="float" office:value="1959">
            <text:p>1959</text:p>
          </table:table-cell>
          <table:table-cell table:formula="of:=[$'source book revised'.T109]" office:value-type="float" office:value="1534">
            <text:p>1,534</text:p>
          </table:table-cell>
          <table:table-cell table:formula="of:=[$'source book revised'.U109]" office:value-type="float" office:value="37">
            <text:p>37</text:p>
          </table:table-cell>
          <table:table-cell table:formula="of:=[$'source book revised'.V109]" office:value-type="float" office:value="1571">
            <text:p>1,571</text:p>
          </table:table-cell>
          <table:table-cell table:formula="of:=[.B110]/[.C110]" office:value-type="float" office:value="41.4594594594595">
            <text:p>41.5</text:p>
          </table:table-cell>
          <table:table-cell table:formula="of:=[.E110]/[.L110]" office:value-type="float" office:value="41.0014036808281">
            <text:p>41.0</text:p>
          </table:table-cell>
          <table:table-cell table:style-name="ce8" table:formula="of:=[.D110]*100000/[.K110]" office:value-type="float" office:value="55.8790565225016">
            <text:p>56</text:p>
          </table:table-cell>
          <table:table-cell table:style-name="ce8"/>
          <table:table-cell office:value-type="float" office:value="1413523">
            <text:p>1,413,523</text:p>
          </table:table-cell>
          <table:table-cell office:value-type="float" office:value="1397906">
            <text:p>1,397,906</text:p>
          </table:table-cell>
          <table:table-cell table:formula="of:=[.I110]+[.J110]" office:value-type="float" office:value="2811429">
            <text:p>2,811,429</text:p>
          </table:table-cell>
          <table:table-cell table:style-name="ce9" table:formula="of:=[.I110]/[.J110]" office:value-type="float" office:value="1.01117170968577">
            <text:p>1.01</text:p>
          </table:table-cell>
          <table:table-cell table:number-columns-repeated="1012"/>
        </table:table-row>
        <table:table-row table:style-name="ro1">
          <table:table-cell office:value-type="float" office:value="1960">
            <text:p>1960</text:p>
          </table:table-cell>
          <table:table-cell table:formula="of:=[$'source book revised'.T110]" office:value-type="float" office:value="1839">
            <text:p>1,839</text:p>
          </table:table-cell>
          <table:table-cell table:formula="of:=[$'source book revised'.U110]" office:value-type="float" office:value="36">
            <text:p>36</text:p>
          </table:table-cell>
          <table:table-cell table:formula="of:=[$'source book revised'.V110]" office:value-type="float" office:value="1875">
            <text:p>1,875</text:p>
          </table:table-cell>
          <table:table-cell table:formula="of:=[.B111]/[.C111]" office:value-type="float" office:value="51.0833333333333">
            <text:p>51.1</text:p>
          </table:table-cell>
          <table:table-cell table:formula="of:=[.E111]/[.L111]" office:value-type="float" office:value="50.4037752969486">
            <text:p>50.4</text:p>
          </table:table-cell>
          <table:table-cell table:style-name="ce8" table:formula="of:=[.D111]*100000/[.K111]" office:value-type="float" office:value="64.9173040103314">
            <text:p>65</text:p>
          </table:table-cell>
          <table:table-cell table:style-name="ce8"/>
          <table:table-cell office:value-type="float" office:value="1453815">
            <text:p>1,453,815</text:p>
          </table:table-cell>
          <table:table-cell office:value-type="float" office:value="1434475">
            <text:p>1,434,475</text:p>
          </table:table-cell>
          <table:table-cell table:formula="of:=[.I111]+[.J111]" office:value-type="float" office:value="2888290">
            <text:p>2,888,290</text:p>
          </table:table-cell>
          <table:table-cell table:style-name="ce9" table:formula="of:=[.I111]/[.J111]" office:value-type="float" office:value="1.01348228445947">
            <text:p>1.01</text:p>
          </table:table-cell>
          <table:table-cell table:number-columns-repeated="1012"/>
        </table:table-row>
        <table:table-row table:style-name="ro1">
          <table:table-cell office:value-type="float" office:value="1961">
            <text:p>1961</text:p>
          </table:table-cell>
          <table:table-cell table:formula="of:=[$'source book revised'.T111]" office:value-type="float" office:value="1962">
            <text:p>1,962</text:p>
          </table:table-cell>
          <table:table-cell table:formula="of:=[$'source book revised'.U111]" office:value-type="float" office:value="30">
            <text:p>30</text:p>
          </table:table-cell>
          <table:table-cell table:formula="of:=[$'source book revised'.V111]" office:value-type="float" office:value="1992">
            <text:p>1,992</text:p>
          </table:table-cell>
          <table:table-cell table:formula="of:=[.B112]/[.C112]" office:value-type="float" office:value="65.4">
            <text:p>65.4</text:p>
          </table:table-cell>
          <table:table-cell table:formula="of:=[.E112]/[.L112]" office:value-type="float" office:value="64.7220687677231">
            <text:p>64.7</text:p>
          </table:table-cell>
          <table:table-cell table:style-name="ce8" table:formula="of:=[.D112]*100000/[.K112]" office:value-type="float" office:value="67.4043472420219">
            <text:p>67</text:p>
          </table:table-cell>
          <table:table-cell table:style-name="ce8"/>
          <table:table-cell office:value-type="float" office:value="1485348">
            <text:p>1,485,348</text:p>
          </table:table-cell>
          <table:table-cell office:value-type="float" office:value="1469951">
            <text:p>1,469,951</text:p>
          </table:table-cell>
          <table:table-cell table:formula="of:=[.I112]+[.J112]" office:value-type="float" office:value="2955299">
            <text:p>2,955,299</text:p>
          </table:table-cell>
          <table:table-cell table:style-name="ce9" table:formula="of:=[.I112]/[.J112]" office:value-type="float" office:value="1.01047449880982">
            <text:p>1.01</text:p>
          </table:table-cell>
          <table:table-cell table:number-columns-repeated="1012"/>
        </table:table-row>
        <table:table-row table:style-name="ro1">
          <table:table-cell office:value-type="float" office:value="1962">
            <text:p>1962</text:p>
          </table:table-cell>
          <table:table-cell table:formula="of:=[$'source book revised'.T112]" office:value-type="float" office:value="1951">
            <text:p>1,951</text:p>
          </table:table-cell>
          <table:table-cell table:formula="of:=[$'source book revised'.U112]" office:value-type="float" office:value="38">
            <text:p>38</text:p>
          </table:table-cell>
          <table:table-cell table:formula="of:=[$'source book revised'.V112]" office:value-type="float" office:value="1989">
            <text:p>1,989</text:p>
          </table:table-cell>
          <table:table-cell table:formula="of:=[.B113]/[.C113]" office:value-type="float" office:value="51.3421052631579">
            <text:p>51.3</text:p>
          </table:table-cell>
          <table:table-cell table:formula="of:=[.E113]/[.L113]" office:value-type="float" office:value="50.9415030158852">
            <text:p>50.9</text:p>
          </table:table-cell>
          <table:table-cell table:style-name="ce8" table:formula="of:=[.D113]*100000/[.K113]" office:value-type="float" office:value="66.0568447544588">
            <text:p>66</text:p>
          </table:table-cell>
          <table:table-cell table:style-name="ce8"/>
          <table:table-cell office:value-type="float" office:value="1511418">
            <text:p>1,511,418</text:p>
          </table:table-cell>
          <table:table-cell office:value-type="float" office:value="1499625">
            <text:p>1,499,625</text:p>
          </table:table-cell>
          <table:table-cell table:formula="of:=[.I113]+[.J113]" office:value-type="float" office:value="3011043">
            <text:p>3,011,043</text:p>
          </table:table-cell>
          <table:table-cell table:style-name="ce9" table:formula="of:=[.I113]/[.J113]" office:value-type="float" office:value="1.0078639659915">
            <text:p>1.01</text:p>
          </table:table-cell>
          <table:table-cell table:number-columns-repeated="1012"/>
        </table:table-row>
        <table:table-row table:style-name="ro1">
          <table:table-cell office:value-type="float" office:value="1963">
            <text:p>1963</text:p>
          </table:table-cell>
          <table:table-cell table:formula="of:=[$'source book revised'.T113]" office:value-type="float" office:value="2049">
            <text:p>2,049</text:p>
          </table:table-cell>
          <table:table-cell table:formula="of:=[$'source book revised'.U113]" office:value-type="float" office:value="46">
            <text:p>46</text:p>
          </table:table-cell>
          <table:table-cell table:formula="of:=[$'source book revised'.V113]" office:value-type="float" office:value="2095">
            <text:p>2,095</text:p>
          </table:table-cell>
          <table:table-cell table:formula="of:=[.B114]/[.C114]" office:value-type="float" office:value="44.5434782608696">
            <text:p>44.5</text:p>
          </table:table-cell>
          <table:table-cell table:formula="of:=[.E114]/[.L114]" office:value-type="float" office:value="44.241308060024">
            <text:p>44.2</text:p>
          </table:table-cell>
          <table:table-cell table:style-name="ce8" table:formula="of:=[.D114]*100000/[.K114]" office:value-type="float" office:value="68.2177994077588">
            <text:p>68</text:p>
          </table:table-cell>
          <table:table-cell table:style-name="ce8"/>
          <table:table-cell office:value-type="float" office:value="1540749">
            <text:p>1,540,749</text:p>
          </table:table-cell>
          <table:table-cell office:value-type="float" office:value="1530297">
            <text:p>1,530,297</text:p>
          </table:table-cell>
          <table:table-cell table:formula="of:=[.I114]+[.J114]" office:value-type="float" office:value="3071046">
            <text:p>3,071,046</text:p>
          </table:table-cell>
          <table:table-cell table:style-name="ce9" table:formula="of:=[.I114]/[.J114]" office:value-type="float" office:value="1.00683004671642">
            <text:p>1.01</text:p>
          </table:table-cell>
          <table:table-cell table:number-columns-repeated="1012"/>
        </table:table-row>
        <table:table-row table:style-name="ro1">
          <table:table-cell office:value-type="float" office:value="1964">
            <text:p>1964</text:p>
          </table:table-cell>
          <table:table-cell table:formula="of:=[$'source book revised'.T114]" office:value-type="float" office:value="1965">
            <text:p>1,965</text:p>
          </table:table-cell>
          <table:table-cell table:formula="of:=[$'source book revised'.U114]" office:value-type="float" office:value="53">
            <text:p>53</text:p>
          </table:table-cell>
          <table:table-cell table:formula="of:=[$'source book revised'.V114]" office:value-type="float" office:value="2018">
            <text:p>2,018</text:p>
          </table:table-cell>
          <table:table-cell table:formula="of:=[.B115]/[.C115]" office:value-type="float" office:value="37.0754716981132">
            <text:p>37.1</text:p>
          </table:table-cell>
          <table:table-cell table:formula="of:=[.E115]/[.L115]" office:value-type="float" office:value="36.8396581245228">
            <text:p>36.8</text:p>
          </table:table-cell>
          <table:table-cell table:style-name="ce8" table:formula="of:=[.D115]*100000/[.K115]" office:value-type="float" office:value="64.3100957608557">
            <text:p>64</text:p>
          </table:table-cell>
          <table:table-cell table:style-name="ce8"/>
          <table:table-cell office:value-type="float" office:value="1573966">
            <text:p>1,573,966</text:p>
          </table:table-cell>
          <table:table-cell office:value-type="float" office:value="1563955">
            <text:p>1,563,955</text:p>
          </table:table-cell>
          <table:table-cell table:formula="of:=[.I115]+[.J115]" office:value-type="float" office:value="3137921">
            <text:p>3,137,921</text:p>
          </table:table-cell>
          <table:table-cell table:style-name="ce9" table:formula="of:=[.I115]/[.J115]" office:value-type="float" office:value="1.00640107931494">
            <text:p>1.01</text:p>
          </table:table-cell>
          <table:table-cell table:number-columns-repeated="1012"/>
        </table:table-row>
        <table:table-row table:style-name="ro1">
          <table:table-cell office:value-type="float" office:value="1965">
            <text:p>1965</text:p>
          </table:table-cell>
          <table:table-cell table:formula="of:=[$'source book revised'.T115]" office:value-type="float" office:value="1902">
            <text:p>1,902</text:p>
          </table:table-cell>
          <table:table-cell table:formula="of:=[$'source book revised'.U115]" office:value-type="float" office:value="47">
            <text:p>47</text:p>
          </table:table-cell>
          <table:table-cell table:formula="of:=[$'source book revised'.V115]" office:value-type="float" office:value="1949">
            <text:p>1,949</text:p>
          </table:table-cell>
          <table:table-cell table:formula="of:=[.B116]/[.C116]" office:value-type="float" office:value="40.468085106383">
            <text:p>40.5</text:p>
          </table:table-cell>
          <table:table-cell table:formula="of:=[.E116]/[.L116]" office:value-type="float" office:value="40.2595380309099">
            <text:p>40.3</text:p>
          </table:table-cell>
          <table:table-cell table:style-name="ce8" table:formula="of:=[.D116]*100000/[.K116]" office:value-type="float" office:value="60.9851495372138">
            <text:p>61</text:p>
          </table:table-cell>
          <table:table-cell table:style-name="ce8"/>
          <table:table-cell office:value-type="float" office:value="1602058">
            <text:p>1,602,058</text:p>
          </table:table-cell>
          <table:table-cell office:value-type="float" office:value="1593802">
            <text:p>1,593,802</text:p>
          </table:table-cell>
          <table:table-cell table:formula="of:=[.I116]+[.J116]" office:value-type="float" office:value="3195860">
            <text:p>3,195,860</text:p>
          </table:table-cell>
          <table:table-cell table:style-name="ce9" table:formula="of:=[.I116]/[.J116]" office:value-type="float" office:value="1.00518006628176">
            <text:p>1.01</text:p>
          </table:table-cell>
          <table:table-cell table:number-columns-repeated="1012"/>
        </table:table-row>
        <table:table-row table:style-name="ro1">
          <table:table-cell office:value-type="float" office:value="1966">
            <text:p>1966</text:p>
          </table:table-cell>
          <table:table-cell table:formula="of:=[$'source book revised'.T116]" office:value-type="float" office:value="2060">
            <text:p>2,060</text:p>
          </table:table-cell>
          <table:table-cell table:formula="of:=[$'source book revised'.U116]" office:value-type="float" office:value="51">
            <text:p>51</text:p>
          </table:table-cell>
          <table:table-cell table:formula="of:=[$'source book revised'.V116]" office:value-type="float" office:value="2111">
            <text:p>2,111</text:p>
          </table:table-cell>
          <table:table-cell table:formula="of:=[.B117]/[.C117]" office:value-type="float" office:value="40.3921568627451">
            <text:p>40.4</text:p>
          </table:table-cell>
          <table:table-cell table:formula="of:=[.E117]/[.L117]" office:value-type="float" office:value="40.2499469477007">
            <text:p>40.2</text:p>
          </table:table-cell>
          <table:table-cell table:style-name="ce8" table:formula="of:=[.D117]*100000/[.K117]" office:value-type="float" office:value="64.9569840758461">
            <text:p>65</text:p>
          </table:table-cell>
          <table:table-cell table:style-name="ce8"/>
          <table:table-cell office:value-type="float" office:value="1627787">
            <text:p>1,627,787</text:p>
          </table:table-cell>
          <table:table-cell office:value-type="float" office:value="1622056">
            <text:p>1,622,056</text:p>
          </table:table-cell>
          <table:table-cell table:formula="of:=[.I117]+[.J117]" office:value-type="float" office:value="3249843">
            <text:p>3,249,843</text:p>
          </table:table-cell>
          <table:table-cell table:style-name="ce9" table:formula="of:=[.I117]/[.J117]" office:value-type="float" office:value="1.00353317024813">
            <text:p>1.00</text:p>
          </table:table-cell>
          <table:table-cell table:number-columns-repeated="1012"/>
        </table:table-row>
        <table:table-row table:style-name="ro1">
          <table:table-cell office:value-type="float" office:value="1967">
            <text:p>1967</text:p>
          </table:table-cell>
          <table:table-cell table:formula="of:=[$'source book revised'.T117]" office:value-type="float" office:value="2176">
            <text:p>2,176</text:p>
          </table:table-cell>
          <table:table-cell table:formula="of:=[$'source book revised'.U117]" office:value-type="float" office:value="57">
            <text:p>57</text:p>
          </table:table-cell>
          <table:table-cell table:formula="of:=[$'source book revised'.V117]" office:value-type="float" office:value="2233">
            <text:p>2,233</text:p>
          </table:table-cell>
          <table:table-cell table:formula="of:=[.B118]/[.C118]" office:value-type="float" office:value="38.1754385964912">
            <text:p>38.2</text:p>
          </table:table-cell>
          <table:table-cell table:formula="of:=[.E118]/[.L118]" office:value-type="float" office:value="38.1033991421058">
            <text:p>38.1</text:p>
          </table:table-cell>
          <table:table-cell table:style-name="ce8" table:formula="of:=[.D118]*100000/[.K118]" office:value-type="float" office:value="67.5928061639312">
            <text:p>68</text:p>
          </table:table-cell>
          <table:table-cell table:style-name="ce8"/>
          <table:table-cell office:value-type="float" office:value="1653363">
            <text:p>1,653,363</text:p>
          </table:table-cell>
          <table:table-cell office:value-type="float" office:value="1650243">
            <text:p>1,650,243</text:p>
          </table:table-cell>
          <table:table-cell table:formula="of:=[.I118]+[.J118]" office:value-type="float" office:value="3303606">
            <text:p>3,303,606</text:p>
          </table:table-cell>
          <table:table-cell table:style-name="ce9" table:formula="of:=[.I118]/[.J118]" office:value-type="float" office:value="1.00189063065258">
            <text:p>1.00</text:p>
          </table:table-cell>
          <table:table-cell table:number-columns-repeated="1012"/>
        </table:table-row>
        <table:table-row table:style-name="ro1">
          <table:table-cell office:value-type="float" office:value="1968">
            <text:p>1968</text:p>
          </table:table-cell>
          <table:table-cell table:formula="of:=[$'source book revised'.T118]" office:value-type="float" office:value="2261">
            <text:p>2,261</text:p>
          </table:table-cell>
          <table:table-cell table:formula="of:=[$'source book revised'.U118]" office:value-type="float" office:value="54">
            <text:p>54</text:p>
          </table:table-cell>
          <table:table-cell table:formula="of:=[$'source book revised'.V118]" office:value-type="float" office:value="2315">
            <text:p>2,315</text:p>
          </table:table-cell>
          <table:table-cell table:formula="of:=[.B119]/[.C119]" office:value-type="float" office:value="41.8703703703704">
            <text:p>41.9</text:p>
          </table:table-cell>
          <table:table-cell table:formula="of:=[.E119]/[.L119]" office:value-type="float" office:value="41.8305000726641">
            <text:p>41.8</text:p>
          </table:table-cell>
          <table:table-cell table:style-name="ce8" table:formula="of:=[.D119]*100000/[.K119]" office:value-type="float" office:value="68.9639352876988">
            <text:p>69</text:p>
          </table:table-cell>
          <table:table-cell table:style-name="ce8"/>
          <table:table-cell office:value-type="float" office:value="1679213">
            <text:p>1,679,213</text:p>
          </table:table-cell>
          <table:table-cell office:value-type="float" office:value="1677614">
            <text:p>1,677,614</text:p>
          </table:table-cell>
          <table:table-cell table:formula="of:=[.I119]+[.J119]" office:value-type="float" office:value="3356827">
            <text:p>3,356,827</text:p>
          </table:table-cell>
          <table:table-cell table:style-name="ce9" table:formula="of:=[.I119]/[.J119]" office:value-type="float" office:value="1.00095313939917">
            <text:p>1.00</text:p>
          </table:table-cell>
          <table:table-cell table:number-columns-repeated="1012"/>
        </table:table-row>
        <table:table-row table:style-name="ro1">
          <table:table-cell office:value-type="float" office:value="1969">
            <text:p>1969</text:p>
          </table:table-cell>
          <table:table-cell table:formula="of:=[$'source book revised'.T119]" office:value-type="float" office:value="2236">
            <text:p>2,236</text:p>
          </table:table-cell>
          <table:table-cell table:formula="of:=[$'source book revised'.U119]" office:value-type="float" office:value="47">
            <text:p>47</text:p>
          </table:table-cell>
          <table:table-cell table:formula="of:=[$'source book revised'.V119]" office:value-type="float" office:value="2283">
            <text:p>2,283</text:p>
          </table:table-cell>
          <table:table-cell table:formula="of:=[.B120]/[.C120]" office:value-type="float" office:value="47.5744680851064">
            <text:p>47.6</text:p>
          </table:table-cell>
          <table:table-cell table:formula="of:=[.E120]/[.L120]" office:value-type="float" office:value="47.5746349558796">
            <text:p>47.6</text:p>
          </table:table-cell>
          <table:table-cell table:style-name="ce8" table:formula="of:=[.D120]*100000/[.K120]" office:value-type="float" office:value="66.7314007046696">
            <text:p>67</text:p>
          </table:table-cell>
          <table:table-cell table:style-name="ce8"/>
          <table:table-cell office:value-type="float" office:value="1710586">
            <text:p>1,710,586</text:p>
          </table:table-cell>
          <table:table-cell office:value-type="float" office:value="1710592">
            <text:p>1,710,592</text:p>
          </table:table-cell>
          <table:table-cell table:formula="of:=[.I120]+[.J120]" office:value-type="float" office:value="3421178">
            <text:p>3,421,178</text:p>
          </table:table-cell>
          <table:table-cell table:style-name="ce9" table:formula="of:=[.I120]/[.J120]" office:value-type="float" office:value="0.999996492442383">
            <text:p>1.00</text:p>
          </table:table-cell>
          <table:table-cell table:number-columns-repeated="1012"/>
        </table:table-row>
        <table:table-row table:style-name="ro1">
          <table:table-cell office:value-type="float" office:value="1970">
            <text:p>1970</text:p>
          </table:table-cell>
          <table:table-cell table:formula="of:=[$'source book revised'.T120]" office:value-type="float" office:value="2338">
            <text:p>2,338</text:p>
          </table:table-cell>
          <table:table-cell table:formula="of:=[$'source book revised'.U120]" office:value-type="float" office:value="51">
            <text:p>51</text:p>
          </table:table-cell>
          <table:table-cell table:formula="of:=[$'source book revised'.V120]" office:value-type="float" office:value="2389">
            <text:p>2,389</text:p>
          </table:table-cell>
          <table:table-cell table:formula="of:=[.B121]/[.C121]" office:value-type="float" office:value="45.843137254902">
            <text:p>45.8</text:p>
          </table:table-cell>
          <table:table-cell table:formula="of:=[.E121]/[.L121]" office:value-type="float" office:value="45.9010762926621">
            <text:p>45.9</text:p>
          </table:table-cell>
          <table:table-cell table:style-name="ce8" table:formula="of:=[.D121]*100000/[.K121]" office:value-type="float" office:value="68.6093834316811">
            <text:p>69</text:p>
          </table:table-cell>
          <table:table-cell table:style-name="ce8"/>
          <table:table-cell office:value-type="float" office:value="1739916">
            <text:p>1,739,916</text:p>
          </table:table-cell>
          <table:table-cell office:value-type="float" office:value="1742115">
            <text:p>1,742,115</text:p>
          </table:table-cell>
          <table:table-cell table:formula="of:=[.I121]+[.J121]" office:value-type="float" office:value="3482031">
            <text:p>3,482,031</text:p>
          </table:table-cell>
          <table:table-cell table:style-name="ce9" table:formula="of:=[.I121]/[.J121]" office:value-type="float" office:value="0.998737741193894">
            <text:p>1.00</text:p>
          </table:table-cell>
          <table:table-cell table:number-columns-repeated="1012"/>
        </table:table-row>
        <table:table-row table:style-name="ro1">
          <table:table-cell office:value-type="float" office:value="1971">
            <text:p>1971</text:p>
          </table:table-cell>
          <table:table-cell table:formula="of:=[$'source book revised'.T121]" office:value-type="float" office:value="2325">
            <text:p>2,325</text:p>
          </table:table-cell>
          <table:table-cell table:formula="of:=[$'source book revised'.U121]" office:value-type="float" office:value="41">
            <text:p>41</text:p>
          </table:table-cell>
          <table:table-cell table:formula="of:=[$'source book revised'.V121]" office:value-type="float" office:value="2366">
            <text:p>2,366</text:p>
          </table:table-cell>
          <table:table-cell table:formula="of:=[.B122]/[.C122]" office:value-type="float" office:value="56.7073170731707">
            <text:p>56.7</text:p>
          </table:table-cell>
          <table:table-cell table:formula="of:=[.E122]/[.L122]" office:value-type="float" office:value="56.8066226332422">
            <text:p>56.8</text:p>
          </table:table-cell>
          <table:table-cell table:style-name="ce8" table:formula="of:=[.D122]*100000/[.K122]" office:value-type="float" office:value="65.1101327162456">
            <text:p>65</text:p>
          </table:table-cell>
          <table:table-cell table:style-name="ce8"/>
          <table:table-cell office:value-type="float" office:value="1815332">
            <text:p>1,815,332</text:p>
          </table:table-cell>
          <table:table-cell office:value-type="float" office:value="1818511">
            <text:p>1,818,511</text:p>
          </table:table-cell>
          <table:table-cell table:formula="of:=[.I122]+[.J122]" office:value-type="float" office:value="3633843">
            <text:p>3,633,843</text:p>
          </table:table-cell>
          <table:table-cell table:style-name="ce9" table:formula="of:=[.I122]/[.J122]" office:value-type="float" office:value="0.99825186649957">
            <text:p>1.00</text:p>
          </table:table-cell>
          <table:table-cell table:number-columns-repeated="1012"/>
        </table:table-row>
        <table:table-row table:style-name="ro1">
          <table:table-cell office:value-type="float" office:value="1972">
            <text:p>1972</text:p>
          </table:table-cell>
          <table:table-cell table:formula="of:=[$'source book revised'.T122]" office:value-type="float" office:value="2075">
            <text:p>2,075</text:p>
          </table:table-cell>
          <table:table-cell table:formula="of:=[$'source book revised'.U122]" office:value-type="float" office:value="32">
            <text:p>32</text:p>
          </table:table-cell>
          <table:table-cell table:formula="of:=[$'source book revised'.V122]" office:value-type="float" office:value="2107">
            <text:p>2,107</text:p>
          </table:table-cell>
          <table:table-cell table:formula="of:=[.B123]/[.C123]" office:value-type="float" office:value="64.84375">
            <text:p>64.8</text:p>
          </table:table-cell>
          <table:table-cell table:formula="of:=[.E123]/[.L123]" office:value-type="float" office:value="64.9813891548812">
            <text:p>65.0</text:p>
          </table:table-cell>
          <table:table-cell table:style-name="ce8" table:formula="of:=[.D123]*100000/[.K123]" office:value-type="float" office:value="57.1601264847526">
            <text:p>57</text:p>
          </table:table-cell>
          <table:table-cell table:style-name="ce8"/>
          <table:table-cell office:value-type="float" office:value="1841114">
            <text:p>1,841,114</text:p>
          </table:table-cell>
          <table:table-cell office:value-type="float" office:value="1845022">
            <text:p>1,845,022</text:p>
          </table:table-cell>
          <table:table-cell table:formula="of:=[.I123]+[.J123]" office:value-type="float" office:value="3686136">
            <text:p>3,686,136</text:p>
          </table:table-cell>
          <table:table-cell table:style-name="ce9" table:formula="of:=[.I123]/[.J123]" office:value-type="float" office:value="0.997881868075286">
            <text:p>1.00</text:p>
          </table:table-cell>
          <table:table-cell table:number-columns-repeated="1012"/>
        </table:table-row>
        <table:table-row table:style-name="ro1">
          <table:table-cell office:value-type="float" office:value="1973">
            <text:p>1973</text:p>
          </table:table-cell>
          <table:table-cell table:formula="of:=[$'source book revised'.T123]" office:value-type="float" office:value="1841">
            <text:p>1,841</text:p>
          </table:table-cell>
          <table:table-cell table:formula="of:=[$'source book revised'.U123]" office:value-type="float" office:value="29">
            <text:p>29</text:p>
          </table:table-cell>
          <table:table-cell table:formula="of:=[$'source book revised'.V123]" office:value-type="float" office:value="1870">
            <text:p>1,870</text:p>
          </table:table-cell>
          <table:table-cell table:formula="of:=[.B124]/[.C124]" office:value-type="float" office:value="63.4827586206897">
            <text:p>63.5</text:p>
          </table:table-cell>
          <table:table-cell table:formula="of:=[.E124]/[.L124]" office:value-type="float" office:value="63.6412707844349">
            <text:p>63.6</text:p>
          </table:table-cell>
          <table:table-cell table:style-name="ce8" table:formula="of:=[.D124]*100000/[.K124]" office:value-type="float" office:value="50.1229755142564">
            <text:p>50</text:p>
          </table:table-cell>
          <table:table-cell table:style-name="ce8"/>
          <table:table-cell office:value-type="float" office:value="1863086">
            <text:p>1,863,086</text:p>
          </table:table-cell>
          <table:table-cell office:value-type="float" office:value="1867738">
            <text:p>1,867,738</text:p>
          </table:table-cell>
          <table:table-cell table:formula="of:=[.I124]+[.J124]" office:value-type="float" office:value="3730824">
            <text:p>3,730,824</text:p>
          </table:table-cell>
          <table:table-cell table:style-name="ce9" table:formula="of:=[.I124]/[.J124]" office:value-type="float" office:value="0.997509286634421">
            <text:p>1.00</text:p>
          </table:table-cell>
          <table:table-cell table:number-columns-repeated="1012"/>
        </table:table-row>
        <table:table-row table:style-name="ro1">
          <table:table-cell office:value-type="float" office:value="1974">
            <text:p>1974</text:p>
          </table:table-cell>
          <table:table-cell table:formula="of:=[$'source book revised'.T124]" office:value-type="float" office:value="1627">
            <text:p>1,627</text:p>
          </table:table-cell>
          <table:table-cell table:formula="of:=[$'source book revised'.U124]" office:value-type="float" office:value="24">
            <text:p>24</text:p>
          </table:table-cell>
          <table:table-cell table:formula="of:=[$'source book revised'.V124]" office:value-type="float" office:value="1651">
            <text:p>1,651</text:p>
          </table:table-cell>
          <table:table-cell table:formula="of:=[.B125]/[.C125]" office:value-type="float" office:value="67.7916666666667">
            <text:p>67.8</text:p>
          </table:table-cell>
          <table:table-cell table:formula="of:=[.E125]/[.L125]" office:value-type="float" office:value="67.9764104549792">
            <text:p>68.0</text:p>
          </table:table-cell>
          <table:table-cell table:style-name="ce8" table:formula="of:=[.D125]*100000/[.K125]" office:value-type="float" office:value="43.6820213425435">
            <text:p>44</text:p>
          </table:table-cell>
          <table:table-cell table:style-name="ce8"/>
          <table:table-cell office:value-type="float" office:value="1887222">
            <text:p>1,887,222</text:p>
          </table:table-cell>
          <table:table-cell office:value-type="float" office:value="1892365">
            <text:p>1,892,365</text:p>
          </table:table-cell>
          <table:table-cell table:formula="of:=[.I125]+[.J125]" office:value-type="float" office:value="3779587">
            <text:p>3,779,587</text:p>
          </table:table-cell>
          <table:table-cell table:style-name="ce9" table:formula="of:=[.I125]/[.J125]" office:value-type="float" office:value="0.997282236777789">
            <text:p>1.00</text:p>
          </table:table-cell>
          <table:table-cell table:number-columns-repeated="1012"/>
        </table:table-row>
        <table:table-row table:style-name="ro1">
          <table:table-cell office:value-type="float" office:value="1975">
            <text:p>1975</text:p>
          </table:table-cell>
          <table:table-cell table:formula="of:=[$'source book revised'.T125]" office:value-type="float" office:value="1580">
            <text:p>1,580</text:p>
          </table:table-cell>
          <table:table-cell table:formula="of:=[$'source book revised'.U125]" office:value-type="float" office:value="24">
            <text:p>24</text:p>
          </table:table-cell>
          <table:table-cell table:formula="of:=[$'source book revised'.V125]" office:value-type="float" office:value="1604">
            <text:p>1,604</text:p>
          </table:table-cell>
          <table:table-cell table:formula="of:=[.B126]/[.C126]" office:value-type="float" office:value="65.8333333333333">
            <text:p>65.8</text:p>
          </table:table-cell>
          <table:table-cell table:formula="of:=[.E126]/[.L126]" office:value-type="float" office:value="66.1208048287758">
            <text:p>66.1</text:p>
          </table:table-cell>
          <table:table-cell table:style-name="ce8" table:formula="of:=[.D126]*100000/[.K126]" office:value-type="float" office:value="42.2032407037101">
            <text:p>42</text:p>
          </table:table-cell>
          <table:table-cell table:style-name="ce8"/>
          <table:table-cell office:value-type="float" office:value="1896188">
            <text:p>1,896,188</text:p>
          </table:table-cell>
          <table:table-cell office:value-type="float" office:value="1904468">
            <text:p>1,904,468</text:p>
          </table:table-cell>
          <table:table-cell table:formula="of:=[.I126]+[.J126]" office:value-type="float" office:value="3800656">
            <text:p>3,800,656</text:p>
          </table:table-cell>
          <table:table-cell table:style-name="ce9" table:formula="of:=[.I126]/[.J126]" office:value-type="float" office:value="0.995652329154389">
            <text:p>1.00</text:p>
          </table:table-cell>
          <table:table-cell table:number-columns-repeated="1012"/>
        </table:table-row>
        <table:table-row table:style-name="ro1">
          <table:table-cell office:value-type="float" office:value="1976">
            <text:p>1976</text:p>
          </table:table-cell>
          <table:table-cell table:formula="of:=[$'source book revised'.T126]" office:value-type="float" office:value="1452">
            <text:p>1,452</text:p>
          </table:table-cell>
          <table:table-cell table:formula="of:=[$'source book revised'.U126]" office:value-type="float" office:value="32">
            <text:p>32</text:p>
          </table:table-cell>
          <table:table-cell table:formula="of:=[$'source book revised'.V126]" office:value-type="float" office:value="1484">
            <text:p>1,484</text:p>
          </table:table-cell>
          <table:table-cell table:formula="of:=[.B127]/[.C127]" office:value-type="float" office:value="45.375">
            <text:p>45.4</text:p>
          </table:table-cell>
          <table:table-cell table:formula="of:=[.E127]/[.L127]" office:value-type="float" office:value="45.6757053083033">
            <text:p>45.7</text:p>
          </table:table-cell>
          <table:table-cell table:style-name="ce8" table:formula="of:=[.D127]*100000/[.K127]" office:value-type="float" office:value="38.8081301463595">
            <text:p>39</text:p>
          </table:table-cell>
          <table:table-cell table:style-name="ce8"/>
          <table:table-cell office:value-type="float" office:value="1905656">
            <text:p>1,905,656</text:p>
          </table:table-cell>
          <table:table-cell office:value-type="float" office:value="1918285">
            <text:p>1,918,285</text:p>
          </table:table-cell>
          <table:table-cell table:formula="of:=[.I127]+[.J127]" office:value-type="float" office:value="3823941">
            <text:p>3,823,941</text:p>
          </table:table-cell>
          <table:table-cell table:style-name="ce9" table:formula="of:=[.I127]/[.J127]" office:value-type="float" office:value="0.993416515272757">
            <text:p>0.99</text:p>
          </table:table-cell>
          <table:table-cell table:number-columns-repeated="1012"/>
        </table:table-row>
        <table:table-row table:style-name="ro1">
          <table:table-cell office:value-type="float" office:value="1977">
            <text:p>1977</text:p>
          </table:table-cell>
          <table:table-cell table:formula="of:=[$'source book revised'.T127]" office:value-type="float" office:value="1492">
            <text:p>1,492</text:p>
          </table:table-cell>
          <table:table-cell table:formula="of:=[$'source book revised'.U127]" office:value-type="float" office:value="33">
            <text:p>33</text:p>
          </table:table-cell>
          <table:table-cell table:formula="of:=[$'source book revised'.V127]" office:value-type="float" office:value="1525">
            <text:p>1,525</text:p>
          </table:table-cell>
          <table:table-cell table:formula="of:=[.B128]/[.C128]" office:value-type="float" office:value="45.2121212121212">
            <text:p>45.2</text:p>
          </table:table-cell>
          <table:table-cell table:formula="of:=[.E128]/[.L128]" office:value-type="float" office:value="45.593129119169">
            <text:p>45.6</text:p>
          </table:table-cell>
          <table:table-cell table:style-name="ce8" table:formula="of:=[.D128]*100000/[.K128]" office:value-type="float" office:value="39.5837708097074">
            <text:p>40</text:p>
          </table:table-cell>
          <table:table-cell table:style-name="ce8"/>
          <table:table-cell office:value-type="float" office:value="1918212">
            <text:p>1,918,212</text:p>
          </table:table-cell>
          <table:table-cell office:value-type="float" office:value="1934377">
            <text:p>1,934,377</text:p>
          </table:table-cell>
          <table:table-cell table:formula="of:=[.I128]+[.J128]" office:value-type="float" office:value="3852589">
            <text:p>3,852,589</text:p>
          </table:table-cell>
          <table:table-cell table:style-name="ce9" table:formula="of:=[.I128]/[.J128]" office:value-type="float" office:value="0.991643304278328">
            <text:p>0.99</text:p>
          </table:table-cell>
          <table:table-cell table:number-columns-repeated="1012"/>
        </table:table-row>
        <table:table-row table:style-name="ro1">
          <table:table-cell office:value-type="float" office:value="1978">
            <text:p>1978</text:p>
          </table:table-cell>
          <table:table-cell table:formula="of:=[$'source book revised'.T128]" office:value-type="float" office:value="1561">
            <text:p>1,561</text:p>
          </table:table-cell>
          <table:table-cell table:formula="of:=[$'source book revised'.U128]" office:value-type="float" office:value="34">
            <text:p>34</text:p>
          </table:table-cell>
          <table:table-cell table:formula="of:=[$'source book revised'.V128]" office:value-type="float" office:value="1595">
            <text:p>1,595</text:p>
          </table:table-cell>
          <table:table-cell table:formula="of:=[.B129]/[.C129]" office:value-type="float" office:value="45.9117647058824">
            <text:p>45.9</text:p>
          </table:table-cell>
          <table:table-cell table:formula="of:=[.E129]/[.L129]" office:value-type="float" office:value="46.3951339622272">
            <text:p>46.4</text:p>
          </table:table-cell>
          <table:table-cell table:style-name="ce8" table:formula="of:=[.D129]*100000/[.K129]" office:value-type="float" office:value="41.1665915172044">
            <text:p>41</text:p>
          </table:table-cell>
          <table:table-cell table:style-name="ce8"/>
          <table:table-cell office:value-type="float" office:value="1927106">
            <text:p>1,927,106</text:p>
          </table:table-cell>
          <table:table-cell office:value-type="float" office:value="1947395">
            <text:p>1,947,395</text:p>
          </table:table-cell>
          <table:table-cell table:formula="of:=[.I129]+[.J129]" office:value-type="float" office:value="3874501">
            <text:p>3,874,501</text:p>
          </table:table-cell>
          <table:table-cell table:style-name="ce9" table:formula="of:=[.I129]/[.J129]" office:value-type="float" office:value="0.989581466523227">
            <text:p>0.99</text:p>
          </table:table-cell>
          <table:table-cell table:number-columns-repeated="1012"/>
        </table:table-row>
        <table:table-row table:style-name="ro1">
          <table:table-cell office:value-type="float" office:value="1979">
            <text:p>1979</text:p>
          </table:table-cell>
          <table:table-cell table:formula="of:=[$'source book revised'.T129]" office:value-type="float" office:value="1681">
            <text:p>1,681</text:p>
          </table:table-cell>
          <table:table-cell table:formula="of:=[$'source book revised'.U129]" office:value-type="float" office:value="46">
            <text:p>46</text:p>
          </table:table-cell>
          <table:table-cell table:formula="of:=[$'source book revised'.V129]" office:value-type="float" office:value="1727">
            <text:p>1,727</text:p>
          </table:table-cell>
          <table:table-cell table:formula="of:=[.B130]/[.C130]" office:value-type="float" office:value="36.5434782608696">
            <text:p>36.5</text:p>
          </table:table-cell>
          <table:table-cell table:formula="of:=[.E130]/[.L130]" office:value-type="float" office:value="37.0009821987512">
            <text:p>37.0</text:p>
          </table:table-cell>
          <table:table-cell table:style-name="ce8" table:formula="of:=[.D130]*100000/[.K130]" office:value-type="float" office:value="44.2821307627988">
            <text:p>44</text:p>
          </table:table-cell>
          <table:table-cell table:style-name="ce8"/>
          <table:table-cell office:value-type="float" office:value="1937866">
            <text:p>1,937,866</text:p>
          </table:table-cell>
          <table:table-cell office:value-type="float" office:value="1962127">
            <text:p>1,962,127</text:p>
          </table:table-cell>
          <table:table-cell table:formula="of:=[.I130]+[.J130]" office:value-type="float" office:value="3899993">
            <text:p>3,899,993</text:p>
          </table:table-cell>
          <table:table-cell table:style-name="ce9" table:formula="of:=[.I130]/[.J130]" office:value-type="float" office:value="0.987635356936631">
            <text:p>0.99</text:p>
          </table:table-cell>
          <table:table-cell table:number-columns-repeated="1012"/>
        </table:table-row>
        <table:table-row table:style-name="ro1">
          <table:table-cell office:value-type="float" office:value="1980">
            <text:p>1980</text:p>
          </table:table-cell>
          <table:table-cell table:formula="of:=[$'source book revised'.T130]" office:value-type="float" office:value="1734">
            <text:p>1,734</text:p>
          </table:table-cell>
          <table:table-cell table:formula="of:=[$'source book revised'.U130]" office:value-type="float" office:value="54">
            <text:p>54</text:p>
          </table:table-cell>
          <table:table-cell table:formula="of:=[$'source book revised'.V130]" office:value-type="float" office:value="1788">
            <text:p>1,788</text:p>
          </table:table-cell>
          <table:table-cell table:formula="of:=[.B131]/[.C131]" office:value-type="float" office:value="32.1111111111111">
            <text:p>32.1</text:p>
          </table:table-cell>
          <table:table-cell table:formula="of:=[.E131]/[.L131]" office:value-type="float" office:value="32.5678527995237">
            <text:p>32.6</text:p>
          </table:table-cell>
          <table:table-cell table:style-name="ce8" table:formula="of:=[.D131]*100000/[.K131]" office:value-type="float" office:value="45.4886017724781">
            <text:p>45</text:p>
          </table:table-cell>
          <table:table-cell table:style-name="ce8"/>
          <table:table-cell office:value-type="float" office:value="1951449">
            <text:p>1,951,449</text:p>
          </table:table-cell>
          <table:table-cell office:value-type="float" office:value="1979206">
            <text:p>1,979,206</text:p>
          </table:table-cell>
          <table:table-cell table:formula="of:=[.I131]+[.J131]" office:value-type="float" office:value="3930655">
            <text:p>3,930,655</text:p>
          </table:table-cell>
          <table:table-cell table:style-name="ce9" table:formula="of:=[.I131]/[.J131]" office:value-type="float" office:value="0.985975689241039">
            <text:p>0.99</text:p>
          </table:table-cell>
          <table:table-cell table:number-columns-repeated="1012"/>
        </table:table-row>
        <table:table-row table:style-name="ro1">
          <table:table-cell office:value-type="float" office:value="1981">
            <text:p>1981</text:p>
          </table:table-cell>
          <table:table-cell table:formula="of:=[$'source book revised'.T131]" office:value-type="float" office:value="1725">
            <text:p>1,725</text:p>
          </table:table-cell>
          <table:table-cell table:formula="of:=[$'source book revised'.U131]" office:value-type="float" office:value="55">
            <text:p>55</text:p>
          </table:table-cell>
          <table:table-cell table:formula="of:=[$'source book revised'.V131]" office:value-type="float" office:value="1780">
            <text:p>1,780</text:p>
          </table:table-cell>
          <table:table-cell table:formula="of:=[.B132]/[.C132]" office:value-type="float" office:value="31.3636363636364">
            <text:p>31.4</text:p>
          </table:table-cell>
          <table:table-cell table:formula="of:=[.E132]/[.L132]" office:value-type="float" office:value="31.8366353089731">
            <text:p>31.8</text:p>
          </table:table-cell>
          <table:table-cell table:style-name="ce8" table:formula="of:=[.D132]*100000/[.K132]" office:value-type="float" office:value="44.8543719657151">
            <text:p>45</text:p>
          </table:table-cell>
          <table:table-cell table:style-name="ce8"/>
          <table:table-cell office:value-type="float" office:value="1969349">
            <text:p>1,969,349</text:p>
          </table:table-cell>
          <table:table-cell office:value-type="float" office:value="1999049">
            <text:p>1,999,049</text:p>
          </table:table-cell>
          <table:table-cell table:formula="of:=[.I132]+[.J132]" office:value-type="float" office:value="3968398">
            <text:p>3,968,398</text:p>
          </table:table-cell>
          <table:table-cell table:style-name="ce9" table:formula="of:=[.I132]/[.J132]" office:value-type="float" office:value="0.985142935465814">
            <text:p>0.99</text:p>
          </table:table-cell>
          <table:table-cell table:number-columns-repeated="1012"/>
        </table:table-row>
        <table:table-row table:style-name="ro1">
          <table:table-cell office:value-type="float" office:value="1982">
            <text:p>1982</text:p>
          </table:table-cell>
          <table:table-cell table:formula="of:=[$'source book revised'.T132]" office:value-type="float" office:value="1803">
            <text:p>1,803</text:p>
          </table:table-cell>
          <table:table-cell table:formula="of:=[$'source book revised'.U132]" office:value-type="float" office:value="57">
            <text:p>57</text:p>
          </table:table-cell>
          <table:table-cell table:formula="of:=[$'source book revised'.V132]" office:value-type="float" office:value="1860">
            <text:p>1,860</text:p>
          </table:table-cell>
          <table:table-cell table:formula="of:=[.B133]/[.C133]" office:value-type="float" office:value="31.6315789473684">
            <text:p>31.6</text:p>
          </table:table-cell>
          <table:table-cell table:formula="of:=[.E133]/[.L133]" office:value-type="float" office:value="32.1020821896753">
            <text:p>32.1</text:p>
          </table:table-cell>
          <table:table-cell table:style-name="ce8" table:formula="of:=[.D133]*100000/[.K133]" office:value-type="float" office:value="46.3529799358884">
            <text:p>46</text:p>
          </table:table-cell>
          <table:table-cell table:style-name="ce8"/>
          <table:table-cell office:value-type="float" office:value="1991532">
            <text:p>1,991,532</text:p>
          </table:table-cell>
          <table:table-cell office:value-type="float" office:value="2021155">
            <text:p>2,021,155</text:p>
          </table:table-cell>
          <table:table-cell table:formula="of:=[.I133]+[.J133]" office:value-type="float" office:value="4012687">
            <text:p>4,012,687</text:p>
          </table:table-cell>
          <table:table-cell table:style-name="ce9" table:formula="of:=[.I133]/[.J133]" office:value-type="float" office:value="0.985343528823866">
            <text:p>0.99</text:p>
          </table:table-cell>
          <table:table-cell table:number-columns-repeated="1012"/>
        </table:table-row>
        <table:table-row table:style-name="ro1">
          <table:table-cell office:value-type="float" office:value="1983">
            <text:p>1983</text:p>
          </table:table-cell>
          <table:table-cell table:formula="of:=[$'source book revised'.T133]" office:value-type="float" office:value="1900">
            <text:p>1,900</text:p>
          </table:table-cell>
          <table:table-cell table:formula="of:=[$'source book revised'.U133]" office:value-type="float" office:value="59">
            <text:p>59</text:p>
          </table:table-cell>
          <table:table-cell table:formula="of:=[$'source book revised'.V133]" office:value-type="float" office:value="1959">
            <text:p>1,959</text:p>
          </table:table-cell>
          <table:table-cell table:formula="of:=[.B134]/[.C134]" office:value-type="float" office:value="32.2033898305085">
            <text:p>32.2</text:p>
          </table:table-cell>
          <table:table-cell table:formula="of:=[.E134]/[.L134]" office:value-type="float" office:value="32.6772451295957">
            <text:p>32.7</text:p>
          </table:table-cell>
          <table:table-cell table:style-name="ce8" table:formula="of:=[.D134]*100000/[.K134]" office:value-type="float" office:value="48.3167089982533">
            <text:p>48</text:p>
          </table:table-cell>
          <table:table-cell table:style-name="ce8"/>
          <table:table-cell office:value-type="float" office:value="2012443">
            <text:p>2,012,443</text:p>
          </table:table-cell>
          <table:table-cell office:value-type="float" office:value="2042055">
            <text:p>2,042,055</text:p>
          </table:table-cell>
          <table:table-cell table:formula="of:=[.I134]+[.J134]" office:value-type="float" office:value="4054498">
            <text:p>4,054,498</text:p>
          </table:table-cell>
          <table:table-cell table:style-name="ce9" table:formula="of:=[.I134]/[.J134]" office:value-type="float" office:value="0.985498921429638">
            <text:p>0.99</text:p>
          </table:table-cell>
          <table:table-cell table:number-columns-repeated="1012"/>
        </table:table-row>
        <table:table-row table:style-name="ro1">
          <table:table-cell office:value-type="float" office:value="1984">
            <text:p>1984</text:p>
          </table:table-cell>
          <table:table-cell table:formula="of:=[$'source book revised'.T134]" office:value-type="float" office:value="1738">
            <text:p>1,738</text:p>
          </table:table-cell>
          <table:table-cell table:formula="of:=[$'source book revised'.U134]" office:value-type="float" office:value="83">
            <text:p>83</text:p>
          </table:table-cell>
          <table:table-cell table:formula="of:=[$'source book revised'.V134]" office:value-type="float" office:value="1821">
            <text:p>1,821</text:p>
          </table:table-cell>
          <table:table-cell table:formula="of:=[.B135]/[.C135]" office:value-type="float" office:value="20.9397590361446">
            <text:p>20.9</text:p>
          </table:table-cell>
          <table:table-cell table:formula="of:=[.E135]/[.L135]" office:value-type="float" office:value="21.2529681948094">
            <text:p>21.3</text:p>
          </table:table-cell>
          <table:table-cell table:style-name="ce8" table:formula="of:=[.D135]*100000/[.K135]" office:value-type="float" office:value="44.4402143672943">
            <text:p>44</text:p>
          </table:table-cell>
          <table:table-cell table:style-name="ce8"/>
          <table:table-cell office:value-type="float" office:value="2033611">
            <text:p>2,033,611</text:p>
          </table:table-cell>
          <table:table-cell office:value-type="float" office:value="2064029">
            <text:p>2,064,029</text:p>
          </table:table-cell>
          <table:table-cell table:formula="of:=[.I135]+[.J135]" office:value-type="float" office:value="4097640">
            <text:p>4,097,640</text:p>
          </table:table-cell>
          <table:table-cell table:style-name="ce9" table:formula="of:=[.I135]/[.J135]" office:value-type="float" office:value="0.985262803962541">
            <text:p>0.99</text:p>
          </table:table-cell>
          <table:table-cell table:number-columns-repeated="1012"/>
        </table:table-row>
        <table:table-row table:style-name="ro1">
          <table:table-cell office:value-type="float" office:value="1985">
            <text:p>1985</text:p>
          </table:table-cell>
          <table:table-cell table:formula="of:=[$'source book revised'.T135]" office:value-type="float" office:value="1819">
            <text:p>1,819</text:p>
          </table:table-cell>
          <table:table-cell table:formula="of:=[$'source book revised'.U135]" office:value-type="float" office:value="97">
            <text:p>97</text:p>
          </table:table-cell>
          <table:table-cell table:formula="of:=[$'source book revised'.V135]" office:value-type="float" office:value="1916">
            <text:p>1,916</text:p>
          </table:table-cell>
          <table:table-cell table:formula="of:=[.B136]/[.C136]" office:value-type="float" office:value="18.7525773195876">
            <text:p>18.8</text:p>
          </table:table-cell>
          <table:table-cell table:formula="of:=[.E136]/[.L136]" office:value-type="float" office:value="19.0224956525009">
            <text:p>19.0</text:p>
          </table:table-cell>
          <table:table-cell table:style-name="ce8" table:formula="of:=[.D136]*100000/[.K136]" office:value-type="float" office:value="46.2754874443927">
            <text:p>46</text:p>
          </table:table-cell>
          <table:table-cell table:style-name="ce8"/>
          <table:table-cell office:value-type="float" office:value="2055418">
            <text:p>2,055,418</text:p>
          </table:table-cell>
          <table:table-cell office:value-type="float" office:value="2085003">
            <text:p>2,085,003</text:p>
          </table:table-cell>
          <table:table-cell table:formula="of:=[.I136]+[.J136]" office:value-type="float" office:value="4140421">
            <text:p>4,140,421</text:p>
          </table:table-cell>
          <table:table-cell table:style-name="ce9" table:formula="of:=[.I136]/[.J136]" office:value-type="float" office:value="0.985810571975196">
            <text:p>0.99</text:p>
          </table:table-cell>
          <table:table-cell table:number-columns-repeated="1012"/>
        </table:table-row>
        <table:table-row table:style-name="ro1">
          <table:table-cell office:value-type="float" office:value="1986">
            <text:p>1986</text:p>
          </table:table-cell>
          <table:table-cell table:formula="of:=[$'source book revised'.T136]" office:value-type="float" office:value="1834">
            <text:p>1,834</text:p>
          </table:table-cell>
          <table:table-cell table:formula="of:=[$'source book revised'.U136]" office:value-type="float" office:value="106">
            <text:p>106</text:p>
          </table:table-cell>
          <table:table-cell table:formula="of:=[$'source book revised'.V136]" office:value-type="float" office:value="1940">
            <text:p>1,940</text:p>
          </table:table-cell>
          <table:table-cell table:formula="of:=[.B137]/[.C137]" office:value-type="float" office:value="17.3018867924528">
            <text:p>17.3</text:p>
          </table:table-cell>
          <table:table-cell table:formula="of:=[.E137]/[.L137]" office:value-type="float" office:value="17.5554283493268">
            <text:p>17.6</text:p>
          </table:table-cell>
          <table:table-cell table:style-name="ce8" table:formula="of:=[.D137]*100000/[.K137]" office:value-type="float" office:value="46.3688638337681">
            <text:p>46</text:p>
          </table:table-cell>
          <table:table-cell table:style-name="ce8"/>
          <table:table-cell office:value-type="float" office:value="2076705">
            <text:p>2,076,705</text:p>
          </table:table-cell>
          <table:table-cell office:value-type="float" office:value="2107137">
            <text:p>2,107,137</text:p>
          </table:table-cell>
          <table:table-cell table:formula="of:=[.I137]+[.J137]" office:value-type="float" office:value="4183842">
            <text:p>4,183,842</text:p>
          </table:table-cell>
          <table:table-cell table:style-name="ce9" table:formula="of:=[.I137]/[.J137]" office:value-type="float" office:value="0.98555765477043">
            <text:p>0.99</text:p>
          </table:table-cell>
          <table:table-cell table:number-columns-repeated="1012"/>
        </table:table-row>
        <table:table-row table:style-name="ro1">
          <table:table-cell office:value-type="float" office:value="1987">
            <text:p>1987</text:p>
          </table:table-cell>
          <table:table-cell table:formula="of:=[$'source book revised'.T137]" office:value-type="float" office:value="1906">
            <text:p>1,906</text:p>
          </table:table-cell>
          <table:table-cell table:formula="of:=[$'source book revised'.U137]" office:value-type="float" office:value="111">
            <text:p>111</text:p>
          </table:table-cell>
          <table:table-cell table:formula="of:=[$'source book revised'.V137]" office:value-type="float" office:value="2017">
            <text:p>2,017</text:p>
          </table:table-cell>
          <table:table-cell table:formula="of:=[.B138]/[.C138]" office:value-type="float" office:value="17.1711711711712">
            <text:p>17.2</text:p>
          </table:table-cell>
          <table:table-cell table:formula="of:=[.E138]/[.L138]" office:value-type="float" office:value="17.4114068442759">
            <text:p>17.4</text:p>
          </table:table-cell>
          <table:table-cell table:style-name="ce8" table:formula="of:=[.D138]*100000/[.K138]" office:value-type="float" office:value="47.627537075452">
            <text:p>48</text:p>
          </table:table-cell>
          <table:table-cell table:style-name="ce8"/>
          <table:table-cell office:value-type="float" office:value="2102763">
            <text:p>2,102,763</text:p>
          </table:table-cell>
          <table:table-cell office:value-type="float" office:value="2132182">
            <text:p>2,132,182</text:p>
          </table:table-cell>
          <table:table-cell table:formula="of:=[.I138]+[.J138]" office:value-type="float" office:value="4234945">
            <text:p>4,234,945</text:p>
          </table:table-cell>
          <table:table-cell table:style-name="ce9" table:formula="of:=[.I138]/[.J138]" office:value-type="float" office:value="0.986202397356323">
            <text:p>0.99</text:p>
          </table:table-cell>
          <table:table-cell table:number-columns-repeated="1012"/>
        </table:table-row>
        <table:table-row table:style-name="ro1">
          <table:table-cell office:value-type="float" office:value="1988">
            <text:p>1988</text:p>
          </table:table-cell>
          <table:table-cell table:formula="of:=[$'monthly 1976-92'.D107]" office:value-type="float" office:value="1941.96712328767">
            <text:p>1,942</text:p>
          </table:table-cell>
          <table:table-cell table:formula="of:=[$'monthly 1976-92'.E107]" office:value-type="float" office:value="121.128767123288">
            <text:p>121</text:p>
          </table:table-cell>
          <table:table-cell table:formula="of:=[.B139]+[.C139]" office:value-type="float" office:value="2063.09589041096">
            <text:p>2,063</text:p>
          </table:table-cell>
          <table:table-cell table:formula="of:=[.B139]/[.C139]" office:value-type="float" office:value="16.0322536867819">
            <text:p>16.0</text:p>
          </table:table-cell>
          <table:table-cell table:formula="of:=[.E139]/[.L139]" office:value-type="float" office:value="16.2641701763482">
            <text:p>16.3</text:p>
          </table:table-cell>
          <table:table-cell table:style-name="ce8" table:formula="of:=[.D139]*100000/[.K139]" office:value-type="float" office:value="48.0314737133834">
            <text:p>48</text:p>
          </table:table-cell>
          <table:table-cell table:style-name="ce8"/>
          <table:table-cell office:value-type="float" office:value="2132228">
            <text:p>2,132,228</text:p>
          </table:table-cell>
          <table:table-cell office:value-type="float" office:value="2163072">
            <text:p>2,163,072</text:p>
          </table:table-cell>
          <table:table-cell table:formula="of:=[.I139]+[.J139]" office:value-type="float" office:value="4295300">
            <text:p>4,295,300</text:p>
          </table:table-cell>
          <table:table-cell table:style-name="ce9" table:formula="of:=[.I139]/[.J139]" office:value-type="float" office:value="0.985740650334339">
            <text:p>0.99</text:p>
          </table:table-cell>
          <table:table-cell table:number-columns-repeated="1012"/>
        </table:table-row>
        <table:table-row table:style-name="ro1">
          <table:table-cell office:value-type="float" office:value="1989">
            <text:p>1989</text:p>
          </table:table-cell>
          <table:table-cell table:formula="of:=[$'monthly 1976-92'.D108]" office:value-type="float" office:value="2125.2454164484">
            <text:p>2,125</text:p>
          </table:table-cell>
          <table:table-cell table:formula="of:=[$'monthly 1976-92'.E108]" office:value-type="float" office:value="134.536144578313">
            <text:p>135</text:p>
          </table:table-cell>
          <table:table-cell table:formula="of:=[.B140]+[.C140]" office:value-type="float" office:value="2259.78156102672">
            <text:p>2,260</text:p>
          </table:table-cell>
          <table:table-cell table:formula="of:=[.B140]/[.C140]" office:value-type="float" office:value="15.7968360332438">
            <text:p>15.8</text:p>
          </table:table-cell>
          <table:table-cell table:formula="of:=[.E140]/[.L140]" office:value-type="float" office:value="16.0384215061732">
            <text:p>16.0</text:p>
          </table:table-cell>
          <table:table-cell table:style-name="ce8" table:formula="of:=[.D140]*100000/[.K140]" office:value-type="float" office:value="51.9702076370638">
            <text:p>52</text:p>
          </table:table-cell>
          <table:table-cell table:style-name="ce8"/>
          <table:table-cell office:value-type="float" office:value="2157614">
            <text:p>2,157,614</text:p>
          </table:table-cell>
          <table:table-cell office:value-type="float" office:value="2190611">
            <text:p>2,190,611</text:p>
          </table:table-cell>
          <table:table-cell table:formula="of:=[.I140]+[.J140]" office:value-type="float" office:value="4348225">
            <text:p>4,348,225</text:p>
          </table:table-cell>
          <table:table-cell table:style-name="ce9" table:formula="of:=[.I140]/[.J140]" office:value-type="float" office:value="0.984937079198452">
            <text:p>0.98</text:p>
          </table:table-cell>
          <table:table-cell table:number-columns-repeated="1012"/>
        </table:table-row>
        <table:table-row table:style-name="ro1">
          <table:table-cell office:value-type="float" office:value="1990">
            <text:p>1990</text:p>
          </table:table-cell>
          <table:table-cell table:formula="of:=[$'monthly 1976-92'.D109]" office:value-type="float" office:value="2179.45205479452">
            <text:p>2,179</text:p>
          </table:table-cell>
          <table:table-cell table:formula="of:=[$'monthly 1976-92'.E109]" office:value-type="float" office:value="125.079452054795">
            <text:p>125</text:p>
          </table:table-cell>
          <table:table-cell table:formula="of:=[.B141]+[.C141]" office:value-type="float" office:value="2304.53150684931">
            <text:p>2,305</text:p>
          </table:table-cell>
          <table:table-cell table:formula="of:=[.B141]/[.C141]" office:value-type="float" office:value="17.4245411135936">
            <text:p>17.4</text:p>
          </table:table-cell>
          <table:table-cell table:formula="of:=[.E141]/[.L141]" office:value-type="float" office:value="17.7017306743574">
            <text:p>17.7</text:p>
          </table:table-cell>
          <table:table-cell table:style-name="ce8" table:formula="of:=[.D141]*100000/[.K141]" office:value-type="float" office:value="52.3673015915242">
            <text:p>52</text:p>
          </table:table-cell>
          <table:table-cell table:style-name="ce8"/>
          <table:table-cell office:value-type="float" office:value="2182990">
            <text:p>2,182,990</text:p>
          </table:table-cell>
          <table:table-cell office:value-type="float" office:value="2217717">
            <text:p>2,217,717</text:p>
          </table:table-cell>
          <table:table-cell table:formula="of:=[.I141]+[.J141]" office:value-type="float" office:value="4400707">
            <text:p>4,400,707</text:p>
          </table:table-cell>
          <table:table-cell table:style-name="ce9" table:formula="of:=[.I141]/[.J141]" office:value-type="float" office:value="0.984341103937067">
            <text:p>0.98</text:p>
          </table:table-cell>
          <table:table-cell table:number-columns-repeated="1012"/>
        </table:table-row>
        <table:table-row table:style-name="ro1">
          <table:table-cell office:value-type="float" office:value="1991">
            <text:p>1991</text:p>
          </table:table-cell>
          <table:table-cell table:formula="of:=[$'monthly 1976-92'.D110]" office:value-type="float" office:value="2175.07950453694">
            <text:p>2,175</text:p>
          </table:table-cell>
          <table:table-cell table:formula="of:=[$'monthly 1976-92'.E110]" office:value-type="float" office:value="109.577287066246">
            <text:p>110</text:p>
          </table:table-cell>
          <table:table-cell table:formula="of:=[.B142]+[.C142]" office:value-type="float" office:value="2284.65679160319">
            <text:p>2,285</text:p>
          </table:table-cell>
          <table:table-cell table:formula="of:=[.B142]/[.C142]" office:value-type="float" office:value="19.849729471966">
            <text:p>19.8</text:p>
          </table:table-cell>
          <table:table-cell table:formula="of:=[.E142]/[.L142]" office:value-type="float" office:value="20.1988646142905">
            <text:p>20.2</text:p>
          </table:table-cell>
          <table:table-cell table:style-name="ce8" table:formula="of:=[.D142]*100000/[.K142]" office:value-type="float" office:value="51.4854671222825">
            <text:p>51</text:p>
          </table:table-cell>
          <table:table-cell table:style-name="ce8"/>
          <table:table-cell office:value-type="float" office:value="2199397">
            <text:p>2,199,397</text:p>
          </table:table-cell>
          <table:table-cell office:value-type="float" office:value="2238082">
            <text:p>2,238,082</text:p>
          </table:table-cell>
          <table:table-cell table:formula="of:=[.I142]+[.J142]" office:value-type="float" office:value="4437479">
            <text:p>4,437,479</text:p>
          </table:table-cell>
          <table:table-cell table:style-name="ce9" table:formula="of:=[.I142]/[.J142]" office:value-type="float" office:value="0.982715110527675">
            <text:p>0.98</text:p>
          </table:table-cell>
          <table:table-cell table:number-columns-repeated="1012"/>
        </table:table-row>
        <table:table-row table:style-name="ro1">
          <table:table-cell office:value-type="float" office:value="1992">
            <text:p>1992</text:p>
          </table:table-cell>
          <table:table-cell table:formula="of:=[.D143]-[.C143]" office:value-type="float" office:value="2163.15">
            <text:p>2,163</text:p>
          </table:table-cell>
          <table:table-cell table:formula="of:=[.D143]*[$'Victoria ABS'.D14]/100" office:value-type="float" office:value="113.85">
            <text:p>114</text:p>
          </table:table-cell>
          <table:table-cell table:formula="of:=[$'Victoria ABS'.B14]" office:value-type="float" office:value="2277">
            <text:p>2,277</text:p>
          </table:table-cell>
          <table:table-cell table:formula="of:=[.B143]/[.C143]" office:value-type="float" office:value="19">
            <text:p>19.0</text:p>
          </table:table-cell>
          <table:table-cell table:formula="of:=[.E143]/[.L143]" office:value-type="float" office:value="19.3645452934037">
            <text:p>19.4</text:p>
          </table:table-cell>
          <table:table-cell table:style-name="ce8" table:formula="of:=[.D143]*100000/[.K143]" office:value-type="float" office:value="50.9919010887006">
            <text:p>51</text:p>
          </table:table-cell>
          <table:table-cell table:style-name="ce8"/>
          <table:table-cell office:value-type="float" office:value="2211492">
            <text:p>2,211,492</text:p>
          </table:table-cell>
          <table:table-cell office:value-type="float" office:value="2253923">
            <text:p>2,253,923</text:p>
          </table:table-cell>
          <table:table-cell table:formula="of:=[.I143]+[.J143]" office:value-type="float" office:value="4465415">
            <text:p>4,465,415</text:p>
          </table:table-cell>
          <table:table-cell table:style-name="ce9" table:formula="of:=[.I143]/[.J143]" office:value-type="float" office:value="0.981174600906952">
            <text:p>0.98</text:p>
          </table:table-cell>
          <table:table-cell table:number-columns-repeated="1012"/>
        </table:table-row>
        <table:table-row table:style-name="ro1">
          <table:table-cell office:value-type="float" office:value="1993">
            <text:p>1993</text:p>
          </table:table-cell>
          <table:table-cell table:formula="of:=[.D144]-[.C144]" office:value-type="float" office:value="2156.128">
            <text:p>2,156</text:p>
          </table:table-cell>
          <table:table-cell table:formula="of:=[.D144]*[$'Victoria ABS'.D15]/100" office:value-type="float" office:value="115.872">
            <text:p>116</text:p>
          </table:table-cell>
          <table:table-cell table:formula="of:=[$'Victoria ABS'.B15]" office:value-type="float" office:value="2272">
            <text:p>2,272</text:p>
          </table:table-cell>
          <table:table-cell table:formula="of:=[.B144]/[.C144]" office:value-type="float" office:value="18.6078431372549">
            <text:p>18.6</text:p>
          </table:table-cell>
          <table:table-cell table:formula="of:=[.E144]/[.L144]" office:value-type="float" office:value="18.9975548699949">
            <text:p>19.0</text:p>
          </table:table-cell>
          <table:table-cell table:style-name="ce8" table:formula="of:=[.D144]*100000/[.K144]" office:value-type="float" office:value="50.7274771229572">
            <text:p>51</text:p>
          </table:table-cell>
          <table:table-cell table:style-name="ce8"/>
          <table:table-cell office:value-type="float" office:value="2216210">
            <text:p>2,216,210</text:p>
          </table:table-cell>
          <table:table-cell office:value-type="float" office:value="2262625">
            <text:p>2,262,625</text:p>
          </table:table-cell>
          <table:table-cell table:formula="of:=[.I144]+[.J144]" office:value-type="float" office:value="4478835">
            <text:p>4,478,835</text:p>
          </table:table-cell>
          <table:table-cell table:style-name="ce9" table:formula="of:=[.I144]/[.J144]" office:value-type="float" office:value="0.979486216231147">
            <text:p>0.98</text:p>
          </table:table-cell>
          <table:table-cell table:number-columns-repeated="1012"/>
        </table:table-row>
        <table:table-row table:style-name="ro1">
          <table:table-cell office:value-type="float" office:value="1994">
            <text:p>1994</text:p>
          </table:table-cell>
          <table:table-cell table:formula="of:=[.D145]-[.C145]" office:value-type="float" office:value="2388.334">
            <text:p>2,388</text:p>
          </table:table-cell>
          <table:table-cell table:formula="of:=[.D145]*[$'Victoria ABS'.D16]/100" office:value-type="float" office:value="133.666">
            <text:p>134</text:p>
          </table:table-cell>
          <table:table-cell table:formula="of:=[$'Victoria ABS'.B16]" office:value-type="float" office:value="2522">
            <text:p>2,522</text:p>
          </table:table-cell>
          <table:table-cell table:formula="of:=[.B145]/[.C145]" office:value-type="float" office:value="17.8679245283019">
            <text:p>17.9</text:p>
          </table:table-cell>
          <table:table-cell table:formula="of:=[.E145]/[.L145]" office:value-type="float" office:value="18.2621123658594">
            <text:p>18.3</text:p>
          </table:table-cell>
          <table:table-cell table:style-name="ce8" table:formula="of:=[.D145]*100000/[.K145]" office:value-type="float" office:value="56.0400359616155">
            <text:p>56</text:p>
          </table:table-cell>
          <table:table-cell table:style-name="ce8"/>
          <table:table-cell office:value-type="float" office:value="2225627">
            <text:p>2,225,627</text:p>
          </table:table-cell>
          <table:table-cell office:value-type="float" office:value="2274727">
            <text:p>2,274,727</text:p>
          </table:table-cell>
          <table:table-cell table:formula="of:=[.I145]+[.J145]" office:value-type="float" office:value="4500354">
            <text:p>4,500,354</text:p>
          </table:table-cell>
          <table:table-cell table:style-name="ce9" table:formula="of:=[.I145]/[.J145]" office:value-type="float" office:value="0.978414992216648">
            <text:p>0.98</text:p>
          </table:table-cell>
          <table:table-cell table:number-columns-repeated="1012"/>
        </table:table-row>
        <table:table-row table:style-name="ro1">
          <table:table-cell office:value-type="float" office:value="1995">
            <text:p>1995</text:p>
          </table:table-cell>
          <table:table-cell table:formula="of:=[.D146]-[.C146]" office:value-type="float" office:value="2351.051">
            <text:p>2,351</text:p>
          </table:table-cell>
          <table:table-cell table:formula="of:=[.D146]*[$'Victoria ABS'.D17]/100" office:value-type="float" office:value="115.949">
            <text:p>116</text:p>
          </table:table-cell>
          <table:table-cell table:formula="of:=[$'Victoria ABS'.B17]" office:value-type="float" office:value="2467">
            <text:p>2,467</text:p>
          </table:table-cell>
          <table:table-cell table:formula="of:=[.B146]/[.C146]" office:value-type="float" office:value="20.2765957446808">
            <text:p>20.3</text:p>
          </table:table-cell>
          <table:table-cell table:formula="of:=[.E146]/[.L146]" office:value-type="float" office:value="20.7578593358884">
            <text:p>20.8</text:p>
          </table:table-cell>
          <table:table-cell table:style-name="ce8" table:formula="of:=[.D146]*100000/[.K146]" office:value-type="float" office:value="54.3416488317977">
            <text:p>54</text:p>
          </table:table-cell>
          <table:table-cell table:style-name="ce8"/>
          <table:table-cell office:value-type="float" office:value="2243276">
            <text:p>2,243,276</text:p>
          </table:table-cell>
          <table:table-cell office:value-type="float" office:value="2296520">
            <text:p>2,296,520</text:p>
          </table:table-cell>
          <table:table-cell table:formula="of:=[.I146]+[.J146]" office:value-type="float" office:value="4539796">
            <text:p>4,539,796</text:p>
          </table:table-cell>
          <table:table-cell table:style-name="ce9" table:formula="of:=[.I146]/[.J146]" office:value-type="float" office:value="0.976815355407312">
            <text:p>0.98</text:p>
          </table:table-cell>
          <table:table-cell table:number-columns-repeated="1012"/>
        </table:table-row>
        <table:table-row table:style-name="ro1">
          <table:table-cell office:value-type="float" office:value="1996">
            <text:p>1996</text:p>
          </table:table-cell>
          <table:table-cell table:formula="of:=[.D147]-[.C147]" office:value-type="float" office:value="2313.12">
            <text:p>2,313</text:p>
          </table:table-cell>
          <table:table-cell table:formula="of:=[.D147]*[$'Victoria ABS'.D18]/100" office:value-type="float" office:value="126.88">
            <text:p>127</text:p>
          </table:table-cell>
          <table:table-cell table:formula="of:=[$'Victoria ABS'.B18]" office:value-type="float" office:value="2440">
            <text:p>2,440</text:p>
          </table:table-cell>
          <table:table-cell table:formula="of:=[.B147]/[.C147]" office:value-type="float" office:value="18.2307692307692">
            <text:p>18.2</text:p>
          </table:table-cell>
          <table:table-cell table:formula="of:=[.E147]/[.L147]" office:value-type="float" office:value="18.7000017285916">
            <text:p>18.7</text:p>
          </table:table-cell>
          <table:table-cell table:style-name="ce8" table:formula="of:=[.D147]*100000/[.K147]" office:value-type="float" office:value="53.2817519389426">
            <text:p>53</text:p>
          </table:table-cell>
          <table:table-cell table:style-name="ce8"/>
          <table:table-cell office:value-type="float" office:value="2260622">
            <text:p>2,260,622</text:p>
          </table:table-cell>
          <table:table-cell office:value-type="float" office:value="2318807">
            <text:p>2,318,807</text:p>
          </table:table-cell>
          <table:table-cell table:formula="of:=[.I147]+[.J147]" office:value-type="float" office:value="4579429">
            <text:p>4,579,429</text:p>
          </table:table-cell>
          <table:table-cell table:style-name="ce9" table:formula="of:=[.I147]/[.J147]" office:value-type="float" office:value="0.97490735537714">
            <text:p>0.97</text:p>
          </table:table-cell>
          <table:table-cell table:number-columns-repeated="1012"/>
        </table:table-row>
        <table:table-row table:style-name="ro1">
          <table:table-cell office:value-type="float" office:value="1997">
            <text:p>1997</text:p>
          </table:table-cell>
          <table:table-cell table:formula="of:=[.D148]-[.C148]" office:value-type="float" office:value="2489.706">
            <text:p>2,490</text:p>
          </table:table-cell>
          <table:table-cell table:formula="of:=[.D148]*[$'Victoria ABS'.D19]/100" office:value-type="float" office:value="153.294">
            <text:p>153</text:p>
          </table:table-cell>
          <table:table-cell table:formula="of:=[$'Victoria ABS'.B19]" office:value-type="float" office:value="2643">
            <text:p>2,643</text:p>
          </table:table-cell>
          <table:table-cell table:formula="of:=[.B148]/[.C148]" office:value-type="float" office:value="16.2413793103448">
            <text:p>16.2</text:p>
          </table:table-cell>
          <table:table-cell table:formula="of:=[.E148]/[.L148]" office:value-type="float" office:value="16.6902255301046">
            <text:p>16.7</text:p>
          </table:table-cell>
          <table:table-cell table:style-name="ce8" table:formula="of:=[.D148]*100000/[.K148]" office:value-type="float" office:value="57.2632458359026">
            <text:p>57</text:p>
          </table:table-cell>
          <table:table-cell table:style-name="ce8"/>
          <table:table-cell office:value-type="float" office:value="2276309">
            <text:p>2,276,309</text:p>
          </table:table-cell>
          <table:table-cell office:value-type="float" office:value="2339217">
            <text:p>2,339,217</text:p>
          </table:table-cell>
          <table:table-cell table:formula="of:=[.I148]+[.J148]" office:value-type="float" office:value="4615526">
            <text:p>4,615,526</text:p>
          </table:table-cell>
          <table:table-cell table:style-name="ce9" table:formula="of:=[.I148]/[.J148]" office:value-type="float" office:value="0.973107240585204">
            <text:p>0.97</text:p>
          </table:table-cell>
          <table:table-cell table:number-columns-repeated="1012"/>
        </table:table-row>
        <table:table-row table:style-name="ro1">
          <table:table-cell office:value-type="float" office:value="1998">
            <text:p>1998</text:p>
          </table:table-cell>
          <table:table-cell table:formula="of:=[$'Victoria ABS'.D32]" office:value-type="float" office:value="2641">
            <text:p>2,641</text:p>
          </table:table-cell>
          <table:table-cell table:formula="of:=[$'Victoria ABS'.E32]" office:value-type="float" office:value="155">
            <text:p>155</text:p>
          </table:table-cell>
          <table:table-cell table:formula="of:=[$'Victoria ABS'.B32]" office:value-type="float" office:value="2796">
            <text:p>2,796</text:p>
          </table:table-cell>
          <table:table-cell table:formula="of:=[.B149]/[.C149]" office:value-type="float" office:value="17.0387096774194">
            <text:p>17.0</text:p>
          </table:table-cell>
          <table:table-cell table:formula="of:=[.E149]/[.L149]" office:value-type="float" office:value="17.5325905866518">
            <text:p>17.5</text:p>
          </table:table-cell>
          <table:table-cell table:style-name="ce8" table:formula="of:=[.D149]*100000/[.K149]" office:value-type="float" office:value="59.9775920627079">
            <text:p>60</text:p>
          </table:table-cell>
          <table:table-cell table:style-name="ce8"/>
          <table:table-cell office:value-type="float" office:value="2297572">
            <text:p>2,297,572</text:p>
          </table:table-cell>
          <table:table-cell office:value-type="float" office:value="2364169">
            <text:p>2,364,169</text:p>
          </table:table-cell>
          <table:table-cell table:formula="of:=[.I149]+[.J149]" office:value-type="float" office:value="4661741">
            <text:p>4,661,741</text:p>
          </table:table-cell>
          <table:table-cell table:style-name="ce9" table:formula="of:=[.I149]/[.J149]" office:value-type="float" office:value="0.97183069399861">
            <text:p>0.97</text:p>
          </table:table-cell>
          <table:table-cell table:number-columns-repeated="1012"/>
        </table:table-row>
        <table:table-row table:style-name="ro1">
          <table:table-cell office:value-type="float" office:value="1999">
            <text:p>1999</text:p>
          </table:table-cell>
          <table:table-cell table:formula="of:=[$'Victoria ABS'.D33]" office:value-type="float" office:value="2766">
            <text:p>2,766</text:p>
          </table:table-cell>
          <table:table-cell table:formula="of:=[$'Victoria ABS'.E33]" office:value-type="float" office:value="179">
            <text:p>179</text:p>
          </table:table-cell>
          <table:table-cell table:formula="of:=[$'Victoria ABS'.B33]" office:value-type="float" office:value="2945">
            <text:p>2,945</text:p>
          </table:table-cell>
          <table:table-cell table:formula="of:=[.B150]/[.C150]" office:value-type="float" office:value="15.4525139664804">
            <text:p>15.5</text:p>
          </table:table-cell>
          <table:table-cell table:formula="of:=[.E150]/[.L150]" office:value-type="float" office:value="15.9167307884561">
            <text:p>15.9</text:p>
          </table:table-cell>
          <table:table-cell table:style-name="ce8" table:formula="of:=[.D150]*100000/[.K150]" office:value-type="float" office:value="62.4842198171514">
            <text:p>62</text:p>
          </table:table-cell>
          <table:table-cell table:style-name="ce8"/>
          <table:table-cell office:value-type="float" office:value="2321721">
            <text:p>2,321,721</text:p>
          </table:table-cell>
          <table:table-cell office:value-type="float" office:value="2391469">
            <text:p>2,391,469</text:p>
          </table:table-cell>
          <table:table-cell table:formula="of:=[.I150]+[.J150]" office:value-type="float" office:value="4713190">
            <text:p>4,713,190</text:p>
          </table:table-cell>
          <table:table-cell table:style-name="ce9" table:formula="of:=[.I150]/[.J150]" office:value-type="float" office:value="0.970834662711497">
            <text:p>0.97</text:p>
          </table:table-cell>
          <table:table-cell table:number-columns-repeated="1012"/>
        </table:table-row>
        <table:table-row table:style-name="ro1">
          <table:table-cell office:value-type="float" office:value="2000">
            <text:p>2000</text:p>
          </table:table-cell>
          <table:table-cell table:formula="of:=[$'Victoria ABS'.D34]" office:value-type="float" office:value="2957">
            <text:p>2,957</text:p>
          </table:table-cell>
          <table:table-cell table:formula="of:=[$'Victoria ABS'.E34]" office:value-type="float" office:value="196">
            <text:p>196</text:p>
          </table:table-cell>
          <table:table-cell table:formula="of:=[$'Victoria ABS'.B34]" office:value-type="float" office:value="3153">
            <text:p>3,153</text:p>
          </table:table-cell>
          <table:table-cell table:formula="of:=[.B151]/[.C151]" office:value-type="float" office:value="15.0867346938776">
            <text:p>15.1</text:p>
          </table:table-cell>
          <table:table-cell table:formula="of:=[.E151]/[.L151]" office:value-type="float" office:value="15.5474247237907">
            <text:p>15.5</text:p>
          </table:table-cell>
          <table:table-cell table:style-name="ce8" table:formula="of:=[.D151]*100000/[.K151]" office:value-type="float" office:value="66.1000469178259">
            <text:p>66</text:p>
          </table:table-cell>
          <table:table-cell table:style-name="ce8"/>
          <table:table-cell office:value-type="float" office:value="2349154">
            <text:p>2,349,154</text:p>
          </table:table-cell>
          <table:table-cell office:value-type="float" office:value="2420888">
            <text:p>2,420,888</text:p>
          </table:table-cell>
          <table:table-cell table:formula="of:=[.I151]+[.J151]" office:value-type="float" office:value="4770042">
            <text:p>4,770,042</text:p>
          </table:table-cell>
          <table:table-cell table:style-name="ce9" table:formula="of:=[.I151]/[.J151]" office:value-type="float" office:value="0.970368724203681">
            <text:p>0.97</text:p>
          </table:table-cell>
          <table:table-cell table:number-columns-repeated="1012"/>
        </table:table-row>
        <table:table-row table:style-name="ro1">
          <table:table-cell office:value-type="float" office:value="2001">
            <text:p>2001</text:p>
          </table:table-cell>
          <table:table-cell table:formula="of:=[$'Victoria ABS'.D35]" office:value-type="float" office:value="3142">
            <text:p>3,142</text:p>
          </table:table-cell>
          <table:table-cell table:formula="of:=[$'Victoria ABS'.E35]" office:value-type="float" office:value="238">
            <text:p>238</text:p>
          </table:table-cell>
          <table:table-cell table:formula="of:=[$'Victoria ABS'.B35]" office:value-type="float" office:value="3380">
            <text:p>3,380</text:p>
          </table:table-cell>
          <table:table-cell table:formula="of:=[.B152]/[.C152]" office:value-type="float" office:value="13.2016806722689">
            <text:p>13.2</text:p>
          </table:table-cell>
          <table:table-cell table:formula="of:=[.E152]/[.L152]" office:value-type="float" office:value="13.5990335889151">
            <text:p>13.6</text:p>
          </table:table-cell>
          <table:table-cell table:style-name="ce8" table:formula="of:=[.D152]*100000/[.K152]" office:value-type="float" office:value="69.9300554619822">
            <text:p>70</text:p>
          </table:table-cell>
          <table:table-cell table:style-name="ce8"/>
          <table:table-cell office:value-type="float" office:value="2380870">
            <text:p>2,380,870</text:p>
          </table:table-cell>
          <table:table-cell office:value-type="float" office:value="2452531">
            <text:p>2,452,531</text:p>
          </table:table-cell>
          <table:table-cell table:formula="of:=[.I152]+[.J152]" office:value-type="float" office:value="4833401">
            <text:p>4,833,401</text:p>
          </table:table-cell>
          <table:table-cell table:style-name="ce9" table:formula="of:=[.I152]/[.J152]" office:value-type="float" office:value="0.970780797470042">
            <text:p>0.97</text:p>
          </table:table-cell>
          <table:table-cell table:number-columns-repeated="1012"/>
        </table:table-row>
        <table:table-row table:style-name="ro1">
          <table:table-cell office:value-type="float" office:value="2002">
            <text:p>2002</text:p>
          </table:table-cell>
          <table:table-cell table:formula="of:=[$'Victoria ABS'.D36]" office:value-type="float" office:value="3293">
            <text:p>3,293</text:p>
          </table:table-cell>
          <table:table-cell table:formula="of:=[$'Victoria ABS'.E36]" office:value-type="float" office:value="257">
            <text:p>257</text:p>
          </table:table-cell>
          <table:table-cell table:formula="of:=[$'Victoria ABS'.B36]" office:value-type="float" office:value="3550">
            <text:p>3,550</text:p>
          </table:table-cell>
          <table:table-cell table:formula="of:=[.B153]/[.C153]" office:value-type="float" office:value="12.8132295719844">
            <text:p>12.8</text:p>
          </table:table-cell>
          <table:table-cell table:formula="of:=[.E153]/[.L153]" office:value-type="float" office:value="13.1821392758037">
            <text:p>13.2</text:p>
          </table:table-cell>
          <table:table-cell table:style-name="ce8" table:formula="of:=[.D153]*100000/[.K153]" office:value-type="float" office:value="72.560293004595">
            <text:p>73</text:p>
          </table:table-cell>
          <table:table-cell table:style-name="ce8"/>
          <table:table-cell office:value-type="float" office:value="2411526">
            <text:p>2,411,526</text:p>
          </table:table-cell>
          <table:table-cell office:value-type="float" office:value="2480957">
            <text:p>2,480,957</text:p>
          </table:table-cell>
          <table:table-cell table:formula="of:=[.I153]+[.J153]" office:value-type="float" office:value="4892483">
            <text:p>4,892,483</text:p>
          </table:table-cell>
          <table:table-cell table:style-name="ce9" table:formula="of:=[.I153]/[.J153]" office:value-type="float" office:value="0.972014428303272">
            <text:p>0.97</text:p>
          </table:table-cell>
          <table:table-cell table:number-columns-repeated="1012"/>
        </table:table-row>
        <table:table-row table:style-name="ro1">
          <table:table-cell office:value-type="float" office:value="2003">
            <text:p>2003</text:p>
          </table:table-cell>
          <table:table-cell table:formula="of:=[$'Victoria ABS'.D37]" office:value-type="float" office:value="3449">
            <text:p>3,449</text:p>
          </table:table-cell>
          <table:table-cell table:formula="of:=[$'Victoria ABS'.E37]" office:value-type="float" office:value="269">
            <text:p>269</text:p>
          </table:table-cell>
          <table:table-cell table:formula="of:=[$'Victoria ABS'.B37]" office:value-type="float" office:value="3718">
            <text:p>3,718</text:p>
          </table:table-cell>
          <table:table-cell table:formula="of:=[.B154]/[.C154]" office:value-type="float" office:value="12.82156133829">
            <text:p>12.8</text:p>
          </table:table-cell>
          <table:table-cell table:formula="of:=[.E154]/[.L154]" office:value-type="float" office:value="13.1669369008964">
            <text:p>13.2</text:p>
          </table:table-cell>
          <table:table-cell table:style-name="ce8" table:formula="of:=[.D154]*100000/[.K154]" office:value-type="float" office:value="75.0783496494459">
            <text:p>75</text:p>
          </table:table-cell>
          <table:table-cell table:style-name="ce8"/>
          <table:table-cell office:value-type="float" office:value="2443174">
            <text:p>2,443,174</text:p>
          </table:table-cell>
          <table:table-cell office:value-type="float" office:value="2508986">
            <text:p>2,508,986</text:p>
          </table:table-cell>
          <table:table-cell table:formula="of:=[.I154]+[.J154]" office:value-type="float" office:value="4952160">
            <text:p>4,952,160</text:p>
          </table:table-cell>
          <table:table-cell table:style-name="ce9" table:formula="of:=[.I154]/[.J154]" office:value-type="float" office:value="0.973769482970411">
            <text:p>0.97</text:p>
          </table:table-cell>
          <table:table-cell table:number-columns-repeated="1012"/>
        </table:table-row>
        <table:table-row table:style-name="ro1">
          <table:table-cell office:value-type="float" office:value="2004">
            <text:p>2004</text:p>
          </table:table-cell>
          <table:table-cell table:formula="of:=[$'Victoria ABS'.D38]" office:value-type="float" office:value="3346">
            <text:p>3,346</text:p>
          </table:table-cell>
          <table:table-cell table:formula="of:=[$'Victoria ABS'.E38]" office:value-type="float" office:value="249">
            <text:p>249</text:p>
          </table:table-cell>
          <table:table-cell table:formula="of:=[$'Victoria ABS'.B38]" office:value-type="float" office:value="3595">
            <text:p>3,595</text:p>
          </table:table-cell>
          <table:table-cell table:formula="of:=[.B155]/[.C155]" office:value-type="float" office:value="13.4377510040161">
            <text:p>13.4</text:p>
          </table:table-cell>
          <table:table-cell table:formula="of:=[.E155]/[.L155]" office:value-type="float" office:value="13.7773009057847">
            <text:p>13.8</text:p>
          </table:table-cell>
          <table:table-cell table:style-name="ce8" table:formula="of:=[.D155]*100000/[.K155]" office:value-type="float" office:value="71.6997140188597">
            <text:p>72</text:p>
          </table:table-cell>
          <table:table-cell table:style-name="ce8"/>
          <table:table-cell office:value-type="float" office:value="2475705">
            <text:p>2,475,705</text:p>
          </table:table-cell>
          <table:table-cell office:value-type="float" office:value="2538262">
            <text:p>2,538,262</text:p>
          </table:table-cell>
          <table:table-cell table:formula="of:=[.I155]+[.J155]" office:value-type="float" office:value="5013967">
            <text:p>5,013,967</text:p>
          </table:table-cell>
          <table:table-cell table:style-name="ce9" table:formula="of:=[.I155]/[.J155]" office:value-type="float" office:value="0.975354396039495">
            <text:p>0.98</text:p>
          </table:table-cell>
          <table:table-cell table:number-columns-repeated="1012"/>
        </table:table-row>
        <table:table-row table:style-name="ro1">
          <table:table-cell office:value-type="float" office:value="2005">
            <text:p>2005</text:p>
          </table:table-cell>
          <table:table-cell table:formula="of:=[$'Victoria ABS'.D39]" office:value-type="float" office:value="3358">
            <text:p>3,358</text:p>
          </table:table-cell>
          <table:table-cell table:formula="of:=[$'Victoria ABS'.E39]" office:value-type="float" office:value="253">
            <text:p>253</text:p>
          </table:table-cell>
          <table:table-cell table:formula="of:=[$'Victoria ABS'.B39]" office:value-type="float" office:value="3611">
            <text:p>3,611</text:p>
          </table:table-cell>
          <table:table-cell table:formula="of:=[.B156]/[.C156]" office:value-type="float" office:value="13.2727272727273">
            <text:p>13.3</text:p>
          </table:table-cell>
          <table:table-cell table:formula="of:=[.E156]/[.L156]" office:value-type="float" office:value="13.5887206941512">
            <text:p>13.6</text:p>
          </table:table-cell>
          <table:table-cell table:style-name="ce8" table:formula="of:=[.D156]*100000/[.K156]" office:value-type="float" office:value="71.005730994267">
            <text:p>71</text:p>
          </table:table-cell>
          <table:table-cell table:style-name="ce8"/>
          <table:table-cell office:value-type="float" office:value="2512840">
            <text:p>2,512,840</text:p>
          </table:table-cell>
          <table:table-cell office:value-type="float" office:value="2572665">
            <text:p>2,572,665</text:p>
          </table:table-cell>
          <table:table-cell table:formula="of:=[.I156]+[.J156]" office:value-type="float" office:value="5085505">
            <text:p>5,085,505</text:p>
          </table:table-cell>
          <table:table-cell table:style-name="ce9" table:formula="of:=[.I156]/[.J156]" office:value-type="float" office:value="0.976745903566924">
            <text:p>0.98</text:p>
          </table:table-cell>
          <table:table-cell table:number-columns-repeated="1012"/>
        </table:table-row>
        <table:table-row table:style-name="ro1">
          <table:table-cell office:value-type="float" office:value="2006">
            <text:p>2006</text:p>
          </table:table-cell>
          <table:table-cell table:formula="of:=[$'Victoria ABS'.D40]" office:value-type="float" office:value="3588">
            <text:p>3,588</text:p>
          </table:table-cell>
          <table:table-cell table:formula="of:=[$'Victoria ABS'.E40]" office:value-type="float" office:value="237">
            <text:p>237</text:p>
          </table:table-cell>
          <table:table-cell table:formula="of:=[$'Victoria ABS'.B40]" office:value-type="float" office:value="3825">
            <text:p>3,825</text:p>
          </table:table-cell>
          <table:table-cell table:formula="of:=[.B157]/[.C157]" office:value-type="float" office:value="15.1392405063291">
            <text:p>15.1</text:p>
          </table:table-cell>
          <table:table-cell table:formula="of:=[.E157]/[.L157]" office:value-type="float" office:value="15.4601943556181">
            <text:p>15.5</text:p>
          </table:table-cell>
          <table:table-cell table:style-name="ce8" table:formula="of:=[.D157]*100000/[.K157]" office:value-type="float" office:value="73.9756833709239">
            <text:p>74</text:p>
          </table:table-cell>
          <table:table-cell table:style-name="ce8"/>
          <table:table-cell office:value-type="float" office:value="2558192">
            <text:p>2,558,192</text:p>
          </table:table-cell>
          <table:table-cell office:value-type="float" office:value="2612426">
            <text:p>2,612,426</text:p>
          </table:table-cell>
          <table:table-cell table:formula="of:=[.I157]+[.J157]" office:value-type="float" office:value="5170618">
            <text:p>5,170,618</text:p>
          </table:table-cell>
          <table:table-cell table:style-name="ce9" table:formula="of:=[.I157]/[.J157]" office:value-type="float" office:value="0.979239986127837">
            <text:p>0.98</text:p>
          </table:table-cell>
          <table:table-cell table:number-columns-repeated="1012"/>
        </table:table-row>
        <table:table-row table:style-name="ro1">
          <table:table-cell office:value-type="float" office:value="2007">
            <text:p>2007</text:p>
          </table:table-cell>
          <table:table-cell table:formula="of:=[$'Victoria ABS'.D41]" office:value-type="float" office:value="3894">
            <text:p>3,894</text:p>
          </table:table-cell>
          <table:table-cell table:formula="of:=[$'Victoria ABS'.E41]" office:value-type="float" office:value="249">
            <text:p>249</text:p>
          </table:table-cell>
          <table:table-cell table:formula="of:=[$'Victoria ABS'.B41]" office:value-type="float" office:value="4143">
            <text:p>4,143</text:p>
          </table:table-cell>
          <table:table-cell table:formula="of:=[.B158]/[.C158]" office:value-type="float" office:value="15.6385542168675">
            <text:p>15.6</text:p>
          </table:table-cell>
          <table:table-cell table:formula="of:=[.E158]/[.L158]" office:value-type="float" office:value="15.9338466135838">
            <text:p>15.9</text:p>
          </table:table-cell>
          <table:table-cell table:style-name="ce8" table:formula="of:=[.D158]*100000/[.K158]" office:value-type="float" office:value="78.6333027125927">
            <text:p>79</text:p>
          </table:table-cell>
          <table:table-cell table:style-name="ce8"/>
          <table:table-cell office:value-type="float" office:value="2609741">
            <text:p>2,609,741</text:p>
          </table:table-cell>
          <table:table-cell office:value-type="float" office:value="2659019">
            <text:p>2,659,019</text:p>
          </table:table-cell>
          <table:table-cell table:formula="of:=[.I158]+[.J158]" office:value-type="float" office:value="5268760">
            <text:p>5,268,760</text:p>
          </table:table-cell>
          <table:table-cell table:style-name="ce9" table:formula="of:=[.I158]/[.J158]" office:value-type="float" office:value="0.981467601397358">
            <text:p>0.98</text:p>
          </table:table-cell>
          <table:table-cell table:number-columns-repeated="1012"/>
        </table:table-row>
        <table:table-row table:style-name="ro1">
          <table:table-cell office:value-type="float" office:value="2008">
            <text:p>2008</text:p>
          </table:table-cell>
          <table:table-cell table:formula="of:=[$'Victoria ABS'.D42]" office:value-type="float" office:value="3997">
            <text:p>3,997</text:p>
          </table:table-cell>
          <table:table-cell table:formula="of:=[$'Victoria ABS'.E42]" office:value-type="float" office:value="243">
            <text:p>243</text:p>
          </table:table-cell>
          <table:table-cell table:formula="of:=[$'Victoria ABS'.B42]" office:value-type="float" office:value="4240">
            <text:p>4,240</text:p>
          </table:table-cell>
          <table:table-cell table:formula="of:=[.B159]/[.C159]" office:value-type="float" office:value="16.4485596707819">
            <text:p>16.4</text:p>
          </table:table-cell>
          <table:table-cell table:formula="of:=[.E159]/[.L159]" office:value-type="float" office:value="16.7222833252874">
            <text:p>16.7</text:p>
          </table:table-cell>
          <table:table-cell table:style-name="ce8" table:formula="of:=[.D159]*100000/[.K159]" office:value-type="float" office:value="78.7242512283954">
            <text:p>79</text:p>
          </table:table-cell>
          <table:table-cell table:style-name="ce8"/>
          <table:table-cell office:value-type="float" office:value="2670722">
            <text:p>2,670,722</text:p>
          </table:table-cell>
          <table:table-cell office:value-type="float" office:value="2715166">
            <text:p>2,715,166</text:p>
          </table:table-cell>
          <table:table-cell table:formula="of:=[.I159]+[.J159]" office:value-type="float" office:value="5385888">
            <text:p>5,385,888</text:p>
          </table:table-cell>
          <table:table-cell table:style-name="ce9" table:formula="of:=[.I159]/[.J159]" office:value-type="float" office:value="0.983631203396035">
            <text:p>0.98</text:p>
          </table:table-cell>
          <table:table-cell table:number-columns-repeated="1012"/>
        </table:table-row>
        <table:table-row table:style-name="ro1">
          <table:table-cell office:value-type="float" office:value="2009">
            <text:p>2009</text:p>
          </table:table-cell>
          <table:table-cell table:formula="of:=[$'Victoria ABS'.D43]" office:value-type="float" office:value="4081">
            <text:p>4,081</text:p>
          </table:table-cell>
          <table:table-cell table:formula="of:=[$'Victoria ABS'.E43]" office:value-type="float" office:value="286">
            <text:p>286</text:p>
          </table:table-cell>
          <table:table-cell table:formula="of:=[$'Victoria ABS'.B43]" office:value-type="float" office:value="4367">
            <text:p>4,367</text:p>
          </table:table-cell>
          <table:table-cell table:formula="of:=[.B160]/[.C160]" office:value-type="float" office:value="14.2692307692308">
            <text:p>14.3</text:p>
          </table:table-cell>
          <table:table-cell table:formula="of:=[.E160]/[.L160]" office:value-type="float" office:value="14.4988323080597">
            <text:p>14.5</text:p>
          </table:table-cell>
          <table:table-cell table:style-name="ce8" table:formula="of:=[.D160]*100000/[.K160]" office:value-type="float" office:value="79.4600862725104">
            <text:p>79</text:p>
          </table:table-cell>
          <table:table-cell table:style-name="ce8"/>
          <table:table-cell office:value-type="float" office:value="2725989">
            <text:p>2,725,989</text:p>
          </table:table-cell>
          <table:table-cell office:value-type="float" office:value="2769852">
            <text:p>2,769,852</text:p>
          </table:table-cell>
          <table:table-cell table:formula="of:=[.I160]+[.J160]" office:value-type="float" office:value="5495841">
            <text:p>5,495,841</text:p>
          </table:table-cell>
          <table:table-cell table:style-name="ce9" table:formula="of:=[.I160]/[.J160]" office:value-type="float" office:value="0.984164135845525">
            <text:p>0.98</text:p>
          </table:table-cell>
          <table:table-cell table:number-columns-repeated="1012"/>
        </table:table-row>
        <table:table-row table:style-name="ro1">
          <table:table-cell office:value-type="float" office:value="2010">
            <text:p>2010</text:p>
          </table:table-cell>
          <table:table-cell table:formula="of:=[$'Victoria ABS'.D44]" office:value-type="float" office:value="4238">
            <text:p>4,238</text:p>
          </table:table-cell>
          <table:table-cell table:formula="of:=[$'Victoria ABS'.E44]" office:value-type="float" office:value="315">
            <text:p>315</text:p>
          </table:table-cell>
          <table:table-cell table:formula="of:=[$'Victoria ABS'.B44]" office:value-type="float" office:value="4553">
            <text:p>4,553</text:p>
          </table:table-cell>
          <table:table-cell table:formula="of:=[.B161]/[.C161]" office:value-type="float" office:value="13.4539682539683">
            <text:p>13.5</text:p>
          </table:table-cell>
          <table:table-cell table:formula="of:=[.E161]/[.L161]" office:value-type="float" office:value="13.688377684554">
            <text:p>13.7</text:p>
          </table:table-cell>
          <table:table-cell table:style-name="ce8" table:formula="of:=[.D161]*100000/[.K161]" office:value-type="float" office:value="81.6433535711301">
            <text:p>82</text:p>
          </table:table-cell>
          <table:table-cell table:style-name="ce8"/>
          <table:table-cell office:value-type="float" office:value="2764266">
            <text:p>2,764,266</text:p>
          </table:table-cell>
          <table:table-cell office:value-type="float" office:value="2812428">
            <text:p>2,812,428</text:p>
          </table:table-cell>
          <table:table-cell table:formula="of:=[.I161]+[.J161]" office:value-type="float" office:value="5576694">
            <text:p>5,576,694</text:p>
          </table:table-cell>
          <table:table-cell table:style-name="ce9" table:formula="of:=[.I161]/[.J161]" office:value-type="float" office:value="0.982875294940884">
            <text:p>0.98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table:formula="of:=[$'Victoria ABS'.D45]" office:value-type="float" office:value="4377">
            <text:p>4,377</text:p>
          </table:table-cell>
          <table:table-cell table:formula="of:=[$'Victoria ABS'.E45]" office:value-type="float" office:value="321">
            <text:p>321</text:p>
          </table:table-cell>
          <table:table-cell table:formula="of:=[$'Victoria ABS'.B45]" office:value-type="float" office:value="4698">
            <text:p>4,698</text:p>
          </table:table-cell>
          <table:table-cell table:formula="of:=[.B162]/[.C162]" office:value-type="float" office:value="13.6355140186916">
            <text:p>13.6</text:p>
          </table:table-cell>
          <table:table-cell table:number-columns-repeated="1019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thly 1976-92" table:style-name="ta3" table:print="false">
        <table:table-column table:style-name="co1" table:number-columns-repeated="2" table:default-cell-style-name="Excel_20_Built-in_20_Normal"/>
        <table:table-column table:style-name="co10" table:default-cell-style-name="Excel_20_Built-in_20_Normal"/>
        <table:table-column table:style-name="co1" table:number-columns-repeated="16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" table:number-columns-repeated="1003" table:default-cell-style-name="Excel_20_Built-in_20_Normal"/>
        <table:table-row table:style-name="ro1">
          <table:table-cell table:style-name="ce1" office:value-type="string" table:number-columns-spanned="6" table:number-rows-spanned="1">
            <text:p>Average daily number of prisoners, by month, 1976-1992</text:p>
          </table:table-cell>
          <table:covered-table-cell table:number-columns-repeated="5" table:style-name="ce2"/>
          <table:table-cell table:number-columns-repeated="14"/>
          <table:table-cell office:value-type="string">
            <text:p>Repository: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>
            <text:p>http://acrosswalls.org/datasets/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>
            <text:p>Version: 1.0</text:p>
          </table:table-cell>
          <table:table-cell table:number-columns-repeated="1003"/>
        </table:table-row>
        <table:table-row table:style-name="ro1">
          <table:table-cell office:value-type="string">
            <text:p>Australia, mal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ays</text:p>
          </table:table-cell>
          <table:table-cell office:value-type="string">
            <text:p>month</text:p>
          </table:table-cell>
          <table:table-cell office:value-type="float" office:value="1976">
            <text:p>1976</text:p>
          </table:table-cell>
          <table:table-cell office:value-type="float" office:value="1977">
            <text:p>1977</text:p>
          </table:table-cell>
          <table:table-cell office:value-type="float" office:value="1978">
            <text:p>1978</text:p>
          </table:table-cell>
          <table:table-cell office:value-type="float" office:value="1979">
            <text:p>1979</text:p>
          </table:table-cell>
          <table:table-cell office:value-type="float" office:value="1980">
            <text:p>1980</text:p>
          </table:table-cell>
          <table:table-cell office:value-type="float" office:value="1981">
            <text:p>1981</text:p>
          </table:table-cell>
          <table:table-cell office:value-type="float" office:value="1982">
            <text:p>1982</text:p>
          </table:table-cell>
          <table:table-cell office:value-type="float" office:value="1983">
            <text:p>1983</text:p>
          </table:table-cell>
          <table:table-cell office:value-type="float" office:value="1984">
            <text:p>1984</text:p>
          </table:table-cell>
          <table:table-cell office:value-type="float" office:value="1985">
            <text:p>1985</text:p>
          </table:table-cell>
          <table:table-cell office:value-type="float" office:value="1986">
            <text:p>1986</text:p>
          </table:table-cell>
          <table:table-cell office:value-type="float" office:value="1987">
            <text:p>1987</text:p>
          </table:table-cell>
          <table:table-cell office:value-type="float" office:value="1988">
            <text:p>1988</text:p>
          </table:table-cell>
          <table:table-cell office:value-type="float" office:value="1989">
            <text:p>1989</text:p>
          </table:table-cell>
          <table:table-cell office:value-type="float" office:value="1990">
            <text:p>1990</text:p>
          </table:table-cell>
          <table:table-cell office:value-type="float" office:value="1991">
            <text:p>1991</text:p>
          </table:table-cell>
          <table:table-cell office:value-type="float" office:value="1992">
            <text:p>1992</text:p>
          </table:table-cell>
          <table:table-cell table:number-columns-repeated="100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Jan</text:p>
          </table:table-cell>
          <table:table-cell/>
          <table:table-cell office:value-type="float" office:value="8382">
            <text:p>8382</text:p>
          </table:table-cell>
          <table:table-cell office:value-type="float" office:value="8562">
            <text:p>8562</text:p>
          </table:table-cell>
          <table:table-cell office:value-type="float" office:value="9100">
            <text:p>9100</text:p>
          </table:table-cell>
          <table:table-cell office:value-type="float" office:value="9251">
            <text:p>9251</text:p>
          </table:table-cell>
          <table:table-cell office:value-type="float" office:value="9099">
            <text:p>9099</text:p>
          </table:table-cell>
          <table:table-cell office:value-type="float" office:value="9198">
            <text:p>9198</text:p>
          </table:table-cell>
          <table:table-cell office:value-type="float" office:value="9335">
            <text:p>9335</text:p>
          </table:table-cell>
          <table:table-cell office:value-type="float" office:value="9550">
            <text:p>9550</text:p>
          </table:table-cell>
          <table:table-cell office:value-type="float" office:value="9425">
            <text:p>9425</text:p>
          </table:table-cell>
          <table:table-cell office:value-type="float" office:value="10092">
            <text:p>10092</text:p>
          </table:table-cell>
          <table:table-cell office:value-type="float" office:value="10616">
            <text:p>10616</text:p>
          </table:table-cell>
          <table:table-cell office:value-type="float" office:value="10766">
            <text:p>10766</text:p>
          </table:table-cell>
          <table:table-cell office:value-type="float" office:value="11119">
            <text:p>11119</text:p>
          </table:table-cell>
          <table:table-cell office:value-type="float" office:value="11867">
            <text:p>11867</text:p>
          </table:table-cell>
          <table:table-cell office:value-type="float" office:value="12898">
            <text:p>12898</text:p>
          </table:table-cell>
          <table:table-cell office:value-type="float" office:value="13340">
            <text:p>13340</text:p>
          </table:table-cell>
          <table:table-cell table:number-columns-repeated="100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Feb</text:p>
          </table:table-cell>
          <table:table-cell/>
          <table:table-cell office:value-type="float" office:value="8567">
            <text:p>8567</text:p>
          </table:table-cell>
          <table:table-cell office:value-type="float" office:value="8717">
            <text:p>8717</text:p>
          </table:table-cell>
          <table:table-cell office:value-type="float" office:value="9350">
            <text:p>9350</text:p>
          </table:table-cell>
          <table:table-cell office:value-type="float" office:value="9432">
            <text:p>9432</text:p>
          </table:table-cell>
          <table:table-cell office:value-type="float" office:value="9380">
            <text:p>9380</text:p>
          </table:table-cell>
          <table:table-cell office:value-type="float" office:value="9344">
            <text:p>9344</text:p>
          </table:table-cell>
          <table:table-cell office:value-type="float" office:value="9408">
            <text:p>9408</text:p>
          </table:table-cell>
          <table:table-cell office:value-type="float" office:value="9492">
            <text:p>9492</text:p>
          </table:table-cell>
          <table:table-cell office:value-type="float" office:value="9658">
            <text:p>9658</text:p>
          </table:table-cell>
          <table:table-cell office:value-type="float" office:value="10252">
            <text:p>10252</text:p>
          </table:table-cell>
          <table:table-cell office:value-type="float" office:value="10722">
            <text:p>10722</text:p>
          </table:table-cell>
          <table:table-cell office:value-type="float" office:value="10790">
            <text:p>10790</text:p>
          </table:table-cell>
          <table:table-cell office:value-type="float" office:value="11148">
            <text:p>11148</text:p>
          </table:table-cell>
          <table:table-cell office:value-type="float" office:value="12002">
            <text:p>12002</text:p>
          </table:table-cell>
          <table:table-cell office:value-type="float" office:value="13126">
            <text:p>13126</text:p>
          </table:table-cell>
          <table:table-cell office:value-type="float" office:value="13493">
            <text:p>13493</text:p>
          </table:table-cell>
          <table:table-cell table:number-columns-repeated="100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Mar</text:p>
          </table:table-cell>
          <table:table-cell/>
          <table:table-cell office:value-type="float" office:value="8531">
            <text:p>8531</text:p>
          </table:table-cell>
          <table:table-cell office:value-type="float" office:value="8997">
            <text:p>8997</text:p>
          </table:table-cell>
          <table:table-cell office:value-type="float" office:value="9454">
            <text:p>9454</text:p>
          </table:table-cell>
          <table:table-cell office:value-type="float" office:value="9603">
            <text:p>9603</text:p>
          </table:table-cell>
          <table:table-cell office:value-type="float" office:value="9489">
            <text:p>9489</text:p>
          </table:table-cell>
          <table:table-cell office:value-type="float" office:value="9518">
            <text:p>9518</text:p>
          </table:table-cell>
          <table:table-cell office:value-type="float" office:value="9620">
            <text:p>9620</text:p>
          </table:table-cell>
          <table:table-cell office:value-type="float" office:value="9215">
            <text:p>9215</text:p>
          </table:table-cell>
          <table:table-cell office:value-type="float" office:value="9955">
            <text:p>9955</text:p>
          </table:table-cell>
          <table:table-cell office:value-type="float" office:value="10495">
            <text:p>10495</text:p>
          </table:table-cell>
          <table:table-cell office:value-type="float" office:value="10961">
            <text:p>10961</text:p>
          </table:table-cell>
          <table:table-cell office:value-type="float" office:value="10863">
            <text:p>10863</text:p>
          </table:table-cell>
          <table:table-cell office:value-type="float" office:value="11279">
            <text:p>11279</text:p>
          </table:table-cell>
          <table:table-cell office:value-type="float" office:value="12214">
            <text:p>12214</text:p>
          </table:table-cell>
          <table:table-cell office:value-type="float" office:value="13313">
            <text:p>13313</text:p>
          </table:table-cell>
          <table:table-cell office:value-type="float" office:value="13634">
            <text:p>13634</text:p>
          </table:table-cell>
          <table:table-cell table:number-columns-repeated="1005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Apr</text:p>
          </table:table-cell>
          <table:table-cell/>
          <table:table-cell office:value-type="float" office:value="8521">
            <text:p>8521</text:p>
          </table:table-cell>
          <table:table-cell office:value-type="float" office:value="8934">
            <text:p>8934</text:p>
          </table:table-cell>
          <table:table-cell office:value-type="float" office:value="9606">
            <text:p>9606</text:p>
          </table:table-cell>
          <table:table-cell office:value-type="float" office:value="9663">
            <text:p>9663</text:p>
          </table:table-cell>
          <table:table-cell office:value-type="float" office:value="9592">
            <text:p>9592</text:p>
          </table:table-cell>
          <table:table-cell office:value-type="float" office:value="9518">
            <text:p>9518</text:p>
          </table:table-cell>
          <table:table-cell office:value-type="float" office:value="9565">
            <text:p>9565</text:p>
          </table:table-cell>
          <table:table-cell office:value-type="float" office:value="9414">
            <text:p>9414</text:p>
          </table:table-cell>
          <table:table-cell office:value-type="float" office:value="10108">
            <text:p>10108</text:p>
          </table:table-cell>
          <table:table-cell office:value-type="float" office:value="10565">
            <text:p>10565</text:p>
          </table:table-cell>
          <table:table-cell office:value-type="float" office:value="11063">
            <text:p>11063</text:p>
          </table:table-cell>
          <table:table-cell office:value-type="float" office:value="10963">
            <text:p>10963</text:p>
          </table:table-cell>
          <table:table-cell office:value-type="float" office:value="11235">
            <text:p>11235</text:p>
          </table:table-cell>
          <table:table-cell office:value-type="float" office:value="12435">
            <text:p>12435</text:p>
          </table:table-cell>
          <table:table-cell office:value-type="float" office:value="13331">
            <text:p>13331</text:p>
          </table:table-cell>
          <table:table-cell office:value-type="float" office:value="13620">
            <text:p>13620</text:p>
          </table:table-cell>
          <table:table-cell table:number-columns-repeated="100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May</text:p>
          </table:table-cell>
          <table:table-cell office:value-type="float" office:value="8671">
            <text:p>8671</text:p>
          </table:table-cell>
          <table:table-cell office:value-type="float" office:value="8542">
            <text:p>8542</text:p>
          </table:table-cell>
          <table:table-cell office:value-type="float" office:value="8973">
            <text:p>8973</text:p>
          </table:table-cell>
          <table:table-cell office:value-type="float" office:value="9589">
            <text:p>9589</text:p>
          </table:table-cell>
          <table:table-cell office:value-type="float" office:value="9667">
            <text:p>9667</text:p>
          </table:table-cell>
          <table:table-cell office:value-type="float" office:value="9701">
            <text:p>9701</text:p>
          </table:table-cell>
          <table:table-cell office:value-type="float" office:value="9449">
            <text:p>9449</text:p>
          </table:table-cell>
          <table:table-cell office:value-type="float" office:value="9527">
            <text:p>9527</text:p>
          </table:table-cell>
          <table:table-cell office:value-type="float" office:value="9243">
            <text:p>9243</text:p>
          </table:table-cell>
          <table:table-cell office:value-type="float" office:value="10038">
            <text:p>10038</text:p>
          </table:table-cell>
          <table:table-cell office:value-type="float" office:value="10721">
            <text:p>10721</text:p>
          </table:table-cell>
          <table:table-cell office:value-type="float" office:value="11096">
            <text:p>11096</text:p>
          </table:table-cell>
          <table:table-cell office:value-type="float" office:value="11089">
            <text:p>11089</text:p>
          </table:table-cell>
          <table:table-cell office:value-type="float" office:value="11552">
            <text:p>11552</text:p>
          </table:table-cell>
          <table:table-cell office:value-type="float" office:value="12501">
            <text:p>12501</text:p>
          </table:table-cell>
          <table:table-cell office:value-type="float" office:value="13397">
            <text:p>13397</text:p>
          </table:table-cell>
          <table:table-cell office:value-type="float" office:value="13612">
            <text:p>13612</text:p>
          </table:table-cell>
          <table:table-cell table:number-columns-repeated="1005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Jun</text:p>
          </table:table-cell>
          <table:table-cell office:value-type="float" office:value="8604">
            <text:p>8604</text:p>
          </table:table-cell>
          <table:table-cell office:value-type="float" office:value="8512">
            <text:p>8512</text:p>
          </table:table-cell>
          <table:table-cell office:value-type="float" office:value="9044">
            <text:p>9044</text:p>
          </table:table-cell>
          <table:table-cell office:value-type="float" office:value="9680">
            <text:p>9680</text:p>
          </table:table-cell>
          <table:table-cell office:value-type="float" office:value="9503">
            <text:p>9503</text:p>
          </table:table-cell>
          <table:table-cell office:value-type="float" office:value="9537">
            <text:p>9537</text:p>
          </table:table-cell>
          <table:table-cell office:value-type="float" office:value="9360">
            <text:p>9360</text:p>
          </table:table-cell>
          <table:table-cell office:value-type="float" office:value="9555">
            <text:p>9555</text:p>
          </table:table-cell>
          <table:table-cell office:value-type="float" office:value="9127">
            <text:p>9127</text:p>
          </table:table-cell>
          <table:table-cell office:value-type="float" office:value="10120">
            <text:p>10120</text:p>
          </table:table-cell>
          <table:table-cell office:value-type="float" office:value="10711">
            <text:p>10711</text:p>
          </table:table-cell>
          <table:table-cell office:value-type="float" office:value="11152">
            <text:p>11152</text:p>
          </table:table-cell>
          <table:table-cell office:value-type="float" office:value="11229">
            <text:p>11229</text:p>
          </table:table-cell>
          <table:table-cell office:value-type="float" office:value="11787">
            <text:p>11787</text:p>
          </table:table-cell>
          <table:table-cell office:value-type="float" office:value="12578">
            <text:p>12578</text:p>
          </table:table-cell>
          <table:table-cell office:value-type="float" office:value="13373">
            <text:p>13373</text:p>
          </table:table-cell>
          <table:table-cell office:value-type="float" office:value="13638">
            <text:p>13638</text:p>
          </table:table-cell>
          <table:table-cell table:number-columns-repeated="100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Jul</text:p>
          </table:table-cell>
          <table:table-cell office:value-type="float" office:value="8530">
            <text:p>8530</text:p>
          </table:table-cell>
          <table:table-cell office:value-type="float" office:value="8623">
            <text:p>8623</text:p>
          </table:table-cell>
          <table:table-cell office:value-type="float" office:value="9187">
            <text:p>9187</text:p>
          </table:table-cell>
          <table:table-cell office:value-type="float" office:value="9745">
            <text:p>9745</text:p>
          </table:table-cell>
          <table:table-cell office:value-type="float" office:value="9527">
            <text:p>9527</text:p>
          </table:table-cell>
          <table:table-cell office:value-type="float" office:value="9479">
            <text:p>9479</text:p>
          </table:table-cell>
          <table:table-cell office:value-type="float" office:value="9269">
            <text:p>9269</text:p>
          </table:table-cell>
          <table:table-cell office:value-type="float" office:value="9630">
            <text:p>9630</text:p>
          </table:table-cell>
          <table:table-cell office:value-type="float" office:value="9034">
            <text:p>9034</text:p>
          </table:table-cell>
          <table:table-cell office:value-type="float" office:value="10021">
            <text:p>10021</text:p>
          </table:table-cell>
          <table:table-cell office:value-type="float" office:value="10641">
            <text:p>10641</text:p>
          </table:table-cell>
          <table:table-cell office:value-type="float" office:value="11145">
            <text:p>11145</text:p>
          </table:table-cell>
          <table:table-cell office:value-type="float" office:value="11267">
            <text:p>11267</text:p>
          </table:table-cell>
          <table:table-cell office:value-type="float" office:value="11760">
            <text:p>11760</text:p>
          </table:table-cell>
          <table:table-cell office:value-type="float" office:value="12727">
            <text:p>12727</text:p>
          </table:table-cell>
          <table:table-cell office:value-type="float" office:value="13416">
            <text:p>13416</text:p>
          </table:table-cell>
          <table:table-cell office:value-type="float" office:value="13677">
            <text:p>13677</text:p>
          </table:table-cell>
          <table:table-cell table:number-columns-repeated="100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Aug</text:p>
          </table:table-cell>
          <table:table-cell office:value-type="float" office:value="8538">
            <text:p>8538</text:p>
          </table:table-cell>
          <table:table-cell office:value-type="float" office:value="8717">
            <text:p>8717</text:p>
          </table:table-cell>
          <table:table-cell office:value-type="float" office:value="9190">
            <text:p>9190</text:p>
          </table:table-cell>
          <table:table-cell office:value-type="float" office:value="9643">
            <text:p>9643</text:p>
          </table:table-cell>
          <table:table-cell office:value-type="float" office:value="9407">
            <text:p>9407</text:p>
          </table:table-cell>
          <table:table-cell office:value-type="float" office:value="9322">
            <text:p>9322</text:p>
          </table:table-cell>
          <table:table-cell office:value-type="float" office:value="9307">
            <text:p>9307</text:p>
          </table:table-cell>
          <table:table-cell office:value-type="float" office:value="9671">
            <text:p>9671</text:p>
          </table:table-cell>
          <table:table-cell office:value-type="float" office:value="9233">
            <text:p>9233</text:p>
          </table:table-cell>
          <table:table-cell office:value-type="float" office:value="10071">
            <text:p>10071</text:p>
          </table:table-cell>
          <table:table-cell office:value-type="float" office:value="10561">
            <text:p>10561</text:p>
          </table:table-cell>
          <table:table-cell office:value-type="float" office:value="11177">
            <text:p>11177</text:p>
          </table:table-cell>
          <table:table-cell office:value-type="float" office:value="11235">
            <text:p>11235</text:p>
          </table:table-cell>
          <table:table-cell office:value-type="float" office:value="11829">
            <text:p>11829</text:p>
          </table:table-cell>
          <table:table-cell office:value-type="float" office:value="12801">
            <text:p>12801</text:p>
          </table:table-cell>
          <table:table-cell office:value-type="float" office:value="13388">
            <text:p>13388</text:p>
          </table:table-cell>
          <table:table-cell office:value-type="float" office:value="13603">
            <text:p>13603</text:p>
          </table:table-cell>
          <table:table-cell table:number-columns-repeated="1005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ep </text:p>
          </table:table-cell>
          <table:table-cell office:value-type="float" office:value="8552">
            <text:p>8552</text:p>
          </table:table-cell>
          <table:table-cell office:value-type="float" office:value="8665">
            <text:p>8665</text:p>
          </table:table-cell>
          <table:table-cell office:value-type="float" office:value="9234">
            <text:p>9234</text:p>
          </table:table-cell>
          <table:table-cell office:value-type="float" office:value="9544">
            <text:p>9544</text:p>
          </table:table-cell>
          <table:table-cell office:value-type="float" office:value="9299">
            <text:p>9299</text:p>
          </table:table-cell>
          <table:table-cell office:value-type="float" office:value="9315">
            <text:p>9315</text:p>
          </table:table-cell>
          <table:table-cell office:value-type="float" office:value="9366">
            <text:p>9366</text:p>
          </table:table-cell>
          <table:table-cell office:value-type="float" office:value="9685">
            <text:p>9685</text:p>
          </table:table-cell>
          <table:table-cell office:value-type="float" office:value="9154">
            <text:p>9154</text:p>
          </table:table-cell>
          <table:table-cell office:value-type="float" office:value="10133">
            <text:p>10133</text:p>
          </table:table-cell>
          <table:table-cell office:value-type="float" office:value="10609">
            <text:p>10609</text:p>
          </table:table-cell>
          <table:table-cell office:value-type="float" office:value="11367">
            <text:p>11367</text:p>
          </table:table-cell>
          <table:table-cell office:value-type="float" office:value="11255">
            <text:p>11255</text:p>
          </table:table-cell>
          <table:table-cell office:value-type="float" office:value="11849">
            <text:p>11849</text:p>
          </table:table-cell>
          <table:table-cell office:value-type="float" office:value="12934">
            <text:p>12934</text:p>
          </table:table-cell>
          <table:table-cell office:value-type="float" office:value="13459">
            <text:p>13459</text:p>
          </table:table-cell>
          <table:table-cell office:value-type="float" office:value="13603">
            <text:p>13603</text:p>
          </table:table-cell>
          <table:table-cell table:number-columns-repeated="100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Oct</text:p>
          </table:table-cell>
          <table:table-cell office:value-type="float" office:value="8542">
            <text:p>8542</text:p>
          </table:table-cell>
          <table:table-cell office:value-type="float" office:value="8659">
            <text:p>8659</text:p>
          </table:table-cell>
          <table:table-cell office:value-type="float" office:value="9262">
            <text:p>9262</text:p>
          </table:table-cell>
          <table:table-cell office:value-type="float" office:value="9567">
            <text:p>9567</text:p>
          </table:table-cell>
          <table:table-cell office:value-type="float" office:value="9191">
            <text:p>9191</text:p>
          </table:table-cell>
          <table:table-cell office:value-type="float" office:value="9362">
            <text:p>9362</text:p>
          </table:table-cell>
          <table:table-cell office:value-type="float" office:value="9430">
            <text:p>9430</text:p>
          </table:table-cell>
          <table:table-cell office:value-type="float" office:value="9794">
            <text:p>9794</text:p>
          </table:table-cell>
          <table:table-cell office:value-type="float" office:value="9370">
            <text:p>9370</text:p>
          </table:table-cell>
          <table:table-cell office:value-type="float" office:value="10138">
            <text:p>10138</text:p>
          </table:table-cell>
          <table:table-cell office:value-type="float" office:value="10648">
            <text:p>10648</text:p>
          </table:table-cell>
          <table:table-cell office:value-type="float" office:value="11397">
            <text:p>11397</text:p>
          </table:table-cell>
          <table:table-cell office:value-type="float" office:value="11302">
            <text:p>11302</text:p>
          </table:table-cell>
          <table:table-cell office:value-type="float" office:value="11900">
            <text:p>11900</text:p>
          </table:table-cell>
          <table:table-cell office:value-type="float" office:value="12908">
            <text:p>12908</text:p>
          </table:table-cell>
          <table:table-cell office:value-type="float" office:value="13479">
            <text:p>13479</text:p>
          </table:table-cell>
          <table:table-cell office:value-type="float" office:value="13493">
            <text:p>13493</text:p>
          </table:table-cell>
          <table:table-cell table:number-columns-repeated="1005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Nov</text:p>
          </table:table-cell>
          <table:table-cell office:value-type="float" office:value="8513">
            <text:p>8513</text:p>
          </table:table-cell>
          <table:table-cell office:value-type="float" office:value="8650">
            <text:p>8650</text:p>
          </table:table-cell>
          <table:table-cell office:value-type="float" office:value="9382">
            <text:p>9382</text:p>
          </table:table-cell>
          <table:table-cell office:value-type="float" office:value="9499">
            <text:p>9499</text:p>
          </table:table-cell>
          <table:table-cell office:value-type="float" office:value="9275">
            <text:p>9275</text:p>
          </table:table-cell>
          <table:table-cell office:value-type="float" office:value="9449">
            <text:p>9449</text:p>
          </table:table-cell>
          <table:table-cell office:value-type="float" office:value="9518">
            <text:p>9518</text:p>
          </table:table-cell>
          <table:table-cell office:value-type="float" office:value="9874">
            <text:p>9874</text:p>
          </table:table-cell>
          <table:table-cell office:value-type="float" office:value="9503">
            <text:p>9503</text:p>
          </table:table-cell>
          <table:table-cell office:value-type="float" office:value="10239">
            <text:p>10239</text:p>
          </table:table-cell>
          <table:table-cell office:value-type="float" office:value="10727">
            <text:p>10727</text:p>
          </table:table-cell>
          <table:table-cell office:value-type="float" office:value="11241">
            <text:p>11241</text:p>
          </table:table-cell>
          <table:table-cell office:value-type="float" office:value="11336">
            <text:p>11336</text:p>
          </table:table-cell>
          <table:table-cell office:value-type="float" office:value="11999">
            <text:p>11999</text:p>
          </table:table-cell>
          <table:table-cell office:value-type="float" office:value="12971">
            <text:p>12971</text:p>
          </table:table-cell>
          <table:table-cell office:value-type="float" office:value="13520">
            <text:p>13520</text:p>
          </table:table-cell>
          <table:table-cell office:value-type="float" office:value="13452">
            <text:p>13452</text:p>
          </table:table-cell>
          <table:table-cell table:number-columns-repeated="100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Dec</text:p>
          </table:table-cell>
          <table:table-cell office:value-type="float" office:value="8361">
            <text:p>8361</text:p>
          </table:table-cell>
          <table:table-cell office:value-type="float" office:value="8466">
            <text:p>8466</text:p>
          </table:table-cell>
          <table:table-cell office:value-type="float" office:value="9179">
            <text:p>9179</text:p>
          </table:table-cell>
          <table:table-cell office:value-type="float" office:value="9328">
            <text:p>9328</text:p>
          </table:table-cell>
          <table:table-cell office:value-type="float" office:value="9236">
            <text:p>9236</text:p>
          </table:table-cell>
          <table:table-cell office:value-type="float" office:value="9340">
            <text:p>9340</text:p>
          </table:table-cell>
          <table:table-cell office:value-type="float" office:value="9506">
            <text:p>9506</text:p>
          </table:table-cell>
          <table:table-cell office:value-type="float" office:value="9668">
            <text:p>9668</text:p>
          </table:table-cell>
          <table:table-cell office:value-type="float" office:value="9504">
            <text:p>9504</text:p>
          </table:table-cell>
          <table:table-cell office:value-type="float" office:value="10228">
            <text:p>10228</text:p>
          </table:table-cell>
          <table:table-cell office:value-type="float" office:value="10697">
            <text:p>10697</text:p>
          </table:table-cell>
          <table:table-cell office:value-type="float" office:value="10929">
            <text:p>10929</text:p>
          </table:table-cell>
          <table:table-cell office:value-type="float" office:value="11281">
            <text:p>11281</text:p>
          </table:table-cell>
          <table:table-cell office:value-type="float" office:value="11912">
            <text:p>11912</text:p>
          </table:table-cell>
          <table:table-cell office:value-type="float" office:value="12914">
            <text:p>12914</text:p>
          </table:table-cell>
          <table:table-cell office:value-type="float" office:value="13453">
            <text:p>13453</text:p>
          </table:table-cell>
          <table:table-cell office:value-type="float" office:value="13366">
            <text:p>13366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formula="of:=SUM([.A7:.A18])" office:value-type="float" office:value="365">
            <text:p>365</text:p>
          </table:table-cell>
          <table:table-cell office:value-type="string">
            <text:p>year</text:p>
          </table:table-cell>
          <table:table-cell table:style-name="ce8" table:formula="of:=SUMPRODUCT([.$A11:.$A18];[.C11:.C18])/SUM([.A11:.A18])" office:value-type="float" office:value="8538.6612244898">
            <text:p>8539</text:p>
          </table:table-cell>
          <table:table-cell table:style-name="ce8" table:formula="of:=SUMPRODUCT([.$A7:.$A18];[.D7:.D18])/[.$A20]" office:value-type="float" office:value="8569.41369863014">
            <text:p>8569</text:p>
          </table:table-cell>
          <table:table-cell table:style-name="ce8" table:formula="of:=SUMPRODUCT([.$A7:.$A18];[.E7:.E18])/[.$A20]" office:value-type="float" office:value="9056.83835616438">
            <text:p>9057</text:p>
          </table:table-cell>
          <table:table-cell table:style-name="ce8" table:formula="of:=SUMPRODUCT([.$A7:.$A18];[.F7:.F18])/[.$A20]" office:value-type="float" office:value="9509.24931506849">
            <text:p>9509</text:p>
          </table:table-cell>
          <table:table-cell table:style-name="ce8" table:formula="of:=SUMPRODUCT([.$A7:.$A18];[.G7:.G18])/[.$A20]" office:value-type="float" office:value="9420.92602739726">
            <text:p>9421</text:p>
          </table:table-cell>
          <table:table-cell table:style-name="ce8" table:formula="of:=SUMPRODUCT([.$A7:.$A18];[.H7:.H18])/[.$A20]" office:value-type="float" office:value="9421.86849315068">
            <text:p>9422</text:p>
          </table:table-cell>
          <table:table-cell table:style-name="ce8" table:formula="of:=SUMPRODUCT([.$A7:.$A18];[.I7:.I18])/[.$A20]" office:value-type="float" office:value="9398.57260273973">
            <text:p>9399</text:p>
          </table:table-cell>
          <table:table-cell table:style-name="ce8" table:formula="of:=SUMPRODUCT([.$A7:.$A18];[.J7:.J18])/[.$A20]" office:value-type="float" office:value="9612.02465753425">
            <text:p>9612</text:p>
          </table:table-cell>
          <table:table-cell table:style-name="ce8" table:formula="of:=SUMPRODUCT([.$A7:.$A18];[.K7:.K18])/[.$A20]" office:value-type="float" office:value="9318.72602739726">
            <text:p>9319</text:p>
          </table:table-cell>
          <table:table-cell table:style-name="ce8" table:formula="of:=SUMPRODUCT([.$A7:.$A18];[.L7:.L18])/[.$A20]" office:value-type="float" office:value="10012.5479452055">
            <text:p>10013</text:p>
          </table:table-cell>
          <table:table-cell table:style-name="ce8" table:formula="of:=SUMPRODUCT([.$A7:.$A18];[.M7:.M18])/[.$A20]" office:value-type="float" office:value="10561.4273972603">
            <text:p>10561</text:p>
          </table:table-cell>
          <table:table-cell table:style-name="ce8" table:formula="of:=SUMPRODUCT([.A7:.A15];[.N7:.N15])/SUM([.A7:.A15])" office:value-type="float" office:value="11034.8754578755">
            <text:p>11035</text:p>
          </table:table-cell>
          <table:table-cell table:style-name="ce8" table:formula="of:=SUMPRODUCT([.$A7:.$A18];[.O7:.O18])/[.$A20]" office:value-type="float" office:value="11116.4465753425">
            <text:p>11116</text:p>
          </table:table-cell>
          <table:table-cell table:style-name="ce8" table:formula="of:=SUMPRODUCT([.C7:.C15];[.P7:.P15])/SUM([.C7:.C15])" office:value-type="float" office:value="11754.8476512414">
            <text:p>11755</text:p>
          </table:table-cell>
          <table:table-cell table:style-name="ce8" table:formula="of:=SUMPRODUCT([.$A7:.$A18];[.Q7:.Q18])/[.$A20]" office:value-type="float" office:value="12573.9397260274">
            <text:p>12574</text:p>
          </table:table-cell>
          <table:table-cell table:style-name="ce8" table:formula="of:=SUMPRODUCT([.E7:.E15];[.R7:.R15])/SUM([.E7:.E15])" office:value-type="float" office:value="13303.8155817808">
            <text:p>13304</text:p>
          </table:table-cell>
          <table:table-cell table:style-name="ce8" table:formula="of:=SUMPRODUCT([.$A7:.$A18];[.S7:.S18])/[.$A20]" office:value-type="float" office:value="13544.298630137">
            <text:p>13544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0" table:formula="of:=[.D20]/[.C20]-1" office:value-type="percentage" office:value="0.00360155688717811">
            <text:p>0.4%</text:p>
          </table:table-cell>
          <table:table-cell table:style-name="ce10" table:formula="of:=[.E20]/[.D20]-1" office:value-type="percentage" office:value="0.0568795806429749">
            <text:p>5.7%</text:p>
          </table:table-cell>
          <table:table-cell table:style-name="ce10" table:formula="of:=[.F20]/[.E20]-1" office:value-type="percentage" office:value="0.0499524161868454">
            <text:p>5.0%</text:p>
          </table:table-cell>
          <table:table-cell table:style-name="ce10" table:formula="of:=[.G20]/[.F20]-1" office:value-type="percentage" office:value="-0.00928814512532294">
            <text:p>-0.9%</text:p>
          </table:table-cell>
          <table:table-cell table:style-name="ce10" table:formula="of:=[.H20]/[.G20]-1" office:value-type="percentage" office:value="0.000100039608705638">
            <text:p>0.0%</text:p>
          </table:table-cell>
          <table:table-cell table:style-name="ce10" table:formula="of:=[.I20]/[.H20]-1" office:value-type="percentage" office:value="-0.00247253402314984">
            <text:p>-0.2%</text:p>
          </table:table-cell>
          <table:table-cell table:style-name="ce10" table:formula="of:=[.J20]/[.I20]-1" office:value-type="percentage" office:value="0.0227111141038903">
            <text:p>2.3%</text:p>
          </table:table-cell>
          <table:table-cell table:style-name="ce10" table:formula="of:=[.K20]/[.J20]-1" office:value-type="percentage" office:value="-0.0305137201148447">
            <text:p>-3.1%</text:p>
          </table:table-cell>
          <table:table-cell table:style-name="ce10" table:formula="of:=[.L20]/[.K20]-1" office:value-type="percentage" office:value="0.0744545891539645">
            <text:p>7.4%</text:p>
          </table:table-cell>
          <table:table-cell table:style-name="ce10" table:formula="of:=[.M20]/[.L20]-1" office:value-type="percentage" office:value="0.0548191584258657">
            <text:p>5.5%</text:p>
          </table:table-cell>
          <table:table-cell table:style-name="ce10" table:formula="of:=[.N20]/[.M20]-1" office:value-type="percentage" office:value="0.0448280372346261">
            <text:p>4.5%</text:p>
          </table:table-cell>
          <table:table-cell table:style-name="ce10" table:formula="of:=[.O20]/[.N20]-1" office:value-type="percentage" office:value="0.00739211944696594">
            <text:p>0.7%</text:p>
          </table:table-cell>
          <table:table-cell table:style-name="ce10" table:formula="of:=[.P20]/[.O20]-1" office:value-type="percentage" office:value="0.0574285201275544">
            <text:p>5.7%</text:p>
          </table:table-cell>
          <table:table-cell table:style-name="ce10" table:formula="of:=[.Q20]/[.P20]-1" office:value-type="percentage" office:value="0.0696812157067379">
            <text:p>7.0%</text:p>
          </table:table-cell>
          <table:table-cell table:style-name="ce10" table:formula="of:=[.R20]/[.Q20]-1" office:value-type="percentage" office:value="0.0580467118227586">
            <text:p>5.8%</text:p>
          </table:table-cell>
          <table:table-cell table:style-name="ce10" table:formula="of:=[.S20]/[.R20]-1" office:value-type="percentage" office:value="0.0180762463879516">
            <text:p>1.8%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0" table:formula="of:=MEDIAN([.D7:.D18])/[.D20]-1" office:value-type="percentage" office:value="-0.00174034060609307">
            <text:p>-0.2%</text:p>
          </table:table-cell>
          <table:table-cell table:style-name="ce10" table:formula="of:=MEDIAN([.E7:.E18])/[.E20]-1" office:value-type="percentage" office:value="0.00603540017896109">
            <text:p>0.6%</text:p>
          </table:table-cell>
          <table:table-cell table:style-name="ce10" table:formula="of:=MEDIAN([.F7:.F18])/[.F20]-1" office:value-type="percentage" office:value="0.0048637577372399">
            <text:p>0.5%</text:p>
          </table:table-cell>
          <table:table-cell table:style-name="ce10" table:formula="of:=MEDIAN([.G7:.G18])/[.G20]-1" office:value-type="percentage" office:value="-0.00015136807073024">
            <text:p>0.0%</text:p>
          </table:table-cell>
          <table:table-cell table:style-name="ce10" table:formula="of:=MEDIAN([.H7:.H18])/[.H20]-1" office:value-type="percentage" office:value="-0.000782062831384378">
            <text:p>-0.1%</text:p>
          </table:table-cell>
          <table:table-cell table:style-name="ce10" table:formula="of:=MEDIAN([.I7:.I18])/[.I20]-1" office:value-type="percentage" office:value="-0.0000609244365000761">
            <text:p>0.0%</text:p>
          </table:table-cell>
          <table:table-cell table:style-name="ce10" table:formula="of:=MEDIAN([.J7:.J18])/[.J20]-1" office:value-type="percentage" office:value="0.00134990732213569">
            <text:p>0.1%</text:p>
          </table:table-cell>
          <table:table-cell table:style-name="ce10" table:formula="of:=MEDIAN([.K7:.K18])/[.K20]-1" office:value-type="percentage" office:value="-0.00131198485300632">
            <text:p>-0.1%</text:p>
          </table:table-cell>
          <table:table-cell table:style-name="ce10" table:formula="of:=MEDIAN([.L7:.L18])/[.L20]-1" office:value-type="percentage" office:value="0.00768556167877033">
            <text:p>0.8%</text:p>
          </table:table-cell>
          <table:table-cell table:style-name="ce10" table:formula="of:=MEDIAN([.M7:.M18])/[.M20]-1" office:value-type="percentage" office:value="0.00601931920265031">
            <text:p>0.6%</text:p>
          </table:table-cell>
          <table:table-cell table:style-name="ce10" table:formula="of:=MEDIAN([.N7:.N18])/[.N20]-1" office:value-type="percentage" office:value="0.00775944798393113">
            <text:p>0.8%</text:p>
          </table:table-cell>
          <table:table-cell table:style-name="ce10" table:formula="of:=MEDIAN([.O7:.O18])/[.O20]-1" office:value-type="percentage" office:value="0.010394816713629">
            <text:p>1.0%</text:p>
          </table:table-cell>
          <table:table-cell table:style-name="ce10" table:formula="of:=MEDIAN([.P7:.P18])/[.P20]-1" office:value-type="percentage" office:value="0.00158677928561901">
            <text:p>0.2%</text:p>
          </table:table-cell>
          <table:table-cell table:style-name="ce10" table:formula="of:=MEDIAN([.Q7:.Q18])/[.Q20]-1" office:value-type="percentage" office:value="0.00624786468555971">
            <text:p>0.6%</text:p>
          </table:table-cell>
          <table:table-cell table:style-name="ce10" table:formula="of:=MEDIAN([.R7:.R18])/[.R20]-1" office:value-type="percentage" office:value="0.00666608896327503">
            <text:p>0.7%</text:p>
          </table:table-cell>
          <table:table-cell table:style-name="ce10" table:formula="of:=MEDIAN([.S7:.S18])/[.S20]-1" office:value-type="percentage" office:value="0.00433402802655269">
            <text:p>0.4%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Australia, femal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ays</text:p>
          </table:table-cell>
          <table:table-cell office:value-type="string">
            <text:p>month</text:p>
          </table:table-cell>
          <table:table-cell office:value-type="float" office:value="1976">
            <text:p>1976</text:p>
          </table:table-cell>
          <table:table-cell office:value-type="float" office:value="1977">
            <text:p>1977</text:p>
          </table:table-cell>
          <table:table-cell office:value-type="float" office:value="1978">
            <text:p>1978</text:p>
          </table:table-cell>
          <table:table-cell office:value-type="float" office:value="1979">
            <text:p>1979</text:p>
          </table:table-cell>
          <table:table-cell office:value-type="float" office:value="1980">
            <text:p>1980</text:p>
          </table:table-cell>
          <table:table-cell office:value-type="float" office:value="1981">
            <text:p>1981</text:p>
          </table:table-cell>
          <table:table-cell office:value-type="float" office:value="1982">
            <text:p>1982</text:p>
          </table:table-cell>
          <table:table-cell office:value-type="float" office:value="1983">
            <text:p>1983</text:p>
          </table:table-cell>
          <table:table-cell office:value-type="float" office:value="1984">
            <text:p>1984</text:p>
          </table:table-cell>
          <table:table-cell office:value-type="float" office:value="1985">
            <text:p>1985</text:p>
          </table:table-cell>
          <table:table-cell office:value-type="float" office:value="1986">
            <text:p>1986</text:p>
          </table:table-cell>
          <table:table-cell office:value-type="float" office:value="1987">
            <text:p>1987</text:p>
          </table:table-cell>
          <table:table-cell office:value-type="float" office:value="1988">
            <text:p>1988</text:p>
          </table:table-cell>
          <table:table-cell office:value-type="float" office:value="1989">
            <text:p>1989</text:p>
          </table:table-cell>
          <table:table-cell office:value-type="float" office:value="1990">
            <text:p>1990</text:p>
          </table:table-cell>
          <table:table-cell office:value-type="float" office:value="1991">
            <text:p>1991</text:p>
          </table:table-cell>
          <table:table-cell office:value-type="float" office:value="1992">
            <text:p>1992</text:p>
          </table:table-cell>
          <table:table-cell table:number-columns-repeated="100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Jan</text:p>
          </table:table-cell>
          <table:table-cell/>
          <table:table-cell office:value-type="float" office:value="230">
            <text:p>230</text:p>
          </table:table-cell>
          <table:table-cell office:value-type="float" office:value="258">
            <text:p>258</text:p>
          </table:table-cell>
          <table:table-cell office:value-type="float" office:value="287">
            <text:p>287</text:p>
          </table:table-cell>
          <table:table-cell office:value-type="float" office:value="326">
            <text:p>326</text:p>
          </table:table-cell>
          <table:table-cell office:value-type="float" office:value="302">
            <text:p>302</text:p>
          </table:table-cell>
          <table:table-cell office:value-type="float" office:value="330">
            <text:p>330</text:p>
          </table:table-cell>
          <table:table-cell office:value-type="float" office:value="394">
            <text:p>394</text:p>
          </table:table-cell>
          <table:table-cell office:value-type="float" office:value="403">
            <text:p>403</text:p>
          </table:table-cell>
          <table:table-cell office:value-type="float" office:value="442">
            <text:p>442</text:p>
          </table:table-cell>
          <table:table-cell office:value-type="float" office:value="493">
            <text:p>493</text:p>
          </table:table-cell>
          <table:table-cell office:value-type="float" office:value="523">
            <text:p>523</text:p>
          </table:table-cell>
          <table:table-cell office:value-type="float" office:value="569">
            <text:p>569</text:p>
          </table:table-cell>
          <table:table-cell office:value-type="float" office:value="585">
            <text:p>585</text:p>
          </table:table-cell>
          <table:table-cell office:value-type="float" office:value="640">
            <text:p>640</text:p>
          </table:table-cell>
          <table:table-cell office:value-type="float" office:value="663">
            <text:p>663</text:p>
          </table:table-cell>
          <table:table-cell office:value-type="float" office:value="666">
            <text:p>666</text:p>
          </table:table-cell>
          <table:table-cell table:number-columns-repeated="100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Feb</text:p>
          </table:table-cell>
          <table:table-cell/>
          <table:table-cell office:value-type="float" office:value="231">
            <text:p>231</text:p>
          </table:table-cell>
          <table:table-cell office:value-type="float" office:value="282">
            <text:p>282</text:p>
          </table:table-cell>
          <table:table-cell office:value-type="float" office:value="322">
            <text:p>322</text:p>
          </table:table-cell>
          <table:table-cell office:value-type="float" office:value="347">
            <text:p>347</text:p>
          </table:table-cell>
          <table:table-cell office:value-type="float" office:value="306">
            <text:p>306</text:p>
          </table:table-cell>
          <table:table-cell office:value-type="float" office:value="352">
            <text:p>352</text:p>
          </table:table-cell>
          <table:table-cell office:value-type="float" office:value="399">
            <text:p>399</text:p>
          </table:table-cell>
          <table:table-cell office:value-type="float" office:value="396">
            <text:p>396</text:p>
          </table:table-cell>
          <table:table-cell office:value-type="float" office:value="465">
            <text:p>465</text:p>
          </table:table-cell>
          <table:table-cell office:value-type="float" office:value="502">
            <text:p>502</text:p>
          </table:table-cell>
          <table:table-cell office:value-type="float" office:value="520">
            <text:p>520</text:p>
          </table:table-cell>
          <table:table-cell office:value-type="float" office:value="580">
            <text:p>580</text:p>
          </table:table-cell>
          <table:table-cell office:value-type="float" office:value="599">
            <text:p>599</text:p>
          </table:table-cell>
          <table:table-cell office:value-type="float" office:value="648">
            <text:p>648</text:p>
          </table:table-cell>
          <table:table-cell office:value-type="float" office:value="674">
            <text:p>674</text:p>
          </table:table-cell>
          <table:table-cell office:value-type="float" office:value="677">
            <text:p>677</text:p>
          </table:table-cell>
          <table:table-cell table:number-columns-repeated="100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Mar</text:p>
          </table:table-cell>
          <table:table-cell/>
          <table:table-cell office:value-type="float" office:value="238">
            <text:p>238</text:p>
          </table:table-cell>
          <table:table-cell office:value-type="float" office:value="285">
            <text:p>285</text:p>
          </table:table-cell>
          <table:table-cell office:value-type="float" office:value="327">
            <text:p>327</text:p>
          </table:table-cell>
          <table:table-cell office:value-type="float" office:value="335">
            <text:p>335</text:p>
          </table:table-cell>
          <table:table-cell office:value-type="float" office:value="317">
            <text:p>317</text:p>
          </table:table-cell>
          <table:table-cell office:value-type="float" office:value="360">
            <text:p>360</text:p>
          </table:table-cell>
          <table:table-cell office:value-type="float" office:value="409">
            <text:p>409</text:p>
          </table:table-cell>
          <table:table-cell office:value-type="float" office:value="369">
            <text:p>369</text:p>
          </table:table-cell>
          <table:table-cell office:value-type="float" office:value="478">
            <text:p>478</text:p>
          </table:table-cell>
          <table:table-cell office:value-type="float" office:value="512">
            <text:p>512</text:p>
          </table:table-cell>
          <table:table-cell office:value-type="float" office:value="521">
            <text:p>521</text:p>
          </table:table-cell>
          <table:table-cell office:value-type="float" office:value="573">
            <text:p>573</text:p>
          </table:table-cell>
          <table:table-cell office:value-type="float" office:value="617">
            <text:p>617</text:p>
          </table:table-cell>
          <table:table-cell office:value-type="float" office:value="699">
            <text:p>699</text:p>
          </table:table-cell>
          <table:table-cell office:value-type="float" office:value="700">
            <text:p>700</text:p>
          </table:table-cell>
          <table:table-cell office:value-type="float" office:value="699">
            <text:p>699</text:p>
          </table:table-cell>
          <table:table-cell table:number-columns-repeated="1005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Apr</text:p>
          </table:table-cell>
          <table:table-cell/>
          <table:table-cell office:value-type="float" office:value="229">
            <text:p>229</text:p>
          </table:table-cell>
          <table:table-cell office:value-type="float" office:value="284">
            <text:p>284</text:p>
          </table:table-cell>
          <table:table-cell office:value-type="float" office:value="338">
            <text:p>338</text:p>
          </table:table-cell>
          <table:table-cell office:value-type="float" office:value="333">
            <text:p>333</text:p>
          </table:table-cell>
          <table:table-cell office:value-type="float" office:value="337">
            <text:p>337</text:p>
          </table:table-cell>
          <table:table-cell office:value-type="float" office:value="334">
            <text:p>334</text:p>
          </table:table-cell>
          <table:table-cell office:value-type="float" office:value="423">
            <text:p>423</text:p>
          </table:table-cell>
          <table:table-cell office:value-type="float" office:value="359">
            <text:p>359</text:p>
          </table:table-cell>
          <table:table-cell office:value-type="float" office:value="506">
            <text:p>506</text:p>
          </table:table-cell>
          <table:table-cell table:number-columns-repeated="2" office:value-type="float" office:value="522">
            <text:p>522</text:p>
          </table:table-cell>
          <table:table-cell office:value-type="float" office:value="565">
            <text:p>565</text:p>
          </table:table-cell>
          <table:table-cell office:value-type="float" office:value="634">
            <text:p>634</text:p>
          </table:table-cell>
          <table:table-cell office:value-type="float" office:value="706">
            <text:p>706</text:p>
          </table:table-cell>
          <table:table-cell office:value-type="float" office:value="688">
            <text:p>688</text:p>
          </table:table-cell>
          <table:table-cell office:value-type="float" office:value="685">
            <text:p>685</text:p>
          </table:table-cell>
          <table:table-cell table:number-columns-repeated="100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May</text:p>
          </table:table-cell>
          <table:table-cell office:value-type="float" office:value="236">
            <text:p>236</text:p>
          </table:table-cell>
          <table:table-cell office:value-type="float" office:value="251">
            <text:p>251</text:p>
          </table:table-cell>
          <table:table-cell office:value-type="float" office:value="283">
            <text:p>283</text:p>
          </table:table-cell>
          <table:table-cell office:value-type="float" office:value="338">
            <text:p>338</text:p>
          </table:table-cell>
          <table:table-cell office:value-type="float" office:value="319">
            <text:p>319</text:p>
          </table:table-cell>
          <table:table-cell office:value-type="float" office:value="333">
            <text:p>333</text:p>
          </table:table-cell>
          <table:table-cell office:value-type="float" office:value="336">
            <text:p>336</text:p>
          </table:table-cell>
          <table:table-cell office:value-type="float" office:value="391">
            <text:p>391</text:p>
          </table:table-cell>
          <table:table-cell office:value-type="float" office:value="360">
            <text:p>360</text:p>
          </table:table-cell>
          <table:table-cell office:value-type="float" office:value="493">
            <text:p>493</text:p>
          </table:table-cell>
          <table:table-cell office:value-type="float" office:value="520">
            <text:p>520</text:p>
          </table:table-cell>
          <table:table-cell office:value-type="float" office:value="524">
            <text:p>524</text:p>
          </table:table-cell>
          <table:table-cell office:value-type="float" office:value="594">
            <text:p>594</text:p>
          </table:table-cell>
          <table:table-cell office:value-type="float" office:value="645">
            <text:p>645</text:p>
          </table:table-cell>
          <table:table-cell office:value-type="float" office:value="741">
            <text:p>741</text:p>
          </table:table-cell>
          <table:table-cell office:value-type="float" office:value="679">
            <text:p>679</text:p>
          </table:table-cell>
          <table:table-cell office:value-type="float" office:value="691">
            <text:p>691</text:p>
          </table:table-cell>
          <table:table-cell table:number-columns-repeated="1005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Jun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office:value-type="float" office:value="289">
            <text:p>289</text:p>
          </table:table-cell>
          <table:table-cell office:value-type="float" office:value="344">
            <text:p>344</text:p>
          </table:table-cell>
          <table:table-cell office:value-type="float" office:value="325">
            <text:p>325</text:p>
          </table:table-cell>
          <table:table-cell office:value-type="float" office:value="343">
            <text:p>343</text:p>
          </table:table-cell>
          <table:table-cell office:value-type="float" office:value="338">
            <text:p>338</text:p>
          </table:table-cell>
          <table:table-cell office:value-type="float" office:value="389">
            <text:p>389</text:p>
          </table:table-cell>
          <table:table-cell office:value-type="float" office:value="364">
            <text:p>364</text:p>
          </table:table-cell>
          <table:table-cell office:value-type="float" office:value="488">
            <text:p>488</text:p>
          </table:table-cell>
          <table:table-cell office:value-type="float" office:value="532">
            <text:p>532</text:p>
          </table:table-cell>
          <table:table-cell office:value-type="float" office:value="536">
            <text:p>536</text:p>
          </table:table-cell>
          <table:table-cell office:value-type="float" office:value="612">
            <text:p>612</text:p>
          </table:table-cell>
          <table:table-cell office:value-type="float" office:value="641">
            <text:p>641</text:p>
          </table:table-cell>
          <table:table-cell office:value-type="float" office:value="744">
            <text:p>744</text:p>
          </table:table-cell>
          <table:table-cell office:value-type="float" office:value="672">
            <text:p>672</text:p>
          </table:table-cell>
          <table:table-cell office:value-type="float" office:value="685">
            <text:p>685</text:p>
          </table:table-cell>
          <table:table-cell table:number-columns-repeated="100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Jul</text:p>
          </table:table-cell>
          <table:table-cell office:value-type="float" office:value="229">
            <text:p>229</text:p>
          </table:table-cell>
          <table:table-cell office:value-type="float" office:value="235">
            <text:p>235</text:p>
          </table:table-cell>
          <table:table-cell office:value-type="float" office:value="294">
            <text:p>294</text:p>
          </table:table-cell>
          <table:table-cell office:value-type="float" office:value="347">
            <text:p>347</text:p>
          </table:table-cell>
          <table:table-cell office:value-type="float" office:value="338">
            <text:p>338</text:p>
          </table:table-cell>
          <table:table-cell office:value-type="float" office:value="328">
            <text:p>328</text:p>
          </table:table-cell>
          <table:table-cell office:value-type="float" office:value="324">
            <text:p>324</text:p>
          </table:table-cell>
          <table:table-cell office:value-type="float" office:value="369">
            <text:p>369</text:p>
          </table:table-cell>
          <table:table-cell office:value-type="float" office:value="364">
            <text:p>364</text:p>
          </table:table-cell>
          <table:table-cell office:value-type="float" office:value="485">
            <text:p>485</text:p>
          </table:table-cell>
          <table:table-cell office:value-type="float" office:value="537">
            <text:p>537</text:p>
          </table:table-cell>
          <table:table-cell office:value-type="float" office:value="539">
            <text:p>539</text:p>
          </table:table-cell>
          <table:table-cell office:value-type="float" office:value="630">
            <text:p>630</text:p>
          </table:table-cell>
          <table:table-cell office:value-type="float" office:value="644">
            <text:p>644</text:p>
          </table:table-cell>
          <table:table-cell office:value-type="float" office:value="740">
            <text:p>740</text:p>
          </table:table-cell>
          <table:table-cell office:value-type="float" office:value="663">
            <text:p>663</text:p>
          </table:table-cell>
          <table:table-cell office:value-type="float" office:value="699">
            <text:p>699</text:p>
          </table:table-cell>
          <table:table-cell table:number-columns-repeated="100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Aug</text:p>
          </table:table-cell>
          <table:table-cell office:value-type="float" office:value="239">
            <text:p>239</text:p>
          </table:table-cell>
          <table:table-cell office:value-type="float" office:value="244">
            <text:p>244</text:p>
          </table:table-cell>
          <table:table-cell office:value-type="float" office:value="309">
            <text:p>309</text:p>
          </table:table-cell>
          <table:table-cell office:value-type="float" office:value="350">
            <text:p>350</text:p>
          </table:table-cell>
          <table:table-cell office:value-type="float" office:value="325">
            <text:p>325</text:p>
          </table:table-cell>
          <table:table-cell office:value-type="float" office:value="341">
            <text:p>341</text:p>
          </table:table-cell>
          <table:table-cell office:value-type="float" office:value="344">
            <text:p>344</text:p>
          </table:table-cell>
          <table:table-cell office:value-type="float" office:value="368">
            <text:p>368</text:p>
          </table:table-cell>
          <table:table-cell office:value-type="float" office:value="375">
            <text:p>375</text:p>
          </table:table-cell>
          <table:table-cell office:value-type="float" office:value="505">
            <text:p>505</text:p>
          </table:table-cell>
          <table:table-cell office:value-type="float" office:value="523">
            <text:p>523</text:p>
          </table:table-cell>
          <table:table-cell office:value-type="float" office:value="549">
            <text:p>549</text:p>
          </table:table-cell>
          <table:table-cell office:value-type="float" office:value="611">
            <text:p>611</text:p>
          </table:table-cell>
          <table:table-cell office:value-type="float" office:value="642">
            <text:p>642</text:p>
          </table:table-cell>
          <table:table-cell office:value-type="float" office:value="730">
            <text:p>730</text:p>
          </table:table-cell>
          <table:table-cell office:value-type="float" office:value="669">
            <text:p>669</text:p>
          </table:table-cell>
          <table:table-cell office:value-type="float" office:value="712">
            <text:p>712</text:p>
          </table:table-cell>
          <table:table-cell table:number-columns-repeated="1005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ep </text:p>
          </table:table-cell>
          <table:table-cell office:value-type="float" office:value="244">
            <text:p>244</text:p>
          </table:table-cell>
          <table:table-cell office:value-type="float" office:value="236">
            <text:p>236</text:p>
          </table:table-cell>
          <table:table-cell office:value-type="float" office:value="314">
            <text:p>314</text:p>
          </table:table-cell>
          <table:table-cell office:value-type="float" office:value="353">
            <text:p>353</text:p>
          </table:table-cell>
          <table:table-cell office:value-type="float" office:value="325">
            <text:p>325</text:p>
          </table:table-cell>
          <table:table-cell office:value-type="float" office:value="337">
            <text:p>337</text:p>
          </table:table-cell>
          <table:table-cell office:value-type="float" office:value="349">
            <text:p>349</text:p>
          </table:table-cell>
          <table:table-cell office:value-type="float" office:value="379">
            <text:p>379</text:p>
          </table:table-cell>
          <table:table-cell office:value-type="float" office:value="388">
            <text:p>388</text:p>
          </table:table-cell>
          <table:table-cell office:value-type="float" office:value="506">
            <text:p>506</text:p>
          </table:table-cell>
          <table:table-cell office:value-type="float" office:value="541">
            <text:p>541</text:p>
          </table:table-cell>
          <table:table-cell office:value-type="float" office:value="567">
            <text:p>567</text:p>
          </table:table-cell>
          <table:table-cell office:value-type="float" office:value="594">
            <text:p>594</text:p>
          </table:table-cell>
          <table:table-cell office:value-type="float" office:value="647">
            <text:p>647</text:p>
          </table:table-cell>
          <table:table-cell office:value-type="float" office:value="734">
            <text:p>734</text:p>
          </table:table-cell>
          <table:table-cell office:value-type="float" office:value="717">
            <text:p>717</text:p>
          </table:table-cell>
          <table:table-cell office:value-type="float" office:value="713">
            <text:p>713</text:p>
          </table:table-cell>
          <table:table-cell table:number-columns-repeated="100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Oct</text:p>
          </table:table-cell>
          <table:table-cell office:value-type="float" office:value="236">
            <text:p>236</text:p>
          </table:table-cell>
          <table:table-cell office:value-type="float" office:value="254">
            <text:p>254</text:p>
          </table:table-cell>
          <table:table-cell office:value-type="float" office:value="321">
            <text:p>321</text:p>
          </table:table-cell>
          <table:table-cell office:value-type="float" office:value="348">
            <text:p>348</text:p>
          </table:table-cell>
          <table:table-cell office:value-type="float" office:value="309">
            <text:p>309</text:p>
          </table:table-cell>
          <table:table-cell office:value-type="float" office:value="350">
            <text:p>350</text:p>
          </table:table-cell>
          <table:table-cell office:value-type="float" office:value="353">
            <text:p>353</text:p>
          </table:table-cell>
          <table:table-cell office:value-type="float" office:value="376">
            <text:p>376</text:p>
          </table:table-cell>
          <table:table-cell office:value-type="float" office:value="409">
            <text:p>409</text:p>
          </table:table-cell>
          <table:table-cell office:value-type="float" office:value="511">
            <text:p>511</text:p>
          </table:table-cell>
          <table:table-cell office:value-type="float" office:value="536">
            <text:p>536</text:p>
          </table:table-cell>
          <table:table-cell office:value-type="float" office:value="571">
            <text:p>571</text:p>
          </table:table-cell>
          <table:table-cell office:value-type="float" office:value="601">
            <text:p>601</text:p>
          </table:table-cell>
          <table:table-cell office:value-type="float" office:value="652">
            <text:p>652</text:p>
          </table:table-cell>
          <table:table-cell office:value-type="float" office:value="726">
            <text:p>726</text:p>
          </table:table-cell>
          <table:table-cell office:value-type="float" office:value="692">
            <text:p>692</text:p>
          </table:table-cell>
          <table:table-cell office:value-type="float" office:value="717">
            <text:p>717</text:p>
          </table:table-cell>
          <table:table-cell table:number-columns-repeated="1005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Nov</text:p>
          </table:table-cell>
          <table:table-cell office:value-type="float" office:value="239">
            <text:p>239</text:p>
          </table:table-cell>
          <table:table-cell office:value-type="float" office:value="261">
            <text:p>261</text:p>
          </table:table-cell>
          <table:table-cell office:value-type="float" office:value="313">
            <text:p>313</text:p>
          </table:table-cell>
          <table:table-cell office:value-type="float" office:value="347">
            <text:p>347</text:p>
          </table:table-cell>
          <table:table-cell office:value-type="float" office:value="312">
            <text:p>312</text:p>
          </table:table-cell>
          <table:table-cell office:value-type="float" office:value="357">
            <text:p>357</text:p>
          </table:table-cell>
          <table:table-cell office:value-type="float" office:value="356">
            <text:p>356</text:p>
          </table:table-cell>
          <table:table-cell office:value-type="float" office:value="392">
            <text:p>392</text:p>
          </table:table-cell>
          <table:table-cell office:value-type="float" office:value="433">
            <text:p>433</text:p>
          </table:table-cell>
          <table:table-cell office:value-type="float" office:value="519">
            <text:p>519</text:p>
          </table:table-cell>
          <table:table-cell office:value-type="float" office:value="532">
            <text:p>532</text:p>
          </table:table-cell>
          <table:table-cell office:value-type="float" office:value="568">
            <text:p>568</text:p>
          </table:table-cell>
          <table:table-cell office:value-type="float" office:value="607">
            <text:p>607</text:p>
          </table:table-cell>
          <table:table-cell office:value-type="float" office:value="662">
            <text:p>662</text:p>
          </table:table-cell>
          <table:table-cell office:value-type="float" office:value="711">
            <text:p>711</text:p>
          </table:table-cell>
          <table:table-cell office:value-type="float" office:value="687">
            <text:p>687</text:p>
          </table:table-cell>
          <table:table-cell office:value-type="float" office:value="722">
            <text:p>722</text:p>
          </table:table-cell>
          <table:table-cell table:number-columns-repeated="100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Dec</text:p>
          </table:table-cell>
          <table:table-cell office:value-type="float" office:value="217">
            <text:p>217</text:p>
          </table:table-cell>
          <table:table-cell office:value-type="float" office:value="252">
            <text:p>252</text:p>
          </table:table-cell>
          <table:table-cell office:value-type="float" office:value="300">
            <text:p>300</text:p>
          </table:table-cell>
          <table:table-cell office:value-type="float" office:value="318">
            <text:p>318</text:p>
          </table:table-cell>
          <table:table-cell office:value-type="float" office:value="306">
            <text:p>306</text:p>
          </table:table-cell>
          <table:table-cell office:value-type="float" office:value="339">
            <text:p>339</text:p>
          </table:table-cell>
          <table:table-cell office:value-type="float" office:value="377">
            <text:p>377</text:p>
          </table:table-cell>
          <table:table-cell office:value-type="float" office:value="388">
            <text:p>388</text:p>
          </table:table-cell>
          <table:table-cell office:value-type="float" office:value="453">
            <text:p>453</text:p>
          </table:table-cell>
          <table:table-cell office:value-type="float" office:value="518">
            <text:p>518</text:p>
          </table:table-cell>
          <table:table-cell office:value-type="float" office:value="540">
            <text:p>540</text:p>
          </table:table-cell>
          <table:table-cell office:value-type="float" office:value="557">
            <text:p>557</text:p>
          </table:table-cell>
          <table:table-cell office:value-type="float" office:value="597">
            <text:p>597</text:p>
          </table:table-cell>
          <table:table-cell office:value-type="float" office:value="645">
            <text:p>645</text:p>
          </table:table-cell>
          <table:table-cell office:value-type="float" office:value="685">
            <text:p>685</text:p>
          </table:table-cell>
          <table:table-cell office:value-type="float" office:value="678">
            <text:p>678</text:p>
          </table:table-cell>
          <table:table-cell office:value-type="float" office:value="689">
            <text:p>689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formula="of:=SUM([.A28:.A39])" office:value-type="float" office:value="365">
            <text:p>365</text:p>
          </table:table-cell>
          <table:table-cell office:value-type="string">
            <text:p>year</text:p>
          </table:table-cell>
          <table:table-cell table:style-name="ce8" table:formula="of:=SUMPRODUCT([.$A32:.$A39];[.C32:.C39])/SUM([.A32:.A39])" office:value-type="float" office:value="234.436734693878">
            <text:p>234</text:p>
          </table:table-cell>
          <table:table-cell table:style-name="ce8" table:formula="of:=SUMPRODUCT([.$A28:.$A39];[.D28:.D39])/[.$A41]" office:value-type="float" office:value="241.758904109589">
            <text:p>242</text:p>
          </table:table-cell>
          <table:table-cell table:style-name="ce8" table:formula="of:=SUMPRODUCT([.$A28:.$A39];[.E28:.E39])/[.$A41]" office:value-type="float" office:value="294.372602739726">
            <text:p>294</text:p>
          </table:table-cell>
          <table:table-cell table:style-name="ce8" table:formula="of:=SUMPRODUCT([.$A28:.$A39];[.F28:.F39])/[.$A41]" office:value-type="float" office:value="334.906849315068">
            <text:p>335</text:p>
          </table:table-cell>
          <table:table-cell table:style-name="ce8" table:formula="of:=SUMPRODUCT([.$A28:.$A39];[.G28:.G39])/[.$A41]" office:value-type="float" office:value="324.832876712329">
            <text:p>325</text:p>
          </table:table-cell>
          <table:table-cell table:style-name="ce8" table:formula="of:=SUMPRODUCT([.$A28:.$A39];[.H28:.H39])/[.$A41]" office:value-type="float" office:value="332.597260273973">
            <text:p>333</text:p>
          </table:table-cell>
          <table:table-cell table:style-name="ce8" table:formula="of:=SUMPRODUCT([.$A28:.$A39];[.I28:.I39])/[.$A41]" office:value-type="float" office:value="346.054794520548">
            <text:p>346</text:p>
          </table:table-cell>
          <table:table-cell table:style-name="ce8" table:formula="of:=SUMPRODUCT([.$A28:.$A39];[.J28:.J39])/[.$A41]" office:value-type="float" office:value="389.608219178082">
            <text:p>390</text:p>
          </table:table-cell>
          <table:table-cell table:style-name="ce8" table:formula="of:=SUMPRODUCT([.$A28:.$A39];[.K28:.K39])/[.$A41]" office:value-type="float" office:value="389.4">
            <text:p>389</text:p>
          </table:table-cell>
          <table:table-cell table:style-name="ce8" table:formula="of:=SUMPRODUCT([.$A28:.$A39];[.L28:.L39])/[.$A41]" office:value-type="float" office:value="493.101369863014">
            <text:p>493</text:p>
          </table:table-cell>
          <table:table-cell table:style-name="ce8" table:formula="of:=SUMPRODUCT([.$A28:.$A39];[.M28:.M39])/[.$A41]" office:value-type="float" office:value="524.265753424658">
            <text:p>524</text:p>
          </table:table-cell>
          <table:table-cell table:style-name="ce8" table:formula="of:=SUMPRODUCT([.A28:.A36];[.N28:.N36])/SUM([.A28:.A36])" office:value-type="float" office:value="533.501831501831">
            <text:p>534</text:p>
          </table:table-cell>
          <table:table-cell table:style-name="ce8" table:formula="of:=SUMPRODUCT([.$A28:.$A39];[.O28:.O39])/[.$A41]" office:value-type="float" office:value="594.534246575342">
            <text:p>595</text:p>
          </table:table-cell>
          <table:table-cell table:style-name="ce8" table:formula="of:=SUMPRODUCT([.C28:.C36];[.P28:.P36])/SUM([.C28:.C36])" office:value-type="float" office:value="643.815878378378">
            <text:p>644</text:p>
          </table:table-cell>
          <table:table-cell table:style-name="ce8" table:formula="of:=SUMPRODUCT([.$A28:.$A39];[.Q28:.Q39])/[.$A41]" office:value-type="float" office:value="709">
            <text:p>709</text:p>
          </table:table-cell>
          <table:table-cell table:style-name="ce8" table:formula="of:=SUMPRODUCT([.E28:.E36];[.R28:.R36])/SUM([.E28:.E36])" office:value-type="float" office:value="680.969976905312">
            <text:p>681</text:p>
          </table:table-cell>
          <table:table-cell table:style-name="ce8" table:formula="of:=SUMPRODUCT([.$A28:.$A39];[.S28:.S39])/[.$A41]" office:value-type="float" office:value="696.353424657534">
            <text:p>696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0" table:formula="of:=[.D41]/[.C41]-1" office:value-type="percentage" office:value="0.0312330293512773">
            <text:p>3.1%</text:p>
          </table:table-cell>
          <table:table-cell table:style-name="ce10" table:formula="of:=[.E41]/[.D41]-1" office:value-type="percentage" office:value="0.217628793545024">
            <text:p>21.8%</text:p>
          </table:table-cell>
          <table:table-cell table:style-name="ce10" table:formula="of:=[.F41]/[.E41]-1" office:value-type="percentage" office:value="0.137697075740372">
            <text:p>13.8%</text:p>
          </table:table-cell>
          <table:table-cell table:style-name="ce10" table:formula="of:=[.G41]/[.F41]-1" office:value-type="percentage" office:value="-0.0300799240843906">
            <text:p>-3.0%</text:p>
          </table:table-cell>
          <table:table-cell table:style-name="ce10" table:formula="of:=[.H41]/[.G41]-1" office:value-type="percentage" office:value="0.0239027023379779">
            <text:p>2.4%</text:p>
          </table:table-cell>
          <table:table-cell table:style-name="ce10" table:formula="of:=[.I41]/[.H41]-1" office:value-type="percentage" office:value="0.0404619515972255">
            <text:p>4.0%</text:p>
          </table:table-cell>
          <table:table-cell table:style-name="ce10" table:formula="of:=[.J41]/[.I41]-1" office:value-type="percentage" office:value="0.125857018446679">
            <text:p>12.6%</text:p>
          </table:table-cell>
          <table:table-cell table:style-name="ce10" table:formula="of:=[.K41]/[.J41]-1" office:value-type="percentage" office:value="-0.000534432200946622">
            <text:p>-0.1%</text:p>
          </table:table-cell>
          <table:table-cell table:style-name="ce10" table:formula="of:=[.L41]/[.K41]-1" office:value-type="percentage" office:value="0.266310657069886">
            <text:p>26.6%</text:p>
          </table:table-cell>
          <table:table-cell table:style-name="ce10" table:formula="of:=[.M41]/[.L41]-1" office:value-type="percentage" office:value="0.0632007645208965">
            <text:p>6.3%</text:p>
          </table:table-cell>
          <table:table-cell table:style-name="ce10" table:formula="of:=[.N41]/[.M41]-1" office:value-type="percentage" office:value="0.0176171684242985">
            <text:p>1.8%</text:p>
          </table:table-cell>
          <table:table-cell table:style-name="ce10" table:formula="of:=[.O41]/[.N41]-1" office:value-type="percentage" office:value="0.114399635520842">
            <text:p>11.4%</text:p>
          </table:table-cell>
          <table:table-cell table:style-name="ce10" table:formula="of:=[.P41]/[.O41]-1" office:value-type="percentage" office:value="0.0828911573839686">
            <text:p>8.3%</text:p>
          </table:table-cell>
          <table:table-cell table:style-name="ce10" table:formula="of:=[.Q41]/[.P41]-1" office:value-type="percentage" office:value="0.101246526857656">
            <text:p>10.1%</text:p>
          </table:table-cell>
          <table:table-cell table:style-name="ce10" table:formula="of:=[.R41]/[.Q41]-1" office:value-type="percentage" office:value="-0.039534588285879">
            <text:p>-4.0%</text:p>
          </table:table-cell>
          <table:table-cell table:style-name="ce10" table:formula="of:=[.S41]/[.R41]-1" office:value-type="percentage" office:value="0.0225904933755421">
            <text:p>2.3%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0" table:formula="of:=MEDIAN([.D28:.D39])/[.D41]-1" office:value-type="percentage" office:value="-0.0134799755218604">
            <text:p>-1.3%</text:p>
          </table:table-cell>
          <table:table-cell table:style-name="ce10" table:formula="of:=MEDIAN([.E28:.E39])/[.E41]-1" office:value-type="percentage" office:value="-0.00975839026115433">
            <text:p>-1.0%</text:p>
          </table:table-cell>
          <table:table-cell table:style-name="ce10" table:formula="of:=MEDIAN([.F28:.F39])/[.F41]-1" office:value-type="percentage" office:value="0.0181935684426666">
            <text:p>1.8%</text:p>
          </table:table-cell>
          <table:table-cell table:style-name="ce10" table:formula="of:=MEDIAN([.G28:.G39])/[.G41]-1" office:value-type="percentage" office:value="0.000514490064437823">
            <text:p>0.1%</text:p>
          </table:table-cell>
          <table:table-cell table:style-name="ce10" table:formula="of:=MEDIAN([.H28:.H39])/[.H41]-1" office:value-type="percentage" office:value="0.0132374503698578">
            <text:p>1.3%</text:p>
          </table:table-cell>
          <table:table-cell table:style-name="ce10" table:formula="of:=MEDIAN([.I28:.I39])/[.I41]-1" office:value-type="percentage" office:value="0.00128651729870954">
            <text:p>0.1%</text:p>
          </table:table-cell>
          <table:table-cell table:style-name="ce10" table:formula="of:=MEDIAN([.J28:.J39])/[.J41]-1" office:value-type="percentage" office:value="0.00100557637809673">
            <text:p>0.1%</text:p>
          </table:table-cell>
          <table:table-cell table:style-name="ce10" table:formula="of:=MEDIAN([.K28:.K39])/[.K41]-1" office:value-type="percentage" office:value="-0.0202876219825372">
            <text:p>-2.0%</text:p>
          </table:table-cell>
          <table:table-cell table:style-name="ce10" table:formula="of:=MEDIAN([.L28:.L39])/[.L41]-1" office:value-type="percentage" office:value="0.0119623073418453">
            <text:p>1.2%</text:p>
          </table:table-cell>
          <table:table-cell table:style-name="ce10" table:formula="of:=MEDIAN([.M28:.M39])/[.M41]-1" office:value-type="percentage" office:value="0.00616909755065143">
            <text:p>0.6%</text:p>
          </table:table-cell>
          <table:table-cell table:style-name="ce10" table:formula="of:=MEDIAN([.N28:.N39])/[.N41]-1" office:value-type="percentage" office:value="0.00749419826153841">
            <text:p>0.7%</text:p>
          </table:table-cell>
          <table:table-cell table:style-name="ce10" table:formula="of:=MEDIAN([.O28:.O39])/[.O41]-1" office:value-type="percentage" office:value="0.00162438653487262">
            <text:p>0.2%</text:p>
          </table:table-cell>
          <table:table-cell table:style-name="ce10" table:formula="of:=MEDIAN([.P28:.P39])/[.P41]-1" office:value-type="percentage" office:value="-0.00126725420384677">
            <text:p>-0.1%</text:p>
          </table:table-cell>
          <table:table-cell table:style-name="ce10" table:formula="of:=MEDIAN([.Q28:.Q39])/[.Q41]-1" office:value-type="percentage" office:value="0.0133991537376588">
            <text:p>1.3%</text:p>
          </table:table-cell>
          <table:table-cell table:style-name="ce10" table:formula="of:=MEDIAN([.R28:.R39])/[.R41]-1" office:value-type="percentage" office:value="-0.00362714508580342">
            <text:p>-0.4%</text:p>
          </table:table-cell>
          <table:table-cell table:style-name="ce10" table:formula="of:=MEDIAN([.S28:.S39])/[.S41]-1" office:value-type="percentage" office:value="-0.00194358871459532">
            <text:p>-0.2%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Victoria, mal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ays</text:p>
          </table:table-cell>
          <table:table-cell office:value-type="string">
            <text:p>month</text:p>
          </table:table-cell>
          <table:table-cell office:value-type="float" office:value="1976">
            <text:p>1976</text:p>
          </table:table-cell>
          <table:table-cell office:value-type="float" office:value="1977">
            <text:p>1977</text:p>
          </table:table-cell>
          <table:table-cell office:value-type="float" office:value="1978">
            <text:p>1978</text:p>
          </table:table-cell>
          <table:table-cell office:value-type="float" office:value="1979">
            <text:p>1979</text:p>
          </table:table-cell>
          <table:table-cell office:value-type="float" office:value="1980">
            <text:p>1980</text:p>
          </table:table-cell>
          <table:table-cell office:value-type="float" office:value="1981">
            <text:p>1981</text:p>
          </table:table-cell>
          <table:table-cell office:value-type="float" office:value="1982">
            <text:p>1982</text:p>
          </table:table-cell>
          <table:table-cell office:value-type="float" office:value="1983">
            <text:p>1983</text:p>
          </table:table-cell>
          <table:table-cell office:value-type="float" office:value="1984">
            <text:p>1984</text:p>
          </table:table-cell>
          <table:table-cell office:value-type="float" office:value="1985">
            <text:p>1985</text:p>
          </table:table-cell>
          <table:table-cell office:value-type="float" office:value="1986">
            <text:p>1986</text:p>
          </table:table-cell>
          <table:table-cell office:value-type="float" office:value="1987">
            <text:p>1987</text:p>
          </table:table-cell>
          <table:table-cell office:value-type="float" office:value="1988">
            <text:p>1988</text:p>
          </table:table-cell>
          <table:table-cell office:value-type="float" office:value="1989">
            <text:p>1989</text:p>
          </table:table-cell>
          <table:table-cell office:value-type="float" office:value="1990">
            <text:p>1990</text:p>
          </table:table-cell>
          <table:table-cell office:value-type="float" office:value="1991">
            <text:p>1991</text:p>
          </table:table-cell>
          <table:table-cell office:value-type="float" office:value="1992">
            <text:p>1992</text:p>
          </table:table-cell>
          <table:table-cell table:number-columns-repeated="100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Jan</text:p>
          </table:table-cell>
          <table:table-cell/>
          <table:table-cell office:value-type="float" office:value="1370">
            <text:p>1370</text:p>
          </table:table-cell>
          <table:table-cell office:value-type="float" office:value="1448">
            <text:p>1448</text:p>
          </table:table-cell>
          <table:table-cell office:value-type="float" office:value="1473">
            <text:p>1473</text:p>
          </table:table-cell>
          <table:table-cell office:value-type="float" office:value="1635">
            <text:p>1635</text:p>
          </table:table-cell>
          <table:table-cell office:value-type="float" office:value="1668">
            <text:p>1668</text:p>
          </table:table-cell>
          <table:table-cell office:value-type="float" office:value="1624">
            <text:p>1624</text:p>
          </table:table-cell>
          <table:table-cell office:value-type="float" office:value="1756">
            <text:p>1756</text:p>
          </table:table-cell>
          <table:table-cell office:value-type="float" office:value="1855">
            <text:p>1855</text:p>
          </table:table-cell>
          <table:table-cell office:value-type="float" office:value="1794">
            <text:p>1794</text:p>
          </table:table-cell>
          <table:table-cell office:value-type="float" office:value="1804">
            <text:p>1804</text:p>
          </table:table-cell>
          <table:table-cell office:value-type="float" office:value="1819">
            <text:p>1819</text:p>
          </table:table-cell>
          <table:table-cell office:value-type="float" office:value="1920">
            <text:p>1920</text:p>
          </table:table-cell>
          <table:table-cell office:value-type="float" office:value="1964">
            <text:p>1964</text:p>
          </table:table-cell>
          <table:table-cell office:value-type="float" office:value="2108">
            <text:p>2108</text:p>
          </table:table-cell>
          <table:table-cell office:value-type="float" office:value="2153">
            <text:p>2153</text:p>
          </table:table-cell>
          <table:table-cell office:value-type="float" office:value="2114">
            <text:p>2114</text:p>
          </table:table-cell>
          <table:table-cell table:number-columns-repeated="100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Feb</text:p>
          </table:table-cell>
          <table:table-cell/>
          <table:table-cell office:value-type="float" office:value="1438">
            <text:p>1438</text:p>
          </table:table-cell>
          <table:table-cell office:value-type="float" office:value="1472">
            <text:p>1472</text:p>
          </table:table-cell>
          <table:table-cell office:value-type="float" office:value="1534">
            <text:p>1534</text:p>
          </table:table-cell>
          <table:table-cell office:value-type="float" office:value="1659">
            <text:p>1659</text:p>
          </table:table-cell>
          <table:table-cell office:value-type="float" office:value="1711">
            <text:p>1711</text:p>
          </table:table-cell>
          <table:table-cell office:value-type="float" office:value="1677">
            <text:p>1677</text:p>
          </table:table-cell>
          <table:table-cell office:value-type="float" office:value="1784">
            <text:p>1784</text:p>
          </table:table-cell>
          <table:table-cell office:value-type="float" office:value="1873">
            <text:p>1873</text:p>
          </table:table-cell>
          <table:table-cell office:value-type="float" office:value="1797">
            <text:p>1797</text:p>
          </table:table-cell>
          <table:table-cell office:value-type="float" office:value="1835">
            <text:p>1835</text:p>
          </table:table-cell>
          <table:table-cell office:value-type="float" office:value="1817">
            <text:p>1817</text:p>
          </table:table-cell>
          <table:table-cell office:value-type="float" office:value="1924">
            <text:p>1924</text:p>
          </table:table-cell>
          <table:table-cell office:value-type="float" office:value="1942">
            <text:p>1942</text:p>
          </table:table-cell>
          <table:table-cell office:value-type="float" office:value="2137">
            <text:p>2137</text:p>
          </table:table-cell>
          <table:table-cell office:value-type="float" office:value="2091">
            <text:p>2091</text:p>
          </table:table-cell>
          <table:table-cell office:value-type="float" office:value="2089">
            <text:p>2089</text:p>
          </table:table-cell>
          <table:table-cell table:number-columns-repeated="100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Mar</text:p>
          </table:table-cell>
          <table:table-cell/>
          <table:table-cell office:value-type="float" office:value="1456">
            <text:p>1456</text:p>
          </table:table-cell>
          <table:table-cell office:value-type="float" office:value="1526">
            <text:p>1526</text:p>
          </table:table-cell>
          <table:table-cell office:value-type="float" office:value="1562">
            <text:p>1562</text:p>
          </table:table-cell>
          <table:table-cell office:value-type="float" office:value="1707">
            <text:p>1707</text:p>
          </table:table-cell>
          <table:table-cell office:value-type="float" office:value="1760">
            <text:p>1760</text:p>
          </table:table-cell>
          <table:table-cell office:value-type="float" office:value="1716">
            <text:p>1716</text:p>
          </table:table-cell>
          <table:table-cell office:value-type="float" office:value="1806">
            <text:p>1806</text:p>
          </table:table-cell>
          <table:table-cell office:value-type="float" office:value="1889">
            <text:p>1889</text:p>
          </table:table-cell>
          <table:table-cell office:value-type="float" office:value="1822">
            <text:p>1822</text:p>
          </table:table-cell>
          <table:table-cell office:value-type="float" office:value="1836">
            <text:p>1836</text:p>
          </table:table-cell>
          <table:table-cell office:value-type="float" office:value="1847">
            <text:p>1847</text:p>
          </table:table-cell>
          <table:table-cell office:value-type="float" office:value="1873">
            <text:p>1873</text:p>
          </table:table-cell>
          <table:table-cell office:value-type="float" office:value="1973">
            <text:p>1973</text:p>
          </table:table-cell>
          <table:table-cell office:value-type="float" office:value="2143">
            <text:p>2143</text:p>
          </table:table-cell>
          <table:table-cell office:value-type="float" office:value="2174">
            <text:p>2174</text:p>
          </table:table-cell>
          <table:table-cell office:value-type="float" office:value="2073">
            <text:p>2073</text:p>
          </table:table-cell>
          <table:table-cell table:number-columns-repeated="1005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Apr</text:p>
          </table:table-cell>
          <table:table-cell/>
          <table:table-cell office:value-type="float" office:value="1435">
            <text:p>1435</text:p>
          </table:table-cell>
          <table:table-cell office:value-type="float" office:value="1506">
            <text:p>1506</text:p>
          </table:table-cell>
          <table:table-cell office:value-type="float" office:value="1543">
            <text:p>1543</text:p>
          </table:table-cell>
          <table:table-cell office:value-type="float" office:value="1730">
            <text:p>1730</text:p>
          </table:table-cell>
          <table:table-cell office:value-type="float" office:value="1791">
            <text:p>1791</text:p>
          </table:table-cell>
          <table:table-cell office:value-type="float" office:value="1752">
            <text:p>1752</text:p>
          </table:table-cell>
          <table:table-cell office:value-type="float" office:value="1808">
            <text:p>1808</text:p>
          </table:table-cell>
          <table:table-cell office:value-type="float" office:value="1913">
            <text:p>1913</text:p>
          </table:table-cell>
          <table:table-cell office:value-type="float" office:value="1802">
            <text:p>1802</text:p>
          </table:table-cell>
          <table:table-cell office:value-type="float" office:value="1852">
            <text:p>1852</text:p>
          </table:table-cell>
          <table:table-cell office:value-type="float" office:value="1864">
            <text:p>1864</text:p>
          </table:table-cell>
          <table:table-cell office:value-type="float" office:value="1905">
            <text:p>1905</text:p>
          </table:table-cell>
          <table:table-cell office:value-type="float" office:value="2015">
            <text:p>2015</text:p>
          </table:table-cell>
          <table:table-cell office:value-type="float" office:value="2149">
            <text:p>2149</text:p>
          </table:table-cell>
          <table:table-cell office:value-type="float" office:value="2175">
            <text:p>2175</text:p>
          </table:table-cell>
          <table:table-cell office:value-type="float" office:value="2106">
            <text:p>2106</text:p>
          </table:table-cell>
          <table:table-cell table:number-columns-repeated="100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May</text:p>
          </table:table-cell>
          <table:table-cell office:value-type="float" office:value="1557">
            <text:p>1557</text:p>
          </table:table-cell>
          <table:table-cell office:value-type="float" office:value="1436">
            <text:p>1436</text:p>
          </table:table-cell>
          <table:table-cell office:value-type="float" office:value="1557">
            <text:p>1557</text:p>
          </table:table-cell>
          <table:table-cell office:value-type="float" office:value="1570">
            <text:p>1570</text:p>
          </table:table-cell>
          <table:table-cell office:value-type="float" office:value="1730">
            <text:p>1730</text:p>
          </table:table-cell>
          <table:table-cell office:value-type="float" office:value="1794">
            <text:p>1794</text:p>
          </table:table-cell>
          <table:table-cell office:value-type="float" office:value="1732">
            <text:p>1732</text:p>
          </table:table-cell>
          <table:table-cell office:value-type="float" office:value="1850">
            <text:p>1850</text:p>
          </table:table-cell>
          <table:table-cell office:value-type="float" office:value="1888">
            <text:p>1888</text:p>
          </table:table-cell>
          <table:table-cell office:value-type="float" office:value="1756">
            <text:p>1756</text:p>
          </table:table-cell>
          <table:table-cell office:value-type="float" office:value="1843">
            <text:p>1843</text:p>
          </table:table-cell>
          <table:table-cell office:value-type="float" office:value="1878">
            <text:p>1878</text:p>
          </table:table-cell>
          <table:table-cell office:value-type="float" office:value="1902">
            <text:p>1902</text:p>
          </table:table-cell>
          <table:table-cell office:value-type="float" office:value="2006">
            <text:p>2006</text:p>
          </table:table-cell>
          <table:table-cell office:value-type="float" office:value="2166">
            <text:p>2166</text:p>
          </table:table-cell>
          <table:table-cell office:value-type="float" office:value="2218">
            <text:p>2218</text:p>
          </table:table-cell>
          <table:table-cell office:value-type="float" office:value="2126">
            <text:p>2126</text:p>
          </table:table-cell>
          <table:table-cell table:number-columns-repeated="1005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Jun</text:p>
          </table:table-cell>
          <table:table-cell office:value-type="float" office:value="1573">
            <text:p>1573</text:p>
          </table:table-cell>
          <table:table-cell office:value-type="float" office:value="1475">
            <text:p>1475</text:p>
          </table:table-cell>
          <table:table-cell office:value-type="float" office:value="1569">
            <text:p>1569</text:p>
          </table:table-cell>
          <table:table-cell office:value-type="float" office:value="1598">
            <text:p>1598</text:p>
          </table:table-cell>
          <table:table-cell office:value-type="float" office:value="1711">
            <text:p>1711</text:p>
          </table:table-cell>
          <table:table-cell office:value-type="float" office:value="1784">
            <text:p>1784</text:p>
          </table:table-cell>
          <table:table-cell office:value-type="float" office:value="1735">
            <text:p>1735</text:p>
          </table:table-cell>
          <table:table-cell office:value-type="float" office:value="1894">
            <text:p>1894</text:p>
          </table:table-cell>
          <table:table-cell office:value-type="float" office:value="1870">
            <text:p>1870</text:p>
          </table:table-cell>
          <table:table-cell office:value-type="float" office:value="1748">
            <text:p>1748</text:p>
          </table:table-cell>
          <table:table-cell office:value-type="float" office:value="1851">
            <text:p>1851</text:p>
          </table:table-cell>
          <table:table-cell office:value-type="float" office:value="1872">
            <text:p>1872</text:p>
          </table:table-cell>
          <table:table-cell office:value-type="float" office:value="1932">
            <text:p>1932</text:p>
          </table:table-cell>
          <table:table-cell office:value-type="float" office:value="2106">
            <text:p>2106</text:p>
          </table:table-cell>
          <table:table-cell office:value-type="float" office:value="2162">
            <text:p>2162</text:p>
          </table:table-cell>
          <table:table-cell office:value-type="float" office:value="2190">
            <text:p>2190</text:p>
          </table:table-cell>
          <table:table-cell office:value-type="float" office:value="2133">
            <text:p>2133</text:p>
          </table:table-cell>
          <table:table-cell table:number-columns-repeated="100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Jul</text:p>
          </table:table-cell>
          <table:table-cell office:value-type="float" office:value="1524">
            <text:p>1524</text:p>
          </table:table-cell>
          <table:table-cell office:value-type="float" office:value="1492">
            <text:p>1492</text:p>
          </table:table-cell>
          <table:table-cell office:value-type="float" office:value="1611">
            <text:p>1611</text:p>
          </table:table-cell>
          <table:table-cell office:value-type="float" office:value="1638">
            <text:p>1638</text:p>
          </table:table-cell>
          <table:table-cell office:value-type="float" office:value="1754">
            <text:p>1754</text:p>
          </table:table-cell>
          <table:table-cell office:value-type="float" office:value="1758">
            <text:p>1758</text:p>
          </table:table-cell>
          <table:table-cell office:value-type="float" office:value="1747">
            <text:p>1747</text:p>
          </table:table-cell>
          <table:table-cell office:value-type="float" office:value="1939">
            <text:p>1939</text:p>
          </table:table-cell>
          <table:table-cell office:value-type="float" office:value="1858">
            <text:p>1858</text:p>
          </table:table-cell>
          <table:table-cell office:value-type="float" office:value="1792">
            <text:p>1792</text:p>
          </table:table-cell>
          <table:table-cell office:value-type="float" office:value="1858">
            <text:p>1858</text:p>
          </table:table-cell>
          <table:table-cell office:value-type="float" office:value="1880">
            <text:p>1880</text:p>
          </table:table-cell>
          <table:table-cell office:value-type="float" office:value="1943">
            <text:p>1943</text:p>
          </table:table-cell>
          <table:table-cell office:value-type="float" office:value="2150">
            <text:p>2150</text:p>
          </table:table-cell>
          <table:table-cell office:value-type="float" office:value="2202">
            <text:p>2202</text:p>
          </table:table-cell>
          <table:table-cell office:value-type="float" office:value="2210">
            <text:p>2210</text:p>
          </table:table-cell>
          <table:table-cell office:value-type="float" office:value="2141">
            <text:p>2141</text:p>
          </table:table-cell>
          <table:table-cell table:number-columns-repeated="100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Aug</text:p>
          </table:table-cell>
          <table:table-cell office:value-type="float" office:value="1495">
            <text:p>1495</text:p>
          </table:table-cell>
          <table:table-cell office:value-type="float" office:value="1493">
            <text:p>1493</text:p>
          </table:table-cell>
          <table:table-cell office:value-type="float" office:value="1609">
            <text:p>1609</text:p>
          </table:table-cell>
          <table:table-cell office:value-type="float" office:value="1672">
            <text:p>1672</text:p>
          </table:table-cell>
          <table:table-cell office:value-type="float" office:value="1740">
            <text:p>1740</text:p>
          </table:table-cell>
          <table:table-cell office:value-type="float" office:value="1697">
            <text:p>1697</text:p>
          </table:table-cell>
          <table:table-cell office:value-type="float" office:value="1768">
            <text:p>1768</text:p>
          </table:table-cell>
          <table:table-cell office:value-type="float" office:value="1905">
            <text:p>1905</text:p>
          </table:table-cell>
          <table:table-cell office:value-type="float" office:value="1876">
            <text:p>1876</text:p>
          </table:table-cell>
          <table:table-cell office:value-type="float" office:value="1785">
            <text:p>1785</text:p>
          </table:table-cell>
          <table:table-cell office:value-type="float" office:value="1815">
            <text:p>1815</text:p>
          </table:table-cell>
          <table:table-cell office:value-type="float" office:value="1879">
            <text:p>1879</text:p>
          </table:table-cell>
          <table:table-cell office:value-type="float" office:value="1964">
            <text:p>1964</text:p>
          </table:table-cell>
          <table:table-cell office:value-type="float" office:value="2188">
            <text:p>2188</text:p>
          </table:table-cell>
          <table:table-cell office:value-type="float" office:value="2241">
            <text:p>2241</text:p>
          </table:table-cell>
          <table:table-cell office:value-type="float" office:value="2182">
            <text:p>2182</text:p>
          </table:table-cell>
          <table:table-cell office:value-type="float" office:value="2118">
            <text:p>2118</text:p>
          </table:table-cell>
          <table:table-cell table:number-columns-repeated="1005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ep </text:p>
          </table:table-cell>
          <table:table-cell office:value-type="float" office:value="1487">
            <text:p>1487</text:p>
          </table:table-cell>
          <table:table-cell office:value-type="float" office:value="1476">
            <text:p>1476</text:p>
          </table:table-cell>
          <table:table-cell office:value-type="float" office:value="1588">
            <text:p>1588</text:p>
          </table:table-cell>
          <table:table-cell office:value-type="float" office:value="1681">
            <text:p>1681</text:p>
          </table:table-cell>
          <table:table-cell office:value-type="float" office:value="1704">
            <text:p>1704</text:p>
          </table:table-cell>
          <table:table-cell office:value-type="float" office:value="1694">
            <text:p>1694</text:p>
          </table:table-cell>
          <table:table-cell office:value-type="float" office:value="1779">
            <text:p>1779</text:p>
          </table:table-cell>
          <table:table-cell office:value-type="float" office:value="1881">
            <text:p>1881</text:p>
          </table:table-cell>
          <table:table-cell office:value-type="float" office:value="1852">
            <text:p>1852</text:p>
          </table:table-cell>
          <table:table-cell office:value-type="float" office:value="1789">
            <text:p>1789</text:p>
          </table:table-cell>
          <table:table-cell office:value-type="float" office:value="1803">
            <text:p>1803</text:p>
          </table:table-cell>
          <table:table-cell office:value-type="float" office:value="1923">
            <text:p>1923</text:p>
          </table:table-cell>
          <table:table-cell office:value-type="float" office:value="1979">
            <text:p>1979</text:p>
          </table:table-cell>
          <table:table-cell office:value-type="float" office:value="2182">
            <text:p>2182</text:p>
          </table:table-cell>
          <table:table-cell office:value-type="float" office:value="2248">
            <text:p>2248</text:p>
          </table:table-cell>
          <table:table-cell office:value-type="float" office:value="2175">
            <text:p>2175</text:p>
          </table:table-cell>
          <table:table-cell office:value-type="float" office:value="2129">
            <text:p>2129</text:p>
          </table:table-cell>
          <table:table-cell table:number-columns-repeated="100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Oct</text:p>
          </table:table-cell>
          <table:table-cell office:value-type="float" office:value="1477">
            <text:p>1477</text:p>
          </table:table-cell>
          <table:table-cell office:value-type="float" office:value="1474">
            <text:p>1474</text:p>
          </table:table-cell>
          <table:table-cell office:value-type="float" office:value="1543">
            <text:p>1543</text:p>
          </table:table-cell>
          <table:table-cell office:value-type="float" office:value="1657">
            <text:p>1657</text:p>
          </table:table-cell>
          <table:table-cell office:value-type="float" office:value="1719">
            <text:p>1719</text:p>
          </table:table-cell>
          <table:table-cell office:value-type="float" office:value="1670">
            <text:p>1670</text:p>
          </table:table-cell>
          <table:table-cell office:value-type="float" office:value="1792">
            <text:p>1792</text:p>
          </table:table-cell>
          <table:table-cell office:value-type="float" office:value="1891">
            <text:p>1891</text:p>
          </table:table-cell>
          <table:table-cell office:value-type="float" office:value="1851">
            <text:p>1851</text:p>
          </table:table-cell>
          <table:table-cell office:value-type="float" office:value="1816">
            <text:p>1816</text:p>
          </table:table-cell>
          <table:table-cell office:value-type="float" office:value="1812">
            <text:p>1812</text:p>
          </table:table-cell>
          <table:table-cell office:value-type="float" office:value="1932">
            <text:p>1932</text:p>
          </table:table-cell>
          <table:table-cell office:value-type="float" office:value="2000">
            <text:p>2000</text:p>
          </table:table-cell>
          <table:table-cell office:value-type="float" office:value="2185">
            <text:p>2185</text:p>
          </table:table-cell>
          <table:table-cell office:value-type="float" office:value="2232">
            <text:p>2232</text:p>
          </table:table-cell>
          <table:table-cell office:value-type="float" office:value="2199">
            <text:p>2199</text:p>
          </table:table-cell>
          <table:table-cell office:value-type="float" office:value="2134">
            <text:p>2134</text:p>
          </table:table-cell>
          <table:table-cell table:number-columns-repeated="1005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Nov</text:p>
          </table:table-cell>
          <table:table-cell office:value-type="float" office:value="1434">
            <text:p>1434</text:p>
          </table:table-cell>
          <table:table-cell office:value-type="float" office:value="1464">
            <text:p>1464</text:p>
          </table:table-cell>
          <table:table-cell office:value-type="float" office:value="1551">
            <text:p>1551</text:p>
          </table:table-cell>
          <table:table-cell office:value-type="float" office:value="1663">
            <text:p>1663</text:p>
          </table:table-cell>
          <table:table-cell office:value-type="float" office:value="1741">
            <text:p>1741</text:p>
          </table:table-cell>
          <table:table-cell office:value-type="float" office:value="1689">
            <text:p>1689</text:p>
          </table:table-cell>
          <table:table-cell office:value-type="float" office:value="1807">
            <text:p>1807</text:p>
          </table:table-cell>
          <table:table-cell office:value-type="float" office:value="1894">
            <text:p>1894</text:p>
          </table:table-cell>
          <table:table-cell office:value-type="float" office:value="1858">
            <text:p>1858</text:p>
          </table:table-cell>
          <table:table-cell office:value-type="float" office:value="1815">
            <text:p>1815</text:p>
          </table:table-cell>
          <table:table-cell office:value-type="float" office:value="1807">
            <text:p>1807</text:p>
          </table:table-cell>
          <table:table-cell office:value-type="float" office:value="1892">
            <text:p>1892</text:p>
          </table:table-cell>
          <table:table-cell office:value-type="float" office:value="1987">
            <text:p>1987</text:p>
          </table:table-cell>
          <table:table-cell office:value-type="float" office:value="2181">
            <text:p>2181</text:p>
          </table:table-cell>
          <table:table-cell office:value-type="float" office:value="2180">
            <text:p>2180</text:p>
          </table:table-cell>
          <table:table-cell office:value-type="float" office:value="2190">
            <text:p>2190</text:p>
          </table:table-cell>
          <table:table-cell office:value-type="float" office:value="2134">
            <text:p>2134</text:p>
          </table:table-cell>
          <table:table-cell table:number-columns-repeated="100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Dec</text:p>
          </table:table-cell>
          <table:table-cell office:value-type="float" office:value="1395">
            <text:p>1395</text:p>
          </table:table-cell>
          <table:table-cell office:value-type="float" office:value="1462">
            <text:p>1462</text:p>
          </table:table-cell>
          <table:table-cell office:value-type="float" office:value="1533">
            <text:p>1533</text:p>
          </table:table-cell>
          <table:table-cell office:value-type="float" office:value="1666">
            <text:p>1666</text:p>
          </table:table-cell>
          <table:table-cell office:value-type="float" office:value="1705">
            <text:p>1705</text:p>
          </table:table-cell>
          <table:table-cell office:value-type="float" office:value="1648">
            <text:p>1648</text:p>
          </table:table-cell>
          <table:table-cell office:value-type="float" office:value="1793">
            <text:p>1793</text:p>
          </table:table-cell>
          <table:table-cell office:value-type="float" office:value="1896">
            <text:p>1896</text:p>
          </table:table-cell>
          <table:table-cell office:value-type="float" office:value="1963">
            <text:p>1963</text:p>
          </table:table-cell>
          <table:table-cell office:value-type="float" office:value="1808">
            <text:p>1808</text:p>
          </table:table-cell>
          <table:table-cell office:value-type="float" office:value="1810">
            <text:p>1810</text:p>
          </table:table-cell>
          <table:table-cell office:value-type="float" office:value="1904">
            <text:p>1904</text:p>
          </table:table-cell>
          <table:table-cell office:value-type="float" office:value="1974">
            <text:p>1974</text:p>
          </table:table-cell>
          <table:table-cell office:value-type="float" office:value="2129">
            <text:p>2129</text:p>
          </table:table-cell>
          <table:table-cell office:value-type="float" office:value="2182">
            <text:p>2182</text:p>
          </table:table-cell>
          <table:table-cell office:value-type="float" office:value="2175">
            <text:p>2175</text:p>
          </table:table-cell>
          <table:table-cell office:value-type="float" office:value="2141">
            <text:p>214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formula="of:=SUM([.A49:.A60])" office:value-type="float" office:value="365">
            <text:p>365</text:p>
          </table:table-cell>
          <table:table-cell office:value-type="string">
            <text:p>year</text:p>
          </table:table-cell>
          <table:table-cell table:style-name="ce8" table:formula="of:=SUMPRODUCT([.$A53:.$A60];[.C53:.C60])/SUM([.A53:.A60])" office:value-type="float" office:value="1492.68571428571">
            <text:p>1493</text:p>
          </table:table-cell>
          <table:table-cell table:style-name="ce8" table:formula="of:=SUMPRODUCT([.$A49:.$A60];[.D49:.D60])/[.$A62]" office:value-type="float" office:value="1455.99178082192">
            <text:p>1456</text:p>
          </table:table-cell>
          <table:table-cell table:style-name="ce8" table:formula="of:=SUMPRODUCT([.$A49:.$A60];[.E49:.E60])/[.$A62]" office:value-type="float" office:value="1543.21369863014">
            <text:p>1543</text:p>
          </table:table-cell>
          <table:table-cell table:style-name="ce8" table:formula="of:=SUMPRODUCT([.$A49:.$A60];[.F49:.F60])/[.$A62]" office:value-type="float" office:value="1605.15068493151">
            <text:p>1605</text:p>
          </table:table-cell>
          <table:table-cell table:style-name="ce8" table:formula="of:=SUMPRODUCT([.$A49:.$A60];[.G49:.G60])/[.$A62]" office:value-type="float" office:value="1711.56712328767">
            <text:p>1712</text:p>
          </table:table-cell>
          <table:table-cell table:style-name="ce8" table:formula="of:=SUMPRODUCT([.$A49:.$A60];[.H49:.H60])/[.$A62]" office:value-type="float" office:value="1721.89863013699">
            <text:p>1722</text:p>
          </table:table-cell>
          <table:table-cell table:style-name="ce8" table:formula="of:=SUMPRODUCT([.$A49:.$A60];[.I49:.I60])/[.$A62]" office:value-type="float" office:value="1743.77534246575">
            <text:p>1744</text:p>
          </table:table-cell>
          <table:table-cell table:style-name="ce8" table:formula="of:=SUMPRODUCT([.$A49:.$A60];[.J49:.J60])/[.$A62]" office:value-type="float" office:value="1859.16438356164">
            <text:p>1859</text:p>
          </table:table-cell>
          <table:table-cell table:style-name="ce8" table:formula="of:=SUMPRODUCT([.$A49:.$A60];[.K49:.K60])/[.$A62]" office:value-type="float" office:value="1878.94246575342">
            <text:p>1879</text:p>
          </table:table-cell>
          <table:table-cell table:style-name="ce8" table:formula="of:=SUMPRODUCT([.$A49:.$A60];[.L49:.L60])/[.$A62]" office:value-type="float" office:value="1793.69589041096">
            <text:p>1794</text:p>
          </table:table-cell>
          <table:table-cell table:style-name="ce8" table:formula="of:=SUMPRODUCT([.$A49:.$A60];[.M49:.M60])/[.$A62]" office:value-type="float" office:value="1827.0904109589">
            <text:p>1827</text:p>
          </table:table-cell>
          <table:table-cell table:style-name="ce8" table:formula="of:=SUMPRODUCT([.A49:.A57];[.N49:.N57])/SUM([.A49:.A57])" office:value-type="float" office:value="1864.61172161172">
            <text:p>1865</text:p>
          </table:table-cell>
          <table:table-cell table:style-name="ce8" table:formula="of:=SUMPRODUCT([.$A49:.$A60];[.O49:.O60])/[.$A62]" office:value-type="float" office:value="1941.96712328767">
            <text:p>1942</text:p>
          </table:table-cell>
          <table:table-cell table:style-name="ce8" table:formula="of:=SUMPRODUCT([.C49:.C57];[.P49:.P57])/SUM([.C49:.C57])" office:value-type="float" office:value="2125.2454164484">
            <text:p>2125</text:p>
          </table:table-cell>
          <table:table-cell table:style-name="ce8" table:formula="of:=SUMPRODUCT([.$A49:.$A60];[.Q49:.Q60])/[.$A62]" office:value-type="float" office:value="2179.45205479452">
            <text:p>2179</text:p>
          </table:table-cell>
          <table:table-cell table:style-name="ce8" table:formula="of:=SUMPRODUCT([.E49:.E57];[.R49:.R57])/SUM([.E49:.E57])" office:value-type="float" office:value="2175.07950453694">
            <text:p>2175</text:p>
          </table:table-cell>
          <table:table-cell table:style-name="ce8" table:formula="of:=SUMPRODUCT([.$A49:.$A60];[.S49:.S60])/[.$A62]" office:value-type="float" office:value="2120.02465753425">
            <text:p>2120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0" table:formula="of:=[.D62]/[.C62]-1" office:value-type="percentage" office:value="-0.0245824912187597">
            <text:p>-2.5%</text:p>
          </table:table-cell>
          <table:table-cell table:style-name="ce10" table:formula="of:=[.E62]/[.D62]-1" office:value-type="percentage" office:value="0.0599055014987666">
            <text:p>6.0%</text:p>
          </table:table-cell>
          <table:table-cell table:style-name="ce10" table:formula="of:=[.F62]/[.E62]-1" office:value-type="percentage" office:value="0.0401350677202705">
            <text:p>4.0%</text:p>
          </table:table-cell>
          <table:table-cell table:style-name="ce10" table:formula="of:=[.G62]/[.F62]-1" office:value-type="percentage" office:value="0.0662968525978016">
            <text:p>6.6%</text:p>
          </table:table-cell>
          <table:table-cell table:style-name="ce10" table:formula="of:=[.H62]/[.G62]-1" office:value-type="percentage" office:value="0.00603628493954123">
            <text:p>0.6%</text:p>
          </table:table-cell>
          <table:table-cell table:style-name="ce10" table:formula="of:=[.I62]/[.H62]-1" office:value-type="percentage" office:value="0.0127049943277013">
            <text:p>1.3%</text:p>
          </table:table-cell>
          <table:table-cell table:style-name="ce10" table:formula="of:=[.J62]/[.I62]-1" office:value-type="percentage" office:value="0.0661719650954158">
            <text:p>6.6%</text:p>
          </table:table-cell>
          <table:table-cell table:style-name="ce10" table:formula="of:=[.K62]/[.J62]-1" office:value-type="percentage" office:value="0.0106381567798171">
            <text:p>1.1%</text:p>
          </table:table-cell>
          <table:table-cell table:style-name="ce10" table:formula="of:=[.L62]/[.K62]-1" office:value-type="percentage" office:value="-0.0453694441933235">
            <text:p>-4.5%</text:p>
          </table:table-cell>
          <table:table-cell table:style-name="ce10" table:formula="of:=[.M62]/[.L62]-1" office:value-type="percentage" office:value="0.0186177159274721">
            <text:p>1.9%</text:p>
          </table:table-cell>
          <table:table-cell table:style-name="ce10" table:formula="of:=[.N62]/[.M62]-1" office:value-type="percentage" office:value="0.0205360995973511">
            <text:p>2.1%</text:p>
          </table:table-cell>
          <table:table-cell table:style-name="ce10" table:formula="of:=[.O62]/[.N62]-1" office:value-type="percentage" office:value="0.0414860642456358">
            <text:p>4.1%</text:p>
          </table:table-cell>
          <table:table-cell table:style-name="ce10" table:formula="of:=[.P62]/[.O62]-1" office:value-type="percentage" office:value="0.0943776498391222">
            <text:p>9.4%</text:p>
          </table:table-cell>
          <table:table-cell table:style-name="ce10" table:formula="of:=[.Q62]/[.P62]-1" office:value-type="percentage" office:value="0.0255060605832078">
            <text:p>2.6%</text:p>
          </table:table-cell>
          <table:table-cell table:style-name="ce10" table:formula="of:=[.R62]/[.Q62]-1" office:value-type="percentage" office:value="-0.0020062612746895">
            <text:p>-0.2%</text:p>
          </table:table-cell>
          <table:table-cell table:style-name="ce10" table:formula="of:=[.S62]/[.R62]-1" office:value-type="percentage" office:value="-0.0253116480973957">
            <text:p>-2.5%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0" table:formula="of:=MEDIAN([.D49:.D60])/[.D62]-1" office:value-type="percentage" office:value="0.00481336451921877">
            <text:p>0.5%</text:p>
          </table:table-cell>
          <table:table-cell table:style-name="ce10" table:formula="of:=MEDIAN([.E49:.E60])/[.E62]-1" office:value-type="percentage" office:value="0.00245351721101494">
            <text:p>0.2%</text:p>
          </table:table-cell>
          <table:table-cell table:style-name="ce10" table:formula="of:=MEDIAN([.F49:.F60])/[.F62]-1" office:value-type="percentage" office:value="0.00800505222912529">
            <text:p>0.8%</text:p>
          </table:table-cell>
          <table:table-cell table:style-name="ce10" table:formula="of:=MEDIAN([.G49:.G60])/[.G62]-1" office:value-type="percentage" office:value="0.0020056921318603">
            <text:p>0.2%</text:p>
          </table:table-cell>
          <table:table-cell table:style-name="ce10" table:formula="of:=MEDIAN([.H49:.H60])/[.H62]-1" office:value-type="percentage" office:value="-0.0103947060667343">
            <text:p>-1.0%</text:p>
          </table:table-cell>
          <table:table-cell table:style-name="ce10" table:formula="of:=MEDIAN([.I49:.I60])/[.I62]-1" office:value-type="percentage" office:value="0.00328291001417158">
            <text:p>0.3%</text:p>
          </table:table-cell>
          <table:table-cell table:style-name="ce10" table:formula="of:=MEDIAN([.J49:.J60])/[.J62]-1" office:value-type="percentage" office:value="0.0144342354423477">
            <text:p>1.4%</text:p>
          </table:table-cell>
          <table:table-cell table:style-name="ce10" table:formula="of:=MEDIAN([.K49:.K60])/[.K62]-1" office:value-type="percentage" office:value="-0.00396098650654542">
            <text:p>-0.4%</text:p>
          </table:table-cell>
          <table:table-cell table:style-name="ce10" table:formula="of:=MEDIAN([.L49:.L60])/[.L62]-1" office:value-type="percentage" office:value="0.00100580572140774">
            <text:p>0.1%</text:p>
          </table:table-cell>
          <table:table-cell table:style-name="ce10" table:formula="of:=MEDIAN([.M49:.M60])/[.M62]-1" office:value-type="percentage" office:value="-0.00114412015210952">
            <text:p>-0.1%</text:p>
          </table:table-cell>
          <table:table-cell table:style-name="ce10" table:formula="of:=MEDIAN([.N49:.N60])/[.N62]-1" office:value-type="percentage" office:value="0.00744834875127443">
            <text:p>0.7%</text:p>
          </table:table-cell>
          <table:table-cell table:style-name="ce10" table:formula="of:=MEDIAN([.O49:.O60])/[.O62]-1" office:value-type="percentage" office:value="-0.00230030840074602">
            <text:p>-0.2%</text:p>
          </table:table-cell>
          <table:table-cell table:style-name="ce10" table:formula="of:=MEDIAN([.P49:.P60])/[.P62]-1" office:value-type="percentage" office:value="-0.00364448095662584">
            <text:p>-0.4%</text:p>
          </table:table-cell>
          <table:table-cell table:style-name="ce10" table:formula="of:=MEDIAN([.Q49:.Q60])/[.Q62]-1" office:value-type="percentage" office:value="-0.00296040226272776">
            <text:p>-0.3%</text:p>
          </table:table-cell>
          <table:table-cell table:style-name="ce10" table:formula="of:=MEDIAN([.R49:.R60])/[.R62]-1" office:value-type="percentage" office:value="0.00157258410826899">
            <text:p>0.2%</text:p>
          </table:table-cell>
          <table:table-cell table:style-name="ce10" table:formula="of:=MEDIAN([.S49:.S60])/[.S62]-1" office:value-type="percentage" office:value="0.00352606392533561">
            <text:p>0.4%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Victoria, femal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ays</text:p>
          </table:table-cell>
          <table:table-cell office:value-type="string">
            <text:p>month</text:p>
          </table:table-cell>
          <table:table-cell office:value-type="float" office:value="1976">
            <text:p>1976</text:p>
          </table:table-cell>
          <table:table-cell office:value-type="float" office:value="1977">
            <text:p>1977</text:p>
          </table:table-cell>
          <table:table-cell office:value-type="float" office:value="1978">
            <text:p>1978</text:p>
          </table:table-cell>
          <table:table-cell office:value-type="float" office:value="1979">
            <text:p>1979</text:p>
          </table:table-cell>
          <table:table-cell office:value-type="float" office:value="1980">
            <text:p>1980</text:p>
          </table:table-cell>
          <table:table-cell office:value-type="float" office:value="1981">
            <text:p>1981</text:p>
          </table:table-cell>
          <table:table-cell office:value-type="float" office:value="1982">
            <text:p>1982</text:p>
          </table:table-cell>
          <table:table-cell office:value-type="float" office:value="1983">
            <text:p>1983</text:p>
          </table:table-cell>
          <table:table-cell office:value-type="float" office:value="1984">
            <text:p>1984</text:p>
          </table:table-cell>
          <table:table-cell office:value-type="float" office:value="1985">
            <text:p>1985</text:p>
          </table:table-cell>
          <table:table-cell office:value-type="float" office:value="1986">
            <text:p>1986</text:p>
          </table:table-cell>
          <table:table-cell office:value-type="float" office:value="1987">
            <text:p>1987</text:p>
          </table:table-cell>
          <table:table-cell office:value-type="float" office:value="1988">
            <text:p>1988</text:p>
          </table:table-cell>
          <table:table-cell office:value-type="float" office:value="1989">
            <text:p>1989</text:p>
          </table:table-cell>
          <table:table-cell office:value-type="float" office:value="1990">
            <text:p>1990</text:p>
          </table:table-cell>
          <table:table-cell office:value-type="float" office:value="1991">
            <text:p>1991</text:p>
          </table:table-cell>
          <table:table-cell office:value-type="float" office:value="1992">
            <text:p>1992</text:p>
          </table:table-cell>
          <table:table-cell table:number-columns-repeated="100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Jan</text:p>
          </table:table-cell>
          <table:table-cell/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67">
            <text:p>67</text:p>
          </table:table-cell>
          <table:table-cell table:number-columns-repeated="2" office:value-type="float" office:value="96">
            <text:p>96</text:p>
          </table:table-cell>
          <table:table-cell office:value-type="float" office:value="109">
            <text:p>109</text:p>
          </table:table-cell>
          <table:table-cell office:value-type="float" office:value="113">
            <text:p>113</text:p>
          </table:table-cell>
          <table:table-cell office:value-type="float" office:value="134">
            <text:p>134</text:p>
          </table:table-cell>
          <table:table-cell office:value-type="float" office:value="125">
            <text:p>125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table:number-columns-repeated="100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Feb</text:p>
          </table:table-cell>
          <table:table-cell/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office:value-type="float" office:value="101">
            <text:p>101</text:p>
          </table:table-cell>
          <table:table-cell office:value-type="float" office:value="96">
            <text:p>96</text:p>
          </table:table-cell>
          <table:table-cell office:value-type="float" office:value="107">
            <text:p>107</text:p>
          </table:table-cell>
          <table:table-cell office:value-type="float" office:value="114">
            <text:p>114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office:value-type="float" office:value="112">
            <text:p>112</text:p>
          </table:table-cell>
          <table:table-cell office:value-type="float" office:value="107">
            <text:p>107</text:p>
          </table:table-cell>
          <table:table-cell table:number-columns-repeated="100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Mar</text:p>
          </table:table-cell>
          <table:table-cell/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49">
            <text:p>49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89">
            <text:p>89</text:p>
          </table:table-cell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32">
            <text:p>132</text:p>
          </table:table-cell>
          <table:table-cell office:value-type="float" office:value="135">
            <text:p>135</text:p>
          </table:table-cell>
          <table:table-cell office:value-type="float" office:value="114">
            <text:p>114</text:p>
          </table:table-cell>
          <table:table-cell office:value-type="float" office:value="110">
            <text:p>110</text:p>
          </table:table-cell>
          <table:table-cell table:number-columns-repeated="1005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Apr</text:p>
          </table:table-cell>
          <table:table-cell/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46">
            <text:p>46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91">
            <text:p>91</text:p>
          </table:table-cell>
          <table:table-cell office:value-type="float" office:value="101">
            <text:p>101</text:p>
          </table:table-cell>
          <table:table-cell office:value-type="float" office:value="103">
            <text:p>103</text:p>
          </table:table-cell>
          <table:table-cell office:value-type="float" office:value="111">
            <text:p>111</text:p>
          </table:table-cell>
          <table:table-cell office:value-type="float" office:value="140">
            <text:p>140</text:p>
          </table:table-cell>
          <table:table-cell office:value-type="float" office:value="134">
            <text:p>134</text:p>
          </table:table-cell>
          <table:table-cell office:value-type="float" office:value="108">
            <text:p>108</text:p>
          </table:table-cell>
          <table:table-cell office:value-type="float" office:value="116">
            <text:p>116</text:p>
          </table:table-cell>
          <table:table-cell table:number-columns-repeated="100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May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  <table:table-cell office:value-type="float" office:value="72">
            <text:p>72</text:p>
          </table:table-cell>
          <table:table-cell office:value-type="float" office:value="65">
            <text:p>65</text:p>
          </table:table-cell>
          <table:table-cell office:value-type="float" office:value="86">
            <text:p>86</text:p>
          </table:table-cell>
          <table:table-cell office:value-type="float" office:value="97">
            <text:p>97</text:p>
          </table:table-cell>
          <table:table-cell office:value-type="float" office:value="99">
            <text:p>99</text:p>
          </table:table-cell>
          <table:table-cell office:value-type="float" office:value="119">
            <text:p>119</text:p>
          </table:table-cell>
          <table:table-cell table:number-columns-repeated="2" office:value-type="float" office:value="136">
            <text:p>136</text:p>
          </table:table-cell>
          <table:table-cell office:value-type="float" office:value="104">
            <text:p>104</text:p>
          </table:table-cell>
          <table:table-cell office:value-type="float" office:value="124">
            <text:p>124</text:p>
          </table:table-cell>
          <table:table-cell table:number-columns-repeated="1005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Jun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46">
            <text:p>46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 office:value-type="float" office:value="98">
            <text:p>98</text:p>
          </table:table-cell>
          <table:table-cell office:value-type="float" office:value="117">
            <text:p>117</text:p>
          </table:table-cell>
          <table:table-cell office:value-type="float" office:value="129">
            <text:p>129</text:p>
          </table:table-cell>
          <table:table-cell office:value-type="float" office:value="136">
            <text:p>136</text:p>
          </table:table-cell>
          <table:table-cell office:value-type="float" office:value="109">
            <text:p>109</text:p>
          </table:table-cell>
          <table:table-cell office:value-type="float" office:value="114">
            <text:p>114</text:p>
          </table:table-cell>
          <table:table-cell table:number-columns-repeated="100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Jul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51">
            <text:p>51</text:p>
          </table:table-cell>
          <table:table-cell office:value-type="float" office:value="55">
            <text:p>55</text:p>
          </table:table-cell>
          <table:table-cell office:value-type="float" office:value="52">
            <text:p>52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 office:value-type="float" office:value="90">
            <text:p>90</text:p>
          </table:table-cell>
          <table:table-cell office:value-type="float" office:value="105">
            <text:p>105</text:p>
          </table:table-cell>
          <table:table-cell office:value-type="float" office:value="102">
            <text:p>102</text:p>
          </table:table-cell>
          <table:table-cell office:value-type="float" office:value="124">
            <text:p>124</text:p>
          </table:table-cell>
          <table:table-cell office:value-type="float" office:value="130">
            <text:p>130</text:p>
          </table:table-cell>
          <table:table-cell office:value-type="float" office:value="122">
            <text:p>122</text:p>
          </table:table-cell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  <table:table-cell table:number-columns-repeated="100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Aug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 office:value-type="float" office:value="90">
            <text:p>90</text:p>
          </table:table-cell>
          <table:table-cell office:value-type="float" office:value="103">
            <text:p>103</text:p>
          </table:table-cell>
          <table:table-cell office:value-type="float" office:value="101">
            <text:p>101</text:p>
          </table:table-cell>
          <table:table-cell office:value-type="float" office:value="125">
            <text:p>125</text:p>
          </table:table-cell>
          <table:table-cell office:value-type="float" office:value="138">
            <text:p>138</text:p>
          </table:table-cell>
          <table:table-cell office:value-type="float" office:value="117">
            <text:p>117</text:p>
          </table:table-cell>
          <table:table-cell office:value-type="float" office:value="112">
            <text:p>112</text:p>
          </table:table-cell>
          <table:table-cell office:value-type="float" office:value="116">
            <text:p>116</text:p>
          </table:table-cell>
          <table:table-cell table:number-columns-repeated="1005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ep </text:p>
          </table:table-cell>
          <table:table-cell table:number-columns-repeated="2"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float" office:value="57">
            <text:p>57</text:p>
          </table:table-cell>
          <table:table-cell office:value-type="float" office:value="52">
            <text:p>52</text:p>
          </table:table-cell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99">
            <text:p>99</text:p>
          </table:table-cell>
          <table:table-cell office:value-type="float" office:value="106">
            <text:p>106</text:p>
          </table:table-cell>
          <table:table-cell office:value-type="float" office:value="111">
            <text:p>111</text:p>
          </table:table-cell>
          <table:table-cell office:value-type="float" office:value="127">
            <text:p>127</text:p>
          </table:table-cell>
          <table:table-cell office:value-type="float" office:value="141">
            <text:p>141</text:p>
          </table:table-cell>
          <table:table-cell office:value-type="float" office:value="123">
            <text:p>123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table:number-columns-repeated="100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Oct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55">
            <text:p>55</text:p>
          </table:table-cell>
          <table:table-cell office:value-type="float" office:value="61">
            <text:p>61</text:p>
          </table:table-cell>
          <table:table-cell office:value-type="float" office:value="57">
            <text:p>57</text:p>
          </table:table-cell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96">
            <text:p>96</text:p>
          </table:table-cell>
          <table:table-cell office:value-type="float" office:value="106">
            <text:p>106</text:p>
          </table:table-cell>
          <table:table-cell office:value-type="float" office:value="120">
            <text:p>120</text:p>
          </table:table-cell>
          <table:table-cell office:value-type="float" office:value="123">
            <text:p>123</text:p>
          </table:table-cell>
          <table:table-cell office:value-type="float" office:value="142">
            <text:p>142</text:p>
          </table:table-cell>
          <table:table-cell office:value-type="float" office:value="117">
            <text:p>117</text:p>
          </table:table-cell>
          <table:table-cell office:value-type="float" office:value="107">
            <text:p>107</text:p>
          </table:table-cell>
          <table:table-cell office:value-type="float" office:value="119">
            <text:p>119</text:p>
          </table:table-cell>
          <table:table-cell table:number-columns-repeated="1005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Nov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88">
            <text:p>88</text:p>
          </table:table-cell>
          <table:table-cell office:value-type="float" office:value="93">
            <text:p>93</text:p>
          </table:table-cell>
          <table:table-cell office:value-type="float" office:value="114">
            <text:p>114</text:p>
          </table:table-cell>
          <table:table-cell office:value-type="float" office:value="113">
            <text:p>113</text:p>
          </table:table-cell>
          <table:table-cell office:value-type="float" office:value="134">
            <text:p>134</text:p>
          </table:table-cell>
          <table:table-cell office:value-type="float" office:value="135">
            <text:p>135</text:p>
          </table:table-cell>
          <table:table-cell office:value-type="float" office:value="113">
            <text:p>113</text:p>
          </table:table-cell>
          <table:table-cell office:value-type="float" office:value="111">
            <text:p>111</text:p>
          </table:table-cell>
          <table:table-cell office:value-type="float" office:value="114">
            <text:p>114</text:p>
          </table:table-cell>
          <table:table-cell table:number-columns-repeated="100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Dec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66">
            <text:p>66</text:p>
          </table:table-cell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116">
            <text:p>116</text:p>
          </table:table-cell>
          <table:table-cell office:value-type="float" office:value="104">
            <text:p>104</text:p>
          </table:table-cell>
          <table:table-cell office:value-type="float" office:value="135">
            <text:p>135</text:p>
          </table:table-cell>
          <table:table-cell office:value-type="float" office:value="124">
            <text:p>124</text:p>
          </table:table-cell>
          <table:table-cell office:value-type="float" office:value="110">
            <text:p>110</text:p>
          </table:table-cell>
          <table:table-cell office:value-type="float" office:value="113">
            <text:p>113</text:p>
          </table:table-cell>
          <table:table-cell office:value-type="float" office:value="108">
            <text:p>108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formula="of:=SUM([.A70:.A81])" office:value-type="float" office:value="365">
            <text:p>365</text:p>
          </table:table-cell>
          <table:table-cell office:value-type="string">
            <text:p>year</text:p>
          </table:table-cell>
          <table:table-cell table:style-name="ce8" table:formula="of:=SUMPRODUCT([.$A74:.$A81];[.C74:.C81])/SUM([.A74:.A81])" office:value-type="float" office:value="32.9877551020408">
            <text:p>33</text:p>
          </table:table-cell>
          <table:table-cell table:style-name="ce8" table:formula="of:=SUMPRODUCT([.$A70:.$A81];[.D70:.D81])/[.$A83]" office:value-type="float" office:value="32.5369863013699">
            <text:p>33</text:p>
          </table:table-cell>
          <table:table-cell table:style-name="ce8" table:formula="of:=SUMPRODUCT([.$A70:.$A81];[.E70:.E81])/[.$A83]" office:value-type="float" office:value="34.2630136986301">
            <text:p>34</text:p>
          </table:table-cell>
          <table:table-cell table:style-name="ce8" table:formula="of:=SUMPRODUCT([.$A70:.$A81];[.F70:.F81])/[.$A83]" office:value-type="float" office:value="42.041095890411">
            <text:p>42</text:p>
          </table:table-cell>
          <table:table-cell table:style-name="ce8" table:formula="of:=SUMPRODUCT([.$A70:.$A81];[.G70:.G81])/[.$A83]" office:value-type="float" office:value="50.013698630137">
            <text:p>50</text:p>
          </table:table-cell>
          <table:table-cell table:style-name="ce8" table:formula="of:=SUMPRODUCT([.$A70:.$A81];[.H70:.H81])/[.$A83]" office:value-type="float" office:value="55.8356164383562">
            <text:p>56</text:p>
          </table:table-cell>
          <table:table-cell table:style-name="ce8" table:formula="of:=SUMPRODUCT([.$A70:.$A81];[.I70:.I81])/[.$A83]" office:value-type="float" office:value="54.0931506849315">
            <text:p>54</text:p>
          </table:table-cell>
          <table:table-cell table:style-name="ce8" table:formula="of:=SUMPRODUCT([.$A70:.$A81];[.J70:.J81])/[.$A83]" office:value-type="float" office:value="67.9315068493151">
            <text:p>68</text:p>
          </table:table-cell>
          <table:table-cell table:style-name="ce8" table:formula="of:=SUMPRODUCT([.$A70:.$A81];[.K70:.K81])/[.$A83]" office:value-type="float" office:value="72.7780821917808">
            <text:p>73</text:p>
          </table:table-cell>
          <table:table-cell table:style-name="ce8" table:formula="of:=SUMPRODUCT([.$A70:.$A81];[.L70:.L81])/[.$A83]" office:value-type="float" office:value="93.1013698630137">
            <text:p>93</text:p>
          </table:table-cell>
          <table:table-cell table:style-name="ce8" table:formula="of:=SUMPRODUCT([.$A70:.$A81];[.M70:.M81])/[.$A83]" office:value-type="float" office:value="103.876712328767">
            <text:p>104</text:p>
          </table:table-cell>
          <table:table-cell table:style-name="ce8" table:formula="of:=SUMPRODUCT([.A70:.A78];[.N70:.N78])/SUM([.A70:.A78])" office:value-type="float" office:value="104.421245421245">
            <text:p>104</text:p>
          </table:table-cell>
          <table:table-cell table:style-name="ce8" table:formula="of:=SUMPRODUCT([.$A70:.$A81];[.O70:.O81])/[.$A83]" office:value-type="float" office:value="121.128767123288">
            <text:p>121</text:p>
          </table:table-cell>
          <table:table-cell table:style-name="ce8" table:formula="of:=SUMPRODUCT([.C70:.C78];[.P70:.P78])/SUM([.C70:.C78])" office:value-type="float" office:value="134.536144578313">
            <text:p>135</text:p>
          </table:table-cell>
          <table:table-cell table:style-name="ce8" table:formula="of:=SUMPRODUCT([.$A70:.$A81];[.Q70:.Q81])/[.$A83]" office:value-type="float" office:value="125.079452054795">
            <text:p>125</text:p>
          </table:table-cell>
          <table:table-cell table:style-name="ce8" table:formula="of:=SUMPRODUCT([.E70:.E78];[.R70:.R78])/SUM([.E70:.E78])" office:value-type="float" office:value="109.577287066246">
            <text:p>110</text:p>
          </table:table-cell>
          <table:table-cell table:style-name="ce8" table:formula="of:=SUMPRODUCT([.$A70:.$A81];[.S70:.S81])/[.$A83]" office:value-type="float" office:value="114.624657534247">
            <text:p>115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0" table:formula="of:=[.D83]/[.C83]-1" office:value-type="percentage" office:value="-0.0136647310275159">
            <text:p>-1.4%</text:p>
          </table:table-cell>
          <table:table-cell table:style-name="ce10" table:formula="of:=[.E83]/[.D83]-1" office:value-type="percentage" office:value="0.0530481643651062">
            <text:p>5.3%</text:p>
          </table:table-cell>
          <table:table-cell table:style-name="ce10" table:formula="of:=[.F83]/[.E83]-1" office:value-type="percentage" office:value="0.227011034703342">
            <text:p>22.7%</text:p>
          </table:table-cell>
          <table:table-cell table:style-name="ce10" table:formula="of:=[.G83]/[.F83]-1" office:value-type="percentage" office:value="0.189638318670577">
            <text:p>19.0%</text:p>
          </table:table-cell>
          <table:table-cell table:style-name="ce10" table:formula="of:=[.H83]/[.G83]-1" office:value-type="percentage" office:value="0.11640646398247">
            <text:p>11.6%</text:p>
          </table:table-cell>
          <table:table-cell table:style-name="ce10" table:formula="of:=[.I83]/[.H83]-1" office:value-type="percentage" office:value="-0.031207065750736">
            <text:p>-3.1%</text:p>
          </table:table-cell>
          <table:table-cell table:style-name="ce10" table:formula="of:=[.J83]/[.I83]-1" office:value-type="percentage" office:value="0.255824554294976">
            <text:p>25.6%</text:p>
          </table:table-cell>
          <table:table-cell table:style-name="ce10" table:formula="of:=[.K83]/[.J83]-1" office:value-type="percentage" office:value="0.0713450292397662">
            <text:p>7.1%</text:p>
          </table:table-cell>
          <table:table-cell table:style-name="ce10" table:formula="of:=[.L83]/[.K83]-1" office:value-type="percentage" office:value="0.279250112934799">
            <text:p>27.9%</text:p>
          </table:table-cell>
          <table:table-cell table:style-name="ce10" table:formula="of:=[.M83]/[.L83]-1" office:value-type="percentage" office:value="0.115737743511271">
            <text:p>11.6%</text:p>
          </table:table-cell>
          <table:table-cell table:style-name="ce10" table:formula="of:=[.N83]/[.M83]-1" office:value-type="percentage" office:value="0.0052421094225128">
            <text:p>0.5%</text:p>
          </table:table-cell>
          <table:table-cell table:style-name="ce10" table:formula="of:=[.O83]/[.N83]-1" office:value-type="percentage" office:value="0.160001172507017">
            <text:p>16.0%</text:p>
          </table:table-cell>
          <table:table-cell table:style-name="ce10" table:formula="of:=[.P83]/[.O83]-1" office:value-type="percentage" office:value="0.110686980256137">
            <text:p>11.1%</text:p>
          </table:table-cell>
          <table:table-cell table:style-name="ce10" table:formula="of:=[.Q83]/[.P83]-1" office:value-type="percentage" office:value="-0.0702910920567819">
            <text:p>-7.0%</text:p>
          </table:table-cell>
          <table:table-cell table:style-name="ce10" table:formula="of:=[.R83]/[.Q83]-1" office:value-type="percentage" office:value="-0.123938542533408">
            <text:p>-12.4%</text:p>
          </table:table-cell>
          <table:table-cell table:style-name="ce10" table:formula="of:=[.S83]/[.R83]-1" office:value-type="percentage" office:value="0.0460621959453065">
            <text:p>4.6%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0" table:formula="of:=MEDIAN([.D70:.D81])/[.D83]-1" office:value-type="percentage" office:value="0.0142303805995283">
            <text:p>1.4%</text:p>
          </table:table-cell>
          <table:table-cell table:style-name="ce10" table:formula="of:=MEDIAN([.E70:.E81])/[.E83]-1" office:value-type="percentage" office:value="0.021509675355829">
            <text:p>2.2%</text:p>
          </table:table-cell>
          <table:table-cell table:style-name="ce10" table:formula="of:=MEDIAN([.F70:.F81])/[.F83]-1" office:value-type="percentage" office:value="-0.0485500162919518">
            <text:p>-4.9%</text:p>
          </table:table-cell>
          <table:table-cell table:style-name="ce10" table:formula="of:=MEDIAN([.G70:.G81])/[.G83]-1" office:value-type="percentage" office:value="-0.0102711585866886">
            <text:p>-1.0%</text:p>
          </table:table-cell>
          <table:table-cell table:style-name="ce10" table:formula="of:=MEDIAN([.H70:.H81])/[.H83]-1" office:value-type="percentage" office:value="-0.00601079489695777">
            <text:p>-0.6%</text:p>
          </table:table-cell>
          <table:table-cell table:style-name="ce10" table:formula="of:=MEDIAN([.I70:.I81])/[.I83]-1" office:value-type="percentage" office:value="0.00752127228525112">
            <text:p>0.8%</text:p>
          </table:table-cell>
          <table:table-cell table:style-name="ce10" table:formula="of:=MEDIAN([.J70:.J81])/[.J83]-1" office:value-type="percentage" office:value="0.0378100423472474">
            <text:p>3.8%</text:p>
          </table:table-cell>
          <table:table-cell table:style-name="ce10" table:formula="of:=MEDIAN([.K70:.K81])/[.K83]-1" office:value-type="percentage" office:value="-0.0587825628670381">
            <text:p>-5.9%</text:p>
          </table:table-cell>
          <table:table-cell table:style-name="ce10" table:formula="of:=MEDIAN([.L70:.L81])/[.L83]-1" office:value-type="percentage" office:value="-0.0118297922429522">
            <text:p>-1.2%</text:p>
          </table:table-cell>
          <table:table-cell table:style-name="ce10" table:formula="of:=MEDIAN([.M70:.M81])/[.M83]-1" office:value-type="percentage" office:value="-0.00362653303441918">
            <text:p>-0.4%</text:p>
          </table:table-cell>
          <table:table-cell table:style-name="ce10" table:formula="of:=MEDIAN([.N70:.N81])/[.N83]-1" office:value-type="percentage" office:value="0.0103307959448558">
            <text:p>1.0%</text:p>
          </table:table-cell>
          <table:table-cell table:style-name="ce10" table:formula="of:=MEDIAN([.O70:.O81])/[.O83]-1" office:value-type="percentage" office:value="-0.00106305980276855">
            <text:p>-0.1%</text:p>
          </table:table-cell>
          <table:table-cell table:style-name="ce10" table:formula="of:=MEDIAN([.P70:.P81])/[.P83]-1" office:value-type="percentage" office:value="-0.000268660726279402">
            <text:p>0.0%</text:p>
          </table:table-cell>
          <table:table-cell table:style-name="ce10" table:formula="of:=MEDIAN([.Q70:.Q81])/[.Q83]-1" office:value-type="percentage" office:value="-0.0086301309852368">
            <text:p>-0.9%</text:p>
          </table:table-cell>
          <table:table-cell table:style-name="ce10" table:formula="of:=MEDIAN([.R70:.R81])/[.R83]-1" office:value-type="percentage" office:value="0.00385766927683084">
            <text:p>0.4%</text:p>
          </table:table-cell>
          <table:table-cell table:style-name="ce10" table:formula="of:=MEDIAN([.S70:.S81])/[.S83]-1" office:value-type="percentage" office:value="0.00327453511162101">
            <text:p>0.3%</text:p>
          </table:table-cell>
          <table:table-cell table:number-columns-repeated="1005"/>
        </table:table-row>
        <table:table-row table:style-name="ro1" table:number-rows-repeated="2">
          <table:table-cell table:number-columns-repeated="3"/>
          <table:table-cell table:style-name="ce10" table:number-columns-repeated="16"/>
          <table:table-cell table:number-columns-repeated="1005"/>
        </table:table-row>
        <table:table-row table:style-name="ro1">
          <table:table-cell office:value-type="string">
            <text:p>source:</text:p>
          </table:table-cell>
          <table:table-cell table:number-columns-repeated="1023"/>
        </table:table-row>
        <table:table-row table:style-name="ro1">
          <table:table-cell table:style-name="ce1" office:value-type="string" table:number-columns-spanned="14" table:number-rows-spanned="1">
            <text:p>Sue Salloom, David Biles, John Walker, Australian Prison Trends, No. 1 to No. 200, May 1976 to January 1933 (Australian Institute of Criminology, 1993)</text:p>
          </table:table-cell>
          <table:covered-table-cell table:number-columns-repeated="13" table:style-name="ce2"/>
          <table:table-cell table:number-columns-repeated="1010"/>
        </table:table-row>
        <table:table-row table:style-name="ro1">
          <table:table-cell table:number-columns-repeated="3"/>
          <table:table-cell table:style-name="ce10" table:number-columns-repeated="16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erage daily number of prisoners during year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Australia</text:p>
          </table:table-cell>
          <table:table-cell/>
          <table:table-cell office:value-type="string">
            <text:p>Victoria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table:number-columns-repeated="1019"/>
        </table:table-row>
        <table:table-row table:style-name="ro1">
          <table:table-cell office:value-type="float" office:value="1976">
            <text:p>1976</text:p>
          </table:table-cell>
          <table:table-cell table:style-name="ce3" office:value-type="float" office:value="8538.6612244898">
            <text:p>8,539</text:p>
          </table:table-cell>
          <table:table-cell table:style-name="ce3" office:value-type="float" office:value="234.436734693878">
            <text:p>234</text:p>
          </table:table-cell>
          <table:table-cell table:style-name="ce3" office:value-type="float" office:value="1492.68571428571">
            <text:p>1,493</text:p>
          </table:table-cell>
          <table:table-cell table:style-name="ce3" office:value-type="float" office:value="32.9877551020408">
            <text:p>33</text:p>
          </table:table-cell>
          <table:table-cell table:number-columns-repeated="1019"/>
        </table:table-row>
        <table:table-row table:style-name="ro1">
          <table:table-cell office:value-type="float" office:value="1977">
            <text:p>1977</text:p>
          </table:table-cell>
          <table:table-cell table:style-name="ce3" office:value-type="float" office:value="8569.41369863014">
            <text:p>8,569</text:p>
          </table:table-cell>
          <table:table-cell table:style-name="ce3" office:value-type="float" office:value="241.758904109589">
            <text:p>242</text:p>
          </table:table-cell>
          <table:table-cell table:style-name="ce3" office:value-type="float" office:value="1455.99178082192">
            <text:p>1,456</text:p>
          </table:table-cell>
          <table:table-cell table:style-name="ce3" office:value-type="float" office:value="32.5369863013699">
            <text:p>33</text:p>
          </table:table-cell>
          <table:table-cell table:number-columns-repeated="1019"/>
        </table:table-row>
        <table:table-row table:style-name="ro1">
          <table:table-cell office:value-type="float" office:value="1978">
            <text:p>1978</text:p>
          </table:table-cell>
          <table:table-cell table:style-name="ce3" office:value-type="float" office:value="9056.83835616438">
            <text:p>9,057</text:p>
          </table:table-cell>
          <table:table-cell table:style-name="ce3" office:value-type="float" office:value="294.372602739726">
            <text:p>294</text:p>
          </table:table-cell>
          <table:table-cell table:style-name="ce3" office:value-type="float" office:value="1543.21369863014">
            <text:p>1,543</text:p>
          </table:table-cell>
          <table:table-cell table:style-name="ce3" office:value-type="float" office:value="34.2630136986301">
            <text:p>34</text:p>
          </table:table-cell>
          <table:table-cell table:number-columns-repeated="1019"/>
        </table:table-row>
        <table:table-row table:style-name="ro1">
          <table:table-cell office:value-type="float" office:value="1979">
            <text:p>1979</text:p>
          </table:table-cell>
          <table:table-cell table:style-name="ce3" office:value-type="float" office:value="9509.24931506849">
            <text:p>9,509</text:p>
          </table:table-cell>
          <table:table-cell table:style-name="ce3" office:value-type="float" office:value="334.906849315068">
            <text:p>335</text:p>
          </table:table-cell>
          <table:table-cell table:style-name="ce3" office:value-type="float" office:value="1605.15068493151">
            <text:p>1,605</text:p>
          </table:table-cell>
          <table:table-cell table:style-name="ce3" office:value-type="float" office:value="42.041095890411">
            <text:p>42</text:p>
          </table:table-cell>
          <table:table-cell table:number-columns-repeated="1019"/>
        </table:table-row>
        <table:table-row table:style-name="ro1">
          <table:table-cell office:value-type="float" office:value="1980">
            <text:p>1980</text:p>
          </table:table-cell>
          <table:table-cell table:style-name="ce3" office:value-type="float" office:value="9420.92602739726">
            <text:p>9,421</text:p>
          </table:table-cell>
          <table:table-cell table:style-name="ce3" office:value-type="float" office:value="324.832876712329">
            <text:p>325</text:p>
          </table:table-cell>
          <table:table-cell table:style-name="ce3" office:value-type="float" office:value="1711.56712328767">
            <text:p>1,712</text:p>
          </table:table-cell>
          <table:table-cell table:style-name="ce3" office:value-type="float" office:value="50.013698630137">
            <text:p>50</text:p>
          </table:table-cell>
          <table:table-cell table:number-columns-repeated="1019"/>
        </table:table-row>
        <table:table-row table:style-name="ro1">
          <table:table-cell office:value-type="float" office:value="1981">
            <text:p>1981</text:p>
          </table:table-cell>
          <table:table-cell table:style-name="ce3" office:value-type="float" office:value="9421.86849315068">
            <text:p>9,422</text:p>
          </table:table-cell>
          <table:table-cell table:style-name="ce3" office:value-type="float" office:value="332.597260273973">
            <text:p>333</text:p>
          </table:table-cell>
          <table:table-cell table:style-name="ce3" office:value-type="float" office:value="1721.89863013699">
            <text:p>1,722</text:p>
          </table:table-cell>
          <table:table-cell table:style-name="ce3" office:value-type="float" office:value="55.8356164383562">
            <text:p>56</text:p>
          </table:table-cell>
          <table:table-cell table:number-columns-repeated="1019"/>
        </table:table-row>
        <table:table-row table:style-name="ro1">
          <table:table-cell office:value-type="float" office:value="1982">
            <text:p>1982</text:p>
          </table:table-cell>
          <table:table-cell table:style-name="ce3" office:value-type="float" office:value="9398.57260273973">
            <text:p>9,399</text:p>
          </table:table-cell>
          <table:table-cell table:style-name="ce3" office:value-type="float" office:value="346.054794520548">
            <text:p>346</text:p>
          </table:table-cell>
          <table:table-cell table:style-name="ce3" office:value-type="float" office:value="1743.77534246575">
            <text:p>1,744</text:p>
          </table:table-cell>
          <table:table-cell table:style-name="ce3" office:value-type="float" office:value="54.0931506849315">
            <text:p>54</text:p>
          </table:table-cell>
          <table:table-cell table:number-columns-repeated="1019"/>
        </table:table-row>
        <table:table-row table:style-name="ro1">
          <table:table-cell office:value-type="float" office:value="1983">
            <text:p>1983</text:p>
          </table:table-cell>
          <table:table-cell table:style-name="ce3" office:value-type="float" office:value="9612.02465753425">
            <text:p>9,612</text:p>
          </table:table-cell>
          <table:table-cell table:style-name="ce3" office:value-type="float" office:value="389.608219178082">
            <text:p>390</text:p>
          </table:table-cell>
          <table:table-cell table:style-name="ce3" office:value-type="float" office:value="1859.16438356164">
            <text:p>1,859</text:p>
          </table:table-cell>
          <table:table-cell table:style-name="ce3" office:value-type="float" office:value="67.9315068493151">
            <text:p>68</text:p>
          </table:table-cell>
          <table:table-cell table:number-columns-repeated="1019"/>
        </table:table-row>
        <table:table-row table:style-name="ro1">
          <table:table-cell office:value-type="float" office:value="1984">
            <text:p>1984</text:p>
          </table:table-cell>
          <table:table-cell table:style-name="ce3" office:value-type="float" office:value="9318.72602739726">
            <text:p>9,319</text:p>
          </table:table-cell>
          <table:table-cell table:style-name="ce3" office:value-type="float" office:value="389.4">
            <text:p>389</text:p>
          </table:table-cell>
          <table:table-cell table:style-name="ce3" office:value-type="float" office:value="1878.94246575342">
            <text:p>1,879</text:p>
          </table:table-cell>
          <table:table-cell table:style-name="ce3" office:value-type="float" office:value="72.7780821917808">
            <text:p>73</text:p>
          </table:table-cell>
          <table:table-cell table:number-columns-repeated="1019"/>
        </table:table-row>
        <table:table-row table:style-name="ro1">
          <table:table-cell office:value-type="float" office:value="1985">
            <text:p>1985</text:p>
          </table:table-cell>
          <table:table-cell table:style-name="ce3" office:value-type="float" office:value="10012.5479452055">
            <text:p>10,013</text:p>
          </table:table-cell>
          <table:table-cell table:style-name="ce3" office:value-type="float" office:value="493.101369863014">
            <text:p>493</text:p>
          </table:table-cell>
          <table:table-cell table:style-name="ce3" office:value-type="float" office:value="1793.69589041096">
            <text:p>1,794</text:p>
          </table:table-cell>
          <table:table-cell table:style-name="ce3" office:value-type="float" office:value="93.1013698630137">
            <text:p>93</text:p>
          </table:table-cell>
          <table:table-cell table:number-columns-repeated="1019"/>
        </table:table-row>
        <table:table-row table:style-name="ro1">
          <table:table-cell office:value-type="float" office:value="1986">
            <text:p>1986</text:p>
          </table:table-cell>
          <table:table-cell table:style-name="ce3" office:value-type="float" office:value="10561.4273972603">
            <text:p>10,561</text:p>
          </table:table-cell>
          <table:table-cell table:style-name="ce3" office:value-type="float" office:value="524.265753424658">
            <text:p>524</text:p>
          </table:table-cell>
          <table:table-cell table:style-name="ce3" office:value-type="float" office:value="1827.0904109589">
            <text:p>1,827</text:p>
          </table:table-cell>
          <table:table-cell table:style-name="ce3" office:value-type="float" office:value="103.876712328767">
            <text:p>104</text:p>
          </table:table-cell>
          <table:table-cell table:number-columns-repeated="1019"/>
        </table:table-row>
        <table:table-row table:style-name="ro1">
          <table:table-cell office:value-type="float" office:value="1987">
            <text:p>1987</text:p>
          </table:table-cell>
          <table:table-cell table:style-name="ce3" office:value-type="float" office:value="11034.8754578755">
            <text:p>11,035</text:p>
          </table:table-cell>
          <table:table-cell table:style-name="ce3" office:value-type="float" office:value="533.501831501831">
            <text:p>534</text:p>
          </table:table-cell>
          <table:table-cell table:style-name="ce3" office:value-type="float" office:value="1864.61172161172">
            <text:p>1,865</text:p>
          </table:table-cell>
          <table:table-cell table:style-name="ce3" office:value-type="float" office:value="104.421245421245">
            <text:p>104</text:p>
          </table:table-cell>
          <table:table-cell table:number-columns-repeated="1019"/>
        </table:table-row>
        <table:table-row table:style-name="ro1">
          <table:table-cell office:value-type="float" office:value="1988">
            <text:p>1988</text:p>
          </table:table-cell>
          <table:table-cell table:style-name="ce3" office:value-type="float" office:value="11116.4465753425">
            <text:p>11,116</text:p>
          </table:table-cell>
          <table:table-cell table:style-name="ce3" office:value-type="float" office:value="594.534246575342">
            <text:p>595</text:p>
          </table:table-cell>
          <table:table-cell table:style-name="ce3" office:value-type="float" office:value="1941.96712328767">
            <text:p>1,942</text:p>
          </table:table-cell>
          <table:table-cell table:style-name="ce3" office:value-type="float" office:value="121.128767123288">
            <text:p>121</text:p>
          </table:table-cell>
          <table:table-cell table:number-columns-repeated="1019"/>
        </table:table-row>
        <table:table-row table:style-name="ro1">
          <table:table-cell office:value-type="float" office:value="1989">
            <text:p>1989</text:p>
          </table:table-cell>
          <table:table-cell table:style-name="ce3" office:value-type="float" office:value="11754.8476512414">
            <text:p>11,755</text:p>
          </table:table-cell>
          <table:table-cell table:style-name="ce3" office:value-type="float" office:value="643.815878378378">
            <text:p>644</text:p>
          </table:table-cell>
          <table:table-cell table:style-name="ce3" office:value-type="float" office:value="2125.2454164484">
            <text:p>2,125</text:p>
          </table:table-cell>
          <table:table-cell table:style-name="ce3" office:value-type="float" office:value="134.536144578313">
            <text:p>135</text:p>
          </table:table-cell>
          <table:table-cell table:number-columns-repeated="1019"/>
        </table:table-row>
        <table:table-row table:style-name="ro1">
          <table:table-cell office:value-type="float" office:value="1990">
            <text:p>1990</text:p>
          </table:table-cell>
          <table:table-cell table:style-name="ce3" office:value-type="float" office:value="12573.9397260274">
            <text:p>12,574</text:p>
          </table:table-cell>
          <table:table-cell table:style-name="ce3" office:value-type="float" office:value="709">
            <text:p>709</text:p>
          </table:table-cell>
          <table:table-cell table:style-name="ce3" office:value-type="float" office:value="2179.45205479452">
            <text:p>2,179</text:p>
          </table:table-cell>
          <table:table-cell table:style-name="ce3" office:value-type="float" office:value="125.079452054795">
            <text:p>125</text:p>
          </table:table-cell>
          <table:table-cell table:number-columns-repeated="1019"/>
        </table:table-row>
        <table:table-row table:style-name="ro1">
          <table:table-cell office:value-type="float" office:value="1991">
            <text:p>1991</text:p>
          </table:table-cell>
          <table:table-cell table:style-name="ce3" office:value-type="float" office:value="13303.8155817808">
            <text:p>13,304</text:p>
          </table:table-cell>
          <table:table-cell table:style-name="ce3" office:value-type="float" office:value="680.969976905312">
            <text:p>681</text:p>
          </table:table-cell>
          <table:table-cell table:style-name="ce3" office:value-type="float" office:value="2175.07950453694">
            <text:p>2,175</text:p>
          </table:table-cell>
          <table:table-cell table:style-name="ce3" office:value-type="float" office:value="109.577287066246">
            <text:p>110</text:p>
          </table:table-cell>
          <table:table-cell table:number-columns-repeated="1019"/>
        </table:table-row>
        <table:table-row table:style-name="ro1">
          <table:table-cell office:value-type="float" office:value="1992">
            <text:p>1992</text:p>
          </table:table-cell>
          <table:table-cell table:style-name="ce3" office:value-type="float" office:value="13544.298630137">
            <text:p>13,544</text:p>
          </table:table-cell>
          <table:table-cell table:style-name="ce3" office:value-type="float" office:value="696.353424657534">
            <text:p>696</text:p>
          </table:table-cell>
          <table:table-cell table:style-name="ce3" office:value-type="float" office:value="2120.02465753425">
            <text:p>2,120</text:p>
          </table:table-cell>
          <table:table-cell table:style-name="ce3" office:value-type="float" office:value="114.624657534247">
            <text:p>115</text:p>
          </table:table-cell>
          <table:table-cell table:number-columns-repeated="1019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rce book revised" table:style-name="ta4" table:print="false">
        <table:table-column table:style-name="co1" table:number-columns-repeated="11" table:default-cell-style-name="Excel_20_Built-in_20_Normal"/>
        <table:table-column table:style-name="co13" table:default-cell-style-name="Excel_20_Built-in_20_Normal"/>
        <table:table-column table:style-name="co1" table:number-columns-repeated="29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" table:number-columns-repeated="981" table:default-cell-style-name="Excel_20_Built-in_20_Normal"/>
        <table:table-row table:style-name="ro1">
          <table:table-cell table:style-name="ce1" office:value-type="string" table:number-columns-spanned="7" table:number-rows-spanned="1">
            <text:p>Prisoners in Australia from 1856, by year, sex, and state / territory</text:p>
          </table:table-cell>
          <table:covered-table-cell table:number-columns-repeated="6" table:style-name="ce2"/>
          <table:table-cell table:number-columns-repeated="35"/>
          <table:table-cell office:value-type="string">
            <text:p>Repository:</text:p>
          </table:table-cell>
          <table:table-cell table:number-columns-repeated="981"/>
        </table:table-row>
        <table:table-row table:style-name="ro1">
          <table:table-cell table:style-name="ce1" office:value-type="string" table:number-columns-spanned="5" table:number-rows-spanned="1">
            <text:p>(average daily number of prisoners in prison)</text:p>
          </table:table-cell>
          <table:covered-table-cell table:number-columns-repeated="4" table:style-name="ce2"/>
          <table:table-cell table:style-name="ce2" table:number-columns-repeated="2"/>
          <table:table-cell table:number-columns-repeated="35"/>
          <table:table-cell office:value-type="string">
            <text:p>http://acrosswalls.org/datasets/</text:p>
          </table:table-cell>
          <table:table-cell table:number-columns-repeated="981"/>
        </table:table-row>
        <table:table-row table:style-name="ro1">
          <table:table-cell table:number-columns-repeated="42"/>
          <table:table-cell office:value-type="string">
            <text:p>Version: 1.0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Australia - best estimates</text:p>
          </table:table-cell>
          <table:table-cell table:number-columns-repeated="3"/>
          <table:table-cell office:value-type="string">
            <text:p>aggregated Australia</text:p>
          </table:table-cell>
          <table:table-cell table:number-columns-repeated="6"/>
          <table:table-cell table:style-name="ce11" table:formula="of:=[$'source book prisoners'.B4]" office:value-type="string" office:string-value="Australia">
            <text:p>Australia</text:p>
          </table:table-cell>
          <table:table-cell table:style-name="ce11" table:formula="of:=[$'source book prisoners'.C4]" office:value-type="float" office:value="0">
            <text:p/>
          </table:table-cell>
          <table:table-cell table:style-name="ce11" table:formula="of:=[$'source book prisoners'.D4]" office:value-type="float" office:value="0">
            <text:p/>
          </table:table-cell>
          <table:table-cell table:style-name="ce12" table:formula="of:=[$'source book prisoners'.E4]" office:value-type="string" office:string-value="New South Wales" table:number-columns-spanned="3" table:number-rows-spanned="1">
            <text:p>New South Wales</text:p>
          </table:table-cell>
          <table:covered-table-cell table:number-columns-repeated="2" table:style-name="ce13"/>
          <table:table-cell table:style-name="ce13"/>
          <table:table-cell table:style-name="ce11" table:formula="of:=[$'source book prisoners'.H4]" office:value-type="string" office:string-value="Victoria">
            <text:p>Victoria</text:p>
          </table:table-cell>
          <table:table-cell table:style-name="ce11" table:formula="of:=[$'source book prisoners'.I4]" office:value-type="float" office:value="0">
            <text:p/>
          </table:table-cell>
          <table:table-cell table:style-name="ce11" table:formula="of:=[$'source book prisoners'.J4]" office:value-type="float" office:value="0">
            <text:p/>
          </table:table-cell>
          <table:table-cell table:style-name="ce11"/>
          <table:table-cell table:style-name="ce11" table:formula="of:=[$'source book prisoners'.K4]" office:value-type="string" office:string-value="Queensland">
            <text:p>Queensland</text:p>
          </table:table-cell>
          <table:table-cell table:style-name="ce11" table:formula="of:=[$'source book prisoners'.L4]" office:value-type="float" office:value="0">
            <text:p/>
          </table:table-cell>
          <table:table-cell table:style-name="ce11" table:formula="of:=[$'source book prisoners'.M4]" office:value-type="float" office:value="0">
            <text:p/>
          </table:table-cell>
          <table:table-cell table:style-name="ce11" table:formula="of:=[$'source book prisoners'.N4]" office:value-type="string" office:string-value="Western Australia">
            <text:p>Western Australia</text:p>
          </table:table-cell>
          <table:table-cell table:style-name="ce11" table:formula="of:=[$'source book prisoners'.O4]" office:value-type="float" office:value="0">
            <text:p/>
          </table:table-cell>
          <table:table-cell table:style-name="ce11" table:formula="of:=[$'source book prisoners'.P4]" office:value-type="float" office:value="0">
            <text:p/>
          </table:table-cell>
          <table:table-cell table:style-name="ce11" table:formula="of:=[$'source book prisoners'.Q4]" office:value-type="string" office:string-value="South Australia">
            <text:p>South Australia</text:p>
          </table:table-cell>
          <table:table-cell table:style-name="ce11" table:formula="of:=[$'source book prisoners'.R4]" office:value-type="float" office:value="0">
            <text:p/>
          </table:table-cell>
          <table:table-cell table:style-name="ce11" table:formula="of:=[$'source book prisoners'.S4]" office:value-type="float" office:value="0">
            <text:p/>
          </table:table-cell>
          <table:table-cell table:style-name="ce11" table:formula="of:=[$'source book prisoners'.T4]" office:value-type="string" office:string-value="Tasmania">
            <text:p>Tasmania</text:p>
          </table:table-cell>
          <table:table-cell table:style-name="ce11" table:formula="of:=[$'source book prisoners'.U4]" office:value-type="float" office:value="0">
            <text:p/>
          </table:table-cell>
          <table:table-cell table:style-name="ce11" table:formula="of:=[$'source book prisoners'.V4]" office:value-type="float" office:value="0">
            <text:p/>
          </table:table-cell>
          <table:table-cell table:style-name="ce11" table:formula="of:=[$'source book prisoners'.W4]" office:value-type="string" office:string-value="Northern Territory">
            <text:p>Northern Territory</text:p>
          </table:table-cell>
          <table:table-cell table:style-name="ce11" table:formula="of:=[$'source book prisoners'.X4]" office:value-type="float" office:value="0">
            <text:p/>
          </table:table-cell>
          <table:table-cell table:style-name="ce11" table:formula="of:=[$'source book prisoners'.Y4]" office:value-type="float" office:value="0">
            <text:p/>
          </table:table-cell>
          <table:table-cell table:style-name="ce12" table:formula="of:=[$'source book prisoners'.Z4]" office:value-type="string" office:string-value="Australian Capital Territory" table:number-columns-spanned="3" table:number-rows-spanned="1">
            <text:p>Australian Capital Territory</text:p>
          </table:table-cell>
          <table:covered-table-cell table:number-columns-repeated="2" table:style-name="ce13"/>
          <table:table-cell table:number-columns-repeated="983"/>
        </table:table-row>
        <table:table-row table:style-name="ro1"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sex ratio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 - sex reported</text:p>
          </table:table-cell>
          <table:table-cell office:value-type="string">
            <text:p>sex ratio</text:p>
          </table:table-cell>
          <table:table-cell office:value-type="string">
            <text:p>total -all</text:p>
          </table:table-cell>
          <table:table-cell office:value-type="string">
            <text:p>total reported - summed</text:p>
          </table:table-cell>
          <table:table-cell/>
          <table:table-cell table:style-name="ce11" table:formula="of:=[$'source book prisoners'.B5]" office:value-type="string" office:string-value="males">
            <text:p>males</text:p>
          </table:table-cell>
          <table:table-cell table:style-name="ce11" table:formula="of:=[$'source book prisoners'.C5]" office:value-type="string" office:string-value="females">
            <text:p>females</text:p>
          </table:table-cell>
          <table:table-cell table:style-name="ce11" table:formula="of:=[$'source book prisoners'.D5]" office:value-type="string" office:string-value="total">
            <text:p>total</text:p>
          </table:table-cell>
          <table:table-cell table:style-name="ce11" table:formula="of:=[$'source book prisoners'.E5]" office:value-type="string" office:string-value="males">
            <text:p>males</text:p>
          </table:table-cell>
          <table:table-cell table:style-name="ce11" table:formula="of:=[$'source book prisoners'.F5]" office:value-type="string" office:string-value="females">
            <text:p>females</text:p>
          </table:table-cell>
          <table:table-cell table:style-name="ce11" table:formula="of:=[$'source book prisoners'.G5]" office:value-type="string" office:string-value="total">
            <text:p>total</text:p>
          </table:table-cell>
          <table:table-cell table:style-name="ce11" office:value-type="string">
            <text:p>sex ratio</text:p>
          </table:table-cell>
          <table:table-cell table:style-name="ce11" table:formula="of:=[$'source book prisoners'.H5]" office:value-type="string" office:string-value="males">
            <text:p>males</text:p>
          </table:table-cell>
          <table:table-cell table:style-name="ce11" table:formula="of:=[$'source book prisoners'.I5]" office:value-type="string" office:string-value="females">
            <text:p>females</text:p>
          </table:table-cell>
          <table:table-cell table:style-name="ce11" table:formula="of:=[$'source book prisoners'.J5]" office:value-type="string" office:string-value="total">
            <text:p>total</text:p>
          </table:table-cell>
          <table:table-cell table:style-name="ce11" office:value-type="string">
            <text:p>sex ratio</text:p>
          </table:table-cell>
          <table:table-cell table:style-name="ce11" table:formula="of:=[$'source book prisoners'.K5]" office:value-type="string" office:string-value="males">
            <text:p>males</text:p>
          </table:table-cell>
          <table:table-cell table:style-name="ce11" table:formula="of:=[$'source book prisoners'.L5]" office:value-type="string" office:string-value="females">
            <text:p>females</text:p>
          </table:table-cell>
          <table:table-cell table:style-name="ce11" table:formula="of:=[$'source book prisoners'.M5]" office:value-type="string" office:string-value="total">
            <text:p>total</text:p>
          </table:table-cell>
          <table:table-cell table:style-name="ce11" table:formula="of:=[$'source book prisoners'.N5]" office:value-type="string" office:string-value="males">
            <text:p>males</text:p>
          </table:table-cell>
          <table:table-cell table:style-name="ce11" table:formula="of:=[$'source book prisoners'.O5]" office:value-type="string" office:string-value="females">
            <text:p>females</text:p>
          </table:table-cell>
          <table:table-cell table:style-name="ce11" table:formula="of:=[$'source book prisoners'.P5]" office:value-type="string" office:string-value="total">
            <text:p>total</text:p>
          </table:table-cell>
          <table:table-cell table:style-name="ce11" table:formula="of:=[$'source book prisoners'.Q5]" office:value-type="string" office:string-value="males">
            <text:p>males</text:p>
          </table:table-cell>
          <table:table-cell table:style-name="ce11" table:formula="of:=[$'source book prisoners'.R5]" office:value-type="string" office:string-value="females">
            <text:p>females</text:p>
          </table:table-cell>
          <table:table-cell table:style-name="ce11" table:formula="of:=[$'source book prisoners'.S5]" office:value-type="string" office:string-value="total">
            <text:p>total</text:p>
          </table:table-cell>
          <table:table-cell table:style-name="ce11" table:formula="of:=[$'source book prisoners'.T5]" office:value-type="string" office:string-value="males">
            <text:p>males</text:p>
          </table:table-cell>
          <table:table-cell table:style-name="ce11" table:formula="of:=[$'source book prisoners'.U5]" office:value-type="string" office:string-value="females">
            <text:p>females</text:p>
          </table:table-cell>
          <table:table-cell table:style-name="ce11" table:formula="of:=[$'source book prisoners'.V5]" office:value-type="string" office:string-value="total">
            <text:p>total</text:p>
          </table:table-cell>
          <table:table-cell table:style-name="ce11" table:formula="of:=[$'source book prisoners'.W5]" office:value-type="string" office:string-value="males">
            <text:p>males</text:p>
          </table:table-cell>
          <table:table-cell table:style-name="ce11" table:formula="of:=[$'source book prisoners'.X5]" office:value-type="string" office:string-value="females">
            <text:p>females</text:p>
          </table:table-cell>
          <table:table-cell table:style-name="ce11" table:formula="of:=[$'source book prisoners'.Y5]" office:value-type="string" office:string-value="total">
            <text:p>total</text:p>
          </table:table-cell>
          <table:table-cell table:style-name="ce11" table:formula="of:=[$'source book prisoners'.Z5]" office:value-type="string" office:string-value="males">
            <text:p>males</text:p>
          </table:table-cell>
          <table:table-cell table:style-name="ce11" table:formula="of:=[$'source book prisoners'.AA5]" office:value-type="string" office:string-value="females">
            <text:p>females</text:p>
          </table:table-cell>
          <table:table-cell table:style-name="ce11" table:formula="of:=[$'source book prisoners'.AB5]" office:value-type="string" office:string-value="total">
            <text:p>total</text:p>
          </table:table-cell>
          <table:table-cell/>
          <table:table-cell office:value-type="string">
            <text:p>notes</text:p>
          </table:table-cell>
          <table:table-cell table:number-columns-repeated="981"/>
        </table:table-row>
        <table:table-row table:style-name="ro1">
          <table:table-cell office:value-type="float" office:value="1856">
            <text:p>1856</text:p>
          </table:table-cell>
          <table:table-cell table:number-columns-repeated="4"/>
          <table:table-cell table:style-name="ce11" table:formula="of:=[.P6]+[.T6]+[.X6]+[.AA6]+[.AD6]+[.AG6]+[.AJ6]+[.AM6]" office:value-type="float" office:value="1785">
            <text:p>1785</text:p>
          </table:table-cell>
          <table:table-cell table:style-name="ce11" table:formula="of:=[.Q6]+[.U6]+[.Y6]+[.AB6]+[.AE6]+[.AH6]+[.AK6]+[.AN6]" office:value-type="float" office:value="125">
            <text:p>125</text:p>
          </table:table-cell>
          <table:table-cell table:style-name="ce11" table:formula="of:=[.F6]+[.G6]" office:value-type="float" office:value="1910">
            <text:p>1910</text:p>
          </table:table-cell>
          <table:table-cell table:style-name="ce6" table:formula="of:=[.F6]/[.G6]" office:value-type="float" office:value="14.28">
            <text:p>14.3</text:p>
          </table:table-cell>
          <table:table-cell table:style-name="ce11" table:formula="of:=[.R6]+[.V6]+[.Z6]+[.AC6]+[.AF6]+[.AI6]+[.AL6]+[.AO6]" office:value-type="float" office:value="1910">
            <text:p>1910</text:p>
          </table:table-cell>
          <table:table-cell table:style-name="ce3" table:formula="of:=[.O6]-[.J6]" office:value-type="float" office:value="0">
            <text:p>0</text:p>
          </table:table-cell>
          <table:table-cell/>
          <table:table-cell table:style-name="ce11" table:formula="of:=[$'source book prisoners'.B6]" office:value-type="float" office:value="1785">
            <text:p>1785</text:p>
          </table:table-cell>
          <table:table-cell table:style-name="ce11" table:formula="of:=[$'source book prisoners'.C6]" office:value-type="float" office:value="125">
            <text:p>125</text:p>
          </table:table-cell>
          <table:table-cell table:style-name="ce11" table:formula="of:=[.M6]+[.N6]" office:value-type="float" office:value="1910">
            <text:p>1910</text:p>
          </table:table-cell>
          <table:table-cell table:style-name="ce11" table:formula="of:=[$'source book prisoners'.E6]" office:value-type="float" office:value="0">
            <text:p/>
          </table:table-cell>
          <table:table-cell table:style-name="ce11" table:formula="of:=[$'source book prisoners'.F6]" office:value-type="float" office:value="0">
            <text:p/>
          </table:table-cell>
          <table:table-cell table:style-name="ce11" table:formula="of:=[$'source book prisoners'.G6]" office:value-type="float" office:value="0">
            <text:p/>
          </table:table-cell>
          <table:table-cell table:style-name="ce11"/>
          <table:table-cell table:style-name="ce11" table:formula="of:=[$'source book prisoners'.H6]" office:value-type="float" office:value="1785">
            <text:p>1785</text:p>
          </table:table-cell>
          <table:table-cell table:style-name="ce11" table:formula="of:=[$'source book prisoners'.I6]" office:value-type="float" office:value="125">
            <text:p>125</text:p>
          </table:table-cell>
          <table:table-cell table:style-name="ce11" table:formula="of:=[.T6]+[.U6]" office:value-type="float" office:value="1910">
            <text:p>1910</text:p>
          </table:table-cell>
          <table:table-cell table:style-name="ce6" table:formula="of:=[.T6]/[.U6]" office:value-type="float" office:value="14.28">
            <text:p>14.3</text:p>
          </table:table-cell>
          <table:table-cell table:style-name="ce11" table:formula="of:=[$'source book prisoners'.K6]" office:value-type="float" office:value="0">
            <text:p/>
          </table:table-cell>
          <table:table-cell table:style-name="ce11" table:formula="of:=[$'source book prisoners'.L6]" office:value-type="float" office:value="0">
            <text:p/>
          </table:table-cell>
          <table:table-cell table:style-name="ce11" table:formula="of:=[$'source book prisoners'.M6]" office:value-type="float" office:value="0">
            <text:p/>
          </table:table-cell>
          <table:table-cell table:style-name="ce11" table:formula="of:=[$'source book prisoners'.N6]" office:value-type="float" office:value="0">
            <text:p/>
          </table:table-cell>
          <table:table-cell table:style-name="ce11" table:formula="of:=[$'source book prisoners'.O6]" office:value-type="float" office:value="0">
            <text:p/>
          </table:table-cell>
          <table:table-cell table:style-name="ce11" table:formula="of:=[$'source book prisoners'.P6]" office:value-type="float" office:value="0">
            <text:p/>
          </table:table-cell>
          <table:table-cell table:style-name="ce11" table:formula="of:=[$'source book prisoners'.Q6]" office:value-type="float" office:value="0">
            <text:p/>
          </table:table-cell>
          <table:table-cell table:style-name="ce11" table:formula="of:=[$'source book prisoners'.R6]" office:value-type="float" office:value="0">
            <text:p/>
          </table:table-cell>
          <table:table-cell table:style-name="ce11" table:formula="of:=[$'source book prisoners'.S6]" office:value-type="float" office:value="0">
            <text:p/>
          </table:table-cell>
          <table:table-cell table:style-name="ce11" table:formula="of:=[$'source book prisoners'.T6]" office:value-type="float" office:value="0">
            <text:p/>
          </table:table-cell>
          <table:table-cell table:style-name="ce11" table:formula="of:=[$'source book prisoners'.U6]" office:value-type="float" office:value="0">
            <text:p/>
          </table:table-cell>
          <table:table-cell table:number-columns-repeated="7" table:style-name="ce11"/>
          <table:table-cell/>
          <table:table-cell office:value-type="string">
            <text:p>where male and female figures given, total is sum</text:p>
          </table:table-cell>
          <table:table-cell table:number-columns-repeated="981"/>
        </table:table-row>
        <table:table-row table:style-name="ro1">
          <table:table-cell office:value-type="float" office:value="1857">
            <text:p>1857</text:p>
          </table:table-cell>
          <table:table-cell table:number-columns-repeated="4"/>
          <table:table-cell table:style-name="ce11" table:formula="of:=[.P7]+[.T7]+[.X7]+[.AA7]+[.AD7]+[.AG7]+[.AJ7]+[.AM7]" office:value-type="float" office:value="1726">
            <text:p>1726</text:p>
          </table:table-cell>
          <table:table-cell table:style-name="ce11" table:formula="of:=[.Q7]+[.U7]+[.Y7]+[.AB7]+[.AE7]+[.AH7]+[.AK7]+[.AN7]" office:value-type="float" office:value="236">
            <text:p>236</text:p>
          </table:table-cell>
          <table:table-cell table:style-name="ce11" table:formula="of:=[.F7]+[.G7]" office:value-type="float" office:value="1962">
            <text:p>1962</text:p>
          </table:table-cell>
          <table:table-cell table:style-name="ce6" table:formula="of:=[.F7]/[.G7]" office:value-type="float" office:value="7.3135593220339">
            <text:p>7.3</text:p>
          </table:table-cell>
          <table:table-cell table:style-name="ce11" table:formula="of:=[.R7]+[.V7]+[.Z7]+[.AC7]+[.AF7]+[.AI7]+[.AL7]+[.AO7]" office:value-type="float" office:value="1962">
            <text:p>1962</text:p>
          </table:table-cell>
          <table:table-cell table:style-name="ce3" table:formula="of:=[.O7]-[.J7]" office:value-type="float" office:value="0">
            <text:p>0</text:p>
          </table:table-cell>
          <table:table-cell/>
          <table:table-cell table:style-name="ce11" table:formula="of:=[$'source book prisoners'.B7]" office:value-type="float" office:value="1726">
            <text:p>1726</text:p>
          </table:table-cell>
          <table:table-cell table:style-name="ce11" table:formula="of:=[$'source book prisoners'.C7]" office:value-type="float" office:value="236">
            <text:p>236</text:p>
          </table:table-cell>
          <table:table-cell table:style-name="ce11" table:formula="of:=[.M7]+[.N7]" office:value-type="float" office:value="1962">
            <text:p>1962</text:p>
          </table:table-cell>
          <table:table-cell table:style-name="ce11" table:formula="of:=[$'source book prisoners'.E7]" office:value-type="float" office:value="0">
            <text:p/>
          </table:table-cell>
          <table:table-cell table:style-name="ce11" table:formula="of:=[$'source book prisoners'.F7]" office:value-type="float" office:value="0">
            <text:p/>
          </table:table-cell>
          <table:table-cell table:style-name="ce11" table:formula="of:=[$'source book prisoners'.G7]" office:value-type="float" office:value="0">
            <text:p/>
          </table:table-cell>
          <table:table-cell table:style-name="ce11"/>
          <table:table-cell table:style-name="ce11" table:formula="of:=[$'source book prisoners'.H7]" office:value-type="float" office:value="1726">
            <text:p>1726</text:p>
          </table:table-cell>
          <table:table-cell table:style-name="ce11" table:formula="of:=[$'source book prisoners'.I7]" office:value-type="float" office:value="236">
            <text:p>236</text:p>
          </table:table-cell>
          <table:table-cell table:style-name="ce11" table:formula="of:=[.T7]+[.U7]" office:value-type="float" office:value="1962">
            <text:p>1962</text:p>
          </table:table-cell>
          <table:table-cell table:style-name="ce6" table:formula="of:=[.T7]/[.U7]" office:value-type="float" office:value="7.3135593220339">
            <text:p>7.3</text:p>
          </table:table-cell>
          <table:table-cell table:style-name="ce11" table:formula="of:=[$'source book prisoners'.K7]" office:value-type="float" office:value="0">
            <text:p/>
          </table:table-cell>
          <table:table-cell table:style-name="ce11" table:formula="of:=[$'source book prisoners'.L7]" office:value-type="float" office:value="0">
            <text:p/>
          </table:table-cell>
          <table:table-cell table:style-name="ce11" table:formula="of:=[$'source book prisoners'.M7]" office:value-type="float" office:value="0">
            <text:p/>
          </table:table-cell>
          <table:table-cell table:style-name="ce11" table:formula="of:=[$'source book prisoners'.N7]" office:value-type="float" office:value="0">
            <text:p/>
          </table:table-cell>
          <table:table-cell table:style-name="ce11" table:formula="of:=[$'source book prisoners'.O7]" office:value-type="float" office:value="0">
            <text:p/>
          </table:table-cell>
          <table:table-cell table:style-name="ce11" table:formula="of:=[$'source book prisoners'.P7]" office:value-type="float" office:value="0">
            <text:p/>
          </table:table-cell>
          <table:table-cell table:style-name="ce11" table:formula="of:=[$'source book prisoners'.Q7]" office:value-type="float" office:value="0">
            <text:p/>
          </table:table-cell>
          <table:table-cell table:style-name="ce11" table:formula="of:=[$'source book prisoners'.R7]" office:value-type="float" office:value="0">
            <text:p/>
          </table:table-cell>
          <table:table-cell table:style-name="ce11" table:formula="of:=[$'source book prisoners'.S7]" office:value-type="float" office:value="0">
            <text:p/>
          </table:table-cell>
          <table:table-cell table:style-name="ce11" table:formula="of:=[$'source book prisoners'.T7]" office:value-type="float" office:value="0">
            <text:p/>
          </table:table-cell>
          <table:table-cell table:style-name="ce11" table:formula="of:=[$'source book prisoners'.U7]" office:value-type="float" office:value="0">
            <text:p/>
          </table:table-cell>
          <table:table-cell table:number-columns-repeated="7" table:style-name="ce11"/>
          <table:table-cell/>
          <table:table-cell office:value-type="string">
            <text:p>The source book figure for Australia, 1856-7, are just the figures for Victoria.</text:p>
          </table:table-cell>
          <table:table-cell table:number-columns-repeated="981"/>
        </table:table-row>
        <table:table-row table:style-name="ro1">
          <table:table-cell office:value-type="float" office:value="1858">
            <text:p>1858</text:p>
          </table:table-cell>
          <table:table-cell table:style-name="ce11" table:formula="of:=[.F8]" office:value-type="float" office:value="2577">
            <text:p>2577</text:p>
          </table:table-cell>
          <table:table-cell table:style-name="ce11" table:formula="of:=[.G8]" office:value-type="float" office:value="426">
            <text:p>426</text:p>
          </table:table-cell>
          <table:table-cell table:style-name="ce11" table:formula="of:=[.J8]" office:value-type="float" office:value="3003">
            <text:p>3003</text:p>
          </table:table-cell>
          <table:table-cell table:style-name="ce6" table:formula="of:=[.I8]" office:value-type="float" office:value="6.04929577464789">
            <text:p>6.0</text:p>
          </table:table-cell>
          <table:table-cell table:style-name="ce11" table:formula="of:=[.P8]+[.T8]+[.X8]+[.AA8]+[.AD8]+[.AG8]+[.AJ8]+[.AM8]" office:value-type="float" office:value="2577">
            <text:p>2577</text:p>
          </table:table-cell>
          <table:table-cell table:style-name="ce11" table:formula="of:=[.Q8]+[.U8]+[.Y8]+[.AB8]+[.AE8]+[.AH8]+[.AK8]+[.AN8]" office:value-type="float" office:value="426">
            <text:p>426</text:p>
          </table:table-cell>
          <table:table-cell table:style-name="ce11" table:formula="of:=[.F8]+[.G8]" office:value-type="float" office:value="3003">
            <text:p>3003</text:p>
          </table:table-cell>
          <table:table-cell table:style-name="ce6" table:formula="of:=[.F8]/[.G8]" office:value-type="float" office:value="6.04929577464789">
            <text:p>6.0</text:p>
          </table:table-cell>
          <table:table-cell table:style-name="ce11" table:formula="of:=[.R8]+[.V8]+[.Z8]+[.AC8]+[.AF8]+[.AI8]+[.AL8]+[.AO8]" office:value-type="float" office:value="3003">
            <text:p>3003</text:p>
          </table:table-cell>
          <table:table-cell table:style-name="ce3" table:formula="of:=[.O8]-[.J8]" office:value-type="float" office:value="0">
            <text:p>0</text:p>
          </table:table-cell>
          <table:table-cell/>
          <table:table-cell table:style-name="ce11" table:formula="of:=[$'source book prisoners'.B8]" office:value-type="float" office:value="2577">
            <text:p>2577</text:p>
          </table:table-cell>
          <table:table-cell table:style-name="ce11" table:formula="of:=[$'source book prisoners'.C8]" office:value-type="float" office:value="426">
            <text:p>426</text:p>
          </table:table-cell>
          <table:table-cell table:style-name="ce11" table:formula="of:=[.M8]+[.N8]" office:value-type="float" office:value="3003">
            <text:p>3003</text:p>
          </table:table-cell>
          <table:table-cell table:style-name="ce11" table:formula="of:=[$'source book prisoners'.E8]" office:value-type="float" office:value="904">
            <text:p>904</text:p>
          </table:table-cell>
          <table:table-cell table:style-name="ce11" table:formula="of:=[$'source book prisoners'.F8]" office:value-type="float" office:value="228">
            <text:p>228</text:p>
          </table:table-cell>
          <table:table-cell table:style-name="ce11" table:formula="of:=[.P8]+[.Q8]" office:value-type="float" office:value="1132">
            <text:p>1132</text:p>
          </table:table-cell>
          <table:table-cell table:style-name="ce6" table:formula="of:=[.P8]/[.Q8]" office:value-type="float" office:value="3.96491228070175">
            <text:p>4.0</text:p>
          </table:table-cell>
          <table:table-cell table:style-name="ce11" table:formula="of:=[$'source book prisoners'.H8]" office:value-type="float" office:value="1673">
            <text:p>1673</text:p>
          </table:table-cell>
          <table:table-cell table:style-name="ce11" table:formula="of:=[$'source book prisoners'.I8]" office:value-type="float" office:value="198">
            <text:p>198</text:p>
          </table:table-cell>
          <table:table-cell table:style-name="ce11" table:formula="of:=[.T8]+[.U8]" office:value-type="float" office:value="1871">
            <text:p>1871</text:p>
          </table:table-cell>
          <table:table-cell table:style-name="ce6" table:formula="of:=[.T8]/[.U8]" office:value-type="float" office:value="8.44949494949495">
            <text:p>8.4</text:p>
          </table:table-cell>
          <table:table-cell table:style-name="ce11" table:formula="of:=[$'source book prisoners'.K8]" office:value-type="float" office:value="0">
            <text:p/>
          </table:table-cell>
          <table:table-cell table:style-name="ce11" table:formula="of:=[$'source book prisoners'.L8]" office:value-type="float" office:value="0">
            <text:p/>
          </table:table-cell>
          <table:table-cell table:style-name="ce11" table:formula="of:=[$'source book prisoners'.M8]" office:value-type="float" office:value="0">
            <text:p/>
          </table:table-cell>
          <table:table-cell table:style-name="ce11" table:formula="of:=[$'source book prisoners'.N8]" office:value-type="float" office:value="0">
            <text:p/>
          </table:table-cell>
          <table:table-cell table:style-name="ce11" table:formula="of:=[$'source book prisoners'.O8]" office:value-type="float" office:value="0">
            <text:p/>
          </table:table-cell>
          <table:table-cell table:style-name="ce11" table:formula="of:=[$'source book prisoners'.P8]" office:value-type="float" office:value="0">
            <text:p/>
          </table:table-cell>
          <table:table-cell table:style-name="ce11" table:formula="of:=[$'source book prisoners'.Q8]" office:value-type="float" office:value="0">
            <text:p/>
          </table:table-cell>
          <table:table-cell table:style-name="ce11" table:formula="of:=[$'source book prisoners'.R8]" office:value-type="float" office:value="0">
            <text:p/>
          </table:table-cell>
          <table:table-cell table:style-name="ce11" table:formula="of:=[$'source book prisoners'.S8]" office:value-type="float" office:value="0">
            <text:p/>
          </table:table-cell>
          <table:table-cell table:style-name="ce11" table:formula="of:=[$'source book prisoners'.T8]" office:value-type="float" office:value="0">
            <text:p/>
          </table:table-cell>
          <table:table-cell table:style-name="ce11" table:formula="of:=[$'source book prisoners'.U8]" office:value-type="float" office:value="0">
            <text:p/>
          </table:table-cell>
          <table:table-cell table:number-columns-repeated="7" table:style-name="ce11"/>
          <table:table-cell/>
          <table:table-cell office:value-type="string">
            <text:p>The source book figures for Australia appear to be sum of states prior to 1900</text:p>
          </table:table-cell>
          <table:table-cell table:number-columns-repeated="981"/>
        </table:table-row>
        <table:table-row table:style-name="ro1">
          <table:table-cell office:value-type="float" office:value="1859">
            <text:p>1859</text:p>
          </table:table-cell>
          <table:table-cell table:style-name="ce11" table:formula="of:=[.F9]" office:value-type="float" office:value="2622">
            <text:p>2622</text:p>
          </table:table-cell>
          <table:table-cell table:style-name="ce11" table:formula="of:=[.G9]" office:value-type="float" office:value="393">
            <text:p>393</text:p>
          </table:table-cell>
          <table:table-cell table:style-name="ce11" table:formula="of:=[.J9]" office:value-type="float" office:value="3015">
            <text:p>3015</text:p>
          </table:table-cell>
          <table:table-cell table:style-name="ce6" table:formula="of:=[.I9]" office:value-type="float" office:value="6.67175572519084">
            <text:p>6.7</text:p>
          </table:table-cell>
          <table:table-cell table:style-name="ce11" table:formula="of:=[.P9]+[.T9]+[.X9]+[.AA9]+[.AD9]+[.AG9]+[.AJ9]+[.AM9]" office:value-type="float" office:value="2622">
            <text:p>2622</text:p>
          </table:table-cell>
          <table:table-cell table:style-name="ce11" table:formula="of:=[.Q9]+[.U9]+[.Y9]+[.AB9]+[.AE9]+[.AH9]+[.AK9]+[.AN9]" office:value-type="float" office:value="393">
            <text:p>393</text:p>
          </table:table-cell>
          <table:table-cell table:style-name="ce11" table:formula="of:=[.F9]+[.G9]" office:value-type="float" office:value="3015">
            <text:p>3015</text:p>
          </table:table-cell>
          <table:table-cell table:style-name="ce6" table:formula="of:=[.F9]/[.G9]" office:value-type="float" office:value="6.67175572519084">
            <text:p>6.7</text:p>
          </table:table-cell>
          <table:table-cell table:style-name="ce11" table:formula="of:=[.R9]+[.V9]+[.Z9]+[.AC9]+[.AF9]+[.AI9]+[.AL9]+[.AO9]" office:value-type="float" office:value="3015">
            <text:p>3015</text:p>
          </table:table-cell>
          <table:table-cell table:style-name="ce3" table:formula="of:=[.O9]-[.J9]" office:value-type="float" office:value="0">
            <text:p>0</text:p>
          </table:table-cell>
          <table:table-cell/>
          <table:table-cell table:style-name="ce11" table:formula="of:=[$'source book prisoners'.B9]" office:value-type="float" office:value="2622">
            <text:p>2622</text:p>
          </table:table-cell>
          <table:table-cell table:style-name="ce11" table:formula="of:=[$'source book prisoners'.C9]" office:value-type="float" office:value="393">
            <text:p>393</text:p>
          </table:table-cell>
          <table:table-cell table:style-name="ce11" table:formula="of:=[.M9]+[.N9]" office:value-type="float" office:value="3015">
            <text:p>3015</text:p>
          </table:table-cell>
          <table:table-cell table:style-name="ce11" table:formula="of:=[$'source book prisoners'.E9]" office:value-type="float" office:value="916">
            <text:p>916</text:p>
          </table:table-cell>
          <table:table-cell table:style-name="ce11" table:formula="of:=[$'source book prisoners'.F9]" office:value-type="float" office:value="198">
            <text:p>198</text:p>
          </table:table-cell>
          <table:table-cell table:style-name="ce11" table:formula="of:=[.P9]+[.Q9]" office:value-type="float" office:value="1114">
            <text:p>1114</text:p>
          </table:table-cell>
          <table:table-cell table:style-name="ce6" table:formula="of:=[.P9]/[.Q9]" office:value-type="float" office:value="4.62626262626263">
            <text:p>4.6</text:p>
          </table:table-cell>
          <table:table-cell table:style-name="ce11" table:formula="of:=[$'source book prisoners'.H9]" office:value-type="float" office:value="1678">
            <text:p>1678</text:p>
          </table:table-cell>
          <table:table-cell table:style-name="ce11" table:formula="of:=[$'source book prisoners'.I9]" office:value-type="float" office:value="191">
            <text:p>191</text:p>
          </table:table-cell>
          <table:table-cell table:style-name="ce11" table:formula="of:=[.T9]+[.U9]" office:value-type="float" office:value="1869">
            <text:p>1869</text:p>
          </table:table-cell>
          <table:table-cell table:style-name="ce6" table:formula="of:=[.T9]/[.U9]" office:value-type="float" office:value="8.78534031413613">
            <text:p>8.8</text:p>
          </table:table-cell>
          <table:table-cell table:style-name="ce11" table:formula="of:=[$'source book prisoners'.K9]" office:value-type="float" office:value="28">
            <text:p>28</text:p>
          </table:table-cell>
          <table:table-cell table:style-name="ce11" table:formula="of:=[$'source book prisoners'.L9]" office:value-type="float" office:value="4">
            <text:p>4</text:p>
          </table:table-cell>
          <table:table-cell table:style-name="ce11" table:formula="of:=[.X9]+[.Y9]" office:value-type="float" office:value="32">
            <text:p>32</text:p>
          </table:table-cell>
          <table:table-cell table:style-name="ce11" table:formula="of:=[$'source book prisoners'.N9]" office:value-type="float" office:value="0">
            <text:p/>
          </table:table-cell>
          <table:table-cell table:style-name="ce11" table:formula="of:=[$'source book prisoners'.O9]" office:value-type="float" office:value="0">
            <text:p/>
          </table:table-cell>
          <table:table-cell table:style-name="ce11" table:formula="of:=[$'source book prisoners'.P9]" office:value-type="float" office:value="0">
            <text:p/>
          </table:table-cell>
          <table:table-cell table:style-name="ce11" table:formula="of:=[$'source book prisoners'.Q9]" office:value-type="float" office:value="0">
            <text:p/>
          </table:table-cell>
          <table:table-cell table:style-name="ce11" table:formula="of:=[$'source book prisoners'.R9]" office:value-type="float" office:value="0">
            <text:p/>
          </table:table-cell>
          <table:table-cell table:style-name="ce11" table:formula="of:=[$'source book prisoners'.S9]" office:value-type="float" office:value="0">
            <text:p/>
          </table:table-cell>
          <table:table-cell table:style-name="ce11" table:formula="of:=[$'source book prisoners'.T9]" office:value-type="float" office:value="0">
            <text:p/>
          </table:table-cell>
          <table:table-cell table:style-name="ce11" table:formula="of:=[$'source book prisoners'.U9]" office:value-type="float" office:value="0">
            <text:p/>
          </table:table-cell>
          <table:table-cell table:number-columns-repeated="7" table:style-name="ce11"/>
          <table:table-cell/>
          <table:table-cell office:value-type="string">
            <text:p>From 1900, the reported Australia figure diverges from the summed total.</text:p>
          </table:table-cell>
          <table:table-cell table:number-columns-repeated="981"/>
        </table:table-row>
        <table:table-row table:style-name="ro1">
          <table:table-cell office:value-type="float" office:value="1860">
            <text:p>1860</text:p>
          </table:table-cell>
          <table:table-cell table:style-name="ce11" table:formula="of:=[.F10]" office:value-type="float" office:value="3087">
            <text:p>3087</text:p>
          </table:table-cell>
          <table:table-cell table:style-name="ce11" table:formula="of:=[.G10]" office:value-type="float" office:value="478">
            <text:p>478</text:p>
          </table:table-cell>
          <table:table-cell table:style-name="ce11" table:formula="of:=[.J10]" office:value-type="float" office:value="3565">
            <text:p>3565</text:p>
          </table:table-cell>
          <table:table-cell table:style-name="ce6" table:formula="of:=[.I10]" office:value-type="float" office:value="6.4581589958159">
            <text:p>6.5</text:p>
          </table:table-cell>
          <table:table-cell table:style-name="ce11" table:formula="of:=[.P10]+[.T10]+[.X10]+[.AA10]+[.AD10]+[.AG10]+[.AJ10]+[.AM10]" office:value-type="float" office:value="3087">
            <text:p>3087</text:p>
          </table:table-cell>
          <table:table-cell table:style-name="ce11" table:formula="of:=[.Q10]+[.U10]+[.Y10]+[.AB10]+[.AE10]+[.AH10]+[.AK10]+[.AN10]" office:value-type="float" office:value="478">
            <text:p>478</text:p>
          </table:table-cell>
          <table:table-cell table:style-name="ce11" table:formula="of:=[.F10]+[.G10]" office:value-type="float" office:value="3565">
            <text:p>3565</text:p>
          </table:table-cell>
          <table:table-cell table:style-name="ce6" table:formula="of:=[.F10]/[.G10]" office:value-type="float" office:value="6.4581589958159">
            <text:p>6.5</text:p>
          </table:table-cell>
          <table:table-cell table:style-name="ce11" table:formula="of:=[.R10]+[.V10]+[.Z10]+[.AC10]+[.AF10]+[.AI10]+[.AL10]+[.AO10]" office:value-type="float" office:value="3565">
            <text:p>3565</text:p>
          </table:table-cell>
          <table:table-cell table:style-name="ce3" table:formula="of:=[.O10]-[.J10]" office:value-type="float" office:value="0">
            <text:p>0</text:p>
          </table:table-cell>
          <table:table-cell/>
          <table:table-cell table:style-name="ce11" table:formula="of:=[$'source book prisoners'.B10]" office:value-type="float" office:value="3087">
            <text:p>3087</text:p>
          </table:table-cell>
          <table:table-cell table:style-name="ce11" table:formula="of:=[$'source book prisoners'.C10]" office:value-type="float" office:value="478">
            <text:p>478</text:p>
          </table:table-cell>
          <table:table-cell table:style-name="ce11" table:formula="of:=[.M10]+[.N10]" office:value-type="float" office:value="3565">
            <text:p>3565</text:p>
          </table:table-cell>
          <table:table-cell table:style-name="ce11" table:formula="of:=[$'source book prisoners'.E10]" office:value-type="float" office:value="1292">
            <text:p>1292</text:p>
          </table:table-cell>
          <table:table-cell table:style-name="ce11" table:formula="of:=[$'source book prisoners'.F10]" office:value-type="float" office:value="225">
            <text:p>225</text:p>
          </table:table-cell>
          <table:table-cell table:style-name="ce11" table:formula="of:=[.P10]+[.Q10]" office:value-type="float" office:value="1517">
            <text:p>1517</text:p>
          </table:table-cell>
          <table:table-cell table:style-name="ce6" table:formula="of:=[.P10]/[.Q10]" office:value-type="float" office:value="5.74222222222222">
            <text:p>5.7</text:p>
          </table:table-cell>
          <table:table-cell table:style-name="ce11" table:formula="of:=[$'source book prisoners'.H10]" office:value-type="float" office:value="1625">
            <text:p>1625</text:p>
          </table:table-cell>
          <table:table-cell table:style-name="ce11" table:formula="of:=[$'source book prisoners'.I10]" office:value-type="float" office:value="213">
            <text:p>213</text:p>
          </table:table-cell>
          <table:table-cell table:style-name="ce11" table:formula="of:=[.T10]+[.U10]" office:value-type="float" office:value="1838">
            <text:p>1838</text:p>
          </table:table-cell>
          <table:table-cell table:style-name="ce6" table:formula="of:=[.T10]/[.U10]" office:value-type="float" office:value="7.62910798122066">
            <text:p>7.6</text:p>
          </table:table-cell>
          <table:table-cell table:style-name="ce11" table:formula="of:=[$'source book prisoners'.K10]" office:value-type="float" office:value="28">
            <text:p>28</text:p>
          </table:table-cell>
          <table:table-cell table:style-name="ce11" table:formula="of:=[$'source book prisoners'.L10]" office:value-type="float" office:value="6">
            <text:p>6</text:p>
          </table:table-cell>
          <table:table-cell table:style-name="ce11" table:formula="of:=[.X10]+[.Y10]" office:value-type="float" office:value="34">
            <text:p>34</text:p>
          </table:table-cell>
          <table:table-cell table:style-name="ce11" table:formula="of:=[$'source book prisoners'.N10]" office:value-type="float" office:value="0">
            <text:p/>
          </table:table-cell>
          <table:table-cell table:style-name="ce11" table:formula="of:=[$'source book prisoners'.O10]" office:value-type="float" office:value="0">
            <text:p/>
          </table:table-cell>
          <table:table-cell table:style-name="ce11" table:formula="of:=[$'source book prisoners'.P10]" office:value-type="float" office:value="0">
            <text:p/>
          </table:table-cell>
          <table:table-cell table:style-name="ce11" table:formula="of:=[$'source book prisoners'.Q10]" office:value-type="float" office:value="142">
            <text:p>142</text:p>
          </table:table-cell>
          <table:table-cell table:style-name="ce11" table:formula="of:=[$'source book prisoners'.R10]" office:value-type="float" office:value="34">
            <text:p>34</text:p>
          </table:table-cell>
          <table:table-cell table:style-name="ce11" table:formula="of:=[.AD10]+[.AE10]" office:value-type="float" office:value="176">
            <text:p>176</text:p>
          </table:table-cell>
          <table:table-cell table:style-name="ce11" table:formula="of:=[$'source book prisoners'.T10]" office:value-type="float" office:value="0">
            <text:p/>
          </table:table-cell>
          <table:table-cell table:style-name="ce11" table:formula="of:=[$'source book prisoners'.U10]" office:value-type="float" office:value="0">
            <text:p/>
          </table:table-cell>
          <table:table-cell table:number-columns-repeated="7" table:style-name="ce11"/>
          <table:table-cell/>
          <table:table-cell office:value-type="string">
            <text:p>Victoria 1877, 1879 anomalous; replaced by ave. of adjacent</text:p>
          </table:table-cell>
          <table:table-cell table:number-columns-repeated="981"/>
        </table:table-row>
        <table:table-row table:style-name="ro1">
          <table:table-cell office:value-type="float" office:value="1861">
            <text:p>1861</text:p>
          </table:table-cell>
          <table:table-cell table:style-name="ce11" table:formula="of:=[.F11]" office:value-type="float" office:value="2876">
            <text:p>2876</text:p>
          </table:table-cell>
          <table:table-cell table:style-name="ce11" table:formula="of:=[.G11]" office:value-type="float" office:value="413">
            <text:p>413</text:p>
          </table:table-cell>
          <table:table-cell table:style-name="ce11" table:formula="of:=[.J11]" office:value-type="float" office:value="3289">
            <text:p>3289</text:p>
          </table:table-cell>
          <table:table-cell table:style-name="ce6" table:formula="of:=[.I11]" office:value-type="float" office:value="6.9636803874092">
            <text:p>7.0</text:p>
          </table:table-cell>
          <table:table-cell table:style-name="ce11" table:formula="of:=[.P11]+[.T11]+[.X11]+[.AA11]+[.AD11]+[.AG11]+[.AJ11]+[.AM11]" office:value-type="float" office:value="2876">
            <text:p>2876</text:p>
          </table:table-cell>
          <table:table-cell table:style-name="ce11" table:formula="of:=[.Q11]+[.U11]+[.Y11]+[.AB11]+[.AE11]+[.AH11]+[.AK11]+[.AN11]" office:value-type="float" office:value="413">
            <text:p>413</text:p>
          </table:table-cell>
          <table:table-cell table:style-name="ce11" table:formula="of:=[.F11]+[.G11]" office:value-type="float" office:value="3289">
            <text:p>3289</text:p>
          </table:table-cell>
          <table:table-cell table:style-name="ce6" table:formula="of:=[.F11]/[.G11]" office:value-type="float" office:value="6.9636803874092">
            <text:p>7.0</text:p>
          </table:table-cell>
          <table:table-cell table:style-name="ce11" table:formula="of:=[.R11]+[.V11]+[.Z11]+[.AC11]+[.AF11]+[.AI11]+[.AL11]+[.AO11]" office:value-type="float" office:value="3289">
            <text:p>3289</text:p>
          </table:table-cell>
          <table:table-cell table:style-name="ce3" table:formula="of:=[.O11]-[.J11]" office:value-type="float" office:value="0">
            <text:p>0</text:p>
          </table:table-cell>
          <table:table-cell/>
          <table:table-cell table:style-name="ce11" table:formula="of:=[$'source book prisoners'.B11]" office:value-type="float" office:value="2876">
            <text:p>2876</text:p>
          </table:table-cell>
          <table:table-cell table:style-name="ce11" table:formula="of:=[$'source book prisoners'.C11]" office:value-type="float" office:value="413">
            <text:p>413</text:p>
          </table:table-cell>
          <table:table-cell table:style-name="ce11" table:formula="of:=[.M11]+[.N11]" office:value-type="float" office:value="3289">
            <text:p>3289</text:p>
          </table:table-cell>
          <table:table-cell table:style-name="ce11" table:formula="of:=[$'source book prisoners'.E11]" office:value-type="float" office:value="1100">
            <text:p>1100</text:p>
          </table:table-cell>
          <table:table-cell table:style-name="ce11" table:formula="of:=[$'source book prisoners'.F11]" office:value-type="float" office:value="182">
            <text:p>182</text:p>
          </table:table-cell>
          <table:table-cell table:style-name="ce11" table:formula="of:=[.P11]+[.Q11]" office:value-type="float" office:value="1282">
            <text:p>1282</text:p>
          </table:table-cell>
          <table:table-cell table:style-name="ce6" table:formula="of:=[.P11]/[.Q11]" office:value-type="float" office:value="6.04395604395604">
            <text:p>6.0</text:p>
          </table:table-cell>
          <table:table-cell table:style-name="ce11" table:formula="of:=[$'source book prisoners'.H11]" office:value-type="float" office:value="1605">
            <text:p>1605</text:p>
          </table:table-cell>
          <table:table-cell table:style-name="ce11" table:formula="of:=[$'source book prisoners'.I11]" office:value-type="float" office:value="194">
            <text:p>194</text:p>
          </table:table-cell>
          <table:table-cell table:style-name="ce11" table:formula="of:=[.T11]+[.U11]" office:value-type="float" office:value="1799">
            <text:p>1799</text:p>
          </table:table-cell>
          <table:table-cell table:style-name="ce6" table:formula="of:=[.T11]/[.U11]" office:value-type="float" office:value="8.27319587628866">
            <text:p>8.3</text:p>
          </table:table-cell>
          <table:table-cell table:style-name="ce11" table:formula="of:=[$'source book prisoners'.K11]" office:value-type="float" office:value="47">
            <text:p>47</text:p>
          </table:table-cell>
          <table:table-cell table:style-name="ce11" table:formula="of:=[$'source book prisoners'.L11]" office:value-type="float" office:value="3">
            <text:p>3</text:p>
          </table:table-cell>
          <table:table-cell table:style-name="ce11" table:formula="of:=[.X11]+[.Y11]" office:value-type="float" office:value="50">
            <text:p>50</text:p>
          </table:table-cell>
          <table:table-cell table:style-name="ce11" table:formula="of:=[$'source book prisoners'.N11]" office:value-type="float" office:value="0">
            <text:p/>
          </table:table-cell>
          <table:table-cell table:style-name="ce11" table:formula="of:=[$'source book prisoners'.O11]" office:value-type="float" office:value="0">
            <text:p/>
          </table:table-cell>
          <table:table-cell table:style-name="ce11" table:formula="of:=[$'source book prisoners'.P11]" office:value-type="float" office:value="0">
            <text:p/>
          </table:table-cell>
          <table:table-cell table:style-name="ce11" table:formula="of:=[$'source book prisoners'.Q11]" office:value-type="float" office:value="124">
            <text:p>124</text:p>
          </table:table-cell>
          <table:table-cell table:style-name="ce11" table:formula="of:=[$'source book prisoners'.R11]" office:value-type="float" office:value="34">
            <text:p>34</text:p>
          </table:table-cell>
          <table:table-cell table:style-name="ce11" table:formula="of:=[.AD11]+[.AE11]" office:value-type="float" office:value="158">
            <text:p>158</text:p>
          </table:table-cell>
          <table:table-cell table:style-name="ce11" table:formula="of:=[$'source book prisoners'.T11]" office:value-type="float" office:value="0">
            <text:p/>
          </table:table-cell>
          <table:table-cell table:style-name="ce11" table:formula="of:=[$'source book prisoners'.U11]" office:value-type="float" office:value="0">
            <text:p/>
          </table:table-cell>
          <table:table-cell table:number-columns-repeated="7" table:style-name="ce11"/>
          <table:table-cell/>
          <table:table-cell office:value-type="string">
            <text:p>NSW, 1930, 1942 missing; imputed as ave. of adjacent years</text:p>
          </table:table-cell>
          <table:table-cell table:number-columns-repeated="981"/>
        </table:table-row>
        <table:table-row table:style-name="ro1">
          <table:table-cell office:value-type="float" office:value="1862">
            <text:p>1862</text:p>
          </table:table-cell>
          <table:table-cell table:style-name="ce11" table:formula="of:=[.F12]" office:value-type="float" office:value="2940">
            <text:p>2940</text:p>
          </table:table-cell>
          <table:table-cell table:style-name="ce11" table:formula="of:=[.G12]" office:value-type="float" office:value="377">
            <text:p>377</text:p>
          </table:table-cell>
          <table:table-cell table:style-name="ce11" table:formula="of:=[.J12]" office:value-type="float" office:value="3317">
            <text:p>3317</text:p>
          </table:table-cell>
          <table:table-cell table:style-name="ce6" table:formula="of:=[.I12]" office:value-type="float" office:value="7.79840848806366">
            <text:p>7.8</text:p>
          </table:table-cell>
          <table:table-cell table:style-name="ce11" table:formula="of:=[.P12]+[.T12]+[.X12]+[.AA12]+[.AD12]+[.AG12]+[.AJ12]+[.AM12]" office:value-type="float" office:value="2940">
            <text:p>2940</text:p>
          </table:table-cell>
          <table:table-cell table:style-name="ce11" table:formula="of:=[.Q12]+[.U12]+[.Y12]+[.AB12]+[.AE12]+[.AH12]+[.AK12]+[.AN12]" office:value-type="float" office:value="377">
            <text:p>377</text:p>
          </table:table-cell>
          <table:table-cell table:style-name="ce11" table:formula="of:=[.F12]+[.G12]" office:value-type="float" office:value="3317">
            <text:p>3317</text:p>
          </table:table-cell>
          <table:table-cell table:style-name="ce6" table:formula="of:=[.F12]/[.G12]" office:value-type="float" office:value="7.79840848806366">
            <text:p>7.8</text:p>
          </table:table-cell>
          <table:table-cell table:style-name="ce11" table:formula="of:=[.R12]+[.V12]+[.Z12]+[.AC12]+[.AF12]+[.AI12]+[.AL12]+[.AO12]" office:value-type="float" office:value="3317">
            <text:p>3317</text:p>
          </table:table-cell>
          <table:table-cell table:style-name="ce3" table:formula="of:=[.O12]-[.J12]" office:value-type="float" office:value="0">
            <text:p>0</text:p>
          </table:table-cell>
          <table:table-cell/>
          <table:table-cell table:style-name="ce11" table:formula="of:=[$'source book prisoners'.B12]" office:value-type="float" office:value="2940">
            <text:p>2940</text:p>
          </table:table-cell>
          <table:table-cell table:style-name="ce11" table:formula="of:=[$'source book prisoners'.C12]" office:value-type="float" office:value="377">
            <text:p>377</text:p>
          </table:table-cell>
          <table:table-cell table:style-name="ce11" table:formula="of:=[.M12]+[.N12]" office:value-type="float" office:value="3317">
            <text:p>3317</text:p>
          </table:table-cell>
          <table:table-cell table:style-name="ce11" table:formula="of:=[$'source book prisoners'.E12]" office:value-type="float" office:value="1102">
            <text:p>1102</text:p>
          </table:table-cell>
          <table:table-cell table:style-name="ce11" table:formula="of:=[$'source book prisoners'.F12]" office:value-type="float" office:value="133">
            <text:p>133</text:p>
          </table:table-cell>
          <table:table-cell table:style-name="ce11" table:formula="of:=[.P12]+[.Q12]" office:value-type="float" office:value="1235">
            <text:p>1235</text:p>
          </table:table-cell>
          <table:table-cell table:style-name="ce6" table:formula="of:=[.P12]/[.Q12]" office:value-type="float" office:value="8.28571428571429">
            <text:p>8.3</text:p>
          </table:table-cell>
          <table:table-cell table:style-name="ce11" table:formula="of:=[$'source book prisoners'.H12]" office:value-type="float" office:value="1609">
            <text:p>1609</text:p>
          </table:table-cell>
          <table:table-cell table:style-name="ce11" table:formula="of:=[$'source book prisoners'.I12]" office:value-type="float" office:value="204">
            <text:p>204</text:p>
          </table:table-cell>
          <table:table-cell table:style-name="ce11" table:formula="of:=[.T12]+[.U12]" office:value-type="float" office:value="1813">
            <text:p>1813</text:p>
          </table:table-cell>
          <table:table-cell table:style-name="ce6" table:formula="of:=[.T12]/[.U12]" office:value-type="float" office:value="7.88725490196079">
            <text:p>7.9</text:p>
          </table:table-cell>
          <table:table-cell table:style-name="ce11" table:formula="of:=[$'source book prisoners'.K12]" office:value-type="float" office:value="80">
            <text:p>80</text:p>
          </table:table-cell>
          <table:table-cell table:style-name="ce11" table:formula="of:=[$'source book prisoners'.L12]" office:value-type="float" office:value="13">
            <text:p>13</text:p>
          </table:table-cell>
          <table:table-cell table:style-name="ce11" table:formula="of:=[.X12]+[.Y12]" office:value-type="float" office:value="93">
            <text:p>93</text:p>
          </table:table-cell>
          <table:table-cell table:style-name="ce11" table:formula="of:=[$'source book prisoners'.N12]" office:value-type="float" office:value="0">
            <text:p/>
          </table:table-cell>
          <table:table-cell table:style-name="ce11" table:formula="of:=[$'source book prisoners'.O12]" office:value-type="float" office:value="0">
            <text:p/>
          </table:table-cell>
          <table:table-cell table:style-name="ce11" table:formula="of:=[$'source book prisoners'.P12]" office:value-type="float" office:value="0">
            <text:p/>
          </table:table-cell>
          <table:table-cell table:style-name="ce11" table:formula="of:=[$'source book prisoners'.Q12]" office:value-type="float" office:value="149">
            <text:p>149</text:p>
          </table:table-cell>
          <table:table-cell table:style-name="ce11" table:formula="of:=[$'source book prisoners'.R12]" office:value-type="float" office:value="27">
            <text:p>27</text:p>
          </table:table-cell>
          <table:table-cell table:style-name="ce11" table:formula="of:=[.AD12]+[.AE12]" office:value-type="float" office:value="176">
            <text:p>176</text:p>
          </table:table-cell>
          <table:table-cell table:style-name="ce11" table:formula="of:=[$'source book prisoners'.T12]" office:value-type="float" office:value="0">
            <text:p/>
          </table:table-cell>
          <table:table-cell table:style-name="ce11" table:formula="of:=[$'source book prisoners'.U12]" office:value-type="float" office:value="0">
            <text:p/>
          </table:table-cell>
          <table:table-cell table:number-columns-repeated="7" table:style-name="ce11"/>
          <table:table-cell/>
          <table:table-cell office:value-type="string">
            <text:p>Queensland, 1866 missing; imputed as ave. of adjacent years</text:p>
          </table:table-cell>
          <table:table-cell table:number-columns-repeated="981"/>
        </table:table-row>
        <table:table-row table:style-name="ro1">
          <table:table-cell office:value-type="float" office:value="1863">
            <text:p>1863</text:p>
          </table:table-cell>
          <table:table-cell table:style-name="ce11" table:formula="of:=[.F13]" office:value-type="float" office:value="2956">
            <text:p>2956</text:p>
          </table:table-cell>
          <table:table-cell table:style-name="ce11" table:formula="of:=[.G13]" office:value-type="float" office:value="546">
            <text:p>546</text:p>
          </table:table-cell>
          <table:table-cell table:style-name="ce11" table:formula="of:=[.J13]" office:value-type="float" office:value="3502">
            <text:p>3502</text:p>
          </table:table-cell>
          <table:table-cell table:style-name="ce6" table:formula="of:=[.I13]" office:value-type="float" office:value="5.41391941391941">
            <text:p>5.4</text:p>
          </table:table-cell>
          <table:table-cell table:style-name="ce11" table:formula="of:=[.P13]+[.T13]+[.X13]+[.AA13]+[.AD13]+[.AG13]+[.AJ13]+[.AM13]" office:value-type="float" office:value="2956">
            <text:p>2956</text:p>
          </table:table-cell>
          <table:table-cell table:style-name="ce11" table:formula="of:=[.Q13]+[.U13]+[.Y13]+[.AB13]+[.AE13]+[.AH13]+[.AK13]+[.AN13]" office:value-type="float" office:value="546">
            <text:p>546</text:p>
          </table:table-cell>
          <table:table-cell table:style-name="ce11" table:formula="of:=[.F13]+[.G13]" office:value-type="float" office:value="3502">
            <text:p>3502</text:p>
          </table:table-cell>
          <table:table-cell table:style-name="ce6" table:formula="of:=[.F13]/[.G13]" office:value-type="float" office:value="5.41391941391941">
            <text:p>5.4</text:p>
          </table:table-cell>
          <table:table-cell table:style-name="ce11" table:formula="of:=[.R13]+[.V13]+[.Z13]+[.AC13]+[.AF13]+[.AI13]+[.AL13]+[.AO13]" office:value-type="float" office:value="3502">
            <text:p>3502</text:p>
          </table:table-cell>
          <table:table-cell table:style-name="ce3" table:formula="of:=[.O13]-[.J13]" office:value-type="float" office:value="0">
            <text:p>0</text:p>
          </table:table-cell>
          <table:table-cell/>
          <table:table-cell table:style-name="ce11" table:formula="of:=[$'source book prisoners'.B13]" office:value-type="float" office:value="2956">
            <text:p>2956</text:p>
          </table:table-cell>
          <table:table-cell table:style-name="ce11" table:formula="of:=[$'source book prisoners'.C13]" office:value-type="float" office:value="546">
            <text:p>546</text:p>
          </table:table-cell>
          <table:table-cell table:style-name="ce11" table:formula="of:=[.M13]+[.N13]" office:value-type="float" office:value="3502">
            <text:p>3502</text:p>
          </table:table-cell>
          <table:table-cell table:style-name="ce11" table:formula="of:=[$'source book prisoners'.E13]" office:value-type="float" office:value="1186">
            <text:p>1186</text:p>
          </table:table-cell>
          <table:table-cell table:style-name="ce11" table:formula="of:=[$'source book prisoners'.F13]" office:value-type="float" office:value="183">
            <text:p>183</text:p>
          </table:table-cell>
          <table:table-cell table:style-name="ce11" table:formula="of:=[.P13]+[.Q13]" office:value-type="float" office:value="1369">
            <text:p>1369</text:p>
          </table:table-cell>
          <table:table-cell table:style-name="ce6" table:formula="of:=[.P13]/[.Q13]" office:value-type="float" office:value="6.48087431693989">
            <text:p>6.5</text:p>
          </table:table-cell>
          <table:table-cell table:style-name="ce11" table:formula="of:=[$'source book prisoners'.H13]" office:value-type="float" office:value="1555">
            <text:p>1555</text:p>
          </table:table-cell>
          <table:table-cell table:style-name="ce11" table:formula="of:=[$'source book prisoners'.I13]" office:value-type="float" office:value="305">
            <text:p>305</text:p>
          </table:table-cell>
          <table:table-cell table:style-name="ce11" table:formula="of:=[.T13]+[.U13]" office:value-type="float" office:value="1860">
            <text:p>1860</text:p>
          </table:table-cell>
          <table:table-cell table:style-name="ce6" table:formula="of:=[.T13]/[.U13]" office:value-type="float" office:value="5.0983606557377">
            <text:p>5.1</text:p>
          </table:table-cell>
          <table:table-cell table:style-name="ce11" table:formula="of:=[$'source book prisoners'.K13]" office:value-type="float" office:value="71">
            <text:p>71</text:p>
          </table:table-cell>
          <table:table-cell table:style-name="ce11" table:formula="of:=[$'source book prisoners'.L13]" office:value-type="float" office:value="30">
            <text:p>30</text:p>
          </table:table-cell>
          <table:table-cell table:style-name="ce11" table:formula="of:=[.X13]+[.Y13]" office:value-type="float" office:value="101">
            <text:p>101</text:p>
          </table:table-cell>
          <table:table-cell table:style-name="ce11" table:formula="of:=[$'source book prisoners'.N13]" office:value-type="float" office:value="0">
            <text:p/>
          </table:table-cell>
          <table:table-cell table:style-name="ce11" table:formula="of:=[$'source book prisoners'.O13]" office:value-type="float" office:value="0">
            <text:p/>
          </table:table-cell>
          <table:table-cell table:style-name="ce11" table:formula="of:=[$'source book prisoners'.P13]" office:value-type="float" office:value="0">
            <text:p/>
          </table:table-cell>
          <table:table-cell table:style-name="ce11" table:formula="of:=[$'source book prisoners'.Q13]" office:value-type="float" office:value="144">
            <text:p>144</text:p>
          </table:table-cell>
          <table:table-cell table:style-name="ce11" table:formula="of:=[$'source book prisoners'.R13]" office:value-type="float" office:value="28">
            <text:p>28</text:p>
          </table:table-cell>
          <table:table-cell table:style-name="ce11" table:formula="of:=[.AD13]+[.AE13]" office:value-type="float" office:value="172">
            <text:p>172</text:p>
          </table:table-cell>
          <table:table-cell table:style-name="ce11" table:formula="of:=[$'source book prisoners'.T13]" office:value-type="float" office:value="0">
            <text:p/>
          </table:table-cell>
          <table:table-cell table:style-name="ce11" table:formula="of:=[$'source book prisoners'.U13]" office:value-type="float" office:value="0">
            <text:p/>
          </table:table-cell>
          <table:table-cell table:number-columns-repeated="7" table:style-name="ce11"/>
          <table:table-cell/>
          <table:table-cell office:value-type="string">
            <text:p>WA, 1957 missing, imputed as ave. of adjacent years</text:p>
          </table:table-cell>
          <table:table-cell table:number-columns-repeated="981"/>
        </table:table-row>
        <table:table-row table:style-name="ro1">
          <table:table-cell office:value-type="float" office:value="1864">
            <text:p>1864</text:p>
          </table:table-cell>
          <table:table-cell table:style-name="ce11" table:formula="of:=[.F14]" office:value-type="float" office:value="3023">
            <text:p>3023</text:p>
          </table:table-cell>
          <table:table-cell table:style-name="ce11" table:formula="of:=[.G14]" office:value-type="float" office:value="443">
            <text:p>443</text:p>
          </table:table-cell>
          <table:table-cell table:style-name="ce11" table:formula="of:=[.J14]" office:value-type="float" office:value="3466">
            <text:p>3466</text:p>
          </table:table-cell>
          <table:table-cell table:style-name="ce6" table:formula="of:=[.I14]" office:value-type="float" office:value="6.82392776523702">
            <text:p>6.8</text:p>
          </table:table-cell>
          <table:table-cell table:style-name="ce11" table:formula="of:=[.P14]+[.T14]+[.X14]+[.AA14]+[.AD14]+[.AG14]+[.AJ14]+[.AM14]" office:value-type="float" office:value="3023">
            <text:p>3023</text:p>
          </table:table-cell>
          <table:table-cell table:style-name="ce11" table:formula="of:=[.Q14]+[.U14]+[.Y14]+[.AB14]+[.AE14]+[.AH14]+[.AK14]+[.AN14]" office:value-type="float" office:value="443">
            <text:p>443</text:p>
          </table:table-cell>
          <table:table-cell table:style-name="ce11" table:formula="of:=[.F14]+[.G14]" office:value-type="float" office:value="3466">
            <text:p>3466</text:p>
          </table:table-cell>
          <table:table-cell table:style-name="ce6" table:formula="of:=[.F14]/[.G14]" office:value-type="float" office:value="6.82392776523702">
            <text:p>6.8</text:p>
          </table:table-cell>
          <table:table-cell table:style-name="ce11" table:formula="of:=[.R14]+[.V14]+[.Z14]+[.AC14]+[.AF14]+[.AI14]+[.AL14]+[.AO14]" office:value-type="float" office:value="3466">
            <text:p>3466</text:p>
          </table:table-cell>
          <table:table-cell table:style-name="ce3" table:formula="of:=[.O14]-[.J14]" office:value-type="float" office:value="0">
            <text:p>0</text:p>
          </table:table-cell>
          <table:table-cell/>
          <table:table-cell table:style-name="ce11" table:formula="of:=[$'source book prisoners'.B14]" office:value-type="float" office:value="3023">
            <text:p>3023</text:p>
          </table:table-cell>
          <table:table-cell table:style-name="ce11" table:formula="of:=[$'source book prisoners'.C14]" office:value-type="float" office:value="443">
            <text:p>443</text:p>
          </table:table-cell>
          <table:table-cell table:style-name="ce11" table:formula="of:=[.M14]+[.N14]" office:value-type="float" office:value="3466">
            <text:p>3466</text:p>
          </table:table-cell>
          <table:table-cell table:style-name="ce11" table:formula="of:=[$'source book prisoners'.E14]" office:value-type="float" office:value="1242">
            <text:p>1242</text:p>
          </table:table-cell>
          <table:table-cell table:style-name="ce11" table:formula="of:=[$'source book prisoners'.F14]" office:value-type="float" office:value="176">
            <text:p>176</text:p>
          </table:table-cell>
          <table:table-cell table:style-name="ce11" table:formula="of:=[.P14]+[.Q14]" office:value-type="float" office:value="1418">
            <text:p>1418</text:p>
          </table:table-cell>
          <table:table-cell table:style-name="ce6" table:formula="of:=[.P14]/[.Q14]" office:value-type="float" office:value="7.05681818181818">
            <text:p>7.1</text:p>
          </table:table-cell>
          <table:table-cell table:style-name="ce11" table:formula="of:=[$'source book prisoners'.H14]" office:value-type="float" office:value="1490">
            <text:p>1490</text:p>
          </table:table-cell>
          <table:table-cell table:style-name="ce11" table:formula="of:=[$'source book prisoners'.I14]" office:value-type="float" office:value="229">
            <text:p>229</text:p>
          </table:table-cell>
          <table:table-cell table:style-name="ce11" table:formula="of:=[.T14]+[.U14]" office:value-type="float" office:value="1719">
            <text:p>1719</text:p>
          </table:table-cell>
          <table:table-cell table:style-name="ce6" table:formula="of:=[.T14]/[.U14]" office:value-type="float" office:value="6.50655021834061">
            <text:p>6.5</text:p>
          </table:table-cell>
          <table:table-cell table:style-name="ce11" table:formula="of:=[$'source book prisoners'.K14]" office:value-type="float" office:value="126">
            <text:p>126</text:p>
          </table:table-cell>
          <table:table-cell table:style-name="ce11" table:formula="of:=[$'source book prisoners'.L14]" office:value-type="float" office:value="10">
            <text:p>10</text:p>
          </table:table-cell>
          <table:table-cell table:style-name="ce11" table:formula="of:=[.X14]+[.Y14]" office:value-type="float" office:value="136">
            <text:p>136</text:p>
          </table:table-cell>
          <table:table-cell table:style-name="ce11" table:formula="of:=[$'source book prisoners'.N14]" office:value-type="float" office:value="0">
            <text:p/>
          </table:table-cell>
          <table:table-cell table:style-name="ce11" table:formula="of:=[$'source book prisoners'.O14]" office:value-type="float" office:value="0">
            <text:p/>
          </table:table-cell>
          <table:table-cell table:style-name="ce11" table:formula="of:=[$'source book prisoners'.P14]" office:value-type="float" office:value="0">
            <text:p/>
          </table:table-cell>
          <table:table-cell table:style-name="ce11" table:formula="of:=[$'source book prisoners'.Q14]" office:value-type="float" office:value="165">
            <text:p>165</text:p>
          </table:table-cell>
          <table:table-cell table:style-name="ce11" table:formula="of:=[$'source book prisoners'.R14]" office:value-type="float" office:value="28">
            <text:p>28</text:p>
          </table:table-cell>
          <table:table-cell table:style-name="ce11" table:formula="of:=[.AD14]+[.AE14]" office:value-type="float" office:value="193">
            <text:p>193</text:p>
          </table:table-cell>
          <table:table-cell table:style-name="ce11" table:formula="of:=[$'source book prisoners'.T14]" office:value-type="float" office:value="0">
            <text:p/>
          </table:table-cell>
          <table:table-cell table:style-name="ce11" table:formula="of:=[$'source book prisoners'.U14]" office:value-type="float" office:value="0">
            <text:p/>
          </table:table-cell>
          <table:table-cell table:number-columns-repeated="7" table:style-name="ce11"/>
          <table:table-cell table:number-columns-repeated="983"/>
        </table:table-row>
        <table:table-row table:style-name="ro1">
          <table:table-cell office:value-type="float" office:value="1865">
            <text:p>1865</text:p>
          </table:table-cell>
          <table:table-cell table:style-name="ce11" table:formula="of:=[.F15]" office:value-type="float" office:value="3585">
            <text:p>3585</text:p>
          </table:table-cell>
          <table:table-cell table:style-name="ce11" table:formula="of:=[.G15]" office:value-type="float" office:value="529">
            <text:p>529</text:p>
          </table:table-cell>
          <table:table-cell table:style-name="ce11" table:formula="of:=[.J15]" office:value-type="float" office:value="4114">
            <text:p>4114</text:p>
          </table:table-cell>
          <table:table-cell table:style-name="ce6" table:formula="of:=[.I15]" office:value-type="float" office:value="6.77693761814745">
            <text:p>6.8</text:p>
          </table:table-cell>
          <table:table-cell table:style-name="ce11" table:formula="of:=[.P15]+[.T15]+[.X15]+[.AA15]+[.AD15]+[.AG15]+[.AJ15]+[.AM15]" office:value-type="float" office:value="3585">
            <text:p>3585</text:p>
          </table:table-cell>
          <table:table-cell table:style-name="ce11" table:formula="of:=[.Q15]+[.U15]+[.Y15]+[.AB15]+[.AE15]+[.AH15]+[.AK15]+[.AN15]" office:value-type="float" office:value="529">
            <text:p>529</text:p>
          </table:table-cell>
          <table:table-cell table:style-name="ce11" table:formula="of:=[.F15]+[.G15]" office:value-type="float" office:value="4114">
            <text:p>4114</text:p>
          </table:table-cell>
          <table:table-cell table:style-name="ce6" table:formula="of:=[.F15]/[.G15]" office:value-type="float" office:value="6.77693761814745">
            <text:p>6.8</text:p>
          </table:table-cell>
          <table:table-cell table:style-name="ce11" table:formula="of:=[.R15]+[.V15]+[.Z15]+[.AC15]+[.AF15]+[.AI15]+[.AL15]+[.AO15]" office:value-type="float" office:value="4114">
            <text:p>4114</text:p>
          </table:table-cell>
          <table:table-cell table:style-name="ce3" table:formula="of:=[.O15]-[.J15]" office:value-type="float" office:value="0">
            <text:p>0</text:p>
          </table:table-cell>
          <table:table-cell/>
          <table:table-cell table:style-name="ce11" table:formula="of:=[$'source book prisoners'.B15]" office:value-type="float" office:value="3585">
            <text:p>3585</text:p>
          </table:table-cell>
          <table:table-cell table:style-name="ce11" table:formula="of:=[$'source book prisoners'.C15]" office:value-type="float" office:value="529">
            <text:p>529</text:p>
          </table:table-cell>
          <table:table-cell table:style-name="ce11" table:formula="of:=[.M15]+[.N15]" office:value-type="float" office:value="4114">
            <text:p>4114</text:p>
          </table:table-cell>
          <table:table-cell table:style-name="ce11" table:formula="of:=[$'source book prisoners'.E15]" office:value-type="float" office:value="1526">
            <text:p>1526</text:p>
          </table:table-cell>
          <table:table-cell table:style-name="ce11" table:formula="of:=[$'source book prisoners'.F15]" office:value-type="float" office:value="247">
            <text:p>247</text:p>
          </table:table-cell>
          <table:table-cell table:style-name="ce11" table:formula="of:=[.P15]+[.Q15]" office:value-type="float" office:value="1773">
            <text:p>1773</text:p>
          </table:table-cell>
          <table:table-cell table:style-name="ce6" table:formula="of:=[.P15]/[.Q15]" office:value-type="float" office:value="6.17813765182186">
            <text:p>6.2</text:p>
          </table:table-cell>
          <table:table-cell table:style-name="ce11" table:formula="of:=[$'source book prisoners'.H15]" office:value-type="float" office:value="1666">
            <text:p>1666</text:p>
          </table:table-cell>
          <table:table-cell table:style-name="ce11" table:formula="of:=[$'source book prisoners'.I15]" office:value-type="float" office:value="232">
            <text:p>232</text:p>
          </table:table-cell>
          <table:table-cell table:style-name="ce11" table:formula="of:=[.T15]+[.U15]" office:value-type="float" office:value="1898">
            <text:p>1898</text:p>
          </table:table-cell>
          <table:table-cell table:style-name="ce6" table:formula="of:=[.T15]/[.U15]" office:value-type="float" office:value="7.18103448275862">
            <text:p>7.2</text:p>
          </table:table-cell>
          <table:table-cell table:style-name="ce11" table:formula="of:=[$'source book prisoners'.K15]" office:value-type="float" office:value="190">
            <text:p>190</text:p>
          </table:table-cell>
          <table:table-cell table:style-name="ce11" table:formula="of:=[$'source book prisoners'.L15]" office:value-type="float" office:value="20">
            <text:p>20</text:p>
          </table:table-cell>
          <table:table-cell table:style-name="ce11" table:formula="of:=[.X15]+[.Y15]" office:value-type="float" office:value="210">
            <text:p>210</text:p>
          </table:table-cell>
          <table:table-cell table:style-name="ce11" table:formula="of:=[$'source book prisoners'.N15]" office:value-type="float" office:value="0">
            <text:p/>
          </table:table-cell>
          <table:table-cell table:style-name="ce11" table:formula="of:=[$'source book prisoners'.O15]" office:value-type="float" office:value="0">
            <text:p/>
          </table:table-cell>
          <table:table-cell table:style-name="ce11" table:formula="of:=[$'source book prisoners'.P15]" office:value-type="float" office:value="0">
            <text:p/>
          </table:table-cell>
          <table:table-cell table:style-name="ce11" table:formula="of:=[$'source book prisoners'.Q15]" office:value-type="float" office:value="203">
            <text:p>203</text:p>
          </table:table-cell>
          <table:table-cell table:style-name="ce11" table:formula="of:=[$'source book prisoners'.R15]" office:value-type="float" office:value="30">
            <text:p>30</text:p>
          </table:table-cell>
          <table:table-cell table:style-name="ce11" table:formula="of:=[.AD15]+[.AE15]" office:value-type="float" office:value="233">
            <text:p>233</text:p>
          </table:table-cell>
          <table:table-cell table:style-name="ce11" table:formula="of:=[$'source book prisoners'.T15]" office:value-type="float" office:value="0">
            <text:p/>
          </table:table-cell>
          <table:table-cell table:style-name="ce11" table:formula="of:=[$'source book prisoners'.U15]" office:value-type="float" office:value="0">
            <text:p/>
          </table:table-cell>
          <table:table-cell table:number-columns-repeated="7" table:style-name="ce11"/>
          <table:table-cell/>
          <table:table-cell office:value-type="string">
            <text:p>WA, 1875-5, 1895-1947 listed as male, shifted to total. <text:s/>See Finnane (1997), Table 2.7 note</text:p>
          </table:table-cell>
          <table:table-cell table:number-columns-repeated="981"/>
        </table:table-row>
        <table:table-row table:style-name="ro1">
          <table:table-cell office:value-type="float" office:value="1866">
            <text:p>1866</text:p>
          </table:table-cell>
          <table:table-cell table:style-name="ce11" table:formula="of:=[.F16]" office:value-type="float" office:value="3772.5">
            <text:p>3773</text:p>
          </table:table-cell>
          <table:table-cell table:style-name="ce11" table:formula="of:=[.G16]" office:value-type="float" office:value="547">
            <text:p>547</text:p>
          </table:table-cell>
          <table:table-cell table:style-name="ce11" table:formula="of:=[.J16]" office:value-type="float" office:value="4319.5">
            <text:p>4320</text:p>
          </table:table-cell>
          <table:table-cell table:style-name="ce6" table:formula="of:=[.I16]" office:value-type="float" office:value="6.89670932358318">
            <text:p>6.9</text:p>
          </table:table-cell>
          <table:table-cell table:style-name="ce11" table:formula="of:=[.P16]+[.T16]+[.X16]+[.AA16]+[.AD16]+[.AG16]+[.AJ16]+[.AM16]" office:value-type="float" office:value="3772.5">
            <text:p>3773</text:p>
          </table:table-cell>
          <table:table-cell table:style-name="ce11" table:formula="of:=[.Q16]+[.U16]+[.Y16]+[.AB16]+[.AE16]+[.AH16]+[.AK16]+[.AN16]" office:value-type="float" office:value="547">
            <text:p>547</text:p>
          </table:table-cell>
          <table:table-cell table:style-name="ce11" table:formula="of:=[.F16]+[.G16]" office:value-type="float" office:value="4319.5">
            <text:p>4320</text:p>
          </table:table-cell>
          <table:table-cell table:style-name="ce6" table:formula="of:=[.F16]/[.G16]" office:value-type="float" office:value="6.89670932358318">
            <text:p>6.9</text:p>
          </table:table-cell>
          <table:table-cell table:style-name="ce11" table:formula="of:=[.R16]+[.V16]+[.Z16]+[.AC16]+[.AF16]+[.AI16]+[.AL16]+[.AO16]" office:value-type="float" office:value="4319.5">
            <text:p>4320</text:p>
          </table:table-cell>
          <table:table-cell table:style-name="ce3" table:formula="of:=[.O16]-[.J16]" office:value-type="float" office:value="-233.5">
            <text:p>-234</text:p>
          </table:table-cell>
          <table:table-cell/>
          <table:table-cell table:style-name="ce11" table:formula="of:=[$'source book prisoners'.B16]" office:value-type="float" office:value="3558">
            <text:p>3558</text:p>
          </table:table-cell>
          <table:table-cell table:style-name="ce11" table:formula="of:=[$'source book prisoners'.C16]" office:value-type="float" office:value="528">
            <text:p>528</text:p>
          </table:table-cell>
          <table:table-cell table:style-name="ce11" table:formula="of:=[.M16]+[.N16]" office:value-type="float" office:value="4086">
            <text:p>4086</text:p>
          </table:table-cell>
          <table:table-cell table:style-name="ce11" table:formula="of:=[$'source book prisoners'.E16]" office:value-type="float" office:value="1678">
            <text:p>1678</text:p>
          </table:table-cell>
          <table:table-cell table:style-name="ce11" table:formula="of:=[$'source book prisoners'.F16]" office:value-type="float" office:value="247">
            <text:p>247</text:p>
          </table:table-cell>
          <table:table-cell table:style-name="ce11" table:formula="of:=[.P16]+[.Q16]" office:value-type="float" office:value="1925">
            <text:p>1925</text:p>
          </table:table-cell>
          <table:table-cell table:style-name="ce6" table:formula="of:=[.P16]/[.Q16]" office:value-type="float" office:value="6.79352226720648">
            <text:p>6.8</text:p>
          </table:table-cell>
          <table:table-cell table:style-name="ce11" table:formula="of:=[$'source book prisoners'.H16]" office:value-type="float" office:value="1655">
            <text:p>1655</text:p>
          </table:table-cell>
          <table:table-cell table:style-name="ce11" table:formula="of:=[$'source book prisoners'.I16]" office:value-type="float" office:value="253">
            <text:p>253</text:p>
          </table:table-cell>
          <table:table-cell table:style-name="ce11" table:formula="of:=[.T16]+[.U16]" office:value-type="float" office:value="1908">
            <text:p>1908</text:p>
          </table:table-cell>
          <table:table-cell table:style-name="ce6" table:formula="of:=[.T16]/[.U16]" office:value-type="float" office:value="6.54150197628459">
            <text:p>6.5</text:p>
          </table:table-cell>
          <table:table-cell table:style-name="ce11" table:formula="of:=([.X15]+[.X17])/2" office:value-type="float" office:value="214.5">
            <text:p>215</text:p>
          </table:table-cell>
          <table:table-cell table:style-name="ce11" table:formula="of:=([.Y15]+[.Y17])/2" office:value-type="float" office:value="19">
            <text:p>19</text:p>
          </table:table-cell>
          <table:table-cell table:style-name="ce11" table:formula="of:=[.X16]+[.Y16]" office:value-type="float" office:value="233.5">
            <text:p>234</text:p>
          </table:table-cell>
          <table:table-cell table:style-name="ce11" table:formula="of:=[$'source book prisoners'.N16]" office:value-type="float" office:value="0">
            <text:p/>
          </table:table-cell>
          <table:table-cell table:style-name="ce11" table:formula="of:=[$'source book prisoners'.O16]" office:value-type="float" office:value="0">
            <text:p/>
          </table:table-cell>
          <table:table-cell table:style-name="ce11" table:formula="of:=[$'source book prisoners'.P16]" office:value-type="float" office:value="0">
            <text:p/>
          </table:table-cell>
          <table:table-cell table:style-name="ce11" table:formula="of:=[$'source book prisoners'.Q16]" office:value-type="float" office:value="225">
            <text:p>225</text:p>
          </table:table-cell>
          <table:table-cell table:style-name="ce11" table:formula="of:=[$'source book prisoners'.R16]" office:value-type="float" office:value="28">
            <text:p>28</text:p>
          </table:table-cell>
          <table:table-cell table:style-name="ce11" table:formula="of:=[.AD16]+[.AE16]" office:value-type="float" office:value="253">
            <text:p>253</text:p>
          </table:table-cell>
          <table:table-cell table:style-name="ce11" table:formula="of:=[$'source book prisoners'.T16]" office:value-type="float" office:value="0">
            <text:p/>
          </table:table-cell>
          <table:table-cell table:style-name="ce11" table:formula="of:=[$'source book prisoners'.U16]" office:value-type="float" office:value="0">
            <text:p/>
          </table:table-cell>
          <table:table-cell table:number-columns-repeated="7" table:style-name="ce11"/>
          <table:table-cell/>
          <table:table-cell office:value-type="string">
            <text:p>Finnane, Mark (1997). Punishment in Australian society. Melbourne, Oxford University Press.</text:p>
          </table:table-cell>
          <table:table-cell table:number-columns-repeated="981"/>
        </table:table-row>
        <table:table-row table:style-name="ro1">
          <table:table-cell office:value-type="float" office:value="1867">
            <text:p>1867</text:p>
          </table:table-cell>
          <table:table-cell table:style-name="ce11" table:formula="of:=[.F17]" office:value-type="float" office:value="3673">
            <text:p>3673</text:p>
          </table:table-cell>
          <table:table-cell table:style-name="ce11" table:formula="of:=[.G17]" office:value-type="float" office:value="535">
            <text:p>535</text:p>
          </table:table-cell>
          <table:table-cell table:style-name="ce11" table:formula="of:=[.J17]" office:value-type="float" office:value="4208">
            <text:p>4208</text:p>
          </table:table-cell>
          <table:table-cell table:style-name="ce6" table:formula="of:=[.I17]" office:value-type="float" office:value="6.86542056074766">
            <text:p>6.9</text:p>
          </table:table-cell>
          <table:table-cell table:style-name="ce11" table:formula="of:=[.P17]+[.T17]+[.X17]+[.AA17]+[.AD17]+[.AG17]+[.AJ17]+[.AM17]" office:value-type="float" office:value="3673">
            <text:p>3673</text:p>
          </table:table-cell>
          <table:table-cell table:style-name="ce11" table:formula="of:=[.Q17]+[.U17]+[.Y17]+[.AB17]+[.AE17]+[.AH17]+[.AK17]+[.AN17]" office:value-type="float" office:value="535">
            <text:p>535</text:p>
          </table:table-cell>
          <table:table-cell table:style-name="ce11" table:formula="of:=[.F17]+[.G17]" office:value-type="float" office:value="4208">
            <text:p>4208</text:p>
          </table:table-cell>
          <table:table-cell table:style-name="ce6" table:formula="of:=[.F17]/[.G17]" office:value-type="float" office:value="6.86542056074766">
            <text:p>6.9</text:p>
          </table:table-cell>
          <table:table-cell table:style-name="ce11" table:formula="of:=[.R17]+[.V17]+[.Z17]+[.AC17]+[.AF17]+[.AI17]+[.AL17]+[.AO17]" office:value-type="float" office:value="4208">
            <text:p>4208</text:p>
          </table:table-cell>
          <table:table-cell table:style-name="ce3" table:formula="of:=[.O17]-[.J17]" office:value-type="float" office:value="0">
            <text:p>0</text:p>
          </table:table-cell>
          <table:table-cell/>
          <table:table-cell table:style-name="ce11" table:formula="of:=[$'source book prisoners'.B17]" office:value-type="float" office:value="3673">
            <text:p>3673</text:p>
          </table:table-cell>
          <table:table-cell table:style-name="ce11" table:formula="of:=[$'source book prisoners'.C17]" office:value-type="float" office:value="535">
            <text:p>535</text:p>
          </table:table-cell>
          <table:table-cell table:style-name="ce11" table:formula="of:=[.M17]+[.N17]" office:value-type="float" office:value="4208">
            <text:p>4208</text:p>
          </table:table-cell>
          <table:table-cell table:style-name="ce11" table:formula="of:=[$'source book prisoners'.E17]" office:value-type="float" office:value="1652">
            <text:p>1652</text:p>
          </table:table-cell>
          <table:table-cell table:style-name="ce11" table:formula="of:=[$'source book prisoners'.F17]" office:value-type="float" office:value="247">
            <text:p>247</text:p>
          </table:table-cell>
          <table:table-cell table:style-name="ce11" table:formula="of:=[.P17]+[.Q17]" office:value-type="float" office:value="1899">
            <text:p>1899</text:p>
          </table:table-cell>
          <table:table-cell table:style-name="ce6" table:formula="of:=[.P17]/[.Q17]" office:value-type="float" office:value="6.68825910931174">
            <text:p>6.7</text:p>
          </table:table-cell>
          <table:table-cell table:style-name="ce11" table:formula="of:=[$'source book prisoners'.H17]" office:value-type="float" office:value="1544">
            <text:p>1544</text:p>
          </table:table-cell>
          <table:table-cell table:style-name="ce11" table:formula="of:=[$'source book prisoners'.I17]" office:value-type="float" office:value="236">
            <text:p>236</text:p>
          </table:table-cell>
          <table:table-cell table:style-name="ce11" table:formula="of:=[.T17]+[.U17]" office:value-type="float" office:value="1780">
            <text:p>1780</text:p>
          </table:table-cell>
          <table:table-cell table:style-name="ce6" table:formula="of:=[.T17]/[.U17]" office:value-type="float" office:value="6.54237288135593">
            <text:p>6.5</text:p>
          </table:table-cell>
          <table:table-cell table:style-name="ce11" table:formula="of:=[$'source book prisoners'.K17]" office:value-type="float" office:value="239">
            <text:p>239</text:p>
          </table:table-cell>
          <table:table-cell table:style-name="ce11" table:formula="of:=[$'source book prisoners'.L17]" office:value-type="float" office:value="18">
            <text:p>18</text:p>
          </table:table-cell>
          <table:table-cell table:style-name="ce11" table:formula="of:=[.X17]+[.Y17]" office:value-type="float" office:value="257">
            <text:p>257</text:p>
          </table:table-cell>
          <table:table-cell table:style-name="ce11" table:formula="of:=[$'source book prisoners'.N17]" office:value-type="float" office:value="0">
            <text:p/>
          </table:table-cell>
          <table:table-cell table:style-name="ce11" table:formula="of:=[$'source book prisoners'.O17]" office:value-type="float" office:value="0">
            <text:p/>
          </table:table-cell>
          <table:table-cell table:style-name="ce11" table:formula="of:=[$'source book prisoners'.P17]" office:value-type="float" office:value="0">
            <text:p/>
          </table:table-cell>
          <table:table-cell table:style-name="ce11" table:formula="of:=[$'source book prisoners'.Q17]" office:value-type="float" office:value="238">
            <text:p>238</text:p>
          </table:table-cell>
          <table:table-cell table:style-name="ce11" table:formula="of:=[$'source book prisoners'.R17]" office:value-type="float" office:value="34">
            <text:p>34</text:p>
          </table:table-cell>
          <table:table-cell table:style-name="ce11" table:formula="of:=[.AD17]+[.AE17]" office:value-type="float" office:value="272">
            <text:p>272</text:p>
          </table:table-cell>
          <table:table-cell table:style-name="ce11" table:formula="of:=[$'source book prisoners'.T17]" office:value-type="float" office:value="0">
            <text:p/>
          </table:table-cell>
          <table:table-cell table:style-name="ce11" table:formula="of:=[$'source book prisoners'.U17]" office:value-type="float" office:value="0">
            <text:p/>
          </table:table-cell>
          <table:table-cell table:number-columns-repeated="7" table:style-name="ce11"/>
          <table:table-cell table:number-columns-repeated="983"/>
        </table:table-row>
        <table:table-row table:style-name="ro1">
          <table:table-cell office:value-type="float" office:value="1868">
            <text:p>1868</text:p>
          </table:table-cell>
          <table:table-cell table:style-name="ce11" table:formula="of:=[.F18]" office:value-type="float" office:value="4097">
            <text:p>4097</text:p>
          </table:table-cell>
          <table:table-cell table:style-name="ce11" table:formula="of:=[.G18]" office:value-type="float" office:value="713">
            <text:p>713</text:p>
          </table:table-cell>
          <table:table-cell table:style-name="ce11" table:formula="of:=[.J18]" office:value-type="float" office:value="4810">
            <text:p>4810</text:p>
          </table:table-cell>
          <table:table-cell table:style-name="ce6" table:formula="of:=[.I18]" office:value-type="float" office:value="5.74614305750351">
            <text:p>5.7</text:p>
          </table:table-cell>
          <table:table-cell table:style-name="ce11" table:formula="of:=[.P18]+[.T18]+[.X18]+[.AA18]+[.AD18]+[.AG18]+[.AJ18]+[.AM18]" office:value-type="float" office:value="4097">
            <text:p>4097</text:p>
          </table:table-cell>
          <table:table-cell table:style-name="ce11" table:formula="of:=[.Q18]+[.U18]+[.Y18]+[.AB18]+[.AE18]+[.AH18]+[.AK18]+[.AN18]" office:value-type="float" office:value="713">
            <text:p>713</text:p>
          </table:table-cell>
          <table:table-cell table:style-name="ce11" table:formula="of:=[.F18]+[.G18]" office:value-type="float" office:value="4810">
            <text:p>4810</text:p>
          </table:table-cell>
          <table:table-cell table:style-name="ce6" table:formula="of:=[.F18]/[.G18]" office:value-type="float" office:value="5.74614305750351">
            <text:p>5.7</text:p>
          </table:table-cell>
          <table:table-cell table:style-name="ce11" table:formula="of:=[.R18]+[.V18]+[.Z18]+[.AC18]+[.AF18]+[.AI18]+[.AL18]+[.AO18]" office:value-type="float" office:value="4810">
            <text:p>4810</text:p>
          </table:table-cell>
          <table:table-cell table:style-name="ce3" table:formula="of:=[.O18]-[.J18]" office:value-type="float" office:value="0">
            <text:p>0</text:p>
          </table:table-cell>
          <table:table-cell/>
          <table:table-cell table:style-name="ce11" table:formula="of:=[$'source book prisoners'.B18]" office:value-type="float" office:value="4097">
            <text:p>4097</text:p>
          </table:table-cell>
          <table:table-cell table:style-name="ce11" table:formula="of:=[$'source book prisoners'.C18]" office:value-type="float" office:value="713">
            <text:p>713</text:p>
          </table:table-cell>
          <table:table-cell table:style-name="ce11" table:formula="of:=[.M18]+[.N18]" office:value-type="float" office:value="4810">
            <text:p>4810</text:p>
          </table:table-cell>
          <table:table-cell table:style-name="ce11" table:formula="of:=[$'source book prisoners'.E18]" office:value-type="float" office:value="1425">
            <text:p>1425</text:p>
          </table:table-cell>
          <table:table-cell table:style-name="ce11" table:formula="of:=[$'source book prisoners'.F18]" office:value-type="float" office:value="227">
            <text:p>227</text:p>
          </table:table-cell>
          <table:table-cell table:style-name="ce11" table:formula="of:=[.P18]+[.Q18]" office:value-type="float" office:value="1652">
            <text:p>1652</text:p>
          </table:table-cell>
          <table:table-cell table:style-name="ce6" table:formula="of:=[.P18]/[.Q18]" office:value-type="float" office:value="6.27753303964758">
            <text:p>6.3</text:p>
          </table:table-cell>
          <table:table-cell table:style-name="ce11" table:formula="of:=[$'source book prisoners'.H18]" office:value-type="float" office:value="1451">
            <text:p>1451</text:p>
          </table:table-cell>
          <table:table-cell table:style-name="ce11" table:formula="of:=[$'source book prisoners'.I18]" office:value-type="float" office:value="274">
            <text:p>274</text:p>
          </table:table-cell>
          <table:table-cell table:style-name="ce11" table:formula="of:=[.T18]+[.U18]" office:value-type="float" office:value="1725">
            <text:p>1725</text:p>
          </table:table-cell>
          <table:table-cell table:style-name="ce6" table:formula="of:=[.T18]/[.U18]" office:value-type="float" office:value="5.2956204379562">
            <text:p>5.3</text:p>
          </table:table-cell>
          <table:table-cell table:style-name="ce11" table:formula="of:=[$'source book prisoners'.K18]" office:value-type="float" office:value="212">
            <text:p>212</text:p>
          </table:table-cell>
          <table:table-cell table:style-name="ce11" table:formula="of:=[$'source book prisoners'.L18]" office:value-type="float" office:value="18">
            <text:p>18</text:p>
          </table:table-cell>
          <table:table-cell table:style-name="ce11" table:formula="of:=[.X18]+[.Y18]" office:value-type="float" office:value="230">
            <text:p>230</text:p>
          </table:table-cell>
          <table:table-cell table:style-name="ce11" table:formula="of:=[$'source book prisoners'.N18]" office:value-type="float" office:value="0">
            <text:p/>
          </table:table-cell>
          <table:table-cell table:style-name="ce11" table:formula="of:=[$'source book prisoners'.O18]" office:value-type="float" office:value="0">
            <text:p/>
          </table:table-cell>
          <table:table-cell table:style-name="ce11" table:formula="of:=[$'source book prisoners'.P18]" office:value-type="float" office:value="0">
            <text:p/>
          </table:table-cell>
          <table:table-cell table:style-name="ce11" table:formula="of:=[$'source book prisoners'.Q18]" office:value-type="float" office:value="225">
            <text:p>225</text:p>
          </table:table-cell>
          <table:table-cell table:style-name="ce11" table:formula="of:=[$'source book prisoners'.R18]" office:value-type="float" office:value="39">
            <text:p>39</text:p>
          </table:table-cell>
          <table:table-cell table:style-name="ce11" table:formula="of:=[.AD18]+[.AE18]" office:value-type="float" office:value="264">
            <text:p>264</text:p>
          </table:table-cell>
          <table:table-cell table:style-name="ce11" table:formula="of:=[$'source book prisoners'.T18]" office:value-type="float" office:value="784">
            <text:p>784</text:p>
          </table:table-cell>
          <table:table-cell table:style-name="ce11" table:formula="of:=[$'source book prisoners'.U18]" office:value-type="float" office:value="155">
            <text:p>155</text:p>
          </table:table-cell>
          <table:table-cell table:style-name="ce11" table:formula="of:=[.AG18]+[.AH18]" office:value-type="float" office:value="939">
            <text:p>939</text:p>
          </table:table-cell>
          <table:table-cell table:number-columns-repeated="6" table:style-name="ce11"/>
          <table:table-cell/>
          <table:table-cell office:value-type="string">
            <text:p>WA, 1894 looks anomalous</text:p>
          </table:table-cell>
          <table:table-cell table:number-columns-repeated="981"/>
        </table:table-row>
        <table:table-row table:style-name="ro1">
          <table:table-cell office:value-type="float" office:value="1869">
            <text:p>1869</text:p>
          </table:table-cell>
          <table:table-cell table:style-name="ce11" table:formula="of:=[.F19]" office:value-type="float" office:value="3800">
            <text:p>3800</text:p>
          </table:table-cell>
          <table:table-cell table:style-name="ce11" table:formula="of:=[.G19]" office:value-type="float" office:value="596">
            <text:p>596</text:p>
          </table:table-cell>
          <table:table-cell table:style-name="ce11" table:formula="of:=[.J19]" office:value-type="float" office:value="4396">
            <text:p>4396</text:p>
          </table:table-cell>
          <table:table-cell table:style-name="ce6" table:formula="of:=[.I19]" office:value-type="float" office:value="6.3758389261745">
            <text:p>6.4</text:p>
          </table:table-cell>
          <table:table-cell table:style-name="ce11" table:formula="of:=[.P19]+[.T19]+[.X19]+[.AA19]+[.AD19]+[.AG19]+[.AJ19]+[.AM19]" office:value-type="float" office:value="3800">
            <text:p>3800</text:p>
          </table:table-cell>
          <table:table-cell table:style-name="ce11" table:formula="of:=[.Q19]+[.U19]+[.Y19]+[.AB19]+[.AE19]+[.AH19]+[.AK19]+[.AN19]" office:value-type="float" office:value="596">
            <text:p>596</text:p>
          </table:table-cell>
          <table:table-cell table:style-name="ce11" table:formula="of:=[.F19]+[.G19]" office:value-type="float" office:value="4396">
            <text:p>4396</text:p>
          </table:table-cell>
          <table:table-cell table:style-name="ce6" table:formula="of:=[.F19]/[.G19]" office:value-type="float" office:value="6.3758389261745">
            <text:p>6.4</text:p>
          </table:table-cell>
          <table:table-cell table:style-name="ce11" table:formula="of:=[.R19]+[.V19]+[.Z19]+[.AC19]+[.AF19]+[.AI19]+[.AL19]+[.AO19]" office:value-type="float" office:value="4396">
            <text:p>4396</text:p>
          </table:table-cell>
          <table:table-cell table:style-name="ce3" table:formula="of:=[.O19]-[.J19]" office:value-type="float" office:value="0">
            <text:p>0</text:p>
          </table:table-cell>
          <table:table-cell/>
          <table:table-cell table:style-name="ce11" table:formula="of:=[$'source book prisoners'.B19]" office:value-type="float" office:value="3800">
            <text:p>3800</text:p>
          </table:table-cell>
          <table:table-cell table:style-name="ce11" table:formula="of:=[$'source book prisoners'.C19]" office:value-type="float" office:value="596">
            <text:p>596</text:p>
          </table:table-cell>
          <table:table-cell table:style-name="ce11" table:formula="of:=[.M19]+[.N19]" office:value-type="float" office:value="4396">
            <text:p>4396</text:p>
          </table:table-cell>
          <table:table-cell table:style-name="ce11" table:formula="of:=[$'source book prisoners'.E19]" office:value-type="float" office:value="1406">
            <text:p>1406</text:p>
          </table:table-cell>
          <table:table-cell table:style-name="ce11" table:formula="of:=[$'source book prisoners'.F19]" office:value-type="float" office:value="195">
            <text:p>195</text:p>
          </table:table-cell>
          <table:table-cell table:style-name="ce11" table:formula="of:=[.P19]+[.Q19]" office:value-type="float" office:value="1601">
            <text:p>1601</text:p>
          </table:table-cell>
          <table:table-cell table:style-name="ce6" table:formula="of:=[.P19]/[.Q19]" office:value-type="float" office:value="7.21025641025641">
            <text:p>7.2</text:p>
          </table:table-cell>
          <table:table-cell table:style-name="ce11" table:formula="of:=[$'source book prisoners'.H19]" office:value-type="float" office:value="1320">
            <text:p>1320</text:p>
          </table:table-cell>
          <table:table-cell table:style-name="ce11" table:formula="of:=[$'source book prisoners'.I19]" office:value-type="float" office:value="202">
            <text:p>202</text:p>
          </table:table-cell>
          <table:table-cell table:style-name="ce11" table:formula="of:=[.T19]+[.U19]" office:value-type="float" office:value="1522">
            <text:p>1522</text:p>
          </table:table-cell>
          <table:table-cell table:style-name="ce6" table:formula="of:=[.T19]/[.U19]" office:value-type="float" office:value="6.53465346534653">
            <text:p>6.5</text:p>
          </table:table-cell>
          <table:table-cell table:style-name="ce11" table:formula="of:=[$'source book prisoners'.K19]" office:value-type="float" office:value="206">
            <text:p>206</text:p>
          </table:table-cell>
          <table:table-cell table:style-name="ce11" table:formula="of:=[$'source book prisoners'.L19]" office:value-type="float" office:value="21">
            <text:p>21</text:p>
          </table:table-cell>
          <table:table-cell table:style-name="ce11" table:formula="of:=[.X19]+[.Y19]" office:value-type="float" office:value="227">
            <text:p>227</text:p>
          </table:table-cell>
          <table:table-cell table:style-name="ce11" table:formula="of:=[$'source book prisoners'.N19]" office:value-type="float" office:value="0">
            <text:p/>
          </table:table-cell>
          <table:table-cell table:style-name="ce11" table:formula="of:=[$'source book prisoners'.O19]" office:value-type="float" office:value="0">
            <text:p/>
          </table:table-cell>
          <table:table-cell table:style-name="ce11" table:formula="of:=[$'source book prisoners'.P19]" office:value-type="float" office:value="0">
            <text:p/>
          </table:table-cell>
          <table:table-cell table:style-name="ce11" table:formula="of:=[$'source book prisoners'.Q19]" office:value-type="float" office:value="230">
            <text:p>230</text:p>
          </table:table-cell>
          <table:table-cell table:style-name="ce11" table:formula="of:=[$'source book prisoners'.R19]" office:value-type="float" office:value="24">
            <text:p>24</text:p>
          </table:table-cell>
          <table:table-cell table:style-name="ce11" table:formula="of:=[.AD19]+[.AE19]" office:value-type="float" office:value="254">
            <text:p>254</text:p>
          </table:table-cell>
          <table:table-cell table:style-name="ce11" table:formula="of:=[$'source book prisoners'.T19]" office:value-type="float" office:value="638">
            <text:p>638</text:p>
          </table:table-cell>
          <table:table-cell table:style-name="ce11" table:formula="of:=[$'source book prisoners'.U19]" office:value-type="float" office:value="154">
            <text:p>154</text:p>
          </table:table-cell>
          <table:table-cell table:style-name="ce11" table:formula="of:=[.AG19]+[.AH19]" office:value-type="float" office:value="792">
            <text:p>792</text:p>
          </table:table-cell>
          <table:table-cell table:number-columns-repeated="6" table:style-name="ce11"/>
          <table:table-cell table:number-columns-repeated="983"/>
        </table:table-row>
        <table:table-row table:style-name="ro1">
          <table:table-cell office:value-type="float" office:value="1870">
            <text:p>1870</text:p>
          </table:table-cell>
          <table:table-cell table:style-name="ce11" table:formula="of:=[.F20]" office:value-type="float" office:value="3666">
            <text:p>3666</text:p>
          </table:table-cell>
          <table:table-cell table:style-name="ce11" table:formula="of:=[.G20]" office:value-type="float" office:value="631">
            <text:p>631</text:p>
          </table:table-cell>
          <table:table-cell table:style-name="ce11" table:formula="of:=[.J20]" office:value-type="float" office:value="4297">
            <text:p>4297</text:p>
          </table:table-cell>
          <table:table-cell table:style-name="ce6" table:formula="of:=[.I20]" office:value-type="float" office:value="5.80982567353407">
            <text:p>5.8</text:p>
          </table:table-cell>
          <table:table-cell table:style-name="ce11" table:formula="of:=[.P20]+[.T20]+[.X20]+[.AA20]+[.AD20]+[.AG20]+[.AJ20]+[.AM20]" office:value-type="float" office:value="3666">
            <text:p>3666</text:p>
          </table:table-cell>
          <table:table-cell table:style-name="ce11" table:formula="of:=[.Q20]+[.U20]+[.Y20]+[.AB20]+[.AE20]+[.AH20]+[.AK20]+[.AN20]" office:value-type="float" office:value="631">
            <text:p>631</text:p>
          </table:table-cell>
          <table:table-cell table:style-name="ce11" table:formula="of:=[.F20]+[.G20]" office:value-type="float" office:value="4297">
            <text:p>4297</text:p>
          </table:table-cell>
          <table:table-cell table:style-name="ce6" table:formula="of:=[.F20]/[.G20]" office:value-type="float" office:value="5.80982567353407">
            <text:p>5.8</text:p>
          </table:table-cell>
          <table:table-cell table:style-name="ce11" table:formula="of:=[.R20]+[.V20]+[.Z20]+[.AC20]+[.AF20]+[.AI20]+[.AL20]+[.AO20]" office:value-type="float" office:value="4297">
            <text:p>4297</text:p>
          </table:table-cell>
          <table:table-cell table:style-name="ce3" table:formula="of:=[.O20]-[.J20]" office:value-type="float" office:value="0">
            <text:p>0</text:p>
          </table:table-cell>
          <table:table-cell/>
          <table:table-cell table:style-name="ce11" table:formula="of:=[$'source book prisoners'.B20]" office:value-type="float" office:value="3666">
            <text:p>3666</text:p>
          </table:table-cell>
          <table:table-cell table:style-name="ce11" table:formula="of:=[$'source book prisoners'.C20]" office:value-type="float" office:value="631">
            <text:p>631</text:p>
          </table:table-cell>
          <table:table-cell table:style-name="ce11" table:formula="of:=[.M20]+[.N20]" office:value-type="float" office:value="4297">
            <text:p>4297</text:p>
          </table:table-cell>
          <table:table-cell table:style-name="ce11" table:formula="of:=[$'source book prisoners'.E20]" office:value-type="float" office:value="1326">
            <text:p>1326</text:p>
          </table:table-cell>
          <table:table-cell table:style-name="ce11" table:formula="of:=[$'source book prisoners'.F20]" office:value-type="float" office:value="204">
            <text:p>204</text:p>
          </table:table-cell>
          <table:table-cell table:style-name="ce11" table:formula="of:=[.P20]+[.Q20]" office:value-type="float" office:value="1530">
            <text:p>1530</text:p>
          </table:table-cell>
          <table:table-cell table:style-name="ce6" table:formula="of:=[.P20]/[.Q20]" office:value-type="float" office:value="6.5">
            <text:p>6.5</text:p>
          </table:table-cell>
          <table:table-cell table:style-name="ce11" table:formula="of:=[$'source book prisoners'.H20]" office:value-type="float" office:value="1430">
            <text:p>1430</text:p>
          </table:table-cell>
          <table:table-cell table:style-name="ce11" table:formula="of:=[$'source book prisoners'.I20]" office:value-type="float" office:value="296">
            <text:p>296</text:p>
          </table:table-cell>
          <table:table-cell table:style-name="ce11" table:formula="of:=[.T20]+[.U20]" office:value-type="float" office:value="1726">
            <text:p>1726</text:p>
          </table:table-cell>
          <table:table-cell table:style-name="ce6" table:formula="of:=[.T20]/[.U20]" office:value-type="float" office:value="4.83108108108108">
            <text:p>4.8</text:p>
          </table:table-cell>
          <table:table-cell table:style-name="ce11" table:formula="of:=[$'source book prisoners'.K20]" office:value-type="float" office:value="206">
            <text:p>206</text:p>
          </table:table-cell>
          <table:table-cell table:style-name="ce11" table:formula="of:=[$'source book prisoners'.L20]" office:value-type="float" office:value="17">
            <text:p>17</text:p>
          </table:table-cell>
          <table:table-cell table:style-name="ce11" table:formula="of:=[.X20]+[.Y20]" office:value-type="float" office:value="223">
            <text:p>223</text:p>
          </table:table-cell>
          <table:table-cell table:style-name="ce11" table:formula="of:=[$'source book prisoners'.N20]" office:value-type="float" office:value="0">
            <text:p/>
          </table:table-cell>
          <table:table-cell table:style-name="ce11" table:formula="of:=[$'source book prisoners'.O20]" office:value-type="float" office:value="0">
            <text:p/>
          </table:table-cell>
          <table:table-cell table:style-name="ce11" table:formula="of:=[$'source book prisoners'.P20]" office:value-type="float" office:value="0">
            <text:p/>
          </table:table-cell>
          <table:table-cell table:style-name="ce11" table:formula="of:=[$'source book prisoners'.Q20]" office:value-type="float" office:value="186">
            <text:p>186</text:p>
          </table:table-cell>
          <table:table-cell table:style-name="ce11" table:formula="of:=[$'source book prisoners'.R20]" office:value-type="float" office:value="18">
            <text:p>18</text:p>
          </table:table-cell>
          <table:table-cell table:style-name="ce11" table:formula="of:=[.AD20]+[.AE20]" office:value-type="float" office:value="204">
            <text:p>204</text:p>
          </table:table-cell>
          <table:table-cell table:style-name="ce11" table:formula="of:=[$'source book prisoners'.T20]" office:value-type="float" office:value="518">
            <text:p>518</text:p>
          </table:table-cell>
          <table:table-cell table:style-name="ce11" table:formula="of:=[$'source book prisoners'.U20]" office:value-type="float" office:value="96">
            <text:p>96</text:p>
          </table:table-cell>
          <table:table-cell table:style-name="ce11" table:formula="of:=[.AG20]+[.AH20]" office:value-type="float" office:value="614">
            <text:p>614</text:p>
          </table:table-cell>
          <table:table-cell table:number-columns-repeated="6" table:style-name="ce11"/>
          <table:table-cell/>
          <table:table-cell office:value-type="string">
            <text:p>Tasmania, 1900-1941, listed as male, shifted to total. See Finnane (1997), Table 2.7 note</text:p>
          </table:table-cell>
          <table:table-cell table:number-columns-repeated="981"/>
        </table:table-row>
        <table:table-row table:style-name="ro1">
          <table:table-cell office:value-type="float" office:value="1871">
            <text:p>1871</text:p>
          </table:table-cell>
          <table:table-cell table:style-name="ce11" table:formula="of:=[.F21]" office:value-type="float" office:value="3582">
            <text:p>3582</text:p>
          </table:table-cell>
          <table:table-cell table:style-name="ce11" table:formula="of:=[.G21]" office:value-type="float" office:value="592">
            <text:p>592</text:p>
          </table:table-cell>
          <table:table-cell table:style-name="ce11" table:formula="of:=[.J21]" office:value-type="float" office:value="4174">
            <text:p>4174</text:p>
          </table:table-cell>
          <table:table-cell table:style-name="ce6" table:formula="of:=[.I21]" office:value-type="float" office:value="6.05067567567568">
            <text:p>6.1</text:p>
          </table:table-cell>
          <table:table-cell table:style-name="ce11" table:formula="of:=[.P21]+[.T21]+[.X21]+[.AA21]+[.AD21]+[.AG21]+[.AJ21]+[.AM21]" office:value-type="float" office:value="3582">
            <text:p>3582</text:p>
          </table:table-cell>
          <table:table-cell table:style-name="ce11" table:formula="of:=[.Q21]+[.U21]+[.Y21]+[.AB21]+[.AE21]+[.AH21]+[.AK21]+[.AN21]" office:value-type="float" office:value="592">
            <text:p>592</text:p>
          </table:table-cell>
          <table:table-cell table:style-name="ce11" table:formula="of:=[.F21]+[.G21]" office:value-type="float" office:value="4174">
            <text:p>4174</text:p>
          </table:table-cell>
          <table:table-cell table:style-name="ce6" table:formula="of:=[.F21]/[.G21]" office:value-type="float" office:value="6.05067567567568">
            <text:p>6.1</text:p>
          </table:table-cell>
          <table:table-cell table:style-name="ce11" table:formula="of:=[.R21]+[.V21]+[.Z21]+[.AC21]+[.AF21]+[.AI21]+[.AL21]+[.AO21]" office:value-type="float" office:value="4174">
            <text:p>4174</text:p>
          </table:table-cell>
          <table:table-cell table:style-name="ce3" table:formula="of:=[.O21]-[.J21]" office:value-type="float" office:value="0">
            <text:p>0</text:p>
          </table:table-cell>
          <table:table-cell/>
          <table:table-cell table:style-name="ce11" table:formula="of:=[$'source book prisoners'.B21]" office:value-type="float" office:value="3582">
            <text:p>3582</text:p>
          </table:table-cell>
          <table:table-cell table:style-name="ce11" table:formula="of:=[$'source book prisoners'.C21]" office:value-type="float" office:value="592">
            <text:p>592</text:p>
          </table:table-cell>
          <table:table-cell table:style-name="ce11" table:formula="of:=[.M21]+[.N21]" office:value-type="float" office:value="4174">
            <text:p>4174</text:p>
          </table:table-cell>
          <table:table-cell table:style-name="ce11" table:formula="of:=[$'source book prisoners'.E21]" office:value-type="float" office:value="1309">
            <text:p>1309</text:p>
          </table:table-cell>
          <table:table-cell table:style-name="ce11" table:formula="of:=[$'source book prisoners'.F21]" office:value-type="float" office:value="195">
            <text:p>195</text:p>
          </table:table-cell>
          <table:table-cell table:style-name="ce11" table:formula="of:=[.P21]+[.Q21]" office:value-type="float" office:value="1504">
            <text:p>1504</text:p>
          </table:table-cell>
          <table:table-cell table:style-name="ce6" table:formula="of:=[.P21]/[.Q21]" office:value-type="float" office:value="6.71282051282051">
            <text:p>6.7</text:p>
          </table:table-cell>
          <table:table-cell table:style-name="ce11" table:formula="of:=[$'source book prisoners'.H21]" office:value-type="float" office:value="1370">
            <text:p>1370</text:p>
          </table:table-cell>
          <table:table-cell table:style-name="ce11" table:formula="of:=[$'source book prisoners'.I21]" office:value-type="float" office:value="253">
            <text:p>253</text:p>
          </table:table-cell>
          <table:table-cell table:style-name="ce11" table:formula="of:=[.T21]+[.U21]" office:value-type="float" office:value="1623">
            <text:p>1623</text:p>
          </table:table-cell>
          <table:table-cell table:style-name="ce6" table:formula="of:=[.T21]/[.U21]" office:value-type="float" office:value="5.41501976284585">
            <text:p>5.4</text:p>
          </table:table-cell>
          <table:table-cell table:style-name="ce11" table:formula="of:=[$'source book prisoners'.K21]" office:value-type="float" office:value="201">
            <text:p>201</text:p>
          </table:table-cell>
          <table:table-cell table:style-name="ce11" table:formula="of:=[$'source book prisoners'.L21]" office:value-type="float" office:value="20">
            <text:p>20</text:p>
          </table:table-cell>
          <table:table-cell table:style-name="ce11" table:formula="of:=[.X21]+[.Y21]" office:value-type="float" office:value="221">
            <text:p>221</text:p>
          </table:table-cell>
          <table:table-cell table:style-name="ce11" table:formula="of:=[$'source book prisoners'.N21]" office:value-type="float" office:value="0">
            <text:p/>
          </table:table-cell>
          <table:table-cell table:style-name="ce11" table:formula="of:=[$'source book prisoners'.O21]" office:value-type="float" office:value="0">
            <text:p/>
          </table:table-cell>
          <table:table-cell table:style-name="ce11" table:formula="of:=[$'source book prisoners'.P21]" office:value-type="float" office:value="0">
            <text:p/>
          </table:table-cell>
          <table:table-cell table:style-name="ce11" table:formula="of:=[$'source book prisoners'.Q21]" office:value-type="float" office:value="163">
            <text:p>163</text:p>
          </table:table-cell>
          <table:table-cell table:style-name="ce11" table:formula="of:=[$'source book prisoners'.R21]" office:value-type="float" office:value="22">
            <text:p>22</text:p>
          </table:table-cell>
          <table:table-cell table:style-name="ce11" table:formula="of:=[.AD21]+[.AE21]" office:value-type="float" office:value="185">
            <text:p>185</text:p>
          </table:table-cell>
          <table:table-cell table:style-name="ce11" table:formula="of:=[$'source book prisoners'.T21]" office:value-type="float" office:value="539">
            <text:p>539</text:p>
          </table:table-cell>
          <table:table-cell table:style-name="ce11" table:formula="of:=[$'source book prisoners'.U21]" office:value-type="float" office:value="102">
            <text:p>102</text:p>
          </table:table-cell>
          <table:table-cell table:style-name="ce11" table:formula="of:=[.AG21]+[.AH21]" office:value-type="float" office:value="641">
            <text:p>641</text:p>
          </table:table-cell>
          <table:table-cell table:number-columns-repeated="6" table:style-name="ce11"/>
          <table:table-cell table:number-columns-repeated="983"/>
        </table:table-row>
        <table:table-row table:style-name="ro1">
          <table:table-cell office:value-type="float" office:value="1872">
            <text:p>1872</text:p>
          </table:table-cell>
          <table:table-cell table:style-name="ce11" table:formula="of:=[.F22]" office:value-type="float" office:value="3489">
            <text:p>3489</text:p>
          </table:table-cell>
          <table:table-cell table:style-name="ce11" table:formula="of:=[.G22]" office:value-type="float" office:value="575">
            <text:p>575</text:p>
          </table:table-cell>
          <table:table-cell table:style-name="ce11" table:formula="of:=[.J22]" office:value-type="float" office:value="4064">
            <text:p>4064</text:p>
          </table:table-cell>
          <table:table-cell table:style-name="ce6" table:formula="of:=[.I22]" office:value-type="float" office:value="6.06782608695652">
            <text:p>6.1</text:p>
          </table:table-cell>
          <table:table-cell table:style-name="ce11" table:formula="of:=[.P22]+[.T22]+[.X22]+[.AA22]+[.AD22]+[.AG22]+[.AJ22]+[.AM22]" office:value-type="float" office:value="3489">
            <text:p>3489</text:p>
          </table:table-cell>
          <table:table-cell table:style-name="ce11" table:formula="of:=[.Q22]+[.U22]+[.Y22]+[.AB22]+[.AE22]+[.AH22]+[.AK22]+[.AN22]" office:value-type="float" office:value="575">
            <text:p>575</text:p>
          </table:table-cell>
          <table:table-cell table:style-name="ce11" table:formula="of:=[.F22]+[.G22]" office:value-type="float" office:value="4064">
            <text:p>4064</text:p>
          </table:table-cell>
          <table:table-cell table:style-name="ce6" table:formula="of:=[.F22]/[.G22]" office:value-type="float" office:value="6.06782608695652">
            <text:p>6.1</text:p>
          </table:table-cell>
          <table:table-cell table:style-name="ce11" table:formula="of:=[.R22]+[.V22]+[.Z22]+[.AC22]+[.AF22]+[.AI22]+[.AL22]+[.AO22]" office:value-type="float" office:value="4064">
            <text:p>4064</text:p>
          </table:table-cell>
          <table:table-cell table:style-name="ce3" table:formula="of:=[.O22]-[.J22]" office:value-type="float" office:value="0">
            <text:p>0</text:p>
          </table:table-cell>
          <table:table-cell/>
          <table:table-cell table:style-name="ce11" table:formula="of:=[$'source book prisoners'.B22]" office:value-type="float" office:value="3489">
            <text:p>3489</text:p>
          </table:table-cell>
          <table:table-cell table:style-name="ce11" table:formula="of:=[$'source book prisoners'.C22]" office:value-type="float" office:value="575">
            <text:p>575</text:p>
          </table:table-cell>
          <table:table-cell table:style-name="ce11" table:formula="of:=[.M22]+[.N22]" office:value-type="float" office:value="4064">
            <text:p>4064</text:p>
          </table:table-cell>
          <table:table-cell table:style-name="ce11" table:formula="of:=[$'source book prisoners'.E22]" office:value-type="float" office:value="1236">
            <text:p>1236</text:p>
          </table:table-cell>
          <table:table-cell table:style-name="ce11" table:formula="of:=[$'source book prisoners'.F22]" office:value-type="float" office:value="163">
            <text:p>163</text:p>
          </table:table-cell>
          <table:table-cell table:style-name="ce11" table:formula="of:=[.P22]+[.Q22]" office:value-type="float" office:value="1399">
            <text:p>1399</text:p>
          </table:table-cell>
          <table:table-cell table:style-name="ce6" table:formula="of:=[.P22]/[.Q22]" office:value-type="float" office:value="7.58282208588957">
            <text:p>7.6</text:p>
          </table:table-cell>
          <table:table-cell table:style-name="ce11" table:formula="of:=[$'source book prisoners'.H22]" office:value-type="float" office:value="1360">
            <text:p>1360</text:p>
          </table:table-cell>
          <table:table-cell table:style-name="ce11" table:formula="of:=[$'source book prisoners'.I22]" office:value-type="float" office:value="221">
            <text:p>221</text:p>
          </table:table-cell>
          <table:table-cell table:style-name="ce11" table:formula="of:=[.T22]+[.U22]" office:value-type="float" office:value="1581">
            <text:p>1581</text:p>
          </table:table-cell>
          <table:table-cell table:style-name="ce6" table:formula="of:=[.T22]/[.U22]" office:value-type="float" office:value="6.15384615384615">
            <text:p>6.2</text:p>
          </table:table-cell>
          <table:table-cell table:style-name="ce11" table:formula="of:=[$'source book prisoners'.K22]" office:value-type="float" office:value="197">
            <text:p>197</text:p>
          </table:table-cell>
          <table:table-cell table:style-name="ce11" table:formula="of:=[$'source book prisoners'.L22]" office:value-type="float" office:value="22">
            <text:p>22</text:p>
          </table:table-cell>
          <table:table-cell table:style-name="ce11" table:formula="of:=[.X22]+[.Y22]" office:value-type="float" office:value="219">
            <text:p>219</text:p>
          </table:table-cell>
          <table:table-cell table:style-name="ce11" table:formula="of:=[$'source book prisoners'.N22]" office:value-type="float" office:value="0">
            <text:p/>
          </table:table-cell>
          <table:table-cell table:style-name="ce11" table:formula="of:=[$'source book prisoners'.O22]" office:value-type="float" office:value="0">
            <text:p/>
          </table:table-cell>
          <table:table-cell table:style-name="ce11" table:formula="of:=[$'source book prisoners'.P22]" office:value-type="float" office:value="0">
            <text:p/>
          </table:table-cell>
          <table:table-cell table:style-name="ce11" table:formula="of:=[$'source book prisoners'.Q22]" office:value-type="float" office:value="182">
            <text:p>182</text:p>
          </table:table-cell>
          <table:table-cell table:style-name="ce11" table:formula="of:=[$'source book prisoners'.R22]" office:value-type="float" office:value="32">
            <text:p>32</text:p>
          </table:table-cell>
          <table:table-cell table:style-name="ce11" table:formula="of:=[.AD22]+[.AE22]" office:value-type="float" office:value="214">
            <text:p>214</text:p>
          </table:table-cell>
          <table:table-cell table:style-name="ce11" table:formula="of:=[$'source book prisoners'.T22]" office:value-type="float" office:value="514">
            <text:p>514</text:p>
          </table:table-cell>
          <table:table-cell table:style-name="ce11" table:formula="of:=[$'source book prisoners'.U22]" office:value-type="float" office:value="137">
            <text:p>137</text:p>
          </table:table-cell>
          <table:table-cell table:style-name="ce11" table:formula="of:=[.AG22]+[.AH22]" office:value-type="float" office:value="651">
            <text:p>651</text:p>
          </table:table-cell>
          <table:table-cell table:number-columns-repeated="6" table:style-name="ce11"/>
          <table:table-cell/>
          <table:table-cell office:value-type="string">
            <text:p>N. Territory, 1959, imputed ave. of adjacent years</text:p>
          </table:table-cell>
          <table:table-cell table:number-columns-repeated="981"/>
        </table:table-row>
        <table:table-row table:style-name="ro1">
          <table:table-cell office:value-type="float" office:value="1873">
            <text:p>1873</text:p>
          </table:table-cell>
          <table:table-cell table:style-name="ce11" table:formula="of:=[.F23]" office:value-type="float" office:value="3476">
            <text:p>3476</text:p>
          </table:table-cell>
          <table:table-cell table:style-name="ce11" table:formula="of:=[.G23]" office:value-type="float" office:value="715">
            <text:p>715</text:p>
          </table:table-cell>
          <table:table-cell table:style-name="ce11" table:formula="of:=[.J23]" office:value-type="float" office:value="4191">
            <text:p>4191</text:p>
          </table:table-cell>
          <table:table-cell table:style-name="ce6" table:formula="of:=[.I23]" office:value-type="float" office:value="4.86153846153846">
            <text:p>4.9</text:p>
          </table:table-cell>
          <table:table-cell table:style-name="ce11" table:formula="of:=[.P23]+[.T23]+[.X23]+[.AA23]+[.AD23]+[.AG23]+[.AJ23]+[.AM23]" office:value-type="float" office:value="3476">
            <text:p>3476</text:p>
          </table:table-cell>
          <table:table-cell table:style-name="ce11" table:formula="of:=[.Q23]+[.U23]+[.Y23]+[.AB23]+[.AE23]+[.AH23]+[.AK23]+[.AN23]" office:value-type="float" office:value="715">
            <text:p>715</text:p>
          </table:table-cell>
          <table:table-cell table:style-name="ce11" table:formula="of:=[.F23]+[.G23]" office:value-type="float" office:value="4191">
            <text:p>4191</text:p>
          </table:table-cell>
          <table:table-cell table:style-name="ce6" table:formula="of:=[.F23]/[.G23]" office:value-type="float" office:value="4.86153846153846">
            <text:p>4.9</text:p>
          </table:table-cell>
          <table:table-cell table:style-name="ce11" table:formula="of:=[.R23]+[.V23]+[.Z23]+[.AC23]+[.AF23]+[.AI23]+[.AL23]+[.AO23]" office:value-type="float" office:value="4191">
            <text:p>4191</text:p>
          </table:table-cell>
          <table:table-cell table:style-name="ce3" table:formula="of:=[.O23]-[.J23]" office:value-type="float" office:value="0">
            <text:p>0</text:p>
          </table:table-cell>
          <table:table-cell/>
          <table:table-cell table:style-name="ce11" table:formula="of:=[$'source book prisoners'.B23]" office:value-type="float" office:value="3476">
            <text:p>3476</text:p>
          </table:table-cell>
          <table:table-cell table:style-name="ce11" table:formula="of:=[$'source book prisoners'.C23]" office:value-type="float" office:value="715">
            <text:p>715</text:p>
          </table:table-cell>
          <table:table-cell table:style-name="ce11" table:formula="of:=[.M23]+[.N23]" office:value-type="float" office:value="4191">
            <text:p>4191</text:p>
          </table:table-cell>
          <table:table-cell table:style-name="ce11" table:formula="of:=[$'source book prisoners'.E23]" office:value-type="float" office:value="1228">
            <text:p>1228</text:p>
          </table:table-cell>
          <table:table-cell table:style-name="ce11" table:formula="of:=[$'source book prisoners'.F23]" office:value-type="float" office:value="237">
            <text:p>237</text:p>
          </table:table-cell>
          <table:table-cell table:style-name="ce11" table:formula="of:=[.P23]+[.Q23]" office:value-type="float" office:value="1465">
            <text:p>1465</text:p>
          </table:table-cell>
          <table:table-cell table:style-name="ce6" table:formula="of:=[.P23]/[.Q23]" office:value-type="float" office:value="5.18143459915612">
            <text:p>5.2</text:p>
          </table:table-cell>
          <table:table-cell table:style-name="ce11" table:formula="of:=[$'source book prisoners'.H23]" office:value-type="float" office:value="1338">
            <text:p>1338</text:p>
          </table:table-cell>
          <table:table-cell table:style-name="ce11" table:formula="of:=[$'source book prisoners'.I23]" office:value-type="float" office:value="258">
            <text:p>258</text:p>
          </table:table-cell>
          <table:table-cell table:style-name="ce11" table:formula="of:=[.T23]+[.U23]" office:value-type="float" office:value="1596">
            <text:p>1596</text:p>
          </table:table-cell>
          <table:table-cell table:style-name="ce6" table:formula="of:=[.T23]/[.U23]" office:value-type="float" office:value="5.18604651162791">
            <text:p>5.2</text:p>
          </table:table-cell>
          <table:table-cell table:style-name="ce11" table:formula="of:=[$'source book prisoners'.K23]" office:value-type="float" office:value="262">
            <text:p>262</text:p>
          </table:table-cell>
          <table:table-cell table:style-name="ce11" table:formula="of:=[$'source book prisoners'.L23]" office:value-type="float" office:value="40">
            <text:p>40</text:p>
          </table:table-cell>
          <table:table-cell table:style-name="ce11" table:formula="of:=[.X23]+[.Y23]" office:value-type="float" office:value="302">
            <text:p>302</text:p>
          </table:table-cell>
          <table:table-cell table:style-name="ce11" table:formula="of:=[$'source book prisoners'.N23]" office:value-type="float" office:value="0">
            <text:p/>
          </table:table-cell>
          <table:table-cell table:style-name="ce11" table:formula="of:=[$'source book prisoners'.O23]" office:value-type="float" office:value="0">
            <text:p/>
          </table:table-cell>
          <table:table-cell table:style-name="ce11" table:formula="of:=[$'source book prisoners'.P23]" office:value-type="float" office:value="0">
            <text:p/>
          </table:table-cell>
          <table:table-cell table:style-name="ce11" table:formula="of:=[$'source book prisoners'.Q23]" office:value-type="float" office:value="159">
            <text:p>159</text:p>
          </table:table-cell>
          <table:table-cell table:style-name="ce11" table:formula="of:=[$'source book prisoners'.R23]" office:value-type="float" office:value="25">
            <text:p>25</text:p>
          </table:table-cell>
          <table:table-cell table:style-name="ce11" table:formula="of:=[.AD23]+[.AE23]" office:value-type="float" office:value="184">
            <text:p>184</text:p>
          </table:table-cell>
          <table:table-cell table:style-name="ce11" table:formula="of:=[$'source book prisoners'.T23]" office:value-type="float" office:value="489">
            <text:p>489</text:p>
          </table:table-cell>
          <table:table-cell table:style-name="ce11" table:formula="of:=[$'source book prisoners'.U23]" office:value-type="float" office:value="155">
            <text:p>155</text:p>
          </table:table-cell>
          <table:table-cell table:style-name="ce11" table:formula="of:=[.AG23]+[.AH23]" office:value-type="float" office:value="644">
            <text:p>644</text:p>
          </table:table-cell>
          <table:table-cell table:number-columns-repeated="6" table:style-name="ce11"/>
          <table:table-cell/>
          <table:table-cell office:value-type="string">
            <text:p>N. Territory, 1947-62, 1968, 1984-6, listed as male, shifted to total</text:p>
          </table:table-cell>
          <table:table-cell table:number-columns-repeated="981"/>
        </table:table-row>
        <table:table-row table:style-name="ro1">
          <table:table-cell office:value-type="float" office:value="1874">
            <text:p>1874</text:p>
          </table:table-cell>
          <table:table-cell table:style-name="ce11" table:formula="of:=[.F24]" office:value-type="float" office:value="3363">
            <text:p>3363</text:p>
          </table:table-cell>
          <table:table-cell table:style-name="ce11" table:formula="of:=[.G24]" office:value-type="float" office:value="724">
            <text:p>724</text:p>
          </table:table-cell>
          <table:table-cell table:style-name="ce11" table:formula="of:=[.J24]" office:value-type="float" office:value="4087">
            <text:p>4087</text:p>
          </table:table-cell>
          <table:table-cell table:style-name="ce6" table:formula="of:=[.I24]" office:value-type="float" office:value="4.64502762430939">
            <text:p>4.6</text:p>
          </table:table-cell>
          <table:table-cell table:style-name="ce11" table:formula="of:=[.P24]+[.T24]+[.X24]+[.AA24]+[.AD24]+[.AG24]+[.AJ24]+[.AM24]" office:value-type="float" office:value="3363">
            <text:p>3363</text:p>
          </table:table-cell>
          <table:table-cell table:style-name="ce11" table:formula="of:=[.Q24]+[.U24]+[.Y24]+[.AB24]+[.AE24]+[.AH24]+[.AK24]+[.AN24]" office:value-type="float" office:value="724">
            <text:p>724</text:p>
          </table:table-cell>
          <table:table-cell table:style-name="ce11" table:formula="of:=[.F24]+[.G24]" office:value-type="float" office:value="4087">
            <text:p>4087</text:p>
          </table:table-cell>
          <table:table-cell table:style-name="ce6" table:formula="of:=[.F24]/[.G24]" office:value-type="float" office:value="4.64502762430939">
            <text:p>4.6</text:p>
          </table:table-cell>
          <table:table-cell table:style-name="ce11" table:formula="of:=[.R24]+[.V24]+[.Z24]+[.AC24]+[.AF24]+[.AI24]+[.AL24]+[.AO24]" office:value-type="float" office:value="4087">
            <text:p>4087</text:p>
          </table:table-cell>
          <table:table-cell table:style-name="ce3" table:formula="of:=[.O24]-[.J24]" office:value-type="float" office:value="0">
            <text:p>0</text:p>
          </table:table-cell>
          <table:table-cell/>
          <table:table-cell table:style-name="ce11" table:formula="of:=[$'source book prisoners'.B24]" office:value-type="float" office:value="3363">
            <text:p>3363</text:p>
          </table:table-cell>
          <table:table-cell table:style-name="ce11" table:formula="of:=[$'source book prisoners'.C24]" office:value-type="float" office:value="724">
            <text:p>724</text:p>
          </table:table-cell>
          <table:table-cell table:style-name="ce11" table:formula="of:=[.M24]+[.N24]" office:value-type="float" office:value="4087">
            <text:p>4087</text:p>
          </table:table-cell>
          <table:table-cell table:style-name="ce11" table:formula="of:=[$'source book prisoners'.E24]" office:value-type="float" office:value="1139">
            <text:p>1139</text:p>
          </table:table-cell>
          <table:table-cell table:style-name="ce11" table:formula="of:=[$'source book prisoners'.F24]" office:value-type="float" office:value="208">
            <text:p>208</text:p>
          </table:table-cell>
          <table:table-cell table:style-name="ce11" table:formula="of:=[.P24]+[.Q24]" office:value-type="float" office:value="1347">
            <text:p>1347</text:p>
          </table:table-cell>
          <table:table-cell table:style-name="ce6" table:formula="of:=[.P24]/[.Q24]" office:value-type="float" office:value="5.47596153846154">
            <text:p>5.5</text:p>
          </table:table-cell>
          <table:table-cell table:style-name="ce11" table:formula="of:=[$'source book prisoners'.H24]" office:value-type="float" office:value="1356">
            <text:p>1356</text:p>
          </table:table-cell>
          <table:table-cell table:style-name="ce11" table:formula="of:=[$'source book prisoners'.I24]" office:value-type="float" office:value="295">
            <text:p>295</text:p>
          </table:table-cell>
          <table:table-cell table:style-name="ce11" table:formula="of:=[.T24]+[.U24]" office:value-type="float" office:value="1651">
            <text:p>1651</text:p>
          </table:table-cell>
          <table:table-cell table:style-name="ce6" table:formula="of:=[.T24]/[.U24]" office:value-type="float" office:value="4.59661016949153">
            <text:p>4.6</text:p>
          </table:table-cell>
          <table:table-cell table:style-name="ce11" table:formula="of:=[$'source book prisoners'.K24]" office:value-type="float" office:value="282">
            <text:p>282</text:p>
          </table:table-cell>
          <table:table-cell table:style-name="ce11" table:formula="of:=[$'source book prisoners'.L24]" office:value-type="float" office:value="40">
            <text:p>40</text:p>
          </table:table-cell>
          <table:table-cell table:style-name="ce11" table:formula="of:=[.X24]+[.Y24]" office:value-type="float" office:value="322">
            <text:p>322</text:p>
          </table:table-cell>
          <table:table-cell table:style-name="ce11" table:formula="of:=[$'source book prisoners'.N24]" office:value-type="float" office:value="0">
            <text:p/>
          </table:table-cell>
          <table:table-cell table:style-name="ce11" table:formula="of:=[$'source book prisoners'.O24]" office:value-type="float" office:value="0">
            <text:p/>
          </table:table-cell>
          <table:table-cell table:style-name="ce11" table:formula="of:=[$'source book prisoners'.P24]" office:value-type="float" office:value="0">
            <text:p/>
          </table:table-cell>
          <table:table-cell table:style-name="ce11" table:formula="of:=[$'source book prisoners'.Q24]" office:value-type="float" office:value="173">
            <text:p>173</text:p>
          </table:table-cell>
          <table:table-cell table:style-name="ce11" table:formula="of:=[$'source book prisoners'.R24]" office:value-type="float" office:value="48">
            <text:p>48</text:p>
          </table:table-cell>
          <table:table-cell table:style-name="ce11" table:formula="of:=[.AD24]+[.AE24]" office:value-type="float" office:value="221">
            <text:p>221</text:p>
          </table:table-cell>
          <table:table-cell table:style-name="ce11" table:formula="of:=[$'source book prisoners'.T24]" office:value-type="float" office:value="413">
            <text:p>413</text:p>
          </table:table-cell>
          <table:table-cell table:style-name="ce11" table:formula="of:=[$'source book prisoners'.U24]" office:value-type="float" office:value="133">
            <text:p>133</text:p>
          </table:table-cell>
          <table:table-cell table:style-name="ce11" table:formula="of:=[.AG24]+[.AH24]" office:value-type="float" office:value="546">
            <text:p>546</text:p>
          </table:table-cell>
          <table:table-cell table:number-columns-repeated="6" table:style-name="ce11"/>
          <table:table-cell table:number-columns-repeated="983"/>
        </table:table-row>
        <table:table-row table:style-name="ro1">
          <table:table-cell office:value-type="float" office:value="1875">
            <text:p>1875</text:p>
          </table:table-cell>
          <table:table-cell table:style-name="ce11" table:formula="of:=[.F25]" office:value-type="float" office:value="3479">
            <text:p>3479</text:p>
          </table:table-cell>
          <table:table-cell table:style-name="ce11" table:formula="of:=[.G25]" office:value-type="float" office:value="725">
            <text:p>725</text:p>
          </table:table-cell>
          <table:table-cell table:style-name="ce11" table:formula="of:=[.J25]" office:value-type="float" office:value="4204">
            <text:p>4204</text:p>
          </table:table-cell>
          <table:table-cell table:style-name="ce6" table:formula="of:=[.I25]" office:value-type="float" office:value="4.79862068965517">
            <text:p>4.8</text:p>
          </table:table-cell>
          <table:table-cell table:style-name="ce11" table:formula="of:=[.P25]+[.T25]+[.X25]+[.AC25]+[.AD25]+[.AG25]+[.AJ25]+[.AM25]" office:value-type="float" office:value="3479">
            <text:p>3479</text:p>
          </table:table-cell>
          <table:table-cell table:style-name="ce11" table:formula="of:=[.Q25]+[.U25]+[.Y25]+[.AB25]+[.AE25]+[.AH25]+[.AK25]+[.AN25]" office:value-type="float" office:value="725">
            <text:p>725</text:p>
          </table:table-cell>
          <table:table-cell table:style-name="ce11" table:formula="of:=[.F25]+[.G25]" office:value-type="float" office:value="4204">
            <text:p>4204</text:p>
          </table:table-cell>
          <table:table-cell table:style-name="ce6" table:formula="of:=[.F25]/[.G25]" office:value-type="float" office:value="4.79862068965517">
            <text:p>4.8</text:p>
          </table:table-cell>
          <table:table-cell table:style-name="ce11" table:formula="of:=[.R25]+[.V25]+[.Z25]+[.AC25]+[.AF25]+[.AI25]+[.AL25]+[.AO25]" office:value-type="float" office:value="4204">
            <text:p>4204</text:p>
          </table:table-cell>
          <table:table-cell table:style-name="ce3" table:formula="of:=[.O25]-[.J25]" office:value-type="float" office:value="0">
            <text:p>0</text:p>
          </table:table-cell>
          <table:table-cell/>
          <table:table-cell table:style-name="ce11" table:formula="of:=[$'source book prisoners'.B25]" office:value-type="float" office:value="3479">
            <text:p>3479</text:p>
          </table:table-cell>
          <table:table-cell table:style-name="ce11" table:formula="of:=[$'source book prisoners'.C25]" office:value-type="float" office:value="725">
            <text:p>725</text:p>
          </table:table-cell>
          <table:table-cell table:style-name="ce11" table:formula="of:=[.M25]+[.N25]" office:value-type="float" office:value="4204">
            <text:p>4204</text:p>
          </table:table-cell>
          <table:table-cell table:style-name="ce11" table:formula="of:=[$'source book prisoners'.E25]" office:value-type="float" office:value="1150">
            <text:p>1150</text:p>
          </table:table-cell>
          <table:table-cell table:style-name="ce11" table:formula="of:=[$'source book prisoners'.F25]" office:value-type="float" office:value="240">
            <text:p>240</text:p>
          </table:table-cell>
          <table:table-cell table:style-name="ce11" table:formula="of:=[.P25]+[.Q25]" office:value-type="float" office:value="1390">
            <text:p>1390</text:p>
          </table:table-cell>
          <table:table-cell table:style-name="ce6" table:formula="of:=[.P25]/[.Q25]" office:value-type="float" office:value="4.79166666666667">
            <text:p>4.8</text:p>
          </table:table-cell>
          <table:table-cell table:style-name="ce11" table:formula="of:=[$'source book prisoners'.H25]" office:value-type="float" office:value="1385">
            <text:p>1385</text:p>
          </table:table-cell>
          <table:table-cell table:style-name="ce11" table:formula="of:=[$'source book prisoners'.I25]" office:value-type="float" office:value="304">
            <text:p>304</text:p>
          </table:table-cell>
          <table:table-cell table:style-name="ce11" table:formula="of:=[.T25]+[.U25]" office:value-type="float" office:value="1689">
            <text:p>1689</text:p>
          </table:table-cell>
          <table:table-cell table:style-name="ce6" table:formula="of:=[.T25]/[.U25]" office:value-type="float" office:value="4.55592105263158">
            <text:p>4.6</text:p>
          </table:table-cell>
          <table:table-cell table:style-name="ce11" table:formula="of:=[$'source book prisoners'.K25]" office:value-type="float" office:value="269">
            <text:p>269</text:p>
          </table:table-cell>
          <table:table-cell table:style-name="ce11" table:formula="of:=[$'source book prisoners'.L25]" office:value-type="float" office:value="31">
            <text:p>31</text:p>
          </table:table-cell>
          <table:table-cell table:style-name="ce11" table:formula="of:=[.X25]+[.Y25]" office:value-type="float" office:value="300">
            <text:p>300</text:p>
          </table:table-cell>
          <table:table-cell/>
          <table:table-cell table:style-name="ce11" table:formula="of:=[$'source book prisoners'.O25]" office:value-type="float" office:value="0">
            <text:p/>
          </table:table-cell>
          <table:table-cell table:style-name="ce11" table:formula="of:=[$'source book prisoners'.N25]" office:value-type="float" office:value="122">
            <text:p>122</text:p>
          </table:table-cell>
          <table:table-cell table:style-name="ce11" table:formula="of:=[$'source book prisoners'.Q25]" office:value-type="float" office:value="203">
            <text:p>203</text:p>
          </table:table-cell>
          <table:table-cell table:style-name="ce11" table:formula="of:=[$'source book prisoners'.R25]" office:value-type="float" office:value="34">
            <text:p>34</text:p>
          </table:table-cell>
          <table:table-cell table:style-name="ce11" table:formula="of:=[.AD25]+[.AE25]" office:value-type="float" office:value="237">
            <text:p>237</text:p>
          </table:table-cell>
          <table:table-cell table:style-name="ce11" table:formula="of:=[$'source book prisoners'.T25]" office:value-type="float" office:value="350">
            <text:p>350</text:p>
          </table:table-cell>
          <table:table-cell table:style-name="ce11" table:formula="of:=[$'source book prisoners'.U25]" office:value-type="float" office:value="116">
            <text:p>116</text:p>
          </table:table-cell>
          <table:table-cell table:style-name="ce11" table:formula="of:=[.AG25]+[.AH25]" office:value-type="float" office:value="466">
            <text:p>466</text:p>
          </table:table-cell>
          <table:table-cell table:number-columns-repeated="6" table:style-name="ce11"/>
          <table:table-cell/>
          <table:table-cell office:value-type="string">
            <text:p>reported Aus, 1866, excludes Queensland imputed</text:p>
          </table:table-cell>
          <table:table-cell table:number-columns-repeated="981"/>
        </table:table-row>
        <table:table-row table:style-name="ro1">
          <table:table-cell office:value-type="float" office:value="1876">
            <text:p>1876</text:p>
          </table:table-cell>
          <table:table-cell table:style-name="ce11" table:formula="of:=[.F26]" office:value-type="float" office:value="3570">
            <text:p>3570</text:p>
          </table:table-cell>
          <table:table-cell table:style-name="ce11" table:formula="of:=[.G26]" office:value-type="float" office:value="725">
            <text:p>725</text:p>
          </table:table-cell>
          <table:table-cell table:style-name="ce11" table:formula="of:=[.J26]" office:value-type="float" office:value="4295">
            <text:p>4295</text:p>
          </table:table-cell>
          <table:table-cell table:style-name="ce6" table:formula="of:=[.I26]" office:value-type="float" office:value="4.92413793103448">
            <text:p>4.9</text:p>
          </table:table-cell>
          <table:table-cell table:style-name="ce11" table:formula="of:=[.P26]+[.T26]+[.X26]+[.AC26]+[.AD26]+[.AG26]+[.AJ26]+[.AM26]" office:value-type="float" office:value="3570">
            <text:p>3570</text:p>
          </table:table-cell>
          <table:table-cell table:style-name="ce11" table:formula="of:=[.Q26]+[.U26]+[.Y26]+[.AB26]+[.AE26]+[.AH26]+[.AK26]+[.AN26]" office:value-type="float" office:value="725">
            <text:p>725</text:p>
          </table:table-cell>
          <table:table-cell table:style-name="ce11" table:formula="of:=[.F26]+[.G26]" office:value-type="float" office:value="4295">
            <text:p>4295</text:p>
          </table:table-cell>
          <table:table-cell table:style-name="ce6" table:formula="of:=[.F26]/[.G26]" office:value-type="float" office:value="4.92413793103448">
            <text:p>4.9</text:p>
          </table:table-cell>
          <table:table-cell table:style-name="ce11" table:formula="of:=[.R26]+[.V26]+[.Z26]+[.AC26]+[.AF26]+[.AI26]+[.AL26]+[.AO26]" office:value-type="float" office:value="4295">
            <text:p>4295</text:p>
          </table:table-cell>
          <table:table-cell table:style-name="ce3" table:formula="of:=[.O26]-[.J26]" office:value-type="float" office:value="0">
            <text:p>0</text:p>
          </table:table-cell>
          <table:table-cell/>
          <table:table-cell table:style-name="ce11" table:formula="of:=[$'source book prisoners'.B26]" office:value-type="float" office:value="3570">
            <text:p>3570</text:p>
          </table:table-cell>
          <table:table-cell table:style-name="ce11" table:formula="of:=[$'source book prisoners'.C26]" office:value-type="float" office:value="725">
            <text:p>725</text:p>
          </table:table-cell>
          <table:table-cell table:style-name="ce11" table:formula="of:=[.M26]+[.N26]" office:value-type="float" office:value="4295">
            <text:p>4295</text:p>
          </table:table-cell>
          <table:table-cell table:style-name="ce11" table:formula="of:=[$'source book prisoners'.E26]" office:value-type="float" office:value="1267">
            <text:p>1267</text:p>
          </table:table-cell>
          <table:table-cell table:style-name="ce11" table:formula="of:=[$'source book prisoners'.F26]" office:value-type="float" office:value="223">
            <text:p>223</text:p>
          </table:table-cell>
          <table:table-cell table:style-name="ce11" table:formula="of:=[.P26]+[.Q26]" office:value-type="float" office:value="1490">
            <text:p>1490</text:p>
          </table:table-cell>
          <table:table-cell table:style-name="ce6" table:formula="of:=[.P26]/[.Q26]" office:value-type="float" office:value="5.68161434977579">
            <text:p>5.7</text:p>
          </table:table-cell>
          <table:table-cell table:style-name="ce11" table:formula="of:=[$'source book prisoners'.H26]" office:value-type="float" office:value="1284">
            <text:p>1284</text:p>
          </table:table-cell>
          <table:table-cell table:style-name="ce11" table:formula="of:=[$'source book prisoners'.I26]" office:value-type="float" office:value="322">
            <text:p>322</text:p>
          </table:table-cell>
          <table:table-cell table:style-name="ce11" table:formula="of:=[.T26]+[.U26]" office:value-type="float" office:value="1606">
            <text:p>1606</text:p>
          </table:table-cell>
          <table:table-cell table:style-name="ce6" table:formula="of:=[.T26]/[.U26]" office:value-type="float" office:value="3.98757763975155">
            <text:p>4.0</text:p>
          </table:table-cell>
          <table:table-cell table:style-name="ce11" table:formula="of:=[$'source book prisoners'.K26]" office:value-type="float" office:value="298">
            <text:p>298</text:p>
          </table:table-cell>
          <table:table-cell table:style-name="ce11" table:formula="of:=[$'source book prisoners'.L26]" office:value-type="float" office:value="47">
            <text:p>47</text:p>
          </table:table-cell>
          <table:table-cell table:style-name="ce11" table:formula="of:=[.X26]+[.Y26]" office:value-type="float" office:value="345">
            <text:p>345</text:p>
          </table:table-cell>
          <table:table-cell/>
          <table:table-cell table:style-name="ce11" table:formula="of:=[$'source book prisoners'.O26]" office:value-type="float" office:value="0">
            <text:p/>
          </table:table-cell>
          <table:table-cell table:style-name="ce11" table:formula="of:=[$'source book prisoners'.N26]" office:value-type="float" office:value="160">
            <text:p>160</text:p>
          </table:table-cell>
          <table:table-cell table:style-name="ce11" table:formula="of:=[$'source book prisoners'.Q26]" office:value-type="float" office:value="263">
            <text:p>263</text:p>
          </table:table-cell>
          <table:table-cell table:style-name="ce11" table:formula="of:=[$'source book prisoners'.R26]" office:value-type="float" office:value="32">
            <text:p>32</text:p>
          </table:table-cell>
          <table:table-cell table:style-name="ce11" table:formula="of:=[.AD26]+[.AE26]" office:value-type="float" office:value="295">
            <text:p>295</text:p>
          </table:table-cell>
          <table:table-cell table:style-name="ce11" table:formula="of:=[$'source book prisoners'.T26]" office:value-type="float" office:value="298">
            <text:p>298</text:p>
          </table:table-cell>
          <table:table-cell table:style-name="ce11" table:formula="of:=[$'source book prisoners'.U26]" office:value-type="float" office:value="101">
            <text:p>101</text:p>
          </table:table-cell>
          <table:table-cell table:style-name="ce11" table:formula="of:=[.AG26]+[.AH26]" office:value-type="float" office:value="399">
            <text:p>399</text:p>
          </table:table-cell>
          <table:table-cell table:number-columns-repeated="6" table:style-name="ce11"/>
          <table:table-cell table:number-columns-repeated="983"/>
        </table:table-row>
        <table:table-row table:style-name="ro1">
          <table:table-cell office:value-type="float" office:value="1877">
            <text:p>1877</text:p>
          </table:table-cell>
          <table:table-cell table:style-name="ce11" table:formula="of:=[.F27]" office:value-type="float" office:value="3480.5">
            <text:p>3481</text:p>
          </table:table-cell>
          <table:table-cell table:style-name="ce11" table:formula="of:=[.G27]" office:value-type="float" office:value="709">
            <text:p>709</text:p>
          </table:table-cell>
          <table:table-cell table:style-name="ce11" table:formula="of:=[.J27]" office:value-type="float" office:value="4189.5">
            <text:p>4190</text:p>
          </table:table-cell>
          <table:table-cell table:style-name="ce6" table:formula="of:=[.I27]" office:value-type="float" office:value="4.90902679830748">
            <text:p>4.9</text:p>
          </table:table-cell>
          <table:table-cell table:style-name="ce11" table:formula="of:=[.P27]+[.T27]+[.X27]+[.AC27]+[.AD27]+[.AG27]+[.AJ27]+[.AM27]" office:value-type="float" office:value="3480.5">
            <text:p>3481</text:p>
          </table:table-cell>
          <table:table-cell table:style-name="ce11" table:formula="of:=[.Q27]+[.U27]+[.Y27]+[.AB27]+[.AE27]+[.AH27]+[.AK27]+[.AN27]" office:value-type="float" office:value="709">
            <text:p>709</text:p>
          </table:table-cell>
          <table:table-cell table:style-name="ce11" table:formula="of:=[.F27]+[.G27]" office:value-type="float" office:value="4189.5">
            <text:p>4190</text:p>
          </table:table-cell>
          <table:table-cell table:style-name="ce6" table:formula="of:=[.F27]/[.G27]" office:value-type="float" office:value="4.90902679830748">
            <text:p>4.9</text:p>
          </table:table-cell>
          <table:table-cell table:style-name="ce11" table:formula="of:=[.R27]+[.V27]+[.Z27]+[.AC27]+[.AF27]+[.AI27]+[.AL27]+[.AO27]" office:value-type="float" office:value="4189.5">
            <text:p>4190</text:p>
          </table:table-cell>
          <table:table-cell table:style-name="ce3" table:formula="of:=[.O27]-[.J27]" office:value-type="float" office:value="-633.5">
            <text:p>-634</text:p>
          </table:table-cell>
          <table:table-cell/>
          <table:table-cell table:style-name="ce11" table:formula="of:=[$'source book prisoners'.B27]" office:value-type="float" office:value="2847">
            <text:p>2847</text:p>
          </table:table-cell>
          <table:table-cell table:style-name="ce11" table:formula="of:=[$'source book prisoners'.C27]" office:value-type="float" office:value="709">
            <text:p>709</text:p>
          </table:table-cell>
          <table:table-cell table:style-name="ce11" table:formula="of:=[.M27]+[.N27]" office:value-type="float" office:value="3556">
            <text:p>3556</text:p>
          </table:table-cell>
          <table:table-cell table:style-name="ce11" table:formula="of:=[$'source book prisoners'.E27]" office:value-type="float" office:value="1293">
            <text:p>1293</text:p>
          </table:table-cell>
          <table:table-cell table:style-name="ce11" table:formula="of:=[$'source book prisoners'.F27]" office:value-type="float" office:value="228">
            <text:p>228</text:p>
          </table:table-cell>
          <table:table-cell table:style-name="ce11" table:formula="of:=[.P27]+[.Q27]" office:value-type="float" office:value="1521">
            <text:p>1521</text:p>
          </table:table-cell>
          <table:table-cell table:style-name="ce6" table:formula="of:=[.P27]/[.Q27]" office:value-type="float" office:value="5.67105263157895">
            <text:p>5.7</text:p>
          </table:table-cell>
          <table:table-cell table:style-name="ce11" table:formula="of:=([.T26]+[.T28])/2" office:value-type="float" office:value="1239.5">
            <text:p>1240</text:p>
          </table:table-cell>
          <table:table-cell table:style-name="ce11" table:formula="of:=[$'source book prisoners'.I27]" office:value-type="float" office:value="318">
            <text:p>318</text:p>
          </table:table-cell>
          <table:table-cell table:style-name="ce11" table:formula="of:=[.T27]+[.U27]" office:value-type="float" office:value="1557.5">
            <text:p>1558</text:p>
          </table:table-cell>
          <table:table-cell table:style-name="ce6" table:formula="of:=[.T27]/[.U27]" office:value-type="float" office:value="3.89779874213836">
            <text:p>3.9</text:p>
          </table:table-cell>
          <table:table-cell table:style-name="ce11" table:formula="of:=[$'source book prisoners'.K27]" office:value-type="float" office:value="284">
            <text:p>284</text:p>
          </table:table-cell>
          <table:table-cell table:style-name="ce11" table:formula="of:=[$'source book prisoners'.L27]" office:value-type="float" office:value="30">
            <text:p>30</text:p>
          </table:table-cell>
          <table:table-cell table:style-name="ce11" table:formula="of:=[.X27]+[.Y27]" office:value-type="float" office:value="314">
            <text:p>314</text:p>
          </table:table-cell>
          <table:table-cell/>
          <table:table-cell table:style-name="ce11" table:formula="of:=[$'source book prisoners'.O27]" office:value-type="float" office:value="0">
            <text:p/>
          </table:table-cell>
          <table:table-cell table:style-name="ce11" table:formula="of:=[$'source book prisoners'.N27]" office:value-type="float" office:value="151">
            <text:p>151</text:p>
          </table:table-cell>
          <table:table-cell table:style-name="ce11" table:formula="of:=[$'source book prisoners'.Q27]" office:value-type="float" office:value="281">
            <text:p>281</text:p>
          </table:table-cell>
          <table:table-cell table:style-name="ce11" table:formula="of:=[$'source book prisoners'.R27]" office:value-type="float" office:value="32">
            <text:p>32</text:p>
          </table:table-cell>
          <table:table-cell table:style-name="ce11" table:formula="of:=[.AD27]+[.AE27]" office:value-type="float" office:value="313">
            <text:p>313</text:p>
          </table:table-cell>
          <table:table-cell table:style-name="ce11" table:formula="of:=[$'source book prisoners'.T27]" office:value-type="float" office:value="232">
            <text:p>232</text:p>
          </table:table-cell>
          <table:table-cell table:style-name="ce11" table:formula="of:=[$'source book prisoners'.U27]" office:value-type="float" office:value="101">
            <text:p>101</text:p>
          </table:table-cell>
          <table:table-cell table:style-name="ce11" table:formula="of:=[.AG27]+[.AH27]" office:value-type="float" office:value="333">
            <text:p>333</text:p>
          </table:table-cell>
          <table:table-cell table:number-columns-repeated="6" table:style-name="ce11"/>
          <table:table-cell/>
          <table:table-cell office:value-type="string">
            <text:p>South Australia, interpolated for 1900-6</text:p>
          </table:table-cell>
          <table:table-cell table:number-columns-repeated="981"/>
        </table:table-row>
        <table:table-row table:style-name="ro1">
          <table:table-cell office:value-type="float" office:value="1878">
            <text:p>1878</text:p>
          </table:table-cell>
          <table:table-cell table:style-name="ce11" table:formula="of:=[.F28]" office:value-type="float" office:value="3732">
            <text:p>3732</text:p>
          </table:table-cell>
          <table:table-cell table:style-name="ce11" table:formula="of:=[.G28]" office:value-type="float" office:value="743">
            <text:p>743</text:p>
          </table:table-cell>
          <table:table-cell table:style-name="ce11" table:formula="of:=[.J28]" office:value-type="float" office:value="4475">
            <text:p>4475</text:p>
          </table:table-cell>
          <table:table-cell table:style-name="ce6" table:formula="of:=[.I28]" office:value-type="float" office:value="5.0228802153432">
            <text:p>5.0</text:p>
          </table:table-cell>
          <table:table-cell table:style-name="ce11" table:formula="of:=[.P28]+[.T28]+[.X28]+[.AC28]+[.AD28]+[.AG28]+[.AJ28]+[.AM28]" office:value-type="float" office:value="3732">
            <text:p>3732</text:p>
          </table:table-cell>
          <table:table-cell table:style-name="ce11" table:formula="of:=[.Q28]+[.U28]+[.Y28]+[.AB28]+[.AE28]+[.AH28]+[.AK28]+[.AN28]" office:value-type="float" office:value="743">
            <text:p>743</text:p>
          </table:table-cell>
          <table:table-cell table:style-name="ce11" table:formula="of:=[.F28]+[.G28]" office:value-type="float" office:value="4475">
            <text:p>4475</text:p>
          </table:table-cell>
          <table:table-cell table:style-name="ce6" table:formula="of:=[.F28]/[.G28]" office:value-type="float" office:value="5.0228802153432">
            <text:p>5.0</text:p>
          </table:table-cell>
          <table:table-cell table:style-name="ce11" table:formula="of:=[.R28]+[.V28]+[.Z28]+[.AC28]+[.AF28]+[.AI28]+[.AL28]+[.AO28]" office:value-type="float" office:value="4475">
            <text:p>4475</text:p>
          </table:table-cell>
          <table:table-cell table:style-name="ce3" table:formula="of:=[.O28]-[.J28]" office:value-type="float" office:value="0">
            <text:p>0</text:p>
          </table:table-cell>
          <table:table-cell/>
          <table:table-cell table:style-name="ce11" table:formula="of:=[$'source book prisoners'.B28]" office:value-type="float" office:value="3732">
            <text:p>3732</text:p>
          </table:table-cell>
          <table:table-cell table:style-name="ce11" table:formula="of:=[$'source book prisoners'.C28]" office:value-type="float" office:value="743">
            <text:p>743</text:p>
          </table:table-cell>
          <table:table-cell table:style-name="ce11" table:formula="of:=[.M28]+[.N28]" office:value-type="float" office:value="4475">
            <text:p>4475</text:p>
          </table:table-cell>
          <table:table-cell table:style-name="ce11" table:formula="of:=[$'source book prisoners'.E28]" office:value-type="float" office:value="1512">
            <text:p>1512</text:p>
          </table:table-cell>
          <table:table-cell table:style-name="ce11" table:formula="of:=[$'source book prisoners'.F28]" office:value-type="float" office:value="269">
            <text:p>269</text:p>
          </table:table-cell>
          <table:table-cell table:style-name="ce11" table:formula="of:=[.P28]+[.Q28]" office:value-type="float" office:value="1781">
            <text:p>1781</text:p>
          </table:table-cell>
          <table:table-cell table:style-name="ce6" table:formula="of:=[.P28]/[.Q28]" office:value-type="float" office:value="5.62081784386617">
            <text:p>5.6</text:p>
          </table:table-cell>
          <table:table-cell table:style-name="ce11" table:formula="of:=[$'source book prisoners'.H28]" office:value-type="float" office:value="1195">
            <text:p>1195</text:p>
          </table:table-cell>
          <table:table-cell table:style-name="ce11" table:formula="of:=[$'source book prisoners'.I28]" office:value-type="float" office:value="278">
            <text:p>278</text:p>
          </table:table-cell>
          <table:table-cell table:style-name="ce11" table:formula="of:=[.T28]+[.U28]" office:value-type="float" office:value="1473">
            <text:p>1473</text:p>
          </table:table-cell>
          <table:table-cell table:style-name="ce6" table:formula="of:=[.T28]/[.U28]" office:value-type="float" office:value="4.29856115107914">
            <text:p>4.3</text:p>
          </table:table-cell>
          <table:table-cell table:style-name="ce11" table:formula="of:=[$'source book prisoners'.K28]" office:value-type="float" office:value="291">
            <text:p>291</text:p>
          </table:table-cell>
          <table:table-cell table:style-name="ce11" table:formula="of:=[$'source book prisoners'.L28]" office:value-type="float" office:value="48">
            <text:p>48</text:p>
          </table:table-cell>
          <table:table-cell table:style-name="ce11" table:formula="of:=[.X28]+[.Y28]" office:value-type="float" office:value="339">
            <text:p>339</text:p>
          </table:table-cell>
          <table:table-cell/>
          <table:table-cell table:style-name="ce11" table:formula="of:=[$'source book prisoners'.O28]" office:value-type="float" office:value="0">
            <text:p/>
          </table:table-cell>
          <table:table-cell table:style-name="ce11" table:formula="of:=[$'source book prisoners'.N28]" office:value-type="float" office:value="140">
            <text:p>140</text:p>
          </table:table-cell>
          <table:table-cell table:style-name="ce11" table:formula="of:=[$'source book prisoners'.Q28]" office:value-type="float" office:value="345">
            <text:p>345</text:p>
          </table:table-cell>
          <table:table-cell table:style-name="ce11" table:formula="of:=[$'source book prisoners'.R28]" office:value-type="float" office:value="41">
            <text:p>41</text:p>
          </table:table-cell>
          <table:table-cell table:style-name="ce11" table:formula="of:=[.AD28]+[.AE28]" office:value-type="float" office:value="386">
            <text:p>386</text:p>
          </table:table-cell>
          <table:table-cell table:style-name="ce11" table:formula="of:=[$'source book prisoners'.T28]" office:value-type="float" office:value="249">
            <text:p>249</text:p>
          </table:table-cell>
          <table:table-cell table:style-name="ce11" table:formula="of:=[$'source book prisoners'.U28]" office:value-type="float" office:value="107">
            <text:p>107</text:p>
          </table:table-cell>
          <table:table-cell table:style-name="ce11" table:formula="of:=[.AG28]+[.AH28]" office:value-type="float" office:value="356">
            <text:p>356</text:p>
          </table:table-cell>
          <table:table-cell table:number-columns-repeated="6" table:style-name="ce11"/>
          <table:table-cell/>
          <table:table-cell office:value-type="string">
            <text:p>New South Wales, 1944-1959, total estimated from Australian total residual; sex ratio interpolated, male and female counts calculated</text:p>
          </table:table-cell>
          <table:table-cell table:number-columns-repeated="981"/>
        </table:table-row>
        <table:table-row table:style-name="ro1">
          <table:table-cell office:value-type="float" office:value="1879">
            <text:p>1879</text:p>
          </table:table-cell>
          <table:table-cell table:style-name="ce11" table:formula="of:=[.F29]" office:value-type="float" office:value="3983">
            <text:p>3983</text:p>
          </table:table-cell>
          <table:table-cell table:style-name="ce11" table:formula="of:=[.G29]" office:value-type="float" office:value="797">
            <text:p>797</text:p>
          </table:table-cell>
          <table:table-cell table:style-name="ce11" table:formula="of:=[.J29]" office:value-type="float" office:value="4780">
            <text:p>4780</text:p>
          </table:table-cell>
          <table:table-cell table:style-name="ce6" table:formula="of:=[.I29]" office:value-type="float" office:value="4.99749058971142">
            <text:p>5.0</text:p>
          </table:table-cell>
          <table:table-cell table:style-name="ce11" table:formula="of:=[.P29]+[.T29]+[.X29]+[.AA29]+[.AD29]+[.AG29]+[.AJ29]+[.AM29]" office:value-type="float" office:value="3983">
            <text:p>3983</text:p>
          </table:table-cell>
          <table:table-cell table:style-name="ce11" table:formula="of:=[.Q29]+[.U29]+[.Y29]+[.AB29]+[.AE29]+[.AH29]+[.AK29]+[.AN29]" office:value-type="float" office:value="797">
            <text:p>797</text:p>
          </table:table-cell>
          <table:table-cell table:style-name="ce11" table:formula="of:=[.F29]+[.G29]" office:value-type="float" office:value="4780">
            <text:p>4780</text:p>
          </table:table-cell>
          <table:table-cell table:style-name="ce6" table:formula="of:=[.F29]/[.G29]" office:value-type="float" office:value="4.99749058971142">
            <text:p>5.0</text:p>
          </table:table-cell>
          <table:table-cell table:style-name="ce11" table:formula="of:=[.R29]+[.V29]+[.Z29]+[.AC29]+[.AF29]+[.AI29]+[.AL29]+[.AO29]" office:value-type="float" office:value="4780">
            <text:p>4780</text:p>
          </table:table-cell>
          <table:table-cell table:style-name="ce3" table:formula="of:=[.O29]-[.J29]" office:value-type="float" office:value="-693">
            <text:p>-693</text:p>
          </table:table-cell>
          <table:table-cell/>
          <table:table-cell table:style-name="ce11" table:formula="of:=[$'source book prisoners'.B29]" office:value-type="float" office:value="3290">
            <text:p>3290</text:p>
          </table:table-cell>
          <table:table-cell table:style-name="ce11" table:formula="of:=[$'source book prisoners'.C29]" office:value-type="float" office:value="797">
            <text:p>797</text:p>
          </table:table-cell>
          <table:table-cell table:style-name="ce11" table:formula="of:=[.M29]+[.N29]" office:value-type="float" office:value="4087">
            <text:p>4087</text:p>
          </table:table-cell>
          <table:table-cell table:style-name="ce11" table:formula="of:=[$'source book prisoners'.E29]" office:value-type="float" office:value="1641">
            <text:p>1641</text:p>
          </table:table-cell>
          <table:table-cell table:style-name="ce11" table:formula="of:=[$'source book prisoners'.F29]" office:value-type="float" office:value="310">
            <text:p>310</text:p>
          </table:table-cell>
          <table:table-cell table:style-name="ce11" table:formula="of:=[.P29]+[.Q29]" office:value-type="float" office:value="1951">
            <text:p>1951</text:p>
          </table:table-cell>
          <table:table-cell table:style-name="ce6" table:formula="of:=[.P29]/[.Q29]" office:value-type="float" office:value="5.29354838709677">
            <text:p>5.3</text:p>
          </table:table-cell>
          <table:table-cell table:style-name="ce11" table:formula="of:=([.T28]+[.T30])/2" office:value-type="float" office:value="1229">
            <text:p>1229</text:p>
          </table:table-cell>
          <table:table-cell table:style-name="ce11" table:formula="of:=[$'source book prisoners'.I29]" office:value-type="float" office:value="312">
            <text:p>312</text:p>
          </table:table-cell>
          <table:table-cell table:style-name="ce11" table:formula="of:=[.T29]+[.U29]" office:value-type="float" office:value="1541">
            <text:p>1541</text:p>
          </table:table-cell>
          <table:table-cell table:style-name="ce6" table:formula="of:=[.T29]/[.U29]" office:value-type="float" office:value="3.93910256410256">
            <text:p>3.9</text:p>
          </table:table-cell>
          <table:table-cell table:style-name="ce11" table:formula="of:=[$'source book prisoners'.K29]" office:value-type="float" office:value="329">
            <text:p>329</text:p>
          </table:table-cell>
          <table:table-cell table:style-name="ce11" table:formula="of:=[$'source book prisoners'.L29]" office:value-type="float" office:value="44">
            <text:p>44</text:p>
          </table:table-cell>
          <table:table-cell table:style-name="ce11" table:formula="of:=[.X29]+[.Y29]" office:value-type="float" office:value="373">
            <text:p>373</text:p>
          </table:table-cell>
          <table:table-cell table:style-name="ce11" table:formula="of:=[$'source book prisoners'.N29]" office:value-type="float" office:value="122">
            <text:p>122</text:p>
          </table:table-cell>
          <table:table-cell table:style-name="ce11" table:formula="of:=[$'source book prisoners'.O29]" office:value-type="float" office:value="12">
            <text:p>12</text:p>
          </table:table-cell>
          <table:table-cell table:style-name="ce11" table:formula="of:=[.AA29]+[.AB29]" office:value-type="float" office:value="134">
            <text:p>134</text:p>
          </table:table-cell>
          <table:table-cell table:style-name="ce11" table:formula="of:=[$'source book prisoners'.Q29]" office:value-type="float" office:value="398">
            <text:p>398</text:p>
          </table:table-cell>
          <table:table-cell table:style-name="ce11" table:formula="of:=[$'source book prisoners'.R29]" office:value-type="float" office:value="32">
            <text:p>32</text:p>
          </table:table-cell>
          <table:table-cell table:style-name="ce11" table:formula="of:=[.AD29]+[.AE29]" office:value-type="float" office:value="430">
            <text:p>430</text:p>
          </table:table-cell>
          <table:table-cell table:style-name="ce11" table:formula="of:=[$'source book prisoners'.T29]" office:value-type="float" office:value="264">
            <text:p>264</text:p>
          </table:table-cell>
          <table:table-cell table:style-name="ce11" table:formula="of:=[$'source book prisoners'.U29]" office:value-type="float" office:value="87">
            <text:p>87</text:p>
          </table:table-cell>
          <table:table-cell table:style-name="ce11" table:formula="of:=[.AG29]+[.AH29]" office:value-type="float" office:value="351">
            <text:p>351</text:p>
          </table:table-cell>
          <table:table-cell table:number-columns-repeated="6" table:style-name="ce11"/>
          <table:table-cell table:number-columns-repeated="983"/>
        </table:table-row>
        <table:table-row table:style-name="ro1">
          <table:table-cell office:value-type="float" office:value="1880">
            <text:p>1880</text:p>
          </table:table-cell>
          <table:table-cell table:style-name="ce11" table:formula="of:=[.F30]" office:value-type="float" office:value="4079">
            <text:p>4079</text:p>
          </table:table-cell>
          <table:table-cell table:style-name="ce11" table:formula="of:=[.G30]" office:value-type="float" office:value="835">
            <text:p>835</text:p>
          </table:table-cell>
          <table:table-cell table:style-name="ce11" table:formula="of:=[.J30]" office:value-type="float" office:value="4914">
            <text:p>4914</text:p>
          </table:table-cell>
          <table:table-cell table:style-name="ce6" table:formula="of:=[.I30]" office:value-type="float" office:value="4.88502994011976">
            <text:p>4.9</text:p>
          </table:table-cell>
          <table:table-cell table:style-name="ce11" table:formula="of:=[.P30]+[.T30]+[.X30]+[.AA30]+[.AD30]+[.AG30]+[.AJ30]+[.AM30]" office:value-type="float" office:value="4079">
            <text:p>4079</text:p>
          </table:table-cell>
          <table:table-cell table:style-name="ce11" table:formula="of:=[.Q30]+[.U30]+[.Y30]+[.AB30]+[.AE30]+[.AH30]+[.AK30]+[.AN30]" office:value-type="float" office:value="835">
            <text:p>835</text:p>
          </table:table-cell>
          <table:table-cell table:style-name="ce11" table:formula="of:=[.F30]+[.G30]" office:value-type="float" office:value="4914">
            <text:p>4914</text:p>
          </table:table-cell>
          <table:table-cell table:style-name="ce6" table:formula="of:=[.F30]/[.G30]" office:value-type="float" office:value="4.88502994011976">
            <text:p>4.9</text:p>
          </table:table-cell>
          <table:table-cell table:style-name="ce11" table:formula="of:=[.R30]+[.V30]+[.Z30]+[.AC30]+[.AF30]+[.AI30]+[.AL30]+[.AO30]" office:value-type="float" office:value="4914">
            <text:p>4914</text:p>
          </table:table-cell>
          <table:table-cell table:style-name="ce3" table:formula="of:=[.O30]-[.J30]" office:value-type="float" office:value="0">
            <text:p>0</text:p>
          </table:table-cell>
          <table:table-cell table:style-name="ce11"/>
          <table:table-cell table:style-name="ce11" table:formula="of:=[$'source book prisoners'.B30]" office:value-type="float" office:value="4079">
            <text:p>4079</text:p>
          </table:table-cell>
          <table:table-cell table:style-name="ce11" table:formula="of:=[$'source book prisoners'.C30]" office:value-type="float" office:value="835">
            <text:p>835</text:p>
          </table:table-cell>
          <table:table-cell table:style-name="ce11" table:formula="of:=[.M30]+[.N30]" office:value-type="float" office:value="4914">
            <text:p>4914</text:p>
          </table:table-cell>
          <table:table-cell table:style-name="ce11" table:formula="of:=[$'source book prisoners'.E30]" office:value-type="float" office:value="1759">
            <text:p>1759</text:p>
          </table:table-cell>
          <table:table-cell table:style-name="ce11" table:formula="of:=[$'source book prisoners'.F30]" office:value-type="float" office:value="362">
            <text:p>362</text:p>
          </table:table-cell>
          <table:table-cell table:style-name="ce11" table:formula="of:=[.P30]+[.Q30]" office:value-type="float" office:value="2121">
            <text:p>2121</text:p>
          </table:table-cell>
          <table:table-cell table:style-name="ce6" table:formula="of:=[.P30]/[.Q30]" office:value-type="float" office:value="4.85911602209945">
            <text:p>4.9</text:p>
          </table:table-cell>
          <table:table-cell table:style-name="ce11" table:formula="of:=[$'source book prisoners'.H30]" office:value-type="float" office:value="1263">
            <text:p>1263</text:p>
          </table:table-cell>
          <table:table-cell table:style-name="ce11" table:formula="of:=[$'source book prisoners'.I30]" office:value-type="float" office:value="316">
            <text:p>316</text:p>
          </table:table-cell>
          <table:table-cell table:style-name="ce11" table:formula="of:=[.T30]+[.U30]" office:value-type="float" office:value="1579">
            <text:p>1579</text:p>
          </table:table-cell>
          <table:table-cell table:style-name="ce6" table:formula="of:=[.T30]/[.U30]" office:value-type="float" office:value="3.99683544303797">
            <text:p>4.0</text:p>
          </table:table-cell>
          <table:table-cell table:style-name="ce11" table:formula="of:=[$'source book prisoners'.K30]" office:value-type="float" office:value="301">
            <text:p>301</text:p>
          </table:table-cell>
          <table:table-cell table:style-name="ce11" table:formula="of:=[$'source book prisoners'.L30]" office:value-type="float" office:value="48">
            <text:p>48</text:p>
          </table:table-cell>
          <table:table-cell table:style-name="ce11" table:formula="of:=[.X30]+[.Y30]" office:value-type="float" office:value="349">
            <text:p>349</text:p>
          </table:table-cell>
          <table:table-cell table:style-name="ce11" table:formula="of:=[$'source book prisoners'.N30]" office:value-type="float" office:value="125">
            <text:p>125</text:p>
          </table:table-cell>
          <table:table-cell table:style-name="ce11" table:formula="of:=[$'source book prisoners'.O30]" office:value-type="float" office:value="8">
            <text:p>8</text:p>
          </table:table-cell>
          <table:table-cell table:style-name="ce11" table:formula="of:=[.AA30]+[.AB30]" office:value-type="float" office:value="133">
            <text:p>133</text:p>
          </table:table-cell>
          <table:table-cell table:style-name="ce11" table:formula="of:=[$'source book prisoners'.Q30]" office:value-type="float" office:value="376">
            <text:p>376</text:p>
          </table:table-cell>
          <table:table-cell table:style-name="ce11" table:formula="of:=[$'source book prisoners'.R30]" office:value-type="float" office:value="19">
            <text:p>19</text:p>
          </table:table-cell>
          <table:table-cell table:style-name="ce11" table:formula="of:=[.AD30]+[.AE30]" office:value-type="float" office:value="395">
            <text:p>395</text:p>
          </table:table-cell>
          <table:table-cell table:style-name="ce11" table:formula="of:=[$'source book prisoners'.T30]" office:value-type="float" office:value="255">
            <text:p>255</text:p>
          </table:table-cell>
          <table:table-cell table:style-name="ce11" table:formula="of:=[$'source book prisoners'.U30]" office:value-type="float" office:value="82">
            <text:p>82</text:p>
          </table:table-cell>
          <table:table-cell table:style-name="ce11" table:formula="of:=[.AG30]+[.AH30]" office:value-type="float" office:value="337">
            <text:p>337</text:p>
          </table:table-cell>
          <table:table-cell table:style-name="ce11" table:formula="of:=[$'source book prisoners'.W30]" office:value-type="float" office:value="0">
            <text:p/>
          </table:table-cell>
          <table:table-cell table:style-name="ce11" table:formula="of:=[$'source book prisoners'.X30]" office:value-type="float" office:value="0">
            <text:p/>
          </table:table-cell>
          <table:table-cell table:style-name="ce11" table:formula="of:=[$'source book prisoners'.Y30]" office:value-type="float" office:value="0">
            <text:p/>
          </table:table-cell>
          <table:table-cell table:style-name="ce11" table:formula="of:=[$'source book prisoners'.Z30]" office:value-type="float" office:value="0">
            <text:p/>
          </table:table-cell>
          <table:table-cell table:style-name="ce11" table:formula="of:=[$'source book prisoners'.AA30]" office:value-type="float" office:value="0">
            <text:p/>
          </table:table-cell>
          <table:table-cell table:style-name="ce11" table:formula="of:=[$'source book prisoners'.AB30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881">
            <text:p>1881</text:p>
          </table:table-cell>
          <table:table-cell table:style-name="ce11" table:formula="of:=[.F31]" office:value-type="float" office:value="4108">
            <text:p>4108</text:p>
          </table:table-cell>
          <table:table-cell table:style-name="ce11" table:formula="of:=[.G31]" office:value-type="float" office:value="768">
            <text:p>768</text:p>
          </table:table-cell>
          <table:table-cell table:style-name="ce11" table:formula="of:=[.J31]" office:value-type="float" office:value="4876">
            <text:p>4876</text:p>
          </table:table-cell>
          <table:table-cell table:style-name="ce6" table:formula="of:=[.I31]" office:value-type="float" office:value="5.34895833333333">
            <text:p>5.3</text:p>
          </table:table-cell>
          <table:table-cell table:style-name="ce11" table:formula="of:=[.P31]+[.T31]+[.X31]+[.AA31]+[.AD31]+[.AG31]+[.AJ31]+[.AM31]" office:value-type="float" office:value="4108">
            <text:p>4108</text:p>
          </table:table-cell>
          <table:table-cell table:style-name="ce11" table:formula="of:=[.Q31]+[.U31]+[.Y31]+[.AB31]+[.AE31]+[.AH31]+[.AK31]+[.AN31]" office:value-type="float" office:value="768">
            <text:p>768</text:p>
          </table:table-cell>
          <table:table-cell table:style-name="ce11" table:formula="of:=[.F31]+[.G31]" office:value-type="float" office:value="4876">
            <text:p>4876</text:p>
          </table:table-cell>
          <table:table-cell table:style-name="ce6" table:formula="of:=[.F31]/[.G31]" office:value-type="float" office:value="5.34895833333333">
            <text:p>5.3</text:p>
          </table:table-cell>
          <table:table-cell table:style-name="ce11" table:formula="of:=[.R31]+[.V31]+[.Z31]+[.AC31]+[.AF31]+[.AI31]+[.AL31]+[.AO31]" office:value-type="float" office:value="4876">
            <text:p>4876</text:p>
          </table:table-cell>
          <table:table-cell table:style-name="ce3" table:formula="of:=[.O31]-[.J31]" office:value-type="float" office:value="1">
            <text:p>1</text:p>
          </table:table-cell>
          <table:table-cell table:style-name="ce11"/>
          <table:table-cell table:style-name="ce11" table:formula="of:=[$'source book prisoners'.B31]" office:value-type="float" office:value="4109">
            <text:p>4109</text:p>
          </table:table-cell>
          <table:table-cell table:style-name="ce11" table:formula="of:=[$'source book prisoners'.C31]" office:value-type="float" office:value="768">
            <text:p>768</text:p>
          </table:table-cell>
          <table:table-cell table:style-name="ce11" table:formula="of:=[.M31]+[.N31]" office:value-type="float" office:value="4877">
            <text:p>4877</text:p>
          </table:table-cell>
          <table:table-cell table:style-name="ce11" table:formula="of:=[$'source book prisoners'.E31]" office:value-type="float" office:value="1753">
            <text:p>1753</text:p>
          </table:table-cell>
          <table:table-cell table:style-name="ce11" table:formula="of:=[$'source book prisoners'.F31]" office:value-type="float" office:value="322">
            <text:p>322</text:p>
          </table:table-cell>
          <table:table-cell table:style-name="ce11" table:formula="of:=[.P31]+[.Q31]" office:value-type="float" office:value="2075">
            <text:p>2075</text:p>
          </table:table-cell>
          <table:table-cell table:style-name="ce6" table:formula="of:=[.P31]/[.Q31]" office:value-type="float" office:value="5.44409937888199">
            <text:p>5.4</text:p>
          </table:table-cell>
          <table:table-cell table:style-name="ce11" table:formula="of:=[$'source book prisoners'.H31]" office:value-type="float" office:value="1273">
            <text:p>1273</text:p>
          </table:table-cell>
          <table:table-cell table:style-name="ce11" table:formula="of:=[$'source book prisoners'.I31]" office:value-type="float" office:value="304">
            <text:p>304</text:p>
          </table:table-cell>
          <table:table-cell table:style-name="ce11" table:formula="of:=[.T31]+[.U31]" office:value-type="float" office:value="1577">
            <text:p>1577</text:p>
          </table:table-cell>
          <table:table-cell table:style-name="ce6" table:formula="of:=[.T31]/[.U31]" office:value-type="float" office:value="4.1875">
            <text:p>4.2</text:p>
          </table:table-cell>
          <table:table-cell table:style-name="ce11" table:formula="of:=[$'source book prisoners'.K31]" office:value-type="float" office:value="266">
            <text:p>266</text:p>
          </table:table-cell>
          <table:table-cell table:style-name="ce11" table:formula="of:=[$'source book prisoners'.L31]" office:value-type="float" office:value="38">
            <text:p>38</text:p>
          </table:table-cell>
          <table:table-cell table:style-name="ce11" table:formula="of:=[.X31]+[.Y31]" office:value-type="float" office:value="304">
            <text:p>304</text:p>
          </table:table-cell>
          <table:table-cell table:style-name="ce11" table:formula="of:=[$'source book prisoners'.N31]" office:value-type="float" office:value="131">
            <text:p>131</text:p>
          </table:table-cell>
          <table:table-cell table:style-name="ce11" table:formula="of:=[$'source book prisoners'.O31]" office:value-type="float" office:value="7">
            <text:p>7</text:p>
          </table:table-cell>
          <table:table-cell table:style-name="ce11" table:formula="of:=[.AA31]+[.AB31]" office:value-type="float" office:value="138">
            <text:p>138</text:p>
          </table:table-cell>
          <table:table-cell table:style-name="ce11" table:formula="of:=[$'source book prisoners'.Q31]" office:value-type="float" office:value="450">
            <text:p>450</text:p>
          </table:table-cell>
          <table:table-cell table:style-name="ce11" table:formula="of:=[$'source book prisoners'.R31]" office:value-type="float" office:value="39">
            <text:p>39</text:p>
          </table:table-cell>
          <table:table-cell table:style-name="ce11" table:formula="of:=[.AD31]+[.AE31]" office:value-type="float" office:value="489">
            <text:p>489</text:p>
          </table:table-cell>
          <table:table-cell table:style-name="ce11" table:formula="of:=[$'source book prisoners'.T31]" office:value-type="float" office:value="235">
            <text:p>235</text:p>
          </table:table-cell>
          <table:table-cell table:style-name="ce11" table:formula="of:=[$'source book prisoners'.U31]" office:value-type="float" office:value="58">
            <text:p>58</text:p>
          </table:table-cell>
          <table:table-cell table:style-name="ce11" table:formula="of:=[.AG31]+[.AH31]" office:value-type="float" office:value="293">
            <text:p>293</text:p>
          </table:table-cell>
          <table:table-cell table:style-name="ce11" table:formula="of:=[$'source book prisoners'.W31]" office:value-type="float" office:value="0">
            <text:p/>
          </table:table-cell>
          <table:table-cell table:style-name="ce11" table:formula="of:=[$'source book prisoners'.X31]" office:value-type="float" office:value="0">
            <text:p/>
          </table:table-cell>
          <table:table-cell table:style-name="ce11" table:formula="of:=[$'source book prisoners'.Y31]" office:value-type="float" office:value="0">
            <text:p/>
          </table:table-cell>
          <table:table-cell table:style-name="ce11" table:formula="of:=[$'source book prisoners'.Z31]" office:value-type="float" office:value="0">
            <text:p/>
          </table:table-cell>
          <table:table-cell table:style-name="ce11" table:formula="of:=[$'source book prisoners'.AA31]" office:value-type="float" office:value="0">
            <text:p/>
          </table:table-cell>
          <table:table-cell table:style-name="ce11" table:formula="of:=[$'source book prisoners'.AB31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882">
            <text:p>1882</text:p>
          </table:table-cell>
          <table:table-cell table:style-name="ce11" table:formula="of:=[.F32]" office:value-type="float" office:value="3919">
            <text:p>3919</text:p>
          </table:table-cell>
          <table:table-cell table:style-name="ce11" table:formula="of:=[.G32]" office:value-type="float" office:value="741">
            <text:p>741</text:p>
          </table:table-cell>
          <table:table-cell table:style-name="ce11" table:formula="of:=[.J32]" office:value-type="float" office:value="4660">
            <text:p>4660</text:p>
          </table:table-cell>
          <table:table-cell table:style-name="ce6" table:formula="of:=[.I32]" office:value-type="float" office:value="5.28879892037787">
            <text:p>5.3</text:p>
          </table:table-cell>
          <table:table-cell table:style-name="ce11" table:formula="of:=[.P32]+[.T32]+[.X32]+[.AA32]+[.AD32]+[.AG32]+[.AJ32]+[.AM32]" office:value-type="float" office:value="3919">
            <text:p>3919</text:p>
          </table:table-cell>
          <table:table-cell table:style-name="ce11" table:formula="of:=[.Q32]+[.U32]+[.Y32]+[.AB32]+[.AE32]+[.AH32]+[.AK32]+[.AN32]" office:value-type="float" office:value="741">
            <text:p>741</text:p>
          </table:table-cell>
          <table:table-cell table:style-name="ce11" table:formula="of:=[.F32]+[.G32]" office:value-type="float" office:value="4660">
            <text:p>4660</text:p>
          </table:table-cell>
          <table:table-cell table:style-name="ce6" table:formula="of:=[.F32]/[.G32]" office:value-type="float" office:value="5.28879892037787">
            <text:p>5.3</text:p>
          </table:table-cell>
          <table:table-cell table:style-name="ce11" table:formula="of:=[.R32]+[.V32]+[.Z32]+[.AC32]+[.AF32]+[.AI32]+[.AL32]+[.AO32]" office:value-type="float" office:value="4660">
            <text:p>4660</text:p>
          </table:table-cell>
          <table:table-cell table:style-name="ce3" table:formula="of:=[.O32]-[.J32]" office:value-type="float" office:value="0">
            <text:p>0</text:p>
          </table:table-cell>
          <table:table-cell table:style-name="ce11"/>
          <table:table-cell table:style-name="ce11" table:formula="of:=[$'source book prisoners'.B32]" office:value-type="float" office:value="3919">
            <text:p>3919</text:p>
          </table:table-cell>
          <table:table-cell table:style-name="ce11" table:formula="of:=[$'source book prisoners'.C32]" office:value-type="float" office:value="741">
            <text:p>741</text:p>
          </table:table-cell>
          <table:table-cell table:style-name="ce11" table:formula="of:=[.M32]+[.N32]" office:value-type="float" office:value="4660">
            <text:p>4660</text:p>
          </table:table-cell>
          <table:table-cell table:style-name="ce11" table:formula="of:=[$'source book prisoners'.E32]" office:value-type="float" office:value="1646">
            <text:p>1646</text:p>
          </table:table-cell>
          <table:table-cell table:style-name="ce11" table:formula="of:=[$'source book prisoners'.F32]" office:value-type="float" office:value="289">
            <text:p>289</text:p>
          </table:table-cell>
          <table:table-cell table:style-name="ce11" table:formula="of:=[.P32]+[.Q32]" office:value-type="float" office:value="1935">
            <text:p>1935</text:p>
          </table:table-cell>
          <table:table-cell table:style-name="ce6" table:formula="of:=[.P32]/[.Q32]" office:value-type="float" office:value="5.69550173010381">
            <text:p>5.7</text:p>
          </table:table-cell>
          <table:table-cell table:style-name="ce11" table:formula="of:=[$'source book prisoners'.H32]" office:value-type="float" office:value="1179">
            <text:p>1179</text:p>
          </table:table-cell>
          <table:table-cell table:style-name="ce11" table:formula="of:=[$'source book prisoners'.I32]" office:value-type="float" office:value="296">
            <text:p>296</text:p>
          </table:table-cell>
          <table:table-cell table:style-name="ce11" table:formula="of:=[.T32]+[.U32]" office:value-type="float" office:value="1475">
            <text:p>1475</text:p>
          </table:table-cell>
          <table:table-cell table:style-name="ce6" table:formula="of:=[.T32]/[.U32]" office:value-type="float" office:value="3.98310810810811">
            <text:p>4.0</text:p>
          </table:table-cell>
          <table:table-cell table:style-name="ce11" table:formula="of:=[$'source book prisoners'.K32]" office:value-type="float" office:value="300">
            <text:p>300</text:p>
          </table:table-cell>
          <table:table-cell table:style-name="ce11" table:formula="of:=[$'source book prisoners'.L32]" office:value-type="float" office:value="45">
            <text:p>45</text:p>
          </table:table-cell>
          <table:table-cell table:style-name="ce11" table:formula="of:=[.X32]+[.Y32]" office:value-type="float" office:value="345">
            <text:p>345</text:p>
          </table:table-cell>
          <table:table-cell table:style-name="ce11" table:formula="of:=[$'source book prisoners'.N32]" office:value-type="float" office:value="145">
            <text:p>145</text:p>
          </table:table-cell>
          <table:table-cell table:style-name="ce11" table:formula="of:=[$'source book prisoners'.O32]" office:value-type="float" office:value="8">
            <text:p>8</text:p>
          </table:table-cell>
          <table:table-cell table:style-name="ce11" table:formula="of:=[.AA32]+[.AB32]" office:value-type="float" office:value="153">
            <text:p>153</text:p>
          </table:table-cell>
          <table:table-cell table:style-name="ce11" table:formula="of:=[$'source book prisoners'.Q32]" office:value-type="float" office:value="429">
            <text:p>429</text:p>
          </table:table-cell>
          <table:table-cell table:style-name="ce11" table:formula="of:=[$'source book prisoners'.R32]" office:value-type="float" office:value="37">
            <text:p>37</text:p>
          </table:table-cell>
          <table:table-cell table:style-name="ce11" table:formula="of:=[.AD32]+[.AE32]" office:value-type="float" office:value="466">
            <text:p>466</text:p>
          </table:table-cell>
          <table:table-cell table:style-name="ce11" table:formula="of:=[$'source book prisoners'.T32]" office:value-type="float" office:value="220">
            <text:p>220</text:p>
          </table:table-cell>
          <table:table-cell table:style-name="ce11" table:formula="of:=[$'source book prisoners'.U32]" office:value-type="float" office:value="66">
            <text:p>66</text:p>
          </table:table-cell>
          <table:table-cell table:style-name="ce11" table:formula="of:=[.AG32]+[.AH32]" office:value-type="float" office:value="286">
            <text:p>286</text:p>
          </table:table-cell>
          <table:table-cell table:style-name="ce11" table:formula="of:=[$'source book prisoners'.W32]" office:value-type="float" office:value="0">
            <text:p/>
          </table:table-cell>
          <table:table-cell table:style-name="ce11" table:formula="of:=[$'source book prisoners'.X32]" office:value-type="float" office:value="0">
            <text:p/>
          </table:table-cell>
          <table:table-cell table:style-name="ce11" table:formula="of:=[$'source book prisoners'.Y32]" office:value-type="float" office:value="0">
            <text:p/>
          </table:table-cell>
          <table:table-cell table:style-name="ce11" table:formula="of:=[$'source book prisoners'.Z32]" office:value-type="float" office:value="0">
            <text:p/>
          </table:table-cell>
          <table:table-cell table:style-name="ce11" table:formula="of:=[$'source book prisoners'.AA32]" office:value-type="float" office:value="0">
            <text:p/>
          </table:table-cell>
          <table:table-cell table:style-name="ce11" table:formula="of:=[$'source book prisoners'.AB32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883">
            <text:p>1883</text:p>
          </table:table-cell>
          <table:table-cell table:style-name="ce11" table:formula="of:=[.F33]" office:value-type="float" office:value="4063">
            <text:p>4063</text:p>
          </table:table-cell>
          <table:table-cell table:style-name="ce11" table:formula="of:=[.G33]" office:value-type="float" office:value="837">
            <text:p>837</text:p>
          </table:table-cell>
          <table:table-cell table:style-name="ce11" table:formula="of:=[.J33]" office:value-type="float" office:value="4900">
            <text:p>4900</text:p>
          </table:table-cell>
          <table:table-cell table:style-name="ce6" table:formula="of:=[.I33]" office:value-type="float" office:value="4.85424133811231">
            <text:p>4.9</text:p>
          </table:table-cell>
          <table:table-cell table:style-name="ce11" table:formula="of:=[.P33]+[.T33]+[.X33]+[.AA33]+[.AD33]+[.AG33]+[.AJ33]+[.AM33]" office:value-type="float" office:value="4063">
            <text:p>4063</text:p>
          </table:table-cell>
          <table:table-cell table:style-name="ce11" table:formula="of:=[.Q33]+[.U33]+[.Y33]+[.AB33]+[.AE33]+[.AH33]+[.AK33]+[.AN33]" office:value-type="float" office:value="837">
            <text:p>837</text:p>
          </table:table-cell>
          <table:table-cell table:style-name="ce11" table:formula="of:=[.F33]+[.G33]" office:value-type="float" office:value="4900">
            <text:p>4900</text:p>
          </table:table-cell>
          <table:table-cell table:style-name="ce6" table:formula="of:=[.F33]/[.G33]" office:value-type="float" office:value="4.85424133811231">
            <text:p>4.9</text:p>
          </table:table-cell>
          <table:table-cell table:style-name="ce11" table:formula="of:=[.R33]+[.V33]+[.Z33]+[.AC33]+[.AF33]+[.AI33]+[.AL33]+[.AO33]" office:value-type="float" office:value="4900">
            <text:p>4900</text:p>
          </table:table-cell>
          <table:table-cell table:style-name="ce3" table:formula="of:=[.O33]-[.J33]" office:value-type="float" office:value="0">
            <text:p>0</text:p>
          </table:table-cell>
          <table:table-cell table:style-name="ce11"/>
          <table:table-cell table:style-name="ce11" table:formula="of:=[$'source book prisoners'.B33]" office:value-type="float" office:value="4063">
            <text:p>4063</text:p>
          </table:table-cell>
          <table:table-cell table:style-name="ce11" table:formula="of:=[$'source book prisoners'.C33]" office:value-type="float" office:value="837">
            <text:p>837</text:p>
          </table:table-cell>
          <table:table-cell table:style-name="ce11" table:formula="of:=[.M33]+[.N33]" office:value-type="float" office:value="4900">
            <text:p>4900</text:p>
          </table:table-cell>
          <table:table-cell table:style-name="ce11" table:formula="of:=[$'source book prisoners'.E33]" office:value-type="float" office:value="1826">
            <text:p>1826</text:p>
          </table:table-cell>
          <table:table-cell table:style-name="ce11" table:formula="of:=[$'source book prisoners'.F33]" office:value-type="float" office:value="342">
            <text:p>342</text:p>
          </table:table-cell>
          <table:table-cell table:style-name="ce11" table:formula="of:=[.P33]+[.Q33]" office:value-type="float" office:value="2168">
            <text:p>2168</text:p>
          </table:table-cell>
          <table:table-cell table:style-name="ce6" table:formula="of:=[.P33]/[.Q33]" office:value-type="float" office:value="5.33918128654971">
            <text:p>5.3</text:p>
          </table:table-cell>
          <table:table-cell table:style-name="ce11" table:formula="of:=[$'source book prisoners'.H33]" office:value-type="float" office:value="1110">
            <text:p>1110</text:p>
          </table:table-cell>
          <table:table-cell table:style-name="ce11" table:formula="of:=[$'source book prisoners'.I33]" office:value-type="float" office:value="319">
            <text:p>319</text:p>
          </table:table-cell>
          <table:table-cell table:style-name="ce11" table:formula="of:=[.T33]+[.U33]" office:value-type="float" office:value="1429">
            <text:p>1429</text:p>
          </table:table-cell>
          <table:table-cell table:style-name="ce6" table:formula="of:=[.T33]/[.U33]" office:value-type="float" office:value="3.47962382445141">
            <text:p>3.5</text:p>
          </table:table-cell>
          <table:table-cell table:style-name="ce11" table:formula="of:=[$'source book prisoners'.K33]" office:value-type="float" office:value="403">
            <text:p>403</text:p>
          </table:table-cell>
          <table:table-cell table:style-name="ce11" table:formula="of:=[$'source book prisoners'.L33]" office:value-type="float" office:value="60">
            <text:p>60</text:p>
          </table:table-cell>
          <table:table-cell table:style-name="ce11" table:formula="of:=[.X33]+[.Y33]" office:value-type="float" office:value="463">
            <text:p>463</text:p>
          </table:table-cell>
          <table:table-cell table:style-name="ce11" table:formula="of:=[$'source book prisoners'.N33]" office:value-type="float" office:value="133">
            <text:p>133</text:p>
          </table:table-cell>
          <table:table-cell table:style-name="ce11" table:formula="of:=[$'source book prisoners'.O33]" office:value-type="float" office:value="8">
            <text:p>8</text:p>
          </table:table-cell>
          <table:table-cell table:style-name="ce11" table:formula="of:=[.AA33]+[.AB33]" office:value-type="float" office:value="141">
            <text:p>141</text:p>
          </table:table-cell>
          <table:table-cell table:style-name="ce11" table:formula="of:=[$'source book prisoners'.Q33]" office:value-type="float" office:value="400">
            <text:p>400</text:p>
          </table:table-cell>
          <table:table-cell table:style-name="ce11" table:formula="of:=[$'source book prisoners'.R33]" office:value-type="float" office:value="50">
            <text:p>50</text:p>
          </table:table-cell>
          <table:table-cell table:style-name="ce11" table:formula="of:=[.AD33]+[.AE33]" office:value-type="float" office:value="450">
            <text:p>450</text:p>
          </table:table-cell>
          <table:table-cell table:style-name="ce11" table:formula="of:=[$'source book prisoners'.T33]" office:value-type="float" office:value="191">
            <text:p>191</text:p>
          </table:table-cell>
          <table:table-cell table:style-name="ce11" table:formula="of:=[$'source book prisoners'.U33]" office:value-type="float" office:value="58">
            <text:p>58</text:p>
          </table:table-cell>
          <table:table-cell table:style-name="ce11" table:formula="of:=[.AG33]+[.AH33]" office:value-type="float" office:value="249">
            <text:p>249</text:p>
          </table:table-cell>
          <table:table-cell table:style-name="ce11" table:formula="of:=[$'source book prisoners'.W33]" office:value-type="float" office:value="0">
            <text:p/>
          </table:table-cell>
          <table:table-cell table:style-name="ce11" table:formula="of:=[$'source book prisoners'.X33]" office:value-type="float" office:value="0">
            <text:p/>
          </table:table-cell>
          <table:table-cell table:style-name="ce11" table:formula="of:=[$'source book prisoners'.Y33]" office:value-type="float" office:value="0">
            <text:p/>
          </table:table-cell>
          <table:table-cell table:style-name="ce11" table:formula="of:=[$'source book prisoners'.Z33]" office:value-type="float" office:value="0">
            <text:p/>
          </table:table-cell>
          <table:table-cell table:style-name="ce11" table:formula="of:=[$'source book prisoners'.AA33]" office:value-type="float" office:value="0">
            <text:p/>
          </table:table-cell>
          <table:table-cell table:style-name="ce11" table:formula="of:=[$'source book prisoners'.AB33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884">
            <text:p>1884</text:p>
          </table:table-cell>
          <table:table-cell table:style-name="ce11" table:formula="of:=[.F34]" office:value-type="float" office:value="4362">
            <text:p>4362</text:p>
          </table:table-cell>
          <table:table-cell table:style-name="ce11" table:formula="of:=[.G34]" office:value-type="float" office:value="852">
            <text:p>852</text:p>
          </table:table-cell>
          <table:table-cell table:style-name="ce11" table:formula="of:=[.J34]" office:value-type="float" office:value="5214">
            <text:p>5214</text:p>
          </table:table-cell>
          <table:table-cell table:style-name="ce6" table:formula="of:=[.I34]" office:value-type="float" office:value="5.11971830985916">
            <text:p>5.1</text:p>
          </table:table-cell>
          <table:table-cell table:style-name="ce11" table:formula="of:=[.P34]+[.T34]+[.X34]+[.AA34]+[.AD34]+[.AG34]+[.AJ34]+[.AM34]" office:value-type="float" office:value="4362">
            <text:p>4362</text:p>
          </table:table-cell>
          <table:table-cell table:style-name="ce11" table:formula="of:=[.Q34]+[.U34]+[.Y34]+[.AB34]+[.AE34]+[.AH34]+[.AK34]+[.AN34]" office:value-type="float" office:value="852">
            <text:p>852</text:p>
          </table:table-cell>
          <table:table-cell table:style-name="ce11" table:formula="of:=[.F34]+[.G34]" office:value-type="float" office:value="5214">
            <text:p>5214</text:p>
          </table:table-cell>
          <table:table-cell table:style-name="ce6" table:formula="of:=[.F34]/[.G34]" office:value-type="float" office:value="5.11971830985916">
            <text:p>5.1</text:p>
          </table:table-cell>
          <table:table-cell table:style-name="ce11" table:formula="of:=[.R34]+[.V34]+[.Z34]+[.AC34]+[.AF34]+[.AI34]+[.AL34]+[.AO34]" office:value-type="float" office:value="5214">
            <text:p>5214</text:p>
          </table:table-cell>
          <table:table-cell table:style-name="ce3" table:formula="of:=[.O34]-[.J34]" office:value-type="float" office:value="0">
            <text:p>0</text:p>
          </table:table-cell>
          <table:table-cell table:style-name="ce11"/>
          <table:table-cell table:style-name="ce11" table:formula="of:=[$'source book prisoners'.B34]" office:value-type="float" office:value="4362">
            <text:p>4362</text:p>
          </table:table-cell>
          <table:table-cell table:style-name="ce11" table:formula="of:=[$'source book prisoners'.C34]" office:value-type="float" office:value="852">
            <text:p>852</text:p>
          </table:table-cell>
          <table:table-cell table:style-name="ce11" table:formula="of:=[.M34]+[.N34]" office:value-type="float" office:value="5214">
            <text:p>5214</text:p>
          </table:table-cell>
          <table:table-cell table:style-name="ce11" table:formula="of:=[$'source book prisoners'.E34]" office:value-type="float" office:value="2115">
            <text:p>2115</text:p>
          </table:table-cell>
          <table:table-cell table:style-name="ce11" table:formula="of:=[$'source book prisoners'.F34]" office:value-type="float" office:value="349">
            <text:p>349</text:p>
          </table:table-cell>
          <table:table-cell table:style-name="ce11" table:formula="of:=[.P34]+[.Q34]" office:value-type="float" office:value="2464">
            <text:p>2464</text:p>
          </table:table-cell>
          <table:table-cell table:style-name="ce6" table:formula="of:=[.P34]/[.Q34]" office:value-type="float" office:value="6.06017191977077">
            <text:p>6.1</text:p>
          </table:table-cell>
          <table:table-cell table:style-name="ce11" table:formula="of:=[$'source book prisoners'.H34]" office:value-type="float" office:value="1104">
            <text:p>1104</text:p>
          </table:table-cell>
          <table:table-cell table:style-name="ce11" table:formula="of:=[$'source book prisoners'.I34]" office:value-type="float" office:value="328">
            <text:p>328</text:p>
          </table:table-cell>
          <table:table-cell table:style-name="ce11" table:formula="of:=[.T34]+[.U34]" office:value-type="float" office:value="1432">
            <text:p>1432</text:p>
          </table:table-cell>
          <table:table-cell table:style-name="ce6" table:formula="of:=[.T34]/[.U34]" office:value-type="float" office:value="3.36585365853659">
            <text:p>3.4</text:p>
          </table:table-cell>
          <table:table-cell table:style-name="ce11" table:formula="of:=[$'source book prisoners'.K34]" office:value-type="float" office:value="438">
            <text:p>438</text:p>
          </table:table-cell>
          <table:table-cell table:style-name="ce11" table:formula="of:=[$'source book prisoners'.L34]" office:value-type="float" office:value="59">
            <text:p>59</text:p>
          </table:table-cell>
          <table:table-cell table:style-name="ce11" table:formula="of:=[.X34]+[.Y34]" office:value-type="float" office:value="497">
            <text:p>497</text:p>
          </table:table-cell>
          <table:table-cell table:style-name="ce11" table:formula="of:=[$'source book prisoners'.N34]" office:value-type="float" office:value="146">
            <text:p>146</text:p>
          </table:table-cell>
          <table:table-cell table:style-name="ce11" table:formula="of:=[$'source book prisoners'.O34]" office:value-type="float" office:value="14">
            <text:p>14</text:p>
          </table:table-cell>
          <table:table-cell table:style-name="ce11" table:formula="of:=[.AA34]+[.AB34]" office:value-type="float" office:value="160">
            <text:p>160</text:p>
          </table:table-cell>
          <table:table-cell table:style-name="ce11" table:formula="of:=[$'source book prisoners'.Q34]" office:value-type="float" office:value="390">
            <text:p>390</text:p>
          </table:table-cell>
          <table:table-cell table:style-name="ce11" table:formula="of:=[$'source book prisoners'.R34]" office:value-type="float" office:value="52">
            <text:p>52</text:p>
          </table:table-cell>
          <table:table-cell table:style-name="ce11" table:formula="of:=[.AD34]+[.AE34]" office:value-type="float" office:value="442">
            <text:p>442</text:p>
          </table:table-cell>
          <table:table-cell table:style-name="ce11" table:formula="of:=[$'source book prisoners'.T34]" office:value-type="float" office:value="169">
            <text:p>169</text:p>
          </table:table-cell>
          <table:table-cell table:style-name="ce11" table:formula="of:=[$'source book prisoners'.U34]" office:value-type="float" office:value="50">
            <text:p>50</text:p>
          </table:table-cell>
          <table:table-cell table:style-name="ce11" table:formula="of:=[.AG34]+[.AH34]" office:value-type="float" office:value="219">
            <text:p>219</text:p>
          </table:table-cell>
          <table:table-cell table:style-name="ce11" table:formula="of:=[$'source book prisoners'.W34]" office:value-type="float" office:value="0">
            <text:p/>
          </table:table-cell>
          <table:table-cell table:style-name="ce11" table:formula="of:=[$'source book prisoners'.X34]" office:value-type="float" office:value="0">
            <text:p/>
          </table:table-cell>
          <table:table-cell table:style-name="ce11" table:formula="of:=[$'source book prisoners'.Y34]" office:value-type="float" office:value="0">
            <text:p/>
          </table:table-cell>
          <table:table-cell table:style-name="ce11" table:formula="of:=[$'source book prisoners'.Z34]" office:value-type="float" office:value="0">
            <text:p/>
          </table:table-cell>
          <table:table-cell table:style-name="ce11" table:formula="of:=[$'source book prisoners'.AA34]" office:value-type="float" office:value="0">
            <text:p/>
          </table:table-cell>
          <table:table-cell table:style-name="ce11" table:formula="of:=[$'source book prisoners'.AB34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885">
            <text:p>1885</text:p>
          </table:table-cell>
          <table:table-cell table:style-name="ce11" table:formula="of:=[.F35]" office:value-type="float" office:value="4421">
            <text:p>4421</text:p>
          </table:table-cell>
          <table:table-cell table:style-name="ce11" table:formula="of:=[.G35]" office:value-type="float" office:value="809">
            <text:p>809</text:p>
          </table:table-cell>
          <table:table-cell table:style-name="ce11" table:formula="of:=[.J35]" office:value-type="float" office:value="5230">
            <text:p>5230</text:p>
          </table:table-cell>
          <table:table-cell table:style-name="ce6" table:formula="of:=[.I35]" office:value-type="float" office:value="5.46477132262052">
            <text:p>5.5</text:p>
          </table:table-cell>
          <table:table-cell table:style-name="ce11" table:formula="of:=[.P35]+[.T35]+[.X35]+[.AA35]+[.AD35]+[.AG35]+[.AJ35]+[.AM35]" office:value-type="float" office:value="4421">
            <text:p>4421</text:p>
          </table:table-cell>
          <table:table-cell table:style-name="ce11" table:formula="of:=[.Q35]+[.U35]+[.Y35]+[.AB35]+[.AE35]+[.AH35]+[.AK35]+[.AN35]" office:value-type="float" office:value="809">
            <text:p>809</text:p>
          </table:table-cell>
          <table:table-cell table:style-name="ce11" table:formula="of:=[.F35]+[.G35]" office:value-type="float" office:value="5230">
            <text:p>5230</text:p>
          </table:table-cell>
          <table:table-cell table:style-name="ce6" table:formula="of:=[.F35]/[.G35]" office:value-type="float" office:value="5.46477132262052">
            <text:p>5.5</text:p>
          </table:table-cell>
          <table:table-cell table:style-name="ce11" table:formula="of:=[.R35]+[.V35]+[.Z35]+[.AC35]+[.AF35]+[.AI35]+[.AL35]+[.AO35]" office:value-type="float" office:value="5230">
            <text:p>5230</text:p>
          </table:table-cell>
          <table:table-cell table:style-name="ce3" table:formula="of:=[.O35]-[.J35]" office:value-type="float" office:value="0">
            <text:p>0</text:p>
          </table:table-cell>
          <table:table-cell table:style-name="ce11"/>
          <table:table-cell table:style-name="ce11" table:formula="of:=[$'source book prisoners'.B35]" office:value-type="float" office:value="4421">
            <text:p>4421</text:p>
          </table:table-cell>
          <table:table-cell table:style-name="ce11" table:formula="of:=[$'source book prisoners'.C35]" office:value-type="float" office:value="809">
            <text:p>809</text:p>
          </table:table-cell>
          <table:table-cell table:style-name="ce11" table:formula="of:=[.M35]+[.N35]" office:value-type="float" office:value="5230">
            <text:p>5230</text:p>
          </table:table-cell>
          <table:table-cell table:style-name="ce11" table:formula="of:=[$'source book prisoners'.E35]" office:value-type="float" office:value="2222">
            <text:p>2222</text:p>
          </table:table-cell>
          <table:table-cell table:style-name="ce11" table:formula="of:=[$'source book prisoners'.F35]" office:value-type="float" office:value="337">
            <text:p>337</text:p>
          </table:table-cell>
          <table:table-cell table:style-name="ce11" table:formula="of:=[.P35]+[.Q35]" office:value-type="float" office:value="2559">
            <text:p>2559</text:p>
          </table:table-cell>
          <table:table-cell table:style-name="ce6" table:formula="of:=[.P35]/[.Q35]" office:value-type="float" office:value="6.59347181008902">
            <text:p>6.6</text:p>
          </table:table-cell>
          <table:table-cell table:style-name="ce11" table:formula="of:=[$'source book prisoners'.H35]" office:value-type="float" office:value="1103">
            <text:p>1103</text:p>
          </table:table-cell>
          <table:table-cell table:style-name="ce11" table:formula="of:=[$'source book prisoners'.I35]" office:value-type="float" office:value="331">
            <text:p>331</text:p>
          </table:table-cell>
          <table:table-cell table:style-name="ce11" table:formula="of:=[.T35]+[.U35]" office:value-type="float" office:value="1434">
            <text:p>1434</text:p>
          </table:table-cell>
          <table:table-cell table:style-name="ce6" table:formula="of:=[.T35]/[.U35]" office:value-type="float" office:value="3.33232628398792">
            <text:p>3.3</text:p>
          </table:table-cell>
          <table:table-cell table:style-name="ce11" table:formula="of:=[$'source book prisoners'.K35]" office:value-type="float" office:value="467">
            <text:p>467</text:p>
          </table:table-cell>
          <table:table-cell table:style-name="ce11" table:formula="of:=[$'source book prisoners'.L35]" office:value-type="float" office:value="52">
            <text:p>52</text:p>
          </table:table-cell>
          <table:table-cell table:style-name="ce11" table:formula="of:=[.X35]+[.Y35]" office:value-type="float" office:value="519">
            <text:p>519</text:p>
          </table:table-cell>
          <table:table-cell table:style-name="ce11" table:formula="of:=[$'source book prisoners'.N35]" office:value-type="float" office:value="142">
            <text:p>142</text:p>
          </table:table-cell>
          <table:table-cell table:style-name="ce11" table:formula="of:=[$'source book prisoners'.O35]" office:value-type="float" office:value="16">
            <text:p>16</text:p>
          </table:table-cell>
          <table:table-cell table:style-name="ce11" table:formula="of:=[.AA35]+[.AB35]" office:value-type="float" office:value="158">
            <text:p>158</text:p>
          </table:table-cell>
          <table:table-cell table:style-name="ce11" table:formula="of:=[$'source book prisoners'.Q35]" office:value-type="float" office:value="333">
            <text:p>333</text:p>
          </table:table-cell>
          <table:table-cell table:style-name="ce11" table:formula="of:=[$'source book prisoners'.R35]" office:value-type="float" office:value="32">
            <text:p>32</text:p>
          </table:table-cell>
          <table:table-cell table:style-name="ce11" table:formula="of:=[.AD35]+[.AE35]" office:value-type="float" office:value="365">
            <text:p>365</text:p>
          </table:table-cell>
          <table:table-cell table:style-name="ce11" table:formula="of:=[$'source book prisoners'.T35]" office:value-type="float" office:value="154">
            <text:p>154</text:p>
          </table:table-cell>
          <table:table-cell table:style-name="ce11" table:formula="of:=[$'source book prisoners'.U35]" office:value-type="float" office:value="41">
            <text:p>41</text:p>
          </table:table-cell>
          <table:table-cell table:style-name="ce11" table:formula="of:=[.AG35]+[.AH35]" office:value-type="float" office:value="195">
            <text:p>195</text:p>
          </table:table-cell>
          <table:table-cell table:style-name="ce11" table:formula="of:=[$'source book prisoners'.W35]" office:value-type="float" office:value="0">
            <text:p/>
          </table:table-cell>
          <table:table-cell table:style-name="ce11" table:formula="of:=[$'source book prisoners'.X35]" office:value-type="float" office:value="0">
            <text:p/>
          </table:table-cell>
          <table:table-cell table:style-name="ce11" table:formula="of:=[$'source book prisoners'.Y35]" office:value-type="float" office:value="0">
            <text:p/>
          </table:table-cell>
          <table:table-cell table:style-name="ce11" table:formula="of:=[$'source book prisoners'.Z35]" office:value-type="float" office:value="0">
            <text:p/>
          </table:table-cell>
          <table:table-cell table:style-name="ce11" table:formula="of:=[$'source book prisoners'.AA35]" office:value-type="float" office:value="0">
            <text:p/>
          </table:table-cell>
          <table:table-cell table:style-name="ce11" table:formula="of:=[$'source book prisoners'.AB35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886">
            <text:p>1886</text:p>
          </table:table-cell>
          <table:table-cell table:style-name="ce11" table:formula="of:=[.F36]" office:value-type="float" office:value="4546">
            <text:p>4546</text:p>
          </table:table-cell>
          <table:table-cell table:style-name="ce11" table:formula="of:=[.G36]" office:value-type="float" office:value="889">
            <text:p>889</text:p>
          </table:table-cell>
          <table:table-cell table:style-name="ce11" table:formula="of:=[.J36]" office:value-type="float" office:value="5435">
            <text:p>5435</text:p>
          </table:table-cell>
          <table:table-cell table:style-name="ce6" table:formula="of:=[.I36]" office:value-type="float" office:value="5.11361079865017">
            <text:p>5.1</text:p>
          </table:table-cell>
          <table:table-cell table:style-name="ce11" table:formula="of:=[.P36]+[.T36]+[.X36]+[.AA36]+[.AD36]+[.AG36]+[.AJ36]+[.AM36]" office:value-type="float" office:value="4546">
            <text:p>4546</text:p>
          </table:table-cell>
          <table:table-cell table:style-name="ce11" table:formula="of:=[.Q36]+[.U36]+[.Y36]+[.AB36]+[.AE36]+[.AH36]+[.AK36]+[.AN36]" office:value-type="float" office:value="889">
            <text:p>889</text:p>
          </table:table-cell>
          <table:table-cell table:style-name="ce11" table:formula="of:=[.F36]+[.G36]" office:value-type="float" office:value="5435">
            <text:p>5435</text:p>
          </table:table-cell>
          <table:table-cell table:style-name="ce6" table:formula="of:=[.F36]/[.G36]" office:value-type="float" office:value="5.11361079865017">
            <text:p>5.1</text:p>
          </table:table-cell>
          <table:table-cell table:style-name="ce11" table:formula="of:=[.R36]+[.V36]+[.Z36]+[.AC36]+[.AF36]+[.AI36]+[.AL36]+[.AO36]" office:value-type="float" office:value="5435">
            <text:p>5435</text:p>
          </table:table-cell>
          <table:table-cell table:style-name="ce3" table:formula="of:=[.O36]-[.J36]" office:value-type="float" office:value="0">
            <text:p>0</text:p>
          </table:table-cell>
          <table:table-cell table:style-name="ce11"/>
          <table:table-cell table:style-name="ce11" table:formula="of:=[$'source book prisoners'.B36]" office:value-type="float" office:value="4546">
            <text:p>4546</text:p>
          </table:table-cell>
          <table:table-cell table:style-name="ce11" table:formula="of:=[$'source book prisoners'.C36]" office:value-type="float" office:value="889">
            <text:p>889</text:p>
          </table:table-cell>
          <table:table-cell table:style-name="ce11" table:formula="of:=[.M36]+[.N36]" office:value-type="float" office:value="5435">
            <text:p>5435</text:p>
          </table:table-cell>
          <table:table-cell table:style-name="ce11" table:formula="of:=[$'source book prisoners'.E36]" office:value-type="float" office:value="2119">
            <text:p>2119</text:p>
          </table:table-cell>
          <table:table-cell table:style-name="ce11" table:formula="of:=[$'source book prisoners'.F36]" office:value-type="float" office:value="382">
            <text:p>382</text:p>
          </table:table-cell>
          <table:table-cell table:style-name="ce11" table:formula="of:=[.P36]+[.Q36]" office:value-type="float" office:value="2501">
            <text:p>2501</text:p>
          </table:table-cell>
          <table:table-cell table:style-name="ce6" table:formula="of:=[.P36]/[.Q36]" office:value-type="float" office:value="5.54712041884817">
            <text:p>5.5</text:p>
          </table:table-cell>
          <table:table-cell table:style-name="ce11" table:formula="of:=[$'source book prisoners'.H36]" office:value-type="float" office:value="1159">
            <text:p>1159</text:p>
          </table:table-cell>
          <table:table-cell table:style-name="ce11" table:formula="of:=[$'source book prisoners'.I36]" office:value-type="float" office:value="337">
            <text:p>337</text:p>
          </table:table-cell>
          <table:table-cell table:style-name="ce11" table:formula="of:=[.T36]+[.U36]" office:value-type="float" office:value="1496">
            <text:p>1496</text:p>
          </table:table-cell>
          <table:table-cell table:style-name="ce6" table:formula="of:=[.T36]/[.U36]" office:value-type="float" office:value="3.43916913946588">
            <text:p>3.4</text:p>
          </table:table-cell>
          <table:table-cell table:style-name="ce11" table:formula="of:=[$'source book prisoners'.K36]" office:value-type="float" office:value="580">
            <text:p>580</text:p>
          </table:table-cell>
          <table:table-cell table:style-name="ce11" table:formula="of:=[$'source book prisoners'.L36]" office:value-type="float" office:value="73">
            <text:p>73</text:p>
          </table:table-cell>
          <table:table-cell table:style-name="ce11" table:formula="of:=[.X36]+[.Y36]" office:value-type="float" office:value="653">
            <text:p>653</text:p>
          </table:table-cell>
          <table:table-cell table:style-name="ce11" table:formula="of:=[$'source book prisoners'.N36]" office:value-type="float" office:value="216">
            <text:p>216</text:p>
          </table:table-cell>
          <table:table-cell table:style-name="ce11" table:formula="of:=[$'source book prisoners'.O36]" office:value-type="float" office:value="13">
            <text:p>13</text:p>
          </table:table-cell>
          <table:table-cell table:style-name="ce11" table:formula="of:=[.AA36]+[.AB36]" office:value-type="float" office:value="229">
            <text:p>229</text:p>
          </table:table-cell>
          <table:table-cell table:style-name="ce11" table:formula="of:=[$'source book prisoners'.Q36]" office:value-type="float" office:value="303">
            <text:p>303</text:p>
          </table:table-cell>
          <table:table-cell table:style-name="ce11" table:formula="of:=[$'source book prisoners'.R36]" office:value-type="float" office:value="28">
            <text:p>28</text:p>
          </table:table-cell>
          <table:table-cell table:style-name="ce11" table:formula="of:=[.AD36]+[.AE36]" office:value-type="float" office:value="331">
            <text:p>331</text:p>
          </table:table-cell>
          <table:table-cell table:style-name="ce11" table:formula="of:=[$'source book prisoners'.T36]" office:value-type="float" office:value="169">
            <text:p>169</text:p>
          </table:table-cell>
          <table:table-cell table:style-name="ce11" table:formula="of:=[$'source book prisoners'.U36]" office:value-type="float" office:value="56">
            <text:p>56</text:p>
          </table:table-cell>
          <table:table-cell table:style-name="ce11" table:formula="of:=[.AG36]+[.AH36]" office:value-type="float" office:value="225">
            <text:p>225</text:p>
          </table:table-cell>
          <table:table-cell table:style-name="ce11" table:formula="of:=[$'source book prisoners'.W36]" office:value-type="float" office:value="0">
            <text:p/>
          </table:table-cell>
          <table:table-cell table:style-name="ce11" table:formula="of:=[$'source book prisoners'.X36]" office:value-type="float" office:value="0">
            <text:p/>
          </table:table-cell>
          <table:table-cell table:style-name="ce11" table:formula="of:=[$'source book prisoners'.Y36]" office:value-type="float" office:value="0">
            <text:p/>
          </table:table-cell>
          <table:table-cell table:style-name="ce11" table:formula="of:=[$'source book prisoners'.Z36]" office:value-type="float" office:value="0">
            <text:p/>
          </table:table-cell>
          <table:table-cell table:style-name="ce11" table:formula="of:=[$'source book prisoners'.AA36]" office:value-type="float" office:value="0">
            <text:p/>
          </table:table-cell>
          <table:table-cell table:style-name="ce11" table:formula="of:=[$'source book prisoners'.AB36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887">
            <text:p>1887</text:p>
          </table:table-cell>
          <table:table-cell table:style-name="ce11" table:formula="of:=[.F37]" office:value-type="float" office:value="4553">
            <text:p>4553</text:p>
          </table:table-cell>
          <table:table-cell table:style-name="ce11" table:formula="of:=[.G37]" office:value-type="float" office:value="839">
            <text:p>839</text:p>
          </table:table-cell>
          <table:table-cell table:style-name="ce11" table:formula="of:=[.J37]" office:value-type="float" office:value="5392">
            <text:p>5392</text:p>
          </table:table-cell>
          <table:table-cell table:style-name="ce6" table:formula="of:=[.I37]" office:value-type="float" office:value="5.42669845053635">
            <text:p>5.4</text:p>
          </table:table-cell>
          <table:table-cell table:style-name="ce11" table:formula="of:=[.P37]+[.T37]+[.X37]+[.AA37]+[.AD37]+[.AG37]+[.AJ37]+[.AM37]" office:value-type="float" office:value="4553">
            <text:p>4553</text:p>
          </table:table-cell>
          <table:table-cell table:style-name="ce11" table:formula="of:=[.Q37]+[.U37]+[.Y37]+[.AB37]+[.AE37]+[.AH37]+[.AK37]+[.AN37]" office:value-type="float" office:value="839">
            <text:p>839</text:p>
          </table:table-cell>
          <table:table-cell table:style-name="ce11" table:formula="of:=[.F37]+[.G37]" office:value-type="float" office:value="5392">
            <text:p>5392</text:p>
          </table:table-cell>
          <table:table-cell table:style-name="ce6" table:formula="of:=[.F37]/[.G37]" office:value-type="float" office:value="5.42669845053635">
            <text:p>5.4</text:p>
          </table:table-cell>
          <table:table-cell table:style-name="ce11" table:formula="of:=[.R37]+[.V37]+[.Z37]+[.AC37]+[.AF37]+[.AI37]+[.AL37]+[.AO37]" office:value-type="float" office:value="5392">
            <text:p>5392</text:p>
          </table:table-cell>
          <table:table-cell table:style-name="ce3" table:formula="of:=[.O37]-[.J37]" office:value-type="float" office:value="0">
            <text:p>0</text:p>
          </table:table-cell>
          <table:table-cell table:style-name="ce11"/>
          <table:table-cell table:style-name="ce11" table:formula="of:=[$'source book prisoners'.B37]" office:value-type="float" office:value="4553">
            <text:p>4553</text:p>
          </table:table-cell>
          <table:table-cell table:style-name="ce11" table:formula="of:=[$'source book prisoners'.C37]" office:value-type="float" office:value="839">
            <text:p>839</text:p>
          </table:table-cell>
          <table:table-cell table:style-name="ce11" table:formula="of:=[.M37]+[.N37]" office:value-type="float" office:value="5392">
            <text:p>5392</text:p>
          </table:table-cell>
          <table:table-cell table:style-name="ce11" table:formula="of:=[$'source book prisoners'.E37]" office:value-type="float" office:value="2053">
            <text:p>2053</text:p>
          </table:table-cell>
          <table:table-cell table:style-name="ce11" table:formula="of:=[$'source book prisoners'.F37]" office:value-type="float" office:value="327">
            <text:p>327</text:p>
          </table:table-cell>
          <table:table-cell table:style-name="ce11" table:formula="of:=[.P37]+[.Q37]" office:value-type="float" office:value="2380">
            <text:p>2380</text:p>
          </table:table-cell>
          <table:table-cell table:style-name="ce6" table:formula="of:=[.P37]/[.Q37]" office:value-type="float" office:value="6.2782874617737">
            <text:p>6.3</text:p>
          </table:table-cell>
          <table:table-cell table:style-name="ce11" table:formula="of:=[$'source book prisoners'.H37]" office:value-type="float" office:value="1273">
            <text:p>1273</text:p>
          </table:table-cell>
          <table:table-cell table:style-name="ce11" table:formula="of:=[$'source book prisoners'.I37]" office:value-type="float" office:value="350">
            <text:p>350</text:p>
          </table:table-cell>
          <table:table-cell table:style-name="ce11" table:formula="of:=[.T37]+[.U37]" office:value-type="float" office:value="1623">
            <text:p>1623</text:p>
          </table:table-cell>
          <table:table-cell table:style-name="ce6" table:formula="of:=[.T37]/[.U37]" office:value-type="float" office:value="3.63714285714286">
            <text:p>3.6</text:p>
          </table:table-cell>
          <table:table-cell table:style-name="ce11" table:formula="of:=[$'source book prisoners'.K37]" office:value-type="float" office:value="532">
            <text:p>532</text:p>
          </table:table-cell>
          <table:table-cell table:style-name="ce11" table:formula="of:=[$'source book prisoners'.L37]" office:value-type="float" office:value="57">
            <text:p>57</text:p>
          </table:table-cell>
          <table:table-cell table:style-name="ce11" table:formula="of:=[.X37]+[.Y37]" office:value-type="float" office:value="589">
            <text:p>589</text:p>
          </table:table-cell>
          <table:table-cell table:style-name="ce11" table:formula="of:=[$'source book prisoners'.N37]" office:value-type="float" office:value="264">
            <text:p>264</text:p>
          </table:table-cell>
          <table:table-cell table:style-name="ce11" table:formula="of:=[$'source book prisoners'.O37]" office:value-type="float" office:value="12">
            <text:p>12</text:p>
          </table:table-cell>
          <table:table-cell table:style-name="ce11" table:formula="of:=[.AA37]+[.AB37]" office:value-type="float" office:value="276">
            <text:p>276</text:p>
          </table:table-cell>
          <table:table-cell table:style-name="ce11" table:formula="of:=[$'source book prisoners'.Q37]" office:value-type="float" office:value="254">
            <text:p>254</text:p>
          </table:table-cell>
          <table:table-cell table:style-name="ce11" table:formula="of:=[$'source book prisoners'.R37]" office:value-type="float" office:value="40">
            <text:p>40</text:p>
          </table:table-cell>
          <table:table-cell table:style-name="ce11" table:formula="of:=[.AD37]+[.AE37]" office:value-type="float" office:value="294">
            <text:p>294</text:p>
          </table:table-cell>
          <table:table-cell table:style-name="ce11" table:formula="of:=[$'source book prisoners'.T37]" office:value-type="float" office:value="177">
            <text:p>177</text:p>
          </table:table-cell>
          <table:table-cell table:style-name="ce11" table:formula="of:=[$'source book prisoners'.U37]" office:value-type="float" office:value="53">
            <text:p>53</text:p>
          </table:table-cell>
          <table:table-cell table:style-name="ce11" table:formula="of:=[.AG37]+[.AH37]" office:value-type="float" office:value="230">
            <text:p>230</text:p>
          </table:table-cell>
          <table:table-cell table:style-name="ce11" table:formula="of:=[$'source book prisoners'.W37]" office:value-type="float" office:value="0">
            <text:p/>
          </table:table-cell>
          <table:table-cell table:style-name="ce11" table:formula="of:=[$'source book prisoners'.X37]" office:value-type="float" office:value="0">
            <text:p/>
          </table:table-cell>
          <table:table-cell table:style-name="ce11" table:formula="of:=[$'source book prisoners'.Y37]" office:value-type="float" office:value="0">
            <text:p/>
          </table:table-cell>
          <table:table-cell table:style-name="ce11" table:formula="of:=[$'source book prisoners'.Z37]" office:value-type="float" office:value="0">
            <text:p/>
          </table:table-cell>
          <table:table-cell table:style-name="ce11" table:formula="of:=[$'source book prisoners'.AA37]" office:value-type="float" office:value="0">
            <text:p/>
          </table:table-cell>
          <table:table-cell table:style-name="ce11" table:formula="of:=[$'source book prisoners'.AB37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888">
            <text:p>1888</text:p>
          </table:table-cell>
          <table:table-cell table:style-name="ce11" table:formula="of:=[.F38]" office:value-type="float" office:value="4555">
            <text:p>4555</text:p>
          </table:table-cell>
          <table:table-cell table:style-name="ce11" table:formula="of:=[.G38]" office:value-type="float" office:value="797">
            <text:p>797</text:p>
          </table:table-cell>
          <table:table-cell table:style-name="ce11" table:formula="of:=[.J38]" office:value-type="float" office:value="5352">
            <text:p>5352</text:p>
          </table:table-cell>
          <table:table-cell table:style-name="ce6" table:formula="of:=[.I38]" office:value-type="float" office:value="5.71518193224592">
            <text:p>5.7</text:p>
          </table:table-cell>
          <table:table-cell table:style-name="ce11" table:formula="of:=[.P38]+[.T38]+[.X38]+[.AA38]+[.AD38]+[.AG38]+[.AJ38]+[.AM38]" office:value-type="float" office:value="4555">
            <text:p>4555</text:p>
          </table:table-cell>
          <table:table-cell table:style-name="ce11" table:formula="of:=[.Q38]+[.U38]+[.Y38]+[.AB38]+[.AE38]+[.AH38]+[.AK38]+[.AN38]" office:value-type="float" office:value="797">
            <text:p>797</text:p>
          </table:table-cell>
          <table:table-cell table:style-name="ce11" table:formula="of:=[.F38]+[.G38]" office:value-type="float" office:value="5352">
            <text:p>5352</text:p>
          </table:table-cell>
          <table:table-cell table:style-name="ce6" table:formula="of:=[.F38]/[.G38]" office:value-type="float" office:value="5.71518193224592">
            <text:p>5.7</text:p>
          </table:table-cell>
          <table:table-cell table:style-name="ce11" table:formula="of:=[.R38]+[.V38]+[.Z38]+[.AC38]+[.AF38]+[.AI38]+[.AL38]+[.AO38]" office:value-type="float" office:value="5352">
            <text:p>5352</text:p>
          </table:table-cell>
          <table:table-cell table:style-name="ce3" table:formula="of:=[.O38]-[.J38]" office:value-type="float" office:value="0">
            <text:p>0</text:p>
          </table:table-cell>
          <table:table-cell table:style-name="ce11"/>
          <table:table-cell table:style-name="ce11" table:formula="of:=[$'source book prisoners'.B38]" office:value-type="float" office:value="4555">
            <text:p>4555</text:p>
          </table:table-cell>
          <table:table-cell table:style-name="ce11" table:formula="of:=[$'source book prisoners'.C38]" office:value-type="float" office:value="797">
            <text:p>797</text:p>
          </table:table-cell>
          <table:table-cell table:style-name="ce11" table:formula="of:=[.M38]+[.N38]" office:value-type="float" office:value="5352">
            <text:p>5352</text:p>
          </table:table-cell>
          <table:table-cell table:style-name="ce11" table:formula="of:=[$'source book prisoners'.E38]" office:value-type="float" office:value="2044">
            <text:p>2044</text:p>
          </table:table-cell>
          <table:table-cell table:style-name="ce11" table:formula="of:=[$'source book prisoners'.F38]" office:value-type="float" office:value="309">
            <text:p>309</text:p>
          </table:table-cell>
          <table:table-cell table:style-name="ce11" table:formula="of:=[.P38]+[.Q38]" office:value-type="float" office:value="2353">
            <text:p>2353</text:p>
          </table:table-cell>
          <table:table-cell table:style-name="ce6" table:formula="of:=[.P38]/[.Q38]" office:value-type="float" office:value="6.61488673139159">
            <text:p>6.6</text:p>
          </table:table-cell>
          <table:table-cell table:style-name="ce11" table:formula="of:=[$'source book prisoners'.H38]" office:value-type="float" office:value="1290">
            <text:p>1290</text:p>
          </table:table-cell>
          <table:table-cell table:style-name="ce11" table:formula="of:=[$'source book prisoners'.I38]" office:value-type="float" office:value="332">
            <text:p>332</text:p>
          </table:table-cell>
          <table:table-cell table:style-name="ce11" table:formula="of:=[.T38]+[.U38]" office:value-type="float" office:value="1622">
            <text:p>1622</text:p>
          </table:table-cell>
          <table:table-cell table:style-name="ce6" table:formula="of:=[.T38]/[.U38]" office:value-type="float" office:value="3.8855421686747">
            <text:p>3.9</text:p>
          </table:table-cell>
          <table:table-cell table:style-name="ce11" table:formula="of:=[$'source book prisoners'.K38]" office:value-type="float" office:value="538">
            <text:p>538</text:p>
          </table:table-cell>
          <table:table-cell table:style-name="ce11" table:formula="of:=[$'source book prisoners'.L38]" office:value-type="float" office:value="65">
            <text:p>65</text:p>
          </table:table-cell>
          <table:table-cell table:style-name="ce11" table:formula="of:=[.X38]+[.Y38]" office:value-type="float" office:value="603">
            <text:p>603</text:p>
          </table:table-cell>
          <table:table-cell table:style-name="ce11" table:formula="of:=[$'source book prisoners'.N38]" office:value-type="float" office:value="281">
            <text:p>281</text:p>
          </table:table-cell>
          <table:table-cell table:style-name="ce11" table:formula="of:=[$'source book prisoners'.O38]" office:value-type="float" office:value="14">
            <text:p>14</text:p>
          </table:table-cell>
          <table:table-cell table:style-name="ce11" table:formula="of:=[.AA38]+[.AB38]" office:value-type="float" office:value="295">
            <text:p>295</text:p>
          </table:table-cell>
          <table:table-cell table:style-name="ce11" table:formula="of:=[$'source book prisoners'.Q38]" office:value-type="float" office:value="250">
            <text:p>250</text:p>
          </table:table-cell>
          <table:table-cell table:style-name="ce11" table:formula="of:=[$'source book prisoners'.R38]" office:value-type="float" office:value="37">
            <text:p>37</text:p>
          </table:table-cell>
          <table:table-cell table:style-name="ce11" table:formula="of:=[.AD38]+[.AE38]" office:value-type="float" office:value="287">
            <text:p>287</text:p>
          </table:table-cell>
          <table:table-cell table:style-name="ce11" table:formula="of:=[$'source book prisoners'.T38]" office:value-type="float" office:value="152">
            <text:p>152</text:p>
          </table:table-cell>
          <table:table-cell table:style-name="ce11" table:formula="of:=[$'source book prisoners'.U38]" office:value-type="float" office:value="40">
            <text:p>40</text:p>
          </table:table-cell>
          <table:table-cell table:style-name="ce11" table:formula="of:=[.AG38]+[.AH38]" office:value-type="float" office:value="192">
            <text:p>192</text:p>
          </table:table-cell>
          <table:table-cell table:style-name="ce11" table:formula="of:=[$'source book prisoners'.W38]" office:value-type="float" office:value="0">
            <text:p/>
          </table:table-cell>
          <table:table-cell table:style-name="ce11" table:formula="of:=[$'source book prisoners'.X38]" office:value-type="float" office:value="0">
            <text:p/>
          </table:table-cell>
          <table:table-cell table:style-name="ce11" table:formula="of:=[$'source book prisoners'.Y38]" office:value-type="float" office:value="0">
            <text:p/>
          </table:table-cell>
          <table:table-cell table:style-name="ce11" table:formula="of:=[$'source book prisoners'.Z38]" office:value-type="float" office:value="0">
            <text:p/>
          </table:table-cell>
          <table:table-cell table:style-name="ce11" table:formula="of:=[$'source book prisoners'.AA38]" office:value-type="float" office:value="0">
            <text:p/>
          </table:table-cell>
          <table:table-cell table:style-name="ce11" table:formula="of:=[$'source book prisoners'.AB38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889">
            <text:p>1889</text:p>
          </table:table-cell>
          <table:table-cell table:style-name="ce11" table:formula="of:=[.F39]" office:value-type="float" office:value="4729">
            <text:p>4729</text:p>
          </table:table-cell>
          <table:table-cell table:style-name="ce11" table:formula="of:=[.G39]" office:value-type="float" office:value="814">
            <text:p>814</text:p>
          </table:table-cell>
          <table:table-cell table:style-name="ce11" table:formula="of:=[.J39]" office:value-type="float" office:value="5543">
            <text:p>5543</text:p>
          </table:table-cell>
          <table:table-cell table:style-name="ce6" table:formula="of:=[.I39]" office:value-type="float" office:value="5.80958230958231">
            <text:p>5.8</text:p>
          </table:table-cell>
          <table:table-cell table:style-name="ce11" table:formula="of:=[.P39]+[.T39]+[.X39]+[.AA39]+[.AD39]+[.AG39]+[.AJ39]+[.AM39]" office:value-type="float" office:value="4729">
            <text:p>4729</text:p>
          </table:table-cell>
          <table:table-cell table:style-name="ce11" table:formula="of:=[.Q39]+[.U39]+[.Y39]+[.AB39]+[.AE39]+[.AH39]+[.AK39]+[.AN39]" office:value-type="float" office:value="814">
            <text:p>814</text:p>
          </table:table-cell>
          <table:table-cell table:style-name="ce11" table:formula="of:=[.F39]+[.G39]" office:value-type="float" office:value="5543">
            <text:p>5543</text:p>
          </table:table-cell>
          <table:table-cell table:style-name="ce6" table:formula="of:=[.F39]/[.G39]" office:value-type="float" office:value="5.80958230958231">
            <text:p>5.8</text:p>
          </table:table-cell>
          <table:table-cell table:style-name="ce11" table:formula="of:=[.R39]+[.V39]+[.Z39]+[.AC39]+[.AF39]+[.AI39]+[.AL39]+[.AO39]" office:value-type="float" office:value="5543">
            <text:p>5543</text:p>
          </table:table-cell>
          <table:table-cell table:style-name="ce3" table:formula="of:=[.O39]-[.J39]" office:value-type="float" office:value="0">
            <text:p>0</text:p>
          </table:table-cell>
          <table:table-cell table:style-name="ce11"/>
          <table:table-cell table:style-name="ce11" table:formula="of:=[$'source book prisoners'.B39]" office:value-type="float" office:value="4729">
            <text:p>4729</text:p>
          </table:table-cell>
          <table:table-cell table:style-name="ce11" table:formula="of:=[$'source book prisoners'.C39]" office:value-type="float" office:value="814">
            <text:p>814</text:p>
          </table:table-cell>
          <table:table-cell table:style-name="ce11" table:formula="of:=[.M39]+[.N39]" office:value-type="float" office:value="5543">
            <text:p>5543</text:p>
          </table:table-cell>
          <table:table-cell table:style-name="ce11" table:formula="of:=[$'source book prisoners'.E39]" office:value-type="float" office:value="2048">
            <text:p>2048</text:p>
          </table:table-cell>
          <table:table-cell table:style-name="ce11" table:formula="of:=[$'source book prisoners'.F39]" office:value-type="float" office:value="322">
            <text:p>322</text:p>
          </table:table-cell>
          <table:table-cell table:style-name="ce11" table:formula="of:=[.P39]+[.Q39]" office:value-type="float" office:value="2370">
            <text:p>2370</text:p>
          </table:table-cell>
          <table:table-cell table:style-name="ce6" table:formula="of:=[.P39]/[.Q39]" office:value-type="float" office:value="6.36024844720497">
            <text:p>6.4</text:p>
          </table:table-cell>
          <table:table-cell table:style-name="ce11" table:formula="of:=[$'source book prisoners'.H39]" office:value-type="float" office:value="1427">
            <text:p>1427</text:p>
          </table:table-cell>
          <table:table-cell table:style-name="ce11" table:formula="of:=[$'source book prisoners'.I39]" office:value-type="float" office:value="354">
            <text:p>354</text:p>
          </table:table-cell>
          <table:table-cell table:style-name="ce11" table:formula="of:=[.T39]+[.U39]" office:value-type="float" office:value="1781">
            <text:p>1781</text:p>
          </table:table-cell>
          <table:table-cell table:style-name="ce6" table:formula="of:=[.T39]/[.U39]" office:value-type="float" office:value="4.03107344632768">
            <text:p>4.0</text:p>
          </table:table-cell>
          <table:table-cell table:style-name="ce11" table:formula="of:=[$'source book prisoners'.K39]" office:value-type="float" office:value="604">
            <text:p>604</text:p>
          </table:table-cell>
          <table:table-cell table:style-name="ce11" table:formula="of:=[$'source book prisoners'.L39]" office:value-type="float" office:value="63">
            <text:p>63</text:p>
          </table:table-cell>
          <table:table-cell table:style-name="ce11" table:formula="of:=[.X39]+[.Y39]" office:value-type="float" office:value="667">
            <text:p>667</text:p>
          </table:table-cell>
          <table:table-cell table:style-name="ce11" table:formula="of:=[$'source book prisoners'.N39]" office:value-type="float" office:value="277">
            <text:p>277</text:p>
          </table:table-cell>
          <table:table-cell table:style-name="ce11" table:formula="of:=[$'source book prisoners'.O39]" office:value-type="float" office:value="17">
            <text:p>17</text:p>
          </table:table-cell>
          <table:table-cell table:style-name="ce11" table:formula="of:=[.AA39]+[.AB39]" office:value-type="float" office:value="294">
            <text:p>294</text:p>
          </table:table-cell>
          <table:table-cell table:style-name="ce11" table:formula="of:=[$'source book prisoners'.Q39]" office:value-type="float" office:value="198">
            <text:p>198</text:p>
          </table:table-cell>
          <table:table-cell table:style-name="ce11" table:formula="of:=[$'source book prisoners'.R39]" office:value-type="float" office:value="41">
            <text:p>41</text:p>
          </table:table-cell>
          <table:table-cell table:style-name="ce11" table:formula="of:=[.AD39]+[.AE39]" office:value-type="float" office:value="239">
            <text:p>239</text:p>
          </table:table-cell>
          <table:table-cell table:style-name="ce11" table:formula="of:=[$'source book prisoners'.T39]" office:value-type="float" office:value="175">
            <text:p>175</text:p>
          </table:table-cell>
          <table:table-cell table:style-name="ce11" table:formula="of:=[$'source book prisoners'.U39]" office:value-type="float" office:value="17">
            <text:p>17</text:p>
          </table:table-cell>
          <table:table-cell table:style-name="ce11" table:formula="of:=[.AG39]+[.AH39]" office:value-type="float" office:value="192">
            <text:p>192</text:p>
          </table:table-cell>
          <table:table-cell table:style-name="ce11" table:formula="of:=[$'source book prisoners'.W39]" office:value-type="float" office:value="0">
            <text:p/>
          </table:table-cell>
          <table:table-cell table:style-name="ce11" table:formula="of:=[$'source book prisoners'.X39]" office:value-type="float" office:value="0">
            <text:p/>
          </table:table-cell>
          <table:table-cell table:style-name="ce11" table:formula="of:=[$'source book prisoners'.Y39]" office:value-type="float" office:value="0">
            <text:p/>
          </table:table-cell>
          <table:table-cell table:style-name="ce11" table:formula="of:=[$'source book prisoners'.Z39]" office:value-type="float" office:value="0">
            <text:p/>
          </table:table-cell>
          <table:table-cell table:style-name="ce11" table:formula="of:=[$'source book prisoners'.AA39]" office:value-type="float" office:value="0">
            <text:p/>
          </table:table-cell>
          <table:table-cell table:style-name="ce11" table:formula="of:=[$'source book prisoners'.AB39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890">
            <text:p>1890</text:p>
          </table:table-cell>
          <table:table-cell table:style-name="ce11" table:formula="of:=[.F40]" office:value-type="float" office:value="4845">
            <text:p>4845</text:p>
          </table:table-cell>
          <table:table-cell table:style-name="ce11" table:formula="of:=[.G40]" office:value-type="float" office:value="751">
            <text:p>751</text:p>
          </table:table-cell>
          <table:table-cell table:style-name="ce11" table:formula="of:=[.J40]" office:value-type="float" office:value="5596">
            <text:p>5596</text:p>
          </table:table-cell>
          <table:table-cell table:style-name="ce6" table:formula="of:=[.I40]" office:value-type="float" office:value="6.45139813581891">
            <text:p>6.5</text:p>
          </table:table-cell>
          <table:table-cell table:style-name="ce11" table:formula="of:=[.P40]+[.T40]+[.X40]+[.AA40]+[.AD40]+[.AG40]+[.AJ40]+[.AM40]" office:value-type="float" office:value="4845">
            <text:p>4845</text:p>
          </table:table-cell>
          <table:table-cell table:style-name="ce11" table:formula="of:=[.Q40]+[.U40]+[.Y40]+[.AB40]+[.AE40]+[.AH40]+[.AK40]+[.AN40]" office:value-type="float" office:value="751">
            <text:p>751</text:p>
          </table:table-cell>
          <table:table-cell table:style-name="ce11" table:formula="of:=[.F40]+[.G40]" office:value-type="float" office:value="5596">
            <text:p>5596</text:p>
          </table:table-cell>
          <table:table-cell table:style-name="ce6" table:formula="of:=[.F40]/[.G40]" office:value-type="float" office:value="6.45139813581891">
            <text:p>6.5</text:p>
          </table:table-cell>
          <table:table-cell table:style-name="ce11" table:formula="of:=[.R40]+[.V40]+[.Z40]+[.AC40]+[.AF40]+[.AI40]+[.AL40]+[.AO40]" office:value-type="float" office:value="5596">
            <text:p>5596</text:p>
          </table:table-cell>
          <table:table-cell table:style-name="ce3" table:formula="of:=[.O40]-[.J40]" office:value-type="float" office:value="0">
            <text:p>0</text:p>
          </table:table-cell>
          <table:table-cell table:style-name="ce11"/>
          <table:table-cell table:style-name="ce11" table:formula="of:=[$'source book prisoners'.B40]" office:value-type="float" office:value="4845">
            <text:p>4845</text:p>
          </table:table-cell>
          <table:table-cell table:style-name="ce11" table:formula="of:=[$'source book prisoners'.C40]" office:value-type="float" office:value="751">
            <text:p>751</text:p>
          </table:table-cell>
          <table:table-cell table:style-name="ce11" table:formula="of:=[.M40]+[.N40]" office:value-type="float" office:value="5596">
            <text:p>5596</text:p>
          </table:table-cell>
          <table:table-cell table:style-name="ce11" table:formula="of:=[$'source book prisoners'.E40]" office:value-type="float" office:value="2138">
            <text:p>2138</text:p>
          </table:table-cell>
          <table:table-cell table:style-name="ce11" table:formula="of:=[$'source book prisoners'.F40]" office:value-type="float" office:value="281">
            <text:p>281</text:p>
          </table:table-cell>
          <table:table-cell table:style-name="ce11" table:formula="of:=[.P40]+[.Q40]" office:value-type="float" office:value="2419">
            <text:p>2419</text:p>
          </table:table-cell>
          <table:table-cell table:style-name="ce6" table:formula="of:=[.P40]/[.Q40]" office:value-type="float" office:value="7.6085409252669">
            <text:p>7.6</text:p>
          </table:table-cell>
          <table:table-cell table:style-name="ce11" table:formula="of:=[$'source book prisoners'.H40]" office:value-type="float" office:value="1504">
            <text:p>1504</text:p>
          </table:table-cell>
          <table:table-cell table:style-name="ce11" table:formula="of:=[$'source book prisoners'.I40]" office:value-type="float" office:value="339">
            <text:p>339</text:p>
          </table:table-cell>
          <table:table-cell table:style-name="ce11" table:formula="of:=[.T40]+[.U40]" office:value-type="float" office:value="1843">
            <text:p>1843</text:p>
          </table:table-cell>
          <table:table-cell table:style-name="ce6" table:formula="of:=[.T40]/[.U40]" office:value-type="float" office:value="4.43657817109145">
            <text:p>4.4</text:p>
          </table:table-cell>
          <table:table-cell table:style-name="ce11" table:formula="of:=[$'source book prisoners'.K40]" office:value-type="float" office:value="580">
            <text:p>580</text:p>
          </table:table-cell>
          <table:table-cell table:style-name="ce11" table:formula="of:=[$'source book prisoners'.L40]" office:value-type="float" office:value="55">
            <text:p>55</text:p>
          </table:table-cell>
          <table:table-cell table:style-name="ce11" table:formula="of:=[.X40]+[.Y40]" office:value-type="float" office:value="635">
            <text:p>635</text:p>
          </table:table-cell>
          <table:table-cell table:style-name="ce11" table:formula="of:=[$'source book prisoners'.N40]" office:value-type="float" office:value="253">
            <text:p>253</text:p>
          </table:table-cell>
          <table:table-cell table:style-name="ce11" table:formula="of:=[$'source book prisoners'.O40]" office:value-type="float" office:value="12">
            <text:p>12</text:p>
          </table:table-cell>
          <table:table-cell table:style-name="ce11" table:formula="of:=[.AA40]+[.AB40]" office:value-type="float" office:value="265">
            <text:p>265</text:p>
          </table:table-cell>
          <table:table-cell table:style-name="ce11" table:formula="of:=[$'source book prisoners'.Q40]" office:value-type="float" office:value="220">
            <text:p>220</text:p>
          </table:table-cell>
          <table:table-cell table:style-name="ce11" table:formula="of:=[$'source book prisoners'.R40]" office:value-type="float" office:value="32">
            <text:p>32</text:p>
          </table:table-cell>
          <table:table-cell table:style-name="ce11" table:formula="of:=[.AD40]+[.AE40]" office:value-type="float" office:value="252">
            <text:p>252</text:p>
          </table:table-cell>
          <table:table-cell table:style-name="ce11" table:formula="of:=[$'source book prisoners'.T40]" office:value-type="float" office:value="150">
            <text:p>150</text:p>
          </table:table-cell>
          <table:table-cell table:style-name="ce11" table:formula="of:=[$'source book prisoners'.U40]" office:value-type="float" office:value="32">
            <text:p>32</text:p>
          </table:table-cell>
          <table:table-cell table:style-name="ce11" table:formula="of:=[.AG40]+[.AH40]" office:value-type="float" office:value="182">
            <text:p>182</text:p>
          </table:table-cell>
          <table:table-cell table:style-name="ce11" table:formula="of:=[$'source book prisoners'.W40]" office:value-type="float" office:value="0">
            <text:p/>
          </table:table-cell>
          <table:table-cell table:style-name="ce11" table:formula="of:=[$'source book prisoners'.X40]" office:value-type="float" office:value="0">
            <text:p/>
          </table:table-cell>
          <table:table-cell table:style-name="ce11" table:formula="of:=[$'source book prisoners'.Y40]" office:value-type="float" office:value="0">
            <text:p/>
          </table:table-cell>
          <table:table-cell table:style-name="ce11" table:formula="of:=[$'source book prisoners'.Z40]" office:value-type="float" office:value="0">
            <text:p/>
          </table:table-cell>
          <table:table-cell table:style-name="ce11" table:formula="of:=[$'source book prisoners'.AA40]" office:value-type="float" office:value="0">
            <text:p/>
          </table:table-cell>
          <table:table-cell table:style-name="ce11" table:formula="of:=[$'source book prisoners'.AB40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891">
            <text:p>1891</text:p>
          </table:table-cell>
          <table:table-cell table:style-name="ce11" table:formula="of:=[.F41]" office:value-type="float" office:value="5058">
            <text:p>5058</text:p>
          </table:table-cell>
          <table:table-cell table:style-name="ce11" table:formula="of:=[.G41]" office:value-type="float" office:value="791">
            <text:p>791</text:p>
          </table:table-cell>
          <table:table-cell table:style-name="ce11" table:formula="of:=[.J41]" office:value-type="float" office:value="5849">
            <text:p>5849</text:p>
          </table:table-cell>
          <table:table-cell table:style-name="ce6" table:formula="of:=[.I41]" office:value-type="float" office:value="6.39443742098609">
            <text:p>6.4</text:p>
          </table:table-cell>
          <table:table-cell table:style-name="ce11" table:formula="of:=[.P41]+[.T41]+[.X41]+[.AA41]+[.AD41]+[.AG41]+[.AJ41]+[.AM41]" office:value-type="float" office:value="5058">
            <text:p>5058</text:p>
          </table:table-cell>
          <table:table-cell table:style-name="ce11" table:formula="of:=[.Q41]+[.U41]+[.Y41]+[.AB41]+[.AE41]+[.AH41]+[.AK41]+[.AN41]" office:value-type="float" office:value="791">
            <text:p>791</text:p>
          </table:table-cell>
          <table:table-cell table:style-name="ce11" table:formula="of:=[.F41]+[.G41]" office:value-type="float" office:value="5849">
            <text:p>5849</text:p>
          </table:table-cell>
          <table:table-cell table:style-name="ce6" table:formula="of:=[.F41]/[.G41]" office:value-type="float" office:value="6.39443742098609">
            <text:p>6.4</text:p>
          </table:table-cell>
          <table:table-cell table:style-name="ce11" table:formula="of:=[.R41]+[.V41]+[.Z41]+[.AC41]+[.AF41]+[.AI41]+[.AL41]+[.AO41]" office:value-type="float" office:value="5849">
            <text:p>5849</text:p>
          </table:table-cell>
          <table:table-cell table:style-name="ce3" table:formula="of:=[.O41]-[.J41]" office:value-type="float" office:value="0">
            <text:p>0</text:p>
          </table:table-cell>
          <table:table-cell table:style-name="ce11"/>
          <table:table-cell table:style-name="ce11" table:formula="of:=[$'source book prisoners'.B41]" office:value-type="float" office:value="5058">
            <text:p>5058</text:p>
          </table:table-cell>
          <table:table-cell table:style-name="ce11" table:formula="of:=[$'source book prisoners'.C41]" office:value-type="float" office:value="791">
            <text:p>791</text:p>
          </table:table-cell>
          <table:table-cell table:style-name="ce11" table:formula="of:=[.M41]+[.N41]" office:value-type="float" office:value="5849">
            <text:p>5849</text:p>
          </table:table-cell>
          <table:table-cell table:style-name="ce11" table:formula="of:=[$'source book prisoners'.E41]" office:value-type="float" office:value="2325">
            <text:p>2325</text:p>
          </table:table-cell>
          <table:table-cell table:style-name="ce11" table:formula="of:=[$'source book prisoners'.F41]" office:value-type="float" office:value="291">
            <text:p>291</text:p>
          </table:table-cell>
          <table:table-cell table:style-name="ce11" table:formula="of:=[.P41]+[.Q41]" office:value-type="float" office:value="2616">
            <text:p>2616</text:p>
          </table:table-cell>
          <table:table-cell table:style-name="ce6" table:formula="of:=[.P41]/[.Q41]" office:value-type="float" office:value="7.98969072164948">
            <text:p>8.0</text:p>
          </table:table-cell>
          <table:table-cell table:style-name="ce11" table:formula="of:=[$'source book prisoners'.H41]" office:value-type="float" office:value="1536">
            <text:p>1536</text:p>
          </table:table-cell>
          <table:table-cell table:style-name="ce11" table:formula="of:=[$'source book prisoners'.I41]" office:value-type="float" office:value="350">
            <text:p>350</text:p>
          </table:table-cell>
          <table:table-cell table:style-name="ce11" table:formula="of:=[.T41]+[.U41]" office:value-type="float" office:value="1886">
            <text:p>1886</text:p>
          </table:table-cell>
          <table:table-cell table:style-name="ce6" table:formula="of:=[.T41]/[.U41]" office:value-type="float" office:value="4.38857142857143">
            <text:p>4.4</text:p>
          </table:table-cell>
          <table:table-cell table:style-name="ce11" table:formula="of:=[$'source book prisoners'.K41]" office:value-type="float" office:value="533">
            <text:p>533</text:p>
          </table:table-cell>
          <table:table-cell table:style-name="ce11" table:formula="of:=[$'source book prisoners'.L41]" office:value-type="float" office:value="80">
            <text:p>80</text:p>
          </table:table-cell>
          <table:table-cell table:style-name="ce11" table:formula="of:=[.X41]+[.Y41]" office:value-type="float" office:value="613">
            <text:p>613</text:p>
          </table:table-cell>
          <table:table-cell table:style-name="ce11" table:formula="of:=[$'source book prisoners'.N41]" office:value-type="float" office:value="273">
            <text:p>273</text:p>
          </table:table-cell>
          <table:table-cell table:style-name="ce11" table:formula="of:=[$'source book prisoners'.O41]" office:value-type="float" office:value="13">
            <text:p>13</text:p>
          </table:table-cell>
          <table:table-cell table:style-name="ce11" table:formula="of:=[.AA41]+[.AB41]" office:value-type="float" office:value="286">
            <text:p>286</text:p>
          </table:table-cell>
          <table:table-cell table:style-name="ce11" table:formula="of:=[$'source book prisoners'.Q41]" office:value-type="float" office:value="244">
            <text:p>244</text:p>
          </table:table-cell>
          <table:table-cell table:style-name="ce11" table:formula="of:=[$'source book prisoners'.R41]" office:value-type="float" office:value="34">
            <text:p>34</text:p>
          </table:table-cell>
          <table:table-cell table:style-name="ce11" table:formula="of:=[.AD41]+[.AE41]" office:value-type="float" office:value="278">
            <text:p>278</text:p>
          </table:table-cell>
          <table:table-cell table:style-name="ce11" table:formula="of:=[$'source book prisoners'.T41]" office:value-type="float" office:value="147">
            <text:p>147</text:p>
          </table:table-cell>
          <table:table-cell table:style-name="ce11" table:formula="of:=[$'source book prisoners'.U41]" office:value-type="float" office:value="23">
            <text:p>23</text:p>
          </table:table-cell>
          <table:table-cell table:style-name="ce11" table:formula="of:=[.AG41]+[.AH41]" office:value-type="float" office:value="170">
            <text:p>170</text:p>
          </table:table-cell>
          <table:table-cell table:style-name="ce11" table:formula="of:=[$'source book prisoners'.W41]" office:value-type="float" office:value="0">
            <text:p/>
          </table:table-cell>
          <table:table-cell table:style-name="ce11" table:formula="of:=[$'source book prisoners'.X41]" office:value-type="float" office:value="0">
            <text:p/>
          </table:table-cell>
          <table:table-cell table:style-name="ce11" table:formula="of:=[$'source book prisoners'.Y41]" office:value-type="float" office:value="0">
            <text:p/>
          </table:table-cell>
          <table:table-cell table:style-name="ce11" table:formula="of:=[$'source book prisoners'.Z41]" office:value-type="float" office:value="0">
            <text:p/>
          </table:table-cell>
          <table:table-cell table:style-name="ce11" table:formula="of:=[$'source book prisoners'.AA41]" office:value-type="float" office:value="0">
            <text:p/>
          </table:table-cell>
          <table:table-cell table:style-name="ce11" table:formula="of:=[$'source book prisoners'.AB41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892">
            <text:p>1892</text:p>
          </table:table-cell>
          <table:table-cell table:style-name="ce11" table:formula="of:=[.F42]" office:value-type="float" office:value="5076">
            <text:p>5076</text:p>
          </table:table-cell>
          <table:table-cell table:style-name="ce11" table:formula="of:=[.G42]" office:value-type="float" office:value="717">
            <text:p>717</text:p>
          </table:table-cell>
          <table:table-cell table:style-name="ce11" table:formula="of:=[.J42]" office:value-type="float" office:value="5793">
            <text:p>5793</text:p>
          </table:table-cell>
          <table:table-cell table:style-name="ce6" table:formula="of:=[.I42]" office:value-type="float" office:value="7.07949790794979">
            <text:p>7.1</text:p>
          </table:table-cell>
          <table:table-cell table:style-name="ce11" table:formula="of:=[.P42]+[.T42]+[.X42]+[.AA42]+[.AD42]+[.AG42]+[.AJ42]+[.AM42]" office:value-type="float" office:value="5076">
            <text:p>5076</text:p>
          </table:table-cell>
          <table:table-cell table:style-name="ce11" table:formula="of:=[.Q42]+[.U42]+[.Y42]+[.AB42]+[.AE42]+[.AH42]+[.AK42]+[.AN42]" office:value-type="float" office:value="717">
            <text:p>717</text:p>
          </table:table-cell>
          <table:table-cell table:style-name="ce11" table:formula="of:=[.F42]+[.G42]" office:value-type="float" office:value="5793">
            <text:p>5793</text:p>
          </table:table-cell>
          <table:table-cell table:style-name="ce6" table:formula="of:=[.F42]/[.G42]" office:value-type="float" office:value="7.07949790794979">
            <text:p>7.1</text:p>
          </table:table-cell>
          <table:table-cell table:style-name="ce11" table:formula="of:=[.R42]+[.V42]+[.Z42]+[.AC42]+[.AF42]+[.AI42]+[.AL42]+[.AO42]" office:value-type="float" office:value="5793">
            <text:p>5793</text:p>
          </table:table-cell>
          <table:table-cell table:style-name="ce3" table:formula="of:=[.O42]-[.J42]" office:value-type="float" office:value="0">
            <text:p>0</text:p>
          </table:table-cell>
          <table:table-cell table:style-name="ce11"/>
          <table:table-cell table:style-name="ce11" table:formula="of:=[$'source book prisoners'.B42]" office:value-type="float" office:value="5076">
            <text:p>5076</text:p>
          </table:table-cell>
          <table:table-cell table:style-name="ce11" table:formula="of:=[$'source book prisoners'.C42]" office:value-type="float" office:value="717">
            <text:p>717</text:p>
          </table:table-cell>
          <table:table-cell table:style-name="ce11" table:formula="of:=[.M42]+[.N42]" office:value-type="float" office:value="5793">
            <text:p>5793</text:p>
          </table:table-cell>
          <table:table-cell table:style-name="ce11" table:formula="of:=[$'source book prisoners'.E42]" office:value-type="float" office:value="2345">
            <text:p>2345</text:p>
          </table:table-cell>
          <table:table-cell table:style-name="ce11" table:formula="of:=[$'source book prisoners'.F42]" office:value-type="float" office:value="268">
            <text:p>268</text:p>
          </table:table-cell>
          <table:table-cell table:style-name="ce11" table:formula="of:=[.P42]+[.Q42]" office:value-type="float" office:value="2613">
            <text:p>2613</text:p>
          </table:table-cell>
          <table:table-cell table:style-name="ce6" table:formula="of:=[.P42]/[.Q42]" office:value-type="float" office:value="8.75">
            <text:p>8.8</text:p>
          </table:table-cell>
          <table:table-cell table:style-name="ce11" table:formula="of:=[$'source book prisoners'.H42]" office:value-type="float" office:value="1475">
            <text:p>1475</text:p>
          </table:table-cell>
          <table:table-cell table:style-name="ce11" table:formula="of:=[$'source book prisoners'.I42]" office:value-type="float" office:value="331">
            <text:p>331</text:p>
          </table:table-cell>
          <table:table-cell table:style-name="ce11" table:formula="of:=[.T42]+[.U42]" office:value-type="float" office:value="1806">
            <text:p>1806</text:p>
          </table:table-cell>
          <table:table-cell table:style-name="ce6" table:formula="of:=[.T42]/[.U42]" office:value-type="float" office:value="4.45619335347432">
            <text:p>4.5</text:p>
          </table:table-cell>
          <table:table-cell table:style-name="ce11" table:formula="of:=[$'source book prisoners'.K42]" office:value-type="float" office:value="527">
            <text:p>527</text:p>
          </table:table-cell>
          <table:table-cell table:style-name="ce11" table:formula="of:=[$'source book prisoners'.L42]" office:value-type="float" office:value="65">
            <text:p>65</text:p>
          </table:table-cell>
          <table:table-cell table:style-name="ce11" table:formula="of:=[.X42]+[.Y42]" office:value-type="float" office:value="592">
            <text:p>592</text:p>
          </table:table-cell>
          <table:table-cell table:style-name="ce11" table:formula="of:=[$'source book prisoners'.N42]" office:value-type="float" office:value="330">
            <text:p>330</text:p>
          </table:table-cell>
          <table:table-cell table:style-name="ce11" table:formula="of:=[$'source book prisoners'.O42]" office:value-type="float" office:value="18">
            <text:p>18</text:p>
          </table:table-cell>
          <table:table-cell table:style-name="ce11" table:formula="of:=[.AA42]+[.AB42]" office:value-type="float" office:value="348">
            <text:p>348</text:p>
          </table:table-cell>
          <table:table-cell table:style-name="ce11" table:formula="of:=[$'source book prisoners'.Q42]" office:value-type="float" office:value="246">
            <text:p>246</text:p>
          </table:table-cell>
          <table:table-cell table:style-name="ce11" table:formula="of:=[$'source book prisoners'.R42]" office:value-type="float" office:value="10">
            <text:p>10</text:p>
          </table:table-cell>
          <table:table-cell table:style-name="ce11" table:formula="of:=[.AD42]+[.AE42]" office:value-type="float" office:value="256">
            <text:p>256</text:p>
          </table:table-cell>
          <table:table-cell table:style-name="ce11" table:formula="of:=[$'source book prisoners'.T42]" office:value-type="float" office:value="153">
            <text:p>153</text:p>
          </table:table-cell>
          <table:table-cell table:style-name="ce11" table:formula="of:=[$'source book prisoners'.U42]" office:value-type="float" office:value="25">
            <text:p>25</text:p>
          </table:table-cell>
          <table:table-cell table:style-name="ce11" table:formula="of:=[.AG42]+[.AH42]" office:value-type="float" office:value="178">
            <text:p>178</text:p>
          </table:table-cell>
          <table:table-cell table:style-name="ce11" table:formula="of:=[$'source book prisoners'.W42]" office:value-type="float" office:value="0">
            <text:p/>
          </table:table-cell>
          <table:table-cell table:style-name="ce11" table:formula="of:=[$'source book prisoners'.X42]" office:value-type="float" office:value="0">
            <text:p/>
          </table:table-cell>
          <table:table-cell table:style-name="ce11" table:formula="of:=[$'source book prisoners'.Y42]" office:value-type="float" office:value="0">
            <text:p/>
          </table:table-cell>
          <table:table-cell table:style-name="ce11" table:formula="of:=[$'source book prisoners'.Z42]" office:value-type="float" office:value="0">
            <text:p/>
          </table:table-cell>
          <table:table-cell table:style-name="ce11" table:formula="of:=[$'source book prisoners'.AA42]" office:value-type="float" office:value="0">
            <text:p/>
          </table:table-cell>
          <table:table-cell table:style-name="ce11" table:formula="of:=[$'source book prisoners'.AB42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893">
            <text:p>1893</text:p>
          </table:table-cell>
          <table:table-cell table:style-name="ce11" table:formula="of:=[.F43]" office:value-type="float" office:value="4904">
            <text:p>4904</text:p>
          </table:table-cell>
          <table:table-cell table:style-name="ce11" table:formula="of:=[.G43]" office:value-type="float" office:value="630">
            <text:p>630</text:p>
          </table:table-cell>
          <table:table-cell table:style-name="ce11" table:formula="of:=[.J43]" office:value-type="float" office:value="5534">
            <text:p>5534</text:p>
          </table:table-cell>
          <table:table-cell table:style-name="ce6" table:formula="of:=[.I43]" office:value-type="float" office:value="7.78412698412698">
            <text:p>7.8</text:p>
          </table:table-cell>
          <table:table-cell table:style-name="ce11" table:formula="of:=[.P43]+[.T43]+[.X43]+[.AA43]+[.AD43]+[.AG43]+[.AJ43]+[.AM43]" office:value-type="float" office:value="4904">
            <text:p>4904</text:p>
          </table:table-cell>
          <table:table-cell table:style-name="ce11" table:formula="of:=[.Q43]+[.U43]+[.Y43]+[.AB43]+[.AE43]+[.AH43]+[.AK43]+[.AN43]" office:value-type="float" office:value="630">
            <text:p>630</text:p>
          </table:table-cell>
          <table:table-cell table:style-name="ce11" table:formula="of:=[.F43]+[.G43]" office:value-type="float" office:value="5534">
            <text:p>5534</text:p>
          </table:table-cell>
          <table:table-cell table:style-name="ce6" table:formula="of:=[.F43]/[.G43]" office:value-type="float" office:value="7.78412698412698">
            <text:p>7.8</text:p>
          </table:table-cell>
          <table:table-cell table:style-name="ce11" table:formula="of:=[.R43]+[.V43]+[.Z43]+[.AC43]+[.AF43]+[.AI43]+[.AL43]+[.AO43]" office:value-type="float" office:value="5534">
            <text:p>5534</text:p>
          </table:table-cell>
          <table:table-cell table:style-name="ce3" table:formula="of:=[.O43]-[.J43]" office:value-type="float" office:value="0">
            <text:p>0</text:p>
          </table:table-cell>
          <table:table-cell table:style-name="ce11"/>
          <table:table-cell table:style-name="ce11" table:formula="of:=[$'source book prisoners'.B43]" office:value-type="float" office:value="4904">
            <text:p>4904</text:p>
          </table:table-cell>
          <table:table-cell table:style-name="ce11" table:formula="of:=[$'source book prisoners'.C43]" office:value-type="float" office:value="630">
            <text:p>630</text:p>
          </table:table-cell>
          <table:table-cell table:style-name="ce11" table:formula="of:=[.M43]+[.N43]" office:value-type="float" office:value="5534">
            <text:p>5534</text:p>
          </table:table-cell>
          <table:table-cell table:style-name="ce11" table:formula="of:=[$'source book prisoners'.E43]" office:value-type="float" office:value="2232">
            <text:p>2232</text:p>
          </table:table-cell>
          <table:table-cell table:style-name="ce11" table:formula="of:=[$'source book prisoners'.F43]" office:value-type="float" office:value="208">
            <text:p>208</text:p>
          </table:table-cell>
          <table:table-cell table:style-name="ce11" table:formula="of:=[.P43]+[.Q43]" office:value-type="float" office:value="2440">
            <text:p>2440</text:p>
          </table:table-cell>
          <table:table-cell table:style-name="ce6" table:formula="of:=[.P43]/[.Q43]" office:value-type="float" office:value="10.7307692307692">
            <text:p>10.7</text:p>
          </table:table-cell>
          <table:table-cell table:style-name="ce11" table:formula="of:=[$'source book prisoners'.H43]" office:value-type="float" office:value="1397">
            <text:p>1397</text:p>
          </table:table-cell>
          <table:table-cell table:style-name="ce11" table:formula="of:=[$'source book prisoners'.I43]" office:value-type="float" office:value="300">
            <text:p>300</text:p>
          </table:table-cell>
          <table:table-cell table:style-name="ce11" table:formula="of:=[.T43]+[.U43]" office:value-type="float" office:value="1697">
            <text:p>1697</text:p>
          </table:table-cell>
          <table:table-cell table:style-name="ce6" table:formula="of:=[.T43]/[.U43]" office:value-type="float" office:value="4.65666666666667">
            <text:p>4.7</text:p>
          </table:table-cell>
          <table:table-cell table:style-name="ce11" table:formula="of:=[$'source book prisoners'.K43]" office:value-type="float" office:value="516">
            <text:p>516</text:p>
          </table:table-cell>
          <table:table-cell table:style-name="ce11" table:formula="of:=[$'source book prisoners'.L43]" office:value-type="float" office:value="52">
            <text:p>52</text:p>
          </table:table-cell>
          <table:table-cell table:style-name="ce11" table:formula="of:=[.X43]+[.Y43]" office:value-type="float" office:value="568">
            <text:p>568</text:p>
          </table:table-cell>
          <table:table-cell table:style-name="ce11" table:formula="of:=[$'source book prisoners'.N43]" office:value-type="float" office:value="334">
            <text:p>334</text:p>
          </table:table-cell>
          <table:table-cell table:style-name="ce11" table:formula="of:=[$'source book prisoners'.O43]" office:value-type="float" office:value="18">
            <text:p>18</text:p>
          </table:table-cell>
          <table:table-cell table:style-name="ce11" table:formula="of:=[.AA43]+[.AB43]" office:value-type="float" office:value="352">
            <text:p>352</text:p>
          </table:table-cell>
          <table:table-cell table:style-name="ce11" table:formula="of:=[$'source book prisoners'.Q43]" office:value-type="float" office:value="268">
            <text:p>268</text:p>
          </table:table-cell>
          <table:table-cell table:style-name="ce11" table:formula="of:=[$'source book prisoners'.R43]" office:value-type="float" office:value="27">
            <text:p>27</text:p>
          </table:table-cell>
          <table:table-cell table:style-name="ce11" table:formula="of:=[.AD43]+[.AE43]" office:value-type="float" office:value="295">
            <text:p>295</text:p>
          </table:table-cell>
          <table:table-cell table:style-name="ce11" table:formula="of:=[$'source book prisoners'.T43]" office:value-type="float" office:value="157">
            <text:p>157</text:p>
          </table:table-cell>
          <table:table-cell table:style-name="ce11" table:formula="of:=[$'source book prisoners'.U43]" office:value-type="float" office:value="25">
            <text:p>25</text:p>
          </table:table-cell>
          <table:table-cell table:style-name="ce11" table:formula="of:=[.AG43]+[.AH43]" office:value-type="float" office:value="182">
            <text:p>182</text:p>
          </table:table-cell>
          <table:table-cell table:style-name="ce11" table:formula="of:=[$'source book prisoners'.W43]" office:value-type="float" office:value="0">
            <text:p/>
          </table:table-cell>
          <table:table-cell table:style-name="ce11" table:formula="of:=[$'source book prisoners'.X43]" office:value-type="float" office:value="0">
            <text:p/>
          </table:table-cell>
          <table:table-cell table:style-name="ce11" table:formula="of:=[$'source book prisoners'.Y43]" office:value-type="float" office:value="0">
            <text:p/>
          </table:table-cell>
          <table:table-cell table:style-name="ce11" table:formula="of:=[$'source book prisoners'.Z43]" office:value-type="float" office:value="0">
            <text:p/>
          </table:table-cell>
          <table:table-cell table:style-name="ce11" table:formula="of:=[$'source book prisoners'.AA43]" office:value-type="float" office:value="0">
            <text:p/>
          </table:table-cell>
          <table:table-cell table:style-name="ce11" table:formula="of:=[$'source book prisoners'.AB43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894">
            <text:p>1894</text:p>
          </table:table-cell>
          <table:table-cell table:style-name="ce11" table:formula="of:=[.F44]" office:value-type="float" office:value="4810">
            <text:p>4810</text:p>
          </table:table-cell>
          <table:table-cell table:style-name="ce11" table:formula="of:=[.G44]" office:value-type="float" office:value="693">
            <text:p>693</text:p>
          </table:table-cell>
          <table:table-cell table:style-name="ce11" table:formula="of:=[.J44]" office:value-type="float" office:value="5503">
            <text:p>5503</text:p>
          </table:table-cell>
          <table:table-cell table:style-name="ce6" table:formula="of:=[.I44]" office:value-type="float" office:value="6.94083694083694">
            <text:p>6.9</text:p>
          </table:table-cell>
          <table:table-cell table:style-name="ce11" table:formula="of:=[.P44]+[.T44]+[.X44]+[.AA44]+[.AD44]+[.AG44]+[.AJ44]+[.AM44]" office:value-type="float" office:value="4810">
            <text:p>4810</text:p>
          </table:table-cell>
          <table:table-cell table:style-name="ce11" table:formula="of:=[.Q44]+[.U44]+[.Y44]+[.AB44]+[.AE44]+[.AH44]+[.AK44]+[.AN44]" office:value-type="float" office:value="693">
            <text:p>693</text:p>
          </table:table-cell>
          <table:table-cell table:style-name="ce11" table:formula="of:=[.F44]+[.G44]" office:value-type="float" office:value="5503">
            <text:p>5503</text:p>
          </table:table-cell>
          <table:table-cell table:style-name="ce6" table:formula="of:=[.F44]/[.G44]" office:value-type="float" office:value="6.94083694083694">
            <text:p>6.9</text:p>
          </table:table-cell>
          <table:table-cell table:style-name="ce11" table:formula="of:=[.R44]+[.V44]+[.Z44]+[.AC44]+[.AF44]+[.AI44]+[.AL44]+[.AO44]" office:value-type="float" office:value="5503">
            <text:p>5503</text:p>
          </table:table-cell>
          <table:table-cell table:style-name="ce3" table:formula="of:=[.O44]-[.J44]" office:value-type="float" office:value="0">
            <text:p>0</text:p>
          </table:table-cell>
          <table:table-cell table:style-name="ce11"/>
          <table:table-cell table:style-name="ce11" table:formula="of:=[$'source book prisoners'.B44]" office:value-type="float" office:value="4810">
            <text:p>4810</text:p>
          </table:table-cell>
          <table:table-cell table:style-name="ce11" table:formula="of:=[$'source book prisoners'.C44]" office:value-type="float" office:value="693">
            <text:p>693</text:p>
          </table:table-cell>
          <table:table-cell table:style-name="ce11" table:formula="of:=[.M44]+[.N44]" office:value-type="float" office:value="5503">
            <text:p>5503</text:p>
          </table:table-cell>
          <table:table-cell table:style-name="ce11" table:formula="of:=[$'source book prisoners'.E44]" office:value-type="float" office:value="2350">
            <text:p>2350</text:p>
          </table:table-cell>
          <table:table-cell table:style-name="ce11" table:formula="of:=[$'source book prisoners'.F44]" office:value-type="float" office:value="252">
            <text:p>252</text:p>
          </table:table-cell>
          <table:table-cell table:style-name="ce11" table:formula="of:=[.P44]+[.Q44]" office:value-type="float" office:value="2602">
            <text:p>2602</text:p>
          </table:table-cell>
          <table:table-cell table:style-name="ce6" table:formula="of:=[.P44]/[.Q44]" office:value-type="float" office:value="9.32539682539683">
            <text:p>9.3</text:p>
          </table:table-cell>
          <table:table-cell table:style-name="ce11" table:formula="of:=[$'source book prisoners'.H44]" office:value-type="float" office:value="1275">
            <text:p>1275</text:p>
          </table:table-cell>
          <table:table-cell table:style-name="ce11" table:formula="of:=[$'source book prisoners'.I44]" office:value-type="float" office:value="329">
            <text:p>329</text:p>
          </table:table-cell>
          <table:table-cell table:style-name="ce11" table:formula="of:=[.T44]+[.U44]" office:value-type="float" office:value="1604">
            <text:p>1604</text:p>
          </table:table-cell>
          <table:table-cell table:style-name="ce6" table:formula="of:=[.T44]/[.U44]" office:value-type="float" office:value="3.87537993920973">
            <text:p>3.9</text:p>
          </table:table-cell>
          <table:table-cell table:style-name="ce11" table:formula="of:=[$'source book prisoners'.K44]" office:value-type="float" office:value="493">
            <text:p>493</text:p>
          </table:table-cell>
          <table:table-cell table:style-name="ce11" table:formula="of:=[$'source book prisoners'.L44]" office:value-type="float" office:value="53">
            <text:p>53</text:p>
          </table:table-cell>
          <table:table-cell table:style-name="ce11" table:formula="of:=[.X44]+[.Y44]" office:value-type="float" office:value="546">
            <text:p>546</text:p>
          </table:table-cell>
          <table:table-cell table:style-name="ce11" table:formula="of:=[$'source book prisoners'.N44]" office:value-type="float" office:value="271">
            <text:p>271</text:p>
          </table:table-cell>
          <table:table-cell table:style-name="ce11" table:formula="of:=[$'source book prisoners'.O44]" office:value-type="float" office:value="18">
            <text:p>18</text:p>
          </table:table-cell>
          <table:table-cell table:style-name="ce11" table:formula="of:=[.AA44]+[.AB44]" office:value-type="float" office:value="289">
            <text:p>289</text:p>
          </table:table-cell>
          <table:table-cell table:style-name="ce11" table:formula="of:=[$'source book prisoners'.Q44]" office:value-type="float" office:value="247">
            <text:p>247</text:p>
          </table:table-cell>
          <table:table-cell table:style-name="ce11" table:formula="of:=[$'source book prisoners'.R44]" office:value-type="float" office:value="18">
            <text:p>18</text:p>
          </table:table-cell>
          <table:table-cell table:style-name="ce11" table:formula="of:=[.AD44]+[.AE44]" office:value-type="float" office:value="265">
            <text:p>265</text:p>
          </table:table-cell>
          <table:table-cell table:style-name="ce11" table:formula="of:=[$'source book prisoners'.T44]" office:value-type="float" office:value="174">
            <text:p>174</text:p>
          </table:table-cell>
          <table:table-cell table:style-name="ce11" table:formula="of:=[$'source book prisoners'.U44]" office:value-type="float" office:value="23">
            <text:p>23</text:p>
          </table:table-cell>
          <table:table-cell table:style-name="ce11" table:formula="of:=[.AG44]+[.AH44]" office:value-type="float" office:value="197">
            <text:p>197</text:p>
          </table:table-cell>
          <table:table-cell table:style-name="ce11" table:formula="of:=[$'source book prisoners'.W44]" office:value-type="float" office:value="0">
            <text:p/>
          </table:table-cell>
          <table:table-cell table:style-name="ce11" table:formula="of:=[$'source book prisoners'.X44]" office:value-type="float" office:value="0">
            <text:p/>
          </table:table-cell>
          <table:table-cell table:style-name="ce11" table:formula="of:=[$'source book prisoners'.Y44]" office:value-type="float" office:value="0">
            <text:p/>
          </table:table-cell>
          <table:table-cell table:style-name="ce11" table:formula="of:=[$'source book prisoners'.Z44]" office:value-type="float" office:value="0">
            <text:p/>
          </table:table-cell>
          <table:table-cell table:style-name="ce11" table:formula="of:=[$'source book prisoners'.AA44]" office:value-type="float" office:value="0">
            <text:p/>
          </table:table-cell>
          <table:table-cell table:style-name="ce11" table:formula="of:=[$'source book prisoners'.AB44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895">
            <text:p>1895</text:p>
          </table:table-cell>
          <table:table-cell table:style-name="ce11" table:formula="of:=[.F45]" office:value-type="float" office:value="4825">
            <text:p>4825</text:p>
          </table:table-cell>
          <table:table-cell table:style-name="ce11" table:formula="of:=[.G45]" office:value-type="float" office:value="541">
            <text:p>541</text:p>
          </table:table-cell>
          <table:table-cell table:style-name="ce11" table:formula="of:=[.J45]" office:value-type="float" office:value="5366">
            <text:p>5366</text:p>
          </table:table-cell>
          <table:table-cell table:style-name="ce6" table:formula="of:=[.I45]" office:value-type="float" office:value="8.91866913123845">
            <text:p>8.9</text:p>
          </table:table-cell>
          <table:table-cell table:style-name="ce11" table:formula="of:=[.P45]+[.T45]+[.X45]+[.AC45]+[.AD45]+[.AG45]+[.AJ45]+[.AM45]" office:value-type="float" office:value="4825">
            <text:p>4825</text:p>
          </table:table-cell>
          <table:table-cell table:style-name="ce11" table:formula="of:=[.Q45]+[.U45]+[.Y45]+[.AB45]+[.AE45]+[.AH45]+[.AK45]+[.AN45]" office:value-type="float" office:value="541">
            <text:p>541</text:p>
          </table:table-cell>
          <table:table-cell table:style-name="ce11" table:formula="of:=[.F45]+[.G45]" office:value-type="float" office:value="5366">
            <text:p>5366</text:p>
          </table:table-cell>
          <table:table-cell table:style-name="ce6" table:formula="of:=[.F45]/[.G45]" office:value-type="float" office:value="8.91866913123845">
            <text:p>8.9</text:p>
          </table:table-cell>
          <table:table-cell table:style-name="ce11" table:formula="of:=[.R45]+[.V45]+[.Z45]+[.AC45]+[.AF45]+[.AI45]+[.AL45]+[.AO45]" office:value-type="float" office:value="5366">
            <text:p>5366</text:p>
          </table:table-cell>
          <table:table-cell table:style-name="ce3" table:formula="of:=[.O45]-[.J45]" office:value-type="float" office:value="0">
            <text:p>0</text:p>
          </table:table-cell>
          <table:table-cell table:style-name="ce11"/>
          <table:table-cell table:style-name="ce11" table:formula="of:=[$'source book prisoners'.B45]" office:value-type="float" office:value="4825">
            <text:p>4825</text:p>
          </table:table-cell>
          <table:table-cell table:style-name="ce11" table:formula="of:=[$'source book prisoners'.C45]" office:value-type="float" office:value="541">
            <text:p>541</text:p>
          </table:table-cell>
          <table:table-cell table:style-name="ce11" table:formula="of:=[.M45]+[.N45]" office:value-type="float" office:value="5366">
            <text:p>5366</text:p>
          </table:table-cell>
          <table:table-cell table:style-name="ce11" table:formula="of:=[$'source book prisoners'.E45]" office:value-type="float" office:value="2257">
            <text:p>2257</text:p>
          </table:table-cell>
          <table:table-cell table:style-name="ce11" table:formula="of:=[$'source book prisoners'.F45]" office:value-type="float" office:value="240">
            <text:p>240</text:p>
          </table:table-cell>
          <table:table-cell table:style-name="ce11" table:formula="of:=[.P45]+[.Q45]" office:value-type="float" office:value="2497">
            <text:p>2497</text:p>
          </table:table-cell>
          <table:table-cell table:style-name="ce6" table:formula="of:=[.P45]/[.Q45]" office:value-type="float" office:value="9.40416666666667">
            <text:p>9.4</text:p>
          </table:table-cell>
          <table:table-cell table:style-name="ce11" table:formula="of:=[$'source book prisoners'.H45]" office:value-type="float" office:value="1197">
            <text:p>1197</text:p>
          </table:table-cell>
          <table:table-cell table:style-name="ce11" table:formula="of:=[$'source book prisoners'.I45]" office:value-type="float" office:value="216">
            <text:p>216</text:p>
          </table:table-cell>
          <table:table-cell table:style-name="ce11" table:formula="of:=[.T45]+[.U45]" office:value-type="float" office:value="1413">
            <text:p>1413</text:p>
          </table:table-cell>
          <table:table-cell table:style-name="ce6" table:formula="of:=[.T45]/[.U45]" office:value-type="float" office:value="5.54166666666667">
            <text:p>5.5</text:p>
          </table:table-cell>
          <table:table-cell table:style-name="ce11" table:formula="of:=[$'source book prisoners'.K45]" office:value-type="float" office:value="538">
            <text:p>538</text:p>
          </table:table-cell>
          <table:table-cell table:style-name="ce11" table:formula="of:=[$'source book prisoners'.L45]" office:value-type="float" office:value="49">
            <text:p>49</text:p>
          </table:table-cell>
          <table:table-cell table:style-name="ce11" table:formula="of:=[.X45]+[.Y45]" office:value-type="float" office:value="587">
            <text:p>587</text:p>
          </table:table-cell>
          <table:table-cell/>
          <table:table-cell table:style-name="ce11" table:formula="of:=[$'source book prisoners'.O45]" office:value-type="float" office:value="0">
            <text:p/>
          </table:table-cell>
          <table:table-cell table:style-name="ce11" table:formula="of:=[$'source book prisoners'.N45]" office:value-type="float" office:value="443">
            <text:p>443</text:p>
          </table:table-cell>
          <table:table-cell table:style-name="ce11" table:formula="of:=[$'source book prisoners'.Q45]" office:value-type="float" office:value="253">
            <text:p>253</text:p>
          </table:table-cell>
          <table:table-cell table:style-name="ce11" table:formula="of:=[$'source book prisoners'.R45]" office:value-type="float" office:value="19">
            <text:p>19</text:p>
          </table:table-cell>
          <table:table-cell table:style-name="ce11" table:formula="of:=[.AD45]+[.AE45]" office:value-type="float" office:value="272">
            <text:p>272</text:p>
          </table:table-cell>
          <table:table-cell table:style-name="ce11" table:formula="of:=[$'source book prisoners'.T45]" office:value-type="float" office:value="137">
            <text:p>137</text:p>
          </table:table-cell>
          <table:table-cell table:style-name="ce11" table:formula="of:=[$'source book prisoners'.U45]" office:value-type="float" office:value="17">
            <text:p>17</text:p>
          </table:table-cell>
          <table:table-cell table:style-name="ce11" table:formula="of:=[.AG45]+[.AH45]" office:value-type="float" office:value="154">
            <text:p>154</text:p>
          </table:table-cell>
          <table:table-cell table:style-name="ce11" table:formula="of:=[$'source book prisoners'.W45]" office:value-type="float" office:value="0">
            <text:p/>
          </table:table-cell>
          <table:table-cell table:style-name="ce11" table:formula="of:=[$'source book prisoners'.X45]" office:value-type="float" office:value="0">
            <text:p/>
          </table:table-cell>
          <table:table-cell table:style-name="ce11" table:formula="of:=[$'source book prisoners'.Y45]" office:value-type="float" office:value="0">
            <text:p/>
          </table:table-cell>
          <table:table-cell table:style-name="ce11" table:formula="of:=[$'source book prisoners'.Z45]" office:value-type="float" office:value="0">
            <text:p/>
          </table:table-cell>
          <table:table-cell table:style-name="ce11" table:formula="of:=[$'source book prisoners'.AA45]" office:value-type="float" office:value="0">
            <text:p/>
          </table:table-cell>
          <table:table-cell table:style-name="ce11" table:formula="of:=[$'source book prisoners'.AB45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896">
            <text:p>1896</text:p>
          </table:table-cell>
          <table:table-cell table:style-name="ce11" table:formula="of:=[.F46]" office:value-type="float" office:value="4732">
            <text:p>4732</text:p>
          </table:table-cell>
          <table:table-cell table:style-name="ce11" table:formula="of:=[.G46]" office:value-type="float" office:value="515">
            <text:p>515</text:p>
          </table:table-cell>
          <table:table-cell table:style-name="ce11" table:formula="of:=[.J46]" office:value-type="float" office:value="5247">
            <text:p>5247</text:p>
          </table:table-cell>
          <table:table-cell table:style-name="ce6" table:formula="of:=[.I46]" office:value-type="float" office:value="9.18834951456311">
            <text:p>9.2</text:p>
          </table:table-cell>
          <table:table-cell table:style-name="ce11" table:formula="of:=[.P46]+[.T46]+[.X46]+[.AC46]+[.AD46]+[.AG46]+[.AJ46]+[.AM46]" office:value-type="float" office:value="4732">
            <text:p>4732</text:p>
          </table:table-cell>
          <table:table-cell table:style-name="ce11" table:formula="of:=[.Q46]+[.U46]+[.Y46]+[.AB46]+[.AE46]+[.AH46]+[.AK46]+[.AN46]" office:value-type="float" office:value="515">
            <text:p>515</text:p>
          </table:table-cell>
          <table:table-cell table:style-name="ce11" table:formula="of:=[.F46]+[.G46]" office:value-type="float" office:value="5247">
            <text:p>5247</text:p>
          </table:table-cell>
          <table:table-cell table:style-name="ce6" table:formula="of:=[.F46]/[.G46]" office:value-type="float" office:value="9.18834951456311">
            <text:p>9.2</text:p>
          </table:table-cell>
          <table:table-cell table:style-name="ce11" table:formula="of:=[.R46]+[.V46]+[.Z46]+[.AC46]+[.AF46]+[.AI46]+[.AL46]+[.AO46]" office:value-type="float" office:value="5247">
            <text:p>5247</text:p>
          </table:table-cell>
          <table:table-cell table:style-name="ce3" table:formula="of:=[.O46]-[.J46]" office:value-type="float" office:value="0">
            <text:p>0</text:p>
          </table:table-cell>
          <table:table-cell table:style-name="ce11"/>
          <table:table-cell table:style-name="ce11" table:formula="of:=[$'source book prisoners'.B46]" office:value-type="float" office:value="4732">
            <text:p>4732</text:p>
          </table:table-cell>
          <table:table-cell table:style-name="ce11" table:formula="of:=[$'source book prisoners'.C46]" office:value-type="float" office:value="515">
            <text:p>515</text:p>
          </table:table-cell>
          <table:table-cell table:style-name="ce11" table:formula="of:=[.M46]+[.N46]" office:value-type="float" office:value="5247">
            <text:p>5247</text:p>
          </table:table-cell>
          <table:table-cell table:style-name="ce11" table:formula="of:=[$'source book prisoners'.E46]" office:value-type="float" office:value="2212">
            <text:p>2212</text:p>
          </table:table-cell>
          <table:table-cell table:style-name="ce11" table:formula="of:=[$'source book prisoners'.F46]" office:value-type="float" office:value="230">
            <text:p>230</text:p>
          </table:table-cell>
          <table:table-cell table:style-name="ce11" table:formula="of:=[.P46]+[.Q46]" office:value-type="float" office:value="2442">
            <text:p>2442</text:p>
          </table:table-cell>
          <table:table-cell table:style-name="ce6" table:formula="of:=[.P46]/[.Q46]" office:value-type="float" office:value="9.61739130434783">
            <text:p>9.6</text:p>
          </table:table-cell>
          <table:table-cell table:style-name="ce11" table:formula="of:=[$'source book prisoners'.H46]" office:value-type="float" office:value="1139">
            <text:p>1139</text:p>
          </table:table-cell>
          <table:table-cell table:style-name="ce11" table:formula="of:=[$'source book prisoners'.I46]" office:value-type="float" office:value="193">
            <text:p>193</text:p>
          </table:table-cell>
          <table:table-cell table:style-name="ce11" table:formula="of:=[.T46]+[.U46]" office:value-type="float" office:value="1332">
            <text:p>1332</text:p>
          </table:table-cell>
          <table:table-cell table:style-name="ce6" table:formula="of:=[.T46]/[.U46]" office:value-type="float" office:value="5.90155440414508">
            <text:p>5.9</text:p>
          </table:table-cell>
          <table:table-cell table:style-name="ce11" table:formula="of:=[$'source book prisoners'.K46]" office:value-type="float" office:value="555">
            <text:p>555</text:p>
          </table:table-cell>
          <table:table-cell table:style-name="ce11" table:formula="of:=[$'source book prisoners'.L46]" office:value-type="float" office:value="50">
            <text:p>50</text:p>
          </table:table-cell>
          <table:table-cell table:style-name="ce11" table:formula="of:=[.X46]+[.Y46]" office:value-type="float" office:value="605">
            <text:p>605</text:p>
          </table:table-cell>
          <table:table-cell/>
          <table:table-cell table:style-name="ce11" table:formula="of:=[$'source book prisoners'.O46]" office:value-type="float" office:value="0">
            <text:p/>
          </table:table-cell>
          <table:table-cell table:style-name="ce11" table:formula="of:=[$'source book prisoners'.N46]" office:value-type="float" office:value="457">
            <text:p>457</text:p>
          </table:table-cell>
          <table:table-cell table:style-name="ce11" table:formula="of:=[$'source book prisoners'.Q46]" office:value-type="float" office:value="242">
            <text:p>242</text:p>
          </table:table-cell>
          <table:table-cell table:style-name="ce11" table:formula="of:=[$'source book prisoners'.R46]" office:value-type="float" office:value="22">
            <text:p>22</text:p>
          </table:table-cell>
          <table:table-cell table:style-name="ce11" table:formula="of:=[.AD46]+[.AE46]" office:value-type="float" office:value="264">
            <text:p>264</text:p>
          </table:table-cell>
          <table:table-cell table:style-name="ce11" table:formula="of:=[$'source book prisoners'.T46]" office:value-type="float" office:value="127">
            <text:p>127</text:p>
          </table:table-cell>
          <table:table-cell table:style-name="ce11" table:formula="of:=[$'source book prisoners'.U46]" office:value-type="float" office:value="20">
            <text:p>20</text:p>
          </table:table-cell>
          <table:table-cell table:style-name="ce11" table:formula="of:=[.AG46]+[.AH46]" office:value-type="float" office:value="147">
            <text:p>147</text:p>
          </table:table-cell>
          <table:table-cell table:style-name="ce11" table:formula="of:=[$'source book prisoners'.W46]" office:value-type="float" office:value="0">
            <text:p/>
          </table:table-cell>
          <table:table-cell table:style-name="ce11" table:formula="of:=[$'source book prisoners'.X46]" office:value-type="float" office:value="0">
            <text:p/>
          </table:table-cell>
          <table:table-cell table:style-name="ce11" table:formula="of:=[$'source book prisoners'.Y46]" office:value-type="float" office:value="0">
            <text:p/>
          </table:table-cell>
          <table:table-cell table:style-name="ce11" table:formula="of:=[$'source book prisoners'.Z46]" office:value-type="float" office:value="0">
            <text:p/>
          </table:table-cell>
          <table:table-cell table:style-name="ce11" table:formula="of:=[$'source book prisoners'.AA46]" office:value-type="float" office:value="0">
            <text:p/>
          </table:table-cell>
          <table:table-cell table:style-name="ce11" table:formula="of:=[$'source book prisoners'.AB46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897">
            <text:p>1897</text:p>
          </table:table-cell>
          <table:table-cell table:style-name="ce11" table:formula="of:=[.F47]" office:value-type="float" office:value="4548">
            <text:p>4548</text:p>
          </table:table-cell>
          <table:table-cell table:style-name="ce11" table:formula="of:=[.G47]" office:value-type="float" office:value="505">
            <text:p>505</text:p>
          </table:table-cell>
          <table:table-cell table:style-name="ce11" table:formula="of:=[.J47]" office:value-type="float" office:value="5053">
            <text:p>5053</text:p>
          </table:table-cell>
          <table:table-cell table:style-name="ce6" table:formula="of:=[.I47]" office:value-type="float" office:value="9.00594059405941">
            <text:p>9.0</text:p>
          </table:table-cell>
          <table:table-cell table:style-name="ce11" table:formula="of:=[.P47]+[.T47]+[.X47]+[.AC47]+[.AD47]+[.AG47]+[.AJ47]+[.AM47]" office:value-type="float" office:value="4548">
            <text:p>4548</text:p>
          </table:table-cell>
          <table:table-cell table:style-name="ce11" table:formula="of:=[.Q47]+[.U47]+[.Y47]+[.AB47]+[.AE47]+[.AH47]+[.AK47]+[.AN47]" office:value-type="float" office:value="505">
            <text:p>505</text:p>
          </table:table-cell>
          <table:table-cell table:style-name="ce11" table:formula="of:=[.F47]+[.G47]" office:value-type="float" office:value="5053">
            <text:p>5053</text:p>
          </table:table-cell>
          <table:table-cell table:style-name="ce6" table:formula="of:=[.F47]/[.G47]" office:value-type="float" office:value="9.00594059405941">
            <text:p>9.0</text:p>
          </table:table-cell>
          <table:table-cell table:style-name="ce11" table:formula="of:=[.R47]+[.V47]+[.Z47]+[.AC47]+[.AF47]+[.AI47]+[.AL47]+[.AO47]" office:value-type="float" office:value="5053">
            <text:p>5053</text:p>
          </table:table-cell>
          <table:table-cell table:style-name="ce3" table:formula="of:=[.O47]-[.J47]" office:value-type="float" office:value="0">
            <text:p>0</text:p>
          </table:table-cell>
          <table:table-cell table:style-name="ce11"/>
          <table:table-cell table:style-name="ce11" table:formula="of:=[$'source book prisoners'.B47]" office:value-type="float" office:value="4548">
            <text:p>4548</text:p>
          </table:table-cell>
          <table:table-cell table:style-name="ce11" table:formula="of:=[$'source book prisoners'.C47]" office:value-type="float" office:value="505">
            <text:p>505</text:p>
          </table:table-cell>
          <table:table-cell table:style-name="ce11" table:formula="of:=[.M47]+[.N47]" office:value-type="float" office:value="5053">
            <text:p>5053</text:p>
          </table:table-cell>
          <table:table-cell table:style-name="ce11" table:formula="of:=[$'source book prisoners'.E47]" office:value-type="float" office:value="2094">
            <text:p>2094</text:p>
          </table:table-cell>
          <table:table-cell table:style-name="ce11" table:formula="of:=[$'source book prisoners'.F47]" office:value-type="float" office:value="230">
            <text:p>230</text:p>
          </table:table-cell>
          <table:table-cell table:style-name="ce11" table:formula="of:=[.P47]+[.Q47]" office:value-type="float" office:value="2324">
            <text:p>2324</text:p>
          </table:table-cell>
          <table:table-cell table:style-name="ce6" table:formula="of:=[.P47]/[.Q47]" office:value-type="float" office:value="9.10434782608696">
            <text:p>9.1</text:p>
          </table:table-cell>
          <table:table-cell table:style-name="ce11" table:formula="of:=[$'source book prisoners'.H47]" office:value-type="float" office:value="1076">
            <text:p>1076</text:p>
          </table:table-cell>
          <table:table-cell table:style-name="ce11" table:formula="of:=[$'source book prisoners'.I47]" office:value-type="float" office:value="181">
            <text:p>181</text:p>
          </table:table-cell>
          <table:table-cell table:style-name="ce11" table:formula="of:=[.T47]+[.U47]" office:value-type="float" office:value="1257">
            <text:p>1257</text:p>
          </table:table-cell>
          <table:table-cell table:style-name="ce6" table:formula="of:=[.T47]/[.U47]" office:value-type="float" office:value="5.94475138121547">
            <text:p>5.9</text:p>
          </table:table-cell>
          <table:table-cell table:style-name="ce11" table:formula="of:=[$'source book prisoners'.K47]" office:value-type="float" office:value="463">
            <text:p>463</text:p>
          </table:table-cell>
          <table:table-cell table:style-name="ce11" table:formula="of:=[$'source book prisoners'.L47]" office:value-type="float" office:value="61">
            <text:p>61</text:p>
          </table:table-cell>
          <table:table-cell table:style-name="ce11" table:formula="of:=[.X47]+[.Y47]" office:value-type="float" office:value="524">
            <text:p>524</text:p>
          </table:table-cell>
          <table:table-cell/>
          <table:table-cell table:style-name="ce11" table:formula="of:=[$'source book prisoners'.O47]" office:value-type="float" office:value="0">
            <text:p/>
          </table:table-cell>
          <table:table-cell table:style-name="ce11" table:formula="of:=[$'source book prisoners'.N47]" office:value-type="float" office:value="553">
            <text:p>553</text:p>
          </table:table-cell>
          <table:table-cell table:style-name="ce11" table:formula="of:=[$'source book prisoners'.Q47]" office:value-type="float" office:value="252">
            <text:p>252</text:p>
          </table:table-cell>
          <table:table-cell table:style-name="ce11" table:formula="of:=[$'source book prisoners'.R47]" office:value-type="float" office:value="20">
            <text:p>20</text:p>
          </table:table-cell>
          <table:table-cell table:style-name="ce11" table:formula="of:=[.AD47]+[.AE47]" office:value-type="float" office:value="272">
            <text:p>272</text:p>
          </table:table-cell>
          <table:table-cell table:style-name="ce11" table:formula="of:=[$'source book prisoners'.T47]" office:value-type="float" office:value="110">
            <text:p>110</text:p>
          </table:table-cell>
          <table:table-cell table:style-name="ce11" table:formula="of:=[$'source book prisoners'.U47]" office:value-type="float" office:value="13">
            <text:p>13</text:p>
          </table:table-cell>
          <table:table-cell table:style-name="ce11" table:formula="of:=[.AG47]+[.AH47]" office:value-type="float" office:value="123">
            <text:p>123</text:p>
          </table:table-cell>
          <table:table-cell table:style-name="ce11" table:formula="of:=[$'source book prisoners'.W47]" office:value-type="float" office:value="0">
            <text:p/>
          </table:table-cell>
          <table:table-cell table:style-name="ce11" table:formula="of:=[$'source book prisoners'.X47]" office:value-type="float" office:value="0">
            <text:p/>
          </table:table-cell>
          <table:table-cell table:style-name="ce11" table:formula="of:=[$'source book prisoners'.Y47]" office:value-type="float" office:value="0">
            <text:p/>
          </table:table-cell>
          <table:table-cell table:style-name="ce11" table:formula="of:=[$'source book prisoners'.Z47]" office:value-type="float" office:value="0">
            <text:p/>
          </table:table-cell>
          <table:table-cell table:style-name="ce11" table:formula="of:=[$'source book prisoners'.AA47]" office:value-type="float" office:value="0">
            <text:p/>
          </table:table-cell>
          <table:table-cell table:style-name="ce11" table:formula="of:=[$'source book prisoners'.AB47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898">
            <text:p>1898</text:p>
          </table:table-cell>
          <table:table-cell table:style-name="ce11" table:formula="of:=[.F48]" office:value-type="float" office:value="4600">
            <text:p>4600</text:p>
          </table:table-cell>
          <table:table-cell table:style-name="ce11" table:formula="of:=[.G48]" office:value-type="float" office:value="529">
            <text:p>529</text:p>
          </table:table-cell>
          <table:table-cell table:style-name="ce11" table:formula="of:=[.J48]" office:value-type="float" office:value="5129">
            <text:p>5129</text:p>
          </table:table-cell>
          <table:table-cell table:style-name="ce6" table:formula="of:=[.I48]" office:value-type="float" office:value="8.69565217391304">
            <text:p>8.7</text:p>
          </table:table-cell>
          <table:table-cell table:style-name="ce11" table:formula="of:=[.P48]+[.T48]+[.X48]+[.AC48]+[.AD48]+[.AG48]+[.AJ48]+[.AM48]" office:value-type="float" office:value="4600">
            <text:p>4600</text:p>
          </table:table-cell>
          <table:table-cell table:style-name="ce11" table:formula="of:=[.Q48]+[.U48]+[.Y48]+[.AB48]+[.AE48]+[.AH48]+[.AK48]+[.AN48]" office:value-type="float" office:value="529">
            <text:p>529</text:p>
          </table:table-cell>
          <table:table-cell table:style-name="ce11" table:formula="of:=[.F48]+[.G48]" office:value-type="float" office:value="5129">
            <text:p>5129</text:p>
          </table:table-cell>
          <table:table-cell table:style-name="ce6" table:formula="of:=[.F48]/[.G48]" office:value-type="float" office:value="8.69565217391304">
            <text:p>8.7</text:p>
          </table:table-cell>
          <table:table-cell table:style-name="ce11" table:formula="of:=[.R48]+[.V48]+[.Z48]+[.AC48]+[.AF48]+[.AI48]+[.AL48]+[.AO48]" office:value-type="float" office:value="5129">
            <text:p>5129</text:p>
          </table:table-cell>
          <table:table-cell table:style-name="ce3" table:formula="of:=[.O48]-[.J48]" office:value-type="float" office:value="0">
            <text:p>0</text:p>
          </table:table-cell>
          <table:table-cell table:style-name="ce11"/>
          <table:table-cell table:style-name="ce11" table:formula="of:=[$'source book prisoners'.B48]" office:value-type="float" office:value="4600">
            <text:p>4600</text:p>
          </table:table-cell>
          <table:table-cell table:style-name="ce11" table:formula="of:=[$'source book prisoners'.C48]" office:value-type="float" office:value="529">
            <text:p>529</text:p>
          </table:table-cell>
          <table:table-cell table:style-name="ce11" table:formula="of:=[.M48]+[.N48]" office:value-type="float" office:value="5129">
            <text:p>5129</text:p>
          </table:table-cell>
          <table:table-cell table:style-name="ce11" table:formula="of:=[$'source book prisoners'.E48]" office:value-type="float" office:value="2001">
            <text:p>2001</text:p>
          </table:table-cell>
          <table:table-cell table:style-name="ce11" table:formula="of:=[$'source book prisoners'.F48]" office:value-type="float" office:value="232">
            <text:p>232</text:p>
          </table:table-cell>
          <table:table-cell table:style-name="ce11" table:formula="of:=[.P48]+[.Q48]" office:value-type="float" office:value="2233">
            <text:p>2233</text:p>
          </table:table-cell>
          <table:table-cell table:style-name="ce6" table:formula="of:=[.P48]/[.Q48]" office:value-type="float" office:value="8.625">
            <text:p>8.6</text:p>
          </table:table-cell>
          <table:table-cell table:style-name="ce11" table:formula="of:=[$'source book prisoners'.H48]" office:value-type="float" office:value="1057">
            <text:p>1057</text:p>
          </table:table-cell>
          <table:table-cell table:style-name="ce11" table:formula="of:=[$'source book prisoners'.I48]" office:value-type="float" office:value="222">
            <text:p>222</text:p>
          </table:table-cell>
          <table:table-cell table:style-name="ce11" table:formula="of:=[.T48]+[.U48]" office:value-type="float" office:value="1279">
            <text:p>1279</text:p>
          </table:table-cell>
          <table:table-cell table:style-name="ce6" table:formula="of:=[.T48]/[.U48]" office:value-type="float" office:value="4.76126126126126">
            <text:p>4.8</text:p>
          </table:table-cell>
          <table:table-cell table:style-name="ce11" table:formula="of:=[$'source book prisoners'.K48]" office:value-type="float" office:value="496">
            <text:p>496</text:p>
          </table:table-cell>
          <table:table-cell table:style-name="ce11" table:formula="of:=[$'source book prisoners'.L48]" office:value-type="float" office:value="50">
            <text:p>50</text:p>
          </table:table-cell>
          <table:table-cell table:style-name="ce11" table:formula="of:=[.X48]+[.Y48]" office:value-type="float" office:value="546">
            <text:p>546</text:p>
          </table:table-cell>
          <table:table-cell/>
          <table:table-cell table:style-name="ce11" table:formula="of:=[$'source book prisoners'.O48]" office:value-type="float" office:value="0">
            <text:p/>
          </table:table-cell>
          <table:table-cell table:style-name="ce11" table:formula="of:=[$'source book prisoners'.N48]" office:value-type="float" office:value="668">
            <text:p>668</text:p>
          </table:table-cell>
          <table:table-cell table:style-name="ce11" table:formula="of:=[$'source book prisoners'.Q48]" office:value-type="float" office:value="281">
            <text:p>281</text:p>
          </table:table-cell>
          <table:table-cell table:style-name="ce11" table:formula="of:=[$'source book prisoners'.R48]" office:value-type="float" office:value="14">
            <text:p>14</text:p>
          </table:table-cell>
          <table:table-cell table:style-name="ce11" table:formula="of:=[.AD48]+[.AE48]" office:value-type="float" office:value="295">
            <text:p>295</text:p>
          </table:table-cell>
          <table:table-cell table:style-name="ce11" table:formula="of:=[$'source book prisoners'.T48]" office:value-type="float" office:value="97">
            <text:p>97</text:p>
          </table:table-cell>
          <table:table-cell table:style-name="ce11" table:formula="of:=[$'source book prisoners'.U48]" office:value-type="float" office:value="11">
            <text:p>11</text:p>
          </table:table-cell>
          <table:table-cell table:style-name="ce11" table:formula="of:=[.AG48]+[.AH48]" office:value-type="float" office:value="108">
            <text:p>108</text:p>
          </table:table-cell>
          <table:table-cell table:style-name="ce11" table:formula="of:=[$'source book prisoners'.W48]" office:value-type="float" office:value="0">
            <text:p/>
          </table:table-cell>
          <table:table-cell table:style-name="ce11" table:formula="of:=[$'source book prisoners'.X48]" office:value-type="float" office:value="0">
            <text:p/>
          </table:table-cell>
          <table:table-cell table:style-name="ce11" table:formula="of:=[$'source book prisoners'.Y48]" office:value-type="float" office:value="0">
            <text:p/>
          </table:table-cell>
          <table:table-cell table:style-name="ce11" table:formula="of:=[$'source book prisoners'.Z48]" office:value-type="float" office:value="0">
            <text:p/>
          </table:table-cell>
          <table:table-cell table:style-name="ce11" table:formula="of:=[$'source book prisoners'.AA48]" office:value-type="float" office:value="0">
            <text:p/>
          </table:table-cell>
          <table:table-cell table:style-name="ce11" table:formula="of:=[$'source book prisoners'.AB48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899">
            <text:p>1899</text:p>
          </table:table-cell>
          <table:table-cell table:style-name="ce11" table:formula="of:=[.F49]" office:value-type="float" office:value="4230">
            <text:p>4230</text:p>
          </table:table-cell>
          <table:table-cell table:style-name="ce11" table:formula="of:=[.G49]" office:value-type="float" office:value="486">
            <text:p>486</text:p>
          </table:table-cell>
          <table:table-cell table:style-name="ce11" table:formula="of:=[.J49]" office:value-type="float" office:value="4716">
            <text:p>4716</text:p>
          </table:table-cell>
          <table:table-cell table:style-name="ce6" table:formula="of:=[.I49]" office:value-type="float" office:value="8.7037037037037">
            <text:p>8.7</text:p>
          </table:table-cell>
          <table:table-cell table:style-name="ce11" table:formula="of:=[.P49]+[.T49]+[.X49]+[.AC49]+[.AD49]+[.AG49]+[.AJ49]+[.AM49]" office:value-type="float" office:value="4230">
            <text:p>4230</text:p>
          </table:table-cell>
          <table:table-cell table:style-name="ce11" table:formula="of:=[.Q49]+[.U49]+[.Y49]+[.AB49]+[.AE49]+[.AH49]+[.AK49]+[.AN49]" office:value-type="float" office:value="486">
            <text:p>486</text:p>
          </table:table-cell>
          <table:table-cell table:style-name="ce11" table:formula="of:=[.F49]+[.G49]" office:value-type="float" office:value="4716">
            <text:p>4716</text:p>
          </table:table-cell>
          <table:table-cell table:style-name="ce6" table:formula="of:=[.F49]/[.G49]" office:value-type="float" office:value="8.7037037037037">
            <text:p>8.7</text:p>
          </table:table-cell>
          <table:table-cell table:style-name="ce11" table:formula="of:=[.R49]+[.V49]+[.Z49]+[.AC49]+[.AF49]+[.AI49]+[.AL49]+[.AO49]" office:value-type="float" office:value="4716">
            <text:p>4716</text:p>
          </table:table-cell>
          <table:table-cell table:style-name="ce3" table:formula="of:=[.O49]-[.J49]" office:value-type="float" office:value="0">
            <text:p>0</text:p>
          </table:table-cell>
          <table:table-cell table:style-name="ce11"/>
          <table:table-cell table:style-name="ce11" table:formula="of:=[$'source book prisoners'.B49]" office:value-type="float" office:value="4230">
            <text:p>4230</text:p>
          </table:table-cell>
          <table:table-cell table:style-name="ce11" table:formula="of:=[$'source book prisoners'.C49]" office:value-type="float" office:value="486">
            <text:p>486</text:p>
          </table:table-cell>
          <table:table-cell table:style-name="ce11" table:formula="of:=[.M49]+[.N49]" office:value-type="float" office:value="4716">
            <text:p>4716</text:p>
          </table:table-cell>
          <table:table-cell table:style-name="ce11" table:formula="of:=[$'source book prisoners'.E49]" office:value-type="float" office:value="1907">
            <text:p>1907</text:p>
          </table:table-cell>
          <table:table-cell table:style-name="ce11" table:formula="of:=[$'source book prisoners'.F49]" office:value-type="float" office:value="194">
            <text:p>194</text:p>
          </table:table-cell>
          <table:table-cell table:style-name="ce11" table:formula="of:=[.P49]+[.Q49]" office:value-type="float" office:value="2101">
            <text:p>2101</text:p>
          </table:table-cell>
          <table:table-cell table:style-name="ce6" table:formula="of:=[.P49]/[.Q49]" office:value-type="float" office:value="9.8298969072165">
            <text:p>9.8</text:p>
          </table:table-cell>
          <table:table-cell table:style-name="ce11" table:formula="of:=[$'source book prisoners'.H49]" office:value-type="float" office:value="984">
            <text:p>984</text:p>
          </table:table-cell>
          <table:table-cell table:style-name="ce11" table:formula="of:=[$'source book prisoners'.I49]" office:value-type="float" office:value="213">
            <text:p>213</text:p>
          </table:table-cell>
          <table:table-cell table:style-name="ce11" table:formula="of:=[.T49]+[.U49]" office:value-type="float" office:value="1197">
            <text:p>1197</text:p>
          </table:table-cell>
          <table:table-cell table:style-name="ce6" table:formula="of:=[.T49]/[.U49]" office:value-type="float" office:value="4.61971830985916">
            <text:p>4.6</text:p>
          </table:table-cell>
          <table:table-cell table:style-name="ce11" table:formula="of:=[$'source book prisoners'.K49]" office:value-type="float" office:value="508">
            <text:p>508</text:p>
          </table:table-cell>
          <table:table-cell table:style-name="ce11" table:formula="of:=[$'source book prisoners'.L49]" office:value-type="float" office:value="43">
            <text:p>43</text:p>
          </table:table-cell>
          <table:table-cell table:style-name="ce11" table:formula="of:=[.X49]+[.Y49]" office:value-type="float" office:value="551">
            <text:p>551</text:p>
          </table:table-cell>
          <table:table-cell/>
          <table:table-cell table:style-name="ce11" table:formula="of:=[$'source book prisoners'.O49]" office:value-type="float" office:value="0">
            <text:p/>
          </table:table-cell>
          <table:table-cell table:style-name="ce11" table:formula="of:=[$'source book prisoners'.N49]" office:value-type="float" office:value="474">
            <text:p>474</text:p>
          </table:table-cell>
          <table:table-cell table:style-name="ce11" table:formula="of:=[$'source book prisoners'.Q49]" office:value-type="float" office:value="255">
            <text:p>255</text:p>
          </table:table-cell>
          <table:table-cell table:style-name="ce11" table:formula="of:=[$'source book prisoners'.R49]" office:value-type="float" office:value="23">
            <text:p>23</text:p>
          </table:table-cell>
          <table:table-cell table:style-name="ce11" table:formula="of:=[.AD49]+[.AE49]" office:value-type="float" office:value="278">
            <text:p>278</text:p>
          </table:table-cell>
          <table:table-cell table:style-name="ce11" table:formula="of:=[$'source book prisoners'.T49]" office:value-type="float" office:value="102">
            <text:p>102</text:p>
          </table:table-cell>
          <table:table-cell table:style-name="ce11" table:formula="of:=[$'source book prisoners'.U49]" office:value-type="float" office:value="13">
            <text:p>13</text:p>
          </table:table-cell>
          <table:table-cell table:style-name="ce11" table:formula="of:=[.AG49]+[.AH49]" office:value-type="float" office:value="115">
            <text:p>115</text:p>
          </table:table-cell>
          <table:table-cell table:style-name="ce11" table:formula="of:=[$'source book prisoners'.W49]" office:value-type="float" office:value="0">
            <text:p/>
          </table:table-cell>
          <table:table-cell table:style-name="ce11" table:formula="of:=[$'source book prisoners'.X49]" office:value-type="float" office:value="0">
            <text:p/>
          </table:table-cell>
          <table:table-cell table:style-name="ce11" table:formula="of:=[$'source book prisoners'.Y49]" office:value-type="float" office:value="0">
            <text:p/>
          </table:table-cell>
          <table:table-cell table:style-name="ce11" table:formula="of:=[$'source book prisoners'.Z49]" office:value-type="float" office:value="0">
            <text:p/>
          </table:table-cell>
          <table:table-cell table:style-name="ce11" table:formula="of:=[$'source book prisoners'.AA49]" office:value-type="float" office:value="0">
            <text:p/>
          </table:table-cell>
          <table:table-cell table:style-name="ce11" table:formula="of:=[$'source book prisoners'.AB49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00">
            <text:p>1900</text:p>
          </table:table-cell>
          <table:table-cell table:style-name="ce11" table:formula="of:=[.D50]-[.C50]" office:value-type="float" office:value="4279.39215241551">
            <text:p>4279</text:p>
          </table:table-cell>
          <table:table-cell table:style-name="ce11" table:formula="of:=[.D50]/(1+[.E50])" office:value-type="float" office:value="475.607847584486">
            <text:p>476</text:p>
          </table:table-cell>
          <table:table-cell table:style-name="ce11" table:formula="of:=[.O50]" office:value-type="float" office:value="4755">
            <text:p>4755</text:p>
          </table:table-cell>
          <table:table-cell table:style-name="ce6" table:formula="of:=[.I50]" office:value-type="float" office:value="8.99773242630386">
            <text:p>9.0</text:p>
          </table:table-cell>
          <table:table-cell table:style-name="ce11" table:formula="of:=[.P50]+[.T50]+[.X50]+[.AC50]+[.AD50]+[.AI50]+[.AJ50]+[.AM50]" office:value-type="float" office:value="3968">
            <text:p>3968</text:p>
          </table:table-cell>
          <table:table-cell table:style-name="ce11" table:formula="of:=[.Q50]+[.U50]+[.Y50]+[.AB50]+[.AE50]+[.AH50]+[.AK50]+[.AN50]" office:value-type="float" office:value="441">
            <text:p>441</text:p>
          </table:table-cell>
          <table:table-cell table:style-name="ce11" table:formula="of:=[.F50]+[.G50]" office:value-type="float" office:value="4409">
            <text:p>4409</text:p>
          </table:table-cell>
          <table:table-cell table:style-name="ce6" table:formula="of:=[.F50]/[.G50]" office:value-type="float" office:value="8.99773242630386">
            <text:p>9.0</text:p>
          </table:table-cell>
          <table:table-cell table:style-name="ce11" table:formula="of:=[.R50]+[.V50]+[.Z50]+[.AC50]+[.AF50]+[.AI50]+[.AL50]+[.AO50]" office:value-type="float" office:value="4741.55138369083">
            <text:p>4742</text:p>
          </table:table-cell>
          <table:table-cell table:style-name="ce3" table:formula="of:=[.O50]-[.J50]" office:value-type="float" office:value="13.4486163091742">
            <text:p>13</text:p>
          </table:table-cell>
          <table:table-cell table:style-name="ce11"/>
          <table:table-cell table:style-name="ce11" table:formula="of:=[$'source book prisoners'.B50]" office:value-type="float" office:value="0">
            <text:p/>
          </table:table-cell>
          <table:table-cell table:style-name="ce11" table:formula="of:=[$'source book prisoners'.C50]" office:value-type="float" office:value="0">
            <text:p/>
          </table:table-cell>
          <table:table-cell table:style-name="ce11" table:formula="of:=[$'source book prisoners'.D50]" office:value-type="float" office:value="4755">
            <text:p>4755</text:p>
          </table:table-cell>
          <table:table-cell table:style-name="ce11" table:formula="of:=[$'source book prisoners'.E50]" office:value-type="float" office:value="1809">
            <text:p>1809</text:p>
          </table:table-cell>
          <table:table-cell table:style-name="ce11" table:formula="of:=[$'source book prisoners'.F50]" office:value-type="float" office:value="187">
            <text:p>187</text:p>
          </table:table-cell>
          <table:table-cell table:style-name="ce11" table:formula="of:=[.P50]+[.Q50]" office:value-type="float" office:value="1996">
            <text:p>1996</text:p>
          </table:table-cell>
          <table:table-cell table:style-name="ce6" table:formula="of:=[.P50]/[.Q50]" office:value-type="float" office:value="9.67379679144385">
            <text:p>9.7</text:p>
          </table:table-cell>
          <table:table-cell table:style-name="ce11" table:formula="of:=[$'source book prisoners'.H50]" office:value-type="float" office:value="981">
            <text:p>981</text:p>
          </table:table-cell>
          <table:table-cell table:style-name="ce11" table:formula="of:=[$'source book prisoners'.I50]" office:value-type="float" office:value="204">
            <text:p>204</text:p>
          </table:table-cell>
          <table:table-cell table:style-name="ce11" table:formula="of:=[.T50]+[.U50]" office:value-type="float" office:value="1185">
            <text:p>1185</text:p>
          </table:table-cell>
          <table:table-cell table:style-name="ce6" table:formula="of:=[.T50]/[.U50]" office:value-type="float" office:value="4.80882352941176">
            <text:p>4.8</text:p>
          </table:table-cell>
          <table:table-cell table:style-name="ce11" table:formula="of:=[$'source book prisoners'.K50]" office:value-type="float" office:value="554">
            <text:p>554</text:p>
          </table:table-cell>
          <table:table-cell table:style-name="ce11" table:formula="of:=[$'source book prisoners'.L50]" office:value-type="float" office:value="50">
            <text:p>50</text:p>
          </table:table-cell>
          <table:table-cell table:style-name="ce11" table:formula="of:=[.X50]+[.Y50]" office:value-type="float" office:value="604">
            <text:p>604</text:p>
          </table:table-cell>
          <table:table-cell/>
          <table:table-cell table:style-name="ce11" table:formula="of:=[$'source book prisoners'.O50]" office:value-type="float" office:value="0">
            <text:p/>
          </table:table-cell>
          <table:table-cell table:style-name="ce11" table:formula="of:=[$'source book prisoners'.N50]" office:value-type="float" office:value="525">
            <text:p>525</text:p>
          </table:table-cell>
          <table:table-cell table:style-name="ce11" table:formula="of:=[$'source book prisoners'.Q50]" office:value-type="float" office:value="0">
            <text:p/>
          </table:table-cell>
          <table:table-cell table:style-name="ce11" table:formula="of:=[$'source book prisoners'.R50]" office:value-type="float" office:value="0">
            <text:p/>
          </table:table-cell>
          <table:table-cell table:style-name="ce11" table:formula="of:=([.AF$49]+70)*([.AF$57]/([.AF$49]+70))^(([.A50]-[.A$49])/8)" office:value-type="float" office:value="332.551383690826">
            <text:p>333</text:p>
          </table:table-cell>
          <table:table-cell/>
          <table:table-cell table:style-name="ce11" table:formula="of:=[$'source book prisoners'.U50]" office:value-type="float" office:value="0">
            <text:p/>
          </table:table-cell>
          <table:table-cell table:style-name="ce11" table:formula="of:=[$'source book prisoners'.T50]" office:value-type="float" office:value="99">
            <text:p>99</text:p>
          </table:table-cell>
          <table:table-cell table:style-name="ce11" table:formula="of:=[$'source book prisoners'.W50]" office:value-type="float" office:value="0">
            <text:p/>
          </table:table-cell>
          <table:table-cell table:style-name="ce11" table:formula="of:=[$'source book prisoners'.X50]" office:value-type="float" office:value="0">
            <text:p/>
          </table:table-cell>
          <table:table-cell table:style-name="ce11" table:formula="of:=[$'source book prisoners'.Y50]" office:value-type="float" office:value="0">
            <text:p/>
          </table:table-cell>
          <table:table-cell table:style-name="ce11" table:formula="of:=[$'source book prisoners'.Z50]" office:value-type="float" office:value="0">
            <text:p/>
          </table:table-cell>
          <table:table-cell table:style-name="ce11" table:formula="of:=[$'source book prisoners'.AA50]" office:value-type="float" office:value="0">
            <text:p/>
          </table:table-cell>
          <table:table-cell table:style-name="ce11" table:formula="of:=[$'source book prisoners'.AB50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01">
            <text:p>1901</text:p>
          </table:table-cell>
          <table:table-cell table:style-name="ce11" table:formula="of:=[.D51]-[.C51]" office:value-type="float" office:value="4006.78694817658">
            <text:p>4007</text:p>
          </table:table-cell>
          <table:table-cell table:style-name="ce11" table:formula="of:=[.D51]/(1+[.E51])" office:value-type="float" office:value="492.213051823417">
            <text:p>492</text:p>
          </table:table-cell>
          <table:table-cell table:style-name="ce11" table:formula="of:=[.O51]" office:value-type="float" office:value="4499">
            <text:p>4499</text:p>
          </table:table-cell>
          <table:table-cell table:style-name="ce6" table:formula="of:=[.I51]" office:value-type="float" office:value="8.14035087719298">
            <text:p>8.1</text:p>
          </table:table-cell>
          <table:table-cell table:style-name="ce11" table:formula="of:=[.P51]+[.T51]+[.X51]+[.AC51]+[.AD51]+[.AI51]+[.AJ51]+[.AM51]" office:value-type="float" office:value="3712">
            <text:p>3712</text:p>
          </table:table-cell>
          <table:table-cell table:style-name="ce11" table:formula="of:=[.Q51]+[.U51]+[.Y51]+[.AB51]+[.AE51]+[.AH51]+[.AK51]+[.AN51]" office:value-type="float" office:value="456">
            <text:p>456</text:p>
          </table:table-cell>
          <table:table-cell table:style-name="ce11" table:formula="of:=[.F51]+[.G51]" office:value-type="float" office:value="4168">
            <text:p>4168</text:p>
          </table:table-cell>
          <table:table-cell table:style-name="ce6" table:formula="of:=[.F51]/[.G51]" office:value-type="float" office:value="8.14035087719298">
            <text:p>8.1</text:p>
          </table:table-cell>
          <table:table-cell table:style-name="ce11" table:formula="of:=[.R51]+[.V51]+[.Z51]+[.AC51]+[.AF51]+[.AI51]+[.AL51]+[.AO51]" office:value-type="float" office:value="4485.78857124909">
            <text:p>4486</text:p>
          </table:table-cell>
          <table:table-cell table:style-name="ce3" table:formula="of:=[.O51]-[.J51]" office:value-type="float" office:value="13.2114287509112">
            <text:p>13</text:p>
          </table:table-cell>
          <table:table-cell table:style-name="ce11"/>
          <table:table-cell table:style-name="ce11" table:formula="of:=[$'source book prisoners'.B51]" office:value-type="float" office:value="0">
            <text:p/>
          </table:table-cell>
          <table:table-cell table:style-name="ce11" table:formula="of:=[$'source book prisoners'.C51]" office:value-type="float" office:value="0">
            <text:p/>
          </table:table-cell>
          <table:table-cell table:style-name="ce11" table:formula="of:=[$'source book prisoners'.D51]" office:value-type="float" office:value="4499">
            <text:p>4499</text:p>
          </table:table-cell>
          <table:table-cell table:style-name="ce11" table:formula="of:=[$'source book prisoners'.E51]" office:value-type="float" office:value="1682">
            <text:p>1682</text:p>
          </table:table-cell>
          <table:table-cell table:style-name="ce11" table:formula="of:=[$'source book prisoners'.F51]" office:value-type="float" office:value="202">
            <text:p>202</text:p>
          </table:table-cell>
          <table:table-cell table:style-name="ce11" table:formula="of:=[.P51]+[.Q51]" office:value-type="float" office:value="1884">
            <text:p>1884</text:p>
          </table:table-cell>
          <table:table-cell table:style-name="ce6" table:formula="of:=[.P51]/[.Q51]" office:value-type="float" office:value="8.32673267326733">
            <text:p>8.3</text:p>
          </table:table-cell>
          <table:table-cell table:style-name="ce11" table:formula="of:=[$'source book prisoners'.H51]" office:value-type="float" office:value="951">
            <text:p>951</text:p>
          </table:table-cell>
          <table:table-cell table:style-name="ce11" table:formula="of:=[$'source book prisoners'.I51]" office:value-type="float" office:value="200">
            <text:p>200</text:p>
          </table:table-cell>
          <table:table-cell table:style-name="ce11" table:formula="of:=[.T51]+[.U51]" office:value-type="float" office:value="1151">
            <text:p>1151</text:p>
          </table:table-cell>
          <table:table-cell table:style-name="ce6" table:formula="of:=[.T51]/[.U51]" office:value-type="float" office:value="4.755">
            <text:p>4.8</text:p>
          </table:table-cell>
          <table:table-cell table:style-name="ce11" table:formula="of:=[$'source book prisoners'.K51]" office:value-type="float" office:value="519">
            <text:p>519</text:p>
          </table:table-cell>
          <table:table-cell table:style-name="ce11" table:formula="of:=[$'source book prisoners'.L51]" office:value-type="float" office:value="54">
            <text:p>54</text:p>
          </table:table-cell>
          <table:table-cell table:style-name="ce11" table:formula="of:=[.X51]+[.Y51]" office:value-type="float" office:value="573">
            <text:p>573</text:p>
          </table:table-cell>
          <table:table-cell/>
          <table:table-cell table:style-name="ce11" table:formula="of:=[$'source book prisoners'.O51]" office:value-type="float" office:value="0">
            <text:p/>
          </table:table-cell>
          <table:table-cell table:style-name="ce11" table:formula="of:=[$'source book prisoners'.N51]" office:value-type="float" office:value="456">
            <text:p>456</text:p>
          </table:table-cell>
          <table:table-cell table:style-name="ce11" table:formula="of:=[$'source book prisoners'.Q51]" office:value-type="float" office:value="0">
            <text:p/>
          </table:table-cell>
          <table:table-cell table:style-name="ce11" table:formula="of:=[$'source book prisoners'.R51]" office:value-type="float" office:value="0">
            <text:p/>
          </table:table-cell>
          <table:table-cell table:style-name="ce11" table:formula="of:=([.AF$49]+70)*([.AF$57]/([.AF$49]+70))^(([.A51]-[.A$49])/8)" office:value-type="float" office:value="317.788571249089">
            <text:p>318</text:p>
          </table:table-cell>
          <table:table-cell/>
          <table:table-cell table:style-name="ce11" table:formula="of:=[$'source book prisoners'.U51]" office:value-type="float" office:value="0">
            <text:p/>
          </table:table-cell>
          <table:table-cell table:style-name="ce11" table:formula="of:=[$'source book prisoners'.T51]" office:value-type="float" office:value="104">
            <text:p>104</text:p>
          </table:table-cell>
          <table:table-cell table:style-name="ce11" table:formula="of:=[$'source book prisoners'.W51]" office:value-type="float" office:value="0">
            <text:p/>
          </table:table-cell>
          <table:table-cell table:style-name="ce11" table:formula="of:=[$'source book prisoners'.X51]" office:value-type="float" office:value="0">
            <text:p/>
          </table:table-cell>
          <table:table-cell table:style-name="ce11" table:formula="of:=[$'source book prisoners'.Y51]" office:value-type="float" office:value="0">
            <text:p/>
          </table:table-cell>
          <table:table-cell table:style-name="ce11" table:formula="of:=[$'source book prisoners'.Z51]" office:value-type="float" office:value="0">
            <text:p/>
          </table:table-cell>
          <table:table-cell table:style-name="ce11" table:formula="of:=[$'source book prisoners'.AA51]" office:value-type="float" office:value="0">
            <text:p/>
          </table:table-cell>
          <table:table-cell table:style-name="ce11" table:formula="of:=[$'source book prisoners'.AB51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02">
            <text:p>1902</text:p>
          </table:table-cell>
          <table:table-cell table:style-name="ce11" table:formula="of:=[.D52]-[.C52]" office:value-type="float" office:value="3908.35978314441">
            <text:p>3908</text:p>
          </table:table-cell>
          <table:table-cell table:style-name="ce11" table:formula="of:=[.D52]/(1+[.E52])" office:value-type="float" office:value="465.640216855594">
            <text:p>466</text:p>
          </table:table-cell>
          <table:table-cell table:style-name="ce11" table:formula="of:=[.O52]" office:value-type="float" office:value="4374">
            <text:p>4374</text:p>
          </table:table-cell>
          <table:table-cell table:style-name="ce6" table:formula="of:=[.I52]" office:value-type="float" office:value="8.39351851851852">
            <text:p>8.4</text:p>
          </table:table-cell>
          <table:table-cell table:style-name="ce11" table:formula="of:=[.P52]+[.T52]+[.X52]+[.AC52]+[.AD52]+[.AI52]+[.AJ52]+[.AM52]" office:value-type="float" office:value="3626">
            <text:p>3626</text:p>
          </table:table-cell>
          <table:table-cell table:style-name="ce11" table:formula="of:=[.Q52]+[.U52]+[.Y52]+[.AB52]+[.AE52]+[.AH52]+[.AK52]+[.AN52]" office:value-type="float" office:value="432">
            <text:p>432</text:p>
          </table:table-cell>
          <table:table-cell table:style-name="ce11" table:formula="of:=[.F52]+[.G52]" office:value-type="float" office:value="4058">
            <text:p>4058</text:p>
          </table:table-cell>
          <table:table-cell table:style-name="ce6" table:formula="of:=[.F52]/[.G52]" office:value-type="float" office:value="8.39351851851852">
            <text:p>8.4</text:p>
          </table:table-cell>
          <table:table-cell table:style-name="ce11" table:formula="of:=[.R52]+[.V52]+[.Z52]+[.AC52]+[.AF52]+[.AI52]+[.AL52]+[.AO52]" office:value-type="float" office:value="4361.68111807476">
            <text:p>4362</text:p>
          </table:table-cell>
          <table:table-cell table:style-name="ce3" table:formula="of:=[.O52]-[.J52]" office:value-type="float" office:value="12.3188819252437">
            <text:p>12</text:p>
          </table:table-cell>
          <table:table-cell table:style-name="ce11"/>
          <table:table-cell table:style-name="ce11" table:formula="of:=[$'source book prisoners'.B52]" office:value-type="float" office:value="0">
            <text:p/>
          </table:table-cell>
          <table:table-cell table:style-name="ce11" table:formula="of:=[$'source book prisoners'.C52]" office:value-type="float" office:value="0">
            <text:p/>
          </table:table-cell>
          <table:table-cell table:style-name="ce11" table:formula="of:=[$'source book prisoners'.D52]" office:value-type="float" office:value="4374">
            <text:p>4374</text:p>
          </table:table-cell>
          <table:table-cell table:style-name="ce11" table:formula="of:=[$'source book prisoners'.E52]" office:value-type="float" office:value="1614">
            <text:p>1614</text:p>
          </table:table-cell>
          <table:table-cell table:style-name="ce11" table:formula="of:=[$'source book prisoners'.F52]" office:value-type="float" office:value="197">
            <text:p>197</text:p>
          </table:table-cell>
          <table:table-cell table:style-name="ce11" table:formula="of:=[.P52]+[.Q52]" office:value-type="float" office:value="1811">
            <text:p>1811</text:p>
          </table:table-cell>
          <table:table-cell table:style-name="ce6" table:formula="of:=[.P52]/[.Q52]" office:value-type="float" office:value="8.19289340101523">
            <text:p>8.2</text:p>
          </table:table-cell>
          <table:table-cell table:style-name="ce11" table:formula="of:=[$'source book prisoners'.H52]" office:value-type="float" office:value="943">
            <text:p>943</text:p>
          </table:table-cell>
          <table:table-cell table:style-name="ce11" table:formula="of:=[$'source book prisoners'.I52]" office:value-type="float" office:value="170">
            <text:p>170</text:p>
          </table:table-cell>
          <table:table-cell table:style-name="ce11" table:formula="of:=[.T52]+[.U52]" office:value-type="float" office:value="1113">
            <text:p>1113</text:p>
          </table:table-cell>
          <table:table-cell table:style-name="ce6" table:formula="of:=[.T52]/[.U52]" office:value-type="float" office:value="5.54705882352941">
            <text:p>5.5</text:p>
          </table:table-cell>
          <table:table-cell table:style-name="ce11" table:formula="of:=[$'source book prisoners'.K52]" office:value-type="float" office:value="500">
            <text:p>500</text:p>
          </table:table-cell>
          <table:table-cell table:style-name="ce11" table:formula="of:=[$'source book prisoners'.L52]" office:value-type="float" office:value="65">
            <text:p>65</text:p>
          </table:table-cell>
          <table:table-cell table:style-name="ce11" table:formula="of:=[.X52]+[.Y52]" office:value-type="float" office:value="565">
            <text:p>565</text:p>
          </table:table-cell>
          <table:table-cell/>
          <table:table-cell table:style-name="ce11" table:formula="of:=[$'source book prisoners'.O52]" office:value-type="float" office:value="0">
            <text:p/>
          </table:table-cell>
          <table:table-cell table:style-name="ce11" table:formula="of:=[$'source book prisoners'.N52]" office:value-type="float" office:value="462">
            <text:p>462</text:p>
          </table:table-cell>
          <table:table-cell table:style-name="ce11" table:formula="of:=[$'source book prisoners'.Q52]" office:value-type="float" office:value="0">
            <text:p/>
          </table:table-cell>
          <table:table-cell table:style-name="ce11" table:formula="of:=[$'source book prisoners'.R52]" office:value-type="float" office:value="0">
            <text:p/>
          </table:table-cell>
          <table:table-cell table:style-name="ce11" table:formula="of:=([.AF$49]+70)*([.AF$57]/([.AF$49]+70))^(([.A52]-[.A$49])/8)" office:value-type="float" office:value="303.681118074757">
            <text:p>304</text:p>
          </table:table-cell>
          <table:table-cell/>
          <table:table-cell table:style-name="ce11" table:formula="of:=[$'source book prisoners'.U52]" office:value-type="float" office:value="0">
            <text:p/>
          </table:table-cell>
          <table:table-cell table:style-name="ce11" table:formula="of:=[$'source book prisoners'.T52]" office:value-type="float" office:value="107">
            <text:p>107</text:p>
          </table:table-cell>
          <table:table-cell table:style-name="ce11" table:formula="of:=[$'source book prisoners'.W52]" office:value-type="float" office:value="0">
            <text:p/>
          </table:table-cell>
          <table:table-cell table:style-name="ce11" table:formula="of:=[$'source book prisoners'.X52]" office:value-type="float" office:value="0">
            <text:p/>
          </table:table-cell>
          <table:table-cell table:style-name="ce11" table:formula="of:=[$'source book prisoners'.Y52]" office:value-type="float" office:value="0">
            <text:p/>
          </table:table-cell>
          <table:table-cell table:style-name="ce11" table:formula="of:=[$'source book prisoners'.Z52]" office:value-type="float" office:value="0">
            <text:p/>
          </table:table-cell>
          <table:table-cell table:style-name="ce11" table:formula="of:=[$'source book prisoners'.AA52]" office:value-type="float" office:value="0">
            <text:p/>
          </table:table-cell>
          <table:table-cell table:style-name="ce11" table:formula="of:=[$'source book prisoners'.AB52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03">
            <text:p>1903</text:p>
          </table:table-cell>
          <table:table-cell table:style-name="ce11" table:formula="of:=[.D53]-[.C53]" office:value-type="float" office:value="4118.00328947368">
            <text:p>4118</text:p>
          </table:table-cell>
          <table:table-cell table:style-name="ce11" table:formula="of:=[.D53]/(1+[.E53])" office:value-type="float" office:value="438.996710526316">
            <text:p>439</text:p>
          </table:table-cell>
          <table:table-cell table:style-name="ce11" table:formula="of:=[.O53]" office:value-type="float" office:value="4557">
            <text:p>4557</text:p>
          </table:table-cell>
          <table:table-cell table:style-name="ce6" table:formula="of:=[.I53]" office:value-type="float" office:value="9.38048780487805">
            <text:p>9.4</text:p>
          </table:table-cell>
          <table:table-cell table:style-name="ce11" table:formula="of:=[.P53]+[.T53]+[.X53]+[.AC53]+[.AD53]+[.AI53]+[.AJ53]+[.AM53]" office:value-type="float" office:value="3846">
            <text:p>3846</text:p>
          </table:table-cell>
          <table:table-cell table:style-name="ce11" table:formula="of:=[.Q53]+[.U53]+[.Y53]+[.AB53]+[.AE53]+[.AH53]+[.AK53]+[.AN53]" office:value-type="float" office:value="410">
            <text:p>410</text:p>
          </table:table-cell>
          <table:table-cell table:style-name="ce11" table:formula="of:=[.F53]+[.G53]" office:value-type="float" office:value="4256">
            <text:p>4256</text:p>
          </table:table-cell>
          <table:table-cell table:style-name="ce6" table:formula="of:=[.F53]/[.G53]" office:value-type="float" office:value="9.38048780487805">
            <text:p>9.4</text:p>
          </table:table-cell>
          <table:table-cell table:style-name="ce11" table:formula="of:=[.R53]+[.V53]+[.Z53]+[.AC53]+[.AF53]+[.AI53]+[.AL53]+[.AO53]" office:value-type="float" office:value="4546.19993108201">
            <text:p>4546</text:p>
          </table:table-cell>
          <table:table-cell table:style-name="ce3" table:formula="of:=[.O53]-[.J53]" office:value-type="float" office:value="10.8000689179953">
            <text:p>11</text:p>
          </table:table-cell>
          <table:table-cell table:style-name="ce11"/>
          <table:table-cell table:style-name="ce11" table:formula="of:=[$'source book prisoners'.B53]" office:value-type="float" office:value="0">
            <text:p/>
          </table:table-cell>
          <table:table-cell table:style-name="ce11" table:formula="of:=[$'source book prisoners'.C53]" office:value-type="float" office:value="0">
            <text:p/>
          </table:table-cell>
          <table:table-cell table:style-name="ce11" table:formula="of:=[$'source book prisoners'.D53]" office:value-type="float" office:value="4557">
            <text:p>4557</text:p>
          </table:table-cell>
          <table:table-cell table:style-name="ce11" table:formula="of:=[$'source book prisoners'.E53]" office:value-type="float" office:value="1741">
            <text:p>1741</text:p>
          </table:table-cell>
          <table:table-cell table:style-name="ce11" table:formula="of:=[$'source book prisoners'.F53]" office:value-type="float" office:value="207">
            <text:p>207</text:p>
          </table:table-cell>
          <table:table-cell table:style-name="ce11" table:formula="of:=[.P53]+[.Q53]" office:value-type="float" office:value="1948">
            <text:p>1948</text:p>
          </table:table-cell>
          <table:table-cell table:style-name="ce6" table:formula="of:=[.P53]/[.Q53]" office:value-type="float" office:value="8.41062801932367">
            <text:p>8.4</text:p>
          </table:table-cell>
          <table:table-cell table:style-name="ce11" table:formula="of:=[$'source book prisoners'.H53]" office:value-type="float" office:value="907">
            <text:p>907</text:p>
          </table:table-cell>
          <table:table-cell table:style-name="ce11" table:formula="of:=[$'source book prisoners'.I53]" office:value-type="float" office:value="141">
            <text:p>141</text:p>
          </table:table-cell>
          <table:table-cell table:style-name="ce11" table:formula="of:=[.T53]+[.U53]" office:value-type="float" office:value="1048">
            <text:p>1048</text:p>
          </table:table-cell>
          <table:table-cell table:style-name="ce6" table:formula="of:=[.T53]/[.U53]" office:value-type="float" office:value="6.43262411347518">
            <text:p>6.4</text:p>
          </table:table-cell>
          <table:table-cell table:style-name="ce11" table:formula="of:=[$'source book prisoners'.K53]" office:value-type="float" office:value="502">
            <text:p>502</text:p>
          </table:table-cell>
          <table:table-cell table:style-name="ce11" table:formula="of:=[$'source book prisoners'.L53]" office:value-type="float" office:value="62">
            <text:p>62</text:p>
          </table:table-cell>
          <table:table-cell table:style-name="ce11" table:formula="of:=[.X53]+[.Y53]" office:value-type="float" office:value="564">
            <text:p>564</text:p>
          </table:table-cell>
          <table:table-cell/>
          <table:table-cell table:style-name="ce11" table:formula="of:=[$'source book prisoners'.O53]" office:value-type="float" office:value="0">
            <text:p/>
          </table:table-cell>
          <table:table-cell table:style-name="ce11" table:formula="of:=[$'source book prisoners'.N53]" office:value-type="float" office:value="600">
            <text:p>600</text:p>
          </table:table-cell>
          <table:table-cell table:style-name="ce11" table:formula="of:=[$'source book prisoners'.Q53]" office:value-type="float" office:value="0">
            <text:p/>
          </table:table-cell>
          <table:table-cell table:style-name="ce11" table:formula="of:=[$'source book prisoners'.R53]" office:value-type="float" office:value="0">
            <text:p/>
          </table:table-cell>
          <table:table-cell table:style-name="ce11" table:formula="of:=([.AF$49]+70)*([.AF$57]/([.AF$49]+70))^(([.A53]-[.A$49])/8)" office:value-type="float" office:value="290.199931082004">
            <text:p>290</text:p>
          </table:table-cell>
          <table:table-cell/>
          <table:table-cell table:style-name="ce11" table:formula="of:=[$'source book prisoners'.U53]" office:value-type="float" office:value="0">
            <text:p/>
          </table:table-cell>
          <table:table-cell table:style-name="ce11" table:formula="of:=[$'source book prisoners'.T53]" office:value-type="float" office:value="96">
            <text:p>96</text:p>
          </table:table-cell>
          <table:table-cell table:style-name="ce11" table:formula="of:=[$'source book prisoners'.W53]" office:value-type="float" office:value="0">
            <text:p/>
          </table:table-cell>
          <table:table-cell table:style-name="ce11" table:formula="of:=[$'source book prisoners'.X53]" office:value-type="float" office:value="0">
            <text:p/>
          </table:table-cell>
          <table:table-cell table:style-name="ce11" table:formula="of:=[$'source book prisoners'.Y53]" office:value-type="float" office:value="0">
            <text:p/>
          </table:table-cell>
          <table:table-cell table:style-name="ce11" table:formula="of:=[$'source book prisoners'.Z53]" office:value-type="float" office:value="0">
            <text:p/>
          </table:table-cell>
          <table:table-cell table:style-name="ce11" table:formula="of:=[$'source book prisoners'.AA53]" office:value-type="float" office:value="0">
            <text:p/>
          </table:table-cell>
          <table:table-cell table:style-name="ce11" table:formula="of:=[$'source book prisoners'.AB53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04">
            <text:p>1904</text:p>
          </table:table-cell>
          <table:table-cell table:style-name="ce11" table:formula="of:=[.D54]-[.C54]" office:value-type="float" office:value="4171.83093358105">
            <text:p>4172</text:p>
          </table:table-cell>
          <table:table-cell table:style-name="ce11" table:formula="of:=[.D54]/(1+[.E54])" office:value-type="float" office:value="420.16906641895">
            <text:p>420</text:p>
          </table:table-cell>
          <table:table-cell table:style-name="ce11" table:formula="of:=[.O54]" office:value-type="float" office:value="4592">
            <text:p>4592</text:p>
          </table:table-cell>
          <table:table-cell table:style-name="ce6" table:formula="of:=[.I54]" office:value-type="float" office:value="9.92893401015228">
            <text:p>9.9</text:p>
          </table:table-cell>
          <table:table-cell table:style-name="ce11" table:formula="of:=[.P54]+[.T54]+[.X54]+[.AC54]+[.AD54]+[.AI54]+[.AJ54]+[.AM54]" office:value-type="float" office:value="3912">
            <text:p>3912</text:p>
          </table:table-cell>
          <table:table-cell table:style-name="ce11" table:formula="of:=[.Q54]+[.U54]+[.Y54]+[.AB54]+[.AE54]+[.AH54]+[.AK54]+[.AN54]" office:value-type="float" office:value="394">
            <text:p>394</text:p>
          </table:table-cell>
          <table:table-cell table:style-name="ce11" table:formula="of:=[.F54]+[.G54]" office:value-type="float" office:value="4306">
            <text:p>4306</text:p>
          </table:table-cell>
          <table:table-cell table:style-name="ce6" table:formula="of:=[.F54]/[.G54]" office:value-type="float" office:value="9.92893401015228">
            <text:p>9.9</text:p>
          </table:table-cell>
          <table:table-cell table:style-name="ce11" table:formula="of:=[.R54]+[.V54]+[.Z54]+[.AC54]+[.AF54]+[.AI54]+[.AL54]+[.AO54]" office:value-type="float" office:value="4583.31720870202">
            <text:p>4583</text:p>
          </table:table-cell>
          <table:table-cell table:style-name="ce3" table:formula="of:=[.O54]-[.J54]" office:value-type="float" office:value="8.68279129798066">
            <text:p>9</text:p>
          </table:table-cell>
          <table:table-cell table:style-name="ce11"/>
          <table:table-cell table:style-name="ce11" table:formula="of:=[$'source book prisoners'.B54]" office:value-type="float" office:value="0">
            <text:p/>
          </table:table-cell>
          <table:table-cell table:style-name="ce11" table:formula="of:=[$'source book prisoners'.C54]" office:value-type="float" office:value="0">
            <text:p/>
          </table:table-cell>
          <table:table-cell table:style-name="ce11" table:formula="of:=[$'source book prisoners'.D54]" office:value-type="float" office:value="4592">
            <text:p>4592</text:p>
          </table:table-cell>
          <table:table-cell table:style-name="ce11" table:formula="of:=[$'source book prisoners'.E54]" office:value-type="float" office:value="1680">
            <text:p>1680</text:p>
          </table:table-cell>
          <table:table-cell table:style-name="ce11" table:formula="of:=[$'source book prisoners'.F54]" office:value-type="float" office:value="198">
            <text:p>198</text:p>
          </table:table-cell>
          <table:table-cell table:style-name="ce11" table:formula="of:=[.P54]+[.Q54]" office:value-type="float" office:value="1878">
            <text:p>1878</text:p>
          </table:table-cell>
          <table:table-cell table:style-name="ce6" table:formula="of:=[.P54]/[.Q54]" office:value-type="float" office:value="8.48484848484848">
            <text:p>8.5</text:p>
          </table:table-cell>
          <table:table-cell table:style-name="ce11" table:formula="of:=[$'source book prisoners'.H54]" office:value-type="float" office:value="890">
            <text:p>890</text:p>
          </table:table-cell>
          <table:table-cell table:style-name="ce11" table:formula="of:=[$'source book prisoners'.I54]" office:value-type="float" office:value="137">
            <text:p>137</text:p>
          </table:table-cell>
          <table:table-cell table:style-name="ce11" table:formula="of:=[.T54]+[.U54]" office:value-type="float" office:value="1027">
            <text:p>1027</text:p>
          </table:table-cell>
          <table:table-cell table:style-name="ce6" table:formula="of:=[.T54]/[.U54]" office:value-type="float" office:value="6.4963503649635">
            <text:p>6.5</text:p>
          </table:table-cell>
          <table:table-cell table:style-name="ce11" table:formula="of:=[$'source book prisoners'.K54]" office:value-type="float" office:value="508">
            <text:p>508</text:p>
          </table:table-cell>
          <table:table-cell table:style-name="ce11" table:formula="of:=[$'source book prisoners'.L54]" office:value-type="float" office:value="59">
            <text:p>59</text:p>
          </table:table-cell>
          <table:table-cell table:style-name="ce11" table:formula="of:=[.X54]+[.Y54]" office:value-type="float" office:value="567">
            <text:p>567</text:p>
          </table:table-cell>
          <table:table-cell/>
          <table:table-cell table:style-name="ce11" table:formula="of:=[$'source book prisoners'.O54]" office:value-type="float" office:value="0">
            <text:p/>
          </table:table-cell>
          <table:table-cell table:style-name="ce11" table:formula="of:=[$'source book prisoners'.N54]" office:value-type="float" office:value="725">
            <text:p>725</text:p>
          </table:table-cell>
          <table:table-cell table:style-name="ce11" table:formula="of:=[$'source book prisoners'.Q54]" office:value-type="float" office:value="0">
            <text:p/>
          </table:table-cell>
          <table:table-cell table:style-name="ce11" table:formula="of:=[$'source book prisoners'.R54]" office:value-type="float" office:value="0">
            <text:p/>
          </table:table-cell>
          <table:table-cell table:style-name="ce11" table:formula="of:=([.AF$49]+70)*([.AF$57]/([.AF$49]+70))^(([.A54]-[.A$49])/8)" office:value-type="float" office:value="277.31720870202">
            <text:p>277</text:p>
          </table:table-cell>
          <table:table-cell/>
          <table:table-cell table:style-name="ce11" table:formula="of:=[$'source book prisoners'.U54]" office:value-type="float" office:value="0">
            <text:p/>
          </table:table-cell>
          <table:table-cell table:style-name="ce11" table:formula="of:=[$'source book prisoners'.T54]" office:value-type="float" office:value="109">
            <text:p>109</text:p>
          </table:table-cell>
          <table:table-cell table:style-name="ce11" table:formula="of:=[$'source book prisoners'.W54]" office:value-type="float" office:value="0">
            <text:p/>
          </table:table-cell>
          <table:table-cell table:style-name="ce11" table:formula="of:=[$'source book prisoners'.X54]" office:value-type="float" office:value="0">
            <text:p/>
          </table:table-cell>
          <table:table-cell table:style-name="ce11" table:formula="of:=[$'source book prisoners'.Y54]" office:value-type="float" office:value="0">
            <text:p/>
          </table:table-cell>
          <table:table-cell table:style-name="ce11" table:formula="of:=[$'source book prisoners'.Z54]" office:value-type="float" office:value="0">
            <text:p/>
          </table:table-cell>
          <table:table-cell table:style-name="ce11" table:formula="of:=[$'source book prisoners'.AA54]" office:value-type="float" office:value="0">
            <text:p/>
          </table:table-cell>
          <table:table-cell table:style-name="ce11" table:formula="of:=[$'source book prisoners'.AB54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05">
            <text:p>1905</text:p>
          </table:table-cell>
          <table:table-cell table:style-name="ce11" table:formula="of:=[.D55]-[.C55]" office:value-type="float" office:value="4079.96370582617">
            <text:p>4080</text:p>
          </table:table-cell>
          <table:table-cell table:style-name="ce11" table:formula="of:=[.D55]/(1+[.E55])" office:value-type="float" office:value="379.03629417383">
            <text:p>379</text:p>
          </table:table-cell>
          <table:table-cell table:style-name="ce11" table:formula="of:=[.O55]" office:value-type="float" office:value="4459">
            <text:p>4459</text:p>
          </table:table-cell>
          <table:table-cell table:style-name="ce6" table:formula="of:=[.I55]" office:value-type="float" office:value="10.7640449438202">
            <text:p>10.8</text:p>
          </table:table-cell>
          <table:table-cell table:style-name="ce11" table:formula="of:=[.P55]+[.T55]+[.X55]+[.AC55]+[.AD55]+[.AI55]+[.AJ55]+[.AM55]" office:value-type="float" office:value="3832">
            <text:p>3832</text:p>
          </table:table-cell>
          <table:table-cell table:style-name="ce11" table:formula="of:=[.Q55]+[.U55]+[.Y55]+[.AB55]+[.AE55]+[.AH55]+[.AK55]+[.AN55]" office:value-type="float" office:value="356">
            <text:p>356</text:p>
          </table:table-cell>
          <table:table-cell table:style-name="ce11" table:formula="of:=[.F55]+[.G55]" office:value-type="float" office:value="4188">
            <text:p>4188</text:p>
          </table:table-cell>
          <table:table-cell table:style-name="ce6" table:formula="of:=[.F55]/[.G55]" office:value-type="float" office:value="10.7640449438202">
            <text:p>10.8</text:p>
          </table:table-cell>
          <table:table-cell table:style-name="ce11" table:formula="of:=[.R55]+[.V55]+[.Z55]+[.AC55]+[.AF55]+[.AI55]+[.AL55]+[.AO55]" office:value-type="float" office:value="4453.00638354924">
            <text:p>4453</text:p>
          </table:table-cell>
          <table:table-cell table:style-name="ce3" table:formula="of:=[.O55]-[.J55]" office:value-type="float" office:value="5.99361645076351">
            <text:p>6</text:p>
          </table:table-cell>
          <table:table-cell table:style-name="ce11"/>
          <table:table-cell table:style-name="ce11" table:formula="of:=[$'source book prisoners'.B55]" office:value-type="float" office:value="0">
            <text:p/>
          </table:table-cell>
          <table:table-cell table:style-name="ce11" table:formula="of:=[$'source book prisoners'.C55]" office:value-type="float" office:value="0">
            <text:p/>
          </table:table-cell>
          <table:table-cell table:style-name="ce11" table:formula="of:=[$'source book prisoners'.D55]" office:value-type="float" office:value="4459">
            <text:p>4459</text:p>
          </table:table-cell>
          <table:table-cell table:style-name="ce11" table:formula="of:=[$'source book prisoners'.E55]" office:value-type="float" office:value="1673">
            <text:p>1673</text:p>
          </table:table-cell>
          <table:table-cell table:style-name="ce11" table:formula="of:=[$'source book prisoners'.F55]" office:value-type="float" office:value="189">
            <text:p>189</text:p>
          </table:table-cell>
          <table:table-cell table:style-name="ce11" table:formula="of:=[.P55]+[.Q55]" office:value-type="float" office:value="1862">
            <text:p>1862</text:p>
          </table:table-cell>
          <table:table-cell table:style-name="ce6" table:formula="of:=[.P55]/[.Q55]" office:value-type="float" office:value="8.85185185185185">
            <text:p>8.9</text:p>
          </table:table-cell>
          <table:table-cell table:style-name="ce11" table:formula="of:=[$'source book prisoners'.H55]" office:value-type="float" office:value="922">
            <text:p>922</text:p>
          </table:table-cell>
          <table:table-cell table:style-name="ce11" table:formula="of:=[$'source book prisoners'.I55]" office:value-type="float" office:value="121">
            <text:p>121</text:p>
          </table:table-cell>
          <table:table-cell table:style-name="ce11" table:formula="of:=[.T55]+[.U55]" office:value-type="float" office:value="1043">
            <text:p>1043</text:p>
          </table:table-cell>
          <table:table-cell table:style-name="ce6" table:formula="of:=[.T55]/[.U55]" office:value-type="float" office:value="7.6198347107438">
            <text:p>7.6</text:p>
          </table:table-cell>
          <table:table-cell table:style-name="ce11" table:formula="of:=[$'source book prisoners'.K55]" office:value-type="float" office:value="493">
            <text:p>493</text:p>
          </table:table-cell>
          <table:table-cell table:style-name="ce11" table:formula="of:=[$'source book prisoners'.L55]" office:value-type="float" office:value="46">
            <text:p>46</text:p>
          </table:table-cell>
          <table:table-cell table:style-name="ce11" table:formula="of:=[.X55]+[.Y55]" office:value-type="float" office:value="539">
            <text:p>539</text:p>
          </table:table-cell>
          <table:table-cell/>
          <table:table-cell table:style-name="ce11" table:formula="of:=[$'source book prisoners'.O55]" office:value-type="float" office:value="0">
            <text:p/>
          </table:table-cell>
          <table:table-cell table:style-name="ce11" table:formula="of:=[$'source book prisoners'.N55]" office:value-type="float" office:value="643">
            <text:p>643</text:p>
          </table:table-cell>
          <table:table-cell table:style-name="ce11" table:formula="of:=[$'source book prisoners'.Q55]" office:value-type="float" office:value="0">
            <text:p/>
          </table:table-cell>
          <table:table-cell table:style-name="ce11" table:formula="of:=[$'source book prisoners'.R55]" office:value-type="float" office:value="0">
            <text:p/>
          </table:table-cell>
          <table:table-cell table:style-name="ce11" table:formula="of:=([.AF$49]+70)*([.AF$57]/([.AF$49]+70))^(([.A55]-[.A$49])/8)" office:value-type="float" office:value="265.006383549236">
            <text:p>265</text:p>
          </table:table-cell>
          <table:table-cell/>
          <table:table-cell table:style-name="ce11" table:formula="of:=[$'source book prisoners'.U55]" office:value-type="float" office:value="0">
            <text:p/>
          </table:table-cell>
          <table:table-cell table:style-name="ce11" table:formula="of:=[$'source book prisoners'.T55]" office:value-type="float" office:value="101">
            <text:p>101</text:p>
          </table:table-cell>
          <table:table-cell table:style-name="ce11" table:formula="of:=[$'source book prisoners'.W55]" office:value-type="float" office:value="0">
            <text:p/>
          </table:table-cell>
          <table:table-cell table:style-name="ce11" table:formula="of:=[$'source book prisoners'.X55]" office:value-type="float" office:value="0">
            <text:p/>
          </table:table-cell>
          <table:table-cell table:style-name="ce11" table:formula="of:=[$'source book prisoners'.Y55]" office:value-type="float" office:value="0">
            <text:p/>
          </table:table-cell>
          <table:table-cell table:style-name="ce11" table:formula="of:=[$'source book prisoners'.Z55]" office:value-type="float" office:value="0">
            <text:p/>
          </table:table-cell>
          <table:table-cell table:style-name="ce11" table:formula="of:=[$'source book prisoners'.AA55]" office:value-type="float" office:value="0">
            <text:p/>
          </table:table-cell>
          <table:table-cell table:style-name="ce11" table:formula="of:=[$'source book prisoners'.AB55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06">
            <text:p>1906</text:p>
          </table:table-cell>
          <table:table-cell table:style-name="ce11" table:formula="of:=[.D56]-[.C56]" office:value-type="float" office:value="3820.26275314022">
            <text:p>3820</text:p>
          </table:table-cell>
          <table:table-cell table:style-name="ce11" table:formula="of:=[.D56]/(1+[.E56])" office:value-type="float" office:value="336.73724685978">
            <text:p>337</text:p>
          </table:table-cell>
          <table:table-cell table:style-name="ce11" table:formula="of:=[.O56]" office:value-type="float" office:value="4157">
            <text:p>4157</text:p>
          </table:table-cell>
          <table:table-cell table:style-name="ce6" table:formula="of:=[.I56]" office:value-type="float" office:value="11.3449367088608">
            <text:p>11.3</text:p>
          </table:table-cell>
          <table:table-cell table:style-name="ce11" table:formula="of:=[.P56]+[.T56]+[.X56]+[.AC56]+[.AD56]+[.AI56]+[.AJ56]+[.AM56]" office:value-type="float" office:value="3585">
            <text:p>3585</text:p>
          </table:table-cell>
          <table:table-cell table:style-name="ce11" table:formula="of:=[.Q56]+[.U56]+[.Y56]+[.AB56]+[.AE56]+[.AH56]+[.AK56]+[.AN56]" office:value-type="float" office:value="316">
            <text:p>316</text:p>
          </table:table-cell>
          <table:table-cell table:style-name="ce11" table:formula="of:=[.F56]+[.G56]" office:value-type="float" office:value="3901">
            <text:p>3901</text:p>
          </table:table-cell>
          <table:table-cell table:style-name="ce6" table:formula="of:=[.F56]/[.G56]" office:value-type="float" office:value="11.3449367088608">
            <text:p>11.3</text:p>
          </table:table-cell>
          <table:table-cell table:style-name="ce11" table:formula="of:=[.R56]+[.V56]+[.Z56]+[.AC56]+[.AF56]+[.AI56]+[.AL56]+[.AO56]" office:value-type="float" office:value="4154.24206763276">
            <text:p>4154</text:p>
          </table:table-cell>
          <table:table-cell table:style-name="ce3" table:formula="of:=[.O56]-[.J56]" office:value-type="float" office:value="2.75793236723985">
            <text:p>3</text:p>
          </table:table-cell>
          <table:table-cell table:style-name="ce11"/>
          <table:table-cell table:style-name="ce11" table:formula="of:=[$'source book prisoners'.B56]" office:value-type="float" office:value="0">
            <text:p/>
          </table:table-cell>
          <table:table-cell table:style-name="ce11" table:formula="of:=[$'source book prisoners'.C56]" office:value-type="float" office:value="0">
            <text:p/>
          </table:table-cell>
          <table:table-cell table:style-name="ce11" table:formula="of:=[$'source book prisoners'.D56]" office:value-type="float" office:value="4157">
            <text:p>4157</text:p>
          </table:table-cell>
          <table:table-cell table:style-name="ce11" table:formula="of:=[$'source book prisoners'.E56]" office:value-type="float" office:value="1465">
            <text:p>1465</text:p>
          </table:table-cell>
          <table:table-cell table:style-name="ce11" table:formula="of:=[$'source book prisoners'.F56]" office:value-type="float" office:value="168">
            <text:p>168</text:p>
          </table:table-cell>
          <table:table-cell table:style-name="ce11" table:formula="of:=[.P56]+[.Q56]" office:value-type="float" office:value="1633">
            <text:p>1633</text:p>
          </table:table-cell>
          <table:table-cell table:style-name="ce6" table:formula="of:=[.P56]/[.Q56]" office:value-type="float" office:value="8.7202380952381">
            <text:p>8.7</text:p>
          </table:table-cell>
          <table:table-cell table:style-name="ce11" table:formula="of:=[$'source book prisoners'.H56]" office:value-type="float" office:value="902">
            <text:p>902</text:p>
          </table:table-cell>
          <table:table-cell table:style-name="ce11" table:formula="of:=[$'source book prisoners'.I56]" office:value-type="float" office:value="115">
            <text:p>115</text:p>
          </table:table-cell>
          <table:table-cell table:style-name="ce11" table:formula="of:=[.T56]+[.U56]" office:value-type="float" office:value="1017">
            <text:p>1017</text:p>
          </table:table-cell>
          <table:table-cell table:style-name="ce6" table:formula="of:=[.T56]/[.U56]" office:value-type="float" office:value="7.84347826086957">
            <text:p>7.8</text:p>
          </table:table-cell>
          <table:table-cell table:style-name="ce11" table:formula="of:=[$'source book prisoners'.K56]" office:value-type="float" office:value="460">
            <text:p>460</text:p>
          </table:table-cell>
          <table:table-cell table:style-name="ce11" table:formula="of:=[$'source book prisoners'.L56]" office:value-type="float" office:value="33">
            <text:p>33</text:p>
          </table:table-cell>
          <table:table-cell table:style-name="ce11" table:formula="of:=[.X56]+[.Y56]" office:value-type="float" office:value="493">
            <text:p>493</text:p>
          </table:table-cell>
          <table:table-cell/>
          <table:table-cell table:style-name="ce11" table:formula="of:=[$'source book prisoners'.O56]" office:value-type="float" office:value="0">
            <text:p/>
          </table:table-cell>
          <table:table-cell table:style-name="ce11" table:formula="of:=[$'source book prisoners'.N56]" office:value-type="float" office:value="671">
            <text:p>671</text:p>
          </table:table-cell>
          <table:table-cell table:style-name="ce11" table:formula="of:=[$'source book prisoners'.Q56]" office:value-type="float" office:value="0">
            <text:p/>
          </table:table-cell>
          <table:table-cell table:style-name="ce11" table:formula="of:=[$'source book prisoners'.R56]" office:value-type="float" office:value="0">
            <text:p/>
          </table:table-cell>
          <table:table-cell table:style-name="ce11" table:formula="of:=([.AF$49]+70)*([.AF$57]/([.AF$49]+70))^(([.A56]-[.A$49])/8)" office:value-type="float" office:value="253.24206763276">
            <text:p>253</text:p>
          </table:table-cell>
          <table:table-cell/>
          <table:table-cell table:style-name="ce11" table:formula="of:=[$'source book prisoners'.U56]" office:value-type="float" office:value="0">
            <text:p/>
          </table:table-cell>
          <table:table-cell table:style-name="ce11" table:formula="of:=[$'source book prisoners'.T56]" office:value-type="float" office:value="87">
            <text:p>87</text:p>
          </table:table-cell>
          <table:table-cell table:style-name="ce11" table:formula="of:=[$'source book prisoners'.W56]" office:value-type="float" office:value="0">
            <text:p/>
          </table:table-cell>
          <table:table-cell table:style-name="ce11" table:formula="of:=[$'source book prisoners'.X56]" office:value-type="float" office:value="0">
            <text:p/>
          </table:table-cell>
          <table:table-cell table:style-name="ce11" table:formula="of:=[$'source book prisoners'.Y56]" office:value-type="float" office:value="0">
            <text:p/>
          </table:table-cell>
          <table:table-cell table:style-name="ce11" table:formula="of:=[$'source book prisoners'.Z56]" office:value-type="float" office:value="0">
            <text:p/>
          </table:table-cell>
          <table:table-cell table:style-name="ce11" table:formula="of:=[$'source book prisoners'.AA56]" office:value-type="float" office:value="0">
            <text:p/>
          </table:table-cell>
          <table:table-cell table:style-name="ce11" table:formula="of:=[$'source book prisoners'.AB56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07">
            <text:p>1907</text:p>
          </table:table-cell>
          <table:table-cell table:style-name="ce11" table:formula="of:=[.D57]-[.C57]" office:value-type="float" office:value="3635.07902735562">
            <text:p>3635</text:p>
          </table:table-cell>
          <table:table-cell table:style-name="ce11" table:formula="of:=[.D57]/(1+[.E57])" office:value-type="float" office:value="311.920972644377">
            <text:p>312</text:p>
          </table:table-cell>
          <table:table-cell table:style-name="ce11" table:formula="of:=[.O57]" office:value-type="float" office:value="3947">
            <text:p>3947</text:p>
          </table:table-cell>
          <table:table-cell table:style-name="ce6" table:formula="of:=[.I57]" office:value-type="float" office:value="11.6538461538462">
            <text:p>11.7</text:p>
          </table:table-cell>
          <table:table-cell table:style-name="ce11" table:formula="of:=[.P57]+[.T57]+[.X57]+[.AC57]+[.AD57]+[.AI57]+[.AJ57]+[.AM57]" office:value-type="float" office:value="3636">
            <text:p>3636</text:p>
          </table:table-cell>
          <table:table-cell table:style-name="ce11" table:formula="of:=[.Q57]+[.U57]+[.Y57]+[.AB57]+[.AE57]+[.AH57]+[.AK57]+[.AN57]" office:value-type="float" office:value="312">
            <text:p>312</text:p>
          </table:table-cell>
          <table:table-cell table:style-name="ce11" table:formula="of:=[.F57]+[.G57]" office:value-type="float" office:value="3948">
            <text:p>3948</text:p>
          </table:table-cell>
          <table:table-cell table:style-name="ce6" table:formula="of:=[.F57]/[.G57]" office:value-type="float" office:value="11.6538461538462">
            <text:p>11.7</text:p>
          </table:table-cell>
          <table:table-cell table:style-name="ce11" table:formula="of:=[.R57]+[.V57]+[.Z57]+[.AC57]+[.AF57]+[.AI57]+[.AL57]+[.AO57]" office:value-type="float" office:value="3948">
            <text:p>3948</text:p>
          </table:table-cell>
          <table:table-cell table:style-name="ce3" table:formula="of:=[.O57]-[.J57]" office:value-type="float" office:value="-1">
            <text:p>-1</text:p>
          </table:table-cell>
          <table:table-cell table:style-name="ce11"/>
          <table:table-cell table:style-name="ce11" table:formula="of:=[$'source book prisoners'.B57]" office:value-type="float" office:value="0">
            <text:p/>
          </table:table-cell>
          <table:table-cell table:style-name="ce11" table:formula="of:=[$'source book prisoners'.C57]" office:value-type="float" office:value="0">
            <text:p/>
          </table:table-cell>
          <table:table-cell table:style-name="ce11" table:formula="of:=[$'source book prisoners'.D57]" office:value-type="float" office:value="3947">
            <text:p>3947</text:p>
          </table:table-cell>
          <table:table-cell table:style-name="ce11" table:formula="of:=[$'source book prisoners'.E57]" office:value-type="float" office:value="1378">
            <text:p>1378</text:p>
          </table:table-cell>
          <table:table-cell table:style-name="ce11" table:formula="of:=[$'source book prisoners'.F57]" office:value-type="float" office:value="164">
            <text:p>164</text:p>
          </table:table-cell>
          <table:table-cell table:style-name="ce11" table:formula="of:=[.P57]+[.Q57]" office:value-type="float" office:value="1542">
            <text:p>1542</text:p>
          </table:table-cell>
          <table:table-cell table:style-name="ce6" table:formula="of:=[.P57]/[.Q57]" office:value-type="float" office:value="8.40243902439024">
            <text:p>8.4</text:p>
          </table:table-cell>
          <table:table-cell table:style-name="ce11" table:formula="of:=[$'source book prisoners'.H57]" office:value-type="float" office:value="832">
            <text:p>832</text:p>
          </table:table-cell>
          <table:table-cell table:style-name="ce11" table:formula="of:=[$'source book prisoners'.I57]" office:value-type="float" office:value="88">
            <text:p>88</text:p>
          </table:table-cell>
          <table:table-cell table:style-name="ce11" table:formula="of:=[.T57]+[.U57]" office:value-type="float" office:value="920">
            <text:p>920</text:p>
          </table:table-cell>
          <table:table-cell table:style-name="ce6" table:formula="of:=[.T57]/[.U57]" office:value-type="float" office:value="9.45454545454546">
            <text:p>9.5</text:p>
          </table:table-cell>
          <table:table-cell table:style-name="ce11" table:formula="of:=[$'source book prisoners'.K57]" office:value-type="float" office:value="435">
            <text:p>435</text:p>
          </table:table-cell>
          <table:table-cell table:style-name="ce11" table:formula="of:=[$'source book prisoners'.L57]" office:value-type="float" office:value="36">
            <text:p>36</text:p>
          </table:table-cell>
          <table:table-cell table:style-name="ce11" table:formula="of:=[.X57]+[.Y57]" office:value-type="float" office:value="471">
            <text:p>471</text:p>
          </table:table-cell>
          <table:table-cell/>
          <table:table-cell table:style-name="ce11" table:formula="of:=[$'source book prisoners'.O57]" office:value-type="float" office:value="0">
            <text:p/>
          </table:table-cell>
          <table:table-cell table:style-name="ce11" table:formula="of:=[$'source book prisoners'.N57]" office:value-type="float" office:value="672">
            <text:p>672</text:p>
          </table:table-cell>
          <table:table-cell table:style-name="ce11" table:formula="of:=[$'source book prisoners'.Q57]" office:value-type="float" office:value="218">
            <text:p>218</text:p>
          </table:table-cell>
          <table:table-cell table:style-name="ce11" table:formula="of:=[$'source book prisoners'.R57]" office:value-type="float" office:value="24">
            <text:p>24</text:p>
          </table:table-cell>
          <table:table-cell table:style-name="ce11" table:formula="of:=[.AD57]+[.AE57]" office:value-type="float" office:value="242">
            <text:p>242</text:p>
          </table:table-cell>
          <table:table-cell/>
          <table:table-cell table:style-name="ce11" table:formula="of:=[$'source book prisoners'.U57]" office:value-type="float" office:value="0">
            <text:p/>
          </table:table-cell>
          <table:table-cell table:style-name="ce11" table:formula="of:=[$'source book prisoners'.T57]" office:value-type="float" office:value="101">
            <text:p>101</text:p>
          </table:table-cell>
          <table:table-cell table:style-name="ce11" table:formula="of:=[$'source book prisoners'.W57]" office:value-type="float" office:value="0">
            <text:p/>
          </table:table-cell>
          <table:table-cell table:style-name="ce11" table:formula="of:=[$'source book prisoners'.X57]" office:value-type="float" office:value="0">
            <text:p/>
          </table:table-cell>
          <table:table-cell table:style-name="ce11" table:formula="of:=[$'source book prisoners'.Y57]" office:value-type="float" office:value="0">
            <text:p/>
          </table:table-cell>
          <table:table-cell table:style-name="ce11" table:formula="of:=[$'source book prisoners'.Z57]" office:value-type="float" office:value="0">
            <text:p/>
          </table:table-cell>
          <table:table-cell table:style-name="ce11" table:formula="of:=[$'source book prisoners'.AA57]" office:value-type="float" office:value="0">
            <text:p/>
          </table:table-cell>
          <table:table-cell table:style-name="ce11" table:formula="of:=[$'source book prisoners'.AB57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08">
            <text:p>1908</text:p>
          </table:table-cell>
          <table:table-cell table:style-name="ce11" table:formula="of:=[.D58]-[.C58]" office:value-type="float" office:value="3603">
            <text:p>3603</text:p>
          </table:table-cell>
          <table:table-cell table:style-name="ce11" table:formula="of:=[.D58]/(1+[.E58])" office:value-type="float" office:value="325">
            <text:p>325</text:p>
          </table:table-cell>
          <table:table-cell table:style-name="ce11" table:formula="of:=[.O58]" office:value-type="float" office:value="3928">
            <text:p>3928</text:p>
          </table:table-cell>
          <table:table-cell table:style-name="ce6" table:formula="of:=[.I58]" office:value-type="float" office:value="11.0861538461538">
            <text:p>11.1</text:p>
          </table:table-cell>
          <table:table-cell table:style-name="ce11" table:formula="of:=[.P58]+[.T58]+[.X58]+[.AC58]+[.AD58]+[.AI58]+[.AJ58]+[.AM58]" office:value-type="float" office:value="3603">
            <text:p>3603</text:p>
          </table:table-cell>
          <table:table-cell table:style-name="ce11" table:formula="of:=[.Q58]+[.U58]+[.Y58]+[.AB58]+[.AE58]+[.AH58]+[.AK58]+[.AN58]" office:value-type="float" office:value="325">
            <text:p>325</text:p>
          </table:table-cell>
          <table:table-cell table:style-name="ce11" table:formula="of:=[.F58]+[.G58]" office:value-type="float" office:value="3928">
            <text:p>3928</text:p>
          </table:table-cell>
          <table:table-cell table:style-name="ce6" table:formula="of:=[.F58]/[.G58]" office:value-type="float" office:value="11.0861538461538">
            <text:p>11.1</text:p>
          </table:table-cell>
          <table:table-cell table:style-name="ce11" table:formula="of:=[.R58]+[.V58]+[.Z58]+[.AC58]+[.AF58]+[.AI58]+[.AL58]+[.AO58]" office:value-type="float" office:value="3928">
            <text:p>3928</text:p>
          </table:table-cell>
          <table:table-cell table:style-name="ce3" table:formula="of:=[.O58]-[.J58]" office:value-type="float" office:value="0">
            <text:p>0</text:p>
          </table:table-cell>
          <table:table-cell table:style-name="ce11"/>
          <table:table-cell table:style-name="ce11" table:formula="of:=[$'source book prisoners'.B58]" office:value-type="float" office:value="0">
            <text:p/>
          </table:table-cell>
          <table:table-cell table:style-name="ce11" table:formula="of:=[$'source book prisoners'.C58]" office:value-type="float" office:value="0">
            <text:p/>
          </table:table-cell>
          <table:table-cell table:style-name="ce11" table:formula="of:=[$'source book prisoners'.D58]" office:value-type="float" office:value="3928">
            <text:p>3928</text:p>
          </table:table-cell>
          <table:table-cell table:style-name="ce11" table:formula="of:=[$'source book prisoners'.E58]" office:value-type="float" office:value="1299">
            <text:p>1299</text:p>
          </table:table-cell>
          <table:table-cell table:style-name="ce11" table:formula="of:=[$'source book prisoners'.F58]" office:value-type="float" office:value="162">
            <text:p>162</text:p>
          </table:table-cell>
          <table:table-cell table:style-name="ce11" table:formula="of:=[.P58]+[.Q58]" office:value-type="float" office:value="1461">
            <text:p>1461</text:p>
          </table:table-cell>
          <table:table-cell table:style-name="ce6" table:formula="of:=[.P58]/[.Q58]" office:value-type="float" office:value="8.01851851851852">
            <text:p>8.0</text:p>
          </table:table-cell>
          <table:table-cell table:style-name="ce11" table:formula="of:=[$'source book prisoners'.H58]" office:value-type="float" office:value="799">
            <text:p>799</text:p>
          </table:table-cell>
          <table:table-cell table:style-name="ce11" table:formula="of:=[$'source book prisoners'.I58]" office:value-type="float" office:value="98">
            <text:p>98</text:p>
          </table:table-cell>
          <table:table-cell table:style-name="ce11" table:formula="of:=[.T58]+[.U58]" office:value-type="float" office:value="897">
            <text:p>897</text:p>
          </table:table-cell>
          <table:table-cell table:style-name="ce6" table:formula="of:=[.T58]/[.U58]" office:value-type="float" office:value="8.1530612244898">
            <text:p>8.2</text:p>
          </table:table-cell>
          <table:table-cell table:style-name="ce11" table:formula="of:=[$'source book prisoners'.K58]" office:value-type="float" office:value="471">
            <text:p>471</text:p>
          </table:table-cell>
          <table:table-cell table:style-name="ce11" table:formula="of:=[$'source book prisoners'.L58]" office:value-type="float" office:value="35">
            <text:p>35</text:p>
          </table:table-cell>
          <table:table-cell table:style-name="ce11" table:formula="of:=[.X58]+[.Y58]" office:value-type="float" office:value="506">
            <text:p>506</text:p>
          </table:table-cell>
          <table:table-cell/>
          <table:table-cell table:style-name="ce11" table:formula="of:=[$'source book prisoners'.O58]" office:value-type="float" office:value="0">
            <text:p/>
          </table:table-cell>
          <table:table-cell table:style-name="ce11" table:formula="of:=[$'source book prisoners'.N58]" office:value-type="float" office:value="721">
            <text:p>721</text:p>
          </table:table-cell>
          <table:table-cell table:style-name="ce11" table:formula="of:=[$'source book prisoners'.Q58]" office:value-type="float" office:value="221">
            <text:p>221</text:p>
          </table:table-cell>
          <table:table-cell table:style-name="ce11" table:formula="of:=[$'source book prisoners'.R58]" office:value-type="float" office:value="30">
            <text:p>30</text:p>
          </table:table-cell>
          <table:table-cell table:style-name="ce11" table:formula="of:=[.AD58]+[.AE58]" office:value-type="float" office:value="251">
            <text:p>251</text:p>
          </table:table-cell>
          <table:table-cell/>
          <table:table-cell table:style-name="ce11" table:formula="of:=[$'source book prisoners'.U58]" office:value-type="float" office:value="0">
            <text:p/>
          </table:table-cell>
          <table:table-cell table:style-name="ce11" table:formula="of:=[$'source book prisoners'.T58]" office:value-type="float" office:value="92">
            <text:p>92</text:p>
          </table:table-cell>
          <table:table-cell table:style-name="ce11" table:formula="of:=[$'source book prisoners'.W58]" office:value-type="float" office:value="0">
            <text:p/>
          </table:table-cell>
          <table:table-cell table:style-name="ce11" table:formula="of:=[$'source book prisoners'.X58]" office:value-type="float" office:value="0">
            <text:p/>
          </table:table-cell>
          <table:table-cell table:style-name="ce11" table:formula="of:=[$'source book prisoners'.Y58]" office:value-type="float" office:value="0">
            <text:p/>
          </table:table-cell>
          <table:table-cell table:style-name="ce11" table:formula="of:=[$'source book prisoners'.Z58]" office:value-type="float" office:value="0">
            <text:p/>
          </table:table-cell>
          <table:table-cell table:style-name="ce11" table:formula="of:=[$'source book prisoners'.AA58]" office:value-type="float" office:value="0">
            <text:p/>
          </table:table-cell>
          <table:table-cell table:style-name="ce11" table:formula="of:=[$'source book prisoners'.AB58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09">
            <text:p>1909</text:p>
          </table:table-cell>
          <table:table-cell table:style-name="ce11" table:formula="of:=[.D59]-[.C59]" office:value-type="float" office:value="3578.09070121951">
            <text:p>3578</text:p>
          </table:table-cell>
          <table:table-cell table:style-name="ce11" table:formula="of:=[.D59]/(1+[.E59])" office:value-type="float" office:value="356.909298780488">
            <text:p>357</text:p>
          </table:table-cell>
          <table:table-cell table:style-name="ce11" table:formula="of:=[.O59]" office:value-type="float" office:value="3935">
            <text:p>3935</text:p>
          </table:table-cell>
          <table:table-cell table:style-name="ce6" table:formula="of:=[.I59]" office:value-type="float" office:value="10.0252100840336">
            <text:p>10.0</text:p>
          </table:table-cell>
          <table:table-cell table:style-name="ce11" table:formula="of:=[.P59]+[.T59]+[.X59]+[.AC59]+[.AD59]+[.AI59]+[.AJ59]+[.AM59]" office:value-type="float" office:value="3579">
            <text:p>3579</text:p>
          </table:table-cell>
          <table:table-cell table:style-name="ce11" table:formula="of:=[.Q59]+[.U59]+[.Y59]+[.AB59]+[.AE59]+[.AH59]+[.AK59]+[.AN59]" office:value-type="float" office:value="357">
            <text:p>357</text:p>
          </table:table-cell>
          <table:table-cell table:style-name="ce11" table:formula="of:=[.F59]+[.G59]" office:value-type="float" office:value="3936">
            <text:p>3936</text:p>
          </table:table-cell>
          <table:table-cell table:style-name="ce6" table:formula="of:=[.F59]/[.G59]" office:value-type="float" office:value="10.0252100840336">
            <text:p>10.0</text:p>
          </table:table-cell>
          <table:table-cell table:style-name="ce11" table:formula="of:=[.R59]+[.V59]+[.Z59]+[.AC59]+[.AF59]+[.AI59]+[.AL59]+[.AO59]" office:value-type="float" office:value="3936">
            <text:p>3936</text:p>
          </table:table-cell>
          <table:table-cell table:style-name="ce3" table:formula="of:=[.O59]-[.J59]" office:value-type="float" office:value="-1">
            <text:p>-1</text:p>
          </table:table-cell>
          <table:table-cell table:style-name="ce11"/>
          <table:table-cell table:style-name="ce11" table:formula="of:=[$'source book prisoners'.B59]" office:value-type="float" office:value="0">
            <text:p/>
          </table:table-cell>
          <table:table-cell table:style-name="ce11" table:formula="of:=[$'source book prisoners'.C59]" office:value-type="float" office:value="0">
            <text:p/>
          </table:table-cell>
          <table:table-cell table:style-name="ce11" table:formula="of:=[$'source book prisoners'.D59]" office:value-type="float" office:value="3935">
            <text:p>3935</text:p>
          </table:table-cell>
          <table:table-cell table:style-name="ce11" table:formula="of:=[$'source book prisoners'.E59]" office:value-type="float" office:value="1298">
            <text:p>1298</text:p>
          </table:table-cell>
          <table:table-cell table:style-name="ce11" table:formula="of:=[$'source book prisoners'.F59]" office:value-type="float" office:value="175">
            <text:p>175</text:p>
          </table:table-cell>
          <table:table-cell table:style-name="ce11" table:formula="of:=[.P59]+[.Q59]" office:value-type="float" office:value="1473">
            <text:p>1473</text:p>
          </table:table-cell>
          <table:table-cell table:style-name="ce6" table:formula="of:=[.P59]/[.Q59]" office:value-type="float" office:value="7.41714285714286">
            <text:p>7.4</text:p>
          </table:table-cell>
          <table:table-cell table:style-name="ce11" table:formula="of:=[$'source book prisoners'.H59]" office:value-type="float" office:value="769">
            <text:p>769</text:p>
          </table:table-cell>
          <table:table-cell table:style-name="ce11" table:formula="of:=[$'source book prisoners'.I59]" office:value-type="float" office:value="115">
            <text:p>115</text:p>
          </table:table-cell>
          <table:table-cell table:style-name="ce11" table:formula="of:=[.T59]+[.U59]" office:value-type="float" office:value="884">
            <text:p>884</text:p>
          </table:table-cell>
          <table:table-cell table:style-name="ce6" table:formula="of:=[.T59]/[.U59]" office:value-type="float" office:value="6.68695652173913">
            <text:p>6.7</text:p>
          </table:table-cell>
          <table:table-cell table:style-name="ce11" table:formula="of:=[$'source book prisoners'.K59]" office:value-type="float" office:value="460">
            <text:p>460</text:p>
          </table:table-cell>
          <table:table-cell table:style-name="ce11" table:formula="of:=[$'source book prisoners'.L59]" office:value-type="float" office:value="31">
            <text:p>31</text:p>
          </table:table-cell>
          <table:table-cell table:style-name="ce11" table:formula="of:=[.X59]+[.Y59]" office:value-type="float" office:value="491">
            <text:p>491</text:p>
          </table:table-cell>
          <table:table-cell/>
          <table:table-cell table:style-name="ce11" table:formula="of:=[$'source book prisoners'.O59]" office:value-type="float" office:value="0">
            <text:p/>
          </table:table-cell>
          <table:table-cell table:style-name="ce11" table:formula="of:=[$'source book prisoners'.N59]" office:value-type="float" office:value="719">
            <text:p>719</text:p>
          </table:table-cell>
          <table:table-cell table:style-name="ce11" table:formula="of:=[$'source book prisoners'.Q59]" office:value-type="float" office:value="246">
            <text:p>246</text:p>
          </table:table-cell>
          <table:table-cell table:style-name="ce11" table:formula="of:=[$'source book prisoners'.R59]" office:value-type="float" office:value="36">
            <text:p>36</text:p>
          </table:table-cell>
          <table:table-cell table:style-name="ce11" table:formula="of:=[.AD59]+[.AE59]" office:value-type="float" office:value="282">
            <text:p>282</text:p>
          </table:table-cell>
          <table:table-cell/>
          <table:table-cell table:style-name="ce11" table:formula="of:=[$'source book prisoners'.U59]" office:value-type="float" office:value="0">
            <text:p/>
          </table:table-cell>
          <table:table-cell table:style-name="ce11" table:formula="of:=[$'source book prisoners'.T59]" office:value-type="float" office:value="87">
            <text:p>87</text:p>
          </table:table-cell>
          <table:table-cell table:style-name="ce11" table:formula="of:=[$'source book prisoners'.W59]" office:value-type="float" office:value="0">
            <text:p/>
          </table:table-cell>
          <table:table-cell table:style-name="ce11" table:formula="of:=[$'source book prisoners'.X59]" office:value-type="float" office:value="0">
            <text:p/>
          </table:table-cell>
          <table:table-cell table:style-name="ce11" table:formula="of:=[$'source book prisoners'.Y59]" office:value-type="float" office:value="0">
            <text:p/>
          </table:table-cell>
          <table:table-cell table:style-name="ce11" table:formula="of:=[$'source book prisoners'.Z59]" office:value-type="float" office:value="0">
            <text:p/>
          </table:table-cell>
          <table:table-cell table:style-name="ce11" table:formula="of:=[$'source book prisoners'.AA59]" office:value-type="float" office:value="0">
            <text:p/>
          </table:table-cell>
          <table:table-cell table:style-name="ce11" table:formula="of:=[$'source book prisoners'.AB59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10">
            <text:p>1910</text:p>
          </table:table-cell>
          <table:table-cell table:style-name="ce11" table:formula="of:=[.D60]-[.C60]" office:value-type="float" office:value="3268">
            <text:p>3268</text:p>
          </table:table-cell>
          <table:table-cell table:style-name="ce11" table:formula="of:=[.D60]/(1+[.E60])" office:value-type="float" office:value="335">
            <text:p>335</text:p>
          </table:table-cell>
          <table:table-cell table:style-name="ce11" table:formula="of:=[.O60]" office:value-type="float" office:value="3603">
            <text:p>3603</text:p>
          </table:table-cell>
          <table:table-cell table:style-name="ce6" table:formula="of:=[.I60]" office:value-type="float" office:value="9.75522388059702">
            <text:p>9.8</text:p>
          </table:table-cell>
          <table:table-cell table:style-name="ce11" table:formula="of:=[.P60]+[.T60]+[.X60]+[.AC60]+[.AD60]+[.AI60]+[.AJ60]+[.AM60]" office:value-type="float" office:value="3268">
            <text:p>3268</text:p>
          </table:table-cell>
          <table:table-cell table:style-name="ce11" table:formula="of:=[.Q60]+[.U60]+[.Y60]+[.AB60]+[.AE60]+[.AH60]+[.AK60]+[.AN60]" office:value-type="float" office:value="335">
            <text:p>335</text:p>
          </table:table-cell>
          <table:table-cell table:style-name="ce11" table:formula="of:=[.F60]+[.G60]" office:value-type="float" office:value="3603">
            <text:p>3603</text:p>
          </table:table-cell>
          <table:table-cell table:style-name="ce6" table:formula="of:=[.F60]/[.G60]" office:value-type="float" office:value="9.75522388059702">
            <text:p>9.8</text:p>
          </table:table-cell>
          <table:table-cell table:style-name="ce11" table:formula="of:=[.R60]+[.V60]+[.Z60]+[.AC60]+[.AF60]+[.AI60]+[.AL60]+[.AO60]" office:value-type="float" office:value="3603">
            <text:p>3603</text:p>
          </table:table-cell>
          <table:table-cell table:style-name="ce3" table:formula="of:=[.O60]-[.J60]" office:value-type="float" office:value="0">
            <text:p>0</text:p>
          </table:table-cell>
          <table:table-cell table:style-name="ce11"/>
          <table:table-cell table:style-name="ce11" table:formula="of:=[$'source book prisoners'.B60]" office:value-type="float" office:value="0">
            <text:p/>
          </table:table-cell>
          <table:table-cell table:style-name="ce11" table:formula="of:=[$'source book prisoners'.C60]" office:value-type="float" office:value="0">
            <text:p/>
          </table:table-cell>
          <table:table-cell table:style-name="ce11" table:formula="of:=[$'source book prisoners'.D60]" office:value-type="float" office:value="3603">
            <text:p>3603</text:p>
          </table:table-cell>
          <table:table-cell table:style-name="ce11" table:formula="of:=[$'source book prisoners'.E60]" office:value-type="float" office:value="1214">
            <text:p>1214</text:p>
          </table:table-cell>
          <table:table-cell table:style-name="ce11" table:formula="of:=[$'source book prisoners'.F60]" office:value-type="float" office:value="150">
            <text:p>150</text:p>
          </table:table-cell>
          <table:table-cell table:style-name="ce11" table:formula="of:=[.P60]+[.Q60]" office:value-type="float" office:value="1364">
            <text:p>1364</text:p>
          </table:table-cell>
          <table:table-cell table:style-name="ce6" table:formula="of:=[.P60]/[.Q60]" office:value-type="float" office:value="8.09333333333333">
            <text:p>8.1</text:p>
          </table:table-cell>
          <table:table-cell table:style-name="ce11" table:formula="of:=[$'source book prisoners'.H60]" office:value-type="float" office:value="765">
            <text:p>765</text:p>
          </table:table-cell>
          <table:table-cell table:style-name="ce11" table:formula="of:=[$'source book prisoners'.I60]" office:value-type="float" office:value="111">
            <text:p>111</text:p>
          </table:table-cell>
          <table:table-cell table:style-name="ce11" table:formula="of:=[.T60]+[.U60]" office:value-type="float" office:value="876">
            <text:p>876</text:p>
          </table:table-cell>
          <table:table-cell table:style-name="ce6" table:formula="of:=[.T60]/[.U60]" office:value-type="float" office:value="6.89189189189189">
            <text:p>6.9</text:p>
          </table:table-cell>
          <table:table-cell table:style-name="ce11" table:formula="of:=[$'source book prisoners'.K60]" office:value-type="float" office:value="479">
            <text:p>479</text:p>
          </table:table-cell>
          <table:table-cell table:style-name="ce11" table:formula="of:=[$'source book prisoners'.L60]" office:value-type="float" office:value="32">
            <text:p>32</text:p>
          </table:table-cell>
          <table:table-cell table:style-name="ce11" table:formula="of:=[.X60]+[.Y60]" office:value-type="float" office:value="511">
            <text:p>511</text:p>
          </table:table-cell>
          <table:table-cell/>
          <table:table-cell table:style-name="ce11" table:formula="of:=[$'source book prisoners'.O60]" office:value-type="float" office:value="0">
            <text:p/>
          </table:table-cell>
          <table:table-cell table:style-name="ce11" table:formula="of:=[$'source book prisoners'.N60]" office:value-type="float" office:value="502">
            <text:p>502</text:p>
          </table:table-cell>
          <table:table-cell table:style-name="ce11" table:formula="of:=[$'source book prisoners'.Q60]" office:value-type="float" office:value="230">
            <text:p>230</text:p>
          </table:table-cell>
          <table:table-cell table:style-name="ce11" table:formula="of:=[$'source book prisoners'.R60]" office:value-type="float" office:value="42">
            <text:p>42</text:p>
          </table:table-cell>
          <table:table-cell table:style-name="ce11" table:formula="of:=[.AD60]+[.AE60]" office:value-type="float" office:value="272">
            <text:p>272</text:p>
          </table:table-cell>
          <table:table-cell/>
          <table:table-cell table:style-name="ce11" table:formula="of:=[$'source book prisoners'.U60]" office:value-type="float" office:value="0">
            <text:p/>
          </table:table-cell>
          <table:table-cell table:style-name="ce11" table:formula="of:=[$'source book prisoners'.T60]" office:value-type="float" office:value="78">
            <text:p>78</text:p>
          </table:table-cell>
          <table:table-cell table:style-name="ce11" table:formula="of:=[$'source book prisoners'.W60]" office:value-type="float" office:value="0">
            <text:p/>
          </table:table-cell>
          <table:table-cell table:style-name="ce11" table:formula="of:=[$'source book prisoners'.X60]" office:value-type="float" office:value="0">
            <text:p/>
          </table:table-cell>
          <table:table-cell table:style-name="ce11" table:formula="of:=[$'source book prisoners'.Y60]" office:value-type="float" office:value="0">
            <text:p/>
          </table:table-cell>
          <table:table-cell table:style-name="ce11" table:formula="of:=[$'source book prisoners'.Z60]" office:value-type="float" office:value="0">
            <text:p/>
          </table:table-cell>
          <table:table-cell table:style-name="ce11" table:formula="of:=[$'source book prisoners'.AA60]" office:value-type="float" office:value="0">
            <text:p/>
          </table:table-cell>
          <table:table-cell table:style-name="ce11" table:formula="of:=[$'source book prisoners'.AB60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11">
            <text:p>1911</text:p>
          </table:table-cell>
          <table:table-cell table:style-name="ce11" table:formula="of:=[.D61]-[.C61]" office:value-type="float" office:value="2987">
            <text:p>2987</text:p>
          </table:table-cell>
          <table:table-cell table:style-name="ce11" table:formula="of:=[.D61]/(1+[.E61])" office:value-type="float" office:value="304">
            <text:p>304</text:p>
          </table:table-cell>
          <table:table-cell table:style-name="ce11" table:formula="of:=[.O61]" office:value-type="float" office:value="3291">
            <text:p>3291</text:p>
          </table:table-cell>
          <table:table-cell table:style-name="ce6" table:formula="of:=[.I61]" office:value-type="float" office:value="9.82565789473684">
            <text:p>9.8</text:p>
          </table:table-cell>
          <table:table-cell table:style-name="ce11" table:formula="of:=[.P61]+[.T61]+[.X61]+[.AC61]+[.AD61]+[.AI61]+[.AJ61]+[.AM61]" office:value-type="float" office:value="2987">
            <text:p>2987</text:p>
          </table:table-cell>
          <table:table-cell table:style-name="ce11" table:formula="of:=[.Q61]+[.U61]+[.Y61]+[.AB61]+[.AE61]+[.AH61]+[.AK61]+[.AN61]" office:value-type="float" office:value="304">
            <text:p>304</text:p>
          </table:table-cell>
          <table:table-cell table:style-name="ce11" table:formula="of:=[.F61]+[.G61]" office:value-type="float" office:value="3291">
            <text:p>3291</text:p>
          </table:table-cell>
          <table:table-cell table:style-name="ce6" table:formula="of:=[.F61]/[.G61]" office:value-type="float" office:value="9.82565789473684">
            <text:p>9.8</text:p>
          </table:table-cell>
          <table:table-cell table:style-name="ce11" table:formula="of:=[.R61]+[.V61]+[.Z61]+[.AC61]+[.AF61]+[.AI61]+[.AL61]+[.AO61]" office:value-type="float" office:value="3291">
            <text:p>3291</text:p>
          </table:table-cell>
          <table:table-cell table:style-name="ce3" table:formula="of:=[.O61]-[.J61]" office:value-type="float" office:value="0">
            <text:p>0</text:p>
          </table:table-cell>
          <table:table-cell table:style-name="ce11"/>
          <table:table-cell table:style-name="ce11" table:formula="of:=[$'source book prisoners'.B61]" office:value-type="float" office:value="0">
            <text:p/>
          </table:table-cell>
          <table:table-cell table:style-name="ce11" table:formula="of:=[$'source book prisoners'.C61]" office:value-type="float" office:value="0">
            <text:p/>
          </table:table-cell>
          <table:table-cell table:style-name="ce11" table:formula="of:=[$'source book prisoners'.D61]" office:value-type="float" office:value="3291">
            <text:p>3291</text:p>
          </table:table-cell>
          <table:table-cell table:style-name="ce11" table:formula="of:=[$'source book prisoners'.E61]" office:value-type="float" office:value="1160">
            <text:p>1160</text:p>
          </table:table-cell>
          <table:table-cell table:style-name="ce11" table:formula="of:=[$'source book prisoners'.F61]" office:value-type="float" office:value="135">
            <text:p>135</text:p>
          </table:table-cell>
          <table:table-cell table:style-name="ce11" table:formula="of:=[.P61]+[.Q61]" office:value-type="float" office:value="1295">
            <text:p>1295</text:p>
          </table:table-cell>
          <table:table-cell table:style-name="ce6" table:formula="of:=[.P61]/[.Q61]" office:value-type="float" office:value="8.59259259259259">
            <text:p>8.6</text:p>
          </table:table-cell>
          <table:table-cell table:style-name="ce11" table:formula="of:=[$'source book prisoners'.H61]" office:value-type="float" office:value="713">
            <text:p>713</text:p>
          </table:table-cell>
          <table:table-cell table:style-name="ce11" table:formula="of:=[$'source book prisoners'.I61]" office:value-type="float" office:value="100">
            <text:p>100</text:p>
          </table:table-cell>
          <table:table-cell table:style-name="ce11" table:formula="of:=[.T61]+[.U61]" office:value-type="float" office:value="813">
            <text:p>813</text:p>
          </table:table-cell>
          <table:table-cell table:style-name="ce6" table:formula="of:=[.T61]/[.U61]" office:value-type="float" office:value="7.13">
            <text:p>7.1</text:p>
          </table:table-cell>
          <table:table-cell table:style-name="ce11" table:formula="of:=[$'source book prisoners'.K61]" office:value-type="float" office:value="463">
            <text:p>463</text:p>
          </table:table-cell>
          <table:table-cell table:style-name="ce11" table:formula="of:=[$'source book prisoners'.L61]" office:value-type="float" office:value="36">
            <text:p>36</text:p>
          </table:table-cell>
          <table:table-cell table:style-name="ce11" table:formula="of:=[.X61]+[.Y61]" office:value-type="float" office:value="499">
            <text:p>499</text:p>
          </table:table-cell>
          <table:table-cell/>
          <table:table-cell table:style-name="ce11" table:formula="of:=[$'source book prisoners'.O61]" office:value-type="float" office:value="0">
            <text:p/>
          </table:table-cell>
          <table:table-cell table:style-name="ce11" table:formula="of:=[$'source book prisoners'.N61]" office:value-type="float" office:value="389">
            <text:p>389</text:p>
          </table:table-cell>
          <table:table-cell table:style-name="ce11" table:formula="of:=[$'source book prisoners'.Q61]" office:value-type="float" office:value="196">
            <text:p>196</text:p>
          </table:table-cell>
          <table:table-cell table:style-name="ce11" table:formula="of:=[$'source book prisoners'.R61]" office:value-type="float" office:value="33">
            <text:p>33</text:p>
          </table:table-cell>
          <table:table-cell table:style-name="ce11" table:formula="of:=[.AD61]+[.AE61]" office:value-type="float" office:value="229">
            <text:p>229</text:p>
          </table:table-cell>
          <table:table-cell/>
          <table:table-cell table:style-name="ce11" table:formula="of:=[$'source book prisoners'.U61]" office:value-type="float" office:value="0">
            <text:p/>
          </table:table-cell>
          <table:table-cell table:style-name="ce11" table:formula="of:=[$'source book prisoners'.T61]" office:value-type="float" office:value="66">
            <text:p>66</text:p>
          </table:table-cell>
          <table:table-cell table:style-name="ce11" table:formula="of:=[$'source book prisoners'.W61]" office:value-type="float" office:value="0">
            <text:p/>
          </table:table-cell>
          <table:table-cell table:style-name="ce11" table:formula="of:=[$'source book prisoners'.X61]" office:value-type="float" office:value="0">
            <text:p/>
          </table:table-cell>
          <table:table-cell table:style-name="ce11" table:formula="of:=[$'source book prisoners'.Y61]" office:value-type="float" office:value="0">
            <text:p/>
          </table:table-cell>
          <table:table-cell table:style-name="ce11" table:formula="of:=[$'source book prisoners'.Z61]" office:value-type="float" office:value="0">
            <text:p/>
          </table:table-cell>
          <table:table-cell table:style-name="ce11" table:formula="of:=[$'source book prisoners'.AA61]" office:value-type="float" office:value="0">
            <text:p/>
          </table:table-cell>
          <table:table-cell table:style-name="ce11" table:formula="of:=[$'source book prisoners'.AB61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12">
            <text:p>1912</text:p>
          </table:table-cell>
          <table:table-cell table:style-name="ce11" table:formula="of:=[.D62]-[.C62]" office:value-type="float" office:value="3059.09920518104">
            <text:p>3059</text:p>
          </table:table-cell>
          <table:table-cell table:style-name="ce11" table:formula="of:=[.D62]/(1+[.E62])" office:value-type="float" office:value="336.900794818958">
            <text:p>337</text:p>
          </table:table-cell>
          <table:table-cell table:style-name="ce11" table:formula="of:=[.O62]" office:value-type="float" office:value="3396">
            <text:p>3396</text:p>
          </table:table-cell>
          <table:table-cell table:style-name="ce6" table:formula="of:=[.I62]" office:value-type="float" office:value="9.08011869436202">
            <text:p>9.1</text:p>
          </table:table-cell>
          <table:table-cell table:style-name="ce11" table:formula="of:=[.P62]+[.T62]+[.X62]+[.AC62]+[.AD62]+[.AI62]+[.AJ62]+[.AM62]" office:value-type="float" office:value="3060">
            <text:p>3060</text:p>
          </table:table-cell>
          <table:table-cell table:style-name="ce11" table:formula="of:=[.Q62]+[.U62]+[.Y62]+[.AB62]+[.AE62]+[.AH62]+[.AK62]+[.AN62]" office:value-type="float" office:value="337">
            <text:p>337</text:p>
          </table:table-cell>
          <table:table-cell table:style-name="ce11" table:formula="of:=[.F62]+[.G62]" office:value-type="float" office:value="3397">
            <text:p>3397</text:p>
          </table:table-cell>
          <table:table-cell table:style-name="ce6" table:formula="of:=[.F62]/[.G62]" office:value-type="float" office:value="9.08011869436202">
            <text:p>9.1</text:p>
          </table:table-cell>
          <table:table-cell table:style-name="ce11" table:formula="of:=[.R62]+[.V62]+[.Z62]+[.AC62]+[.AF62]+[.AI62]+[.AL62]+[.AO62]" office:value-type="float" office:value="3397">
            <text:p>3397</text:p>
          </table:table-cell>
          <table:table-cell table:style-name="ce3" table:formula="of:=[.O62]-[.J62]" office:value-type="float" office:value="-1">
            <text:p>-1</text:p>
          </table:table-cell>
          <table:table-cell table:style-name="ce11"/>
          <table:table-cell table:style-name="ce11" table:formula="of:=[$'source book prisoners'.B62]" office:value-type="float" office:value="0">
            <text:p/>
          </table:table-cell>
          <table:table-cell table:style-name="ce11" table:formula="of:=[$'source book prisoners'.C62]" office:value-type="float" office:value="0">
            <text:p/>
          </table:table-cell>
          <table:table-cell table:style-name="ce11" table:formula="of:=[$'source book prisoners'.D62]" office:value-type="float" office:value="3396">
            <text:p>3396</text:p>
          </table:table-cell>
          <table:table-cell table:style-name="ce11" table:formula="of:=[$'source book prisoners'.E62]" office:value-type="float" office:value="1222">
            <text:p>1222</text:p>
          </table:table-cell>
          <table:table-cell table:style-name="ce11" table:formula="of:=[$'source book prisoners'.F62]" office:value-type="float" office:value="148">
            <text:p>148</text:p>
          </table:table-cell>
          <table:table-cell table:style-name="ce11" table:formula="of:=[.P62]+[.Q62]" office:value-type="float" office:value="1370">
            <text:p>1370</text:p>
          </table:table-cell>
          <table:table-cell table:style-name="ce6" table:formula="of:=[.P62]/[.Q62]" office:value-type="float" office:value="8.25675675675676">
            <text:p>8.3</text:p>
          </table:table-cell>
          <table:table-cell table:style-name="ce11" table:formula="of:=[$'source book prisoners'.H62]" office:value-type="float" office:value="726">
            <text:p>726</text:p>
          </table:table-cell>
          <table:table-cell table:style-name="ce11" table:formula="of:=[$'source book prisoners'.I62]" office:value-type="float" office:value="112">
            <text:p>112</text:p>
          </table:table-cell>
          <table:table-cell table:style-name="ce11" table:formula="of:=[.T62]+[.U62]" office:value-type="float" office:value="838">
            <text:p>838</text:p>
          </table:table-cell>
          <table:table-cell table:style-name="ce6" table:formula="of:=[.T62]/[.U62]" office:value-type="float" office:value="6.48214285714286">
            <text:p>6.5</text:p>
          </table:table-cell>
          <table:table-cell table:style-name="ce11" table:formula="of:=[$'source book prisoners'.K62]" office:value-type="float" office:value="470">
            <text:p>470</text:p>
          </table:table-cell>
          <table:table-cell table:style-name="ce11" table:formula="of:=[$'source book prisoners'.L62]" office:value-type="float" office:value="36">
            <text:p>36</text:p>
          </table:table-cell>
          <table:table-cell table:style-name="ce11" table:formula="of:=[.X62]+[.Y62]" office:value-type="float" office:value="506">
            <text:p>506</text:p>
          </table:table-cell>
          <table:table-cell/>
          <table:table-cell table:style-name="ce11" table:formula="of:=[$'source book prisoners'.O62]" office:value-type="float" office:value="0">
            <text:p/>
          </table:table-cell>
          <table:table-cell table:style-name="ce11" table:formula="of:=[$'source book prisoners'.N62]" office:value-type="float" office:value="364">
            <text:p>364</text:p>
          </table:table-cell>
          <table:table-cell table:style-name="ce11" table:formula="of:=[$'source book prisoners'.Q62]" office:value-type="float" office:value="210">
            <text:p>210</text:p>
          </table:table-cell>
          <table:table-cell table:style-name="ce11" table:formula="of:=[$'source book prisoners'.R62]" office:value-type="float" office:value="41">
            <text:p>41</text:p>
          </table:table-cell>
          <table:table-cell table:style-name="ce11" table:formula="of:=[.AD62]+[.AE62]" office:value-type="float" office:value="251">
            <text:p>251</text:p>
          </table:table-cell>
          <table:table-cell/>
          <table:table-cell table:style-name="ce11" table:formula="of:=[$'source book prisoners'.U62]" office:value-type="float" office:value="0">
            <text:p/>
          </table:table-cell>
          <table:table-cell table:style-name="ce11" table:formula="of:=[$'source book prisoners'.T62]" office:value-type="float" office:value="68">
            <text:p>68</text:p>
          </table:table-cell>
          <table:table-cell table:style-name="ce11" table:formula="of:=[$'source book prisoners'.W62]" office:value-type="float" office:value="0">
            <text:p/>
          </table:table-cell>
          <table:table-cell table:style-name="ce11" table:formula="of:=[$'source book prisoners'.X62]" office:value-type="float" office:value="0">
            <text:p/>
          </table:table-cell>
          <table:table-cell table:style-name="ce11" table:formula="of:=[$'source book prisoners'.Y62]" office:value-type="float" office:value="0">
            <text:p/>
          </table:table-cell>
          <table:table-cell table:style-name="ce11" table:formula="of:=[$'source book prisoners'.Z62]" office:value-type="float" office:value="0">
            <text:p/>
          </table:table-cell>
          <table:table-cell table:style-name="ce11" table:formula="of:=[$'source book prisoners'.AA62]" office:value-type="float" office:value="0">
            <text:p/>
          </table:table-cell>
          <table:table-cell table:style-name="ce11" table:formula="of:=[$'source book prisoners'.AB62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13">
            <text:p>1913</text:p>
          </table:table-cell>
          <table:table-cell table:style-name="ce11" table:formula="of:=[.D63]-[.C63]" office:value-type="float" office:value="3215.09865470852">
            <text:p>3215</text:p>
          </table:table-cell>
          <table:table-cell table:style-name="ce11" table:formula="of:=[.D63]/(1+[.E63])" office:value-type="float" office:value="351.90134529148">
            <text:p>352</text:p>
          </table:table-cell>
          <table:table-cell table:style-name="ce11" table:formula="of:=[.O63]" office:value-type="float" office:value="3567">
            <text:p>3567</text:p>
          </table:table-cell>
          <table:table-cell table:style-name="ce6" table:formula="of:=[.I63]" office:value-type="float" office:value="9.13636363636364">
            <text:p>9.1</text:p>
          </table:table-cell>
          <table:table-cell table:style-name="ce11" table:formula="of:=[.P63]+[.T63]+[.X63]+[.AC63]+[.AD63]+[.AI63]+[.AJ63]+[.AM63]" office:value-type="float" office:value="3216">
            <text:p>3216</text:p>
          </table:table-cell>
          <table:table-cell table:style-name="ce11" table:formula="of:=[.Q63]+[.U63]+[.Y63]+[.AB63]+[.AE63]+[.AH63]+[.AK63]+[.AN63]" office:value-type="float" office:value="352">
            <text:p>352</text:p>
          </table:table-cell>
          <table:table-cell table:style-name="ce11" table:formula="of:=[.F63]+[.G63]" office:value-type="float" office:value="3568">
            <text:p>3568</text:p>
          </table:table-cell>
          <table:table-cell table:style-name="ce6" table:formula="of:=[.F63]/[.G63]" office:value-type="float" office:value="9.13636363636364">
            <text:p>9.1</text:p>
          </table:table-cell>
          <table:table-cell table:style-name="ce11" table:formula="of:=[.R63]+[.V63]+[.Z63]+[.AC63]+[.AF63]+[.AI63]+[.AL63]+[.AO63]" office:value-type="float" office:value="3568">
            <text:p>3568</text:p>
          </table:table-cell>
          <table:table-cell table:style-name="ce3" table:formula="of:=[.O63]-[.J63]" office:value-type="float" office:value="-1">
            <text:p>-1</text:p>
          </table:table-cell>
          <table:table-cell table:style-name="ce11"/>
          <table:table-cell table:style-name="ce11" table:formula="of:=[$'source book prisoners'.B63]" office:value-type="float" office:value="0">
            <text:p/>
          </table:table-cell>
          <table:table-cell table:style-name="ce11" table:formula="of:=[$'source book prisoners'.C63]" office:value-type="float" office:value="0">
            <text:p/>
          </table:table-cell>
          <table:table-cell table:style-name="ce11" table:formula="of:=[$'source book prisoners'.D63]" office:value-type="float" office:value="3567">
            <text:p>3567</text:p>
          </table:table-cell>
          <table:table-cell table:style-name="ce11" table:formula="of:=[$'source book prisoners'.E63]" office:value-type="float" office:value="1355">
            <text:p>1355</text:p>
          </table:table-cell>
          <table:table-cell table:style-name="ce11" table:formula="of:=[$'source book prisoners'.F63]" office:value-type="float" office:value="154">
            <text:p>154</text:p>
          </table:table-cell>
          <table:table-cell table:style-name="ce11" table:formula="of:=[.P63]+[.Q63]" office:value-type="float" office:value="1509">
            <text:p>1509</text:p>
          </table:table-cell>
          <table:table-cell table:style-name="ce6" table:formula="of:=[.P63]/[.Q63]" office:value-type="float" office:value="8.7987012987013">
            <text:p>8.8</text:p>
          </table:table-cell>
          <table:table-cell table:style-name="ce11" table:formula="of:=[$'source book prisoners'.H63]" office:value-type="float" office:value="776">
            <text:p>776</text:p>
          </table:table-cell>
          <table:table-cell table:style-name="ce11" table:formula="of:=[$'source book prisoners'.I63]" office:value-type="float" office:value="127">
            <text:p>127</text:p>
          </table:table-cell>
          <table:table-cell table:style-name="ce11" table:formula="of:=[.T63]+[.U63]" office:value-type="float" office:value="903">
            <text:p>903</text:p>
          </table:table-cell>
          <table:table-cell table:style-name="ce6" table:formula="of:=[.T63]/[.U63]" office:value-type="float" office:value="6.11023622047244">
            <text:p>6.1</text:p>
          </table:table-cell>
          <table:table-cell table:style-name="ce11" table:formula="of:=[$'source book prisoners'.K63]" office:value-type="float" office:value="441">
            <text:p>441</text:p>
          </table:table-cell>
          <table:table-cell table:style-name="ce11" table:formula="of:=[$'source book prisoners'.L63]" office:value-type="float" office:value="34">
            <text:p>34</text:p>
          </table:table-cell>
          <table:table-cell table:style-name="ce11" table:formula="of:=[.X63]+[.Y63]" office:value-type="float" office:value="475">
            <text:p>475</text:p>
          </table:table-cell>
          <table:table-cell/>
          <table:table-cell table:style-name="ce11" table:formula="of:=[$'source book prisoners'.O63]" office:value-type="float" office:value="0">
            <text:p/>
          </table:table-cell>
          <table:table-cell table:style-name="ce11" table:formula="of:=[$'source book prisoners'.N63]" office:value-type="float" office:value="348">
            <text:p>348</text:p>
          </table:table-cell>
          <table:table-cell table:style-name="ce11" table:formula="of:=[$'source book prisoners'.Q63]" office:value-type="float" office:value="236">
            <text:p>236</text:p>
          </table:table-cell>
          <table:table-cell table:style-name="ce11" table:formula="of:=[$'source book prisoners'.R63]" office:value-type="float" office:value="37">
            <text:p>37</text:p>
          </table:table-cell>
          <table:table-cell table:style-name="ce11" table:formula="of:=[.AD63]+[.AE63]" office:value-type="float" office:value="273">
            <text:p>273</text:p>
          </table:table-cell>
          <table:table-cell/>
          <table:table-cell table:style-name="ce11" table:formula="of:=[$'source book prisoners'.U63]" office:value-type="float" office:value="0">
            <text:p/>
          </table:table-cell>
          <table:table-cell table:style-name="ce11" table:formula="of:=[$'source book prisoners'.T63]" office:value-type="float" office:value="60">
            <text:p>60</text:p>
          </table:table-cell>
          <table:table-cell table:style-name="ce11" table:formula="of:=[$'source book prisoners'.W63]" office:value-type="float" office:value="0">
            <text:p/>
          </table:table-cell>
          <table:table-cell table:style-name="ce11" table:formula="of:=[$'source book prisoners'.X63]" office:value-type="float" office:value="0">
            <text:p/>
          </table:table-cell>
          <table:table-cell table:style-name="ce11" table:formula="of:=[$'source book prisoners'.Y63]" office:value-type="float" office:value="0">
            <text:p/>
          </table:table-cell>
          <table:table-cell table:style-name="ce11" table:formula="of:=[$'source book prisoners'.Z63]" office:value-type="float" office:value="0">
            <text:p/>
          </table:table-cell>
          <table:table-cell table:style-name="ce11" table:formula="of:=[$'source book prisoners'.AA63]" office:value-type="float" office:value="0">
            <text:p/>
          </table:table-cell>
          <table:table-cell table:style-name="ce11" table:formula="of:=[$'source book prisoners'.AB63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14">
            <text:p>1914</text:p>
          </table:table-cell>
          <table:table-cell table:style-name="ce11" table:formula="of:=[.D64]-[.C64]" office:value-type="float" office:value="3356">
            <text:p>3356</text:p>
          </table:table-cell>
          <table:table-cell table:style-name="ce11" table:formula="of:=[.D64]/(1+[.E64])" office:value-type="float" office:value="332">
            <text:p>332</text:p>
          </table:table-cell>
          <table:table-cell table:style-name="ce11" table:formula="of:=[.O64]" office:value-type="float" office:value="3688">
            <text:p>3688</text:p>
          </table:table-cell>
          <table:table-cell table:style-name="ce6" table:formula="of:=[.I64]" office:value-type="float" office:value="10.1084337349398">
            <text:p>10.1</text:p>
          </table:table-cell>
          <table:table-cell table:style-name="ce11" table:formula="of:=[.P64]+[.T64]+[.X64]+[.AC64]+[.AD64]+[.AI64]+[.AJ64]+[.AM64]" office:value-type="float" office:value="3356">
            <text:p>3356</text:p>
          </table:table-cell>
          <table:table-cell table:style-name="ce11" table:formula="of:=[.Q64]+[.U64]+[.Y64]+[.AB64]+[.AE64]+[.AH64]+[.AK64]+[.AN64]" office:value-type="float" office:value="332">
            <text:p>332</text:p>
          </table:table-cell>
          <table:table-cell table:style-name="ce11" table:formula="of:=[.F64]+[.G64]" office:value-type="float" office:value="3688">
            <text:p>3688</text:p>
          </table:table-cell>
          <table:table-cell table:style-name="ce6" table:formula="of:=[.F64]/[.G64]" office:value-type="float" office:value="10.1084337349398">
            <text:p>10.1</text:p>
          </table:table-cell>
          <table:table-cell table:style-name="ce11" table:formula="of:=[.R64]+[.V64]+[.Z64]+[.AC64]+[.AF64]+[.AI64]+[.AL64]+[.AO64]" office:value-type="float" office:value="3688">
            <text:p>3688</text:p>
          </table:table-cell>
          <table:table-cell table:style-name="ce3" table:formula="of:=[.O64]-[.J64]" office:value-type="float" office:value="0">
            <text:p>0</text:p>
          </table:table-cell>
          <table:table-cell table:style-name="ce11"/>
          <table:table-cell table:style-name="ce11" table:formula="of:=[$'source book prisoners'.B64]" office:value-type="float" office:value="0">
            <text:p/>
          </table:table-cell>
          <table:table-cell table:style-name="ce11" table:formula="of:=[$'source book prisoners'.C64]" office:value-type="float" office:value="0">
            <text:p/>
          </table:table-cell>
          <table:table-cell table:style-name="ce11" table:formula="of:=[$'source book prisoners'.D64]" office:value-type="float" office:value="3688">
            <text:p>3688</text:p>
          </table:table-cell>
          <table:table-cell table:style-name="ce11" table:formula="of:=[$'source book prisoners'.E64]" office:value-type="float" office:value="1510">
            <text:p>1510</text:p>
          </table:table-cell>
          <table:table-cell table:style-name="ce11" table:formula="of:=[$'source book prisoners'.F64]" office:value-type="float" office:value="165">
            <text:p>165</text:p>
          </table:table-cell>
          <table:table-cell table:style-name="ce11" table:formula="of:=[.P64]+[.Q64]" office:value-type="float" office:value="1675">
            <text:p>1675</text:p>
          </table:table-cell>
          <table:table-cell table:style-name="ce6" table:formula="of:=[.P64]/[.Q64]" office:value-type="float" office:value="9.15151515151515">
            <text:p>9.2</text:p>
          </table:table-cell>
          <table:table-cell table:style-name="ce11" table:formula="of:=[$'source book prisoners'.H64]" office:value-type="float" office:value="774">
            <text:p>774</text:p>
          </table:table-cell>
          <table:table-cell table:style-name="ce11" table:formula="of:=[$'source book prisoners'.I64]" office:value-type="float" office:value="103">
            <text:p>103</text:p>
          </table:table-cell>
          <table:table-cell table:style-name="ce11" table:formula="of:=[.T64]+[.U64]" office:value-type="float" office:value="877">
            <text:p>877</text:p>
          </table:table-cell>
          <table:table-cell table:style-name="ce6" table:formula="of:=[.T64]/[.U64]" office:value-type="float" office:value="7.51456310679612">
            <text:p>7.5</text:p>
          </table:table-cell>
          <table:table-cell table:style-name="ce11" table:formula="of:=[$'source book prisoners'.K64]" office:value-type="float" office:value="441">
            <text:p>441</text:p>
          </table:table-cell>
          <table:table-cell table:style-name="ce11" table:formula="of:=[$'source book prisoners'.L64]" office:value-type="float" office:value="27">
            <text:p>27</text:p>
          </table:table-cell>
          <table:table-cell table:style-name="ce11" table:formula="of:=[.X64]+[.Y64]" office:value-type="float" office:value="468">
            <text:p>468</text:p>
          </table:table-cell>
          <table:table-cell/>
          <table:table-cell table:style-name="ce11" table:formula="of:=[$'source book prisoners'.O64]" office:value-type="float" office:value="0">
            <text:p/>
          </table:table-cell>
          <table:table-cell table:style-name="ce11" table:formula="of:=[$'source book prisoners'.N64]" office:value-type="float" office:value="318">
            <text:p>318</text:p>
          </table:table-cell>
          <table:table-cell table:style-name="ce11" table:formula="of:=[$'source book prisoners'.Q64]" office:value-type="float" office:value="252">
            <text:p>252</text:p>
          </table:table-cell>
          <table:table-cell table:style-name="ce11" table:formula="of:=[$'source book prisoners'.R64]" office:value-type="float" office:value="37">
            <text:p>37</text:p>
          </table:table-cell>
          <table:table-cell table:style-name="ce11" table:formula="of:=[.AD64]+[.AE64]" office:value-type="float" office:value="289">
            <text:p>289</text:p>
          </table:table-cell>
          <table:table-cell/>
          <table:table-cell table:style-name="ce11" table:formula="of:=[$'source book prisoners'.U64]" office:value-type="float" office:value="0">
            <text:p/>
          </table:table-cell>
          <table:table-cell table:style-name="ce11" table:formula="of:=[$'source book prisoners'.T64]" office:value-type="float" office:value="61">
            <text:p>61</text:p>
          </table:table-cell>
          <table:table-cell table:style-name="ce11" table:formula="of:=[$'source book prisoners'.W64]" office:value-type="float" office:value="0">
            <text:p/>
          </table:table-cell>
          <table:table-cell table:style-name="ce11" table:formula="of:=[$'source book prisoners'.X64]" office:value-type="float" office:value="0">
            <text:p/>
          </table:table-cell>
          <table:table-cell table:style-name="ce11" table:formula="of:=[$'source book prisoners'.Y64]" office:value-type="float" office:value="0">
            <text:p/>
          </table:table-cell>
          <table:table-cell table:style-name="ce11" table:formula="of:=[$'source book prisoners'.Z64]" office:value-type="float" office:value="0">
            <text:p/>
          </table:table-cell>
          <table:table-cell table:style-name="ce11" table:formula="of:=[$'source book prisoners'.AA64]" office:value-type="float" office:value="0">
            <text:p/>
          </table:table-cell>
          <table:table-cell table:style-name="ce11" table:formula="of:=[$'source book prisoners'.AB64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15">
            <text:p>1915</text:p>
          </table:table-cell>
          <table:table-cell table:style-name="ce11" table:formula="of:=[.D65]-[.C65]" office:value-type="float" office:value="3426.09290629963">
            <text:p>3426</text:p>
          </table:table-cell>
          <table:table-cell table:style-name="ce11" table:formula="of:=[.D65]/(1+[.E65])" office:value-type="float" office:value="350.907093700371">
            <text:p>351</text:p>
          </table:table-cell>
          <table:table-cell table:style-name="ce11" table:formula="of:=[.O65]" office:value-type="float" office:value="3777">
            <text:p>3777</text:p>
          </table:table-cell>
          <table:table-cell table:style-name="ce6" table:formula="of:=[.I65]" office:value-type="float" office:value="9.76353276353276">
            <text:p>9.8</text:p>
          </table:table-cell>
          <table:table-cell table:style-name="ce11" table:formula="of:=[.P65]+[.T65]+[.X65]+[.AC65]+[.AD65]+[.AI65]+[.AJ65]+[.AM65]" office:value-type="float" office:value="3427">
            <text:p>3427</text:p>
          </table:table-cell>
          <table:table-cell table:style-name="ce11" table:formula="of:=[.Q65]+[.U65]+[.Y65]+[.AB65]+[.AE65]+[.AH65]+[.AK65]+[.AN65]" office:value-type="float" office:value="351">
            <text:p>351</text:p>
          </table:table-cell>
          <table:table-cell table:style-name="ce11" table:formula="of:=[.F65]+[.G65]" office:value-type="float" office:value="3778">
            <text:p>3778</text:p>
          </table:table-cell>
          <table:table-cell table:style-name="ce6" table:formula="of:=[.F65]/[.G65]" office:value-type="float" office:value="9.76353276353276">
            <text:p>9.8</text:p>
          </table:table-cell>
          <table:table-cell table:style-name="ce11" table:formula="of:=[.R65]+[.V65]+[.Z65]+[.AC65]+[.AF65]+[.AI65]+[.AL65]+[.AO65]" office:value-type="float" office:value="3778">
            <text:p>3778</text:p>
          </table:table-cell>
          <table:table-cell table:style-name="ce3" table:formula="of:=[.O65]-[.J65]" office:value-type="float" office:value="-1">
            <text:p>-1</text:p>
          </table:table-cell>
          <table:table-cell table:style-name="ce11"/>
          <table:table-cell table:style-name="ce11" table:formula="of:=[$'source book prisoners'.B65]" office:value-type="float" office:value="0">
            <text:p/>
          </table:table-cell>
          <table:table-cell table:style-name="ce11" table:formula="of:=[$'source book prisoners'.C65]" office:value-type="float" office:value="0">
            <text:p/>
          </table:table-cell>
          <table:table-cell table:style-name="ce11" table:formula="of:=[$'source book prisoners'.D65]" office:value-type="float" office:value="3777">
            <text:p>3777</text:p>
          </table:table-cell>
          <table:table-cell table:style-name="ce11" table:formula="of:=[$'source book prisoners'.E65]" office:value-type="float" office:value="1554">
            <text:p>1554</text:p>
          </table:table-cell>
          <table:table-cell table:style-name="ce11" table:formula="of:=[$'source book prisoners'.F65]" office:value-type="float" office:value="171">
            <text:p>171</text:p>
          </table:table-cell>
          <table:table-cell table:style-name="ce11" table:formula="of:=[.P65]+[.Q65]" office:value-type="float" office:value="1725">
            <text:p>1725</text:p>
          </table:table-cell>
          <table:table-cell table:style-name="ce6" table:formula="of:=[.P65]/[.Q65]" office:value-type="float" office:value="9.08771929824562">
            <text:p>9.1</text:p>
          </table:table-cell>
          <table:table-cell table:style-name="ce11" table:formula="of:=[$'source book prisoners'.H65]" office:value-type="float" office:value="792">
            <text:p>792</text:p>
          </table:table-cell>
          <table:table-cell table:style-name="ce11" table:formula="of:=[$'source book prisoners'.I65]" office:value-type="float" office:value="104">
            <text:p>104</text:p>
          </table:table-cell>
          <table:table-cell table:style-name="ce11" table:formula="of:=[.T65]+[.U65]" office:value-type="float" office:value="896">
            <text:p>896</text:p>
          </table:table-cell>
          <table:table-cell table:style-name="ce6" table:formula="of:=[.T65]/[.U65]" office:value-type="float" office:value="7.61538461538462">
            <text:p>7.6</text:p>
          </table:table-cell>
          <table:table-cell table:style-name="ce11" table:formula="of:=[$'source book prisoners'.K65]" office:value-type="float" office:value="453">
            <text:p>453</text:p>
          </table:table-cell>
          <table:table-cell table:style-name="ce11" table:formula="of:=[$'source book prisoners'.L65]" office:value-type="float" office:value="28">
            <text:p>28</text:p>
          </table:table-cell>
          <table:table-cell table:style-name="ce11" table:formula="of:=[.X65]+[.Y65]" office:value-type="float" office:value="481">
            <text:p>481</text:p>
          </table:table-cell>
          <table:table-cell/>
          <table:table-cell table:style-name="ce11" table:formula="of:=[$'source book prisoners'.O65]" office:value-type="float" office:value="0">
            <text:p/>
          </table:table-cell>
          <table:table-cell table:style-name="ce11" table:formula="of:=[$'source book prisoners'.N65]" office:value-type="float" office:value="310">
            <text:p>310</text:p>
          </table:table-cell>
          <table:table-cell table:style-name="ce11" table:formula="of:=[$'source book prisoners'.Q65]" office:value-type="float" office:value="258">
            <text:p>258</text:p>
          </table:table-cell>
          <table:table-cell table:style-name="ce11" table:formula="of:=[$'source book prisoners'.R65]" office:value-type="float" office:value="48">
            <text:p>48</text:p>
          </table:table-cell>
          <table:table-cell table:style-name="ce11" table:formula="of:=[.AD65]+[.AE65]" office:value-type="float" office:value="306">
            <text:p>306</text:p>
          </table:table-cell>
          <table:table-cell/>
          <table:table-cell table:style-name="ce11" table:formula="of:=[$'source book prisoners'.U65]" office:value-type="float" office:value="0">
            <text:p/>
          </table:table-cell>
          <table:table-cell table:style-name="ce11" table:formula="of:=[$'source book prisoners'.T65]" office:value-type="float" office:value="60">
            <text:p>60</text:p>
          </table:table-cell>
          <table:table-cell table:style-name="ce11" table:formula="of:=[$'source book prisoners'.W65]" office:value-type="float" office:value="0">
            <text:p/>
          </table:table-cell>
          <table:table-cell table:style-name="ce11" table:formula="of:=[$'source book prisoners'.X65]" office:value-type="float" office:value="0">
            <text:p/>
          </table:table-cell>
          <table:table-cell table:style-name="ce11" table:formula="of:=[$'source book prisoners'.Y65]" office:value-type="float" office:value="0">
            <text:p/>
          </table:table-cell>
          <table:table-cell table:style-name="ce11" table:formula="of:=[$'source book prisoners'.Z65]" office:value-type="float" office:value="0">
            <text:p/>
          </table:table-cell>
          <table:table-cell table:style-name="ce11" table:formula="of:=[$'source book prisoners'.AA65]" office:value-type="float" office:value="0">
            <text:p/>
          </table:table-cell>
          <table:table-cell table:style-name="ce11" table:formula="of:=[$'source book prisoners'.AB65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16">
            <text:p>1916</text:p>
          </table:table-cell>
          <table:table-cell table:style-name="ce11" table:formula="of:=[.D66]-[.C66]" office:value-type="float" office:value="3116">
            <text:p>3116</text:p>
          </table:table-cell>
          <table:table-cell table:style-name="ce11" table:formula="of:=[.D66]/(1+[.E66])" office:value-type="float" office:value="392">
            <text:p>392</text:p>
          </table:table-cell>
          <table:table-cell table:style-name="ce11" table:formula="of:=[.O66]" office:value-type="float" office:value="3508">
            <text:p>3508</text:p>
          </table:table-cell>
          <table:table-cell table:style-name="ce6" table:formula="of:=[.I66]" office:value-type="float" office:value="7.94897959183674">
            <text:p>7.9</text:p>
          </table:table-cell>
          <table:table-cell table:style-name="ce11" table:formula="of:=[.P66]+[.T66]+[.X66]+[.AC66]+[.AD66]+[.AI66]+[.AJ66]+[.AM66]" office:value-type="float" office:value="3116">
            <text:p>3116</text:p>
          </table:table-cell>
          <table:table-cell table:style-name="ce11" table:formula="of:=[.Q66]+[.U66]+[.Y66]+[.AB66]+[.AE66]+[.AH66]+[.AK66]+[.AN66]" office:value-type="float" office:value="392">
            <text:p>392</text:p>
          </table:table-cell>
          <table:table-cell table:style-name="ce11" table:formula="of:=[.F66]+[.G66]" office:value-type="float" office:value="3508">
            <text:p>3508</text:p>
          </table:table-cell>
          <table:table-cell table:style-name="ce6" table:formula="of:=[.F66]/[.G66]" office:value-type="float" office:value="7.94897959183674">
            <text:p>7.9</text:p>
          </table:table-cell>
          <table:table-cell table:style-name="ce11" table:formula="of:=[.R66]+[.V66]+[.Z66]+[.AC66]+[.AF66]+[.AI66]+[.AL66]+[.AO66]" office:value-type="float" office:value="3508">
            <text:p>3508</text:p>
          </table:table-cell>
          <table:table-cell table:style-name="ce3" table:formula="of:=[.O66]-[.J66]" office:value-type="float" office:value="0">
            <text:p>0</text:p>
          </table:table-cell>
          <table:table-cell table:style-name="ce11"/>
          <table:table-cell table:style-name="ce11" table:formula="of:=[$'source book prisoners'.B66]" office:value-type="float" office:value="0">
            <text:p/>
          </table:table-cell>
          <table:table-cell table:style-name="ce11" table:formula="of:=[$'source book prisoners'.C66]" office:value-type="float" office:value="0">
            <text:p/>
          </table:table-cell>
          <table:table-cell table:style-name="ce11" table:formula="of:=[$'source book prisoners'.D66]" office:value-type="float" office:value="3508">
            <text:p>3508</text:p>
          </table:table-cell>
          <table:table-cell table:style-name="ce11" table:formula="of:=[$'source book prisoners'.E66]" office:value-type="float" office:value="1466">
            <text:p>1466</text:p>
          </table:table-cell>
          <table:table-cell table:style-name="ce11" table:formula="of:=[$'source book prisoners'.F66]" office:value-type="float" office:value="215">
            <text:p>215</text:p>
          </table:table-cell>
          <table:table-cell table:style-name="ce11" table:formula="of:=[.P66]+[.Q66]" office:value-type="float" office:value="1681">
            <text:p>1681</text:p>
          </table:table-cell>
          <table:table-cell table:style-name="ce6" table:formula="of:=[.P66]/[.Q66]" office:value-type="float" office:value="6.81860465116279">
            <text:p>6.8</text:p>
          </table:table-cell>
          <table:table-cell table:style-name="ce11" table:formula="of:=[$'source book prisoners'.H66]" office:value-type="float" office:value="752">
            <text:p>752</text:p>
          </table:table-cell>
          <table:table-cell table:style-name="ce11" table:formula="of:=[$'source book prisoners'.I66]" office:value-type="float" office:value="101">
            <text:p>101</text:p>
          </table:table-cell>
          <table:table-cell table:style-name="ce11" table:formula="of:=[.T66]+[.U66]" office:value-type="float" office:value="853">
            <text:p>853</text:p>
          </table:table-cell>
          <table:table-cell table:style-name="ce6" table:formula="of:=[.T66]/[.U66]" office:value-type="float" office:value="7.44554455445545">
            <text:p>7.4</text:p>
          </table:table-cell>
          <table:table-cell table:style-name="ce11" table:formula="of:=[$'source book prisoners'.K66]" office:value-type="float" office:value="381">
            <text:p>381</text:p>
          </table:table-cell>
          <table:table-cell table:style-name="ce11" table:formula="of:=[$'source book prisoners'.L66]" office:value-type="float" office:value="34">
            <text:p>34</text:p>
          </table:table-cell>
          <table:table-cell table:style-name="ce11" table:formula="of:=[.X66]+[.Y66]" office:value-type="float" office:value="415">
            <text:p>415</text:p>
          </table:table-cell>
          <table:table-cell/>
          <table:table-cell table:style-name="ce11" table:formula="of:=[$'source book prisoners'.O66]" office:value-type="float" office:value="0">
            <text:p/>
          </table:table-cell>
          <table:table-cell table:style-name="ce11" table:formula="of:=[$'source book prisoners'.N66]" office:value-type="float" office:value="254">
            <text:p>254</text:p>
          </table:table-cell>
          <table:table-cell table:style-name="ce11" table:formula="of:=[$'source book prisoners'.Q66]" office:value-type="float" office:value="207">
            <text:p>207</text:p>
          </table:table-cell>
          <table:table-cell table:style-name="ce11" table:formula="of:=[$'source book prisoners'.R66]" office:value-type="float" office:value="42">
            <text:p>42</text:p>
          </table:table-cell>
          <table:table-cell table:style-name="ce11" table:formula="of:=[.AD66]+[.AE66]" office:value-type="float" office:value="249">
            <text:p>249</text:p>
          </table:table-cell>
          <table:table-cell/>
          <table:table-cell table:style-name="ce11" table:formula="of:=[$'source book prisoners'.U66]" office:value-type="float" office:value="0">
            <text:p/>
          </table:table-cell>
          <table:table-cell table:style-name="ce11" table:formula="of:=[$'source book prisoners'.T66]" office:value-type="float" office:value="56">
            <text:p>56</text:p>
          </table:table-cell>
          <table:table-cell table:style-name="ce11" table:formula="of:=[$'source book prisoners'.W66]" office:value-type="float" office:value="0">
            <text:p/>
          </table:table-cell>
          <table:table-cell table:style-name="ce11" table:formula="of:=[$'source book prisoners'.X66]" office:value-type="float" office:value="0">
            <text:p/>
          </table:table-cell>
          <table:table-cell table:style-name="ce11" table:formula="of:=[$'source book prisoners'.Y66]" office:value-type="float" office:value="0">
            <text:p/>
          </table:table-cell>
          <table:table-cell table:style-name="ce11" table:formula="of:=[$'source book prisoners'.Z66]" office:value-type="float" office:value="0">
            <text:p/>
          </table:table-cell>
          <table:table-cell table:style-name="ce11" table:formula="of:=[$'source book prisoners'.AA66]" office:value-type="float" office:value="0">
            <text:p/>
          </table:table-cell>
          <table:table-cell table:style-name="ce11" table:formula="of:=[$'source book prisoners'.AB66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17">
            <text:p>1917</text:p>
          </table:table-cell>
          <table:table-cell table:style-name="ce11" table:formula="of:=[.D67]-[.C67]" office:value-type="float" office:value="2735">
            <text:p>2735</text:p>
          </table:table-cell>
          <table:table-cell table:style-name="ce11" table:formula="of:=[.D67]/(1+[.E67])" office:value-type="float" office:value="333">
            <text:p>333</text:p>
          </table:table-cell>
          <table:table-cell table:style-name="ce11" table:formula="of:=[.O67]" office:value-type="float" office:value="3068">
            <text:p>3068</text:p>
          </table:table-cell>
          <table:table-cell table:style-name="ce6" table:formula="of:=[.I67]" office:value-type="float" office:value="8.21321321321321">
            <text:p>8.2</text:p>
          </table:table-cell>
          <table:table-cell table:style-name="ce11" table:formula="of:=[.P67]+[.T67]+[.X67]+[.AC67]+[.AD67]+[.AI67]+[.AJ67]+[.AM67]" office:value-type="float" office:value="2735">
            <text:p>2735</text:p>
          </table:table-cell>
          <table:table-cell table:style-name="ce11" table:formula="of:=[.Q67]+[.U67]+[.Y67]+[.AB67]+[.AE67]+[.AH67]+[.AK67]+[.AN67]" office:value-type="float" office:value="333">
            <text:p>333</text:p>
          </table:table-cell>
          <table:table-cell table:style-name="ce11" table:formula="of:=[.F67]+[.G67]" office:value-type="float" office:value="3068">
            <text:p>3068</text:p>
          </table:table-cell>
          <table:table-cell table:style-name="ce6" table:formula="of:=[.F67]/[.G67]" office:value-type="float" office:value="8.21321321321321">
            <text:p>8.2</text:p>
          </table:table-cell>
          <table:table-cell table:style-name="ce11" table:formula="of:=[.R67]+[.V67]+[.Z67]+[.AC67]+[.AF67]+[.AI67]+[.AL67]+[.AO67]" office:value-type="float" office:value="3068">
            <text:p>3068</text:p>
          </table:table-cell>
          <table:table-cell table:style-name="ce3" table:formula="of:=[.O67]-[.J67]" office:value-type="float" office:value="0">
            <text:p>0</text:p>
          </table:table-cell>
          <table:table-cell table:style-name="ce11"/>
          <table:table-cell table:style-name="ce11" table:formula="of:=[$'source book prisoners'.B67]" office:value-type="float" office:value="0">
            <text:p/>
          </table:table-cell>
          <table:table-cell table:style-name="ce11" table:formula="of:=[$'source book prisoners'.C67]" office:value-type="float" office:value="0">
            <text:p/>
          </table:table-cell>
          <table:table-cell table:style-name="ce11" table:formula="of:=[$'source book prisoners'.D67]" office:value-type="float" office:value="3068">
            <text:p>3068</text:p>
          </table:table-cell>
          <table:table-cell table:style-name="ce11" table:formula="of:=[$'source book prisoners'.E67]" office:value-type="float" office:value="1274">
            <text:p>1274</text:p>
          </table:table-cell>
          <table:table-cell table:style-name="ce11" table:formula="of:=[$'source book prisoners'.F67]" office:value-type="float" office:value="176">
            <text:p>176</text:p>
          </table:table-cell>
          <table:table-cell table:style-name="ce11" table:formula="of:=[.P67]+[.Q67]" office:value-type="float" office:value="1450">
            <text:p>1450</text:p>
          </table:table-cell>
          <table:table-cell table:style-name="ce6" table:formula="of:=[.P67]/[.Q67]" office:value-type="float" office:value="7.23863636363636">
            <text:p>7.2</text:p>
          </table:table-cell>
          <table:table-cell table:style-name="ce11" table:formula="of:=[$'source book prisoners'.H67]" office:value-type="float" office:value="669">
            <text:p>669</text:p>
          </table:table-cell>
          <table:table-cell table:style-name="ce11" table:formula="of:=[$'source book prisoners'.I67]" office:value-type="float" office:value="85">
            <text:p>85</text:p>
          </table:table-cell>
          <table:table-cell table:style-name="ce11" table:formula="of:=[.T67]+[.U67]" office:value-type="float" office:value="754">
            <text:p>754</text:p>
          </table:table-cell>
          <table:table-cell table:style-name="ce6" table:formula="of:=[.T67]/[.U67]" office:value-type="float" office:value="7.87058823529412">
            <text:p>7.9</text:p>
          </table:table-cell>
          <table:table-cell table:style-name="ce11" table:formula="of:=[$'source book prisoners'.K67]" office:value-type="float" office:value="283">
            <text:p>283</text:p>
          </table:table-cell>
          <table:table-cell table:style-name="ce11" table:formula="of:=[$'source book prisoners'.L67]" office:value-type="float" office:value="27">
            <text:p>27</text:p>
          </table:table-cell>
          <table:table-cell table:style-name="ce11" table:formula="of:=[.X67]+[.Y67]" office:value-type="float" office:value="310">
            <text:p>310</text:p>
          </table:table-cell>
          <table:table-cell/>
          <table:table-cell table:style-name="ce11" table:formula="of:=[$'source book prisoners'.O67]" office:value-type="float" office:value="0">
            <text:p/>
          </table:table-cell>
          <table:table-cell table:style-name="ce11" table:formula="of:=[$'source book prisoners'.N67]" office:value-type="float" office:value="263">
            <text:p>263</text:p>
          </table:table-cell>
          <table:table-cell table:style-name="ce11" table:formula="of:=[$'source book prisoners'.Q67]" office:value-type="float" office:value="197">
            <text:p>197</text:p>
          </table:table-cell>
          <table:table-cell table:style-name="ce11" table:formula="of:=[$'source book prisoners'.R67]" office:value-type="float" office:value="45">
            <text:p>45</text:p>
          </table:table-cell>
          <table:table-cell table:style-name="ce11" table:formula="of:=[.AD67]+[.AE67]" office:value-type="float" office:value="242">
            <text:p>242</text:p>
          </table:table-cell>
          <table:table-cell/>
          <table:table-cell table:style-name="ce11" table:formula="of:=[$'source book prisoners'.U67]" office:value-type="float" office:value="0">
            <text:p/>
          </table:table-cell>
          <table:table-cell table:style-name="ce11" table:formula="of:=[$'source book prisoners'.T67]" office:value-type="float" office:value="49">
            <text:p>49</text:p>
          </table:table-cell>
          <table:table-cell table:style-name="ce11" table:formula="of:=[$'source book prisoners'.W67]" office:value-type="float" office:value="0">
            <text:p/>
          </table:table-cell>
          <table:table-cell table:style-name="ce11" table:formula="of:=[$'source book prisoners'.X67]" office:value-type="float" office:value="0">
            <text:p/>
          </table:table-cell>
          <table:table-cell table:style-name="ce11" table:formula="of:=[$'source book prisoners'.Y67]" office:value-type="float" office:value="0">
            <text:p/>
          </table:table-cell>
          <table:table-cell table:style-name="ce11" table:formula="of:=[$'source book prisoners'.Z67]" office:value-type="float" office:value="0">
            <text:p/>
          </table:table-cell>
          <table:table-cell table:style-name="ce11" table:formula="of:=[$'source book prisoners'.AA67]" office:value-type="float" office:value="0">
            <text:p/>
          </table:table-cell>
          <table:table-cell table:style-name="ce11" table:formula="of:=[$'source book prisoners'.AB67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18">
            <text:p>1918</text:p>
          </table:table-cell>
          <table:table-cell table:style-name="ce11" table:formula="of:=[.D68]-[.C68]" office:value-type="float" office:value="2491.10488505747">
            <text:p>2491</text:p>
          </table:table-cell>
          <table:table-cell table:style-name="ce11" table:formula="of:=[.D68]/(1+[.E68])" office:value-type="float" office:value="291.895114942529">
            <text:p>292</text:p>
          </table:table-cell>
          <table:table-cell table:style-name="ce11" table:formula="of:=[.O68]" office:value-type="float" office:value="2783">
            <text:p>2783</text:p>
          </table:table-cell>
          <table:table-cell table:style-name="ce6" table:formula="of:=[.I68]" office:value-type="float" office:value="8.53424657534247">
            <text:p>8.5</text:p>
          </table:table-cell>
          <table:table-cell table:style-name="ce11" table:formula="of:=[.P68]+[.T68]+[.X68]+[.AC68]+[.AD68]+[.AI68]+[.AJ68]+[.AM68]" office:value-type="float" office:value="2492">
            <text:p>2492</text:p>
          </table:table-cell>
          <table:table-cell table:style-name="ce11" table:formula="of:=[.Q68]+[.U68]+[.Y68]+[.AB68]+[.AE68]+[.AH68]+[.AK68]+[.AN68]" office:value-type="float" office:value="292">
            <text:p>292</text:p>
          </table:table-cell>
          <table:table-cell table:style-name="ce11" table:formula="of:=[.F68]+[.G68]" office:value-type="float" office:value="2784">
            <text:p>2784</text:p>
          </table:table-cell>
          <table:table-cell table:style-name="ce6" table:formula="of:=[.F68]/[.G68]" office:value-type="float" office:value="8.53424657534247">
            <text:p>8.5</text:p>
          </table:table-cell>
          <table:table-cell table:style-name="ce11" table:formula="of:=[.R68]+[.V68]+[.Z68]+[.AC68]+[.AF68]+[.AI68]+[.AL68]+[.AO68]" office:value-type="float" office:value="2784">
            <text:p>2784</text:p>
          </table:table-cell>
          <table:table-cell table:style-name="ce3" table:formula="of:=[.O68]-[.J68]" office:value-type="float" office:value="-1">
            <text:p>-1</text:p>
          </table:table-cell>
          <table:table-cell table:style-name="ce11"/>
          <table:table-cell table:style-name="ce11" table:formula="of:=[$'source book prisoners'.B68]" office:value-type="float" office:value="0">
            <text:p/>
          </table:table-cell>
          <table:table-cell table:style-name="ce11" table:formula="of:=[$'source book prisoners'.C68]" office:value-type="float" office:value="0">
            <text:p/>
          </table:table-cell>
          <table:table-cell table:style-name="ce11" table:formula="of:=[$'source book prisoners'.D68]" office:value-type="float" office:value="2783">
            <text:p>2783</text:p>
          </table:table-cell>
          <table:table-cell table:style-name="ce11" table:formula="of:=[$'source book prisoners'.E68]" office:value-type="float" office:value="1132">
            <text:p>1132</text:p>
          </table:table-cell>
          <table:table-cell table:style-name="ce11" table:formula="of:=[$'source book prisoners'.F68]" office:value-type="float" office:value="150">
            <text:p>150</text:p>
          </table:table-cell>
          <table:table-cell table:style-name="ce11" table:formula="of:=[.P68]+[.Q68]" office:value-type="float" office:value="1282">
            <text:p>1282</text:p>
          </table:table-cell>
          <table:table-cell table:style-name="ce6" table:formula="of:=[.P68]/[.Q68]" office:value-type="float" office:value="7.54666666666667">
            <text:p>7.5</text:p>
          </table:table-cell>
          <table:table-cell table:style-name="ce11" table:formula="of:=[$'source book prisoners'.H68]" office:value-type="float" office:value="566">
            <text:p>566</text:p>
          </table:table-cell>
          <table:table-cell table:style-name="ce11" table:formula="of:=[$'source book prisoners'.I68]" office:value-type="float" office:value="86">
            <text:p>86</text:p>
          </table:table-cell>
          <table:table-cell table:style-name="ce11" table:formula="of:=[.T68]+[.U68]" office:value-type="float" office:value="652">
            <text:p>652</text:p>
          </table:table-cell>
          <table:table-cell table:style-name="ce6" table:formula="of:=[.T68]/[.U68]" office:value-type="float" office:value="6.58139534883721">
            <text:p>6.6</text:p>
          </table:table-cell>
          <table:table-cell table:style-name="ce11" table:formula="of:=[$'source book prisoners'.K68]" office:value-type="float" office:value="258">
            <text:p>258</text:p>
          </table:table-cell>
          <table:table-cell table:style-name="ce11" table:formula="of:=[$'source book prisoners'.L68]" office:value-type="float" office:value="19">
            <text:p>19</text:p>
          </table:table-cell>
          <table:table-cell table:style-name="ce11" table:formula="of:=[.X68]+[.Y68]" office:value-type="float" office:value="277">
            <text:p>277</text:p>
          </table:table-cell>
          <table:table-cell/>
          <table:table-cell table:style-name="ce11" table:formula="of:=[$'source book prisoners'.O68]" office:value-type="float" office:value="0">
            <text:p/>
          </table:table-cell>
          <table:table-cell table:style-name="ce11" table:formula="of:=[$'source book prisoners'.N68]" office:value-type="float" office:value="283">
            <text:p>283</text:p>
          </table:table-cell>
          <table:table-cell table:style-name="ce11" table:formula="of:=[$'source book prisoners'.Q68]" office:value-type="float" office:value="207">
            <text:p>207</text:p>
          </table:table-cell>
          <table:table-cell table:style-name="ce11" table:formula="of:=[$'source book prisoners'.R68]" office:value-type="float" office:value="37">
            <text:p>37</text:p>
          </table:table-cell>
          <table:table-cell table:style-name="ce11" table:formula="of:=[.AD68]+[.AE68]" office:value-type="float" office:value="244">
            <text:p>244</text:p>
          </table:table-cell>
          <table:table-cell/>
          <table:table-cell table:style-name="ce11" table:formula="of:=[$'source book prisoners'.U68]" office:value-type="float" office:value="0">
            <text:p/>
          </table:table-cell>
          <table:table-cell table:style-name="ce11" table:formula="of:=[$'source book prisoners'.T68]" office:value-type="float" office:value="46">
            <text:p>46</text:p>
          </table:table-cell>
          <table:table-cell table:style-name="ce11" table:formula="of:=[$'source book prisoners'.W68]" office:value-type="float" office:value="0">
            <text:p/>
          </table:table-cell>
          <table:table-cell table:style-name="ce11" table:formula="of:=[$'source book prisoners'.X68]" office:value-type="float" office:value="0">
            <text:p/>
          </table:table-cell>
          <table:table-cell table:style-name="ce11" table:formula="of:=[$'source book prisoners'.Y68]" office:value-type="float" office:value="0">
            <text:p/>
          </table:table-cell>
          <table:table-cell table:style-name="ce11" table:formula="of:=[$'source book prisoners'.Z68]" office:value-type="float" office:value="0">
            <text:p/>
          </table:table-cell>
          <table:table-cell table:style-name="ce11" table:formula="of:=[$'source book prisoners'.AA68]" office:value-type="float" office:value="0">
            <text:p/>
          </table:table-cell>
          <table:table-cell table:style-name="ce11" table:formula="of:=[$'source book prisoners'.AB68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19">
            <text:p>1919</text:p>
          </table:table-cell>
          <table:table-cell table:style-name="ce11" table:formula="of:=[.D69]-[.C69]" office:value-type="float" office:value="2345">
            <text:p>2345</text:p>
          </table:table-cell>
          <table:table-cell table:style-name="ce11" table:formula="of:=[.D69]/(1+[.E69])" office:value-type="float" office:value="200">
            <text:p>200</text:p>
          </table:table-cell>
          <table:table-cell table:style-name="ce11" table:formula="of:=[.O69]" office:value-type="float" office:value="2545">
            <text:p>2545</text:p>
          </table:table-cell>
          <table:table-cell table:style-name="ce6" table:formula="of:=[.I69]" office:value-type="float" office:value="11.725">
            <text:p>11.7</text:p>
          </table:table-cell>
          <table:table-cell table:style-name="ce11" table:formula="of:=[.P69]+[.T69]+[.X69]+[.AC69]+[.AD69]+[.AI69]+[.AJ69]+[.AM69]" office:value-type="float" office:value="2345">
            <text:p>2345</text:p>
          </table:table-cell>
          <table:table-cell table:style-name="ce11" table:formula="of:=[.Q69]+[.U69]+[.Y69]+[.AB69]+[.AE69]+[.AH69]+[.AK69]+[.AN69]" office:value-type="float" office:value="200">
            <text:p>200</text:p>
          </table:table-cell>
          <table:table-cell table:style-name="ce11" table:formula="of:=[.F69]+[.G69]" office:value-type="float" office:value="2545">
            <text:p>2545</text:p>
          </table:table-cell>
          <table:table-cell table:style-name="ce6" table:formula="of:=[.F69]/[.G69]" office:value-type="float" office:value="11.725">
            <text:p>11.7</text:p>
          </table:table-cell>
          <table:table-cell table:style-name="ce11" table:formula="of:=[.R69]+[.V69]+[.Z69]+[.AC69]+[.AF69]+[.AI69]+[.AL69]+[.AO69]" office:value-type="float" office:value="2545">
            <text:p>2545</text:p>
          </table:table-cell>
          <table:table-cell table:style-name="ce3" table:formula="of:=[.O69]-[.J69]" office:value-type="float" office:value="0">
            <text:p>0</text:p>
          </table:table-cell>
          <table:table-cell table:style-name="ce11"/>
          <table:table-cell table:style-name="ce11" table:formula="of:=[$'source book prisoners'.B69]" office:value-type="float" office:value="0">
            <text:p/>
          </table:table-cell>
          <table:table-cell table:style-name="ce11" table:formula="of:=[$'source book prisoners'.C69]" office:value-type="float" office:value="0">
            <text:p/>
          </table:table-cell>
          <table:table-cell table:style-name="ce11" table:formula="of:=[$'source book prisoners'.D69]" office:value-type="float" office:value="2545">
            <text:p>2545</text:p>
          </table:table-cell>
          <table:table-cell table:style-name="ce11" table:formula="of:=[$'source book prisoners'.E69]" office:value-type="float" office:value="960">
            <text:p>960</text:p>
          </table:table-cell>
          <table:table-cell table:style-name="ce11" table:formula="of:=[$'source book prisoners'.F69]" office:value-type="float" office:value="98">
            <text:p>98</text:p>
          </table:table-cell>
          <table:table-cell table:style-name="ce11" table:formula="of:=[.P69]+[.Q69]" office:value-type="float" office:value="1058">
            <text:p>1058</text:p>
          </table:table-cell>
          <table:table-cell table:style-name="ce6" table:formula="of:=[.P69]/[.Q69]" office:value-type="float" office:value="9.79591836734694">
            <text:p>9.8</text:p>
          </table:table-cell>
          <table:table-cell table:style-name="ce11" table:formula="of:=[$'source book prisoners'.H69]" office:value-type="float" office:value="576">
            <text:p>576</text:p>
          </table:table-cell>
          <table:table-cell table:style-name="ce11" table:formula="of:=[$'source book prisoners'.I69]" office:value-type="float" office:value="59">
            <text:p>59</text:p>
          </table:table-cell>
          <table:table-cell table:style-name="ce11" table:formula="of:=[.T69]+[.U69]" office:value-type="float" office:value="635">
            <text:p>635</text:p>
          </table:table-cell>
          <table:table-cell table:style-name="ce6" table:formula="of:=[.T69]/[.U69]" office:value-type="float" office:value="9.76271186440678">
            <text:p>9.8</text:p>
          </table:table-cell>
          <table:table-cell table:style-name="ce11" table:formula="of:=[$'source book prisoners'.K69]" office:value-type="float" office:value="288">
            <text:p>288</text:p>
          </table:table-cell>
          <table:table-cell table:style-name="ce11" table:formula="of:=[$'source book prisoners'.L69]" office:value-type="float" office:value="16">
            <text:p>16</text:p>
          </table:table-cell>
          <table:table-cell table:style-name="ce11" table:formula="of:=[.X69]+[.Y69]" office:value-type="float" office:value="304">
            <text:p>304</text:p>
          </table:table-cell>
          <table:table-cell/>
          <table:table-cell table:style-name="ce11" table:formula="of:=[$'source book prisoners'.O69]" office:value-type="float" office:value="0">
            <text:p/>
          </table:table-cell>
          <table:table-cell table:style-name="ce11" table:formula="of:=[$'source book prisoners'.N69]" office:value-type="float" office:value="267">
            <text:p>267</text:p>
          </table:table-cell>
          <table:table-cell table:style-name="ce11" table:formula="of:=[$'source book prisoners'.Q69]" office:value-type="float" office:value="188">
            <text:p>188</text:p>
          </table:table-cell>
          <table:table-cell table:style-name="ce11" table:formula="of:=[$'source book prisoners'.R69]" office:value-type="float" office:value="27">
            <text:p>27</text:p>
          </table:table-cell>
          <table:table-cell table:style-name="ce11" table:formula="of:=[.AD69]+[.AE69]" office:value-type="float" office:value="215">
            <text:p>215</text:p>
          </table:table-cell>
          <table:table-cell/>
          <table:table-cell table:style-name="ce11" table:formula="of:=[$'source book prisoners'.U69]" office:value-type="float" office:value="0">
            <text:p/>
          </table:table-cell>
          <table:table-cell table:style-name="ce11" table:formula="of:=[$'source book prisoners'.T69]" office:value-type="float" office:value="66">
            <text:p>66</text:p>
          </table:table-cell>
          <table:table-cell table:style-name="ce11" table:formula="of:=[$'source book prisoners'.W69]" office:value-type="float" office:value="0">
            <text:p/>
          </table:table-cell>
          <table:table-cell table:style-name="ce11" table:formula="of:=[$'source book prisoners'.X69]" office:value-type="float" office:value="0">
            <text:p/>
          </table:table-cell>
          <table:table-cell table:style-name="ce11" table:formula="of:=[$'source book prisoners'.Y69]" office:value-type="float" office:value="0">
            <text:p/>
          </table:table-cell>
          <table:table-cell table:style-name="ce11" table:formula="of:=[$'source book prisoners'.Z69]" office:value-type="float" office:value="0">
            <text:p/>
          </table:table-cell>
          <table:table-cell table:style-name="ce11" table:formula="of:=[$'source book prisoners'.AA69]" office:value-type="float" office:value="0">
            <text:p/>
          </table:table-cell>
          <table:table-cell table:style-name="ce11" table:formula="of:=[$'source book prisoners'.AB69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20">
            <text:p>1920</text:p>
          </table:table-cell>
          <table:table-cell table:style-name="ce11" table:formula="of:=[.D70]-[.C70]" office:value-type="float" office:value="2618">
            <text:p>2618</text:p>
          </table:table-cell>
          <table:table-cell table:style-name="ce11" table:formula="of:=[.D70]/(1+[.E70])" office:value-type="float" office:value="175">
            <text:p>175</text:p>
          </table:table-cell>
          <table:table-cell table:style-name="ce11" table:formula="of:=[.O70]" office:value-type="float" office:value="2793">
            <text:p>2793</text:p>
          </table:table-cell>
          <table:table-cell table:style-name="ce6" table:formula="of:=[.I70]" office:value-type="float" office:value="14.96">
            <text:p>15.0</text:p>
          </table:table-cell>
          <table:table-cell table:style-name="ce11" table:formula="of:=[.P70]+[.T70]+[.X70]+[.AC70]+[.AD70]+[.AI70]+[.AJ70]+[.AM70]" office:value-type="float" office:value="2618">
            <text:p>2618</text:p>
          </table:table-cell>
          <table:table-cell table:style-name="ce11" table:formula="of:=[.Q70]+[.U70]+[.Y70]+[.AB70]+[.AE70]+[.AH70]+[.AK70]+[.AN70]" office:value-type="float" office:value="175">
            <text:p>175</text:p>
          </table:table-cell>
          <table:table-cell table:style-name="ce11" table:formula="of:=[.F70]+[.G70]" office:value-type="float" office:value="2793">
            <text:p>2793</text:p>
          </table:table-cell>
          <table:table-cell table:style-name="ce6" table:formula="of:=[.F70]/[.G70]" office:value-type="float" office:value="14.96">
            <text:p>15.0</text:p>
          </table:table-cell>
          <table:table-cell table:style-name="ce11" table:formula="of:=[.R70]+[.V70]+[.Z70]+[.AC70]+[.AF70]+[.AI70]+[.AL70]+[.AO70]" office:value-type="float" office:value="2793">
            <text:p>2793</text:p>
          </table:table-cell>
          <table:table-cell table:style-name="ce3" table:formula="of:=[.O70]-[.J70]" office:value-type="float" office:value="0">
            <text:p>0</text:p>
          </table:table-cell>
          <table:table-cell table:style-name="ce11"/>
          <table:table-cell table:style-name="ce11" table:formula="of:=[$'source book prisoners'.B70]" office:value-type="float" office:value="0">
            <text:p/>
          </table:table-cell>
          <table:table-cell table:style-name="ce11" table:formula="of:=[$'source book prisoners'.C70]" office:value-type="float" office:value="0">
            <text:p/>
          </table:table-cell>
          <table:table-cell table:style-name="ce11" table:formula="of:=[$'source book prisoners'.D70]" office:value-type="float" office:value="2793">
            <text:p>2793</text:p>
          </table:table-cell>
          <table:table-cell table:style-name="ce11" table:formula="of:=[$'source book prisoners'.E70]" office:value-type="float" office:value="1102">
            <text:p>1102</text:p>
          </table:table-cell>
          <table:table-cell table:style-name="ce11" table:formula="of:=[$'source book prisoners'.F70]" office:value-type="float" office:value="90">
            <text:p>90</text:p>
          </table:table-cell>
          <table:table-cell table:style-name="ce11" table:formula="of:=[.P70]+[.Q70]" office:value-type="float" office:value="1192">
            <text:p>1192</text:p>
          </table:table-cell>
          <table:table-cell table:style-name="ce6" table:formula="of:=[.P70]/[.Q70]" office:value-type="float" office:value="12.2444444444444">
            <text:p>12.2</text:p>
          </table:table-cell>
          <table:table-cell table:style-name="ce11" table:formula="of:=[$'source book prisoners'.H70]" office:value-type="float" office:value="706">
            <text:p>706</text:p>
          </table:table-cell>
          <table:table-cell table:style-name="ce11" table:formula="of:=[$'source book prisoners'.I70]" office:value-type="float" office:value="50">
            <text:p>50</text:p>
          </table:table-cell>
          <table:table-cell table:style-name="ce11" table:formula="of:=[.T70]+[.U70]" office:value-type="float" office:value="756">
            <text:p>756</text:p>
          </table:table-cell>
          <table:table-cell table:style-name="ce6" table:formula="of:=[.T70]/[.U70]" office:value-type="float" office:value="14.12">
            <text:p>14.1</text:p>
          </table:table-cell>
          <table:table-cell table:style-name="ce11" table:formula="of:=[$'source book prisoners'.K70]" office:value-type="float" office:value="302">
            <text:p>302</text:p>
          </table:table-cell>
          <table:table-cell table:style-name="ce11" table:formula="of:=[$'source book prisoners'.L70]" office:value-type="float" office:value="18">
            <text:p>18</text:p>
          </table:table-cell>
          <table:table-cell table:style-name="ce11" table:formula="of:=[.X70]+[.Y70]" office:value-type="float" office:value="320">
            <text:p>320</text:p>
          </table:table-cell>
          <table:table-cell/>
          <table:table-cell table:style-name="ce11" table:formula="of:=[$'source book prisoners'.O70]" office:value-type="float" office:value="0">
            <text:p/>
          </table:table-cell>
          <table:table-cell table:style-name="ce11" table:formula="of:=[$'source book prisoners'.N70]" office:value-type="float" office:value="265">
            <text:p>265</text:p>
          </table:table-cell>
          <table:table-cell table:style-name="ce11" table:formula="of:=[$'source book prisoners'.Q70]" office:value-type="float" office:value="180">
            <text:p>180</text:p>
          </table:table-cell>
          <table:table-cell table:style-name="ce11" table:formula="of:=[$'source book prisoners'.R70]" office:value-type="float" office:value="17">
            <text:p>17</text:p>
          </table:table-cell>
          <table:table-cell table:style-name="ce11" table:formula="of:=[.AD70]+[.AE70]" office:value-type="float" office:value="197">
            <text:p>197</text:p>
          </table:table-cell>
          <table:table-cell/>
          <table:table-cell table:style-name="ce11" table:formula="of:=[$'source book prisoners'.U70]" office:value-type="float" office:value="0">
            <text:p/>
          </table:table-cell>
          <table:table-cell table:style-name="ce11" table:formula="of:=[$'source book prisoners'.T70]" office:value-type="float" office:value="63">
            <text:p>63</text:p>
          </table:table-cell>
          <table:table-cell table:style-name="ce11" table:formula="of:=[$'source book prisoners'.W70]" office:value-type="float" office:value="0">
            <text:p/>
          </table:table-cell>
          <table:table-cell table:style-name="ce11" table:formula="of:=[$'source book prisoners'.X70]" office:value-type="float" office:value="0">
            <text:p/>
          </table:table-cell>
          <table:table-cell table:style-name="ce11" table:formula="of:=[$'source book prisoners'.Y70]" office:value-type="float" office:value="0">
            <text:p/>
          </table:table-cell>
          <table:table-cell table:style-name="ce11" table:formula="of:=[$'source book prisoners'.Z70]" office:value-type="float" office:value="0">
            <text:p/>
          </table:table-cell>
          <table:table-cell table:style-name="ce11" table:formula="of:=[$'source book prisoners'.AA70]" office:value-type="float" office:value="0">
            <text:p/>
          </table:table-cell>
          <table:table-cell table:style-name="ce11" table:formula="of:=[$'source book prisoners'.AB70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21">
            <text:p>1921</text:p>
          </table:table-cell>
          <table:table-cell table:style-name="ce11" table:formula="of:=[.D71]-[.C71]" office:value-type="float" office:value="2850.12922269597">
            <text:p>2850</text:p>
          </table:table-cell>
          <table:table-cell table:style-name="ce11" table:formula="of:=[.D71]/(1+[.E71])" office:value-type="float" office:value="196.870777304034">
            <text:p>197</text:p>
          </table:table-cell>
          <table:table-cell table:style-name="ce11" table:formula="of:=[.O71]" office:value-type="float" office:value="3047">
            <text:p>3047</text:p>
          </table:table-cell>
          <table:table-cell table:style-name="ce6" table:formula="of:=[.I71]" office:value-type="float" office:value="14.4771573604061">
            <text:p>14.5</text:p>
          </table:table-cell>
          <table:table-cell table:style-name="ce11" table:formula="of:=[.P71]+[.T71]+[.X71]+[.AC71]+[.AD71]+[.AI71]+[.AJ71]+[.AM71]" office:value-type="float" office:value="2852">
            <text:p>2852</text:p>
          </table:table-cell>
          <table:table-cell table:style-name="ce11" table:formula="of:=[.Q71]+[.U71]+[.Y71]+[.AB71]+[.AE71]+[.AH71]+[.AK71]+[.AN71]" office:value-type="float" office:value="197">
            <text:p>197</text:p>
          </table:table-cell>
          <table:table-cell table:style-name="ce11" table:formula="of:=[.F71]+[.G71]" office:value-type="float" office:value="3049">
            <text:p>3049</text:p>
          </table:table-cell>
          <table:table-cell table:style-name="ce6" table:formula="of:=[.F71]/[.G71]" office:value-type="float" office:value="14.4771573604061">
            <text:p>14.5</text:p>
          </table:table-cell>
          <table:table-cell table:style-name="ce11" table:formula="of:=[.R71]+[.V71]+[.Z71]+[.AC71]+[.AF71]+[.AI71]+[.AL71]+[.AO71]" office:value-type="float" office:value="3049">
            <text:p>3049</text:p>
          </table:table-cell>
          <table:table-cell table:style-name="ce3" table:formula="of:=[.O71]-[.J71]" office:value-type="float" office:value="-2">
            <text:p>-2</text:p>
          </table:table-cell>
          <table:table-cell table:style-name="ce11"/>
          <table:table-cell table:style-name="ce11" table:formula="of:=[$'source book prisoners'.B71]" office:value-type="float" office:value="0">
            <text:p/>
          </table:table-cell>
          <table:table-cell table:style-name="ce11" table:formula="of:=[$'source book prisoners'.C71]" office:value-type="float" office:value="0">
            <text:p/>
          </table:table-cell>
          <table:table-cell table:style-name="ce11" table:formula="of:=[$'source book prisoners'.D71]" office:value-type="float" office:value="3047">
            <text:p>3047</text:p>
          </table:table-cell>
          <table:table-cell table:style-name="ce11" table:formula="of:=[$'source book prisoners'.E71]" office:value-type="float" office:value="1236">
            <text:p>1236</text:p>
          </table:table-cell>
          <table:table-cell table:style-name="ce11" table:formula="of:=[$'source book prisoners'.F71]" office:value-type="float" office:value="111">
            <text:p>111</text:p>
          </table:table-cell>
          <table:table-cell table:style-name="ce11" table:formula="of:=[.P71]+[.Q71]" office:value-type="float" office:value="1347">
            <text:p>1347</text:p>
          </table:table-cell>
          <table:table-cell table:style-name="ce6" table:formula="of:=[.P71]/[.Q71]" office:value-type="float" office:value="11.1351351351351">
            <text:p>11.1</text:p>
          </table:table-cell>
          <table:table-cell table:style-name="ce11" table:formula="of:=[$'source book prisoners'.H71]" office:value-type="float" office:value="741">
            <text:p>741</text:p>
          </table:table-cell>
          <table:table-cell table:style-name="ce11" table:formula="of:=[$'source book prisoners'.I71]" office:value-type="float" office:value="54">
            <text:p>54</text:p>
          </table:table-cell>
          <table:table-cell table:style-name="ce11" table:formula="of:=[.T71]+[.U71]" office:value-type="float" office:value="795">
            <text:p>795</text:p>
          </table:table-cell>
          <table:table-cell table:style-name="ce6" table:formula="of:=[.T71]/[.U71]" office:value-type="float" office:value="13.7222222222222">
            <text:p>13.7</text:p>
          </table:table-cell>
          <table:table-cell table:style-name="ce11" table:formula="of:=[$'source book prisoners'.K71]" office:value-type="float" office:value="316">
            <text:p>316</text:p>
          </table:table-cell>
          <table:table-cell table:style-name="ce11" table:formula="of:=[$'source book prisoners'.L71]" office:value-type="float" office:value="15">
            <text:p>15</text:p>
          </table:table-cell>
          <table:table-cell table:style-name="ce11" table:formula="of:=[.X71]+[.Y71]" office:value-type="float" office:value="331">
            <text:p>331</text:p>
          </table:table-cell>
          <table:table-cell/>
          <table:table-cell table:style-name="ce11" table:formula="of:=[$'source book prisoners'.O71]" office:value-type="float" office:value="0">
            <text:p/>
          </table:table-cell>
          <table:table-cell table:style-name="ce11" table:formula="of:=[$'source book prisoners'.N71]" office:value-type="float" office:value="275">
            <text:p>275</text:p>
          </table:table-cell>
          <table:table-cell table:style-name="ce11" table:formula="of:=[$'source book prisoners'.Q71]" office:value-type="float" office:value="192">
            <text:p>192</text:p>
          </table:table-cell>
          <table:table-cell table:style-name="ce11" table:formula="of:=[$'source book prisoners'.R71]" office:value-type="float" office:value="17">
            <text:p>17</text:p>
          </table:table-cell>
          <table:table-cell table:style-name="ce11" table:formula="of:=[.AD71]+[.AE71]" office:value-type="float" office:value="209">
            <text:p>209</text:p>
          </table:table-cell>
          <table:table-cell/>
          <table:table-cell table:style-name="ce11" table:formula="of:=[$'source book prisoners'.U71]" office:value-type="float" office:value="0">
            <text:p/>
          </table:table-cell>
          <table:table-cell table:style-name="ce11" table:formula="of:=[$'source book prisoners'.T71]" office:value-type="float" office:value="92">
            <text:p>92</text:p>
          </table:table-cell>
          <table:table-cell table:style-name="ce11" table:formula="of:=[$'source book prisoners'.W71]" office:value-type="float" office:value="0">
            <text:p/>
          </table:table-cell>
          <table:table-cell table:style-name="ce11" table:formula="of:=[$'source book prisoners'.X71]" office:value-type="float" office:value="0">
            <text:p/>
          </table:table-cell>
          <table:table-cell table:style-name="ce11" table:formula="of:=[$'source book prisoners'.Y71]" office:value-type="float" office:value="0">
            <text:p/>
          </table:table-cell>
          <table:table-cell table:style-name="ce11" table:formula="of:=[$'source book prisoners'.Z71]" office:value-type="float" office:value="0">
            <text:p/>
          </table:table-cell>
          <table:table-cell table:style-name="ce11" table:formula="of:=[$'source book prisoners'.AA71]" office:value-type="float" office:value="0">
            <text:p/>
          </table:table-cell>
          <table:table-cell table:style-name="ce11" table:formula="of:=[$'source book prisoners'.AB71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22">
            <text:p>1922</text:p>
          </table:table-cell>
          <table:table-cell table:style-name="ce11" table:formula="of:=[.D72]-[.C72]" office:value-type="float" office:value="3041.05674418605">
            <text:p>3041</text:p>
          </table:table-cell>
          <table:table-cell table:style-name="ce11" table:formula="of:=[.D72]/(1+[.E72])" office:value-type="float" office:value="182.943255813954">
            <text:p>183</text:p>
          </table:table-cell>
          <table:table-cell table:style-name="ce11" table:formula="of:=[.O72]" office:value-type="float" office:value="3224">
            <text:p>3224</text:p>
          </table:table-cell>
          <table:table-cell table:style-name="ce6" table:formula="of:=[.I72]" office:value-type="float" office:value="16.6229508196721">
            <text:p>16.6</text:p>
          </table:table-cell>
          <table:table-cell table:style-name="ce11" table:formula="of:=[.P72]+[.T72]+[.X72]+[.AC72]+[.AD72]+[.AI72]+[.AJ72]+[.AM72]" office:value-type="float" office:value="3042">
            <text:p>3042</text:p>
          </table:table-cell>
          <table:table-cell table:style-name="ce11" table:formula="of:=[.Q72]+[.U72]+[.Y72]+[.AB72]+[.AE72]+[.AH72]+[.AK72]+[.AN72]" office:value-type="float" office:value="183">
            <text:p>183</text:p>
          </table:table-cell>
          <table:table-cell table:style-name="ce11" table:formula="of:=[.F72]+[.G72]" office:value-type="float" office:value="3225">
            <text:p>3225</text:p>
          </table:table-cell>
          <table:table-cell table:style-name="ce6" table:formula="of:=[.F72]/[.G72]" office:value-type="float" office:value="16.6229508196721">
            <text:p>16.6</text:p>
          </table:table-cell>
          <table:table-cell table:style-name="ce11" table:formula="of:=[.R72]+[.V72]+[.Z72]+[.AC72]+[.AF72]+[.AI72]+[.AL72]+[.AO72]" office:value-type="float" office:value="3225">
            <text:p>3225</text:p>
          </table:table-cell>
          <table:table-cell table:style-name="ce3" table:formula="of:=[.O72]-[.J72]" office:value-type="float" office:value="-1">
            <text:p>-1</text:p>
          </table:table-cell>
          <table:table-cell table:style-name="ce11"/>
          <table:table-cell table:style-name="ce11" table:formula="of:=[$'source book prisoners'.B72]" office:value-type="float" office:value="0">
            <text:p/>
          </table:table-cell>
          <table:table-cell table:style-name="ce11" table:formula="of:=[$'source book prisoners'.C72]" office:value-type="float" office:value="0">
            <text:p/>
          </table:table-cell>
          <table:table-cell table:style-name="ce11" table:formula="of:=[$'source book prisoners'.D72]" office:value-type="float" office:value="3224">
            <text:p>3224</text:p>
          </table:table-cell>
          <table:table-cell table:style-name="ce11" table:formula="of:=[$'source book prisoners'.E72]" office:value-type="float" office:value="1384">
            <text:p>1384</text:p>
          </table:table-cell>
          <table:table-cell table:style-name="ce11" table:formula="of:=[$'source book prisoners'.F72]" office:value-type="float" office:value="104">
            <text:p>104</text:p>
          </table:table-cell>
          <table:table-cell table:style-name="ce11" table:formula="of:=[.P72]+[.Q72]" office:value-type="float" office:value="1488">
            <text:p>1488</text:p>
          </table:table-cell>
          <table:table-cell table:style-name="ce6" table:formula="of:=[.P72]/[.Q72]" office:value-type="float" office:value="13.3076923076923">
            <text:p>13.3</text:p>
          </table:table-cell>
          <table:table-cell table:style-name="ce11" table:formula="of:=[$'source book prisoners'.H72]" office:value-type="float" office:value="752">
            <text:p>752</text:p>
          </table:table-cell>
          <table:table-cell table:style-name="ce11" table:formula="of:=[$'source book prisoners'.I72]" office:value-type="float" office:value="54">
            <text:p>54</text:p>
          </table:table-cell>
          <table:table-cell table:style-name="ce11" table:formula="of:=[.T72]+[.U72]" office:value-type="float" office:value="806">
            <text:p>806</text:p>
          </table:table-cell>
          <table:table-cell table:style-name="ce6" table:formula="of:=[.T72]/[.U72]" office:value-type="float" office:value="13.9259259259259">
            <text:p>13.9</text:p>
          </table:table-cell>
          <table:table-cell table:style-name="ce11" table:formula="of:=[$'source book prisoners'.K72]" office:value-type="float" office:value="344">
            <text:p>344</text:p>
          </table:table-cell>
          <table:table-cell table:style-name="ce11" table:formula="of:=[$'source book prisoners'.L72]" office:value-type="float" office:value="11">
            <text:p>11</text:p>
          </table:table-cell>
          <table:table-cell table:style-name="ce11" table:formula="of:=[.X72]+[.Y72]" office:value-type="float" office:value="355">
            <text:p>355</text:p>
          </table:table-cell>
          <table:table-cell/>
          <table:table-cell table:style-name="ce11" table:formula="of:=[$'source book prisoners'.O72]" office:value-type="float" office:value="0">
            <text:p/>
          </table:table-cell>
          <table:table-cell table:style-name="ce11" table:formula="of:=[$'source book prisoners'.N72]" office:value-type="float" office:value="263">
            <text:p>263</text:p>
          </table:table-cell>
          <table:table-cell table:style-name="ce11" table:formula="of:=[$'source book prisoners'.Q72]" office:value-type="float" office:value="222">
            <text:p>222</text:p>
          </table:table-cell>
          <table:table-cell table:style-name="ce11" table:formula="of:=[$'source book prisoners'.R72]" office:value-type="float" office:value="14">
            <text:p>14</text:p>
          </table:table-cell>
          <table:table-cell table:style-name="ce11" table:formula="of:=[.AD72]+[.AE72]" office:value-type="float" office:value="236">
            <text:p>236</text:p>
          </table:table-cell>
          <table:table-cell/>
          <table:table-cell table:style-name="ce11" table:formula="of:=[$'source book prisoners'.U72]" office:value-type="float" office:value="0">
            <text:p/>
          </table:table-cell>
          <table:table-cell table:style-name="ce11" table:formula="of:=[$'source book prisoners'.T72]" office:value-type="float" office:value="77">
            <text:p>77</text:p>
          </table:table-cell>
          <table:table-cell table:style-name="ce11" table:formula="of:=[$'source book prisoners'.W72]" office:value-type="float" office:value="0">
            <text:p/>
          </table:table-cell>
          <table:table-cell table:style-name="ce11" table:formula="of:=[$'source book prisoners'.X72]" office:value-type="float" office:value="0">
            <text:p/>
          </table:table-cell>
          <table:table-cell table:style-name="ce11" table:formula="of:=[$'source book prisoners'.Y72]" office:value-type="float" office:value="0">
            <text:p/>
          </table:table-cell>
          <table:table-cell table:style-name="ce11" table:formula="of:=[$'source book prisoners'.Z72]" office:value-type="float" office:value="0">
            <text:p/>
          </table:table-cell>
          <table:table-cell table:style-name="ce11" table:formula="of:=[$'source book prisoners'.AA72]" office:value-type="float" office:value="0">
            <text:p/>
          </table:table-cell>
          <table:table-cell table:style-name="ce11" table:formula="of:=[$'source book prisoners'.AB72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23">
            <text:p>1923</text:p>
          </table:table-cell>
          <table:table-cell table:style-name="ce11" table:formula="of:=[.D73]-[.C73]" office:value-type="float" office:value="2999">
            <text:p>2999</text:p>
          </table:table-cell>
          <table:table-cell table:style-name="ce11" table:formula="of:=[.D73]/(1+[.E73])" office:value-type="float" office:value="181">
            <text:p>181</text:p>
          </table:table-cell>
          <table:table-cell table:style-name="ce11" table:formula="of:=[.O73]" office:value-type="float" office:value="3180">
            <text:p>3180</text:p>
          </table:table-cell>
          <table:table-cell table:style-name="ce6" table:formula="of:=[.I73]" office:value-type="float" office:value="16.5690607734807">
            <text:p>16.6</text:p>
          </table:table-cell>
          <table:table-cell table:style-name="ce11" table:formula="of:=[.P73]+[.T73]+[.X73]+[.AC73]+[.AD73]+[.AI73]+[.AJ73]+[.AM73]" office:value-type="float" office:value="2999">
            <text:p>2999</text:p>
          </table:table-cell>
          <table:table-cell table:style-name="ce11" table:formula="of:=[.Q73]+[.U73]+[.Y73]+[.AB73]+[.AE73]+[.AH73]+[.AK73]+[.AN73]" office:value-type="float" office:value="181">
            <text:p>181</text:p>
          </table:table-cell>
          <table:table-cell table:style-name="ce11" table:formula="of:=[.F73]+[.G73]" office:value-type="float" office:value="3180">
            <text:p>3180</text:p>
          </table:table-cell>
          <table:table-cell table:style-name="ce6" table:formula="of:=[.F73]/[.G73]" office:value-type="float" office:value="16.5690607734807">
            <text:p>16.6</text:p>
          </table:table-cell>
          <table:table-cell table:style-name="ce11" table:formula="of:=[.R73]+[.V73]+[.Z73]+[.AC73]+[.AF73]+[.AI73]+[.AL73]+[.AO73]" office:value-type="float" office:value="3180">
            <text:p>3180</text:p>
          </table:table-cell>
          <table:table-cell table:style-name="ce3" table:formula="of:=[.O73]-[.J73]" office:value-type="float" office:value="0">
            <text:p>0</text:p>
          </table:table-cell>
          <table:table-cell table:style-name="ce11"/>
          <table:table-cell table:style-name="ce11" table:formula="of:=[$'source book prisoners'.B73]" office:value-type="float" office:value="0">
            <text:p/>
          </table:table-cell>
          <table:table-cell table:style-name="ce11" table:formula="of:=[$'source book prisoners'.C73]" office:value-type="float" office:value="0">
            <text:p/>
          </table:table-cell>
          <table:table-cell table:style-name="ce11" table:formula="of:=[$'source book prisoners'.D73]" office:value-type="float" office:value="3180">
            <text:p>3180</text:p>
          </table:table-cell>
          <table:table-cell table:style-name="ce11" table:formula="of:=[$'source book prisoners'.E73]" office:value-type="float" office:value="1369">
            <text:p>1369</text:p>
          </table:table-cell>
          <table:table-cell table:style-name="ce11" table:formula="of:=[$'source book prisoners'.F73]" office:value-type="float" office:value="96">
            <text:p>96</text:p>
          </table:table-cell>
          <table:table-cell table:style-name="ce11" table:formula="of:=[.P73]+[.Q73]" office:value-type="float" office:value="1465">
            <text:p>1465</text:p>
          </table:table-cell>
          <table:table-cell table:style-name="ce6" table:formula="of:=[.P73]/[.Q73]" office:value-type="float" office:value="14.2604166666667">
            <text:p>14.3</text:p>
          </table:table-cell>
          <table:table-cell table:style-name="ce11" table:formula="of:=[$'source book prisoners'.H73]" office:value-type="float" office:value="735">
            <text:p>735</text:p>
          </table:table-cell>
          <table:table-cell table:style-name="ce11" table:formula="of:=[$'source book prisoners'.I73]" office:value-type="float" office:value="60">
            <text:p>60</text:p>
          </table:table-cell>
          <table:table-cell table:style-name="ce11" table:formula="of:=[.T73]+[.U73]" office:value-type="float" office:value="795">
            <text:p>795</text:p>
          </table:table-cell>
          <table:table-cell table:style-name="ce6" table:formula="of:=[.T73]/[.U73]" office:value-type="float" office:value="12.25">
            <text:p>12.3</text:p>
          </table:table-cell>
          <table:table-cell table:style-name="ce11" table:formula="of:=[$'source book prisoners'.K73]" office:value-type="float" office:value="323">
            <text:p>323</text:p>
          </table:table-cell>
          <table:table-cell table:style-name="ce11" table:formula="of:=[$'source book prisoners'.L73]" office:value-type="float" office:value="10">
            <text:p>10</text:p>
          </table:table-cell>
          <table:table-cell table:style-name="ce11" table:formula="of:=[.X73]+[.Y73]" office:value-type="float" office:value="333">
            <text:p>333</text:p>
          </table:table-cell>
          <table:table-cell/>
          <table:table-cell table:style-name="ce11" table:formula="of:=[$'source book prisoners'.O73]" office:value-type="float" office:value="0">
            <text:p/>
          </table:table-cell>
          <table:table-cell table:style-name="ce11" table:formula="of:=[$'source book prisoners'.N73]" office:value-type="float" office:value="265">
            <text:p>265</text:p>
          </table:table-cell>
          <table:table-cell table:style-name="ce11" table:formula="of:=[$'source book prisoners'.Q73]" office:value-type="float" office:value="232">
            <text:p>232</text:p>
          </table:table-cell>
          <table:table-cell table:style-name="ce11" table:formula="of:=[$'source book prisoners'.R73]" office:value-type="float" office:value="15">
            <text:p>15</text:p>
          </table:table-cell>
          <table:table-cell table:style-name="ce11" table:formula="of:=[.AD73]+[.AE73]" office:value-type="float" office:value="247">
            <text:p>247</text:p>
          </table:table-cell>
          <table:table-cell/>
          <table:table-cell table:style-name="ce11" table:formula="of:=[$'source book prisoners'.U73]" office:value-type="float" office:value="0">
            <text:p/>
          </table:table-cell>
          <table:table-cell table:style-name="ce11" table:formula="of:=[$'source book prisoners'.T73]" office:value-type="float" office:value="75">
            <text:p>75</text:p>
          </table:table-cell>
          <table:table-cell table:style-name="ce11" table:formula="of:=[$'source book prisoners'.W73]" office:value-type="float" office:value="0">
            <text:p/>
          </table:table-cell>
          <table:table-cell table:style-name="ce11" table:formula="of:=[$'source book prisoners'.X73]" office:value-type="float" office:value="0">
            <text:p/>
          </table:table-cell>
          <table:table-cell table:style-name="ce11" table:formula="of:=[$'source book prisoners'.Y73]" office:value-type="float" office:value="0">
            <text:p/>
          </table:table-cell>
          <table:table-cell table:style-name="ce11" table:formula="of:=[$'source book prisoners'.Z73]" office:value-type="float" office:value="0">
            <text:p/>
          </table:table-cell>
          <table:table-cell table:style-name="ce11" table:formula="of:=[$'source book prisoners'.AA73]" office:value-type="float" office:value="0">
            <text:p/>
          </table:table-cell>
          <table:table-cell table:style-name="ce11" table:formula="of:=[$'source book prisoners'.AB73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24">
            <text:p>1924</text:p>
          </table:table-cell>
          <table:table-cell table:style-name="ce11" table:formula="of:=[.D74]-[.C74]" office:value-type="float" office:value="2977.94990427569">
            <text:p>2978</text:p>
          </table:table-cell>
          <table:table-cell table:style-name="ce11" table:formula="of:=[.D74]/(1+[.E74])" office:value-type="float" office:value="157.050095724314">
            <text:p>157</text:p>
          </table:table-cell>
          <table:table-cell table:style-name="ce11" table:formula="of:=[.O74]" office:value-type="float" office:value="3135">
            <text:p>3135</text:p>
          </table:table-cell>
          <table:table-cell table:style-name="ce6" table:formula="of:=[.I74]" office:value-type="float" office:value="18.9617834394904">
            <text:p>19.0</text:p>
          </table:table-cell>
          <table:table-cell table:style-name="ce11" table:formula="of:=[.P74]+[.T74]+[.X74]+[.AC74]+[.AD74]+[.AI74]+[.AJ74]+[.AM74]" office:value-type="float" office:value="2977">
            <text:p>2977</text:p>
          </table:table-cell>
          <table:table-cell table:style-name="ce11" table:formula="of:=[.Q74]+[.U74]+[.Y74]+[.AB74]+[.AE74]+[.AH74]+[.AK74]+[.AN74]" office:value-type="float" office:value="157">
            <text:p>157</text:p>
          </table:table-cell>
          <table:table-cell table:style-name="ce11" table:formula="of:=[.F74]+[.G74]" office:value-type="float" office:value="3134">
            <text:p>3134</text:p>
          </table:table-cell>
          <table:table-cell table:style-name="ce6" table:formula="of:=[.F74]/[.G74]" office:value-type="float" office:value="18.9617834394904">
            <text:p>19.0</text:p>
          </table:table-cell>
          <table:table-cell table:style-name="ce11" table:formula="of:=[.R74]+[.V74]+[.Z74]+[.AC74]+[.AF74]+[.AI74]+[.AL74]+[.AO74]" office:value-type="float" office:value="3134">
            <text:p>3134</text:p>
          </table:table-cell>
          <table:table-cell table:style-name="ce3" table:formula="of:=[.O74]-[.J74]" office:value-type="float" office:value="1">
            <text:p>1</text:p>
          </table:table-cell>
          <table:table-cell table:style-name="ce11"/>
          <table:table-cell table:style-name="ce11" table:formula="of:=[$'source book prisoners'.B74]" office:value-type="float" office:value="0">
            <text:p/>
          </table:table-cell>
          <table:table-cell table:style-name="ce11" table:formula="of:=[$'source book prisoners'.C74]" office:value-type="float" office:value="0">
            <text:p/>
          </table:table-cell>
          <table:table-cell table:style-name="ce11" table:formula="of:=[$'source book prisoners'.D74]" office:value-type="float" office:value="3135">
            <text:p>3135</text:p>
          </table:table-cell>
          <table:table-cell table:style-name="ce11" table:formula="of:=[$'source book prisoners'.E74]" office:value-type="float" office:value="1399">
            <text:p>1399</text:p>
          </table:table-cell>
          <table:table-cell table:style-name="ce11" table:formula="of:=[$'source book prisoners'.F74]" office:value-type="float" office:value="90">
            <text:p>90</text:p>
          </table:table-cell>
          <table:table-cell table:style-name="ce11" table:formula="of:=[.P74]+[.Q74]" office:value-type="float" office:value="1489">
            <text:p>1489</text:p>
          </table:table-cell>
          <table:table-cell table:style-name="ce6" table:formula="of:=[.P74]/[.Q74]" office:value-type="float" office:value="15.5444444444444">
            <text:p>15.5</text:p>
          </table:table-cell>
          <table:table-cell table:style-name="ce11" table:formula="of:=[$'source book prisoners'.H74]" office:value-type="float" office:value="734">
            <text:p>734</text:p>
          </table:table-cell>
          <table:table-cell table:style-name="ce11" table:formula="of:=[$'source book prisoners'.I74]" office:value-type="float" office:value="48">
            <text:p>48</text:p>
          </table:table-cell>
          <table:table-cell table:style-name="ce11" table:formula="of:=[.T74]+[.U74]" office:value-type="float" office:value="782">
            <text:p>782</text:p>
          </table:table-cell>
          <table:table-cell table:style-name="ce6" table:formula="of:=[.T74]/[.U74]" office:value-type="float" office:value="15.2916666666667">
            <text:p>15.3</text:p>
          </table:table-cell>
          <table:table-cell table:style-name="ce11" table:formula="of:=[$'source book prisoners'.K74]" office:value-type="float" office:value="281">
            <text:p>281</text:p>
          </table:table-cell>
          <table:table-cell table:style-name="ce11" table:formula="of:=[$'source book prisoners'.L74]" office:value-type="float" office:value="9">
            <text:p>9</text:p>
          </table:table-cell>
          <table:table-cell table:style-name="ce11" table:formula="of:=[.X74]+[.Y74]" office:value-type="float" office:value="290">
            <text:p>290</text:p>
          </table:table-cell>
          <table:table-cell/>
          <table:table-cell table:style-name="ce11" table:formula="of:=[$'source book prisoners'.O74]" office:value-type="float" office:value="0">
            <text:p/>
          </table:table-cell>
          <table:table-cell table:style-name="ce11" table:formula="of:=[$'source book prisoners'.N74]" office:value-type="float" office:value="257">
            <text:p>257</text:p>
          </table:table-cell>
          <table:table-cell table:style-name="ce11" table:formula="of:=[$'source book prisoners'.Q74]" office:value-type="float" office:value="229">
            <text:p>229</text:p>
          </table:table-cell>
          <table:table-cell table:style-name="ce11" table:formula="of:=[$'source book prisoners'.R74]" office:value-type="float" office:value="10">
            <text:p>10</text:p>
          </table:table-cell>
          <table:table-cell table:style-name="ce11" table:formula="of:=[.AD74]+[.AE74]" office:value-type="float" office:value="239">
            <text:p>239</text:p>
          </table:table-cell>
          <table:table-cell/>
          <table:table-cell table:style-name="ce11" table:formula="of:=[$'source book prisoners'.U74]" office:value-type="float" office:value="0">
            <text:p/>
          </table:table-cell>
          <table:table-cell table:style-name="ce11" table:formula="of:=[$'source book prisoners'.T74]" office:value-type="float" office:value="77">
            <text:p>77</text:p>
          </table:table-cell>
          <table:table-cell table:style-name="ce11" table:formula="of:=[$'source book prisoners'.W74]" office:value-type="float" office:value="0">
            <text:p/>
          </table:table-cell>
          <table:table-cell table:style-name="ce11" table:formula="of:=[$'source book prisoners'.X74]" office:value-type="float" office:value="0">
            <text:p/>
          </table:table-cell>
          <table:table-cell table:style-name="ce11" table:formula="of:=[$'source book prisoners'.Y74]" office:value-type="float" office:value="0">
            <text:p/>
          </table:table-cell>
          <table:table-cell table:style-name="ce11" table:formula="of:=[$'source book prisoners'.Z74]" office:value-type="float" office:value="0">
            <text:p/>
          </table:table-cell>
          <table:table-cell table:style-name="ce11" table:formula="of:=[$'source book prisoners'.AA74]" office:value-type="float" office:value="0">
            <text:p/>
          </table:table-cell>
          <table:table-cell table:style-name="ce11" table:formula="of:=[$'source book prisoners'.AB74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25">
            <text:p>1925</text:p>
          </table:table-cell>
          <table:table-cell table:style-name="ce11" table:formula="of:=[.D75]-[.C75]" office:value-type="float" office:value="3155.49192811453">
            <text:p>3155</text:p>
          </table:table-cell>
          <table:table-cell table:style-name="ce11" table:formula="of:=[.D75]/(1+[.E75])" office:value-type="float" office:value="139.508071885471">
            <text:p>140</text:p>
          </table:table-cell>
          <table:table-cell table:style-name="ce11" table:formula="of:=[.O75]" office:value-type="float" office:value="3295">
            <text:p>3295</text:p>
          </table:table-cell>
          <table:table-cell table:style-name="ce6" table:formula="of:=[.I75]" office:value-type="float" office:value="22.6187050359712">
            <text:p>22.6</text:p>
          </table:table-cell>
          <table:table-cell table:style-name="ce11" table:formula="of:=[.P75]+[.T75]+[.X75]+[.AC75]+[.AD75]+[.AI75]+[.AJ75]+[.AM75]" office:value-type="float" office:value="3144">
            <text:p>3144</text:p>
          </table:table-cell>
          <table:table-cell table:style-name="ce11" table:formula="of:=[.Q75]+[.U75]+[.Y75]+[.AB75]+[.AE75]+[.AH75]+[.AK75]+[.AN75]" office:value-type="float" office:value="139">
            <text:p>139</text:p>
          </table:table-cell>
          <table:table-cell table:style-name="ce11" table:formula="of:=[.F75]+[.G75]" office:value-type="float" office:value="3283">
            <text:p>3283</text:p>
          </table:table-cell>
          <table:table-cell table:style-name="ce6" table:formula="of:=[.F75]/[.G75]" office:value-type="float" office:value="22.6187050359712">
            <text:p>22.6</text:p>
          </table:table-cell>
          <table:table-cell table:style-name="ce11" table:formula="of:=[.R75]+[.V75]+[.Z75]+[.AC75]+[.AF75]+[.AI75]+[.AL75]+[.AO75]" office:value-type="float" office:value="3283">
            <text:p>3283</text:p>
          </table:table-cell>
          <table:table-cell table:style-name="ce3" table:formula="of:=[.O75]-[.J75]" office:value-type="float" office:value="12">
            <text:p>12</text:p>
          </table:table-cell>
          <table:table-cell table:style-name="ce11"/>
          <table:table-cell table:style-name="ce11" table:formula="of:=[$'source book prisoners'.B75]" office:value-type="float" office:value="0">
            <text:p/>
          </table:table-cell>
          <table:table-cell table:style-name="ce11" table:formula="of:=[$'source book prisoners'.C75]" office:value-type="float" office:value="0">
            <text:p/>
          </table:table-cell>
          <table:table-cell table:style-name="ce11" table:formula="of:=[$'source book prisoners'.D75]" office:value-type="float" office:value="3295">
            <text:p>3295</text:p>
          </table:table-cell>
          <table:table-cell table:style-name="ce11" table:formula="of:=[$'source book prisoners'.E75]" office:value-type="float" office:value="1410">
            <text:p>1410</text:p>
          </table:table-cell>
          <table:table-cell table:style-name="ce11" table:formula="of:=[$'source book prisoners'.F75]" office:value-type="float" office:value="75">
            <text:p>75</text:p>
          </table:table-cell>
          <table:table-cell table:style-name="ce11" table:formula="of:=[.P75]+[.Q75]" office:value-type="float" office:value="1485">
            <text:p>1485</text:p>
          </table:table-cell>
          <table:table-cell table:style-name="ce6" table:formula="of:=[.P75]/[.Q75]" office:value-type="float" office:value="18.8">
            <text:p>18.8</text:p>
          </table:table-cell>
          <table:table-cell table:style-name="ce11" table:formula="of:=[$'source book prisoners'.H75]" office:value-type="float" office:value="850">
            <text:p>850</text:p>
          </table:table-cell>
          <table:table-cell table:style-name="ce11" table:formula="of:=[$'source book prisoners'.I75]" office:value-type="float" office:value="45">
            <text:p>45</text:p>
          </table:table-cell>
          <table:table-cell table:style-name="ce11" table:formula="of:=[.T75]+[.U75]" office:value-type="float" office:value="895">
            <text:p>895</text:p>
          </table:table-cell>
          <table:table-cell table:style-name="ce6" table:formula="of:=[.T75]/[.U75]" office:value-type="float" office:value="18.8888888888889">
            <text:p>18.9</text:p>
          </table:table-cell>
          <table:table-cell table:style-name="ce11" table:formula="of:=[$'source book prisoners'.K75]" office:value-type="float" office:value="312">
            <text:p>312</text:p>
          </table:table-cell>
          <table:table-cell table:style-name="ce11" table:formula="of:=[$'source book prisoners'.L75]" office:value-type="float" office:value="10">
            <text:p>10</text:p>
          </table:table-cell>
          <table:table-cell table:style-name="ce11" table:formula="of:=[.X75]+[.Y75]" office:value-type="float" office:value="322">
            <text:p>322</text:p>
          </table:table-cell>
          <table:table-cell/>
          <table:table-cell table:style-name="ce11" table:formula="of:=[$'source book prisoners'.O75]" office:value-type="float" office:value="0">
            <text:p/>
          </table:table-cell>
          <table:table-cell table:style-name="ce11" table:formula="of:=[$'source book prisoners'.N75]" office:value-type="float" office:value="263">
            <text:p>263</text:p>
          </table:table-cell>
          <table:table-cell table:style-name="ce11" table:formula="of:=[$'source book prisoners'.Q75]" office:value-type="float" office:value="229">
            <text:p>229</text:p>
          </table:table-cell>
          <table:table-cell table:style-name="ce11" table:formula="of:=[$'source book prisoners'.R75]" office:value-type="float" office:value="9">
            <text:p>9</text:p>
          </table:table-cell>
          <table:table-cell table:style-name="ce11" table:formula="of:=[.AD75]+[.AE75]" office:value-type="float" office:value="238">
            <text:p>238</text:p>
          </table:table-cell>
          <table:table-cell/>
          <table:table-cell table:style-name="ce11" table:formula="of:=[$'source book prisoners'.U75]" office:value-type="float" office:value="0">
            <text:p/>
          </table:table-cell>
          <table:table-cell table:style-name="ce11" table:formula="of:=[$'source book prisoners'.T75]" office:value-type="float" office:value="80">
            <text:p>80</text:p>
          </table:table-cell>
          <table:table-cell table:style-name="ce11" table:formula="of:=[$'source book prisoners'.W75]" office:value-type="float" office:value="0">
            <text:p/>
          </table:table-cell>
          <table:table-cell table:style-name="ce11" table:formula="of:=[$'source book prisoners'.X75]" office:value-type="float" office:value="0">
            <text:p/>
          </table:table-cell>
          <table:table-cell table:style-name="ce11" table:formula="of:=[$'source book prisoners'.Y75]" office:value-type="float" office:value="0">
            <text:p/>
          </table:table-cell>
          <table:table-cell table:style-name="ce11" table:formula="of:=[$'source book prisoners'.Z75]" office:value-type="float" office:value="0">
            <text:p/>
          </table:table-cell>
          <table:table-cell table:style-name="ce11" table:formula="of:=[$'source book prisoners'.AA75]" office:value-type="float" office:value="0">
            <text:p/>
          </table:table-cell>
          <table:table-cell table:style-name="ce11" table:formula="of:=[$'source book prisoners'.AB75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26">
            <text:p>1926</text:p>
          </table:table-cell>
          <table:table-cell table:style-name="ce11" table:formula="of:=[.D76]-[.C76]" office:value-type="float" office:value="3279.50704225352">
            <text:p>3280</text:p>
          </table:table-cell>
          <table:table-cell table:style-name="ce11" table:formula="of:=[.D76]/(1+[.E76])" office:value-type="float" office:value="140.492957746479">
            <text:p>140</text:p>
          </table:table-cell>
          <table:table-cell table:style-name="ce11" table:formula="of:=[.O76]" office:value-type="float" office:value="3420">
            <text:p>3420</text:p>
          </table:table-cell>
          <table:table-cell table:style-name="ce6" table:formula="of:=[.I76]" office:value-type="float" office:value="23.3428571428571">
            <text:p>23.3</text:p>
          </table:table-cell>
          <table:table-cell table:style-name="ce11" table:formula="of:=[.P76]+[.T76]+[.X76]+[.AC76]+[.AD76]+[.AI76]+[.AJ76]+[.AM76]" office:value-type="float" office:value="3268">
            <text:p>3268</text:p>
          </table:table-cell>
          <table:table-cell table:style-name="ce11" table:formula="of:=[.Q76]+[.U76]+[.Y76]+[.AB76]+[.AE76]+[.AH76]+[.AK76]+[.AN76]" office:value-type="float" office:value="140">
            <text:p>140</text:p>
          </table:table-cell>
          <table:table-cell table:style-name="ce11" table:formula="of:=[.F76]+[.G76]" office:value-type="float" office:value="3408">
            <text:p>3408</text:p>
          </table:table-cell>
          <table:table-cell table:style-name="ce6" table:formula="of:=[.F76]/[.G76]" office:value-type="float" office:value="23.3428571428571">
            <text:p>23.3</text:p>
          </table:table-cell>
          <table:table-cell table:style-name="ce11" table:formula="of:=[.R76]+[.V76]+[.Z76]+[.AC76]+[.AF76]+[.AI76]+[.AL76]+[.AO76]" office:value-type="float" office:value="3408">
            <text:p>3408</text:p>
          </table:table-cell>
          <table:table-cell table:style-name="ce3" table:formula="of:=[.O76]-[.J76]" office:value-type="float" office:value="12">
            <text:p>12</text:p>
          </table:table-cell>
          <table:table-cell table:style-name="ce11"/>
          <table:table-cell table:style-name="ce11" table:formula="of:=[$'source book prisoners'.B76]" office:value-type="float" office:value="0">
            <text:p/>
          </table:table-cell>
          <table:table-cell table:style-name="ce11" table:formula="of:=[$'source book prisoners'.C76]" office:value-type="float" office:value="0">
            <text:p/>
          </table:table-cell>
          <table:table-cell table:style-name="ce11" table:formula="of:=[$'source book prisoners'.D76]" office:value-type="float" office:value="3420">
            <text:p>3420</text:p>
          </table:table-cell>
          <table:table-cell table:style-name="ce11" table:formula="of:=[$'source book prisoners'.E76]" office:value-type="float" office:value="1425">
            <text:p>1425</text:p>
          </table:table-cell>
          <table:table-cell table:style-name="ce11" table:formula="of:=[$'source book prisoners'.F76]" office:value-type="float" office:value="74">
            <text:p>74</text:p>
          </table:table-cell>
          <table:table-cell table:style-name="ce11" table:formula="of:=[.P76]+[.Q76]" office:value-type="float" office:value="1499">
            <text:p>1499</text:p>
          </table:table-cell>
          <table:table-cell table:style-name="ce6" table:formula="of:=[.P76]/[.Q76]" office:value-type="float" office:value="19.2567567567568">
            <text:p>19.3</text:p>
          </table:table-cell>
          <table:table-cell table:style-name="ce11" table:formula="of:=[$'source book prisoners'.H76]" office:value-type="float" office:value="932">
            <text:p>932</text:p>
          </table:table-cell>
          <table:table-cell table:style-name="ce11" table:formula="of:=[$'source book prisoners'.I76]" office:value-type="float" office:value="47">
            <text:p>47</text:p>
          </table:table-cell>
          <table:table-cell table:style-name="ce11" table:formula="of:=[.T76]+[.U76]" office:value-type="float" office:value="979">
            <text:p>979</text:p>
          </table:table-cell>
          <table:table-cell table:style-name="ce6" table:formula="of:=[.T76]/[.U76]" office:value-type="float" office:value="19.8297872340426">
            <text:p>19.8</text:p>
          </table:table-cell>
          <table:table-cell table:style-name="ce11" table:formula="of:=[$'source book prisoners'.K76]" office:value-type="float" office:value="347">
            <text:p>347</text:p>
          </table:table-cell>
          <table:table-cell table:style-name="ce11" table:formula="of:=[$'source book prisoners'.L76]" office:value-type="float" office:value="11">
            <text:p>11</text:p>
          </table:table-cell>
          <table:table-cell table:style-name="ce11" table:formula="of:=[.X76]+[.Y76]" office:value-type="float" office:value="358">
            <text:p>358</text:p>
          </table:table-cell>
          <table:table-cell/>
          <table:table-cell table:style-name="ce11" table:formula="of:=[$'source book prisoners'.O76]" office:value-type="float" office:value="0">
            <text:p/>
          </table:table-cell>
          <table:table-cell table:style-name="ce11" table:formula="of:=[$'source book prisoners'.N76]" office:value-type="float" office:value="244">
            <text:p>244</text:p>
          </table:table-cell>
          <table:table-cell table:style-name="ce11" table:formula="of:=[$'source book prisoners'.Q76]" office:value-type="float" office:value="242">
            <text:p>242</text:p>
          </table:table-cell>
          <table:table-cell table:style-name="ce11" table:formula="of:=[$'source book prisoners'.R76]" office:value-type="float" office:value="8">
            <text:p>8</text:p>
          </table:table-cell>
          <table:table-cell table:style-name="ce11" table:formula="of:=[.AD76]+[.AE76]" office:value-type="float" office:value="250">
            <text:p>250</text:p>
          </table:table-cell>
          <table:table-cell/>
          <table:table-cell table:style-name="ce11" table:formula="of:=[$'source book prisoners'.U76]" office:value-type="float" office:value="0">
            <text:p/>
          </table:table-cell>
          <table:table-cell table:style-name="ce11" table:formula="of:=[$'source book prisoners'.T76]" office:value-type="float" office:value="78">
            <text:p>78</text:p>
          </table:table-cell>
          <table:table-cell table:style-name="ce11" table:formula="of:=[$'source book prisoners'.W76]" office:value-type="float" office:value="0">
            <text:p/>
          </table:table-cell>
          <table:table-cell table:style-name="ce11" table:formula="of:=[$'source book prisoners'.X76]" office:value-type="float" office:value="0">
            <text:p/>
          </table:table-cell>
          <table:table-cell table:style-name="ce11" table:formula="of:=[$'source book prisoners'.Y76]" office:value-type="float" office:value="0">
            <text:p/>
          </table:table-cell>
          <table:table-cell table:style-name="ce11" table:formula="of:=[$'source book prisoners'.Z76]" office:value-type="float" office:value="0">
            <text:p/>
          </table:table-cell>
          <table:table-cell table:style-name="ce11" table:formula="of:=[$'source book prisoners'.AA76]" office:value-type="float" office:value="0">
            <text:p/>
          </table:table-cell>
          <table:table-cell table:style-name="ce11" table:formula="of:=[$'source book prisoners'.AB76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27">
            <text:p>1927</text:p>
          </table:table-cell>
          <table:table-cell table:style-name="ce11" table:formula="of:=[.D77]-[.C77]" office:value-type="float" office:value="3541.4061971831">
            <text:p>3541</text:p>
          </table:table-cell>
          <table:table-cell table:style-name="ce11" table:formula="of:=[.D77]/(1+[.E77])" office:value-type="float" office:value="160.593802816901">
            <text:p>161</text:p>
          </table:table-cell>
          <table:table-cell table:style-name="ce11" table:formula="of:=[.O77]" office:value-type="float" office:value="3702">
            <text:p>3702</text:p>
          </table:table-cell>
          <table:table-cell table:style-name="ce6" table:formula="of:=[.I77]" office:value-type="float" office:value="22.0519480519481">
            <text:p>22.1</text:p>
          </table:table-cell>
          <table:table-cell table:style-name="ce11" table:formula="of:=[.P77]+[.T77]+[.X77]+[.AC77]+[.AD77]+[.AI77]+[.AJ77]+[.AM77]" office:value-type="float" office:value="3396">
            <text:p>3396</text:p>
          </table:table-cell>
          <table:table-cell table:style-name="ce11" table:formula="of:=[.Q77]+[.U77]+[.Y77]+[.AB77]+[.AE77]+[.AH77]+[.AK77]+[.AN77]" office:value-type="float" office:value="154">
            <text:p>154</text:p>
          </table:table-cell>
          <table:table-cell table:style-name="ce11" table:formula="of:=[.F77]+[.G77]" office:value-type="float" office:value="3550">
            <text:p>3550</text:p>
          </table:table-cell>
          <table:table-cell table:style-name="ce6" table:formula="of:=[.F77]/[.G77]" office:value-type="float" office:value="22.0519480519481">
            <text:p>22.1</text:p>
          </table:table-cell>
          <table:table-cell table:style-name="ce11" table:formula="of:=[.R77]+[.V77]+[.Z77]+[.AC77]+[.AF77]+[.AI77]+[.AL77]+[.AO77]" office:value-type="float" office:value="3550">
            <text:p>3550</text:p>
          </table:table-cell>
          <table:table-cell table:style-name="ce3" table:formula="of:=[.O77]-[.J77]" office:value-type="float" office:value="152">
            <text:p>152</text:p>
          </table:table-cell>
          <table:table-cell table:style-name="ce11"/>
          <table:table-cell table:style-name="ce11" table:formula="of:=[$'source book prisoners'.B77]" office:value-type="float" office:value="0">
            <text:p/>
          </table:table-cell>
          <table:table-cell table:style-name="ce11" table:formula="of:=[$'source book prisoners'.C77]" office:value-type="float" office:value="0">
            <text:p/>
          </table:table-cell>
          <table:table-cell table:style-name="ce11" table:formula="of:=[$'source book prisoners'.D77]" office:value-type="float" office:value="3702">
            <text:p>3702</text:p>
          </table:table-cell>
          <table:table-cell table:style-name="ce11" table:formula="of:=[$'source book prisoners'.E77]" office:value-type="float" office:value="1430">
            <text:p>1430</text:p>
          </table:table-cell>
          <table:table-cell table:style-name="ce11" table:formula="of:=[$'source book prisoners'.F77]" office:value-type="float" office:value="81">
            <text:p>81</text:p>
          </table:table-cell>
          <table:table-cell table:style-name="ce11" table:formula="of:=[.P77]+[.Q77]" office:value-type="float" office:value="1511">
            <text:p>1511</text:p>
          </table:table-cell>
          <table:table-cell table:style-name="ce6" table:formula="of:=[.P77]/[.Q77]" office:value-type="float" office:value="17.6543209876543">
            <text:p>17.7</text:p>
          </table:table-cell>
          <table:table-cell table:style-name="ce11" table:formula="of:=[$'source book prisoners'.H77]" office:value-type="float" office:value="949">
            <text:p>949</text:p>
          </table:table-cell>
          <table:table-cell table:style-name="ce11" table:formula="of:=[$'source book prisoners'.I77]" office:value-type="float" office:value="50">
            <text:p>50</text:p>
          </table:table-cell>
          <table:table-cell table:style-name="ce11" table:formula="of:=[.T77]+[.U77]" office:value-type="float" office:value="999">
            <text:p>999</text:p>
          </table:table-cell>
          <table:table-cell table:style-name="ce6" table:formula="of:=[.T77]/[.U77]" office:value-type="float" office:value="18.98">
            <text:p>19.0</text:p>
          </table:table-cell>
          <table:table-cell table:style-name="ce11" table:formula="of:=[$'source book prisoners'.K77]" office:value-type="float" office:value="369">
            <text:p>369</text:p>
          </table:table-cell>
          <table:table-cell table:style-name="ce11" table:formula="of:=[$'source book prisoners'.L77]" office:value-type="float" office:value="11">
            <text:p>11</text:p>
          </table:table-cell>
          <table:table-cell table:style-name="ce11" table:formula="of:=[.X77]+[.Y77]" office:value-type="float" office:value="380">
            <text:p>380</text:p>
          </table:table-cell>
          <table:table-cell/>
          <table:table-cell table:style-name="ce11" table:formula="of:=[$'source book prisoners'.O77]" office:value-type="float" office:value="0">
            <text:p/>
          </table:table-cell>
          <table:table-cell table:style-name="ce11" table:formula="of:=[$'source book prisoners'.N77]" office:value-type="float" office:value="259">
            <text:p>259</text:p>
          </table:table-cell>
          <table:table-cell table:style-name="ce11" table:formula="of:=[$'source book prisoners'.Q77]" office:value-type="float" office:value="308">
            <text:p>308</text:p>
          </table:table-cell>
          <table:table-cell table:style-name="ce11" table:formula="of:=[$'source book prisoners'.R77]" office:value-type="float" office:value="12">
            <text:p>12</text:p>
          </table:table-cell>
          <table:table-cell table:style-name="ce11" table:formula="of:=[.AD77]+[.AE77]" office:value-type="float" office:value="320">
            <text:p>320</text:p>
          </table:table-cell>
          <table:table-cell/>
          <table:table-cell table:style-name="ce11" table:formula="of:=[$'source book prisoners'.U77]" office:value-type="float" office:value="0">
            <text:p/>
          </table:table-cell>
          <table:table-cell table:style-name="ce11" table:formula="of:=[$'source book prisoners'.T77]" office:value-type="float" office:value="81">
            <text:p>81</text:p>
          </table:table-cell>
          <table:table-cell table:style-name="ce11" table:formula="of:=[$'source book prisoners'.W77]" office:value-type="float" office:value="0">
            <text:p/>
          </table:table-cell>
          <table:table-cell table:style-name="ce11" table:formula="of:=[$'source book prisoners'.X77]" office:value-type="float" office:value="0">
            <text:p/>
          </table:table-cell>
          <table:table-cell table:style-name="ce11" table:formula="of:=[$'source book prisoners'.Y77]" office:value-type="float" office:value="0">
            <text:p/>
          </table:table-cell>
          <table:table-cell table:style-name="ce11" table:formula="of:=[$'source book prisoners'.Z77]" office:value-type="float" office:value="0">
            <text:p/>
          </table:table-cell>
          <table:table-cell table:style-name="ce11" table:formula="of:=[$'source book prisoners'.AA77]" office:value-type="float" office:value="0">
            <text:p/>
          </table:table-cell>
          <table:table-cell table:style-name="ce11" table:formula="of:=[$'source book prisoners'.AB77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28">
            <text:p>1928</text:p>
          </table:table-cell>
          <table:table-cell table:style-name="ce11" table:formula="of:=[.D78]-[.C78]" office:value-type="float" office:value="3848.1779060614">
            <text:p>3848</text:p>
          </table:table-cell>
          <table:table-cell table:style-name="ce11" table:formula="of:=[.D78]/(1+[.E78])" office:value-type="float" office:value="134.822093938599">
            <text:p>135</text:p>
          </table:table-cell>
          <table:table-cell table:style-name="ce11" table:formula="of:=[.O78]" office:value-type="float" office:value="3983">
            <text:p>3983</text:p>
          </table:table-cell>
          <table:table-cell table:style-name="ce6" table:formula="of:=[.I78]" office:value-type="float" office:value="28.5426356589147">
            <text:p>28.5</text:p>
          </table:table-cell>
          <table:table-cell table:style-name="ce11" table:formula="of:=[.P78]+[.T78]+[.X78]+[.AC78]+[.AD78]+[.AI78]+[.AJ78]+[.AM78]" office:value-type="float" office:value="3682">
            <text:p>3682</text:p>
          </table:table-cell>
          <table:table-cell table:style-name="ce11" table:formula="of:=[.Q78]+[.U78]+[.Y78]+[.AB78]+[.AE78]+[.AH78]+[.AK78]+[.AN78]" office:value-type="float" office:value="129">
            <text:p>129</text:p>
          </table:table-cell>
          <table:table-cell table:style-name="ce11" table:formula="of:=[.F78]+[.G78]" office:value-type="float" office:value="3811">
            <text:p>3811</text:p>
          </table:table-cell>
          <table:table-cell table:style-name="ce6" table:formula="of:=[.F78]/[.G78]" office:value-type="float" office:value="28.5426356589147">
            <text:p>28.5</text:p>
          </table:table-cell>
          <table:table-cell table:style-name="ce11" table:formula="of:=[.R78]+[.V78]+[.Z78]+[.AC78]+[.AF78]+[.AI78]+[.AL78]+[.AO78]" office:value-type="float" office:value="3811">
            <text:p>3811</text:p>
          </table:table-cell>
          <table:table-cell table:style-name="ce3" table:formula="of:=[.O78]-[.J78]" office:value-type="float" office:value="172">
            <text:p>172</text:p>
          </table:table-cell>
          <table:table-cell table:style-name="ce11"/>
          <table:table-cell table:style-name="ce11" table:formula="of:=[$'source book prisoners'.B78]" office:value-type="float" office:value="0">
            <text:p/>
          </table:table-cell>
          <table:table-cell table:style-name="ce11" table:formula="of:=[$'source book prisoners'.C78]" office:value-type="float" office:value="0">
            <text:p/>
          </table:table-cell>
          <table:table-cell table:style-name="ce11" table:formula="of:=[$'source book prisoners'.D78]" office:value-type="float" office:value="3983">
            <text:p>3983</text:p>
          </table:table-cell>
          <table:table-cell table:style-name="ce11" table:formula="of:=[$'source book prisoners'.E78]" office:value-type="float" office:value="1585">
            <text:p>1585</text:p>
          </table:table-cell>
          <table:table-cell table:style-name="ce11" table:formula="of:=[$'source book prisoners'.F78]" office:value-type="float" office:value="78">
            <text:p>78</text:p>
          </table:table-cell>
          <table:table-cell table:style-name="ce11" table:formula="of:=[.P78]+[.Q78]" office:value-type="float" office:value="1663">
            <text:p>1663</text:p>
          </table:table-cell>
          <table:table-cell table:style-name="ce6" table:formula="of:=[.P78]/[.Q78]" office:value-type="float" office:value="20.3205128205128">
            <text:p>20.3</text:p>
          </table:table-cell>
          <table:table-cell table:style-name="ce11" table:formula="of:=[$'source book prisoners'.H78]" office:value-type="float" office:value="1008">
            <text:p>1008</text:p>
          </table:table-cell>
          <table:table-cell table:style-name="ce11" table:formula="of:=[$'source book prisoners'.I78]" office:value-type="float" office:value="36">
            <text:p>36</text:p>
          </table:table-cell>
          <table:table-cell table:style-name="ce11" table:formula="of:=[.T78]+[.U78]" office:value-type="float" office:value="1044">
            <text:p>1044</text:p>
          </table:table-cell>
          <table:table-cell table:style-name="ce6" table:formula="of:=[.T78]/[.U78]" office:value-type="float" office:value="28">
            <text:p>28.0</text:p>
          </table:table-cell>
          <table:table-cell table:style-name="ce11" table:formula="of:=[$'source book prisoners'.K78]" office:value-type="float" office:value="402">
            <text:p>402</text:p>
          </table:table-cell>
          <table:table-cell table:style-name="ce11" table:formula="of:=[$'source book prisoners'.L78]" office:value-type="float" office:value="10">
            <text:p>10</text:p>
          </table:table-cell>
          <table:table-cell table:style-name="ce11" table:formula="of:=[.X78]+[.Y78]" office:value-type="float" office:value="412">
            <text:p>412</text:p>
          </table:table-cell>
          <table:table-cell/>
          <table:table-cell table:style-name="ce11" table:formula="of:=[$'source book prisoners'.O78]" office:value-type="float" office:value="0">
            <text:p/>
          </table:table-cell>
          <table:table-cell table:style-name="ce11" table:formula="of:=[$'source book prisoners'.N78]" office:value-type="float" office:value="292">
            <text:p>292</text:p>
          </table:table-cell>
          <table:table-cell table:style-name="ce11" table:formula="of:=[$'source book prisoners'.Q78]" office:value-type="float" office:value="315">
            <text:p>315</text:p>
          </table:table-cell>
          <table:table-cell table:style-name="ce11" table:formula="of:=[$'source book prisoners'.R78]" office:value-type="float" office:value="5">
            <text:p>5</text:p>
          </table:table-cell>
          <table:table-cell table:style-name="ce11" table:formula="of:=[.AD78]+[.AE78]" office:value-type="float" office:value="320">
            <text:p>320</text:p>
          </table:table-cell>
          <table:table-cell/>
          <table:table-cell table:style-name="ce11" table:formula="of:=[$'source book prisoners'.U78]" office:value-type="float" office:value="0">
            <text:p/>
          </table:table-cell>
          <table:table-cell table:style-name="ce11" table:formula="of:=[$'source book prisoners'.T78]" office:value-type="float" office:value="80">
            <text:p>80</text:p>
          </table:table-cell>
          <table:table-cell table:style-name="ce11" table:formula="of:=[$'source book prisoners'.W78]" office:value-type="float" office:value="0">
            <text:p/>
          </table:table-cell>
          <table:table-cell table:style-name="ce11" table:formula="of:=[$'source book prisoners'.X78]" office:value-type="float" office:value="0">
            <text:p/>
          </table:table-cell>
          <table:table-cell table:style-name="ce11" table:formula="of:=[$'source book prisoners'.Y78]" office:value-type="float" office:value="0">
            <text:p/>
          </table:table-cell>
          <table:table-cell table:style-name="ce11" table:formula="of:=[$'source book prisoners'.Z78]" office:value-type="float" office:value="0">
            <text:p/>
          </table:table-cell>
          <table:table-cell table:style-name="ce11" table:formula="of:=[$'source book prisoners'.AA78]" office:value-type="float" office:value="0">
            <text:p/>
          </table:table-cell>
          <table:table-cell table:style-name="ce11" table:formula="of:=[$'source book prisoners'.AB78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29">
            <text:p>1929</text:p>
          </table:table-cell>
          <table:table-cell table:style-name="ce11" table:formula="of:=[.D79]-[.C79]" office:value-type="float" office:value="4150.7412291029">
            <text:p>4151</text:p>
          </table:table-cell>
          <table:table-cell table:style-name="ce11" table:formula="of:=[.D79]/(1+[.E79])" office:value-type="float" office:value="176.258770897104">
            <text:p>176</text:p>
          </table:table-cell>
          <table:table-cell table:style-name="ce11" table:formula="of:=[.O79]" office:value-type="float" office:value="4327">
            <text:p>4327</text:p>
          </table:table-cell>
          <table:table-cell table:style-name="ce6" table:formula="of:=[.I79]" office:value-type="float" office:value="23.5491329479769">
            <text:p>23.5</text:p>
          </table:table-cell>
          <table:table-cell table:style-name="ce11" table:formula="of:=[.P79]+[.T79]+[.X79]+[.AC79]+[.AD79]+[.AI79]+[.AJ79]+[.AM79]" office:value-type="float" office:value="4074">
            <text:p>4074</text:p>
          </table:table-cell>
          <table:table-cell table:style-name="ce11" table:formula="of:=[.Q79]+[.U79]+[.Y79]+[.AB79]+[.AE79]+[.AH79]+[.AK79]+[.AN79]" office:value-type="float" office:value="173">
            <text:p>173</text:p>
          </table:table-cell>
          <table:table-cell table:style-name="ce11" table:formula="of:=[.F79]+[.G79]" office:value-type="float" office:value="4247">
            <text:p>4247</text:p>
          </table:table-cell>
          <table:table-cell table:style-name="ce6" table:formula="of:=[.F79]/[.G79]" office:value-type="float" office:value="23.5491329479769">
            <text:p>23.5</text:p>
          </table:table-cell>
          <table:table-cell table:style-name="ce11" table:formula="of:=[.R79]+[.V79]+[.Z79]+[.AC79]+[.AF79]+[.AI79]+[.AL79]+[.AO79]" office:value-type="float" office:value="4247">
            <text:p>4247</text:p>
          </table:table-cell>
          <table:table-cell table:style-name="ce3" table:formula="of:=[.O79]-[.J79]" office:value-type="float" office:value="80">
            <text:p>80</text:p>
          </table:table-cell>
          <table:table-cell table:style-name="ce11"/>
          <table:table-cell table:style-name="ce11" table:formula="of:=[$'source book prisoners'.B79]" office:value-type="float" office:value="0">
            <text:p/>
          </table:table-cell>
          <table:table-cell table:style-name="ce11" table:formula="of:=[$'source book prisoners'.C79]" office:value-type="float" office:value="0">
            <text:p/>
          </table:table-cell>
          <table:table-cell table:style-name="ce11" table:formula="of:=[$'source book prisoners'.D79]" office:value-type="float" office:value="4327">
            <text:p>4327</text:p>
          </table:table-cell>
          <table:table-cell table:style-name="ce11" table:formula="of:=[$'source book prisoners'.E79]" office:value-type="float" office:value="1740">
            <text:p>1740</text:p>
          </table:table-cell>
          <table:table-cell table:style-name="ce11" table:formula="of:=[$'source book prisoners'.F79]" office:value-type="float" office:value="92">
            <text:p>92</text:p>
          </table:table-cell>
          <table:table-cell table:style-name="ce11" table:formula="of:=[.P79]+[.Q79]" office:value-type="float" office:value="1832">
            <text:p>1832</text:p>
          </table:table-cell>
          <table:table-cell table:style-name="ce6" table:formula="of:=[.P79]/[.Q79]" office:value-type="float" office:value="18.9130434782609">
            <text:p>18.9</text:p>
          </table:table-cell>
          <table:table-cell table:style-name="ce11" table:formula="of:=[$'source book prisoners'.H79]" office:value-type="float" office:value="1128">
            <text:p>1128</text:p>
          </table:table-cell>
          <table:table-cell table:style-name="ce11" table:formula="of:=[$'source book prisoners'.I79]" office:value-type="float" office:value="57">
            <text:p>57</text:p>
          </table:table-cell>
          <table:table-cell table:style-name="ce11" table:formula="of:=[.T79]+[.U79]" office:value-type="float" office:value="1185">
            <text:p>1185</text:p>
          </table:table-cell>
          <table:table-cell table:style-name="ce6" table:formula="of:=[.T79]/[.U79]" office:value-type="float" office:value="19.7894736842105">
            <text:p>19.8</text:p>
          </table:table-cell>
          <table:table-cell table:style-name="ce11" table:formula="of:=[$'source book prisoners'.K79]" office:value-type="float" office:value="382">
            <text:p>382</text:p>
          </table:table-cell>
          <table:table-cell table:style-name="ce11" table:formula="of:=[$'source book prisoners'.L79]" office:value-type="float" office:value="12">
            <text:p>12</text:p>
          </table:table-cell>
          <table:table-cell table:style-name="ce11" table:formula="of:=[.X79]+[.Y79]" office:value-type="float" office:value="394">
            <text:p>394</text:p>
          </table:table-cell>
          <table:table-cell/>
          <table:table-cell table:style-name="ce11" table:formula="of:=[$'source book prisoners'.O79]" office:value-type="float" office:value="0">
            <text:p/>
          </table:table-cell>
          <table:table-cell table:style-name="ce11" table:formula="of:=[$'source book prisoners'.N79]" office:value-type="float" office:value="348">
            <text:p>348</text:p>
          </table:table-cell>
          <table:table-cell table:style-name="ce11" table:formula="of:=[$'source book prisoners'.Q79]" office:value-type="float" office:value="390">
            <text:p>390</text:p>
          </table:table-cell>
          <table:table-cell table:style-name="ce11" table:formula="of:=[$'source book prisoners'.R79]" office:value-type="float" office:value="12">
            <text:p>12</text:p>
          </table:table-cell>
          <table:table-cell table:style-name="ce11" table:formula="of:=[.AD79]+[.AE79]" office:value-type="float" office:value="402">
            <text:p>402</text:p>
          </table:table-cell>
          <table:table-cell/>
          <table:table-cell table:style-name="ce11" table:formula="of:=[$'source book prisoners'.U79]" office:value-type="float" office:value="0">
            <text:p/>
          </table:table-cell>
          <table:table-cell table:style-name="ce11" table:formula="of:=[$'source book prisoners'.T79]" office:value-type="float" office:value="86">
            <text:p>86</text:p>
          </table:table-cell>
          <table:table-cell table:style-name="ce11" table:formula="of:=[$'source book prisoners'.W79]" office:value-type="float" office:value="0">
            <text:p/>
          </table:table-cell>
          <table:table-cell table:style-name="ce11" table:formula="of:=[$'source book prisoners'.X79]" office:value-type="float" office:value="0">
            <text:p/>
          </table:table-cell>
          <table:table-cell table:style-name="ce11" table:formula="of:=[$'source book prisoners'.Y79]" office:value-type="float" office:value="0">
            <text:p/>
          </table:table-cell>
          <table:table-cell table:style-name="ce11" table:formula="of:=[$'source book prisoners'.Z79]" office:value-type="float" office:value="0">
            <text:p/>
          </table:table-cell>
          <table:table-cell table:style-name="ce11" table:formula="of:=[$'source book prisoners'.AA79]" office:value-type="float" office:value="0">
            <text:p/>
          </table:table-cell>
          <table:table-cell table:style-name="ce11" table:formula="of:=[$'source book prisoners'.AB79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30">
            <text:p>1930</text:p>
          </table:table-cell>
          <table:table-cell table:style-name="ce11" table:formula="of:=[.D80]-[.C80]" office:value-type="float" office:value="4440.38436050364">
            <text:p>4440</text:p>
          </table:table-cell>
          <table:table-cell table:style-name="ce11" table:formula="of:=[.D80]/(1+[.E80])" office:value-type="float" office:value="179.615639496355">
            <text:p>180</text:p>
          </table:table-cell>
          <table:table-cell table:style-name="ce11" table:formula="of:=[.O80]" office:value-type="float" office:value="4620">
            <text:p>4620</text:p>
          </table:table-cell>
          <table:table-cell table:style-name="ce6" table:formula="of:=[.I80]" office:value-type="float" office:value="24.7215909090909">
            <text:p>24.7</text:p>
          </table:table-cell>
          <table:table-cell table:style-name="ce11" table:formula="of:=[.P80]+[.T80]+[.X80]+[.AC80]+[.AD80]+[.AI80]+[.AJ80]+[.AM80]" office:value-type="float" office:value="4351">
            <text:p>4351</text:p>
          </table:table-cell>
          <table:table-cell table:style-name="ce11" table:formula="of:=[.Q80]+[.U80]+[.Y80]+[.AB80]+[.AE80]+[.AH80]+[.AK80]+[.AN80]" office:value-type="float" office:value="176">
            <text:p>176</text:p>
          </table:table-cell>
          <table:table-cell table:style-name="ce11" table:formula="of:=[.F80]+[.G80]" office:value-type="float" office:value="4527">
            <text:p>4527</text:p>
          </table:table-cell>
          <table:table-cell table:style-name="ce6" table:formula="of:=[.F80]/[.G80]" office:value-type="float" office:value="24.7215909090909">
            <text:p>24.7</text:p>
          </table:table-cell>
          <table:table-cell table:style-name="ce11" table:formula="of:=[.R80]+[.V80]+[.Z80]+[.AC80]+[.AF80]+[.AI80]+[.AL80]+[.AO80]" office:value-type="float" office:value="4527">
            <text:p>4527</text:p>
          </table:table-cell>
          <table:table-cell table:style-name="ce3" table:formula="of:=[.O80]-[.J80]" office:value-type="float" office:value="93">
            <text:p>93</text:p>
          </table:table-cell>
          <table:table-cell table:style-name="ce11"/>
          <table:table-cell table:style-name="ce11" table:formula="of:=[$'source book prisoners'.B80]" office:value-type="float" office:value="0">
            <text:p/>
          </table:table-cell>
          <table:table-cell table:style-name="ce11" table:formula="of:=[$'source book prisoners'.C80]" office:value-type="float" office:value="0">
            <text:p/>
          </table:table-cell>
          <table:table-cell table:style-name="ce11" table:formula="of:=[$'source book prisoners'.D80]" office:value-type="float" office:value="4620">
            <text:p>4620</text:p>
          </table:table-cell>
          <table:table-cell table:style-name="ce11" table:formula="of:=([.P79]+[.P81])/2" office:value-type="float" office:value="1828">
            <text:p>1828</text:p>
          </table:table-cell>
          <table:table-cell table:style-name="ce11" table:formula="of:=([.Q79]+[.Q81])/2" office:value-type="float" office:value="95">
            <text:p>95</text:p>
          </table:table-cell>
          <table:table-cell table:style-name="ce11" table:formula="of:=[.P80]+[.Q80]" office:value-type="float" office:value="1923">
            <text:p>1923</text:p>
          </table:table-cell>
          <table:table-cell table:style-name="ce6" table:formula="of:=[.P80]/[.Q80]" office:value-type="float" office:value="19.2421052631579">
            <text:p>19.2</text:p>
          </table:table-cell>
          <table:table-cell table:style-name="ce11" table:formula="of:=[$'source book prisoners'.H80]" office:value-type="float" office:value="1245">
            <text:p>1245</text:p>
          </table:table-cell>
          <table:table-cell table:style-name="ce11" table:formula="of:=[$'source book prisoners'.I80]" office:value-type="float" office:value="56">
            <text:p>56</text:p>
          </table:table-cell>
          <table:table-cell table:style-name="ce11" table:formula="of:=[.T80]+[.U80]" office:value-type="float" office:value="1301">
            <text:p>1301</text:p>
          </table:table-cell>
          <table:table-cell table:style-name="ce6" table:formula="of:=[.T80]/[.U80]" office:value-type="float" office:value="22.2321428571429">
            <text:p>22.2</text:p>
          </table:table-cell>
          <table:table-cell table:style-name="ce11" table:formula="of:=[$'source book prisoners'.K80]" office:value-type="float" office:value="380">
            <text:p>380</text:p>
          </table:table-cell>
          <table:table-cell table:style-name="ce11" table:formula="of:=[$'source book prisoners'.L80]" office:value-type="float" office:value="13">
            <text:p>13</text:p>
          </table:table-cell>
          <table:table-cell table:style-name="ce11" table:formula="of:=[.X80]+[.Y80]" office:value-type="float" office:value="393">
            <text:p>393</text:p>
          </table:table-cell>
          <table:table-cell/>
          <table:table-cell table:style-name="ce11" table:formula="of:=[$'source book prisoners'.O80]" office:value-type="float" office:value="0">
            <text:p/>
          </table:table-cell>
          <table:table-cell table:style-name="ce11" table:formula="of:=[$'source book prisoners'.N80]" office:value-type="float" office:value="414">
            <text:p>414</text:p>
          </table:table-cell>
          <table:table-cell table:style-name="ce11" table:formula="of:=[$'source book prisoners'.Q80]" office:value-type="float" office:value="385">
            <text:p>385</text:p>
          </table:table-cell>
          <table:table-cell table:style-name="ce11" table:formula="of:=[$'source book prisoners'.R80]" office:value-type="float" office:value="12">
            <text:p>12</text:p>
          </table:table-cell>
          <table:table-cell table:style-name="ce11" table:formula="of:=[.AD80]+[.AE80]" office:value-type="float" office:value="397">
            <text:p>397</text:p>
          </table:table-cell>
          <table:table-cell/>
          <table:table-cell table:style-name="ce11" table:formula="of:=[$'source book prisoners'.U80]" office:value-type="float" office:value="0">
            <text:p/>
          </table:table-cell>
          <table:table-cell table:style-name="ce11" table:formula="of:=[$'source book prisoners'.T80]" office:value-type="float" office:value="99">
            <text:p>99</text:p>
          </table:table-cell>
          <table:table-cell table:style-name="ce11" table:formula="of:=[$'source book prisoners'.W80]" office:value-type="float" office:value="0">
            <text:p/>
          </table:table-cell>
          <table:table-cell table:style-name="ce11" table:formula="of:=[$'source book prisoners'.X80]" office:value-type="float" office:value="0">
            <text:p/>
          </table:table-cell>
          <table:table-cell table:style-name="ce11" table:formula="of:=[$'source book prisoners'.Y80]" office:value-type="float" office:value="0">
            <text:p/>
          </table:table-cell>
          <table:table-cell table:style-name="ce11" table:formula="of:=[$'source book prisoners'.Z80]" office:value-type="float" office:value="0">
            <text:p/>
          </table:table-cell>
          <table:table-cell table:style-name="ce11" table:formula="of:=[$'source book prisoners'.AA80]" office:value-type="float" office:value="0">
            <text:p/>
          </table:table-cell>
          <table:table-cell table:style-name="ce11" table:formula="of:=[$'source book prisoners'.AB80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31">
            <text:p>1931</text:p>
          </table:table-cell>
          <table:table-cell table:style-name="ce11" table:formula="of:=[.D81]-[.C81]" office:value-type="float" office:value="4275.12003454231">
            <text:p>4275</text:p>
          </table:table-cell>
          <table:table-cell table:style-name="ce11" table:formula="of:=[.D81]/(1+[.E81])" office:value-type="float" office:value="162.879965457686">
            <text:p>163</text:p>
          </table:table-cell>
          <table:table-cell table:style-name="ce11" table:formula="of:=[.O81]" office:value-type="float" office:value="4438">
            <text:p>4438</text:p>
          </table:table-cell>
          <table:table-cell table:style-name="ce6" table:formula="of:=[.I81]" office:value-type="float" office:value="26.2470588235294">
            <text:p>26.2</text:p>
          </table:table-cell>
          <table:table-cell table:style-name="ce11" table:formula="of:=[.P81]+[.T81]+[.X81]+[.AC81]+[.AD81]+[.AI81]+[.AJ81]+[.AM81]" office:value-type="float" office:value="4462">
            <text:p>4462</text:p>
          </table:table-cell>
          <table:table-cell table:style-name="ce11" table:formula="of:=[.Q81]+[.U81]+[.Y81]+[.AB81]+[.AE81]+[.AH81]+[.AK81]+[.AN81]" office:value-type="float" office:value="170">
            <text:p>170</text:p>
          </table:table-cell>
          <table:table-cell table:style-name="ce11" table:formula="of:=[.F81]+[.G81]" office:value-type="float" office:value="4632">
            <text:p>4632</text:p>
          </table:table-cell>
          <table:table-cell table:style-name="ce6" table:formula="of:=[.F81]/[.G81]" office:value-type="float" office:value="26.2470588235294">
            <text:p>26.2</text:p>
          </table:table-cell>
          <table:table-cell table:style-name="ce11" table:formula="of:=[.R81]+[.V81]+[.Z81]+[.AC81]+[.AF81]+[.AI81]+[.AL81]+[.AO81]" office:value-type="float" office:value="4632">
            <text:p>4632</text:p>
          </table:table-cell>
          <table:table-cell table:style-name="ce3" table:formula="of:=[.O81]-[.J81]" office:value-type="float" office:value="-194">
            <text:p>-194</text:p>
          </table:table-cell>
          <table:table-cell table:style-name="ce11"/>
          <table:table-cell table:style-name="ce11" table:formula="of:=[$'source book prisoners'.B81]" office:value-type="float" office:value="0">
            <text:p/>
          </table:table-cell>
          <table:table-cell table:style-name="ce11" table:formula="of:=[$'source book prisoners'.C81]" office:value-type="float" office:value="0">
            <text:p/>
          </table:table-cell>
          <table:table-cell table:style-name="ce11" table:formula="of:=[$'source book prisoners'.D81]" office:value-type="float" office:value="4438">
            <text:p>4438</text:p>
          </table:table-cell>
          <table:table-cell table:style-name="ce11" table:formula="of:=[$'source book prisoners'.E81]" office:value-type="float" office:value="1916">
            <text:p>1916</text:p>
          </table:table-cell>
          <table:table-cell table:style-name="ce11" table:formula="of:=[$'source book prisoners'.F81]" office:value-type="float" office:value="98">
            <text:p>98</text:p>
          </table:table-cell>
          <table:table-cell table:style-name="ce11" table:formula="of:=[.P81]+[.Q81]" office:value-type="float" office:value="2014">
            <text:p>2014</text:p>
          </table:table-cell>
          <table:table-cell table:style-name="ce6" table:formula="of:=[.P81]/[.Q81]" office:value-type="float" office:value="19.5510204081633">
            <text:p>19.6</text:p>
          </table:table-cell>
          <table:table-cell table:style-name="ce11" table:formula="of:=[$'source book prisoners'.H81]" office:value-type="float" office:value="1391">
            <text:p>1391</text:p>
          </table:table-cell>
          <table:table-cell table:style-name="ce11" table:formula="of:=[$'source book prisoners'.I81]" office:value-type="float" office:value="50">
            <text:p>50</text:p>
          </table:table-cell>
          <table:table-cell table:style-name="ce11" table:formula="of:=[.T81]+[.U81]" office:value-type="float" office:value="1441">
            <text:p>1441</text:p>
          </table:table-cell>
          <table:table-cell table:style-name="ce6" table:formula="of:=[.T81]/[.U81]" office:value-type="float" office:value="27.82">
            <text:p>27.8</text:p>
          </table:table-cell>
          <table:table-cell table:style-name="ce11" table:formula="of:=[$'source book prisoners'.K81]" office:value-type="float" office:value="273">
            <text:p>273</text:p>
          </table:table-cell>
          <table:table-cell table:style-name="ce11" table:formula="of:=[$'source book prisoners'.L81]" office:value-type="float" office:value="15">
            <text:p>15</text:p>
          </table:table-cell>
          <table:table-cell table:style-name="ce11" table:formula="of:=[.X81]+[.Y81]" office:value-type="float" office:value="288">
            <text:p>288</text:p>
          </table:table-cell>
          <table:table-cell/>
          <table:table-cell table:style-name="ce11" table:formula="of:=[$'source book prisoners'.O81]" office:value-type="float" office:value="0">
            <text:p/>
          </table:table-cell>
          <table:table-cell table:style-name="ce11" table:formula="of:=[$'source book prisoners'.N81]" office:value-type="float" office:value="390">
            <text:p>390</text:p>
          </table:table-cell>
          <table:table-cell table:style-name="ce11" table:formula="of:=[$'source book prisoners'.Q81]" office:value-type="float" office:value="382">
            <text:p>382</text:p>
          </table:table-cell>
          <table:table-cell table:style-name="ce11" table:formula="of:=[$'source book prisoners'.R81]" office:value-type="float" office:value="7">
            <text:p>7</text:p>
          </table:table-cell>
          <table:table-cell table:style-name="ce11" table:formula="of:=[.AD81]+[.AE81]" office:value-type="float" office:value="389">
            <text:p>389</text:p>
          </table:table-cell>
          <table:table-cell/>
          <table:table-cell table:style-name="ce11" table:formula="of:=[$'source book prisoners'.U81]" office:value-type="float" office:value="0">
            <text:p/>
          </table:table-cell>
          <table:table-cell table:style-name="ce11" table:formula="of:=[$'source book prisoners'.T81]" office:value-type="float" office:value="110">
            <text:p>110</text:p>
          </table:table-cell>
          <table:table-cell table:style-name="ce11" table:formula="of:=[$'source book prisoners'.W81]" office:value-type="float" office:value="0">
            <text:p/>
          </table:table-cell>
          <table:table-cell table:style-name="ce11" table:formula="of:=[$'source book prisoners'.X81]" office:value-type="float" office:value="0">
            <text:p/>
          </table:table-cell>
          <table:table-cell table:style-name="ce11" table:formula="of:=[$'source book prisoners'.Y81]" office:value-type="float" office:value="0">
            <text:p/>
          </table:table-cell>
          <table:table-cell table:style-name="ce11" table:formula="of:=[$'source book prisoners'.Z81]" office:value-type="float" office:value="0">
            <text:p/>
          </table:table-cell>
          <table:table-cell table:style-name="ce11" table:formula="of:=[$'source book prisoners'.AA81]" office:value-type="float" office:value="0">
            <text:p/>
          </table:table-cell>
          <table:table-cell table:style-name="ce11" table:formula="of:=[$'source book prisoners'.AB81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32">
            <text:p>1932</text:p>
          </table:table-cell>
          <table:table-cell table:style-name="ce11" table:formula="of:=[.D82]-[.C82]" office:value-type="float" office:value="4329.77367718986">
            <text:p>4330</text:p>
          </table:table-cell>
          <table:table-cell table:style-name="ce11" table:formula="of:=[.D82]/(1+[.E82])" office:value-type="float" office:value="144.226322810138">
            <text:p>144</text:p>
          </table:table-cell>
          <table:table-cell table:style-name="ce11" table:formula="of:=[.O82]" office:value-type="float" office:value="4474">
            <text:p>4474</text:p>
          </table:table-cell>
          <table:table-cell table:style-name="ce6" table:formula="of:=[.I82]" office:value-type="float" office:value="30.0206896551724">
            <text:p>30.0</text:p>
          </table:table-cell>
          <table:table-cell table:style-name="ce11" table:formula="of:=[.P82]+[.T82]+[.X82]+[.AC82]+[.AD82]+[.AI82]+[.AJ82]+[.AM82]" office:value-type="float" office:value="4353">
            <text:p>4353</text:p>
          </table:table-cell>
          <table:table-cell table:style-name="ce11" table:formula="of:=[.Q82]+[.U82]+[.Y82]+[.AB82]+[.AE82]+[.AH82]+[.AK82]+[.AN82]" office:value-type="float" office:value="145">
            <text:p>145</text:p>
          </table:table-cell>
          <table:table-cell table:style-name="ce11" table:formula="of:=[.F82]+[.G82]" office:value-type="float" office:value="4498">
            <text:p>4498</text:p>
          </table:table-cell>
          <table:table-cell table:style-name="ce6" table:formula="of:=[.F82]/[.G82]" office:value-type="float" office:value="30.0206896551724">
            <text:p>30.0</text:p>
          </table:table-cell>
          <table:table-cell table:style-name="ce11" table:formula="of:=[.R82]+[.V82]+[.Z82]+[.AC82]+[.AF82]+[.AI82]+[.AL82]+[.AO82]" office:value-type="float" office:value="4498">
            <text:p>4498</text:p>
          </table:table-cell>
          <table:table-cell table:style-name="ce3" table:formula="of:=[.O82]-[.J82]" office:value-type="float" office:value="-24">
            <text:p>-24</text:p>
          </table:table-cell>
          <table:table-cell table:style-name="ce11"/>
          <table:table-cell table:style-name="ce11" table:formula="of:=[$'source book prisoners'.B82]" office:value-type="float" office:value="0">
            <text:p/>
          </table:table-cell>
          <table:table-cell table:style-name="ce11" table:formula="of:=[$'source book prisoners'.C82]" office:value-type="float" office:value="0">
            <text:p/>
          </table:table-cell>
          <table:table-cell table:style-name="ce11" table:formula="of:=[$'source book prisoners'.D82]" office:value-type="float" office:value="4474">
            <text:p>4474</text:p>
          </table:table-cell>
          <table:table-cell table:style-name="ce11" table:formula="of:=[$'source book prisoners'.E82]" office:value-type="float" office:value="1760">
            <text:p>1760</text:p>
          </table:table-cell>
          <table:table-cell table:style-name="ce11" table:formula="of:=[$'source book prisoners'.F82]" office:value-type="float" office:value="66">
            <text:p>66</text:p>
          </table:table-cell>
          <table:table-cell table:style-name="ce11" table:formula="of:=[.P82]+[.Q82]" office:value-type="float" office:value="1826">
            <text:p>1826</text:p>
          </table:table-cell>
          <table:table-cell table:style-name="ce6" table:formula="of:=[.P82]/[.Q82]" office:value-type="float" office:value="26.6666666666667">
            <text:p>26.7</text:p>
          </table:table-cell>
          <table:table-cell table:style-name="ce11" table:formula="of:=[$'source book prisoners'.H82]" office:value-type="float" office:value="1436">
            <text:p>1436</text:p>
          </table:table-cell>
          <table:table-cell table:style-name="ce11" table:formula="of:=[$'source book prisoners'.I82]" office:value-type="float" office:value="62">
            <text:p>62</text:p>
          </table:table-cell>
          <table:table-cell table:style-name="ce11" table:formula="of:=[.T82]+[.U82]" office:value-type="float" office:value="1498">
            <text:p>1498</text:p>
          </table:table-cell>
          <table:table-cell table:style-name="ce6" table:formula="of:=[.T82]/[.U82]" office:value-type="float" office:value="23.1612903225806">
            <text:p>23.2</text:p>
          </table:table-cell>
          <table:table-cell table:style-name="ce11" table:formula="of:=[$'source book prisoners'.K82]" office:value-type="float" office:value="339">
            <text:p>339</text:p>
          </table:table-cell>
          <table:table-cell table:style-name="ce11" table:formula="of:=[$'source book prisoners'.L82]" office:value-type="float" office:value="8">
            <text:p>8</text:p>
          </table:table-cell>
          <table:table-cell table:style-name="ce11" table:formula="of:=[.X82]+[.Y82]" office:value-type="float" office:value="347">
            <text:p>347</text:p>
          </table:table-cell>
          <table:table-cell/>
          <table:table-cell table:style-name="ce11" table:formula="of:=[$'source book prisoners'.O82]" office:value-type="float" office:value="0">
            <text:p/>
          </table:table-cell>
          <table:table-cell table:style-name="ce11" table:formula="of:=[$'source book prisoners'.N82]" office:value-type="float" office:value="364">
            <text:p>364</text:p>
          </table:table-cell>
          <table:table-cell table:style-name="ce11" table:formula="of:=[$'source book prisoners'.Q82]" office:value-type="float" office:value="337">
            <text:p>337</text:p>
          </table:table-cell>
          <table:table-cell table:style-name="ce11" table:formula="of:=[$'source book prisoners'.R82]" office:value-type="float" office:value="9">
            <text:p>9</text:p>
          </table:table-cell>
          <table:table-cell table:style-name="ce11" table:formula="of:=[.AD82]+[.AE82]" office:value-type="float" office:value="346">
            <text:p>346</text:p>
          </table:table-cell>
          <table:table-cell/>
          <table:table-cell table:style-name="ce11" table:formula="of:=[$'source book prisoners'.U82]" office:value-type="float" office:value="0">
            <text:p/>
          </table:table-cell>
          <table:table-cell table:style-name="ce11" table:formula="of:=[$'source book prisoners'.T82]" office:value-type="float" office:value="117">
            <text:p>117</text:p>
          </table:table-cell>
          <table:table-cell table:style-name="ce11" table:formula="of:=[$'source book prisoners'.W82]" office:value-type="float" office:value="0">
            <text:p/>
          </table:table-cell>
          <table:table-cell table:style-name="ce11" table:formula="of:=[$'source book prisoners'.X82]" office:value-type="float" office:value="0">
            <text:p/>
          </table:table-cell>
          <table:table-cell table:style-name="ce11" table:formula="of:=[$'source book prisoners'.Y82]" office:value-type="float" office:value="0">
            <text:p/>
          </table:table-cell>
          <table:table-cell table:style-name="ce11" table:formula="of:=[$'source book prisoners'.Z82]" office:value-type="float" office:value="0">
            <text:p/>
          </table:table-cell>
          <table:table-cell table:style-name="ce11" table:formula="of:=[$'source book prisoners'.AA82]" office:value-type="float" office:value="0">
            <text:p/>
          </table:table-cell>
          <table:table-cell table:style-name="ce11" table:formula="of:=[$'source book prisoners'.AB82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33">
            <text:p>1933</text:p>
          </table:table-cell>
          <table:table-cell table:style-name="ce11" table:formula="of:=[.D83]-[.C83]" office:value-type="float" office:value="4215.86522040157">
            <text:p>4216</text:p>
          </table:table-cell>
          <table:table-cell table:style-name="ce11" table:formula="of:=[.D83]/(1+[.E83])" office:value-type="float" office:value="150.134779598431">
            <text:p>150</text:p>
          </table:table-cell>
          <table:table-cell table:style-name="ce11" table:formula="of:=[.O83]" office:value-type="float" office:value="4366">
            <text:p>4366</text:p>
          </table:table-cell>
          <table:table-cell table:style-name="ce6" table:formula="of:=[.I83]" office:value-type="float" office:value="28.0805369127517">
            <text:p>28.1</text:p>
          </table:table-cell>
          <table:table-cell table:style-name="ce11" table:formula="of:=[.P83]+[.T83]+[.X83]+[.AC83]+[.AD83]+[.AI83]+[.AJ83]+[.AM83]" office:value-type="float" office:value="4184">
            <text:p>4184</text:p>
          </table:table-cell>
          <table:table-cell table:style-name="ce11" table:formula="of:=[.Q83]+[.U83]+[.Y83]+[.AB83]+[.AE83]+[.AH83]+[.AK83]+[.AN83]" office:value-type="float" office:value="149">
            <text:p>149</text:p>
          </table:table-cell>
          <table:table-cell table:style-name="ce11" table:formula="of:=[.F83]+[.G83]" office:value-type="float" office:value="4333">
            <text:p>4333</text:p>
          </table:table-cell>
          <table:table-cell table:style-name="ce6" table:formula="of:=[.F83]/[.G83]" office:value-type="float" office:value="28.0805369127517">
            <text:p>28.1</text:p>
          </table:table-cell>
          <table:table-cell table:style-name="ce11" table:formula="of:=[.R83]+[.V83]+[.Z83]+[.AC83]+[.AF83]+[.AI83]+[.AL83]+[.AO83]" office:value-type="float" office:value="4333">
            <text:p>4333</text:p>
          </table:table-cell>
          <table:table-cell table:style-name="ce3" table:formula="of:=[.O83]-[.J83]" office:value-type="float" office:value="33">
            <text:p>33</text:p>
          </table:table-cell>
          <table:table-cell table:style-name="ce11"/>
          <table:table-cell table:style-name="ce11" table:formula="of:=[$'source book prisoners'.B83]" office:value-type="float" office:value="0">
            <text:p/>
          </table:table-cell>
          <table:table-cell table:style-name="ce11" table:formula="of:=[$'source book prisoners'.C83]" office:value-type="float" office:value="0">
            <text:p/>
          </table:table-cell>
          <table:table-cell table:style-name="ce11" table:formula="of:=[$'source book prisoners'.D83]" office:value-type="float" office:value="4366">
            <text:p>4366</text:p>
          </table:table-cell>
          <table:table-cell table:style-name="ce11" table:formula="of:=[$'source book prisoners'.E83]" office:value-type="float" office:value="1734">
            <text:p>1734</text:p>
          </table:table-cell>
          <table:table-cell table:style-name="ce11" table:formula="of:=[$'source book prisoners'.F83]" office:value-type="float" office:value="67">
            <text:p>67</text:p>
          </table:table-cell>
          <table:table-cell table:style-name="ce11" table:formula="of:=[.P83]+[.Q83]" office:value-type="float" office:value="1801">
            <text:p>1801</text:p>
          </table:table-cell>
          <table:table-cell table:style-name="ce6" table:formula="of:=[.P83]/[.Q83]" office:value-type="float" office:value="25.8805970149254">
            <text:p>25.9</text:p>
          </table:table-cell>
          <table:table-cell table:style-name="ce11" table:formula="of:=[$'source book prisoners'.H83]" office:value-type="float" office:value="1393">
            <text:p>1393</text:p>
          </table:table-cell>
          <table:table-cell table:style-name="ce11" table:formula="of:=[$'source book prisoners'.I83]" office:value-type="float" office:value="65">
            <text:p>65</text:p>
          </table:table-cell>
          <table:table-cell table:style-name="ce11" table:formula="of:=[.T83]+[.U83]" office:value-type="float" office:value="1458">
            <text:p>1458</text:p>
          </table:table-cell>
          <table:table-cell table:style-name="ce6" table:formula="of:=[.T83]/[.U83]" office:value-type="float" office:value="21.4307692307692">
            <text:p>21.4</text:p>
          </table:table-cell>
          <table:table-cell table:style-name="ce11" table:formula="of:=[$'source book prisoners'.K83]" office:value-type="float" office:value="376">
            <text:p>376</text:p>
          </table:table-cell>
          <table:table-cell table:style-name="ce11" table:formula="of:=[$'source book prisoners'.L83]" office:value-type="float" office:value="9">
            <text:p>9</text:p>
          </table:table-cell>
          <table:table-cell table:style-name="ce11" table:formula="of:=[.X83]+[.Y83]" office:value-type="float" office:value="385">
            <text:p>385</text:p>
          </table:table-cell>
          <table:table-cell/>
          <table:table-cell table:style-name="ce11" table:formula="of:=[$'source book prisoners'.O83]" office:value-type="float" office:value="0">
            <text:p/>
          </table:table-cell>
          <table:table-cell table:style-name="ce11" table:formula="of:=[$'source book prisoners'.N83]" office:value-type="float" office:value="238">
            <text:p>238</text:p>
          </table:table-cell>
          <table:table-cell table:style-name="ce11" table:formula="of:=[$'source book prisoners'.Q83]" office:value-type="float" office:value="331">
            <text:p>331</text:p>
          </table:table-cell>
          <table:table-cell table:style-name="ce11" table:formula="of:=[$'source book prisoners'.R83]" office:value-type="float" office:value="8">
            <text:p>8</text:p>
          </table:table-cell>
          <table:table-cell table:style-name="ce11" table:formula="of:=[.AD83]+[.AE83]" office:value-type="float" office:value="339">
            <text:p>339</text:p>
          </table:table-cell>
          <table:table-cell/>
          <table:table-cell table:style-name="ce11" table:formula="of:=[$'source book prisoners'.U83]" office:value-type="float" office:value="0">
            <text:p/>
          </table:table-cell>
          <table:table-cell table:style-name="ce11" table:formula="of:=[$'source book prisoners'.T83]" office:value-type="float" office:value="112">
            <text:p>112</text:p>
          </table:table-cell>
          <table:table-cell table:style-name="ce11" table:formula="of:=[$'source book prisoners'.W83]" office:value-type="float" office:value="0">
            <text:p/>
          </table:table-cell>
          <table:table-cell table:style-name="ce11" table:formula="of:=[$'source book prisoners'.X83]" office:value-type="float" office:value="0">
            <text:p/>
          </table:table-cell>
          <table:table-cell table:style-name="ce11" table:formula="of:=[$'source book prisoners'.Y83]" office:value-type="float" office:value="0">
            <text:p/>
          </table:table-cell>
          <table:table-cell table:style-name="ce11" table:formula="of:=[$'source book prisoners'.Z83]" office:value-type="float" office:value="0">
            <text:p/>
          </table:table-cell>
          <table:table-cell table:style-name="ce11" table:formula="of:=[$'source book prisoners'.AA83]" office:value-type="float" office:value="0">
            <text:p/>
          </table:table-cell>
          <table:table-cell table:style-name="ce11" table:formula="of:=[$'source book prisoners'.AB83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34">
            <text:p>1934</text:p>
          </table:table-cell>
          <table:table-cell table:style-name="ce11" table:formula="of:=[.D84]-[.C84]" office:value-type="float" office:value="3849.43211052882">
            <text:p>3849</text:p>
          </table:table-cell>
          <table:table-cell table:style-name="ce11" table:formula="of:=[.D84]/(1+[.E84])" office:value-type="float" office:value="148.567889471177">
            <text:p>149</text:p>
          </table:table-cell>
          <table:table-cell table:style-name="ce11" table:formula="of:=[.O84]" office:value-type="float" office:value="3998">
            <text:p>3998</text:p>
          </table:table-cell>
          <table:table-cell table:style-name="ce6" table:formula="of:=[.I84]" office:value-type="float" office:value="25.9102564102564">
            <text:p>25.9</text:p>
          </table:table-cell>
          <table:table-cell table:style-name="ce11" table:formula="of:=[.P84]+[.T84]+[.X84]+[.AC84]+[.AD84]+[.AI84]+[.AJ84]+[.AM84]" office:value-type="float" office:value="4042">
            <text:p>4042</text:p>
          </table:table-cell>
          <table:table-cell table:style-name="ce11" table:formula="of:=[.Q84]+[.U84]+[.Y84]+[.AB84]+[.AE84]+[.AH84]+[.AK84]+[.AN84]" office:value-type="float" office:value="156">
            <text:p>156</text:p>
          </table:table-cell>
          <table:table-cell table:style-name="ce11" table:formula="of:=[.F84]+[.G84]" office:value-type="float" office:value="4198">
            <text:p>4198</text:p>
          </table:table-cell>
          <table:table-cell table:style-name="ce6" table:formula="of:=[.F84]/[.G84]" office:value-type="float" office:value="25.9102564102564">
            <text:p>25.9</text:p>
          </table:table-cell>
          <table:table-cell table:style-name="ce11" table:formula="of:=[.R84]+[.V84]+[.Z84]+[.AC84]+[.AF84]+[.AI84]+[.AL84]+[.AO84]" office:value-type="float" office:value="4198">
            <text:p>4198</text:p>
          </table:table-cell>
          <table:table-cell table:style-name="ce3" table:formula="of:=[.O84]-[.J84]" office:value-type="float" office:value="-200">
            <text:p>-200</text:p>
          </table:table-cell>
          <table:table-cell table:style-name="ce11"/>
          <table:table-cell table:style-name="ce11" table:formula="of:=[$'source book prisoners'.B84]" office:value-type="float" office:value="0">
            <text:p/>
          </table:table-cell>
          <table:table-cell table:style-name="ce11" table:formula="of:=[$'source book prisoners'.C84]" office:value-type="float" office:value="0">
            <text:p/>
          </table:table-cell>
          <table:table-cell table:style-name="ce11" table:formula="of:=[$'source book prisoners'.D84]" office:value-type="float" office:value="3998">
            <text:p>3998</text:p>
          </table:table-cell>
          <table:table-cell table:style-name="ce11" table:formula="of:=[$'source book prisoners'.E84]" office:value-type="float" office:value="1655">
            <text:p>1655</text:p>
          </table:table-cell>
          <table:table-cell table:style-name="ce11" table:formula="of:=[$'source book prisoners'.F84]" office:value-type="float" office:value="88">
            <text:p>88</text:p>
          </table:table-cell>
          <table:table-cell table:style-name="ce11" table:formula="of:=[.P84]+[.Q84]" office:value-type="float" office:value="1743">
            <text:p>1743</text:p>
          </table:table-cell>
          <table:table-cell table:style-name="ce6" table:formula="of:=[.P84]/[.Q84]" office:value-type="float" office:value="18.8068181818182">
            <text:p>18.8</text:p>
          </table:table-cell>
          <table:table-cell table:style-name="ce11" table:formula="of:=[$'source book prisoners'.H84]" office:value-type="float" office:value="1320">
            <text:p>1320</text:p>
          </table:table-cell>
          <table:table-cell table:style-name="ce11" table:formula="of:=[$'source book prisoners'.I84]" office:value-type="float" office:value="55">
            <text:p>55</text:p>
          </table:table-cell>
          <table:table-cell table:style-name="ce11" table:formula="of:=[.T84]+[.U84]" office:value-type="float" office:value="1375">
            <text:p>1375</text:p>
          </table:table-cell>
          <table:table-cell table:style-name="ce6" table:formula="of:=[.T84]/[.U84]" office:value-type="float" office:value="24">
            <text:p>24.0</text:p>
          </table:table-cell>
          <table:table-cell table:style-name="ce11" table:formula="of:=[$'source book prisoners'.K84]" office:value-type="float" office:value="366">
            <text:p>366</text:p>
          </table:table-cell>
          <table:table-cell table:style-name="ce11" table:formula="of:=[$'source book prisoners'.L84]" office:value-type="float" office:value="6">
            <text:p>6</text:p>
          </table:table-cell>
          <table:table-cell table:style-name="ce11" table:formula="of:=[.X84]+[.Y84]" office:value-type="float" office:value="372">
            <text:p>372</text:p>
          </table:table-cell>
          <table:table-cell/>
          <table:table-cell table:style-name="ce11" table:formula="of:=[$'source book prisoners'.O84]" office:value-type="float" office:value="0">
            <text:p/>
          </table:table-cell>
          <table:table-cell table:style-name="ce11" table:formula="of:=[$'source book prisoners'.N84]" office:value-type="float" office:value="285">
            <text:p>285</text:p>
          </table:table-cell>
          <table:table-cell table:style-name="ce11" table:formula="of:=[$'source book prisoners'.Q84]" office:value-type="float" office:value="321">
            <text:p>321</text:p>
          </table:table-cell>
          <table:table-cell table:style-name="ce11" table:formula="of:=[$'source book prisoners'.R84]" office:value-type="float" office:value="7">
            <text:p>7</text:p>
          </table:table-cell>
          <table:table-cell table:style-name="ce11" table:formula="of:=[.AD84]+[.AE84]" office:value-type="float" office:value="328">
            <text:p>328</text:p>
          </table:table-cell>
          <table:table-cell/>
          <table:table-cell table:style-name="ce11" table:formula="of:=[$'source book prisoners'.U84]" office:value-type="float" office:value="0">
            <text:p/>
          </table:table-cell>
          <table:table-cell table:style-name="ce11" table:formula="of:=[$'source book prisoners'.T84]" office:value-type="float" office:value="95">
            <text:p>95</text:p>
          </table:table-cell>
          <table:table-cell table:style-name="ce11" table:formula="of:=[$'source book prisoners'.W84]" office:value-type="float" office:value="0">
            <text:p/>
          </table:table-cell>
          <table:table-cell table:style-name="ce11" table:formula="of:=[$'source book prisoners'.X84]" office:value-type="float" office:value="0">
            <text:p/>
          </table:table-cell>
          <table:table-cell table:style-name="ce11" table:formula="of:=[$'source book prisoners'.Y84]" office:value-type="float" office:value="0">
            <text:p/>
          </table:table-cell>
          <table:table-cell table:style-name="ce11" table:formula="of:=[$'source book prisoners'.Z84]" office:value-type="float" office:value="0">
            <text:p/>
          </table:table-cell>
          <table:table-cell table:style-name="ce11" table:formula="of:=[$'source book prisoners'.AA84]" office:value-type="float" office:value="0">
            <text:p/>
          </table:table-cell>
          <table:table-cell table:style-name="ce11" table:formula="of:=[$'source book prisoners'.AB84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35">
            <text:p>1935</text:p>
          </table:table-cell>
          <table:table-cell table:style-name="ce11" table:formula="of:=[.D85]-[.C85]" office:value-type="float" office:value="3650.1405109489">
            <text:p>3650</text:p>
          </table:table-cell>
          <table:table-cell table:style-name="ce11" table:formula="of:=[.D85]/(1+[.E85])" office:value-type="float" office:value="116.859489051095">
            <text:p>117</text:p>
          </table:table-cell>
          <table:table-cell table:style-name="ce11" table:formula="of:=[.O85]" office:value-type="float" office:value="3767">
            <text:p>3767</text:p>
          </table:table-cell>
          <table:table-cell table:style-name="ce6" table:formula="of:=[.I85]" office:value-type="float" office:value="31.2352941176471">
            <text:p>31.2</text:p>
          </table:table-cell>
          <table:table-cell table:style-name="ce11" table:formula="of:=[.P85]+[.T85]+[.X85]+[.AC85]+[.AD85]+[.AI85]+[.AJ85]+[.AM85]" office:value-type="float" office:value="3717">
            <text:p>3717</text:p>
          </table:table-cell>
          <table:table-cell table:style-name="ce11" table:formula="of:=[.Q85]+[.U85]+[.Y85]+[.AB85]+[.AE85]+[.AH85]+[.AK85]+[.AN85]" office:value-type="float" office:value="119">
            <text:p>119</text:p>
          </table:table-cell>
          <table:table-cell table:style-name="ce11" table:formula="of:=[.F85]+[.G85]" office:value-type="float" office:value="3836">
            <text:p>3836</text:p>
          </table:table-cell>
          <table:table-cell table:style-name="ce6" table:formula="of:=[.F85]/[.G85]" office:value-type="float" office:value="31.2352941176471">
            <text:p>31.2</text:p>
          </table:table-cell>
          <table:table-cell table:style-name="ce11" table:formula="of:=[.R85]+[.V85]+[.Z85]+[.AC85]+[.AF85]+[.AI85]+[.AL85]+[.AO85]" office:value-type="float" office:value="3836">
            <text:p>3836</text:p>
          </table:table-cell>
          <table:table-cell table:style-name="ce3" table:formula="of:=[.O85]-[.J85]" office:value-type="float" office:value="-69">
            <text:p>-69</text:p>
          </table:table-cell>
          <table:table-cell table:style-name="ce11"/>
          <table:table-cell table:style-name="ce11" table:formula="of:=[$'source book prisoners'.B85]" office:value-type="float" office:value="0">
            <text:p/>
          </table:table-cell>
          <table:table-cell table:style-name="ce11" table:formula="of:=[$'source book prisoners'.C85]" office:value-type="float" office:value="0">
            <text:p/>
          </table:table-cell>
          <table:table-cell table:style-name="ce11" table:formula="of:=[$'source book prisoners'.D85]" office:value-type="float" office:value="3767">
            <text:p>3767</text:p>
          </table:table-cell>
          <table:table-cell table:style-name="ce11" table:formula="of:=[$'source book prisoners'.E85]" office:value-type="float" office:value="1480">
            <text:p>1480</text:p>
          </table:table-cell>
          <table:table-cell table:style-name="ce11" table:formula="of:=[$'source book prisoners'.F85]" office:value-type="float" office:value="62">
            <text:p>62</text:p>
          </table:table-cell>
          <table:table-cell table:style-name="ce11" table:formula="of:=[.P85]+[.Q85]" office:value-type="float" office:value="1542">
            <text:p>1542</text:p>
          </table:table-cell>
          <table:table-cell table:style-name="ce6" table:formula="of:=[.P85]/[.Q85]" office:value-type="float" office:value="23.8709677419355">
            <text:p>23.9</text:p>
          </table:table-cell>
          <table:table-cell table:style-name="ce11" table:formula="of:=[$'source book prisoners'.H85]" office:value-type="float" office:value="1220">
            <text:p>1220</text:p>
          </table:table-cell>
          <table:table-cell table:style-name="ce11" table:formula="of:=[$'source book prisoners'.I85]" office:value-type="float" office:value="44">
            <text:p>44</text:p>
          </table:table-cell>
          <table:table-cell table:style-name="ce11" table:formula="of:=[.T85]+[.U85]" office:value-type="float" office:value="1264">
            <text:p>1264</text:p>
          </table:table-cell>
          <table:table-cell table:style-name="ce6" table:formula="of:=[.T85]/[.U85]" office:value-type="float" office:value="27.7272727272727">
            <text:p>27.7</text:p>
          </table:table-cell>
          <table:table-cell table:style-name="ce11" table:formula="of:=[$'source book prisoners'.K85]" office:value-type="float" office:value="327">
            <text:p>327</text:p>
          </table:table-cell>
          <table:table-cell table:style-name="ce11" table:formula="of:=[$'source book prisoners'.L85]" office:value-type="float" office:value="6">
            <text:p>6</text:p>
          </table:table-cell>
          <table:table-cell table:style-name="ce11" table:formula="of:=[.X85]+[.Y85]" office:value-type="float" office:value="333">
            <text:p>333</text:p>
          </table:table-cell>
          <table:table-cell/>
          <table:table-cell table:style-name="ce11" table:formula="of:=[$'source book prisoners'.O85]" office:value-type="float" office:value="0">
            <text:p/>
          </table:table-cell>
          <table:table-cell table:style-name="ce11" table:formula="of:=[$'source book prisoners'.N85]" office:value-type="float" office:value="292">
            <text:p>292</text:p>
          </table:table-cell>
          <table:table-cell table:style-name="ce11" table:formula="of:=[$'source book prisoners'.Q85]" office:value-type="float" office:value="286">
            <text:p>286</text:p>
          </table:table-cell>
          <table:table-cell table:style-name="ce11" table:formula="of:=[$'source book prisoners'.R85]" office:value-type="float" office:value="7">
            <text:p>7</text:p>
          </table:table-cell>
          <table:table-cell table:style-name="ce11" table:formula="of:=[.AD85]+[.AE85]" office:value-type="float" office:value="293">
            <text:p>293</text:p>
          </table:table-cell>
          <table:table-cell/>
          <table:table-cell table:style-name="ce11" table:formula="of:=[$'source book prisoners'.U85]" office:value-type="float" office:value="0">
            <text:p/>
          </table:table-cell>
          <table:table-cell table:style-name="ce11" table:formula="of:=[$'source book prisoners'.T85]" office:value-type="float" office:value="112">
            <text:p>112</text:p>
          </table:table-cell>
          <table:table-cell table:style-name="ce11" table:formula="of:=[$'source book prisoners'.W85]" office:value-type="float" office:value="0">
            <text:p/>
          </table:table-cell>
          <table:table-cell table:style-name="ce11" table:formula="of:=[$'source book prisoners'.X85]" office:value-type="float" office:value="0">
            <text:p/>
          </table:table-cell>
          <table:table-cell table:style-name="ce11" table:formula="of:=[$'source book prisoners'.Y85]" office:value-type="float" office:value="0">
            <text:p/>
          </table:table-cell>
          <table:table-cell table:style-name="ce11" table:formula="of:=[$'source book prisoners'.Z85]" office:value-type="float" office:value="0">
            <text:p/>
          </table:table-cell>
          <table:table-cell table:style-name="ce11" table:formula="of:=[$'source book prisoners'.AA85]" office:value-type="float" office:value="0">
            <text:p/>
          </table:table-cell>
          <table:table-cell table:style-name="ce11" table:formula="of:=[$'source book prisoners'.AB85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36">
            <text:p>1936</text:p>
          </table:table-cell>
          <table:table-cell table:style-name="ce11" table:formula="of:=[.D86]-[.C86]" office:value-type="float" office:value="3431.69571155422">
            <text:p>3432</text:p>
          </table:table-cell>
          <table:table-cell table:style-name="ce11" table:formula="of:=[.D86]/(1+[.E86])" office:value-type="float" office:value="106.30428844578">
            <text:p>106</text:p>
          </table:table-cell>
          <table:table-cell table:style-name="ce11" table:formula="of:=[.O86]" office:value-type="float" office:value="3538">
            <text:p>3538</text:p>
          </table:table-cell>
          <table:table-cell table:style-name="ce6" table:formula="of:=[.I86]" office:value-type="float" office:value="32.2818181818182">
            <text:p>32.3</text:p>
          </table:table-cell>
          <table:table-cell table:style-name="ce11" table:formula="of:=[.P86]+[.T86]+[.X86]+[.AC86]+[.AD86]+[.AI86]+[.AJ86]+[.AM86]" office:value-type="float" office:value="3551">
            <text:p>3551</text:p>
          </table:table-cell>
          <table:table-cell table:style-name="ce11" table:formula="of:=[.Q86]+[.U86]+[.Y86]+[.AB86]+[.AE86]+[.AH86]+[.AK86]+[.AN86]" office:value-type="float" office:value="110">
            <text:p>110</text:p>
          </table:table-cell>
          <table:table-cell table:style-name="ce11" table:formula="of:=[.F86]+[.G86]" office:value-type="float" office:value="3661">
            <text:p>3661</text:p>
          </table:table-cell>
          <table:table-cell table:style-name="ce6" table:formula="of:=[.F86]/[.G86]" office:value-type="float" office:value="32.2818181818182">
            <text:p>32.3</text:p>
          </table:table-cell>
          <table:table-cell table:style-name="ce11" table:formula="of:=[.R86]+[.V86]+[.Z86]+[.AC86]+[.AF86]+[.AI86]+[.AL86]+[.AO86]" office:value-type="float" office:value="3661">
            <text:p>3661</text:p>
          </table:table-cell>
          <table:table-cell table:style-name="ce3" table:formula="of:=[.O86]-[.J86]" office:value-type="float" office:value="-123">
            <text:p>-123</text:p>
          </table:table-cell>
          <table:table-cell table:style-name="ce11"/>
          <table:table-cell table:style-name="ce11" table:formula="of:=[$'source book prisoners'.B86]" office:value-type="float" office:value="0">
            <text:p/>
          </table:table-cell>
          <table:table-cell table:style-name="ce11" table:formula="of:=[$'source book prisoners'.C86]" office:value-type="float" office:value="0">
            <text:p/>
          </table:table-cell>
          <table:table-cell table:style-name="ce11" table:formula="of:=[$'source book prisoners'.D86]" office:value-type="float" office:value="3538">
            <text:p>3538</text:p>
          </table:table-cell>
          <table:table-cell table:style-name="ce11" table:formula="of:=[$'source book prisoners'.E86]" office:value-type="float" office:value="1418">
            <text:p>1418</text:p>
          </table:table-cell>
          <table:table-cell table:style-name="ce11" table:formula="of:=[$'source book prisoners'.F86]" office:value-type="float" office:value="55">
            <text:p>55</text:p>
          </table:table-cell>
          <table:table-cell table:style-name="ce11" table:formula="of:=[.P86]+[.Q86]" office:value-type="float" office:value="1473">
            <text:p>1473</text:p>
          </table:table-cell>
          <table:table-cell table:style-name="ce6" table:formula="of:=[.P86]/[.Q86]" office:value-type="float" office:value="25.7818181818182">
            <text:p>25.8</text:p>
          </table:table-cell>
          <table:table-cell table:style-name="ce11" table:formula="of:=[$'source book prisoners'.H86]" office:value-type="float" office:value="1179">
            <text:p>1179</text:p>
          </table:table-cell>
          <table:table-cell table:style-name="ce11" table:formula="of:=[$'source book prisoners'.I86]" office:value-type="float" office:value="43">
            <text:p>43</text:p>
          </table:table-cell>
          <table:table-cell table:style-name="ce11" table:formula="of:=[.T86]+[.U86]" office:value-type="float" office:value="1222">
            <text:p>1222</text:p>
          </table:table-cell>
          <table:table-cell table:style-name="ce6" table:formula="of:=[.T86]/[.U86]" office:value-type="float" office:value="27.4186046511628">
            <text:p>27.4</text:p>
          </table:table-cell>
          <table:table-cell table:style-name="ce11" table:formula="of:=[$'source book prisoners'.K86]" office:value-type="float" office:value="302">
            <text:p>302</text:p>
          </table:table-cell>
          <table:table-cell table:style-name="ce11" table:formula="of:=[$'source book prisoners'.L86]" office:value-type="float" office:value="6">
            <text:p>6</text:p>
          </table:table-cell>
          <table:table-cell table:style-name="ce11" table:formula="of:=[.X86]+[.Y86]" office:value-type="float" office:value="308">
            <text:p>308</text:p>
          </table:table-cell>
          <table:table-cell/>
          <table:table-cell table:style-name="ce11" table:formula="of:=[$'source book prisoners'.O86]" office:value-type="float" office:value="0">
            <text:p/>
          </table:table-cell>
          <table:table-cell table:style-name="ce11" table:formula="of:=[$'source book prisoners'.N86]" office:value-type="float" office:value="290">
            <text:p>290</text:p>
          </table:table-cell>
          <table:table-cell table:style-name="ce11" table:formula="of:=[$'source book prisoners'.Q86]" office:value-type="float" office:value="258">
            <text:p>258</text:p>
          </table:table-cell>
          <table:table-cell table:style-name="ce11" table:formula="of:=[$'source book prisoners'.R86]" office:value-type="float" office:value="6">
            <text:p>6</text:p>
          </table:table-cell>
          <table:table-cell table:style-name="ce11" table:formula="of:=[.AD86]+[.AE86]" office:value-type="float" office:value="264">
            <text:p>264</text:p>
          </table:table-cell>
          <table:table-cell/>
          <table:table-cell table:style-name="ce11" table:formula="of:=[$'source book prisoners'.U86]" office:value-type="float" office:value="0">
            <text:p/>
          </table:table-cell>
          <table:table-cell table:style-name="ce11" table:formula="of:=[$'source book prisoners'.T86]" office:value-type="float" office:value="104">
            <text:p>104</text:p>
          </table:table-cell>
          <table:table-cell table:style-name="ce11" table:formula="of:=[$'source book prisoners'.W86]" office:value-type="float" office:value="0">
            <text:p/>
          </table:table-cell>
          <table:table-cell table:style-name="ce11" table:formula="of:=[$'source book prisoners'.X86]" office:value-type="float" office:value="0">
            <text:p/>
          </table:table-cell>
          <table:table-cell table:style-name="ce11" table:formula="of:=[$'source book prisoners'.Y86]" office:value-type="float" office:value="0">
            <text:p/>
          </table:table-cell>
          <table:table-cell table:style-name="ce11" table:formula="of:=[$'source book prisoners'.Z86]" office:value-type="float" office:value="0">
            <text:p/>
          </table:table-cell>
          <table:table-cell table:style-name="ce11" table:formula="of:=[$'source book prisoners'.AA86]" office:value-type="float" office:value="0">
            <text:p/>
          </table:table-cell>
          <table:table-cell table:style-name="ce11" table:formula="of:=[$'source book prisoners'.AB86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37">
            <text:p>1937</text:p>
          </table:table-cell>
          <table:table-cell table:style-name="ce11" table:formula="of:=[.D87]-[.C87]" office:value-type="float" office:value="3211.57016769638">
            <text:p>3212</text:p>
          </table:table-cell>
          <table:table-cell table:style-name="ce11" table:formula="of:=[.D87]/(1+[.E87])" office:value-type="float" office:value="109.429832303619">
            <text:p>109</text:p>
          </table:table-cell>
          <table:table-cell table:style-name="ce11" table:formula="of:=[.O87]" office:value-type="float" office:value="3321">
            <text:p>3321</text:p>
          </table:table-cell>
          <table:table-cell table:style-name="ce6" table:formula="of:=[.I87]" office:value-type="float" office:value="29.3482142857143">
            <text:p>29.3</text:p>
          </table:table-cell>
          <table:table-cell table:style-name="ce11" table:formula="of:=[.P87]+[.T87]+[.X87]+[.AC87]+[.AD87]+[.AI87]+[.AJ87]+[.AM87]" office:value-type="float" office:value="3287">
            <text:p>3287</text:p>
          </table:table-cell>
          <table:table-cell table:style-name="ce11" table:formula="of:=[.Q87]+[.U87]+[.Y87]+[.AB87]+[.AE87]+[.AH87]+[.AK87]+[.AN87]" office:value-type="float" office:value="112">
            <text:p>112</text:p>
          </table:table-cell>
          <table:table-cell table:style-name="ce11" table:formula="of:=[.F87]+[.G87]" office:value-type="float" office:value="3399">
            <text:p>3399</text:p>
          </table:table-cell>
          <table:table-cell table:style-name="ce6" table:formula="of:=[.F87]/[.G87]" office:value-type="float" office:value="29.3482142857143">
            <text:p>29.3</text:p>
          </table:table-cell>
          <table:table-cell table:style-name="ce11" table:formula="of:=[.R87]+[.V87]+[.Z87]+[.AC87]+[.AF87]+[.AI87]+[.AL87]+[.AO87]" office:value-type="float" office:value="3399">
            <text:p>3399</text:p>
          </table:table-cell>
          <table:table-cell table:style-name="ce3" table:formula="of:=[.O87]-[.J87]" office:value-type="float" office:value="-78">
            <text:p>-78</text:p>
          </table:table-cell>
          <table:table-cell table:style-name="ce11"/>
          <table:table-cell table:style-name="ce11" table:formula="of:=[$'source book prisoners'.B87]" office:value-type="float" office:value="0">
            <text:p/>
          </table:table-cell>
          <table:table-cell table:style-name="ce11" table:formula="of:=[$'source book prisoners'.C87]" office:value-type="float" office:value="0">
            <text:p/>
          </table:table-cell>
          <table:table-cell table:style-name="ce11" table:formula="of:=[$'source book prisoners'.D87]" office:value-type="float" office:value="3321">
            <text:p>3321</text:p>
          </table:table-cell>
          <table:table-cell table:style-name="ce11" table:formula="of:=[$'source book prisoners'.E87]" office:value-type="float" office:value="1295">
            <text:p>1295</text:p>
          </table:table-cell>
          <table:table-cell table:style-name="ce11" table:formula="of:=[$'source book prisoners'.F87]" office:value-type="float" office:value="55">
            <text:p>55</text:p>
          </table:table-cell>
          <table:table-cell table:style-name="ce11" table:formula="of:=[.P87]+[.Q87]" office:value-type="float" office:value="1350">
            <text:p>1350</text:p>
          </table:table-cell>
          <table:table-cell table:style-name="ce6" table:formula="of:=[.P87]/[.Q87]" office:value-type="float" office:value="23.5454545454545">
            <text:p>23.5</text:p>
          </table:table-cell>
          <table:table-cell table:style-name="ce11" table:formula="of:=[$'source book prisoners'.H87]" office:value-type="float" office:value="1072">
            <text:p>1072</text:p>
          </table:table-cell>
          <table:table-cell table:style-name="ce11" table:formula="of:=[$'source book prisoners'.I87]" office:value-type="float" office:value="41">
            <text:p>41</text:p>
          </table:table-cell>
          <table:table-cell table:style-name="ce11" table:formula="of:=[.T87]+[.U87]" office:value-type="float" office:value="1113">
            <text:p>1113</text:p>
          </table:table-cell>
          <table:table-cell table:style-name="ce6" table:formula="of:=[.T87]/[.U87]" office:value-type="float" office:value="26.1463414634146">
            <text:p>26.1</text:p>
          </table:table-cell>
          <table:table-cell table:style-name="ce11" table:formula="of:=[$'source book prisoners'.K87]" office:value-type="float" office:value="293">
            <text:p>293</text:p>
          </table:table-cell>
          <table:table-cell table:style-name="ce11" table:formula="of:=[$'source book prisoners'.L87]" office:value-type="float" office:value="6">
            <text:p>6</text:p>
          </table:table-cell>
          <table:table-cell table:style-name="ce11" table:formula="of:=[.X87]+[.Y87]" office:value-type="float" office:value="299">
            <text:p>299</text:p>
          </table:table-cell>
          <table:table-cell/>
          <table:table-cell table:style-name="ce11" table:formula="of:=[$'source book prisoners'.O87]" office:value-type="float" office:value="0">
            <text:p/>
          </table:table-cell>
          <table:table-cell table:style-name="ce11" table:formula="of:=[$'source book prisoners'.N87]" office:value-type="float" office:value="298">
            <text:p>298</text:p>
          </table:table-cell>
          <table:table-cell table:style-name="ce11" table:formula="of:=[$'source book prisoners'.Q87]" office:value-type="float" office:value="235">
            <text:p>235</text:p>
          </table:table-cell>
          <table:table-cell table:style-name="ce11" table:formula="of:=[$'source book prisoners'.R87]" office:value-type="float" office:value="10">
            <text:p>10</text:p>
          </table:table-cell>
          <table:table-cell table:style-name="ce11" table:formula="of:=[.AD87]+[.AE87]" office:value-type="float" office:value="245">
            <text:p>245</text:p>
          </table:table-cell>
          <table:table-cell/>
          <table:table-cell table:style-name="ce11" table:formula="of:=[$'source book prisoners'.U87]" office:value-type="float" office:value="0">
            <text:p/>
          </table:table-cell>
          <table:table-cell table:style-name="ce11" table:formula="of:=[$'source book prisoners'.T87]" office:value-type="float" office:value="94">
            <text:p>94</text:p>
          </table:table-cell>
          <table:table-cell table:style-name="ce11" table:formula="of:=[$'source book prisoners'.W87]" office:value-type="float" office:value="0">
            <text:p/>
          </table:table-cell>
          <table:table-cell table:style-name="ce11" table:formula="of:=[$'source book prisoners'.X87]" office:value-type="float" office:value="0">
            <text:p/>
          </table:table-cell>
          <table:table-cell table:style-name="ce11" table:formula="of:=[$'source book prisoners'.Y87]" office:value-type="float" office:value="0">
            <text:p/>
          </table:table-cell>
          <table:table-cell table:style-name="ce11" table:formula="of:=[$'source book prisoners'.Z87]" office:value-type="float" office:value="0">
            <text:p/>
          </table:table-cell>
          <table:table-cell table:style-name="ce11" table:formula="of:=[$'source book prisoners'.AA87]" office:value-type="float" office:value="0">
            <text:p/>
          </table:table-cell>
          <table:table-cell table:style-name="ce11" table:formula="of:=[$'source book prisoners'.AB87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38">
            <text:p>1938</text:p>
          </table:table-cell>
          <table:table-cell table:style-name="ce11" table:formula="of:=[.D88]-[.C88]" office:value-type="float" office:value="3312.39795918367">
            <text:p>3312</text:p>
          </table:table-cell>
          <table:table-cell table:style-name="ce11" table:formula="of:=[.D88]/(1+[.E88])" office:value-type="float" office:value="104.602040816327">
            <text:p>105</text:p>
          </table:table-cell>
          <table:table-cell table:style-name="ce11" table:formula="of:=[.O88]" office:value-type="float" office:value="3417">
            <text:p>3417</text:p>
          </table:table-cell>
          <table:table-cell table:style-name="ce6" table:formula="of:=[.I88]" office:value-type="float" office:value="31.6666666666667">
            <text:p>31.7</text:p>
          </table:table-cell>
          <table:table-cell table:style-name="ce11" table:formula="of:=[.P88]+[.T88]+[.X88]+[.AC88]+[.AD88]+[.AI88]+[.AJ88]+[.AM88]" office:value-type="float" office:value="3230">
            <text:p>3230</text:p>
          </table:table-cell>
          <table:table-cell table:style-name="ce11" table:formula="of:=[.Q88]+[.U88]+[.Y88]+[.AB88]+[.AE88]+[.AH88]+[.AK88]+[.AN88]" office:value-type="float" office:value="102">
            <text:p>102</text:p>
          </table:table-cell>
          <table:table-cell table:style-name="ce11" table:formula="of:=[.F88]+[.G88]" office:value-type="float" office:value="3332">
            <text:p>3332</text:p>
          </table:table-cell>
          <table:table-cell table:style-name="ce6" table:formula="of:=[.F88]/[.G88]" office:value-type="float" office:value="31.6666666666667">
            <text:p>31.7</text:p>
          </table:table-cell>
          <table:table-cell table:style-name="ce11" table:formula="of:=[.R88]+[.V88]+[.Z88]+[.AC88]+[.AF88]+[.AI88]+[.AL88]+[.AO88]" office:value-type="float" office:value="3332">
            <text:p>3332</text:p>
          </table:table-cell>
          <table:table-cell table:style-name="ce3" table:formula="of:=[.O88]-[.J88]" office:value-type="float" office:value="85">
            <text:p>85</text:p>
          </table:table-cell>
          <table:table-cell table:style-name="ce11"/>
          <table:table-cell table:style-name="ce11" table:formula="of:=[$'source book prisoners'.B88]" office:value-type="float" office:value="0">
            <text:p/>
          </table:table-cell>
          <table:table-cell table:style-name="ce11" table:formula="of:=[$'source book prisoners'.C88]" office:value-type="float" office:value="0">
            <text:p/>
          </table:table-cell>
          <table:table-cell table:style-name="ce11" table:formula="of:=[$'source book prisoners'.D88]" office:value-type="float" office:value="3417">
            <text:p>3417</text:p>
          </table:table-cell>
          <table:table-cell table:style-name="ce11" table:formula="of:=[$'source book prisoners'.E88]" office:value-type="float" office:value="1228">
            <text:p>1228</text:p>
          </table:table-cell>
          <table:table-cell table:style-name="ce11" table:formula="of:=[$'source book prisoners'.F88]" office:value-type="float" office:value="44">
            <text:p>44</text:p>
          </table:table-cell>
          <table:table-cell table:style-name="ce11" table:formula="of:=[.P88]+[.Q88]" office:value-type="float" office:value="1272">
            <text:p>1272</text:p>
          </table:table-cell>
          <table:table-cell table:style-name="ce6" table:formula="of:=[.P88]/[.Q88]" office:value-type="float" office:value="27.9090909090909">
            <text:p>27.9</text:p>
          </table:table-cell>
          <table:table-cell table:style-name="ce11" table:formula="of:=[$'source book prisoners'.H88]" office:value-type="float" office:value="1084">
            <text:p>1084</text:p>
          </table:table-cell>
          <table:table-cell table:style-name="ce11" table:formula="of:=[$'source book prisoners'.I88]" office:value-type="float" office:value="45">
            <text:p>45</text:p>
          </table:table-cell>
          <table:table-cell table:style-name="ce11" table:formula="of:=[.T88]+[.U88]" office:value-type="float" office:value="1129">
            <text:p>1129</text:p>
          </table:table-cell>
          <table:table-cell table:style-name="ce6" table:formula="of:=[.T88]/[.U88]" office:value-type="float" office:value="24.0888888888889">
            <text:p>24.1</text:p>
          </table:table-cell>
          <table:table-cell table:style-name="ce11" table:formula="of:=[$'source book prisoners'.K88]" office:value-type="float" office:value="295">
            <text:p>295</text:p>
          </table:table-cell>
          <table:table-cell table:style-name="ce11" table:formula="of:=[$'source book prisoners'.L88]" office:value-type="float" office:value="7">
            <text:p>7</text:p>
          </table:table-cell>
          <table:table-cell table:style-name="ce11" table:formula="of:=[.X88]+[.Y88]" office:value-type="float" office:value="302">
            <text:p>302</text:p>
          </table:table-cell>
          <table:table-cell/>
          <table:table-cell table:style-name="ce11" table:formula="of:=[$'source book prisoners'.O88]" office:value-type="float" office:value="0">
            <text:p/>
          </table:table-cell>
          <table:table-cell table:style-name="ce11" table:formula="of:=[$'source book prisoners'.N88]" office:value-type="float" office:value="292">
            <text:p>292</text:p>
          </table:table-cell>
          <table:table-cell table:style-name="ce11" table:formula="of:=[$'source book prisoners'.Q88]" office:value-type="float" office:value="236">
            <text:p>236</text:p>
          </table:table-cell>
          <table:table-cell table:style-name="ce11" table:formula="of:=[$'source book prisoners'.R88]" office:value-type="float" office:value="6">
            <text:p>6</text:p>
          </table:table-cell>
          <table:table-cell table:style-name="ce11" table:formula="of:=[.AD88]+[.AE88]" office:value-type="float" office:value="242">
            <text:p>242</text:p>
          </table:table-cell>
          <table:table-cell/>
          <table:table-cell table:style-name="ce11" table:formula="of:=[$'source book prisoners'.U88]" office:value-type="float" office:value="0">
            <text:p/>
          </table:table-cell>
          <table:table-cell table:style-name="ce11" table:formula="of:=[$'source book prisoners'.T88]" office:value-type="float" office:value="95">
            <text:p>95</text:p>
          </table:table-cell>
          <table:table-cell table:style-name="ce11" table:formula="of:=[$'source book prisoners'.W88]" office:value-type="float" office:value="0">
            <text:p/>
          </table:table-cell>
          <table:table-cell table:style-name="ce11" table:formula="of:=[$'source book prisoners'.X88]" office:value-type="float" office:value="0">
            <text:p/>
          </table:table-cell>
          <table:table-cell table:style-name="ce11" table:formula="of:=[$'source book prisoners'.Y88]" office:value-type="float" office:value="0">
            <text:p/>
          </table:table-cell>
          <table:table-cell table:style-name="ce11" table:formula="of:=[$'source book prisoners'.Z88]" office:value-type="float" office:value="0">
            <text:p/>
          </table:table-cell>
          <table:table-cell table:style-name="ce11" table:formula="of:=[$'source book prisoners'.AA88]" office:value-type="float" office:value="0">
            <text:p/>
          </table:table-cell>
          <table:table-cell table:style-name="ce11" table:formula="of:=[$'source book prisoners'.AB88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39">
            <text:p>1939</text:p>
          </table:table-cell>
          <table:table-cell table:style-name="ce11" table:formula="of:=[.D89]-[.C89]" office:value-type="float" office:value="3580.87535250987">
            <text:p>3581</text:p>
          </table:table-cell>
          <table:table-cell table:style-name="ce11" table:formula="of:=[.D89]/(1+[.E89])" office:value-type="float" office:value="107.12464749013">
            <text:p>107</text:p>
          </table:table-cell>
          <table:table-cell table:style-name="ce11" table:formula="of:=[.O89]" office:value-type="float" office:value="3688">
            <text:p>3688</text:p>
          </table:table-cell>
          <table:table-cell table:style-name="ce6" table:formula="of:=[.I89]" office:value-type="float" office:value="33.4271844660194">
            <text:p>33.4</text:p>
          </table:table-cell>
          <table:table-cell table:style-name="ce11" table:formula="of:=[.P89]+[.T89]+[.X89]+[.AC89]+[.AD89]+[.AI89]+[.AJ89]+[.AM89]" office:value-type="float" office:value="3443">
            <text:p>3443</text:p>
          </table:table-cell>
          <table:table-cell table:style-name="ce11" table:formula="of:=[.Q89]+[.U89]+[.Y89]+[.AB89]+[.AE89]+[.AH89]+[.AK89]+[.AN89]" office:value-type="float" office:value="103">
            <text:p>103</text:p>
          </table:table-cell>
          <table:table-cell table:style-name="ce11" table:formula="of:=[.F89]+[.G89]" office:value-type="float" office:value="3546">
            <text:p>3546</text:p>
          </table:table-cell>
          <table:table-cell table:style-name="ce6" table:formula="of:=[.F89]/[.G89]" office:value-type="float" office:value="33.4271844660194">
            <text:p>33.4</text:p>
          </table:table-cell>
          <table:table-cell table:style-name="ce11" table:formula="of:=[.R89]+[.V89]+[.Z89]+[.AC89]+[.AF89]+[.AI89]+[.AL89]+[.AO89]" office:value-type="float" office:value="3546">
            <text:p>3546</text:p>
          </table:table-cell>
          <table:table-cell table:style-name="ce3" table:formula="of:=[.O89]-[.J89]" office:value-type="float" office:value="142">
            <text:p>142</text:p>
          </table:table-cell>
          <table:table-cell table:style-name="ce11"/>
          <table:table-cell table:style-name="ce11" table:formula="of:=[$'source book prisoners'.B89]" office:value-type="float" office:value="0">
            <text:p/>
          </table:table-cell>
          <table:table-cell table:style-name="ce11" table:formula="of:=[$'source book prisoners'.C89]" office:value-type="float" office:value="0">
            <text:p/>
          </table:table-cell>
          <table:table-cell table:style-name="ce11" table:formula="of:=[$'source book prisoners'.D89]" office:value-type="float" office:value="3688">
            <text:p>3688</text:p>
          </table:table-cell>
          <table:table-cell table:style-name="ce11" table:formula="of:=[$'source book prisoners'.E89]" office:value-type="float" office:value="1314">
            <text:p>1314</text:p>
          </table:table-cell>
          <table:table-cell table:style-name="ce11" table:formula="of:=[$'source book prisoners'.F89]" office:value-type="float" office:value="43">
            <text:p>43</text:p>
          </table:table-cell>
          <table:table-cell table:style-name="ce11" table:formula="of:=[.P89]+[.Q89]" office:value-type="float" office:value="1357">
            <text:p>1357</text:p>
          </table:table-cell>
          <table:table-cell table:style-name="ce6" table:formula="of:=[.P89]/[.Q89]" office:value-type="float" office:value="30.5581395348837">
            <text:p>30.6</text:p>
          </table:table-cell>
          <table:table-cell table:style-name="ce11" table:formula="of:=[$'source book prisoners'.H89]" office:value-type="float" office:value="1193">
            <text:p>1193</text:p>
          </table:table-cell>
          <table:table-cell table:style-name="ce11" table:formula="of:=[$'source book prisoners'.I89]" office:value-type="float" office:value="49">
            <text:p>49</text:p>
          </table:table-cell>
          <table:table-cell table:style-name="ce11" table:formula="of:=[.T89]+[.U89]" office:value-type="float" office:value="1242">
            <text:p>1242</text:p>
          </table:table-cell>
          <table:table-cell table:style-name="ce6" table:formula="of:=[.T89]/[.U89]" office:value-type="float" office:value="24.3469387755102">
            <text:p>24.3</text:p>
          </table:table-cell>
          <table:table-cell table:style-name="ce11" table:formula="of:=[$'source book prisoners'.K89]" office:value-type="float" office:value="288">
            <text:p>288</text:p>
          </table:table-cell>
          <table:table-cell table:style-name="ce11" table:formula="of:=[$'source book prisoners'.L89]" office:value-type="float" office:value="6">
            <text:p>6</text:p>
          </table:table-cell>
          <table:table-cell table:style-name="ce11" table:formula="of:=[.X89]+[.Y89]" office:value-type="float" office:value="294">
            <text:p>294</text:p>
          </table:table-cell>
          <table:table-cell/>
          <table:table-cell table:style-name="ce11" table:formula="of:=[$'source book prisoners'.O89]" office:value-type="float" office:value="0">
            <text:p/>
          </table:table-cell>
          <table:table-cell table:style-name="ce11" table:formula="of:=[$'source book prisoners'.N89]" office:value-type="float" office:value="303">
            <text:p>303</text:p>
          </table:table-cell>
          <table:table-cell table:style-name="ce11" table:formula="of:=[$'source book prisoners'.Q89]" office:value-type="float" office:value="228">
            <text:p>228</text:p>
          </table:table-cell>
          <table:table-cell table:style-name="ce11" table:formula="of:=[$'source book prisoners'.R89]" office:value-type="float" office:value="5">
            <text:p>5</text:p>
          </table:table-cell>
          <table:table-cell table:style-name="ce11" table:formula="of:=[.AD89]+[.AE89]" office:value-type="float" office:value="233">
            <text:p>233</text:p>
          </table:table-cell>
          <table:table-cell/>
          <table:table-cell table:style-name="ce11" table:formula="of:=[$'source book prisoners'.U89]" office:value-type="float" office:value="0">
            <text:p/>
          </table:table-cell>
          <table:table-cell table:style-name="ce11" table:formula="of:=[$'source book prisoners'.T89]" office:value-type="float" office:value="117">
            <text:p>117</text:p>
          </table:table-cell>
          <table:table-cell table:style-name="ce11" table:formula="of:=[$'source book prisoners'.W89]" office:value-type="float" office:value="0">
            <text:p/>
          </table:table-cell>
          <table:table-cell table:style-name="ce11" table:formula="of:=[$'source book prisoners'.X89]" office:value-type="float" office:value="0">
            <text:p/>
          </table:table-cell>
          <table:table-cell table:style-name="ce11" table:formula="of:=[$'source book prisoners'.Y89]" office:value-type="float" office:value="0">
            <text:p/>
          </table:table-cell>
          <table:table-cell table:style-name="ce11" table:formula="of:=[$'source book prisoners'.Z89]" office:value-type="float" office:value="0">
            <text:p/>
          </table:table-cell>
          <table:table-cell table:style-name="ce11" table:formula="of:=[$'source book prisoners'.AA89]" office:value-type="float" office:value="0">
            <text:p/>
          </table:table-cell>
          <table:table-cell table:style-name="ce11" table:formula="of:=[$'source book prisoners'.AB89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40">
            <text:p>1940</text:p>
          </table:table-cell>
          <table:table-cell table:style-name="ce11" table:formula="of:=[.D90]-[.C90]" office:value-type="float" office:value="3457.80621876735">
            <text:p>3458</text:p>
          </table:table-cell>
          <table:table-cell table:style-name="ce11" table:formula="of:=[.D90]/(1+[.E90])" office:value-type="float" office:value="120.193781232649">
            <text:p>120</text:p>
          </table:table-cell>
          <table:table-cell table:style-name="ce11" table:formula="of:=[.O90]" office:value-type="float" office:value="3578">
            <text:p>3578</text:p>
          </table:table-cell>
          <table:table-cell table:style-name="ce6" table:formula="of:=[.I90]" office:value-type="float" office:value="28.7685950413223">
            <text:p>28.8</text:p>
          </table:table-cell>
          <table:table-cell table:style-name="ce11" table:formula="of:=[.P90]+[.T90]+[.X90]+[.AC90]+[.AD90]+[.AI90]+[.AJ90]+[.AM90]" office:value-type="float" office:value="3481">
            <text:p>3481</text:p>
          </table:table-cell>
          <table:table-cell table:style-name="ce11" table:formula="of:=[.Q90]+[.U90]+[.Y90]+[.AB90]+[.AE90]+[.AH90]+[.AK90]+[.AN90]" office:value-type="float" office:value="121">
            <text:p>121</text:p>
          </table:table-cell>
          <table:table-cell table:style-name="ce11" table:formula="of:=[.F90]+[.G90]" office:value-type="float" office:value="3602">
            <text:p>3602</text:p>
          </table:table-cell>
          <table:table-cell table:style-name="ce6" table:formula="of:=[.F90]/[.G90]" office:value-type="float" office:value="28.7685950413223">
            <text:p>28.8</text:p>
          </table:table-cell>
          <table:table-cell table:style-name="ce11" table:formula="of:=[.R90]+[.V90]+[.Z90]+[.AC90]+[.AF90]+[.AI90]+[.AL90]+[.AO90]" office:value-type="float" office:value="3602">
            <text:p>3602</text:p>
          </table:table-cell>
          <table:table-cell table:style-name="ce3" table:formula="of:=[.O90]-[.J90]" office:value-type="float" office:value="-24">
            <text:p>-24</text:p>
          </table:table-cell>
          <table:table-cell table:style-name="ce11"/>
          <table:table-cell table:style-name="ce11" table:formula="of:=[$'source book prisoners'.B90]" office:value-type="float" office:value="0">
            <text:p/>
          </table:table-cell>
          <table:table-cell table:style-name="ce11" table:formula="of:=[$'source book prisoners'.C90]" office:value-type="float" office:value="0">
            <text:p/>
          </table:table-cell>
          <table:table-cell table:style-name="ce11" table:formula="of:=[$'source book prisoners'.D90]" office:value-type="float" office:value="3578">
            <text:p>3578</text:p>
          </table:table-cell>
          <table:table-cell table:style-name="ce11" table:formula="of:=[$'source book prisoners'.E90]" office:value-type="float" office:value="1441">
            <text:p>1441</text:p>
          </table:table-cell>
          <table:table-cell table:style-name="ce11" table:formula="of:=[$'source book prisoners'.F90]" office:value-type="float" office:value="58">
            <text:p>58</text:p>
          </table:table-cell>
          <table:table-cell table:style-name="ce11" table:formula="of:=[.P90]+[.Q90]" office:value-type="float" office:value="1499">
            <text:p>1499</text:p>
          </table:table-cell>
          <table:table-cell table:style-name="ce6" table:formula="of:=[.P90]/[.Q90]" office:value-type="float" office:value="24.8448275862069">
            <text:p>24.8</text:p>
          </table:table-cell>
          <table:table-cell table:style-name="ce11" table:formula="of:=[$'source book prisoners'.H90]" office:value-type="float" office:value="1128">
            <text:p>1128</text:p>
          </table:table-cell>
          <table:table-cell table:style-name="ce11" table:formula="of:=[$'source book prisoners'.I90]" office:value-type="float" office:value="53">
            <text:p>53</text:p>
          </table:table-cell>
          <table:table-cell table:style-name="ce11" table:formula="of:=[.T90]+[.U90]" office:value-type="float" office:value="1181">
            <text:p>1181</text:p>
          </table:table-cell>
          <table:table-cell table:style-name="ce6" table:formula="of:=[.T90]/[.U90]" office:value-type="float" office:value="21.2830188679245">
            <text:p>21.3</text:p>
          </table:table-cell>
          <table:table-cell table:style-name="ce11" table:formula="of:=[$'source book prisoners'.K90]" office:value-type="float" office:value="311">
            <text:p>311</text:p>
          </table:table-cell>
          <table:table-cell table:style-name="ce11" table:formula="of:=[$'source book prisoners'.L90]" office:value-type="float" office:value="6">
            <text:p>6</text:p>
          </table:table-cell>
          <table:table-cell table:style-name="ce11" table:formula="of:=[.X90]+[.Y90]" office:value-type="float" office:value="317">
            <text:p>317</text:p>
          </table:table-cell>
          <table:table-cell/>
          <table:table-cell table:style-name="ce11" table:formula="of:=[$'source book prisoners'.O90]" office:value-type="float" office:value="0">
            <text:p/>
          </table:table-cell>
          <table:table-cell table:style-name="ce11" table:formula="of:=[$'source book prisoners'.N90]" office:value-type="float" office:value="304">
            <text:p>304</text:p>
          </table:table-cell>
          <table:table-cell table:style-name="ce11" table:formula="of:=[$'source book prisoners'.Q90]" office:value-type="float" office:value="204">
            <text:p>204</text:p>
          </table:table-cell>
          <table:table-cell table:style-name="ce11" table:formula="of:=[$'source book prisoners'.R90]" office:value-type="float" office:value="4">
            <text:p>4</text:p>
          </table:table-cell>
          <table:table-cell table:style-name="ce11" table:formula="of:=[.AD90]+[.AE90]" office:value-type="float" office:value="208">
            <text:p>208</text:p>
          </table:table-cell>
          <table:table-cell/>
          <table:table-cell table:style-name="ce11" table:formula="of:=[$'source book prisoners'.U90]" office:value-type="float" office:value="0">
            <text:p/>
          </table:table-cell>
          <table:table-cell table:style-name="ce11" table:formula="of:=[$'source book prisoners'.T90]" office:value-type="float" office:value="93">
            <text:p>93</text:p>
          </table:table-cell>
          <table:table-cell table:style-name="ce11" table:formula="of:=[$'source book prisoners'.W90]" office:value-type="float" office:value="0">
            <text:p/>
          </table:table-cell>
          <table:table-cell table:style-name="ce11" table:formula="of:=[$'source book prisoners'.X90]" office:value-type="float" office:value="0">
            <text:p/>
          </table:table-cell>
          <table:table-cell table:style-name="ce11" table:formula="of:=[$'source book prisoners'.Y90]" office:value-type="float" office:value="0">
            <text:p/>
          </table:table-cell>
          <table:table-cell table:style-name="ce11" table:formula="of:=[$'source book prisoners'.Z90]" office:value-type="float" office:value="0">
            <text:p/>
          </table:table-cell>
          <table:table-cell table:style-name="ce11" table:formula="of:=[$'source book prisoners'.AA90]" office:value-type="float" office:value="0">
            <text:p/>
          </table:table-cell>
          <table:table-cell table:style-name="ce11" table:formula="of:=[$'source book prisoners'.AB90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41">
            <text:p>1941</text:p>
          </table:table-cell>
          <table:table-cell table:style-name="ce11" table:formula="of:=[.D91]-[.C91]" office:value-type="float" office:value="3305.47152084557">
            <text:p>3305</text:p>
          </table:table-cell>
          <table:table-cell table:style-name="ce11" table:formula="of:=[.D91]/(1+[.E91])" office:value-type="float" office:value="138.528479154433">
            <text:p>139</text:p>
          </table:table-cell>
          <table:table-cell table:style-name="ce11" table:formula="of:=[.O91]" office:value-type="float" office:value="3444">
            <text:p>3444</text:p>
          </table:table-cell>
          <table:table-cell table:style-name="ce6" table:formula="of:=[.I91]" office:value-type="float" office:value="23.8613138686131">
            <text:p>23.9</text:p>
          </table:table-cell>
          <table:table-cell table:style-name="ce11" table:formula="of:=[.P91]+[.T91]+[.X91]+[.AC91]+[.AD91]+[.AI91]+[.AJ91]+[.AM91]" office:value-type="float" office:value="3269">
            <text:p>3269</text:p>
          </table:table-cell>
          <table:table-cell table:style-name="ce11" table:formula="of:=[.Q91]+[.U91]+[.Y91]+[.AB91]+[.AE91]+[.AH91]+[.AK91]+[.AN91]" office:value-type="float" office:value="137">
            <text:p>137</text:p>
          </table:table-cell>
          <table:table-cell table:style-name="ce11" table:formula="of:=[.F91]+[.G91]" office:value-type="float" office:value="3406">
            <text:p>3406</text:p>
          </table:table-cell>
          <table:table-cell table:style-name="ce6" table:formula="of:=[.F91]/[.G91]" office:value-type="float" office:value="23.8613138686131">
            <text:p>23.9</text:p>
          </table:table-cell>
          <table:table-cell table:style-name="ce11" table:formula="of:=[.R91]+[.V91]+[.Z91]+[.AC91]+[.AF91]+[.AI91]+[.AL91]+[.AO91]" office:value-type="float" office:value="3406">
            <text:p>3406</text:p>
          </table:table-cell>
          <table:table-cell table:style-name="ce3" table:formula="of:=[.O91]-[.J91]" office:value-type="float" office:value="38">
            <text:p>38</text:p>
          </table:table-cell>
          <table:table-cell table:style-name="ce11"/>
          <table:table-cell table:style-name="ce11" table:formula="of:=[$'source book prisoners'.B91]" office:value-type="float" office:value="0">
            <text:p/>
          </table:table-cell>
          <table:table-cell table:style-name="ce11" table:formula="of:=[$'source book prisoners'.C91]" office:value-type="float" office:value="0">
            <text:p/>
          </table:table-cell>
          <table:table-cell table:style-name="ce11" table:formula="of:=[$'source book prisoners'.D91]" office:value-type="float" office:value="3444">
            <text:p>3444</text:p>
          </table:table-cell>
          <table:table-cell table:style-name="ce11" table:formula="of:=[$'source book prisoners'.E91]" office:value-type="float" office:value="1399">
            <text:p>1399</text:p>
          </table:table-cell>
          <table:table-cell table:style-name="ce11" table:formula="of:=[$'source book prisoners'.F91]" office:value-type="float" office:value="76">
            <text:p>76</text:p>
          </table:table-cell>
          <table:table-cell table:style-name="ce11" table:formula="of:=[.P91]+[.Q91]" office:value-type="float" office:value="1475">
            <text:p>1475</text:p>
          </table:table-cell>
          <table:table-cell table:style-name="ce6" table:formula="of:=[.P91]/[.Q91]" office:value-type="float" office:value="18.4078947368421">
            <text:p>18.4</text:p>
          </table:table-cell>
          <table:table-cell table:style-name="ce11" table:formula="of:=[$'source book prisoners'.H91]" office:value-type="float" office:value="1023">
            <text:p>1023</text:p>
          </table:table-cell>
          <table:table-cell table:style-name="ce11" table:formula="of:=[$'source book prisoners'.I91]" office:value-type="float" office:value="50">
            <text:p>50</text:p>
          </table:table-cell>
          <table:table-cell table:style-name="ce11" table:formula="of:=[.T91]+[.U91]" office:value-type="float" office:value="1073">
            <text:p>1073</text:p>
          </table:table-cell>
          <table:table-cell table:style-name="ce6" table:formula="of:=[.T91]/[.U91]" office:value-type="float" office:value="20.46">
            <text:p>20.5</text:p>
          </table:table-cell>
          <table:table-cell table:style-name="ce11" table:formula="of:=[$'source book prisoners'.K91]" office:value-type="float" office:value="287">
            <text:p>287</text:p>
          </table:table-cell>
          <table:table-cell table:style-name="ce11" table:formula="of:=[$'source book prisoners'.L91]" office:value-type="float" office:value="7">
            <text:p>7</text:p>
          </table:table-cell>
          <table:table-cell table:style-name="ce11" table:formula="of:=[.X91]+[.Y91]" office:value-type="float" office:value="294">
            <text:p>294</text:p>
          </table:table-cell>
          <table:table-cell/>
          <table:table-cell table:style-name="ce11" table:formula="of:=[$'source book prisoners'.O91]" office:value-type="float" office:value="0">
            <text:p/>
          </table:table-cell>
          <table:table-cell table:style-name="ce11" table:formula="of:=[$'source book prisoners'.N91]" office:value-type="float" office:value="294">
            <text:p>294</text:p>
          </table:table-cell>
          <table:table-cell table:style-name="ce11" table:formula="of:=[$'source book prisoners'.Q91]" office:value-type="float" office:value="194">
            <text:p>194</text:p>
          </table:table-cell>
          <table:table-cell table:style-name="ce11" table:formula="of:=[$'source book prisoners'.R91]" office:value-type="float" office:value="4">
            <text:p>4</text:p>
          </table:table-cell>
          <table:table-cell table:style-name="ce11" table:formula="of:=[.AD91]+[.AE91]" office:value-type="float" office:value="198">
            <text:p>198</text:p>
          </table:table-cell>
          <table:table-cell/>
          <table:table-cell table:style-name="ce11" table:formula="of:=[$'source book prisoners'.U91]" office:value-type="float" office:value="0">
            <text:p/>
          </table:table-cell>
          <table:table-cell table:style-name="ce11" table:formula="of:=[$'source book prisoners'.T91]" office:value-type="float" office:value="72">
            <text:p>72</text:p>
          </table:table-cell>
          <table:table-cell table:style-name="ce11" table:formula="of:=[$'source book prisoners'.W91]" office:value-type="float" office:value="0">
            <text:p/>
          </table:table-cell>
          <table:table-cell table:style-name="ce11" table:formula="of:=[$'source book prisoners'.X91]" office:value-type="float" office:value="0">
            <text:p/>
          </table:table-cell>
          <table:table-cell table:style-name="ce11" table:formula="of:=[$'source book prisoners'.Y91]" office:value-type="float" office:value="0">
            <text:p/>
          </table:table-cell>
          <table:table-cell table:style-name="ce11" table:formula="of:=[$'source book prisoners'.Z91]" office:value-type="float" office:value="0">
            <text:p/>
          </table:table-cell>
          <table:table-cell table:style-name="ce11" table:formula="of:=[$'source book prisoners'.AA91]" office:value-type="float" office:value="0">
            <text:p/>
          </table:table-cell>
          <table:table-cell table:style-name="ce11" table:formula="of:=[$'source book prisoners'.AB91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42">
            <text:p>1942</text:p>
          </table:table-cell>
          <table:table-cell table:style-name="ce11" table:formula="of:=[.D92]-[.C92]" office:value-type="float" office:value="3571.25520324068">
            <text:p>3571</text:p>
          </table:table-cell>
          <table:table-cell table:style-name="ce11" table:formula="of:=[.D92]/(1+[.E92])" office:value-type="float" office:value="200.744796759324">
            <text:p>201</text:p>
          </table:table-cell>
          <table:table-cell table:style-name="ce11" table:formula="of:=[.O92]" office:value-type="float" office:value="3772">
            <text:p>3772</text:p>
          </table:table-cell>
          <table:table-cell table:style-name="ce6" table:formula="of:=[.I92]" office:value-type="float" office:value="17.7900262467192">
            <text:p>17.8</text:p>
          </table:table-cell>
          <table:table-cell table:style-name="ce11" table:formula="of:=[.P92]+[.T92]+[.X92]+[.AC92]+[.AD92]+[.AG92]+[.AJ92]+[.AM92]" office:value-type="float" office:value="3389">
            <text:p>3389</text:p>
          </table:table-cell>
          <table:table-cell table:style-name="ce11" table:formula="of:=[.Q92]+[.U92]+[.Y92]+[.AB92]+[.AE92]+[.AH92]+[.AK92]+[.AN92]" office:value-type="float" office:value="190.5">
            <text:p>191</text:p>
          </table:table-cell>
          <table:table-cell table:style-name="ce11" table:formula="of:=[.F92]+[.G92]" office:value-type="float" office:value="3579.5">
            <text:p>3580</text:p>
          </table:table-cell>
          <table:table-cell table:style-name="ce6" table:formula="of:=[.F92]/[.G92]" office:value-type="float" office:value="17.7900262467192">
            <text:p>17.8</text:p>
          </table:table-cell>
          <table:table-cell table:style-name="ce11" table:formula="of:=[.R92]+[.V92]+[.Z92]+[.AC92]+[.AF92]+[.AI92]+[.AL92]+[.AO92]" office:value-type="float" office:value="3579.5">
            <text:p>3580</text:p>
          </table:table-cell>
          <table:table-cell table:style-name="ce3" table:formula="of:=[.O92]-[.J92]" office:value-type="float" office:value="192.5">
            <text:p>193</text:p>
          </table:table-cell>
          <table:table-cell table:style-name="ce11"/>
          <table:table-cell table:style-name="ce11" table:formula="of:=[$'source book prisoners'.B92]" office:value-type="float" office:value="0">
            <text:p/>
          </table:table-cell>
          <table:table-cell table:style-name="ce11" table:formula="of:=[$'source book prisoners'.C92]" office:value-type="float" office:value="0">
            <text:p/>
          </table:table-cell>
          <table:table-cell table:style-name="ce11" table:formula="of:=[$'source book prisoners'.D92]" office:value-type="float" office:value="3772">
            <text:p>3772</text:p>
          </table:table-cell>
          <table:table-cell table:style-name="ce11" table:formula="of:=([.P91]+[.P93])/2" office:value-type="float" office:value="1474">
            <text:p>1474</text:p>
          </table:table-cell>
          <table:table-cell table:style-name="ce11" table:formula="of:=([.Q91]+[.Q93])/2" office:value-type="float" office:value="119.5">
            <text:p>120</text:p>
          </table:table-cell>
          <table:table-cell table:style-name="ce11" table:formula="of:=[.P92]+[.Q92]" office:value-type="float" office:value="1593.5">
            <text:p>1594</text:p>
          </table:table-cell>
          <table:table-cell table:style-name="ce6" table:formula="of:=[.P92]/[.Q92]" office:value-type="float" office:value="12.3347280334728">
            <text:p>12.3</text:p>
          </table:table-cell>
          <table:table-cell table:style-name="ce11" table:formula="of:=[$'source book prisoners'.H92]" office:value-type="float" office:value="1077">
            <text:p>1077</text:p>
          </table:table-cell>
          <table:table-cell table:style-name="ce11" table:formula="of:=[$'source book prisoners'.I92]" office:value-type="float" office:value="52">
            <text:p>52</text:p>
          </table:table-cell>
          <table:table-cell table:style-name="ce11" table:formula="of:=[.T92]+[.U92]" office:value-type="float" office:value="1129">
            <text:p>1129</text:p>
          </table:table-cell>
          <table:table-cell table:style-name="ce6" table:formula="of:=[.T92]/[.U92]" office:value-type="float" office:value="20.7115384615385">
            <text:p>20.7</text:p>
          </table:table-cell>
          <table:table-cell table:style-name="ce11" table:formula="of:=[$'source book prisoners'.K92]" office:value-type="float" office:value="332">
            <text:p>332</text:p>
          </table:table-cell>
          <table:table-cell table:style-name="ce11" table:formula="of:=[$'source book prisoners'.L92]" office:value-type="float" office:value="13">
            <text:p>13</text:p>
          </table:table-cell>
          <table:table-cell table:style-name="ce11" table:formula="of:=[.X92]+[.Y92]" office:value-type="float" office:value="345">
            <text:p>345</text:p>
          </table:table-cell>
          <table:table-cell/>
          <table:table-cell table:style-name="ce11" table:formula="of:=[$'source book prisoners'.O92]" office:value-type="float" office:value="0">
            <text:p/>
          </table:table-cell>
          <table:table-cell table:style-name="ce11" table:formula="of:=[$'source book prisoners'.N92]" office:value-type="float" office:value="287">
            <text:p>287</text:p>
          </table:table-cell>
          <table:table-cell table:style-name="ce11" table:formula="of:=[$'source book prisoners'.Q92]" office:value-type="float" office:value="219">
            <text:p>219</text:p>
          </table:table-cell>
          <table:table-cell table:style-name="ce11" table:formula="of:=[$'source book prisoners'.R92]" office:value-type="float" office:value="6">
            <text:p>6</text:p>
          </table:table-cell>
          <table:table-cell table:style-name="ce11" table:formula="of:=[.AD92]+[.AE92]" office:value-type="float" office:value="225">
            <text:p>225</text:p>
          </table:table-cell>
          <table:table-cell table:style-name="ce11" table:formula="of:=[$'source book prisoners'.T92]" office:value-type="float" office:value="0">
            <text:p/>
          </table:table-cell>
          <table:table-cell table:style-name="ce11" table:formula="of:=[$'source book prisoners'.U92]" office:value-type="float" office:value="0">
            <text:p/>
          </table:table-cell>
          <table:table-cell table:style-name="ce11" table:formula="of:=[$'source book prisoners'.V92]" office:value-type="float" office:value="0">
            <text:p/>
          </table:table-cell>
          <table:table-cell table:style-name="ce11" table:formula="of:=[$'source book prisoners'.W92]" office:value-type="float" office:value="0">
            <text:p/>
          </table:table-cell>
          <table:table-cell table:style-name="ce11" table:formula="of:=[$'source book prisoners'.X92]" office:value-type="float" office:value="0">
            <text:p/>
          </table:table-cell>
          <table:table-cell table:style-name="ce11" table:formula="of:=[$'source book prisoners'.Y92]" office:value-type="float" office:value="0">
            <text:p/>
          </table:table-cell>
          <table:table-cell table:style-name="ce11" table:formula="of:=[$'source book prisoners'.Z92]" office:value-type="float" office:value="0">
            <text:p/>
          </table:table-cell>
          <table:table-cell table:style-name="ce11" table:formula="of:=[$'source book prisoners'.AA92]" office:value-type="float" office:value="0">
            <text:p/>
          </table:table-cell>
          <table:table-cell table:style-name="ce11" table:formula="of:=[$'source book prisoners'.AB92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43">
            <text:p>1943</text:p>
          </table:table-cell>
          <table:table-cell table:style-name="ce11" table:formula="of:=[.D93]-[.C93]" office:value-type="float" office:value="3496.50500790722">
            <text:p>3497</text:p>
          </table:table-cell>
          <table:table-cell table:style-name="ce11" table:formula="of:=[.D93]/(1+[.E93])" office:value-type="float" office:value="261.494992092778">
            <text:p>261</text:p>
          </table:table-cell>
          <table:table-cell table:style-name="ce11" table:formula="of:=[.O93]" office:value-type="float" office:value="3758">
            <text:p>3758</text:p>
          </table:table-cell>
          <table:table-cell table:style-name="ce6" table:formula="of:=[.I93]" office:value-type="float" office:value="13.3712121212121">
            <text:p>13.4</text:p>
          </table:table-cell>
          <table:table-cell table:style-name="ce11" table:formula="of:=[.P93]+[.T93]+[.X93]+[.AC93]+[.AD93]+[.AG93]+[.AJ93]+[.AM93]" office:value-type="float" office:value="3530">
            <text:p>3530</text:p>
          </table:table-cell>
          <table:table-cell table:style-name="ce11" table:formula="of:=[.Q93]+[.U93]+[.Y93]+[.AB93]+[.AE93]+[.AH93]+[.AK93]+[.AN93]" office:value-type="float" office:value="264">
            <text:p>264</text:p>
          </table:table-cell>
          <table:table-cell table:style-name="ce11" table:formula="of:=[.F93]+[.G93]" office:value-type="float" office:value="3794">
            <text:p>3794</text:p>
          </table:table-cell>
          <table:table-cell table:style-name="ce6" table:formula="of:=[.F93]/[.G93]" office:value-type="float" office:value="13.3712121212121">
            <text:p>13.4</text:p>
          </table:table-cell>
          <table:table-cell table:style-name="ce11" table:formula="of:=[.R93]+[.V93]+[.Z93]+[.AC93]+[.AF93]+[.AI93]+[.AL93]+[.AO93]" office:value-type="float" office:value="3794">
            <text:p>3794</text:p>
          </table:table-cell>
          <table:table-cell table:style-name="ce3" table:formula="of:=[.O93]-[.J93]" office:value-type="float" office:value="-36">
            <text:p>-36</text:p>
          </table:table-cell>
          <table:table-cell table:style-name="ce11"/>
          <table:table-cell table:style-name="ce11" table:formula="of:=[$'source book prisoners'.B93]" office:value-type="float" office:value="0">
            <text:p/>
          </table:table-cell>
          <table:table-cell table:style-name="ce11" table:formula="of:=[$'source book prisoners'.C93]" office:value-type="float" office:value="0">
            <text:p/>
          </table:table-cell>
          <table:table-cell table:style-name="ce11" table:formula="of:=[$'source book prisoners'.D93]" office:value-type="float" office:value="3758">
            <text:p>3758</text:p>
          </table:table-cell>
          <table:table-cell table:style-name="ce11" table:formula="of:=[$'source book prisoners'.E93]" office:value-type="float" office:value="1549">
            <text:p>1549</text:p>
          </table:table-cell>
          <table:table-cell table:style-name="ce11" table:formula="of:=[$'source book prisoners'.F93]" office:value-type="float" office:value="163">
            <text:p>163</text:p>
          </table:table-cell>
          <table:table-cell table:style-name="ce11" table:formula="of:=[.P93]+[.Q93]" office:value-type="float" office:value="1712">
            <text:p>1712</text:p>
          </table:table-cell>
          <table:table-cell table:style-name="ce6" table:formula="of:=[.P93]/[.Q93]" office:value-type="float" office:value="9.50306748466258">
            <text:p>9.5</text:p>
          </table:table-cell>
          <table:table-cell table:style-name="ce11" table:formula="of:=[$'source book prisoners'.H93]" office:value-type="float" office:value="1120">
            <text:p>1120</text:p>
          </table:table-cell>
          <table:table-cell table:style-name="ce11" table:formula="of:=[$'source book prisoners'.I93]" office:value-type="float" office:value="71">
            <text:p>71</text:p>
          </table:table-cell>
          <table:table-cell table:style-name="ce11" table:formula="of:=[.T93]+[.U93]" office:value-type="float" office:value="1191">
            <text:p>1191</text:p>
          </table:table-cell>
          <table:table-cell table:style-name="ce6" table:formula="of:=[.T93]/[.U93]" office:value-type="float" office:value="15.7746478873239">
            <text:p>15.8</text:p>
          </table:table-cell>
          <table:table-cell table:style-name="ce11" table:formula="of:=[$'source book prisoners'.K93]" office:value-type="float" office:value="340">
            <text:p>340</text:p>
          </table:table-cell>
          <table:table-cell table:style-name="ce11" table:formula="of:=[$'source book prisoners'.L93]" office:value-type="float" office:value="15">
            <text:p>15</text:p>
          </table:table-cell>
          <table:table-cell table:style-name="ce11" table:formula="of:=[.X93]+[.Y93]" office:value-type="float" office:value="355">
            <text:p>355</text:p>
          </table:table-cell>
          <table:table-cell/>
          <table:table-cell table:style-name="ce11" table:formula="of:=[$'source book prisoners'.O93]" office:value-type="float" office:value="0">
            <text:p/>
          </table:table-cell>
          <table:table-cell table:style-name="ce11" table:formula="of:=[$'source book prisoners'.N93]" office:value-type="float" office:value="311">
            <text:p>311</text:p>
          </table:table-cell>
          <table:table-cell table:style-name="ce11" table:formula="of:=[$'source book prisoners'.Q93]" office:value-type="float" office:value="210">
            <text:p>210</text:p>
          </table:table-cell>
          <table:table-cell table:style-name="ce11" table:formula="of:=[$'source book prisoners'.R93]" office:value-type="float" office:value="15">
            <text:p>15</text:p>
          </table:table-cell>
          <table:table-cell table:style-name="ce11" table:formula="of:=[.AD93]+[.AE93]" office:value-type="float" office:value="225">
            <text:p>225</text:p>
          </table:table-cell>
          <table:table-cell table:style-name="ce11" table:formula="of:=[$'source book prisoners'.T93]" office:value-type="float" office:value="0">
            <text:p/>
          </table:table-cell>
          <table:table-cell table:style-name="ce11" table:formula="of:=[$'source book prisoners'.U93]" office:value-type="float" office:value="0">
            <text:p/>
          </table:table-cell>
          <table:table-cell table:style-name="ce11" table:formula="of:=[$'source book prisoners'.V93]" office:value-type="float" office:value="0">
            <text:p/>
          </table:table-cell>
          <table:table-cell table:style-name="ce11" table:formula="of:=[$'source book prisoners'.W93]" office:value-type="float" office:value="0">
            <text:p/>
          </table:table-cell>
          <table:table-cell table:style-name="ce11" table:formula="of:=[$'source book prisoners'.X93]" office:value-type="float" office:value="0">
            <text:p/>
          </table:table-cell>
          <table:table-cell table:style-name="ce11" table:formula="of:=[$'source book prisoners'.Y93]" office:value-type="float" office:value="0">
            <text:p/>
          </table:table-cell>
          <table:table-cell table:style-name="ce11" table:formula="of:=[$'source book prisoners'.Z93]" office:value-type="float" office:value="0">
            <text:p/>
          </table:table-cell>
          <table:table-cell table:style-name="ce11" table:formula="of:=[$'source book prisoners'.AA93]" office:value-type="float" office:value="0">
            <text:p/>
          </table:table-cell>
          <table:table-cell table:style-name="ce11" table:formula="of:=[$'source book prisoners'.AB93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44">
            <text:p>1944</text:p>
          </table:table-cell>
          <table:table-cell table:style-name="ce11" table:formula="of:=[.D94]-[.C94]" office:value-type="float" office:value="3747.69654922608">
            <text:p>3748</text:p>
          </table:table-cell>
          <table:table-cell table:style-name="ce11" table:formula="of:=[.D94]/(1+[.E94])" office:value-type="float" office:value="208.303450773916">
            <text:p>208</text:p>
          </table:table-cell>
          <table:table-cell table:style-name="ce11" table:formula="of:=[.O94]" office:value-type="float" office:value="3956">
            <text:p>3956</text:p>
          </table:table-cell>
          <table:table-cell table:style-name="ce6" table:formula="of:=[.I94]" office:value-type="float" office:value="17.9915240736635">
            <text:p>18.0</text:p>
          </table:table-cell>
          <table:table-cell table:style-name="ce11" table:formula="of:=[.P94]+[.T94]+[.X94]+[.AC94]+[.AD94]+[.AG94]+[.AJ94]+[.AM94]" office:value-type="float" office:value="3747.69654922608">
            <text:p>3748</text:p>
          </table:table-cell>
          <table:table-cell table:style-name="ce11" table:formula="of:=[.Q94]+[.U94]+[.Y94]+[.AB94]+[.AE94]+[.AH94]+[.AK94]+[.AN94]" office:value-type="float" office:value="208.303450773916">
            <text:p>208</text:p>
          </table:table-cell>
          <table:table-cell table:style-name="ce11" table:formula="of:=[.F94]+[.G94]" office:value-type="float" office:value="3956">
            <text:p>3956</text:p>
          </table:table-cell>
          <table:table-cell table:style-name="ce6" table:formula="of:=[.F94]/[.G94]" office:value-type="float" office:value="17.9915240736635">
            <text:p>18.0</text:p>
          </table:table-cell>
          <table:table-cell table:style-name="ce11" table:formula="of:=[.R94]+[.V94]+[.Z94]+[.AC94]+[.AF94]+[.AI94]+[.AL94]+[.AO94]" office:value-type="float" office:value="3956">
            <text:p>3956</text:p>
          </table:table-cell>
          <table:table-cell table:style-name="ce3" table:formula="of:=[.O94]-[.J94]" office:value-type="float" office:value="0">
            <text:p>0</text:p>
          </table:table-cell>
          <table:table-cell table:style-name="ce11"/>
          <table:table-cell table:style-name="ce11" table:formula="of:=[$'source book prisoners'.B94]" office:value-type="float" office:value="0">
            <text:p/>
          </table:table-cell>
          <table:table-cell table:style-name="ce11" table:formula="of:=[$'source book prisoners'.C94]" office:value-type="float" office:value="0">
            <text:p/>
          </table:table-cell>
          <table:table-cell table:style-name="ce11" table:formula="of:=[$'source book prisoners'.D94]" office:value-type="float" office:value="3956">
            <text:p>3956</text:p>
          </table:table-cell>
          <table:table-cell table:style-name="ce11" table:formula="of:=[.R94]-[.Q94]" office:value-type="float" office:value="1624.69654922608">
            <text:p>1625</text:p>
          </table:table-cell>
          <table:table-cell table:style-name="ce11" table:formula="of:=[.R94]/(1+[.S94])" office:value-type="float" office:value="103.303450773916">
            <text:p>103</text:p>
          </table:table-cell>
          <table:table-cell table:style-name="ce11" office:value-type="float" office:value="1728">
            <text:p>1728</text:p>
          </table:table-cell>
          <table:table-cell table:style-name="ce6" table:formula="of:=15*(32/15)^(([.A94]-[.A$93])/16)" office:value-type="float" office:value="15.7274179812425">
            <text:p>15.7</text:p>
          </table:table-cell>
          <table:table-cell table:style-name="ce11" table:formula="of:=[$'source book prisoners'.H94]" office:value-type="float" office:value="1152">
            <text:p>1152</text:p>
          </table:table-cell>
          <table:table-cell table:style-name="ce11" table:formula="of:=[$'source book prisoners'.I94]" office:value-type="float" office:value="67">
            <text:p>67</text:p>
          </table:table-cell>
          <table:table-cell table:style-name="ce11" table:formula="of:=[.T94]+[.U94]" office:value-type="float" office:value="1219">
            <text:p>1219</text:p>
          </table:table-cell>
          <table:table-cell table:style-name="ce6" table:formula="of:=[.T94]/[.U94]" office:value-type="float" office:value="17.1940298507463">
            <text:p>17.2</text:p>
          </table:table-cell>
          <table:table-cell table:style-name="ce11" table:formula="of:=[$'source book prisoners'.K94]" office:value-type="float" office:value="433">
            <text:p>433</text:p>
          </table:table-cell>
          <table:table-cell table:style-name="ce11" table:formula="of:=[$'source book prisoners'.L94]" office:value-type="float" office:value="22">
            <text:p>22</text:p>
          </table:table-cell>
          <table:table-cell table:style-name="ce11" table:formula="of:=[.X94]+[.Y94]" office:value-type="float" office:value="455">
            <text:p>455</text:p>
          </table:table-cell>
          <table:table-cell/>
          <table:table-cell table:style-name="ce11" table:formula="of:=[$'source book prisoners'.O94]" office:value-type="float" office:value="0">
            <text:p/>
          </table:table-cell>
          <table:table-cell table:style-name="ce11" table:formula="of:=[$'source book prisoners'.N94]" office:value-type="float" office:value="328">
            <text:p>328</text:p>
          </table:table-cell>
          <table:table-cell table:style-name="ce11" table:formula="of:=[$'source book prisoners'.Q94]" office:value-type="float" office:value="210">
            <text:p>210</text:p>
          </table:table-cell>
          <table:table-cell table:style-name="ce11" table:formula="of:=[$'source book prisoners'.R94]" office:value-type="float" office:value="16">
            <text:p>16</text:p>
          </table:table-cell>
          <table:table-cell table:style-name="ce11" table:formula="of:=[.AD94]+[.AE94]" office:value-type="float" office:value="226">
            <text:p>226</text:p>
          </table:table-cell>
          <table:table-cell table:style-name="ce11" table:formula="of:=[$'source book prisoners'.T94]" office:value-type="float" office:value="0">
            <text:p/>
          </table:table-cell>
          <table:table-cell table:style-name="ce11" table:formula="of:=[$'source book prisoners'.U94]" office:value-type="float" office:value="0">
            <text:p/>
          </table:table-cell>
          <table:table-cell table:style-name="ce11" table:formula="of:=[$'source book prisoners'.V94]" office:value-type="float" office:value="0">
            <text:p/>
          </table:table-cell>
          <table:table-cell table:style-name="ce11" table:formula="of:=[$'source book prisoners'.W94]" office:value-type="float" office:value="0">
            <text:p/>
          </table:table-cell>
          <table:table-cell table:style-name="ce11" table:formula="of:=[$'source book prisoners'.X94]" office:value-type="float" office:value="0">
            <text:p/>
          </table:table-cell>
          <table:table-cell table:style-name="ce11" table:formula="of:=[$'source book prisoners'.Y94]" office:value-type="float" office:value="0">
            <text:p/>
          </table:table-cell>
          <table:table-cell table:style-name="ce11" table:formula="of:=[$'source book prisoners'.Z94]" office:value-type="float" office:value="0">
            <text:p/>
          </table:table-cell>
          <table:table-cell table:style-name="ce11" table:formula="of:=[$'source book prisoners'.AA94]" office:value-type="float" office:value="0">
            <text:p/>
          </table:table-cell>
          <table:table-cell table:style-name="ce11" table:formula="of:=[$'source book prisoners'.AB94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45">
            <text:p>1945</text:p>
          </table:table-cell>
          <table:table-cell table:style-name="ce11" table:formula="of:=[.D95]-[.C95]" office:value-type="float" office:value="4064.22029383681">
            <text:p>4064</text:p>
          </table:table-cell>
          <table:table-cell table:style-name="ce11" table:formula="of:=[.D95]/(1+[.E95])" office:value-type="float" office:value="206.779706163189">
            <text:p>207</text:p>
          </table:table-cell>
          <table:table-cell table:style-name="ce11" table:formula="of:=[.O95]" office:value-type="float" office:value="4271">
            <text:p>4271</text:p>
          </table:table-cell>
          <table:table-cell table:style-name="ce6" table:formula="of:=[.I95]" office:value-type="float" office:value="19.6548315560007">
            <text:p>19.7</text:p>
          </table:table-cell>
          <table:table-cell table:style-name="ce11" table:formula="of:=[.P95]+[.T95]+[.X95]+[.AC95]+[.AD95]+[.AG95]+[.AJ95]+[.AM95]" office:value-type="float" office:value="4064.22029383681">
            <text:p>4064</text:p>
          </table:table-cell>
          <table:table-cell table:style-name="ce11" table:formula="of:=[.Q95]+[.U95]+[.Y95]+[.AB95]+[.AE95]+[.AH95]+[.AK95]+[.AN95]" office:value-type="float" office:value="206.779706163189">
            <text:p>207</text:p>
          </table:table-cell>
          <table:table-cell table:style-name="ce11" table:formula="of:=[.F95]+[.G95]" office:value-type="float" office:value="4271">
            <text:p>4271</text:p>
          </table:table-cell>
          <table:table-cell table:style-name="ce6" table:formula="of:=[.F95]/[.G95]" office:value-type="float" office:value="19.6548315560007">
            <text:p>19.7</text:p>
          </table:table-cell>
          <table:table-cell table:style-name="ce11" table:formula="of:=[.R95]+[.V95]+[.Z95]+[.AC95]+[.AF95]+[.AI95]+[.AL95]+[.AO95]" office:value-type="float" office:value="4271">
            <text:p>4271</text:p>
          </table:table-cell>
          <table:table-cell table:style-name="ce3" table:formula="of:=[.O95]-[.J95]" office:value-type="float" office:value="0">
            <text:p>0</text:p>
          </table:table-cell>
          <table:table-cell table:style-name="ce11"/>
          <table:table-cell table:style-name="ce11" table:formula="of:=[$'source book prisoners'.B95]" office:value-type="float" office:value="0">
            <text:p/>
          </table:table-cell>
          <table:table-cell table:style-name="ce11" table:formula="of:=[$'source book prisoners'.C95]" office:value-type="float" office:value="0">
            <text:p/>
          </table:table-cell>
          <table:table-cell table:style-name="ce11" table:formula="of:=[$'source book prisoners'.D95]" office:value-type="float" office:value="4271">
            <text:p>4271</text:p>
          </table:table-cell>
          <table:table-cell table:style-name="ce11" table:formula="of:=[.R95]-[.Q95]" office:value-type="float" office:value="1909.22029383681">
            <text:p>1909</text:p>
          </table:table-cell>
          <table:table-cell table:style-name="ce11" table:formula="of:=[.R95]/(1+[.S95])" office:value-type="float" office:value="115.779706163189">
            <text:p>116</text:p>
          </table:table-cell>
          <table:table-cell table:style-name="ce11" office:value-type="float" office:value="2025">
            <text:p>2025</text:p>
          </table:table-cell>
          <table:table-cell table:style-name="ce6" table:formula="of:=15*(32/15)^(([.A95]-[.A$93])/16)" office:value-type="float" office:value="16.490111757114">
            <text:p>16.5</text:p>
          </table:table-cell>
          <table:table-cell table:style-name="ce11" table:formula="of:=[$'source book prisoners'.H95]" office:value-type="float" office:value="1067">
            <text:p>1067</text:p>
          </table:table-cell>
          <table:table-cell table:style-name="ce11" table:formula="of:=[$'source book prisoners'.I95]" office:value-type="float" office:value="44">
            <text:p>44</text:p>
          </table:table-cell>
          <table:table-cell table:style-name="ce11" table:formula="of:=[.T95]+[.U95]" office:value-type="float" office:value="1111">
            <text:p>1111</text:p>
          </table:table-cell>
          <table:table-cell table:style-name="ce6" table:formula="of:=[.T95]/[.U95]" office:value-type="float" office:value="24.25">
            <text:p>24.3</text:p>
          </table:table-cell>
          <table:table-cell table:style-name="ce11" table:formula="of:=[$'source book prisoners'.K95]" office:value-type="float" office:value="532">
            <text:p>532</text:p>
          </table:table-cell>
          <table:table-cell table:style-name="ce11" table:formula="of:=[$'source book prisoners'.L95]" office:value-type="float" office:value="34">
            <text:p>34</text:p>
          </table:table-cell>
          <table:table-cell table:style-name="ce11" table:formula="of:=[.X95]+[.Y95]" office:value-type="float" office:value="566">
            <text:p>566</text:p>
          </table:table-cell>
          <table:table-cell/>
          <table:table-cell table:style-name="ce11" table:formula="of:=[$'source book prisoners'.O95]" office:value-type="float" office:value="0">
            <text:p/>
          </table:table-cell>
          <table:table-cell table:style-name="ce11" table:formula="of:=[$'source book prisoners'.N95]" office:value-type="float" office:value="344">
            <text:p>344</text:p>
          </table:table-cell>
          <table:table-cell table:style-name="ce11" table:formula="of:=[$'source book prisoners'.Q95]" office:value-type="float" office:value="212">
            <text:p>212</text:p>
          </table:table-cell>
          <table:table-cell table:style-name="ce11" table:formula="of:=[$'source book prisoners'.R95]" office:value-type="float" office:value="13">
            <text:p>13</text:p>
          </table:table-cell>
          <table:table-cell table:style-name="ce11" table:formula="of:=[.AD95]+[.AE95]" office:value-type="float" office:value="225">
            <text:p>225</text:p>
          </table:table-cell>
          <table:table-cell table:style-name="ce11" table:formula="of:=[$'source book prisoners'.T95]" office:value-type="float" office:value="0">
            <text:p/>
          </table:table-cell>
          <table:table-cell table:style-name="ce11" table:formula="of:=[$'source book prisoners'.U95]" office:value-type="float" office:value="0">
            <text:p/>
          </table:table-cell>
          <table:table-cell table:style-name="ce11" table:formula="of:=[$'source book prisoners'.V95]" office:value-type="float" office:value="0">
            <text:p/>
          </table:table-cell>
          <table:table-cell table:style-name="ce11" table:formula="of:=[$'source book prisoners'.W95]" office:value-type="float" office:value="0">
            <text:p/>
          </table:table-cell>
          <table:table-cell table:style-name="ce11" table:formula="of:=[$'source book prisoners'.X95]" office:value-type="float" office:value="0">
            <text:p/>
          </table:table-cell>
          <table:table-cell table:style-name="ce11" table:formula="of:=[$'source book prisoners'.Y95]" office:value-type="float" office:value="0">
            <text:p/>
          </table:table-cell>
          <table:table-cell table:style-name="ce11" table:formula="of:=[$'source book prisoners'.Z95]" office:value-type="float" office:value="0">
            <text:p/>
          </table:table-cell>
          <table:table-cell table:style-name="ce11" table:formula="of:=[$'source book prisoners'.AA95]" office:value-type="float" office:value="0">
            <text:p/>
          </table:table-cell>
          <table:table-cell table:style-name="ce11" table:formula="of:=[$'source book prisoners'.AB95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46">
            <text:p>1946</text:p>
          </table:table-cell>
          <table:table-cell table:style-name="ce11" table:formula="of:=[.D96]-[.C96]" office:value-type="float" office:value="3693.01470727975">
            <text:p>3693</text:p>
          </table:table-cell>
          <table:table-cell table:style-name="ce11" table:formula="of:=[.D96]/(1+[.E96])" office:value-type="float" office:value="165.985292720251">
            <text:p>166</text:p>
          </table:table-cell>
          <table:table-cell table:style-name="ce11" table:formula="of:=[.O96]" office:value-type="float" office:value="3859">
            <text:p>3859</text:p>
          </table:table-cell>
          <table:table-cell table:style-name="ce6" table:formula="of:=[.I96]" office:value-type="float" office:value="22.2490477725873">
            <text:p>22.2</text:p>
          </table:table-cell>
          <table:table-cell table:style-name="ce11" table:formula="of:=[.P96]+[.T96]+[.X96]+[.AC96]+[.AD96]+[.AG96]+[.AJ96]+[.AM96]" office:value-type="float" office:value="3693.01470727975">
            <text:p>3693</text:p>
          </table:table-cell>
          <table:table-cell table:style-name="ce11" table:formula="of:=[.Q96]+[.U96]+[.Y96]+[.AB96]+[.AE96]+[.AH96]+[.AK96]+[.AN96]" office:value-type="float" office:value="165.985292720251">
            <text:p>166</text:p>
          </table:table-cell>
          <table:table-cell table:style-name="ce11" table:formula="of:=[.F96]+[.G96]" office:value-type="float" office:value="3859">
            <text:p>3859</text:p>
          </table:table-cell>
          <table:table-cell table:style-name="ce6" table:formula="of:=[.F96]/[.G96]" office:value-type="float" office:value="22.2490477725873">
            <text:p>22.2</text:p>
          </table:table-cell>
          <table:table-cell table:style-name="ce11" table:formula="of:=[.R96]+[.V96]+[.Z96]+[.AC96]+[.AF96]+[.AI96]+[.AL96]+[.AO96]" office:value-type="float" office:value="3859">
            <text:p>3859</text:p>
          </table:table-cell>
          <table:table-cell table:style-name="ce3" table:formula="of:=[.O96]-[.J96]" office:value-type="float" office:value="0">
            <text:p>0</text:p>
          </table:table-cell>
          <table:table-cell table:style-name="ce11"/>
          <table:table-cell table:style-name="ce11" table:formula="of:=[$'source book prisoners'.B96]" office:value-type="float" office:value="0">
            <text:p/>
          </table:table-cell>
          <table:table-cell table:style-name="ce11" table:formula="of:=[$'source book prisoners'.C96]" office:value-type="float" office:value="0">
            <text:p/>
          </table:table-cell>
          <table:table-cell table:style-name="ce11" table:formula="of:=[$'source book prisoners'.D96]" office:value-type="float" office:value="3859">
            <text:p>3859</text:p>
          </table:table-cell>
          <table:table-cell table:style-name="ce11" table:formula="of:=[.R96]-[.Q96]" office:value-type="float" office:value="1746.01470727975">
            <text:p>1746</text:p>
          </table:table-cell>
          <table:table-cell table:style-name="ce11" table:formula="of:=[.R96]/(1+[.S96])" office:value-type="float" office:value="100.985292720251">
            <text:p>101</text:p>
          </table:table-cell>
          <table:table-cell table:style-name="ce11" office:value-type="float" office:value="1847">
            <text:p>1847</text:p>
          </table:table-cell>
          <table:table-cell table:style-name="ce6" table:formula="of:=15*(32/15)^(([.A96]-[.A$93])/16)" office:value-type="float" office:value="17.2897920107689">
            <text:p>17.3</text:p>
          </table:table-cell>
          <table:table-cell table:style-name="ce11" table:formula="of:=[$'source book prisoners'.H96]" office:value-type="float" office:value="1013">
            <text:p>1013</text:p>
          </table:table-cell>
          <table:table-cell table:style-name="ce11" table:formula="of:=[$'source book prisoners'.I96]" office:value-type="float" office:value="41">
            <text:p>41</text:p>
          </table:table-cell>
          <table:table-cell table:style-name="ce11" table:formula="of:=[.T96]+[.U96]" office:value-type="float" office:value="1054">
            <text:p>1054</text:p>
          </table:table-cell>
          <table:table-cell table:style-name="ce6" table:formula="of:=[.T96]/[.U96]" office:value-type="float" office:value="24.7073170731707">
            <text:p>24.7</text:p>
          </table:table-cell>
          <table:table-cell table:style-name="ce11" table:formula="of:=[$'source book prisoners'.K96]" office:value-type="float" office:value="386">
            <text:p>386</text:p>
          </table:table-cell>
          <table:table-cell table:style-name="ce11" table:formula="of:=[$'source book prisoners'.L96]" office:value-type="float" office:value="19">
            <text:p>19</text:p>
          </table:table-cell>
          <table:table-cell table:style-name="ce11" table:formula="of:=[.X96]+[.Y96]" office:value-type="float" office:value="405">
            <text:p>405</text:p>
          </table:table-cell>
          <table:table-cell/>
          <table:table-cell table:style-name="ce11" table:formula="of:=[$'source book prisoners'.O96]" office:value-type="float" office:value="0">
            <text:p/>
          </table:table-cell>
          <table:table-cell table:style-name="ce11" table:formula="of:=[$'source book prisoners'.N96]" office:value-type="float" office:value="318">
            <text:p>318</text:p>
          </table:table-cell>
          <table:table-cell table:style-name="ce11" table:formula="of:=[$'source book prisoners'.Q96]" office:value-type="float" office:value="230">
            <text:p>230</text:p>
          </table:table-cell>
          <table:table-cell table:style-name="ce11" table:formula="of:=[$'source book prisoners'.R96]" office:value-type="float" office:value="5">
            <text:p>5</text:p>
          </table:table-cell>
          <table:table-cell table:style-name="ce11" table:formula="of:=[.AD96]+[.AE96]" office:value-type="float" office:value="235">
            <text:p>235</text:p>
          </table:table-cell>
          <table:table-cell table:style-name="ce11" table:formula="of:=[$'source book prisoners'.T96]" office:value-type="float" office:value="0">
            <text:p/>
          </table:table-cell>
          <table:table-cell table:style-name="ce11" table:formula="of:=[$'source book prisoners'.U96]" office:value-type="float" office:value="0">
            <text:p/>
          </table:table-cell>
          <table:table-cell table:style-name="ce11" table:formula="of:=[$'source book prisoners'.V96]" office:value-type="float" office:value="0">
            <text:p/>
          </table:table-cell>
          <table:table-cell table:style-name="ce11" table:formula="of:=[$'source book prisoners'.W96]" office:value-type="float" office:value="0">
            <text:p/>
          </table:table-cell>
          <table:table-cell table:style-name="ce11" table:formula="of:=[$'source book prisoners'.X96]" office:value-type="float" office:value="0">
            <text:p/>
          </table:table-cell>
          <table:table-cell table:style-name="ce11" table:formula="of:=[$'source book prisoners'.Y96]" office:value-type="float" office:value="0">
            <text:p/>
          </table:table-cell>
          <table:table-cell table:style-name="ce11" table:formula="of:=[$'source book prisoners'.Z96]" office:value-type="float" office:value="0">
            <text:p/>
          </table:table-cell>
          <table:table-cell table:style-name="ce11" table:formula="of:=[$'source book prisoners'.AA96]" office:value-type="float" office:value="0">
            <text:p/>
          </table:table-cell>
          <table:table-cell table:style-name="ce11" table:formula="of:=[$'source book prisoners'.AB96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47">
            <text:p>1947</text:p>
          </table:table-cell>
          <table:table-cell table:style-name="ce11" table:formula="of:=[.D97]-[.C97]" office:value-type="float" office:value="3796.48012627128">
            <text:p>3796</text:p>
          </table:table-cell>
          <table:table-cell table:style-name="ce11" table:formula="of:=[.D97]/(1+[.E97])" office:value-type="float" office:value="166.519873728717">
            <text:p>167</text:p>
          </table:table-cell>
          <table:table-cell table:style-name="ce11" table:formula="of:=[.O97]" office:value-type="float" office:value="3963">
            <text:p>3963</text:p>
          </table:table-cell>
          <table:table-cell table:style-name="ce6" table:formula="of:=[.I97]" office:value-type="float" office:value="22.7989611165347">
            <text:p>22.8</text:p>
          </table:table-cell>
          <table:table-cell table:style-name="ce11" table:formula="of:=[.P97]+[.T97]+[.X97]+[.AC97]+[.AD97]+[.AG97]+[.AL97]+[.AM97]" office:value-type="float" office:value="3796.48012627128">
            <text:p>3796</text:p>
          </table:table-cell>
          <table:table-cell table:style-name="ce11" table:formula="of:=[.Q97]+[.U97]+[.Y97]+[.AB97]+[.AE97]+[.AH97]+[.AK97]+[.AN97]" office:value-type="float" office:value="166.519873728717">
            <text:p>167</text:p>
          </table:table-cell>
          <table:table-cell table:style-name="ce11" table:formula="of:=[.F97]+[.G97]" office:value-type="float" office:value="3963">
            <text:p>3963</text:p>
          </table:table-cell>
          <table:table-cell table:style-name="ce6" table:formula="of:=[.F97]/[.G97]" office:value-type="float" office:value="22.7989611165347">
            <text:p>22.8</text:p>
          </table:table-cell>
          <table:table-cell table:style-name="ce11" table:formula="of:=[.R97]+[.V97]+[.Z97]+[.AC97]+[.AF97]+[.AI97]+[.AL97]+[.AO97]" office:value-type="float" office:value="3963">
            <text:p>3963</text:p>
          </table:table-cell>
          <table:table-cell table:style-name="ce3" table:formula="of:=[.O97]-[.J97]" office:value-type="float" office:value="0">
            <text:p>0</text:p>
          </table:table-cell>
          <table:table-cell table:style-name="ce11"/>
          <table:table-cell table:style-name="ce11" table:formula="of:=[$'source book prisoners'.B97]" office:value-type="float" office:value="0">
            <text:p/>
          </table:table-cell>
          <table:table-cell table:style-name="ce11" table:formula="of:=[$'source book prisoners'.C97]" office:value-type="float" office:value="0">
            <text:p/>
          </table:table-cell>
          <table:table-cell table:style-name="ce11" table:formula="of:=[$'source book prisoners'.D97]" office:value-type="float" office:value="3963">
            <text:p>3963</text:p>
          </table:table-cell>
          <table:table-cell table:style-name="ce11" table:formula="of:=[.R97]-[.Q97]" office:value-type="float" office:value="1713.48012627128">
            <text:p>1713</text:p>
          </table:table-cell>
          <table:table-cell table:style-name="ce11" table:formula="of:=[.R97]/(1+[.S97])" office:value-type="float" office:value="94.519873728717">
            <text:p>95</text:p>
          </table:table-cell>
          <table:table-cell table:style-name="ce11" office:value-type="float" office:value="1808">
            <text:p>1808</text:p>
          </table:table-cell>
          <table:table-cell table:style-name="ce6" table:formula="of:=15*(32/15)^(([.A97]-[.A$93])/16)" office:value-type="float" office:value="18.1282523841406">
            <text:p>18.1</text:p>
          </table:table-cell>
          <table:table-cell table:style-name="ce11" table:formula="of:=[$'source book prisoners'.H97]" office:value-type="float" office:value="982">
            <text:p>982</text:p>
          </table:table-cell>
          <table:table-cell table:style-name="ce11" table:formula="of:=[$'source book prisoners'.I97]" office:value-type="float" office:value="40">
            <text:p>40</text:p>
          </table:table-cell>
          <table:table-cell table:style-name="ce11" table:formula="of:=[.T97]+[.U97]" office:value-type="float" office:value="1022">
            <text:p>1022</text:p>
          </table:table-cell>
          <table:table-cell table:style-name="ce6" table:formula="of:=[.T97]/[.U97]" office:value-type="float" office:value="24.55">
            <text:p>24.6</text:p>
          </table:table-cell>
          <table:table-cell table:style-name="ce11" table:formula="of:=[$'source book prisoners'.K97]" office:value-type="float" office:value="369">
            <text:p>369</text:p>
          </table:table-cell>
          <table:table-cell table:style-name="ce11" table:formula="of:=[$'source book prisoners'.L97]" office:value-type="float" office:value="20">
            <text:p>20</text:p>
          </table:table-cell>
          <table:table-cell table:style-name="ce11" table:formula="of:=[.X97]+[.Y97]" office:value-type="float" office:value="389">
            <text:p>389</text:p>
          </table:table-cell>
          <table:table-cell/>
          <table:table-cell table:style-name="ce11" table:formula="of:=[$'source book prisoners'.O97]" office:value-type="float" office:value="0">
            <text:p/>
          </table:table-cell>
          <table:table-cell table:style-name="ce11" table:formula="of:=[$'source book prisoners'.N97]" office:value-type="float" office:value="338">
            <text:p>338</text:p>
          </table:table-cell>
          <table:table-cell table:style-name="ce11" table:formula="of:=[$'source book prisoners'.Q97]" office:value-type="float" office:value="258">
            <text:p>258</text:p>
          </table:table-cell>
          <table:table-cell table:style-name="ce11" table:formula="of:=[$'source book prisoners'.R97]" office:value-type="float" office:value="9">
            <text:p>9</text:p>
          </table:table-cell>
          <table:table-cell table:style-name="ce11" table:formula="of:=[.AD97]+[.AE97]" office:value-type="float" office:value="267">
            <text:p>267</text:p>
          </table:table-cell>
          <table:table-cell table:style-name="ce11" table:formula="of:=[$'source book prisoners'.T97]" office:value-type="float" office:value="101">
            <text:p>101</text:p>
          </table:table-cell>
          <table:table-cell table:style-name="ce11" table:formula="of:=[$'source book prisoners'.U97]" office:value-type="float" office:value="3">
            <text:p>3</text:p>
          </table:table-cell>
          <table:table-cell table:style-name="ce11" table:formula="of:=[.AG97]+[.AH97]" office:value-type="float" office:value="104">
            <text:p>104</text:p>
          </table:table-cell>
          <table:table-cell/>
          <table:table-cell table:style-name="ce11" table:formula="of:=[$'source book prisoners'.X97]" office:value-type="float" office:value="0">
            <text:p/>
          </table:table-cell>
          <table:table-cell table:style-name="ce11" table:formula="of:=[$'source book prisoners'.W97]" office:value-type="float" office:value="35">
            <text:p>35</text:p>
          </table:table-cell>
          <table:table-cell table:style-name="ce11" table:formula="of:=[$'source book prisoners'.Z97]" office:value-type="float" office:value="0">
            <text:p/>
          </table:table-cell>
          <table:table-cell table:style-name="ce11" table:formula="of:=[$'source book prisoners'.AA97]" office:value-type="float" office:value="0">
            <text:p/>
          </table:table-cell>
          <table:table-cell table:style-name="ce11" table:formula="of:=[$'source book prisoners'.AB97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48">
            <text:p>1948</text:p>
          </table:table-cell>
          <table:table-cell table:style-name="ce11" table:formula="of:=[.D98]-[.C98]" office:value-type="float" office:value="3791.53445841317">
            <text:p>3792</text:p>
          </table:table-cell>
          <table:table-cell table:style-name="ce11" table:formula="of:=[.D98]/(1+[.E98])" office:value-type="float" office:value="159.465541586834">
            <text:p>159</text:p>
          </table:table-cell>
          <table:table-cell table:style-name="ce11" table:formula="of:=[.O98]" office:value-type="float" office:value="3951">
            <text:p>3951</text:p>
          </table:table-cell>
          <table:table-cell table:style-name="ce6" table:formula="of:=[.I98]" office:value-type="float" office:value="23.7765125975418">
            <text:p>23.8</text:p>
          </table:table-cell>
          <table:table-cell table:style-name="ce11" table:formula="of:=[.P98]+[.T98]+[.X98]+[.AC98]+[.AD98]+[.AG98]+[.AL98]+[.AM98]" office:value-type="float" office:value="3791.53445841317">
            <text:p>3792</text:p>
          </table:table-cell>
          <table:table-cell table:style-name="ce11" table:formula="of:=[.Q98]+[.U98]+[.Y98]+[.AB98]+[.AE98]+[.AH98]+[.AK98]+[.AN98]" office:value-type="float" office:value="159.465541586834">
            <text:p>159</text:p>
          </table:table-cell>
          <table:table-cell table:style-name="ce11" table:formula="of:=[.F98]+[.G98]" office:value-type="float" office:value="3951">
            <text:p>3951</text:p>
          </table:table-cell>
          <table:table-cell table:style-name="ce6" table:formula="of:=[.F98]/[.G98]" office:value-type="float" office:value="23.7765125975418">
            <text:p>23.8</text:p>
          </table:table-cell>
          <table:table-cell table:style-name="ce11" table:formula="of:=[.R98]+[.V98]+[.Z98]+[.AC98]+[.AF98]+[.AI98]+[.AL98]+[.AO98]" office:value-type="float" office:value="3951">
            <text:p>3951</text:p>
          </table:table-cell>
          <table:table-cell table:style-name="ce3" table:formula="of:=[.O98]-[.J98]" office:value-type="float" office:value="0">
            <text:p>0</text:p>
          </table:table-cell>
          <table:table-cell table:style-name="ce11"/>
          <table:table-cell table:style-name="ce11" table:formula="of:=[$'source book prisoners'.B98]" office:value-type="float" office:value="0">
            <text:p/>
          </table:table-cell>
          <table:table-cell table:style-name="ce11" table:formula="of:=[$'source book prisoners'.C98]" office:value-type="float" office:value="0">
            <text:p/>
          </table:table-cell>
          <table:table-cell table:style-name="ce11" table:formula="of:=[$'source book prisoners'.D98]" office:value-type="float" office:value="3951">
            <text:p>3951</text:p>
          </table:table-cell>
          <table:table-cell table:style-name="ce11" table:formula="of:=[.R98]-[.Q98]" office:value-type="float" office:value="1776.53445841317">
            <text:p>1777</text:p>
          </table:table-cell>
          <table:table-cell table:style-name="ce11" table:formula="of:=[.R98]/(1+[.S98])" office:value-type="float" office:value="93.4655415868335">
            <text:p>93</text:p>
          </table:table-cell>
          <table:table-cell table:style-name="ce11" office:value-type="float" office:value="1870">
            <text:p>1870</text:p>
          </table:table-cell>
          <table:table-cell table:style-name="ce6" table:formula="of:=15*(32/15)^(([.A98]-[.A$93])/16)" office:value-type="float" office:value="19.007373500989">
            <text:p>19.0</text:p>
          </table:table-cell>
          <table:table-cell table:style-name="ce11" table:formula="of:=[$'source book prisoners'.H98]" office:value-type="float" office:value="872">
            <text:p>872</text:p>
          </table:table-cell>
          <table:table-cell table:style-name="ce11" table:formula="of:=[$'source book prisoners'.I98]" office:value-type="float" office:value="40">
            <text:p>40</text:p>
          </table:table-cell>
          <table:table-cell table:style-name="ce11" table:formula="of:=[.T98]+[.U98]" office:value-type="float" office:value="912">
            <text:p>912</text:p>
          </table:table-cell>
          <table:table-cell table:style-name="ce6" table:formula="of:=[.T98]/[.U98]" office:value-type="float" office:value="21.8">
            <text:p>21.8</text:p>
          </table:table-cell>
          <table:table-cell table:style-name="ce11" table:formula="of:=[$'source book prisoners'.K98]" office:value-type="float" office:value="388">
            <text:p>388</text:p>
          </table:table-cell>
          <table:table-cell table:style-name="ce11" table:formula="of:=[$'source book prisoners'.L98]" office:value-type="float" office:value="15">
            <text:p>15</text:p>
          </table:table-cell>
          <table:table-cell table:style-name="ce11" table:formula="of:=[.X98]+[.Y98]" office:value-type="float" office:value="403">
            <text:p>403</text:p>
          </table:table-cell>
          <table:table-cell/>
          <table:table-cell table:style-name="ce11" table:formula="of:=[$'source book prisoners'.O98]" office:value-type="float" office:value="0">
            <text:p/>
          </table:table-cell>
          <table:table-cell table:style-name="ce11" table:formula="of:=[$'source book prisoners'.N98]" office:value-type="float" office:value="365">
            <text:p>365</text:p>
          </table:table-cell>
          <table:table-cell table:style-name="ce11" table:formula="of:=[$'source book prisoners'.Q98]" office:value-type="float" office:value="255">
            <text:p>255</text:p>
          </table:table-cell>
          <table:table-cell table:style-name="ce11" table:formula="of:=[$'source book prisoners'.R98]" office:value-type="float" office:value="9">
            <text:p>9</text:p>
          </table:table-cell>
          <table:table-cell table:style-name="ce11" table:formula="of:=[.AD98]+[.AE98]" office:value-type="float" office:value="264">
            <text:p>264</text:p>
          </table:table-cell>
          <table:table-cell table:style-name="ce11" table:formula="of:=[$'source book prisoners'.T98]" office:value-type="float" office:value="92">
            <text:p>92</text:p>
          </table:table-cell>
          <table:table-cell table:style-name="ce11" table:formula="of:=[$'source book prisoners'.U98]" office:value-type="float" office:value="2">
            <text:p>2</text:p>
          </table:table-cell>
          <table:table-cell table:style-name="ce11" table:formula="of:=[.AG98]+[.AH98]" office:value-type="float" office:value="94">
            <text:p>94</text:p>
          </table:table-cell>
          <table:table-cell/>
          <table:table-cell table:style-name="ce11" table:formula="of:=[$'source book prisoners'.X98]" office:value-type="float" office:value="0">
            <text:p/>
          </table:table-cell>
          <table:table-cell table:style-name="ce11" table:formula="of:=[$'source book prisoners'.W98]" office:value-type="float" office:value="43">
            <text:p>43</text:p>
          </table:table-cell>
          <table:table-cell table:style-name="ce11" table:formula="of:=[$'source book prisoners'.Z98]" office:value-type="float" office:value="0">
            <text:p/>
          </table:table-cell>
          <table:table-cell table:style-name="ce11" table:formula="of:=[$'source book prisoners'.AA98]" office:value-type="float" office:value="0">
            <text:p/>
          </table:table-cell>
          <table:table-cell table:style-name="ce11" table:formula="of:=[$'source book prisoners'.AB98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49">
            <text:p>1949</text:p>
          </table:table-cell>
          <table:table-cell table:style-name="ce11" table:formula="of:=[.D99]-[.C99]" office:value-type="float" office:value="3961.97513995823">
            <text:p>3962</text:p>
          </table:table-cell>
          <table:table-cell table:style-name="ce11" table:formula="of:=[.D99]/(1+[.E99])" office:value-type="float" office:value="165.02486004177">
            <text:p>165</text:p>
          </table:table-cell>
          <table:table-cell table:style-name="ce11" table:formula="of:=[.O99]" office:value-type="float" office:value="4127">
            <text:p>4127</text:p>
          </table:table-cell>
          <table:table-cell table:style-name="ce6" table:formula="of:=[.I99]" office:value-type="float" office:value="24.0083532805627">
            <text:p>24.0</text:p>
          </table:table-cell>
          <table:table-cell table:style-name="ce11" table:formula="of:=[.P99]+[.T99]+[.X99]+[.AC99]+[.AD99]+[.AG99]+[.AL99]+[.AM99]" office:value-type="float" office:value="3961.97513995823">
            <text:p>3962</text:p>
          </table:table-cell>
          <table:table-cell table:style-name="ce11" table:formula="of:=[.Q99]+[.U99]+[.Y99]+[.AB99]+[.AE99]+[.AH99]+[.AK99]+[.AN99]" office:value-type="float" office:value="165.02486004177">
            <text:p>165</text:p>
          </table:table-cell>
          <table:table-cell table:style-name="ce11" table:formula="of:=[.F99]+[.G99]" office:value-type="float" office:value="4127">
            <text:p>4127</text:p>
          </table:table-cell>
          <table:table-cell table:style-name="ce6" table:formula="of:=[.F99]/[.G99]" office:value-type="float" office:value="24.0083532805627">
            <text:p>24.0</text:p>
          </table:table-cell>
          <table:table-cell table:style-name="ce11" table:formula="of:=[.R99]+[.V99]+[.Z99]+[.AC99]+[.AF99]+[.AI99]+[.AL99]+[.AO99]" office:value-type="float" office:value="4127">
            <text:p>4127</text:p>
          </table:table-cell>
          <table:table-cell table:style-name="ce3" table:formula="of:=[.O99]-[.J99]" office:value-type="float" office:value="0">
            <text:p>0</text:p>
          </table:table-cell>
          <table:table-cell table:style-name="ce11"/>
          <table:table-cell table:style-name="ce11" table:formula="of:=[$'source book prisoners'.B99]" office:value-type="float" office:value="0">
            <text:p/>
          </table:table-cell>
          <table:table-cell table:style-name="ce11" table:formula="of:=[$'source book prisoners'.C99]" office:value-type="float" office:value="0">
            <text:p/>
          </table:table-cell>
          <table:table-cell table:style-name="ce11" table:formula="of:=[$'source book prisoners'.D99]" office:value-type="float" office:value="4127">
            <text:p>4127</text:p>
          </table:table-cell>
          <table:table-cell table:style-name="ce11" table:formula="of:=[.R99]-[.Q99]" office:value-type="float" office:value="1833.97513995823">
            <text:p>1834</text:p>
          </table:table-cell>
          <table:table-cell table:style-name="ce11" table:formula="of:=[.R99]/(1+[.S99])" office:value-type="float" office:value="92.0248600417702">
            <text:p>92</text:p>
          </table:table-cell>
          <table:table-cell table:style-name="ce11" office:value-type="float" office:value="1926">
            <text:p>1926</text:p>
          </table:table-cell>
          <table:table-cell table:style-name="ce6" table:formula="of:=15*(32/15)^(([.A99]-[.A$93])/16)" office:value-type="float" office:value="19.9291271850431">
            <text:p>19.9</text:p>
          </table:table-cell>
          <table:table-cell table:style-name="ce11" table:formula="of:=[$'source book prisoners'.H99]" office:value-type="float" office:value="980">
            <text:p>980</text:p>
          </table:table-cell>
          <table:table-cell table:style-name="ce11" table:formula="of:=[$'source book prisoners'.I99]" office:value-type="float" office:value="44">
            <text:p>44</text:p>
          </table:table-cell>
          <table:table-cell table:style-name="ce11" table:formula="of:=[.T99]+[.U99]" office:value-type="float" office:value="1024">
            <text:p>1024</text:p>
          </table:table-cell>
          <table:table-cell table:style-name="ce6" table:formula="of:=[.T99]/[.U99]" office:value-type="float" office:value="22.2727272727273">
            <text:p>22.3</text:p>
          </table:table-cell>
          <table:table-cell table:style-name="ce11" table:formula="of:=[$'source book prisoners'.K99]" office:value-type="float" office:value="405">
            <text:p>405</text:p>
          </table:table-cell>
          <table:table-cell table:style-name="ce11" table:formula="of:=[$'source book prisoners'.L99]" office:value-type="float" office:value="16">
            <text:p>16</text:p>
          </table:table-cell>
          <table:table-cell table:style-name="ce11" table:formula="of:=[.X99]+[.Y99]" office:value-type="float" office:value="421">
            <text:p>421</text:p>
          </table:table-cell>
          <table:table-cell/>
          <table:table-cell table:style-name="ce11" table:formula="of:=[$'source book prisoners'.O99]" office:value-type="float" office:value="0">
            <text:p/>
          </table:table-cell>
          <table:table-cell table:style-name="ce11" table:formula="of:=[$'source book prisoners'.N99]" office:value-type="float" office:value="370">
            <text:p>370</text:p>
          </table:table-cell>
          <table:table-cell table:style-name="ce11" table:formula="of:=[$'source book prisoners'.Q99]" office:value-type="float" office:value="229">
            <text:p>229</text:p>
          </table:table-cell>
          <table:table-cell table:style-name="ce11" table:formula="of:=[$'source book prisoners'.R99]" office:value-type="float" office:value="9">
            <text:p>9</text:p>
          </table:table-cell>
          <table:table-cell table:style-name="ce11" table:formula="of:=[.AD99]+[.AE99]" office:value-type="float" office:value="238">
            <text:p>238</text:p>
          </table:table-cell>
          <table:table-cell table:style-name="ce11" table:formula="of:=[$'source book prisoners'.T99]" office:value-type="float" office:value="101">
            <text:p>101</text:p>
          </table:table-cell>
          <table:table-cell table:style-name="ce11" table:formula="of:=[$'source book prisoners'.U99]" office:value-type="float" office:value="4">
            <text:p>4</text:p>
          </table:table-cell>
          <table:table-cell table:style-name="ce11" table:formula="of:=[.AG99]+[.AH99]" office:value-type="float" office:value="105">
            <text:p>105</text:p>
          </table:table-cell>
          <table:table-cell/>
          <table:table-cell table:style-name="ce11" table:formula="of:=[$'source book prisoners'.X99]" office:value-type="float" office:value="0">
            <text:p/>
          </table:table-cell>
          <table:table-cell table:style-name="ce11" table:formula="of:=[$'source book prisoners'.W99]" office:value-type="float" office:value="43">
            <text:p>43</text:p>
          </table:table-cell>
          <table:table-cell table:style-name="ce11" table:formula="of:=[$'source book prisoners'.Z99]" office:value-type="float" office:value="0">
            <text:p/>
          </table:table-cell>
          <table:table-cell table:style-name="ce11" table:formula="of:=[$'source book prisoners'.AA99]" office:value-type="float" office:value="0">
            <text:p/>
          </table:table-cell>
          <table:table-cell table:style-name="ce11" table:formula="of:=[$'source book prisoners'.AB99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50">
            <text:p>1950</text:p>
          </table:table-cell>
          <table:table-cell table:style-name="ce11" table:formula="of:=[.D100]-[.C100]" office:value-type="float" office:value="4159.97706662011">
            <text:p>4160</text:p>
          </table:table-cell>
          <table:table-cell table:style-name="ce11" table:formula="of:=[.D100]/(1+[.E100])" office:value-type="float" office:value="178.022933379886">
            <text:p>178</text:p>
          </table:table-cell>
          <table:table-cell table:style-name="ce11" table:formula="of:=[.O100]" office:value-type="float" office:value="4338">
            <text:p>4338</text:p>
          </table:table-cell>
          <table:table-cell table:style-name="ce6" table:formula="of:=[.I100]" office:value-type="float" office:value="23.3676470083946">
            <text:p>23.4</text:p>
          </table:table-cell>
          <table:table-cell table:style-name="ce11" table:formula="of:=[.P100]+[.T100]+[.X100]+[.AA100]+[.AD100]+[.AG100]+[.AL100]+[.AM100]" office:value-type="float" office:value="4159.97706662011">
            <text:p>4160</text:p>
          </table:table-cell>
          <table:table-cell table:style-name="ce11" table:formula="of:=[.Q100]+[.U100]+[.Y100]+[.AB100]+[.AE100]+[.AH100]+[.AK100]+[.AN100]" office:value-type="float" office:value="178.022933379886">
            <text:p>178</text:p>
          </table:table-cell>
          <table:table-cell table:style-name="ce11" table:formula="of:=[.F100]+[.G100]" office:value-type="float" office:value="4338">
            <text:p>4338</text:p>
          </table:table-cell>
          <table:table-cell table:style-name="ce6" table:formula="of:=[.F100]/[.G100]" office:value-type="float" office:value="23.3676470083946">
            <text:p>23.4</text:p>
          </table:table-cell>
          <table:table-cell table:style-name="ce11" table:formula="of:=[.R100]+[.V100]+[.Z100]+[.AC100]+[.AF100]+[.AI100]+[.AL100]+[.AO100]" office:value-type="float" office:value="4338">
            <text:p>4338</text:p>
          </table:table-cell>
          <table:table-cell table:style-name="ce3" table:formula="of:=[.O100]-[.J100]" office:value-type="float" office:value="0">
            <text:p>0</text:p>
          </table:table-cell>
          <table:table-cell table:style-name="ce11"/>
          <table:table-cell table:style-name="ce11" table:formula="of:=[$'source book prisoners'.B100]" office:value-type="float" office:value="0">
            <text:p/>
          </table:table-cell>
          <table:table-cell table:style-name="ce11" table:formula="of:=[$'source book prisoners'.C100]" office:value-type="float" office:value="0">
            <text:p/>
          </table:table-cell>
          <table:table-cell table:style-name="ce11" table:formula="of:=[$'source book prisoners'.D100]" office:value-type="float" office:value="4338">
            <text:p>4338</text:p>
          </table:table-cell>
          <table:table-cell table:style-name="ce11" table:formula="of:=[.R100]-[.Q100]" office:value-type="float" office:value="1901.97706662011">
            <text:p>1902</text:p>
          </table:table-cell>
          <table:table-cell table:style-name="ce11" table:formula="of:=[.R100]/(1+[.S100])" office:value-type="float" office:value="91.0229333798858">
            <text:p>91</text:p>
          </table:table-cell>
          <table:table-cell table:style-name="ce11" office:value-type="float" office:value="1993">
            <text:p>1993</text:p>
          </table:table-cell>
          <table:table-cell table:style-name="ce6" table:formula="of:=15*(32/15)^(([.A100]-[.A$93])/16)" office:value-type="float" office:value="20.8955808827011">
            <text:p>20.9</text:p>
          </table:table-cell>
          <table:table-cell table:style-name="ce11" table:formula="of:=[$'source book prisoners'.H100]" office:value-type="float" office:value="1030">
            <text:p>1030</text:p>
          </table:table-cell>
          <table:table-cell table:style-name="ce11" table:formula="of:=[$'source book prisoners'.I100]" office:value-type="float" office:value="51">
            <text:p>51</text:p>
          </table:table-cell>
          <table:table-cell table:style-name="ce11" table:formula="of:=[.T100]+[.U100]" office:value-type="float" office:value="1081">
            <text:p>1081</text:p>
          </table:table-cell>
          <table:table-cell table:style-name="ce6" table:formula="of:=[.T100]/[.U100]" office:value-type="float" office:value="20.1960784313725">
            <text:p>20.2</text:p>
          </table:table-cell>
          <table:table-cell table:style-name="ce11" table:formula="of:=[$'source book prisoners'.K100]" office:value-type="float" office:value="448">
            <text:p>448</text:p>
          </table:table-cell>
          <table:table-cell table:style-name="ce11" table:formula="of:=[$'source book prisoners'.L100]" office:value-type="float" office:value="11">
            <text:p>11</text:p>
          </table:table-cell>
          <table:table-cell table:style-name="ce11" table:formula="of:=[.X100]+[.Y100]" office:value-type="float" office:value="459">
            <text:p>459</text:p>
          </table:table-cell>
          <table:table-cell table:style-name="ce11" table:formula="of:=[$'source book prisoners'.N100]" office:value-type="float" office:value="381">
            <text:p>381</text:p>
          </table:table-cell>
          <table:table-cell table:style-name="ce11" table:formula="of:=[$'source book prisoners'.O100]" office:value-type="float" office:value="13">
            <text:p>13</text:p>
          </table:table-cell>
          <table:table-cell table:style-name="ce11" table:formula="of:=[.AA100]+[.AB100]" office:value-type="float" office:value="394">
            <text:p>394</text:p>
          </table:table-cell>
          <table:table-cell table:style-name="ce11" table:formula="of:=[$'source book prisoners'.Q100]" office:value-type="float" office:value="247">
            <text:p>247</text:p>
          </table:table-cell>
          <table:table-cell table:style-name="ce11" table:formula="of:=[$'source book prisoners'.R100]" office:value-type="float" office:value="8">
            <text:p>8</text:p>
          </table:table-cell>
          <table:table-cell table:style-name="ce11" table:formula="of:=[.AD100]+[.AE100]" office:value-type="float" office:value="255">
            <text:p>255</text:p>
          </table:table-cell>
          <table:table-cell table:style-name="ce11" table:formula="of:=[$'source book prisoners'.T100]" office:value-type="float" office:value="114">
            <text:p>114</text:p>
          </table:table-cell>
          <table:table-cell table:style-name="ce11" table:formula="of:=[$'source book prisoners'.U100]" office:value-type="float" office:value="4">
            <text:p>4</text:p>
          </table:table-cell>
          <table:table-cell table:style-name="ce11" table:formula="of:=[.AG100]+[.AH100]" office:value-type="float" office:value="118">
            <text:p>118</text:p>
          </table:table-cell>
          <table:table-cell/>
          <table:table-cell table:style-name="ce11" table:formula="of:=[$'source book prisoners'.X100]" office:value-type="float" office:value="0">
            <text:p/>
          </table:table-cell>
          <table:table-cell table:style-name="ce11" table:formula="of:=[$'source book prisoners'.W100]" office:value-type="float" office:value="38">
            <text:p>38</text:p>
          </table:table-cell>
          <table:table-cell table:style-name="ce11" table:formula="of:=[$'source book prisoners'.Z100]" office:value-type="float" office:value="0">
            <text:p/>
          </table:table-cell>
          <table:table-cell table:style-name="ce11" table:formula="of:=[$'source book prisoners'.AA100]" office:value-type="float" office:value="0">
            <text:p/>
          </table:table-cell>
          <table:table-cell table:style-name="ce11" table:formula="of:=[$'source book prisoners'.AB100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51">
            <text:p>1951</text:p>
          </table:table-cell>
          <table:table-cell table:style-name="ce11" table:formula="of:=[.D101]-[.C101]" office:value-type="float" office:value="4398.72543901935">
            <text:p>4399</text:p>
          </table:table-cell>
          <table:table-cell table:style-name="ce11" table:formula="of:=[.D101]/(1+[.E101])" office:value-type="float" office:value="178.274560980652">
            <text:p>178</text:p>
          </table:table-cell>
          <table:table-cell table:style-name="ce11" table:formula="of:=[.O101]" office:value-type="float" office:value="4577">
            <text:p>4577</text:p>
          </table:table-cell>
          <table:table-cell table:style-name="ce6" table:formula="of:=[.I101]" office:value-type="float" office:value="24.6738817631796">
            <text:p>24.7</text:p>
          </table:table-cell>
          <table:table-cell table:style-name="ce11" table:formula="of:=[.P101]+[.T101]+[.X101]+[.AA101]+[.AD101]+[.AG101]+[.AL101]+[.AM101]" office:value-type="float" office:value="4398.72543901935">
            <text:p>4399</text:p>
          </table:table-cell>
          <table:table-cell table:style-name="ce11" table:formula="of:=[.Q101]+[.U101]+[.Y101]+[.AB101]+[.AE101]+[.AH101]+[.AK101]+[.AN101]" office:value-type="float" office:value="178.274560980652">
            <text:p>178</text:p>
          </table:table-cell>
          <table:table-cell table:style-name="ce11" table:formula="of:=[.F101]+[.G101]" office:value-type="float" office:value="4577">
            <text:p>4577</text:p>
          </table:table-cell>
          <table:table-cell table:style-name="ce6" table:formula="of:=[.F101]/[.G101]" office:value-type="float" office:value="24.6738817631796">
            <text:p>24.7</text:p>
          </table:table-cell>
          <table:table-cell table:style-name="ce11" table:formula="of:=[.R101]+[.V101]+[.Z101]+[.AC101]+[.AF101]+[.AI101]+[.AL101]+[.AO101]" office:value-type="float" office:value="4577">
            <text:p>4577</text:p>
          </table:table-cell>
          <table:table-cell table:style-name="ce3" table:formula="of:=[.O101]-[.J101]" office:value-type="float" office:value="0">
            <text:p>0</text:p>
          </table:table-cell>
          <table:table-cell table:style-name="ce11"/>
          <table:table-cell table:style-name="ce11" table:formula="of:=[$'source book prisoners'.B101]" office:value-type="float" office:value="0">
            <text:p/>
          </table:table-cell>
          <table:table-cell table:style-name="ce11" table:formula="of:=[$'source book prisoners'.C101]" office:value-type="float" office:value="0">
            <text:p/>
          </table:table-cell>
          <table:table-cell table:style-name="ce11" table:formula="of:=[$'source book prisoners'.D101]" office:value-type="float" office:value="4577">
            <text:p>4577</text:p>
          </table:table-cell>
          <table:table-cell table:style-name="ce11" table:formula="of:=[.R101]-[.Q101]" office:value-type="float" office:value="1999.72543901935">
            <text:p>2000</text:p>
          </table:table-cell>
          <table:table-cell table:style-name="ce11" table:formula="of:=[.R101]/(1+[.S101])" office:value-type="float" office:value="91.2745609806516">
            <text:p>91</text:p>
          </table:table-cell>
          <table:table-cell table:style-name="ce11" office:value-type="float" office:value="2091">
            <text:p>2091</text:p>
          </table:table-cell>
          <table:table-cell table:style-name="ce6" table:formula="of:=15*(32/15)^(([.A101]-[.A$93])/16)" office:value-type="float" office:value="21.9089023002066">
            <text:p>21.9</text:p>
          </table:table-cell>
          <table:table-cell table:style-name="ce11" table:formula="of:=[$'source book prisoners'.H101]" office:value-type="float" office:value="1050">
            <text:p>1050</text:p>
          </table:table-cell>
          <table:table-cell table:style-name="ce11" table:formula="of:=[$'source book prisoners'.I101]" office:value-type="float" office:value="52">
            <text:p>52</text:p>
          </table:table-cell>
          <table:table-cell table:style-name="ce11" table:formula="of:=[.T101]+[.U101]" office:value-type="float" office:value="1102">
            <text:p>1102</text:p>
          </table:table-cell>
          <table:table-cell table:style-name="ce6" table:formula="of:=[.T101]/[.U101]" office:value-type="float" office:value="20.1923076923077">
            <text:p>20.2</text:p>
          </table:table-cell>
          <table:table-cell table:style-name="ce11" table:formula="of:=[$'source book prisoners'.K101]" office:value-type="float" office:value="482">
            <text:p>482</text:p>
          </table:table-cell>
          <table:table-cell table:style-name="ce11" table:formula="of:=[$'source book prisoners'.L101]" office:value-type="float" office:value="11">
            <text:p>11</text:p>
          </table:table-cell>
          <table:table-cell table:style-name="ce11" table:formula="of:=[.X101]+[.Y101]" office:value-type="float" office:value="493">
            <text:p>493</text:p>
          </table:table-cell>
          <table:table-cell table:style-name="ce11" table:formula="of:=[$'source book prisoners'.N101]" office:value-type="float" office:value="406">
            <text:p>406</text:p>
          </table:table-cell>
          <table:table-cell table:style-name="ce11" table:formula="of:=[$'source book prisoners'.O101]" office:value-type="float" office:value="12">
            <text:p>12</text:p>
          </table:table-cell>
          <table:table-cell table:style-name="ce11" table:formula="of:=[.AA101]+[.AB101]" office:value-type="float" office:value="418">
            <text:p>418</text:p>
          </table:table-cell>
          <table:table-cell table:style-name="ce11" table:formula="of:=[$'source book prisoners'.Q101]" office:value-type="float" office:value="287">
            <text:p>287</text:p>
          </table:table-cell>
          <table:table-cell table:style-name="ce11" table:formula="of:=[$'source book prisoners'.R101]" office:value-type="float" office:value="7">
            <text:p>7</text:p>
          </table:table-cell>
          <table:table-cell table:style-name="ce11" table:formula="of:=[.AD101]+[.AE101]" office:value-type="float" office:value="294">
            <text:p>294</text:p>
          </table:table-cell>
          <table:table-cell table:style-name="ce11" table:formula="of:=[$'source book prisoners'.T101]" office:value-type="float" office:value="120">
            <text:p>120</text:p>
          </table:table-cell>
          <table:table-cell table:style-name="ce11" table:formula="of:=[$'source book prisoners'.U101]" office:value-type="float" office:value="5">
            <text:p>5</text:p>
          </table:table-cell>
          <table:table-cell table:style-name="ce11" table:formula="of:=[.AG101]+[.AH101]" office:value-type="float" office:value="125">
            <text:p>125</text:p>
          </table:table-cell>
          <table:table-cell/>
          <table:table-cell table:style-name="ce11" table:formula="of:=[$'source book prisoners'.X101]" office:value-type="float" office:value="0">
            <text:p/>
          </table:table-cell>
          <table:table-cell table:style-name="ce11" table:formula="of:=[$'source book prisoners'.W101]" office:value-type="float" office:value="54">
            <text:p>54</text:p>
          </table:table-cell>
          <table:table-cell table:style-name="ce11" table:formula="of:=[$'source book prisoners'.Z101]" office:value-type="float" office:value="0">
            <text:p/>
          </table:table-cell>
          <table:table-cell table:style-name="ce11" table:formula="of:=[$'source book prisoners'.AA101]" office:value-type="float" office:value="0">
            <text:p/>
          </table:table-cell>
          <table:table-cell table:style-name="ce11" table:formula="of:=[$'source book prisoners'.AB101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52">
            <text:p>1952</text:p>
          </table:table-cell>
          <table:table-cell table:style-name="ce11" table:formula="of:=[.D102]-[.C102]" office:value-type="float" office:value="5053.30009547889">
            <text:p>5053</text:p>
          </table:table-cell>
          <table:table-cell table:style-name="ce11" table:formula="of:=[.D102]/(1+[.E102])" office:value-type="float" office:value="190.69990452111">
            <text:p>191</text:p>
          </table:table-cell>
          <table:table-cell table:style-name="ce11" table:formula="of:=[.O102]" office:value-type="float" office:value="5244">
            <text:p>5244</text:p>
          </table:table-cell>
          <table:table-cell table:style-name="ce6" table:formula="of:=[.I102]" office:value-type="float" office:value="26.4987028083147">
            <text:p>26.5</text:p>
          </table:table-cell>
          <table:table-cell table:style-name="ce11" table:formula="of:=[.P102]+[.T102]+[.X102]+[.AA102]+[.AD102]+[.AG102]+[.AL102]+[.AM102]" office:value-type="float" office:value="5053.30009547889">
            <text:p>5053</text:p>
          </table:table-cell>
          <table:table-cell table:style-name="ce11" table:formula="of:=[.Q102]+[.U102]+[.Y102]+[.AB102]+[.AE102]+[.AH102]+[.AK102]+[.AN102]" office:value-type="float" office:value="190.69990452111">
            <text:p>191</text:p>
          </table:table-cell>
          <table:table-cell table:style-name="ce11" table:formula="of:=[.F102]+[.G102]" office:value-type="float" office:value="5244">
            <text:p>5244</text:p>
          </table:table-cell>
          <table:table-cell table:style-name="ce6" table:formula="of:=[.F102]/[.G102]" office:value-type="float" office:value="26.4987028083147">
            <text:p>26.5</text:p>
          </table:table-cell>
          <table:table-cell table:style-name="ce11" table:formula="of:=[.R102]+[.V102]+[.Z102]+[.AC102]+[.AF102]+[.AI102]+[.AL102]+[.AO102]" office:value-type="float" office:value="5244">
            <text:p>5244</text:p>
          </table:table-cell>
          <table:table-cell table:style-name="ce3" table:formula="of:=[.O102]-[.J102]" office:value-type="float" office:value="0">
            <text:p>0</text:p>
          </table:table-cell>
          <table:table-cell table:style-name="ce11"/>
          <table:table-cell table:style-name="ce11" table:formula="of:=[$'source book prisoners'.B102]" office:value-type="float" office:value="0">
            <text:p/>
          </table:table-cell>
          <table:table-cell table:style-name="ce11" table:formula="of:=[$'source book prisoners'.C102]" office:value-type="float" office:value="0">
            <text:p/>
          </table:table-cell>
          <table:table-cell table:style-name="ce11" table:formula="of:=[$'source book prisoners'.D102]" office:value-type="float" office:value="5244">
            <text:p>5244</text:p>
          </table:table-cell>
          <table:table-cell table:style-name="ce11" table:formula="of:=[.R102]-[.Q102]" office:value-type="float" office:value="2244.30009547889">
            <text:p>2244</text:p>
          </table:table-cell>
          <table:table-cell table:style-name="ce11" table:formula="of:=[.R102]/(1+[.S102])" office:value-type="float" office:value="97.6999045211101">
            <text:p>98</text:p>
          </table:table-cell>
          <table:table-cell table:style-name="ce11" office:value-type="float" office:value="2342">
            <text:p>2342</text:p>
          </table:table-cell>
          <table:table-cell table:style-name="ce6" table:formula="of:=15*(32/15)^(([.A102]-[.A$93])/16)" office:value-type="float" office:value="22.9713642657037">
            <text:p>23.0</text:p>
          </table:table-cell>
          <table:table-cell table:style-name="ce11" table:formula="of:=[$'source book prisoners'.H102]" office:value-type="float" office:value="1258">
            <text:p>1258</text:p>
          </table:table-cell>
          <table:table-cell table:style-name="ce11" table:formula="of:=[$'source book prisoners'.I102]" office:value-type="float" office:value="53">
            <text:p>53</text:p>
          </table:table-cell>
          <table:table-cell table:style-name="ce11" table:formula="of:=[.T102]+[.U102]" office:value-type="float" office:value="1311">
            <text:p>1311</text:p>
          </table:table-cell>
          <table:table-cell table:style-name="ce6" table:formula="of:=[.T102]/[.U102]" office:value-type="float" office:value="23.7358490566038">
            <text:p>23.7</text:p>
          </table:table-cell>
          <table:table-cell table:style-name="ce11" table:formula="of:=[$'source book prisoners'.K102]" office:value-type="float" office:value="533">
            <text:p>533</text:p>
          </table:table-cell>
          <table:table-cell table:style-name="ce11" table:formula="of:=[$'source book prisoners'.L102]" office:value-type="float" office:value="15">
            <text:p>15</text:p>
          </table:table-cell>
          <table:table-cell table:style-name="ce11" table:formula="of:=[.X102]+[.Y102]" office:value-type="float" office:value="548">
            <text:p>548</text:p>
          </table:table-cell>
          <table:table-cell table:style-name="ce11" table:formula="of:=[$'source book prisoners'.N102]" office:value-type="float" office:value="427">
            <text:p>427</text:p>
          </table:table-cell>
          <table:table-cell table:style-name="ce11" table:formula="of:=[$'source book prisoners'.O102]" office:value-type="float" office:value="12">
            <text:p>12</text:p>
          </table:table-cell>
          <table:table-cell table:style-name="ce11" table:formula="of:=[.AA102]+[.AB102]" office:value-type="float" office:value="439">
            <text:p>439</text:p>
          </table:table-cell>
          <table:table-cell table:style-name="ce11" table:formula="of:=[$'source book prisoners'.Q102]" office:value-type="float" office:value="400">
            <text:p>400</text:p>
          </table:table-cell>
          <table:table-cell table:style-name="ce11" table:formula="of:=[$'source book prisoners'.R102]" office:value-type="float" office:value="8">
            <text:p>8</text:p>
          </table:table-cell>
          <table:table-cell table:style-name="ce11" table:formula="of:=[.AD102]+[.AE102]" office:value-type="float" office:value="408">
            <text:p>408</text:p>
          </table:table-cell>
          <table:table-cell table:style-name="ce11" table:formula="of:=[$'source book prisoners'.T102]" office:value-type="float" office:value="136">
            <text:p>136</text:p>
          </table:table-cell>
          <table:table-cell table:style-name="ce11" table:formula="of:=[$'source book prisoners'.U102]" office:value-type="float" office:value="5">
            <text:p>5</text:p>
          </table:table-cell>
          <table:table-cell table:style-name="ce11" table:formula="of:=[.AG102]+[.AH102]" office:value-type="float" office:value="141">
            <text:p>141</text:p>
          </table:table-cell>
          <table:table-cell/>
          <table:table-cell table:style-name="ce11" table:formula="of:=[$'source book prisoners'.X102]" office:value-type="float" office:value="0">
            <text:p/>
          </table:table-cell>
          <table:table-cell table:style-name="ce11" table:formula="of:=[$'source book prisoners'.W102]" office:value-type="float" office:value="55">
            <text:p>55</text:p>
          </table:table-cell>
          <table:table-cell table:style-name="ce11" table:formula="of:=[$'source book prisoners'.Z102]" office:value-type="float" office:value="0">
            <text:p/>
          </table:table-cell>
          <table:table-cell table:style-name="ce11" table:formula="of:=[$'source book prisoners'.AA102]" office:value-type="float" office:value="0">
            <text:p/>
          </table:table-cell>
          <table:table-cell table:style-name="ce11" table:formula="of:=[$'source book prisoners'.AB102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53">
            <text:p>1953</text:p>
          </table:table-cell>
          <table:table-cell table:style-name="ce11" table:formula="of:=[.D103]-[.C103]" office:value-type="float" office:value="5068.62512520434">
            <text:p>5069</text:p>
          </table:table-cell>
          <table:table-cell table:style-name="ce11" table:formula="of:=[.D103]/(1+[.E103])" office:value-type="float" office:value="186.37487479566">
            <text:p>186</text:p>
          </table:table-cell>
          <table:table-cell table:style-name="ce11" table:formula="of:=[.O103]" office:value-type="float" office:value="5255">
            <text:p>5255</text:p>
          </table:table-cell>
          <table:table-cell table:style-name="ce6" table:formula="of:=[.I103]" office:value-type="float" office:value="27.1958606585869">
            <text:p>27.2</text:p>
          </table:table-cell>
          <table:table-cell table:style-name="ce11" table:formula="of:=[.P103]+[.T103]+[.X103]+[.AA103]+[.AD103]+[.AG103]+[.AL103]+[.AM103]" office:value-type="float" office:value="5068.62512520434">
            <text:p>5069</text:p>
          </table:table-cell>
          <table:table-cell table:style-name="ce11" table:formula="of:=[.Q103]+[.U103]+[.Y103]+[.AB103]+[.AE103]+[.AH103]+[.AK103]+[.AN103]" office:value-type="float" office:value="186.37487479566">
            <text:p>186</text:p>
          </table:table-cell>
          <table:table-cell table:style-name="ce11" table:formula="of:=[.F103]+[.G103]" office:value-type="float" office:value="5255">
            <text:p>5255</text:p>
          </table:table-cell>
          <table:table-cell table:style-name="ce6" table:formula="of:=[.F103]/[.G103]" office:value-type="float" office:value="27.1958606585869">
            <text:p>27.2</text:p>
          </table:table-cell>
          <table:table-cell table:style-name="ce11" table:formula="of:=[.R103]+[.V103]+[.Z103]+[.AC103]+[.AF103]+[.AI103]+[.AL103]+[.AO103]" office:value-type="float" office:value="5255">
            <text:p>5255</text:p>
          </table:table-cell>
          <table:table-cell table:style-name="ce3" table:formula="of:=[.O103]-[.J103]" office:value-type="float" office:value="0">
            <text:p>0</text:p>
          </table:table-cell>
          <table:table-cell table:style-name="ce11"/>
          <table:table-cell table:style-name="ce11" table:formula="of:=[$'source book prisoners'.B103]" office:value-type="float" office:value="0">
            <text:p/>
          </table:table-cell>
          <table:table-cell table:style-name="ce11" table:formula="of:=[$'source book prisoners'.C103]" office:value-type="float" office:value="0">
            <text:p/>
          </table:table-cell>
          <table:table-cell table:style-name="ce11" table:formula="of:=[$'source book prisoners'.D103]" office:value-type="float" office:value="5255">
            <text:p>5255</text:p>
          </table:table-cell>
          <table:table-cell table:style-name="ce11" table:formula="of:=[.R103]-[.Q103]" office:value-type="float" office:value="2152.62512520434">
            <text:p>2153</text:p>
          </table:table-cell>
          <table:table-cell table:style-name="ce11" table:formula="of:=[.R103]/(1+[.S103])" office:value-type="float" office:value="89.3748747956597">
            <text:p>89</text:p>
          </table:table-cell>
          <table:table-cell table:style-name="ce11" office:value-type="float" office:value="2242">
            <text:p>2242</text:p>
          </table:table-cell>
          <table:table-cell table:style-name="ce6" table:formula="of:=15*(32/15)^(([.A103]-[.A$93])/16)" office:value-type="float" office:value="24.0853498270733">
            <text:p>24.1</text:p>
          </table:table-cell>
          <table:table-cell table:style-name="ce11" table:formula="of:=[$'source book prisoners'.H103]" office:value-type="float" office:value="1263">
            <text:p>1263</text:p>
          </table:table-cell>
          <table:table-cell table:style-name="ce11" table:formula="of:=[$'source book prisoners'.I103]" office:value-type="float" office:value="48">
            <text:p>48</text:p>
          </table:table-cell>
          <table:table-cell table:style-name="ce11" table:formula="of:=[.T103]+[.U103]" office:value-type="float" office:value="1311">
            <text:p>1311</text:p>
          </table:table-cell>
          <table:table-cell table:style-name="ce6" table:formula="of:=[.T103]/[.U103]" office:value-type="float" office:value="26.3125">
            <text:p>26.3</text:p>
          </table:table-cell>
          <table:table-cell table:style-name="ce11" table:formula="of:=[$'source book prisoners'.K103]" office:value-type="float" office:value="591">
            <text:p>591</text:p>
          </table:table-cell>
          <table:table-cell table:style-name="ce11" table:formula="of:=[$'source book prisoners'.L103]" office:value-type="float" office:value="18">
            <text:p>18</text:p>
          </table:table-cell>
          <table:table-cell table:style-name="ce11" table:formula="of:=[.X103]+[.Y103]" office:value-type="float" office:value="609">
            <text:p>609</text:p>
          </table:table-cell>
          <table:table-cell table:style-name="ce11" table:formula="of:=[$'source book prisoners'.N103]" office:value-type="float" office:value="435">
            <text:p>435</text:p>
          </table:table-cell>
          <table:table-cell table:style-name="ce11" table:formula="of:=[$'source book prisoners'.O103]" office:value-type="float" office:value="15">
            <text:p>15</text:p>
          </table:table-cell>
          <table:table-cell table:style-name="ce11" table:formula="of:=[.AA103]+[.AB103]" office:value-type="float" office:value="450">
            <text:p>450</text:p>
          </table:table-cell>
          <table:table-cell table:style-name="ce11" table:formula="of:=[$'source book prisoners'.Q103]" office:value-type="float" office:value="430">
            <text:p>430</text:p>
          </table:table-cell>
          <table:table-cell table:style-name="ce11" table:formula="of:=[$'source book prisoners'.R103]" office:value-type="float" office:value="12">
            <text:p>12</text:p>
          </table:table-cell>
          <table:table-cell table:style-name="ce11" table:formula="of:=[.AD103]+[.AE103]" office:value-type="float" office:value="442">
            <text:p>442</text:p>
          </table:table-cell>
          <table:table-cell table:style-name="ce11" table:formula="of:=[$'source book prisoners'.T103]" office:value-type="float" office:value="138">
            <text:p>138</text:p>
          </table:table-cell>
          <table:table-cell table:style-name="ce11" table:formula="of:=[$'source book prisoners'.U103]" office:value-type="float" office:value="4">
            <text:p>4</text:p>
          </table:table-cell>
          <table:table-cell table:style-name="ce11" table:formula="of:=[.AG103]+[.AH103]" office:value-type="float" office:value="142">
            <text:p>142</text:p>
          </table:table-cell>
          <table:table-cell/>
          <table:table-cell table:style-name="ce11" table:formula="of:=[$'source book prisoners'.X103]" office:value-type="float" office:value="0">
            <text:p/>
          </table:table-cell>
          <table:table-cell table:style-name="ce11" table:formula="of:=[$'source book prisoners'.W103]" office:value-type="float" office:value="59">
            <text:p>59</text:p>
          </table:table-cell>
          <table:table-cell table:style-name="ce11" table:formula="of:=[$'source book prisoners'.Z103]" office:value-type="float" office:value="0">
            <text:p/>
          </table:table-cell>
          <table:table-cell table:style-name="ce11" table:formula="of:=[$'source book prisoners'.AA103]" office:value-type="float" office:value="0">
            <text:p/>
          </table:table-cell>
          <table:table-cell table:style-name="ce11" table:formula="of:=[$'source book prisoners'.AB103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54">
            <text:p>1954</text:p>
          </table:table-cell>
          <table:table-cell table:style-name="ce11" table:formula="of:=[.D104]-[.C104]" office:value-type="float" office:value="5129.8969834066">
            <text:p>5130</text:p>
          </table:table-cell>
          <table:table-cell table:style-name="ce11" table:formula="of:=[.D104]/(1+[.E104])" office:value-type="float" office:value="179.103016593402">
            <text:p>179</text:p>
          </table:table-cell>
          <table:table-cell table:style-name="ce11" table:formula="of:=[.O104]" office:value-type="float" office:value="5309">
            <text:p>5309</text:p>
          </table:table-cell>
          <table:table-cell table:style-name="ce6" table:formula="of:=[.I104]" office:value-type="float" office:value="28.642158468232">
            <text:p>28.6</text:p>
          </table:table-cell>
          <table:table-cell table:style-name="ce11" table:formula="of:=[.P104]+[.T104]+[.X104]+[.AA104]+[.AD104]+[.AG104]+[.AL104]+[.AM104]" office:value-type="float" office:value="5129.8969834066">
            <text:p>5130</text:p>
          </table:table-cell>
          <table:table-cell table:style-name="ce11" table:formula="of:=[.Q104]+[.U104]+[.Y104]+[.AB104]+[.AE104]+[.AH104]+[.AK104]+[.AN104]" office:value-type="float" office:value="179.103016593402">
            <text:p>179</text:p>
          </table:table-cell>
          <table:table-cell table:style-name="ce11" table:formula="of:=[.F104]+[.G104]" office:value-type="float" office:value="5309">
            <text:p>5309</text:p>
          </table:table-cell>
          <table:table-cell table:style-name="ce6" table:formula="of:=[.F104]/[.G104]" office:value-type="float" office:value="28.642158468232">
            <text:p>28.6</text:p>
          </table:table-cell>
          <table:table-cell table:style-name="ce11" table:formula="of:=[.R104]+[.V104]+[.Z104]+[.AC104]+[.AF104]+[.AI104]+[.AL104]+[.AO104]" office:value-type="float" office:value="5309">
            <text:p>5309</text:p>
          </table:table-cell>
          <table:table-cell table:style-name="ce3" table:formula="of:=[.O104]-[.J104]" office:value-type="float" office:value="0">
            <text:p>0</text:p>
          </table:table-cell>
          <table:table-cell table:style-name="ce11"/>
          <table:table-cell table:style-name="ce11" table:formula="of:=[$'source book prisoners'.B104]" office:value-type="float" office:value="0">
            <text:p/>
          </table:table-cell>
          <table:table-cell table:style-name="ce11" table:formula="of:=[$'source book prisoners'.C104]" office:value-type="float" office:value="0">
            <text:p/>
          </table:table-cell>
          <table:table-cell table:style-name="ce11" table:formula="of:=[$'source book prisoners'.D104]" office:value-type="float" office:value="5309">
            <text:p>5309</text:p>
          </table:table-cell>
          <table:table-cell table:style-name="ce11" table:formula="of:=[.R104]-[.Q104]" office:value-type="float" office:value="2224.8969834066">
            <text:p>2225</text:p>
          </table:table-cell>
          <table:table-cell table:style-name="ce11" table:formula="of:=[.R104]/(1+[.S104])" office:value-type="float" office:value="88.103016593402">
            <text:p>88</text:p>
          </table:table-cell>
          <table:table-cell table:style-name="ce11" office:value-type="float" office:value="2313">
            <text:p>2313</text:p>
          </table:table-cell>
          <table:table-cell table:style-name="ce6" table:formula="of:=15*(32/15)^(([.A104]-[.A$93])/16)" office:value-type="float" office:value="25.2533575969886">
            <text:p>25.3</text:p>
          </table:table-cell>
          <table:table-cell table:style-name="ce11" table:formula="of:=[$'source book prisoners'.H104]" office:value-type="float" office:value="1201">
            <text:p>1201</text:p>
          </table:table-cell>
          <table:table-cell table:style-name="ce11" table:formula="of:=[$'source book prisoners'.I104]" office:value-type="float" office:value="39">
            <text:p>39</text:p>
          </table:table-cell>
          <table:table-cell table:style-name="ce11" table:formula="of:=[.T104]+[.U104]" office:value-type="float" office:value="1240">
            <text:p>1240</text:p>
          </table:table-cell>
          <table:table-cell table:style-name="ce6" table:formula="of:=[.T104]/[.U104]" office:value-type="float" office:value="30.7948717948718">
            <text:p>30.8</text:p>
          </table:table-cell>
          <table:table-cell table:style-name="ce11" table:formula="of:=[$'source book prisoners'.K104]" office:value-type="float" office:value="599">
            <text:p>599</text:p>
          </table:table-cell>
          <table:table-cell table:style-name="ce11" table:formula="of:=[$'source book prisoners'.L104]" office:value-type="float" office:value="18">
            <text:p>18</text:p>
          </table:table-cell>
          <table:table-cell table:style-name="ce11" table:formula="of:=[.X104]+[.Y104]" office:value-type="float" office:value="617">
            <text:p>617</text:p>
          </table:table-cell>
          <table:table-cell table:style-name="ce11" table:formula="of:=[$'source book prisoners'.N104]" office:value-type="float" office:value="477">
            <text:p>477</text:p>
          </table:table-cell>
          <table:table-cell table:style-name="ce11" table:formula="of:=[$'source book prisoners'.O104]" office:value-type="float" office:value="14">
            <text:p>14</text:p>
          </table:table-cell>
          <table:table-cell table:style-name="ce11" table:formula="of:=[.AA104]+[.AB104]" office:value-type="float" office:value="491">
            <text:p>491</text:p>
          </table:table-cell>
          <table:table-cell table:style-name="ce11" table:formula="of:=[$'source book prisoners'.Q104]" office:value-type="float" office:value="418">
            <text:p>418</text:p>
          </table:table-cell>
          <table:table-cell table:style-name="ce11" table:formula="of:=[$'source book prisoners'.R104]" office:value-type="float" office:value="13">
            <text:p>13</text:p>
          </table:table-cell>
          <table:table-cell table:style-name="ce11" table:formula="of:=[.AD104]+[.AE104]" office:value-type="float" office:value="431">
            <text:p>431</text:p>
          </table:table-cell>
          <table:table-cell table:style-name="ce11" table:formula="of:=[$'source book prisoners'.T104]" office:value-type="float" office:value="153">
            <text:p>153</text:p>
          </table:table-cell>
          <table:table-cell table:style-name="ce11" table:formula="of:=[$'source book prisoners'.U104]" office:value-type="float" office:value="7">
            <text:p>7</text:p>
          </table:table-cell>
          <table:table-cell table:style-name="ce11" table:formula="of:=[.AG104]+[.AH104]" office:value-type="float" office:value="160">
            <text:p>160</text:p>
          </table:table-cell>
          <table:table-cell/>
          <table:table-cell table:style-name="ce11" table:formula="of:=[$'source book prisoners'.X104]" office:value-type="float" office:value="0">
            <text:p/>
          </table:table-cell>
          <table:table-cell table:style-name="ce11" table:formula="of:=[$'source book prisoners'.W104]" office:value-type="float" office:value="57">
            <text:p>57</text:p>
          </table:table-cell>
          <table:table-cell table:style-name="ce11" table:formula="of:=[$'source book prisoners'.Z104]" office:value-type="float" office:value="0">
            <text:p/>
          </table:table-cell>
          <table:table-cell table:style-name="ce11" table:formula="of:=[$'source book prisoners'.AA104]" office:value-type="float" office:value="0">
            <text:p/>
          </table:table-cell>
          <table:table-cell table:style-name="ce11" table:formula="of:=[$'source book prisoners'.AB104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55">
            <text:p>1955</text:p>
          </table:table-cell>
          <table:table-cell table:style-name="ce11" table:formula="of:=[.D105]-[.C105]" office:value-type="float" office:value="5595.55923682697">
            <text:p>5596</text:p>
          </table:table-cell>
          <table:table-cell table:style-name="ce11" table:formula="of:=[.D105]/(1+[.E105])" office:value-type="float" office:value="191.440763173027">
            <text:p>191</text:p>
          </table:table-cell>
          <table:table-cell table:style-name="ce11" table:formula="of:=[.O105]" office:value-type="float" office:value="5787">
            <text:p>5787</text:p>
          </table:table-cell>
          <table:table-cell table:style-name="ce6" table:formula="of:=[.I105]" office:value-type="float" office:value="29.2286718047067">
            <text:p>29.2</text:p>
          </table:table-cell>
          <table:table-cell table:style-name="ce11" table:formula="of:=[.P105]+[.T105]+[.X105]+[.AA105]+[.AD105]+[.AG105]+[.AL105]+[.AM105]" office:value-type="float" office:value="5595.55923682697">
            <text:p>5596</text:p>
          </table:table-cell>
          <table:table-cell table:style-name="ce11" table:formula="of:=[.Q105]+[.U105]+[.Y105]+[.AB105]+[.AE105]+[.AH105]+[.AK105]+[.AN105]" office:value-type="float" office:value="191.440763173027">
            <text:p>191</text:p>
          </table:table-cell>
          <table:table-cell table:style-name="ce11" table:formula="of:=[.F105]+[.G105]" office:value-type="float" office:value="5787">
            <text:p>5787</text:p>
          </table:table-cell>
          <table:table-cell table:style-name="ce6" table:formula="of:=[.F105]/[.G105]" office:value-type="float" office:value="29.2286718047067">
            <text:p>29.2</text:p>
          </table:table-cell>
          <table:table-cell table:style-name="ce11" table:formula="of:=[.R105]+[.V105]+[.Z105]+[.AC105]+[.AF105]+[.AI105]+[.AL105]+[.AO105]" office:value-type="float" office:value="5787">
            <text:p>5787</text:p>
          </table:table-cell>
          <table:table-cell table:style-name="ce3" table:formula="of:=[.O105]-[.J105]" office:value-type="float" office:value="0">
            <text:p>0</text:p>
          </table:table-cell>
          <table:table-cell table:style-name="ce11"/>
          <table:table-cell table:style-name="ce11" table:formula="of:=[$'source book prisoners'.B105]" office:value-type="float" office:value="0">
            <text:p/>
          </table:table-cell>
          <table:table-cell table:style-name="ce11" table:formula="of:=[$'source book prisoners'.C105]" office:value-type="float" office:value="0">
            <text:p/>
          </table:table-cell>
          <table:table-cell table:style-name="ce11" table:formula="of:=[$'source book prisoners'.D105]" office:value-type="float" office:value="5787">
            <text:p>5787</text:p>
          </table:table-cell>
          <table:table-cell table:style-name="ce11" table:formula="of:=[.R105]-[.Q105]" office:value-type="float" office:value="2553.55923682697">
            <text:p>2554</text:p>
          </table:table-cell>
          <table:table-cell table:style-name="ce11" table:formula="of:=[.R105]/(1+[.S105])" office:value-type="float" office:value="96.4407631730268">
            <text:p>96</text:p>
          </table:table-cell>
          <table:table-cell table:style-name="ce11" office:value-type="float" office:value="2650">
            <text:p>2650</text:p>
          </table:table-cell>
          <table:table-cell table:style-name="ce6" table:formula="of:=15*(32/15)^(([.A105]-[.A$93])/16)" office:value-type="float" office:value="26.478007357175">
            <text:p>26.5</text:p>
          </table:table-cell>
          <table:table-cell table:style-name="ce11" table:formula="of:=[$'source book prisoners'.H105]" office:value-type="float" office:value="1290">
            <text:p>1290</text:p>
          </table:table-cell>
          <table:table-cell table:style-name="ce11" table:formula="of:=[$'source book prisoners'.I105]" office:value-type="float" office:value="45">
            <text:p>45</text:p>
          </table:table-cell>
          <table:table-cell table:style-name="ce11" table:formula="of:=[.T105]+[.U105]" office:value-type="float" office:value="1335">
            <text:p>1335</text:p>
          </table:table-cell>
          <table:table-cell table:style-name="ce6" table:formula="of:=[.T105]/[.U105]" office:value-type="float" office:value="28.6666666666667">
            <text:p>28.7</text:p>
          </table:table-cell>
          <table:table-cell table:style-name="ce11" table:formula="of:=[$'source book prisoners'.K105]" office:value-type="float" office:value="600">
            <text:p>600</text:p>
          </table:table-cell>
          <table:table-cell table:style-name="ce11" table:formula="of:=[$'source book prisoners'.L105]" office:value-type="float" office:value="15">
            <text:p>15</text:p>
          </table:table-cell>
          <table:table-cell table:style-name="ce11" table:formula="of:=[.X105]+[.Y105]" office:value-type="float" office:value="615">
            <text:p>615</text:p>
          </table:table-cell>
          <table:table-cell table:style-name="ce11" table:formula="of:=[$'source book prisoners'.N105]" office:value-type="float" office:value="524">
            <text:p>524</text:p>
          </table:table-cell>
          <table:table-cell table:style-name="ce11" table:formula="of:=[$'source book prisoners'.O105]" office:value-type="float" office:value="17">
            <text:p>17</text:p>
          </table:table-cell>
          <table:table-cell table:style-name="ce11" table:formula="of:=[.AA105]+[.AB105]" office:value-type="float" office:value="541">
            <text:p>541</text:p>
          </table:table-cell>
          <table:table-cell table:style-name="ce11" table:formula="of:=[$'source book prisoners'.Q105]" office:value-type="float" office:value="423">
            <text:p>423</text:p>
          </table:table-cell>
          <table:table-cell table:style-name="ce11" table:formula="of:=[$'source book prisoners'.R105]" office:value-type="float" office:value="12">
            <text:p>12</text:p>
          </table:table-cell>
          <table:table-cell table:style-name="ce11" table:formula="of:=[.AD105]+[.AE105]" office:value-type="float" office:value="435">
            <text:p>435</text:p>
          </table:table-cell>
          <table:table-cell table:style-name="ce11" table:formula="of:=[$'source book prisoners'.T105]" office:value-type="float" office:value="143">
            <text:p>143</text:p>
          </table:table-cell>
          <table:table-cell table:style-name="ce11" table:formula="of:=[$'source book prisoners'.U105]" office:value-type="float" office:value="6">
            <text:p>6</text:p>
          </table:table-cell>
          <table:table-cell table:style-name="ce11" table:formula="of:=[.AG105]+[.AH105]" office:value-type="float" office:value="149">
            <text:p>149</text:p>
          </table:table-cell>
          <table:table-cell/>
          <table:table-cell table:style-name="ce11" table:formula="of:=[$'source book prisoners'.X105]" office:value-type="float" office:value="0">
            <text:p/>
          </table:table-cell>
          <table:table-cell table:style-name="ce11" table:formula="of:=[$'source book prisoners'.W105]" office:value-type="float" office:value="62">
            <text:p>62</text:p>
          </table:table-cell>
          <table:table-cell table:style-name="ce11" table:formula="of:=[$'source book prisoners'.Z105]" office:value-type="float" office:value="0">
            <text:p/>
          </table:table-cell>
          <table:table-cell table:style-name="ce11" table:formula="of:=[$'source book prisoners'.AA105]" office:value-type="float" office:value="0">
            <text:p/>
          </table:table-cell>
          <table:table-cell table:style-name="ce11" table:formula="of:=[$'source book prisoners'.AB105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56">
            <text:p>1956</text:p>
          </table:table-cell>
          <table:table-cell table:style-name="ce11" table:formula="of:=[.D106]-[.C106]" office:value-type="float" office:value="6530.44757721882">
            <text:p>6530</text:p>
          </table:table-cell>
          <table:table-cell table:style-name="ce11" table:formula="of:=[.D106]/(1+[.E106])" office:value-type="float" office:value="221.552422781178">
            <text:p>222</text:p>
          </table:table-cell>
          <table:table-cell table:style-name="ce11" table:formula="of:=[.O106]" office:value-type="float" office:value="6752">
            <text:p>6752</text:p>
          </table:table-cell>
          <table:table-cell table:style-name="ce6" table:formula="of:=[.I106]" office:value-type="float" office:value="29.4758572045442">
            <text:p>29.5</text:p>
          </table:table-cell>
          <table:table-cell table:style-name="ce11" table:formula="of:=[.P106]+[.T106]+[.X106]+[.AA106]+[.AD106]+[.AG106]+[.AL106]+[.AM106]" office:value-type="float" office:value="6530.44757721882">
            <text:p>6530</text:p>
          </table:table-cell>
          <table:table-cell table:style-name="ce11" table:formula="of:=[.Q106]+[.U106]+[.Y106]+[.AB106]+[.AE106]+[.AH106]+[.AK106]+[.AN106]" office:value-type="float" office:value="221.552422781178">
            <text:p>222</text:p>
          </table:table-cell>
          <table:table-cell table:style-name="ce11" table:formula="of:=[.F106]+[.G106]" office:value-type="float" office:value="6752">
            <text:p>6752</text:p>
          </table:table-cell>
          <table:table-cell table:style-name="ce6" table:formula="of:=[.F106]/[.G106]" office:value-type="float" office:value="29.4758572045442">
            <text:p>29.5</text:p>
          </table:table-cell>
          <table:table-cell table:style-name="ce11" table:formula="of:=[.R106]+[.V106]+[.Z106]+[.AC106]+[.AF106]+[.AI106]+[.AL106]+[.AO106]" office:value-type="float" office:value="6752">
            <text:p>6752</text:p>
          </table:table-cell>
          <table:table-cell table:style-name="ce3" table:formula="of:=[.O106]-[.J106]" office:value-type="float" office:value="0">
            <text:p>0</text:p>
          </table:table-cell>
          <table:table-cell table:style-name="ce11"/>
          <table:table-cell table:style-name="ce11" table:formula="of:=[$'source book prisoners'.B106]" office:value-type="float" office:value="0">
            <text:p/>
          </table:table-cell>
          <table:table-cell table:style-name="ce11" table:formula="of:=[$'source book prisoners'.C106]" office:value-type="float" office:value="0">
            <text:p/>
          </table:table-cell>
          <table:table-cell table:style-name="ce11" table:formula="of:=[$'source book prisoners'.D106]" office:value-type="float" office:value="6752">
            <text:p>6752</text:p>
          </table:table-cell>
          <table:table-cell table:style-name="ce11" table:formula="of:=[.R106]-[.Q106]" office:value-type="float" office:value="3152.44757721882">
            <text:p>3152</text:p>
          </table:table-cell>
          <table:table-cell table:style-name="ce11" table:formula="of:=[.R106]/(1+[.S106])" office:value-type="float" office:value="113.552422781178">
            <text:p>114</text:p>
          </table:table-cell>
          <table:table-cell table:style-name="ce11" office:value-type="float" office:value="3266">
            <text:p>3266</text:p>
          </table:table-cell>
          <table:table-cell table:style-name="ce6" table:formula="of:=15*(32/15)^(([.A106]-[.A$93])/16)" office:value-type="float" office:value="27.762045934447">
            <text:p>27.8</text:p>
          </table:table-cell>
          <table:table-cell table:style-name="ce11" table:formula="of:=[$'source book prisoners'.H106]" office:value-type="float" office:value="1340">
            <text:p>1340</text:p>
          </table:table-cell>
          <table:table-cell table:style-name="ce11" table:formula="of:=[$'source book prisoners'.I106]" office:value-type="float" office:value="40">
            <text:p>40</text:p>
          </table:table-cell>
          <table:table-cell table:style-name="ce11" table:formula="of:=[.T106]+[.U106]" office:value-type="float" office:value="1380">
            <text:p>1380</text:p>
          </table:table-cell>
          <table:table-cell table:style-name="ce6" table:formula="of:=[.T106]/[.U106]" office:value-type="float" office:value="33.5">
            <text:p>33.5</text:p>
          </table:table-cell>
          <table:table-cell table:style-name="ce11" table:formula="of:=[$'source book prisoners'.K106]" office:value-type="float" office:value="701">
            <text:p>701</text:p>
          </table:table-cell>
          <table:table-cell table:style-name="ce11" table:formula="of:=[$'source book prisoners'.L106]" office:value-type="float" office:value="25">
            <text:p>25</text:p>
          </table:table-cell>
          <table:table-cell table:style-name="ce11" table:formula="of:=[.X106]+[.Y106]" office:value-type="float" office:value="726">
            <text:p>726</text:p>
          </table:table-cell>
          <table:table-cell table:style-name="ce11" table:formula="of:=[$'source book prisoners'.N106]" office:value-type="float" office:value="628">
            <text:p>628</text:p>
          </table:table-cell>
          <table:table-cell table:style-name="ce11" table:formula="of:=[$'source book prisoners'.O106]" office:value-type="float" office:value="23">
            <text:p>23</text:p>
          </table:table-cell>
          <table:table-cell table:style-name="ce11" table:formula="of:=[.AA106]+[.AB106]" office:value-type="float" office:value="651">
            <text:p>651</text:p>
          </table:table-cell>
          <table:table-cell table:style-name="ce11" table:formula="of:=[$'source book prisoners'.Q106]" office:value-type="float" office:value="506">
            <text:p>506</text:p>
          </table:table-cell>
          <table:table-cell table:style-name="ce11" table:formula="of:=[$'source book prisoners'.R106]" office:value-type="float" office:value="13">
            <text:p>13</text:p>
          </table:table-cell>
          <table:table-cell table:style-name="ce11" table:formula="of:=[.AD106]+[.AE106]" office:value-type="float" office:value="519">
            <text:p>519</text:p>
          </table:table-cell>
          <table:table-cell table:style-name="ce11" table:formula="of:=[$'source book prisoners'.T106]" office:value-type="float" office:value="152">
            <text:p>152</text:p>
          </table:table-cell>
          <table:table-cell table:style-name="ce11" table:formula="of:=[$'source book prisoners'.U106]" office:value-type="float" office:value="7">
            <text:p>7</text:p>
          </table:table-cell>
          <table:table-cell table:style-name="ce11" table:formula="of:=[.AG106]+[.AH106]" office:value-type="float" office:value="159">
            <text:p>159</text:p>
          </table:table-cell>
          <table:table-cell/>
          <table:table-cell table:style-name="ce11" table:formula="of:=[$'source book prisoners'.X106]" office:value-type="float" office:value="0">
            <text:p/>
          </table:table-cell>
          <table:table-cell table:style-name="ce11" table:formula="of:=[$'source book prisoners'.W106]" office:value-type="float" office:value="51">
            <text:p>51</text:p>
          </table:table-cell>
          <table:table-cell table:style-name="ce11" table:formula="of:=[$'source book prisoners'.Z106]" office:value-type="float" office:value="0">
            <text:p/>
          </table:table-cell>
          <table:table-cell table:style-name="ce11" table:formula="of:=[$'source book prisoners'.AA106]" office:value-type="float" office:value="0">
            <text:p/>
          </table:table-cell>
          <table:table-cell table:style-name="ce11" table:formula="of:=[$'source book prisoners'.AB106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57">
            <text:p>1957</text:p>
          </table:table-cell>
          <table:table-cell table:style-name="ce11" table:formula="of:=[.D107]-[.C107]" office:value-type="float" office:value="6967.57674004611">
            <text:p>6968</text:p>
          </table:table-cell>
          <table:table-cell table:style-name="ce11" table:formula="of:=[.D107]/(1+[.E107])" office:value-type="float" office:value="219.423259953889">
            <text:p>219</text:p>
          </table:table-cell>
          <table:table-cell table:style-name="ce11" table:formula="of:=[.O107]" office:value-type="float" office:value="7187">
            <text:p>7187</text:p>
          </table:table-cell>
          <table:table-cell table:style-name="ce6" table:formula="of:=[.I107]" office:value-type="float" office:value="31.7540480508326">
            <text:p>31.8</text:p>
          </table:table-cell>
          <table:table-cell table:style-name="ce11" table:formula="of:=[.P107]+[.T107]+[.X107]+[.AA107]+[.AD107]+[.AG107]+[.AL107]+[.AM107]" office:value-type="float" office:value="6967.57674004611">
            <text:p>6968</text:p>
          </table:table-cell>
          <table:table-cell table:style-name="ce11" table:formula="of:=[.Q107]+[.U107]+[.Y107]+[.AB107]+[.AE107]+[.AH107]+[.AK107]+[.AN107]" office:value-type="float" office:value="219.423259953889">
            <text:p>219</text:p>
          </table:table-cell>
          <table:table-cell table:style-name="ce11" table:formula="of:=[.F107]+[.G107]" office:value-type="float" office:value="7187">
            <text:p>7187</text:p>
          </table:table-cell>
          <table:table-cell table:style-name="ce6" table:formula="of:=[.F107]/[.G107]" office:value-type="float" office:value="31.7540480508326">
            <text:p>31.8</text:p>
          </table:table-cell>
          <table:table-cell table:style-name="ce11" table:formula="of:=[.R107]+[.V107]+[.Z107]+[.AC107]+[.AF107]+[.AI107]+[.AL107]+[.AO107]" office:value-type="float" office:value="7187">
            <text:p>7187</text:p>
          </table:table-cell>
          <table:table-cell table:style-name="ce3" table:formula="of:=[.O107]-[.J107]" office:value-type="float" office:value="0">
            <text:p>0</text:p>
          </table:table-cell>
          <table:table-cell table:style-name="ce11"/>
          <table:table-cell table:style-name="ce11" table:formula="of:=[$'source book prisoners'.B107]" office:value-type="float" office:value="0">
            <text:p/>
          </table:table-cell>
          <table:table-cell table:style-name="ce11" table:formula="of:=[$'source book prisoners'.C107]" office:value-type="float" office:value="0">
            <text:p/>
          </table:table-cell>
          <table:table-cell table:style-name="ce11" table:formula="of:=[$'source book prisoners'.D107]" office:value-type="float" office:value="7187">
            <text:p>7187</text:p>
          </table:table-cell>
          <table:table-cell table:style-name="ce11" table:formula="of:=[.R107]-[.Q107]" office:value-type="float" office:value="3170.57674004611">
            <text:p>3171</text:p>
          </table:table-cell>
          <table:table-cell table:style-name="ce11" table:formula="of:=[.R107]/(1+[.S107])" office:value-type="float" office:value="108.923259953889">
            <text:p>109</text:p>
          </table:table-cell>
          <table:table-cell table:style-name="ce11" office:value-type="float" office:value="3279.5">
            <text:p>3280</text:p>
          </table:table-cell>
          <table:table-cell table:style-name="ce6" table:formula="of:=15*(32/15)^(([.A107]-[.A$93])/16)" office:value-type="float" office:value="29.1083533617001">
            <text:p>29.1</text:p>
          </table:table-cell>
          <table:table-cell table:style-name="ce11" table:formula="of:=[$'source book prisoners'.H107]" office:value-type="float" office:value="1537">
            <text:p>1537</text:p>
          </table:table-cell>
          <table:table-cell table:style-name="ce11" table:formula="of:=[$'source book prisoners'.I107]" office:value-type="float" office:value="46">
            <text:p>46</text:p>
          </table:table-cell>
          <table:table-cell table:style-name="ce11" table:formula="of:=[.T107]+[.U107]" office:value-type="float" office:value="1583">
            <text:p>1583</text:p>
          </table:table-cell>
          <table:table-cell table:style-name="ce6" table:formula="of:=[.T107]/[.U107]" office:value-type="float" office:value="33.4130434782609">
            <text:p>33.4</text:p>
          </table:table-cell>
          <table:table-cell table:style-name="ce11" table:formula="of:=[$'source book prisoners'.K107]" office:value-type="float" office:value="818">
            <text:p>818</text:p>
          </table:table-cell>
          <table:table-cell table:style-name="ce11" table:formula="of:=[$'source book prisoners'.L107]" office:value-type="float" office:value="24">
            <text:p>24</text:p>
          </table:table-cell>
          <table:table-cell table:style-name="ce11" table:formula="of:=[.X107]+[.Y107]" office:value-type="float" office:value="842">
            <text:p>842</text:p>
          </table:table-cell>
          <table:table-cell table:style-name="ce11" table:formula="of:=[$'source book prisoners'.N107]" office:value-type="float" office:value="628">
            <text:p>628</text:p>
          </table:table-cell>
          <table:table-cell table:style-name="ce11" table:formula="of:=([.AB106]+[.AB108])/2" office:value-type="float" office:value="23.5">
            <text:p>24</text:p>
          </table:table-cell>
          <table:table-cell table:style-name="ce11" table:formula="of:=[.AA107]+[.AB107]" office:value-type="float" office:value="651.5">
            <text:p>652</text:p>
          </table:table-cell>
          <table:table-cell table:style-name="ce11" table:formula="of:=[$'source book prisoners'.Q107]" office:value-type="float" office:value="576">
            <text:p>576</text:p>
          </table:table-cell>
          <table:table-cell table:style-name="ce11" table:formula="of:=[$'source book prisoners'.R107]" office:value-type="float" office:value="13">
            <text:p>13</text:p>
          </table:table-cell>
          <table:table-cell table:style-name="ce11" table:formula="of:=[.AD107]+[.AE107]" office:value-type="float" office:value="589">
            <text:p>589</text:p>
          </table:table-cell>
          <table:table-cell table:style-name="ce11" table:formula="of:=[$'source book prisoners'.T107]" office:value-type="float" office:value="194">
            <text:p>194</text:p>
          </table:table-cell>
          <table:table-cell table:style-name="ce11" table:formula="of:=[$'source book prisoners'.U107]" office:value-type="float" office:value="4">
            <text:p>4</text:p>
          </table:table-cell>
          <table:table-cell table:style-name="ce11" table:formula="of:=[.AG107]+[.AH107]" office:value-type="float" office:value="198">
            <text:p>198</text:p>
          </table:table-cell>
          <table:table-cell/>
          <table:table-cell table:style-name="ce11" table:formula="of:=[$'source book prisoners'.X107]" office:value-type="float" office:value="0">
            <text:p/>
          </table:table-cell>
          <table:table-cell table:style-name="ce11" table:formula="of:=[$'source book prisoners'.W107]" office:value-type="float" office:value="44">
            <text:p>44</text:p>
          </table:table-cell>
          <table:table-cell table:style-name="ce11" table:formula="of:=[$'source book prisoners'.Z107]" office:value-type="float" office:value="0">
            <text:p/>
          </table:table-cell>
          <table:table-cell table:style-name="ce11" table:formula="of:=[$'source book prisoners'.AA107]" office:value-type="float" office:value="0">
            <text:p/>
          </table:table-cell>
          <table:table-cell table:style-name="ce11" table:formula="of:=[$'source book prisoners'.AB107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58">
            <text:p>1958</text:p>
          </table:table-cell>
          <table:table-cell table:style-name="ce11" table:formula="of:=[.D108]-[.C108]" office:value-type="float" office:value="6971.50872012107">
            <text:p>6972</text:p>
          </table:table-cell>
          <table:table-cell table:style-name="ce11" table:formula="of:=[.D108]/(1+[.E108])" office:value-type="float" office:value="212.491279878932">
            <text:p>212</text:p>
          </table:table-cell>
          <table:table-cell table:style-name="ce11" table:formula="of:=[.O108]" office:value-type="float" office:value="7184">
            <text:p>7184</text:p>
          </table:table-cell>
          <table:table-cell table:style-name="ce6" table:formula="of:=[.I108]" office:value-type="float" office:value="32.8084461823239">
            <text:p>32.8</text:p>
          </table:table-cell>
          <table:table-cell table:style-name="ce11" table:formula="of:=[.P108]+[.T108]+[.X108]+[.AA108]+[.AD108]+[.AG108]+[.AL108]+[.AM108]" office:value-type="float" office:value="6971.50872012107">
            <text:p>6972</text:p>
          </table:table-cell>
          <table:table-cell table:style-name="ce11" table:formula="of:=[.Q108]+[.U108]+[.Y108]+[.AB108]+[.AE108]+[.AH108]+[.AK108]+[.AN108]" office:value-type="float" office:value="212.491279878932">
            <text:p>212</text:p>
          </table:table-cell>
          <table:table-cell table:style-name="ce11" table:formula="of:=[.F108]+[.G108]" office:value-type="float" office:value="7184">
            <text:p>7184</text:p>
          </table:table-cell>
          <table:table-cell table:style-name="ce6" table:formula="of:=[.F108]/[.G108]" office:value-type="float" office:value="32.8084461823239">
            <text:p>32.8</text:p>
          </table:table-cell>
          <table:table-cell table:style-name="ce11" table:formula="of:=[.R108]+[.V108]+[.Z108]+[.AC108]+[.AF108]+[.AI108]+[.AL108]+[.AO108]" office:value-type="float" office:value="7184">
            <text:p>7184</text:p>
          </table:table-cell>
          <table:table-cell table:style-name="ce3" table:formula="of:=[.O108]-[.J108]" office:value-type="float" office:value="0">
            <text:p>0</text:p>
          </table:table-cell>
          <table:table-cell table:style-name="ce11"/>
          <table:table-cell table:style-name="ce11" table:formula="of:=[$'source book prisoners'.B108]" office:value-type="float" office:value="0">
            <text:p/>
          </table:table-cell>
          <table:table-cell table:style-name="ce11" table:formula="of:=[$'source book prisoners'.C108]" office:value-type="float" office:value="0">
            <text:p/>
          </table:table-cell>
          <table:table-cell table:style-name="ce11" table:formula="of:=[$'source book prisoners'.D108]" office:value-type="float" office:value="7184">
            <text:p>7184</text:p>
          </table:table-cell>
          <table:table-cell table:style-name="ce11" table:formula="of:=[.R108]-[.Q108]" office:value-type="float" office:value="3097.50872012107">
            <text:p>3098</text:p>
          </table:table-cell>
          <table:table-cell table:style-name="ce11" table:formula="of:=[.R108]/(1+[.S108])" office:value-type="float" office:value="101.491279878932">
            <text:p>101</text:p>
          </table:table-cell>
          <table:table-cell table:style-name="ce11" office:value-type="float" office:value="3199">
            <text:p>3199</text:p>
          </table:table-cell>
          <table:table-cell table:style-name="ce6" table:formula="of:=15*(32/15)^(([.A108]-[.A$93])/16)" office:value-type="float" office:value="30.5199493376776">
            <text:p>30.5</text:p>
          </table:table-cell>
          <table:table-cell table:style-name="ce11" table:formula="of:=[$'source book prisoners'.H108]" office:value-type="float" office:value="1493">
            <text:p>1493</text:p>
          </table:table-cell>
          <table:table-cell table:style-name="ce11" table:formula="of:=[$'source book prisoners'.I108]" office:value-type="float" office:value="40">
            <text:p>40</text:p>
          </table:table-cell>
          <table:table-cell table:style-name="ce11" table:formula="of:=[.T108]+[.U108]" office:value-type="float" office:value="1533">
            <text:p>1533</text:p>
          </table:table-cell>
          <table:table-cell table:style-name="ce6" table:formula="of:=[.T108]/[.U108]" office:value-type="float" office:value="37.325">
            <text:p>37.3</text:p>
          </table:table-cell>
          <table:table-cell table:style-name="ce11" table:formula="of:=[$'source book prisoners'.K108]" office:value-type="float" office:value="905">
            <text:p>905</text:p>
          </table:table-cell>
          <table:table-cell table:style-name="ce11" table:formula="of:=[$'source book prisoners'.L108]" office:value-type="float" office:value="30">
            <text:p>30</text:p>
          </table:table-cell>
          <table:table-cell table:style-name="ce11" table:formula="of:=[.X108]+[.Y108]" office:value-type="float" office:value="935">
            <text:p>935</text:p>
          </table:table-cell>
          <table:table-cell table:style-name="ce11" table:formula="of:=[$'source book prisoners'.N108]" office:value-type="float" office:value="597">
            <text:p>597</text:p>
          </table:table-cell>
          <table:table-cell table:style-name="ce11" table:formula="of:=[$'source book prisoners'.O108]" office:value-type="float" office:value="24">
            <text:p>24</text:p>
          </table:table-cell>
          <table:table-cell table:style-name="ce11" table:formula="of:=[.AA108]+[.AB108]" office:value-type="float" office:value="621">
            <text:p>621</text:p>
          </table:table-cell>
          <table:table-cell table:style-name="ce11" table:formula="of:=[$'source book prisoners'.Q108]" office:value-type="float" office:value="577">
            <text:p>577</text:p>
          </table:table-cell>
          <table:table-cell table:style-name="ce11" table:formula="of:=[$'source book prisoners'.R108]" office:value-type="float" office:value="10">
            <text:p>10</text:p>
          </table:table-cell>
          <table:table-cell table:style-name="ce11" table:formula="of:=[.AD108]+[.AE108]" office:value-type="float" office:value="587">
            <text:p>587</text:p>
          </table:table-cell>
          <table:table-cell table:style-name="ce11" table:formula="of:=[$'source book prisoners'.T108]" office:value-type="float" office:value="234">
            <text:p>234</text:p>
          </table:table-cell>
          <table:table-cell table:style-name="ce11" table:formula="of:=[$'source book prisoners'.U108]" office:value-type="float" office:value="7">
            <text:p>7</text:p>
          </table:table-cell>
          <table:table-cell table:style-name="ce11" table:formula="of:=[.AG108]+[.AH108]" office:value-type="float" office:value="241">
            <text:p>241</text:p>
          </table:table-cell>
          <table:table-cell/>
          <table:table-cell table:style-name="ce11" table:formula="of:=[$'source book prisoners'.X108]" office:value-type="float" office:value="0">
            <text:p/>
          </table:table-cell>
          <table:table-cell table:style-name="ce11" table:formula="of:=[$'source book prisoners'.W108]" office:value-type="float" office:value="68">
            <text:p>68</text:p>
          </table:table-cell>
          <table:table-cell table:style-name="ce11" table:formula="of:=[$'source book prisoners'.Z108]" office:value-type="float" office:value="0">
            <text:p/>
          </table:table-cell>
          <table:table-cell table:style-name="ce11" table:formula="of:=[$'source book prisoners'.AA108]" office:value-type="float" office:value="0">
            <text:p/>
          </table:table-cell>
          <table:table-cell table:style-name="ce11" table:formula="of:=[$'source book prisoners'.AB108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59">
            <text:p>1959</text:p>
          </table:table-cell>
          <table:table-cell table:style-name="ce11" table:formula="of:=[.D109]-[.C109]" office:value-type="float" office:value="6889.06060606061">
            <text:p>6889</text:p>
          </table:table-cell>
          <table:table-cell table:style-name="ce11" table:formula="of:=[.D109]/(1+[.E109])" office:value-type="float" office:value="198.939393939394">
            <text:p>199</text:p>
          </table:table-cell>
          <table:table-cell table:style-name="ce11" table:formula="of:=[.O109]" office:value-type="float" office:value="7088">
            <text:p>7088</text:p>
          </table:table-cell>
          <table:table-cell table:style-name="ce6" table:formula="of:=[.I109]" office:value-type="float" office:value="34.628941355674">
            <text:p>34.6</text:p>
          </table:table-cell>
          <table:table-cell table:style-name="ce11" table:formula="of:=[.P109]+[.T109]+[.X109]+[.AA109]+[.AD109]+[.AG109]+[.AL109]+[.AM109]" office:value-type="float" office:value="6889.06060606061">
            <text:p>6889</text:p>
          </table:table-cell>
          <table:table-cell table:style-name="ce11" table:formula="of:=[.Q109]+[.U109]+[.Y109]+[.AB109]+[.AE109]+[.AH109]+[.AK109]+[.AN109]" office:value-type="float" office:value="198.939393939394">
            <text:p>199</text:p>
          </table:table-cell>
          <table:table-cell table:style-name="ce11" table:formula="of:=[.F109]+[.G109]" office:value-type="float" office:value="7088">
            <text:p>7088</text:p>
          </table:table-cell>
          <table:table-cell table:style-name="ce6" table:formula="of:=[.F109]/[.G109]" office:value-type="float" office:value="34.628941355674">
            <text:p>34.6</text:p>
          </table:table-cell>
          <table:table-cell table:style-name="ce11" table:formula="of:=[.R109]+[.V109]+[.Z109]+[.AC109]+[.AF109]+[.AI109]+[.AL109]+[.AO109]" office:value-type="float" office:value="7088">
            <text:p>7088</text:p>
          </table:table-cell>
          <table:table-cell table:style-name="ce3" table:formula="of:=[.O109]-[.J109]" office:value-type="float" office:value="0">
            <text:p>0</text:p>
          </table:table-cell>
          <table:table-cell table:style-name="ce11"/>
          <table:table-cell table:style-name="ce11" table:formula="of:=[$'source book prisoners'.B109]" office:value-type="float" office:value="0">
            <text:p/>
          </table:table-cell>
          <table:table-cell table:style-name="ce11" table:formula="of:=[$'source book prisoners'.C109]" office:value-type="float" office:value="0">
            <text:p/>
          </table:table-cell>
          <table:table-cell table:style-name="ce11" table:formula="of:=[$'source book prisoners'.D109]" office:value-type="float" office:value="7088">
            <text:p>7088</text:p>
          </table:table-cell>
          <table:table-cell table:style-name="ce11" table:formula="of:=[.R109]-[.Q109]" office:value-type="float" office:value="2974.06060606061">
            <text:p>2974</text:p>
          </table:table-cell>
          <table:table-cell table:style-name="ce11" table:formula="of:=[.R109]/(1+[.S109])" office:value-type="float" office:value="92.9393939393939">
            <text:p>93</text:p>
          </table:table-cell>
          <table:table-cell table:style-name="ce11" office:value-type="float" office:value="3067">
            <text:p>3067</text:p>
          </table:table-cell>
          <table:table-cell table:style-name="ce6" table:formula="of:=15*(32/15)^(([.A109]-[.A$93])/16)" office:value-type="float" office:value="32">
            <text:p>32.0</text:p>
          </table:table-cell>
          <table:table-cell table:style-name="ce11" table:formula="of:=[$'source book prisoners'.H109]" office:value-type="float" office:value="1534">
            <text:p>1534</text:p>
          </table:table-cell>
          <table:table-cell table:style-name="ce11" table:formula="of:=[$'source book prisoners'.I109]" office:value-type="float" office:value="37">
            <text:p>37</text:p>
          </table:table-cell>
          <table:table-cell table:style-name="ce11" table:formula="of:=[.T109]+[.U109]" office:value-type="float" office:value="1571">
            <text:p>1571</text:p>
          </table:table-cell>
          <table:table-cell table:style-name="ce6" table:formula="of:=[.T109]/[.U109]" office:value-type="float" office:value="41.4594594594595">
            <text:p>41.5</text:p>
          </table:table-cell>
          <table:table-cell table:style-name="ce11" table:formula="of:=[$'source book prisoners'.K109]" office:value-type="float" office:value="886">
            <text:p>886</text:p>
          </table:table-cell>
          <table:table-cell table:style-name="ce11" table:formula="of:=[$'source book prisoners'.L109]" office:value-type="float" office:value="24">
            <text:p>24</text:p>
          </table:table-cell>
          <table:table-cell table:style-name="ce11" table:formula="of:=[.X109]+[.Y109]" office:value-type="float" office:value="910">
            <text:p>910</text:p>
          </table:table-cell>
          <table:table-cell table:style-name="ce11" table:formula="of:=[$'source book prisoners'.N109]" office:value-type="float" office:value="619">
            <text:p>619</text:p>
          </table:table-cell>
          <table:table-cell table:style-name="ce11" table:formula="of:=[$'source book prisoners'.O109]" office:value-type="float" office:value="26">
            <text:p>26</text:p>
          </table:table-cell>
          <table:table-cell table:style-name="ce11" table:formula="of:=[.AA109]+[.AB109]" office:value-type="float" office:value="645">
            <text:p>645</text:p>
          </table:table-cell>
          <table:table-cell table:style-name="ce11" table:formula="of:=[$'source book prisoners'.Q109]" office:value-type="float" office:value="588">
            <text:p>588</text:p>
          </table:table-cell>
          <table:table-cell table:style-name="ce11" table:formula="of:=[$'source book prisoners'.R109]" office:value-type="float" office:value="14">
            <text:p>14</text:p>
          </table:table-cell>
          <table:table-cell table:style-name="ce11" table:formula="of:=[.AD109]+[.AE109]" office:value-type="float" office:value="602">
            <text:p>602</text:p>
          </table:table-cell>
          <table:table-cell table:style-name="ce11" table:formula="of:=[$'source book prisoners'.T109]" office:value-type="float" office:value="228">
            <text:p>228</text:p>
          </table:table-cell>
          <table:table-cell table:style-name="ce11" table:formula="of:=[$'source book prisoners'.U109]" office:value-type="float" office:value="5">
            <text:p>5</text:p>
          </table:table-cell>
          <table:table-cell table:style-name="ce11" table:formula="of:=[.AG109]+[.AH109]" office:value-type="float" office:value="233">
            <text:p>233</text:p>
          </table:table-cell>
          <table:table-cell/>
          <table:table-cell table:style-name="ce11" table:formula="of:=[$'source book prisoners'.X109]" office:value-type="float" office:value="0">
            <text:p/>
          </table:table-cell>
          <table:table-cell table:style-name="ce11" table:formula="of:=([.AL108]+[.AL110])/2" office:value-type="float" office:value="60">
            <text:p>60</text:p>
          </table:table-cell>
          <table:table-cell table:style-name="ce11" table:formula="of:=[$'source book prisoners'.Z109]" office:value-type="float" office:value="0">
            <text:p/>
          </table:table-cell>
          <table:table-cell table:style-name="ce11" table:formula="of:=[$'source book prisoners'.AA109]" office:value-type="float" office:value="0">
            <text:p/>
          </table:table-cell>
          <table:table-cell table:style-name="ce11" table:formula="of:=[$'source book prisoners'.AB109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60">
            <text:p>1960</text:p>
          </table:table-cell>
          <table:table-cell table:style-name="ce11" table:formula="of:=[.D110]-[.C110]" office:value-type="float" office:value="7244.37908847185">
            <text:p>7244</text:p>
          </table:table-cell>
          <table:table-cell table:style-name="ce11" table:formula="of:=[.D110]/(1+[.E110])" office:value-type="float" office:value="201.62091152815">
            <text:p>202</text:p>
          </table:table-cell>
          <table:table-cell table:style-name="ce11" table:formula="of:=[.O110]" office:value-type="float" office:value="7446">
            <text:p>7446</text:p>
          </table:table-cell>
          <table:table-cell table:style-name="ce6" table:formula="of:=[.I110]" office:value-type="float" office:value="35.9306930693069">
            <text:p>35.9</text:p>
          </table:table-cell>
          <table:table-cell table:style-name="ce11" table:formula="of:=[.P110]+[.T110]+[.X110]+[.AA110]+[.AD110]+[.AG110]+[.AL110]+[.AM110]" office:value-type="float" office:value="7258">
            <text:p>7258</text:p>
          </table:table-cell>
          <table:table-cell table:style-name="ce11" table:formula="of:=[.Q110]+[.U110]+[.Y110]+[.AB110]+[.AE110]+[.AH110]+[.AK110]+[.AN110]" office:value-type="float" office:value="202">
            <text:p>202</text:p>
          </table:table-cell>
          <table:table-cell table:style-name="ce11" table:formula="of:=[.F110]+[.G110]" office:value-type="float" office:value="7460">
            <text:p>7460</text:p>
          </table:table-cell>
          <table:table-cell table:style-name="ce6" table:formula="of:=[.F110]/[.G110]" office:value-type="float" office:value="35.9306930693069">
            <text:p>35.9</text:p>
          </table:table-cell>
          <table:table-cell table:style-name="ce11" table:formula="of:=[.R110]+[.V110]+[.Z110]+[.AC110]+[.AF110]+[.AI110]+[.AL110]+[.AO110]" office:value-type="float" office:value="7460">
            <text:p>7460</text:p>
          </table:table-cell>
          <table:table-cell table:style-name="ce3" table:formula="of:=[.O110]-[.J110]" office:value-type="float" office:value="-14">
            <text:p>-14</text:p>
          </table:table-cell>
          <table:table-cell table:style-name="ce11"/>
          <table:table-cell table:style-name="ce11" table:formula="of:=[$'source book prisoners'.B110]" office:value-type="float" office:value="0">
            <text:p/>
          </table:table-cell>
          <table:table-cell table:style-name="ce11" table:formula="of:=[$'source book prisoners'.C110]" office:value-type="float" office:value="0">
            <text:p/>
          </table:table-cell>
          <table:table-cell table:style-name="ce11" table:formula="of:=[$'source book prisoners'.D110]" office:value-type="float" office:value="7446">
            <text:p>7446</text:p>
          </table:table-cell>
          <table:table-cell table:style-name="ce11" table:formula="of:=[$'source book prisoners'.E110]" office:value-type="float" office:value="3035">
            <text:p>3035</text:p>
          </table:table-cell>
          <table:table-cell table:style-name="ce11" table:formula="of:=[$'source book prisoners'.F110]" office:value-type="float" office:value="93">
            <text:p>93</text:p>
          </table:table-cell>
          <table:table-cell table:style-name="ce11" table:formula="of:=[.P110]+[.Q110]" office:value-type="float" office:value="3128">
            <text:p>3128</text:p>
          </table:table-cell>
          <table:table-cell table:style-name="ce6" table:formula="of:=[.P110]/[.Q110]" office:value-type="float" office:value="32.6344086021505">
            <text:p>32.6</text:p>
          </table:table-cell>
          <table:table-cell table:style-name="ce11" table:formula="of:=[$'source book prisoners'.H110]" office:value-type="float" office:value="1839">
            <text:p>1839</text:p>
          </table:table-cell>
          <table:table-cell table:style-name="ce11" table:formula="of:=[$'source book prisoners'.I110]" office:value-type="float" office:value="36">
            <text:p>36</text:p>
          </table:table-cell>
          <table:table-cell table:style-name="ce11" table:formula="of:=[.T110]+[.U110]" office:value-type="float" office:value="1875">
            <text:p>1875</text:p>
          </table:table-cell>
          <table:table-cell table:style-name="ce6" table:formula="of:=[.T110]/[.U110]" office:value-type="float" office:value="51.0833333333333">
            <text:p>51.1</text:p>
          </table:table-cell>
          <table:table-cell table:style-name="ce11" table:formula="of:=[$'source book prisoners'.K110]" office:value-type="float" office:value="871">
            <text:p>871</text:p>
          </table:table-cell>
          <table:table-cell table:style-name="ce11" table:formula="of:=[$'source book prisoners'.L110]" office:value-type="float" office:value="24">
            <text:p>24</text:p>
          </table:table-cell>
          <table:table-cell table:style-name="ce11" table:formula="of:=[.X110]+[.Y110]" office:value-type="float" office:value="895">
            <text:p>895</text:p>
          </table:table-cell>
          <table:table-cell table:style-name="ce11" table:formula="of:=[$'source book prisoners'.N110]" office:value-type="float" office:value="626">
            <text:p>626</text:p>
          </table:table-cell>
          <table:table-cell table:style-name="ce11" table:formula="of:=[$'source book prisoners'.O110]" office:value-type="float" office:value="30">
            <text:p>30</text:p>
          </table:table-cell>
          <table:table-cell table:style-name="ce11" table:formula="of:=[.AA110]+[.AB110]" office:value-type="float" office:value="656">
            <text:p>656</text:p>
          </table:table-cell>
          <table:table-cell table:style-name="ce11" table:formula="of:=[$'source book prisoners'.Q110]" office:value-type="float" office:value="622">
            <text:p>622</text:p>
          </table:table-cell>
          <table:table-cell table:style-name="ce11" table:formula="of:=[$'source book prisoners'.R110]" office:value-type="float" office:value="14">
            <text:p>14</text:p>
          </table:table-cell>
          <table:table-cell table:style-name="ce11" table:formula="of:=[.AD110]+[.AE110]" office:value-type="float" office:value="636">
            <text:p>636</text:p>
          </table:table-cell>
          <table:table-cell table:style-name="ce11" table:formula="of:=[$'source book prisoners'.T110]" office:value-type="float" office:value="213">
            <text:p>213</text:p>
          </table:table-cell>
          <table:table-cell table:style-name="ce11" table:formula="of:=[$'source book prisoners'.U110]" office:value-type="float" office:value="5">
            <text:p>5</text:p>
          </table:table-cell>
          <table:table-cell table:style-name="ce11" table:formula="of:=[.AG110]+[.AH110]" office:value-type="float" office:value="218">
            <text:p>218</text:p>
          </table:table-cell>
          <table:table-cell/>
          <table:table-cell table:style-name="ce11" table:formula="of:=[$'source book prisoners'.X110]" office:value-type="float" office:value="0">
            <text:p/>
          </table:table-cell>
          <table:table-cell table:style-name="ce11" table:formula="of:=[$'source book prisoners'.W110]" office:value-type="float" office:value="52">
            <text:p>52</text:p>
          </table:table-cell>
          <table:table-cell table:style-name="ce11" table:formula="of:=[$'source book prisoners'.Z110]" office:value-type="float" office:value="0">
            <text:p/>
          </table:table-cell>
          <table:table-cell table:style-name="ce11" table:formula="of:=[$'source book prisoners'.AA110]" office:value-type="float" office:value="0">
            <text:p/>
          </table:table-cell>
          <table:table-cell table:style-name="ce11" table:formula="of:=[$'source book prisoners'.AB110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61">
            <text:p>1961</text:p>
          </table:table-cell>
          <table:table-cell table:style-name="ce11" table:formula="of:=[.D111]-[.C111]" office:value-type="float" office:value="7709.8022402472">
            <text:p>7710</text:p>
          </table:table-cell>
          <table:table-cell table:style-name="ce11" table:formula="of:=[.D111]/(1+[.E111])" office:value-type="float" office:value="213.1977597528">
            <text:p>213</text:p>
          </table:table-cell>
          <table:table-cell table:style-name="ce11" table:formula="of:=[.O111]" office:value-type="float" office:value="7923">
            <text:p>7923</text:p>
          </table:table-cell>
          <table:table-cell table:style-name="ce6" table:formula="of:=[.I111]" office:value-type="float" office:value="36.1626794258373">
            <text:p>36.2</text:p>
          </table:table-cell>
          <table:table-cell table:style-name="ce11" table:formula="of:=[.P111]+[.T111]+[.X111]+[.AA111]+[.AD111]+[.AG111]+[.AL111]+[.AM111]" office:value-type="float" office:value="7558">
            <text:p>7558</text:p>
          </table:table-cell>
          <table:table-cell table:style-name="ce11" table:formula="of:=[.Q111]+[.U111]+[.Y111]+[.AB111]+[.AE111]+[.AH111]+[.AK111]+[.AN111]" office:value-type="float" office:value="209">
            <text:p>209</text:p>
          </table:table-cell>
          <table:table-cell table:style-name="ce11" table:formula="of:=[.F111]+[.G111]" office:value-type="float" office:value="7767">
            <text:p>7767</text:p>
          </table:table-cell>
          <table:table-cell table:style-name="ce6" table:formula="of:=[.F111]/[.G111]" office:value-type="float" office:value="36.1626794258373">
            <text:p>36.2</text:p>
          </table:table-cell>
          <table:table-cell table:style-name="ce11" table:formula="of:=[.R111]+[.V111]+[.Z111]+[.AC111]+[.AF111]+[.AI111]+[.AL111]+[.AO111]" office:value-type="float" office:value="7767">
            <text:p>7767</text:p>
          </table:table-cell>
          <table:table-cell table:style-name="ce3" table:formula="of:=[.O111]-[.J111]" office:value-type="float" office:value="156">
            <text:p>156</text:p>
          </table:table-cell>
          <table:table-cell table:style-name="ce11"/>
          <table:table-cell table:style-name="ce11" table:formula="of:=[$'source book prisoners'.B111]" office:value-type="float" office:value="0">
            <text:p/>
          </table:table-cell>
          <table:table-cell table:style-name="ce11" table:formula="of:=[$'source book prisoners'.C111]" office:value-type="float" office:value="0">
            <text:p/>
          </table:table-cell>
          <table:table-cell table:style-name="ce11" table:formula="of:=[$'source book prisoners'.D111]" office:value-type="float" office:value="7923">
            <text:p>7923</text:p>
          </table:table-cell>
          <table:table-cell table:style-name="ce11" table:formula="of:=[$'source book prisoners'.E111]" office:value-type="float" office:value="3023">
            <text:p>3023</text:p>
          </table:table-cell>
          <table:table-cell table:style-name="ce11" table:formula="of:=[$'source book prisoners'.F111]" office:value-type="float" office:value="97">
            <text:p>97</text:p>
          </table:table-cell>
          <table:table-cell table:style-name="ce11" table:formula="of:=[.P111]+[.Q111]" office:value-type="float" office:value="3120">
            <text:p>3120</text:p>
          </table:table-cell>
          <table:table-cell table:style-name="ce6" table:formula="of:=[.P111]/[.Q111]" office:value-type="float" office:value="31.1649484536082">
            <text:p>31.2</text:p>
          </table:table-cell>
          <table:table-cell table:style-name="ce11" table:formula="of:=[$'source book prisoners'.H111]" office:value-type="float" office:value="1962">
            <text:p>1962</text:p>
          </table:table-cell>
          <table:table-cell table:style-name="ce11" table:formula="of:=[$'source book prisoners'.I111]" office:value-type="float" office:value="30">
            <text:p>30</text:p>
          </table:table-cell>
          <table:table-cell table:style-name="ce11" table:formula="of:=[.T111]+[.U111]" office:value-type="float" office:value="1992">
            <text:p>1992</text:p>
          </table:table-cell>
          <table:table-cell table:style-name="ce6" table:formula="of:=[.T111]/[.U111]" office:value-type="float" office:value="65.4">
            <text:p>65.4</text:p>
          </table:table-cell>
          <table:table-cell table:style-name="ce11" table:formula="of:=[$'source book prisoners'.K111]" office:value-type="float" office:value="897">
            <text:p>897</text:p>
          </table:table-cell>
          <table:table-cell table:style-name="ce11" table:formula="of:=[$'source book prisoners'.L111]" office:value-type="float" office:value="25">
            <text:p>25</text:p>
          </table:table-cell>
          <table:table-cell table:style-name="ce11" table:formula="of:=[.X111]+[.Y111]" office:value-type="float" office:value="922">
            <text:p>922</text:p>
          </table:table-cell>
          <table:table-cell table:style-name="ce11" table:formula="of:=[$'source book prisoners'.N111]" office:value-type="float" office:value="679">
            <text:p>679</text:p>
          </table:table-cell>
          <table:table-cell table:style-name="ce11" table:formula="of:=[$'source book prisoners'.O111]" office:value-type="float" office:value="36">
            <text:p>36</text:p>
          </table:table-cell>
          <table:table-cell table:style-name="ce11" table:formula="of:=[.AA111]+[.AB111]" office:value-type="float" office:value="715">
            <text:p>715</text:p>
          </table:table-cell>
          <table:table-cell table:style-name="ce11" table:formula="of:=[$'source book prisoners'.Q111]" office:value-type="float" office:value="694">
            <text:p>694</text:p>
          </table:table-cell>
          <table:table-cell table:style-name="ce11" table:formula="of:=[$'source book prisoners'.R111]" office:value-type="float" office:value="17">
            <text:p>17</text:p>
          </table:table-cell>
          <table:table-cell table:style-name="ce11" table:formula="of:=[.AD111]+[.AE111]" office:value-type="float" office:value="711">
            <text:p>711</text:p>
          </table:table-cell>
          <table:table-cell table:style-name="ce11" table:formula="of:=[$'source book prisoners'.T111]" office:value-type="float" office:value="242">
            <text:p>242</text:p>
          </table:table-cell>
          <table:table-cell table:style-name="ce11" table:formula="of:=[$'source book prisoners'.U111]" office:value-type="float" office:value="4">
            <text:p>4</text:p>
          </table:table-cell>
          <table:table-cell table:style-name="ce11" table:formula="of:=[.AG111]+[.AH111]" office:value-type="float" office:value="246">
            <text:p>246</text:p>
          </table:table-cell>
          <table:table-cell/>
          <table:table-cell table:style-name="ce11" table:formula="of:=[$'source book prisoners'.X111]" office:value-type="float" office:value="0">
            <text:p/>
          </table:table-cell>
          <table:table-cell table:style-name="ce11" table:formula="of:=[$'source book prisoners'.W111]" office:value-type="float" office:value="61">
            <text:p>61</text:p>
          </table:table-cell>
          <table:table-cell table:style-name="ce11" table:formula="of:=[$'source book prisoners'.Z111]" office:value-type="float" office:value="0">
            <text:p/>
          </table:table-cell>
          <table:table-cell table:style-name="ce11" table:formula="of:=[$'source book prisoners'.AA111]" office:value-type="float" office:value="0">
            <text:p/>
          </table:table-cell>
          <table:table-cell table:style-name="ce11" table:formula="of:=[$'source book prisoners'.AB111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62">
            <text:p>1962</text:p>
          </table:table-cell>
          <table:table-cell table:style-name="ce11" table:formula="of:=[.D112]-[.C112]" office:value-type="float" office:value="7678.01926926927">
            <text:p>7678</text:p>
          </table:table-cell>
          <table:table-cell table:style-name="ce11" table:formula="of:=[.D112]/(1+[.E112])" office:value-type="float" office:value="186.980730730731">
            <text:p>187</text:p>
          </table:table-cell>
          <table:table-cell table:style-name="ce11" table:formula="of:=[.O112]" office:value-type="float" office:value="7865">
            <text:p>7865</text:p>
          </table:table-cell>
          <table:table-cell table:style-name="ce6" table:formula="of:=[.I112]" office:value-type="float" office:value="41.0631578947368">
            <text:p>41.1</text:p>
          </table:table-cell>
          <table:table-cell table:style-name="ce11" table:formula="of:=[.P112]+[.T112]+[.X112]+[.AA112]+[.AD112]+[.AG112]+[.AL112]+[.AM112]" office:value-type="float" office:value="7802">
            <text:p>7802</text:p>
          </table:table-cell>
          <table:table-cell table:style-name="ce11" table:formula="of:=[.Q112]+[.U112]+[.Y112]+[.AB112]+[.AE112]+[.AH112]+[.AK112]+[.AN112]" office:value-type="float" office:value="190">
            <text:p>190</text:p>
          </table:table-cell>
          <table:table-cell table:style-name="ce11" table:formula="of:=[.F112]+[.G112]" office:value-type="float" office:value="7992">
            <text:p>7992</text:p>
          </table:table-cell>
          <table:table-cell table:style-name="ce6" table:formula="of:=[.F112]/[.G112]" office:value-type="float" office:value="41.0631578947368">
            <text:p>41.1</text:p>
          </table:table-cell>
          <table:table-cell table:style-name="ce11" table:formula="of:=[.R112]+[.V112]+[.Z112]+[.AC112]+[.AF112]+[.AI112]+[.AL112]+[.AO112]" office:value-type="float" office:value="7992">
            <text:p>7992</text:p>
          </table:table-cell>
          <table:table-cell table:style-name="ce3" table:formula="of:=[.O112]-[.J112]" office:value-type="float" office:value="-127">
            <text:p>-127</text:p>
          </table:table-cell>
          <table:table-cell table:style-name="ce11"/>
          <table:table-cell table:style-name="ce11" table:formula="of:=[$'source book prisoners'.B112]" office:value-type="float" office:value="0">
            <text:p/>
          </table:table-cell>
          <table:table-cell table:style-name="ce11" table:formula="of:=[$'source book prisoners'.C112]" office:value-type="float" office:value="0">
            <text:p/>
          </table:table-cell>
          <table:table-cell table:style-name="ce11" table:formula="of:=[$'source book prisoners'.D112]" office:value-type="float" office:value="7865">
            <text:p>7865</text:p>
          </table:table-cell>
          <table:table-cell table:style-name="ce11" table:formula="of:=[$'source book prisoners'.E112]" office:value-type="float" office:value="3203">
            <text:p>3203</text:p>
          </table:table-cell>
          <table:table-cell table:style-name="ce11" table:formula="of:=[$'source book prisoners'.F112]" office:value-type="float" office:value="73">
            <text:p>73</text:p>
          </table:table-cell>
          <table:table-cell table:style-name="ce11" table:formula="of:=[.P112]+[.Q112]" office:value-type="float" office:value="3276">
            <text:p>3276</text:p>
          </table:table-cell>
          <table:table-cell table:style-name="ce6" table:formula="of:=[.P112]/[.Q112]" office:value-type="float" office:value="43.8767123287671">
            <text:p>43.9</text:p>
          </table:table-cell>
          <table:table-cell table:style-name="ce11" table:formula="of:=[$'source book prisoners'.H112]" office:value-type="float" office:value="1951">
            <text:p>1951</text:p>
          </table:table-cell>
          <table:table-cell table:style-name="ce11" table:formula="of:=[$'source book prisoners'.I112]" office:value-type="float" office:value="38">
            <text:p>38</text:p>
          </table:table-cell>
          <table:table-cell table:style-name="ce11" table:formula="of:=[.T112]+[.U112]" office:value-type="float" office:value="1989">
            <text:p>1989</text:p>
          </table:table-cell>
          <table:table-cell table:style-name="ce6" table:formula="of:=[.T112]/[.U112]" office:value-type="float" office:value="51.3421052631579">
            <text:p>51.3</text:p>
          </table:table-cell>
          <table:table-cell table:style-name="ce11" table:formula="of:=[$'source book prisoners'.K112]" office:value-type="float" office:value="903">
            <text:p>903</text:p>
          </table:table-cell>
          <table:table-cell table:style-name="ce11" table:formula="of:=[$'source book prisoners'.L112]" office:value-type="float" office:value="25">
            <text:p>25</text:p>
          </table:table-cell>
          <table:table-cell table:style-name="ce11" table:formula="of:=[.X112]+[.Y112]" office:value-type="float" office:value="928">
            <text:p>928</text:p>
          </table:table-cell>
          <table:table-cell table:style-name="ce11" table:formula="of:=[$'source book prisoners'.N112]" office:value-type="float" office:value="777">
            <text:p>777</text:p>
          </table:table-cell>
          <table:table-cell table:style-name="ce11" table:formula="of:=[$'source book prisoners'.O112]" office:value-type="float" office:value="40">
            <text:p>40</text:p>
          </table:table-cell>
          <table:table-cell table:style-name="ce11" table:formula="of:=[.AA112]+[.AB112]" office:value-type="float" office:value="817">
            <text:p>817</text:p>
          </table:table-cell>
          <table:table-cell table:style-name="ce11" table:formula="of:=[$'source book prisoners'.Q112]" office:value-type="float" office:value="652">
            <text:p>652</text:p>
          </table:table-cell>
          <table:table-cell table:style-name="ce11" table:formula="of:=[$'source book prisoners'.R112]" office:value-type="float" office:value="10">
            <text:p>10</text:p>
          </table:table-cell>
          <table:table-cell table:style-name="ce11" table:formula="of:=[.AD112]+[.AE112]" office:value-type="float" office:value="662">
            <text:p>662</text:p>
          </table:table-cell>
          <table:table-cell table:style-name="ce11" table:formula="of:=[$'source book prisoners'.T112]" office:value-type="float" office:value="243">
            <text:p>243</text:p>
          </table:table-cell>
          <table:table-cell table:style-name="ce11" table:formula="of:=[$'source book prisoners'.U112]" office:value-type="float" office:value="4">
            <text:p>4</text:p>
          </table:table-cell>
          <table:table-cell table:style-name="ce11" table:formula="of:=[.AG112]+[.AH112]" office:value-type="float" office:value="247">
            <text:p>247</text:p>
          </table:table-cell>
          <table:table-cell/>
          <table:table-cell table:style-name="ce11" table:formula="of:=[$'source book prisoners'.X112]" office:value-type="float" office:value="0">
            <text:p/>
          </table:table-cell>
          <table:table-cell table:style-name="ce11" table:formula="of:=[$'source book prisoners'.W112]" office:value-type="float" office:value="73">
            <text:p>73</text:p>
          </table:table-cell>
          <table:table-cell table:style-name="ce11" table:formula="of:=[$'source book prisoners'.Z112]" office:value-type="float" office:value="0">
            <text:p/>
          </table:table-cell>
          <table:table-cell table:style-name="ce11" table:formula="of:=[$'source book prisoners'.AA112]" office:value-type="float" office:value="0">
            <text:p/>
          </table:table-cell>
          <table:table-cell table:style-name="ce11" table:formula="of:=[$'source book prisoners'.AB112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63">
            <text:p>1963</text:p>
          </table:table-cell>
          <table:table-cell table:style-name="ce11" table:formula="of:=[.D113]-[.C113]" office:value-type="float" office:value="8021.67021145048">
            <text:p>8022</text:p>
          </table:table-cell>
          <table:table-cell table:style-name="ce11" table:formula="of:=[.D113]/(1+[.E113])" office:value-type="float" office:value="201.329788549524">
            <text:p>201</text:p>
          </table:table-cell>
          <table:table-cell table:style-name="ce11" table:formula="of:=[.O113]" office:value-type="float" office:value="8223">
            <text:p>8223</text:p>
          </table:table-cell>
          <table:table-cell table:style-name="ce6" table:formula="of:=[.I113]" office:value-type="float" office:value="39.8434343434343">
            <text:p>39.8</text:p>
          </table:table-cell>
          <table:table-cell table:style-name="ce11" table:formula="of:=[.P113]+[.T113]+[.X113]+[.AA113]+[.AD113]+[.AG113]+[.AJ113]+[.AM113]" office:value-type="float" office:value="7889">
            <text:p>7889</text:p>
          </table:table-cell>
          <table:table-cell table:style-name="ce11" table:formula="of:=[.Q113]+[.U113]+[.Y113]+[.AB113]+[.AE113]+[.AH113]+[.AK113]+[.AN113]" office:value-type="float" office:value="198">
            <text:p>198</text:p>
          </table:table-cell>
          <table:table-cell table:style-name="ce11" table:formula="of:=[.F113]+[.G113]" office:value-type="float" office:value="8087">
            <text:p>8087</text:p>
          </table:table-cell>
          <table:table-cell table:style-name="ce6" table:formula="of:=[.F113]/[.G113]" office:value-type="float" office:value="39.8434343434343">
            <text:p>39.8</text:p>
          </table:table-cell>
          <table:table-cell table:style-name="ce11" table:formula="of:=[.R113]+[.V113]+[.Z113]+[.AC113]+[.AF113]+[.AI113]+[.AL113]+[.AO113]" office:value-type="float" office:value="8087">
            <text:p>8087</text:p>
          </table:table-cell>
          <table:table-cell table:style-name="ce3" table:formula="of:=[.O113]-[.J113]" office:value-type="float" office:value="136">
            <text:p>136</text:p>
          </table:table-cell>
          <table:table-cell table:style-name="ce11"/>
          <table:table-cell table:style-name="ce11" table:formula="of:=[$'source book prisoners'.B113]" office:value-type="float" office:value="0">
            <text:p/>
          </table:table-cell>
          <table:table-cell table:style-name="ce11" table:formula="of:=[$'source book prisoners'.C113]" office:value-type="float" office:value="0">
            <text:p/>
          </table:table-cell>
          <table:table-cell table:style-name="ce11" table:formula="of:=[$'source book prisoners'.D113]" office:value-type="float" office:value="8223">
            <text:p>8223</text:p>
          </table:table-cell>
          <table:table-cell table:style-name="ce11" table:formula="of:=[$'source book prisoners'.E113]" office:value-type="float" office:value="3156">
            <text:p>3156</text:p>
          </table:table-cell>
          <table:table-cell table:style-name="ce11" table:formula="of:=[$'source book prisoners'.F113]" office:value-type="float" office:value="67">
            <text:p>67</text:p>
          </table:table-cell>
          <table:table-cell table:style-name="ce11" table:formula="of:=[.P113]+[.Q113]" office:value-type="float" office:value="3223">
            <text:p>3223</text:p>
          </table:table-cell>
          <table:table-cell table:style-name="ce6" table:formula="of:=[.P113]/[.Q113]" office:value-type="float" office:value="47.1044776119403">
            <text:p>47.1</text:p>
          </table:table-cell>
          <table:table-cell table:style-name="ce11" table:formula="of:=[$'source book prisoners'.H113]" office:value-type="float" office:value="2049">
            <text:p>2049</text:p>
          </table:table-cell>
          <table:table-cell table:style-name="ce11" table:formula="of:=[$'source book prisoners'.I113]" office:value-type="float" office:value="46">
            <text:p>46</text:p>
          </table:table-cell>
          <table:table-cell table:style-name="ce11" table:formula="of:=[.T113]+[.U113]" office:value-type="float" office:value="2095">
            <text:p>2095</text:p>
          </table:table-cell>
          <table:table-cell table:style-name="ce6" table:formula="of:=[.T113]/[.U113]" office:value-type="float" office:value="44.5434782608696">
            <text:p>44.5</text:p>
          </table:table-cell>
          <table:table-cell table:style-name="ce11" table:formula="of:=[$'source book prisoners'.K113]" office:value-type="float" office:value="875">
            <text:p>875</text:p>
          </table:table-cell>
          <table:table-cell table:style-name="ce11" table:formula="of:=[$'source book prisoners'.L113]" office:value-type="float" office:value="20">
            <text:p>20</text:p>
          </table:table-cell>
          <table:table-cell table:style-name="ce11" table:formula="of:=[.X113]+[.Y113]" office:value-type="float" office:value="895">
            <text:p>895</text:p>
          </table:table-cell>
          <table:table-cell table:style-name="ce11" table:formula="of:=[$'source book prisoners'.N113]" office:value-type="float" office:value="818">
            <text:p>818</text:p>
          </table:table-cell>
          <table:table-cell table:style-name="ce11" table:formula="of:=[$'source book prisoners'.O113]" office:value-type="float" office:value="38">
            <text:p>38</text:p>
          </table:table-cell>
          <table:table-cell table:style-name="ce11" table:formula="of:=[.AA113]+[.AB113]" office:value-type="float" office:value="856">
            <text:p>856</text:p>
          </table:table-cell>
          <table:table-cell table:style-name="ce11" table:formula="of:=[$'source book prisoners'.Q113]" office:value-type="float" office:value="679">
            <text:p>679</text:p>
          </table:table-cell>
          <table:table-cell table:style-name="ce11" table:formula="of:=[$'source book prisoners'.R113]" office:value-type="float" office:value="16">
            <text:p>16</text:p>
          </table:table-cell>
          <table:table-cell table:style-name="ce11" table:formula="of:=[.AD113]+[.AE113]" office:value-type="float" office:value="695">
            <text:p>695</text:p>
          </table:table-cell>
          <table:table-cell table:style-name="ce11" table:formula="of:=[$'source book prisoners'.T113]" office:value-type="float" office:value="232">
            <text:p>232</text:p>
          </table:table-cell>
          <table:table-cell table:style-name="ce11" table:formula="of:=[$'source book prisoners'.U113]" office:value-type="float" office:value="6">
            <text:p>6</text:p>
          </table:table-cell>
          <table:table-cell table:style-name="ce11" table:formula="of:=[.AG113]+[.AH113]" office:value-type="float" office:value="238">
            <text:p>238</text:p>
          </table:table-cell>
          <table:table-cell table:style-name="ce11" table:formula="of:=[$'source book prisoners'.W113]" office:value-type="float" office:value="80">
            <text:p>80</text:p>
          </table:table-cell>
          <table:table-cell table:style-name="ce11" table:formula="of:=[$'source book prisoners'.X113]" office:value-type="float" office:value="5">
            <text:p>5</text:p>
          </table:table-cell>
          <table:table-cell table:style-name="ce11" table:formula="of:=[.AJ113]+[.AK113]" office:value-type="float" office:value="85">
            <text:p>85</text:p>
          </table:table-cell>
          <table:table-cell table:style-name="ce11" table:formula="of:=[$'source book prisoners'.Z113]" office:value-type="float" office:value="0">
            <text:p/>
          </table:table-cell>
          <table:table-cell table:style-name="ce11" table:formula="of:=[$'source book prisoners'.AA113]" office:value-type="float" office:value="0">
            <text:p/>
          </table:table-cell>
          <table:table-cell table:style-name="ce11" table:formula="of:=[$'source book prisoners'.AB113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64">
            <text:p>1964</text:p>
          </table:table-cell>
          <table:table-cell table:style-name="ce11" table:formula="of:=[.D114]-[.C114]" office:value-type="float" office:value="7791.41812865497">
            <text:p>7791</text:p>
          </table:table-cell>
          <table:table-cell table:style-name="ce11" table:formula="of:=[.D114]/(1+[.E114])" office:value-type="float" office:value="212.581871345029">
            <text:p>213</text:p>
          </table:table-cell>
          <table:table-cell table:style-name="ce11" table:formula="of:=[.O114]" office:value-type="float" office:value="8004">
            <text:p>8004</text:p>
          </table:table-cell>
          <table:table-cell table:style-name="ce6" table:formula="of:=[.I114]" office:value-type="float" office:value="36.651376146789">
            <text:p>36.7</text:p>
          </table:table-cell>
          <table:table-cell table:style-name="ce11" table:formula="of:=[.P114]+[.T114]+[.X114]+[.AA114]+[.AD114]+[.AG114]+[.AJ114]+[.AM114]" office:value-type="float" office:value="7990">
            <text:p>7990</text:p>
          </table:table-cell>
          <table:table-cell table:style-name="ce11" table:formula="of:=[.Q114]+[.U114]+[.Y114]+[.AB114]+[.AE114]+[.AH114]+[.AK114]+[.AN114]" office:value-type="float" office:value="218">
            <text:p>218</text:p>
          </table:table-cell>
          <table:table-cell table:style-name="ce11" table:formula="of:=[.F114]+[.G114]" office:value-type="float" office:value="8208">
            <text:p>8208</text:p>
          </table:table-cell>
          <table:table-cell table:style-name="ce6" table:formula="of:=[.F114]/[.G114]" office:value-type="float" office:value="36.651376146789">
            <text:p>36.7</text:p>
          </table:table-cell>
          <table:table-cell table:style-name="ce11" table:formula="of:=[.R114]+[.V114]+[.Z114]+[.AC114]+[.AF114]+[.AI114]+[.AL114]+[.AO114]" office:value-type="float" office:value="8208">
            <text:p>8208</text:p>
          </table:table-cell>
          <table:table-cell table:style-name="ce3" table:formula="of:=[.O114]-[.J114]" office:value-type="float" office:value="-204">
            <text:p>-204</text:p>
          </table:table-cell>
          <table:table-cell table:style-name="ce11"/>
          <table:table-cell table:style-name="ce11" table:formula="of:=[$'source book prisoners'.B114]" office:value-type="float" office:value="0">
            <text:p/>
          </table:table-cell>
          <table:table-cell table:style-name="ce11" table:formula="of:=[$'source book prisoners'.C114]" office:value-type="float" office:value="0">
            <text:p/>
          </table:table-cell>
          <table:table-cell table:style-name="ce11" table:formula="of:=[$'source book prisoners'.D114]" office:value-type="float" office:value="8004">
            <text:p>8004</text:p>
          </table:table-cell>
          <table:table-cell table:style-name="ce11" table:formula="of:=[$'source book prisoners'.E114]" office:value-type="float" office:value="3285">
            <text:p>3285</text:p>
          </table:table-cell>
          <table:table-cell table:style-name="ce11" table:formula="of:=[$'source book prisoners'.F114]" office:value-type="float" office:value="73">
            <text:p>73</text:p>
          </table:table-cell>
          <table:table-cell table:style-name="ce11" table:formula="of:=[.P114]+[.Q114]" office:value-type="float" office:value="3358">
            <text:p>3358</text:p>
          </table:table-cell>
          <table:table-cell table:style-name="ce6" table:formula="of:=[.P114]/[.Q114]" office:value-type="float" office:value="45">
            <text:p>45.0</text:p>
          </table:table-cell>
          <table:table-cell table:style-name="ce11" table:formula="of:=[$'source book prisoners'.H114]" office:value-type="float" office:value="1965">
            <text:p>1965</text:p>
          </table:table-cell>
          <table:table-cell table:style-name="ce11" table:formula="of:=[$'source book prisoners'.I114]" office:value-type="float" office:value="53">
            <text:p>53</text:p>
          </table:table-cell>
          <table:table-cell table:style-name="ce11" table:formula="of:=[.T114]+[.U114]" office:value-type="float" office:value="2018">
            <text:p>2018</text:p>
          </table:table-cell>
          <table:table-cell table:style-name="ce6" table:formula="of:=[.T114]/[.U114]" office:value-type="float" office:value="37.0754716981132">
            <text:p>37.1</text:p>
          </table:table-cell>
          <table:table-cell table:style-name="ce11" table:formula="of:=[$'source book prisoners'.K114]" office:value-type="float" office:value="887">
            <text:p>887</text:p>
          </table:table-cell>
          <table:table-cell table:style-name="ce11" table:formula="of:=[$'source book prisoners'.L114]" office:value-type="float" office:value="22">
            <text:p>22</text:p>
          </table:table-cell>
          <table:table-cell table:style-name="ce11" table:formula="of:=[.X114]+[.Y114]" office:value-type="float" office:value="909">
            <text:p>909</text:p>
          </table:table-cell>
          <table:table-cell table:style-name="ce11" table:formula="of:=[$'source book prisoners'.N114]" office:value-type="float" office:value="837">
            <text:p>837</text:p>
          </table:table-cell>
          <table:table-cell table:style-name="ce11" table:formula="of:=[$'source book prisoners'.O114]" office:value-type="float" office:value="40">
            <text:p>40</text:p>
          </table:table-cell>
          <table:table-cell table:style-name="ce11" table:formula="of:=[.AA114]+[.AB114]" office:value-type="float" office:value="877">
            <text:p>877</text:p>
          </table:table-cell>
          <table:table-cell table:style-name="ce11" table:formula="of:=[$'source book prisoners'.Q114]" office:value-type="float" office:value="712">
            <text:p>712</text:p>
          </table:table-cell>
          <table:table-cell table:style-name="ce11" table:formula="of:=[$'source book prisoners'.R114]" office:value-type="float" office:value="16">
            <text:p>16</text:p>
          </table:table-cell>
          <table:table-cell table:style-name="ce11" table:formula="of:=[.AD114]+[.AE114]" office:value-type="float" office:value="728">
            <text:p>728</text:p>
          </table:table-cell>
          <table:table-cell table:style-name="ce11" table:formula="of:=[$'source book prisoners'.T114]" office:value-type="float" office:value="232">
            <text:p>232</text:p>
          </table:table-cell>
          <table:table-cell table:style-name="ce11" table:formula="of:=[$'source book prisoners'.U114]" office:value-type="float" office:value="4">
            <text:p>4</text:p>
          </table:table-cell>
          <table:table-cell table:style-name="ce11" table:formula="of:=[.AG114]+[.AH114]" office:value-type="float" office:value="236">
            <text:p>236</text:p>
          </table:table-cell>
          <table:table-cell table:style-name="ce11" table:formula="of:=[$'source book prisoners'.W114]" office:value-type="float" office:value="72">
            <text:p>72</text:p>
          </table:table-cell>
          <table:table-cell table:style-name="ce11" table:formula="of:=[$'source book prisoners'.X114]" office:value-type="float" office:value="10">
            <text:p>10</text:p>
          </table:table-cell>
          <table:table-cell table:style-name="ce11" table:formula="of:=[.AJ114]+[.AK114]" office:value-type="float" office:value="82">
            <text:p>82</text:p>
          </table:table-cell>
          <table:table-cell table:style-name="ce11" table:formula="of:=[$'source book prisoners'.Z114]" office:value-type="float" office:value="0">
            <text:p/>
          </table:table-cell>
          <table:table-cell table:style-name="ce11" table:formula="of:=[$'source book prisoners'.AA114]" office:value-type="float" office:value="0">
            <text:p/>
          </table:table-cell>
          <table:table-cell table:style-name="ce11" table:formula="of:=[$'source book prisoners'.AB114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65">
            <text:p>1965</text:p>
          </table:table-cell>
          <table:table-cell table:style-name="ce11" table:formula="of:=[.D115]-[.C115]" office:value-type="float" office:value="8017.07998006727">
            <text:p>8017</text:p>
          </table:table-cell>
          <table:table-cell table:style-name="ce11" table:formula="of:=[.D115]/(1+[.E115])" office:value-type="float" office:value="225.920019932727">
            <text:p>226</text:p>
          </table:table-cell>
          <table:table-cell table:style-name="ce11" table:formula="of:=[.O115]" office:value-type="float" office:value="8243">
            <text:p>8243</text:p>
          </table:table-cell>
          <table:table-cell table:style-name="ce6" table:formula="of:=[.I115]" office:value-type="float" office:value="35.4863636363636">
            <text:p>35.5</text:p>
          </table:table-cell>
          <table:table-cell table:style-name="ce11" table:formula="of:=[.P115]+[.T115]+[.X115]+[.AA115]+[.AD115]+[.AG115]+[.AJ115]+[.AM115]" office:value-type="float" office:value="7807">
            <text:p>7807</text:p>
          </table:table-cell>
          <table:table-cell table:style-name="ce11" table:formula="of:=[.Q115]+[.U115]+[.Y115]+[.AB115]+[.AE115]+[.AH115]+[.AK115]+[.AN115]" office:value-type="float" office:value="220">
            <text:p>220</text:p>
          </table:table-cell>
          <table:table-cell table:style-name="ce11" table:formula="of:=[.F115]+[.G115]" office:value-type="float" office:value="8027">
            <text:p>8027</text:p>
          </table:table-cell>
          <table:table-cell table:style-name="ce6" table:formula="of:=[.F115]/[.G115]" office:value-type="float" office:value="35.4863636363636">
            <text:p>35.5</text:p>
          </table:table-cell>
          <table:table-cell table:style-name="ce11" table:formula="of:=[.R115]+[.V115]+[.Z115]+[.AC115]+[.AF115]+[.AI115]+[.AL115]+[.AO115]" office:value-type="float" office:value="8027">
            <text:p>8027</text:p>
          </table:table-cell>
          <table:table-cell table:style-name="ce3" table:formula="of:=[.O115]-[.J115]" office:value-type="float" office:value="216">
            <text:p>216</text:p>
          </table:table-cell>
          <table:table-cell table:style-name="ce11"/>
          <table:table-cell table:style-name="ce11" table:formula="of:=[$'source book prisoners'.B115]" office:value-type="float" office:value="0">
            <text:p/>
          </table:table-cell>
          <table:table-cell table:style-name="ce11" table:formula="of:=[$'source book prisoners'.C115]" office:value-type="float" office:value="0">
            <text:p/>
          </table:table-cell>
          <table:table-cell table:style-name="ce11" table:formula="of:=[$'source book prisoners'.D115]" office:value-type="float" office:value="8243">
            <text:p>8243</text:p>
          </table:table-cell>
          <table:table-cell table:style-name="ce11" table:formula="of:=[$'source book prisoners'.E115]" office:value-type="float" office:value="3076">
            <text:p>3076</text:p>
          </table:table-cell>
          <table:table-cell table:style-name="ce11" table:formula="of:=[$'source book prisoners'.F115]" office:value-type="float" office:value="78">
            <text:p>78</text:p>
          </table:table-cell>
          <table:table-cell table:style-name="ce11" table:formula="of:=[.P115]+[.Q115]" office:value-type="float" office:value="3154">
            <text:p>3154</text:p>
          </table:table-cell>
          <table:table-cell table:style-name="ce6" table:formula="of:=[.P115]/[.Q115]" office:value-type="float" office:value="39.4358974358974">
            <text:p>39.4</text:p>
          </table:table-cell>
          <table:table-cell table:style-name="ce11" table:formula="of:=[$'source book prisoners'.H115]" office:value-type="float" office:value="1902">
            <text:p>1902</text:p>
          </table:table-cell>
          <table:table-cell table:style-name="ce11" table:formula="of:=[$'source book prisoners'.I115]" office:value-type="float" office:value="47">
            <text:p>47</text:p>
          </table:table-cell>
          <table:table-cell table:style-name="ce11" table:formula="of:=[.T115]+[.U115]" office:value-type="float" office:value="1949">
            <text:p>1949</text:p>
          </table:table-cell>
          <table:table-cell table:style-name="ce6" table:formula="of:=[.T115]/[.U115]" office:value-type="float" office:value="40.468085106383">
            <text:p>40.5</text:p>
          </table:table-cell>
          <table:table-cell table:style-name="ce11" table:formula="of:=[$'source book prisoners'.K115]" office:value-type="float" office:value="996">
            <text:p>996</text:p>
          </table:table-cell>
          <table:table-cell table:style-name="ce11" table:formula="of:=[$'source book prisoners'.L115]" office:value-type="float" office:value="25">
            <text:p>25</text:p>
          </table:table-cell>
          <table:table-cell table:style-name="ce11" table:formula="of:=[.X115]+[.Y115]" office:value-type="float" office:value="1021">
            <text:p>1021</text:p>
          </table:table-cell>
          <table:table-cell table:style-name="ce11" table:formula="of:=[$'source book prisoners'.N115]" office:value-type="float" office:value="824">
            <text:p>824</text:p>
          </table:table-cell>
          <table:table-cell table:style-name="ce11" table:formula="of:=[$'source book prisoners'.O115]" office:value-type="float" office:value="39">
            <text:p>39</text:p>
          </table:table-cell>
          <table:table-cell table:style-name="ce11" table:formula="of:=[.AA115]+[.AB115]" office:value-type="float" office:value="863">
            <text:p>863</text:p>
          </table:table-cell>
          <table:table-cell table:style-name="ce11" table:formula="of:=[$'source book prisoners'.Q115]" office:value-type="float" office:value="678">
            <text:p>678</text:p>
          </table:table-cell>
          <table:table-cell table:style-name="ce11" table:formula="of:=[$'source book prisoners'.R115]" office:value-type="float" office:value="19">
            <text:p>19</text:p>
          </table:table-cell>
          <table:table-cell table:style-name="ce11" table:formula="of:=[.AD115]+[.AE115]" office:value-type="float" office:value="697">
            <text:p>697</text:p>
          </table:table-cell>
          <table:table-cell table:style-name="ce11" table:formula="of:=[$'source book prisoners'.T115]" office:value-type="float" office:value="235">
            <text:p>235</text:p>
          </table:table-cell>
          <table:table-cell table:style-name="ce11" table:formula="of:=[$'source book prisoners'.U115]" office:value-type="float" office:value="4">
            <text:p>4</text:p>
          </table:table-cell>
          <table:table-cell table:style-name="ce11" table:formula="of:=[.AG115]+[.AH115]" office:value-type="float" office:value="239">
            <text:p>239</text:p>
          </table:table-cell>
          <table:table-cell table:style-name="ce11" table:formula="of:=[$'source book prisoners'.W115]" office:value-type="float" office:value="96">
            <text:p>96</text:p>
          </table:table-cell>
          <table:table-cell table:style-name="ce11" table:formula="of:=[$'source book prisoners'.X115]" office:value-type="float" office:value="8">
            <text:p>8</text:p>
          </table:table-cell>
          <table:table-cell table:style-name="ce11" table:formula="of:=[.AJ115]+[.AK115]" office:value-type="float" office:value="104">
            <text:p>104</text:p>
          </table:table-cell>
          <table:table-cell table:style-name="ce11" table:formula="of:=[$'source book prisoners'.Z115]" office:value-type="float" office:value="0">
            <text:p/>
          </table:table-cell>
          <table:table-cell table:style-name="ce11" table:formula="of:=[$'source book prisoners'.AA115]" office:value-type="float" office:value="0">
            <text:p/>
          </table:table-cell>
          <table:table-cell table:style-name="ce11" table:formula="of:=[$'source book prisoners'.AB115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66">
            <text:p>1966</text:p>
          </table:table-cell>
          <table:table-cell table:style-name="ce11" table:formula="of:=[.D116]-[.C116]" office:value-type="float" office:value="8612.90484945989">
            <text:p>8613</text:p>
          </table:table-cell>
          <table:table-cell table:style-name="ce11" table:formula="of:=[.D116]/(1+[.E116])" office:value-type="float" office:value="240.095150540106">
            <text:p>240</text:p>
          </table:table-cell>
          <table:table-cell table:style-name="ce11" table:formula="of:=[.O116]" office:value-type="float" office:value="8853">
            <text:p>8853</text:p>
          </table:table-cell>
          <table:table-cell table:style-name="ce6" table:formula="of:=[.I116]" office:value-type="float" office:value="35.8728813559322">
            <text:p>35.9</text:p>
          </table:table-cell>
          <table:table-cell table:style-name="ce11" table:formula="of:=[.P116]+[.T116]+[.X116]+[.AA116]+[.AD116]+[.AG116]+[.AJ116]+[.AM116]" office:value-type="float" office:value="8466">
            <text:p>8466</text:p>
          </table:table-cell>
          <table:table-cell table:style-name="ce11" table:formula="of:=[.Q116]+[.U116]+[.Y116]+[.AB116]+[.AE116]+[.AH116]+[.AK116]+[.AN116]" office:value-type="float" office:value="236">
            <text:p>236</text:p>
          </table:table-cell>
          <table:table-cell table:style-name="ce11" table:formula="of:=[.F116]+[.G116]" office:value-type="float" office:value="8702">
            <text:p>8702</text:p>
          </table:table-cell>
          <table:table-cell table:style-name="ce6" table:formula="of:=[.F116]/[.G116]" office:value-type="float" office:value="35.8728813559322">
            <text:p>35.9</text:p>
          </table:table-cell>
          <table:table-cell table:style-name="ce11" table:formula="of:=[.R116]+[.V116]+[.Z116]+[.AC116]+[.AF116]+[.AI116]+[.AL116]+[.AO116]" office:value-type="float" office:value="8702">
            <text:p>8702</text:p>
          </table:table-cell>
          <table:table-cell table:style-name="ce3" table:formula="of:=[.O116]-[.J116]" office:value-type="float" office:value="151">
            <text:p>151</text:p>
          </table:table-cell>
          <table:table-cell table:style-name="ce11"/>
          <table:table-cell table:style-name="ce11" table:formula="of:=[$'source book prisoners'.B116]" office:value-type="float" office:value="0">
            <text:p/>
          </table:table-cell>
          <table:table-cell table:style-name="ce11" table:formula="of:=[$'source book prisoners'.C116]" office:value-type="float" office:value="0">
            <text:p/>
          </table:table-cell>
          <table:table-cell table:style-name="ce11" table:formula="of:=[$'source book prisoners'.D116]" office:value-type="float" office:value="8853">
            <text:p>8853</text:p>
          </table:table-cell>
          <table:table-cell table:style-name="ce11" table:formula="of:=[$'source book prisoners'.E116]" office:value-type="float" office:value="3292">
            <text:p>3292</text:p>
          </table:table-cell>
          <table:table-cell table:style-name="ce11" table:formula="of:=[$'source book prisoners'.F116]" office:value-type="float" office:value="77">
            <text:p>77</text:p>
          </table:table-cell>
          <table:table-cell table:style-name="ce11" table:formula="of:=[.P116]+[.Q116]" office:value-type="float" office:value="3369">
            <text:p>3369</text:p>
          </table:table-cell>
          <table:table-cell table:style-name="ce6" table:formula="of:=[.P116]/[.Q116]" office:value-type="float" office:value="42.7532467532468">
            <text:p>42.8</text:p>
          </table:table-cell>
          <table:table-cell table:style-name="ce11" table:formula="of:=[$'source book prisoners'.H116]" office:value-type="float" office:value="2060">
            <text:p>2060</text:p>
          </table:table-cell>
          <table:table-cell table:style-name="ce11" table:formula="of:=[$'source book prisoners'.I116]" office:value-type="float" office:value="51">
            <text:p>51</text:p>
          </table:table-cell>
          <table:table-cell table:style-name="ce11" table:formula="of:=[.T116]+[.U116]" office:value-type="float" office:value="2111">
            <text:p>2111</text:p>
          </table:table-cell>
          <table:table-cell table:style-name="ce6" table:formula="of:=[.T116]/[.U116]" office:value-type="float" office:value="40.3921568627451">
            <text:p>40.4</text:p>
          </table:table-cell>
          <table:table-cell table:style-name="ce11" table:formula="of:=[$'source book prisoners'.K116]" office:value-type="float" office:value="1069">
            <text:p>1069</text:p>
          </table:table-cell>
          <table:table-cell table:style-name="ce11" table:formula="of:=[$'source book prisoners'.L116]" office:value-type="float" office:value="22">
            <text:p>22</text:p>
          </table:table-cell>
          <table:table-cell table:style-name="ce11" table:formula="of:=[.X116]+[.Y116]" office:value-type="float" office:value="1091">
            <text:p>1091</text:p>
          </table:table-cell>
          <table:table-cell table:style-name="ce11" table:formula="of:=[$'source book prisoners'.N116]" office:value-type="float" office:value="970">
            <text:p>970</text:p>
          </table:table-cell>
          <table:table-cell table:style-name="ce11" table:formula="of:=[$'source book prisoners'.O116]" office:value-type="float" office:value="47">
            <text:p>47</text:p>
          </table:table-cell>
          <table:table-cell table:style-name="ce11" table:formula="of:=[.AA116]+[.AB116]" office:value-type="float" office:value="1017">
            <text:p>1017</text:p>
          </table:table-cell>
          <table:table-cell table:style-name="ce11" table:formula="of:=[$'source book prisoners'.Q116]" office:value-type="float" office:value="684">
            <text:p>684</text:p>
          </table:table-cell>
          <table:table-cell table:style-name="ce11" table:formula="of:=[$'source book prisoners'.R116]" office:value-type="float" office:value="21">
            <text:p>21</text:p>
          </table:table-cell>
          <table:table-cell table:style-name="ce11" table:formula="of:=[.AD116]+[.AE116]" office:value-type="float" office:value="705">
            <text:p>705</text:p>
          </table:table-cell>
          <table:table-cell table:style-name="ce11" table:formula="of:=[$'source book prisoners'.T116]" office:value-type="float" office:value="285">
            <text:p>285</text:p>
          </table:table-cell>
          <table:table-cell table:style-name="ce11" table:formula="of:=[$'source book prisoners'.U116]" office:value-type="float" office:value="7">
            <text:p>7</text:p>
          </table:table-cell>
          <table:table-cell table:style-name="ce11" table:formula="of:=[.AG116]+[.AH116]" office:value-type="float" office:value="292">
            <text:p>292</text:p>
          </table:table-cell>
          <table:table-cell table:style-name="ce11" table:formula="of:=[$'source book prisoners'.W116]" office:value-type="float" office:value="106">
            <text:p>106</text:p>
          </table:table-cell>
          <table:table-cell table:style-name="ce11" table:formula="of:=[$'source book prisoners'.X116]" office:value-type="float" office:value="11">
            <text:p>11</text:p>
          </table:table-cell>
          <table:table-cell table:style-name="ce11" table:formula="of:=[.AJ116]+[.AK116]" office:value-type="float" office:value="117">
            <text:p>117</text:p>
          </table:table-cell>
          <table:table-cell table:style-name="ce11" table:formula="of:=[$'source book prisoners'.Z116]" office:value-type="float" office:value="0">
            <text:p/>
          </table:table-cell>
          <table:table-cell table:style-name="ce11" table:formula="of:=[$'source book prisoners'.AA116]" office:value-type="float" office:value="0">
            <text:p/>
          </table:table-cell>
          <table:table-cell table:style-name="ce11" table:formula="of:=[$'source book prisoners'.AB116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67">
            <text:p>1967</text:p>
          </table:table-cell>
          <table:table-cell table:style-name="ce11" table:formula="of:=[.D117]-[.C117]" office:value-type="float" office:value="9193.44235092603">
            <text:p>9193</text:p>
          </table:table-cell>
          <table:table-cell table:style-name="ce11" table:formula="of:=[.D117]/(1+[.E117])" office:value-type="float" office:value="271.557649073975">
            <text:p>272</text:p>
          </table:table-cell>
          <table:table-cell table:style-name="ce11" table:formula="of:=[.O117]" office:value-type="float" office:value="9465">
            <text:p>9465</text:p>
          </table:table-cell>
          <table:table-cell table:style-name="ce6" table:formula="of:=[.I117]" office:value-type="float" office:value="33.8544776119403">
            <text:p>33.9</text:p>
          </table:table-cell>
          <table:table-cell table:style-name="ce11" table:formula="of:=[.P117]+[.T117]+[.X117]+[.AA117]+[.AD117]+[.AG117]+[.AJ117]+[.AM117]" office:value-type="float" office:value="9073">
            <text:p>9073</text:p>
          </table:table-cell>
          <table:table-cell table:style-name="ce11" table:formula="of:=[.Q117]+[.U117]+[.Y117]+[.AB117]+[.AE117]+[.AH117]+[.AK117]+[.AN117]" office:value-type="float" office:value="268">
            <text:p>268</text:p>
          </table:table-cell>
          <table:table-cell table:style-name="ce11" table:formula="of:=[.F117]+[.G117]" office:value-type="float" office:value="9341">
            <text:p>9341</text:p>
          </table:table-cell>
          <table:table-cell table:style-name="ce6" table:formula="of:=[.F117]/[.G117]" office:value-type="float" office:value="33.8544776119403">
            <text:p>33.9</text:p>
          </table:table-cell>
          <table:table-cell table:style-name="ce11" table:formula="of:=[.R117]+[.V117]+[.Z117]+[.AC117]+[.AF117]+[.AI117]+[.AL117]+[.AO117]" office:value-type="float" office:value="9341">
            <text:p>9341</text:p>
          </table:table-cell>
          <table:table-cell table:style-name="ce3" table:formula="of:=[.O117]-[.J117]" office:value-type="float" office:value="124">
            <text:p>124</text:p>
          </table:table-cell>
          <table:table-cell table:style-name="ce11"/>
          <table:table-cell table:style-name="ce11" table:formula="of:=[$'source book prisoners'.B117]" office:value-type="float" office:value="0">
            <text:p/>
          </table:table-cell>
          <table:table-cell table:style-name="ce11" table:formula="of:=[$'source book prisoners'.C117]" office:value-type="float" office:value="0">
            <text:p/>
          </table:table-cell>
          <table:table-cell table:style-name="ce11" table:formula="of:=[$'source book prisoners'.D117]" office:value-type="float" office:value="9465">
            <text:p>9465</text:p>
          </table:table-cell>
          <table:table-cell table:style-name="ce11" table:formula="of:=[$'source book prisoners'.E117]" office:value-type="float" office:value="3454">
            <text:p>3454</text:p>
          </table:table-cell>
          <table:table-cell table:style-name="ce11" table:formula="of:=[$'source book prisoners'.F117]" office:value-type="float" office:value="65">
            <text:p>65</text:p>
          </table:table-cell>
          <table:table-cell table:style-name="ce11" table:formula="of:=[.P117]+[.Q117]" office:value-type="float" office:value="3519">
            <text:p>3519</text:p>
          </table:table-cell>
          <table:table-cell table:style-name="ce6" table:formula="of:=[.P117]/[.Q117]" office:value-type="float" office:value="53.1384615384615">
            <text:p>53.1</text:p>
          </table:table-cell>
          <table:table-cell table:style-name="ce11" table:formula="of:=[$'source book prisoners'.H117]" office:value-type="float" office:value="2176">
            <text:p>2176</text:p>
          </table:table-cell>
          <table:table-cell table:style-name="ce11" table:formula="of:=[$'source book prisoners'.I117]" office:value-type="float" office:value="57">
            <text:p>57</text:p>
          </table:table-cell>
          <table:table-cell table:style-name="ce11" table:formula="of:=[.T117]+[.U117]" office:value-type="float" office:value="2233">
            <text:p>2233</text:p>
          </table:table-cell>
          <table:table-cell table:style-name="ce6" table:formula="of:=[.T117]/[.U117]" office:value-type="float" office:value="38.1754385964912">
            <text:p>38.2</text:p>
          </table:table-cell>
          <table:table-cell table:style-name="ce11" table:formula="of:=[$'source book prisoners'.K117]" office:value-type="float" office:value="1050">
            <text:p>1050</text:p>
          </table:table-cell>
          <table:table-cell table:style-name="ce11" table:formula="of:=[$'source book prisoners'.L117]" office:value-type="float" office:value="22">
            <text:p>22</text:p>
          </table:table-cell>
          <table:table-cell table:style-name="ce11" table:formula="of:=[.X117]+[.Y117]" office:value-type="float" office:value="1072">
            <text:p>1072</text:p>
          </table:table-cell>
          <table:table-cell table:style-name="ce11" table:formula="of:=[$'source book prisoners'.N117]" office:value-type="float" office:value="1120">
            <text:p>1120</text:p>
          </table:table-cell>
          <table:table-cell table:style-name="ce11" table:formula="of:=[$'source book prisoners'.O117]" office:value-type="float" office:value="68">
            <text:p>68</text:p>
          </table:table-cell>
          <table:table-cell table:style-name="ce11" table:formula="of:=[.AA117]+[.AB117]" office:value-type="float" office:value="1188">
            <text:p>1188</text:p>
          </table:table-cell>
          <table:table-cell table:style-name="ce11" table:formula="of:=[$'source book prisoners'.Q117]" office:value-type="float" office:value="821">
            <text:p>821</text:p>
          </table:table-cell>
          <table:table-cell table:style-name="ce11" table:formula="of:=[$'source book prisoners'.R117]" office:value-type="float" office:value="39">
            <text:p>39</text:p>
          </table:table-cell>
          <table:table-cell table:style-name="ce11" table:formula="of:=[.AD117]+[.AE117]" office:value-type="float" office:value="860">
            <text:p>860</text:p>
          </table:table-cell>
          <table:table-cell table:style-name="ce11" table:formula="of:=[$'source book prisoners'.T117]" office:value-type="float" office:value="318">
            <text:p>318</text:p>
          </table:table-cell>
          <table:table-cell table:style-name="ce11" table:formula="of:=[$'source book prisoners'.U117]" office:value-type="float" office:value="5">
            <text:p>5</text:p>
          </table:table-cell>
          <table:table-cell table:style-name="ce11" table:formula="of:=[.AG117]+[.AH117]" office:value-type="float" office:value="323">
            <text:p>323</text:p>
          </table:table-cell>
          <table:table-cell table:style-name="ce11" table:formula="of:=[$'source book prisoners'.W117]" office:value-type="float" office:value="134">
            <text:p>134</text:p>
          </table:table-cell>
          <table:table-cell table:style-name="ce11" table:formula="of:=[$'source book prisoners'.X117]" office:value-type="float" office:value="12">
            <text:p>12</text:p>
          </table:table-cell>
          <table:table-cell table:style-name="ce11" table:formula="of:=[.AJ117]+[.AK117]" office:value-type="float" office:value="146">
            <text:p>146</text:p>
          </table:table-cell>
          <table:table-cell table:style-name="ce11" table:formula="of:=[$'source book prisoners'.Z117]" office:value-type="float" office:value="0">
            <text:p/>
          </table:table-cell>
          <table:table-cell table:style-name="ce11" table:formula="of:=[$'source book prisoners'.AA117]" office:value-type="float" office:value="0">
            <text:p/>
          </table:table-cell>
          <table:table-cell table:style-name="ce11" table:formula="of:=[$'source book prisoners'.AB117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68">
            <text:p>1968</text:p>
          </table:table-cell>
          <table:table-cell table:style-name="ce11" table:formula="of:=[.D118]-[.C118]" office:value-type="float" office:value="9673.87553041018">
            <text:p>9674</text:p>
          </table:table-cell>
          <table:table-cell table:style-name="ce11" table:formula="of:=[.D118]/(1+[.E118])" office:value-type="float" office:value="266.124469589816">
            <text:p>266</text:p>
          </table:table-cell>
          <table:table-cell table:style-name="ce11" table:formula="of:=[.O118]" office:value-type="float" office:value="9940">
            <text:p>9940</text:p>
          </table:table-cell>
          <table:table-cell table:style-name="ce6" table:formula="of:=[.I118]" office:value-type="float" office:value="36.3509433962264">
            <text:p>36.4</text:p>
          </table:table-cell>
          <table:table-cell table:style-name="ce11" table:formula="of:=[.P118]+[.T118]+[.X118]+[.AA118]+[.AD118]+[.AG118]+[.AL118]+[.AM118]" office:value-type="float" office:value="9633">
            <text:p>9633</text:p>
          </table:table-cell>
          <table:table-cell table:style-name="ce11" table:formula="of:=[.Q118]+[.U118]+[.Y118]+[.AB118]+[.AE118]+[.AH118]+[.AK118]+[.AN118]" office:value-type="float" office:value="265">
            <text:p>265</text:p>
          </table:table-cell>
          <table:table-cell table:style-name="ce11" table:formula="of:=[.F118]+[.G118]" office:value-type="float" office:value="9898">
            <text:p>9898</text:p>
          </table:table-cell>
          <table:table-cell table:style-name="ce6" table:formula="of:=[.F118]/[.G118]" office:value-type="float" office:value="36.3509433962264">
            <text:p>36.4</text:p>
          </table:table-cell>
          <table:table-cell table:style-name="ce11" table:formula="of:=[.R118]+[.V118]+[.Z118]+[.AC118]+[.AF118]+[.AI118]+[.AL118]+[.AO118]" office:value-type="float" office:value="9898">
            <text:p>9898</text:p>
          </table:table-cell>
          <table:table-cell table:style-name="ce3" table:formula="of:=[.O118]-[.J118]" office:value-type="float" office:value="42">
            <text:p>42</text:p>
          </table:table-cell>
          <table:table-cell table:style-name="ce11"/>
          <table:table-cell table:style-name="ce11" table:formula="of:=[$'source book prisoners'.B118]" office:value-type="float" office:value="0">
            <text:p/>
          </table:table-cell>
          <table:table-cell table:style-name="ce11" table:formula="of:=[$'source book prisoners'.C118]" office:value-type="float" office:value="0">
            <text:p/>
          </table:table-cell>
          <table:table-cell table:style-name="ce11" table:formula="of:=[$'source book prisoners'.D118]" office:value-type="float" office:value="9940">
            <text:p>9940</text:p>
          </table:table-cell>
          <table:table-cell table:style-name="ce11" table:formula="of:=[$'source book prisoners'.E118]" office:value-type="float" office:value="3573">
            <text:p>3573</text:p>
          </table:table-cell>
          <table:table-cell table:style-name="ce11" table:formula="of:=[$'source book prisoners'.F118]" office:value-type="float" office:value="70">
            <text:p>70</text:p>
          </table:table-cell>
          <table:table-cell table:style-name="ce11" table:formula="of:=[.P118]+[.Q118]" office:value-type="float" office:value="3643">
            <text:p>3643</text:p>
          </table:table-cell>
          <table:table-cell table:style-name="ce6" table:formula="of:=[.P118]/[.Q118]" office:value-type="float" office:value="51.0428571428571">
            <text:p>51.0</text:p>
          </table:table-cell>
          <table:table-cell table:style-name="ce11" table:formula="of:=[$'source book prisoners'.H118]" office:value-type="float" office:value="2261">
            <text:p>2261</text:p>
          </table:table-cell>
          <table:table-cell table:style-name="ce11" table:formula="of:=[$'source book prisoners'.I118]" office:value-type="float" office:value="54">
            <text:p>54</text:p>
          </table:table-cell>
          <table:table-cell table:style-name="ce11" table:formula="of:=[.T118]+[.U118]" office:value-type="float" office:value="2315">
            <text:p>2315</text:p>
          </table:table-cell>
          <table:table-cell table:style-name="ce6" table:formula="of:=[.T118]/[.U118]" office:value-type="float" office:value="41.8703703703704">
            <text:p>41.9</text:p>
          </table:table-cell>
          <table:table-cell table:style-name="ce11" table:formula="of:=[$'source book prisoners'.K118]" office:value-type="float" office:value="1045">
            <text:p>1045</text:p>
          </table:table-cell>
          <table:table-cell table:style-name="ce11" table:formula="of:=[$'source book prisoners'.L118]" office:value-type="float" office:value="28">
            <text:p>28</text:p>
          </table:table-cell>
          <table:table-cell table:style-name="ce11" table:formula="of:=[.X118]+[.Y118]" office:value-type="float" office:value="1073">
            <text:p>1073</text:p>
          </table:table-cell>
          <table:table-cell table:style-name="ce11" table:formula="of:=[$'source book prisoners'.N118]" office:value-type="float" office:value="1286">
            <text:p>1286</text:p>
          </table:table-cell>
          <table:table-cell table:style-name="ce11" table:formula="of:=[$'source book prisoners'.O118]" office:value-type="float" office:value="65">
            <text:p>65</text:p>
          </table:table-cell>
          <table:table-cell table:style-name="ce11" table:formula="of:=[.AA118]+[.AB118]" office:value-type="float" office:value="1351">
            <text:p>1351</text:p>
          </table:table-cell>
          <table:table-cell table:style-name="ce11" table:formula="of:=[$'source book prisoners'.Q118]" office:value-type="float" office:value="968">
            <text:p>968</text:p>
          </table:table-cell>
          <table:table-cell table:style-name="ce11" table:formula="of:=[$'source book prisoners'.R118]" office:value-type="float" office:value="43">
            <text:p>43</text:p>
          </table:table-cell>
          <table:table-cell table:style-name="ce11" table:formula="of:=[.AD118]+[.AE118]" office:value-type="float" office:value="1011">
            <text:p>1011</text:p>
          </table:table-cell>
          <table:table-cell table:style-name="ce11" table:formula="of:=[$'source book prisoners'.T118]" office:value-type="float" office:value="328">
            <text:p>328</text:p>
          </table:table-cell>
          <table:table-cell table:style-name="ce11" table:formula="of:=[$'source book prisoners'.U118]" office:value-type="float" office:value="5">
            <text:p>5</text:p>
          </table:table-cell>
          <table:table-cell table:style-name="ce11" table:formula="of:=[.AG118]+[.AH118]" office:value-type="float" office:value="333">
            <text:p>333</text:p>
          </table:table-cell>
          <table:table-cell/>
          <table:table-cell table:style-name="ce11" table:formula="of:=[$'source book prisoners'.X118]" office:value-type="float" office:value="0">
            <text:p/>
          </table:table-cell>
          <table:table-cell table:style-name="ce11" table:formula="of:=[$'source book prisoners'.W118]" office:value-type="float" office:value="172">
            <text:p>172</text:p>
          </table:table-cell>
          <table:table-cell table:style-name="ce11" table:formula="of:=[$'source book prisoners'.Z118]" office:value-type="float" office:value="0">
            <text:p/>
          </table:table-cell>
          <table:table-cell table:style-name="ce11" table:formula="of:=[$'source book prisoners'.AA118]" office:value-type="float" office:value="0">
            <text:p/>
          </table:table-cell>
          <table:table-cell table:style-name="ce11" table:formula="of:=[$'source book prisoners'.AB118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69">
            <text:p>1969</text:p>
          </table:table-cell>
          <table:table-cell table:style-name="ce11" table:formula="of:=[.D119]-[.C119]" office:value-type="float" office:value="9535">
            <text:p>9535</text:p>
          </table:table-cell>
          <table:table-cell table:style-name="ce11" table:formula="of:=[.D119]/(1+[.E119])" office:value-type="float" office:value="267">
            <text:p>267</text:p>
          </table:table-cell>
          <table:table-cell table:style-name="ce11" table:formula="of:=[.O119]" office:value-type="float" office:value="9802">
            <text:p>9802</text:p>
          </table:table-cell>
          <table:table-cell table:style-name="ce6" table:formula="of:=[.I119]" office:value-type="float" office:value="35.7116104868914">
            <text:p>35.7</text:p>
          </table:table-cell>
          <table:table-cell table:style-name="ce11" table:formula="of:=[.P119]+[.T119]+[.X119]+[.AA119]+[.AD119]+[.AG119]+[.AJ119]+[.AM119]" office:value-type="float" office:value="9535">
            <text:p>9535</text:p>
          </table:table-cell>
          <table:table-cell table:style-name="ce11" table:formula="of:=[.Q119]+[.U119]+[.Y119]+[.AB119]+[.AE119]+[.AH119]+[.AK119]+[.AN119]" office:value-type="float" office:value="267">
            <text:p>267</text:p>
          </table:table-cell>
          <table:table-cell table:style-name="ce11" table:formula="of:=[.F119]+[.G119]" office:value-type="float" office:value="9802">
            <text:p>9802</text:p>
          </table:table-cell>
          <table:table-cell table:style-name="ce6" table:formula="of:=[.F119]/[.G119]" office:value-type="float" office:value="35.7116104868914">
            <text:p>35.7</text:p>
          </table:table-cell>
          <table:table-cell table:style-name="ce11" table:formula="of:=[.R119]+[.V119]+[.Z119]+[.AC119]+[.AF119]+[.AI119]+[.AL119]+[.AO119]" office:value-type="float" office:value="9802">
            <text:p>9802</text:p>
          </table:table-cell>
          <table:table-cell table:style-name="ce3" table:formula="of:=[.O119]-[.J119]" office:value-type="float" office:value="0">
            <text:p>0</text:p>
          </table:table-cell>
          <table:table-cell table:style-name="ce11"/>
          <table:table-cell table:style-name="ce11" table:formula="of:=[$'source book prisoners'.B119]" office:value-type="float" office:value="0">
            <text:p/>
          </table:table-cell>
          <table:table-cell table:style-name="ce11" table:formula="of:=[$'source book prisoners'.C119]" office:value-type="float" office:value="0">
            <text:p/>
          </table:table-cell>
          <table:table-cell table:style-name="ce11" table:formula="of:=[$'source book prisoners'.D119]" office:value-type="float" office:value="9802">
            <text:p>9802</text:p>
          </table:table-cell>
          <table:table-cell table:style-name="ce11" table:formula="of:=[$'source book prisoners'.E119]" office:value-type="float" office:value="3748">
            <text:p>3748</text:p>
          </table:table-cell>
          <table:table-cell table:style-name="ce11" table:formula="of:=[$'source book prisoners'.F119]" office:value-type="float" office:value="75">
            <text:p>75</text:p>
          </table:table-cell>
          <table:table-cell table:style-name="ce11" table:formula="of:=[.P119]+[.Q119]" office:value-type="float" office:value="3823">
            <text:p>3823</text:p>
          </table:table-cell>
          <table:table-cell table:style-name="ce6" table:formula="of:=[.P119]/[.Q119]" office:value-type="float" office:value="49.9733333333333">
            <text:p>50.0</text:p>
          </table:table-cell>
          <table:table-cell table:style-name="ce11" table:formula="of:=[$'source book prisoners'.H119]" office:value-type="float" office:value="2236">
            <text:p>2236</text:p>
          </table:table-cell>
          <table:table-cell table:style-name="ce11" table:formula="of:=[$'source book prisoners'.I119]" office:value-type="float" office:value="47">
            <text:p>47</text:p>
          </table:table-cell>
          <table:table-cell table:style-name="ce11" table:formula="of:=[.T119]+[.U119]" office:value-type="float" office:value="2283">
            <text:p>2283</text:p>
          </table:table-cell>
          <table:table-cell table:style-name="ce6" table:formula="of:=[.T119]/[.U119]" office:value-type="float" office:value="47.5744680851064">
            <text:p>47.6</text:p>
          </table:table-cell>
          <table:table-cell table:style-name="ce11" table:formula="of:=[$'source book prisoners'.K119]" office:value-type="float" office:value="1127">
            <text:p>1127</text:p>
          </table:table-cell>
          <table:table-cell table:style-name="ce11" table:formula="of:=[$'source book prisoners'.L119]" office:value-type="float" office:value="26">
            <text:p>26</text:p>
          </table:table-cell>
          <table:table-cell table:style-name="ce11" table:formula="of:=[.X119]+[.Y119]" office:value-type="float" office:value="1153">
            <text:p>1153</text:p>
          </table:table-cell>
          <table:table-cell table:style-name="ce11" table:formula="of:=[$'source book prisoners'.N119]" office:value-type="float" office:value="1170">
            <text:p>1170</text:p>
          </table:table-cell>
          <table:table-cell table:style-name="ce11" table:formula="of:=[$'source book prisoners'.O119]" office:value-type="float" office:value="65">
            <text:p>65</text:p>
          </table:table-cell>
          <table:table-cell table:style-name="ce11" table:formula="of:=[.AA119]+[.AB119]" office:value-type="float" office:value="1235">
            <text:p>1235</text:p>
          </table:table-cell>
          <table:table-cell table:style-name="ce11" table:formula="of:=[$'source book prisoners'.Q119]" office:value-type="float" office:value="904">
            <text:p>904</text:p>
          </table:table-cell>
          <table:table-cell table:style-name="ce11" table:formula="of:=[$'source book prisoners'.R119]" office:value-type="float" office:value="45">
            <text:p>45</text:p>
          </table:table-cell>
          <table:table-cell table:style-name="ce11" table:formula="of:=[.AD119]+[.AE119]" office:value-type="float" office:value="949">
            <text:p>949</text:p>
          </table:table-cell>
          <table:table-cell table:style-name="ce11" table:formula="of:=[$'source book prisoners'.T119]" office:value-type="float" office:value="350">
            <text:p>350</text:p>
          </table:table-cell>
          <table:table-cell table:style-name="ce11" table:formula="of:=[$'source book prisoners'.U119]" office:value-type="float" office:value="9">
            <text:p>9</text:p>
          </table:table-cell>
          <table:table-cell table:style-name="ce11" table:formula="of:=[.AG119]+[.AH119]" office:value-type="float" office:value="359">
            <text:p>359</text:p>
          </table:table-cell>
          <table:table-cell table:style-name="ce11" table:formula="of:=[$'source book prisoners'.W119]" office:value-type="float" office:value="0">
            <text:p/>
          </table:table-cell>
          <table:table-cell table:style-name="ce11" table:formula="of:=[$'source book prisoners'.X119]" office:value-type="float" office:value="0">
            <text:p/>
          </table:table-cell>
          <table:table-cell table:style-name="ce11" table:formula="of:=[$'source book prisoners'.Y119]" office:value-type="float" office:value="0">
            <text:p/>
          </table:table-cell>
          <table:table-cell table:style-name="ce11" table:formula="of:=[$'source book prisoners'.Z119]" office:value-type="float" office:value="0">
            <text:p/>
          </table:table-cell>
          <table:table-cell table:style-name="ce11" table:formula="of:=[$'source book prisoners'.AA119]" office:value-type="float" office:value="0">
            <text:p/>
          </table:table-cell>
          <table:table-cell table:style-name="ce11" table:formula="of:=[$'source book prisoners'.AB119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70">
            <text:p>1970</text:p>
          </table:table-cell>
          <table:table-cell table:style-name="ce11" table:formula="of:=[.D120]-[.C120]" office:value-type="float" office:value="9923.3752728716">
            <text:p>9923</text:p>
          </table:table-cell>
          <table:table-cell table:style-name="ce11" table:formula="of:=[.D120]/(1+[.E120])" office:value-type="float" office:value="284.624727128398">
            <text:p>285</text:p>
          </table:table-cell>
          <table:table-cell table:style-name="ce11" table:formula="of:=[.O120]" office:value-type="float" office:value="10208">
            <text:p>10208</text:p>
          </table:table-cell>
          <table:table-cell table:style-name="ce6" table:formula="of:=[.I120]" office:value-type="float" office:value="34.864768683274">
            <text:p>34.9</text:p>
          </table:table-cell>
          <table:table-cell table:style-name="ce11" table:formula="of:=[.P120]+[.T120]+[.X120]+[.AA120]+[.AD120]+[.AG120]+[.AJ120]+[.AM120]" office:value-type="float" office:value="9797">
            <text:p>9797</text:p>
          </table:table-cell>
          <table:table-cell table:style-name="ce11" table:formula="of:=[.Q120]+[.U120]+[.Y120]+[.AB120]+[.AE120]+[.AH120]+[.AK120]+[.AN120]" office:value-type="float" office:value="281">
            <text:p>281</text:p>
          </table:table-cell>
          <table:table-cell table:style-name="ce11" table:formula="of:=[.F120]+[.G120]" office:value-type="float" office:value="10078">
            <text:p>10078</text:p>
          </table:table-cell>
          <table:table-cell table:style-name="ce6" table:formula="of:=[.F120]/[.G120]" office:value-type="float" office:value="34.864768683274">
            <text:p>34.9</text:p>
          </table:table-cell>
          <table:table-cell table:style-name="ce11" table:formula="of:=[.R120]+[.V120]+[.Z120]+[.AC120]+[.AF120]+[.AI120]+[.AL120]+[.AO120]" office:value-type="float" office:value="10078">
            <text:p>10078</text:p>
          </table:table-cell>
          <table:table-cell table:style-name="ce3" table:formula="of:=[.O120]-[.J120]" office:value-type="float" office:value="130">
            <text:p>130</text:p>
          </table:table-cell>
          <table:table-cell table:style-name="ce11"/>
          <table:table-cell table:style-name="ce11" table:formula="of:=[$'source book prisoners'.B120]" office:value-type="float" office:value="0">
            <text:p/>
          </table:table-cell>
          <table:table-cell table:style-name="ce11" table:formula="of:=[$'source book prisoners'.C120]" office:value-type="float" office:value="0">
            <text:p/>
          </table:table-cell>
          <table:table-cell table:style-name="ce11" table:formula="of:=[$'source book prisoners'.D120]" office:value-type="float" office:value="10208">
            <text:p>10208</text:p>
          </table:table-cell>
          <table:table-cell table:style-name="ce11" table:formula="of:=[$'source book prisoners'.E120]" office:value-type="float" office:value="3748">
            <text:p>3748</text:p>
          </table:table-cell>
          <table:table-cell table:style-name="ce11" table:formula="of:=[$'source book prisoners'.F120]" office:value-type="float" office:value="75">
            <text:p>75</text:p>
          </table:table-cell>
          <table:table-cell table:style-name="ce11" table:formula="of:=[.P120]+[.Q120]" office:value-type="float" office:value="3823">
            <text:p>3823</text:p>
          </table:table-cell>
          <table:table-cell table:style-name="ce6" table:formula="of:=[.P120]/[.Q120]" office:value-type="float" office:value="49.9733333333333">
            <text:p>50.0</text:p>
          </table:table-cell>
          <table:table-cell table:style-name="ce11" table:formula="of:=[$'source book prisoners'.H120]" office:value-type="float" office:value="2338">
            <text:p>2338</text:p>
          </table:table-cell>
          <table:table-cell table:style-name="ce11" table:formula="of:=[$'source book prisoners'.I120]" office:value-type="float" office:value="51">
            <text:p>51</text:p>
          </table:table-cell>
          <table:table-cell table:style-name="ce11" table:formula="of:=[.T120]+[.U120]" office:value-type="float" office:value="2389">
            <text:p>2389</text:p>
          </table:table-cell>
          <table:table-cell table:style-name="ce6" table:formula="of:=[.T120]/[.U120]" office:value-type="float" office:value="45.843137254902">
            <text:p>45.8</text:p>
          </table:table-cell>
          <table:table-cell table:style-name="ce11" table:formula="of:=[$'source book prisoners'.K120]" office:value-type="float" office:value="1220">
            <text:p>1220</text:p>
          </table:table-cell>
          <table:table-cell table:style-name="ce11" table:formula="of:=[$'source book prisoners'.L120]" office:value-type="float" office:value="23">
            <text:p>23</text:p>
          </table:table-cell>
          <table:table-cell table:style-name="ce11" table:formula="of:=[.X120]+[.Y120]" office:value-type="float" office:value="1243">
            <text:p>1243</text:p>
          </table:table-cell>
          <table:table-cell table:style-name="ce11" table:formula="of:=[$'source book prisoners'.N120]" office:value-type="float" office:value="1233">
            <text:p>1233</text:p>
          </table:table-cell>
          <table:table-cell table:style-name="ce11" table:formula="of:=[$'source book prisoners'.O120]" office:value-type="float" office:value="82">
            <text:p>82</text:p>
          </table:table-cell>
          <table:table-cell table:style-name="ce11" table:formula="of:=[.AA120]+[.AB120]" office:value-type="float" office:value="1315">
            <text:p>1315</text:p>
          </table:table-cell>
          <table:table-cell table:style-name="ce11" table:formula="of:=[$'source book prisoners'.Q120]" office:value-type="float" office:value="881">
            <text:p>881</text:p>
          </table:table-cell>
          <table:table-cell table:style-name="ce11" table:formula="of:=[$'source book prisoners'.R120]" office:value-type="float" office:value="41">
            <text:p>41</text:p>
          </table:table-cell>
          <table:table-cell table:style-name="ce11" table:formula="of:=[.AD120]+[.AE120]" office:value-type="float" office:value="922">
            <text:p>922</text:p>
          </table:table-cell>
          <table:table-cell table:style-name="ce11" table:formula="of:=[$'source book prisoners'.T120]" office:value-type="float" office:value="377">
            <text:p>377</text:p>
          </table:table-cell>
          <table:table-cell table:style-name="ce11" table:formula="of:=[$'source book prisoners'.U120]" office:value-type="float" office:value="9">
            <text:p>9</text:p>
          </table:table-cell>
          <table:table-cell table:style-name="ce11" table:formula="of:=[.AG120]+[.AH120]" office:value-type="float" office:value="386">
            <text:p>386</text:p>
          </table:table-cell>
          <table:table-cell table:style-name="ce11" table:formula="of:=[$'source book prisoners'.W120]" office:value-type="float" office:value="0">
            <text:p/>
          </table:table-cell>
          <table:table-cell table:style-name="ce11" table:formula="of:=[$'source book prisoners'.X120]" office:value-type="float" office:value="0">
            <text:p/>
          </table:table-cell>
          <table:table-cell table:style-name="ce11" table:formula="of:=[$'source book prisoners'.Y120]" office:value-type="float" office:value="0">
            <text:p/>
          </table:table-cell>
          <table:table-cell table:style-name="ce11" table:formula="of:=[$'source book prisoners'.Z120]" office:value-type="float" office:value="0">
            <text:p/>
          </table:table-cell>
          <table:table-cell table:style-name="ce11" table:formula="of:=[$'source book prisoners'.AA120]" office:value-type="float" office:value="0">
            <text:p/>
          </table:table-cell>
          <table:table-cell table:style-name="ce11" table:formula="of:=[$'source book prisoners'.AB120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71">
            <text:p>1971</text:p>
          </table:table-cell>
          <table:table-cell table:style-name="ce11" table:formula="of:=[.D121]-[.C121]" office:value-type="float" office:value="10252.4254989343">
            <text:p>10252</text:p>
          </table:table-cell>
          <table:table-cell table:style-name="ce11" table:formula="of:=[.D121]/(1+[.E121])" office:value-type="float" office:value="279.574501065685">
            <text:p>280</text:p>
          </table:table-cell>
          <table:table-cell table:style-name="ce11" table:formula="of:=[.O121]" office:value-type="float" office:value="10532">
            <text:p>10532</text:p>
          </table:table-cell>
          <table:table-cell table:style-name="ce6" table:formula="of:=[.I121]" office:value-type="float" office:value="36.6715328467153">
            <text:p>36.7</text:p>
          </table:table-cell>
          <table:table-cell table:style-name="ce11" table:formula="of:=[.P121]+[.T121]+[.X121]+[.AA121]+[.AD121]+[.AG121]+[.AJ121]+[.AM121]" office:value-type="float" office:value="10048">
            <text:p>10048</text:p>
          </table:table-cell>
          <table:table-cell table:style-name="ce11" table:formula="of:=[.Q121]+[.U121]+[.Y121]+[.AB121]+[.AE121]+[.AH121]+[.AK121]+[.AN121]" office:value-type="float" office:value="274">
            <text:p>274</text:p>
          </table:table-cell>
          <table:table-cell table:style-name="ce11" table:formula="of:=[.F121]+[.G121]" office:value-type="float" office:value="10322">
            <text:p>10322</text:p>
          </table:table-cell>
          <table:table-cell table:style-name="ce6" table:formula="of:=[.F121]/[.G121]" office:value-type="float" office:value="36.6715328467153">
            <text:p>36.7</text:p>
          </table:table-cell>
          <table:table-cell table:style-name="ce11" table:formula="of:=[.R121]+[.V121]+[.Z121]+[.AC121]+[.AF121]+[.AI121]+[.AL121]+[.AO121]" office:value-type="float" office:value="10322">
            <text:p>10322</text:p>
          </table:table-cell>
          <table:table-cell table:style-name="ce3" table:formula="of:=[.O121]-[.J121]" office:value-type="float" office:value="210">
            <text:p>210</text:p>
          </table:table-cell>
          <table:table-cell table:style-name="ce11"/>
          <table:table-cell table:style-name="ce11" table:formula="of:=[$'source book prisoners'.B121]" office:value-type="float" office:value="0">
            <text:p/>
          </table:table-cell>
          <table:table-cell table:style-name="ce11" table:formula="of:=[$'source book prisoners'.C121]" office:value-type="float" office:value="0">
            <text:p/>
          </table:table-cell>
          <table:table-cell table:style-name="ce11" table:formula="of:=[$'source book prisoners'.D121]" office:value-type="float" office:value="10532">
            <text:p>10532</text:p>
          </table:table-cell>
          <table:table-cell table:style-name="ce11" table:formula="of:=[$'source book prisoners'.E121]" office:value-type="float" office:value="3866">
            <text:p>3866</text:p>
          </table:table-cell>
          <table:table-cell table:style-name="ce11" table:formula="of:=[$'source book prisoners'.F121]" office:value-type="float" office:value="87">
            <text:p>87</text:p>
          </table:table-cell>
          <table:table-cell table:style-name="ce11" table:formula="of:=[.P121]+[.Q121]" office:value-type="float" office:value="3953">
            <text:p>3953</text:p>
          </table:table-cell>
          <table:table-cell table:style-name="ce6" table:formula="of:=[.P121]/[.Q121]" office:value-type="float" office:value="44.4367816091954">
            <text:p>44.4</text:p>
          </table:table-cell>
          <table:table-cell table:style-name="ce11" table:formula="of:=[$'source book prisoners'.H121]" office:value-type="float" office:value="2325">
            <text:p>2325</text:p>
          </table:table-cell>
          <table:table-cell table:style-name="ce11" table:formula="of:=[$'source book prisoners'.I121]" office:value-type="float" office:value="41">
            <text:p>41</text:p>
          </table:table-cell>
          <table:table-cell table:style-name="ce11" table:formula="of:=[.T121]+[.U121]" office:value-type="float" office:value="2366">
            <text:p>2366</text:p>
          </table:table-cell>
          <table:table-cell table:style-name="ce6" table:formula="of:=[.T121]/[.U121]" office:value-type="float" office:value="56.7073170731707">
            <text:p>56.7</text:p>
          </table:table-cell>
          <table:table-cell table:style-name="ce11" table:formula="of:=[$'source book prisoners'.K121]" office:value-type="float" office:value="1286">
            <text:p>1286</text:p>
          </table:table-cell>
          <table:table-cell table:style-name="ce11" table:formula="of:=[$'source book prisoners'.L121]" office:value-type="float" office:value="26">
            <text:p>26</text:p>
          </table:table-cell>
          <table:table-cell table:style-name="ce11" table:formula="of:=[.X121]+[.Y121]" office:value-type="float" office:value="1312">
            <text:p>1312</text:p>
          </table:table-cell>
          <table:table-cell table:style-name="ce11" table:formula="of:=[$'source book prisoners'.N121]" office:value-type="float" office:value="1307">
            <text:p>1307</text:p>
          </table:table-cell>
          <table:table-cell table:style-name="ce11" table:formula="of:=[$'source book prisoners'.O121]" office:value-type="float" office:value="73">
            <text:p>73</text:p>
          </table:table-cell>
          <table:table-cell table:style-name="ce11" table:formula="of:=[.AA121]+[.AB121]" office:value-type="float" office:value="1380">
            <text:p>1380</text:p>
          </table:table-cell>
          <table:table-cell table:style-name="ce11" table:formula="of:=[$'source book prisoners'.Q121]" office:value-type="float" office:value="896">
            <text:p>896</text:p>
          </table:table-cell>
          <table:table-cell table:style-name="ce11" table:formula="of:=[$'source book prisoners'.R121]" office:value-type="float" office:value="42">
            <text:p>42</text:p>
          </table:table-cell>
          <table:table-cell table:style-name="ce11" table:formula="of:=[.AD121]+[.AE121]" office:value-type="float" office:value="938">
            <text:p>938</text:p>
          </table:table-cell>
          <table:table-cell table:style-name="ce11" table:formula="of:=[$'source book prisoners'.T121]" office:value-type="float" office:value="368">
            <text:p>368</text:p>
          </table:table-cell>
          <table:table-cell table:style-name="ce11" table:formula="of:=[$'source book prisoners'.U121]" office:value-type="float" office:value="5">
            <text:p>5</text:p>
          </table:table-cell>
          <table:table-cell table:style-name="ce11" table:formula="of:=[.AG121]+[.AH121]" office:value-type="float" office:value="373">
            <text:p>373</text:p>
          </table:table-cell>
          <table:table-cell table:style-name="ce11" table:formula="of:=[$'source book prisoners'.W121]" office:value-type="float" office:value="0">
            <text:p/>
          </table:table-cell>
          <table:table-cell table:style-name="ce11" table:formula="of:=[$'source book prisoners'.X121]" office:value-type="float" office:value="0">
            <text:p/>
          </table:table-cell>
          <table:table-cell table:style-name="ce11" table:formula="of:=[$'source book prisoners'.Y121]" office:value-type="float" office:value="0">
            <text:p/>
          </table:table-cell>
          <table:table-cell table:style-name="ce11" table:formula="of:=[$'source book prisoners'.Z121]" office:value-type="float" office:value="0">
            <text:p/>
          </table:table-cell>
          <table:table-cell table:style-name="ce11" table:formula="of:=[$'source book prisoners'.AA121]" office:value-type="float" office:value="0">
            <text:p/>
          </table:table-cell>
          <table:table-cell table:style-name="ce11" table:formula="of:=[$'source book prisoners'.AB121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72">
            <text:p>1972</text:p>
          </table:table-cell>
          <table:table-cell table:style-name="ce11" table:formula="of:=[.D122]-[.C122]" office:value-type="float" office:value="10064.1538461538">
            <text:p>10064</text:p>
          </table:table-cell>
          <table:table-cell table:style-name="ce11" table:formula="of:=[.D122]/(1+[.E122])" office:value-type="float" office:value="264.846153846154">
            <text:p>265</text:p>
          </table:table-cell>
          <table:table-cell table:style-name="ce11" table:formula="of:=[.O122]" office:value-type="float" office:value="10329">
            <text:p>10329</text:p>
          </table:table-cell>
          <table:table-cell table:style-name="ce6" table:formula="of:=[.I122]" office:value-type="float" office:value="38">
            <text:p>38.0</text:p>
          </table:table-cell>
          <table:table-cell table:style-name="ce11" table:formula="of:=[.P122]+[.T122]+[.X122]+[.AA122]+[.AD122]+[.AG122]+[.AJ122]+[.AM122]" office:value-type="float" office:value="10070">
            <text:p>10070</text:p>
          </table:table-cell>
          <table:table-cell table:style-name="ce11" table:formula="of:=[.Q122]+[.U122]+[.Y122]+[.AB122]+[.AE122]+[.AH122]+[.AK122]+[.AN122]" office:value-type="float" office:value="265">
            <text:p>265</text:p>
          </table:table-cell>
          <table:table-cell table:style-name="ce11" table:formula="of:=[.F122]+[.G122]" office:value-type="float" office:value="10335">
            <text:p>10335</text:p>
          </table:table-cell>
          <table:table-cell table:style-name="ce6" table:formula="of:=[.F122]/[.G122]" office:value-type="float" office:value="38">
            <text:p>38.0</text:p>
          </table:table-cell>
          <table:table-cell table:style-name="ce11" table:formula="of:=[.R122]+[.V122]+[.Z122]+[.AC122]+[.AF122]+[.AI122]+[.AL122]+[.AO122]" office:value-type="float" office:value="10335">
            <text:p>10335</text:p>
          </table:table-cell>
          <table:table-cell table:style-name="ce3" table:formula="of:=[.O122]-[.J122]" office:value-type="float" office:value="-6">
            <text:p>-6</text:p>
          </table:table-cell>
          <table:table-cell table:style-name="ce11"/>
          <table:table-cell table:style-name="ce11" table:formula="of:=[$'source book prisoners'.B122]" office:value-type="float" office:value="0">
            <text:p/>
          </table:table-cell>
          <table:table-cell table:style-name="ce11" table:formula="of:=[$'source book prisoners'.C122]" office:value-type="float" office:value="0">
            <text:p/>
          </table:table-cell>
          <table:table-cell table:style-name="ce11" table:formula="of:=[$'source book prisoners'.D122]" office:value-type="float" office:value="10329">
            <text:p>10329</text:p>
          </table:table-cell>
          <table:table-cell table:style-name="ce11" table:formula="of:=[$'source book prisoners'.E122]" office:value-type="float" office:value="4082">
            <text:p>4082</text:p>
          </table:table-cell>
          <table:table-cell table:style-name="ce11" table:formula="of:=[$'source book prisoners'.F122]" office:value-type="float" office:value="81">
            <text:p>81</text:p>
          </table:table-cell>
          <table:table-cell table:style-name="ce11" table:formula="of:=[.P122]+[.Q122]" office:value-type="float" office:value="4163">
            <text:p>4163</text:p>
          </table:table-cell>
          <table:table-cell table:style-name="ce6" table:formula="of:=[.P122]/[.Q122]" office:value-type="float" office:value="50.3950617283951">
            <text:p>50.4</text:p>
          </table:table-cell>
          <table:table-cell table:style-name="ce11" table:formula="of:=[$'source book prisoners'.H122]" office:value-type="float" office:value="2075">
            <text:p>2075</text:p>
          </table:table-cell>
          <table:table-cell table:style-name="ce11" table:formula="of:=[$'source book prisoners'.I122]" office:value-type="float" office:value="32">
            <text:p>32</text:p>
          </table:table-cell>
          <table:table-cell table:style-name="ce11" table:formula="of:=[.T122]+[.U122]" office:value-type="float" office:value="2107">
            <text:p>2107</text:p>
          </table:table-cell>
          <table:table-cell table:style-name="ce6" table:formula="of:=[.T122]/[.U122]" office:value-type="float" office:value="64.84375">
            <text:p>64.8</text:p>
          </table:table-cell>
          <table:table-cell table:style-name="ce11" table:formula="of:=[$'source book prisoners'.K122]" office:value-type="float" office:value="1489">
            <text:p>1489</text:p>
          </table:table-cell>
          <table:table-cell table:style-name="ce11" table:formula="of:=[$'source book prisoners'.L122]" office:value-type="float" office:value="28">
            <text:p>28</text:p>
          </table:table-cell>
          <table:table-cell table:style-name="ce11" table:formula="of:=[.X122]+[.Y122]" office:value-type="float" office:value="1517">
            <text:p>1517</text:p>
          </table:table-cell>
          <table:table-cell table:style-name="ce11" table:formula="of:=[$'source book prisoners'.N122]" office:value-type="float" office:value="1212">
            <text:p>1212</text:p>
          </table:table-cell>
          <table:table-cell table:style-name="ce11" table:formula="of:=[$'source book prisoners'.O122]" office:value-type="float" office:value="83">
            <text:p>83</text:p>
          </table:table-cell>
          <table:table-cell table:style-name="ce11" table:formula="of:=[.AA122]+[.AB122]" office:value-type="float" office:value="1295">
            <text:p>1295</text:p>
          </table:table-cell>
          <table:table-cell table:style-name="ce11" table:formula="of:=[$'source book prisoners'.Q122]" office:value-type="float" office:value="847">
            <text:p>847</text:p>
          </table:table-cell>
          <table:table-cell table:style-name="ce11" table:formula="of:=[$'source book prisoners'.R122]" office:value-type="float" office:value="35">
            <text:p>35</text:p>
          </table:table-cell>
          <table:table-cell table:style-name="ce11" table:formula="of:=[.AD122]+[.AE122]" office:value-type="float" office:value="882">
            <text:p>882</text:p>
          </table:table-cell>
          <table:table-cell table:style-name="ce11" table:formula="of:=[$'source book prisoners'.T122]" office:value-type="float" office:value="365">
            <text:p>365</text:p>
          </table:table-cell>
          <table:table-cell table:style-name="ce11" table:formula="of:=[$'source book prisoners'.U122]" office:value-type="float" office:value="6">
            <text:p>6</text:p>
          </table:table-cell>
          <table:table-cell table:style-name="ce11" table:formula="of:=[.AG122]+[.AH122]" office:value-type="float" office:value="371">
            <text:p>371</text:p>
          </table:table-cell>
          <table:table-cell table:style-name="ce11" table:formula="of:=[$'source book prisoners'.W122]" office:value-type="float" office:value="0">
            <text:p/>
          </table:table-cell>
          <table:table-cell table:style-name="ce11" table:formula="of:=[$'source book prisoners'.X122]" office:value-type="float" office:value="0">
            <text:p/>
          </table:table-cell>
          <table:table-cell table:style-name="ce11" table:formula="of:=[$'source book prisoners'.Y122]" office:value-type="float" office:value="0">
            <text:p/>
          </table:table-cell>
          <table:table-cell table:style-name="ce11" table:formula="of:=[$'source book prisoners'.Z122]" office:value-type="float" office:value="0">
            <text:p/>
          </table:table-cell>
          <table:table-cell table:style-name="ce11" table:formula="of:=[$'source book prisoners'.AA122]" office:value-type="float" office:value="0">
            <text:p/>
          </table:table-cell>
          <table:table-cell table:style-name="ce11" table:formula="of:=[$'source book prisoners'.AB122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73">
            <text:p>1973</text:p>
          </table:table-cell>
          <table:table-cell table:style-name="ce11" table:formula="of:=[.D123]-[.C123]" office:value-type="float" office:value="8718.29535123967">
            <text:p>8718</text:p>
          </table:table-cell>
          <table:table-cell table:style-name="ce11" table:formula="of:=[.D123]/(1+[.E123])" office:value-type="float" office:value="220.704648760331">
            <text:p>221</text:p>
          </table:table-cell>
          <table:table-cell table:style-name="ce11" table:formula="of:=[.O123]" office:value-type="float" office:value="8939">
            <text:p>8939</text:p>
          </table:table-cell>
          <table:table-cell table:style-name="ce6" table:formula="of:=[.I123]" office:value-type="float" office:value="39.5020920502092">
            <text:p>39.5</text:p>
          </table:table-cell>
          <table:table-cell table:style-name="ce11" table:formula="of:=[.P123]+[.T123]+[.X123]+[.AA123]+[.AD123]+[.AG123]+[.AJ123]+[.AM123]" office:value-type="float" office:value="9441">
            <text:p>9441</text:p>
          </table:table-cell>
          <table:table-cell table:style-name="ce11" table:formula="of:=[.Q123]+[.U123]+[.Y123]+[.AB123]+[.AE123]+[.AH123]+[.AK123]+[.AN123]" office:value-type="float" office:value="239">
            <text:p>239</text:p>
          </table:table-cell>
          <table:table-cell table:style-name="ce11" table:formula="of:=[.F123]+[.G123]" office:value-type="float" office:value="9680">
            <text:p>9680</text:p>
          </table:table-cell>
          <table:table-cell table:style-name="ce6" table:formula="of:=[.F123]/[.G123]" office:value-type="float" office:value="39.5020920502092">
            <text:p>39.5</text:p>
          </table:table-cell>
          <table:table-cell table:style-name="ce11" table:formula="of:=[.R123]+[.V123]+[.Z123]+[.AC123]+[.AF123]+[.AI123]+[.AL123]+[.AO123]" office:value-type="float" office:value="9680">
            <text:p>9680</text:p>
          </table:table-cell>
          <table:table-cell table:style-name="ce3" table:formula="of:=[.O123]-[.J123]" office:value-type="float" office:value="-741">
            <text:p>-741</text:p>
          </table:table-cell>
          <table:table-cell table:style-name="ce11"/>
          <table:table-cell table:style-name="ce11" table:formula="of:=[$'source book prisoners'.B123]" office:value-type="float" office:value="0">
            <text:p/>
          </table:table-cell>
          <table:table-cell table:style-name="ce11" table:formula="of:=[$'source book prisoners'.C123]" office:value-type="float" office:value="0">
            <text:p/>
          </table:table-cell>
          <table:table-cell table:style-name="ce11" table:formula="of:=[$'source book prisoners'.D123]" office:value-type="float" office:value="8939">
            <text:p>8939</text:p>
          </table:table-cell>
          <table:table-cell table:style-name="ce11" table:formula="of:=[$'source book prisoners'.E123]" office:value-type="float" office:value="4068">
            <text:p>4068</text:p>
          </table:table-cell>
          <table:table-cell table:style-name="ce11" table:formula="of:=[$'source book prisoners'.F123]" office:value-type="float" office:value="87">
            <text:p>87</text:p>
          </table:table-cell>
          <table:table-cell table:style-name="ce11" table:formula="of:=[.P123]+[.Q123]" office:value-type="float" office:value="4155">
            <text:p>4155</text:p>
          </table:table-cell>
          <table:table-cell table:style-name="ce6" table:formula="of:=[.P123]/[.Q123]" office:value-type="float" office:value="46.7586206896552">
            <text:p>46.8</text:p>
          </table:table-cell>
          <table:table-cell table:style-name="ce11" table:formula="of:=[$'source book prisoners'.H123]" office:value-type="float" office:value="1841">
            <text:p>1841</text:p>
          </table:table-cell>
          <table:table-cell table:style-name="ce11" table:formula="of:=[$'source book prisoners'.I123]" office:value-type="float" office:value="29">
            <text:p>29</text:p>
          </table:table-cell>
          <table:table-cell table:style-name="ce11" table:formula="of:=[.T123]+[.U123]" office:value-type="float" office:value="1870">
            <text:p>1870</text:p>
          </table:table-cell>
          <table:table-cell table:style-name="ce6" table:formula="of:=[.T123]/[.U123]" office:value-type="float" office:value="63.4827586206897">
            <text:p>63.5</text:p>
          </table:table-cell>
          <table:table-cell table:style-name="ce11" table:formula="of:=[$'source book prisoners'.K123]" office:value-type="float" office:value="1473">
            <text:p>1473</text:p>
          </table:table-cell>
          <table:table-cell table:style-name="ce11" table:formula="of:=[$'source book prisoners'.L123]" office:value-type="float" office:value="24">
            <text:p>24</text:p>
          </table:table-cell>
          <table:table-cell table:style-name="ce11" table:formula="of:=[.X123]+[.Y123]" office:value-type="float" office:value="1497">
            <text:p>1497</text:p>
          </table:table-cell>
          <table:table-cell table:style-name="ce11" table:formula="of:=[$'source book prisoners'.N123]" office:value-type="float" office:value="989">
            <text:p>989</text:p>
          </table:table-cell>
          <table:table-cell table:style-name="ce11" table:formula="of:=[$'source book prisoners'.O123]" office:value-type="float" office:value="63">
            <text:p>63</text:p>
          </table:table-cell>
          <table:table-cell table:style-name="ce11" table:formula="of:=[.AA123]+[.AB123]" office:value-type="float" office:value="1052">
            <text:p>1052</text:p>
          </table:table-cell>
          <table:table-cell table:style-name="ce11" table:formula="of:=[$'source book prisoners'.Q123]" office:value-type="float" office:value="731">
            <text:p>731</text:p>
          </table:table-cell>
          <table:table-cell table:style-name="ce11" table:formula="of:=[$'source book prisoners'.R123]" office:value-type="float" office:value="31">
            <text:p>31</text:p>
          </table:table-cell>
          <table:table-cell table:style-name="ce11" table:formula="of:=[.AD123]+[.AE123]" office:value-type="float" office:value="762">
            <text:p>762</text:p>
          </table:table-cell>
          <table:table-cell table:style-name="ce11" table:formula="of:=[$'source book prisoners'.T123]" office:value-type="float" office:value="339">
            <text:p>339</text:p>
          </table:table-cell>
          <table:table-cell table:style-name="ce11" table:formula="of:=[$'source book prisoners'.U123]" office:value-type="float" office:value="5">
            <text:p>5</text:p>
          </table:table-cell>
          <table:table-cell table:style-name="ce11" table:formula="of:=[.AG123]+[.AH123]" office:value-type="float" office:value="344">
            <text:p>344</text:p>
          </table:table-cell>
          <table:table-cell table:style-name="ce11" table:formula="of:=[$'source book prisoners'.W123]" office:value-type="float" office:value="0">
            <text:p/>
          </table:table-cell>
          <table:table-cell table:style-name="ce11" table:formula="of:=[$'source book prisoners'.X123]" office:value-type="float" office:value="0">
            <text:p/>
          </table:table-cell>
          <table:table-cell table:style-name="ce11" table:formula="of:=[$'source book prisoners'.Y123]" office:value-type="float" office:value="0">
            <text:p/>
          </table:table-cell>
          <table:table-cell table:style-name="ce11" table:formula="of:=[$'source book prisoners'.Z123]" office:value-type="float" office:value="0">
            <text:p/>
          </table:table-cell>
          <table:table-cell table:style-name="ce11" table:formula="of:=[$'source book prisoners'.AA123]" office:value-type="float" office:value="0">
            <text:p/>
          </table:table-cell>
          <table:table-cell table:style-name="ce11" table:formula="of:=[$'source book prisoners'.AB123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74">
            <text:p>1974</text:p>
          </table:table-cell>
          <table:table-cell table:style-name="ce11" table:formula="of:=[.D124]-[.C124]" office:value-type="float" office:value="8427.25344448304">
            <text:p>8427</text:p>
          </table:table-cell>
          <table:table-cell table:style-name="ce11" table:formula="of:=[.D124]/(1+[.E124])" office:value-type="float" office:value="198.746555516962">
            <text:p>199</text:p>
          </table:table-cell>
          <table:table-cell table:style-name="ce11" table:formula="of:=[.O124]" office:value-type="float" office:value="8626">
            <text:p>8626</text:p>
          </table:table-cell>
          <table:table-cell table:style-name="ce6" table:formula="of:=[.I124]" office:value-type="float" office:value="42.4020100502513">
            <text:p>42.4</text:p>
          </table:table-cell>
          <table:table-cell table:style-name="ce11" table:formula="of:=[.P124]+[.T124]+[.X124]+[.AA124]+[.AD124]+[.AG124]+[.AJ124]+[.AM124]" office:value-type="float" office:value="8438">
            <text:p>8438</text:p>
          </table:table-cell>
          <table:table-cell table:style-name="ce11" table:formula="of:=[.Q124]+[.U124]+[.Y124]+[.AB124]+[.AE124]+[.AH124]+[.AK124]+[.AN124]" office:value-type="float" office:value="199">
            <text:p>199</text:p>
          </table:table-cell>
          <table:table-cell table:style-name="ce11" table:formula="of:=[.F124]+[.G124]" office:value-type="float" office:value="8637">
            <text:p>8637</text:p>
          </table:table-cell>
          <table:table-cell table:style-name="ce6" table:formula="of:=[.F124]/[.G124]" office:value-type="float" office:value="42.4020100502513">
            <text:p>42.4</text:p>
          </table:table-cell>
          <table:table-cell table:style-name="ce11" table:formula="of:=[.R124]+[.V124]+[.Z124]+[.AC124]+[.AF124]+[.AI124]+[.AL124]+[.AO124]" office:value-type="float" office:value="8637">
            <text:p>8637</text:p>
          </table:table-cell>
          <table:table-cell table:style-name="ce3" table:formula="of:=[.O124]-[.J124]" office:value-type="float" office:value="-11">
            <text:p>-11</text:p>
          </table:table-cell>
          <table:table-cell table:style-name="ce11"/>
          <table:table-cell table:style-name="ce11" table:formula="of:=[$'source book prisoners'.B124]" office:value-type="float" office:value="0">
            <text:p/>
          </table:table-cell>
          <table:table-cell table:style-name="ce11" table:formula="of:=[$'source book prisoners'.C124]" office:value-type="float" office:value="0">
            <text:p/>
          </table:table-cell>
          <table:table-cell table:style-name="ce11" table:formula="of:=[$'source book prisoners'.D124]" office:value-type="float" office:value="8626">
            <text:p>8626</text:p>
          </table:table-cell>
          <table:table-cell table:style-name="ce11" table:formula="of:=[$'source book prisoners'.E124]" office:value-type="float" office:value="3337">
            <text:p>3337</text:p>
          </table:table-cell>
          <table:table-cell table:style-name="ce11" table:formula="of:=[$'source book prisoners'.F124]" office:value-type="float" office:value="73">
            <text:p>73</text:p>
          </table:table-cell>
          <table:table-cell table:style-name="ce11" table:formula="of:=[.P124]+[.Q124]" office:value-type="float" office:value="3410">
            <text:p>3410</text:p>
          </table:table-cell>
          <table:table-cell table:style-name="ce6" table:formula="of:=[.P124]/[.Q124]" office:value-type="float" office:value="45.7123287671233">
            <text:p>45.7</text:p>
          </table:table-cell>
          <table:table-cell table:style-name="ce11" table:formula="of:=[$'source book prisoners'.H124]" office:value-type="float" office:value="1627">
            <text:p>1627</text:p>
          </table:table-cell>
          <table:table-cell table:style-name="ce11" table:formula="of:=[$'source book prisoners'.I124]" office:value-type="float" office:value="24">
            <text:p>24</text:p>
          </table:table-cell>
          <table:table-cell table:style-name="ce11" table:formula="of:=[.T124]+[.U124]" office:value-type="float" office:value="1651">
            <text:p>1651</text:p>
          </table:table-cell>
          <table:table-cell table:style-name="ce6" table:formula="of:=[.T124]/[.U124]" office:value-type="float" office:value="67.7916666666667">
            <text:p>67.8</text:p>
          </table:table-cell>
          <table:table-cell table:style-name="ce11" table:formula="of:=[$'source book prisoners'.K124]" office:value-type="float" office:value="1507">
            <text:p>1507</text:p>
          </table:table-cell>
          <table:table-cell table:style-name="ce11" table:formula="of:=[$'source book prisoners'.L124]" office:value-type="float" office:value="19">
            <text:p>19</text:p>
          </table:table-cell>
          <table:table-cell table:style-name="ce11" table:formula="of:=[.X124]+[.Y124]" office:value-type="float" office:value="1526">
            <text:p>1526</text:p>
          </table:table-cell>
          <table:table-cell table:style-name="ce11" table:formula="of:=[$'source book prisoners'.N124]" office:value-type="float" office:value="913">
            <text:p>913</text:p>
          </table:table-cell>
          <table:table-cell table:style-name="ce11" table:formula="of:=[$'source book prisoners'.O124]" office:value-type="float" office:value="43">
            <text:p>43</text:p>
          </table:table-cell>
          <table:table-cell table:style-name="ce11" table:formula="of:=[.AA124]+[.AB124]" office:value-type="float" office:value="956">
            <text:p>956</text:p>
          </table:table-cell>
          <table:table-cell table:style-name="ce11" table:formula="of:=[$'source book prisoners'.Q124]" office:value-type="float" office:value="720">
            <text:p>720</text:p>
          </table:table-cell>
          <table:table-cell table:style-name="ce11" table:formula="of:=[$'source book prisoners'.R124]" office:value-type="float" office:value="32">
            <text:p>32</text:p>
          </table:table-cell>
          <table:table-cell table:style-name="ce11" table:formula="of:=[.AD124]+[.AE124]" office:value-type="float" office:value="752">
            <text:p>752</text:p>
          </table:table-cell>
          <table:table-cell table:style-name="ce11" table:formula="of:=[$'source book prisoners'.T124]" office:value-type="float" office:value="334">
            <text:p>334</text:p>
          </table:table-cell>
          <table:table-cell table:style-name="ce11" table:formula="of:=[$'source book prisoners'.U124]" office:value-type="float" office:value="8">
            <text:p>8</text:p>
          </table:table-cell>
          <table:table-cell table:style-name="ce11" table:formula="of:=[.AG124]+[.AH124]" office:value-type="float" office:value="342">
            <text:p>342</text:p>
          </table:table-cell>
          <table:table-cell table:style-name="ce11" table:formula="of:=[$'source book prisoners'.W124]" office:value-type="float" office:value="0">
            <text:p/>
          </table:table-cell>
          <table:table-cell table:style-name="ce11" table:formula="of:=[$'source book prisoners'.X124]" office:value-type="float" office:value="0">
            <text:p/>
          </table:table-cell>
          <table:table-cell table:style-name="ce11" table:formula="of:=[$'source book prisoners'.Y124]" office:value-type="float" office:value="0">
            <text:p/>
          </table:table-cell>
          <table:table-cell table:style-name="ce11" table:formula="of:=[$'source book prisoners'.Z124]" office:value-type="float" office:value="0">
            <text:p/>
          </table:table-cell>
          <table:table-cell table:style-name="ce11" table:formula="of:=[$'source book prisoners'.AA124]" office:value-type="float" office:value="0">
            <text:p/>
          </table:table-cell>
          <table:table-cell table:style-name="ce11" table:formula="of:=[$'source book prisoners'.AB124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75">
            <text:p>1975</text:p>
          </table:table-cell>
          <table:table-cell table:style-name="ce11" table:formula="of:=[.D125]-[.C125]" office:value-type="float" office:value="8503.79919345273">
            <text:p>8504</text:p>
          </table:table-cell>
          <table:table-cell table:style-name="ce11" table:formula="of:=[.D125]/(1+[.E125])" office:value-type="float" office:value="179.200806547266">
            <text:p>179</text:p>
          </table:table-cell>
          <table:table-cell table:style-name="ce11" table:formula="of:=[.O125]" office:value-type="float" office:value="8683">
            <text:p>8683</text:p>
          </table:table-cell>
          <table:table-cell table:style-name="ce6" table:formula="of:=[.I125]" office:value-type="float" office:value="47.4540229885058">
            <text:p>47.5</text:p>
          </table:table-cell>
          <table:table-cell table:style-name="ce11" table:formula="of:=[.P125]+[.T125]+[.X125]+[.AA125]+[.AD125]+[.AG125]+[.AJ125]+[.AM125]" office:value-type="float" office:value="8257">
            <text:p>8257</text:p>
          </table:table-cell>
          <table:table-cell table:style-name="ce11" table:formula="of:=[.Q125]+[.U125]+[.Y125]+[.AB125]+[.AE125]+[.AH125]+[.AK125]+[.AN125]" office:value-type="float" office:value="174">
            <text:p>174</text:p>
          </table:table-cell>
          <table:table-cell table:style-name="ce11" table:formula="of:=[.F125]+[.G125]" office:value-type="float" office:value="8431">
            <text:p>8431</text:p>
          </table:table-cell>
          <table:table-cell table:style-name="ce6" table:formula="of:=[.F125]/[.G125]" office:value-type="float" office:value="47.4540229885058">
            <text:p>47.5</text:p>
          </table:table-cell>
          <table:table-cell table:style-name="ce11" table:formula="of:=[.R125]+[.V125]+[.Z125]+[.AC125]+[.AF125]+[.AI125]+[.AL125]+[.AO125]" office:value-type="float" office:value="8431">
            <text:p>8431</text:p>
          </table:table-cell>
          <table:table-cell table:style-name="ce3" table:formula="of:=[.O125]-[.J125]" office:value-type="float" office:value="252">
            <text:p>252</text:p>
          </table:table-cell>
          <table:table-cell table:style-name="ce11"/>
          <table:table-cell table:style-name="ce11" table:formula="of:=[$'source book prisoners'.B125]" office:value-type="float" office:value="0">
            <text:p/>
          </table:table-cell>
          <table:table-cell table:style-name="ce11" table:formula="of:=[$'source book prisoners'.C125]" office:value-type="float" office:value="0">
            <text:p/>
          </table:table-cell>
          <table:table-cell table:style-name="ce11" table:formula="of:=[$'source book prisoners'.D125]" office:value-type="float" office:value="8683">
            <text:p>8683</text:p>
          </table:table-cell>
          <table:table-cell table:style-name="ce11" table:formula="of:=[$'source book prisoners'.E125]" office:value-type="float" office:value="3333">
            <text:p>3333</text:p>
          </table:table-cell>
          <table:table-cell table:style-name="ce11" table:formula="of:=[$'source book prisoners'.F125]" office:value-type="float" office:value="64">
            <text:p>64</text:p>
          </table:table-cell>
          <table:table-cell table:style-name="ce11" table:formula="of:=[.P125]+[.Q125]" office:value-type="float" office:value="3397">
            <text:p>3397</text:p>
          </table:table-cell>
          <table:table-cell table:style-name="ce6" table:formula="of:=[.P125]/[.Q125]" office:value-type="float" office:value="52.078125">
            <text:p>52.1</text:p>
          </table:table-cell>
          <table:table-cell table:style-name="ce11" table:formula="of:=[$'source book prisoners'.H125]" office:value-type="float" office:value="1580">
            <text:p>1580</text:p>
          </table:table-cell>
          <table:table-cell table:style-name="ce11" table:formula="of:=[$'source book prisoners'.I125]" office:value-type="float" office:value="24">
            <text:p>24</text:p>
          </table:table-cell>
          <table:table-cell table:style-name="ce11" table:formula="of:=[.T125]+[.U125]" office:value-type="float" office:value="1604">
            <text:p>1604</text:p>
          </table:table-cell>
          <table:table-cell table:style-name="ce6" table:formula="of:=[.T125]/[.U125]" office:value-type="float" office:value="65.8333333333333">
            <text:p>65.8</text:p>
          </table:table-cell>
          <table:table-cell table:style-name="ce11" table:formula="of:=[$'source book prisoners'.K125]" office:value-type="float" office:value="1409">
            <text:p>1409</text:p>
          </table:table-cell>
          <table:table-cell table:style-name="ce11" table:formula="of:=[$'source book prisoners'.L125]" office:value-type="float" office:value="24">
            <text:p>24</text:p>
          </table:table-cell>
          <table:table-cell table:style-name="ce11" table:formula="of:=[.X125]+[.Y125]" office:value-type="float" office:value="1433">
            <text:p>1433</text:p>
          </table:table-cell>
          <table:table-cell table:style-name="ce11" table:formula="of:=[$'source book prisoners'.N125]" office:value-type="float" office:value="895">
            <text:p>895</text:p>
          </table:table-cell>
          <table:table-cell table:style-name="ce11" table:formula="of:=[$'source book prisoners'.O125]" office:value-type="float" office:value="42">
            <text:p>42</text:p>
          </table:table-cell>
          <table:table-cell table:style-name="ce11" table:formula="of:=[.AA125]+[.AB125]" office:value-type="float" office:value="937">
            <text:p>937</text:p>
          </table:table-cell>
          <table:table-cell table:style-name="ce11" table:formula="of:=[$'source book prisoners'.Q125]" office:value-type="float" office:value="735">
            <text:p>735</text:p>
          </table:table-cell>
          <table:table-cell table:style-name="ce11" table:formula="of:=[$'source book prisoners'.R125]" office:value-type="float" office:value="17">
            <text:p>17</text:p>
          </table:table-cell>
          <table:table-cell table:style-name="ce11" table:formula="of:=[.AD125]+[.AE125]" office:value-type="float" office:value="752">
            <text:p>752</text:p>
          </table:table-cell>
          <table:table-cell table:style-name="ce11" table:formula="of:=[$'source book prisoners'.T125]" office:value-type="float" office:value="305">
            <text:p>305</text:p>
          </table:table-cell>
          <table:table-cell table:style-name="ce11" table:formula="of:=[$'source book prisoners'.U125]" office:value-type="float" office:value="3">
            <text:p>3</text:p>
          </table:table-cell>
          <table:table-cell table:style-name="ce11" table:formula="of:=[.AG125]+[.AH125]" office:value-type="float" office:value="308">
            <text:p>308</text:p>
          </table:table-cell>
          <table:table-cell table:style-name="ce11" table:formula="of:=[$'source book prisoners'.W125]" office:value-type="float" office:value="0">
            <text:p/>
          </table:table-cell>
          <table:table-cell table:style-name="ce11" table:formula="of:=[$'source book prisoners'.X125]" office:value-type="float" office:value="0">
            <text:p/>
          </table:table-cell>
          <table:table-cell table:style-name="ce11" table:formula="of:=[$'source book prisoners'.Y125]" office:value-type="float" office:value="0">
            <text:p/>
          </table:table-cell>
          <table:table-cell table:style-name="ce11" table:formula="of:=[$'source book prisoners'.Z125]" office:value-type="float" office:value="0">
            <text:p/>
          </table:table-cell>
          <table:table-cell table:style-name="ce11" table:formula="of:=[$'source book prisoners'.AA125]" office:value-type="float" office:value="0">
            <text:p/>
          </table:table-cell>
          <table:table-cell table:style-name="ce11" table:formula="of:=[$'source book prisoners'.AB125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76">
            <text:p>1976</text:p>
          </table:table-cell>
          <table:table-cell table:style-name="ce11" table:formula="of:=[.D126]-[.C126]" office:value-type="float" office:value="8573.41197822142">
            <text:p>8573</text:p>
          </table:table-cell>
          <table:table-cell table:style-name="ce11" table:formula="of:=[.D126]/(1+[.E126])" office:value-type="float" office:value="226.588021778584">
            <text:p>227</text:p>
          </table:table-cell>
          <table:table-cell table:style-name="ce11" table:formula="of:=[.O126]" office:value-type="float" office:value="8800">
            <text:p>8800</text:p>
          </table:table-cell>
          <table:table-cell table:style-name="ce6" table:formula="of:=[.I126]" office:value-type="float" office:value="37.8370044052863">
            <text:p>37.8</text:p>
          </table:table-cell>
          <table:table-cell table:style-name="ce11" table:formula="of:=[.P126]+[.T126]+[.X126]+[.AA126]+[.AD126]+[.AG126]+[.AJ126]+[.AM126]" office:value-type="float" office:value="8589">
            <text:p>8589</text:p>
          </table:table-cell>
          <table:table-cell table:style-name="ce11" table:formula="of:=[.Q126]+[.U126]+[.Y126]+[.AB126]+[.AE126]+[.AH126]+[.AK126]+[.AN126]" office:value-type="float" office:value="227">
            <text:p>227</text:p>
          </table:table-cell>
          <table:table-cell table:style-name="ce11" table:formula="of:=[.F126]+[.G126]" office:value-type="float" office:value="8816">
            <text:p>8816</text:p>
          </table:table-cell>
          <table:table-cell table:style-name="ce6" table:formula="of:=[.F126]/[.G126]" office:value-type="float" office:value="37.8370044052863">
            <text:p>37.8</text:p>
          </table:table-cell>
          <table:table-cell table:style-name="ce11" table:formula="of:=[.R126]+[.V126]+[.Z126]+[.AC126]+[.AF126]+[.AI126]+[.AL126]+[.AO126]" office:value-type="float" office:value="8816">
            <text:p>8816</text:p>
          </table:table-cell>
          <table:table-cell table:style-name="ce3" table:formula="of:=[.O126]-[.J126]" office:value-type="float" office:value="-16">
            <text:p>-16</text:p>
          </table:table-cell>
          <table:table-cell table:style-name="ce11"/>
          <table:table-cell table:style-name="ce11" table:formula="of:=[$'source book prisoners'.B126]" office:value-type="float" office:value="0">
            <text:p/>
          </table:table-cell>
          <table:table-cell table:style-name="ce11" table:formula="of:=[$'source book prisoners'.C126]" office:value-type="float" office:value="0">
            <text:p/>
          </table:table-cell>
          <table:table-cell table:style-name="ce11" table:formula="of:=[$'source book prisoners'.D126]" office:value-type="float" office:value="8800">
            <text:p>8800</text:p>
          </table:table-cell>
          <table:table-cell table:style-name="ce11" table:formula="of:=[$'source book prisoners'.E126]" office:value-type="float" office:value="3594">
            <text:p>3594</text:p>
          </table:table-cell>
          <table:table-cell table:style-name="ce11" table:formula="of:=[$'source book prisoners'.F126]" office:value-type="float" office:value="95">
            <text:p>95</text:p>
          </table:table-cell>
          <table:table-cell table:style-name="ce11" table:formula="of:=[.P126]+[.Q126]" office:value-type="float" office:value="3689">
            <text:p>3689</text:p>
          </table:table-cell>
          <table:table-cell table:style-name="ce6" table:formula="of:=[.P126]/[.Q126]" office:value-type="float" office:value="37.8315789473684">
            <text:p>37.8</text:p>
          </table:table-cell>
          <table:table-cell table:style-name="ce11" table:formula="of:=[$'source book prisoners'.H126]" office:value-type="float" office:value="1452">
            <text:p>1452</text:p>
          </table:table-cell>
          <table:table-cell table:style-name="ce11" table:formula="of:=[$'source book prisoners'.I126]" office:value-type="float" office:value="32">
            <text:p>32</text:p>
          </table:table-cell>
          <table:table-cell table:style-name="ce11" table:formula="of:=[.T126]+[.U126]" office:value-type="float" office:value="1484">
            <text:p>1484</text:p>
          </table:table-cell>
          <table:table-cell table:style-name="ce6" table:formula="of:=[.T126]/[.U126]" office:value-type="float" office:value="45.375">
            <text:p>45.4</text:p>
          </table:table-cell>
          <table:table-cell table:style-name="ce11" table:formula="of:=[$'source book prisoners'.K126]" office:value-type="float" office:value="1495">
            <text:p>1495</text:p>
          </table:table-cell>
          <table:table-cell table:style-name="ce11" table:formula="of:=[$'source book prisoners'.L126]" office:value-type="float" office:value="28">
            <text:p>28</text:p>
          </table:table-cell>
          <table:table-cell table:style-name="ce11" table:formula="of:=[.X126]+[.Y126]" office:value-type="float" office:value="1523">
            <text:p>1523</text:p>
          </table:table-cell>
          <table:table-cell table:style-name="ce11" table:formula="of:=[$'source book prisoners'.N126]" office:value-type="float" office:value="1006">
            <text:p>1006</text:p>
          </table:table-cell>
          <table:table-cell table:style-name="ce11" table:formula="of:=[$'source book prisoners'.O126]" office:value-type="float" office:value="45">
            <text:p>45</text:p>
          </table:table-cell>
          <table:table-cell table:style-name="ce11" table:formula="of:=[.AA126]+[.AB126]" office:value-type="float" office:value="1051">
            <text:p>1051</text:p>
          </table:table-cell>
          <table:table-cell table:style-name="ce11" table:formula="of:=[$'source book prisoners'.Q126]" office:value-type="float" office:value="684">
            <text:p>684</text:p>
          </table:table-cell>
          <table:table-cell table:style-name="ce11" table:formula="of:=[$'source book prisoners'.R126]" office:value-type="float" office:value="20">
            <text:p>20</text:p>
          </table:table-cell>
          <table:table-cell table:style-name="ce11" table:formula="of:=[.AD126]+[.AE126]" office:value-type="float" office:value="704">
            <text:p>704</text:p>
          </table:table-cell>
          <table:table-cell table:style-name="ce11" table:formula="of:=[$'source book prisoners'.T126]" office:value-type="float" office:value="236">
            <text:p>236</text:p>
          </table:table-cell>
          <table:table-cell table:style-name="ce11" table:formula="of:=[$'source book prisoners'.U126]" office:value-type="float" office:value="4">
            <text:p>4</text:p>
          </table:table-cell>
          <table:table-cell table:style-name="ce11" table:formula="of:=[.AG126]+[.AH126]" office:value-type="float" office:value="240">
            <text:p>240</text:p>
          </table:table-cell>
          <table:table-cell table:style-name="ce11" table:formula="of:=[$'source book prisoners'.W126]" office:value-type="float" office:value="122">
            <text:p>122</text:p>
          </table:table-cell>
          <table:table-cell table:style-name="ce11" table:formula="of:=[$'source book prisoners'.X126]" office:value-type="float" office:value="3">
            <text:p>3</text:p>
          </table:table-cell>
          <table:table-cell table:style-name="ce11" table:formula="of:=[.AJ126]+[.AK126]" office:value-type="float" office:value="125">
            <text:p>125</text:p>
          </table:table-cell>
          <table:table-cell table:style-name="ce11" table:formula="of:=[$'source book prisoners'.Z126]" office:value-type="float" office:value="0">
            <text:p/>
          </table:table-cell>
          <table:table-cell table:style-name="ce11" table:formula="of:=[$'source book prisoners'.AA126]" office:value-type="float" office:value="0">
            <text:p/>
          </table:table-cell>
          <table:table-cell table:style-name="ce11" table:formula="of:=[$'source book prisoners'.AB126]" office:value-type="float" office:value="0">
            <text:p/>
          </table:table-cell>
          <table:table-cell table:number-columns-repeated="983"/>
        </table:table-row>
        <table:table-row table:style-name="ro1">
          <table:table-cell office:value-type="float" office:value="1977">
            <text:p>1977</text:p>
          </table:table-cell>
          <table:table-cell table:style-name="ce11" table:formula="of:=[.D127]-[.C127]" office:value-type="float" office:value="8943.32180138184">
            <text:p>8943</text:p>
          </table:table-cell>
          <table:table-cell table:style-name="ce11" table:formula="of:=[.D127]/(1+[.E127])" office:value-type="float" office:value="224.678198618164">
            <text:p>225</text:p>
          </table:table-cell>
          <table:table-cell table:style-name="ce11" table:formula="of:=[.O127]" office:value-type="float" office:value="9168">
            <text:p>9168</text:p>
          </table:table-cell>
          <table:table-cell table:style-name="ce6" table:formula="of:=[.I127]" office:value-type="float" office:value="39.805027173913">
            <text:p>39.8</text:p>
          </table:table-cell>
          <table:table-cell table:style-name="ce11" table:formula="of:=[.P127]+[.T127]+[.X127]+[.AA127]+[.AD127]+[.AG127]+[.AJ127]+[.AM127]" office:value-type="float" office:value="8916.32608695652">
            <text:p>8916</text:p>
          </table:table-cell>
          <table:table-cell table:style-name="ce11" table:formula="of:=[.Q127]+[.U127]+[.Y127]+[.AB127]+[.AE127]+[.AH127]+[.AK127]+[.AN127]" office:value-type="float" office:value="224">
            <text:p>224</text:p>
          </table:table-cell>
          <table:table-cell table:style-name="ce11" table:formula="of:=[.F127]+[.G127]" office:value-type="float" office:value="9140.32608695652">
            <text:p>9140</text:p>
          </table:table-cell>
          <table:table-cell table:style-name="ce6" table:formula="of:=[.F127]/[.G127]" office:value-type="float" office:value="39.805027173913">
            <text:p>39.8</text:p>
          </table:table-cell>
          <table:table-cell table:style-name="ce11" table:formula="of:=[.R127]+[.V127]+[.Z127]+[.AC127]+[.AF127]+[.AI127]+[.AL127]+[.AO127]" office:value-type="float" office:value="9140.32608695652">
            <text:p>9140</text:p>
          </table:table-cell>
          <table:table-cell table:style-name="ce3" table:formula="of:=[.O127]-[.J127]" office:value-type="float" office:value="27.673913043478">
            <text:p>28</text:p>
          </table:table-cell>
          <table:table-cell table:style-name="ce11"/>
          <table:table-cell table:style-name="ce11" table:formula="of:=[$'source book prisoners'.B127]" office:value-type="float" office:value="0">
            <text:p/>
          </table:table-cell>
          <table:table-cell table:style-name="ce11" table:formula="of:=[$'source book prisoners'.C127]" office:value-type="float" office:value="0">
            <text:p/>
          </table:table-cell>
          <table:table-cell table:style-name="ce11" table:formula="of:=[$'source book prisoners'.D127]" office:value-type="float" office:value="9168">
            <text:p>9168</text:p>
          </table:table-cell>
          <table:table-cell table:style-name="ce11" table:formula="of:=[$'source book prisoners'.E127]" office:value-type="float" office:value="3591">
            <text:p>3591</text:p>
          </table:table-cell>
          <table:table-cell table:style-name="ce11" table:formula="of:=[$'source book prisoners'.F127]" office:value-type="float" office:value="71">
            <text:p>71</text:p>
          </table:table-cell>
          <table:table-cell table:style-name="ce11" table:formula="of:=[.P127]+[.Q127]" office:value-type="float" office:value="3662">
            <text:p>3662</text:p>
          </table:table-cell>
          <table:table-cell table:style-name="ce6" table:formula="of:=[.P127]/[.Q127]" office:value-type="float" office:value="50.5774647887324">
            <text:p>50.6</text:p>
          </table:table-cell>
          <table:table-cell table:style-name="ce11" table:formula="of:=[$'source book prisoners'.H127]" office:value-type="float" office:value="1492">
            <text:p>1492</text:p>
          </table:table-cell>
          <table:table-cell table:style-name="ce11" table:formula="of:=[$'source book prisoners'.I127]" office:value-type="float" office:value="33">
            <text:p>33</text:p>
          </table:table-cell>
          <table:table-cell table:style-name="ce11" table:formula="of:=[.T127]+[.U127]" office:value-type="float" office:value="1525">
            <text:p>1525</text:p>
          </table:table-cell>
          <table:table-cell table:style-name="ce6" table:formula="of:=[.T127]/[.U127]" office:value-type="float" office:value="45.2121212121212">
            <text:p>45.2</text:p>
          </table:table-cell>
          <table:table-cell table:style-name="ce11" table:formula="of:=[$'source book prisoners'.K127]" office:value-type="float" office:value="1508">
            <text:p>1508</text:p>
          </table:table-cell>
          <table:table-cell table:style-name="ce11" table:formula="of:=[$'source book prisoners'.L127]" office:value-type="float" office:value="29">
            <text:p>29</text:p>
          </table:table-cell>
          <table:table-cell table:style-name="ce11" table:formula="of:=[.X127]+[.Y127]" office:value-type="float" office:value="1537">
            <text:p>1537</text:p>
          </table:table-cell>
          <table:table-cell table:style-name="ce11" table:formula="of:=[$'source book prisoners'.N127]" office:value-type="float" office:value="1134">
            <text:p>1134</text:p>
          </table:table-cell>
          <table:table-cell table:style-name="ce11" table:formula="of:=[$'source book prisoners'.O127]" office:value-type="float" office:value="51">
            <text:p>51</text:p>
          </table:table-cell>
          <table:table-cell table:style-name="ce11" table:formula="of:=[.AA127]+[.AB127]" office:value-type="float" office:value="1185">
            <text:p>1185</text:p>
          </table:table-cell>
          <table:table-cell table:style-name="ce11" table:formula="of:=[$'source book prisoners'.Q127]" office:value-type="float" office:value="723">
            <text:p>723</text:p>
          </table:table-cell>
          <table:table-cell table:style-name="ce11" table:formula="of:=[$'source book prisoners'.R127]" office:value-type="float" office:value="26">
            <text:p>26</text:p>
          </table:table-cell>
          <table:table-cell table:style-name="ce11" table:formula="of:=[.AD127]+[.AE127]" office:value-type="float" office:value="749">
            <text:p>749</text:p>
          </table:table-cell>
          <table:table-cell table:style-name="ce11" table:formula="of:=[$'source book prisoners'.T127]" office:value-type="float" office:value="259">
            <text:p>259</text:p>
          </table:table-cell>
          <table:table-cell table:style-name="ce11" table:formula="of:=[$'source book prisoners'.U127]" office:value-type="float" office:value="6">
            <text:p>6</text:p>
          </table:table-cell>
          <table:table-cell table:style-name="ce11" table:formula="of:=[.AG127]+[.AH127]" office:value-type="float" office:value="265">
            <text:p>265</text:p>
          </table:table-cell>
          <table:table-cell table:style-name="ce11" table:formula="of:=[$'source book prisoners'.W127]" office:value-type="float" office:value="170">
            <text:p>170</text:p>
          </table:table-cell>
          <table:table-cell table:style-name="ce11" table:formula="of:=[$'source book prisoners'.X127]" office:value-type="float" office:value="7">
            <text:p>7</text:p>
          </table:table-cell>
          <table:table-cell table:style-name="ce11" table:formula="of:=[.AJ127]+[.AK127]" office:value-type="float" office:value="177">
            <text:p>177</text:p>
          </table:table-cell>
          <table:table-cell table:style-name="ce11" table:formula="of:=[$'source book prisoners'.Z127]" office:value-type="float" office:value="39.3260869565217">
            <text:p>39</text:p>
          </table:table-cell>
          <table:table-cell table:style-name="ce11" table:formula="of:=[$'source book prisoners'.AA127]" office:value-type="float" office:value="1">
            <text:p>1</text:p>
          </table:table-cell>
          <table:table-cell table:style-name="ce11" table:formula="of:=[.AM127]+[.AN127]" office:value-type="float" office:value="40.3260869565217">
            <text:p>40</text:p>
          </table:table-cell>
          <table:table-cell table:number-columns-repeated="983"/>
        </table:table-row>
        <table:table-row table:style-name="ro1">
          <table:table-cell office:value-type="float" office:value="1978">
            <text:p>1978</text:p>
          </table:table-cell>
          <table:table-cell table:style-name="ce11" table:formula="of:=[.D128]-[.C128]" office:value-type="float" office:value="9452.71860506489">
            <text:p>9453</text:p>
          </table:table-cell>
          <table:table-cell table:style-name="ce11" table:formula="of:=[.D128]/(1+[.E128])" office:value-type="float" office:value="309.281394935112">
            <text:p>309</text:p>
          </table:table-cell>
          <table:table-cell table:style-name="ce11" table:formula="of:=[.O128]" office:value-type="float" office:value="9762">
            <text:p>9762</text:p>
          </table:table-cell>
          <table:table-cell table:style-name="ce6" table:formula="of:=[.I128]" office:value-type="float" office:value="30.563489300894">
            <text:p>30.6</text:p>
          </table:table-cell>
          <table:table-cell table:style-name="ce11" table:formula="of:=[.P128]+[.T128]+[.X128]+[.AA128]+[.AD128]+[.AG128]+[.AJ128]+[.AM128]" office:value-type="float" office:value="9141.24657534247">
            <text:p>9141</text:p>
          </table:table-cell>
          <table:table-cell table:style-name="ce11" table:formula="of:=[.Q128]+[.U128]+[.Y128]+[.AB128]+[.AE128]+[.AH128]+[.AK128]+[.AN128]" office:value-type="float" office:value="299.090410958904">
            <text:p>299</text:p>
          </table:table-cell>
          <table:table-cell table:style-name="ce11" table:formula="of:=[.F128]+[.G128]" office:value-type="float" office:value="9440.33698630137">
            <text:p>9440</text:p>
          </table:table-cell>
          <table:table-cell table:style-name="ce6" table:formula="of:=[.F128]/[.G128]" office:value-type="float" office:value="30.563489300894">
            <text:p>30.6</text:p>
          </table:table-cell>
          <table:table-cell table:style-name="ce11" table:formula="of:=[.R128]+[.V128]+[.Z128]+[.AC128]+[.AF128]+[.AI128]+[.AL128]+[.AO128]" office:value-type="float" office:value="9440.33698630137">
            <text:p>9440</text:p>
          </table:table-cell>
          <table:table-cell table:style-name="ce3" table:formula="of:=[.O128]-[.J128]" office:value-type="float" office:value="321.66301369863">
            <text:p>322</text:p>
          </table:table-cell>
          <table:table-cell table:style-name="ce11"/>
          <table:table-cell table:style-name="ce11" table:formula="of:=[$'source book prisoners'.B128]" office:value-type="float" office:value="0">
            <text:p/>
          </table:table-cell>
          <table:table-cell table:style-name="ce11" table:formula="of:=[$'source book prisoners'.C128]" office:value-type="float" office:value="0">
            <text:p/>
          </table:table-cell>
          <table:table-cell table:style-name="ce11" table:formula="of:=[$'source book prisoners'.D128]" office:value-type="float" office:value="9762">
            <text:p>9762</text:p>
          </table:table-cell>
          <table:table-cell table:style-name="ce11" table:formula="of:=[$'source book prisoners'.E128]" office:value-type="float" office:value="3497">
            <text:p>3497</text:p>
          </table:table-cell>
          <table:table-cell table:style-name="ce11" table:formula="of:=[$'source book prisoners'.F128]" office:value-type="float" office:value="113">
            <text:p>113</text:p>
          </table:table-cell>
          <table:table-cell table:style-name="ce11" table:formula="of:=[.P128]+[.Q128]" office:value-type="float" office:value="3610">
            <text:p>3610</text:p>
          </table:table-cell>
          <table:table-cell table:style-name="ce6" table:formula="of:=[.P128]/[.Q128]" office:value-type="float" office:value="30.9469026548673">
            <text:p>30.9</text:p>
          </table:table-cell>
          <table:table-cell table:style-name="ce11" table:formula="of:=[$'source book prisoners'.H128]" office:value-type="float" office:value="1561">
            <text:p>1561</text:p>
          </table:table-cell>
          <table:table-cell table:style-name="ce11" table:formula="of:=[$'source book prisoners'.I128]" office:value-type="float" office:value="34">
            <text:p>34</text:p>
          </table:table-cell>
          <table:table-cell table:style-name="ce11" table:formula="of:=[.T128]+[.U128]" office:value-type="float" office:value="1595">
            <text:p>1595</text:p>
          </table:table-cell>
          <table:table-cell table:style-name="ce6" table:formula="of:=[.T128]/[.U128]" office:value-type="float" office:value="45.9117647058824">
            <text:p>45.9</text:p>
          </table:table-cell>
          <table:table-cell table:style-name="ce11" table:formula="of:=[$'source book prisoners'.K128]" office:value-type="float" office:value="1572">
            <text:p>1572</text:p>
          </table:table-cell>
          <table:table-cell table:style-name="ce11" table:formula="of:=[$'source book prisoners'.L128]" office:value-type="float" office:value="40">
            <text:p>40</text:p>
          </table:table-cell>
          <table:table-cell table:style-name="ce11" table:formula="of:=[.X128]+[.Y128]" office:value-type="float" office:value="1612">
            <text:p>1612</text:p>
          </table:table-cell>
          <table:table-cell table:style-name="ce11" table:formula="of:=[$'source book prisoners'.N128]" office:value-type="float" office:value="1295">
            <text:p>1295</text:p>
          </table:table-cell>
          <table:table-cell table:style-name="ce11" table:formula="of:=[$'source book prisoners'.O128]" office:value-type="float" office:value="73">
            <text:p>73</text:p>
          </table:table-cell>
          <table:table-cell table:style-name="ce11" table:formula="of:=[.AA128]+[.AB128]" office:value-type="float" office:value="1368">
            <text:p>1368</text:p>
          </table:table-cell>
          <table:table-cell table:style-name="ce11" table:formula="of:=[$'source book prisoners'.Q128]" office:value-type="float" office:value="769">
            <text:p>769</text:p>
          </table:table-cell>
          <table:table-cell table:style-name="ce11" table:formula="of:=[$'source book prisoners'.R128]" office:value-type="float" office:value="26">
            <text:p>26</text:p>
          </table:table-cell>
          <table:table-cell table:style-name="ce11" table:formula="of:=[.AD128]+[.AE128]" office:value-type="float" office:value="795">
            <text:p>795</text:p>
          </table:table-cell>
          <table:table-cell table:style-name="ce11" table:formula="of:=[$'source book prisoners'.T128]" office:value-type="float" office:value="236">
            <text:p>236</text:p>
          </table:table-cell>
          <table:table-cell table:style-name="ce11" table:formula="of:=[$'source book prisoners'.U128]" office:value-type="float" office:value="3">
            <text:p>3</text:p>
          </table:table-cell>
          <table:table-cell table:style-name="ce11" table:formula="of:=[.AG128]+[.AH128]" office:value-type="float" office:value="239">
            <text:p>239</text:p>
          </table:table-cell>
          <table:table-cell table:style-name="ce11" table:formula="of:=[$'source book prisoners'.W128]" office:value-type="float" office:value="168">
            <text:p>168</text:p>
          </table:table-cell>
          <table:table-cell table:style-name="ce11" table:formula="of:=[$'source book prisoners'.X128]" office:value-type="float" office:value="7">
            <text:p>7</text:p>
          </table:table-cell>
          <table:table-cell table:style-name="ce11" table:formula="of:=[.AJ128]+[.AK128]" office:value-type="float" office:value="175">
            <text:p>175</text:p>
          </table:table-cell>
          <table:table-cell table:style-name="ce11" table:formula="of:=[$'source book prisoners'.Z128]" office:value-type="float" office:value="43.2465753424658">
            <text:p>43</text:p>
          </table:table-cell>
          <table:table-cell table:style-name="ce11" table:formula="of:=[$'source book prisoners'.AA128]" office:value-type="float" office:value="3.09041095890411">
            <text:p>3</text:p>
          </table:table-cell>
          <table:table-cell table:style-name="ce11" table:formula="of:=[.AM128]+[.AN128]" office:value-type="float" office:value="46.3369863013699">
            <text:p>46</text:p>
          </table:table-cell>
          <table:table-cell table:number-columns-repeated="983"/>
        </table:table-row>
        <table:table-row table:style-name="ro1">
          <table:table-cell office:value-type="float" office:value="1979">
            <text:p>1979</text:p>
          </table:table-cell>
          <table:table-cell table:style-name="ce11" table:formula="of:=[.D129]-[.C129]" office:value-type="float" office:value="9663.81325628322">
            <text:p>9664</text:p>
          </table:table-cell>
          <table:table-cell table:style-name="ce11" table:formula="of:=[.D129]/(1+[.E129])" office:value-type="float" office:value="337.186743716779">
            <text:p>337</text:p>
          </table:table-cell>
          <table:table-cell table:style-name="ce11" table:formula="of:=[.O129]" office:value-type="float" office:value="10001">
            <text:p>10001</text:p>
          </table:table-cell>
          <table:table-cell table:style-name="ce6" table:formula="of:=[.I129]" office:value-type="float" office:value="28.6601221322045">
            <text:p>28.7</text:p>
          </table:table-cell>
          <table:table-cell table:style-name="ce11" table:formula="of:=[.P129]+[.T129]+[.X129]+[.AA129]+[.AD129]+[.AG129]+[.AJ129]+[.AM129]" office:value-type="float" office:value="9682.33150684932">
            <text:p>9682</text:p>
          </table:table-cell>
          <table:table-cell table:style-name="ce11" table:formula="of:=[.Q129]+[.U129]+[.Y129]+[.AB129]+[.AE129]+[.AH129]+[.AK129]+[.AN129]" office:value-type="float" office:value="337.832876712329">
            <text:p>338</text:p>
          </table:table-cell>
          <table:table-cell table:style-name="ce11" table:formula="of:=[.F129]+[.G129]" office:value-type="float" office:value="10020.1643835616">
            <text:p>10020</text:p>
          </table:table-cell>
          <table:table-cell table:style-name="ce6" table:formula="of:=[.F129]/[.G129]" office:value-type="float" office:value="28.6601221322045">
            <text:p>28.7</text:p>
          </table:table-cell>
          <table:table-cell table:style-name="ce11" table:formula="of:=[.R129]+[.V129]+[.Z129]+[.AC129]+[.AF129]+[.AI129]+[.AL129]+[.AO129]" office:value-type="float" office:value="10020.1643835616">
            <text:p>10020</text:p>
          </table:table-cell>
          <table:table-cell table:style-name="ce3" table:formula="of:=[.O129]-[.J129]" office:value-type="float" office:value="-19.1643835616433">
            <text:p>-19</text:p>
          </table:table-cell>
          <table:table-cell table:style-name="ce11"/>
          <table:table-cell table:style-name="ce11" table:formula="of:=[$'source book prisoners'.B129]" office:value-type="float" office:value="0">
            <text:p/>
          </table:table-cell>
          <table:table-cell table:style-name="ce11" table:formula="of:=[$'source book prisoners'.C129]" office:value-type="float" office:value="0">
            <text:p/>
          </table:table-cell>
          <table:table-cell table:style-name="ce11" table:formula="of:=[$'source book prisoners'.D129]" office:value-type="float" office:value="10001">
            <text:p>10001</text:p>
          </table:table-cell>
          <table:table-cell table:style-name="ce11" table:formula="of:=[$'source book prisoners'.E129]" office:value-type="float" office:value="3657">
            <text:p>3657</text:p>
          </table:table-cell>
          <table:table-cell table:style-name="ce11" table:formula="of:=[$'source book prisoners'.F129]" office:value-type="float" office:value="134">
            <text:p>134</text:p>
          </table:table-cell>
          <table:table-cell table:style-name="ce11" table:formula="of:=[.P129]+[.Q129]" office:value-type="float" office:value="3791">
            <text:p>3791</text:p>
          </table:table-cell>
          <table:table-cell table:style-name="ce6" table:formula="of:=[.P129]/[.Q129]" office:value-type="float" office:value="27.2910447761194">
            <text:p>27.3</text:p>
          </table:table-cell>
          <table:table-cell table:style-name="ce11" table:formula="of:=[$'source book prisoners'.H129]" office:value-type="float" office:value="1681">
            <text:p>1681</text:p>
          </table:table-cell>
          <table:table-cell table:style-name="ce11" table:formula="of:=[$'source book prisoners'.I129]" office:value-type="float" office:value="46">
            <text:p>46</text:p>
          </table:table-cell>
          <table:table-cell table:style-name="ce11" table:formula="of:=[.T129]+[.U129]" office:value-type="float" office:value="1727">
            <text:p>1727</text:p>
          </table:table-cell>
          <table:table-cell table:style-name="ce6" table:formula="of:=[.T129]/[.U129]" office:value-type="float" office:value="36.5434782608696">
            <text:p>36.5</text:p>
          </table:table-cell>
          <table:table-cell table:style-name="ce11" table:formula="of:=[$'source book prisoners'.K129]" office:value-type="float" office:value="1601">
            <text:p>1601</text:p>
          </table:table-cell>
          <table:table-cell table:style-name="ce11" table:formula="of:=[$'source book prisoners'.L129]" office:value-type="float" office:value="47">
            <text:p>47</text:p>
          </table:table-cell>
          <table:table-cell table:style-name="ce11" table:formula="of:=[.X129]+[.Y129]" office:value-type="float" office:value="1648">
            <text:p>1648</text:p>
          </table:table-cell>
          <table:table-cell table:style-name="ce11" table:formula="of:=[$'source book prisoners'.N129]" office:value-type="float" office:value="1391">
            <text:p>1391</text:p>
          </table:table-cell>
          <table:table-cell table:style-name="ce11" table:formula="of:=[$'source book prisoners'.O129]" office:value-type="float" office:value="65">
            <text:p>65</text:p>
          </table:table-cell>
          <table:table-cell table:style-name="ce11" table:formula="of:=[.AA129]+[.AB129]" office:value-type="float" office:value="1456">
            <text:p>1456</text:p>
          </table:table-cell>
          <table:table-cell table:style-name="ce11" table:formula="of:=[$'source book prisoners'.Q129]" office:value-type="float" office:value="814">
            <text:p>814</text:p>
          </table:table-cell>
          <table:table-cell table:style-name="ce11" table:formula="of:=[$'source book prisoners'.R129]" office:value-type="float" office:value="25">
            <text:p>25</text:p>
          </table:table-cell>
          <table:table-cell table:style-name="ce11" table:formula="of:=[.AD129]+[.AE129]" office:value-type="float" office:value="839">
            <text:p>839</text:p>
          </table:table-cell>
          <table:table-cell table:style-name="ce11" table:formula="of:=[$'source book prisoners'.T129]" office:value-type="float" office:value="275">
            <text:p>275</text:p>
          </table:table-cell>
          <table:table-cell table:style-name="ce11" table:formula="of:=[$'source book prisoners'.U129]" office:value-type="float" office:value="5">
            <text:p>5</text:p>
          </table:table-cell>
          <table:table-cell table:style-name="ce11" table:formula="of:=[.AG129]+[.AH129]" office:value-type="float" office:value="280">
            <text:p>280</text:p>
          </table:table-cell>
          <table:table-cell table:style-name="ce11" table:formula="of:=[$'source book prisoners'.W129]" office:value-type="float" office:value="222">
            <text:p>222</text:p>
          </table:table-cell>
          <table:table-cell table:style-name="ce11" table:formula="of:=[$'source book prisoners'.X129]" office:value-type="float" office:value="13">
            <text:p>13</text:p>
          </table:table-cell>
          <table:table-cell table:style-name="ce11" table:formula="of:=[.AJ129]+[.AK129]" office:value-type="float" office:value="235">
            <text:p>235</text:p>
          </table:table-cell>
          <table:table-cell table:style-name="ce11" table:formula="of:=[$'source book prisoners'.Z129]" office:value-type="float" office:value="41.3315068493151">
            <text:p>41</text:p>
          </table:table-cell>
          <table:table-cell table:style-name="ce11" table:formula="of:=[$'source book prisoners'.AA129]" office:value-type="float" office:value="2.83287671232877">
            <text:p>3</text:p>
          </table:table-cell>
          <table:table-cell table:style-name="ce11" table:formula="of:=[.AM129]+[.AN129]" office:value-type="float" office:value="44.1643835616438">
            <text:p>44</text:p>
          </table:table-cell>
          <table:table-cell table:number-columns-repeated="983"/>
        </table:table-row>
        <table:table-row table:style-name="ro1">
          <table:table-cell office:value-type="float" office:value="1980">
            <text:p>1980</text:p>
          </table:table-cell>
          <table:table-cell table:style-name="ce11" table:formula="of:=[.D130]-[.C130]" office:value-type="float" office:value="9430.30088764325">
            <text:p>9430</text:p>
          </table:table-cell>
          <table:table-cell table:style-name="ce11" table:formula="of:=[.D130]/(1+[.E130])" office:value-type="float" office:value="321.699112356751">
            <text:p>322</text:p>
          </table:table-cell>
          <table:table-cell table:style-name="ce11" table:formula="of:=[.O130]" office:value-type="float" office:value="9752">
            <text:p>9752</text:p>
          </table:table-cell>
          <table:table-cell table:style-name="ce6" table:formula="of:=[.I130]" office:value-type="float" office:value="29.3140407462033">
            <text:p>29.3</text:p>
          </table:table-cell>
          <table:table-cell table:style-name="ce11" table:formula="of:=[.P130]+[.T130]+[.X130]+[.AA130]+[.AD130]+[.AG130]+[.AJ130]+[.AM130]" office:value-type="float" office:value="9910.39452054794">
            <text:p>9910</text:p>
          </table:table-cell>
          <table:table-cell table:style-name="ce11" table:formula="of:=[.Q130]+[.U130]+[.Y130]+[.AB130]+[.AE130]+[.AH130]+[.AK130]+[.AN130]" office:value-type="float" office:value="338.076712328767">
            <text:p>338</text:p>
          </table:table-cell>
          <table:table-cell table:style-name="ce11" table:formula="of:=[.F130]+[.G130]" office:value-type="float" office:value="10248.4712328767">
            <text:p>10248</text:p>
          </table:table-cell>
          <table:table-cell table:style-name="ce6" table:formula="of:=[.F130]/[.G130]" office:value-type="float" office:value="29.3140407462033">
            <text:p>29.3</text:p>
          </table:table-cell>
          <table:table-cell table:style-name="ce11" table:formula="of:=[.R130]+[.V130]+[.Z130]+[.AC130]+[.AF130]+[.AI130]+[.AL130]+[.AO130]" office:value-type="float" office:value="10248.4712328767">
            <text:p>10248</text:p>
          </table:table-cell>
          <table:table-cell table:style-name="ce3" table:formula="of:=[.O130]-[.J130]" office:value-type="float" office:value="-496.471232876713">
            <text:p>-496</text:p>
          </table:table-cell>
          <table:table-cell table:style-name="ce11"/>
          <table:table-cell table:style-name="ce11" table:formula="of:=[$'source book prisoners'.B130]" office:value-type="float" office:value="0">
            <text:p/>
          </table:table-cell>
          <table:table-cell table:style-name="ce11" table:formula="of:=[$'source book prisoners'.C130]" office:value-type="float" office:value="0">
            <text:p/>
          </table:table-cell>
          <table:table-cell table:style-name="ce11" table:formula="of:=[$'source book prisoners'.D130]" office:value-type="float" office:value="9752">
            <text:p>9752</text:p>
          </table:table-cell>
          <table:table-cell table:style-name="ce11" table:formula="of:=[$'source book prisoners'.E130]" office:value-type="float" office:value="3716">
            <text:p>3716</text:p>
          </table:table-cell>
          <table:table-cell table:style-name="ce11" table:formula="of:=[$'source book prisoners'.F130]" office:value-type="float" office:value="133">
            <text:p>133</text:p>
          </table:table-cell>
          <table:table-cell table:style-name="ce11" table:formula="of:=[.P130]+[.Q130]" office:value-type="float" office:value="3849">
            <text:p>3849</text:p>
          </table:table-cell>
          <table:table-cell table:style-name="ce6" table:formula="of:=[.P130]/[.Q130]" office:value-type="float" office:value="27.9398496240602">
            <text:p>27.9</text:p>
          </table:table-cell>
          <table:table-cell table:style-name="ce11" table:formula="of:=[$'source book prisoners'.H130]" office:value-type="float" office:value="1734">
            <text:p>1734</text:p>
          </table:table-cell>
          <table:table-cell table:style-name="ce11" table:formula="of:=[$'source book prisoners'.I130]" office:value-type="float" office:value="54">
            <text:p>54</text:p>
          </table:table-cell>
          <table:table-cell table:style-name="ce11" table:formula="of:=[.T130]+[.U130]" office:value-type="float" office:value="1788">
            <text:p>1788</text:p>
          </table:table-cell>
          <table:table-cell table:style-name="ce6" table:formula="of:=[.T130]/[.U130]" office:value-type="float" office:value="32.1111111111111">
            <text:p>32.1</text:p>
          </table:table-cell>
          <table:table-cell table:style-name="ce11" table:formula="of:=[$'source book prisoners'.K130]" office:value-type="float" office:value="1663">
            <text:p>1663</text:p>
          </table:table-cell>
          <table:table-cell table:style-name="ce11" table:formula="of:=[$'source book prisoners'.L130]" office:value-type="float" office:value="42">
            <text:p>42</text:p>
          </table:table-cell>
          <table:table-cell table:style-name="ce11" table:formula="of:=[.X130]+[.Y130]" office:value-type="float" office:value="1705">
            <text:p>1705</text:p>
          </table:table-cell>
          <table:table-cell table:style-name="ce11" table:formula="of:=[$'source book prisoners'.N130]" office:value-type="float" office:value="1384">
            <text:p>1384</text:p>
          </table:table-cell>
          <table:table-cell table:style-name="ce11" table:formula="of:=[$'source book prisoners'.O130]" office:value-type="float" office:value="63">
            <text:p>63</text:p>
          </table:table-cell>
          <table:table-cell table:style-name="ce11" table:formula="of:=[.AA130]+[.AB130]" office:value-type="float" office:value="1447">
            <text:p>1447</text:p>
          </table:table-cell>
          <table:table-cell table:style-name="ce11" table:formula="of:=[$'source book prisoners'.Q130]" office:value-type="float" office:value="835">
            <text:p>835</text:p>
          </table:table-cell>
          <table:table-cell table:style-name="ce11" table:formula="of:=[$'source book prisoners'.R130]" office:value-type="float" office:value="26">
            <text:p>26</text:p>
          </table:table-cell>
          <table:table-cell table:style-name="ce11" table:formula="of:=[.AD130]+[.AE130]" office:value-type="float" office:value="861">
            <text:p>861</text:p>
          </table:table-cell>
          <table:table-cell table:style-name="ce11" table:formula="of:=[$'source book prisoners'.T130]" office:value-type="float" office:value="249">
            <text:p>249</text:p>
          </table:table-cell>
          <table:table-cell table:style-name="ce11" table:formula="of:=[$'source book prisoners'.U130]" office:value-type="float" office:value="5">
            <text:p>5</text:p>
          </table:table-cell>
          <table:table-cell table:style-name="ce11" table:formula="of:=[.AG130]+[.AH130]" office:value-type="float" office:value="254">
            <text:p>254</text:p>
          </table:table-cell>
          <table:table-cell table:style-name="ce11" table:formula="of:=[$'source book prisoners'.W130]" office:value-type="float" office:value="275">
            <text:p>275</text:p>
          </table:table-cell>
          <table:table-cell table:style-name="ce11" table:formula="of:=[$'source book prisoners'.X130]" office:value-type="float" office:value="14">
            <text:p>14</text:p>
          </table:table-cell>
          <table:table-cell table:style-name="ce11" table:formula="of:=[.AJ130]+[.AK130]" office:value-type="float" office:value="289">
            <text:p>289</text:p>
          </table:table-cell>
          <table:table-cell table:style-name="ce11" table:formula="of:=[$'source book prisoners'.Z130]" office:value-type="float" office:value="54.3945205479452">
            <text:p>54</text:p>
          </table:table-cell>
          <table:table-cell table:style-name="ce11" table:formula="of:=[$'source book prisoners'.AA130]" office:value-type="float" office:value="1.07671232876712">
            <text:p>1</text:p>
          </table:table-cell>
          <table:table-cell table:style-name="ce11" table:formula="of:=[.AM130]+[.AN130]" office:value-type="float" office:value="55.4712328767123">
            <text:p>55</text:p>
          </table:table-cell>
          <table:table-cell table:number-columns-repeated="983"/>
        </table:table-row>
        <table:table-row table:style-name="ro1">
          <table:table-cell office:value-type="float" office:value="1981">
            <text:p>1981</text:p>
          </table:table-cell>
          <table:table-cell table:style-name="ce11" table:formula="of:=[.D131]-[.C131]" office:value-type="float" office:value="9430.75920496687">
            <text:p>9431</text:p>
          </table:table-cell>
          <table:table-cell table:style-name="ce11" table:formula="of:=[.D131]/(1+[.E131])" office:value-type="float" office:value="323.240795033124">
            <text:p>323</text:p>
          </table:table-cell>
          <table:table-cell table:style-name="ce11" table:formula="of:=[.O131]" office:value-type="float" office:value="9754">
            <text:p>9754</text:p>
          </table:table-cell>
          <table:table-cell table:style-name="ce6" table:formula="of:=[.I131]" office:value-type="float" office:value="29.1756466073549">
            <text:p>29.2</text:p>
          </table:table-cell>
          <table:table-cell table:style-name="ce11" table:formula="of:=[.P131]+[.T131]+[.X131]+[.AA131]+[.AD131]+[.AG131]+[.AJ131]+[.AM131]" office:value-type="float" office:value="9290.00547945205">
            <text:p>9290</text:p>
          </table:table-cell>
          <table:table-cell table:style-name="ce11" table:formula="of:=[.Q131]+[.U131]+[.Y131]+[.AB131]+[.AE131]+[.AH131]+[.AK131]+[.AN131]" office:value-type="float" office:value="318.416438356164">
            <text:p>318</text:p>
          </table:table-cell>
          <table:table-cell table:style-name="ce11" table:formula="of:=[.F131]+[.G131]" office:value-type="float" office:value="9608.42191780822">
            <text:p>9608</text:p>
          </table:table-cell>
          <table:table-cell table:style-name="ce6" table:formula="of:=[.F131]/[.G131]" office:value-type="float" office:value="29.1756466073549">
            <text:p>29.2</text:p>
          </table:table-cell>
          <table:table-cell table:style-name="ce11" table:formula="of:=[.R131]+[.V131]+[.Z131]+[.AC131]+[.AF131]+[.AI131]+[.AL131]+[.AO131]" office:value-type="float" office:value="9608.42191780822">
            <text:p>9608</text:p>
          </table:table-cell>
          <table:table-cell table:style-name="ce3" table:formula="of:=[.O131]-[.J131]" office:value-type="float" office:value="145.578082191782">
            <text:p>146</text:p>
          </table:table-cell>
          <table:table-cell table:style-name="ce11"/>
          <table:table-cell table:style-name="ce11" table:formula="of:=[$'source book prisoners'.B131]" office:value-type="float" office:value="0">
            <text:p/>
          </table:table-cell>
          <table:table-cell table:style-name="ce11" table:formula="of:=[$'source book prisoners'.C131]" office:value-type="float" office:value="0">
            <text:p/>
          </table:table-cell>
          <table:table-cell table:style-name="ce11" table:formula="of:=[$'source book prisoners'.D131]" office:value-type="float" office:value="9754">
            <text:p>9754</text:p>
          </table:table-cell>
          <table:table-cell table:style-name="ce11" table:formula="of:=[$'source book prisoners'.E131]" office:value-type="float" office:value="3257">
            <text:p>3257</text:p>
          </table:table-cell>
          <table:table-cell table:style-name="ce11" table:formula="of:=[$'source book prisoners'.F131]" office:value-type="float" office:value="118">
            <text:p>118</text:p>
          </table:table-cell>
          <table:table-cell table:style-name="ce11" table:formula="of:=[.P131]+[.Q131]" office:value-type="float" office:value="3375">
            <text:p>3375</text:p>
          </table:table-cell>
          <table:table-cell table:style-name="ce6" table:formula="of:=[.P131]/[.Q131]" office:value-type="float" office:value="27.6016949152542">
            <text:p>27.6</text:p>
          </table:table-cell>
          <table:table-cell table:style-name="ce11" table:formula="of:=[$'source book prisoners'.H131]" office:value-type="float" office:value="1725">
            <text:p>1725</text:p>
          </table:table-cell>
          <table:table-cell table:style-name="ce11" table:formula="of:=[$'source book prisoners'.I131]" office:value-type="float" office:value="55">
            <text:p>55</text:p>
          </table:table-cell>
          <table:table-cell table:style-name="ce11" table:formula="of:=[.T131]+[.U131]" office:value-type="float" office:value="1780">
            <text:p>1780</text:p>
          </table:table-cell>
          <table:table-cell table:style-name="ce6" table:formula="of:=[.T131]/[.U131]" office:value-type="float" office:value="31.3636363636364">
            <text:p>31.4</text:p>
          </table:table-cell>
          <table:table-cell table:style-name="ce11" table:formula="of:=[$'source book prisoners'.K131]" office:value-type="float" office:value="1639">
            <text:p>1639</text:p>
          </table:table-cell>
          <table:table-cell table:style-name="ce11" table:formula="of:=[$'source book prisoners'.L131]" office:value-type="float" office:value="44">
            <text:p>44</text:p>
          </table:table-cell>
          <table:table-cell table:style-name="ce11" table:formula="of:=[.X131]+[.Y131]" office:value-type="float" office:value="1683">
            <text:p>1683</text:p>
          </table:table-cell>
          <table:table-cell table:style-name="ce11" table:formula="of:=[$'source book prisoners'.N131]" office:value-type="float" office:value="1305">
            <text:p>1305</text:p>
          </table:table-cell>
          <table:table-cell table:style-name="ce11" table:formula="of:=[$'source book prisoners'.O131]" office:value-type="float" office:value="62">
            <text:p>62</text:p>
          </table:table-cell>
          <table:table-cell table:style-name="ce11" table:formula="of:=[.AA131]+[.AB131]" office:value-type="float" office:value="1367">
            <text:p>1367</text:p>
          </table:table-cell>
          <table:table-cell table:style-name="ce11" table:formula="of:=[$'source book prisoners'.Q131]" office:value-type="float" office:value="791">
            <text:p>791</text:p>
          </table:table-cell>
          <table:table-cell table:style-name="ce11" table:formula="of:=[$'source book prisoners'.R131]" office:value-type="float" office:value="22">
            <text:p>22</text:p>
          </table:table-cell>
          <table:table-cell table:style-name="ce11" table:formula="of:=[.AD131]+[.AE131]" office:value-type="float" office:value="813">
            <text:p>813</text:p>
          </table:table-cell>
          <table:table-cell table:style-name="ce11" table:formula="of:=[$'source book prisoners'.T131]" office:value-type="float" office:value="241">
            <text:p>241</text:p>
          </table:table-cell>
          <table:table-cell table:style-name="ce11" table:formula="of:=[$'source book prisoners'.U131]" office:value-type="float" office:value="5">
            <text:p>5</text:p>
          </table:table-cell>
          <table:table-cell table:style-name="ce11" table:formula="of:=[.AG131]+[.AH131]" office:value-type="float" office:value="246">
            <text:p>246</text:p>
          </table:table-cell>
          <table:table-cell table:style-name="ce11" table:formula="of:=[$'source book prisoners'.W131]" office:value-type="float" office:value="284">
            <text:p>284</text:p>
          </table:table-cell>
          <table:table-cell table:style-name="ce11" table:formula="of:=[$'source book prisoners'.X131]" office:value-type="float" office:value="12">
            <text:p>12</text:p>
          </table:table-cell>
          <table:table-cell table:style-name="ce11" table:formula="of:=[.AJ131]+[.AK131]" office:value-type="float" office:value="296">
            <text:p>296</text:p>
          </table:table-cell>
          <table:table-cell table:style-name="ce11" table:formula="of:=[$'source book prisoners'.Z131]" office:value-type="float" office:value="48.0054794520548">
            <text:p>48</text:p>
          </table:table-cell>
          <table:table-cell table:style-name="ce11" table:formula="of:=[$'source book prisoners'.AA131]" office:value-type="float" office:value="0.416438356164384">
            <text:p>0</text:p>
          </table:table-cell>
          <table:table-cell table:style-name="ce11" table:formula="of:=[.AM131]+[.AN131]" office:value-type="float" office:value="48.4219178082192">
            <text:p>48</text:p>
          </table:table-cell>
          <table:table-cell table:number-columns-repeated="983"/>
        </table:table-row>
        <table:table-row table:style-name="ro1">
          <table:table-cell office:value-type="float" office:value="1982">
            <text:p>1982</text:p>
          </table:table-cell>
          <table:table-cell table:style-name="ce11" table:formula="of:=[.D132]-[.C132]" office:value-type="float" office:value="9389.97819442838">
            <text:p>9390</text:p>
          </table:table-cell>
          <table:table-cell table:style-name="ce11" table:formula="of:=[.D132]/(1+[.E132])" office:value-type="float" office:value="355.021805571622">
            <text:p>355</text:p>
          </table:table-cell>
          <table:table-cell table:style-name="ce11" table:formula="of:=[.O132]" office:value-type="float" office:value="9745">
            <text:p>9745</text:p>
          </table:table-cell>
          <table:table-cell table:style-name="ce6" table:formula="of:=[.I132]" office:value-type="float" office:value="26.4490181928672">
            <text:p>26.4</text:p>
          </table:table-cell>
          <table:table-cell table:style-name="ce11" table:formula="of:=[.P132]+[.T132]+[.X132]+[.AA132]+[.AD132]+[.AG132]+[.AJ132]+[.AM132]" office:value-type="float" office:value="9539.4">
            <text:p>9539</text:p>
          </table:table-cell>
          <table:table-cell table:style-name="ce11" table:formula="of:=[.Q132]+[.U132]+[.Y132]+[.AB132]+[.AE132]+[.AH132]+[.AK132]+[.AN132]" office:value-type="float" office:value="360.671232876712">
            <text:p>361</text:p>
          </table:table-cell>
          <table:table-cell table:style-name="ce11" table:formula="of:=[.F132]+[.G132]" office:value-type="float" office:value="9900.07123287671">
            <text:p>9900</text:p>
          </table:table-cell>
          <table:table-cell table:style-name="ce6" table:formula="of:=[.F132]/[.G132]" office:value-type="float" office:value="26.4490181928672">
            <text:p>26.4</text:p>
          </table:table-cell>
          <table:table-cell table:style-name="ce11" table:formula="of:=[.R132]+[.V132]+[.Z132]+[.AC132]+[.AF132]+[.AI132]+[.AL132]+[.AO132]" office:value-type="float" office:value="9900.07123287671">
            <text:p>9900</text:p>
          </table:table-cell>
          <table:table-cell table:style-name="ce3" table:formula="of:=[.O132]-[.J132]" office:value-type="float" office:value="-155.071232876713">
            <text:p>-155</text:p>
          </table:table-cell>
          <table:table-cell table:style-name="ce11"/>
          <table:table-cell table:style-name="ce11" table:formula="of:=[$'source book prisoners'.B132]" office:value-type="float" office:value="0">
            <text:p/>
          </table:table-cell>
          <table:table-cell table:style-name="ce11" table:formula="of:=[$'source book prisoners'.C132]" office:value-type="float" office:value="0">
            <text:p/>
          </table:table-cell>
          <table:table-cell table:style-name="ce11" table:formula="of:=[$'source book prisoners'.D132]" office:value-type="float" office:value="9745">
            <text:p>9745</text:p>
          </table:table-cell>
          <table:table-cell table:style-name="ce11" table:formula="of:=[$'source book prisoners'.E132]" office:value-type="float" office:value="3407">
            <text:p>3407</text:p>
          </table:table-cell>
          <table:table-cell table:style-name="ce11" table:formula="of:=[$'source book prisoners'.F132]" office:value-type="float" office:value="137">
            <text:p>137</text:p>
          </table:table-cell>
          <table:table-cell table:style-name="ce11" table:formula="of:=[.P132]+[.Q132]" office:value-type="float" office:value="3544">
            <text:p>3544</text:p>
          </table:table-cell>
          <table:table-cell table:style-name="ce6" table:formula="of:=[.P132]/[.Q132]" office:value-type="float" office:value="24.8686131386861">
            <text:p>24.9</text:p>
          </table:table-cell>
          <table:table-cell table:style-name="ce11" table:formula="of:=[$'source book prisoners'.H132]" office:value-type="float" office:value="1803">
            <text:p>1803</text:p>
          </table:table-cell>
          <table:table-cell table:style-name="ce11" table:formula="of:=[$'source book prisoners'.I132]" office:value-type="float" office:value="57">
            <text:p>57</text:p>
          </table:table-cell>
          <table:table-cell table:style-name="ce11" table:formula="of:=[.T132]+[.U132]" office:value-type="float" office:value="1860">
            <text:p>1860</text:p>
          </table:table-cell>
          <table:table-cell table:style-name="ce6" table:formula="of:=[.T132]/[.U132]" office:value-type="float" office:value="31.6315789473684">
            <text:p>31.6</text:p>
          </table:table-cell>
          <table:table-cell table:style-name="ce11" table:formula="of:=[$'source book prisoners'.K132]" office:value-type="float" office:value="1623">
            <text:p>1623</text:p>
          </table:table-cell>
          <table:table-cell table:style-name="ce11" table:formula="of:=[$'source book prisoners'.L132]" office:value-type="float" office:value="44">
            <text:p>44</text:p>
          </table:table-cell>
          <table:table-cell table:style-name="ce11" table:formula="of:=[.X132]+[.Y132]" office:value-type="float" office:value="1667">
            <text:p>1667</text:p>
          </table:table-cell>
          <table:table-cell table:style-name="ce11" table:formula="of:=[$'source book prisoners'.N132]" office:value-type="float" office:value="1413">
            <text:p>1413</text:p>
          </table:table-cell>
          <table:table-cell table:style-name="ce11" table:formula="of:=[$'source book prisoners'.O132]" office:value-type="float" office:value="73">
            <text:p>73</text:p>
          </table:table-cell>
          <table:table-cell table:style-name="ce11" table:formula="of:=[.AA132]+[.AB132]" office:value-type="float" office:value="1486">
            <text:p>1486</text:p>
          </table:table-cell>
          <table:table-cell table:style-name="ce11" table:formula="of:=[$'source book prisoners'.Q132]" office:value-type="float" office:value="793">
            <text:p>793</text:p>
          </table:table-cell>
          <table:table-cell table:style-name="ce11" table:formula="of:=[$'source book prisoners'.R132]" office:value-type="float" office:value="26">
            <text:p>26</text:p>
          </table:table-cell>
          <table:table-cell table:style-name="ce11" table:formula="of:=[.AD132]+[.AE132]" office:value-type="float" office:value="819">
            <text:p>819</text:p>
          </table:table-cell>
          <table:table-cell table:style-name="ce11" table:formula="of:=[$'source book prisoners'.T132]" office:value-type="float" office:value="217">
            <text:p>217</text:p>
          </table:table-cell>
          <table:table-cell table:style-name="ce11" table:formula="of:=[$'source book prisoners'.U132]" office:value-type="float" office:value="11">
            <text:p>11</text:p>
          </table:table-cell>
          <table:table-cell table:style-name="ce11" table:formula="of:=[.AG132]+[.AH132]" office:value-type="float" office:value="228">
            <text:p>228</text:p>
          </table:table-cell>
          <table:table-cell table:style-name="ce11" table:formula="of:=[$'source book prisoners'.W132]" office:value-type="float" office:value="240">
            <text:p>240</text:p>
          </table:table-cell>
          <table:table-cell table:style-name="ce11" table:formula="of:=[$'source book prisoners'.X132]" office:value-type="float" office:value="11">
            <text:p>11</text:p>
          </table:table-cell>
          <table:table-cell table:style-name="ce11" table:formula="of:=[.AJ132]+[.AK132]" office:value-type="float" office:value="251">
            <text:p>251</text:p>
          </table:table-cell>
          <table:table-cell table:style-name="ce11" table:formula="of:=[$'source book prisoners'.Z132]" office:value-type="float" office:value="43.4">
            <text:p>43</text:p>
          </table:table-cell>
          <table:table-cell table:style-name="ce11" table:formula="of:=[$'source book prisoners'.AA132]" office:value-type="float" office:value="1.67123287671233">
            <text:p>2</text:p>
          </table:table-cell>
          <table:table-cell table:style-name="ce11" table:formula="of:=[.AM132]+[.AN132]" office:value-type="float" office:value="45.0712328767123">
            <text:p>45</text:p>
          </table:table-cell>
          <table:table-cell table:number-columns-repeated="983"/>
        </table:table-row>
        <table:table-row table:style-name="ro1">
          <table:table-cell office:value-type="float" office:value="1983">
            <text:p>1983</text:p>
          </table:table-cell>
          <table:table-cell table:style-name="ce11" table:formula="of:=[.D133]-[.C133]" office:value-type="float" office:value="9615.97582664284">
            <text:p>9616</text:p>
          </table:table-cell>
          <table:table-cell table:style-name="ce11" table:formula="of:=[.D133]/(1+[.E133])" office:value-type="float" office:value="388.024173357159">
            <text:p>388</text:p>
          </table:table-cell>
          <table:table-cell table:style-name="ce11" table:formula="of:=[.O133]" office:value-type="float" office:value="10004">
            <text:p>10004</text:p>
          </table:table-cell>
          <table:table-cell table:style-name="ce6" table:formula="of:=[.I133]" office:value-type="float" office:value="24.7818988787375">
            <text:p>24.8</text:p>
          </table:table-cell>
          <table:table-cell table:style-name="ce11" table:formula="of:=[.P133]+[.T133]+[.X133]+[.AA133]+[.AD133]+[.AG133]+[.AJ133]+[.AM133]" office:value-type="float" office:value="7847.64657534247">
            <text:p>7848</text:p>
          </table:table-cell>
          <table:table-cell table:style-name="ce11" table:formula="of:=[.Q133]+[.U133]+[.Y133]+[.AB133]+[.AE133]+[.AH133]+[.AK133]+[.AN133]" office:value-type="float" office:value="316.668493150685">
            <text:p>317</text:p>
          </table:table-cell>
          <table:table-cell table:style-name="ce11" table:formula="of:=[.F133]+[.G133]" office:value-type="float" office:value="8164.31506849315">
            <text:p>8164</text:p>
          </table:table-cell>
          <table:table-cell table:style-name="ce6" table:formula="of:=[.F133]/[.G133]" office:value-type="float" office:value="24.7818988787375">
            <text:p>24.8</text:p>
          </table:table-cell>
          <table:table-cell table:style-name="ce11" table:formula="of:=[.R133]+[.V133]+[.Z133]+[.AC133]+[.AF133]+[.AI133]+[.AL133]+[.AO133]" office:value-type="float" office:value="9945.31506849315">
            <text:p>9945</text:p>
          </table:table-cell>
          <table:table-cell table:style-name="ce3" table:formula="of:=[.O133]-[.J133]" office:value-type="float" office:value="58.6849315068484">
            <text:p>59</text:p>
          </table:table-cell>
          <table:table-cell table:style-name="ce11"/>
          <table:table-cell table:style-name="ce11" table:formula="of:=[$'source book prisoners'.B133]" office:value-type="float" office:value="0">
            <text:p/>
          </table:table-cell>
          <table:table-cell table:style-name="ce11" table:formula="of:=[$'source book prisoners'.C133]" office:value-type="float" office:value="0">
            <text:p/>
          </table:table-cell>
          <table:table-cell table:style-name="ce11" table:formula="of:=[$'source book prisoners'.D133]" office:value-type="float" office:value="10004">
            <text:p>10004</text:p>
          </table:table-cell>
          <table:table-cell table:style-name="ce11" table:formula="of:=[$'source book prisoners'.E133]" office:value-type="float" office:value="3353">
            <text:p>3353</text:p>
          </table:table-cell>
          <table:table-cell table:style-name="ce11" table:formula="of:=[$'source book prisoners'.F133]" office:value-type="float" office:value="148">
            <text:p>148</text:p>
          </table:table-cell>
          <table:table-cell table:style-name="ce11" table:formula="of:=[.P133]+[.Q133]" office:value-type="float" office:value="3501">
            <text:p>3501</text:p>
          </table:table-cell>
          <table:table-cell table:style-name="ce6" table:formula="of:=[.P133]/[.Q133]" office:value-type="float" office:value="22.6554054054054">
            <text:p>22.7</text:p>
          </table:table-cell>
          <table:table-cell table:style-name="ce11" table:formula="of:=[$'source book prisoners'.H133]" office:value-type="float" office:value="1900">
            <text:p>1900</text:p>
          </table:table-cell>
          <table:table-cell table:style-name="ce11" table:formula="of:=[$'source book prisoners'.I133]" office:value-type="float" office:value="59">
            <text:p>59</text:p>
          </table:table-cell>
          <table:table-cell table:style-name="ce11" table:formula="of:=[.T133]+[.U133]" office:value-type="float" office:value="1959">
            <text:p>1959</text:p>
          </table:table-cell>
          <table:table-cell table:style-name="ce6" table:formula="of:=[.T133]/[.U133]" office:value-type="float" office:value="32.2033898305085">
            <text:p>32.2</text:p>
          </table:table-cell>
          <table:table-cell table:style-name="ce11" table:formula="of:=[$'source book prisoners'.K133]" office:value-type="float" office:value="0">
            <text:p/>
          </table:table-cell>
          <table:table-cell table:style-name="ce11" table:formula="of:=[$'source book prisoners'.L133]" office:value-type="float" office:value="0">
            <text:p/>
          </table:table-cell>
          <table:table-cell table:style-name="ce11" table:formula="of:=[$'source book prisoners'.M133]" office:value-type="float" office:value="1781">
            <text:p>1781</text:p>
          </table:table-cell>
          <table:table-cell table:style-name="ce11" table:formula="of:=[$'source book prisoners'.N133]" office:value-type="float" office:value="1383">
            <text:p>1383</text:p>
          </table:table-cell>
          <table:table-cell table:style-name="ce11" table:formula="of:=[$'source book prisoners'.O133]" office:value-type="float" office:value="63">
            <text:p>63</text:p>
          </table:table-cell>
          <table:table-cell table:style-name="ce11" table:formula="of:=[.AA133]+[.AB133]" office:value-type="float" office:value="1446">
            <text:p>1446</text:p>
          </table:table-cell>
          <table:table-cell table:style-name="ce11" table:formula="of:=[$'source book prisoners'.Q133]" office:value-type="float" office:value="677">
            <text:p>677</text:p>
          </table:table-cell>
          <table:table-cell table:style-name="ce11" table:formula="of:=[$'source book prisoners'.R133]" office:value-type="float" office:value="23">
            <text:p>23</text:p>
          </table:table-cell>
          <table:table-cell table:style-name="ce11" table:formula="of:=[.AD133]+[.AE133]" office:value-type="float" office:value="700">
            <text:p>700</text:p>
          </table:table-cell>
          <table:table-cell table:style-name="ce11" table:formula="of:=[$'source book prisoners'.T133]" office:value-type="float" office:value="226">
            <text:p>226</text:p>
          </table:table-cell>
          <table:table-cell table:style-name="ce11" table:formula="of:=[$'source book prisoners'.U133]" office:value-type="float" office:value="8">
            <text:p>8</text:p>
          </table:table-cell>
          <table:table-cell table:style-name="ce11" table:formula="of:=[.AG133]+[.AH133]" office:value-type="float" office:value="234">
            <text:p>234</text:p>
          </table:table-cell>
          <table:table-cell table:style-name="ce11" table:formula="of:=[$'source book prisoners'.W133]" office:value-type="float" office:value="253">
            <text:p>253</text:p>
          </table:table-cell>
          <table:table-cell table:style-name="ce11" table:formula="of:=[$'source book prisoners'.X133]" office:value-type="float" office:value="12">
            <text:p>12</text:p>
          </table:table-cell>
          <table:table-cell table:style-name="ce11" table:formula="of:=[.AJ133]+[.AK133]" office:value-type="float" office:value="265">
            <text:p>265</text:p>
          </table:table-cell>
          <table:table-cell table:style-name="ce11" table:formula="of:=[$'source book prisoners'.Z133]" office:value-type="float" office:value="55.6465753424658">
            <text:p>56</text:p>
          </table:table-cell>
          <table:table-cell table:style-name="ce11" table:formula="of:=[$'source book prisoners'.AA133]" office:value-type="float" office:value="3.66849315068493">
            <text:p>4</text:p>
          </table:table-cell>
          <table:table-cell table:style-name="ce11" table:formula="of:=[.AM133]+[.AN133]" office:value-type="float" office:value="59.3150684931507">
            <text:p>59</text:p>
          </table:table-cell>
          <table:table-cell table:number-columns-repeated="983"/>
        </table:table-row>
        <table:table-row table:style-name="ro1">
          <table:table-cell office:value-type="float" office:value="1984">
            <text:p>1984</text:p>
          </table:table-cell>
          <table:table-cell table:number-columns-repeated="4"/>
          <table:table-cell table:style-name="ce11" table:formula="of:=[.P134]+[.T134]+[.X134]+[.AA134]+[.AD134]+[.AG134]+[.AJ134]+[.AM134]" office:value-type="float" office:value="4188.13150684932">
            <text:p>4188</text:p>
          </table:table-cell>
          <table:table-cell table:style-name="ce11" table:formula="of:=[.Q134]+[.U134]+[.Y134]+[.AB134]+[.AE134]+[.AH134]+[.AK134]+[.AN134]" office:value-type="float" office:value="191.252054794521">
            <text:p>191</text:p>
          </table:table-cell>
          <table:table-cell table:style-name="ce11" table:formula="of:=[.F134]+[.G134]" office:value-type="float" office:value="4379.38356164384">
            <text:p>4379</text:p>
          </table:table-cell>
          <table:table-cell table:style-name="ce6" table:formula="of:=[.F134]/[.G134]" office:value-type="float" office:value="21.8984915552881">
            <text:p>21.9</text:p>
          </table:table-cell>
          <table:table-cell table:style-name="ce11" table:formula="of:=[.R134]+[.V134]+[.Z134]+[.AC134]+[.AF134]+[.AI134]+[.AL134]+[.AO134]" office:value-type="float" office:value="6616.38356164384">
            <text:p>6616</text:p>
          </table:table-cell>
          <table:table-cell table:style-name="ce3" table:formula="of:=[.O134]-[.J134]" office:value-type="float" office:value="3092.61643835616">
            <text:p>3,093</text:p>
          </table:table-cell>
          <table:table-cell/>
          <table:table-cell table:style-name="ce11" table:formula="of:=[$'source book prisoners'.B134]" office:value-type="float" office:value="0">
            <text:p/>
          </table:table-cell>
          <table:table-cell table:style-name="ce11" table:formula="of:=[$'source book prisoners'.C134]" office:value-type="float" office:value="0">
            <text:p/>
          </table:table-cell>
          <table:table-cell table:style-name="ce11" table:formula="of:=[$'source book prisoners'.D134]" office:value-type="float" office:value="9709">
            <text:p>9709</text:p>
          </table:table-cell>
          <table:table-cell table:style-name="ce11" table:formula="of:=[$'source book prisoners'.E134]" office:value-type="float" office:value="0">
            <text:p/>
          </table:table-cell>
          <table:table-cell table:style-name="ce11" table:formula="of:=[$'source book prisoners'.F134]" office:value-type="float" office:value="0">
            <text:p/>
          </table:table-cell>
          <table:table-cell table:style-name="ce11" table:formula="of:=[$'source book prisoners'.G134]" office:value-type="float" office:value="0">
            <text:p/>
          </table:table-cell>
          <table:table-cell table:style-name="ce11"/>
          <table:table-cell table:style-name="ce11" table:formula="of:=[$'source book prisoners'.H134]" office:value-type="float" office:value="1738">
            <text:p>1738</text:p>
          </table:table-cell>
          <table:table-cell table:style-name="ce11" table:formula="of:=[$'source book prisoners'.I134]" office:value-type="float" office:value="83">
            <text:p>83</text:p>
          </table:table-cell>
          <table:table-cell table:style-name="ce11" table:formula="of:=[.T134]+[.U134]" office:value-type="float" office:value="1821">
            <text:p>1821</text:p>
          </table:table-cell>
          <table:table-cell table:style-name="ce6" table:formula="of:=[.T134]/[.U134]" office:value-type="float" office:value="20.9397590361446">
            <text:p>20.9</text:p>
          </table:table-cell>
          <table:table-cell table:style-name="ce11" table:formula="of:=[$'source book prisoners'.K134]" office:value-type="float" office:value="0">
            <text:p/>
          </table:table-cell>
          <table:table-cell table:style-name="ce11" table:formula="of:=[$'source book prisoners'.L134]" office:value-type="float" office:value="0">
            <text:p/>
          </table:table-cell>
          <table:table-cell table:style-name="ce11" table:formula="of:=[$'source book prisoners'.M134]" office:value-type="float" office:value="1940">
            <text:p>1940</text:p>
          </table:table-cell>
          <table:table-cell table:style-name="ce11" table:formula="of:=[$'source book prisoners'.N134]" office:value-type="float" office:value="1394">
            <text:p>1394</text:p>
          </table:table-cell>
          <table:table-cell table:style-name="ce11" table:formula="of:=[$'source book prisoners'.O134]" office:value-type="float" office:value="71">
            <text:p>71</text:p>
          </table:table-cell>
          <table:table-cell table:style-name="ce11" table:formula="of:=[.AA134]+[.AB134]" office:value-type="float" office:value="1465">
            <text:p>1465</text:p>
          </table:table-cell>
          <table:table-cell table:style-name="ce11" table:formula="of:=[$'source book prisoners'.Q134]" office:value-type="float" office:value="669">
            <text:p>669</text:p>
          </table:table-cell>
          <table:table-cell table:style-name="ce11" table:formula="of:=[$'source book prisoners'.R134]" office:value-type="float" office:value="29">
            <text:p>29</text:p>
          </table:table-cell>
          <table:table-cell table:style-name="ce11" table:formula="of:=[.AD134]+[.AE134]" office:value-type="float" office:value="698">
            <text:p>698</text:p>
          </table:table-cell>
          <table:table-cell table:style-name="ce11" table:formula="of:=[$'source book prisoners'.T134]" office:value-type="float" office:value="330">
            <text:p>330</text:p>
          </table:table-cell>
          <table:table-cell table:style-name="ce11" table:formula="of:=[$'source book prisoners'.U134]" office:value-type="float" office:value="6">
            <text:p>6</text:p>
          </table:table-cell>
          <table:table-cell table:style-name="ce11" table:formula="of:=[.AG134]+[.AH134]" office:value-type="float" office:value="336">
            <text:p>336</text:p>
          </table:table-cell>
          <table:table-cell/>
          <table:table-cell table:style-name="ce11" table:formula="of:=[$'source book prisoners'.X134]" office:value-type="float" office:value="0">
            <text:p/>
          </table:table-cell>
          <table:table-cell table:style-name="ce11" table:formula="of:=[$'source book prisoners'.W134]" office:value-type="float" office:value="297">
            <text:p>297</text:p>
          </table:table-cell>
          <table:table-cell table:style-name="ce11" table:formula="of:=[$'source book prisoners'.Z134]" office:value-type="float" office:value="57.1315068493151">
            <text:p>57</text:p>
          </table:table-cell>
          <table:table-cell table:style-name="ce11" table:formula="of:=[$'source book prisoners'.AA134]" office:value-type="float" office:value="2.25205479452055">
            <text:p>2</text:p>
          </table:table-cell>
          <table:table-cell table:style-name="ce11" table:formula="of:=[.AM134]+[.AN134]" office:value-type="float" office:value="59.3835616438356">
            <text:p>59</text:p>
          </table:table-cell>
          <table:table-cell table:number-columns-repeated="983"/>
        </table:table-row>
        <table:table-row table:style-name="ro1">
          <table:table-cell office:value-type="float" office:value="1985">
            <text:p>1985</text:p>
          </table:table-cell>
          <table:table-cell table:number-columns-repeated="7"/>
          <table:table-cell table:style-name="ce6"/>
          <table:table-cell/>
          <table:table-cell table:style-name="ce3"/>
          <table:table-cell/>
          <table:table-cell table:style-name="ce11" table:formula="of:=[$'source book prisoners'.B135]" office:value-type="float" office:value="0">
            <text:p/>
          </table:table-cell>
          <table:table-cell table:style-name="ce11" table:formula="of:=[$'source book prisoners'.C135]" office:value-type="float" office:value="0">
            <text:p/>
          </table:table-cell>
          <table:table-cell table:style-name="ce11" table:formula="of:=[$'source book prisoners'.D135]" office:value-type="float" office:value="0">
            <text:p/>
          </table:table-cell>
          <table:table-cell table:style-name="ce11" table:formula="of:=[$'source book prisoners'.E135]" office:value-type="float" office:value="0">
            <text:p/>
          </table:table-cell>
          <table:table-cell table:style-name="ce11" table:formula="of:=[$'source book prisoners'.F135]" office:value-type="float" office:value="0">
            <text:p/>
          </table:table-cell>
          <table:table-cell table:style-name="ce11" table:formula="of:=[$'source book prisoners'.G135]" office:value-type="float" office:value="0">
            <text:p/>
          </table:table-cell>
          <table:table-cell table:style-name="ce11"/>
          <table:table-cell table:style-name="ce11" table:formula="of:=[$'source book prisoners'.H135]" office:value-type="float" office:value="1819">
            <text:p>1819</text:p>
          </table:table-cell>
          <table:table-cell table:style-name="ce11" table:formula="of:=[$'source book prisoners'.I135]" office:value-type="float" office:value="97">
            <text:p>97</text:p>
          </table:table-cell>
          <table:table-cell table:style-name="ce11" table:formula="of:=[.T135]+[.U135]" office:value-type="float" office:value="1916">
            <text:p>1916</text:p>
          </table:table-cell>
          <table:table-cell table:style-name="ce6" table:formula="of:=[.T135]/[.U135]" office:value-type="float" office:value="18.7525773195876">
            <text:p>18.8</text:p>
          </table:table-cell>
          <table:table-cell table:style-name="ce11" table:formula="of:=[$'source book prisoners'.K135]" office:value-type="float" office:value="0">
            <text:p/>
          </table:table-cell>
          <table:table-cell table:style-name="ce11" table:formula="of:=[$'source book prisoners'.L135]" office:value-type="float" office:value="0">
            <text:p/>
          </table:table-cell>
          <table:table-cell table:style-name="ce11" table:formula="of:=[$'source book prisoners'.M135]" office:value-type="float" office:value="2066">
            <text:p>2066</text:p>
          </table:table-cell>
          <table:table-cell table:style-name="ce11" table:formula="of:=[$'source book prisoners'.N135]" office:value-type="float" office:value="1470">
            <text:p>1470</text:p>
          </table:table-cell>
          <table:table-cell table:style-name="ce11" table:formula="of:=[$'source book prisoners'.O135]" office:value-type="float" office:value="81">
            <text:p>81</text:p>
          </table:table-cell>
          <table:table-cell table:style-name="ce11" table:formula="of:=[.AA135]+[.AB135]" office:value-type="float" office:value="1551">
            <text:p>1551</text:p>
          </table:table-cell>
          <table:table-cell table:style-name="ce11" table:formula="of:=[$'source book prisoners'.Q135]" office:value-type="float" office:value="738">
            <text:p>738</text:p>
          </table:table-cell>
          <table:table-cell table:style-name="ce11" table:formula="of:=[$'source book prisoners'.R135]" office:value-type="float" office:value="37">
            <text:p>37</text:p>
          </table:table-cell>
          <table:table-cell table:style-name="ce11" table:formula="of:=[.AD135]+[.AE135]" office:value-type="float" office:value="775">
            <text:p>775</text:p>
          </table:table-cell>
          <table:table-cell table:style-name="ce11" table:formula="of:=[$'source book prisoners'.T135]" office:value-type="float" office:value="247">
            <text:p>247</text:p>
          </table:table-cell>
          <table:table-cell table:style-name="ce11" table:formula="of:=[$'source book prisoners'.U135]" office:value-type="float" office:value="9">
            <text:p>9</text:p>
          </table:table-cell>
          <table:table-cell table:style-name="ce11" table:formula="of:=[.AG135]+[.AH135]" office:value-type="float" office:value="256">
            <text:p>256</text:p>
          </table:table-cell>
          <table:table-cell/>
          <table:table-cell table:style-name="ce11" table:formula="of:=[$'source book prisoners'.X135]" office:value-type="float" office:value="0">
            <text:p/>
          </table:table-cell>
          <table:table-cell table:style-name="ce11" table:formula="of:=[$'source book prisoners'.W135]" office:value-type="float" office:value="373">
            <text:p>373</text:p>
          </table:table-cell>
          <table:table-cell table:style-name="ce11" table:formula="of:=[$'source book prisoners'.Z135]" office:value-type="float" office:value="71.7041095890411">
            <text:p>72</text:p>
          </table:table-cell>
          <table:table-cell table:style-name="ce11" table:formula="of:=[$'source book prisoners'.AA135]" office:value-type="float" office:value="1.41643835616438">
            <text:p>1</text:p>
          </table:table-cell>
          <table:table-cell table:style-name="ce11" table:formula="of:=[.AM135]+[.AN135]" office:value-type="float" office:value="73.1205479452055">
            <text:p>73</text:p>
          </table:table-cell>
          <table:table-cell table:number-columns-repeated="983"/>
        </table:table-row>
        <table:table-row table:style-name="ro1">
          <table:table-cell office:value-type="float" office:value="1986">
            <text:p>1986</text:p>
          </table:table-cell>
          <table:table-cell table:number-columns-repeated="7"/>
          <table:table-cell table:style-name="ce6"/>
          <table:table-cell/>
          <table:table-cell table:style-name="ce3"/>
          <table:table-cell/>
          <table:table-cell table:style-name="ce11" table:formula="of:=[$'source book prisoners'.B136]" office:value-type="float" office:value="0">
            <text:p/>
          </table:table-cell>
          <table:table-cell table:style-name="ce11" table:formula="of:=[$'source book prisoners'.C136]" office:value-type="float" office:value="0">
            <text:p/>
          </table:table-cell>
          <table:table-cell table:style-name="ce11" table:formula="of:=[$'source book prisoners'.D136]" office:value-type="float" office:value="0">
            <text:p/>
          </table:table-cell>
          <table:table-cell table:style-name="ce11" table:formula="of:=[$'source book prisoners'.E136]" office:value-type="float" office:value="0">
            <text:p/>
          </table:table-cell>
          <table:table-cell table:style-name="ce11" table:formula="of:=[$'source book prisoners'.F136]" office:value-type="float" office:value="0">
            <text:p/>
          </table:table-cell>
          <table:table-cell table:style-name="ce11" table:formula="of:=[$'source book prisoners'.G136]" office:value-type="float" office:value="0">
            <text:p/>
          </table:table-cell>
          <table:table-cell table:style-name="ce11"/>
          <table:table-cell table:style-name="ce11" table:formula="of:=[$'source book prisoners'.H136]" office:value-type="float" office:value="1834">
            <text:p>1834</text:p>
          </table:table-cell>
          <table:table-cell table:style-name="ce11" table:formula="of:=[$'source book prisoners'.I136]" office:value-type="float" office:value="106">
            <text:p>106</text:p>
          </table:table-cell>
          <table:table-cell table:style-name="ce11" table:formula="of:=[.T136]+[.U136]" office:value-type="float" office:value="1940">
            <text:p>1940</text:p>
          </table:table-cell>
          <table:table-cell table:style-name="ce6" table:formula="of:=[.T136]/[.U136]" office:value-type="float" office:value="17.3018867924528">
            <text:p>17.3</text:p>
          </table:table-cell>
          <table:table-cell table:style-name="ce11" table:formula="of:=[$'source book prisoners'.K136]" office:value-type="float" office:value="0">
            <text:p/>
          </table:table-cell>
          <table:table-cell table:style-name="ce11" table:formula="of:=[$'source book prisoners'.L136]" office:value-type="float" office:value="0">
            <text:p/>
          </table:table-cell>
          <table:table-cell table:style-name="ce11" table:formula="of:=[$'source book prisoners'.M136]" office:value-type="float" office:value="2247">
            <text:p>2247</text:p>
          </table:table-cell>
          <table:table-cell table:style-name="ce11" table:formula="of:=[$'source book prisoners'.N136]" office:value-type="float" office:value="1519">
            <text:p>1519</text:p>
          </table:table-cell>
          <table:table-cell table:style-name="ce11" table:formula="of:=[$'source book prisoners'.O136]" office:value-type="float" office:value="87">
            <text:p>87</text:p>
          </table:table-cell>
          <table:table-cell table:style-name="ce11" table:formula="of:=[.AA136]+[.AB136]" office:value-type="float" office:value="1606">
            <text:p>1606</text:p>
          </table:table-cell>
          <table:table-cell table:style-name="ce11" table:formula="of:=[$'source book prisoners'.Q136]" office:value-type="float" office:value="799">
            <text:p>799</text:p>
          </table:table-cell>
          <table:table-cell table:style-name="ce11" table:formula="of:=[$'source book prisoners'.R136]" office:value-type="float" office:value="35">
            <text:p>35</text:p>
          </table:table-cell>
          <table:table-cell table:style-name="ce11" table:formula="of:=[.AD136]+[.AE136]" office:value-type="float" office:value="834">
            <text:p>834</text:p>
          </table:table-cell>
          <table:table-cell table:style-name="ce11" table:formula="of:=[$'source book prisoners'.T136]" office:value-type="float" office:value="255">
            <text:p>255</text:p>
          </table:table-cell>
          <table:table-cell table:style-name="ce11" table:formula="of:=[$'source book prisoners'.U136]" office:value-type="float" office:value="11">
            <text:p>11</text:p>
          </table:table-cell>
          <table:table-cell table:style-name="ce11" table:formula="of:=[.AG136]+[.AH136]" office:value-type="float" office:value="266">
            <text:p>266</text:p>
          </table:table-cell>
          <table:table-cell/>
          <table:table-cell table:style-name="ce11" table:formula="of:=[$'source book prisoners'.X136]" office:value-type="float" office:value="0">
            <text:p/>
          </table:table-cell>
          <table:table-cell table:style-name="ce11" table:formula="of:=[$'source book prisoners'.W136]" office:value-type="float" office:value="429">
            <text:p>429</text:p>
          </table:table-cell>
          <table:table-cell table:style-name="ce11" table:formula="of:=[$'source book prisoners'.Z136]" office:value-type="float" office:value="76.1342465753425">
            <text:p>76</text:p>
          </table:table-cell>
          <table:table-cell table:style-name="ce11" table:formula="of:=[$'source book prisoners'.AA136]" office:value-type="float" office:value="1.82465753424658">
            <text:p>2</text:p>
          </table:table-cell>
          <table:table-cell table:style-name="ce11" table:formula="of:=[.AM136]+[.AN136]" office:value-type="float" office:value="77.958904109589">
            <text:p>78</text:p>
          </table:table-cell>
          <table:table-cell table:number-columns-repeated="983"/>
        </table:table-row>
        <table:table-row table:style-name="ro1">
          <table:table-cell office:value-type="float" office:value="1987">
            <text:p>1987</text:p>
          </table:table-cell>
          <table:table-cell table:number-columns-repeated="7"/>
          <table:table-cell table:style-name="ce6"/>
          <table:table-cell/>
          <table:table-cell table:style-name="ce3"/>
          <table:table-cell/>
          <table:table-cell table:style-name="ce11" table:formula="of:=[$'source book prisoners'.B137]" office:value-type="float" office:value="0">
            <text:p/>
          </table:table-cell>
          <table:table-cell table:style-name="ce11" table:formula="of:=[$'source book prisoners'.C137]" office:value-type="float" office:value="0">
            <text:p/>
          </table:table-cell>
          <table:table-cell table:style-name="ce11" table:formula="of:=[$'source book prisoners'.D137]" office:value-type="float" office:value="0">
            <text:p/>
          </table:table-cell>
          <table:table-cell table:style-name="ce11" table:formula="of:=[$'source book prisoners'.E137]" office:value-type="float" office:value="0">
            <text:p/>
          </table:table-cell>
          <table:table-cell table:style-name="ce11" table:formula="of:=[$'source book prisoners'.F137]" office:value-type="float" office:value="0">
            <text:p/>
          </table:table-cell>
          <table:table-cell table:style-name="ce11" table:formula="of:=[$'source book prisoners'.G137]" office:value-type="float" office:value="0">
            <text:p/>
          </table:table-cell>
          <table:table-cell table:style-name="ce11"/>
          <table:table-cell table:style-name="ce11" table:formula="of:=[$'source book prisoners'.H137]" office:value-type="float" office:value="1906">
            <text:p>1906</text:p>
          </table:table-cell>
          <table:table-cell table:style-name="ce11" table:formula="of:=[$'source book prisoners'.I137]" office:value-type="float" office:value="111">
            <text:p>111</text:p>
          </table:table-cell>
          <table:table-cell table:style-name="ce11" table:formula="of:=[.T137]+[.U137]" office:value-type="float" office:value="2017">
            <text:p>2017</text:p>
          </table:table-cell>
          <table:table-cell table:style-name="ce6" table:formula="of:=[.T137]/[.U137]" office:value-type="float" office:value="17.1711711711712">
            <text:p>17.2</text:p>
          </table:table-cell>
          <table:table-cell table:style-name="ce11" table:formula="of:=[$'source book prisoners'.K137]" office:value-type="float" office:value="0">
            <text:p/>
          </table:table-cell>
          <table:table-cell table:style-name="ce11" table:formula="of:=[$'source book prisoners'.L137]" office:value-type="float" office:value="0">
            <text:p/>
          </table:table-cell>
          <table:table-cell table:style-name="ce11" table:formula="of:=[$'source book prisoners'.M137]" office:value-type="float" office:value="0">
            <text:p/>
          </table:table-cell>
          <table:table-cell table:style-name="ce11" table:formula="of:=[$'source book prisoners'.N137]" office:value-type="float" office:value="0">
            <text:p/>
          </table:table-cell>
          <table:table-cell table:style-name="ce11" table:formula="of:=[$'source book prisoners'.O137]" office:value-type="float" office:value="0">
            <text:p/>
          </table:table-cell>
          <table:table-cell table:style-name="ce11" table:formula="of:=[$'source book prisoners'.P137]" office:value-type="float" office:value="0">
            <text:p/>
          </table:table-cell>
          <table:table-cell table:style-name="ce11" table:formula="of:=[$'source book prisoners'.Q137]" office:value-type="float" office:value="0">
            <text:p/>
          </table:table-cell>
          <table:table-cell table:style-name="ce11" table:formula="of:=[$'source book prisoners'.R137]" office:value-type="float" office:value="0">
            <text:p/>
          </table:table-cell>
          <table:table-cell table:style-name="ce11" table:formula="of:=[$'source book prisoners'.S137]" office:value-type="float" office:value="0">
            <text:p/>
          </table:table-cell>
          <table:table-cell table:style-name="ce11" table:formula="of:=[$'source book prisoners'.T137]" office:value-type="float" office:value="282">
            <text:p>282</text:p>
          </table:table-cell>
          <table:table-cell table:style-name="ce11" table:formula="of:=[$'source book prisoners'.U137]" office:value-type="float" office:value="13">
            <text:p>13</text:p>
          </table:table-cell>
          <table:table-cell table:style-name="ce11" table:formula="of:=[.AG137]+[.AH137]" office:value-type="float" office:value="295">
            <text:p>295</text:p>
          </table:table-cell>
          <table:table-cell table:style-name="ce11" table:formula="of:=[$'source book prisoners'.W137]" office:value-type="float" office:value="0">
            <text:p/>
          </table:table-cell>
          <table:table-cell table:style-name="ce11" table:formula="of:=[$'source book prisoners'.X137]" office:value-type="float" office:value="0">
            <text:p/>
          </table:table-cell>
          <table:table-cell table:style-name="ce11" table:formula="of:=[$'source book prisoners'.Y137]" office:value-type="float" office:value="0">
            <text:p/>
          </table:table-cell>
          <table:table-cell table:style-name="ce11" table:formula="of:=[$'source book prisoners'.Z137]" office:value-type="float" office:value="82.5260273972603">
            <text:p>83</text:p>
          </table:table-cell>
          <table:table-cell table:style-name="ce11" table:formula="of:=[$'source book prisoners'.AA137]" office:value-type="float" office:value="3.25205479452055">
            <text:p>3</text:p>
          </table:table-cell>
          <table:table-cell table:style-name="ce11" table:formula="of:=[.AM137]+[.AN137]" office:value-type="float" office:value="85.7780821917808">
            <text:p>86</text:p>
          </table:table-cell>
          <table:table-cell table:number-columns-repeated="983"/>
        </table:table-row>
        <table:table-row table:style-name="ro1">
          <table:table-cell office:value-type="float" office:value="1988">
            <text:p>1988</text:p>
          </table:table-cell>
          <table:table-cell table:number-columns-repeated="7"/>
          <table:table-cell table:style-name="ce6"/>
          <table:table-cell/>
          <table:table-cell table:style-name="ce3"/>
          <table:table-cell/>
          <table:table-cell table:style-name="ce11" table:formula="of:=[$'source book prisoners'.B138]" office:value-type="float" office:value="0">
            <text:p/>
          </table:table-cell>
          <table:table-cell table:style-name="ce11" table:formula="of:=[$'source book prisoners'.C138]" office:value-type="float" office:value="0">
            <text:p/>
          </table:table-cell>
          <table:table-cell table:style-name="ce11" table:formula="of:=[$'source book prisoners'.D138]" office:value-type="float" office:value="0">
            <text:p/>
          </table:table-cell>
          <table:table-cell table:style-name="ce11" table:formula="of:=[$'source book prisoners'.E138]" office:value-type="float" office:value="0">
            <text:p/>
          </table:table-cell>
          <table:table-cell table:style-name="ce11" table:formula="of:=[$'source book prisoners'.F138]" office:value-type="float" office:value="0">
            <text:p/>
          </table:table-cell>
          <table:table-cell table:style-name="ce11" table:formula="of:=[$'source book prisoners'.G138]" office:value-type="float" office:value="0">
            <text:p/>
          </table:table-cell>
          <table:table-cell table:style-name="ce11"/>
          <table:table-cell table:style-name="ce11" table:formula="of:=[$'source book prisoners'.H138]" office:value-type="float" office:value="0">
            <text:p/>
          </table:table-cell>
          <table:table-cell table:style-name="ce11" table:formula="of:=[$'source book prisoners'.I138]" office:value-type="float" office:value="0">
            <text:p/>
          </table:table-cell>
          <table:table-cell table:style-name="ce11" table:formula="of:=[$'source book prisoners'.J138]" office:value-type="float" office:value="0">
            <text:p/>
          </table:table-cell>
          <table:table-cell table:style-name="ce6"/>
          <table:table-cell table:style-name="ce11" table:formula="of:=[$'source book prisoners'.K138]" office:value-type="float" office:value="0">
            <text:p/>
          </table:table-cell>
          <table:table-cell table:style-name="ce11" table:formula="of:=[$'source book prisoners'.L138]" office:value-type="float" office:value="0">
            <text:p/>
          </table:table-cell>
          <table:table-cell table:style-name="ce11" table:formula="of:=[$'source book prisoners'.M138]" office:value-type="float" office:value="0">
            <text:p/>
          </table:table-cell>
          <table:table-cell table:style-name="ce11" table:formula="of:=[$'source book prisoners'.N138]" office:value-type="float" office:value="0">
            <text:p/>
          </table:table-cell>
          <table:table-cell table:style-name="ce11" table:formula="of:=[$'source book prisoners'.O138]" office:value-type="float" office:value="0">
            <text:p/>
          </table:table-cell>
          <table:table-cell table:style-name="ce11" table:formula="of:=[$'source book prisoners'.P138]" office:value-type="float" office:value="0">
            <text:p/>
          </table:table-cell>
          <table:table-cell table:style-name="ce11" table:formula="of:=[$'source book prisoners'.Q138]" office:value-type="float" office:value="0">
            <text:p/>
          </table:table-cell>
          <table:table-cell table:style-name="ce11" table:formula="of:=[$'source book prisoners'.R138]" office:value-type="float" office:value="0">
            <text:p/>
          </table:table-cell>
          <table:table-cell table:style-name="ce11" table:formula="of:=[$'source book prisoners'.S138]" office:value-type="float" office:value="0">
            <text:p/>
          </table:table-cell>
          <table:table-cell table:style-name="ce11" table:formula="of:=[$'source book prisoners'.T138]" office:value-type="float" office:value="0">
            <text:p/>
          </table:table-cell>
          <table:table-cell table:style-name="ce11" table:formula="of:=[$'source book prisoners'.U138]" office:value-type="float" office:value="0">
            <text:p/>
          </table:table-cell>
          <table:table-cell table:style-name="ce11" table:formula="of:=[$'source book prisoners'.V138]" office:value-type="float" office:value="0">
            <text:p/>
          </table:table-cell>
          <table:table-cell table:style-name="ce11" table:formula="of:=[$'source book prisoners'.W138]" office:value-type="float" office:value="0">
            <text:p/>
          </table:table-cell>
          <table:table-cell table:style-name="ce11" table:formula="of:=[$'source book prisoners'.X138]" office:value-type="float" office:value="0">
            <text:p/>
          </table:table-cell>
          <table:table-cell table:style-name="ce11" table:formula="of:=[$'source book prisoners'.Y138]" office:value-type="float" office:value="0">
            <text:p/>
          </table:table-cell>
          <table:table-cell table:style-name="ce11" table:formula="of:=[$'source book prisoners'.Z138]" office:value-type="float" office:value="70.7582417582418">
            <text:p>71</text:p>
          </table:table-cell>
          <table:table-cell table:style-name="ce11" table:formula="of:=[$'source book prisoners'.AA138]" office:value-type="float" office:value="2.54945054945055">
            <text:p>3</text:p>
          </table:table-cell>
          <table:table-cell table:style-name="ce11" table:formula="of:=[.AM138]+[.AN138]" office:value-type="float" office:value="73.3076923076923">
            <text:p>73</text:p>
          </table:table-cell>
          <table:table-cell table:number-columns-repeated="983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rce book prisoners" table:style-name="ta5" table:print="false">
        <table:table-column table:style-name="co1" table:number-columns-repeated="28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" table:number-columns-repeated="994" table:default-cell-style-name="Excel_20_Built-in_20_Normal"/>
        <table:table-row table:style-name="ro1">
          <table:table-cell table:style-name="ce14" office:value-type="string" table:number-columns-spanned="4" table:number-rows-spanned="1">
            <text:p>Source Book prisoner data for Australia</text:p>
          </table:table-cell>
          <table:covered-table-cell table:number-columns-repeated="3" table:style-name="ce15"/>
          <table:table-cell table:number-columns-repeated="25"/>
          <table:table-cell office:value-type="string">
            <text:p>Repository:</text:p>
          </table:table-cell>
          <table:table-cell table:number-columns-repeated="994"/>
        </table:table-row>
        <table:table-row table:style-name="ro1">
          <table:table-cell table:number-columns-repeated="29"/>
          <table:table-cell office:value-type="string">
            <text:p>http://acrosswalls.org/datasets/</text:p>
          </table:table-cell>
          <table:table-cell table:number-columns-repeated="994"/>
        </table:table-row>
        <table:table-row table:style-name="ro1">
          <table:table-cell table:number-columns-repeated="29"/>
          <table:table-cell office:value-type="string">
            <text:p>Version: 1.0</text:p>
          </table:table-cell>
          <table:table-cell table:number-columns-repeated="994"/>
        </table:table-row>
        <table:table-row table:style-name="ro1">
          <table:table-cell/>
          <table:table-cell office:value-type="string">
            <text:p>Australia</text:p>
          </table:table-cell>
          <table:table-cell table:number-columns-repeated="2"/>
          <table:table-cell office:value-type="string">
            <text:p>New South Wales</text:p>
          </table:table-cell>
          <table:table-cell table:number-columns-repeated="2"/>
          <table:table-cell office:value-type="string">
            <text:p>Victoria</text:p>
          </table:table-cell>
          <table:table-cell table:number-columns-repeated="2"/>
          <table:table-cell office:value-type="string">
            <text:p>Queensland</text:p>
          </table:table-cell>
          <table:table-cell table:number-columns-repeated="2"/>
          <table:table-cell office:value-type="string">
            <text:p>Western Australia</text:p>
          </table:table-cell>
          <table:table-cell table:number-columns-repeated="2"/>
          <table:table-cell office:value-type="string">
            <text:p>South Australia</text:p>
          </table:table-cell>
          <table:table-cell table:number-columns-repeated="2"/>
          <table:table-cell office:value-type="string">
            <text:p>Tasmania</text:p>
          </table:table-cell>
          <table:table-cell table:number-columns-repeated="2"/>
          <table:table-cell office:value-type="string">
            <text:p>Northern Territory</text:p>
          </table:table-cell>
          <table:table-cell table:number-columns-repeated="2"/>
          <table:table-cell office:value-type="string">
            <text:p>Australian Capital Territory</text:p>
          </table:table-cell>
          <table:table-cell table:number-columns-repeated="998"/>
        </table:table-row>
        <table:table-row table:style-name="ro1"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/>
          <table:table-cell office:value-type="string">
            <text:p>source and notes</text:p>
          </table:table-cell>
          <table:table-cell table:number-columns-repeated="994"/>
        </table:table-row>
        <table:table-row table:style-name="ro1">
          <table:table-cell office:value-type="float" office:value="1856">
            <text:p>1856</text:p>
          </table:table-cell>
          <table:table-cell office:value-type="float" office:value="1785">
            <text:p>1785</text:p>
          </table:table-cell>
          <table:table-cell office:value-type="float" office:value="125">
            <text:p>125</text:p>
          </table:table-cell>
          <table:table-cell/>
          <table:table-cell table:number-columns-repeated="3"/>
          <table:table-cell office:value-type="float" office:value="1785">
            <text:p>1785</text:p>
          </table:table-cell>
          <table:table-cell office:value-type="float" office:value="125">
            <text:p>125</text:p>
          </table:table-cell>
          <table:table-cell/>
          <table:table-cell table:number-columns-repeated="11"/>
          <table:table-cell table:number-columns-repeated="8"/>
          <table:table-cell table:style-name="ce16" office:value-type="string">
            <text:p>Mukherjee, Satyanshu Kumar (1988). Source book of Australian criminal &amp; social statistics, 1804-1988. Canberra, Ch. 8.</text:p>
          </table:table-cell>
          <table:table-cell table:number-columns-repeated="994"/>
        </table:table-row>
        <table:table-row table:style-name="ro1">
          <table:table-cell office:value-type="float" office:value="1857">
            <text:p>1857</text:p>
          </table:table-cell>
          <table:table-cell office:value-type="float" office:value="1726">
            <text:p>1726</text:p>
          </table:table-cell>
          <table:table-cell office:value-type="float" office:value="236">
            <text:p>236</text:p>
          </table:table-cell>
          <table:table-cell/>
          <table:table-cell table:number-columns-repeated="3"/>
          <table:table-cell office:value-type="float" office:value="1726">
            <text:p>1726</text:p>
          </table:table-cell>
          <table:table-cell office:value-type="float" office:value="236">
            <text:p>236</text:p>
          </table:table-cell>
          <table:table-cell/>
          <table:table-cell table:number-columns-repeated="11"/>
          <table:table-cell table:number-columns-repeated="8"/>
          <table:table-cell office:value-type="string">
            <text:p>source reports average daily number of prisoners</text:p>
          </table:table-cell>
          <table:table-cell table:number-columns-repeated="994"/>
        </table:table-row>
        <table:table-row table:style-name="ro1">
          <table:table-cell office:value-type="float" office:value="1858">
            <text:p>1858</text:p>
          </table:table-cell>
          <table:table-cell office:value-type="float" office:value="2577">
            <text:p>2577</text:p>
          </table:table-cell>
          <table:table-cell office:value-type="float" office:value="426">
            <text:p>426</text:p>
          </table:table-cell>
          <table:table-cell/>
          <table:table-cell office:value-type="float" office:value="904">
            <text:p>904</text:p>
          </table:table-cell>
          <table:table-cell office:value-type="float" office:value="228">
            <text:p>228</text:p>
          </table:table-cell>
          <table:table-cell/>
          <table:table-cell office:value-type="float" office:value="1673">
            <text:p>1673</text:p>
          </table:table-cell>
          <table:table-cell office:value-type="float" office:value="198">
            <text:p>198</text:p>
          </table:table-cell>
          <table:table-cell/>
          <table:table-cell table:number-columns-repeated="11"/>
          <table:table-cell table:number-columns-repeated="1003"/>
        </table:table-row>
        <table:table-row table:style-name="ro1">
          <table:table-cell office:value-type="float" office:value="1859">
            <text:p>1859</text:p>
          </table:table-cell>
          <table:table-cell office:value-type="float" office:value="2622">
            <text:p>2622</text:p>
          </table:table-cell>
          <table:table-cell office:value-type="float" office:value="393">
            <text:p>393</text:p>
          </table:table-cell>
          <table:table-cell/>
          <table:table-cell office:value-type="float" office:value="916">
            <text:p>916</text:p>
          </table:table-cell>
          <table:table-cell office:value-type="float" office:value="198">
            <text:p>198</text:p>
          </table:table-cell>
          <table:table-cell/>
          <table:table-cell office:value-type="float" office:value="1678">
            <text:p>1678</text:p>
          </table:table-cell>
          <table:table-cell office:value-type="float" office:value="191">
            <text:p>191</text:p>
          </table:table-cell>
          <table:table-cell/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/>
          <table:table-cell table:number-columns-repeated="8"/>
          <table:table-cell table:number-columns-repeated="8"/>
          <table:table-cell office:value-type="string">
            <text:p>Australia, 1979, 0 presumed missing at hundreds place</text:p>
          </table:table-cell>
          <table:table-cell table:number-columns-repeated="994"/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3087">
            <text:p>3087</text:p>
          </table:table-cell>
          <table:table-cell office:value-type="float" office:value="478">
            <text:p>478</text:p>
          </table:table-cell>
          <table:table-cell/>
          <table:table-cell office:value-type="float" office:value="1292">
            <text:p>1292</text:p>
          </table:table-cell>
          <table:table-cell office:value-type="float" office:value="225">
            <text:p>225</text:p>
          </table:table-cell>
          <table:table-cell/>
          <table:table-cell office:value-type="float" office:value="1625">
            <text:p>1625</text:p>
          </table:table-cell>
          <table:table-cell office:value-type="float" office:value="213">
            <text:p>213</text:p>
          </table:table-cell>
          <table:table-cell/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/>
          <table:table-cell table:number-columns-repeated="3"/>
          <table:table-cell office:value-type="float" office:value="142">
            <text:p>142</text:p>
          </table:table-cell>
          <table:table-cell office:value-type="float" office:value="34">
            <text:p>34</text:p>
          </table:table-cell>
          <table:table-cell/>
          <table:table-cell table:number-columns-repeated="2"/>
          <table:table-cell table:number-columns-repeated="1003"/>
        </table:table-row>
        <table:table-row table:style-name="ro1">
          <table:table-cell office:value-type="float" office:value="1861">
            <text:p>1861</text:p>
          </table:table-cell>
          <table:table-cell office:value-type="float" office:value="2876">
            <text:p>2876</text:p>
          </table:table-cell>
          <table:table-cell office:value-type="float" office:value="413">
            <text:p>413</text:p>
          </table:table-cell>
          <table:table-cell/>
          <table:table-cell office:value-type="float" office:value="1100">
            <text:p>1100</text:p>
          </table:table-cell>
          <table:table-cell office:value-type="float" office:value="182">
            <text:p>182</text:p>
          </table:table-cell>
          <table:table-cell/>
          <table:table-cell office:value-type="float" office:value="1605">
            <text:p>1605</text:p>
          </table:table-cell>
          <table:table-cell office:value-type="float" office:value="194">
            <text:p>194</text:p>
          </table:table-cell>
          <table:table-cell/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/>
          <table:table-cell table:number-columns-repeated="3"/>
          <table:table-cell office:value-type="float" office:value="124">
            <text:p>124</text:p>
          </table:table-cell>
          <table:table-cell office:value-type="float" office:value="34">
            <text:p>34</text:p>
          </table:table-cell>
          <table:table-cell/>
          <table:table-cell table:number-columns-repeated="2"/>
          <table:table-cell table:number-columns-repeated="8"/>
          <table:table-cell office:value-type="string">
            <text:p>Northern Territory anomalous duplicate for "1980": 256 m, 13 f</text:p>
          </table:table-cell>
          <table:table-cell table:number-columns-repeated="994"/>
        </table:table-row>
        <table:table-row table:style-name="ro1">
          <table:table-cell office:value-type="float" office:value="1862">
            <text:p>1862</text:p>
          </table:table-cell>
          <table:table-cell office:value-type="float" office:value="2940">
            <text:p>2940</text:p>
          </table:table-cell>
          <table:table-cell office:value-type="float" office:value="377">
            <text:p>377</text:p>
          </table:table-cell>
          <table:table-cell/>
          <table:table-cell office:value-type="float" office:value="1102">
            <text:p>1102</text:p>
          </table:table-cell>
          <table:table-cell office:value-type="float" office:value="133">
            <text:p>133</text:p>
          </table:table-cell>
          <table:table-cell/>
          <table:table-cell office:value-type="float" office:value="1609">
            <text:p>1609</text:p>
          </table:table-cell>
          <table:table-cell office:value-type="float" office:value="204">
            <text:p>204</text:p>
          </table:table-cell>
          <table:table-cell/>
          <table:table-cell office:value-type="float" office:value="80">
            <text:p>80</text:p>
          </table:table-cell>
          <table:table-cell office:value-type="float" office:value="13">
            <text:p>13</text:p>
          </table:table-cell>
          <table:table-cell/>
          <table:table-cell table:number-columns-repeated="3"/>
          <table:table-cell office:value-type="float" office:value="149">
            <text:p>149</text:p>
          </table:table-cell>
          <table:table-cell office:value-type="float" office:value="27">
            <text:p>27</text:p>
          </table:table-cell>
          <table:table-cell/>
          <table:table-cell table:number-columns-repeated="2"/>
          <table:table-cell table:number-columns-repeated="8"/>
          <table:table-cell office:value-type="string">
            <text:p>Australian Capital Territory based on calculated month averages (yearly figures not reported)</text:p>
          </table:table-cell>
          <table:table-cell table:number-columns-repeated="994"/>
        </table:table-row>
        <table:table-row table:style-name="ro1">
          <table:table-cell office:value-type="float" office:value="1863">
            <text:p>1863</text:p>
          </table:table-cell>
          <table:table-cell office:value-type="float" office:value="2956">
            <text:p>2956</text:p>
          </table:table-cell>
          <table:table-cell office:value-type="float" office:value="546">
            <text:p>546</text:p>
          </table:table-cell>
          <table:table-cell/>
          <table:table-cell office:value-type="float" office:value="1186">
            <text:p>1186</text:p>
          </table:table-cell>
          <table:table-cell office:value-type="float" office:value="183">
            <text:p>183</text:p>
          </table:table-cell>
          <table:table-cell/>
          <table:table-cell office:value-type="float" office:value="1555">
            <text:p>1555</text:p>
          </table:table-cell>
          <table:table-cell office:value-type="float" office:value="305">
            <text:p>305</text:p>
          </table:table-cell>
          <table:table-cell/>
          <table:table-cell office:value-type="float" office:value="71">
            <text:p>71</text:p>
          </table:table-cell>
          <table:table-cell office:value-type="float" office:value="30">
            <text:p>30</text:p>
          </table:table-cell>
          <table:table-cell/>
          <table:table-cell table:number-columns-repeated="3"/>
          <table:table-cell office:value-type="float" office:value="144">
            <text:p>144</text:p>
          </table:table-cell>
          <table:table-cell office:value-type="float" office:value="28">
            <text:p>28</text:p>
          </table:table-cell>
          <table:table-cell/>
          <table:table-cell table:number-columns-repeated="2"/>
          <table:table-cell table:number-columns-repeated="1003"/>
        </table:table-row>
        <table:table-row table:style-name="ro1">
          <table:table-cell office:value-type="float" office:value="1864">
            <text:p>1864</text:p>
          </table:table-cell>
          <table:table-cell office:value-type="float" office:value="3023">
            <text:p>3023</text:p>
          </table:table-cell>
          <table:table-cell office:value-type="float" office:value="443">
            <text:p>443</text:p>
          </table:table-cell>
          <table:table-cell/>
          <table:table-cell office:value-type="float" office:value="1242">
            <text:p>1242</text:p>
          </table:table-cell>
          <table:table-cell office:value-type="float" office:value="176">
            <text:p>176</text:p>
          </table:table-cell>
          <table:table-cell/>
          <table:table-cell office:value-type="float" office:value="1490">
            <text:p>1490</text:p>
          </table:table-cell>
          <table:table-cell office:value-type="float" office:value="229">
            <text:p>229</text:p>
          </table:table-cell>
          <table:table-cell/>
          <table:table-cell office:value-type="float" office:value="126">
            <text:p>126</text:p>
          </table:table-cell>
          <table:table-cell office:value-type="float" office:value="10">
            <text:p>10</text:p>
          </table:table-cell>
          <table:table-cell/>
          <table:table-cell table:number-columns-repeated="3"/>
          <table:table-cell office:value-type="float" office:value="165">
            <text:p>165</text:p>
          </table:table-cell>
          <table:table-cell office:value-type="float" office:value="28">
            <text:p>28</text:p>
          </table:table-cell>
          <table:table-cell/>
          <table:table-cell table:number-columns-repeated="2"/>
          <table:table-cell table:number-columns-repeated="1003"/>
        </table:table-row>
        <table:table-row table:style-name="ro1">
          <table:table-cell office:value-type="float" office:value="1865">
            <text:p>1865</text:p>
          </table:table-cell>
          <table:table-cell office:value-type="float" office:value="3585">
            <text:p>3585</text:p>
          </table:table-cell>
          <table:table-cell office:value-type="float" office:value="529">
            <text:p>529</text:p>
          </table:table-cell>
          <table:table-cell/>
          <table:table-cell office:value-type="float" office:value="1526">
            <text:p>1526</text:p>
          </table:table-cell>
          <table:table-cell office:value-type="float" office:value="247">
            <text:p>247</text:p>
          </table:table-cell>
          <table:table-cell/>
          <table:table-cell office:value-type="float" office:value="1666">
            <text:p>1666</text:p>
          </table:table-cell>
          <table:table-cell office:value-type="float" office:value="232">
            <text:p>232</text:p>
          </table:table-cell>
          <table:table-cell/>
          <table:table-cell office:value-type="float" office:value="190">
            <text:p>190</text:p>
          </table:table-cell>
          <table:table-cell office:value-type="float" office:value="20">
            <text:p>20</text:p>
          </table:table-cell>
          <table:table-cell/>
          <table:table-cell table:number-columns-repeated="3"/>
          <table:table-cell office:value-type="float" office:value="203">
            <text:p>203</text:p>
          </table:table-cell>
          <table:table-cell office:value-type="float" office:value="30">
            <text:p>30</text:p>
          </table:table-cell>
          <table:table-cell/>
          <table:table-cell table:number-columns-repeated="2"/>
          <table:table-cell table:number-columns-repeated="1003"/>
        </table:table-row>
        <table:table-row table:style-name="ro1">
          <table:table-cell office:value-type="float" office:value="1866">
            <text:p>1866</text:p>
          </table:table-cell>
          <table:table-cell office:value-type="float" office:value="3558">
            <text:p>3558</text:p>
          </table:table-cell>
          <table:table-cell office:value-type="float" office:value="528">
            <text:p>528</text:p>
          </table:table-cell>
          <table:table-cell/>
          <table:table-cell office:value-type="float" office:value="1678">
            <text:p>1678</text:p>
          </table:table-cell>
          <table:table-cell office:value-type="float" office:value="247">
            <text:p>247</text:p>
          </table:table-cell>
          <table:table-cell/>
          <table:table-cell office:value-type="float" office:value="1655">
            <text:p>1655</text:p>
          </table:table-cell>
          <table:table-cell office:value-type="float" office:value="253">
            <text:p>253</text:p>
          </table:table-cell>
          <table:table-cell table:number-columns-repeated="4"/>
          <table:table-cell table:number-columns-repeated="3"/>
          <table:table-cell office:value-type="float" office:value="225">
            <text:p>225</text:p>
          </table:table-cell>
          <table:table-cell office:value-type="float" office:value="28">
            <text:p>28</text:p>
          </table:table-cell>
          <table:table-cell/>
          <table:table-cell table:number-columns-repeated="2"/>
          <table:table-cell table:number-columns-repeated="1003"/>
        </table:table-row>
        <table:table-row table:style-name="ro1">
          <table:table-cell office:value-type="float" office:value="1867">
            <text:p>1867</text:p>
          </table:table-cell>
          <table:table-cell office:value-type="float" office:value="3673">
            <text:p>3673</text:p>
          </table:table-cell>
          <table:table-cell office:value-type="float" office:value="535">
            <text:p>535</text:p>
          </table:table-cell>
          <table:table-cell/>
          <table:table-cell office:value-type="float" office:value="1652">
            <text:p>1652</text:p>
          </table:table-cell>
          <table:table-cell office:value-type="float" office:value="247">
            <text:p>247</text:p>
          </table:table-cell>
          <table:table-cell/>
          <table:table-cell office:value-type="float" office:value="1544">
            <text:p>1544</text:p>
          </table:table-cell>
          <table:table-cell office:value-type="float" office:value="236">
            <text:p>236</text:p>
          </table:table-cell>
          <table:table-cell/>
          <table:table-cell office:value-type="float" office:value="239">
            <text:p>239</text:p>
          </table:table-cell>
          <table:table-cell office:value-type="float" office:value="18">
            <text:p>18</text:p>
          </table:table-cell>
          <table:table-cell/>
          <table:table-cell table:number-columns-repeated="3"/>
          <table:table-cell office:value-type="float" office:value="238">
            <text:p>238</text:p>
          </table:table-cell>
          <table:table-cell office:value-type="float" office:value="34">
            <text:p>34</text:p>
          </table:table-cell>
          <table:table-cell/>
          <table:table-cell table:number-columns-repeated="2"/>
          <table:table-cell table:number-columns-repeated="1003"/>
        </table:table-row>
        <table:table-row table:style-name="ro1">
          <table:table-cell office:value-type="float" office:value="1868">
            <text:p>1868</text:p>
          </table:table-cell>
          <table:table-cell office:value-type="float" office:value="4097">
            <text:p>4097</text:p>
          </table:table-cell>
          <table:table-cell office:value-type="float" office:value="713">
            <text:p>713</text:p>
          </table:table-cell>
          <table:table-cell/>
          <table:table-cell office:value-type="float" office:value="1425">
            <text:p>1425</text:p>
          </table:table-cell>
          <table:table-cell office:value-type="float" office:value="227">
            <text:p>227</text:p>
          </table:table-cell>
          <table:table-cell/>
          <table:table-cell office:value-type="float" office:value="1451">
            <text:p>1451</text:p>
          </table:table-cell>
          <table:table-cell office:value-type="float" office:value="274">
            <text:p>274</text:p>
          </table:table-cell>
          <table:table-cell/>
          <table:table-cell office:value-type="float" office:value="212">
            <text:p>212</text:p>
          </table:table-cell>
          <table:table-cell office:value-type="float" office:value="18">
            <text:p>18</text:p>
          </table:table-cell>
          <table:table-cell/>
          <table:table-cell table:number-columns-repeated="3"/>
          <table:table-cell office:value-type="float" office:value="225">
            <text:p>225</text:p>
          </table:table-cell>
          <table:table-cell office:value-type="float" office:value="39">
            <text:p>39</text:p>
          </table:table-cell>
          <table:table-cell/>
          <table:table-cell office:value-type="float" office:value="784">
            <text:p>784</text:p>
          </table:table-cell>
          <table:table-cell office:value-type="float" office:value="155">
            <text:p>155</text:p>
          </table:table-cell>
          <table:table-cell table:number-columns-repeated="1003"/>
        </table:table-row>
        <table:table-row table:style-name="ro1">
          <table:table-cell office:value-type="float" office:value="1869">
            <text:p>1869</text:p>
          </table:table-cell>
          <table:table-cell office:value-type="float" office:value="3800">
            <text:p>3800</text:p>
          </table:table-cell>
          <table:table-cell office:value-type="float" office:value="596">
            <text:p>596</text:p>
          </table:table-cell>
          <table:table-cell/>
          <table:table-cell office:value-type="float" office:value="1406">
            <text:p>1406</text:p>
          </table:table-cell>
          <table:table-cell office:value-type="float" office:value="195">
            <text:p>195</text:p>
          </table:table-cell>
          <table:table-cell/>
          <table:table-cell office:value-type="float" office:value="1320">
            <text:p>1320</text:p>
          </table:table-cell>
          <table:table-cell office:value-type="float" office:value="202">
            <text:p>202</text:p>
          </table:table-cell>
          <table:table-cell/>
          <table:table-cell office:value-type="float" office:value="206">
            <text:p>206</text:p>
          </table:table-cell>
          <table:table-cell office:value-type="float" office:value="21">
            <text:p>21</text:p>
          </table:table-cell>
          <table:table-cell/>
          <table:table-cell table:number-columns-repeated="3"/>
          <table:table-cell office:value-type="float" office:value="230">
            <text:p>230</text:p>
          </table:table-cell>
          <table:table-cell office:value-type="float" office:value="24">
            <text:p>24</text:p>
          </table:table-cell>
          <table:table-cell/>
          <table:table-cell office:value-type="float" office:value="638">
            <text:p>638</text:p>
          </table:table-cell>
          <table:table-cell office:value-type="float" office:value="154">
            <text:p>154</text:p>
          </table:table-cell>
          <table:table-cell table:number-columns-repeated="1003"/>
        </table:table-row>
        <table:table-row table:style-name="ro1">
          <table:table-cell office:value-type="float" office:value="1870">
            <text:p>1870</text:p>
          </table:table-cell>
          <table:table-cell office:value-type="float" office:value="3666">
            <text:p>3666</text:p>
          </table:table-cell>
          <table:table-cell office:value-type="float" office:value="631">
            <text:p>631</text:p>
          </table:table-cell>
          <table:table-cell/>
          <table:table-cell office:value-type="float" office:value="1326">
            <text:p>1326</text:p>
          </table:table-cell>
          <table:table-cell office:value-type="float" office:value="204">
            <text:p>204</text:p>
          </table:table-cell>
          <table:table-cell/>
          <table:table-cell office:value-type="float" office:value="1430">
            <text:p>1430</text:p>
          </table:table-cell>
          <table:table-cell office:value-type="float" office:value="296">
            <text:p>296</text:p>
          </table:table-cell>
          <table:table-cell/>
          <table:table-cell office:value-type="float" office:value="206">
            <text:p>206</text:p>
          </table:table-cell>
          <table:table-cell office:value-type="float" office:value="17">
            <text:p>17</text:p>
          </table:table-cell>
          <table:table-cell/>
          <table:table-cell table:number-columns-repeated="3"/>
          <table:table-cell office:value-type="float" office:value="186">
            <text:p>186</text:p>
          </table:table-cell>
          <table:table-cell office:value-type="float" office:value="18">
            <text:p>18</text:p>
          </table:table-cell>
          <table:table-cell/>
          <table:table-cell office:value-type="float" office:value="518">
            <text:p>518</text:p>
          </table:table-cell>
          <table:table-cell office:value-type="float" office:value="96">
            <text:p>96</text:p>
          </table:table-cell>
          <table:table-cell table:number-columns-repeated="1003"/>
        </table:table-row>
        <table:table-row table:style-name="ro1">
          <table:table-cell office:value-type="float" office:value="1871">
            <text:p>1871</text:p>
          </table:table-cell>
          <table:table-cell office:value-type="float" office:value="3582">
            <text:p>3582</text:p>
          </table:table-cell>
          <table:table-cell office:value-type="float" office:value="592">
            <text:p>592</text:p>
          </table:table-cell>
          <table:table-cell/>
          <table:table-cell office:value-type="float" office:value="1309">
            <text:p>1309</text:p>
          </table:table-cell>
          <table:table-cell office:value-type="float" office:value="195">
            <text:p>195</text:p>
          </table:table-cell>
          <table:table-cell/>
          <table:table-cell office:value-type="float" office:value="1370">
            <text:p>1370</text:p>
          </table:table-cell>
          <table:table-cell office:value-type="float" office:value="253">
            <text:p>253</text:p>
          </table:table-cell>
          <table:table-cell/>
          <table:table-cell office:value-type="float" office:value="201">
            <text:p>201</text:p>
          </table:table-cell>
          <table:table-cell office:value-type="float" office:value="20">
            <text:p>20</text:p>
          </table:table-cell>
          <table:table-cell/>
          <table:table-cell table:number-columns-repeated="3"/>
          <table:table-cell office:value-type="float" office:value="163">
            <text:p>163</text:p>
          </table:table-cell>
          <table:table-cell office:value-type="float" office:value="22">
            <text:p>22</text:p>
          </table:table-cell>
          <table:table-cell/>
          <table:table-cell office:value-type="float" office:value="539">
            <text:p>539</text:p>
          </table:table-cell>
          <table:table-cell office:value-type="float" office:value="102">
            <text:p>102</text:p>
          </table:table-cell>
          <table:table-cell table:number-columns-repeated="1003"/>
        </table:table-row>
        <table:table-row table:style-name="ro1">
          <table:table-cell office:value-type="float" office:value="1872">
            <text:p>1872</text:p>
          </table:table-cell>
          <table:table-cell office:value-type="float" office:value="3489">
            <text:p>3489</text:p>
          </table:table-cell>
          <table:table-cell office:value-type="float" office:value="575">
            <text:p>575</text:p>
          </table:table-cell>
          <table:table-cell/>
          <table:table-cell office:value-type="float" office:value="1236">
            <text:p>1236</text:p>
          </table:table-cell>
          <table:table-cell office:value-type="float" office:value="163">
            <text:p>163</text:p>
          </table:table-cell>
          <table:table-cell/>
          <table:table-cell office:value-type="float" office:value="1360">
            <text:p>1360</text:p>
          </table:table-cell>
          <table:table-cell office:value-type="float" office:value="221">
            <text:p>221</text:p>
          </table:table-cell>
          <table:table-cell/>
          <table:table-cell office:value-type="float" office:value="197">
            <text:p>197</text:p>
          </table:table-cell>
          <table:table-cell office:value-type="float" office:value="22">
            <text:p>22</text:p>
          </table:table-cell>
          <table:table-cell/>
          <table:table-cell table:number-columns-repeated="3"/>
          <table:table-cell office:value-type="float" office:value="182">
            <text:p>182</text:p>
          </table:table-cell>
          <table:table-cell office:value-type="float" office:value="32">
            <text:p>32</text:p>
          </table:table-cell>
          <table:table-cell/>
          <table:table-cell office:value-type="float" office:value="514">
            <text:p>514</text:p>
          </table:table-cell>
          <table:table-cell office:value-type="float" office:value="137">
            <text:p>137</text:p>
          </table:table-cell>
          <table:table-cell table:number-columns-repeated="1003"/>
        </table:table-row>
        <table:table-row table:style-name="ro1">
          <table:table-cell office:value-type="float" office:value="1873">
            <text:p>1873</text:p>
          </table:table-cell>
          <table:table-cell office:value-type="float" office:value="3476">
            <text:p>3476</text:p>
          </table:table-cell>
          <table:table-cell office:value-type="float" office:value="715">
            <text:p>715</text:p>
          </table:table-cell>
          <table:table-cell/>
          <table:table-cell office:value-type="float" office:value="1228">
            <text:p>1228</text:p>
          </table:table-cell>
          <table:table-cell office:value-type="float" office:value="237">
            <text:p>237</text:p>
          </table:table-cell>
          <table:table-cell/>
          <table:table-cell office:value-type="float" office:value="1338">
            <text:p>1338</text:p>
          </table:table-cell>
          <table:table-cell office:value-type="float" office:value="258">
            <text:p>258</text:p>
          </table:table-cell>
          <table:table-cell/>
          <table:table-cell office:value-type="float" office:value="262">
            <text:p>262</text:p>
          </table:table-cell>
          <table:table-cell office:value-type="float" office:value="40">
            <text:p>40</text:p>
          </table:table-cell>
          <table:table-cell/>
          <table:table-cell table:number-columns-repeated="3"/>
          <table:table-cell office:value-type="float" office:value="159">
            <text:p>159</text:p>
          </table:table-cell>
          <table:table-cell office:value-type="float" office:value="25">
            <text:p>25</text:p>
          </table:table-cell>
          <table:table-cell/>
          <table:table-cell office:value-type="float" office:value="489">
            <text:p>489</text:p>
          </table:table-cell>
          <table:table-cell office:value-type="float" office:value="155">
            <text:p>155</text:p>
          </table:table-cell>
          <table:table-cell table:number-columns-repeated="1003"/>
        </table:table-row>
        <table:table-row table:style-name="ro1">
          <table:table-cell office:value-type="float" office:value="1874">
            <text:p>1874</text:p>
          </table:table-cell>
          <table:table-cell office:value-type="float" office:value="3363">
            <text:p>3363</text:p>
          </table:table-cell>
          <table:table-cell office:value-type="float" office:value="724">
            <text:p>724</text:p>
          </table:table-cell>
          <table:table-cell/>
          <table:table-cell office:value-type="float" office:value="1139">
            <text:p>1139</text:p>
          </table:table-cell>
          <table:table-cell office:value-type="float" office:value="208">
            <text:p>208</text:p>
          </table:table-cell>
          <table:table-cell/>
          <table:table-cell office:value-type="float" office:value="1356">
            <text:p>1356</text:p>
          </table:table-cell>
          <table:table-cell office:value-type="float" office:value="295">
            <text:p>295</text:p>
          </table:table-cell>
          <table:table-cell/>
          <table:table-cell office:value-type="float" office:value="282">
            <text:p>282</text:p>
          </table:table-cell>
          <table:table-cell office:value-type="float" office:value="40">
            <text:p>40</text:p>
          </table:table-cell>
          <table:table-cell/>
          <table:table-cell table:number-columns-repeated="3"/>
          <table:table-cell office:value-type="float" office:value="173">
            <text:p>173</text:p>
          </table:table-cell>
          <table:table-cell office:value-type="float" office:value="48">
            <text:p>48</text:p>
          </table:table-cell>
          <table:table-cell/>
          <table:table-cell office:value-type="float" office:value="413">
            <text:p>413</text:p>
          </table:table-cell>
          <table:table-cell office:value-type="float" office:value="133">
            <text:p>133</text:p>
          </table:table-cell>
          <table:table-cell table:number-columns-repeated="1003"/>
        </table:table-row>
        <table:table-row table:style-name="ro1">
          <table:table-cell office:value-type="float" office:value="1875">
            <text:p>1875</text:p>
          </table:table-cell>
          <table:table-cell office:value-type="float" office:value="3479">
            <text:p>3479</text:p>
          </table:table-cell>
          <table:table-cell office:value-type="float" office:value="725">
            <text:p>725</text:p>
          </table:table-cell>
          <table:table-cell/>
          <table:table-cell office:value-type="float" office:value="1150">
            <text:p>1150</text:p>
          </table:table-cell>
          <table:table-cell office:value-type="float" office:value="240">
            <text:p>240</text:p>
          </table:table-cell>
          <table:table-cell/>
          <table:table-cell office:value-type="float" office:value="1385">
            <text:p>1385</text:p>
          </table:table-cell>
          <table:table-cell office:value-type="float" office:value="304">
            <text:p>304</text:p>
          </table:table-cell>
          <table:table-cell/>
          <table:table-cell office:value-type="float" office:value="269">
            <text:p>269</text:p>
          </table:table-cell>
          <table:table-cell office:value-type="float" office:value="31">
            <text:p>31</text:p>
          </table:table-cell>
          <table:table-cell/>
          <table:table-cell office:value-type="float" office:value="122">
            <text:p>122</text:p>
          </table:table-cell>
          <table:table-cell/>
          <table:table-cell/>
          <table:table-cell office:value-type="float" office:value="203">
            <text:p>203</text:p>
          </table:table-cell>
          <table:table-cell office:value-type="float" office:value="34">
            <text:p>34</text:p>
          </table:table-cell>
          <table:table-cell/>
          <table:table-cell office:value-type="float" office:value="350">
            <text:p>350</text:p>
          </table:table-cell>
          <table:table-cell office:value-type="float" office:value="116">
            <text:p>116</text:p>
          </table:table-cell>
          <table:table-cell table:number-columns-repeated="1003"/>
        </table:table-row>
        <table:table-row table:style-name="ro1">
          <table:table-cell office:value-type="float" office:value="1876">
            <text:p>1876</text:p>
          </table:table-cell>
          <table:table-cell office:value-type="float" office:value="3570">
            <text:p>3570</text:p>
          </table:table-cell>
          <table:table-cell office:value-type="float" office:value="725">
            <text:p>725</text:p>
          </table:table-cell>
          <table:table-cell/>
          <table:table-cell office:value-type="float" office:value="1267">
            <text:p>1267</text:p>
          </table:table-cell>
          <table:table-cell office:value-type="float" office:value="223">
            <text:p>223</text:p>
          </table:table-cell>
          <table:table-cell/>
          <table:table-cell office:value-type="float" office:value="1284">
            <text:p>1284</text:p>
          </table:table-cell>
          <table:table-cell office:value-type="float" office:value="322">
            <text:p>322</text:p>
          </table:table-cell>
          <table:table-cell/>
          <table:table-cell office:value-type="float" office:value="298">
            <text:p>298</text:p>
          </table:table-cell>
          <table:table-cell office:value-type="float" office:value="47">
            <text:p>47</text:p>
          </table:table-cell>
          <table:table-cell/>
          <table:table-cell office:value-type="float" office:value="160">
            <text:p>160</text:p>
          </table:table-cell>
          <table:table-cell/>
          <table:table-cell/>
          <table:table-cell office:value-type="float" office:value="263">
            <text:p>263</text:p>
          </table:table-cell>
          <table:table-cell office:value-type="float" office:value="32">
            <text:p>32</text:p>
          </table:table-cell>
          <table:table-cell/>
          <table:table-cell office:value-type="float" office:value="298">
            <text:p>298</text:p>
          </table:table-cell>
          <table:table-cell office:value-type="float" office:value="101">
            <text:p>101</text:p>
          </table:table-cell>
          <table:table-cell table:number-columns-repeated="1003"/>
        </table:table-row>
        <table:table-row table:style-name="ro1">
          <table:table-cell office:value-type="float" office:value="1877">
            <text:p>1877</text:p>
          </table:table-cell>
          <table:table-cell office:value-type="float" office:value="2847">
            <text:p>2847</text:p>
          </table:table-cell>
          <table:table-cell office:value-type="float" office:value="709">
            <text:p>709</text:p>
          </table:table-cell>
          <table:table-cell/>
          <table:table-cell office:value-type="float" office:value="1293">
            <text:p>1293</text:p>
          </table:table-cell>
          <table:table-cell office:value-type="float" office:value="228">
            <text:p>228</text:p>
          </table:table-cell>
          <table:table-cell/>
          <table:table-cell office:value-type="float" office:value="606">
            <text:p>606</text:p>
          </table:table-cell>
          <table:table-cell office:value-type="float" office:value="318">
            <text:p>318</text:p>
          </table:table-cell>
          <table:table-cell/>
          <table:table-cell office:value-type="float" office:value="284">
            <text:p>284</text:p>
          </table:table-cell>
          <table:table-cell office:value-type="float" office:value="30">
            <text:p>30</text:p>
          </table:table-cell>
          <table:table-cell/>
          <table:table-cell office:value-type="float" office:value="151">
            <text:p>151</text:p>
          </table:table-cell>
          <table:table-cell/>
          <table:table-cell/>
          <table:table-cell office:value-type="float" office:value="281">
            <text:p>281</text:p>
          </table:table-cell>
          <table:table-cell office:value-type="float" office:value="32">
            <text:p>32</text:p>
          </table:table-cell>
          <table:table-cell/>
          <table:table-cell office:value-type="float" office:value="232">
            <text:p>232</text:p>
          </table:table-cell>
          <table:table-cell office:value-type="float" office:value="101">
            <text:p>101</text:p>
          </table:table-cell>
          <table:table-cell table:number-columns-repeated="1003"/>
        </table:table-row>
        <table:table-row table:style-name="ro1">
          <table:table-cell office:value-type="float" office:value="1878">
            <text:p>1878</text:p>
          </table:table-cell>
          <table:table-cell office:value-type="float" office:value="3732">
            <text:p>3732</text:p>
          </table:table-cell>
          <table:table-cell office:value-type="float" office:value="743">
            <text:p>743</text:p>
          </table:table-cell>
          <table:table-cell/>
          <table:table-cell office:value-type="float" office:value="1512">
            <text:p>1512</text:p>
          </table:table-cell>
          <table:table-cell office:value-type="float" office:value="269">
            <text:p>269</text:p>
          </table:table-cell>
          <table:table-cell/>
          <table:table-cell office:value-type="float" office:value="1195">
            <text:p>1195</text:p>
          </table:table-cell>
          <table:table-cell office:value-type="float" office:value="278">
            <text:p>278</text:p>
          </table:table-cell>
          <table:table-cell/>
          <table:table-cell office:value-type="float" office:value="291">
            <text:p>291</text:p>
          </table:table-cell>
          <table:table-cell office:value-type="float" office:value="48">
            <text:p>48</text:p>
          </table:table-cell>
          <table:table-cell/>
          <table:table-cell office:value-type="float" office:value="140">
            <text:p>140</text:p>
          </table:table-cell>
          <table:table-cell/>
          <table:table-cell/>
          <table:table-cell office:value-type="float" office:value="345">
            <text:p>345</text:p>
          </table:table-cell>
          <table:table-cell office:value-type="float" office:value="41">
            <text:p>41</text:p>
          </table:table-cell>
          <table:table-cell/>
          <table:table-cell office:value-type="float" office:value="249">
            <text:p>249</text:p>
          </table:table-cell>
          <table:table-cell office:value-type="float" office:value="107">
            <text:p>107</text:p>
          </table:table-cell>
          <table:table-cell table:number-columns-repeated="1003"/>
        </table:table-row>
        <table:table-row table:style-name="ro1">
          <table:table-cell office:value-type="float" office:value="1879">
            <text:p>1879</text:p>
          </table:table-cell>
          <table:table-cell office:value-type="float" office:value="3290">
            <text:p>3290</text:p>
          </table:table-cell>
          <table:table-cell office:value-type="float" office:value="797">
            <text:p>797</text:p>
          </table:table-cell>
          <table:table-cell/>
          <table:table-cell office:value-type="float" office:value="1641">
            <text:p>1641</text:p>
          </table:table-cell>
          <table:table-cell office:value-type="float" office:value="310">
            <text:p>310</text:p>
          </table:table-cell>
          <table:table-cell/>
          <table:table-cell office:value-type="float" office:value="536">
            <text:p>536</text:p>
          </table:table-cell>
          <table:table-cell office:value-type="float" office:value="312">
            <text:p>312</text:p>
          </table:table-cell>
          <table:table-cell/>
          <table:table-cell office:value-type="float" office:value="329">
            <text:p>329</text:p>
          </table:table-cell>
          <table:table-cell office:value-type="float" office:value="44">
            <text:p>44</text:p>
          </table:table-cell>
          <table:table-cell/>
          <table:table-cell office:value-type="float" office:value="122">
            <text:p>122</text:p>
          </table:table-cell>
          <table:table-cell office:value-type="float" office:value="12">
            <text:p>12</text:p>
          </table:table-cell>
          <table:table-cell/>
          <table:table-cell office:value-type="float" office:value="398">
            <text:p>398</text:p>
          </table:table-cell>
          <table:table-cell office:value-type="float" office:value="32">
            <text:p>32</text:p>
          </table:table-cell>
          <table:table-cell/>
          <table:table-cell office:value-type="float" office:value="264">
            <text:p>264</text:p>
          </table:table-cell>
          <table:table-cell office:value-type="float" office:value="87">
            <text:p>87</text:p>
          </table:table-cell>
          <table:table-cell table:number-columns-repeated="1003"/>
        </table:table-row>
        <table:table-row table:style-name="ro1">
          <table:table-cell office:value-type="float" office:value="1880">
            <text:p>1880</text:p>
          </table:table-cell>
          <table:table-cell office:value-type="float" office:value="4079">
            <text:p>4079</text:p>
          </table:table-cell>
          <table:table-cell office:value-type="float" office:value="835">
            <text:p>835</text:p>
          </table:table-cell>
          <table:table-cell/>
          <table:table-cell office:value-type="float" office:value="1759">
            <text:p>1759</text:p>
          </table:table-cell>
          <table:table-cell office:value-type="float" office:value="362">
            <text:p>362</text:p>
          </table:table-cell>
          <table:table-cell/>
          <table:table-cell office:value-type="float" office:value="1263">
            <text:p>1263</text:p>
          </table:table-cell>
          <table:table-cell office:value-type="float" office:value="316">
            <text:p>316</text:p>
          </table:table-cell>
          <table:table-cell/>
          <table:table-cell office:value-type="float" office:value="301">
            <text:p>301</text:p>
          </table:table-cell>
          <table:table-cell office:value-type="float" office:value="48">
            <text:p>48</text:p>
          </table:table-cell>
          <table:table-cell/>
          <table:table-cell office:value-type="float" office:value="125">
            <text:p>125</text:p>
          </table:table-cell>
          <table:table-cell office:value-type="float" office:value="8">
            <text:p>8</text:p>
          </table:table-cell>
          <table:table-cell/>
          <table:table-cell office:value-type="float" office:value="376">
            <text:p>376</text:p>
          </table:table-cell>
          <table:table-cell office:value-type="float" office:value="19">
            <text:p>19</text:p>
          </table:table-cell>
          <table:table-cell/>
          <table:table-cell office:value-type="float" office:value="255">
            <text:p>255</text:p>
          </table:table-cell>
          <table:table-cell office:value-type="float" office:value="82">
            <text:p>82</text:p>
          </table:table-cell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881">
            <text:p>1881</text:p>
          </table:table-cell>
          <table:table-cell office:value-type="float" office:value="4109">
            <text:p>4109</text:p>
          </table:table-cell>
          <table:table-cell office:value-type="float" office:value="768">
            <text:p>768</text:p>
          </table:table-cell>
          <table:table-cell/>
          <table:table-cell office:value-type="float" office:value="1753">
            <text:p>1753</text:p>
          </table:table-cell>
          <table:table-cell office:value-type="float" office:value="322">
            <text:p>322</text:p>
          </table:table-cell>
          <table:table-cell/>
          <table:table-cell office:value-type="float" office:value="1273">
            <text:p>1273</text:p>
          </table:table-cell>
          <table:table-cell office:value-type="float" office:value="304">
            <text:p>304</text:p>
          </table:table-cell>
          <table:table-cell/>
          <table:table-cell office:value-type="float" office:value="266">
            <text:p>266</text:p>
          </table:table-cell>
          <table:table-cell office:value-type="float" office:value="38">
            <text:p>38</text:p>
          </table:table-cell>
          <table:table-cell/>
          <table:table-cell office:value-type="float" office:value="131">
            <text:p>131</text:p>
          </table:table-cell>
          <table:table-cell office:value-type="float" office:value="7">
            <text:p>7</text:p>
          </table:table-cell>
          <table:table-cell/>
          <table:table-cell office:value-type="float" office:value="450">
            <text:p>450</text:p>
          </table:table-cell>
          <table:table-cell office:value-type="float" office:value="39">
            <text:p>39</text:p>
          </table:table-cell>
          <table:table-cell/>
          <table:table-cell office:value-type="float" office:value="235">
            <text:p>235</text:p>
          </table:table-cell>
          <table:table-cell office:value-type="float" office:value="58">
            <text:p>58</text:p>
          </table:table-cell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882">
            <text:p>1882</text:p>
          </table:table-cell>
          <table:table-cell office:value-type="float" office:value="3919">
            <text:p>3919</text:p>
          </table:table-cell>
          <table:table-cell office:value-type="float" office:value="741">
            <text:p>741</text:p>
          </table:table-cell>
          <table:table-cell/>
          <table:table-cell office:value-type="float" office:value="1646">
            <text:p>1646</text:p>
          </table:table-cell>
          <table:table-cell office:value-type="float" office:value="289">
            <text:p>289</text:p>
          </table:table-cell>
          <table:table-cell/>
          <table:table-cell office:value-type="float" office:value="1179">
            <text:p>1179</text:p>
          </table:table-cell>
          <table:table-cell office:value-type="float" office:value="296">
            <text:p>296</text:p>
          </table:table-cell>
          <table:table-cell/>
          <table:table-cell office:value-type="float" office:value="300">
            <text:p>300</text:p>
          </table:table-cell>
          <table:table-cell office:value-type="float" office:value="45">
            <text:p>45</text:p>
          </table:table-cell>
          <table:table-cell/>
          <table:table-cell office:value-type="float" office:value="145">
            <text:p>145</text:p>
          </table:table-cell>
          <table:table-cell office:value-type="float" office:value="8">
            <text:p>8</text:p>
          </table:table-cell>
          <table:table-cell/>
          <table:table-cell office:value-type="float" office:value="429">
            <text:p>429</text:p>
          </table:table-cell>
          <table:table-cell office:value-type="float" office:value="37">
            <text:p>37</text:p>
          </table:table-cell>
          <table:table-cell/>
          <table:table-cell office:value-type="float" office:value="220">
            <text:p>220</text:p>
          </table:table-cell>
          <table:table-cell office:value-type="float" office:value="66">
            <text:p>66</text:p>
          </table:table-cell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883">
            <text:p>1883</text:p>
          </table:table-cell>
          <table:table-cell office:value-type="float" office:value="4063">
            <text:p>4063</text:p>
          </table:table-cell>
          <table:table-cell office:value-type="float" office:value="837">
            <text:p>837</text:p>
          </table:table-cell>
          <table:table-cell/>
          <table:table-cell office:value-type="float" office:value="1826">
            <text:p>1826</text:p>
          </table:table-cell>
          <table:table-cell office:value-type="float" office:value="342">
            <text:p>342</text:p>
          </table:table-cell>
          <table:table-cell/>
          <table:table-cell office:value-type="float" office:value="1110">
            <text:p>1110</text:p>
          </table:table-cell>
          <table:table-cell office:value-type="float" office:value="319">
            <text:p>319</text:p>
          </table:table-cell>
          <table:table-cell/>
          <table:table-cell office:value-type="float" office:value="403">
            <text:p>403</text:p>
          </table:table-cell>
          <table:table-cell office:value-type="float" office:value="60">
            <text:p>60</text:p>
          </table:table-cell>
          <table:table-cell/>
          <table:table-cell office:value-type="float" office:value="133">
            <text:p>133</text:p>
          </table:table-cell>
          <table:table-cell office:value-type="float" office:value="8">
            <text:p>8</text:p>
          </table:table-cell>
          <table:table-cell/>
          <table:table-cell office:value-type="float" office:value="400">
            <text:p>400</text:p>
          </table:table-cell>
          <table:table-cell office:value-type="float" office:value="50">
            <text:p>50</text:p>
          </table:table-cell>
          <table:table-cell/>
          <table:table-cell office:value-type="float" office:value="191">
            <text:p>191</text:p>
          </table:table-cell>
          <table:table-cell office:value-type="float" office:value="58">
            <text:p>58</text:p>
          </table:table-cell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884">
            <text:p>1884</text:p>
          </table:table-cell>
          <table:table-cell office:value-type="float" office:value="4362">
            <text:p>4362</text:p>
          </table:table-cell>
          <table:table-cell office:value-type="float" office:value="852">
            <text:p>852</text:p>
          </table:table-cell>
          <table:table-cell/>
          <table:table-cell office:value-type="float" office:value="2115">
            <text:p>2115</text:p>
          </table:table-cell>
          <table:table-cell office:value-type="float" office:value="349">
            <text:p>349</text:p>
          </table:table-cell>
          <table:table-cell/>
          <table:table-cell office:value-type="float" office:value="1104">
            <text:p>1104</text:p>
          </table:table-cell>
          <table:table-cell office:value-type="float" office:value="328">
            <text:p>328</text:p>
          </table:table-cell>
          <table:table-cell/>
          <table:table-cell office:value-type="float" office:value="438">
            <text:p>438</text:p>
          </table:table-cell>
          <table:table-cell office:value-type="float" office:value="59">
            <text:p>59</text:p>
          </table:table-cell>
          <table:table-cell/>
          <table:table-cell office:value-type="float" office:value="146">
            <text:p>146</text:p>
          </table:table-cell>
          <table:table-cell office:value-type="float" office:value="14">
            <text:p>14</text:p>
          </table:table-cell>
          <table:table-cell/>
          <table:table-cell office:value-type="float" office:value="390">
            <text:p>390</text:p>
          </table:table-cell>
          <table:table-cell office:value-type="float" office:value="52">
            <text:p>52</text:p>
          </table:table-cell>
          <table:table-cell/>
          <table:table-cell office:value-type="float" office:value="169">
            <text:p>169</text:p>
          </table:table-cell>
          <table:table-cell office:value-type="float" office:value="50">
            <text:p>50</text:p>
          </table:table-cell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885">
            <text:p>1885</text:p>
          </table:table-cell>
          <table:table-cell office:value-type="float" office:value="4421">
            <text:p>4421</text:p>
          </table:table-cell>
          <table:table-cell office:value-type="float" office:value="809">
            <text:p>809</text:p>
          </table:table-cell>
          <table:table-cell/>
          <table:table-cell office:value-type="float" office:value="2222">
            <text:p>2222</text:p>
          </table:table-cell>
          <table:table-cell office:value-type="float" office:value="337">
            <text:p>337</text:p>
          </table:table-cell>
          <table:table-cell/>
          <table:table-cell office:value-type="float" office:value="1103">
            <text:p>1103</text:p>
          </table:table-cell>
          <table:table-cell office:value-type="float" office:value="331">
            <text:p>331</text:p>
          </table:table-cell>
          <table:table-cell/>
          <table:table-cell office:value-type="float" office:value="467">
            <text:p>467</text:p>
          </table:table-cell>
          <table:table-cell office:value-type="float" office:value="52">
            <text:p>52</text:p>
          </table:table-cell>
          <table:table-cell/>
          <table:table-cell office:value-type="float" office:value="142">
            <text:p>142</text:p>
          </table:table-cell>
          <table:table-cell office:value-type="float" office:value="16">
            <text:p>16</text:p>
          </table:table-cell>
          <table:table-cell/>
          <table:table-cell office:value-type="float" office:value="333">
            <text:p>333</text:p>
          </table:table-cell>
          <table:table-cell office:value-type="float" office:value="32">
            <text:p>32</text:p>
          </table:table-cell>
          <table:table-cell/>
          <table:table-cell office:value-type="float" office:value="154">
            <text:p>154</text:p>
          </table:table-cell>
          <table:table-cell office:value-type="float" office:value="41">
            <text:p>41</text:p>
          </table:table-cell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886">
            <text:p>1886</text:p>
          </table:table-cell>
          <table:table-cell office:value-type="float" office:value="4546">
            <text:p>4546</text:p>
          </table:table-cell>
          <table:table-cell office:value-type="float" office:value="889">
            <text:p>889</text:p>
          </table:table-cell>
          <table:table-cell/>
          <table:table-cell office:value-type="float" office:value="2119">
            <text:p>2119</text:p>
          </table:table-cell>
          <table:table-cell office:value-type="float" office:value="382">
            <text:p>382</text:p>
          </table:table-cell>
          <table:table-cell/>
          <table:table-cell office:value-type="float" office:value="1159">
            <text:p>1159</text:p>
          </table:table-cell>
          <table:table-cell office:value-type="float" office:value="337">
            <text:p>337</text:p>
          </table:table-cell>
          <table:table-cell/>
          <table:table-cell office:value-type="float" office:value="580">
            <text:p>580</text:p>
          </table:table-cell>
          <table:table-cell office:value-type="float" office:value="73">
            <text:p>73</text:p>
          </table:table-cell>
          <table:table-cell/>
          <table:table-cell office:value-type="float" office:value="216">
            <text:p>216</text:p>
          </table:table-cell>
          <table:table-cell office:value-type="float" office:value="13">
            <text:p>13</text:p>
          </table:table-cell>
          <table:table-cell/>
          <table:table-cell office:value-type="float" office:value="303">
            <text:p>303</text:p>
          </table:table-cell>
          <table:table-cell office:value-type="float" office:value="28">
            <text:p>28</text:p>
          </table:table-cell>
          <table:table-cell/>
          <table:table-cell office:value-type="float" office:value="169">
            <text:p>169</text:p>
          </table:table-cell>
          <table:table-cell office:value-type="float" office:value="56">
            <text:p>56</text:p>
          </table:table-cell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887">
            <text:p>1887</text:p>
          </table:table-cell>
          <table:table-cell office:value-type="float" office:value="4553">
            <text:p>4553</text:p>
          </table:table-cell>
          <table:table-cell office:value-type="float" office:value="839">
            <text:p>839</text:p>
          </table:table-cell>
          <table:table-cell/>
          <table:table-cell office:value-type="float" office:value="2053">
            <text:p>2053</text:p>
          </table:table-cell>
          <table:table-cell office:value-type="float" office:value="327">
            <text:p>327</text:p>
          </table:table-cell>
          <table:table-cell/>
          <table:table-cell office:value-type="float" office:value="1273">
            <text:p>1273</text:p>
          </table:table-cell>
          <table:table-cell office:value-type="float" office:value="350">
            <text:p>350</text:p>
          </table:table-cell>
          <table:table-cell/>
          <table:table-cell office:value-type="float" office:value="532">
            <text:p>532</text:p>
          </table:table-cell>
          <table:table-cell office:value-type="float" office:value="57">
            <text:p>57</text:p>
          </table:table-cell>
          <table:table-cell/>
          <table:table-cell office:value-type="float" office:value="264">
            <text:p>264</text:p>
          </table:table-cell>
          <table:table-cell office:value-type="float" office:value="12">
            <text:p>12</text:p>
          </table:table-cell>
          <table:table-cell/>
          <table:table-cell office:value-type="float" office:value="254">
            <text:p>254</text:p>
          </table:table-cell>
          <table:table-cell office:value-type="float" office:value="40">
            <text:p>40</text:p>
          </table:table-cell>
          <table:table-cell/>
          <table:table-cell office:value-type="float" office:value="177">
            <text:p>177</text:p>
          </table:table-cell>
          <table:table-cell office:value-type="float" office:value="53">
            <text:p>53</text:p>
          </table:table-cell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888">
            <text:p>1888</text:p>
          </table:table-cell>
          <table:table-cell office:value-type="float" office:value="4555">
            <text:p>4555</text:p>
          </table:table-cell>
          <table:table-cell office:value-type="float" office:value="797">
            <text:p>797</text:p>
          </table:table-cell>
          <table:table-cell/>
          <table:table-cell office:value-type="float" office:value="2044">
            <text:p>2044</text:p>
          </table:table-cell>
          <table:table-cell office:value-type="float" office:value="309">
            <text:p>309</text:p>
          </table:table-cell>
          <table:table-cell/>
          <table:table-cell office:value-type="float" office:value="1290">
            <text:p>1290</text:p>
          </table:table-cell>
          <table:table-cell office:value-type="float" office:value="332">
            <text:p>332</text:p>
          </table:table-cell>
          <table:table-cell/>
          <table:table-cell office:value-type="float" office:value="538">
            <text:p>538</text:p>
          </table:table-cell>
          <table:table-cell office:value-type="float" office:value="65">
            <text:p>65</text:p>
          </table:table-cell>
          <table:table-cell/>
          <table:table-cell office:value-type="float" office:value="281">
            <text:p>281</text:p>
          </table:table-cell>
          <table:table-cell office:value-type="float" office:value="14">
            <text:p>14</text:p>
          </table:table-cell>
          <table:table-cell/>
          <table:table-cell office:value-type="float" office:value="250">
            <text:p>250</text:p>
          </table:table-cell>
          <table:table-cell office:value-type="float" office:value="37">
            <text:p>37</text:p>
          </table:table-cell>
          <table:table-cell/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889">
            <text:p>1889</text:p>
          </table:table-cell>
          <table:table-cell office:value-type="float" office:value="4729">
            <text:p>4729</text:p>
          </table:table-cell>
          <table:table-cell office:value-type="float" office:value="814">
            <text:p>814</text:p>
          </table:table-cell>
          <table:table-cell/>
          <table:table-cell office:value-type="float" office:value="2048">
            <text:p>2048</text:p>
          </table:table-cell>
          <table:table-cell office:value-type="float" office:value="322">
            <text:p>322</text:p>
          </table:table-cell>
          <table:table-cell/>
          <table:table-cell office:value-type="float" office:value="1427">
            <text:p>1427</text:p>
          </table:table-cell>
          <table:table-cell office:value-type="float" office:value="354">
            <text:p>354</text:p>
          </table:table-cell>
          <table:table-cell/>
          <table:table-cell office:value-type="float" office:value="604">
            <text:p>604</text:p>
          </table:table-cell>
          <table:table-cell office:value-type="float" office:value="63">
            <text:p>63</text:p>
          </table:table-cell>
          <table:table-cell/>
          <table:table-cell office:value-type="float" office:value="277">
            <text:p>277</text:p>
          </table:table-cell>
          <table:table-cell office:value-type="float" office:value="17">
            <text:p>17</text:p>
          </table:table-cell>
          <table:table-cell/>
          <table:table-cell office:value-type="float" office:value="198">
            <text:p>198</text:p>
          </table:table-cell>
          <table:table-cell office:value-type="float" office:value="41">
            <text:p>41</text:p>
          </table:table-cell>
          <table:table-cell/>
          <table:table-cell office:value-type="float" office:value="175">
            <text:p>175</text:p>
          </table:table-cell>
          <table:table-cell office:value-type="float" office:value="17">
            <text:p>17</text:p>
          </table:table-cell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890">
            <text:p>1890</text:p>
          </table:table-cell>
          <table:table-cell office:value-type="float" office:value="4845">
            <text:p>4845</text:p>
          </table:table-cell>
          <table:table-cell office:value-type="float" office:value="751">
            <text:p>751</text:p>
          </table:table-cell>
          <table:table-cell/>
          <table:table-cell office:value-type="float" office:value="2138">
            <text:p>2138</text:p>
          </table:table-cell>
          <table:table-cell office:value-type="float" office:value="281">
            <text:p>281</text:p>
          </table:table-cell>
          <table:table-cell/>
          <table:table-cell office:value-type="float" office:value="1504">
            <text:p>1504</text:p>
          </table:table-cell>
          <table:table-cell office:value-type="float" office:value="339">
            <text:p>339</text:p>
          </table:table-cell>
          <table:table-cell/>
          <table:table-cell office:value-type="float" office:value="580">
            <text:p>580</text:p>
          </table:table-cell>
          <table:table-cell office:value-type="float" office:value="55">
            <text:p>55</text:p>
          </table:table-cell>
          <table:table-cell/>
          <table:table-cell office:value-type="float" office:value="253">
            <text:p>253</text:p>
          </table:table-cell>
          <table:table-cell office:value-type="float" office:value="12">
            <text:p>12</text:p>
          </table:table-cell>
          <table:table-cell/>
          <table:table-cell office:value-type="float" office:value="220">
            <text:p>220</text:p>
          </table:table-cell>
          <table:table-cell office:value-type="float" office:value="32">
            <text:p>32</text:p>
          </table:table-cell>
          <table:table-cell/>
          <table:table-cell office:value-type="float" office:value="150">
            <text:p>150</text:p>
          </table:table-cell>
          <table:table-cell office:value-type="float" office:value="32">
            <text:p>32</text:p>
          </table:table-cell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891">
            <text:p>1891</text:p>
          </table:table-cell>
          <table:table-cell office:value-type="float" office:value="5058">
            <text:p>5058</text:p>
          </table:table-cell>
          <table:table-cell office:value-type="float" office:value="791">
            <text:p>791</text:p>
          </table:table-cell>
          <table:table-cell/>
          <table:table-cell office:value-type="float" office:value="2325">
            <text:p>2325</text:p>
          </table:table-cell>
          <table:table-cell office:value-type="float" office:value="291">
            <text:p>291</text:p>
          </table:table-cell>
          <table:table-cell/>
          <table:table-cell office:value-type="float" office:value="1536">
            <text:p>1536</text:p>
          </table:table-cell>
          <table:table-cell office:value-type="float" office:value="350">
            <text:p>350</text:p>
          </table:table-cell>
          <table:table-cell/>
          <table:table-cell office:value-type="float" office:value="533">
            <text:p>533</text:p>
          </table:table-cell>
          <table:table-cell office:value-type="float" office:value="80">
            <text:p>80</text:p>
          </table:table-cell>
          <table:table-cell/>
          <table:table-cell office:value-type="float" office:value="273">
            <text:p>273</text:p>
          </table:table-cell>
          <table:table-cell office:value-type="float" office:value="13">
            <text:p>13</text:p>
          </table:table-cell>
          <table:table-cell/>
          <table:table-cell office:value-type="float" office:value="244">
            <text:p>244</text:p>
          </table:table-cell>
          <table:table-cell office:value-type="float" office:value="34">
            <text:p>34</text:p>
          </table:table-cell>
          <table:table-cell/>
          <table:table-cell office:value-type="float" office:value="147">
            <text:p>147</text:p>
          </table:table-cell>
          <table:table-cell office:value-type="float" office:value="23">
            <text:p>23</text:p>
          </table:table-cell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5076">
            <text:p>5076</text:p>
          </table:table-cell>
          <table:table-cell office:value-type="float" office:value="717">
            <text:p>717</text:p>
          </table:table-cell>
          <table:table-cell/>
          <table:table-cell office:value-type="float" office:value="2345">
            <text:p>2345</text:p>
          </table:table-cell>
          <table:table-cell office:value-type="float" office:value="268">
            <text:p>268</text:p>
          </table:table-cell>
          <table:table-cell/>
          <table:table-cell office:value-type="float" office:value="1475">
            <text:p>1475</text:p>
          </table:table-cell>
          <table:table-cell office:value-type="float" office:value="331">
            <text:p>331</text:p>
          </table:table-cell>
          <table:table-cell/>
          <table:table-cell office:value-type="float" office:value="527">
            <text:p>527</text:p>
          </table:table-cell>
          <table:table-cell office:value-type="float" office:value="65">
            <text:p>65</text:p>
          </table:table-cell>
          <table:table-cell/>
          <table:table-cell office:value-type="float" office:value="330">
            <text:p>330</text:p>
          </table:table-cell>
          <table:table-cell office:value-type="float" office:value="18">
            <text:p>18</text:p>
          </table:table-cell>
          <table:table-cell/>
          <table:table-cell office:value-type="float" office:value="246">
            <text:p>246</text:p>
          </table:table-cell>
          <table:table-cell office:value-type="float" office:value="10">
            <text:p>10</text:p>
          </table:table-cell>
          <table:table-cell/>
          <table:table-cell office:value-type="float" office:value="153">
            <text:p>153</text:p>
          </table:table-cell>
          <table:table-cell office:value-type="float" office:value="25">
            <text:p>25</text:p>
          </table:table-cell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893">
            <text:p>1893</text:p>
          </table:table-cell>
          <table:table-cell office:value-type="float" office:value="4904">
            <text:p>4904</text:p>
          </table:table-cell>
          <table:table-cell office:value-type="float" office:value="630">
            <text:p>630</text:p>
          </table:table-cell>
          <table:table-cell/>
          <table:table-cell office:value-type="float" office:value="2232">
            <text:p>2232</text:p>
          </table:table-cell>
          <table:table-cell office:value-type="float" office:value="208">
            <text:p>208</text:p>
          </table:table-cell>
          <table:table-cell/>
          <table:table-cell office:value-type="float" office:value="1397">
            <text:p>1397</text:p>
          </table:table-cell>
          <table:table-cell office:value-type="float" office:value="300">
            <text:p>300</text:p>
          </table:table-cell>
          <table:table-cell/>
          <table:table-cell office:value-type="float" office:value="516">
            <text:p>516</text:p>
          </table:table-cell>
          <table:table-cell office:value-type="float" office:value="52">
            <text:p>52</text:p>
          </table:table-cell>
          <table:table-cell/>
          <table:table-cell office:value-type="float" office:value="334">
            <text:p>334</text:p>
          </table:table-cell>
          <table:table-cell office:value-type="float" office:value="18">
            <text:p>18</text:p>
          </table:table-cell>
          <table:table-cell/>
          <table:table-cell office:value-type="float" office:value="268">
            <text:p>268</text:p>
          </table:table-cell>
          <table:table-cell office:value-type="float" office:value="27">
            <text:p>27</text:p>
          </table:table-cell>
          <table:table-cell/>
          <table:table-cell office:value-type="float" office:value="157">
            <text:p>157</text:p>
          </table:table-cell>
          <table:table-cell office:value-type="float" office:value="25">
            <text:p>25</text:p>
          </table:table-cell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894">
            <text:p>1894</text:p>
          </table:table-cell>
          <table:table-cell office:value-type="float" office:value="4810">
            <text:p>4810</text:p>
          </table:table-cell>
          <table:table-cell office:value-type="float" office:value="693">
            <text:p>693</text:p>
          </table:table-cell>
          <table:table-cell/>
          <table:table-cell office:value-type="float" office:value="2350">
            <text:p>2350</text:p>
          </table:table-cell>
          <table:table-cell office:value-type="float" office:value="252">
            <text:p>252</text:p>
          </table:table-cell>
          <table:table-cell/>
          <table:table-cell office:value-type="float" office:value="1275">
            <text:p>1275</text:p>
          </table:table-cell>
          <table:table-cell office:value-type="float" office:value="329">
            <text:p>329</text:p>
          </table:table-cell>
          <table:table-cell/>
          <table:table-cell office:value-type="float" office:value="493">
            <text:p>493</text:p>
          </table:table-cell>
          <table:table-cell office:value-type="float" office:value="53">
            <text:p>53</text:p>
          </table:table-cell>
          <table:table-cell/>
          <table:table-cell office:value-type="float" office:value="271">
            <text:p>271</text:p>
          </table:table-cell>
          <table:table-cell office:value-type="float" office:value="18">
            <text:p>18</text:p>
          </table:table-cell>
          <table:table-cell/>
          <table:table-cell office:value-type="float" office:value="247">
            <text:p>247</text:p>
          </table:table-cell>
          <table:table-cell office:value-type="float" office:value="18">
            <text:p>18</text:p>
          </table:table-cell>
          <table:table-cell/>
          <table:table-cell office:value-type="float" office:value="174">
            <text:p>174</text:p>
          </table:table-cell>
          <table:table-cell office:value-type="float" office:value="23">
            <text:p>23</text:p>
          </table:table-cell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895">
            <text:p>1895</text:p>
          </table:table-cell>
          <table:table-cell office:value-type="float" office:value="4825">
            <text:p>4825</text:p>
          </table:table-cell>
          <table:table-cell office:value-type="float" office:value="541">
            <text:p>541</text:p>
          </table:table-cell>
          <table:table-cell/>
          <table:table-cell office:value-type="float" office:value="2257">
            <text:p>2257</text:p>
          </table:table-cell>
          <table:table-cell office:value-type="float" office:value="240">
            <text:p>240</text:p>
          </table:table-cell>
          <table:table-cell/>
          <table:table-cell office:value-type="float" office:value="1197">
            <text:p>1197</text:p>
          </table:table-cell>
          <table:table-cell office:value-type="float" office:value="216">
            <text:p>216</text:p>
          </table:table-cell>
          <table:table-cell/>
          <table:table-cell office:value-type="float" office:value="538">
            <text:p>538</text:p>
          </table:table-cell>
          <table:table-cell office:value-type="float" office:value="49">
            <text:p>49</text:p>
          </table:table-cell>
          <table:table-cell/>
          <table:table-cell office:value-type="float" office:value="443">
            <text:p>443</text:p>
          </table:table-cell>
          <table:table-cell/>
          <table:table-cell/>
          <table:table-cell office:value-type="float" office:value="253">
            <text:p>253</text:p>
          </table:table-cell>
          <table:table-cell office:value-type="float" office:value="19">
            <text:p>19</text:p>
          </table:table-cell>
          <table:table-cell/>
          <table:table-cell office:value-type="float" office:value="137">
            <text:p>137</text:p>
          </table:table-cell>
          <table:table-cell office:value-type="float" office:value="17">
            <text:p>17</text:p>
          </table:table-cell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896">
            <text:p>1896</text:p>
          </table:table-cell>
          <table:table-cell office:value-type="float" office:value="4732">
            <text:p>4732</text:p>
          </table:table-cell>
          <table:table-cell office:value-type="float" office:value="515">
            <text:p>515</text:p>
          </table:table-cell>
          <table:table-cell/>
          <table:table-cell office:value-type="float" office:value="2212">
            <text:p>2212</text:p>
          </table:table-cell>
          <table:table-cell office:value-type="float" office:value="230">
            <text:p>230</text:p>
          </table:table-cell>
          <table:table-cell/>
          <table:table-cell office:value-type="float" office:value="1139">
            <text:p>1139</text:p>
          </table:table-cell>
          <table:table-cell office:value-type="float" office:value="193">
            <text:p>193</text:p>
          </table:table-cell>
          <table:table-cell/>
          <table:table-cell office:value-type="float" office:value="555">
            <text:p>555</text:p>
          </table:table-cell>
          <table:table-cell office:value-type="float" office:value="50">
            <text:p>50</text:p>
          </table:table-cell>
          <table:table-cell/>
          <table:table-cell office:value-type="float" office:value="457">
            <text:p>457</text:p>
          </table:table-cell>
          <table:table-cell/>
          <table:table-cell/>
          <table:table-cell office:value-type="float" office:value="242">
            <text:p>242</text:p>
          </table:table-cell>
          <table:table-cell office:value-type="float" office:value="22">
            <text:p>22</text:p>
          </table:table-cell>
          <table:table-cell/>
          <table:table-cell office:value-type="float" office:value="127">
            <text:p>127</text:p>
          </table:table-cell>
          <table:table-cell office:value-type="float" office:value="20">
            <text:p>20</text:p>
          </table:table-cell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897">
            <text:p>1897</text:p>
          </table:table-cell>
          <table:table-cell office:value-type="float" office:value="4548">
            <text:p>4548</text:p>
          </table:table-cell>
          <table:table-cell office:value-type="float" office:value="505">
            <text:p>505</text:p>
          </table:table-cell>
          <table:table-cell/>
          <table:table-cell office:value-type="float" office:value="2094">
            <text:p>2094</text:p>
          </table:table-cell>
          <table:table-cell office:value-type="float" office:value="230">
            <text:p>230</text:p>
          </table:table-cell>
          <table:table-cell/>
          <table:table-cell office:value-type="float" office:value="1076">
            <text:p>1076</text:p>
          </table:table-cell>
          <table:table-cell office:value-type="float" office:value="181">
            <text:p>181</text:p>
          </table:table-cell>
          <table:table-cell/>
          <table:table-cell office:value-type="float" office:value="463">
            <text:p>463</text:p>
          </table:table-cell>
          <table:table-cell office:value-type="float" office:value="61">
            <text:p>61</text:p>
          </table:table-cell>
          <table:table-cell/>
          <table:table-cell office:value-type="float" office:value="553">
            <text:p>553</text:p>
          </table:table-cell>
          <table:table-cell/>
          <table:table-cell/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/>
          <table:table-cell office:value-type="float" office:value="110">
            <text:p>110</text:p>
          </table:table-cell>
          <table:table-cell office:value-type="float" office:value="13">
            <text:p>13</text:p>
          </table:table-cell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898">
            <text:p>1898</text:p>
          </table:table-cell>
          <table:table-cell office:value-type="float" office:value="4600">
            <text:p>4600</text:p>
          </table:table-cell>
          <table:table-cell office:value-type="float" office:value="529">
            <text:p>529</text:p>
          </table:table-cell>
          <table:table-cell/>
          <table:table-cell office:value-type="float" office:value="2001">
            <text:p>2001</text:p>
          </table:table-cell>
          <table:table-cell office:value-type="float" office:value="232">
            <text:p>232</text:p>
          </table:table-cell>
          <table:table-cell/>
          <table:table-cell office:value-type="float" office:value="1057">
            <text:p>1057</text:p>
          </table:table-cell>
          <table:table-cell office:value-type="float" office:value="222">
            <text:p>222</text:p>
          </table:table-cell>
          <table:table-cell/>
          <table:table-cell office:value-type="float" office:value="496">
            <text:p>496</text:p>
          </table:table-cell>
          <table:table-cell office:value-type="float" office:value="50">
            <text:p>50</text:p>
          </table:table-cell>
          <table:table-cell/>
          <table:table-cell office:value-type="float" office:value="668">
            <text:p>668</text:p>
          </table:table-cell>
          <table:table-cell/>
          <table:table-cell/>
          <table:table-cell office:value-type="float" office:value="281">
            <text:p>281</text:p>
          </table:table-cell>
          <table:table-cell office:value-type="float" office:value="14">
            <text:p>14</text:p>
          </table:table-cell>
          <table:table-cell/>
          <table:table-cell office:value-type="float" office:value="97">
            <text:p>97</text:p>
          </table:table-cell>
          <table:table-cell office:value-type="float" office:value="11">
            <text:p>11</text:p>
          </table:table-cell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899">
            <text:p>1899</text:p>
          </table:table-cell>
          <table:table-cell office:value-type="float" office:value="4230">
            <text:p>4230</text:p>
          </table:table-cell>
          <table:table-cell office:value-type="float" office:value="486">
            <text:p>486</text:p>
          </table:table-cell>
          <table:table-cell/>
          <table:table-cell office:value-type="float" office:value="1907">
            <text:p>1907</text:p>
          </table:table-cell>
          <table:table-cell office:value-type="float" office:value="194">
            <text:p>194</text:p>
          </table:table-cell>
          <table:table-cell/>
          <table:table-cell office:value-type="float" office:value="984">
            <text:p>984</text:p>
          </table:table-cell>
          <table:table-cell office:value-type="float" office:value="213">
            <text:p>213</text:p>
          </table:table-cell>
          <table:table-cell/>
          <table:table-cell office:value-type="float" office:value="508">
            <text:p>508</text:p>
          </table:table-cell>
          <table:table-cell office:value-type="float" office:value="43">
            <text:p>43</text:p>
          </table:table-cell>
          <table:table-cell/>
          <table:table-cell office:value-type="float" office:value="474">
            <text:p>474</text:p>
          </table:table-cell>
          <table:table-cell/>
          <table:table-cell/>
          <table:table-cell office:value-type="float" office:value="255">
            <text:p>255</text:p>
          </table:table-cell>
          <table:table-cell office:value-type="float" office:value="23">
            <text:p>23</text:p>
          </table:table-cell>
          <table:table-cell/>
          <table:table-cell office:value-type="float" office:value="102">
            <text:p>102</text:p>
          </table:table-cell>
          <table:table-cell office:value-type="float" office:value="13">
            <text:p>13</text:p>
          </table:table-cell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900">
            <text:p>1900</text:p>
          </table:table-cell>
          <table:table-cell table:number-columns-repeated="2"/>
          <table:table-cell office:value-type="float" office:value="4755">
            <text:p>4755</text:p>
          </table:table-cell>
          <table:table-cell office:value-type="float" office:value="1809">
            <text:p>1809</text:p>
          </table:table-cell>
          <table:table-cell office:value-type="float" office:value="187">
            <text:p>187</text:p>
          </table:table-cell>
          <table:table-cell/>
          <table:table-cell office:value-type="float" office:value="981">
            <text:p>981</text:p>
          </table:table-cell>
          <table:table-cell office:value-type="float" office:value="204">
            <text:p>204</text:p>
          </table:table-cell>
          <table:table-cell/>
          <table:table-cell office:value-type="float" office:value="554">
            <text:p>554</text:p>
          </table:table-cell>
          <table:table-cell office:value-type="float" office:value="50">
            <text:p>50</text:p>
          </table:table-cell>
          <table:table-cell/>
          <table:table-cell office:value-type="float" office:value="525">
            <text:p>525</text:p>
          </table:table-cell>
          <table:table-cell/>
          <table:table-cell/>
          <table:table-cell table:number-columns-repeated="2"/>
          <table:table-cell/>
          <table:table-cell office:value-type="float" office:value="99">
            <text:p>99</text:p>
          </table:table-cell>
          <table:table-cell/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901">
            <text:p>1901</text:p>
          </table:table-cell>
          <table:table-cell table:number-columns-repeated="2"/>
          <table:table-cell office:value-type="float" office:value="4499">
            <text:p>4499</text:p>
          </table:table-cell>
          <table:table-cell office:value-type="float" office:value="1682">
            <text:p>1682</text:p>
          </table:table-cell>
          <table:table-cell office:value-type="float" office:value="202">
            <text:p>202</text:p>
          </table:table-cell>
          <table:table-cell/>
          <table:table-cell office:value-type="float" office:value="951">
            <text:p>951</text:p>
          </table:table-cell>
          <table:table-cell office:value-type="float" office:value="200">
            <text:p>200</text:p>
          </table:table-cell>
          <table:table-cell/>
          <table:table-cell office:value-type="float" office:value="519">
            <text:p>519</text:p>
          </table:table-cell>
          <table:table-cell office:value-type="float" office:value="54">
            <text:p>54</text:p>
          </table:table-cell>
          <table:table-cell/>
          <table:table-cell office:value-type="float" office:value="456">
            <text:p>456</text:p>
          </table:table-cell>
          <table:table-cell/>
          <table:table-cell/>
          <table:table-cell table:number-columns-repeated="2"/>
          <table:table-cell/>
          <table:table-cell office:value-type="float" office:value="104">
            <text:p>104</text:p>
          </table:table-cell>
          <table:table-cell/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902">
            <text:p>1902</text:p>
          </table:table-cell>
          <table:table-cell table:number-columns-repeated="2"/>
          <table:table-cell office:value-type="float" office:value="4374">
            <text:p>4374</text:p>
          </table:table-cell>
          <table:table-cell office:value-type="float" office:value="1614">
            <text:p>1614</text:p>
          </table:table-cell>
          <table:table-cell office:value-type="float" office:value="197">
            <text:p>197</text:p>
          </table:table-cell>
          <table:table-cell/>
          <table:table-cell office:value-type="float" office:value="943">
            <text:p>943</text:p>
          </table:table-cell>
          <table:table-cell office:value-type="float" office:value="170">
            <text:p>170</text:p>
          </table:table-cell>
          <table:table-cell/>
          <table:table-cell office:value-type="float" office:value="500">
            <text:p>500</text:p>
          </table:table-cell>
          <table:table-cell office:value-type="float" office:value="65">
            <text:p>65</text:p>
          </table:table-cell>
          <table:table-cell/>
          <table:table-cell office:value-type="float" office:value="462">
            <text:p>462</text:p>
          </table:table-cell>
          <table:table-cell/>
          <table:table-cell/>
          <table:table-cell table:number-columns-repeated="2"/>
          <table:table-cell/>
          <table:table-cell office:value-type="float" office:value="107">
            <text:p>107</text:p>
          </table:table-cell>
          <table:table-cell/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903">
            <text:p>1903</text:p>
          </table:table-cell>
          <table:table-cell table:number-columns-repeated="2"/>
          <table:table-cell office:value-type="float" office:value="4557">
            <text:p>4557</text:p>
          </table:table-cell>
          <table:table-cell office:value-type="float" office:value="1741">
            <text:p>1741</text:p>
          </table:table-cell>
          <table:table-cell office:value-type="float" office:value="207">
            <text:p>207</text:p>
          </table:table-cell>
          <table:table-cell/>
          <table:table-cell office:value-type="float" office:value="907">
            <text:p>907</text:p>
          </table:table-cell>
          <table:table-cell office:value-type="float" office:value="141">
            <text:p>141</text:p>
          </table:table-cell>
          <table:table-cell/>
          <table:table-cell office:value-type="float" office:value="502">
            <text:p>502</text:p>
          </table:table-cell>
          <table:table-cell office:value-type="float" office:value="62">
            <text:p>62</text:p>
          </table:table-cell>
          <table:table-cell/>
          <table:table-cell office:value-type="float" office:value="600">
            <text:p>600</text:p>
          </table:table-cell>
          <table:table-cell/>
          <table:table-cell/>
          <table:table-cell table:number-columns-repeated="2"/>
          <table:table-cell/>
          <table:table-cell office:value-type="float" office:value="96">
            <text:p>96</text:p>
          </table:table-cell>
          <table:table-cell/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904">
            <text:p>1904</text:p>
          </table:table-cell>
          <table:table-cell table:number-columns-repeated="2"/>
          <table:table-cell office:value-type="float" office:value="4592">
            <text:p>4592</text:p>
          </table:table-cell>
          <table:table-cell office:value-type="float" office:value="1680">
            <text:p>1680</text:p>
          </table:table-cell>
          <table:table-cell office:value-type="float" office:value="198">
            <text:p>198</text:p>
          </table:table-cell>
          <table:table-cell/>
          <table:table-cell office:value-type="float" office:value="890">
            <text:p>890</text:p>
          </table:table-cell>
          <table:table-cell office:value-type="float" office:value="137">
            <text:p>137</text:p>
          </table:table-cell>
          <table:table-cell/>
          <table:table-cell office:value-type="float" office:value="508">
            <text:p>508</text:p>
          </table:table-cell>
          <table:table-cell office:value-type="float" office:value="59">
            <text:p>59</text:p>
          </table:table-cell>
          <table:table-cell/>
          <table:table-cell office:value-type="float" office:value="725">
            <text:p>725</text:p>
          </table:table-cell>
          <table:table-cell/>
          <table:table-cell/>
          <table:table-cell table:number-columns-repeated="2"/>
          <table:table-cell/>
          <table:table-cell office:value-type="float" office:value="109">
            <text:p>109</text:p>
          </table:table-cell>
          <table:table-cell/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905">
            <text:p>1905</text:p>
          </table:table-cell>
          <table:table-cell table:number-columns-repeated="2"/>
          <table:table-cell office:value-type="float" office:value="4459">
            <text:p>4459</text:p>
          </table:table-cell>
          <table:table-cell office:value-type="float" office:value="1673">
            <text:p>1673</text:p>
          </table:table-cell>
          <table:table-cell office:value-type="float" office:value="189">
            <text:p>189</text:p>
          </table:table-cell>
          <table:table-cell/>
          <table:table-cell office:value-type="float" office:value="922">
            <text:p>922</text:p>
          </table:table-cell>
          <table:table-cell office:value-type="float" office:value="121">
            <text:p>121</text:p>
          </table:table-cell>
          <table:table-cell/>
          <table:table-cell office:value-type="float" office:value="493">
            <text:p>493</text:p>
          </table:table-cell>
          <table:table-cell office:value-type="float" office:value="46">
            <text:p>46</text:p>
          </table:table-cell>
          <table:table-cell/>
          <table:table-cell office:value-type="float" office:value="643">
            <text:p>643</text:p>
          </table:table-cell>
          <table:table-cell/>
          <table:table-cell/>
          <table:table-cell table:number-columns-repeated="2"/>
          <table:table-cell/>
          <table:table-cell office:value-type="float" office:value="101">
            <text:p>101</text:p>
          </table:table-cell>
          <table:table-cell/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906">
            <text:p>1906</text:p>
          </table:table-cell>
          <table:table-cell table:number-columns-repeated="2"/>
          <table:table-cell office:value-type="float" office:value="4157">
            <text:p>4157</text:p>
          </table:table-cell>
          <table:table-cell office:value-type="float" office:value="1465">
            <text:p>1465</text:p>
          </table:table-cell>
          <table:table-cell office:value-type="float" office:value="168">
            <text:p>168</text:p>
          </table:table-cell>
          <table:table-cell/>
          <table:table-cell office:value-type="float" office:value="902">
            <text:p>902</text:p>
          </table:table-cell>
          <table:table-cell office:value-type="float" office:value="115">
            <text:p>115</text:p>
          </table:table-cell>
          <table:table-cell/>
          <table:table-cell office:value-type="float" office:value="460">
            <text:p>460</text:p>
          </table:table-cell>
          <table:table-cell office:value-type="float" office:value="33">
            <text:p>33</text:p>
          </table:table-cell>
          <table:table-cell/>
          <table:table-cell office:value-type="float" office:value="671">
            <text:p>671</text:p>
          </table:table-cell>
          <table:table-cell/>
          <table:table-cell/>
          <table:table-cell table:number-columns-repeated="2"/>
          <table:table-cell/>
          <table:table-cell office:value-type="float" office:value="87">
            <text:p>87</text:p>
          </table:table-cell>
          <table:table-cell/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907">
            <text:p>1907</text:p>
          </table:table-cell>
          <table:table-cell table:number-columns-repeated="2"/>
          <table:table-cell office:value-type="float" office:value="3947">
            <text:p>3947</text:p>
          </table:table-cell>
          <table:table-cell office:value-type="float" office:value="1378">
            <text:p>1378</text:p>
          </table:table-cell>
          <table:table-cell office:value-type="float" office:value="164">
            <text:p>164</text:p>
          </table:table-cell>
          <table:table-cell/>
          <table:table-cell office:value-type="float" office:value="832">
            <text:p>832</text:p>
          </table:table-cell>
          <table:table-cell office:value-type="float" office:value="88">
            <text:p>88</text:p>
          </table:table-cell>
          <table:table-cell/>
          <table:table-cell office:value-type="float" office:value="435">
            <text:p>435</text:p>
          </table:table-cell>
          <table:table-cell office:value-type="float" office:value="36">
            <text:p>36</text:p>
          </table:table-cell>
          <table:table-cell/>
          <table:table-cell office:value-type="float" office:value="672">
            <text:p>672</text:p>
          </table:table-cell>
          <table:table-cell/>
          <table:table-cell/>
          <table:table-cell office:value-type="float" office:value="218">
            <text:p>218</text:p>
          </table:table-cell>
          <table:table-cell office:value-type="float" office:value="24">
            <text:p>24</text:p>
          </table:table-cell>
          <table:table-cell/>
          <table:table-cell office:value-type="float" office:value="101">
            <text:p>101</text:p>
          </table:table-cell>
          <table:table-cell/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908">
            <text:p>1908</text:p>
          </table:table-cell>
          <table:table-cell table:number-columns-repeated="2"/>
          <table:table-cell office:value-type="float" office:value="3928">
            <text:p>3928</text:p>
          </table:table-cell>
          <table:table-cell office:value-type="float" office:value="1299">
            <text:p>1299</text:p>
          </table:table-cell>
          <table:table-cell office:value-type="float" office:value="162">
            <text:p>162</text:p>
          </table:table-cell>
          <table:table-cell/>
          <table:table-cell office:value-type="float" office:value="799">
            <text:p>799</text:p>
          </table:table-cell>
          <table:table-cell office:value-type="float" office:value="98">
            <text:p>98</text:p>
          </table:table-cell>
          <table:table-cell/>
          <table:table-cell office:value-type="float" office:value="471">
            <text:p>471</text:p>
          </table:table-cell>
          <table:table-cell office:value-type="float" office:value="35">
            <text:p>35</text:p>
          </table:table-cell>
          <table:table-cell/>
          <table:table-cell office:value-type="float" office:value="721">
            <text:p>721</text:p>
          </table:table-cell>
          <table:table-cell/>
          <table:table-cell/>
          <table:table-cell office:value-type="float" office:value="221">
            <text:p>221</text:p>
          </table:table-cell>
          <table:table-cell office:value-type="float" office:value="30">
            <text:p>30</text:p>
          </table:table-cell>
          <table:table-cell/>
          <table:table-cell office:value-type="float" office:value="92">
            <text:p>92</text:p>
          </table:table-cell>
          <table:table-cell/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909">
            <text:p>1909</text:p>
          </table:table-cell>
          <table:table-cell table:number-columns-repeated="2"/>
          <table:table-cell office:value-type="float" office:value="3935">
            <text:p>3935</text:p>
          </table:table-cell>
          <table:table-cell office:value-type="float" office:value="1298">
            <text:p>1298</text:p>
          </table:table-cell>
          <table:table-cell office:value-type="float" office:value="175">
            <text:p>175</text:p>
          </table:table-cell>
          <table:table-cell/>
          <table:table-cell office:value-type="float" office:value="769">
            <text:p>769</text:p>
          </table:table-cell>
          <table:table-cell office:value-type="float" office:value="115">
            <text:p>115</text:p>
          </table:table-cell>
          <table:table-cell/>
          <table:table-cell office:value-type="float" office:value="460">
            <text:p>460</text:p>
          </table:table-cell>
          <table:table-cell office:value-type="float" office:value="31">
            <text:p>31</text:p>
          </table:table-cell>
          <table:table-cell/>
          <table:table-cell office:value-type="float" office:value="719">
            <text:p>719</text:p>
          </table:table-cell>
          <table:table-cell/>
          <table:table-cell/>
          <table:table-cell office:value-type="float" office:value="246">
            <text:p>246</text:p>
          </table:table-cell>
          <table:table-cell office:value-type="float" office:value="36">
            <text:p>36</text:p>
          </table:table-cell>
          <table:table-cell/>
          <table:table-cell office:value-type="float" office:value="87">
            <text:p>87</text:p>
          </table:table-cell>
          <table:table-cell/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910">
            <text:p>1910</text:p>
          </table:table-cell>
          <table:table-cell table:number-columns-repeated="2"/>
          <table:table-cell office:value-type="float" office:value="3603">
            <text:p>3603</text:p>
          </table:table-cell>
          <table:table-cell office:value-type="float" office:value="1214">
            <text:p>1214</text:p>
          </table:table-cell>
          <table:table-cell office:value-type="float" office:value="150">
            <text:p>150</text:p>
          </table:table-cell>
          <table:table-cell/>
          <table:table-cell office:value-type="float" office:value="765">
            <text:p>765</text:p>
          </table:table-cell>
          <table:table-cell office:value-type="float" office:value="111">
            <text:p>111</text:p>
          </table:table-cell>
          <table:table-cell/>
          <table:table-cell office:value-type="float" office:value="479">
            <text:p>479</text:p>
          </table:table-cell>
          <table:table-cell office:value-type="float" office:value="32">
            <text:p>32</text:p>
          </table:table-cell>
          <table:table-cell/>
          <table:table-cell office:value-type="float" office:value="502">
            <text:p>502</text:p>
          </table:table-cell>
          <table:table-cell/>
          <table:table-cell/>
          <table:table-cell office:value-type="float" office:value="230">
            <text:p>230</text:p>
          </table:table-cell>
          <table:table-cell office:value-type="float" office:value="42">
            <text:p>42</text:p>
          </table:table-cell>
          <table:table-cell/>
          <table:table-cell office:value-type="float" office:value="78">
            <text:p>78</text:p>
          </table:table-cell>
          <table:table-cell/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911">
            <text:p>1911</text:p>
          </table:table-cell>
          <table:table-cell table:number-columns-repeated="2"/>
          <table:table-cell office:value-type="float" office:value="3291">
            <text:p>3291</text:p>
          </table:table-cell>
          <table:table-cell office:value-type="float" office:value="1160">
            <text:p>1160</text:p>
          </table:table-cell>
          <table:table-cell office:value-type="float" office:value="135">
            <text:p>135</text:p>
          </table:table-cell>
          <table:table-cell/>
          <table:table-cell office:value-type="float" office:value="713">
            <text:p>713</text:p>
          </table:table-cell>
          <table:table-cell office:value-type="float" office:value="100">
            <text:p>100</text:p>
          </table:table-cell>
          <table:table-cell/>
          <table:table-cell office:value-type="float" office:value="463">
            <text:p>463</text:p>
          </table:table-cell>
          <table:table-cell office:value-type="float" office:value="36">
            <text:p>36</text:p>
          </table:table-cell>
          <table:table-cell/>
          <table:table-cell office:value-type="float" office:value="389">
            <text:p>389</text:p>
          </table:table-cell>
          <table:table-cell/>
          <table:table-cell/>
          <table:table-cell office:value-type="float" office:value="196">
            <text:p>196</text:p>
          </table:table-cell>
          <table:table-cell office:value-type="float" office:value="33">
            <text:p>33</text:p>
          </table:table-cell>
          <table:table-cell/>
          <table:table-cell office:value-type="float" office:value="66">
            <text:p>66</text:p>
          </table:table-cell>
          <table:table-cell/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912">
            <text:p>1912</text:p>
          </table:table-cell>
          <table:table-cell table:number-columns-repeated="2"/>
          <table:table-cell office:value-type="float" office:value="3396">
            <text:p>3396</text:p>
          </table:table-cell>
          <table:table-cell office:value-type="float" office:value="1222">
            <text:p>1222</text:p>
          </table:table-cell>
          <table:table-cell office:value-type="float" office:value="148">
            <text:p>148</text:p>
          </table:table-cell>
          <table:table-cell/>
          <table:table-cell office:value-type="float" office:value="726">
            <text:p>726</text:p>
          </table:table-cell>
          <table:table-cell office:value-type="float" office:value="112">
            <text:p>112</text:p>
          </table:table-cell>
          <table:table-cell/>
          <table:table-cell office:value-type="float" office:value="470">
            <text:p>470</text:p>
          </table:table-cell>
          <table:table-cell office:value-type="float" office:value="36">
            <text:p>36</text:p>
          </table:table-cell>
          <table:table-cell/>
          <table:table-cell office:value-type="float" office:value="364">
            <text:p>364</text:p>
          </table:table-cell>
          <table:table-cell/>
          <table:table-cell/>
          <table:table-cell office:value-type="float" office:value="210">
            <text:p>210</text:p>
          </table:table-cell>
          <table:table-cell office:value-type="float" office:value="41">
            <text:p>41</text:p>
          </table:table-cell>
          <table:table-cell/>
          <table:table-cell office:value-type="float" office:value="68">
            <text:p>68</text:p>
          </table:table-cell>
          <table:table-cell/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913">
            <text:p>1913</text:p>
          </table:table-cell>
          <table:table-cell table:number-columns-repeated="2"/>
          <table:table-cell office:value-type="float" office:value="3567">
            <text:p>3567</text:p>
          </table:table-cell>
          <table:table-cell office:value-type="float" office:value="1355">
            <text:p>1355</text:p>
          </table:table-cell>
          <table:table-cell office:value-type="float" office:value="154">
            <text:p>154</text:p>
          </table:table-cell>
          <table:table-cell/>
          <table:table-cell office:value-type="float" office:value="776">
            <text:p>776</text:p>
          </table:table-cell>
          <table:table-cell office:value-type="float" office:value="127">
            <text:p>127</text:p>
          </table:table-cell>
          <table:table-cell/>
          <table:table-cell office:value-type="float" office:value="441">
            <text:p>441</text:p>
          </table:table-cell>
          <table:table-cell office:value-type="float" office:value="34">
            <text:p>34</text:p>
          </table:table-cell>
          <table:table-cell/>
          <table:table-cell office:value-type="float" office:value="348">
            <text:p>348</text:p>
          </table:table-cell>
          <table:table-cell/>
          <table:table-cell/>
          <table:table-cell office:value-type="float" office:value="236">
            <text:p>236</text:p>
          </table:table-cell>
          <table:table-cell office:value-type="float" office:value="37">
            <text:p>37</text:p>
          </table:table-cell>
          <table:table-cell/>
          <table:table-cell office:value-type="float" office:value="60">
            <text:p>60</text:p>
          </table:table-cell>
          <table:table-cell/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914">
            <text:p>1914</text:p>
          </table:table-cell>
          <table:table-cell table:number-columns-repeated="2"/>
          <table:table-cell office:value-type="float" office:value="3688">
            <text:p>3688</text:p>
          </table:table-cell>
          <table:table-cell office:value-type="float" office:value="1510">
            <text:p>1510</text:p>
          </table:table-cell>
          <table:table-cell office:value-type="float" office:value="165">
            <text:p>165</text:p>
          </table:table-cell>
          <table:table-cell/>
          <table:table-cell office:value-type="float" office:value="774">
            <text:p>774</text:p>
          </table:table-cell>
          <table:table-cell office:value-type="float" office:value="103">
            <text:p>103</text:p>
          </table:table-cell>
          <table:table-cell/>
          <table:table-cell office:value-type="float" office:value="441">
            <text:p>441</text:p>
          </table:table-cell>
          <table:table-cell office:value-type="float" office:value="27">
            <text:p>27</text:p>
          </table:table-cell>
          <table:table-cell/>
          <table:table-cell office:value-type="float" office:value="318">
            <text:p>318</text:p>
          </table:table-cell>
          <table:table-cell/>
          <table:table-cell/>
          <table:table-cell office:value-type="float" office:value="252">
            <text:p>252</text:p>
          </table:table-cell>
          <table:table-cell office:value-type="float" office:value="37">
            <text:p>37</text:p>
          </table:table-cell>
          <table:table-cell/>
          <table:table-cell office:value-type="float" office:value="61">
            <text:p>61</text:p>
          </table:table-cell>
          <table:table-cell/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915">
            <text:p>1915</text:p>
          </table:table-cell>
          <table:table-cell table:number-columns-repeated="2"/>
          <table:table-cell office:value-type="float" office:value="3777">
            <text:p>3777</text:p>
          </table:table-cell>
          <table:table-cell office:value-type="float" office:value="1554">
            <text:p>1554</text:p>
          </table:table-cell>
          <table:table-cell office:value-type="float" office:value="171">
            <text:p>171</text:p>
          </table:table-cell>
          <table:table-cell/>
          <table:table-cell office:value-type="float" office:value="792">
            <text:p>792</text:p>
          </table:table-cell>
          <table:table-cell office:value-type="float" office:value="104">
            <text:p>104</text:p>
          </table:table-cell>
          <table:table-cell/>
          <table:table-cell office:value-type="float" office:value="453">
            <text:p>453</text:p>
          </table:table-cell>
          <table:table-cell office:value-type="float" office:value="28">
            <text:p>28</text:p>
          </table:table-cell>
          <table:table-cell/>
          <table:table-cell office:value-type="float" office:value="310">
            <text:p>310</text:p>
          </table:table-cell>
          <table:table-cell/>
          <table:table-cell/>
          <table:table-cell office:value-type="float" office:value="258">
            <text:p>258</text:p>
          </table:table-cell>
          <table:table-cell office:value-type="float" office:value="48">
            <text:p>48</text:p>
          </table:table-cell>
          <table:table-cell/>
          <table:table-cell office:value-type="float" office:value="60">
            <text:p>60</text:p>
          </table:table-cell>
          <table:table-cell/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916">
            <text:p>1916</text:p>
          </table:table-cell>
          <table:table-cell table:number-columns-repeated="2"/>
          <table:table-cell office:value-type="float" office:value="3508">
            <text:p>3508</text:p>
          </table:table-cell>
          <table:table-cell office:value-type="float" office:value="1466">
            <text:p>1466</text:p>
          </table:table-cell>
          <table:table-cell office:value-type="float" office:value="215">
            <text:p>215</text:p>
          </table:table-cell>
          <table:table-cell/>
          <table:table-cell office:value-type="float" office:value="752">
            <text:p>752</text:p>
          </table:table-cell>
          <table:table-cell office:value-type="float" office:value="101">
            <text:p>101</text:p>
          </table:table-cell>
          <table:table-cell/>
          <table:table-cell office:value-type="float" office:value="381">
            <text:p>381</text:p>
          </table:table-cell>
          <table:table-cell office:value-type="float" office:value="34">
            <text:p>34</text:p>
          </table:table-cell>
          <table:table-cell/>
          <table:table-cell office:value-type="float" office:value="254">
            <text:p>254</text:p>
          </table:table-cell>
          <table:table-cell/>
          <table:table-cell/>
          <table:table-cell office:value-type="float" office:value="207">
            <text:p>207</text:p>
          </table:table-cell>
          <table:table-cell office:value-type="float" office:value="42">
            <text:p>42</text:p>
          </table:table-cell>
          <table:table-cell/>
          <table:table-cell office:value-type="float" office:value="56">
            <text:p>56</text:p>
          </table:table-cell>
          <table:table-cell/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917">
            <text:p>1917</text:p>
          </table:table-cell>
          <table:table-cell table:number-columns-repeated="2"/>
          <table:table-cell office:value-type="float" office:value="3068">
            <text:p>3068</text:p>
          </table:table-cell>
          <table:table-cell office:value-type="float" office:value="1274">
            <text:p>1274</text:p>
          </table:table-cell>
          <table:table-cell office:value-type="float" office:value="176">
            <text:p>176</text:p>
          </table:table-cell>
          <table:table-cell/>
          <table:table-cell office:value-type="float" office:value="669">
            <text:p>669</text:p>
          </table:table-cell>
          <table:table-cell office:value-type="float" office:value="85">
            <text:p>85</text:p>
          </table:table-cell>
          <table:table-cell/>
          <table:table-cell office:value-type="float" office:value="283">
            <text:p>283</text:p>
          </table:table-cell>
          <table:table-cell office:value-type="float" office:value="27">
            <text:p>27</text:p>
          </table:table-cell>
          <table:table-cell/>
          <table:table-cell office:value-type="float" office:value="263">
            <text:p>263</text:p>
          </table:table-cell>
          <table:table-cell/>
          <table:table-cell/>
          <table:table-cell office:value-type="float" office:value="197">
            <text:p>197</text:p>
          </table:table-cell>
          <table:table-cell office:value-type="float" office:value="45">
            <text:p>45</text:p>
          </table:table-cell>
          <table:table-cell/>
          <table:table-cell office:value-type="float" office:value="49">
            <text:p>49</text:p>
          </table:table-cell>
          <table:table-cell/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918">
            <text:p>1918</text:p>
          </table:table-cell>
          <table:table-cell table:number-columns-repeated="2"/>
          <table:table-cell office:value-type="float" office:value="2783">
            <text:p>2783</text:p>
          </table:table-cell>
          <table:table-cell office:value-type="float" office:value="1132">
            <text:p>1132</text:p>
          </table:table-cell>
          <table:table-cell office:value-type="float" office:value="150">
            <text:p>150</text:p>
          </table:table-cell>
          <table:table-cell/>
          <table:table-cell office:value-type="float" office:value="566">
            <text:p>566</text:p>
          </table:table-cell>
          <table:table-cell office:value-type="float" office:value="86">
            <text:p>86</text:p>
          </table:table-cell>
          <table:table-cell/>
          <table:table-cell office:value-type="float" office:value="258">
            <text:p>258</text:p>
          </table:table-cell>
          <table:table-cell office:value-type="float" office:value="19">
            <text:p>19</text:p>
          </table:table-cell>
          <table:table-cell/>
          <table:table-cell office:value-type="float" office:value="283">
            <text:p>283</text:p>
          </table:table-cell>
          <table:table-cell/>
          <table:table-cell/>
          <table:table-cell office:value-type="float" office:value="207">
            <text:p>207</text:p>
          </table:table-cell>
          <table:table-cell office:value-type="float" office:value="37">
            <text:p>37</text:p>
          </table:table-cell>
          <table:table-cell/>
          <table:table-cell office:value-type="float" office:value="46">
            <text:p>46</text:p>
          </table:table-cell>
          <table:table-cell/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919">
            <text:p>1919</text:p>
          </table:table-cell>
          <table:table-cell table:number-columns-repeated="2"/>
          <table:table-cell office:value-type="float" office:value="2545">
            <text:p>2545</text:p>
          </table:table-cell>
          <table:table-cell office:value-type="float" office:value="960">
            <text:p>960</text:p>
          </table:table-cell>
          <table:table-cell office:value-type="float" office:value="98">
            <text:p>98</text:p>
          </table:table-cell>
          <table:table-cell/>
          <table:table-cell office:value-type="float" office:value="576">
            <text:p>576</text:p>
          </table:table-cell>
          <table:table-cell office:value-type="float" office:value="59">
            <text:p>59</text:p>
          </table:table-cell>
          <table:table-cell/>
          <table:table-cell office:value-type="float" office:value="288">
            <text:p>288</text:p>
          </table:table-cell>
          <table:table-cell office:value-type="float" office:value="16">
            <text:p>16</text:p>
          </table:table-cell>
          <table:table-cell/>
          <table:table-cell office:value-type="float" office:value="267">
            <text:p>267</text:p>
          </table:table-cell>
          <table:table-cell/>
          <table:table-cell/>
          <table:table-cell office:value-type="float" office:value="188">
            <text:p>188</text:p>
          </table:table-cell>
          <table:table-cell office:value-type="float" office:value="27">
            <text:p>27</text:p>
          </table:table-cell>
          <table:table-cell/>
          <table:table-cell office:value-type="float" office:value="66">
            <text:p>66</text:p>
          </table:table-cell>
          <table:table-cell/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920">
            <text:p>1920</text:p>
          </table:table-cell>
          <table:table-cell table:number-columns-repeated="2"/>
          <table:table-cell office:value-type="float" office:value="2793">
            <text:p>2793</text:p>
          </table:table-cell>
          <table:table-cell office:value-type="float" office:value="1102">
            <text:p>1102</text:p>
          </table:table-cell>
          <table:table-cell office:value-type="float" office:value="90">
            <text:p>90</text:p>
          </table:table-cell>
          <table:table-cell/>
          <table:table-cell office:value-type="float" office:value="706">
            <text:p>706</text:p>
          </table:table-cell>
          <table:table-cell office:value-type="float" office:value="50">
            <text:p>50</text:p>
          </table:table-cell>
          <table:table-cell/>
          <table:table-cell office:value-type="float" office:value="302">
            <text:p>302</text:p>
          </table:table-cell>
          <table:table-cell office:value-type="float" office:value="18">
            <text:p>18</text:p>
          </table:table-cell>
          <table:table-cell/>
          <table:table-cell office:value-type="float" office:value="265">
            <text:p>265</text:p>
          </table:table-cell>
          <table:table-cell/>
          <table:table-cell/>
          <table:table-cell office:value-type="float" office:value="180">
            <text:p>180</text:p>
          </table:table-cell>
          <table:table-cell office:value-type="float" office:value="17">
            <text:p>17</text:p>
          </table:table-cell>
          <table:table-cell/>
          <table:table-cell office:value-type="float" office:value="63">
            <text:p>63</text:p>
          </table:table-cell>
          <table:table-cell/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921">
            <text:p>1921</text:p>
          </table:table-cell>
          <table:table-cell table:number-columns-repeated="2"/>
          <table:table-cell office:value-type="float" office:value="3047">
            <text:p>3047</text:p>
          </table:table-cell>
          <table:table-cell office:value-type="float" office:value="1236">
            <text:p>1236</text:p>
          </table:table-cell>
          <table:table-cell office:value-type="float" office:value="111">
            <text:p>111</text:p>
          </table:table-cell>
          <table:table-cell/>
          <table:table-cell office:value-type="float" office:value="741">
            <text:p>741</text:p>
          </table:table-cell>
          <table:table-cell office:value-type="float" office:value="54">
            <text:p>54</text:p>
          </table:table-cell>
          <table:table-cell/>
          <table:table-cell office:value-type="float" office:value="316">
            <text:p>316</text:p>
          </table:table-cell>
          <table:table-cell office:value-type="float" office:value="15">
            <text:p>15</text:p>
          </table:table-cell>
          <table:table-cell/>
          <table:table-cell office:value-type="float" office:value="275">
            <text:p>275</text:p>
          </table:table-cell>
          <table:table-cell/>
          <table:table-cell/>
          <table:table-cell office:value-type="float" office:value="192">
            <text:p>192</text:p>
          </table:table-cell>
          <table:table-cell office:value-type="float" office:value="17">
            <text:p>17</text:p>
          </table:table-cell>
          <table:table-cell/>
          <table:table-cell office:value-type="float" office:value="92">
            <text:p>92</text:p>
          </table:table-cell>
          <table:table-cell/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922">
            <text:p>1922</text:p>
          </table:table-cell>
          <table:table-cell table:number-columns-repeated="2"/>
          <table:table-cell office:value-type="float" office:value="3224">
            <text:p>3224</text:p>
          </table:table-cell>
          <table:table-cell office:value-type="float" office:value="1384">
            <text:p>1384</text:p>
          </table:table-cell>
          <table:table-cell office:value-type="float" office:value="104">
            <text:p>104</text:p>
          </table:table-cell>
          <table:table-cell/>
          <table:table-cell office:value-type="float" office:value="752">
            <text:p>752</text:p>
          </table:table-cell>
          <table:table-cell office:value-type="float" office:value="54">
            <text:p>54</text:p>
          </table:table-cell>
          <table:table-cell/>
          <table:table-cell office:value-type="float" office:value="344">
            <text:p>344</text:p>
          </table:table-cell>
          <table:table-cell office:value-type="float" office:value="11">
            <text:p>11</text:p>
          </table:table-cell>
          <table:table-cell/>
          <table:table-cell office:value-type="float" office:value="263">
            <text:p>263</text:p>
          </table:table-cell>
          <table:table-cell/>
          <table:table-cell/>
          <table:table-cell office:value-type="float" office:value="222">
            <text:p>222</text:p>
          </table:table-cell>
          <table:table-cell office:value-type="float" office:value="14">
            <text:p>14</text:p>
          </table:table-cell>
          <table:table-cell/>
          <table:table-cell office:value-type="float" office:value="77">
            <text:p>77</text:p>
          </table:table-cell>
          <table:table-cell/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923">
            <text:p>1923</text:p>
          </table:table-cell>
          <table:table-cell table:number-columns-repeated="2"/>
          <table:table-cell office:value-type="float" office:value="3180">
            <text:p>3180</text:p>
          </table:table-cell>
          <table:table-cell office:value-type="float" office:value="1369">
            <text:p>1369</text:p>
          </table:table-cell>
          <table:table-cell office:value-type="float" office:value="96">
            <text:p>96</text:p>
          </table:table-cell>
          <table:table-cell/>
          <table:table-cell office:value-type="float" office:value="735">
            <text:p>735</text:p>
          </table:table-cell>
          <table:table-cell office:value-type="float" office:value="60">
            <text:p>60</text:p>
          </table:table-cell>
          <table:table-cell/>
          <table:table-cell office:value-type="float" office:value="323">
            <text:p>323</text:p>
          </table:table-cell>
          <table:table-cell office:value-type="float" office:value="10">
            <text:p>10</text:p>
          </table:table-cell>
          <table:table-cell/>
          <table:table-cell office:value-type="float" office:value="265">
            <text:p>265</text:p>
          </table:table-cell>
          <table:table-cell/>
          <table:table-cell/>
          <table:table-cell office:value-type="float" office:value="232">
            <text:p>232</text:p>
          </table:table-cell>
          <table:table-cell office:value-type="float" office:value="15">
            <text:p>15</text:p>
          </table:table-cell>
          <table:table-cell/>
          <table:table-cell office:value-type="float" office:value="75">
            <text:p>75</text:p>
          </table:table-cell>
          <table:table-cell/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924">
            <text:p>1924</text:p>
          </table:table-cell>
          <table:table-cell table:number-columns-repeated="2"/>
          <table:table-cell office:value-type="float" office:value="3135">
            <text:p>3135</text:p>
          </table:table-cell>
          <table:table-cell office:value-type="float" office:value="1399">
            <text:p>1399</text:p>
          </table:table-cell>
          <table:table-cell office:value-type="float" office:value="90">
            <text:p>90</text:p>
          </table:table-cell>
          <table:table-cell/>
          <table:table-cell office:value-type="float" office:value="734">
            <text:p>734</text:p>
          </table:table-cell>
          <table:table-cell office:value-type="float" office:value="48">
            <text:p>48</text:p>
          </table:table-cell>
          <table:table-cell/>
          <table:table-cell office:value-type="float" office:value="281">
            <text:p>281</text:p>
          </table:table-cell>
          <table:table-cell office:value-type="float" office:value="9">
            <text:p>9</text:p>
          </table:table-cell>
          <table:table-cell/>
          <table:table-cell office:value-type="float" office:value="257">
            <text:p>257</text:p>
          </table:table-cell>
          <table:table-cell/>
          <table:table-cell/>
          <table:table-cell office:value-type="float" office:value="229">
            <text:p>229</text:p>
          </table:table-cell>
          <table:table-cell office:value-type="float" office:value="10">
            <text:p>10</text:p>
          </table:table-cell>
          <table:table-cell/>
          <table:table-cell office:value-type="float" office:value="77">
            <text:p>77</text:p>
          </table:table-cell>
          <table:table-cell/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925">
            <text:p>1925</text:p>
          </table:table-cell>
          <table:table-cell table:number-columns-repeated="2"/>
          <table:table-cell office:value-type="float" office:value="3295">
            <text:p>3295</text:p>
          </table:table-cell>
          <table:table-cell office:value-type="float" office:value="1410">
            <text:p>1410</text:p>
          </table:table-cell>
          <table:table-cell office:value-type="float" office:value="75">
            <text:p>75</text:p>
          </table:table-cell>
          <table:table-cell/>
          <table:table-cell office:value-type="float" office:value="850">
            <text:p>850</text:p>
          </table:table-cell>
          <table:table-cell office:value-type="float" office:value="45">
            <text:p>45</text:p>
          </table:table-cell>
          <table:table-cell/>
          <table:table-cell office:value-type="float" office:value="312">
            <text:p>312</text:p>
          </table:table-cell>
          <table:table-cell office:value-type="float" office:value="10">
            <text:p>10</text:p>
          </table:table-cell>
          <table:table-cell/>
          <table:table-cell office:value-type="float" office:value="263">
            <text:p>263</text:p>
          </table:table-cell>
          <table:table-cell/>
          <table:table-cell/>
          <table:table-cell office:value-type="float" office:value="229">
            <text:p>229</text:p>
          </table:table-cell>
          <table:table-cell office:value-type="float" office:value="9">
            <text:p>9</text:p>
          </table:table-cell>
          <table:table-cell/>
          <table:table-cell office:value-type="float" office:value="80">
            <text:p>80</text:p>
          </table:table-cell>
          <table:table-cell/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926">
            <text:p>1926</text:p>
          </table:table-cell>
          <table:table-cell table:number-columns-repeated="2"/>
          <table:table-cell office:value-type="float" office:value="3420">
            <text:p>3420</text:p>
          </table:table-cell>
          <table:table-cell office:value-type="float" office:value="1425">
            <text:p>1425</text:p>
          </table:table-cell>
          <table:table-cell office:value-type="float" office:value="74">
            <text:p>74</text:p>
          </table:table-cell>
          <table:table-cell/>
          <table:table-cell office:value-type="float" office:value="932">
            <text:p>932</text:p>
          </table:table-cell>
          <table:table-cell office:value-type="float" office:value="47">
            <text:p>47</text:p>
          </table:table-cell>
          <table:table-cell/>
          <table:table-cell office:value-type="float" office:value="347">
            <text:p>347</text:p>
          </table:table-cell>
          <table:table-cell office:value-type="float" office:value="11">
            <text:p>11</text:p>
          </table:table-cell>
          <table:table-cell/>
          <table:table-cell office:value-type="float" office:value="244">
            <text:p>244</text:p>
          </table:table-cell>
          <table:table-cell/>
          <table:table-cell/>
          <table:table-cell office:value-type="float" office:value="242">
            <text:p>242</text:p>
          </table:table-cell>
          <table:table-cell office:value-type="float" office:value="8">
            <text:p>8</text:p>
          </table:table-cell>
          <table:table-cell/>
          <table:table-cell office:value-type="float" office:value="78">
            <text:p>78</text:p>
          </table:table-cell>
          <table:table-cell/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927">
            <text:p>1927</text:p>
          </table:table-cell>
          <table:table-cell table:number-columns-repeated="2"/>
          <table:table-cell office:value-type="float" office:value="3702">
            <text:p>3702</text:p>
          </table:table-cell>
          <table:table-cell office:value-type="float" office:value="1430">
            <text:p>1430</text:p>
          </table:table-cell>
          <table:table-cell office:value-type="float" office:value="81">
            <text:p>81</text:p>
          </table:table-cell>
          <table:table-cell/>
          <table:table-cell office:value-type="float" office:value="949">
            <text:p>949</text:p>
          </table:table-cell>
          <table:table-cell office:value-type="float" office:value="50">
            <text:p>50</text:p>
          </table:table-cell>
          <table:table-cell/>
          <table:table-cell office:value-type="float" office:value="369">
            <text:p>369</text:p>
          </table:table-cell>
          <table:table-cell office:value-type="float" office:value="11">
            <text:p>11</text:p>
          </table:table-cell>
          <table:table-cell/>
          <table:table-cell office:value-type="float" office:value="259">
            <text:p>259</text:p>
          </table:table-cell>
          <table:table-cell/>
          <table:table-cell/>
          <table:table-cell office:value-type="float" office:value="308">
            <text:p>308</text:p>
          </table:table-cell>
          <table:table-cell office:value-type="float" office:value="12">
            <text:p>12</text:p>
          </table:table-cell>
          <table:table-cell/>
          <table:table-cell office:value-type="float" office:value="81">
            <text:p>81</text:p>
          </table:table-cell>
          <table:table-cell/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928">
            <text:p>1928</text:p>
          </table:table-cell>
          <table:table-cell table:number-columns-repeated="2"/>
          <table:table-cell office:value-type="float" office:value="3983">
            <text:p>3983</text:p>
          </table:table-cell>
          <table:table-cell office:value-type="float" office:value="1585">
            <text:p>1585</text:p>
          </table:table-cell>
          <table:table-cell office:value-type="float" office:value="78">
            <text:p>78</text:p>
          </table:table-cell>
          <table:table-cell/>
          <table:table-cell office:value-type="float" office:value="1008">
            <text:p>1008</text:p>
          </table:table-cell>
          <table:table-cell office:value-type="float" office:value="36">
            <text:p>36</text:p>
          </table:table-cell>
          <table:table-cell/>
          <table:table-cell office:value-type="float" office:value="402">
            <text:p>402</text:p>
          </table:table-cell>
          <table:table-cell office:value-type="float" office:value="10">
            <text:p>10</text:p>
          </table:table-cell>
          <table:table-cell/>
          <table:table-cell office:value-type="float" office:value="292">
            <text:p>292</text:p>
          </table:table-cell>
          <table:table-cell/>
          <table:table-cell/>
          <table:table-cell office:value-type="float" office:value="315">
            <text:p>315</text:p>
          </table:table-cell>
          <table:table-cell office:value-type="float" office:value="5">
            <text:p>5</text:p>
          </table:table-cell>
          <table:table-cell/>
          <table:table-cell office:value-type="float" office:value="80">
            <text:p>80</text:p>
          </table:table-cell>
          <table:table-cell/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929">
            <text:p>1929</text:p>
          </table:table-cell>
          <table:table-cell table:number-columns-repeated="2"/>
          <table:table-cell office:value-type="float" office:value="4327">
            <text:p>4327</text:p>
          </table:table-cell>
          <table:table-cell office:value-type="float" office:value="1740">
            <text:p>1740</text:p>
          </table:table-cell>
          <table:table-cell office:value-type="float" office:value="92">
            <text:p>92</text:p>
          </table:table-cell>
          <table:table-cell/>
          <table:table-cell office:value-type="float" office:value="1128">
            <text:p>1128</text:p>
          </table:table-cell>
          <table:table-cell office:value-type="float" office:value="57">
            <text:p>57</text:p>
          </table:table-cell>
          <table:table-cell/>
          <table:table-cell office:value-type="float" office:value="382">
            <text:p>382</text:p>
          </table:table-cell>
          <table:table-cell office:value-type="float" office:value="12">
            <text:p>12</text:p>
          </table:table-cell>
          <table:table-cell/>
          <table:table-cell office:value-type="float" office:value="348">
            <text:p>348</text:p>
          </table:table-cell>
          <table:table-cell/>
          <table:table-cell/>
          <table:table-cell office:value-type="float" office:value="390">
            <text:p>390</text:p>
          </table:table-cell>
          <table:table-cell office:value-type="float" office:value="12">
            <text:p>12</text:p>
          </table:table-cell>
          <table:table-cell/>
          <table:table-cell office:value-type="float" office:value="86">
            <text:p>86</text:p>
          </table:table-cell>
          <table:table-cell/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930">
            <text:p>1930</text:p>
          </table:table-cell>
          <table:table-cell table:number-columns-repeated="2"/>
          <table:table-cell office:value-type="float" office:value="4620">
            <text:p>4620</text:p>
          </table:table-cell>
          <table:table-cell table:number-columns-repeated="3"/>
          <table:table-cell office:value-type="float" office:value="1245">
            <text:p>1245</text:p>
          </table:table-cell>
          <table:table-cell office:value-type="float" office:value="56">
            <text:p>56</text:p>
          </table:table-cell>
          <table:table-cell/>
          <table:table-cell office:value-type="float" office:value="380">
            <text:p>380</text:p>
          </table:table-cell>
          <table:table-cell office:value-type="float" office:value="13">
            <text:p>13</text:p>
          </table:table-cell>
          <table:table-cell/>
          <table:table-cell office:value-type="float" office:value="414">
            <text:p>414</text:p>
          </table:table-cell>
          <table:table-cell/>
          <table:table-cell/>
          <table:table-cell office:value-type="float" office:value="385">
            <text:p>385</text:p>
          </table:table-cell>
          <table:table-cell office:value-type="float" office:value="12">
            <text:p>12</text:p>
          </table:table-cell>
          <table:table-cell/>
          <table:table-cell office:value-type="float" office:value="99">
            <text:p>99</text:p>
          </table:table-cell>
          <table:table-cell/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931">
            <text:p>1931</text:p>
          </table:table-cell>
          <table:table-cell table:number-columns-repeated="2"/>
          <table:table-cell office:value-type="float" office:value="4438">
            <text:p>4438</text:p>
          </table:table-cell>
          <table:table-cell office:value-type="float" office:value="1916">
            <text:p>1916</text:p>
          </table:table-cell>
          <table:table-cell office:value-type="float" office:value="98">
            <text:p>98</text:p>
          </table:table-cell>
          <table:table-cell/>
          <table:table-cell office:value-type="float" office:value="1391">
            <text:p>1391</text:p>
          </table:table-cell>
          <table:table-cell office:value-type="float" office:value="50">
            <text:p>50</text:p>
          </table:table-cell>
          <table:table-cell/>
          <table:table-cell office:value-type="float" office:value="273">
            <text:p>273</text:p>
          </table:table-cell>
          <table:table-cell office:value-type="float" office:value="15">
            <text:p>15</text:p>
          </table:table-cell>
          <table:table-cell/>
          <table:table-cell office:value-type="float" office:value="390">
            <text:p>390</text:p>
          </table:table-cell>
          <table:table-cell/>
          <table:table-cell/>
          <table:table-cell office:value-type="float" office:value="382">
            <text:p>382</text:p>
          </table:table-cell>
          <table:table-cell office:value-type="float" office:value="7">
            <text:p>7</text:p>
          </table:table-cell>
          <table:table-cell/>
          <table:table-cell office:value-type="float" office:value="110">
            <text:p>110</text:p>
          </table:table-cell>
          <table:table-cell/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932">
            <text:p>1932</text:p>
          </table:table-cell>
          <table:table-cell table:number-columns-repeated="2"/>
          <table:table-cell office:value-type="float" office:value="4474">
            <text:p>4474</text:p>
          </table:table-cell>
          <table:table-cell office:value-type="float" office:value="1760">
            <text:p>1760</text:p>
          </table:table-cell>
          <table:table-cell office:value-type="float" office:value="66">
            <text:p>66</text:p>
          </table:table-cell>
          <table:table-cell/>
          <table:table-cell office:value-type="float" office:value="1436">
            <text:p>1436</text:p>
          </table:table-cell>
          <table:table-cell office:value-type="float" office:value="62">
            <text:p>62</text:p>
          </table:table-cell>
          <table:table-cell/>
          <table:table-cell office:value-type="float" office:value="339">
            <text:p>339</text:p>
          </table:table-cell>
          <table:table-cell office:value-type="float" office:value="8">
            <text:p>8</text:p>
          </table:table-cell>
          <table:table-cell/>
          <table:table-cell office:value-type="float" office:value="364">
            <text:p>364</text:p>
          </table:table-cell>
          <table:table-cell/>
          <table:table-cell/>
          <table:table-cell office:value-type="float" office:value="337">
            <text:p>337</text:p>
          </table:table-cell>
          <table:table-cell office:value-type="float" office:value="9">
            <text:p>9</text:p>
          </table:table-cell>
          <table:table-cell/>
          <table:table-cell office:value-type="float" office:value="117">
            <text:p>117</text:p>
          </table:table-cell>
          <table:table-cell/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933">
            <text:p>1933</text:p>
          </table:table-cell>
          <table:table-cell table:number-columns-repeated="2"/>
          <table:table-cell office:value-type="float" office:value="4366">
            <text:p>4366</text:p>
          </table:table-cell>
          <table:table-cell office:value-type="float" office:value="1734">
            <text:p>1734</text:p>
          </table:table-cell>
          <table:table-cell office:value-type="float" office:value="67">
            <text:p>67</text:p>
          </table:table-cell>
          <table:table-cell/>
          <table:table-cell office:value-type="float" office:value="1393">
            <text:p>1393</text:p>
          </table:table-cell>
          <table:table-cell office:value-type="float" office:value="65">
            <text:p>65</text:p>
          </table:table-cell>
          <table:table-cell/>
          <table:table-cell office:value-type="float" office:value="376">
            <text:p>376</text:p>
          </table:table-cell>
          <table:table-cell office:value-type="float" office:value="9">
            <text:p>9</text:p>
          </table:table-cell>
          <table:table-cell/>
          <table:table-cell office:value-type="float" office:value="238">
            <text:p>238</text:p>
          </table:table-cell>
          <table:table-cell/>
          <table:table-cell/>
          <table:table-cell office:value-type="float" office:value="331">
            <text:p>331</text:p>
          </table:table-cell>
          <table:table-cell office:value-type="float" office:value="8">
            <text:p>8</text:p>
          </table:table-cell>
          <table:table-cell/>
          <table:table-cell office:value-type="float" office:value="112">
            <text:p>112</text:p>
          </table:table-cell>
          <table:table-cell/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934">
            <text:p>1934</text:p>
          </table:table-cell>
          <table:table-cell table:number-columns-repeated="2"/>
          <table:table-cell office:value-type="float" office:value="3998">
            <text:p>3998</text:p>
          </table:table-cell>
          <table:table-cell office:value-type="float" office:value="1655">
            <text:p>1655</text:p>
          </table:table-cell>
          <table:table-cell office:value-type="float" office:value="88">
            <text:p>88</text:p>
          </table:table-cell>
          <table:table-cell/>
          <table:table-cell office:value-type="float" office:value="1320">
            <text:p>1320</text:p>
          </table:table-cell>
          <table:table-cell office:value-type="float" office:value="55">
            <text:p>55</text:p>
          </table:table-cell>
          <table:table-cell/>
          <table:table-cell office:value-type="float" office:value="366">
            <text:p>366</text:p>
          </table:table-cell>
          <table:table-cell office:value-type="float" office:value="6">
            <text:p>6</text:p>
          </table:table-cell>
          <table:table-cell/>
          <table:table-cell office:value-type="float" office:value="285">
            <text:p>285</text:p>
          </table:table-cell>
          <table:table-cell/>
          <table:table-cell/>
          <table:table-cell office:value-type="float" office:value="321">
            <text:p>321</text:p>
          </table:table-cell>
          <table:table-cell office:value-type="float" office:value="7">
            <text:p>7</text:p>
          </table:table-cell>
          <table:table-cell/>
          <table:table-cell office:value-type="float" office:value="95">
            <text:p>95</text:p>
          </table:table-cell>
          <table:table-cell/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935">
            <text:p>1935</text:p>
          </table:table-cell>
          <table:table-cell table:number-columns-repeated="2"/>
          <table:table-cell office:value-type="float" office:value="3767">
            <text:p>3767</text:p>
          </table:table-cell>
          <table:table-cell office:value-type="float" office:value="1480">
            <text:p>1480</text:p>
          </table:table-cell>
          <table:table-cell office:value-type="float" office:value="62">
            <text:p>62</text:p>
          </table:table-cell>
          <table:table-cell/>
          <table:table-cell office:value-type="float" office:value="1220">
            <text:p>1220</text:p>
          </table:table-cell>
          <table:table-cell office:value-type="float" office:value="44">
            <text:p>44</text:p>
          </table:table-cell>
          <table:table-cell/>
          <table:table-cell office:value-type="float" office:value="327">
            <text:p>327</text:p>
          </table:table-cell>
          <table:table-cell office:value-type="float" office:value="6">
            <text:p>6</text:p>
          </table:table-cell>
          <table:table-cell/>
          <table:table-cell office:value-type="float" office:value="292">
            <text:p>292</text:p>
          </table:table-cell>
          <table:table-cell/>
          <table:table-cell/>
          <table:table-cell office:value-type="float" office:value="286">
            <text:p>286</text:p>
          </table:table-cell>
          <table:table-cell office:value-type="float" office:value="7">
            <text:p>7</text:p>
          </table:table-cell>
          <table:table-cell/>
          <table:table-cell office:value-type="float" office:value="112">
            <text:p>112</text:p>
          </table:table-cell>
          <table:table-cell/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936">
            <text:p>1936</text:p>
          </table:table-cell>
          <table:table-cell table:number-columns-repeated="2"/>
          <table:table-cell office:value-type="float" office:value="3538">
            <text:p>3538</text:p>
          </table:table-cell>
          <table:table-cell office:value-type="float" office:value="1418">
            <text:p>1418</text:p>
          </table:table-cell>
          <table:table-cell office:value-type="float" office:value="55">
            <text:p>55</text:p>
          </table:table-cell>
          <table:table-cell/>
          <table:table-cell office:value-type="float" office:value="1179">
            <text:p>1179</text:p>
          </table:table-cell>
          <table:table-cell office:value-type="float" office:value="43">
            <text:p>43</text:p>
          </table:table-cell>
          <table:table-cell/>
          <table:table-cell office:value-type="float" office:value="302">
            <text:p>302</text:p>
          </table:table-cell>
          <table:table-cell office:value-type="float" office:value="6">
            <text:p>6</text:p>
          </table:table-cell>
          <table:table-cell/>
          <table:table-cell office:value-type="float" office:value="290">
            <text:p>290</text:p>
          </table:table-cell>
          <table:table-cell/>
          <table:table-cell/>
          <table:table-cell office:value-type="float" office:value="258">
            <text:p>258</text:p>
          </table:table-cell>
          <table:table-cell office:value-type="float" office:value="6">
            <text:p>6</text:p>
          </table:table-cell>
          <table:table-cell/>
          <table:table-cell office:value-type="float" office:value="104">
            <text:p>104</text:p>
          </table:table-cell>
          <table:table-cell/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937">
            <text:p>1937</text:p>
          </table:table-cell>
          <table:table-cell table:number-columns-repeated="2"/>
          <table:table-cell office:value-type="float" office:value="3321">
            <text:p>3321</text:p>
          </table:table-cell>
          <table:table-cell office:value-type="float" office:value="1295">
            <text:p>1295</text:p>
          </table:table-cell>
          <table:table-cell office:value-type="float" office:value="55">
            <text:p>55</text:p>
          </table:table-cell>
          <table:table-cell/>
          <table:table-cell office:value-type="float" office:value="1072">
            <text:p>1072</text:p>
          </table:table-cell>
          <table:table-cell office:value-type="float" office:value="41">
            <text:p>41</text:p>
          </table:table-cell>
          <table:table-cell/>
          <table:table-cell office:value-type="float" office:value="293">
            <text:p>293</text:p>
          </table:table-cell>
          <table:table-cell office:value-type="float" office:value="6">
            <text:p>6</text:p>
          </table:table-cell>
          <table:table-cell/>
          <table:table-cell office:value-type="float" office:value="298">
            <text:p>298</text:p>
          </table:table-cell>
          <table:table-cell/>
          <table:table-cell/>
          <table:table-cell office:value-type="float" office:value="235">
            <text:p>235</text:p>
          </table:table-cell>
          <table:table-cell office:value-type="float" office:value="10">
            <text:p>10</text:p>
          </table:table-cell>
          <table:table-cell/>
          <table:table-cell office:value-type="float" office:value="94">
            <text:p>94</text:p>
          </table:table-cell>
          <table:table-cell/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938">
            <text:p>1938</text:p>
          </table:table-cell>
          <table:table-cell table:number-columns-repeated="2"/>
          <table:table-cell office:value-type="float" office:value="3417">
            <text:p>3417</text:p>
          </table:table-cell>
          <table:table-cell office:value-type="float" office:value="1228">
            <text:p>1228</text:p>
          </table:table-cell>
          <table:table-cell office:value-type="float" office:value="44">
            <text:p>44</text:p>
          </table:table-cell>
          <table:table-cell/>
          <table:table-cell office:value-type="float" office:value="1084">
            <text:p>1084</text:p>
          </table:table-cell>
          <table:table-cell office:value-type="float" office:value="45">
            <text:p>45</text:p>
          </table:table-cell>
          <table:table-cell/>
          <table:table-cell office:value-type="float" office:value="295">
            <text:p>295</text:p>
          </table:table-cell>
          <table:table-cell office:value-type="float" office:value="7">
            <text:p>7</text:p>
          </table:table-cell>
          <table:table-cell/>
          <table:table-cell office:value-type="float" office:value="292">
            <text:p>292</text:p>
          </table:table-cell>
          <table:table-cell/>
          <table:table-cell/>
          <table:table-cell office:value-type="float" office:value="236">
            <text:p>236</text:p>
          </table:table-cell>
          <table:table-cell office:value-type="float" office:value="6">
            <text:p>6</text:p>
          </table:table-cell>
          <table:table-cell/>
          <table:table-cell office:value-type="float" office:value="95">
            <text:p>95</text:p>
          </table:table-cell>
          <table:table-cell/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939">
            <text:p>1939</text:p>
          </table:table-cell>
          <table:table-cell table:number-columns-repeated="2"/>
          <table:table-cell office:value-type="float" office:value="3688">
            <text:p>3688</text:p>
          </table:table-cell>
          <table:table-cell office:value-type="float" office:value="1314">
            <text:p>1314</text:p>
          </table:table-cell>
          <table:table-cell office:value-type="float" office:value="43">
            <text:p>43</text:p>
          </table:table-cell>
          <table:table-cell/>
          <table:table-cell office:value-type="float" office:value="1193">
            <text:p>1193</text:p>
          </table:table-cell>
          <table:table-cell office:value-type="float" office:value="49">
            <text:p>49</text:p>
          </table:table-cell>
          <table:table-cell/>
          <table:table-cell office:value-type="float" office:value="288">
            <text:p>288</text:p>
          </table:table-cell>
          <table:table-cell office:value-type="float" office:value="6">
            <text:p>6</text:p>
          </table:table-cell>
          <table:table-cell/>
          <table:table-cell office:value-type="float" office:value="303">
            <text:p>303</text:p>
          </table:table-cell>
          <table:table-cell/>
          <table:table-cell/>
          <table:table-cell office:value-type="float" office:value="228">
            <text:p>228</text:p>
          </table:table-cell>
          <table:table-cell office:value-type="float" office:value="5">
            <text:p>5</text:p>
          </table:table-cell>
          <table:table-cell/>
          <table:table-cell office:value-type="float" office:value="117">
            <text:p>117</text:p>
          </table:table-cell>
          <table:table-cell/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940">
            <text:p>1940</text:p>
          </table:table-cell>
          <table:table-cell table:number-columns-repeated="2"/>
          <table:table-cell office:value-type="float" office:value="3578">
            <text:p>3578</text:p>
          </table:table-cell>
          <table:table-cell office:value-type="float" office:value="1441">
            <text:p>1441</text:p>
          </table:table-cell>
          <table:table-cell office:value-type="float" office:value="58">
            <text:p>58</text:p>
          </table:table-cell>
          <table:table-cell/>
          <table:table-cell office:value-type="float" office:value="1128">
            <text:p>1128</text:p>
          </table:table-cell>
          <table:table-cell office:value-type="float" office:value="53">
            <text:p>53</text:p>
          </table:table-cell>
          <table:table-cell/>
          <table:table-cell office:value-type="float" office:value="311">
            <text:p>311</text:p>
          </table:table-cell>
          <table:table-cell office:value-type="float" office:value="6">
            <text:p>6</text:p>
          </table:table-cell>
          <table:table-cell/>
          <table:table-cell office:value-type="float" office:value="304">
            <text:p>304</text:p>
          </table:table-cell>
          <table:table-cell/>
          <table:table-cell/>
          <table:table-cell office:value-type="float" office:value="204">
            <text:p>204</text:p>
          </table:table-cell>
          <table:table-cell office:value-type="float" office:value="4">
            <text:p>4</text:p>
          </table:table-cell>
          <table:table-cell/>
          <table:table-cell office:value-type="float" office:value="93">
            <text:p>93</text:p>
          </table:table-cell>
          <table:table-cell/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941">
            <text:p>1941</text:p>
          </table:table-cell>
          <table:table-cell table:number-columns-repeated="2"/>
          <table:table-cell office:value-type="float" office:value="3444">
            <text:p>3444</text:p>
          </table:table-cell>
          <table:table-cell office:value-type="float" office:value="1399">
            <text:p>1399</text:p>
          </table:table-cell>
          <table:table-cell office:value-type="float" office:value="76">
            <text:p>76</text:p>
          </table:table-cell>
          <table:table-cell/>
          <table:table-cell office:value-type="float" office:value="1023">
            <text:p>1023</text:p>
          </table:table-cell>
          <table:table-cell office:value-type="float" office:value="50">
            <text:p>50</text:p>
          </table:table-cell>
          <table:table-cell/>
          <table:table-cell office:value-type="float" office:value="287">
            <text:p>287</text:p>
          </table:table-cell>
          <table:table-cell office:value-type="float" office:value="7">
            <text:p>7</text:p>
          </table:table-cell>
          <table:table-cell/>
          <table:table-cell office:value-type="float" office:value="294">
            <text:p>294</text:p>
          </table:table-cell>
          <table:table-cell/>
          <table:table-cell/>
          <table:table-cell office:value-type="float" office:value="194">
            <text:p>194</text:p>
          </table:table-cell>
          <table:table-cell office:value-type="float" office:value="4">
            <text:p>4</text:p>
          </table:table-cell>
          <table:table-cell/>
          <table:table-cell office:value-type="float" office:value="72">
            <text:p>72</text:p>
          </table:table-cell>
          <table:table-cell/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942">
            <text:p>1942</text:p>
          </table:table-cell>
          <table:table-cell table:number-columns-repeated="2"/>
          <table:table-cell office:value-type="float" office:value="3772">
            <text:p>3772</text:p>
          </table:table-cell>
          <table:table-cell table:number-columns-repeated="3"/>
          <table:table-cell office:value-type="float" office:value="1077">
            <text:p>1077</text:p>
          </table:table-cell>
          <table:table-cell office:value-type="float" office:value="52">
            <text:p>52</text:p>
          </table:table-cell>
          <table:table-cell/>
          <table:table-cell office:value-type="float" office:value="332">
            <text:p>332</text:p>
          </table:table-cell>
          <table:table-cell office:value-type="float" office:value="13">
            <text:p>13</text:p>
          </table:table-cell>
          <table:table-cell/>
          <table:table-cell office:value-type="float" office:value="287">
            <text:p>287</text:p>
          </table:table-cell>
          <table:table-cell/>
          <table:table-cell/>
          <table:table-cell office:value-type="float" office:value="219">
            <text:p>219</text:p>
          </table:table-cell>
          <table:table-cell office:value-type="float" office:value="6">
            <text:p>6</text:p>
          </table:table-cell>
          <table:table-cell/>
          <table:table-cell table:number-columns-repeated="9"/>
          <table:table-cell table:number-columns-repeated="996"/>
        </table:table-row>
        <table:table-row table:style-name="ro1">
          <table:table-cell office:value-type="float" office:value="1943">
            <text:p>1943</text:p>
          </table:table-cell>
          <table:table-cell table:number-columns-repeated="2"/>
          <table:table-cell office:value-type="float" office:value="3758">
            <text:p>3758</text:p>
          </table:table-cell>
          <table:table-cell office:value-type="float" office:value="1549">
            <text:p>1549</text:p>
          </table:table-cell>
          <table:table-cell office:value-type="float" office:value="163">
            <text:p>163</text:p>
          </table:table-cell>
          <table:table-cell/>
          <table:table-cell office:value-type="float" office:value="1120">
            <text:p>1120</text:p>
          </table:table-cell>
          <table:table-cell office:value-type="float" office:value="71">
            <text:p>71</text:p>
          </table:table-cell>
          <table:table-cell/>
          <table:table-cell office:value-type="float" office:value="340">
            <text:p>340</text:p>
          </table:table-cell>
          <table:table-cell office:value-type="float" office:value="15">
            <text:p>15</text:p>
          </table:table-cell>
          <table:table-cell/>
          <table:table-cell office:value-type="float" office:value="311">
            <text:p>311</text:p>
          </table:table-cell>
          <table:table-cell/>
          <table:table-cell/>
          <table:table-cell office:value-type="float" office:value="210">
            <text:p>210</text:p>
          </table:table-cell>
          <table:table-cell office:value-type="float" office:value="15">
            <text:p>15</text:p>
          </table:table-cell>
          <table:table-cell/>
          <table:table-cell table:number-columns-repeated="9"/>
          <table:table-cell table:number-columns-repeated="996"/>
        </table:table-row>
        <table:table-row table:style-name="ro1">
          <table:table-cell office:value-type="float" office:value="1944">
            <text:p>1944</text:p>
          </table:table-cell>
          <table:table-cell table:number-columns-repeated="2"/>
          <table:table-cell office:value-type="float" office:value="3956">
            <text:p>3956</text:p>
          </table:table-cell>
          <table:table-cell table:number-columns-repeated="3"/>
          <table:table-cell office:value-type="float" office:value="1152">
            <text:p>1152</text:p>
          </table:table-cell>
          <table:table-cell office:value-type="float" office:value="67">
            <text:p>67</text:p>
          </table:table-cell>
          <table:table-cell/>
          <table:table-cell office:value-type="float" office:value="433">
            <text:p>433</text:p>
          </table:table-cell>
          <table:table-cell office:value-type="float" office:value="22">
            <text:p>22</text:p>
          </table:table-cell>
          <table:table-cell/>
          <table:table-cell office:value-type="float" office:value="328">
            <text:p>328</text:p>
          </table:table-cell>
          <table:table-cell/>
          <table:table-cell/>
          <table:table-cell office:value-type="float" office:value="210">
            <text:p>210</text:p>
          </table:table-cell>
          <table:table-cell office:value-type="float" office:value="16">
            <text:p>16</text:p>
          </table:table-cell>
          <table:table-cell/>
          <table:table-cell table:number-columns-repeated="9"/>
          <table:table-cell table:number-columns-repeated="996"/>
        </table:table-row>
        <table:table-row table:style-name="ro1">
          <table:table-cell office:value-type="float" office:value="1945">
            <text:p>1945</text:p>
          </table:table-cell>
          <table:table-cell table:number-columns-repeated="2"/>
          <table:table-cell office:value-type="float" office:value="4271">
            <text:p>4271</text:p>
          </table:table-cell>
          <table:table-cell table:number-columns-repeated="3"/>
          <table:table-cell office:value-type="float" office:value="1067">
            <text:p>1067</text:p>
          </table:table-cell>
          <table:table-cell office:value-type="float" office:value="44">
            <text:p>44</text:p>
          </table:table-cell>
          <table:table-cell/>
          <table:table-cell office:value-type="float" office:value="532">
            <text:p>532</text:p>
          </table:table-cell>
          <table:table-cell office:value-type="float" office:value="34">
            <text:p>34</text:p>
          </table:table-cell>
          <table:table-cell/>
          <table:table-cell office:value-type="float" office:value="344">
            <text:p>344</text:p>
          </table:table-cell>
          <table:table-cell/>
          <table:table-cell/>
          <table:table-cell office:value-type="float" office:value="212">
            <text:p>212</text:p>
          </table:table-cell>
          <table:table-cell office:value-type="float" office:value="13">
            <text:p>13</text:p>
          </table:table-cell>
          <table:table-cell/>
          <table:table-cell table:number-columns-repeated="9"/>
          <table:table-cell table:number-columns-repeated="996"/>
        </table:table-row>
        <table:table-row table:style-name="ro1">
          <table:table-cell office:value-type="float" office:value="1946">
            <text:p>1946</text:p>
          </table:table-cell>
          <table:table-cell table:number-columns-repeated="2"/>
          <table:table-cell office:value-type="float" office:value="3859">
            <text:p>3859</text:p>
          </table:table-cell>
          <table:table-cell table:number-columns-repeated="3"/>
          <table:table-cell office:value-type="float" office:value="1013">
            <text:p>1013</text:p>
          </table:table-cell>
          <table:table-cell office:value-type="float" office:value="41">
            <text:p>41</text:p>
          </table:table-cell>
          <table:table-cell/>
          <table:table-cell office:value-type="float" office:value="386">
            <text:p>386</text:p>
          </table:table-cell>
          <table:table-cell office:value-type="float" office:value="19">
            <text:p>19</text:p>
          </table:table-cell>
          <table:table-cell/>
          <table:table-cell office:value-type="float" office:value="318">
            <text:p>318</text:p>
          </table:table-cell>
          <table:table-cell/>
          <table:table-cell/>
          <table:table-cell office:value-type="float" office:value="230">
            <text:p>230</text:p>
          </table:table-cell>
          <table:table-cell office:value-type="float" office:value="5">
            <text:p>5</text:p>
          </table:table-cell>
          <table:table-cell/>
          <table:table-cell table:number-columns-repeated="9"/>
          <table:table-cell table:number-columns-repeated="996"/>
        </table:table-row>
        <table:table-row table:style-name="ro1">
          <table:table-cell office:value-type="float" office:value="1947">
            <text:p>1947</text:p>
          </table:table-cell>
          <table:table-cell table:number-columns-repeated="2"/>
          <table:table-cell office:value-type="float" office:value="3963">
            <text:p>3963</text:p>
          </table:table-cell>
          <table:table-cell table:number-columns-repeated="3"/>
          <table:table-cell office:value-type="float" office:value="982">
            <text:p>982</text:p>
          </table:table-cell>
          <table:table-cell office:value-type="float" office:value="40">
            <text:p>40</text:p>
          </table:table-cell>
          <table:table-cell/>
          <table:table-cell office:value-type="float" office:value="369">
            <text:p>369</text:p>
          </table:table-cell>
          <table:table-cell office:value-type="float" office:value="20">
            <text:p>20</text:p>
          </table:table-cell>
          <table:table-cell/>
          <table:table-cell office:value-type="float" office:value="338">
            <text:p>338</text:p>
          </table:table-cell>
          <table:table-cell/>
          <table:table-cell/>
          <table:table-cell office:value-type="float" office:value="258">
            <text:p>258</text:p>
          </table:table-cell>
          <table:table-cell office:value-type="float" office:value="9">
            <text:p>9</text:p>
          </table:table-cell>
          <table:table-cell/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  <table:table-cell/>
          <table:table-cell office:value-type="float" office:value="35">
            <text:p>35</text:p>
          </table:table-cell>
          <table:table-cell/>
          <table:table-cell/>
          <table:table-cell table:number-columns-repeated="3"/>
          <table:table-cell table:number-columns-repeated="996"/>
        </table:table-row>
        <table:table-row table:style-name="ro1">
          <table:table-cell office:value-type="float" office:value="1948">
            <text:p>1948</text:p>
          </table:table-cell>
          <table:table-cell table:number-columns-repeated="2"/>
          <table:table-cell office:value-type="float" office:value="3951">
            <text:p>3951</text:p>
          </table:table-cell>
          <table:table-cell table:number-columns-repeated="3"/>
          <table:table-cell office:value-type="float" office:value="872">
            <text:p>872</text:p>
          </table:table-cell>
          <table:table-cell office:value-type="float" office:value="40">
            <text:p>40</text:p>
          </table:table-cell>
          <table:table-cell/>
          <table:table-cell office:value-type="float" office:value="388">
            <text:p>388</text:p>
          </table:table-cell>
          <table:table-cell office:value-type="float" office:value="15">
            <text:p>15</text:p>
          </table:table-cell>
          <table:table-cell/>
          <table:table-cell office:value-type="float" office:value="365">
            <text:p>365</text:p>
          </table:table-cell>
          <table:table-cell/>
          <table:table-cell/>
          <table:table-cell office:value-type="float" office:value="255">
            <text:p>255</text:p>
          </table:table-cell>
          <table:table-cell office:value-type="float" office:value="9">
            <text:p>9</text:p>
          </table:table-cell>
          <table:table-cell/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/>
          <table:table-cell office:value-type="float" office:value="43">
            <text:p>43</text:p>
          </table:table-cell>
          <table:table-cell/>
          <table:table-cell/>
          <table:table-cell table:number-columns-repeated="3"/>
          <table:table-cell table:number-columns-repeated="996"/>
        </table:table-row>
        <table:table-row table:style-name="ro1">
          <table:table-cell office:value-type="float" office:value="1949">
            <text:p>1949</text:p>
          </table:table-cell>
          <table:table-cell table:number-columns-repeated="2"/>
          <table:table-cell office:value-type="float" office:value="4127">
            <text:p>4127</text:p>
          </table:table-cell>
          <table:table-cell table:number-columns-repeated="3"/>
          <table:table-cell office:value-type="float" office:value="980">
            <text:p>980</text:p>
          </table:table-cell>
          <table:table-cell office:value-type="float" office:value="44">
            <text:p>44</text:p>
          </table:table-cell>
          <table:table-cell/>
          <table:table-cell office:value-type="float" office:value="405">
            <text:p>405</text:p>
          </table:table-cell>
          <table:table-cell office:value-type="float" office:value="16">
            <text:p>16</text:p>
          </table:table-cell>
          <table:table-cell/>
          <table:table-cell office:value-type="float" office:value="370">
            <text:p>370</text:p>
          </table:table-cell>
          <table:table-cell/>
          <table:table-cell/>
          <table:table-cell office:value-type="float" office:value="229">
            <text:p>229</text:p>
          </table:table-cell>
          <table:table-cell office:value-type="float" office:value="9">
            <text:p>9</text:p>
          </table:table-cell>
          <table:table-cell/>
          <table:table-cell office:value-type="float" office:value="101">
            <text:p>101</text:p>
          </table:table-cell>
          <table:table-cell office:value-type="float" office:value="4">
            <text:p>4</text:p>
          </table:table-cell>
          <table:table-cell/>
          <table:table-cell office:value-type="float" office:value="43">
            <text:p>43</text:p>
          </table:table-cell>
          <table:table-cell/>
          <table:table-cell/>
          <table:table-cell table:number-columns-repeated="3"/>
          <table:table-cell table:number-columns-repeated="996"/>
        </table:table-row>
        <table:table-row table:style-name="ro1">
          <table:table-cell office:value-type="float" office:value="1950">
            <text:p>1950</text:p>
          </table:table-cell>
          <table:table-cell table:number-columns-repeated="2"/>
          <table:table-cell office:value-type="float" office:value="4338">
            <text:p>4338</text:p>
          </table:table-cell>
          <table:table-cell table:number-columns-repeated="3"/>
          <table:table-cell office:value-type="float" office:value="1030">
            <text:p>1030</text:p>
          </table:table-cell>
          <table:table-cell office:value-type="float" office:value="51">
            <text:p>51</text:p>
          </table:table-cell>
          <table:table-cell/>
          <table:table-cell office:value-type="float" office:value="448">
            <text:p>448</text:p>
          </table:table-cell>
          <table:table-cell office:value-type="float" office:value="11">
            <text:p>11</text:p>
          </table:table-cell>
          <table:table-cell/>
          <table:table-cell office:value-type="float" office:value="381">
            <text:p>381</text:p>
          </table:table-cell>
          <table:table-cell office:value-type="float" office:value="13">
            <text:p>13</text:p>
          </table:table-cell>
          <table:table-cell/>
          <table:table-cell office:value-type="float" office:value="247">
            <text:p>247</text:p>
          </table:table-cell>
          <table:table-cell office:value-type="float" office:value="8">
            <text:p>8</text:p>
          </table:table-cell>
          <table:table-cell/>
          <table:table-cell office:value-type="float" office:value="114">
            <text:p>114</text:p>
          </table:table-cell>
          <table:table-cell office:value-type="float" office:value="4">
            <text:p>4</text:p>
          </table:table-cell>
          <table:table-cell/>
          <table:table-cell office:value-type="float" office:value="38">
            <text:p>38</text:p>
          </table:table-cell>
          <table:table-cell/>
          <table:table-cell/>
          <table:table-cell table:number-columns-repeated="3"/>
          <table:table-cell table:number-columns-repeated="996"/>
        </table:table-row>
        <table:table-row table:style-name="ro1">
          <table:table-cell office:value-type="float" office:value="1951">
            <text:p>1951</text:p>
          </table:table-cell>
          <table:table-cell table:number-columns-repeated="2"/>
          <table:table-cell office:value-type="float" office:value="4577">
            <text:p>4577</text:p>
          </table:table-cell>
          <table:table-cell table:number-columns-repeated="3"/>
          <table:table-cell office:value-type="float" office:value="1050">
            <text:p>1050</text:p>
          </table:table-cell>
          <table:table-cell office:value-type="float" office:value="52">
            <text:p>52</text:p>
          </table:table-cell>
          <table:table-cell/>
          <table:table-cell office:value-type="float" office:value="482">
            <text:p>482</text:p>
          </table:table-cell>
          <table:table-cell office:value-type="float" office:value="11">
            <text:p>11</text:p>
          </table:table-cell>
          <table:table-cell/>
          <table:table-cell office:value-type="float" office:value="406">
            <text:p>406</text:p>
          </table:table-cell>
          <table:table-cell office:value-type="float" office:value="12">
            <text:p>12</text:p>
          </table:table-cell>
          <table:table-cell/>
          <table:table-cell office:value-type="float" office:value="287">
            <text:p>287</text:p>
          </table:table-cell>
          <table:table-cell office:value-type="float" office:value="7">
            <text:p>7</text:p>
          </table:table-cell>
          <table:table-cell/>
          <table:table-cell office:value-type="float" office:value="120">
            <text:p>120</text:p>
          </table:table-cell>
          <table:table-cell office:value-type="float" office:value="5">
            <text:p>5</text:p>
          </table:table-cell>
          <table:table-cell/>
          <table:table-cell office:value-type="float" office:value="54">
            <text:p>54</text:p>
          </table:table-cell>
          <table:table-cell/>
          <table:table-cell/>
          <table:table-cell table:number-columns-repeated="3"/>
          <table:table-cell table:number-columns-repeated="996"/>
        </table:table-row>
        <table:table-row table:style-name="ro1">
          <table:table-cell office:value-type="float" office:value="1952">
            <text:p>1952</text:p>
          </table:table-cell>
          <table:table-cell table:number-columns-repeated="2"/>
          <table:table-cell office:value-type="float" office:value="5244">
            <text:p>5244</text:p>
          </table:table-cell>
          <table:table-cell table:number-columns-repeated="3"/>
          <table:table-cell office:value-type="float" office:value="1258">
            <text:p>1258</text:p>
          </table:table-cell>
          <table:table-cell office:value-type="float" office:value="53">
            <text:p>53</text:p>
          </table:table-cell>
          <table:table-cell/>
          <table:table-cell office:value-type="float" office:value="533">
            <text:p>533</text:p>
          </table:table-cell>
          <table:table-cell office:value-type="float" office:value="15">
            <text:p>15</text:p>
          </table:table-cell>
          <table:table-cell/>
          <table:table-cell office:value-type="float" office:value="427">
            <text:p>427</text:p>
          </table:table-cell>
          <table:table-cell office:value-type="float" office:value="12">
            <text:p>12</text:p>
          </table:table-cell>
          <table:table-cell/>
          <table:table-cell office:value-type="float" office:value="400">
            <text:p>400</text:p>
          </table:table-cell>
          <table:table-cell office:value-type="float" office:value="8">
            <text:p>8</text:p>
          </table:table-cell>
          <table:table-cell/>
          <table:table-cell office:value-type="float" office:value="136">
            <text:p>136</text:p>
          </table:table-cell>
          <table:table-cell office:value-type="float" office:value="5">
            <text:p>5</text:p>
          </table:table-cell>
          <table:table-cell/>
          <table:table-cell office:value-type="float" office:value="55">
            <text:p>55</text:p>
          </table:table-cell>
          <table:table-cell/>
          <table:table-cell/>
          <table:table-cell table:number-columns-repeated="3"/>
          <table:table-cell table:number-columns-repeated="996"/>
        </table:table-row>
        <table:table-row table:style-name="ro1">
          <table:table-cell office:value-type="float" office:value="1953">
            <text:p>1953</text:p>
          </table:table-cell>
          <table:table-cell table:number-columns-repeated="2"/>
          <table:table-cell office:value-type="float" office:value="5255">
            <text:p>5255</text:p>
          </table:table-cell>
          <table:table-cell table:number-columns-repeated="3"/>
          <table:table-cell office:value-type="float" office:value="1263">
            <text:p>1263</text:p>
          </table:table-cell>
          <table:table-cell office:value-type="float" office:value="48">
            <text:p>48</text:p>
          </table:table-cell>
          <table:table-cell/>
          <table:table-cell office:value-type="float" office:value="591">
            <text:p>591</text:p>
          </table:table-cell>
          <table:table-cell office:value-type="float" office:value="18">
            <text:p>18</text:p>
          </table:table-cell>
          <table:table-cell/>
          <table:table-cell office:value-type="float" office:value="435">
            <text:p>435</text:p>
          </table:table-cell>
          <table:table-cell office:value-type="float" office:value="15">
            <text:p>15</text:p>
          </table:table-cell>
          <table:table-cell/>
          <table:table-cell office:value-type="float" office:value="430">
            <text:p>430</text:p>
          </table:table-cell>
          <table:table-cell office:value-type="float" office:value="12">
            <text:p>12</text:p>
          </table:table-cell>
          <table:table-cell/>
          <table:table-cell office:value-type="float" office:value="138">
            <text:p>138</text:p>
          </table:table-cell>
          <table:table-cell office:value-type="float" office:value="4">
            <text:p>4</text:p>
          </table:table-cell>
          <table:table-cell/>
          <table:table-cell office:value-type="float" office:value="59">
            <text:p>59</text:p>
          </table:table-cell>
          <table:table-cell/>
          <table:table-cell/>
          <table:table-cell table:number-columns-repeated="3"/>
          <table:table-cell table:number-columns-repeated="996"/>
        </table:table-row>
        <table:table-row table:style-name="ro1">
          <table:table-cell office:value-type="float" office:value="1954">
            <text:p>1954</text:p>
          </table:table-cell>
          <table:table-cell table:number-columns-repeated="2"/>
          <table:table-cell office:value-type="float" office:value="5309">
            <text:p>5309</text:p>
          </table:table-cell>
          <table:table-cell table:number-columns-repeated="3"/>
          <table:table-cell office:value-type="float" office:value="1201">
            <text:p>1201</text:p>
          </table:table-cell>
          <table:table-cell office:value-type="float" office:value="39">
            <text:p>39</text:p>
          </table:table-cell>
          <table:table-cell/>
          <table:table-cell office:value-type="float" office:value="599">
            <text:p>599</text:p>
          </table:table-cell>
          <table:table-cell office:value-type="float" office:value="18">
            <text:p>18</text:p>
          </table:table-cell>
          <table:table-cell/>
          <table:table-cell office:value-type="float" office:value="477">
            <text:p>477</text:p>
          </table:table-cell>
          <table:table-cell office:value-type="float" office:value="14">
            <text:p>14</text:p>
          </table:table-cell>
          <table:table-cell/>
          <table:table-cell office:value-type="float" office:value="418">
            <text:p>418</text:p>
          </table:table-cell>
          <table:table-cell office:value-type="float" office:value="13">
            <text:p>13</text:p>
          </table:table-cell>
          <table:table-cell/>
          <table:table-cell office:value-type="float" office:value="153">
            <text:p>153</text:p>
          </table:table-cell>
          <table:table-cell office:value-type="float" office:value="7">
            <text:p>7</text:p>
          </table:table-cell>
          <table:table-cell/>
          <table:table-cell office:value-type="float" office:value="57">
            <text:p>57</text:p>
          </table:table-cell>
          <table:table-cell/>
          <table:table-cell/>
          <table:table-cell table:number-columns-repeated="3"/>
          <table:table-cell table:number-columns-repeated="996"/>
        </table:table-row>
        <table:table-row table:style-name="ro1">
          <table:table-cell office:value-type="float" office:value="1955">
            <text:p>1955</text:p>
          </table:table-cell>
          <table:table-cell table:number-columns-repeated="2"/>
          <table:table-cell office:value-type="float" office:value="5787">
            <text:p>5787</text:p>
          </table:table-cell>
          <table:table-cell table:number-columns-repeated="3"/>
          <table:table-cell office:value-type="float" office:value="1290">
            <text:p>1290</text:p>
          </table:table-cell>
          <table:table-cell office:value-type="float" office:value="45">
            <text:p>45</text:p>
          </table:table-cell>
          <table:table-cell/>
          <table:table-cell office:value-type="float" office:value="600">
            <text:p>600</text:p>
          </table:table-cell>
          <table:table-cell office:value-type="float" office:value="15">
            <text:p>15</text:p>
          </table:table-cell>
          <table:table-cell/>
          <table:table-cell office:value-type="float" office:value="524">
            <text:p>524</text:p>
          </table:table-cell>
          <table:table-cell office:value-type="float" office:value="17">
            <text:p>17</text:p>
          </table:table-cell>
          <table:table-cell/>
          <table:table-cell office:value-type="float" office:value="423">
            <text:p>423</text:p>
          </table:table-cell>
          <table:table-cell office:value-type="float" office:value="12">
            <text:p>12</text:p>
          </table:table-cell>
          <table:table-cell/>
          <table:table-cell office:value-type="float" office:value="143">
            <text:p>143</text:p>
          </table:table-cell>
          <table:table-cell office:value-type="float" office:value="6">
            <text:p>6</text:p>
          </table:table-cell>
          <table:table-cell/>
          <table:table-cell office:value-type="float" office:value="62">
            <text:p>62</text:p>
          </table:table-cell>
          <table:table-cell/>
          <table:table-cell/>
          <table:table-cell table:number-columns-repeated="3"/>
          <table:table-cell table:number-columns-repeated="996"/>
        </table:table-row>
        <table:table-row table:style-name="ro1">
          <table:table-cell office:value-type="float" office:value="1956">
            <text:p>1956</text:p>
          </table:table-cell>
          <table:table-cell table:number-columns-repeated="2"/>
          <table:table-cell office:value-type="float" office:value="6752">
            <text:p>6752</text:p>
          </table:table-cell>
          <table:table-cell table:number-columns-repeated="3"/>
          <table:table-cell office:value-type="float" office:value="1340">
            <text:p>1340</text:p>
          </table:table-cell>
          <table:table-cell office:value-type="float" office:value="40">
            <text:p>40</text:p>
          </table:table-cell>
          <table:table-cell/>
          <table:table-cell office:value-type="float" office:value="701">
            <text:p>701</text:p>
          </table:table-cell>
          <table:table-cell office:value-type="float" office:value="25">
            <text:p>25</text:p>
          </table:table-cell>
          <table:table-cell/>
          <table:table-cell office:value-type="float" office:value="628">
            <text:p>628</text:p>
          </table:table-cell>
          <table:table-cell office:value-type="float" office:value="23">
            <text:p>23</text:p>
          </table:table-cell>
          <table:table-cell/>
          <table:table-cell office:value-type="float" office:value="506">
            <text:p>506</text:p>
          </table:table-cell>
          <table:table-cell office:value-type="float" office:value="13">
            <text:p>13</text:p>
          </table:table-cell>
          <table:table-cell/>
          <table:table-cell office:value-type="float" office:value="152">
            <text:p>152</text:p>
          </table:table-cell>
          <table:table-cell office:value-type="float" office:value="7">
            <text:p>7</text:p>
          </table:table-cell>
          <table:table-cell/>
          <table:table-cell office:value-type="float" office:value="51">
            <text:p>51</text:p>
          </table:table-cell>
          <table:table-cell/>
          <table:table-cell/>
          <table:table-cell table:number-columns-repeated="3"/>
          <table:table-cell table:number-columns-repeated="996"/>
        </table:table-row>
        <table:table-row table:style-name="ro1">
          <table:table-cell office:value-type="float" office:value="1957">
            <text:p>1957</text:p>
          </table:table-cell>
          <table:table-cell table:number-columns-repeated="2"/>
          <table:table-cell office:value-type="float" office:value="7187">
            <text:p>7187</text:p>
          </table:table-cell>
          <table:table-cell table:number-columns-repeated="3"/>
          <table:table-cell office:value-type="float" office:value="1537">
            <text:p>1537</text:p>
          </table:table-cell>
          <table:table-cell office:value-type="float" office:value="46">
            <text:p>46</text:p>
          </table:table-cell>
          <table:table-cell/>
          <table:table-cell office:value-type="float" office:value="818">
            <text:p>818</text:p>
          </table:table-cell>
          <table:table-cell office:value-type="float" office:value="24">
            <text:p>24</text:p>
          </table:table-cell>
          <table:table-cell/>
          <table:table-cell office:value-type="float" office:value="628">
            <text:p>628</text:p>
          </table:table-cell>
          <table:table-cell table:number-columns-repeated="2"/>
          <table:table-cell office:value-type="float" office:value="576">
            <text:p>576</text:p>
          </table:table-cell>
          <table:table-cell office:value-type="float" office:value="13">
            <text:p>13</text:p>
          </table:table-cell>
          <table:table-cell/>
          <table:table-cell office:value-type="float" office:value="194">
            <text:p>194</text:p>
          </table:table-cell>
          <table:table-cell office:value-type="float" office:value="4">
            <text:p>4</text:p>
          </table:table-cell>
          <table:table-cell/>
          <table:table-cell office:value-type="float" office:value="44">
            <text:p>44</text:p>
          </table:table-cell>
          <table:table-cell/>
          <table:table-cell/>
          <table:table-cell table:number-columns-repeated="3"/>
          <table:table-cell table:number-columns-repeated="996"/>
        </table:table-row>
        <table:table-row table:style-name="ro1">
          <table:table-cell office:value-type="float" office:value="1958">
            <text:p>1958</text:p>
          </table:table-cell>
          <table:table-cell table:number-columns-repeated="2"/>
          <table:table-cell office:value-type="float" office:value="7184">
            <text:p>7184</text:p>
          </table:table-cell>
          <table:table-cell table:number-columns-repeated="3"/>
          <table:table-cell office:value-type="float" office:value="1493">
            <text:p>1493</text:p>
          </table:table-cell>
          <table:table-cell office:value-type="float" office:value="40">
            <text:p>40</text:p>
          </table:table-cell>
          <table:table-cell/>
          <table:table-cell office:value-type="float" office:value="905">
            <text:p>905</text:p>
          </table:table-cell>
          <table:table-cell office:value-type="float" office:value="30">
            <text:p>30</text:p>
          </table:table-cell>
          <table:table-cell/>
          <table:table-cell office:value-type="float" office:value="597">
            <text:p>597</text:p>
          </table:table-cell>
          <table:table-cell office:value-type="float" office:value="24">
            <text:p>24</text:p>
          </table:table-cell>
          <table:table-cell/>
          <table:table-cell office:value-type="float" office:value="577">
            <text:p>577</text:p>
          </table:table-cell>
          <table:table-cell office:value-type="float" office:value="10">
            <text:p>10</text:p>
          </table:table-cell>
          <table:table-cell/>
          <table:table-cell office:value-type="float" office:value="234">
            <text:p>234</text:p>
          </table:table-cell>
          <table:table-cell office:value-type="float" office:value="7">
            <text:p>7</text:p>
          </table:table-cell>
          <table:table-cell/>
          <table:table-cell office:value-type="float" office:value="68">
            <text:p>68</text:p>
          </table:table-cell>
          <table:table-cell/>
          <table:table-cell/>
          <table:table-cell table:number-columns-repeated="3"/>
          <table:table-cell table:number-columns-repeated="996"/>
        </table:table-row>
        <table:table-row table:style-name="ro1">
          <table:table-cell office:value-type="float" office:value="1959">
            <text:p>1959</text:p>
          </table:table-cell>
          <table:table-cell table:number-columns-repeated="2"/>
          <table:table-cell office:value-type="float" office:value="7088">
            <text:p>7088</text:p>
          </table:table-cell>
          <table:table-cell table:number-columns-repeated="3"/>
          <table:table-cell office:value-type="float" office:value="1534">
            <text:p>1534</text:p>
          </table:table-cell>
          <table:table-cell office:value-type="float" office:value="37">
            <text:p>37</text:p>
          </table:table-cell>
          <table:table-cell/>
          <table:table-cell office:value-type="float" office:value="886">
            <text:p>886</text:p>
          </table:table-cell>
          <table:table-cell office:value-type="float" office:value="24">
            <text:p>24</text:p>
          </table:table-cell>
          <table:table-cell/>
          <table:table-cell office:value-type="float" office:value="619">
            <text:p>619</text:p>
          </table:table-cell>
          <table:table-cell office:value-type="float" office:value="26">
            <text:p>26</text:p>
          </table:table-cell>
          <table:table-cell/>
          <table:table-cell office:value-type="float" office:value="588">
            <text:p>588</text:p>
          </table:table-cell>
          <table:table-cell office:value-type="float" office:value="14">
            <text:p>14</text:p>
          </table:table-cell>
          <table:table-cell/>
          <table:table-cell office:value-type="float" office:value="228">
            <text:p>228</text:p>
          </table:table-cell>
          <table:table-cell office:value-type="float" office:value="5">
            <text:p>5</text:p>
          </table:table-cell>
          <table:table-cell table:number-columns-repeated="2"/>
          <table:table-cell/>
          <table:table-cell/>
          <table:table-cell table:number-columns-repeated="3"/>
          <table:table-cell table:number-columns-repeated="996"/>
        </table:table-row>
        <table:table-row table:style-name="ro1">
          <table:table-cell office:value-type="float" office:value="1960">
            <text:p>1960</text:p>
          </table:table-cell>
          <table:table-cell table:number-columns-repeated="2"/>
          <table:table-cell office:value-type="float" office:value="7446">
            <text:p>7446</text:p>
          </table:table-cell>
          <table:table-cell office:value-type="float" office:value="3035">
            <text:p>3035</text:p>
          </table:table-cell>
          <table:table-cell office:value-type="float" office:value="93">
            <text:p>93</text:p>
          </table:table-cell>
          <table:table-cell/>
          <table:table-cell office:value-type="float" office:value="1839">
            <text:p>1839</text:p>
          </table:table-cell>
          <table:table-cell office:value-type="float" office:value="36">
            <text:p>36</text:p>
          </table:table-cell>
          <table:table-cell/>
          <table:table-cell office:value-type="float" office:value="871">
            <text:p>871</text:p>
          </table:table-cell>
          <table:table-cell office:value-type="float" office:value="24">
            <text:p>24</text:p>
          </table:table-cell>
          <table:table-cell/>
          <table:table-cell office:value-type="float" office:value="626">
            <text:p>626</text:p>
          </table:table-cell>
          <table:table-cell office:value-type="float" office:value="30">
            <text:p>30</text:p>
          </table:table-cell>
          <table:table-cell/>
          <table:table-cell office:value-type="float" office:value="622">
            <text:p>622</text:p>
          </table:table-cell>
          <table:table-cell office:value-type="float" office:value="14">
            <text:p>14</text:p>
          </table:table-cell>
          <table:table-cell/>
          <table:table-cell office:value-type="float" office:value="213">
            <text:p>213</text:p>
          </table:table-cell>
          <table:table-cell office:value-type="float" office:value="5">
            <text:p>5</text:p>
          </table:table-cell>
          <table:table-cell/>
          <table:table-cell office:value-type="float" office:value="52">
            <text:p>52</text:p>
          </table:table-cell>
          <table:table-cell/>
          <table:table-cell/>
          <table:table-cell table:number-columns-repeated="3"/>
          <table:table-cell table:number-columns-repeated="996"/>
        </table:table-row>
        <table:table-row table:style-name="ro1">
          <table:table-cell office:value-type="float" office:value="1961">
            <text:p>1961</text:p>
          </table:table-cell>
          <table:table-cell table:number-columns-repeated="2"/>
          <table:table-cell office:value-type="float" office:value="7923">
            <text:p>7923</text:p>
          </table:table-cell>
          <table:table-cell office:value-type="float" office:value="3023">
            <text:p>3023</text:p>
          </table:table-cell>
          <table:table-cell office:value-type="float" office:value="97">
            <text:p>97</text:p>
          </table:table-cell>
          <table:table-cell/>
          <table:table-cell office:value-type="float" office:value="1962">
            <text:p>1962</text:p>
          </table:table-cell>
          <table:table-cell office:value-type="float" office:value="30">
            <text:p>30</text:p>
          </table:table-cell>
          <table:table-cell/>
          <table:table-cell office:value-type="float" office:value="897">
            <text:p>897</text:p>
          </table:table-cell>
          <table:table-cell office:value-type="float" office:value="25">
            <text:p>25</text:p>
          </table:table-cell>
          <table:table-cell/>
          <table:table-cell office:value-type="float" office:value="679">
            <text:p>679</text:p>
          </table:table-cell>
          <table:table-cell office:value-type="float" office:value="36">
            <text:p>36</text:p>
          </table:table-cell>
          <table:table-cell/>
          <table:table-cell office:value-type="float" office:value="694">
            <text:p>694</text:p>
          </table:table-cell>
          <table:table-cell office:value-type="float" office:value="17">
            <text:p>17</text:p>
          </table:table-cell>
          <table:table-cell/>
          <table:table-cell office:value-type="float" office:value="242">
            <text:p>242</text:p>
          </table:table-cell>
          <table:table-cell office:value-type="float" office:value="4">
            <text:p>4</text:p>
          </table:table-cell>
          <table:table-cell/>
          <table:table-cell office:value-type="float" office:value="61">
            <text:p>61</text:p>
          </table:table-cell>
          <table:table-cell/>
          <table:table-cell/>
          <table:table-cell table:number-columns-repeated="3"/>
          <table:table-cell table:number-columns-repeated="996"/>
        </table:table-row>
        <table:table-row table:style-name="ro1">
          <table:table-cell office:value-type="float" office:value="1962">
            <text:p>1962</text:p>
          </table:table-cell>
          <table:table-cell table:number-columns-repeated="2"/>
          <table:table-cell office:value-type="float" office:value="7865">
            <text:p>7865</text:p>
          </table:table-cell>
          <table:table-cell office:value-type="float" office:value="3203">
            <text:p>3203</text:p>
          </table:table-cell>
          <table:table-cell office:value-type="float" office:value="73">
            <text:p>73</text:p>
          </table:table-cell>
          <table:table-cell/>
          <table:table-cell office:value-type="float" office:value="1951">
            <text:p>1951</text:p>
          </table:table-cell>
          <table:table-cell office:value-type="float" office:value="38">
            <text:p>38</text:p>
          </table:table-cell>
          <table:table-cell/>
          <table:table-cell office:value-type="float" office:value="903">
            <text:p>903</text:p>
          </table:table-cell>
          <table:table-cell office:value-type="float" office:value="25">
            <text:p>25</text:p>
          </table:table-cell>
          <table:table-cell/>
          <table:table-cell office:value-type="float" office:value="777">
            <text:p>777</text:p>
          </table:table-cell>
          <table:table-cell office:value-type="float" office:value="40">
            <text:p>40</text:p>
          </table:table-cell>
          <table:table-cell/>
          <table:table-cell office:value-type="float" office:value="652">
            <text:p>652</text:p>
          </table:table-cell>
          <table:table-cell office:value-type="float" office:value="10">
            <text:p>10</text:p>
          </table:table-cell>
          <table:table-cell/>
          <table:table-cell office:value-type="float" office:value="243">
            <text:p>243</text:p>
          </table:table-cell>
          <table:table-cell office:value-type="float" office:value="4">
            <text:p>4</text:p>
          </table:table-cell>
          <table:table-cell/>
          <table:table-cell office:value-type="float" office:value="73">
            <text:p>73</text:p>
          </table:table-cell>
          <table:table-cell/>
          <table:table-cell/>
          <table:table-cell table:number-columns-repeated="3"/>
          <table:table-cell table:number-columns-repeated="996"/>
        </table:table-row>
        <table:table-row table:style-name="ro1">
          <table:table-cell office:value-type="float" office:value="1963">
            <text:p>1963</text:p>
          </table:table-cell>
          <table:table-cell table:number-columns-repeated="2"/>
          <table:table-cell office:value-type="float" office:value="8223">
            <text:p>8223</text:p>
          </table:table-cell>
          <table:table-cell office:value-type="float" office:value="3156">
            <text:p>3156</text:p>
          </table:table-cell>
          <table:table-cell office:value-type="float" office:value="67">
            <text:p>67</text:p>
          </table:table-cell>
          <table:table-cell/>
          <table:table-cell office:value-type="float" office:value="2049">
            <text:p>2049</text:p>
          </table:table-cell>
          <table:table-cell office:value-type="float" office:value="46">
            <text:p>46</text:p>
          </table:table-cell>
          <table:table-cell/>
          <table:table-cell office:value-type="float" office:value="875">
            <text:p>875</text:p>
          </table:table-cell>
          <table:table-cell office:value-type="float" office:value="20">
            <text:p>20</text:p>
          </table:table-cell>
          <table:table-cell/>
          <table:table-cell office:value-type="float" office:value="818">
            <text:p>818</text:p>
          </table:table-cell>
          <table:table-cell office:value-type="float" office:value="38">
            <text:p>38</text:p>
          </table:table-cell>
          <table:table-cell/>
          <table:table-cell office:value-type="float" office:value="679">
            <text:p>679</text:p>
          </table:table-cell>
          <table:table-cell office:value-type="float" office:value="16">
            <text:p>16</text:p>
          </table:table-cell>
          <table:table-cell/>
          <table:table-cell office:value-type="float" office:value="232">
            <text:p>232</text:p>
          </table:table-cell>
          <table:table-cell office:value-type="float" office:value="6">
            <text:p>6</text:p>
          </table:table-cell>
          <table:table-cell/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/>
          <table:table-cell table:number-columns-repeated="3"/>
          <table:table-cell table:number-columns-repeated="996"/>
        </table:table-row>
        <table:table-row table:style-name="ro1">
          <table:table-cell office:value-type="float" office:value="1964">
            <text:p>1964</text:p>
          </table:table-cell>
          <table:table-cell table:number-columns-repeated="2"/>
          <table:table-cell office:value-type="float" office:value="8004">
            <text:p>8004</text:p>
          </table:table-cell>
          <table:table-cell office:value-type="float" office:value="3285">
            <text:p>3285</text:p>
          </table:table-cell>
          <table:table-cell office:value-type="float" office:value="73">
            <text:p>73</text:p>
          </table:table-cell>
          <table:table-cell/>
          <table:table-cell office:value-type="float" office:value="1965">
            <text:p>1965</text:p>
          </table:table-cell>
          <table:table-cell office:value-type="float" office:value="53">
            <text:p>53</text:p>
          </table:table-cell>
          <table:table-cell/>
          <table:table-cell office:value-type="float" office:value="887">
            <text:p>887</text:p>
          </table:table-cell>
          <table:table-cell office:value-type="float" office:value="22">
            <text:p>22</text:p>
          </table:table-cell>
          <table:table-cell/>
          <table:table-cell office:value-type="float" office:value="837">
            <text:p>837</text:p>
          </table:table-cell>
          <table:table-cell office:value-type="float" office:value="40">
            <text:p>40</text:p>
          </table:table-cell>
          <table:table-cell/>
          <table:table-cell office:value-type="float" office:value="712">
            <text:p>712</text:p>
          </table:table-cell>
          <table:table-cell office:value-type="float" office:value="16">
            <text:p>16</text:p>
          </table:table-cell>
          <table:table-cell/>
          <table:table-cell office:value-type="float" office:value="232">
            <text:p>232</text:p>
          </table:table-cell>
          <table:table-cell office:value-type="float" office:value="4">
            <text:p>4</text:p>
          </table:table-cell>
          <table:table-cell/>
          <table:table-cell office:value-type="float" office:value="72">
            <text:p>72</text:p>
          </table:table-cell>
          <table:table-cell office:value-type="float" office:value="10">
            <text:p>10</text:p>
          </table:table-cell>
          <table:table-cell/>
          <table:table-cell table:number-columns-repeated="3"/>
          <table:table-cell table:number-columns-repeated="996"/>
        </table:table-row>
        <table:table-row table:style-name="ro1">
          <table:table-cell office:value-type="float" office:value="1965">
            <text:p>1965</text:p>
          </table:table-cell>
          <table:table-cell table:number-columns-repeated="2"/>
          <table:table-cell office:value-type="float" office:value="8243">
            <text:p>8243</text:p>
          </table:table-cell>
          <table:table-cell office:value-type="float" office:value="3076">
            <text:p>3076</text:p>
          </table:table-cell>
          <table:table-cell office:value-type="float" office:value="78">
            <text:p>78</text:p>
          </table:table-cell>
          <table:table-cell/>
          <table:table-cell office:value-type="float" office:value="1902">
            <text:p>1902</text:p>
          </table:table-cell>
          <table:table-cell office:value-type="float" office:value="47">
            <text:p>47</text:p>
          </table:table-cell>
          <table:table-cell/>
          <table:table-cell office:value-type="float" office:value="996">
            <text:p>996</text:p>
          </table:table-cell>
          <table:table-cell office:value-type="float" office:value="25">
            <text:p>25</text:p>
          </table:table-cell>
          <table:table-cell/>
          <table:table-cell office:value-type="float" office:value="824">
            <text:p>824</text:p>
          </table:table-cell>
          <table:table-cell office:value-type="float" office:value="39">
            <text:p>39</text:p>
          </table:table-cell>
          <table:table-cell/>
          <table:table-cell office:value-type="float" office:value="678">
            <text:p>678</text:p>
          </table:table-cell>
          <table:table-cell office:value-type="float" office:value="19">
            <text:p>19</text:p>
          </table:table-cell>
          <table:table-cell/>
          <table:table-cell office:value-type="float" office:value="235">
            <text:p>235</text:p>
          </table:table-cell>
          <table:table-cell office:value-type="float" office:value="4">
            <text:p>4</text:p>
          </table:table-cell>
          <table:table-cell/>
          <table:table-cell office:value-type="float" office:value="96">
            <text:p>96</text:p>
          </table:table-cell>
          <table:table-cell office:value-type="float" office:value="8">
            <text:p>8</text:p>
          </table:table-cell>
          <table:table-cell/>
          <table:table-cell table:number-columns-repeated="3"/>
          <table:table-cell table:number-columns-repeated="996"/>
        </table:table-row>
        <table:table-row table:style-name="ro1">
          <table:table-cell office:value-type="float" office:value="1966">
            <text:p>1966</text:p>
          </table:table-cell>
          <table:table-cell table:number-columns-repeated="2"/>
          <table:table-cell office:value-type="float" office:value="8853">
            <text:p>8853</text:p>
          </table:table-cell>
          <table:table-cell office:value-type="float" office:value="3292">
            <text:p>3292</text:p>
          </table:table-cell>
          <table:table-cell office:value-type="float" office:value="77">
            <text:p>77</text:p>
          </table:table-cell>
          <table:table-cell/>
          <table:table-cell office:value-type="float" office:value="2060">
            <text:p>2060</text:p>
          </table:table-cell>
          <table:table-cell office:value-type="float" office:value="51">
            <text:p>51</text:p>
          </table:table-cell>
          <table:table-cell/>
          <table:table-cell office:value-type="float" office:value="1069">
            <text:p>1069</text:p>
          </table:table-cell>
          <table:table-cell office:value-type="float" office:value="22">
            <text:p>22</text:p>
          </table:table-cell>
          <table:table-cell/>
          <table:table-cell office:value-type="float" office:value="970">
            <text:p>970</text:p>
          </table:table-cell>
          <table:table-cell office:value-type="float" office:value="47">
            <text:p>47</text:p>
          </table:table-cell>
          <table:table-cell/>
          <table:table-cell office:value-type="float" office:value="684">
            <text:p>684</text:p>
          </table:table-cell>
          <table:table-cell office:value-type="float" office:value="21">
            <text:p>21</text:p>
          </table:table-cell>
          <table:table-cell/>
          <table:table-cell office:value-type="float" office:value="285">
            <text:p>285</text:p>
          </table:table-cell>
          <table:table-cell office:value-type="float" office:value="7">
            <text:p>7</text:p>
          </table:table-cell>
          <table:table-cell/>
          <table:table-cell office:value-type="float" office:value="106">
            <text:p>106</text:p>
          </table:table-cell>
          <table:table-cell office:value-type="float" office:value="11">
            <text:p>11</text:p>
          </table:table-cell>
          <table:table-cell/>
          <table:table-cell table:number-columns-repeated="3"/>
          <table:table-cell table:number-columns-repeated="996"/>
        </table:table-row>
        <table:table-row table:style-name="ro1">
          <table:table-cell office:value-type="float" office:value="1967">
            <text:p>1967</text:p>
          </table:table-cell>
          <table:table-cell table:number-columns-repeated="2"/>
          <table:table-cell office:value-type="float" office:value="9465">
            <text:p>9465</text:p>
          </table:table-cell>
          <table:table-cell office:value-type="float" office:value="3454">
            <text:p>3454</text:p>
          </table:table-cell>
          <table:table-cell office:value-type="float" office:value="65">
            <text:p>65</text:p>
          </table:table-cell>
          <table:table-cell/>
          <table:table-cell office:value-type="float" office:value="2176">
            <text:p>2176</text:p>
          </table:table-cell>
          <table:table-cell office:value-type="float" office:value="57">
            <text:p>57</text:p>
          </table:table-cell>
          <table:table-cell/>
          <table:table-cell office:value-type="float" office:value="1050">
            <text:p>1050</text:p>
          </table:table-cell>
          <table:table-cell office:value-type="float" office:value="22">
            <text:p>22</text:p>
          </table:table-cell>
          <table:table-cell/>
          <table:table-cell office:value-type="float" office:value="1120">
            <text:p>1120</text:p>
          </table:table-cell>
          <table:table-cell office:value-type="float" office:value="68">
            <text:p>68</text:p>
          </table:table-cell>
          <table:table-cell/>
          <table:table-cell office:value-type="float" office:value="821">
            <text:p>821</text:p>
          </table:table-cell>
          <table:table-cell office:value-type="float" office:value="39">
            <text:p>39</text:p>
          </table:table-cell>
          <table:table-cell/>
          <table:table-cell office:value-type="float" office:value="318">
            <text:p>318</text:p>
          </table:table-cell>
          <table:table-cell office:value-type="float" office:value="5">
            <text:p>5</text:p>
          </table:table-cell>
          <table:table-cell/>
          <table:table-cell office:value-type="float" office:value="134">
            <text:p>134</text:p>
          </table:table-cell>
          <table:table-cell office:value-type="float" office:value="12">
            <text:p>12</text:p>
          </table:table-cell>
          <table:table-cell/>
          <table:table-cell table:number-columns-repeated="3"/>
          <table:table-cell table:number-columns-repeated="996"/>
        </table:table-row>
        <table:table-row table:style-name="ro1">
          <table:table-cell office:value-type="float" office:value="1968">
            <text:p>1968</text:p>
          </table:table-cell>
          <table:table-cell table:number-columns-repeated="2"/>
          <table:table-cell office:value-type="float" office:value="9940">
            <text:p>9940</text:p>
          </table:table-cell>
          <table:table-cell office:value-type="float" office:value="3573">
            <text:p>3573</text:p>
          </table:table-cell>
          <table:table-cell office:value-type="float" office:value="70">
            <text:p>70</text:p>
          </table:table-cell>
          <table:table-cell/>
          <table:table-cell office:value-type="float" office:value="2261">
            <text:p>2261</text:p>
          </table:table-cell>
          <table:table-cell office:value-type="float" office:value="54">
            <text:p>54</text:p>
          </table:table-cell>
          <table:table-cell/>
          <table:table-cell office:value-type="float" office:value="1045">
            <text:p>1045</text:p>
          </table:table-cell>
          <table:table-cell office:value-type="float" office:value="28">
            <text:p>28</text:p>
          </table:table-cell>
          <table:table-cell/>
          <table:table-cell office:value-type="float" office:value="1286">
            <text:p>1286</text:p>
          </table:table-cell>
          <table:table-cell office:value-type="float" office:value="65">
            <text:p>65</text:p>
          </table:table-cell>
          <table:table-cell/>
          <table:table-cell office:value-type="float" office:value="968">
            <text:p>968</text:p>
          </table:table-cell>
          <table:table-cell office:value-type="float" office:value="43">
            <text:p>43</text:p>
          </table:table-cell>
          <table:table-cell/>
          <table:table-cell office:value-type="float" office:value="328">
            <text:p>328</text:p>
          </table:table-cell>
          <table:table-cell office:value-type="float" office:value="5">
            <text:p>5</text:p>
          </table:table-cell>
          <table:table-cell/>
          <table:table-cell office:value-type="float" office:value="172">
            <text:p>172</text:p>
          </table:table-cell>
          <table:table-cell/>
          <table:table-cell/>
          <table:table-cell table:number-columns-repeated="3"/>
          <table:table-cell table:number-columns-repeated="996"/>
        </table:table-row>
        <table:table-row table:style-name="ro1">
          <table:table-cell office:value-type="float" office:value="1969">
            <text:p>1969</text:p>
          </table:table-cell>
          <table:table-cell table:number-columns-repeated="2"/>
          <table:table-cell office:value-type="float" office:value="9802">
            <text:p>9802</text:p>
          </table:table-cell>
          <table:table-cell office:value-type="float" office:value="3748">
            <text:p>3748</text:p>
          </table:table-cell>
          <table:table-cell office:value-type="float" office:value="75">
            <text:p>75</text:p>
          </table:table-cell>
          <table:table-cell/>
          <table:table-cell office:value-type="float" office:value="2236">
            <text:p>2236</text:p>
          </table:table-cell>
          <table:table-cell office:value-type="float" office:value="47">
            <text:p>47</text:p>
          </table:table-cell>
          <table:table-cell/>
          <table:table-cell office:value-type="float" office:value="1127">
            <text:p>1127</text:p>
          </table:table-cell>
          <table:table-cell office:value-type="float" office:value="26">
            <text:p>26</text:p>
          </table:table-cell>
          <table:table-cell/>
          <table:table-cell office:value-type="float" office:value="1170">
            <text:p>1170</text:p>
          </table:table-cell>
          <table:table-cell office:value-type="float" office:value="65">
            <text:p>65</text:p>
          </table:table-cell>
          <table:table-cell/>
          <table:table-cell office:value-type="float" office:value="904">
            <text:p>904</text:p>
          </table:table-cell>
          <table:table-cell office:value-type="float" office:value="45">
            <text:p>45</text:p>
          </table:table-cell>
          <table:table-cell/>
          <table:table-cell office:value-type="float" office:value="350">
            <text:p>350</text:p>
          </table:table-cell>
          <table:table-cell office:value-type="float" office:value="9">
            <text:p>9</text:p>
          </table:table-cell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970">
            <text:p>1970</text:p>
          </table:table-cell>
          <table:table-cell table:number-columns-repeated="2"/>
          <table:table-cell office:value-type="float" office:value="10208">
            <text:p>10208</text:p>
          </table:table-cell>
          <table:table-cell office:value-type="float" office:value="3748">
            <text:p>3748</text:p>
          </table:table-cell>
          <table:table-cell office:value-type="float" office:value="75">
            <text:p>75</text:p>
          </table:table-cell>
          <table:table-cell/>
          <table:table-cell office:value-type="float" office:value="2338">
            <text:p>2338</text:p>
          </table:table-cell>
          <table:table-cell office:value-type="float" office:value="51">
            <text:p>51</text:p>
          </table:table-cell>
          <table:table-cell/>
          <table:table-cell office:value-type="float" office:value="1220">
            <text:p>1220</text:p>
          </table:table-cell>
          <table:table-cell office:value-type="float" office:value="23">
            <text:p>23</text:p>
          </table:table-cell>
          <table:table-cell/>
          <table:table-cell office:value-type="float" office:value="1233">
            <text:p>1233</text:p>
          </table:table-cell>
          <table:table-cell office:value-type="float" office:value="82">
            <text:p>82</text:p>
          </table:table-cell>
          <table:table-cell/>
          <table:table-cell office:value-type="float" office:value="881">
            <text:p>881</text:p>
          </table:table-cell>
          <table:table-cell office:value-type="float" office:value="41">
            <text:p>41</text:p>
          </table:table-cell>
          <table:table-cell/>
          <table:table-cell office:value-type="float" office:value="377">
            <text:p>377</text:p>
          </table:table-cell>
          <table:table-cell office:value-type="float" office:value="9">
            <text:p>9</text:p>
          </table:table-cell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971">
            <text:p>1971</text:p>
          </table:table-cell>
          <table:table-cell table:number-columns-repeated="2"/>
          <table:table-cell office:value-type="float" office:value="10532">
            <text:p>10532</text:p>
          </table:table-cell>
          <table:table-cell office:value-type="float" office:value="3866">
            <text:p>3866</text:p>
          </table:table-cell>
          <table:table-cell office:value-type="float" office:value="87">
            <text:p>87</text:p>
          </table:table-cell>
          <table:table-cell/>
          <table:table-cell office:value-type="float" office:value="2325">
            <text:p>2325</text:p>
          </table:table-cell>
          <table:table-cell office:value-type="float" office:value="41">
            <text:p>41</text:p>
          </table:table-cell>
          <table:table-cell/>
          <table:table-cell office:value-type="float" office:value="1286">
            <text:p>1286</text:p>
          </table:table-cell>
          <table:table-cell office:value-type="float" office:value="26">
            <text:p>26</text:p>
          </table:table-cell>
          <table:table-cell/>
          <table:table-cell office:value-type="float" office:value="1307">
            <text:p>1307</text:p>
          </table:table-cell>
          <table:table-cell office:value-type="float" office:value="73">
            <text:p>73</text:p>
          </table:table-cell>
          <table:table-cell/>
          <table:table-cell office:value-type="float" office:value="896">
            <text:p>896</text:p>
          </table:table-cell>
          <table:table-cell office:value-type="float" office:value="42">
            <text:p>42</text:p>
          </table:table-cell>
          <table:table-cell/>
          <table:table-cell office:value-type="float" office:value="368">
            <text:p>368</text:p>
          </table:table-cell>
          <table:table-cell office:value-type="float" office:value="5">
            <text:p>5</text:p>
          </table:table-cell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972">
            <text:p>1972</text:p>
          </table:table-cell>
          <table:table-cell table:number-columns-repeated="2"/>
          <table:table-cell office:value-type="float" office:value="10329">
            <text:p>10329</text:p>
          </table:table-cell>
          <table:table-cell office:value-type="float" office:value="4082">
            <text:p>4082</text:p>
          </table:table-cell>
          <table:table-cell office:value-type="float" office:value="81">
            <text:p>81</text:p>
          </table:table-cell>
          <table:table-cell/>
          <table:table-cell office:value-type="float" office:value="2075">
            <text:p>2075</text:p>
          </table:table-cell>
          <table:table-cell office:value-type="float" office:value="32">
            <text:p>32</text:p>
          </table:table-cell>
          <table:table-cell/>
          <table:table-cell office:value-type="float" office:value="1489">
            <text:p>1489</text:p>
          </table:table-cell>
          <table:table-cell office:value-type="float" office:value="28">
            <text:p>28</text:p>
          </table:table-cell>
          <table:table-cell/>
          <table:table-cell office:value-type="float" office:value="1212">
            <text:p>1212</text:p>
          </table:table-cell>
          <table:table-cell office:value-type="float" office:value="83">
            <text:p>83</text:p>
          </table:table-cell>
          <table:table-cell/>
          <table:table-cell office:value-type="float" office:value="847">
            <text:p>847</text:p>
          </table:table-cell>
          <table:table-cell office:value-type="float" office:value="35">
            <text:p>35</text:p>
          </table:table-cell>
          <table:table-cell/>
          <table:table-cell office:value-type="float" office:value="365">
            <text:p>365</text:p>
          </table:table-cell>
          <table:table-cell office:value-type="float" office:value="6">
            <text:p>6</text:p>
          </table:table-cell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973">
            <text:p>1973</text:p>
          </table:table-cell>
          <table:table-cell table:number-columns-repeated="2"/>
          <table:table-cell office:value-type="float" office:value="8939">
            <text:p>8939</text:p>
          </table:table-cell>
          <table:table-cell office:value-type="float" office:value="4068">
            <text:p>4068</text:p>
          </table:table-cell>
          <table:table-cell office:value-type="float" office:value="87">
            <text:p>87</text:p>
          </table:table-cell>
          <table:table-cell/>
          <table:table-cell office:value-type="float" office:value="1841">
            <text:p>1841</text:p>
          </table:table-cell>
          <table:table-cell office:value-type="float" office:value="29">
            <text:p>29</text:p>
          </table:table-cell>
          <table:table-cell/>
          <table:table-cell office:value-type="float" office:value="1473">
            <text:p>1473</text:p>
          </table:table-cell>
          <table:table-cell office:value-type="float" office:value="24">
            <text:p>24</text:p>
          </table:table-cell>
          <table:table-cell/>
          <table:table-cell office:value-type="float" office:value="989">
            <text:p>989</text:p>
          </table:table-cell>
          <table:table-cell office:value-type="float" office:value="63">
            <text:p>63</text:p>
          </table:table-cell>
          <table:table-cell/>
          <table:table-cell office:value-type="float" office:value="731">
            <text:p>731</text:p>
          </table:table-cell>
          <table:table-cell office:value-type="float" office:value="31">
            <text:p>31</text:p>
          </table:table-cell>
          <table:table-cell/>
          <table:table-cell office:value-type="float" office:value="339">
            <text:p>339</text:p>
          </table:table-cell>
          <table:table-cell office:value-type="float" office:value="5">
            <text:p>5</text:p>
          </table:table-cell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974">
            <text:p>1974</text:p>
          </table:table-cell>
          <table:table-cell table:number-columns-repeated="2"/>
          <table:table-cell office:value-type="float" office:value="8626">
            <text:p>8626</text:p>
          </table:table-cell>
          <table:table-cell office:value-type="float" office:value="3337">
            <text:p>3337</text:p>
          </table:table-cell>
          <table:table-cell office:value-type="float" office:value="73">
            <text:p>73</text:p>
          </table:table-cell>
          <table:table-cell/>
          <table:table-cell office:value-type="float" office:value="1627">
            <text:p>1627</text:p>
          </table:table-cell>
          <table:table-cell office:value-type="float" office:value="24">
            <text:p>24</text:p>
          </table:table-cell>
          <table:table-cell/>
          <table:table-cell office:value-type="float" office:value="1507">
            <text:p>1507</text:p>
          </table:table-cell>
          <table:table-cell office:value-type="float" office:value="19">
            <text:p>19</text:p>
          </table:table-cell>
          <table:table-cell/>
          <table:table-cell office:value-type="float" office:value="913">
            <text:p>913</text:p>
          </table:table-cell>
          <table:table-cell office:value-type="float" office:value="43">
            <text:p>43</text:p>
          </table:table-cell>
          <table:table-cell/>
          <table:table-cell office:value-type="float" office:value="720">
            <text:p>720</text:p>
          </table:table-cell>
          <table:table-cell office:value-type="float" office:value="32">
            <text:p>32</text:p>
          </table:table-cell>
          <table:table-cell/>
          <table:table-cell office:value-type="float" office:value="334">
            <text:p>334</text:p>
          </table:table-cell>
          <table:table-cell office:value-type="float" office:value="8">
            <text:p>8</text:p>
          </table:table-cell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975">
            <text:p>1975</text:p>
          </table:table-cell>
          <table:table-cell table:number-columns-repeated="2"/>
          <table:table-cell office:value-type="float" office:value="8683">
            <text:p>8683</text:p>
          </table:table-cell>
          <table:table-cell office:value-type="float" office:value="3333">
            <text:p>3333</text:p>
          </table:table-cell>
          <table:table-cell office:value-type="float" office:value="64">
            <text:p>64</text:p>
          </table:table-cell>
          <table:table-cell/>
          <table:table-cell office:value-type="float" office:value="1580">
            <text:p>1580</text:p>
          </table:table-cell>
          <table:table-cell office:value-type="float" office:value="24">
            <text:p>24</text:p>
          </table:table-cell>
          <table:table-cell/>
          <table:table-cell office:value-type="float" office:value="1409">
            <text:p>1409</text:p>
          </table:table-cell>
          <table:table-cell office:value-type="float" office:value="24">
            <text:p>24</text:p>
          </table:table-cell>
          <table:table-cell/>
          <table:table-cell office:value-type="float" office:value="895">
            <text:p>895</text:p>
          </table:table-cell>
          <table:table-cell office:value-type="float" office:value="42">
            <text:p>42</text:p>
          </table:table-cell>
          <table:table-cell/>
          <table:table-cell office:value-type="float" office:value="735">
            <text:p>735</text:p>
          </table:table-cell>
          <table:table-cell office:value-type="float" office:value="17">
            <text:p>17</text:p>
          </table:table-cell>
          <table:table-cell/>
          <table:table-cell office:value-type="float" office:value="305">
            <text:p>305</text:p>
          </table:table-cell>
          <table:table-cell office:value-type="float" office:value="3">
            <text:p>3</text:p>
          </table:table-cell>
          <table:table-cell/>
          <table:table-cell table:number-columns-repeated="6"/>
          <table:table-cell table:number-columns-repeated="996"/>
        </table:table-row>
        <table:table-row table:style-name="ro1">
          <table:table-cell office:value-type="float" office:value="1976">
            <text:p>1976</text:p>
          </table:table-cell>
          <table:table-cell table:number-columns-repeated="2"/>
          <table:table-cell office:value-type="float" office:value="8800">
            <text:p>8800</text:p>
          </table:table-cell>
          <table:table-cell office:value-type="float" office:value="3594">
            <text:p>3594</text:p>
          </table:table-cell>
          <table:table-cell office:value-type="float" office:value="95">
            <text:p>95</text:p>
          </table:table-cell>
          <table:table-cell/>
          <table:table-cell office:value-type="float" office:value="1452">
            <text:p>1452</text:p>
          </table:table-cell>
          <table:table-cell office:value-type="float" office:value="32">
            <text:p>32</text:p>
          </table:table-cell>
          <table:table-cell/>
          <table:table-cell office:value-type="float" office:value="1495">
            <text:p>1495</text:p>
          </table:table-cell>
          <table:table-cell office:value-type="float" office:value="28">
            <text:p>28</text:p>
          </table:table-cell>
          <table:table-cell/>
          <table:table-cell office:value-type="float" office:value="1006">
            <text:p>1006</text:p>
          </table:table-cell>
          <table:table-cell office:value-type="float" office:value="45">
            <text:p>45</text:p>
          </table:table-cell>
          <table:table-cell/>
          <table:table-cell office:value-type="float" office:value="684">
            <text:p>684</text:p>
          </table:table-cell>
          <table:table-cell office:value-type="float" office:value="20">
            <text:p>20</text:p>
          </table:table-cell>
          <table:table-cell/>
          <table:table-cell office:value-type="float" office:value="236">
            <text:p>236</text:p>
          </table:table-cell>
          <table:table-cell office:value-type="float" office:value="4">
            <text:p>4</text:p>
          </table:table-cell>
          <table:table-cell/>
          <table:table-cell office:value-type="float" office:value="122">
            <text:p>122</text:p>
          </table:table-cell>
          <table:table-cell office:value-type="float" office:value="3">
            <text:p>3</text:p>
          </table:table-cell>
          <table:table-cell/>
          <table:table-cell table:number-columns-repeated="3"/>
          <table:table-cell table:number-columns-repeated="996"/>
        </table:table-row>
        <table:table-row table:style-name="ro1">
          <table:table-cell office:value-type="float" office:value="1977">
            <text:p>1977</text:p>
          </table:table-cell>
          <table:table-cell table:number-columns-repeated="2"/>
          <table:table-cell office:value-type="float" office:value="9168">
            <text:p>9168</text:p>
          </table:table-cell>
          <table:table-cell office:value-type="float" office:value="3591">
            <text:p>3591</text:p>
          </table:table-cell>
          <table:table-cell office:value-type="float" office:value="71">
            <text:p>71</text:p>
          </table:table-cell>
          <table:table-cell/>
          <table:table-cell office:value-type="float" office:value="1492">
            <text:p>1492</text:p>
          </table:table-cell>
          <table:table-cell office:value-type="float" office:value="33">
            <text:p>33</text:p>
          </table:table-cell>
          <table:table-cell/>
          <table:table-cell office:value-type="float" office:value="1508">
            <text:p>1508</text:p>
          </table:table-cell>
          <table:table-cell office:value-type="float" office:value="29">
            <text:p>29</text:p>
          </table:table-cell>
          <table:table-cell/>
          <table:table-cell office:value-type="float" office:value="1134">
            <text:p>1134</text:p>
          </table:table-cell>
          <table:table-cell office:value-type="float" office:value="51">
            <text:p>51</text:p>
          </table:table-cell>
          <table:table-cell/>
          <table:table-cell office:value-type="float" office:value="723">
            <text:p>723</text:p>
          </table:table-cell>
          <table:table-cell office:value-type="float" office:value="26">
            <text:p>26</text:p>
          </table:table-cell>
          <table:table-cell/>
          <table:table-cell office:value-type="float" office:value="259">
            <text:p>259</text:p>
          </table:table-cell>
          <table:table-cell office:value-type="float" office:value="6">
            <text:p>6</text:p>
          </table:table-cell>
          <table:table-cell/>
          <table:table-cell office:value-type="float" office:value="170">
            <text:p>170</text:p>
          </table:table-cell>
          <table:table-cell office:value-type="float" office:value="7">
            <text:p>7</text:p>
          </table:table-cell>
          <table:table-cell/>
          <table:table-cell table:style-name="ce8" table:formula="of:=[$'capital territory 1977-88'.C40]" office:value-type="float" office:value="39.3260869565217">
            <text:p>39</text:p>
          </table:table-cell>
          <table:table-cell table:style-name="ce8" table:formula="of:=[$'capital territory 1977-88'.D40]" office:value-type="float" office:value="1">
            <text:p>1</text:p>
          </table:table-cell>
          <table:table-cell table:number-columns-repeated="997"/>
        </table:table-row>
        <table:table-row table:style-name="ro1">
          <table:table-cell office:value-type="float" office:value="1978">
            <text:p>1978</text:p>
          </table:table-cell>
          <table:table-cell table:number-columns-repeated="2"/>
          <table:table-cell office:value-type="float" office:value="9762">
            <text:p>9762</text:p>
          </table:table-cell>
          <table:table-cell office:value-type="float" office:value="3497">
            <text:p>3497</text:p>
          </table:table-cell>
          <table:table-cell office:value-type="float" office:value="113">
            <text:p>113</text:p>
          </table:table-cell>
          <table:table-cell/>
          <table:table-cell office:value-type="float" office:value="1561">
            <text:p>1561</text:p>
          </table:table-cell>
          <table:table-cell office:value-type="float" office:value="34">
            <text:p>34</text:p>
          </table:table-cell>
          <table:table-cell/>
          <table:table-cell office:value-type="float" office:value="1572">
            <text:p>1572</text:p>
          </table:table-cell>
          <table:table-cell office:value-type="float" office:value="40">
            <text:p>40</text:p>
          </table:table-cell>
          <table:table-cell/>
          <table:table-cell office:value-type="float" office:value="1295">
            <text:p>1295</text:p>
          </table:table-cell>
          <table:table-cell office:value-type="float" office:value="73">
            <text:p>73</text:p>
          </table:table-cell>
          <table:table-cell/>
          <table:table-cell office:value-type="float" office:value="769">
            <text:p>769</text:p>
          </table:table-cell>
          <table:table-cell office:value-type="float" office:value="26">
            <text:p>26</text:p>
          </table:table-cell>
          <table:table-cell/>
          <table:table-cell office:value-type="float" office:value="236">
            <text:p>236</text:p>
          </table:table-cell>
          <table:table-cell office:value-type="float" office:value="3">
            <text:p>3</text:p>
          </table:table-cell>
          <table:table-cell/>
          <table:table-cell office:value-type="float" office:value="168">
            <text:p>168</text:p>
          </table:table-cell>
          <table:table-cell office:value-type="float" office:value="7">
            <text:p>7</text:p>
          </table:table-cell>
          <table:table-cell/>
          <table:table-cell table:style-name="ce8" table:formula="of:=[$'capital territory 1977-88'.C41]" office:value-type="float" office:value="43.2465753424658">
            <text:p>43</text:p>
          </table:table-cell>
          <table:table-cell table:style-name="ce8" table:formula="of:=[$'capital territory 1977-88'.D41]" office:value-type="float" office:value="3.09041095890411">
            <text:p>3</text:p>
          </table:table-cell>
          <table:table-cell table:number-columns-repeated="997"/>
        </table:table-row>
        <table:table-row table:style-name="ro1">
          <table:table-cell office:value-type="float" office:value="1979">
            <text:p>1979</text:p>
          </table:table-cell>
          <table:table-cell table:number-columns-repeated="2"/>
          <table:table-cell office:value-type="float" office:value="10001">
            <text:p>10001</text:p>
          </table:table-cell>
          <table:table-cell office:value-type="float" office:value="3657">
            <text:p>3657</text:p>
          </table:table-cell>
          <table:table-cell office:value-type="float" office:value="134">
            <text:p>134</text:p>
          </table:table-cell>
          <table:table-cell/>
          <table:table-cell office:value-type="float" office:value="1681">
            <text:p>1681</text:p>
          </table:table-cell>
          <table:table-cell office:value-type="float" office:value="46">
            <text:p>46</text:p>
          </table:table-cell>
          <table:table-cell office:value-type="float" office:value="1727">
            <text:p>1727</text:p>
          </table:table-cell>
          <table:table-cell office:value-type="float" office:value="1601">
            <text:p>1601</text:p>
          </table:table-cell>
          <table:table-cell office:value-type="float" office:value="47">
            <text:p>47</text:p>
          </table:table-cell>
          <table:table-cell/>
          <table:table-cell office:value-type="float" office:value="1391">
            <text:p>1391</text:p>
          </table:table-cell>
          <table:table-cell office:value-type="float" office:value="65">
            <text:p>65</text:p>
          </table:table-cell>
          <table:table-cell/>
          <table:table-cell office:value-type="float" office:value="814">
            <text:p>814</text:p>
          </table:table-cell>
          <table:table-cell office:value-type="float" office:value="25">
            <text:p>25</text:p>
          </table:table-cell>
          <table:table-cell/>
          <table:table-cell office:value-type="float" office:value="275">
            <text:p>275</text:p>
          </table:table-cell>
          <table:table-cell office:value-type="float" office:value="5">
            <text:p>5</text:p>
          </table:table-cell>
          <table:table-cell/>
          <table:table-cell office:value-type="float" office:value="222">
            <text:p>222</text:p>
          </table:table-cell>
          <table:table-cell office:value-type="float" office:value="13">
            <text:p>13</text:p>
          </table:table-cell>
          <table:table-cell/>
          <table:table-cell table:style-name="ce8" table:formula="of:=[$'capital territory 1977-88'.C42]" office:value-type="float" office:value="41.3315068493151">
            <text:p>41</text:p>
          </table:table-cell>
          <table:table-cell table:style-name="ce8" table:formula="of:=[$'capital territory 1977-88'.D42]" office:value-type="float" office:value="2.83287671232877">
            <text:p>3</text:p>
          </table:table-cell>
          <table:table-cell table:number-columns-repeated="997"/>
        </table:table-row>
        <table:table-row table:style-name="ro1">
          <table:table-cell office:value-type="float" office:value="1980">
            <text:p>1980</text:p>
          </table:table-cell>
          <table:table-cell table:number-columns-repeated="2"/>
          <table:table-cell office:value-type="float" office:value="9752">
            <text:p>9752</text:p>
          </table:table-cell>
          <table:table-cell office:value-type="float" office:value="3716">
            <text:p>3716</text:p>
          </table:table-cell>
          <table:table-cell office:value-type="float" office:value="133">
            <text:p>133</text:p>
          </table:table-cell>
          <table:table-cell/>
          <table:table-cell office:value-type="float" office:value="1734">
            <text:p>1734</text:p>
          </table:table-cell>
          <table:table-cell office:value-type="float" office:value="54">
            <text:p>54</text:p>
          </table:table-cell>
          <table:table-cell office:value-type="float" office:value="1788">
            <text:p>1788</text:p>
          </table:table-cell>
          <table:table-cell office:value-type="float" office:value="1663">
            <text:p>1663</text:p>
          </table:table-cell>
          <table:table-cell office:value-type="float" office:value="42">
            <text:p>42</text:p>
          </table:table-cell>
          <table:table-cell/>
          <table:table-cell office:value-type="float" office:value="1384">
            <text:p>1384</text:p>
          </table:table-cell>
          <table:table-cell office:value-type="float" office:value="63">
            <text:p>63</text:p>
          </table:table-cell>
          <table:table-cell/>
          <table:table-cell office:value-type="float" office:value="835">
            <text:p>835</text:p>
          </table:table-cell>
          <table:table-cell office:value-type="float" office:value="26">
            <text:p>26</text:p>
          </table:table-cell>
          <table:table-cell/>
          <table:table-cell office:value-type="float" office:value="249">
            <text:p>249</text:p>
          </table:table-cell>
          <table:table-cell office:value-type="float" office:value="5">
            <text:p>5</text:p>
          </table:table-cell>
          <table:table-cell/>
          <table:table-cell office:value-type="float" office:value="275">
            <text:p>275</text:p>
          </table:table-cell>
          <table:table-cell office:value-type="float" office:value="14">
            <text:p>14</text:p>
          </table:table-cell>
          <table:table-cell/>
          <table:table-cell table:style-name="ce8" table:formula="of:=[$'capital territory 1977-88'.C43]" office:value-type="float" office:value="54.3945205479452">
            <text:p>54</text:p>
          </table:table-cell>
          <table:table-cell table:style-name="ce8" table:formula="of:=[$'capital territory 1977-88'.D43]" office:value-type="float" office:value="1.07671232876712">
            <text:p>1</text:p>
          </table:table-cell>
          <table:table-cell table:number-columns-repeated="997"/>
        </table:table-row>
        <table:table-row table:style-name="ro1">
          <table:table-cell office:value-type="float" office:value="1981">
            <text:p>1981</text:p>
          </table:table-cell>
          <table:table-cell table:number-columns-repeated="2"/>
          <table:table-cell office:value-type="float" office:value="9754">
            <text:p>9754</text:p>
          </table:table-cell>
          <table:table-cell office:value-type="float" office:value="3257">
            <text:p>3257</text:p>
          </table:table-cell>
          <table:table-cell office:value-type="float" office:value="118">
            <text:p>118</text:p>
          </table:table-cell>
          <table:table-cell/>
          <table:table-cell office:value-type="float" office:value="1725">
            <text:p>1725</text:p>
          </table:table-cell>
          <table:table-cell office:value-type="float" office:value="55">
            <text:p>55</text:p>
          </table:table-cell>
          <table:table-cell office:value-type="float" office:value="1780">
            <text:p>1780</text:p>
          </table:table-cell>
          <table:table-cell office:value-type="float" office:value="1639">
            <text:p>1639</text:p>
          </table:table-cell>
          <table:table-cell office:value-type="float" office:value="44">
            <text:p>44</text:p>
          </table:table-cell>
          <table:table-cell/>
          <table:table-cell office:value-type="float" office:value="1305">
            <text:p>1305</text:p>
          </table:table-cell>
          <table:table-cell office:value-type="float" office:value="62">
            <text:p>62</text:p>
          </table:table-cell>
          <table:table-cell/>
          <table:table-cell office:value-type="float" office:value="791">
            <text:p>791</text:p>
          </table:table-cell>
          <table:table-cell office:value-type="float" office:value="22">
            <text:p>22</text:p>
          </table:table-cell>
          <table:table-cell/>
          <table:table-cell office:value-type="float" office:value="241">
            <text:p>241</text:p>
          </table:table-cell>
          <table:table-cell office:value-type="float" office:value="5">
            <text:p>5</text:p>
          </table:table-cell>
          <table:table-cell/>
          <table:table-cell office:value-type="float" office:value="284">
            <text:p>284</text:p>
          </table:table-cell>
          <table:table-cell office:value-type="float" office:value="12">
            <text:p>12</text:p>
          </table:table-cell>
          <table:table-cell/>
          <table:table-cell table:style-name="ce8" table:formula="of:=[$'capital territory 1977-88'.C44]" office:value-type="float" office:value="48.0054794520548">
            <text:p>48</text:p>
          </table:table-cell>
          <table:table-cell table:style-name="ce8" table:formula="of:=[$'capital territory 1977-88'.D44]" office:value-type="float" office:value="0.416438356164384">
            <text:p>0</text:p>
          </table:table-cell>
          <table:table-cell table:number-columns-repeated="997"/>
        </table:table-row>
        <table:table-row table:style-name="ro1">
          <table:table-cell office:value-type="float" office:value="1982">
            <text:p>1982</text:p>
          </table:table-cell>
          <table:table-cell table:number-columns-repeated="2"/>
          <table:table-cell office:value-type="float" office:value="9745">
            <text:p>9745</text:p>
          </table:table-cell>
          <table:table-cell office:value-type="float" office:value="3407">
            <text:p>3407</text:p>
          </table:table-cell>
          <table:table-cell office:value-type="float" office:value="137">
            <text:p>137</text:p>
          </table:table-cell>
          <table:table-cell/>
          <table:table-cell office:value-type="float" office:value="1803">
            <text:p>1803</text:p>
          </table:table-cell>
          <table:table-cell office:value-type="float" office:value="57">
            <text:p>57</text:p>
          </table:table-cell>
          <table:table-cell office:value-type="float" office:value="1860">
            <text:p>1860</text:p>
          </table:table-cell>
          <table:table-cell office:value-type="float" office:value="1623">
            <text:p>1623</text:p>
          </table:table-cell>
          <table:table-cell office:value-type="float" office:value="44">
            <text:p>44</text:p>
          </table:table-cell>
          <table:table-cell/>
          <table:table-cell office:value-type="float" office:value="1413">
            <text:p>1413</text:p>
          </table:table-cell>
          <table:table-cell office:value-type="float" office:value="73">
            <text:p>73</text:p>
          </table:table-cell>
          <table:table-cell/>
          <table:table-cell office:value-type="float" office:value="793">
            <text:p>793</text:p>
          </table:table-cell>
          <table:table-cell office:value-type="float" office:value="26">
            <text:p>26</text:p>
          </table:table-cell>
          <table:table-cell/>
          <table:table-cell office:value-type="float" office:value="217">
            <text:p>217</text:p>
          </table:table-cell>
          <table:table-cell office:value-type="float" office:value="11">
            <text:p>11</text:p>
          </table:table-cell>
          <table:table-cell/>
          <table:table-cell office:value-type="float" office:value="240">
            <text:p>240</text:p>
          </table:table-cell>
          <table:table-cell office:value-type="float" office:value="11">
            <text:p>11</text:p>
          </table:table-cell>
          <table:table-cell/>
          <table:table-cell table:style-name="ce8" table:formula="of:=[$'capital territory 1977-88'.C45]" office:value-type="float" office:value="43.4">
            <text:p>43</text:p>
          </table:table-cell>
          <table:table-cell table:style-name="ce8" table:formula="of:=[$'capital territory 1977-88'.D45]" office:value-type="float" office:value="1.67123287671233">
            <text:p>2</text:p>
          </table:table-cell>
          <table:table-cell table:number-columns-repeated="997"/>
        </table:table-row>
        <table:table-row table:style-name="ro1">
          <table:table-cell office:value-type="float" office:value="1983">
            <text:p>1983</text:p>
          </table:table-cell>
          <table:table-cell table:number-columns-repeated="2"/>
          <table:table-cell office:value-type="float" office:value="10004">
            <text:p>10004</text:p>
          </table:table-cell>
          <table:table-cell office:value-type="float" office:value="3353">
            <text:p>3353</text:p>
          </table:table-cell>
          <table:table-cell office:value-type="float" office:value="148">
            <text:p>148</text:p>
          </table:table-cell>
          <table:table-cell/>
          <table:table-cell office:value-type="float" office:value="1900">
            <text:p>1900</text:p>
          </table:table-cell>
          <table:table-cell office:value-type="float" office:value="59">
            <text:p>59</text:p>
          </table:table-cell>
          <table:table-cell office:value-type="float" office:value="1959">
            <text:p>1959</text:p>
          </table:table-cell>
          <table:table-cell table:number-columns-repeated="2"/>
          <table:table-cell office:value-type="float" office:value="1781">
            <text:p>1781</text:p>
          </table:table-cell>
          <table:table-cell office:value-type="float" office:value="1383">
            <text:p>1383</text:p>
          </table:table-cell>
          <table:table-cell office:value-type="float" office:value="63">
            <text:p>63</text:p>
          </table:table-cell>
          <table:table-cell/>
          <table:table-cell office:value-type="float" office:value="677">
            <text:p>677</text:p>
          </table:table-cell>
          <table:table-cell office:value-type="float" office:value="23">
            <text:p>23</text:p>
          </table:table-cell>
          <table:table-cell/>
          <table:table-cell office:value-type="float" office:value="226">
            <text:p>226</text:p>
          </table:table-cell>
          <table:table-cell office:value-type="float" office:value="8">
            <text:p>8</text:p>
          </table:table-cell>
          <table:table-cell/>
          <table:table-cell office:value-type="float" office:value="253">
            <text:p>253</text:p>
          </table:table-cell>
          <table:table-cell office:value-type="float" office:value="12">
            <text:p>12</text:p>
          </table:table-cell>
          <table:table-cell/>
          <table:table-cell table:style-name="ce8" table:formula="of:=[$'capital territory 1977-88'.C46]" office:value-type="float" office:value="55.6465753424658">
            <text:p>56</text:p>
          </table:table-cell>
          <table:table-cell table:style-name="ce8" table:formula="of:=[$'capital territory 1977-88'.D46]" office:value-type="float" office:value="3.66849315068493">
            <text:p>4</text:p>
          </table:table-cell>
          <table:table-cell table:number-columns-repeated="997"/>
        </table:table-row>
        <table:table-row table:style-name="ro1">
          <table:table-cell office:value-type="float" office:value="1984">
            <text:p>1984</text:p>
          </table:table-cell>
          <table:table-cell table:number-columns-repeated="2"/>
          <table:table-cell office:value-type="float" office:value="9709">
            <text:p>9709</text:p>
          </table:table-cell>
          <table:table-cell table:number-columns-repeated="3"/>
          <table:table-cell office:value-type="float" office:value="1738">
            <text:p>1738</text:p>
          </table:table-cell>
          <table:table-cell office:value-type="float" office:value="83">
            <text:p>83</text:p>
          </table:table-cell>
          <table:table-cell office:value-type="float" office:value="1821">
            <text:p>1821</text:p>
          </table:table-cell>
          <table:table-cell table:number-columns-repeated="2"/>
          <table:table-cell office:value-type="float" office:value="1940">
            <text:p>1940</text:p>
          </table:table-cell>
          <table:table-cell office:value-type="float" office:value="1394">
            <text:p>1394</text:p>
          </table:table-cell>
          <table:table-cell office:value-type="float" office:value="71">
            <text:p>71</text:p>
          </table:table-cell>
          <table:table-cell/>
          <table:table-cell office:value-type="float" office:value="669">
            <text:p>669</text:p>
          </table:table-cell>
          <table:table-cell office:value-type="float" office:value="29">
            <text:p>29</text:p>
          </table:table-cell>
          <table:table-cell/>
          <table:table-cell office:value-type="float" office:value="330">
            <text:p>330</text:p>
          </table:table-cell>
          <table:table-cell office:value-type="float" office:value="6">
            <text:p>6</text:p>
          </table:table-cell>
          <table:table-cell/>
          <table:table-cell office:value-type="float" office:value="297">
            <text:p>297</text:p>
          </table:table-cell>
          <table:table-cell/>
          <table:table-cell/>
          <table:table-cell table:style-name="ce8" table:formula="of:=[$'capital territory 1977-88'.C47]" office:value-type="float" office:value="57.1315068493151">
            <text:p>57</text:p>
          </table:table-cell>
          <table:table-cell table:style-name="ce8" table:formula="of:=[$'capital territory 1977-88'.D47]" office:value-type="float" office:value="2.25205479452055">
            <text:p>2</text:p>
          </table:table-cell>
          <table:table-cell table:number-columns-repeated="997"/>
        </table:table-row>
        <table:table-row table:style-name="ro1">
          <table:table-cell office:value-type="float" office:value="1985">
            <text:p>1985</text:p>
          </table:table-cell>
          <table:table-cell table:number-columns-repeated="6"/>
          <table:table-cell office:value-type="float" office:value="1819">
            <text:p>1819</text:p>
          </table:table-cell>
          <table:table-cell office:value-type="float" office:value="97">
            <text:p>97</text:p>
          </table:table-cell>
          <table:table-cell office:value-type="float" office:value="1916">
            <text:p>1916</text:p>
          </table:table-cell>
          <table:table-cell table:number-columns-repeated="2"/>
          <table:table-cell office:value-type="float" office:value="2066">
            <text:p>2066</text:p>
          </table:table-cell>
          <table:table-cell office:value-type="float" office:value="1470">
            <text:p>1470</text:p>
          </table:table-cell>
          <table:table-cell office:value-type="float" office:value="81">
            <text:p>81</text:p>
          </table:table-cell>
          <table:table-cell/>
          <table:table-cell office:value-type="float" office:value="738">
            <text:p>738</text:p>
          </table:table-cell>
          <table:table-cell office:value-type="float" office:value="37">
            <text:p>37</text:p>
          </table:table-cell>
          <table:table-cell/>
          <table:table-cell office:value-type="float" office:value="247">
            <text:p>247</text:p>
          </table:table-cell>
          <table:table-cell office:value-type="float" office:value="9">
            <text:p>9</text:p>
          </table:table-cell>
          <table:table-cell/>
          <table:table-cell office:value-type="float" office:value="373">
            <text:p>373</text:p>
          </table:table-cell>
          <table:table-cell/>
          <table:table-cell/>
          <table:table-cell table:style-name="ce8" table:formula="of:=[$'capital territory 1977-88'.C48]" office:value-type="float" office:value="71.7041095890411">
            <text:p>72</text:p>
          </table:table-cell>
          <table:table-cell table:style-name="ce8" table:formula="of:=[$'capital territory 1977-88'.D48]" office:value-type="float" office:value="1.41643835616438">
            <text:p>1</text:p>
          </table:table-cell>
          <table:table-cell table:number-columns-repeated="997"/>
        </table:table-row>
        <table:table-row table:style-name="ro1">
          <table:table-cell office:value-type="float" office:value="1986">
            <text:p>1986</text:p>
          </table:table-cell>
          <table:table-cell table:number-columns-repeated="6"/>
          <table:table-cell office:value-type="float" office:value="1834">
            <text:p>1834</text:p>
          </table:table-cell>
          <table:table-cell office:value-type="float" office:value="106">
            <text:p>106</text:p>
          </table:table-cell>
          <table:table-cell office:value-type="float" office:value="1940">
            <text:p>1940</text:p>
          </table:table-cell>
          <table:table-cell table:number-columns-repeated="2"/>
          <table:table-cell office:value-type="float" office:value="2247">
            <text:p>2247</text:p>
          </table:table-cell>
          <table:table-cell office:value-type="float" office:value="1519">
            <text:p>1519</text:p>
          </table:table-cell>
          <table:table-cell office:value-type="float" office:value="87">
            <text:p>87</text:p>
          </table:table-cell>
          <table:table-cell/>
          <table:table-cell office:value-type="float" office:value="799">
            <text:p>799</text:p>
          </table:table-cell>
          <table:table-cell office:value-type="float" office:value="35">
            <text:p>35</text:p>
          </table:table-cell>
          <table:table-cell/>
          <table:table-cell office:value-type="float" office:value="255">
            <text:p>255</text:p>
          </table:table-cell>
          <table:table-cell office:value-type="float" office:value="11">
            <text:p>11</text:p>
          </table:table-cell>
          <table:table-cell/>
          <table:table-cell office:value-type="float" office:value="429">
            <text:p>429</text:p>
          </table:table-cell>
          <table:table-cell/>
          <table:table-cell/>
          <table:table-cell table:style-name="ce8" table:formula="of:=[$'capital territory 1977-88'.C49]" office:value-type="float" office:value="76.1342465753425">
            <text:p>76</text:p>
          </table:table-cell>
          <table:table-cell table:style-name="ce8" table:formula="of:=[$'capital territory 1977-88'.D49]" office:value-type="float" office:value="1.82465753424658">
            <text:p>2</text:p>
          </table:table-cell>
          <table:table-cell table:number-columns-repeated="997"/>
        </table:table-row>
        <table:table-row table:style-name="ro1">
          <table:table-cell office:value-type="float" office:value="1987">
            <text:p>1987</text:p>
          </table:table-cell>
          <table:table-cell table:number-columns-repeated="6"/>
          <table:table-cell office:value-type="float" office:value="1906">
            <text:p>1906</text:p>
          </table:table-cell>
          <table:table-cell office:value-type="float" office:value="111">
            <text:p>111</text:p>
          </table:table-cell>
          <table:table-cell office:value-type="float" office:value="2017">
            <text:p>2017</text:p>
          </table:table-cell>
          <table:table-cell table:number-columns-repeated="9"/>
          <table:table-cell office:value-type="float" office:value="282">
            <text:p>282</text:p>
          </table:table-cell>
          <table:table-cell office:value-type="float" office:value="13">
            <text:p>13</text:p>
          </table:table-cell>
          <table:table-cell/>
          <table:table-cell table:number-columns-repeated="3"/>
          <table:table-cell table:style-name="ce8" table:formula="of:=[$'capital territory 1977-88'.C50]" office:value-type="float" office:value="82.5260273972603">
            <text:p>83</text:p>
          </table:table-cell>
          <table:table-cell table:style-name="ce8" table:formula="of:=[$'capital territory 1977-88'.D50]" office:value-type="float" office:value="3.25205479452055">
            <text:p>3</text:p>
          </table:table-cell>
          <table:table-cell table:number-columns-repeated="997"/>
        </table:table-row>
        <table:table-row table:style-name="ro1">
          <table:table-cell office:value-type="float" office:value="1988">
            <text:p>1988</text:p>
          </table:table-cell>
          <table:table-cell table:number-columns-repeated="24"/>
          <table:table-cell table:style-name="ce8" table:formula="of:=[$'capital territory 1977-88'.C51]" office:value-type="float" office:value="70.7582417582418">
            <text:p>71</text:p>
          </table:table-cell>
          <table:table-cell table:style-name="ce8" table:formula="of:=[$'capital territory 1977-88'.D51]" office:value-type="float" office:value="2.54945054945055">
            <text:p>3</text:p>
          </table:table-cell>
          <table:table-cell table:number-columns-repeated="997"/>
        </table:table-row>
        <table:table-row table:style-name="ro1">
          <table:table-cell office:value-type="float" office:value="1989">
            <text:p>1989</text:p>
          </table:table-cell>
          <table:table-cell table:number-columns-repeated="1023"/>
        </table:table-row>
        <table:table-row table:style-name="ro1">
          <table:table-cell office:value-type="float" office:value="1990">
            <text:p>1990</text:p>
          </table:table-cell>
          <table:table-cell table:number-columns-repeated="1023"/>
        </table:table-row>
        <table:table-row table:style-name="ro1">
          <table:table-cell office:value-type="float" office:value="1991">
            <text:p>1991</text:p>
          </table:table-cell>
          <table:table-cell table:number-columns-repeated="1023"/>
        </table:table-row>
        <table:table-row table:style-name="ro1">
          <table:table-cell office:value-type="float" office:value="1992">
            <text:p>1992</text:p>
          </table:table-cell>
          <table:table-cell table:number-columns-repeated="1023"/>
        </table:table-row>
        <table:table-row table:style-name="ro1">
          <table:table-cell office:value-type="float" office:value="1993">
            <text:p>1993</text:p>
          </table:table-cell>
          <table:table-cell table:number-columns-repeated="1023"/>
        </table:table-row>
        <table:table-row table:style-name="ro1">
          <table:table-cell office:value-type="float" office:value="1994">
            <text:p>1994</text:p>
          </table:table-cell>
          <table:table-cell table:number-columns-repeated="1023"/>
        </table:table-row>
        <table:table-row table:style-name="ro1">
          <table:table-cell office:value-type="float" office:value="1995">
            <text:p>1995</text:p>
          </table:table-cell>
          <table:table-cell table:number-columns-repeated="1023"/>
        </table:table-row>
        <table:table-row table:style-name="ro1">
          <table:table-cell office:value-type="float" office:value="1996">
            <text:p>1996</text:p>
          </table:table-cell>
          <table:table-cell table:number-columns-repeated="1023"/>
        </table:table-row>
        <table:table-row table:style-name="ro1">
          <table:table-cell office:value-type="float" office:value="1997">
            <text:p>1997</text:p>
          </table:table-cell>
          <table:table-cell table:number-columns-repeated="1023"/>
        </table:table-row>
        <table:table-row table:style-name="ro1">
          <table:table-cell office:value-type="float" office:value="1998">
            <text:p>1998</text:p>
          </table:table-cell>
          <table:table-cell table:number-columns-repeated="1023"/>
        </table:table-row>
        <table:table-row table:style-name="ro1">
          <table:table-cell office:value-type="float" office:value="1999">
            <text:p>1999</text:p>
          </table:table-cell>
          <table:table-cell table:number-columns-repeated="1023"/>
        </table:table-row>
        <table:table-row table:style-name="ro1">
          <table:table-cell office:value-type="float" office:value="2000">
            <text:p>2000</text:p>
          </table:table-cell>
          <table:table-cell table:number-columns-repeated="1023"/>
        </table:table-row>
        <table:table-row table:style-name="ro1">
          <table:table-cell office:value-type="float" office:value="2001">
            <text:p>2001</text:p>
          </table:table-cell>
          <table:table-cell table:number-columns-repeated="1023"/>
        </table:table-row>
        <table:table-row table:style-name="ro1">
          <table:table-cell office:value-type="float" office:value="2002">
            <text:p>2002</text:p>
          </table:table-cell>
          <table:table-cell table:number-columns-repeated="1023"/>
        </table:table-row>
        <table:table-row table:style-name="ro1">
          <table:table-cell office:value-type="float" office:value="2003">
            <text:p>2003</text:p>
          </table:table-cell>
          <table:table-cell table:number-columns-repeated="1023"/>
        </table:table-row>
        <table:table-row table:style-name="ro1">
          <table:table-cell office:value-type="float" office:value="2004">
            <text:p>2004</text:p>
          </table:table-cell>
          <table:table-cell table:number-columns-repeated="1023"/>
        </table:table-row>
        <table:table-row table:style-name="ro1">
          <table:table-cell office:value-type="float" office:value="2005">
            <text:p>2005</text:p>
          </table:table-cell>
          <table:table-cell table:number-columns-repeated="1023"/>
        </table:table-row>
        <table:table-row table:style-name="ro1">
          <table:table-cell office:value-type="float" office:value="2006">
            <text:p>2006</text:p>
          </table:table-cell>
          <table:table-cell table:number-columns-repeated="1023"/>
        </table:table-row>
        <table:table-row table:style-name="ro1">
          <table:table-cell office:value-type="float" office:value="2007">
            <text:p>2007</text:p>
          </table:table-cell>
          <table:table-cell table:number-columns-repeated="1023"/>
        </table:table-row>
        <table:table-row table:style-name="ro1">
          <table:table-cell office:value-type="float" office:value="2008">
            <text:p>2008</text:p>
          </table:table-cell>
          <table:table-cell table:number-columns-repeated="1023"/>
        </table:table-row>
        <table:table-row table:style-name="ro1">
          <table:table-cell office:value-type="float" office:value="2009">
            <text:p>2009</text:p>
          </table:table-cell>
          <table:table-cell table:number-columns-repeated="1023"/>
        </table:table-row>
        <table:table-row table:style-name="ro1">
          <table:table-cell office:value-type="float" office:value="2010">
            <text:p>2010</text:p>
          </table:table-cell>
          <table:table-cell table:number-columns-repeated="1023"/>
        </table:table-row>
        <table:table-row table:style-name="ro1">
          <table:table-cell office:value-type="float" office:value="2011">
            <text:p>2011</text:p>
          </table:table-cell>
          <table:table-cell table:number-columns-repeated="1023"/>
        </table:table-row>
        <table:table-row table:style-name="ro1" table:number-rows-repeated="10484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pital territory 1977-88" table:style-name="ta6" table:print="false">
        <table:table-column table:style-name="co1" table:number-columns-repeated="14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1" table:number-columns-repeated="1008" table:default-cell-style-name="Excel_20_Built-in_20_Normal"/>
        <table:table-row table:style-name="ro1">
          <table:table-cell table:style-name="ce1" office:value-type="string" table:number-columns-spanned="5" table:number-rows-spanned="1">
            <text:p>Prisoners in the Australia Capital Territory, 1977-1988</text:p>
          </table:table-cell>
          <table:covered-table-cell table:number-columns-repeated="4" table:style-name="ce2"/>
          <table:table-cell table:number-columns-repeated="10"/>
          <table:table-cell office:value-type="string">
            <text:p>Repository:</text:p>
          </table:table-cell>
          <table:table-cell table:number-columns-repeated="1008"/>
        </table:table-row>
        <table:table-row table:style-name="ro1">
          <table:table-cell table:number-columns-repeated="15"/>
          <table:table-cell office:value-type="string">
            <text:p>http://acrosswalls.org/datasets/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males</text:p>
          </table:table-cell>
          <table:table-cell table:number-columns-repeated="13"/>
          <table:table-cell office:value-type="string">
            <text:p>Version: 1.0</text:p>
          </table:table-cell>
          <table:table-cell table:number-columns-repeated="1008"/>
        </table:table-row>
        <table:table-row table:style-name="ro1">
          <table:table-cell office:value-type="string">
            <text:p>days</text:p>
          </table:table-cell>
          <table:table-cell office:value-type="string">
            <text:p>month</text:p>
          </table:table-cell>
          <table:table-cell office:value-type="float" office:value="1977">
            <text:p>1977</text:p>
          </table:table-cell>
          <table:table-cell office:value-type="float" office:value="1978">
            <text:p>1978</text:p>
          </table:table-cell>
          <table:table-cell office:value-type="float" office:value="1979">
            <text:p>1979</text:p>
          </table:table-cell>
          <table:table-cell office:value-type="float" office:value="1980">
            <text:p>1980</text:p>
          </table:table-cell>
          <table:table-cell office:value-type="float" office:value="1981">
            <text:p>1981</text:p>
          </table:table-cell>
          <table:table-cell office:value-type="float" office:value="1982">
            <text:p>1982</text:p>
          </table:table-cell>
          <table:table-cell office:value-type="float" office:value="1983">
            <text:p>1983</text:p>
          </table:table-cell>
          <table:table-cell office:value-type="float" office:value="1984">
            <text:p>1984</text:p>
          </table:table-cell>
          <table:table-cell office:value-type="float" office:value="1985">
            <text:p>1985</text:p>
          </table:table-cell>
          <table:table-cell office:value-type="float" office:value="1986">
            <text:p>1986</text:p>
          </table:table-cell>
          <table:table-cell office:value-type="float" office:value="1987">
            <text:p>1987</text:p>
          </table:table-cell>
          <table:table-cell office:value-type="float" office:value="1988">
            <text:p>1988</text:p>
          </table:table-cell>
          <table:table-cell/>
          <table:table-cell office:value-type="string">
            <text:p>source and notes</text:p>
          </table:table-cell>
          <table:table-cell table:number-columns-repeated="1008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Jan</text:p>
          </table:table-cell>
          <table:table-cell/>
          <table:table-cell office:value-type="float" office:value="47">
            <text:p>47</text:p>
          </table:table-cell>
          <table:table-cell office:value-type="float" office:value="32">
            <text:p>32</text:p>
          </table:table-cell>
          <table:table-cell office:value-type="float" office:value="59">
            <text:p>59</text:p>
          </table:table-cell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Mukherjee, Satyanshu Kumar (1988). Source book of Australian criminal &amp; social statistics, 1804-1988. Canberra, Ch. 8, Table 8.25</text:p>
          </table:table-cell>
          <table:table-cell table:number-columns-repeated="1008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Feb</text:p>
          </table:table-cell>
          <table:table-cell/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float" office:value="56">
            <text:p>56</text:p>
          </table:table-cell>
          <table:table-cell office:value-type="float" office:value="47">
            <text:p>47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62">
            <text:p>62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1988 Oct-Dec listed as 0</text:p>
          </table:table-cell>
          <table:table-cell table:number-columns-repeated="1008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Mar</text:p>
          </table:table-cell>
          <table:table-cell/>
          <table:table-cell office:value-type="float" office:value="54">
            <text:p>54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table:number-columns-repeated="2" office:value-type="float" office:value="46">
            <text:p>46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65">
            <text:p>65</text:p>
          </table:table-cell>
          <table:table-cell table:number-columns-repeated="2" office:value-type="float" office:value="75">
            <text:p>75</text:p>
          </table:table-cell>
          <table:table-cell office:value-type="float" office:value="69">
            <text:p>69</text:p>
          </table:table-cell>
          <table:table-cell table:number-columns-repeated="1010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Apr</text:p>
          </table:table-cell>
          <table:table-cell/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office:value-type="float" office:value="55">
            <text:p>55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float" office:value="51">
            <text:p>51</text:p>
          </table:table-cell>
          <table:table-cell office:value-type="float" office:value="54">
            <text:p>54</text:p>
          </table:table-cell>
          <table:table-cell office:value-type="float" office:value="63">
            <text:p>63</text:p>
          </table:table-cell>
          <table:table-cell table:number-columns-repeated="2" office:value-type="float" office:value="82">
            <text:p>82</text:p>
          </table:table-cell>
          <table:table-cell office:value-type="float" office:value="66">
            <text:p>66</text:p>
          </table:table-cell>
          <table:table-cell table:number-columns-repeated="1010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May</text:p>
          </table:table-cell>
          <table:table-cell/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78">
            <text:p>78</text:p>
          </table:table-cell>
          <table:table-cell office:value-type="float" office:value="85">
            <text:p>85</text:p>
          </table:table-cell>
          <table:table-cell office:value-type="float" office:value="71">
            <text:p>71</text:p>
          </table:table-cell>
          <table:table-cell table:number-columns-repeated="1010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Jun</text:p>
          </table:table-cell>
          <table:table-cell/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table:number-columns-repeated="2"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office:value-type="float" office:value="69">
            <text:p>69</text:p>
          </table:table-cell>
          <table:table-cell table:number-columns-repeated="1010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Jul</text:p>
          </table:table-cell>
          <table:table-cell/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53">
            <text:p>53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9">
            <text:p>69</text:p>
          </table:table-cell>
          <table:table-cell office:value-type="float" office:value="74">
            <text:p>74</text:p>
          </table:table-cell>
          <table:table-cell office:value-type="float" office:value="91">
            <text:p>91</text:p>
          </table:table-cell>
          <table:table-cell office:value-type="float" office:value="67">
            <text:p>67</text:p>
          </table:table-cell>
          <table:table-cell table:number-columns-repeated="1010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Aug</text:p>
          </table:table-cell>
          <table:table-cell/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36">
            <text:p>36</text:p>
          </table:table-cell>
          <table:table-cell office:value-type="float" office:value="69">
            <text:p>69</text:p>
          </table:table-cell>
          <table:table-cell office:value-type="float" office:value="56">
            <text:p>56</text:p>
          </table:table-cell>
          <table:table-cell office:value-type="float" office:value="77">
            <text:p>77</text:p>
          </table:table-cell>
          <table:table-cell office:value-type="float" office:value="71">
            <text:p>71</text:p>
          </table:table-cell>
          <table:table-cell office:value-type="float" office:value="91">
            <text:p>91</text:p>
          </table:table-cell>
          <table:table-cell office:value-type="float" office:value="71">
            <text:p>71</text:p>
          </table:table-cell>
          <table:table-cell table:number-columns-repeated="1010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ep </text:p>
          </table:table-cell>
          <table:table-cell/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53">
            <text:p>53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table:number-columns-repeated="2" office:value-type="float" office:value="57">
            <text:p>57</text:p>
          </table:table-cell>
          <table:table-cell office:value-type="float" office:value="81">
            <text:p>81</text:p>
          </table:table-cell>
          <table:table-cell office:value-type="float" office:value="71">
            <text:p>71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table:number-columns-repeated="1010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Oct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4">
            <text:p>54</text:p>
          </table:table-cell>
          <table:table-cell office:value-type="float" office:value="81">
            <text:p>81</text:p>
          </table:table-cell>
          <table:table-cell table:number-columns-repeated="2" office:value-type="float" office:value="79">
            <text:p>79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Nov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51">
            <text:p>51</text:p>
          </table:table-cell>
          <table:table-cell office:value-type="float" office:value="54">
            <text:p>54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office:value-type="float" office:value="88">
            <text:p>88</text:p>
          </table:table-cell>
          <table:table-cell table:number-columns-repeated="101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Dec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52">
            <text:p>52</text:p>
          </table:table-cell>
          <table:table-cell office:value-type="float" office:value="55">
            <text:p>55</text:p>
          </table:table-cell>
          <table:table-cell table:number-columns-repeated="2" office:value-type="float" office:value="45">
            <text:p>45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office:value-type="float" office:value="73">
            <text:p>73</text:p>
          </table:table-cell>
          <table:table-cell office:value-type="float" office:value="85">
            <text:p>8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formula="of:=SUM([.A5:.A16])" office:value-type="float" office:value="365">
            <text:p>365</text:p>
          </table:table-cell>
          <table:table-cell office:value-type="string">
            <text:p>year</text:p>
          </table:table-cell>
          <table:table-cell table:style-name="ce8" table:formula="of:=SUMPRODUCT([.A14:.A16];[.C14:.C16])/SUM([.A14:.A16])" office:value-type="float" office:value="39.3260869565217">
            <text:p>39</text:p>
          </table:table-cell>
          <table:table-cell table:style-name="ce8" table:formula="of:=SUMPRODUCT([.$A5:.$A16];[.D5:.D16])/[.$A18]" office:value-type="float" office:value="43.2465753424658">
            <text:p>43</text:p>
          </table:table-cell>
          <table:table-cell table:style-name="ce8" table:formula="of:=SUMPRODUCT([.$A5:.$A16];[.E5:.E16])/[.$A18]" office:value-type="float" office:value="41.3315068493151">
            <text:p>41</text:p>
          </table:table-cell>
          <table:table-cell table:style-name="ce8" table:formula="of:=SUMPRODUCT([.$A5:.$A16];[.F5:.F16])/[.$A18]" office:value-type="float" office:value="54.3945205479452">
            <text:p>54</text:p>
          </table:table-cell>
          <table:table-cell table:style-name="ce8" table:formula="of:=SUMPRODUCT([.$A5:.$A16];[.G5:.G16])/[.$A18]" office:value-type="float" office:value="48.0054794520548">
            <text:p>48</text:p>
          </table:table-cell>
          <table:table-cell table:style-name="ce8" table:formula="of:=SUMPRODUCT([.$A5:.$A16];[.H5:.H16])/[.$A18]" office:value-type="float" office:value="43.4">
            <text:p>43</text:p>
          </table:table-cell>
          <table:table-cell table:style-name="ce8" table:formula="of:=SUMPRODUCT([.$A5:.$A16];[.I5:.I16])/[.$A18]" office:value-type="float" office:value="55.6465753424658">
            <text:p>56</text:p>
          </table:table-cell>
          <table:table-cell table:style-name="ce8" table:formula="of:=SUMPRODUCT([.$A5:.$A16];[.J5:.J16])/[.$A18]" office:value-type="float" office:value="57.1315068493151">
            <text:p>57</text:p>
          </table:table-cell>
          <table:table-cell table:style-name="ce8" table:formula="of:=SUMPRODUCT([.$A5:.$A16];[.K5:.K16])/[.$A18]" office:value-type="float" office:value="71.7041095890411">
            <text:p>72</text:p>
          </table:table-cell>
          <table:table-cell table:style-name="ce8" table:formula="of:=SUMPRODUCT([.$A5:.$A16];[.L5:.L16])/[.$A18]" office:value-type="float" office:value="76.1342465753425">
            <text:p>76</text:p>
          </table:table-cell>
          <table:table-cell table:style-name="ce8" table:formula="of:=SUMPRODUCT([.$A5:.$A16];[.M5:.M16])/[.$A18]" office:value-type="float" office:value="82.5260273972603">
            <text:p>83</text:p>
          </table:table-cell>
          <table:table-cell table:style-name="ce8" table:formula="of:=SUMPRODUCT([.A5:.A13];[.N5:.N13])/SUM([.A5:.A13])" office:value-type="float" office:value="70.7582417582418">
            <text:p>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emales</text:p>
          </table:table-cell>
          <table:table-cell table:number-columns-repeated="1022"/>
        </table:table-row>
        <table:table-row table:style-name="ro1">
          <table:table-cell office:value-type="string">
            <text:p>days</text:p>
          </table:table-cell>
          <table:table-cell office:value-type="string">
            <text:p>month</text:p>
          </table:table-cell>
          <table:table-cell office:value-type="float" office:value="1977">
            <text:p>1977</text:p>
          </table:table-cell>
          <table:table-cell office:value-type="float" office:value="1978">
            <text:p>1978</text:p>
          </table:table-cell>
          <table:table-cell office:value-type="float" office:value="1979">
            <text:p>1979</text:p>
          </table:table-cell>
          <table:table-cell office:value-type="float" office:value="1980">
            <text:p>1980</text:p>
          </table:table-cell>
          <table:table-cell office:value-type="float" office:value="1981">
            <text:p>1981</text:p>
          </table:table-cell>
          <table:table-cell office:value-type="float" office:value="1982">
            <text:p>1982</text:p>
          </table:table-cell>
          <table:table-cell office:value-type="float" office:value="1983">
            <text:p>1983</text:p>
          </table:table-cell>
          <table:table-cell office:value-type="float" office:value="1984">
            <text:p>1984</text:p>
          </table:table-cell>
          <table:table-cell office:value-type="float" office:value="1985">
            <text:p>1985</text:p>
          </table:table-cell>
          <table:table-cell office:value-type="float" office:value="1986">
            <text:p>1986</text:p>
          </table:table-cell>
          <table:table-cell office:value-type="float" office:value="1987">
            <text:p>1987</text:p>
          </table:table-cell>
          <table:table-cell office:value-type="float" office:value="1988">
            <text:p>1988</text:p>
          </table:table-cell>
          <table:table-cell table:number-columns-repeated="1010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Jan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10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Feb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0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Mar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Apr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May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Jun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Jul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0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Aug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0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ep 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0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Oc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Nov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Dec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formula="of:=SUM([.A22:.A33])" office:value-type="float" office:value="365">
            <text:p>365</text:p>
          </table:table-cell>
          <table:table-cell office:value-type="string">
            <text:p>year</text:p>
          </table:table-cell>
          <table:table-cell table:formula="of:=SUMPRODUCT([.A31:.A33];[.C31:.C33])/SUM([.A31:.A33])" office:value-type="float" office:value="1">
            <text:p>1</text:p>
          </table:table-cell>
          <table:table-cell table:style-name="ce8" table:formula="of:=SUMPRODUCT([.$A22:.$A33];[.D22:.D33])/[.$A35]" office:value-type="float" office:value="3.09041095890411">
            <text:p>3</text:p>
          </table:table-cell>
          <table:table-cell table:style-name="ce8" table:formula="of:=SUMPRODUCT([.$A22:.$A33];[.E22:.E33])/[.$A35]" office:value-type="float" office:value="2.83287671232877">
            <text:p>3</text:p>
          </table:table-cell>
          <table:table-cell table:style-name="ce8" table:formula="of:=SUMPRODUCT([.$A22:.$A33];[.F22:.F33])/[.$A35]" office:value-type="float" office:value="1.07671232876712">
            <text:p>1</text:p>
          </table:table-cell>
          <table:table-cell table:style-name="ce8" table:formula="of:=SUMPRODUCT([.$A22:.$A33];[.G22:.G33])/[.$A35]" office:value-type="float" office:value="0.416438356164384">
            <text:p>0</text:p>
          </table:table-cell>
          <table:table-cell table:style-name="ce8" table:formula="of:=SUMPRODUCT([.$A22:.$A33];[.H22:.H33])/[.$A35]" office:value-type="float" office:value="1.67123287671233">
            <text:p>2</text:p>
          </table:table-cell>
          <table:table-cell table:style-name="ce8" table:formula="of:=SUMPRODUCT([.$A22:.$A33];[.I22:.I33])/[.$A35]" office:value-type="float" office:value="3.66849315068493">
            <text:p>4</text:p>
          </table:table-cell>
          <table:table-cell table:style-name="ce8" table:formula="of:=SUMPRODUCT([.$A22:.$A33];[.J22:.J33])/[.$A35]" office:value-type="float" office:value="2.25205479452055">
            <text:p>2</text:p>
          </table:table-cell>
          <table:table-cell table:style-name="ce8" table:formula="of:=SUMPRODUCT([.$A22:.$A33];[.K22:.K33])/[.$A35]" office:value-type="float" office:value="1.41643835616438">
            <text:p>1</text:p>
          </table:table-cell>
          <table:table-cell table:style-name="ce8" table:formula="of:=SUMPRODUCT([.$A22:.$A33];[.L22:.L33])/[.$A35]" office:value-type="float" office:value="1.82465753424658">
            <text:p>2</text:p>
          </table:table-cell>
          <table:table-cell table:style-name="ce8" table:formula="of:=SUMPRODUCT([.$A22:.$A33];[.M22:.M33])/[.$A35]" office:value-type="float" office:value="3.25205479452055">
            <text:p>3</text:p>
          </table:table-cell>
          <table:table-cell table:style-name="ce8" table:formula="of:=SUMPRODUCT([.A22:.A30];[.N22:.N30])/SUM([.A22:.A30])" office:value-type="float" office:value="2.54945054945055">
            <text:p>3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les</text:p>
          </table:table-cell>
          <table:table-cell office:value-type="string">
            <text:p>female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7">
            <text:p>1977</text:p>
          </table:table-cell>
          <table:table-cell table:style-name="ce8" office:value-type="float" office:value="39.3260869565217">
            <text:p>39</text:p>
          </table:table-cell>
          <table:table-cell table:style-name="ce8"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8">
            <text:p>1978</text:p>
          </table:table-cell>
          <table:table-cell table:style-name="ce8" office:value-type="float" office:value="43.2465753424658">
            <text:p>43</text:p>
          </table:table-cell>
          <table:table-cell table:style-name="ce8" office:value-type="float" office:value="3.09041095890411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9">
            <text:p>1979</text:p>
          </table:table-cell>
          <table:table-cell table:style-name="ce8" office:value-type="float" office:value="41.3315068493151">
            <text:p>41</text:p>
          </table:table-cell>
          <table:table-cell table:style-name="ce8" office:value-type="float" office:value="2.83287671232877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0">
            <text:p>1980</text:p>
          </table:table-cell>
          <table:table-cell table:style-name="ce8" office:value-type="float" office:value="54.3945205479452">
            <text:p>54</text:p>
          </table:table-cell>
          <table:table-cell table:style-name="ce8" office:value-type="float" office:value="1.07671232876712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1">
            <text:p>1981</text:p>
          </table:table-cell>
          <table:table-cell table:style-name="ce8" office:value-type="float" office:value="48.0054794520548">
            <text:p>48</text:p>
          </table:table-cell>
          <table:table-cell table:style-name="ce8" office:value-type="float" office:value="0.416438356164384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2">
            <text:p>1982</text:p>
          </table:table-cell>
          <table:table-cell table:style-name="ce8" office:value-type="float" office:value="43.4">
            <text:p>43</text:p>
          </table:table-cell>
          <table:table-cell table:style-name="ce8" office:value-type="float" office:value="1.67123287671233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3">
            <text:p>1983</text:p>
          </table:table-cell>
          <table:table-cell table:style-name="ce8" office:value-type="float" office:value="55.6465753424658">
            <text:p>56</text:p>
          </table:table-cell>
          <table:table-cell table:style-name="ce8" office:value-type="float" office:value="3.66849315068493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4">
            <text:p>1984</text:p>
          </table:table-cell>
          <table:table-cell table:style-name="ce8" office:value-type="float" office:value="57.1315068493151">
            <text:p>57</text:p>
          </table:table-cell>
          <table:table-cell table:style-name="ce8" office:value-type="float" office:value="2.25205479452055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5">
            <text:p>1985</text:p>
          </table:table-cell>
          <table:table-cell table:style-name="ce8" office:value-type="float" office:value="71.7041095890411">
            <text:p>72</text:p>
          </table:table-cell>
          <table:table-cell table:style-name="ce8" office:value-type="float" office:value="1.41643835616438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6">
            <text:p>1986</text:p>
          </table:table-cell>
          <table:table-cell table:style-name="ce8" office:value-type="float" office:value="76.1342465753425">
            <text:p>76</text:p>
          </table:table-cell>
          <table:table-cell table:style-name="ce8" office:value-type="float" office:value="1.82465753424658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7">
            <text:p>1987</text:p>
          </table:table-cell>
          <table:table-cell table:style-name="ce8" office:value-type="float" office:value="82.5260273972603">
            <text:p>83</text:p>
          </table:table-cell>
          <table:table-cell table:style-name="ce8" office:value-type="float" office:value="3.25205479452055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8">
            <text:p>1988</text:p>
          </table:table-cell>
          <table:table-cell table:style-name="ce8" office:value-type="float" office:value="70.7582417582418">
            <text:p>71</text:p>
          </table:table-cell>
          <table:table-cell table:style-name="ce8" office:value-type="float" office:value="2.54945054945055">
            <text:p>3</text:p>
          </table:table-cell>
          <table:table-cell table:number-columns-repeated="1020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stralia ABS" table:style-name="ta7" table:print="false">
        <table:table-column table:style-name="co1" table:number-columns-repeated="11" table:default-cell-style-name="Excel_20_Built-in_20_Normal"/>
        <table:table-column table:style-name="co7" table:default-cell-style-name="Excel_20_Built-in_20_Normal"/>
        <table:table-column table:style-name="co20" table:default-cell-style-name="Excel_20_Built-in_20_Normal"/>
        <table:table-column table:style-name="co1" table:number-columns-repeated="1011" table:default-cell-style-name="Excel_20_Built-in_20_Normal"/>
        <table:table-row table:style-name="ro1">
          <table:table-cell table:style-name="ce1" office:value-type="string" table:number-columns-spanned="7" table:number-rows-spanned="1">
            <text:p>Historical prisoner statistics from the Australian Bureau of Statistics</text:p>
          </table:table-cell>
          <table:covered-table-cell table:number-columns-repeated="6" table:style-name="ce2"/>
          <table:table-cell table:number-columns-repeated="5"/>
          <table:table-cell office:value-type="string">
            <text:p>Repository: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>
            <text:p>http://acrosswalls.org/datasets/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>
            <text:p>Version: 1.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ABLE 3. PRISONER CHARACTERISTICS, 1992-2002</text:p>
          </table:table-cell>
          <table:table-cell table:number-columns-repeated="1023"/>
        </table:table-row>
        <table:table-row table:style-name="ro1">
          <table:table-cell table:number-columns-repeated="12"/>
          <table:table-cell office:value-type="string">
            <text:p>Prisoners in Australia, 2002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>
            <text:p>Table 15, Prisoner Characteristics, By states and territories, 1992-2002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All prisoners(a)</text:p>
          </table:table-cell>
          <table:table-cell office:value-type="string">
            <text:p>Mean age</text:p>
          </table:table-cell>
          <table:table-cell office:value-type="string">
            <text:p>Females</text:p>
          </table:table-cell>
          <table:table-cell office:value-type="string">
            <text:p>Indigenous</text:p>
          </table:table-cell>
          <table:table-cell office:value-type="string">
            <text:p>Known prior adult imprisonment</text:p>
          </table:table-cell>
          <table:table-cell office:value-type="string">
            <text:p>Remandees</text:p>
          </table:table-cell>
          <table:table-cell table:number-columns-repeated="5"/>
          <table:table-cell table:style-name="ce17" office:value-type="string">
            <text:p><text:a xlink:href="http://www.abs.gov.au/AUSSTATS/">http://www.abs.gov.au/AUSSTATS/</text:a></text:p>
          </table:table-cell>
          <table:table-cell table:number-columns-repeated="1011"/>
        </table:table-row>
        <table:table-row table:style-name="ro1">
          <table:table-cell office:value-type="float" office:value="41090">
            <text:p>41090</text:p>
          </table:table-cell>
          <table:table-cell office:value-type="string">
            <text:p>no.</text:p>
          </table:table-cell>
          <table:table-cell office:value-type="string">
            <text:p>years</text:p>
          </table:table-cell>
          <table:table-cell table:number-columns-repeated="4" office:value-type="string">
            <text:p>%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5559">
            <text:p>15559</text:p>
          </table:table-cell>
          <table:table-cell office:value-type="float" office:value="30.6">
            <text:p>30.6</text:p>
          </table:table-cell>
          <table:table-cell office:value-type="float" office:value="4.9">
            <text:p>4.9</text:p>
          </table:table-cell>
          <table:table-cell office:value-type="float" office:value="14.3">
            <text:p>14.3</text:p>
          </table:table-cell>
          <table:table-cell office:value-type="float" office:value="58.2">
            <text:p>58.2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15866">
            <text:p>15866</text:p>
          </table:table-cell>
          <table:table-cell office:value-type="float" office:value="31.1">
            <text:p>31.1</text:p>
          </table:table-cell>
          <table:table-cell office:value-type="float" office:value="4.8">
            <text:p>4.8</text:p>
          </table:table-cell>
          <table:table-cell office:value-type="float" office:value="15.2">
            <text:p>15.2</text:p>
          </table:table-cell>
          <table:table-cell office:value-type="float" office:value="56.5">
            <text:p>56.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16944">
            <text:p>16944</text:p>
          </table:table-cell>
          <table:table-cell office:value-type="float" office:value="31.4">
            <text:p>31.4</text:p>
          </table:table-cell>
          <table:table-cell office:value-type="float" office:value="4.9">
            <text:p>4.9</text:p>
          </table:table-cell>
          <table:table-cell office:value-type="float" office:value="16.5">
            <text:p>16.5</text:p>
          </table:table-cell>
          <table:table-cell office:value-type="float" office:value="60.5">
            <text:p>60.5</text:p>
          </table:table-cell>
          <table:table-cell office:value-type="float" office:value="11.5">
            <text:p>11.5</text:p>
          </table:table-cell>
          <table:table-cell table:number-columns-repeated="1017"/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17428">
            <text:p>17428</text:p>
          </table:table-cell>
          <table:table-cell office:value-type="float" office:value="31.7">
            <text:p>31.7</text:p>
          </table:table-cell>
          <table:table-cell office:value-type="float" office:value="4.8">
            <text:p>4.8</text:p>
          </table:table-cell>
          <table:table-cell office:value-type="float" office:value="17.1">
            <text:p>17.1</text:p>
          </table:table-cell>
          <table:table-cell office:value-type="float" office:value="56.3">
            <text:p>56.3</text:p>
          </table:table-cell>
          <table:table-cell office:value-type="float" office:value="11.5">
            <text:p>11.5</text:p>
          </table:table-cell>
          <table:table-cell table:number-columns-repeated="1017"/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18193">
            <text:p>18193</text:p>
          </table:table-cell>
          <table:table-cell office:value-type="float" office:value="31.8">
            <text:p>31.8</text:p>
          </table:table-cell>
          <table:table-cell office:value-type="float" office:value="5.3">
            <text:p>5.3</text:p>
          </table:table-cell>
          <table:table-cell office:value-type="float" office:value="18">
            <text:p>18</text:p>
          </table:table-cell>
          <table:table-cell office:value-type="float" office:value="57.4">
            <text:p>57.4</text:p>
          </table:table-cell>
          <table:table-cell office:value-type="float" office:value="12.7">
            <text:p>12.7</text:p>
          </table:table-cell>
          <table:table-cell table:number-columns-repeated="1017"/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19128">
            <text:p>19128</text:p>
          </table:table-cell>
          <table:table-cell office:value-type="float" office:value="31.9">
            <text:p>31.9</text:p>
          </table:table-cell>
          <table:table-cell office:value-type="float" office:value="5.7">
            <text:p>5.7</text:p>
          </table:table-cell>
          <table:table-cell office:value-type="float" office:value="18.7">
            <text:p>18.7</text:p>
          </table:table-cell>
          <table:table-cell office:value-type="float" office:value="57.9">
            <text:p>57.9</text:p>
          </table:table-cell>
          <table:table-cell office:value-type="float" office:value="13.4">
            <text:p>13.4</text:p>
          </table:table-cell>
          <table:table-cell table:number-columns-repeated="1017"/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19906">
            <text:p>19906</text:p>
          </table:table-cell>
          <table:table-cell office:value-type="float" office:value="32.5">
            <text:p>32.5</text:p>
          </table:table-cell>
          <table:table-cell office:value-type="float" office:value="5.7">
            <text:p>5.7</text:p>
          </table:table-cell>
          <table:table-cell office:value-type="float" office:value="18.8">
            <text:p>18.8</text:p>
          </table:table-cell>
          <table:table-cell office:value-type="float" office:value="62.1">
            <text:p>62.1</text:p>
          </table:table-cell>
          <table:table-cell office:value-type="float" office:value="14">
            <text:p>14</text:p>
          </table:table-cell>
          <table:table-cell table:number-columns-repeated="1017"/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21538">
            <text:p>21538</text:p>
          </table:table-cell>
          <table:table-cell office:value-type="float" office:value="32.7">
            <text:p>32.7</text:p>
          </table:table-cell>
          <table:table-cell office:value-type="float" office:value="6.3">
            <text:p>6.3</text:p>
          </table:table-cell>
          <table:table-cell office:value-type="float" office:value="20">
            <text:p>20</text:p>
          </table:table-cell>
          <table:table-cell office:value-type="float" office:value="57.9">
            <text:p>57.9</text:p>
          </table:table-cell>
          <table:table-cell office:value-type="float" office:value="14.9">
            <text:p>14.9</text:p>
          </table:table-cell>
          <table:table-cell table:number-columns-repeated="1017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1714">
            <text:p>21714</text:p>
          </table:table-cell>
          <table:table-cell office:value-type="float" office:value="32.9">
            <text:p>32.9</text:p>
          </table:table-cell>
          <table:table-cell office:value-type="float" office:value="6.4">
            <text:p>6.4</text:p>
          </table:table-cell>
          <table:table-cell office:value-type="float" office:value="18.9">
            <text:p>18.9</text:p>
          </table:table-cell>
          <table:table-cell office:value-type="float" office:value="56.4">
            <text:p>56.4</text:p>
          </table:table-cell>
          <table:table-cell office:value-type="float" office:value="17.4">
            <text:p>17.4</text:p>
          </table:table-cell>
          <table:table-cell table:number-columns-repeated="1017"/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22458">
            <text:p>22458</text:p>
          </table:table-cell>
          <table:table-cell office:value-type="float" office:value="33">
            <text:p>33</text:p>
          </table:table-cell>
          <table:table-cell office:value-type="float" office:value="6.7">
            <text:p>6.7</text:p>
          </table:table-cell>
          <table:table-cell office:value-type="float" office:value="19.8">
            <text:p>19.8</text:p>
          </table:table-cell>
          <table:table-cell office:value-type="float" office:value="58.4">
            <text:p>58.4</text:p>
          </table:table-cell>
          <table:table-cell office:value-type="float" office:value="19.3">
            <text:p>19.3</text:p>
          </table:table-cell>
          <table:table-cell table:number-columns-repeated="1017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2492">
            <text:p>22492</text:p>
          </table:table-cell>
          <table:table-cell office:value-type="float" office:value="33.4">
            <text:p>33.4</text:p>
          </table:table-cell>
          <table:table-cell office:value-type="float" office:value="6.6">
            <text:p>6.6</text:p>
          </table:table-cell>
          <table:table-cell office:value-type="float" office:value="20">
            <text:p>20</text:p>
          </table:table-cell>
          <table:table-cell office:value-type="float" office:value="58.3">
            <text:p>58.3</text:p>
          </table:table-cell>
          <table:table-cell office:value-type="float" office:value="19.6">
            <text:p>19.6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(a) Prior to 1997, ACT periodic detainees were not included.</text:p>
          </table:table-cell>
          <table:table-cell table:number-columns-repeated="1023"/>
        </table:table-row>
        <table:table-row table:style-name="ro1">
          <table:table-cell office:value-type="string">
            <text:p>Source: 1992–93: Australian Institute of Criminology, Australian Prisoners; 1994–2002: Australian Bureau of Statistics, Prisoners in Australia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>
            <text:p>Corrective Services, Australia, quarterly publications</text:p>
          </table:table-cell>
          <table:table-cell table:number-columns-repeated="1011"/>
        </table:table-row>
        <table:table-row table:style-name="ro1">
          <table:table-cell office:value-type="string">
            <text:p>45170DO001_2011 Prisoners in Australia, 2011</text:p>
          </table:table-cell>
          <table:table-cell table:number-columns-repeated="11"/>
          <table:table-cell office:value-type="string">
            <text:p>http://www.abs.gov.au/AUSSTATS/abs@.nsf/DetailsPage/4512.0December%202011?OpenDocument</text:p>
          </table:table-cell>
          <table:table-cell table:number-columns-repeated="1011"/>
        </table:table-row>
        <table:table-row table:style-name="ro1">
          <table:table-cell office:value-type="string">
            <text:p>Released at 11:30 am (Canberra time) Thurs 8 Dec 2011</text:p>
          </table:table-cell>
          <table:table-cell table:number-columns-repeated="1023"/>
        </table:table-row>
        <table:table-row table:style-name="ro1">
          <table:table-cell office:value-type="string">
            <text:p>Table 2 Prisoners, selected characteristics, 2001–2011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Sex</text:p>
          </table:table-cell>
          <table:table-cell/>
          <table:table-cell office:value-type="string">
            <text:p>Indigenous status</text:p>
          </table:table-cell>
          <table:table-cell/>
          <table:table-cell office:value-type="string">
            <text:p>Legal status</text:p>
          </table:table-cell>
          <table:table-cell/>
          <table:table-cell office:value-type="string">
            <text:p>Prior imprisonment</text:p>
          </table:table-cell>
          <table:table-cell/>
          <table:table-cell office:value-type="string">
            <text:p>All prisoners</text:p>
          </table:table-cell>
          <table:table-cell table:number-columns-repeated="2"/>
          <table:table-cell office:value-type="string">
            <text:p>begin 2002: full time custody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Indigenous</text:p>
          </table:table-cell>
          <table:table-cell office:value-type="string">
            <text:p>Non-Indigenous</text:p>
          </table:table-cell>
          <table:table-cell office:value-type="string">
            <text:p>Sentenced</text:p>
          </table:table-cell>
          <table:table-cell office:value-type="string">
            <text:p>Unsentenced</text:p>
          </table:table-cell>
          <table:table-cell office:value-type="string">
            <text:p>Prior imprisonment</text:p>
          </table:table-cell>
          <table:table-cell office:value-type="string">
            <text:p>No prior imprisonment</text:p>
          </table:table-cell>
          <table:table-cell office:value-type="string">
            <text:p>no.</text:p>
          </table:table-cell>
          <table:table-cell office:value-type="string">
            <text:p>rate</text:p>
          </table:table-cell>
          <table:table-cell table:number-columns-repeated="1013"/>
        </table:table-row>
        <table:table-row table:style-name="ro1">
          <table:table-cell office:value-type="string">
            <text:p>year</text:p>
          </table:table-cell>
          <table:table-cell office:value-type="string">
            <text:p>NUMBER</text:p>
          </table:table-cell>
          <table:table-cell table:number-columns-repeated="1022"/>
        </table:table-row>
        <table:table-row table:style-name="ro1">
          <table:table-cell office:value-type="string">
            <text:p>2001</text:p>
          </table:table-cell>
          <table:table-cell office:value-type="float" office:value="20953">
            <text:p>20953</text:p>
          </table:table-cell>
          <table:table-cell office:value-type="float" office:value="1505">
            <text:p>1505</text:p>
          </table:table-cell>
          <table:table-cell office:value-type="float" office:value="4447">
            <text:p>4447</text:p>
          </table:table-cell>
          <table:table-cell office:value-type="float" office:value="18011">
            <text:p>18011</text:p>
          </table:table-cell>
          <table:table-cell office:value-type="float" office:value="18123">
            <text:p>18123</text:p>
          </table:table-cell>
          <table:table-cell office:value-type="float" office:value="4335">
            <text:p>4335</text:p>
          </table:table-cell>
          <table:table-cell office:value-type="float" office:value="13107">
            <text:p>13107</text:p>
          </table:table-cell>
          <table:table-cell office:value-type="float" office:value="9334">
            <text:p>9334</text:p>
          </table:table-cell>
          <table:table-cell office:value-type="float" office:value="22458">
            <text:p>22458</text:p>
          </table:table-cell>
          <table:table-cell office:value-type="float" office:value="153">
            <text:p>153</text:p>
          </table:table-cell>
          <table:table-cell table:number-columns-repeated="1013"/>
        </table:table-row>
        <table:table-row table:style-name="ro1">
          <table:table-cell office:value-type="string">
            <text:p>2002</text:p>
          </table:table-cell>
          <table:table-cell office:value-type="float" office:value="21008">
            <text:p>21008</text:p>
          </table:table-cell>
          <table:table-cell office:value-type="float" office:value="1484">
            <text:p>1484</text:p>
          </table:table-cell>
          <table:table-cell office:value-type="float" office:value="4498">
            <text:p>4498</text:p>
          </table:table-cell>
          <table:table-cell office:value-type="float" office:value="17994">
            <text:p>17994</text:p>
          </table:table-cell>
          <table:table-cell office:value-type="float" office:value="18078">
            <text:p>18078</text:p>
          </table:table-cell>
          <table:table-cell office:value-type="float" office:value="4414">
            <text:p>4414</text:p>
          </table:table-cell>
          <table:table-cell office:value-type="float" office:value="13118">
            <text:p>13118</text:p>
          </table:table-cell>
          <table:table-cell office:value-type="float" office:value="9362">
            <text:p>9362</text:p>
          </table:table-cell>
          <table:table-cell office:value-type="float" office:value="22492">
            <text:p>22492</text:p>
          </table:table-cell>
          <table:table-cell office:value-type="float" office:value="150.8">
            <text:p>150.8</text:p>
          </table:table-cell>
          <table:table-cell table:number-columns-repeated="1013"/>
        </table:table-row>
        <table:table-row table:style-name="ro1">
          <table:table-cell office:value-type="string">
            <text:p>2003</text:p>
          </table:table-cell>
          <table:table-cell office:value-type="float" office:value="21953">
            <text:p>21953</text:p>
          </table:table-cell>
          <table:table-cell office:value-type="float" office:value="1602">
            <text:p>1602</text:p>
          </table:table-cell>
          <table:table-cell office:value-type="float" office:value="4829">
            <text:p>4829</text:p>
          </table:table-cell>
          <table:table-cell office:value-type="float" office:value="18726">
            <text:p>18726</text:p>
          </table:table-cell>
          <table:table-cell office:value-type="float" office:value="18738">
            <text:p>18738</text:p>
          </table:table-cell>
          <table:table-cell office:value-type="float" office:value="4817">
            <text:p>4817</text:p>
          </table:table-cell>
          <table:table-cell office:value-type="float" office:value="13462">
            <text:p>13462</text:p>
          </table:table-cell>
          <table:table-cell office:value-type="float" office:value="9734">
            <text:p>9734</text:p>
          </table:table-cell>
          <table:table-cell office:value-type="float" office:value="23555">
            <text:p>23555</text:p>
          </table:table-cell>
          <table:table-cell office:value-type="float" office:value="155.5">
            <text:p>155.5</text:p>
          </table:table-cell>
          <table:table-cell table:number-columns-repeated="1013"/>
        </table:table-row>
        <table:table-row table:style-name="ro1">
          <table:table-cell office:value-type="string">
            <text:p>2004</text:p>
          </table:table-cell>
          <table:table-cell office:value-type="float" office:value="22499">
            <text:p>22499</text:p>
          </table:table-cell>
          <table:table-cell office:value-type="float" office:value="1672">
            <text:p>1672</text:p>
          </table:table-cell>
          <table:table-cell office:value-type="float" office:value="5048">
            <text:p>5048</text:p>
          </table:table-cell>
          <table:table-cell office:value-type="float" office:value="19123">
            <text:p>19123</text:p>
          </table:table-cell>
          <table:table-cell office:value-type="float" office:value="19236">
            <text:p>19236</text:p>
          </table:table-cell>
          <table:table-cell office:value-type="float" office:value="4935">
            <text:p>4935</text:p>
          </table:table-cell>
          <table:table-cell office:value-type="float" office:value="13907">
            <text:p>13907</text:p>
          </table:table-cell>
          <table:table-cell office:value-type="float" office:value="10007">
            <text:p>10007</text:p>
          </table:table-cell>
          <table:table-cell office:value-type="float" office:value="24171">
            <text:p>24171</text:p>
          </table:table-cell>
          <table:table-cell office:value-type="float" office:value="157.2">
            <text:p>157.2</text:p>
          </table:table-cell>
          <table:table-cell table:number-columns-repeated="1013"/>
        </table:table-row>
        <table:table-row table:style-name="ro1">
          <table:table-cell office:value-type="string">
            <text:p>2005</text:p>
          </table:table-cell>
          <table:table-cell office:value-type="float" office:value="23619">
            <text:p>23619</text:p>
          </table:table-cell>
          <table:table-cell office:value-type="float" office:value="1734">
            <text:p>1734</text:p>
          </table:table-cell>
          <table:table-cell office:value-type="float" office:value="5656">
            <text:p>5656</text:p>
          </table:table-cell>
          <table:table-cell office:value-type="float" office:value="19697">
            <text:p>19697</text:p>
          </table:table-cell>
          <table:table-cell office:value-type="float" office:value="20220">
            <text:p>20220</text:p>
          </table:table-cell>
          <table:table-cell office:value-type="float" office:value="5133">
            <text:p>5133</text:p>
          </table:table-cell>
          <table:table-cell office:value-type="float" office:value="15308">
            <text:p>15308</text:p>
          </table:table-cell>
          <table:table-cell office:value-type="float" office:value="9812">
            <text:p>9812</text:p>
          </table:table-cell>
          <table:table-cell office:value-type="float" office:value="25353">
            <text:p>25353</text:p>
          </table:table-cell>
          <table:table-cell office:value-type="float" office:value="162.4">
            <text:p>162.4</text:p>
          </table:table-cell>
          <table:table-cell table:number-columns-repeated="1013"/>
        </table:table-row>
        <table:table-row table:style-name="ro1">
          <table:table-cell office:value-type="string">
            <text:p>2006</text:p>
          </table:table-cell>
          <table:table-cell office:value-type="float" office:value="23963">
            <text:p>23963</text:p>
          </table:table-cell>
          <table:table-cell office:value-type="float" office:value="1827">
            <text:p>1827</text:p>
          </table:table-cell>
          <table:table-cell office:value-type="float" office:value="6091">
            <text:p>6091</text:p>
          </table:table-cell>
          <table:table-cell office:value-type="float" office:value="19699">
            <text:p>19699</text:p>
          </table:table-cell>
          <table:table-cell office:value-type="float" office:value="20209">
            <text:p>20209</text:p>
          </table:table-cell>
          <table:table-cell office:value-type="float" office:value="5581">
            <text:p>5581</text:p>
          </table:table-cell>
          <table:table-cell office:value-type="float" office:value="14947">
            <text:p>14947</text:p>
          </table:table-cell>
          <table:table-cell office:value-type="float" office:value="10503">
            <text:p>10503</text:p>
          </table:table-cell>
          <table:table-cell office:value-type="float" office:value="25790">
            <text:p>25790</text:p>
          </table:table-cell>
          <table:table-cell office:value-type="float" office:value="163.2">
            <text:p>163.2</text:p>
          </table:table-cell>
          <table:table-cell table:number-columns-repeated="1013"/>
        </table:table-row>
        <table:table-row table:style-name="ro1">
          <table:table-cell office:value-type="string">
            <text:p>2007</text:p>
          </table:table-cell>
          <table:table-cell office:value-type="float" office:value="25240">
            <text:p>25240</text:p>
          </table:table-cell>
          <table:table-cell office:value-type="float" office:value="1984">
            <text:p>1984</text:p>
          </table:table-cell>
          <table:table-cell office:value-type="float" office:value="6630">
            <text:p>6630</text:p>
          </table:table-cell>
          <table:table-cell office:value-type="float" office:value="20387">
            <text:p>20387</text:p>
          </table:table-cell>
          <table:table-cell office:value-type="float" office:value="21128">
            <text:p>21128</text:p>
          </table:table-cell>
          <table:table-cell office:value-type="float" office:value="6096">
            <text:p>6096</text:p>
          </table:table-cell>
          <table:table-cell office:value-type="float" office:value="15386">
            <text:p>15386</text:p>
          </table:table-cell>
          <table:table-cell office:value-type="float" office:value="11488">
            <text:p>11488</text:p>
          </table:table-cell>
          <table:table-cell office:value-type="float" office:value="27224">
            <text:p>27224</text:p>
          </table:table-cell>
          <table:table-cell office:value-type="float" office:value="169.1">
            <text:p>169.1</text:p>
          </table:table-cell>
          <table:table-cell table:number-columns-repeated="1013"/>
        </table:table-row>
        <table:table-row table:style-name="ro1">
          <table:table-cell office:value-type="string">
            <text:p>2008</text:p>
          </table:table-cell>
          <table:table-cell office:value-type="float" office:value="25658">
            <text:p>25658</text:p>
          </table:table-cell>
          <table:table-cell office:value-type="float" office:value="1957">
            <text:p>1957</text:p>
          </table:table-cell>
          <table:table-cell office:value-type="float" office:value="6706">
            <text:p>6706</text:p>
          </table:table-cell>
          <table:table-cell office:value-type="float" office:value="20661">
            <text:p>20661</text:p>
          </table:table-cell>
          <table:table-cell office:value-type="float" office:value="21275">
            <text:p>21275</text:p>
          </table:table-cell>
          <table:table-cell office:value-type="float" office:value="6340">
            <text:p>6340</text:p>
          </table:table-cell>
          <table:table-cell office:value-type="float" office:value="15154">
            <text:p>15154</text:p>
          </table:table-cell>
          <table:table-cell office:value-type="float" office:value="12460">
            <text:p>12460</text:p>
          </table:table-cell>
          <table:table-cell office:value-type="float" office:value="27615">
            <text:p>27615</text:p>
          </table:table-cell>
          <table:table-cell office:value-type="float" office:value="168.2">
            <text:p>168.2</text:p>
          </table:table-cell>
          <table:table-cell table:number-columns-repeated="1013"/>
        </table:table-row>
        <table:table-row table:style-name="ro1">
          <table:table-cell office:value-type="string">
            <text:p>2009</text:p>
          </table:table-cell>
          <table:table-cell office:value-type="float" office:value="27192">
            <text:p>27192</text:p>
          </table:table-cell>
          <table:table-cell office:value-type="float" office:value="2125">
            <text:p>2125</text:p>
          </table:table-cell>
          <table:table-cell office:value-type="float" office:value="7386">
            <text:p>7386</text:p>
          </table:table-cell>
          <table:table-cell office:value-type="float" office:value="21554">
            <text:p>21554</text:p>
          </table:table-cell>
          <table:table-cell office:value-type="float" office:value="22924">
            <text:p>22924</text:p>
          </table:table-cell>
          <table:table-cell office:value-type="float" office:value="6393">
            <text:p>6393</text:p>
          </table:table-cell>
          <table:table-cell office:value-type="float" office:value="16269">
            <text:p>16269</text:p>
          </table:table-cell>
          <table:table-cell office:value-type="float" office:value="13048">
            <text:p>13048</text:p>
          </table:table-cell>
          <table:table-cell office:value-type="float" office:value="29317">
            <text:p>29317</text:p>
          </table:table-cell>
          <table:table-cell office:value-type="float" office:value="174.7">
            <text:p>174.7</text:p>
          </table:table-cell>
          <table:table-cell table:number-columns-repeated="1013"/>
        </table:table-row>
        <table:table-row table:style-name="ro1">
          <table:table-cell office:value-type="string">
            <text:p>2010</text:p>
          </table:table-cell>
          <table:table-cell office:value-type="float" office:value="27472">
            <text:p>27472</text:p>
          </table:table-cell>
          <table:table-cell office:value-type="float" office:value="2228">
            <text:p>2228</text:p>
          </table:table-cell>
          <table:table-cell office:value-type="float" office:value="7584">
            <text:p>7584</text:p>
          </table:table-cell>
          <table:table-cell office:value-type="float" office:value="21827">
            <text:p>21827</text:p>
          </table:table-cell>
          <table:table-cell office:value-type="float" office:value="23333">
            <text:p>23333</text:p>
          </table:table-cell>
          <table:table-cell office:value-type="float" office:value="6367">
            <text:p>6367</text:p>
          </table:table-cell>
          <table:table-cell office:value-type="float" office:value="16204">
            <text:p>16204</text:p>
          </table:table-cell>
          <table:table-cell office:value-type="float" office:value="13460">
            <text:p>13460</text:p>
          </table:table-cell>
          <table:table-cell office:value-type="float" office:value="29700">
            <text:p>29700</text:p>
          </table:table-cell>
          <table:table-cell office:value-type="float" office:value="172.4">
            <text:p>172.4</text:p>
          </table:table-cell>
          <table:table-cell table:number-columns-repeated="1013"/>
        </table:table-row>
        <table:table-row table:style-name="ro1">
          <table:table-cell office:value-type="string">
            <text:p>2011</text:p>
          </table:table-cell>
          <table:table-cell office:value-type="float" office:value="27078">
            <text:p>27078</text:p>
          </table:table-cell>
          <table:table-cell office:value-type="float" office:value="2028">
            <text:p>2028</text:p>
          </table:table-cell>
          <table:table-cell office:value-type="float" office:value="7656">
            <text:p>7656</text:p>
          </table:table-cell>
          <table:table-cell office:value-type="float" office:value="21426">
            <text:p>21426</text:p>
          </table:table-cell>
          <table:table-cell office:value-type="float" office:value="22383">
            <text:p>22383</text:p>
          </table:table-cell>
          <table:table-cell office:value-type="float" office:value="6723">
            <text:p>6723</text:p>
          </table:table-cell>
          <table:table-cell office:value-type="float" office:value="15896">
            <text:p>15896</text:p>
          </table:table-cell>
          <table:table-cell office:value-type="float" office:value="13207">
            <text:p>13207</text:p>
          </table:table-cell>
          <table:table-cell office:value-type="float" office:value="29106">
            <text:p>29106</text:p>
          </table:table-cell>
          <table:table-cell office:value-type="float" office:value="166.6">
            <text:p>166.6</text:p>
          </table:table-cell>
          <table:table-cell table:number-columns-repeated="101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ctoria ABS" table:style-name="ta8" table:print="false">
        <table:table-column table:style-name="co1" table:number-columns-repeated="6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1" table:number-columns-repeated="1015" table:default-cell-style-name="Excel_20_Built-in_20_Normal"/>
        <table:table-row table:style-name="ro1">
          <table:table-cell table:style-name="ce14" office:value-type="string" table:number-columns-spanned="7" table:number-rows-spanned="1">
            <text:p>Victoria: Historical prisoner statistics from the Australian Bureau of Statistics</text:p>
          </table:table-cell>
          <table:covered-table-cell table:number-columns-repeated="6" table:style-name="ce2"/>
          <table:table-cell/>
          <table:table-cell office:value-type="string">
            <text:p>Repository: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http://acrosswalls.org/datasets/</text:p>
          </table:table-cell>
          <table:table-cell table:number-columns-repeated="1015"/>
        </table:table-row>
        <table:table-row table:style-name="ro1">
          <table:table-cell office:value-type="string">
            <text:p>year</text:p>
          </table:table-cell>
          <table:table-cell office:value-type="string">
            <text:p>all prisoners</text:p>
          </table:table-cell>
          <table:table-cell table:number-columns-repeated="6"/>
          <table:table-cell office:value-type="string">
            <text:p>Version: 1.0</text:p>
          </table:table-cell>
          <table:table-cell table:number-columns-repeated="1015"/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2316">
            <text:p>2316</text:p>
          </table:table-cell>
          <table:table-cell table:number-columns-repeated="6"/>
          <table:table-cell office:value-type="string">
            <text:p>Prisoners in Australia, 2000, Table 14</text:p>
          </table:table-cell>
          <table:table-cell table:number-columns-repeated="1015"/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2310">
            <text:p>2310</text:p>
          </table:table-cell>
          <table:table-cell table:number-columns-repeated="1022"/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2277">
            <text:p>2277</text:p>
          </table:table-cell>
          <table:table-cell table:number-columns-repeated="1022"/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2272">
            <text:p>2272</text:p>
          </table:table-cell>
          <table:table-cell table:number-columns-repeated="1022"/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2522">
            <text:p>2522</text:p>
          </table:table-cell>
          <table:table-cell table:number-columns-repeated="1022"/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2467">
            <text:p>2467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18" office:value-type="string" table:number-columns-spanned="4" table:number-rows-spanned="1">
            <text:p>percent</text:p>
          </table:table-cell>
          <table:covered-table-cell table:number-columns-repeated="3" table:style-name="ce19"/>
          <table:table-cell table:number-columns-repeated="1017"/>
        </table:table-row>
        <table:table-row table:style-name="ro1">
          <table:table-cell office:value-type="string">
            <text:p>year</text:p>
          </table:table-cell>
          <table:table-cell office:value-type="string">
            <text:p>all prisoners</text:p>
          </table:table-cell>
          <table:table-cell office:value-type="string">
            <text:p>median age</text:p>
          </table:table-cell>
          <table:table-cell office:value-type="string">
            <text:p>females</text:p>
          </table:table-cell>
          <table:table-cell office:value-type="string">
            <text:p>indigenous</text:p>
          </table:table-cell>
          <table:table-cell office:value-type="string">
            <text:p>known prior adult imprisonment</text:p>
          </table:table-cell>
          <table:table-cell office:value-type="string">
            <text:p>remandees</text:p>
          </table:table-cell>
          <table:table-cell table:number-columns-repeated="1017"/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2277">
            <text:p>2277</text:p>
          </table:table-cell>
          <table:table-cell office:value-type="float" office:value="31.4">
            <text:p>31.4</text:p>
          </table:table-cell>
          <table:table-cell office:value-type="float" office:value="5">
            <text:p>5</text:p>
          </table:table-cell>
          <table:table-cell office:value-type="float" office:value="4.7">
            <text:p>4.7</text:p>
          </table:table-cell>
          <table:table-cell office:value-type="float" office:value="69.4">
            <text:p>69.4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Prisoners in Australia, 2002</text:p>
          </table:table-cell>
          <table:table-cell table:number-columns-repeated="1015"/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2272">
            <text:p>2272</text:p>
          </table:table-cell>
          <table:table-cell office:value-type="float" office:value="32.3">
            <text:p>32.3</text:p>
          </table:table-cell>
          <table:table-cell office:value-type="float" office:value="5.1">
            <text:p>5.1</text:p>
          </table:table-cell>
          <table:table-cell office:value-type="float" office:value="4.6">
            <text:p>4.6</text:p>
          </table:table-cell>
          <table:table-cell office:value-type="float" office:value="68">
            <text:p>68</text:p>
          </table:table-cell>
          <table:table-cell office:value-type="float" office:value="12.8">
            <text:p>12.8</text:p>
          </table:table-cell>
          <table:table-cell/>
          <table:table-cell office:value-type="string">
            <text:p>Table 15, Prisoner Characteristics, By states and territories, 1992-2002</text:p>
          </table:table-cell>
          <table:table-cell table:number-columns-repeated="1015"/>
        </table:table-row>
        <table:table-row table:style-name="ro2">
          <table:table-cell office:value-type="float" office:value="1994">
            <text:p>1994</text:p>
          </table:table-cell>
          <table:table-cell office:value-type="float" office:value="2522">
            <text:p>2522</text:p>
          </table:table-cell>
          <table:table-cell office:value-type="float" office:value="32.7">
            <text:p>32.7</text:p>
          </table:table-cell>
          <table:table-cell office:value-type="float" office:value="5.3">
            <text:p>5.3</text:p>
          </table:table-cell>
          <table:table-cell office:value-type="float" office:value="5.6">
            <text:p>5.6</text:p>
          </table:table-cell>
          <table:table-cell office:value-type="float" office:value="65.9">
            <text:p>65.9</text:p>
          </table:table-cell>
          <table:table-cell office:value-type="float" office:value="13.2">
            <text:p>13.2</text:p>
          </table:table-cell>
          <table:table-cell/>
          <table:table-cell table:style-name="ce17" office:value-type="string">
            <text:p><text:a xlink:href="http://www.abs.gov.au/AUSSTATS/">http://www.abs.gov.au/AUSSTATS/</text:a></text:p>
          </table:table-cell>
          <table:table-cell table:number-columns-repeated="1015"/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2467">
            <text:p>2467</text:p>
          </table:table-cell>
          <table:table-cell office:value-type="float" office:value="33.5">
            <text:p>33.5</text:p>
          </table:table-cell>
          <table:table-cell office:value-type="float" office:value="4.7">
            <text:p>4.7</text:p>
          </table:table-cell>
          <table:table-cell office:value-type="float" office:value="5.2">
            <text:p>5.2</text:p>
          </table:table-cell>
          <table:table-cell office:value-type="float" office:value="64.1">
            <text:p>64.1</text:p>
          </table:table-cell>
          <table:table-cell office:value-type="float" office:value="14.1">
            <text:p>14.1</text:p>
          </table:table-cell>
          <table:table-cell table:number-columns-repeated="1017"/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2440">
            <text:p>2440</text:p>
          </table:table-cell>
          <table:table-cell office:value-type="float" office:value="34.2">
            <text:p>34.2</text:p>
          </table:table-cell>
          <table:table-cell office:value-type="float" office:value="5.2">
            <text:p>5.2</text:p>
          </table:table-cell>
          <table:table-cell office:value-type="float" office:value="4.5">
            <text:p>4.5</text:p>
          </table:table-cell>
          <table:table-cell office:value-type="float" office:value="64.9">
            <text:p>64.9</text:p>
          </table:table-cell>
          <table:table-cell office:value-type="float" office:value="15.7">
            <text:p>15.7</text:p>
          </table:table-cell>
          <table:table-cell table:number-columns-repeated="1017"/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2643">
            <text:p>2643</text:p>
          </table:table-cell>
          <table:table-cell office:value-type="float" office:value="33.9">
            <text:p>33.9</text:p>
          </table:table-cell>
          <table:table-cell office:value-type="float" office:value="5.8">
            <text:p>5.8</text:p>
          </table:table-cell>
          <table:table-cell office:value-type="float" office:value="5">
            <text:p>5</text:p>
          </table:table-cell>
          <table:table-cell office:value-type="float" office:value="63.5">
            <text:p>63.5</text:p>
          </table:table-cell>
          <table:table-cell office:value-type="float" office:value="15.8">
            <text:p>15.8</text:p>
          </table:table-cell>
          <table:table-cell table:number-columns-repeated="1017"/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2858">
            <text:p>2858</text:p>
          </table:table-cell>
          <table:table-cell office:value-type="float" office:value="34.4">
            <text:p>34.4</text:p>
          </table:table-cell>
          <table:table-cell office:value-type="float" office:value="5.3">
            <text:p>5.3</text:p>
          </table:table-cell>
          <table:table-cell office:value-type="float" office:value="4.4">
            <text:p>4.4</text:p>
          </table:table-cell>
          <table:table-cell office:value-type="float" office:value="62.9">
            <text:p>62.9</text:p>
          </table:table-cell>
          <table:table-cell office:value-type="float" office:value="15.3">
            <text:p>15.3</text:p>
          </table:table-cell>
          <table:table-cell table:number-columns-repeated="1017"/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2923">
            <text:p>2923</text:p>
          </table:table-cell>
          <table:table-cell office:value-type="float" office:value="34.6">
            <text:p>34.6</text:p>
          </table:table-cell>
          <table:table-cell office:value-type="float" office:value="6.1">
            <text:p>6.1</text:p>
          </table:table-cell>
          <table:table-cell office:value-type="float" office:value="4.2">
            <text:p>4.2</text:p>
          </table:table-cell>
          <table:table-cell office:value-type="float" office:value="62.8">
            <text:p>62.8</text:p>
          </table:table-cell>
          <table:table-cell office:value-type="float" office:value="14.3">
            <text:p>14.3</text:p>
          </table:table-cell>
          <table:table-cell table:number-columns-repeated="1017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153">
            <text:p>3153</text:p>
          </table:table-cell>
          <table:table-cell office:value-type="float" office:value="34.5">
            <text:p>34.5</text:p>
          </table:table-cell>
          <table:table-cell office:value-type="float" office:value="5.8">
            <text:p>5.8</text:p>
          </table:table-cell>
          <table:table-cell office:value-type="float" office:value="4.4">
            <text:p>4.4</text:p>
          </table:table-cell>
          <table:table-cell office:value-type="float" office:value="60.4">
            <text:p>60.4</text:p>
          </table:table-cell>
          <table:table-cell office:value-type="float" office:value="13.8">
            <text:p>13.8</text:p>
          </table:table-cell>
          <table:table-cell table:number-columns-repeated="1017"/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3391">
            <text:p>3391</text:p>
          </table:table-cell>
          <table:table-cell office:value-type="float" office:value="34.4">
            <text:p>34.4</text:p>
          </table:table-cell>
          <table:table-cell office:value-type="float" office:value="7.3">
            <text:p>7.3</text:p>
          </table:table-cell>
          <table:table-cell office:value-type="float" office:value="4.4">
            <text:p>4.4</text:p>
          </table:table-cell>
          <table:table-cell office:value-type="float" office:value="63">
            <text:p>63</text:p>
          </table:table-cell>
          <table:table-cell office:value-type="float" office:value="14.7">
            <text:p>14.7</text:p>
          </table:table-cell>
          <table:table-cell table:number-columns-repeated="1017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540">
            <text:p>3540</text:p>
          </table:table-cell>
          <table:table-cell office:value-type="float" office:value="34.8">
            <text:p>34.8</text:p>
          </table:table-cell>
          <table:table-cell office:value-type="float" office:value="7.2">
            <text:p>7.2</text:p>
          </table:table-cell>
          <table:table-cell office:value-type="float" office:value="4.5">
            <text:p>4.5</text:p>
          </table:table-cell>
          <table:table-cell office:value-type="float" office:value="63">
            <text:p>63</text:p>
          </table:table-cell>
          <table:table-cell office:value-type="float" office:value="16.4">
            <text:p>16.4</text:p>
          </table:table-cell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Victoria, average daily number of prisoners, total prison custody (AU Corrective Services data)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total</text:p>
          </table:table-cell>
          <table:table-cell office:value-type="string">
            <text:p>sex ratio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table:number-columns-repeated="1019"/>
        </table:table-row>
        <table:table-row table:style-name="ro1">
          <table:table-cell office:value-type="float" office:value="1998">
            <text:p>1998</text:p>
          </table:table-cell>
          <table:table-cell table:style-name="ce3" table:formula="of:=[.D32]+[.E32]" office:value-type="float" office:value="2796">
            <text:p>2,796</text:p>
          </table:table-cell>
          <table:table-cell table:style-name="ce6" table:formula="of:=[.D32]/[.E32]" office:value-type="float" office:value="17.0387096774194">
            <text:p>17.0</text:p>
          </table:table-cell>
          <table:table-cell table:style-name="ce3" office:value-type="float" office:value="2641">
            <text:p>2,641</text:p>
          </table:table-cell>
          <table:table-cell table:style-name="ce3" office:value-type="float" office:value="155">
            <text:p>155</text:p>
          </table:table-cell>
          <table:table-cell table:number-columns-repeated="3"/>
          <table:table-cell office:value-type="string">
            <text:p>Corrective Services, Australia, quarterly publications</text:p>
          </table:table-cell>
          <table:table-cell table:number-columns-repeated="1015"/>
        </table:table-row>
        <table:table-row table:style-name="ro1">
          <table:table-cell office:value-type="float" office:value="1999">
            <text:p>1999</text:p>
          </table:table-cell>
          <table:table-cell table:style-name="ce3" table:formula="of:=[.D33]+[.E33]" office:value-type="float" office:value="2945">
            <text:p>2,945</text:p>
          </table:table-cell>
          <table:table-cell table:style-name="ce6" table:formula="of:=[.D33]/[.E33]" office:value-type="float" office:value="15.4525139664804">
            <text:p>15.5</text:p>
          </table:table-cell>
          <table:table-cell table:style-name="ce3" office:value-type="float" office:value="2766">
            <text:p>2,766</text:p>
          </table:table-cell>
          <table:table-cell table:style-name="ce3" office:value-type="float" office:value="179">
            <text:p>179</text:p>
          </table:table-cell>
          <table:table-cell table:number-columns-repeated="3"/>
          <table:table-cell office:value-type="string">
            <text:p>http://www.abs.gov.au/AUSSTATS/abs@.nsf/DetailsPage/4512.0December%202011?OpenDocument</text:p>
          </table:table-cell>
          <table:table-cell table:number-columns-repeated="1015"/>
        </table:table-row>
        <table:table-row table:style-name="ro1">
          <table:table-cell office:value-type="float" office:value="2000">
            <text:p>2000</text:p>
          </table:table-cell>
          <table:table-cell table:style-name="ce3" table:formula="of:=[.D34]+[.E34]" office:value-type="float" office:value="3153">
            <text:p>3,153</text:p>
          </table:table-cell>
          <table:table-cell table:style-name="ce6" table:formula="of:=[.D34]/[.E34]" office:value-type="float" office:value="15.0867346938776">
            <text:p>15.1</text:p>
          </table:table-cell>
          <table:table-cell table:style-name="ce3" office:value-type="float" office:value="2957">
            <text:p>2,957</text:p>
          </table:table-cell>
          <table:table-cell table:style-name="ce3" office:value-type="float" office:value="196">
            <text:p>196</text:p>
          </table:table-cell>
          <table:table-cell table:number-columns-repeated="1019"/>
        </table:table-row>
        <table:table-row table:style-name="ro1">
          <table:table-cell office:value-type="float" office:value="2001">
            <text:p>2001</text:p>
          </table:table-cell>
          <table:table-cell table:style-name="ce3" table:formula="of:=[.D35]+[.E35]" office:value-type="float" office:value="3380">
            <text:p>3,380</text:p>
          </table:table-cell>
          <table:table-cell table:style-name="ce6" table:formula="of:=[.D35]/[.E35]" office:value-type="float" office:value="13.2016806722689">
            <text:p>13.2</text:p>
          </table:table-cell>
          <table:table-cell table:style-name="ce3" office:value-type="float" office:value="3142">
            <text:p>3,142</text:p>
          </table:table-cell>
          <table:table-cell table:style-name="ce3" office:value-type="float" office:value="238">
            <text:p>238</text:p>
          </table:table-cell>
          <table:table-cell table:number-columns-repeated="1019"/>
        </table:table-row>
        <table:table-row table:style-name="ro1">
          <table:table-cell office:value-type="float" office:value="2002">
            <text:p>2002</text:p>
          </table:table-cell>
          <table:table-cell table:style-name="ce3" table:formula="of:=[.D36]+[.E36]" office:value-type="float" office:value="3550">
            <text:p>3,550</text:p>
          </table:table-cell>
          <table:table-cell table:style-name="ce6" table:formula="of:=[.D36]/[.E36]" office:value-type="float" office:value="12.8132295719844">
            <text:p>12.8</text:p>
          </table:table-cell>
          <table:table-cell table:style-name="ce3" office:value-type="float" office:value="3293">
            <text:p>3,293</text:p>
          </table:table-cell>
          <table:table-cell table:style-name="ce3" office:value-type="float" office:value="257">
            <text:p>257</text:p>
          </table:table-cell>
          <table:table-cell table:number-columns-repeated="3"/>
          <table:table-cell office:value-type="string">
            <text:p>begin 2002: full time custody</text:p>
          </table:table-cell>
          <table:table-cell table:number-columns-repeated="1015"/>
        </table:table-row>
        <table:table-row table:style-name="ro1">
          <table:table-cell office:value-type="float" office:value="2003">
            <text:p>2003</text:p>
          </table:table-cell>
          <table:table-cell table:style-name="ce3" table:formula="of:=[.D37]+[.E37]" office:value-type="float" office:value="3718">
            <text:p>3,718</text:p>
          </table:table-cell>
          <table:table-cell table:style-name="ce6" table:formula="of:=[.D37]/[.E37]" office:value-type="float" office:value="12.82156133829">
            <text:p>12.8</text:p>
          </table:table-cell>
          <table:table-cell table:style-name="ce3" office:value-type="float" office:value="3449">
            <text:p>3,449</text:p>
          </table:table-cell>
          <table:table-cell table:style-name="ce3" office:value-type="float" office:value="269">
            <text:p>269</text:p>
          </table:table-cell>
          <table:table-cell table:number-columns-repeated="1019"/>
        </table:table-row>
        <table:table-row table:style-name="ro1">
          <table:table-cell office:value-type="float" office:value="2004">
            <text:p>2004</text:p>
          </table:table-cell>
          <table:table-cell table:style-name="ce3" table:formula="of:=[.D38]+[.E38]" office:value-type="float" office:value="3595">
            <text:p>3,595</text:p>
          </table:table-cell>
          <table:table-cell table:style-name="ce6" table:formula="of:=[.D38]/[.E38]" office:value-type="float" office:value="13.4377510040161">
            <text:p>13.4</text:p>
          </table:table-cell>
          <table:table-cell table:style-name="ce3" office:value-type="float" office:value="3346">
            <text:p>3,346</text:p>
          </table:table-cell>
          <table:table-cell table:style-name="ce3" office:value-type="float" office:value="249">
            <text:p>249</text:p>
          </table:table-cell>
          <table:table-cell table:number-columns-repeated="1019"/>
        </table:table-row>
        <table:table-row table:style-name="ro1">
          <table:table-cell office:value-type="float" office:value="2005">
            <text:p>2005</text:p>
          </table:table-cell>
          <table:table-cell table:style-name="ce3" table:formula="of:=[.D39]+[.E39]" office:value-type="float" office:value="3611">
            <text:p>3,611</text:p>
          </table:table-cell>
          <table:table-cell table:style-name="ce6" table:formula="of:=[.D39]/[.E39]" office:value-type="float" office:value="13.2727272727273">
            <text:p>13.3</text:p>
          </table:table-cell>
          <table:table-cell table:style-name="ce3" office:value-type="float" office:value="3358">
            <text:p>3,358</text:p>
          </table:table-cell>
          <table:table-cell table:style-name="ce3" office:value-type="float" office:value="253">
            <text:p>253</text:p>
          </table:table-cell>
          <table:table-cell table:number-columns-repeated="1019"/>
        </table:table-row>
        <table:table-row table:style-name="ro1">
          <table:table-cell office:value-type="float" office:value="2006">
            <text:p>2006</text:p>
          </table:table-cell>
          <table:table-cell table:style-name="ce3" table:formula="of:=[.D40]+[.E40]" office:value-type="float" office:value="3825">
            <text:p>3,825</text:p>
          </table:table-cell>
          <table:table-cell table:style-name="ce6" table:formula="of:=[.D40]/[.E40]" office:value-type="float" office:value="15.1392405063291">
            <text:p>15.1</text:p>
          </table:table-cell>
          <table:table-cell table:style-name="ce3" office:value-type="float" office:value="3588">
            <text:p>3,588</text:p>
          </table:table-cell>
          <table:table-cell table:style-name="ce3" office:value-type="float" office:value="237">
            <text:p>237</text:p>
          </table:table-cell>
          <table:table-cell table:number-columns-repeated="1019"/>
        </table:table-row>
        <table:table-row table:style-name="ro1">
          <table:table-cell office:value-type="float" office:value="2007">
            <text:p>2007</text:p>
          </table:table-cell>
          <table:table-cell table:style-name="ce3" table:formula="of:=[.D41]+[.E41]" office:value-type="float" office:value="4143">
            <text:p>4,143</text:p>
          </table:table-cell>
          <table:table-cell table:style-name="ce6" table:formula="of:=[.D41]/[.E41]" office:value-type="float" office:value="15.6385542168675">
            <text:p>15.6</text:p>
          </table:table-cell>
          <table:table-cell table:style-name="ce3" office:value-type="float" office:value="3894">
            <text:p>3,894</text:p>
          </table:table-cell>
          <table:table-cell table:style-name="ce3" office:value-type="float" office:value="249">
            <text:p>249</text:p>
          </table:table-cell>
          <table:table-cell table:number-columns-repeated="1019"/>
        </table:table-row>
        <table:table-row table:style-name="ro1">
          <table:table-cell office:value-type="float" office:value="2008">
            <text:p>2008</text:p>
          </table:table-cell>
          <table:table-cell table:style-name="ce3" table:formula="of:=[.D42]+[.E42]" office:value-type="float" office:value="4240">
            <text:p>4,240</text:p>
          </table:table-cell>
          <table:table-cell table:style-name="ce6" table:formula="of:=[.D42]/[.E42]" office:value-type="float" office:value="16.4485596707819">
            <text:p>16.4</text:p>
          </table:table-cell>
          <table:table-cell table:style-name="ce3" office:value-type="float" office:value="3997">
            <text:p>3,997</text:p>
          </table:table-cell>
          <table:table-cell table:style-name="ce3" office:value-type="float" office:value="243">
            <text:p>243</text:p>
          </table:table-cell>
          <table:table-cell table:number-columns-repeated="1019"/>
        </table:table-row>
        <table:table-row table:style-name="ro1">
          <table:table-cell office:value-type="float" office:value="2009">
            <text:p>2009</text:p>
          </table:table-cell>
          <table:table-cell table:style-name="ce3" table:formula="of:=[.D43]+[.E43]" office:value-type="float" office:value="4367">
            <text:p>4,367</text:p>
          </table:table-cell>
          <table:table-cell table:style-name="ce6" table:formula="of:=[.D43]/[.E43]" office:value-type="float" office:value="14.2692307692308">
            <text:p>14.3</text:p>
          </table:table-cell>
          <table:table-cell table:style-name="ce3" office:value-type="float" office:value="4081">
            <text:p>4,081</text:p>
          </table:table-cell>
          <table:table-cell table:style-name="ce3" office:value-type="float" office:value="286">
            <text:p>286</text:p>
          </table:table-cell>
          <table:table-cell table:number-columns-repeated="1019"/>
        </table:table-row>
        <table:table-row table:style-name="ro1">
          <table:table-cell office:value-type="float" office:value="2010">
            <text:p>2010</text:p>
          </table:table-cell>
          <table:table-cell table:style-name="ce3" table:formula="of:=[.D44]+[.E44]" office:value-type="float" office:value="4553">
            <text:p>4,553</text:p>
          </table:table-cell>
          <table:table-cell table:style-name="ce6" table:formula="of:=[.D44]/[.E44]" office:value-type="float" office:value="13.4539682539683">
            <text:p>13.5</text:p>
          </table:table-cell>
          <table:table-cell table:style-name="ce3" office:value-type="float" office:value="4238">
            <text:p>4,238</text:p>
          </table:table-cell>
          <table:table-cell table:style-name="ce3" office:value-type="float" office:value="315">
            <text:p>315</text:p>
          </table:table-cell>
          <table:table-cell table:number-columns-repeated="1019"/>
        </table:table-row>
        <table:table-row table:style-name="ro1">
          <table:table-cell office:value-type="float" office:value="2011">
            <text:p>2011</text:p>
          </table:table-cell>
          <table:table-cell table:style-name="ce3" table:formula="of:=[.D45]+[.E45]" office:value-type="float" office:value="4698">
            <text:p>4,698</text:p>
          </table:table-cell>
          <table:table-cell table:style-name="ce6" table:formula="of:=[.D45]/[.E45]" office:value-type="float" office:value="13.6355140186916">
            <text:p>13.6</text:p>
          </table:table-cell>
          <table:table-cell table:style-name="ce3" office:value-type="float" office:value="4377">
            <text:p>4,377</text:p>
          </table:table-cell>
          <table:table-cell table:style-name="ce3" office:value-type="float" office:value="321">
            <text:p>321</text:p>
          </table:table-cell>
          <table:table-cell table:number-columns-repeated="101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ctoria alt stats" table:style-name="ta9" table:print="false">
        <table:table-column table:style-name="co1" table:number-columns-repeated="8" table:default-cell-style-name="Excel_20_Built-in_20_Normal"/>
        <table:table-column table:style-name="co24" table:default-cell-style-name="Excel_20_Built-in_20_Normal"/>
        <table:table-column table:style-name="co1" table:number-columns-repeated="1015" table:default-cell-style-name="Excel_20_Built-in_20_Normal"/>
        <table:table-row table:style-name="ro1">
          <table:table-cell table:style-name="ce14" office:value-type="string" table:number-columns-spanned="5" table:number-rows-spanned="1">
            <text:p>Historical statistics of prisoners in Victoria, Australia</text:p>
          </table:table-cell>
          <table:covered-table-cell table:number-columns-repeated="4" table:style-name="ce15"/>
          <table:table-cell table:number-columns-repeated="3"/>
          <table:table-cell office:value-type="string">
            <text:p>Repository:</text:p>
          </table:table-cell>
          <table:table-cell table:number-columns-repeated="1015"/>
        </table:table-row>
        <table:table-row table:style-name="ro1">
          <table:table-cell table:style-name="ce15" table:number-columns-repeated="5"/>
          <table:table-cell table:number-columns-repeated="3"/>
          <table:table-cell office:value-type="string">
            <text:p>http://acrosswalls.org/datasets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Version: 1.0</text:p>
          </table:table-cell>
          <table:table-cell table:number-columns-repeated="1015"/>
        </table:table-row>
        <table:table-row table:style-name="ro1">
          <table:table-cell office:value-type="string">
            <text:p>year</text:p>
          </table:table-cell>
          <table:table-cell/>
          <table:table-cell office:value-type="string">
            <text:p>total</text:p>
          </table:table-cell>
          <table:table-cell office:value-type="string">
            <text:p>sex ratio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table:number-columns-repeated="2"/>
          <table:table-cell office:value-type="string">
            <text:p>source</text:p>
          </table:table-cell>
          <table:table-cell table:number-columns-repeated="1015"/>
        </table:table-row>
        <table:table-row table:style-name="ro1">
          <table:table-cell office:value-type="float" office:value="1853">
            <text:p>1853</text:p>
          </table:table-cell>
          <table:table-cell/>
          <table:table-cell office:value-type="float" office:value="955">
            <text:p>955</text:p>
          </table:table-cell>
          <table:table-cell table:number-columns-repeated="1021"/>
        </table:table-row>
        <table:table-row table:style-name="ro1">
          <table:table-cell office:value-type="float" office:value="1861">
            <text:p>1861</text:p>
          </table:table-cell>
          <table:table-cell table:number-columns-repeated="1023"/>
        </table:table-row>
        <table:table-row table:style-name="ro1">
          <table:table-cell office:value-type="float" office:value="1871">
            <text:p>1871</text:p>
          </table:table-cell>
          <table:table-cell/>
          <table:table-cell table:style-name="ce3" office:value-type="float" office:value="1619">
            <text:p>1,619</text:p>
          </table:table-cell>
          <table:table-cell table:style-name="ce6" table:formula="of:=[.E7]/[.F7]" office:value-type="float" office:value="4.90875912408759">
            <text:p>4.9</text:p>
          </table:table-cell>
          <table:table-cell table:style-name="ce3" table:formula="of:=[.C7]-[.F7]" office:value-type="float" office:value="1345">
            <text:p>1,345</text:p>
          </table:table-cell>
          <table:table-cell table:style-name="ce3" office:value-type="float" office:value="274">
            <text:p>274</text:p>
          </table:table-cell>
          <table:table-cell table:number-columns-repeated="2"/>
          <table:table-cell table:style-name="ce16" office:value-type="string">
            <text:p>Freibern &amp; Ross (1999), Sentencing Reform and Penal Change: The Victorian Experience, Table 4.5, p. 76</text:p>
          </table:table-cell>
          <table:table-cell table:number-columns-repeated="1015"/>
        </table:table-row>
        <table:table-row table:style-name="ro1">
          <table:table-cell office:value-type="float" office:value="1881">
            <text:p>1881</text:p>
          </table:table-cell>
          <table:table-cell/>
          <table:table-cell table:style-name="ce3" office:value-type="float" office:value="1598">
            <text:p>1,598</text:p>
          </table:table-cell>
          <table:table-cell table:style-name="ce6" table:formula="of:=[.E8]/[.F8]" office:value-type="float" office:value="4.25657894736842">
            <text:p>4.3</text:p>
          </table:table-cell>
          <table:table-cell table:style-name="ce3" table:formula="of:=[.C8]-[.F8]" office:value-type="float" office:value="1294">
            <text:p>1,294</text:p>
          </table:table-cell>
          <table:table-cell table:style-name="ce3" office:value-type="float" office:value="304">
            <text:p>304</text:p>
          </table:table-cell>
          <table:table-cell table:number-columns-repeated="1018"/>
        </table:table-row>
        <table:table-row table:style-name="ro1">
          <table:table-cell office:value-type="float" office:value="1890">
            <text:p>1890</text:p>
          </table:table-cell>
          <table:table-cell/>
          <table:table-cell table:style-name="ce3" office:value-type="float" office:value="1862">
            <text:p>1,862</text:p>
          </table:table-cell>
          <table:table-cell table:style-name="ce6" table:formula="of:=[.E9]/[.F9]" office:value-type="float" office:value="4.89240506329114">
            <text:p>4.9</text:p>
          </table:table-cell>
          <table:table-cell table:style-name="ce3" table:formula="of:=[.C9]-[.F9]" office:value-type="float" office:value="1546">
            <text:p>1,546</text:p>
          </table:table-cell>
          <table:table-cell table:style-name="ce3" office:value-type="float" office:value="316">
            <text:p>316</text:p>
          </table:table-cell>
          <table:table-cell table:number-columns-repeated="1018"/>
        </table:table-row>
        <table:table-row table:style-name="ro1">
          <table:table-cell office:value-type="float" office:value="1900">
            <text:p>1900</text:p>
          </table:table-cell>
          <table:table-cell/>
          <table:table-cell table:style-name="ce3" office:value-type="float" office:value="1185">
            <text:p>1,185</text:p>
          </table:table-cell>
          <table:table-cell table:style-name="ce6" table:formula="of:=[.E10]/[.F10]" office:value-type="float" office:value="4.80882352941176">
            <text:p>4.8</text:p>
          </table:table-cell>
          <table:table-cell table:style-name="ce3" table:formula="of:=[.C10]-[.F10]" office:value-type="float" office:value="981">
            <text:p>981</text:p>
          </table:table-cell>
          <table:table-cell table:style-name="ce3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office:value-type="float" office:value="1910">
            <text:p>1910</text:p>
          </table:table-cell>
          <table:table-cell/>
          <table:table-cell table:style-name="ce3" office:value-type="float" office:value="876">
            <text:p>876</text:p>
          </table:table-cell>
          <table:table-cell table:style-name="ce6" table:formula="of:=[.E11]/[.F11]" office:value-type="float" office:value="6.89189189189189">
            <text:p>6.9</text:p>
          </table:table-cell>
          <table:table-cell table:style-name="ce3" table:formula="of:=[.C11]-[.F11]" office:value-type="float" office:value="765">
            <text:p>765</text:p>
          </table:table-cell>
          <table:table-cell table:style-name="ce3" office:value-type="float" office:value="111">
            <text:p>111</text:p>
          </table:table-cell>
          <table:table-cell table:number-columns-repeated="1018"/>
        </table:table-row>
        <table:table-row table:style-name="ro1">
          <table:table-cell office:value-type="float" office:value="1920">
            <text:p>1920</text:p>
          </table:table-cell>
          <table:table-cell/>
          <table:table-cell table:style-name="ce3" office:value-type="float" office:value="756">
            <text:p>756</text:p>
          </table:table-cell>
          <table:table-cell table:style-name="ce6" table:formula="of:=[.E12]/[.F12]" office:value-type="float" office:value="14.12">
            <text:p>14.1</text:p>
          </table:table-cell>
          <table:table-cell table:style-name="ce3" table:formula="of:=[.C12]-[.F12]" office:value-type="float" office:value="706">
            <text:p>706</text:p>
          </table:table-cell>
          <table:table-cell table:style-name="ce3" office:value-type="float" office:value="50">
            <text:p>50</text:p>
          </table:table-cell>
          <table:table-cell table:number-columns-repeated="1018"/>
        </table:table-row>
        <table:table-row table:style-name="ro1">
          <table:table-cell office:value-type="float" office:value="1930">
            <text:p>1930</text:p>
          </table:table-cell>
          <table:table-cell/>
          <table:table-cell table:style-name="ce3" office:value-type="float" office:value="1301">
            <text:p>1,301</text:p>
          </table:table-cell>
          <table:table-cell table:style-name="ce6" table:formula="of:=[.E13]/[.F13]" office:value-type="float" office:value="22.2321428571429">
            <text:p>22.2</text:p>
          </table:table-cell>
          <table:table-cell table:style-name="ce3" table:formula="of:=[.C13]-[.F13]" office:value-type="float" office:value="1245">
            <text:p>1,245</text:p>
          </table:table-cell>
          <table:table-cell table:style-name="ce3" office:value-type="float" office:value="56">
            <text:p>56</text:p>
          </table:table-cell>
          <table:table-cell table:number-columns-repeated="1018"/>
        </table:table-row>
        <table:table-row table:style-name="ro1">
          <table:table-cell office:value-type="float" office:value="1940">
            <text:p>1940</text:p>
          </table:table-cell>
          <table:table-cell/>
          <table:table-cell table:style-name="ce3" office:value-type="float" office:value="1181">
            <text:p>1,181</text:p>
          </table:table-cell>
          <table:table-cell table:style-name="ce6" table:formula="of:=[.E14]/[.F14]" office:value-type="float" office:value="21.2830188679245">
            <text:p>21.3</text:p>
          </table:table-cell>
          <table:table-cell table:style-name="ce3" table:formula="of:=[.C14]-[.F14]" office:value-type="float" office:value="1128">
            <text:p>1,128</text:p>
          </table:table-cell>
          <table:table-cell table:style-name="ce3" office:value-type="float" office:value="53">
            <text:p>53</text:p>
          </table:table-cell>
          <table:table-cell table:number-columns-repeated="1018"/>
        </table:table-row>
        <table:table-row table:style-name="ro1">
          <table:table-cell office:value-type="float" office:value="1950">
            <text:p>1950</text:p>
          </table:table-cell>
          <table:table-cell/>
          <table:table-cell table:style-name="ce3" office:value-type="float" office:value="1081">
            <text:p>1,081</text:p>
          </table:table-cell>
          <table:table-cell table:style-name="ce6" table:formula="of:=[.E15]/[.F15]" office:value-type="float" office:value="19.7884615384615">
            <text:p>19.8</text:p>
          </table:table-cell>
          <table:table-cell table:style-name="ce3" table:formula="of:=[.C15]-[.F15]" office:value-type="float" office:value="1029">
            <text:p>1,029</text:p>
          </table:table-cell>
          <table:table-cell table:style-name="ce3" office:value-type="float" office:value="52">
            <text:p>52</text:p>
          </table:table-cell>
          <table:table-cell table:number-columns-repeated="1018"/>
        </table:table-row>
        <table:table-row table:style-name="ro1">
          <table:table-cell office:value-type="float" office:value="1960">
            <text:p>1960</text:p>
          </table:table-cell>
          <table:table-cell/>
          <table:table-cell table:style-name="ce3" office:value-type="float" office:value="1727">
            <text:p>1,727</text:p>
          </table:table-cell>
          <table:table-cell table:style-name="ce6" table:formula="of:=[.E16]/[.F16]" office:value-type="float" office:value="51.3333333333333">
            <text:p>51.3</text:p>
          </table:table-cell>
          <table:table-cell table:style-name="ce3" table:formula="of:=[.C16]-[.F16]" office:value-type="float" office:value="1694">
            <text:p>1,694</text:p>
          </table:table-cell>
          <table:table-cell table:style-name="ce3" office:value-type="float" office:value="33">
            <text:p>33</text:p>
          </table:table-cell>
          <table:table-cell table:number-columns-repeated="1018"/>
        </table:table-row>
        <table:table-row table:style-name="ro1">
          <table:table-cell office:value-type="float" office:value="1965">
            <text:p>1965</text:p>
          </table:table-cell>
          <table:table-cell/>
          <table:table-cell table:style-name="ce3" office:value-type="float" office:value="1949">
            <text:p>1,949</text:p>
          </table:table-cell>
          <table:table-cell table:style-name="ce6"/>
          <table:table-cell table:style-name="ce3" table:number-columns-repeated="2"/>
          <table:table-cell table:number-columns-repeated="1018"/>
        </table:table-row>
        <table:table-row table:style-name="ro1">
          <table:table-cell office:value-type="float" office:value="1968">
            <text:p>1968</text:p>
          </table:table-cell>
          <table:table-cell/>
          <table:table-cell table:style-name="ce3" office:value-type="float" office:value="2233">
            <text:p>2,233</text:p>
          </table:table-cell>
          <table:table-cell table:style-name="ce6" table:formula="of:=[.E18]/[.F18]" office:value-type="float" office:value="48.6222222222222">
            <text:p>48.6</text:p>
          </table:table-cell>
          <table:table-cell table:style-name="ce3" table:formula="of:=[.C18]-[.F18]" office:value-type="float" office:value="2188">
            <text:p>2,188</text:p>
          </table:table-cell>
          <table:table-cell table:style-name="ce3" office:value-type="float" office:value="45">
            <text:p>45</text:p>
          </table:table-cell>
          <table:table-cell table:number-columns-repeated="1018"/>
        </table:table-row>
        <table:table-row table:style-name="ro1">
          <table:table-cell office:value-type="float" office:value="1970">
            <text:p>1970</text:p>
          </table:table-cell>
          <table:table-cell/>
          <table:table-cell table:style-name="ce3" office:value-type="float" office:value="2389">
            <text:p>2,389</text:p>
          </table:table-cell>
          <table:table-cell table:style-name="ce6"/>
          <table:table-cell table:style-name="ce3" table:number-columns-repeated="2"/>
          <table:table-cell table:number-columns-repeated="1018"/>
        </table:table-row>
        <table:table-row table:style-name="ro1">
          <table:table-cell office:value-type="float" office:value="1975">
            <text:p>1975</text:p>
          </table:table-cell>
          <table:table-cell/>
          <table:table-cell table:style-name="ce3" office:value-type="float" office:value="1605">
            <text:p>1,605</text:p>
          </table:table-cell>
          <table:table-cell table:style-name="ce6"/>
          <table:table-cell table:style-name="ce3" table:number-columns-repeated="2"/>
          <table:table-cell table:number-columns-repeated="1018"/>
        </table:table-row>
        <table:table-row table:style-name="ro1">
          <table:table-cell office:value-type="string">
            <text:p>1979-80</text:p>
          </table:table-cell>
          <table:table-cell/>
          <table:table-cell table:style-name="ce3" office:value-type="float" office:value="1727">
            <text:p>1,727</text:p>
          </table:table-cell>
          <table:table-cell table:style-name="ce6"/>
          <table:table-cell table:style-name="ce3" table:number-columns-repeated="2"/>
          <table:table-cell table:number-columns-repeated="1018"/>
        </table:table-row>
        <table:table-row table:style-name="ro1">
          <table:table-cell office:value-type="float" office:value="1980">
            <text:p>1980</text:p>
          </table:table-cell>
          <table:table-cell/>
          <table:table-cell table:style-name="ce3" office:value-type="float" office:value="1761">
            <text:p>1,761</text:p>
          </table:table-cell>
          <table:table-cell table:style-name="ce6" table:formula="of:=[.E22]/[.F22]" office:value-type="float" office:value="34.22">
            <text:p>34.2</text:p>
          </table:table-cell>
          <table:table-cell table:style-name="ce3" table:formula="of:=[.C22]-[.F22]" office:value-type="float" office:value="1711">
            <text:p>1,711</text:p>
          </table:table-cell>
          <table:table-cell table:style-name="ce3" office:value-type="float" office:value="50">
            <text:p>50</text:p>
          </table:table-cell>
          <table:table-cell table:number-columns-repeated="1018"/>
        </table:table-row>
        <table:table-row table:style-name="ro1">
          <table:table-cell office:value-type="string">
            <text:p>1984-85</text:p>
          </table:table-cell>
          <table:table-cell/>
          <table:table-cell table:style-name="ce3" office:value-type="float" office:value="1821">
            <text:p>1,821</text:p>
          </table:table-cell>
          <table:table-cell table:style-name="ce6"/>
          <table:table-cell table:style-name="ce3" table:number-columns-repeated="2"/>
          <table:table-cell table:number-columns-repeated="1018"/>
        </table:table-row>
        <table:table-row table:style-name="ro1">
          <table:table-cell office:value-type="string">
            <text:p>1987-88</text:p>
          </table:table-cell>
          <table:table-cell/>
          <table:table-cell table:style-name="ce3" office:value-type="float" office:value="2017">
            <text:p>2,017</text:p>
          </table:table-cell>
          <table:table-cell table:style-name="ce6"/>
          <table:table-cell table:style-name="ce3" table:number-columns-repeated="2"/>
          <table:table-cell table:number-columns-repeated="1018"/>
        </table:table-row>
        <table:table-row table:style-name="ro1">
          <table:table-cell office:value-type="float" office:value="1990">
            <text:p>1990</text:p>
          </table:table-cell>
          <table:table-cell/>
          <table:table-cell table:style-name="ce3" office:value-type="float" office:value="2304">
            <text:p>2,304</text:p>
          </table:table-cell>
          <table:table-cell table:style-name="ce6" table:formula="of:=[.E25]/[.F25]" office:value-type="float" office:value="17.432">
            <text:p>17.4</text:p>
          </table:table-cell>
          <table:table-cell table:style-name="ce3" table:formula="of:=[.C25]-[.F25]" office:value-type="float" office:value="2179">
            <text:p>2,179</text:p>
          </table:table-cell>
          <table:table-cell table:style-name="ce3" office:value-type="float" office:value="125">
            <text:p>125</text:p>
          </table:table-cell>
          <table:table-cell table:number-columns-repeated="1018"/>
        </table:table-row>
        <table:table-row table:style-name="ro1">
          <table:table-cell office:value-type="float" office:value="1994">
            <text:p>1994</text:p>
          </table:table-cell>
          <table:table-cell/>
          <table:table-cell table:style-name="ce3" office:value-type="float" office:value="2017">
            <text:p>2,017</text:p>
          </table:table-cell>
          <table:table-cell table:style-name="ce6"/>
          <table:table-cell table:style-name="ce3" table:number-columns-repeated="2"/>
          <table:table-cell table:number-columns-repeated="1018"/>
        </table:table-row>
        <table:table-row table:style-name="ro1">
          <table:table-cell office:value-type="float" office:value="1996">
            <text:p>1996</text:p>
          </table:table-cell>
          <table:table-cell/>
          <table:table-cell table:style-name="ce3" office:value-type="float" office:value="2422">
            <text:p>2,422</text:p>
          </table:table-cell>
          <table:table-cell table:style-name="ce6" table:formula="of:=[.E27]/[.F27]" office:value-type="float" office:value="18.8524590163934">
            <text:p>18.9</text:p>
          </table:table-cell>
          <table:table-cell table:style-name="ce3" table:formula="of:=[.C27]-[.F27]" office:value-type="float" office:value="2300">
            <text:p>2,300</text:p>
          </table:table-cell>
          <table:table-cell table:style-name="ce3" office:value-type="float" office:value="122">
            <text:p>12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/>
          <table:table-cell table:style-name="ce6"/>
          <table:table-cell table:style-name="ce3" table:number-columns-repeated="2"/>
          <table:table-cell table:number-columns-repeated="1018"/>
        </table:table-row>
        <table:table-row table:style-name="ro1">
          <table:table-cell office:value-type="float" office:value="1960">
            <text:p>1960</text:p>
          </table:table-cell>
          <table:table-cell/>
          <table:table-cell table:style-name="ce3" office:value-type="float" office:value="1875">
            <text:p>1,875</text:p>
          </table:table-cell>
          <table:table-cell table:style-name="ce6"/>
          <table:table-cell table:style-name="ce3" table:number-columns-repeated="2"/>
          <table:table-cell table:number-columns-repeated="2"/>
          <table:table-cell office:value-type="string">
            <text:p>Table 4.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/>
          <table:table-cell table:style-name="ce6"/>
          <table:table-cell table:style-name="ce3" table:number-columns-repeated="2"/>
          <table:table-cell table:number-columns-repeated="101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number-style style:name="N116">
      <number:number number:decimal-places="1" number:min-integer-digits="1"/>
    </number:number-style>
    <number:percentage-style style:name="N117">
      <number:number number:decimal-places="1" number:min-integer-digits="1"/>
      <number:text>%</number:text>
    </number:percentage-style>
    <number:number-style style:name="N118P0" style:volatile="true">
      <number:number number:decimal-places="0" number:min-integer-digits="1"/>
    </number:number-style>
    <number:number-style style:name="N118P1" style:volatile="true">
      <number:text>-</number:text>
      <number:number number:decimal-places="0" number:min-integer-digits="1"/>
    </number:number-style>
    <number:number-style style:name="N118P2" style:volatile="true">
      <number:text/>
    </number:number-style>
    <number:text-style style:name="N118">
      <number:text-conten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5:12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ustralia_20_series" style:display-name="PageStyle_Australia se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ctoria_20_series" style:display-name="PageStyle_Victoria se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thly_20_1976-92" style:display-name="PageStyle_monthly 1976-9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urce_20_book_20_revised" style:display-name="PageStyle_source book revis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urce_20_book_20_prisoners" style:display-name="PageStyle_source book prison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_20_territory_20_1977-88" style:display-name="PageStyle_capital territory 1977-8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stralia_20_ABS" style:display-name="PageStyle_Australia A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ctoria_20_ABS" style:display-name="PageStyle_Victoria A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ctoria_20_alt_20_stats" style:display-name="PageStyle_Victoria alt sta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9" meta:cell-count="13703" meta:object-count="1"/>
    <meta:generator>OpenOffice/4.1.1$Win32 OpenOffice.org_project/411m6$Build-977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number:number-style style:name="N8000" number:language="en" number:country="US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graphic-properties svg:stroke-width="0.071cm"/>
      <style:text-properties fo:color="#000000" fo:font-size="16pt" fo:font-weight="bold" style:font-family-asian="Arial" style:font-size-asian="16pt" style:font-weight-asian="bold" style:font-family-complex="Arial" style:font-size-complex="16pt" style:font-weight-complex="bold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8000">
      <style:chart-properties chart:display-label="true" chart:logarithmic="false" chart:reverse-direction="false" text:line-break="false" chart:label-arrangement="side-by-side" chart:axis-position="0" chart:tick-mark-position="at-axis" style:rotation-angle="90"/>
      <style:graphic-properties svg:stroke-width="0.009cm"/>
      <style:text-properties fo:color="#000000" fo:font-size="11pt" style:font-family-asian="Arial" style:font-size-asian="11pt" style:font-family-complex="Arial" style:font-size-complex="11pt"/>
    </style:style>
    <style:style style:name="ch5" style:family="chart">
      <style:chart-properties style:rotation-angle="0"/>
      <style:graphic-properties svg:stroke-width="0.071cm"/>
      <style:text-properties fo:color="#000000" fo:font-size="12pt" fo:font-weight="bold" style:font-family-asian="Arial" style:font-size-asian="12pt" style:font-weight-asian="bold" style:font-family-complex="Arial" style:font-size-complex="12pt" style:font-weight-complex="bold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09cm"/>
      <style:text-properties fo:color="#000000" fo:font-size="12pt" style:font-family-asian="Arial" style:font-size-asian="12pt" style:font-family-complex="Arial" style:font-size-complex="12pt"/>
    </style:style>
    <style:style style:name="ch7" style:family="chart">
      <style:graphic-properties svg:stroke-width="0.009cm"/>
    </style:style>
    <style:style style:name="ch8" style:family="chart" style:data-style-name="N1">
      <style:chart-properties chart:symbol-type="none" chart:label-position="right">
        <chart:label-separator>
          <text:p>; </text:p>
        </chart:label-separator>
      </style:chart-properties>
      <style:graphic-properties svg:stroke-width="0.071cm" svg:stroke-color="#ff0000" draw:fill-color="#ff0000"/>
      <style:text-properties fo:color="#000000" fo:font-size="12pt" style:font-family-asian="Arial" style:font-size-asian="12pt" style:font-family-complex="Arial" style:font-size-complex="12pt"/>
    </style:style>
    <style:style style:name="ch9" style:family="chart">
      <style:graphic-properties draw:stroke="solid" svg:stroke-width="0.035cm" svg:stroke-color="#808080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.207cm" svg:height="11.026cm" xlink:href=".." xlink:type="simple" chart:class="chart:line" chart:style-name="ch1">
        <chart:title svg:x="2.549cm" svg:y="0.345cm" chart:style-name="ch2">
          <text:p>Sex ratio of Australian prisoners, 1860-2010</text:p>
        </chart:title>
        <chart:plot-area chart:style-name="ch3" table:cell-range-address="'Australia series'.A9:'Australia series'.A159 'Australia series'.F9:'Australia series'.F159" chart:data-source-has-labels="column" svg:x="1.588cm" svg:y="1.913cm" svg:width="14.102cm" svg:height="8.11cm">
          <chartooo:coordinate-region svg:x="2.315cm" svg:y="2.152cm" svg:width="13.15cm" svg:height="6.774cm"/>
          <chart:axis chart:dimension="x" chart:name="primary-x" chart:style-name="ch4" chartooo:axis-type="auto">
            <chartooo:date-scale/>
            <chart:title svg:x="7.85cm" svg:y="10.211cm" chart:style-name="ch5">
              <text:p>year</text:p>
            </chart:title>
            <chart:categories table:cell-range-address="'Australia series'.A9:'Australia series'.A159"/>
          </chart:axis>
          <chart:axis chart:dimension="y" chart:name="primary-y" chart:style-name="ch6">
            <chart:title svg:x="0.183cm" svg:y="3.161cm" chart:style-name="ch5">
              <text:p>males / female
 (adj. for pop. sex ratio)</text:p>
            </chart:title>
            <chart:grid chart:style-name="ch7" chart:class="major"/>
          </chart:axis>
          <chart:series chart:style-name="ch8" chart:values-cell-range-address="'Australia series'.F9:'Australia series'.F159" chart:class="chart:line">
            <chart:data-point chart:repeated="1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1860">
                <text:p>1860</text:p>
                <draw:g>
                  <svg:desc>'Australia series'.A9:'Australia series'.A159</svg:desc>
                </draw:g>
              </table:table-cell>
              <table:table-cell office:value-type="float" office:value="4.60796831246123">
                <text:p>4.60796831246123</text:p>
                <draw:g>
                  <svg:desc>'Australia series'.F9:'Australia series'.F159</svg:desc>
                </draw:g>
              </table:table-cell>
            </table:table-row>
            <table:table-row>
              <table:table-cell office:value-type="float" office:value="1861">
                <text:p>1860</text:p>
              </table:table-cell>
              <table:table-cell office:value-type="float" office:value="5.18891059082218">
                <text:p>5.18891059082218</text:p>
              </table:table-cell>
            </table:table-row>
            <table:table-row>
              <table:table-cell office:value-type="float" office:value="1862">
                <text:p>1860</text:p>
              </table:table-cell>
              <table:table-cell office:value-type="float" office:value="5.96892797883726">
                <text:p>5.96892797883726</text:p>
              </table:table-cell>
            </table:table-row>
            <table:table-row>
              <table:table-cell office:value-type="float" office:value="1863">
                <text:p>1860</text:p>
              </table:table-cell>
              <table:table-cell office:value-type="float" office:value="4.26675972059418">
                <text:p>4.26675972059418</text:p>
              </table:table-cell>
            </table:table-row>
            <table:table-row>
              <table:table-cell office:value-type="float" office:value="1864">
                <text:p>1860</text:p>
              </table:table-cell>
              <table:table-cell office:value-type="float" office:value="5.38913279219369">
                <text:p>5.38913279219369</text:p>
              </table:table-cell>
            </table:table-row>
            <table:table-row>
              <table:table-cell office:value-type="float" office:value="1865">
                <text:p>1870</text:p>
              </table:table-cell>
              <table:table-cell office:value-type="float" office:value="5.40527201091549">
                <text:p>5.40527201091549</text:p>
              </table:table-cell>
            </table:table-row>
            <table:table-row>
              <table:table-cell office:value-type="float" office:value="1866">
                <text:p>1870</text:p>
              </table:table-cell>
              <table:table-cell office:value-type="float" office:value="5.54138820658557">
                <text:p>5.54138820658557</text:p>
              </table:table-cell>
            </table:table-row>
            <table:table-row>
              <table:table-cell office:value-type="float" office:value="1867">
                <text:p>1870</text:p>
              </table:table-cell>
              <table:table-cell office:value-type="float" office:value="5.5712840872792">
                <text:p>5.5712840872792</text:p>
              </table:table-cell>
            </table:table-row>
            <table:table-row>
              <table:table-cell office:value-type="float" office:value="1868">
                <text:p>1870</text:p>
              </table:table-cell>
              <table:table-cell office:value-type="float" office:value="4.67040904413842">
                <text:p>4.67040904413842</text:p>
              </table:table-cell>
            </table:table-row>
            <table:table-row>
              <table:table-cell office:value-type="float" office:value="1869">
                <text:p>1870</text:p>
              </table:table-cell>
              <table:table-cell office:value-type="float" office:value="5.22384589781485">
                <text:p>5.22384589781485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4.79764109357996">
                <text:p>4.79764109357996</text:p>
              </table:table-cell>
            </table:table-row>
            <table:table-row>
              <table:table-cell office:value-type="float" office:value="1871">
                <text:p>1870</text:p>
              </table:table-cell>
              <table:table-cell office:value-type="float" office:value="5.02836644499445">
                <text:p>5.02836644499445</text:p>
              </table:table-cell>
            </table:table-row>
            <table:table-row>
              <table:table-cell office:value-type="float" office:value="1872">
                <text:p>1870</text:p>
              </table:table-cell>
              <table:table-cell office:value-type="float" office:value="5.09435137163523">
                <text:p>5.09435137163523</text:p>
              </table:table-cell>
            </table:table-row>
            <table:table-row>
              <table:table-cell office:value-type="float" office:value="1873">
                <text:p>1870</text:p>
              </table:table-cell>
              <table:table-cell office:value-type="float" office:value="4.10553444471054">
                <text:p>4.10553444471054</text:p>
              </table:table-cell>
            </table:table-row>
            <table:table-row>
              <table:table-cell office:value-type="float" office:value="1874">
                <text:p>1870</text:p>
              </table:table-cell>
              <table:table-cell office:value-type="float" office:value="3.93604444887519">
                <text:p>3.93604444887519</text:p>
              </table:table-cell>
            </table:table-row>
            <table:table-row>
              <table:table-cell office:value-type="float" office:value="1875">
                <text:p>1880</text:p>
              </table:table-cell>
              <table:table-cell office:value-type="float" office:value="4.05791755370894">
                <text:p>4.05791755370894</text:p>
              </table:table-cell>
            </table:table-row>
            <table:table-row>
              <table:table-cell office:value-type="float" office:value="1876">
                <text:p>1880</text:p>
              </table:table-cell>
              <table:table-cell office:value-type="float" office:value="4.16207454330146">
                <text:p>4.16207454330146</text:p>
              </table:table-cell>
            </table:table-row>
            <table:table-row>
              <table:table-cell office:value-type="float" office:value="1877">
                <text:p>1880</text:p>
              </table:table-cell>
              <table:table-cell office:value-type="float" office:value="4.13616034980133">
                <text:p>4.13616034980133</text:p>
              </table:table-cell>
            </table:table-row>
            <table:table-row>
              <table:table-cell office:value-type="float" office:value="1878">
                <text:p>1880</text:p>
              </table:table-cell>
              <table:table-cell office:value-type="float" office:value="4.2557174228252">
                <text:p>4.2557174228252</text:p>
              </table:table-cell>
            </table:table-row>
            <table:table-row>
              <table:table-cell office:value-type="float" office:value="1879">
                <text:p>1880</text:p>
              </table:table-cell>
              <table:table-cell office:value-type="float" office:value="4.24828667243466">
                <text:p>4.24828667243466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4.16517267048119">
                <text:p>4.16517267048119</text:p>
              </table:table-cell>
            </table:table-row>
            <table:table-row>
              <table:table-cell office:value-type="float" office:value="1881">
                <text:p>1880</text:p>
              </table:table-cell>
              <table:table-cell office:value-type="float" office:value="4.54522850947042">
                <text:p>4.54522850947042</text:p>
              </table:table-cell>
            </table:table-row>
            <table:table-row>
              <table:table-cell office:value-type="float" office:value="1882">
                <text:p>1880</text:p>
              </table:table-cell>
              <table:table-cell office:value-type="float" office:value="4.50278479622307">
                <text:p>4.50278479622307</text:p>
              </table:table-cell>
            </table:table-row>
            <table:table-row>
              <table:table-cell office:value-type="float" office:value="1883">
                <text:p>1880</text:p>
              </table:table-cell>
              <table:table-cell office:value-type="float" office:value="4.10644908307267">
                <text:p>4.10644908307267</text:p>
              </table:table-cell>
            </table:table-row>
            <table:table-row>
              <table:table-cell office:value-type="float" office:value="1884">
                <text:p>1880</text:p>
              </table:table-cell>
              <table:table-cell office:value-type="float" office:value="4.32830986653635">
                <text:p>4.32830986653635</text:p>
              </table:table-cell>
            </table:table-row>
            <table:table-row>
              <table:table-cell office:value-type="float" office:value="1885">
                <text:p>1890</text:p>
              </table:table-cell>
              <table:table-cell office:value-type="float" office:value="4.61807255011848">
                <text:p>4.61807255011848</text:p>
              </table:table-cell>
            </table:table-row>
            <table:table-row>
              <table:table-cell office:value-type="float" office:value="1886">
                <text:p>1890</text:p>
              </table:table-cell>
              <table:table-cell office:value-type="float" office:value="4.32215136695951">
                <text:p>4.32215136695951</text:p>
              </table:table-cell>
            </table:table-row>
            <table:table-row>
              <table:table-cell office:value-type="float" office:value="1887">
                <text:p>1890</text:p>
              </table:table-cell>
              <table:table-cell office:value-type="float" office:value="4.60222989281824">
                <text:p>4.60222989281824</text:p>
              </table:table-cell>
            </table:table-row>
            <table:table-row>
              <table:table-cell office:value-type="float" office:value="1888">
                <text:p>1890</text:p>
              </table:table-cell>
              <table:table-cell office:value-type="float" office:value="4.86558096224293">
                <text:p>4.86558096224293</text:p>
              </table:table-cell>
            </table:table-row>
            <table:table-row>
              <table:table-cell office:value-type="float" office:value="1889">
                <text:p>1890</text:p>
              </table:table-cell>
              <table:table-cell office:value-type="float" office:value="4.97919759180761">
                <text:p>4.97919759180761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5.55845150203838">
                <text:p>5.55845150203838</text:p>
              </table:table-cell>
            </table:table-row>
            <table:table-row>
              <table:table-cell office:value-type="float" office:value="1891">
                <text:p>1890</text:p>
              </table:table-cell>
              <table:table-cell office:value-type="float" office:value="5.53926803327044">
                <text:p>5.53926803327044</text:p>
              </table:table-cell>
            </table:table-row>
            <table:table-row>
              <table:table-cell office:value-type="float" office:value="1892">
                <text:p>1890</text:p>
              </table:table-cell>
              <table:table-cell office:value-type="float" office:value="6.16673389088942">
                <text:p>6.16673389088942</text:p>
              </table:table-cell>
            </table:table-row>
            <table:table-row>
              <table:table-cell office:value-type="float" office:value="1893">
                <text:p>1890</text:p>
              </table:table-cell>
              <table:table-cell office:value-type="float" office:value="6.82085041995859">
                <text:p>6.82085041995859</text:p>
              </table:table-cell>
            </table:table-row>
            <table:table-row>
              <table:table-cell office:value-type="float" office:value="1894">
                <text:p>1890</text:p>
              </table:table-cell>
              <table:table-cell office:value-type="float" office:value="6.09740488860681">
                <text:p>6.09740488860681</text:p>
              </table:table-cell>
            </table:table-row>
            <table:table-row>
              <table:table-cell office:value-type="float" office:value="1895">
                <text:p>1900</text:p>
              </table:table-cell>
              <table:table-cell office:value-type="float" office:value="7.86384658558772">
                <text:p>7.86384658558772</text:p>
              </table:table-cell>
            </table:table-row>
            <table:table-row>
              <table:table-cell office:value-type="float" office:value="1896">
                <text:p>1900</text:p>
              </table:table-cell>
              <table:table-cell office:value-type="float" office:value="8.11111851726393">
                <text:p>8.11111851726393</text:p>
              </table:table-cell>
            </table:table-row>
            <table:table-row>
              <table:table-cell office:value-type="float" office:value="1897">
                <text:p>1900</text:p>
              </table:table-cell>
              <table:table-cell office:value-type="float" office:value="7.98608989429395">
                <text:p>7.98608989429395</text:p>
              </table:table-cell>
            </table:table-row>
            <table:table-row>
              <table:table-cell office:value-type="float" office:value="1898">
                <text:p>1900</text:p>
              </table:table-cell>
              <table:table-cell office:value-type="float" office:value="7.75078156367126">
                <text:p>7.75078156367126</text:p>
              </table:table-cell>
            </table:table-row>
            <table:table-row>
              <table:table-cell office:value-type="float" office:value="1899">
                <text:p>1900</text:p>
              </table:table-cell>
              <table:table-cell office:value-type="float" office:value="7.80555450630701">
                <text:p>7.80555450630701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8.13916687137997">
                <text:p>8.13916687137997</text:p>
              </table:table-cell>
            </table:table-row>
            <table:table-row>
              <table:table-cell office:value-type="float" office:value="1901">
                <text:p>1900</text:p>
              </table:table-cell>
              <table:table-cell office:value-type="float" office:value="7.3901632869266">
                <text:p>7.3901632869266</text:p>
              </table:table-cell>
            </table:table-row>
            <table:table-row>
              <table:table-cell office:value-type="float" office:value="1902">
                <text:p>1900</text:p>
              </table:table-cell>
              <table:table-cell office:value-type="float" office:value="7.64564572449638">
                <text:p>7.64564572449638</text:p>
              </table:table-cell>
            </table:table-row>
            <table:table-row>
              <table:table-cell office:value-type="float" office:value="1903">
                <text:p>1900</text:p>
              </table:table-cell>
              <table:table-cell office:value-type="float" office:value="8.58379416875458">
                <text:p>8.58379416875458</text:p>
              </table:table-cell>
            </table:table-row>
            <table:table-row>
              <table:table-cell office:value-type="float" office:value="1904">
                <text:p>1900</text:p>
              </table:table-cell>
              <table:table-cell office:value-type="float" office:value="9.10782627611343">
                <text:p>9.10782627611343</text:p>
              </table:table-cell>
            </table:table-row>
            <table:table-row>
              <table:table-cell office:value-type="float" office:value="1905">
                <text:p>1910</text:p>
              </table:table-cell>
              <table:table-cell office:value-type="float" office:value="9.90676768927623">
                <text:p>9.90676768927623</text:p>
              </table:table-cell>
            </table:table-row>
            <table:table-row>
              <table:table-cell office:value-type="float" office:value="1906">
                <text:p>1910</text:p>
              </table:table-cell>
              <table:table-cell office:value-type="float" office:value="10.4808890284228">
                <text:p>10.4808890284228</text:p>
              </table:table-cell>
            </table:table-row>
            <table:table-row>
              <table:table-cell office:value-type="float" office:value="1907">
                <text:p>1910</text:p>
              </table:table-cell>
              <table:table-cell office:value-type="float" office:value="10.7976750262768">
                <text:p>10.7976750262768</text:p>
              </table:table-cell>
            </table:table-row>
            <table:table-row>
              <table:table-cell office:value-type="float" office:value="1908">
                <text:p>1910</text:p>
              </table:table-cell>
              <table:table-cell office:value-type="float" office:value="10.299484875281">
                <text:p>10.299484875281</text:p>
              </table:table-cell>
            </table:table-row>
            <table:table-row>
              <table:table-cell office:value-type="float" office:value="1909">
                <text:p>1910</text:p>
              </table:table-cell>
              <table:table-cell office:value-type="float" office:value="9.30772961842935">
                <text:p>9.30772961842935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9.04350667088993">
                <text:p>9.04350667088993</text:p>
              </table:table-cell>
            </table:table-row>
            <table:table-row>
              <table:table-cell office:value-type="float" office:value="1911">
                <text:p>1910</text:p>
              </table:table-cell>
              <table:table-cell office:value-type="float" office:value="9.03919511695003">
                <text:p>9.03919511695003</text:p>
              </table:table-cell>
            </table:table-row>
            <table:table-row>
              <table:table-cell office:value-type="float" office:value="1912">
                <text:p>1910</text:p>
              </table:table-cell>
              <table:table-cell office:value-type="float" office:value="8.31116117609114">
                <text:p>8.31116117609114</text:p>
              </table:table-cell>
            </table:table-row>
            <table:table-row>
              <table:table-cell office:value-type="float" office:value="1913">
                <text:p>1910</text:p>
              </table:table-cell>
              <table:table-cell office:value-type="float" office:value="8.36352082947196">
                <text:p>8.36352082947196</text:p>
              </table:table-cell>
            </table:table-row>
            <table:table-row>
              <table:table-cell office:value-type="float" office:value="1914">
                <text:p>1910</text:p>
              </table:table-cell>
              <table:table-cell office:value-type="float" office:value="9.38929919624494">
                <text:p>9.38929919624494</text:p>
              </table:table-cell>
            </table:table-row>
            <table:table-row>
              <table:table-cell office:value-type="float" office:value="1915">
                <text:p>1920</text:p>
              </table:table-cell>
              <table:table-cell office:value-type="float" office:value="9.42871313274062">
                <text:p>9.42871313274062</text:p>
              </table:table-cell>
            </table:table-row>
            <table:table-row>
              <table:table-cell office:value-type="float" office:value="1916">
                <text:p>1920</text:p>
              </table:table-cell>
              <table:table-cell office:value-type="float" office:value="8.09006134602552">
                <text:p>8.09006134602552</text:p>
              </table:table-cell>
            </table:table-row>
            <table:table-row>
              <table:table-cell office:value-type="float" office:value="1917">
                <text:p>1920</text:p>
              </table:table-cell>
              <table:table-cell office:value-type="float" office:value="8.42762750061642">
                <text:p>8.42762750061642</text:p>
              </table:table-cell>
            </table:table-row>
            <table:table-row>
              <table:table-cell office:value-type="float" office:value="1918">
                <text:p>1920</text:p>
              </table:table-cell>
              <table:table-cell office:value-type="float" office:value="8.69654643248795">
                <text:p>8.69654643248795</text:p>
              </table:table-cell>
            </table:table-row>
            <table:table-row>
              <table:table-cell office:value-type="float" office:value="1919">
                <text:p>1920</text:p>
              </table:table-cell>
              <table:table-cell office:value-type="float" office:value="11.3201053002952">
                <text:p>11.3201053002952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4.4589484869518">
                <text:p>14.4589484869518</text:p>
              </table:table-cell>
            </table:table-row>
            <table:table-row>
              <table:table-cell office:value-type="float" office:value="1921">
                <text:p>1920</text:p>
              </table:table-cell>
              <table:table-cell office:value-type="float" office:value="14.0226554549092">
                <text:p>14.0226554549092</text:p>
              </table:table-cell>
            </table:table-row>
            <table:table-row>
              <table:table-cell office:value-type="float" office:value="1922">
                <text:p>1920</text:p>
              </table:table-cell>
              <table:table-cell office:value-type="float" office:value="16.0527975033344">
                <text:p>16.0527975033344</text:p>
              </table:table-cell>
            </table:table-row>
            <table:table-row>
              <table:table-cell office:value-type="float" office:value="1923">
                <text:p>1920</text:p>
              </table:table-cell>
              <table:table-cell office:value-type="float" office:value="15.9552227590599">
                <text:p>15.9552227590599</text:p>
              </table:table-cell>
            </table:table-row>
            <table:table-row>
              <table:table-cell office:value-type="float" office:value="1924">
                <text:p>1920</text:p>
              </table:table-cell>
              <table:table-cell office:value-type="float" office:value="18.2213326951549">
                <text:p>18.2213326951549</text:p>
              </table:table-cell>
            </table:table-row>
            <table:table-row>
              <table:table-cell office:value-type="float" office:value="1925">
                <text:p>1930</text:p>
              </table:table-cell>
              <table:table-cell office:value-type="float" office:value="21.6996008096777">
                <text:p>21.6996008096777</text:p>
              </table:table-cell>
            </table:table-row>
            <table:table-row>
              <table:table-cell office:value-type="float" office:value="1926">
                <text:p>1930</text:p>
              </table:table-cell>
              <table:table-cell office:value-type="float" office:value="22.3754595270183">
                <text:p>22.3754595270183</text:p>
              </table:table-cell>
            </table:table-row>
            <table:table-row>
              <table:table-cell office:value-type="float" office:value="1927">
                <text:p>1930</text:p>
              </table:table-cell>
              <table:table-cell office:value-type="float" office:value="21.0945955828226">
                <text:p>21.0945955828226</text:p>
              </table:table-cell>
            </table:table-row>
            <table:table-row>
              <table:table-cell office:value-type="float" office:value="1928">
                <text:p>1930</text:p>
              </table:table-cell>
              <table:table-cell office:value-type="float" office:value="27.3203555867">
                <text:p>27.3203555867</text:p>
              </table:table-cell>
            </table:table-row>
            <table:table-row>
              <table:table-cell office:value-type="float" office:value="1929">
                <text:p>1930</text:p>
              </table:table-cell>
              <table:table-cell office:value-type="float" office:value="22.6027705805438">
                <text:p>22.6027705805438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23.8057029953684">
                <text:p>23.8057029953684</text:p>
              </table:table-cell>
            </table:table-row>
            <table:table-row>
              <table:table-cell office:value-type="float" office:value="1931">
                <text:p>1930</text:p>
              </table:table-cell>
              <table:table-cell office:value-type="float" office:value="25.3606415024981">
                <text:p>25.3606415024981</text:p>
              </table:table-cell>
            </table:table-row>
            <table:table-row>
              <table:table-cell office:value-type="float" office:value="1932">
                <text:p>1930</text:p>
              </table:table-cell>
              <table:table-cell office:value-type="float" office:value="29.0620842776455">
                <text:p>29.0620842776455</text:p>
              </table:table-cell>
            </table:table-row>
            <table:table-row>
              <table:table-cell office:value-type="float" office:value="1933">
                <text:p>1930</text:p>
              </table:table-cell>
              <table:table-cell office:value-type="float" office:value="27.2378587850999">
                <text:p>27.2378587850999</text:p>
              </table:table-cell>
            </table:table-row>
            <table:table-row>
              <table:table-cell office:value-type="float" office:value="1934">
                <text:p>1930</text:p>
              </table:table-cell>
              <table:table-cell office:value-type="float" office:value="25.1753950123965">
                <text:p>25.1753950123965</text:p>
              </table:table-cell>
            </table:table-row>
            <table:table-row>
              <table:table-cell office:value-type="float" office:value="1935">
                <text:p>1940</text:p>
              </table:table-cell>
              <table:table-cell office:value-type="float" office:value="30.410264456173">
                <text:p>30.410264456173</text:p>
              </table:table-cell>
            </table:table-row>
            <table:table-row>
              <table:table-cell office:value-type="float" office:value="1936">
                <text:p>1940</text:p>
              </table:table-cell>
              <table:table-cell office:value-type="float" office:value="31.4800311224188">
                <text:p>31.4800311224188</text:p>
              </table:table-cell>
            </table:table-row>
            <table:table-row>
              <table:table-cell office:value-type="float" office:value="1937">
                <text:p>1940</text:p>
              </table:table-cell>
              <table:table-cell office:value-type="float" office:value="28.6637040888301">
                <text:p>28.6637040888301</text:p>
              </table:table-cell>
            </table:table-row>
            <table:table-row>
              <table:table-cell office:value-type="float" office:value="1938">
                <text:p>1940</text:p>
              </table:table-cell>
              <table:table-cell office:value-type="float" office:value="30.9518438785592">
                <text:p>30.9518438785592</text:p>
              </table:table-cell>
            </table:table-row>
            <table:table-row>
              <table:table-cell office:value-type="float" office:value="1939">
                <text:p>1940</text:p>
              </table:table-cell>
              <table:table-cell office:value-type="float" office:value="32.7431979929433">
                <text:p>32.7431979929433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28.2575215516477">
                <text:p>28.2575215516477</text:p>
              </table:table-cell>
            </table:table-row>
            <table:table-row>
              <table:table-cell office:value-type="float" office:value="1941">
                <text:p>1940</text:p>
              </table:table-cell>
              <table:table-cell office:value-type="float" office:value="23.5053147918482">
                <text:p>23.5053147918482</text:p>
              </table:table-cell>
            </table:table-row>
            <table:table-row>
              <table:table-cell office:value-type="float" office:value="1942">
                <text:p>1940</text:p>
              </table:table-cell>
              <table:table-cell office:value-type="float" office:value="17.6017803220437">
                <text:p>17.6017803220437</text:p>
              </table:table-cell>
            </table:table-row>
            <table:table-row>
              <table:table-cell office:value-type="float" office:value="1943">
                <text:p>1940</text:p>
              </table:table-cell>
              <table:table-cell office:value-type="float" office:value="13.2734980371627">
                <text:p>13.2734980371627</text:p>
              </table:table-cell>
            </table:table-row>
            <table:table-row>
              <table:table-cell office:value-type="float" office:value="1944">
                <text:p>1940</text:p>
              </table:table-cell>
              <table:table-cell office:value-type="float" office:value="17.9008237669802">
                <text:p>17.9008237669802</text:p>
              </table:table-cell>
            </table:table-row>
            <table:table-row>
              <table:table-cell office:value-type="float" office:value="1945">
                <text:p>1950</text:p>
              </table:table-cell>
              <table:table-cell office:value-type="float" office:value="19.5833544675966">
                <text:p>19.5833544675966</text:p>
              </table:table-cell>
            </table:table-row>
            <table:table-row>
              <table:table-cell office:value-type="float" office:value="1946">
                <text:p>1950</text:p>
              </table:table-cell>
              <table:table-cell office:value-type="float" office:value="22.1581008989392">
                <text:p>22.1581008989392</text:p>
              </table:table-cell>
            </table:table-row>
            <table:table-row>
              <table:table-cell office:value-type="float" office:value="1947">
                <text:p>1950</text:p>
              </table:table-cell>
              <table:table-cell office:value-type="float" office:value="22.686046034256">
                <text:p>22.686046034256</text:p>
              </table:table-cell>
            </table:table-row>
            <table:table-row>
              <table:table-cell office:value-type="float" office:value="1948">
                <text:p>1950</text:p>
              </table:table-cell>
              <table:table-cell office:value-type="float" office:value="23.6262162252098">
                <text:p>23.6262162252098</text:p>
              </table:table-cell>
            </table:table-row>
            <table:table-row>
              <table:table-cell office:value-type="float" office:value="1949">
                <text:p>1950</text:p>
              </table:table-cell>
              <table:table-cell office:value-type="float" office:value="23.7180761346298">
                <text:p>23.7180761346298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22.9472356960056">
                <text:p>22.9472356960056</text:p>
              </table:table-cell>
            </table:table-row>
            <table:table-row>
              <table:table-cell office:value-type="float" office:value="1951">
                <text:p>1950</text:p>
              </table:table-cell>
              <table:table-cell office:value-type="float" office:value="24.1361018309499">
                <text:p>24.1361018309499</text:p>
              </table:table-cell>
            </table:table-row>
            <table:table-row>
              <table:table-cell office:value-type="float" office:value="1952">
                <text:p>1950</text:p>
              </table:table-cell>
              <table:table-cell office:value-type="float" office:value="25.8311528843304">
                <text:p>25.8311528843304</text:p>
              </table:table-cell>
            </table:table-row>
            <table:table-row>
              <table:table-cell office:value-type="float" office:value="1953">
                <text:p>1950</text:p>
              </table:table-cell>
              <table:table-cell office:value-type="float" office:value="26.5685767008549">
                <text:p>26.5685767008549</text:p>
              </table:table-cell>
            </table:table-row>
            <table:table-row>
              <table:table-cell office:value-type="float" office:value="1954">
                <text:p>1950</text:p>
              </table:table-cell>
              <table:table-cell office:value-type="float" office:value="27.9855588888725">
                <text:p>27.9855588888725</text:p>
              </table:table-cell>
            </table:table-row>
            <table:table-row>
              <table:table-cell office:value-type="float" office:value="1955">
                <text:p>1960</text:p>
              </table:table-cell>
              <table:table-cell office:value-type="float" office:value="28.5105821433916">
                <text:p>28.5105821433916</text:p>
              </table:table-cell>
            </table:table-row>
            <table:table-row>
              <table:table-cell office:value-type="float" office:value="1956">
                <text:p>1960</text:p>
              </table:table-cell>
              <table:table-cell office:value-type="float" office:value="28.7017265558266">
                <text:p>28.7017265558266</text:p>
              </table:table-cell>
            </table:table-row>
            <table:table-row>
              <table:table-cell office:value-type="float" office:value="1957">
                <text:p>1960</text:p>
              </table:table-cell>
              <table:table-cell office:value-type="float" office:value="31.0054175262467">
                <text:p>31.0054175262467</text:p>
              </table:table-cell>
            </table:table-row>
            <table:table-row>
              <table:table-cell office:value-type="float" office:value="1958">
                <text:p>1960</text:p>
              </table:table-cell>
              <table:table-cell office:value-type="float" office:value="32.1241425569078">
                <text:p>32.1241425569078</text:p>
              </table:table-cell>
            </table:table-row>
            <table:table-row>
              <table:table-cell office:value-type="float" office:value="1959">
                <text:p>1960</text:p>
              </table:table-cell>
              <table:table-cell office:value-type="float" office:value="33.9288681735585">
                <text:p>33.9288681735585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35.1493943234995">
                <text:p>35.1493943234995</text:p>
              </table:table-cell>
            </table:table-row>
            <table:table-row>
              <table:table-cell office:value-type="float" office:value="1961">
                <text:p>1960</text:p>
              </table:table-cell>
              <table:table-cell office:value-type="float" office:value="35.4497349150904">
                <text:p>35.4497349150904</text:p>
              </table:table-cell>
            </table:table-row>
            <table:table-row>
              <table:table-cell office:value-type="float" office:value="1962">
                <text:p>1960</text:p>
              </table:table-cell>
              <table:table-cell office:value-type="float" office:value="40.3573496797291">
                <text:p>40.3573496797291</text:p>
              </table:table-cell>
            </table:table-row>
            <table:table-row>
              <table:table-cell office:value-type="float" office:value="1963">
                <text:p>1960</text:p>
              </table:table-cell>
              <table:table-cell office:value-type="float" office:value="39.2159639317187">
                <text:p>39.2159639317187</text:p>
              </table:table-cell>
            </table:table-row>
            <table:table-row>
              <table:table-cell office:value-type="float" office:value="1964">
                <text:p>1960</text:p>
              </table:table-cell>
              <table:table-cell office:value-type="float" office:value="36.0999894924933">
                <text:p>36.0999894924933</text:p>
              </table:table-cell>
            </table:table-row>
            <table:table-row>
              <table:table-cell office:value-type="float" office:value="1965">
                <text:p>1970</text:p>
              </table:table-cell>
              <table:table-cell office:value-type="float" office:value="34.9850269329544">
                <text:p>34.9850269329544</text:p>
              </table:table-cell>
            </table:table-row>
            <table:table-row>
              <table:table-cell office:value-type="float" office:value="1966">
                <text:p>1970</text:p>
              </table:table-cell>
              <table:table-cell office:value-type="float" office:value="35.4073703091348">
                <text:p>35.4073703091348</text:p>
              </table:table-cell>
            </table:table-row>
            <table:table-row>
              <table:table-cell office:value-type="float" office:value="1967">
                <text:p>1970</text:p>
              </table:table-cell>
              <table:table-cell office:value-type="float" office:value="33.4459660416054">
                <text:p>33.4459660416054</text:p>
              </table:table-cell>
            </table:table-row>
            <table:table-row>
              <table:table-cell office:value-type="float" office:value="1968">
                <text:p>1970</text:p>
              </table:table-cell>
              <table:table-cell office:value-type="float" office:value="35.9296708609099">
                <text:p>35.9296708609099</text:p>
              </table:table-cell>
            </table:table-row>
            <table:table-row>
              <table:table-cell office:value-type="float" office:value="1969">
                <text:p>1970</text:p>
              </table:table-cell>
              <table:table-cell office:value-type="float" office:value="35.3139897178967">
                <text:p>35.3139897178967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34.5016805682687">
                <text:p>34.5016805682687</text:p>
              </table:table-cell>
            </table:table-row>
            <table:table-row>
              <table:table-cell office:value-type="float" office:value="1971">
                <text:p>1970</text:p>
              </table:table-cell>
              <table:table-cell office:value-type="float" office:value="36.2994677556559">
                <text:p>36.2994677556559</text:p>
              </table:table-cell>
            </table:table-row>
            <table:table-row>
              <table:table-cell office:value-type="float" office:value="1972">
                <text:p>1970</text:p>
              </table:table-cell>
              <table:table-cell office:value-type="float" office:value="37.6498259492473">
                <text:p>37.6498259492473</text:p>
              </table:table-cell>
            </table:table-row>
            <table:table-row>
              <table:table-cell office:value-type="float" office:value="1973">
                <text:p>1970</text:p>
              </table:table-cell>
              <table:table-cell office:value-type="float" office:value="39.174817322057">
                <text:p>39.174817322057</text:p>
              </table:table-cell>
            </table:table-row>
            <table:table-row>
              <table:table-cell office:value-type="float" office:value="1974">
                <text:p>1970</text:p>
              </table:table-cell>
              <table:table-cell office:value-type="float" office:value="42.0849878452728">
                <text:p>42.0849878452728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47.2128775223173">
                <text:p>47.2128775223173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37.7221350353984">
                <text:p>37.7221350353984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39.7533253664161">
                <text:p>39.7533253664161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30.5790897186073">
                <text:p>30.5790897186073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28.7222063360785">
                <text:p>28.7222063360785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29.4112700123429">
                <text:p>29.4112700123429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29.2744176734519">
                <text:p>29.2744176734519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26.5270951941978">
                <text:p>26.5270951941978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24.8545607629941">
                <text:p>24.8545607629941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24.0060414503781">
                <text:p>24.0060414503781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20.3576779302794">
                <text:p>20.3576779302794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20.2055070331433">
                <text:p>20.2055070331433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20.7626029542987">
                <text:p>20.7626029542987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18.780718788254">
                <text:p>18.780718788254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18.3519252453015">
                <text:p>18.3519252453015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17.8356481320412">
                <text:p>17.8356481320412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19.6715639362145">
                <text:p>19.6715639362145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19.5585709669546">
                <text:p>19.5585709669546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20.0051074578966">
                <text:p>20.0051074578966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19.5861560179033">
                <text:p>19.5861560179033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20.0318039902208">
                <text:p>20.0318039902208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18.0736425232869">
                <text:p>18.0736425232869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16.756089368453">
                <text:p>16.756089368453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16.7730940697783">
                <text:p>16.7730940697783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15.0931288652729">
                <text:p>15.093128865272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4.8514280535465">
                <text:p>14.8514280535465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14.1385897151611">
                <text:p>14.1385897151611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14.3699738971243">
                <text:p>14.3699738971243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13.9023827275447">
                <text:p>13.9023827275447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13.6460336781484">
                <text:p>13.6460336781484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13.8049698114332">
                <text:p>13.8049698114332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13.281373368819">
                <text:p>13.281373368819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12.8633793489664">
                <text:p>12.8633793489664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13.2287156938491">
                <text:p>13.2287156938491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12.905963795071">
                <text:p>12.90596379507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2.4403268026638">
                <text:p>12.44032680266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